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.289cm" svg:height="20.373cm" svg:x="6.883cm" svg:y="0.106cm">
            <draw:object draw:notify-on-update-of-ranges="Sheet1.A1:Sheet1.A1 Sheet1.A2:Sheet1.A1998 Sheet1.B1:Sheet1.B1 Sheet1.B2:Sheet1.B1998 Sheet1.A1:Sheet1.A1 Sheet1.A2:Sheet1.A1998 Sheet1.C1:Sheet1.C1 Sheet1.C2:Sheet1.C19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table:number-columns-repeated="1021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2*[.A2]/9-4/3" office:value-type="float" office:value="-3.55555555555556" calcext:value-type="float">
            <text:p>-3,55555555555556</text:p>
          </table:table-cell>
          <table:table-cell table:formula="of:=-7*[.A2]/9-1/3" office:value-type="float" office:value="7.44444444444444" calcext:value-type="float">
            <text:p>7,44444444444444</text:p>
          </table:table-cell>
          <table:table-cell table:number-columns-repeated="1021"/>
        </table:table-row>
        <table:table-row table:style-name="ro1">
          <table:table-cell table:formula="of:=[.A2]+0.01" office:value-type="float" office:value="-9.99" calcext:value-type="float">
            <text:p>-9,99</text:p>
          </table:table-cell>
          <table:table-cell table:formula="of:=2*[.A3]/9-4/3" office:value-type="float" office:value="-3.55333333333333" calcext:value-type="float">
            <text:p>-3,55333333333333</text:p>
          </table:table-cell>
          <table:table-cell table:formula="of:=-7*[.A3]/9-1/3" office:value-type="float" office:value="7.43666666666667" calcext:value-type="float">
            <text:p>7,43666666666667</text:p>
          </table:table-cell>
          <table:table-cell table:number-columns-repeated="1021"/>
        </table:table-row>
        <table:table-row table:style-name="ro1">
          <table:table-cell table:formula="of:=[.A3]+0.01" office:value-type="float" office:value="-9.98" calcext:value-type="float">
            <text:p>-9,98</text:p>
          </table:table-cell>
          <table:table-cell table:formula="of:=2*[.A4]/9-4/3" office:value-type="float" office:value="-3.55111111111111" calcext:value-type="float">
            <text:p>-3,55111111111111</text:p>
          </table:table-cell>
          <table:table-cell table:formula="of:=-7*[.A4]/9-1/3" office:value-type="float" office:value="7.42888888888889" calcext:value-type="float">
            <text:p>7,42888888888889</text:p>
          </table:table-cell>
          <table:table-cell table:number-columns-repeated="1021"/>
        </table:table-row>
        <table:table-row table:style-name="ro1">
          <table:table-cell table:formula="of:=[.A4]+0.01" office:value-type="float" office:value="-9.97" calcext:value-type="float">
            <text:p>-9,97</text:p>
          </table:table-cell>
          <table:table-cell table:formula="of:=2*[.A5]/9-4/3" office:value-type="float" office:value="-3.54888888888889" calcext:value-type="float">
            <text:p>-3,54888888888889</text:p>
          </table:table-cell>
          <table:table-cell table:formula="of:=-7*[.A5]/9-1/3" office:value-type="float" office:value="7.42111111111111" calcext:value-type="float">
            <text:p>7,42111111111111</text:p>
          </table:table-cell>
          <table:table-cell table:number-columns-repeated="1021"/>
        </table:table-row>
        <table:table-row table:style-name="ro1">
          <table:table-cell table:formula="of:=[.A5]+0.01" office:value-type="float" office:value="-9.96" calcext:value-type="float">
            <text:p>-9,96</text:p>
          </table:table-cell>
          <table:table-cell table:formula="of:=2*[.A6]/9-4/3" office:value-type="float" office:value="-3.54666666666667" calcext:value-type="float">
            <text:p>-3,54666666666667</text:p>
          </table:table-cell>
          <table:table-cell table:formula="of:=-7*[.A6]/9-1/3" office:value-type="float" office:value="7.41333333333333" calcext:value-type="float">
            <text:p>7,41333333333333</text:p>
          </table:table-cell>
          <table:table-cell table:number-columns-repeated="1021"/>
        </table:table-row>
        <table:table-row table:style-name="ro1">
          <table:table-cell table:formula="of:=[.A6]+0.01" office:value-type="float" office:value="-9.95" calcext:value-type="float">
            <text:p>-9,95</text:p>
          </table:table-cell>
          <table:table-cell table:formula="of:=2*[.A7]/9-4/3" office:value-type="float" office:value="-3.54444444444444" calcext:value-type="float">
            <text:p>-3,54444444444444</text:p>
          </table:table-cell>
          <table:table-cell table:formula="of:=-7*[.A7]/9-1/3" office:value-type="float" office:value="7.40555555555556" calcext:value-type="float">
            <text:p>7,40555555555556</text:p>
          </table:table-cell>
          <table:table-cell table:number-columns-repeated="1021"/>
        </table:table-row>
        <table:table-row table:style-name="ro1">
          <table:table-cell table:formula="of:=[.A7]+0.01" office:value-type="float" office:value="-9.94" calcext:value-type="float">
            <text:p>-9,94</text:p>
          </table:table-cell>
          <table:table-cell table:formula="of:=2*[.A8]/9-4/3" office:value-type="float" office:value="-3.54222222222222" calcext:value-type="float">
            <text:p>-3,54222222222222</text:p>
          </table:table-cell>
          <table:table-cell table:formula="of:=-7*[.A8]/9-1/3" office:value-type="float" office:value="7.39777777777778" calcext:value-type="float">
            <text:p>7,39777777777778</text:p>
          </table:table-cell>
          <table:table-cell table:number-columns-repeated="1021"/>
        </table:table-row>
        <table:table-row table:style-name="ro1">
          <table:table-cell table:formula="of:=[.A8]+0.01" office:value-type="float" office:value="-9.93" calcext:value-type="float">
            <text:p>-9,93</text:p>
          </table:table-cell>
          <table:table-cell table:formula="of:=2*[.A9]/9-4/3" office:value-type="float" office:value="-3.54" calcext:value-type="float">
            <text:p>-3,54</text:p>
          </table:table-cell>
          <table:table-cell table:formula="of:=-7*[.A9]/9-1/3" office:value-type="float" office:value="7.39" calcext:value-type="float">
            <text:p>7,39</text:p>
          </table:table-cell>
          <table:table-cell table:number-columns-repeated="1021"/>
        </table:table-row>
        <table:table-row table:style-name="ro1">
          <table:table-cell table:formula="of:=[.A9]+0.01" office:value-type="float" office:value="-9.92" calcext:value-type="float">
            <text:p>-9,92</text:p>
          </table:table-cell>
          <table:table-cell table:formula="of:=2*[.A10]/9-4/3" office:value-type="float" office:value="-3.53777777777778" calcext:value-type="float">
            <text:p>-3,53777777777778</text:p>
          </table:table-cell>
          <table:table-cell table:formula="of:=-7*[.A10]/9-1/3" office:value-type="float" office:value="7.38222222222222" calcext:value-type="float">
            <text:p>7,38222222222222</text:p>
          </table:table-cell>
          <table:table-cell table:number-columns-repeated="1021"/>
        </table:table-row>
        <table:table-row table:style-name="ro1">
          <table:table-cell table:formula="of:=[.A10]+0.01" office:value-type="float" office:value="-9.91" calcext:value-type="float">
            <text:p>-9,91</text:p>
          </table:table-cell>
          <table:table-cell table:formula="of:=2*[.A11]/9-4/3" office:value-type="float" office:value="-3.53555555555556" calcext:value-type="float">
            <text:p>-3,53555555555556</text:p>
          </table:table-cell>
          <table:table-cell table:formula="of:=-7*[.A11]/9-1/3" office:value-type="float" office:value="7.37444444444445" calcext:value-type="float">
            <text:p>7,37444444444445</text:p>
          </table:table-cell>
          <table:table-cell table:number-columns-repeated="1021"/>
        </table:table-row>
        <table:table-row table:style-name="ro1">
          <table:table-cell table:formula="of:=[.A11]+0.01" office:value-type="float" office:value="-9.9" calcext:value-type="float">
            <text:p>-9,9</text:p>
          </table:table-cell>
          <table:table-cell table:formula="of:=2*[.A12]/9-4/3" office:value-type="float" office:value="-3.53333333333333" calcext:value-type="float">
            <text:p>-3,53333333333333</text:p>
          </table:table-cell>
          <table:table-cell table:formula="of:=-7*[.A12]/9-1/3" office:value-type="float" office:value="7.36666666666667" calcext:value-type="float">
            <text:p>7,36666666666667</text:p>
          </table:table-cell>
          <table:table-cell table:number-columns-repeated="1021"/>
        </table:table-row>
        <table:table-row table:style-name="ro1">
          <table:table-cell table:formula="of:=[.A12]+0.01" office:value-type="float" office:value="-9.89" calcext:value-type="float">
            <text:p>-9,89</text:p>
          </table:table-cell>
          <table:table-cell table:formula="of:=2*[.A13]/9-4/3" office:value-type="float" office:value="-3.53111111111111" calcext:value-type="float">
            <text:p>-3,53111111111111</text:p>
          </table:table-cell>
          <table:table-cell table:formula="of:=-7*[.A13]/9-1/3" office:value-type="float" office:value="7.35888888888889" calcext:value-type="float">
            <text:p>7,35888888888889</text:p>
          </table:table-cell>
          <table:table-cell table:number-columns-repeated="1021"/>
        </table:table-row>
        <table:table-row table:style-name="ro1">
          <table:table-cell table:formula="of:=[.A13]+0.01" office:value-type="float" office:value="-9.88" calcext:value-type="float">
            <text:p>-9,88</text:p>
          </table:table-cell>
          <table:table-cell table:formula="of:=2*[.A14]/9-4/3" office:value-type="float" office:value="-3.52888888888889" calcext:value-type="float">
            <text:p>-3,52888888888889</text:p>
          </table:table-cell>
          <table:table-cell table:formula="of:=-7*[.A14]/9-1/3" office:value-type="float" office:value="7.35111111111111" calcext:value-type="float">
            <text:p>7,35111111111111</text:p>
          </table:table-cell>
          <table:table-cell table:number-columns-repeated="1021"/>
        </table:table-row>
        <table:table-row table:style-name="ro1">
          <table:table-cell table:formula="of:=[.A14]+0.01" office:value-type="float" office:value="-9.87" calcext:value-type="float">
            <text:p>-9,87</text:p>
          </table:table-cell>
          <table:table-cell table:formula="of:=2*[.A15]/9-4/3" office:value-type="float" office:value="-3.52666666666667" calcext:value-type="float">
            <text:p>-3,52666666666667</text:p>
          </table:table-cell>
          <table:table-cell table:formula="of:=-7*[.A15]/9-1/3" office:value-type="float" office:value="7.34333333333334" calcext:value-type="float">
            <text:p>7,34333333333334</text:p>
          </table:table-cell>
          <table:table-cell table:number-columns-repeated="1021"/>
        </table:table-row>
        <table:table-row table:style-name="ro1">
          <table:table-cell table:formula="of:=[.A15]+0.01" office:value-type="float" office:value="-9.86" calcext:value-type="float">
            <text:p>-9,86</text:p>
          </table:table-cell>
          <table:table-cell table:formula="of:=2*[.A16]/9-4/3" office:value-type="float" office:value="-3.52444444444444" calcext:value-type="float">
            <text:p>-3,52444444444444</text:p>
          </table:table-cell>
          <table:table-cell table:formula="of:=-7*[.A16]/9-1/3" office:value-type="float" office:value="7.33555555555556" calcext:value-type="float">
            <text:p>7,33555555555556</text:p>
          </table:table-cell>
          <table:table-cell table:number-columns-repeated="1021"/>
        </table:table-row>
        <table:table-row table:style-name="ro1">
          <table:table-cell table:formula="of:=[.A16]+0.01" office:value-type="float" office:value="-9.85" calcext:value-type="float">
            <text:p>-9,85</text:p>
          </table:table-cell>
          <table:table-cell table:formula="of:=2*[.A17]/9-4/3" office:value-type="float" office:value="-3.52222222222222" calcext:value-type="float">
            <text:p>-3,52222222222222</text:p>
          </table:table-cell>
          <table:table-cell table:formula="of:=-7*[.A17]/9-1/3" office:value-type="float" office:value="7.32777777777778" calcext:value-type="float">
            <text:p>7,32777777777778</text:p>
          </table:table-cell>
          <table:table-cell table:number-columns-repeated="1021"/>
        </table:table-row>
        <table:table-row table:style-name="ro1">
          <table:table-cell table:formula="of:=[.A17]+0.01" office:value-type="float" office:value="-9.84" calcext:value-type="float">
            <text:p>-9,84</text:p>
          </table:table-cell>
          <table:table-cell table:formula="of:=2*[.A18]/9-4/3" office:value-type="float" office:value="-3.52" calcext:value-type="float">
            <text:p>-3,52</text:p>
          </table:table-cell>
          <table:table-cell table:formula="of:=-7*[.A18]/9-1/3" office:value-type="float" office:value="7.32" calcext:value-type="float">
            <text:p>7,32</text:p>
          </table:table-cell>
          <table:table-cell table:number-columns-repeated="1021"/>
        </table:table-row>
        <table:table-row table:style-name="ro1">
          <table:table-cell table:formula="of:=[.A18]+0.01" office:value-type="float" office:value="-9.83" calcext:value-type="float">
            <text:p>-9,83</text:p>
          </table:table-cell>
          <table:table-cell table:formula="of:=2*[.A19]/9-4/3" office:value-type="float" office:value="-3.51777777777778" calcext:value-type="float">
            <text:p>-3,51777777777778</text:p>
          </table:table-cell>
          <table:table-cell table:formula="of:=-7*[.A19]/9-1/3" office:value-type="float" office:value="7.31222222222223" calcext:value-type="float">
            <text:p>7,31222222222223</text:p>
          </table:table-cell>
          <table:table-cell table:number-columns-repeated="1021"/>
        </table:table-row>
        <table:table-row table:style-name="ro1">
          <table:table-cell table:formula="of:=[.A19]+0.01" office:value-type="float" office:value="-9.82" calcext:value-type="float">
            <text:p>-9,82</text:p>
          </table:table-cell>
          <table:table-cell table:formula="of:=2*[.A20]/9-4/3" office:value-type="float" office:value="-3.51555555555556" calcext:value-type="float">
            <text:p>-3,51555555555556</text:p>
          </table:table-cell>
          <table:table-cell table:formula="of:=-7*[.A20]/9-1/3" office:value-type="float" office:value="7.30444444444445" calcext:value-type="float">
            <text:p>7,30444444444445</text:p>
          </table:table-cell>
          <table:table-cell table:number-columns-repeated="1021"/>
        </table:table-row>
        <table:table-row table:style-name="ro1">
          <table:table-cell table:formula="of:=[.A20]+0.01" office:value-type="float" office:value="-9.81" calcext:value-type="float">
            <text:p>-9,81</text:p>
          </table:table-cell>
          <table:table-cell table:formula="of:=2*[.A21]/9-4/3" office:value-type="float" office:value="-3.51333333333333" calcext:value-type="float">
            <text:p>-3,51333333333333</text:p>
          </table:table-cell>
          <table:table-cell table:formula="of:=-7*[.A21]/9-1/3" office:value-type="float" office:value="7.29666666666667" calcext:value-type="float">
            <text:p>7,29666666666667</text:p>
          </table:table-cell>
          <table:table-cell table:number-columns-repeated="1021"/>
        </table:table-row>
        <table:table-row table:style-name="ro1">
          <table:table-cell table:formula="of:=[.A21]+0.01" office:value-type="float" office:value="-9.8" calcext:value-type="float">
            <text:p>-9,8</text:p>
          </table:table-cell>
          <table:table-cell table:formula="of:=2*[.A22]/9-4/3" office:value-type="float" office:value="-3.51111111111111" calcext:value-type="float">
            <text:p>-3,51111111111111</text:p>
          </table:table-cell>
          <table:table-cell table:formula="of:=-7*[.A22]/9-1/3" office:value-type="float" office:value="7.28888888888889" calcext:value-type="float">
            <text:p>7,28888888888889</text:p>
          </table:table-cell>
          <table:table-cell table:number-columns-repeated="1021"/>
        </table:table-row>
        <table:table-row table:style-name="ro1">
          <table:table-cell table:formula="of:=[.A22]+0.01" office:value-type="float" office:value="-9.79" calcext:value-type="float">
            <text:p>-9,79</text:p>
          </table:table-cell>
          <table:table-cell table:formula="of:=2*[.A23]/9-4/3" office:value-type="float" office:value="-3.50888888888889" calcext:value-type="float">
            <text:p>-3,50888888888889</text:p>
          </table:table-cell>
          <table:table-cell table:formula="of:=-7*[.A23]/9-1/3" office:value-type="float" office:value="7.28111111111112" calcext:value-type="float">
            <text:p>7,28111111111112</text:p>
          </table:table-cell>
          <table:table-cell table:number-columns-repeated="1021"/>
        </table:table-row>
        <table:table-row table:style-name="ro1">
          <table:table-cell table:formula="of:=[.A23]+0.01" office:value-type="float" office:value="-9.78000000000001" calcext:value-type="float">
            <text:p>-9,78000000000001</text:p>
          </table:table-cell>
          <table:table-cell table:formula="of:=2*[.A24]/9-4/3" office:value-type="float" office:value="-3.50666666666667" calcext:value-type="float">
            <text:p>-3,50666666666667</text:p>
          </table:table-cell>
          <table:table-cell table:formula="of:=-7*[.A24]/9-1/3" office:value-type="float" office:value="7.27333333333334" calcext:value-type="float">
            <text:p>7,27333333333334</text:p>
          </table:table-cell>
          <table:table-cell table:number-columns-repeated="1021"/>
        </table:table-row>
        <table:table-row table:style-name="ro1">
          <table:table-cell table:formula="of:=[.A24]+0.01" office:value-type="float" office:value="-9.77000000000001" calcext:value-type="float">
            <text:p>-9,77000000000001</text:p>
          </table:table-cell>
          <table:table-cell table:formula="of:=2*[.A25]/9-4/3" office:value-type="float" office:value="-3.50444444444445" calcext:value-type="float">
            <text:p>-3,50444444444445</text:p>
          </table:table-cell>
          <table:table-cell table:formula="of:=-7*[.A25]/9-1/3" office:value-type="float" office:value="7.26555555555556" calcext:value-type="float">
            <text:p>7,26555555555556</text:p>
          </table:table-cell>
          <table:table-cell table:number-columns-repeated="1021"/>
        </table:table-row>
        <table:table-row table:style-name="ro1">
          <table:table-cell table:formula="of:=[.A25]+0.01" office:value-type="float" office:value="-9.76000000000001" calcext:value-type="float">
            <text:p>-9,76000000000001</text:p>
          </table:table-cell>
          <table:table-cell table:formula="of:=2*[.A26]/9-4/3" office:value-type="float" office:value="-3.50222222222222" calcext:value-type="float">
            <text:p>-3,50222222222222</text:p>
          </table:table-cell>
          <table:table-cell table:formula="of:=-7*[.A26]/9-1/3" office:value-type="float" office:value="7.25777777777778" calcext:value-type="float">
            <text:p>7,25777777777778</text:p>
          </table:table-cell>
          <table:table-cell table:number-columns-repeated="1021"/>
        </table:table-row>
        <table:table-row table:style-name="ro1">
          <table:table-cell table:formula="of:=[.A26]+0.01" office:value-type="float" office:value="-9.75000000000001" calcext:value-type="float">
            <text:p>-9,75000000000001</text:p>
          </table:table-cell>
          <table:table-cell table:formula="of:=2*[.A27]/9-4/3" office:value-type="float" office:value="-3.5" calcext:value-type="float">
            <text:p>-3,5</text:p>
          </table:table-cell>
          <table:table-cell table:formula="of:=-7*[.A27]/9-1/3" office:value-type="float" office:value="7.25000000000001" calcext:value-type="float">
            <text:p>7,25000000000001</text:p>
          </table:table-cell>
          <table:table-cell table:number-columns-repeated="1021"/>
        </table:table-row>
        <table:table-row table:style-name="ro1">
          <table:table-cell table:formula="of:=[.A27]+0.01" office:value-type="float" office:value="-9.74000000000001" calcext:value-type="float">
            <text:p>-9,74000000000001</text:p>
          </table:table-cell>
          <table:table-cell table:formula="of:=2*[.A28]/9-4/3" office:value-type="float" office:value="-3.49777777777778" calcext:value-type="float">
            <text:p>-3,49777777777778</text:p>
          </table:table-cell>
          <table:table-cell table:formula="of:=-7*[.A28]/9-1/3" office:value-type="float" office:value="7.24222222222223" calcext:value-type="float">
            <text:p>7,24222222222223</text:p>
          </table:table-cell>
          <table:table-cell table:number-columns-repeated="1021"/>
        </table:table-row>
        <table:table-row table:style-name="ro1">
          <table:table-cell table:formula="of:=[.A28]+0.01" office:value-type="float" office:value="-9.73000000000001" calcext:value-type="float">
            <text:p>-9,73000000000001</text:p>
          </table:table-cell>
          <table:table-cell table:formula="of:=2*[.A29]/9-4/3" office:value-type="float" office:value="-3.49555555555556" calcext:value-type="float">
            <text:p>-3,49555555555556</text:p>
          </table:table-cell>
          <table:table-cell table:formula="of:=-7*[.A29]/9-1/3" office:value-type="float" office:value="7.23444444444445" calcext:value-type="float">
            <text:p>7,23444444444445</text:p>
          </table:table-cell>
          <table:table-cell table:number-columns-repeated="1021"/>
        </table:table-row>
        <table:table-row table:style-name="ro1">
          <table:table-cell table:formula="of:=[.A29]+0.01" office:value-type="float" office:value="-9.72000000000001" calcext:value-type="float">
            <text:p>-9,72000000000001</text:p>
          </table:table-cell>
          <table:table-cell table:formula="of:=2*[.A30]/9-4/3" office:value-type="float" office:value="-3.49333333333333" calcext:value-type="float">
            <text:p>-3,49333333333333</text:p>
          </table:table-cell>
          <table:table-cell table:formula="of:=-7*[.A30]/9-1/3" office:value-type="float" office:value="7.22666666666667" calcext:value-type="float">
            <text:p>7,22666666666667</text:p>
          </table:table-cell>
          <table:table-cell table:number-columns-repeated="1021"/>
        </table:table-row>
        <table:table-row table:style-name="ro1">
          <table:table-cell table:formula="of:=[.A30]+0.01" office:value-type="float" office:value="-9.71000000000001" calcext:value-type="float">
            <text:p>-9,71000000000001</text:p>
          </table:table-cell>
          <table:table-cell table:formula="of:=2*[.A31]/9-4/3" office:value-type="float" office:value="-3.49111111111111" calcext:value-type="float">
            <text:p>-3,49111111111111</text:p>
          </table:table-cell>
          <table:table-cell table:formula="of:=-7*[.A31]/9-1/3" office:value-type="float" office:value="7.21888888888889" calcext:value-type="float">
            <text:p>7,21888888888889</text:p>
          </table:table-cell>
          <table:table-cell table:number-columns-repeated="1021"/>
        </table:table-row>
        <table:table-row table:style-name="ro1">
          <table:table-cell table:formula="of:=[.A31]+0.01" office:value-type="float" office:value="-9.70000000000001" calcext:value-type="float">
            <text:p>-9,70000000000001</text:p>
          </table:table-cell>
          <table:table-cell table:formula="of:=2*[.A32]/9-4/3" office:value-type="float" office:value="-3.48888888888889" calcext:value-type="float">
            <text:p>-3,48888888888889</text:p>
          </table:table-cell>
          <table:table-cell table:formula="of:=-7*[.A32]/9-1/3" office:value-type="float" office:value="7.21111111111112" calcext:value-type="float">
            <text:p>7,21111111111112</text:p>
          </table:table-cell>
          <table:table-cell table:number-columns-repeated="1021"/>
        </table:table-row>
        <table:table-row table:style-name="ro1">
          <table:table-cell table:formula="of:=[.A32]+0.01" office:value-type="float" office:value="-9.69000000000001" calcext:value-type="float">
            <text:p>-9,69000000000001</text:p>
          </table:table-cell>
          <table:table-cell table:formula="of:=2*[.A33]/9-4/3" office:value-type="float" office:value="-3.48666666666667" calcext:value-type="float">
            <text:p>-3,48666666666667</text:p>
          </table:table-cell>
          <table:table-cell table:formula="of:=-7*[.A33]/9-1/3" office:value-type="float" office:value="7.20333333333334" calcext:value-type="float">
            <text:p>7,20333333333334</text:p>
          </table:table-cell>
          <table:table-cell table:number-columns-repeated="1021"/>
        </table:table-row>
        <table:table-row table:style-name="ro1">
          <table:table-cell table:formula="of:=[.A33]+0.01" office:value-type="float" office:value="-9.68000000000001" calcext:value-type="float">
            <text:p>-9,68000000000001</text:p>
          </table:table-cell>
          <table:table-cell table:formula="of:=2*[.A34]/9-4/3" office:value-type="float" office:value="-3.48444444444445" calcext:value-type="float">
            <text:p>-3,48444444444445</text:p>
          </table:table-cell>
          <table:table-cell table:formula="of:=-7*[.A34]/9-1/3" office:value-type="float" office:value="7.19555555555556" calcext:value-type="float">
            <text:p>7,19555555555556</text:p>
          </table:table-cell>
          <table:table-cell table:number-columns-repeated="1021"/>
        </table:table-row>
        <table:table-row table:style-name="ro1">
          <table:table-cell table:formula="of:=[.A34]+0.01" office:value-type="float" office:value="-9.67000000000001" calcext:value-type="float">
            <text:p>-9,67000000000001</text:p>
          </table:table-cell>
          <table:table-cell table:formula="of:=2*[.A35]/9-4/3" office:value-type="float" office:value="-3.48222222222222" calcext:value-type="float">
            <text:p>-3,48222222222222</text:p>
          </table:table-cell>
          <table:table-cell table:formula="of:=-7*[.A35]/9-1/3" office:value-type="float" office:value="7.18777777777778" calcext:value-type="float">
            <text:p>7,18777777777778</text:p>
          </table:table-cell>
          <table:table-cell table:number-columns-repeated="1021"/>
        </table:table-row>
        <table:table-row table:style-name="ro1">
          <table:table-cell table:formula="of:=[.A35]+0.01" office:value-type="float" office:value="-9.66000000000001" calcext:value-type="float">
            <text:p>-9,66000000000001</text:p>
          </table:table-cell>
          <table:table-cell table:formula="of:=2*[.A36]/9-4/3" office:value-type="float" office:value="-3.48" calcext:value-type="float">
            <text:p>-3,48</text:p>
          </table:table-cell>
          <table:table-cell table:formula="of:=-7*[.A36]/9-1/3" office:value-type="float" office:value="7.18000000000001" calcext:value-type="float">
            <text:p>7,18000000000001</text:p>
          </table:table-cell>
          <table:table-cell table:number-columns-repeated="1021"/>
        </table:table-row>
        <table:table-row table:style-name="ro1">
          <table:table-cell table:formula="of:=[.A36]+0.01" office:value-type="float" office:value="-9.65000000000001" calcext:value-type="float">
            <text:p>-9,65000000000001</text:p>
          </table:table-cell>
          <table:table-cell table:formula="of:=2*[.A37]/9-4/3" office:value-type="float" office:value="-3.47777777777778" calcext:value-type="float">
            <text:p>-3,47777777777778</text:p>
          </table:table-cell>
          <table:table-cell table:formula="of:=-7*[.A37]/9-1/3" office:value-type="float" office:value="7.17222222222223" calcext:value-type="float">
            <text:p>7,17222222222223</text:p>
          </table:table-cell>
          <table:table-cell table:number-columns-repeated="1021"/>
        </table:table-row>
        <table:table-row table:style-name="ro1">
          <table:table-cell table:formula="of:=[.A37]+0.01" office:value-type="float" office:value="-9.64000000000001" calcext:value-type="float">
            <text:p>-9,64000000000001</text:p>
          </table:table-cell>
          <table:table-cell table:formula="of:=2*[.A38]/9-4/3" office:value-type="float" office:value="-3.47555555555556" calcext:value-type="float">
            <text:p>-3,47555555555556</text:p>
          </table:table-cell>
          <table:table-cell table:formula="of:=-7*[.A38]/9-1/3" office:value-type="float" office:value="7.16444444444445" calcext:value-type="float">
            <text:p>7,16444444444445</text:p>
          </table:table-cell>
          <table:table-cell table:number-columns-repeated="1021"/>
        </table:table-row>
        <table:table-row table:style-name="ro1">
          <table:table-cell table:formula="of:=[.A38]+0.01" office:value-type="float" office:value="-9.63000000000001" calcext:value-type="float">
            <text:p>-9,63000000000001</text:p>
          </table:table-cell>
          <table:table-cell table:formula="of:=2*[.A39]/9-4/3" office:value-type="float" office:value="-3.47333333333334" calcext:value-type="float">
            <text:p>-3,47333333333334</text:p>
          </table:table-cell>
          <table:table-cell table:formula="of:=-7*[.A39]/9-1/3" office:value-type="float" office:value="7.15666666666667" calcext:value-type="float">
            <text:p>7,15666666666667</text:p>
          </table:table-cell>
          <table:table-cell table:number-columns-repeated="1021"/>
        </table:table-row>
        <table:table-row table:style-name="ro1">
          <table:table-cell table:formula="of:=[.A39]+0.01" office:value-type="float" office:value="-9.62000000000001" calcext:value-type="float">
            <text:p>-9,62000000000001</text:p>
          </table:table-cell>
          <table:table-cell table:formula="of:=2*[.A40]/9-4/3" office:value-type="float" office:value="-3.47111111111111" calcext:value-type="float">
            <text:p>-3,47111111111111</text:p>
          </table:table-cell>
          <table:table-cell table:formula="of:=-7*[.A40]/9-1/3" office:value-type="float" office:value="7.1488888888889" calcext:value-type="float">
            <text:p>7,1488888888889</text:p>
          </table:table-cell>
          <table:table-cell table:number-columns-repeated="1021"/>
        </table:table-row>
        <table:table-row table:style-name="ro1">
          <table:table-cell table:formula="of:=[.A40]+0.01" office:value-type="float" office:value="-9.61000000000001" calcext:value-type="float">
            <text:p>-9,61000000000001</text:p>
          </table:table-cell>
          <table:table-cell table:formula="of:=2*[.A41]/9-4/3" office:value-type="float" office:value="-3.46888888888889" calcext:value-type="float">
            <text:p>-3,46888888888889</text:p>
          </table:table-cell>
          <table:table-cell table:formula="of:=-7*[.A41]/9-1/3" office:value-type="float" office:value="7.14111111111112" calcext:value-type="float">
            <text:p>7,14111111111112</text:p>
          </table:table-cell>
          <table:table-cell table:number-columns-repeated="1021"/>
        </table:table-row>
        <table:table-row table:style-name="ro1">
          <table:table-cell table:formula="of:=[.A41]+0.01" office:value-type="float" office:value="-9.60000000000001" calcext:value-type="float">
            <text:p>-9,60000000000001</text:p>
          </table:table-cell>
          <table:table-cell table:formula="of:=2*[.A42]/9-4/3" office:value-type="float" office:value="-3.46666666666667" calcext:value-type="float">
            <text:p>-3,46666666666667</text:p>
          </table:table-cell>
          <table:table-cell table:formula="of:=-7*[.A42]/9-1/3" office:value-type="float" office:value="7.13333333333334" calcext:value-type="float">
            <text:p>7,13333333333334</text:p>
          </table:table-cell>
          <table:table-cell table:number-columns-repeated="1021"/>
        </table:table-row>
        <table:table-row table:style-name="ro1">
          <table:table-cell table:formula="of:=[.A42]+0.01" office:value-type="float" office:value="-9.59000000000001" calcext:value-type="float">
            <text:p>-9,59000000000001</text:p>
          </table:table-cell>
          <table:table-cell table:formula="of:=2*[.A43]/9-4/3" office:value-type="float" office:value="-3.46444444444445" calcext:value-type="float">
            <text:p>-3,46444444444445</text:p>
          </table:table-cell>
          <table:table-cell table:formula="of:=-7*[.A43]/9-1/3" office:value-type="float" office:value="7.12555555555556" calcext:value-type="float">
            <text:p>7,12555555555556</text:p>
          </table:table-cell>
          <table:table-cell table:number-columns-repeated="1021"/>
        </table:table-row>
        <table:table-row table:style-name="ro1">
          <table:table-cell table:formula="of:=[.A43]+0.01" office:value-type="float" office:value="-9.58000000000001" calcext:value-type="float">
            <text:p>-9,58000000000001</text:p>
          </table:table-cell>
          <table:table-cell table:formula="of:=2*[.A44]/9-4/3" office:value-type="float" office:value="-3.46222222222222" calcext:value-type="float">
            <text:p>-3,46222222222222</text:p>
          </table:table-cell>
          <table:table-cell table:formula="of:=-7*[.A44]/9-1/3" office:value-type="float" office:value="7.11777777777778" calcext:value-type="float">
            <text:p>7,11777777777778</text:p>
          </table:table-cell>
          <table:table-cell table:number-columns-repeated="1021"/>
        </table:table-row>
        <table:table-row table:style-name="ro1">
          <table:table-cell table:formula="of:=[.A44]+0.01" office:value-type="float" office:value="-9.57000000000001" calcext:value-type="float">
            <text:p>-9,57000000000001</text:p>
          </table:table-cell>
          <table:table-cell table:formula="of:=2*[.A45]/9-4/3" office:value-type="float" office:value="-3.46" calcext:value-type="float">
            <text:p>-3,46</text:p>
          </table:table-cell>
          <table:table-cell table:formula="of:=-7*[.A45]/9-1/3" office:value-type="float" office:value="7.11000000000001" calcext:value-type="float">
            <text:p>7,11000000000001</text:p>
          </table:table-cell>
          <table:table-cell table:number-columns-repeated="1021"/>
        </table:table-row>
        <table:table-row table:style-name="ro1">
          <table:table-cell table:formula="of:=[.A45]+0.01" office:value-type="float" office:value="-9.56000000000001" calcext:value-type="float">
            <text:p>-9,56000000000001</text:p>
          </table:table-cell>
          <table:table-cell table:formula="of:=2*[.A46]/9-4/3" office:value-type="float" office:value="-3.45777777777778" calcext:value-type="float">
            <text:p>-3,45777777777778</text:p>
          </table:table-cell>
          <table:table-cell table:formula="of:=-7*[.A46]/9-1/3" office:value-type="float" office:value="7.10222222222223" calcext:value-type="float">
            <text:p>7,10222222222223</text:p>
          </table:table-cell>
          <table:table-cell table:number-columns-repeated="1021"/>
        </table:table-row>
        <table:table-row table:style-name="ro1">
          <table:table-cell table:formula="of:=[.A46]+0.01" office:value-type="float" office:value="-9.55000000000001" calcext:value-type="float">
            <text:p>-9,55000000000001</text:p>
          </table:table-cell>
          <table:table-cell table:formula="of:=2*[.A47]/9-4/3" office:value-type="float" office:value="-3.45555555555556" calcext:value-type="float">
            <text:p>-3,45555555555556</text:p>
          </table:table-cell>
          <table:table-cell table:formula="of:=-7*[.A47]/9-1/3" office:value-type="float" office:value="7.09444444444445" calcext:value-type="float">
            <text:p>7,09444444444445</text:p>
          </table:table-cell>
          <table:table-cell table:number-columns-repeated="1021"/>
        </table:table-row>
        <table:table-row table:style-name="ro1">
          <table:table-cell table:formula="of:=[.A47]+0.01" office:value-type="float" office:value="-9.54000000000001" calcext:value-type="float">
            <text:p>-9,54000000000001</text:p>
          </table:table-cell>
          <table:table-cell table:formula="of:=2*[.A48]/9-4/3" office:value-type="float" office:value="-3.45333333333334" calcext:value-type="float">
            <text:p>-3,45333333333334</text:p>
          </table:table-cell>
          <table:table-cell table:formula="of:=-7*[.A48]/9-1/3" office:value-type="float" office:value="7.08666666666668" calcext:value-type="float">
            <text:p>7,08666666666668</text:p>
          </table:table-cell>
          <table:table-cell table:number-columns-repeated="1021"/>
        </table:table-row>
        <table:table-row table:style-name="ro1">
          <table:table-cell table:formula="of:=[.A48]+0.01" office:value-type="float" office:value="-9.53000000000001" calcext:value-type="float">
            <text:p>-9,53000000000001</text:p>
          </table:table-cell>
          <table:table-cell table:formula="of:=2*[.A49]/9-4/3" office:value-type="float" office:value="-3.45111111111111" calcext:value-type="float">
            <text:p>-3,45111111111111</text:p>
          </table:table-cell>
          <table:table-cell table:formula="of:=-7*[.A49]/9-1/3" office:value-type="float" office:value="7.0788888888889" calcext:value-type="float">
            <text:p>7,0788888888889</text:p>
          </table:table-cell>
          <table:table-cell table:number-columns-repeated="1021"/>
        </table:table-row>
        <table:table-row table:style-name="ro1">
          <table:table-cell table:formula="of:=[.A49]+0.01" office:value-type="float" office:value="-9.52000000000001" calcext:value-type="float">
            <text:p>-9,52000000000001</text:p>
          </table:table-cell>
          <table:table-cell table:formula="of:=2*[.A50]/9-4/3" office:value-type="float" office:value="-3.44888888888889" calcext:value-type="float">
            <text:p>-3,44888888888889</text:p>
          </table:table-cell>
          <table:table-cell table:formula="of:=-7*[.A50]/9-1/3" office:value-type="float" office:value="7.07111111111112" calcext:value-type="float">
            <text:p>7,07111111111112</text:p>
          </table:table-cell>
          <table:table-cell table:number-columns-repeated="1021"/>
        </table:table-row>
        <table:table-row table:style-name="ro1">
          <table:table-cell table:formula="of:=[.A50]+0.01" office:value-type="float" office:value="-9.51000000000001" calcext:value-type="float">
            <text:p>-9,51000000000001</text:p>
          </table:table-cell>
          <table:table-cell table:formula="of:=2*[.A51]/9-4/3" office:value-type="float" office:value="-3.44666666666667" calcext:value-type="float">
            <text:p>-3,44666666666667</text:p>
          </table:table-cell>
          <table:table-cell table:formula="of:=-7*[.A51]/9-1/3" office:value-type="float" office:value="7.06333333333334" calcext:value-type="float">
            <text:p>7,06333333333334</text:p>
          </table:table-cell>
          <table:table-cell table:number-columns-repeated="1021"/>
        </table:table-row>
        <table:table-row table:style-name="ro1">
          <table:table-cell table:formula="of:=[.A51]+0.01" office:value-type="float" office:value="-9.50000000000001" calcext:value-type="float">
            <text:p>-9,50000000000001</text:p>
          </table:table-cell>
          <table:table-cell table:formula="of:=2*[.A52]/9-4/3" office:value-type="float" office:value="-3.44444444444445" calcext:value-type="float">
            <text:p>-3,44444444444445</text:p>
          </table:table-cell>
          <table:table-cell table:formula="of:=-7*[.A52]/9-1/3" office:value-type="float" office:value="7.05555555555556" calcext:value-type="float">
            <text:p>7,05555555555556</text:p>
          </table:table-cell>
          <table:table-cell table:number-columns-repeated="1021"/>
        </table:table-row>
        <table:table-row table:style-name="ro1">
          <table:table-cell table:formula="of:=[.A52]+0.01" office:value-type="float" office:value="-9.49000000000001" calcext:value-type="float">
            <text:p>-9,49000000000001</text:p>
          </table:table-cell>
          <table:table-cell table:formula="of:=2*[.A53]/9-4/3" office:value-type="float" office:value="-3.44222222222222" calcext:value-type="float">
            <text:p>-3,44222222222222</text:p>
          </table:table-cell>
          <table:table-cell table:formula="of:=-7*[.A53]/9-1/3" office:value-type="float" office:value="7.04777777777779" calcext:value-type="float">
            <text:p>7,04777777777779</text:p>
          </table:table-cell>
          <table:table-cell table:number-columns-repeated="1021"/>
        </table:table-row>
        <table:table-row table:style-name="ro1">
          <table:table-cell table:formula="of:=[.A53]+0.01" office:value-type="float" office:value="-9.48000000000001" calcext:value-type="float">
            <text:p>-9,48000000000001</text:p>
          </table:table-cell>
          <table:table-cell table:formula="of:=2*[.A54]/9-4/3" office:value-type="float" office:value="-3.44" calcext:value-type="float">
            <text:p>-3,44</text:p>
          </table:table-cell>
          <table:table-cell table:formula="of:=-7*[.A54]/9-1/3" office:value-type="float" office:value="7.04000000000001" calcext:value-type="float">
            <text:p>7,04000000000001</text:p>
          </table:table-cell>
          <table:table-cell table:number-columns-repeated="1021"/>
        </table:table-row>
        <table:table-row table:style-name="ro1">
          <table:table-cell table:formula="of:=[.A54]+0.01" office:value-type="float" office:value="-9.47000000000001" calcext:value-type="float">
            <text:p>-9,47000000000001</text:p>
          </table:table-cell>
          <table:table-cell table:formula="of:=2*[.A55]/9-4/3" office:value-type="float" office:value="-3.43777777777778" calcext:value-type="float">
            <text:p>-3,43777777777778</text:p>
          </table:table-cell>
          <table:table-cell table:formula="of:=-7*[.A55]/9-1/3" office:value-type="float" office:value="7.03222222222223" calcext:value-type="float">
            <text:p>7,03222222222223</text:p>
          </table:table-cell>
          <table:table-cell table:number-columns-repeated="1021"/>
        </table:table-row>
        <table:table-row table:style-name="ro1">
          <table:table-cell table:formula="of:=[.A55]+0.01" office:value-type="float" office:value="-9.46000000000001" calcext:value-type="float">
            <text:p>-9,46000000000001</text:p>
          </table:table-cell>
          <table:table-cell table:formula="of:=2*[.A56]/9-4/3" office:value-type="float" office:value="-3.43555555555556" calcext:value-type="float">
            <text:p>-3,43555555555556</text:p>
          </table:table-cell>
          <table:table-cell table:formula="of:=-7*[.A56]/9-1/3" office:value-type="float" office:value="7.02444444444445" calcext:value-type="float">
            <text:p>7,02444444444445</text:p>
          </table:table-cell>
          <table:table-cell table:number-columns-repeated="1021"/>
        </table:table-row>
        <table:table-row table:style-name="ro1">
          <table:table-cell table:formula="of:=[.A56]+0.01" office:value-type="float" office:value="-9.45000000000001" calcext:value-type="float">
            <text:p>-9,45000000000001</text:p>
          </table:table-cell>
          <table:table-cell table:formula="of:=2*[.A57]/9-4/3" office:value-type="float" office:value="-3.43333333333334" calcext:value-type="float">
            <text:p>-3,43333333333334</text:p>
          </table:table-cell>
          <table:table-cell table:formula="of:=-7*[.A57]/9-1/3" office:value-type="float" office:value="7.01666666666668" calcext:value-type="float">
            <text:p>7,01666666666668</text:p>
          </table:table-cell>
          <table:table-cell table:number-columns-repeated="1021"/>
        </table:table-row>
        <table:table-row table:style-name="ro1">
          <table:table-cell table:formula="of:=[.A57]+0.01" office:value-type="float" office:value="-9.44000000000001" calcext:value-type="float">
            <text:p>-9,44000000000001</text:p>
          </table:table-cell>
          <table:table-cell table:formula="of:=2*[.A58]/9-4/3" office:value-type="float" office:value="-3.43111111111111" calcext:value-type="float">
            <text:p>-3,43111111111111</text:p>
          </table:table-cell>
          <table:table-cell table:formula="of:=-7*[.A58]/9-1/3" office:value-type="float" office:value="7.0088888888889" calcext:value-type="float">
            <text:p>7,0088888888889</text:p>
          </table:table-cell>
          <table:table-cell table:number-columns-repeated="1021"/>
        </table:table-row>
        <table:table-row table:style-name="ro1">
          <table:table-cell table:formula="of:=[.A58]+0.01" office:value-type="float" office:value="-9.43000000000001" calcext:value-type="float">
            <text:p>-9,43000000000001</text:p>
          </table:table-cell>
          <table:table-cell table:formula="of:=2*[.A59]/9-4/3" office:value-type="float" office:value="-3.42888888888889" calcext:value-type="float">
            <text:p>-3,42888888888889</text:p>
          </table:table-cell>
          <table:table-cell table:formula="of:=-7*[.A59]/9-1/3" office:value-type="float" office:value="7.00111111111112" calcext:value-type="float">
            <text:p>7,00111111111112</text:p>
          </table:table-cell>
          <table:table-cell table:number-columns-repeated="1021"/>
        </table:table-row>
        <table:table-row table:style-name="ro1">
          <table:table-cell table:formula="of:=[.A59]+0.01" office:value-type="float" office:value="-9.42000000000001" calcext:value-type="float">
            <text:p>-9,42000000000001</text:p>
          </table:table-cell>
          <table:table-cell table:formula="of:=2*[.A60]/9-4/3" office:value-type="float" office:value="-3.42666666666667" calcext:value-type="float">
            <text:p>-3,42666666666667</text:p>
          </table:table-cell>
          <table:table-cell table:formula="of:=-7*[.A60]/9-1/3" office:value-type="float" office:value="6.99333333333334" calcext:value-type="float">
            <text:p>6,99333333333334</text:p>
          </table:table-cell>
          <table:table-cell table:number-columns-repeated="1021"/>
        </table:table-row>
        <table:table-row table:style-name="ro1">
          <table:table-cell table:formula="of:=[.A60]+0.01" office:value-type="float" office:value="-9.41000000000001" calcext:value-type="float">
            <text:p>-9,41000000000001</text:p>
          </table:table-cell>
          <table:table-cell table:formula="of:=2*[.A61]/9-4/3" office:value-type="float" office:value="-3.42444444444445" calcext:value-type="float">
            <text:p>-3,42444444444445</text:p>
          </table:table-cell>
          <table:table-cell table:formula="of:=-7*[.A61]/9-1/3" office:value-type="float" office:value="6.98555555555557" calcext:value-type="float">
            <text:p>6,98555555555557</text:p>
          </table:table-cell>
          <table:table-cell table:number-columns-repeated="1021"/>
        </table:table-row>
        <table:table-row table:style-name="ro1">
          <table:table-cell table:formula="of:=[.A61]+0.01" office:value-type="float" office:value="-9.40000000000001" calcext:value-type="float">
            <text:p>-9,40000000000001</text:p>
          </table:table-cell>
          <table:table-cell table:formula="of:=2*[.A62]/9-4/3" office:value-type="float" office:value="-3.42222222222223" calcext:value-type="float">
            <text:p>-3,42222222222223</text:p>
          </table:table-cell>
          <table:table-cell table:formula="of:=-7*[.A62]/9-1/3" office:value-type="float" office:value="6.97777777777779" calcext:value-type="float">
            <text:p>6,97777777777779</text:p>
          </table:table-cell>
          <table:table-cell table:number-columns-repeated="1021"/>
        </table:table-row>
        <table:table-row table:style-name="ro1">
          <table:table-cell table:formula="of:=[.A62]+0.01" office:value-type="float" office:value="-9.39000000000001" calcext:value-type="float">
            <text:p>-9,39000000000001</text:p>
          </table:table-cell>
          <table:table-cell table:formula="of:=2*[.A63]/9-4/3" office:value-type="float" office:value="-3.42" calcext:value-type="float">
            <text:p>-3,42</text:p>
          </table:table-cell>
          <table:table-cell table:formula="of:=-7*[.A63]/9-1/3" office:value-type="float" office:value="6.97000000000001" calcext:value-type="float">
            <text:p>6,97000000000001</text:p>
          </table:table-cell>
          <table:table-cell table:number-columns-repeated="1021"/>
        </table:table-row>
        <table:table-row table:style-name="ro1">
          <table:table-cell table:formula="of:=[.A63]+0.01" office:value-type="float" office:value="-9.38000000000001" calcext:value-type="float">
            <text:p>-9,38000000000001</text:p>
          </table:table-cell>
          <table:table-cell table:formula="of:=2*[.A64]/9-4/3" office:value-type="float" office:value="-3.41777777777778" calcext:value-type="float">
            <text:p>-3,41777777777778</text:p>
          </table:table-cell>
          <table:table-cell table:formula="of:=-7*[.A64]/9-1/3" office:value-type="float" office:value="6.96222222222223" calcext:value-type="float">
            <text:p>6,96222222222223</text:p>
          </table:table-cell>
          <table:table-cell table:number-columns-repeated="1021"/>
        </table:table-row>
        <table:table-row table:style-name="ro1">
          <table:table-cell table:formula="of:=[.A64]+0.01" office:value-type="float" office:value="-9.37000000000001" calcext:value-type="float">
            <text:p>-9,37000000000001</text:p>
          </table:table-cell>
          <table:table-cell table:formula="of:=2*[.A65]/9-4/3" office:value-type="float" office:value="-3.41555555555556" calcext:value-type="float">
            <text:p>-3,41555555555556</text:p>
          </table:table-cell>
          <table:table-cell table:formula="of:=-7*[.A65]/9-1/3" office:value-type="float" office:value="6.95444444444445" calcext:value-type="float">
            <text:p>6,95444444444445</text:p>
          </table:table-cell>
          <table:table-cell table:number-columns-repeated="1021"/>
        </table:table-row>
        <table:table-row table:style-name="ro1">
          <table:table-cell table:formula="of:=[.A65]+0.01" office:value-type="float" office:value="-9.36000000000001" calcext:value-type="float">
            <text:p>-9,36000000000001</text:p>
          </table:table-cell>
          <table:table-cell table:formula="of:=2*[.A66]/9-4/3" office:value-type="float" office:value="-3.41333333333334" calcext:value-type="float">
            <text:p>-3,41333333333334</text:p>
          </table:table-cell>
          <table:table-cell table:formula="of:=-7*[.A66]/9-1/3" office:value-type="float" office:value="6.94666666666668" calcext:value-type="float">
            <text:p>6,94666666666668</text:p>
          </table:table-cell>
          <table:table-cell table:number-columns-repeated="1021"/>
        </table:table-row>
        <table:table-row table:style-name="ro1">
          <table:table-cell table:formula="of:=[.A66]+0.01" office:value-type="float" office:value="-9.35000000000001" calcext:value-type="float">
            <text:p>-9,35000000000001</text:p>
          </table:table-cell>
          <table:table-cell table:formula="of:=2*[.A67]/9-4/3" office:value-type="float" office:value="-3.41111111111111" calcext:value-type="float">
            <text:p>-3,41111111111111</text:p>
          </table:table-cell>
          <table:table-cell table:formula="of:=-7*[.A67]/9-1/3" office:value-type="float" office:value="6.9388888888889" calcext:value-type="float">
            <text:p>6,9388888888889</text:p>
          </table:table-cell>
          <table:table-cell table:number-columns-repeated="1021"/>
        </table:table-row>
        <table:table-row table:style-name="ro1">
          <table:table-cell table:formula="of:=[.A67]+0.01" office:value-type="float" office:value="-9.34000000000001" calcext:value-type="float">
            <text:p>-9,34000000000001</text:p>
          </table:table-cell>
          <table:table-cell table:formula="of:=2*[.A68]/9-4/3" office:value-type="float" office:value="-3.40888888888889" calcext:value-type="float">
            <text:p>-3,40888888888889</text:p>
          </table:table-cell>
          <table:table-cell table:formula="of:=-7*[.A68]/9-1/3" office:value-type="float" office:value="6.93111111111112" calcext:value-type="float">
            <text:p>6,93111111111112</text:p>
          </table:table-cell>
          <table:table-cell table:number-columns-repeated="1021"/>
        </table:table-row>
        <table:table-row table:style-name="ro1">
          <table:table-cell table:formula="of:=[.A68]+0.01" office:value-type="float" office:value="-9.33000000000001" calcext:value-type="float">
            <text:p>-9,33000000000001</text:p>
          </table:table-cell>
          <table:table-cell table:formula="of:=2*[.A69]/9-4/3" office:value-type="float" office:value="-3.40666666666667" calcext:value-type="float">
            <text:p>-3,40666666666667</text:p>
          </table:table-cell>
          <table:table-cell table:formula="of:=-7*[.A69]/9-1/3" office:value-type="float" office:value="6.92333333333335" calcext:value-type="float">
            <text:p>6,92333333333335</text:p>
          </table:table-cell>
          <table:table-cell table:number-columns-repeated="1021"/>
        </table:table-row>
        <table:table-row table:style-name="ro1">
          <table:table-cell table:formula="of:=[.A69]+0.01" office:value-type="float" office:value="-9.32000000000001" calcext:value-type="float">
            <text:p>-9,32000000000001</text:p>
          </table:table-cell>
          <table:table-cell table:formula="of:=2*[.A70]/9-4/3" office:value-type="float" office:value="-3.40444444444445" calcext:value-type="float">
            <text:p>-3,40444444444445</text:p>
          </table:table-cell>
          <table:table-cell table:formula="of:=-7*[.A70]/9-1/3" office:value-type="float" office:value="6.91555555555557" calcext:value-type="float">
            <text:p>6,91555555555557</text:p>
          </table:table-cell>
          <table:table-cell table:number-columns-repeated="1021"/>
        </table:table-row>
        <table:table-row table:style-name="ro1">
          <table:table-cell table:formula="of:=[.A70]+0.01" office:value-type="float" office:value="-9.31000000000002" calcext:value-type="float">
            <text:p>-9,31000000000002</text:p>
          </table:table-cell>
          <table:table-cell table:formula="of:=2*[.A71]/9-4/3" office:value-type="float" office:value="-3.40222222222223" calcext:value-type="float">
            <text:p>-3,40222222222223</text:p>
          </table:table-cell>
          <table:table-cell table:formula="of:=-7*[.A71]/9-1/3" office:value-type="float" office:value="6.90777777777779" calcext:value-type="float">
            <text:p>6,90777777777779</text:p>
          </table:table-cell>
          <table:table-cell table:number-columns-repeated="1021"/>
        </table:table-row>
        <table:table-row table:style-name="ro1">
          <table:table-cell table:formula="of:=[.A71]+0.01" office:value-type="float" office:value="-9.30000000000002" calcext:value-type="float">
            <text:p>-9,30000000000002</text:p>
          </table:table-cell>
          <table:table-cell table:formula="of:=2*[.A72]/9-4/3" office:value-type="float" office:value="-3.4" calcext:value-type="float">
            <text:p>-3,4</text:p>
          </table:table-cell>
          <table:table-cell table:formula="of:=-7*[.A72]/9-1/3" office:value-type="float" office:value="6.90000000000001" calcext:value-type="float">
            <text:p>6,90000000000001</text:p>
          </table:table-cell>
          <table:table-cell table:number-columns-repeated="1021"/>
        </table:table-row>
        <table:table-row table:style-name="ro1">
          <table:table-cell table:formula="of:=[.A72]+0.01" office:value-type="float" office:value="-9.29000000000002" calcext:value-type="float">
            <text:p>-9,29000000000002</text:p>
          </table:table-cell>
          <table:table-cell table:formula="of:=2*[.A73]/9-4/3" office:value-type="float" office:value="-3.39777777777778" calcext:value-type="float">
            <text:p>-3,39777777777778</text:p>
          </table:table-cell>
          <table:table-cell table:formula="of:=-7*[.A73]/9-1/3" office:value-type="float" office:value="6.89222222222223" calcext:value-type="float">
            <text:p>6,89222222222223</text:p>
          </table:table-cell>
          <table:table-cell table:number-columns-repeated="1021"/>
        </table:table-row>
        <table:table-row table:style-name="ro1">
          <table:table-cell table:formula="of:=[.A73]+0.01" office:value-type="float" office:value="-9.28000000000002" calcext:value-type="float">
            <text:p>-9,28000000000002</text:p>
          </table:table-cell>
          <table:table-cell table:formula="of:=2*[.A74]/9-4/3" office:value-type="float" office:value="-3.39555555555556" calcext:value-type="float">
            <text:p>-3,39555555555556</text:p>
          </table:table-cell>
          <table:table-cell table:formula="of:=-7*[.A74]/9-1/3" office:value-type="float" office:value="6.88444444444446" calcext:value-type="float">
            <text:p>6,88444444444446</text:p>
          </table:table-cell>
          <table:table-cell table:number-columns-repeated="1021"/>
        </table:table-row>
        <table:table-row table:style-name="ro1">
          <table:table-cell table:formula="of:=[.A74]+0.01" office:value-type="float" office:value="-9.27000000000002" calcext:value-type="float">
            <text:p>-9,27000000000002</text:p>
          </table:table-cell>
          <table:table-cell table:formula="of:=2*[.A75]/9-4/3" office:value-type="float" office:value="-3.39333333333334" calcext:value-type="float">
            <text:p>-3,39333333333334</text:p>
          </table:table-cell>
          <table:table-cell table:formula="of:=-7*[.A75]/9-1/3" office:value-type="float" office:value="6.87666666666668" calcext:value-type="float">
            <text:p>6,87666666666668</text:p>
          </table:table-cell>
          <table:table-cell table:number-columns-repeated="1021"/>
        </table:table-row>
        <table:table-row table:style-name="ro1">
          <table:table-cell table:formula="of:=[.A75]+0.01" office:value-type="float" office:value="-9.26000000000002" calcext:value-type="float">
            <text:p>-9,26000000000002</text:p>
          </table:table-cell>
          <table:table-cell table:formula="of:=2*[.A76]/9-4/3" office:value-type="float" office:value="-3.39111111111111" calcext:value-type="float">
            <text:p>-3,39111111111111</text:p>
          </table:table-cell>
          <table:table-cell table:formula="of:=-7*[.A76]/9-1/3" office:value-type="float" office:value="6.8688888888889" calcext:value-type="float">
            <text:p>6,8688888888889</text:p>
          </table:table-cell>
          <table:table-cell table:number-columns-repeated="1021"/>
        </table:table-row>
        <table:table-row table:style-name="ro1">
          <table:table-cell table:formula="of:=[.A76]+0.01" office:value-type="float" office:value="-9.25000000000002" calcext:value-type="float">
            <text:p>-9,25000000000002</text:p>
          </table:table-cell>
          <table:table-cell table:formula="of:=2*[.A77]/9-4/3" office:value-type="float" office:value="-3.38888888888889" calcext:value-type="float">
            <text:p>-3,38888888888889</text:p>
          </table:table-cell>
          <table:table-cell table:formula="of:=-7*[.A77]/9-1/3" office:value-type="float" office:value="6.86111111111112" calcext:value-type="float">
            <text:p>6,86111111111112</text:p>
          </table:table-cell>
          <table:table-cell table:number-columns-repeated="1021"/>
        </table:table-row>
        <table:table-row table:style-name="ro1">
          <table:table-cell table:formula="of:=[.A77]+0.01" office:value-type="float" office:value="-9.24000000000002" calcext:value-type="float">
            <text:p>-9,24000000000002</text:p>
          </table:table-cell>
          <table:table-cell table:formula="of:=2*[.A78]/9-4/3" office:value-type="float" office:value="-3.38666666666667" calcext:value-type="float">
            <text:p>-3,38666666666667</text:p>
          </table:table-cell>
          <table:table-cell table:formula="of:=-7*[.A78]/9-1/3" office:value-type="float" office:value="6.85333333333335" calcext:value-type="float">
            <text:p>6,85333333333335</text:p>
          </table:table-cell>
          <table:table-cell table:number-columns-repeated="1021"/>
        </table:table-row>
        <table:table-row table:style-name="ro1">
          <table:table-cell table:formula="of:=[.A78]+0.01" office:value-type="float" office:value="-9.23000000000002" calcext:value-type="float">
            <text:p>-9,23000000000002</text:p>
          </table:table-cell>
          <table:table-cell table:formula="of:=2*[.A79]/9-4/3" office:value-type="float" office:value="-3.38444444444445" calcext:value-type="float">
            <text:p>-3,38444444444445</text:p>
          </table:table-cell>
          <table:table-cell table:formula="of:=-7*[.A79]/9-1/3" office:value-type="float" office:value="6.84555555555557" calcext:value-type="float">
            <text:p>6,84555555555557</text:p>
          </table:table-cell>
          <table:table-cell table:number-columns-repeated="1021"/>
        </table:table-row>
        <table:table-row table:style-name="ro1">
          <table:table-cell table:formula="of:=[.A79]+0.01" office:value-type="float" office:value="-9.22000000000002" calcext:value-type="float">
            <text:p>-9,22000000000002</text:p>
          </table:table-cell>
          <table:table-cell table:formula="of:=2*[.A80]/9-4/3" office:value-type="float" office:value="-3.38222222222223" calcext:value-type="float">
            <text:p>-3,38222222222223</text:p>
          </table:table-cell>
          <table:table-cell table:formula="of:=-7*[.A80]/9-1/3" office:value-type="float" office:value="6.83777777777779" calcext:value-type="float">
            <text:p>6,83777777777779</text:p>
          </table:table-cell>
          <table:table-cell table:number-columns-repeated="1021"/>
        </table:table-row>
        <table:table-row table:style-name="ro1">
          <table:table-cell table:formula="of:=[.A80]+0.01" office:value-type="float" office:value="-9.21000000000002" calcext:value-type="float">
            <text:p>-9,21000000000002</text:p>
          </table:table-cell>
          <table:table-cell table:formula="of:=2*[.A81]/9-4/3" office:value-type="float" office:value="-3.38" calcext:value-type="float">
            <text:p>-3,38</text:p>
          </table:table-cell>
          <table:table-cell table:formula="of:=-7*[.A81]/9-1/3" office:value-type="float" office:value="6.83000000000001" calcext:value-type="float">
            <text:p>6,83000000000001</text:p>
          </table:table-cell>
          <table:table-cell table:number-columns-repeated="1021"/>
        </table:table-row>
        <table:table-row table:style-name="ro1">
          <table:table-cell table:formula="of:=[.A81]+0.01" office:value-type="float" office:value="-9.20000000000002" calcext:value-type="float">
            <text:p>-9,20000000000002</text:p>
          </table:table-cell>
          <table:table-cell table:formula="of:=2*[.A82]/9-4/3" office:value-type="float" office:value="-3.37777777777778" calcext:value-type="float">
            <text:p>-3,37777777777778</text:p>
          </table:table-cell>
          <table:table-cell table:formula="of:=-7*[.A82]/9-1/3" office:value-type="float" office:value="6.82222222222224" calcext:value-type="float">
            <text:p>6,82222222222224</text:p>
          </table:table-cell>
          <table:table-cell table:number-columns-repeated="1021"/>
        </table:table-row>
        <table:table-row table:style-name="ro1">
          <table:table-cell table:formula="of:=[.A82]+0.01" office:value-type="float" office:value="-9.19000000000002" calcext:value-type="float">
            <text:p>-9,19000000000002</text:p>
          </table:table-cell>
          <table:table-cell table:formula="of:=2*[.A83]/9-4/3" office:value-type="float" office:value="-3.37555555555556" calcext:value-type="float">
            <text:p>-3,37555555555556</text:p>
          </table:table-cell>
          <table:table-cell table:formula="of:=-7*[.A83]/9-1/3" office:value-type="float" office:value="6.81444444444446" calcext:value-type="float">
            <text:p>6,81444444444446</text:p>
          </table:table-cell>
          <table:table-cell table:number-columns-repeated="1021"/>
        </table:table-row>
        <table:table-row table:style-name="ro1">
          <table:table-cell table:formula="of:=[.A83]+0.01" office:value-type="float" office:value="-9.18000000000002" calcext:value-type="float">
            <text:p>-9,18000000000002</text:p>
          </table:table-cell>
          <table:table-cell table:formula="of:=2*[.A84]/9-4/3" office:value-type="float" office:value="-3.37333333333334" calcext:value-type="float">
            <text:p>-3,37333333333334</text:p>
          </table:table-cell>
          <table:table-cell table:formula="of:=-7*[.A84]/9-1/3" office:value-type="float" office:value="6.80666666666668" calcext:value-type="float">
            <text:p>6,80666666666668</text:p>
          </table:table-cell>
          <table:table-cell table:number-columns-repeated="1021"/>
        </table:table-row>
        <table:table-row table:style-name="ro1">
          <table:table-cell table:formula="of:=[.A84]+0.01" office:value-type="float" office:value="-9.17000000000002" calcext:value-type="float">
            <text:p>-9,17000000000002</text:p>
          </table:table-cell>
          <table:table-cell table:formula="of:=2*[.A85]/9-4/3" office:value-type="float" office:value="-3.37111111111111" calcext:value-type="float">
            <text:p>-3,37111111111111</text:p>
          </table:table-cell>
          <table:table-cell table:formula="of:=-7*[.A85]/9-1/3" office:value-type="float" office:value="6.7988888888889" calcext:value-type="float">
            <text:p>6,7988888888889</text:p>
          </table:table-cell>
          <table:table-cell table:number-columns-repeated="1021"/>
        </table:table-row>
        <table:table-row table:style-name="ro1">
          <table:table-cell table:formula="of:=[.A85]+0.01" office:value-type="float" office:value="-9.16000000000002" calcext:value-type="float">
            <text:p>-9,16000000000002</text:p>
          </table:table-cell>
          <table:table-cell table:formula="of:=2*[.A86]/9-4/3" office:value-type="float" office:value="-3.36888888888889" calcext:value-type="float">
            <text:p>-3,36888888888889</text:p>
          </table:table-cell>
          <table:table-cell table:formula="of:=-7*[.A86]/9-1/3" office:value-type="float" office:value="6.79111111111112" calcext:value-type="float">
            <text:p>6,79111111111112</text:p>
          </table:table-cell>
          <table:table-cell table:number-columns-repeated="1021"/>
        </table:table-row>
        <table:table-row table:style-name="ro1">
          <table:table-cell table:formula="of:=[.A86]+0.01" office:value-type="float" office:value="-9.15000000000002" calcext:value-type="float">
            <text:p>-9,15000000000002</text:p>
          </table:table-cell>
          <table:table-cell table:formula="of:=2*[.A87]/9-4/3" office:value-type="float" office:value="-3.36666666666667" calcext:value-type="float">
            <text:p>-3,36666666666667</text:p>
          </table:table-cell>
          <table:table-cell table:formula="of:=-7*[.A87]/9-1/3" office:value-type="float" office:value="6.78333333333335" calcext:value-type="float">
            <text:p>6,78333333333335</text:p>
          </table:table-cell>
          <table:table-cell table:number-columns-repeated="1021"/>
        </table:table-row>
        <table:table-row table:style-name="ro1">
          <table:table-cell table:formula="of:=[.A87]+0.01" office:value-type="float" office:value="-9.14000000000002" calcext:value-type="float">
            <text:p>-9,14000000000002</text:p>
          </table:table-cell>
          <table:table-cell table:formula="of:=2*[.A88]/9-4/3" office:value-type="float" office:value="-3.36444444444445" calcext:value-type="float">
            <text:p>-3,36444444444445</text:p>
          </table:table-cell>
          <table:table-cell table:formula="of:=-7*[.A88]/9-1/3" office:value-type="float" office:value="6.77555555555557" calcext:value-type="float">
            <text:p>6,77555555555557</text:p>
          </table:table-cell>
          <table:table-cell table:number-columns-repeated="1021"/>
        </table:table-row>
        <table:table-row table:style-name="ro1">
          <table:table-cell table:formula="of:=[.A88]+0.01" office:value-type="float" office:value="-9.13000000000002" calcext:value-type="float">
            <text:p>-9,13000000000002</text:p>
          </table:table-cell>
          <table:table-cell table:formula="of:=2*[.A89]/9-4/3" office:value-type="float" office:value="-3.36222222222223" calcext:value-type="float">
            <text:p>-3,36222222222223</text:p>
          </table:table-cell>
          <table:table-cell table:formula="of:=-7*[.A89]/9-1/3" office:value-type="float" office:value="6.76777777777779" calcext:value-type="float">
            <text:p>6,76777777777779</text:p>
          </table:table-cell>
          <table:table-cell table:number-columns-repeated="1021"/>
        </table:table-row>
        <table:table-row table:style-name="ro1">
          <table:table-cell table:formula="of:=[.A89]+0.01" office:value-type="float" office:value="-9.12000000000002" calcext:value-type="float">
            <text:p>-9,12000000000002</text:p>
          </table:table-cell>
          <table:table-cell table:formula="of:=2*[.A90]/9-4/3" office:value-type="float" office:value="-3.36" calcext:value-type="float">
            <text:p>-3,36</text:p>
          </table:table-cell>
          <table:table-cell table:formula="of:=-7*[.A90]/9-1/3" office:value-type="float" office:value="6.76000000000002" calcext:value-type="float">
            <text:p>6,76000000000002</text:p>
          </table:table-cell>
          <table:table-cell table:number-columns-repeated="1021"/>
        </table:table-row>
        <table:table-row table:style-name="ro1">
          <table:table-cell table:formula="of:=[.A90]+0.01" office:value-type="float" office:value="-9.11000000000002" calcext:value-type="float">
            <text:p>-9,11000000000002</text:p>
          </table:table-cell>
          <table:table-cell table:formula="of:=2*[.A91]/9-4/3" office:value-type="float" office:value="-3.35777777777778" calcext:value-type="float">
            <text:p>-3,35777777777778</text:p>
          </table:table-cell>
          <table:table-cell table:formula="of:=-7*[.A91]/9-1/3" office:value-type="float" office:value="6.75222222222224" calcext:value-type="float">
            <text:p>6,75222222222224</text:p>
          </table:table-cell>
          <table:table-cell table:number-columns-repeated="1021"/>
        </table:table-row>
        <table:table-row table:style-name="ro1">
          <table:table-cell table:formula="of:=[.A91]+0.01" office:value-type="float" office:value="-9.10000000000002" calcext:value-type="float">
            <text:p>-9,10000000000002</text:p>
          </table:table-cell>
          <table:table-cell table:formula="of:=2*[.A92]/9-4/3" office:value-type="float" office:value="-3.35555555555556" calcext:value-type="float">
            <text:p>-3,35555555555556</text:p>
          </table:table-cell>
          <table:table-cell table:formula="of:=-7*[.A92]/9-1/3" office:value-type="float" office:value="6.74444444444446" calcext:value-type="float">
            <text:p>6,74444444444446</text:p>
          </table:table-cell>
          <table:table-cell table:number-columns-repeated="1021"/>
        </table:table-row>
        <table:table-row table:style-name="ro1">
          <table:table-cell table:formula="of:=[.A92]+0.01" office:value-type="float" office:value="-9.09000000000002" calcext:value-type="float">
            <text:p>-9,09000000000002</text:p>
          </table:table-cell>
          <table:table-cell table:formula="of:=2*[.A93]/9-4/3" office:value-type="float" office:value="-3.35333333333334" calcext:value-type="float">
            <text:p>-3,35333333333334</text:p>
          </table:table-cell>
          <table:table-cell table:formula="of:=-7*[.A93]/9-1/3" office:value-type="float" office:value="6.73666666666668" calcext:value-type="float">
            <text:p>6,73666666666668</text:p>
          </table:table-cell>
          <table:table-cell table:number-columns-repeated="1021"/>
        </table:table-row>
        <table:table-row table:style-name="ro1">
          <table:table-cell table:formula="of:=[.A93]+0.01" office:value-type="float" office:value="-9.08000000000002" calcext:value-type="float">
            <text:p>-9,08000000000002</text:p>
          </table:table-cell>
          <table:table-cell table:formula="of:=2*[.A94]/9-4/3" office:value-type="float" office:value="-3.35111111111112" calcext:value-type="float">
            <text:p>-3,35111111111112</text:p>
          </table:table-cell>
          <table:table-cell table:formula="of:=-7*[.A94]/9-1/3" office:value-type="float" office:value="6.7288888888889" calcext:value-type="float">
            <text:p>6,7288888888889</text:p>
          </table:table-cell>
          <table:table-cell table:number-columns-repeated="1021"/>
        </table:table-row>
        <table:table-row table:style-name="ro1">
          <table:table-cell table:formula="of:=[.A94]+0.01" office:value-type="float" office:value="-9.07000000000002" calcext:value-type="float">
            <text:p>-9,07000000000002</text:p>
          </table:table-cell>
          <table:table-cell table:formula="of:=2*[.A95]/9-4/3" office:value-type="float" office:value="-3.34888888888889" calcext:value-type="float">
            <text:p>-3,34888888888889</text:p>
          </table:table-cell>
          <table:table-cell table:formula="of:=-7*[.A95]/9-1/3" office:value-type="float" office:value="6.72111111111113" calcext:value-type="float">
            <text:p>6,72111111111113</text:p>
          </table:table-cell>
          <table:table-cell table:number-columns-repeated="1021"/>
        </table:table-row>
        <table:table-row table:style-name="ro1">
          <table:table-cell table:formula="of:=[.A95]+0.01" office:value-type="float" office:value="-9.06000000000002" calcext:value-type="float">
            <text:p>-9,06000000000002</text:p>
          </table:table-cell>
          <table:table-cell table:formula="of:=2*[.A96]/9-4/3" office:value-type="float" office:value="-3.34666666666667" calcext:value-type="float">
            <text:p>-3,34666666666667</text:p>
          </table:table-cell>
          <table:table-cell table:formula="of:=-7*[.A96]/9-1/3" office:value-type="float" office:value="6.71333333333335" calcext:value-type="float">
            <text:p>6,71333333333335</text:p>
          </table:table-cell>
          <table:table-cell table:number-columns-repeated="1021"/>
        </table:table-row>
        <table:table-row table:style-name="ro1">
          <table:table-cell table:formula="of:=[.A96]+0.01" office:value-type="float" office:value="-9.05000000000002" calcext:value-type="float">
            <text:p>-9,05000000000002</text:p>
          </table:table-cell>
          <table:table-cell table:formula="of:=2*[.A97]/9-4/3" office:value-type="float" office:value="-3.34444444444445" calcext:value-type="float">
            <text:p>-3,34444444444445</text:p>
          </table:table-cell>
          <table:table-cell table:formula="of:=-7*[.A97]/9-1/3" office:value-type="float" office:value="6.70555555555557" calcext:value-type="float">
            <text:p>6,70555555555557</text:p>
          </table:table-cell>
          <table:table-cell table:number-columns-repeated="1021"/>
        </table:table-row>
        <table:table-row table:style-name="ro1">
          <table:table-cell table:formula="of:=[.A97]+0.01" office:value-type="float" office:value="-9.04000000000002" calcext:value-type="float">
            <text:p>-9,04000000000002</text:p>
          </table:table-cell>
          <table:table-cell table:formula="of:=2*[.A98]/9-4/3" office:value-type="float" office:value="-3.34222222222223" calcext:value-type="float">
            <text:p>-3,34222222222223</text:p>
          </table:table-cell>
          <table:table-cell table:formula="of:=-7*[.A98]/9-1/3" office:value-type="float" office:value="6.69777777777779" calcext:value-type="float">
            <text:p>6,69777777777779</text:p>
          </table:table-cell>
          <table:table-cell table:number-columns-repeated="1021"/>
        </table:table-row>
        <table:table-row table:style-name="ro1">
          <table:table-cell table:formula="of:=[.A98]+0.01" office:value-type="float" office:value="-9.03000000000002" calcext:value-type="float">
            <text:p>-9,03000000000002</text:p>
          </table:table-cell>
          <table:table-cell table:formula="of:=2*[.A99]/9-4/3" office:value-type="float" office:value="-3.34" calcext:value-type="float">
            <text:p>-3,34</text:p>
          </table:table-cell>
          <table:table-cell table:formula="of:=-7*[.A99]/9-1/3" office:value-type="float" office:value="6.69000000000002" calcext:value-type="float">
            <text:p>6,69000000000002</text:p>
          </table:table-cell>
          <table:table-cell table:number-columns-repeated="1021"/>
        </table:table-row>
        <table:table-row table:style-name="ro1">
          <table:table-cell table:formula="of:=[.A99]+0.01" office:value-type="float" office:value="-9.02000000000002" calcext:value-type="float">
            <text:p>-9,02000000000002</text:p>
          </table:table-cell>
          <table:table-cell table:formula="of:=2*[.A100]/9-4/3" office:value-type="float" office:value="-3.33777777777778" calcext:value-type="float">
            <text:p>-3,33777777777778</text:p>
          </table:table-cell>
          <table:table-cell table:formula="of:=-7*[.A100]/9-1/3" office:value-type="float" office:value="6.68222222222224" calcext:value-type="float">
            <text:p>6,68222222222224</text:p>
          </table:table-cell>
          <table:table-cell table:number-columns-repeated="1021"/>
        </table:table-row>
        <table:table-row table:style-name="ro1">
          <table:table-cell table:formula="of:=[.A100]+0.01" office:value-type="float" office:value="-9.01000000000002" calcext:value-type="float">
            <text:p>-9,01000000000002</text:p>
          </table:table-cell>
          <table:table-cell table:formula="of:=2*[.A101]/9-4/3" office:value-type="float" office:value="-3.33555555555556" calcext:value-type="float">
            <text:p>-3,33555555555556</text:p>
          </table:table-cell>
          <table:table-cell table:formula="of:=-7*[.A101]/9-1/3" office:value-type="float" office:value="6.67444444444446" calcext:value-type="float">
            <text:p>6,67444444444446</text:p>
          </table:table-cell>
          <table:table-cell table:number-columns-repeated="1021"/>
        </table:table-row>
        <table:table-row table:style-name="ro1">
          <table:table-cell table:formula="of:=[.A101]+0.01" office:value-type="float" office:value="-9.00000000000002" calcext:value-type="float">
            <text:p>-9,00000000000002</text:p>
          </table:table-cell>
          <table:table-cell table:formula="of:=2*[.A102]/9-4/3" office:value-type="float" office:value="-3.33333333333334" calcext:value-type="float">
            <text:p>-3,33333333333334</text:p>
          </table:table-cell>
          <table:table-cell table:formula="of:=-7*[.A102]/9-1/3" office:value-type="float" office:value="6.66666666666668" calcext:value-type="float">
            <text:p>6,66666666666668</text:p>
          </table:table-cell>
          <table:table-cell table:number-columns-repeated="1021"/>
        </table:table-row>
        <table:table-row table:style-name="ro1">
          <table:table-cell table:formula="of:=[.A102]+0.01" office:value-type="float" office:value="-8.99000000000002" calcext:value-type="float">
            <text:p>-8,99000000000002</text:p>
          </table:table-cell>
          <table:table-cell table:formula="of:=2*[.A103]/9-4/3" office:value-type="float" office:value="-3.33111111111112" calcext:value-type="float">
            <text:p>-3,33111111111112</text:p>
          </table:table-cell>
          <table:table-cell table:formula="of:=-7*[.A103]/9-1/3" office:value-type="float" office:value="6.65888888888891" calcext:value-type="float">
            <text:p>6,65888888888891</text:p>
          </table:table-cell>
          <table:table-cell table:number-columns-repeated="1021"/>
        </table:table-row>
        <table:table-row table:style-name="ro1">
          <table:table-cell table:formula="of:=[.A103]+0.01" office:value-type="float" office:value="-8.98000000000002" calcext:value-type="float">
            <text:p>-8,98000000000002</text:p>
          </table:table-cell>
          <table:table-cell table:formula="of:=2*[.A104]/9-4/3" office:value-type="float" office:value="-3.32888888888889" calcext:value-type="float">
            <text:p>-3,32888888888889</text:p>
          </table:table-cell>
          <table:table-cell table:formula="of:=-7*[.A104]/9-1/3" office:value-type="float" office:value="6.65111111111113" calcext:value-type="float">
            <text:p>6,65111111111113</text:p>
          </table:table-cell>
          <table:table-cell table:number-columns-repeated="1021"/>
        </table:table-row>
        <table:table-row table:style-name="ro1">
          <table:table-cell table:formula="of:=[.A104]+0.01" office:value-type="float" office:value="-8.97000000000002" calcext:value-type="float">
            <text:p>-8,97000000000002</text:p>
          </table:table-cell>
          <table:table-cell table:formula="of:=2*[.A105]/9-4/3" office:value-type="float" office:value="-3.32666666666667" calcext:value-type="float">
            <text:p>-3,32666666666667</text:p>
          </table:table-cell>
          <table:table-cell table:formula="of:=-7*[.A105]/9-1/3" office:value-type="float" office:value="6.64333333333335" calcext:value-type="float">
            <text:p>6,64333333333335</text:p>
          </table:table-cell>
          <table:table-cell table:number-columns-repeated="1021"/>
        </table:table-row>
        <table:table-row table:style-name="ro1">
          <table:table-cell table:formula="of:=[.A105]+0.01" office:value-type="float" office:value="-8.96000000000002" calcext:value-type="float">
            <text:p>-8,96000000000002</text:p>
          </table:table-cell>
          <table:table-cell table:formula="of:=2*[.A106]/9-4/3" office:value-type="float" office:value="-3.32444444444445" calcext:value-type="float">
            <text:p>-3,32444444444445</text:p>
          </table:table-cell>
          <table:table-cell table:formula="of:=-7*[.A106]/9-1/3" office:value-type="float" office:value="6.63555555555557" calcext:value-type="float">
            <text:p>6,63555555555557</text:p>
          </table:table-cell>
          <table:table-cell table:number-columns-repeated="1021"/>
        </table:table-row>
        <table:table-row table:style-name="ro1">
          <table:table-cell table:formula="of:=[.A106]+0.01" office:value-type="float" office:value="-8.95000000000002" calcext:value-type="float">
            <text:p>-8,95000000000002</text:p>
          </table:table-cell>
          <table:table-cell table:formula="of:=2*[.A107]/9-4/3" office:value-type="float" office:value="-3.32222222222223" calcext:value-type="float">
            <text:p>-3,32222222222223</text:p>
          </table:table-cell>
          <table:table-cell table:formula="of:=-7*[.A107]/9-1/3" office:value-type="float" office:value="6.6277777777778" calcext:value-type="float">
            <text:p>6,6277777777778</text:p>
          </table:table-cell>
          <table:table-cell table:number-columns-repeated="1021"/>
        </table:table-row>
        <table:table-row table:style-name="ro1">
          <table:table-cell table:formula="of:=[.A107]+0.01" office:value-type="float" office:value="-8.94000000000002" calcext:value-type="float">
            <text:p>-8,94000000000002</text:p>
          </table:table-cell>
          <table:table-cell table:formula="of:=2*[.A108]/9-4/3" office:value-type="float" office:value="-3.32" calcext:value-type="float">
            <text:p>-3,32</text:p>
          </table:table-cell>
          <table:table-cell table:formula="of:=-7*[.A108]/9-1/3" office:value-type="float" office:value="6.62000000000002" calcext:value-type="float">
            <text:p>6,62000000000002</text:p>
          </table:table-cell>
          <table:table-cell table:number-columns-repeated="1021"/>
        </table:table-row>
        <table:table-row table:style-name="ro1">
          <table:table-cell table:formula="of:=[.A108]+0.01" office:value-type="float" office:value="-8.93000000000002" calcext:value-type="float">
            <text:p>-8,93000000000002</text:p>
          </table:table-cell>
          <table:table-cell table:formula="of:=2*[.A109]/9-4/3" office:value-type="float" office:value="-3.31777777777778" calcext:value-type="float">
            <text:p>-3,31777777777778</text:p>
          </table:table-cell>
          <table:table-cell table:formula="of:=-7*[.A109]/9-1/3" office:value-type="float" office:value="6.61222222222224" calcext:value-type="float">
            <text:p>6,61222222222224</text:p>
          </table:table-cell>
          <table:table-cell table:number-columns-repeated="1021"/>
        </table:table-row>
        <table:table-row table:style-name="ro1">
          <table:table-cell table:formula="of:=[.A109]+0.01" office:value-type="float" office:value="-8.92000000000002" calcext:value-type="float">
            <text:p>-8,92000000000002</text:p>
          </table:table-cell>
          <table:table-cell table:formula="of:=2*[.A110]/9-4/3" office:value-type="float" office:value="-3.31555555555556" calcext:value-type="float">
            <text:p>-3,31555555555556</text:p>
          </table:table-cell>
          <table:table-cell table:formula="of:=-7*[.A110]/9-1/3" office:value-type="float" office:value="6.60444444444446" calcext:value-type="float">
            <text:p>6,60444444444446</text:p>
          </table:table-cell>
          <table:table-cell table:number-columns-repeated="1021"/>
        </table:table-row>
        <table:table-row table:style-name="ro1">
          <table:table-cell table:formula="of:=[.A110]+0.01" office:value-type="float" office:value="-8.91000000000002" calcext:value-type="float">
            <text:p>-8,91000000000002</text:p>
          </table:table-cell>
          <table:table-cell table:formula="of:=2*[.A111]/9-4/3" office:value-type="float" office:value="-3.31333333333334" calcext:value-type="float">
            <text:p>-3,31333333333334</text:p>
          </table:table-cell>
          <table:table-cell table:formula="of:=-7*[.A111]/9-1/3" office:value-type="float" office:value="6.59666666666668" calcext:value-type="float">
            <text:p>6,59666666666668</text:p>
          </table:table-cell>
          <table:table-cell table:number-columns-repeated="1021"/>
        </table:table-row>
        <table:table-row table:style-name="ro1">
          <table:table-cell table:formula="of:=[.A111]+0.01" office:value-type="float" office:value="-8.90000000000002" calcext:value-type="float">
            <text:p>-8,90000000000002</text:p>
          </table:table-cell>
          <table:table-cell table:formula="of:=2*[.A112]/9-4/3" office:value-type="float" office:value="-3.31111111111112" calcext:value-type="float">
            <text:p>-3,31111111111112</text:p>
          </table:table-cell>
          <table:table-cell table:formula="of:=-7*[.A112]/9-1/3" office:value-type="float" office:value="6.58888888888891" calcext:value-type="float">
            <text:p>6,58888888888891</text:p>
          </table:table-cell>
          <table:table-cell table:number-columns-repeated="1021"/>
        </table:table-row>
        <table:table-row table:style-name="ro1">
          <table:table-cell table:formula="of:=[.A112]+0.01" office:value-type="float" office:value="-8.89000000000002" calcext:value-type="float">
            <text:p>-8,89000000000002</text:p>
          </table:table-cell>
          <table:table-cell table:formula="of:=2*[.A113]/9-4/3" office:value-type="float" office:value="-3.30888888888889" calcext:value-type="float">
            <text:p>-3,30888888888889</text:p>
          </table:table-cell>
          <table:table-cell table:formula="of:=-7*[.A113]/9-1/3" office:value-type="float" office:value="6.58111111111113" calcext:value-type="float">
            <text:p>6,58111111111113</text:p>
          </table:table-cell>
          <table:table-cell table:number-columns-repeated="1021"/>
        </table:table-row>
        <table:table-row table:style-name="ro1">
          <table:table-cell table:formula="of:=[.A113]+0.01" office:value-type="float" office:value="-8.88000000000002" calcext:value-type="float">
            <text:p>-8,88000000000002</text:p>
          </table:table-cell>
          <table:table-cell table:formula="of:=2*[.A114]/9-4/3" office:value-type="float" office:value="-3.30666666666667" calcext:value-type="float">
            <text:p>-3,30666666666667</text:p>
          </table:table-cell>
          <table:table-cell table:formula="of:=-7*[.A114]/9-1/3" office:value-type="float" office:value="6.57333333333335" calcext:value-type="float">
            <text:p>6,57333333333335</text:p>
          </table:table-cell>
          <table:table-cell table:number-columns-repeated="1021"/>
        </table:table-row>
        <table:table-row table:style-name="ro1">
          <table:table-cell table:formula="of:=[.A114]+0.01" office:value-type="float" office:value="-8.87000000000002" calcext:value-type="float">
            <text:p>-8,87000000000002</text:p>
          </table:table-cell>
          <table:table-cell table:formula="of:=2*[.A115]/9-4/3" office:value-type="float" office:value="-3.30444444444445" calcext:value-type="float">
            <text:p>-3,30444444444445</text:p>
          </table:table-cell>
          <table:table-cell table:formula="of:=-7*[.A115]/9-1/3" office:value-type="float" office:value="6.56555555555558" calcext:value-type="float">
            <text:p>6,56555555555558</text:p>
          </table:table-cell>
          <table:table-cell table:number-columns-repeated="1021"/>
        </table:table-row>
        <table:table-row table:style-name="ro1">
          <table:table-cell table:formula="of:=[.A115]+0.01" office:value-type="float" office:value="-8.86000000000002" calcext:value-type="float">
            <text:p>-8,86000000000002</text:p>
          </table:table-cell>
          <table:table-cell table:formula="of:=2*[.A116]/9-4/3" office:value-type="float" office:value="-3.30222222222223" calcext:value-type="float">
            <text:p>-3,30222222222223</text:p>
          </table:table-cell>
          <table:table-cell table:formula="of:=-7*[.A116]/9-1/3" office:value-type="float" office:value="6.5577777777778" calcext:value-type="float">
            <text:p>6,5577777777778</text:p>
          </table:table-cell>
          <table:table-cell table:number-columns-repeated="1021"/>
        </table:table-row>
        <table:table-row table:style-name="ro1">
          <table:table-cell table:formula="of:=[.A116]+0.01" office:value-type="float" office:value="-8.85000000000002" calcext:value-type="float">
            <text:p>-8,85000000000002</text:p>
          </table:table-cell>
          <table:table-cell table:formula="of:=2*[.A117]/9-4/3" office:value-type="float" office:value="-3.30000000000001" calcext:value-type="float">
            <text:p>-3,30000000000001</text:p>
          </table:table-cell>
          <table:table-cell table:formula="of:=-7*[.A117]/9-1/3" office:value-type="float" office:value="6.55000000000002" calcext:value-type="float">
            <text:p>6,55000000000002</text:p>
          </table:table-cell>
          <table:table-cell table:number-columns-repeated="1021"/>
        </table:table-row>
        <table:table-row table:style-name="ro1">
          <table:table-cell table:formula="of:=[.A117]+0.01" office:value-type="float" office:value="-8.84000000000003" calcext:value-type="float">
            <text:p>-8,84000000000003</text:p>
          </table:table-cell>
          <table:table-cell table:formula="of:=2*[.A118]/9-4/3" office:value-type="float" office:value="-3.29777777777778" calcext:value-type="float">
            <text:p>-3,29777777777778</text:p>
          </table:table-cell>
          <table:table-cell table:formula="of:=-7*[.A118]/9-1/3" office:value-type="float" office:value="6.54222222222224" calcext:value-type="float">
            <text:p>6,54222222222224</text:p>
          </table:table-cell>
          <table:table-cell table:number-columns-repeated="1021"/>
        </table:table-row>
        <table:table-row table:style-name="ro1">
          <table:table-cell table:formula="of:=[.A118]+0.01" office:value-type="float" office:value="-8.83000000000003" calcext:value-type="float">
            <text:p>-8,83000000000003</text:p>
          </table:table-cell>
          <table:table-cell table:formula="of:=2*[.A119]/9-4/3" office:value-type="float" office:value="-3.29555555555556" calcext:value-type="float">
            <text:p>-3,29555555555556</text:p>
          </table:table-cell>
          <table:table-cell table:formula="of:=-7*[.A119]/9-1/3" office:value-type="float" office:value="6.53444444444446" calcext:value-type="float">
            <text:p>6,53444444444446</text:p>
          </table:table-cell>
          <table:table-cell table:number-columns-repeated="1021"/>
        </table:table-row>
        <table:table-row table:style-name="ro1">
          <table:table-cell table:formula="of:=[.A119]+0.01" office:value-type="float" office:value="-8.82000000000003" calcext:value-type="float">
            <text:p>-8,82000000000003</text:p>
          </table:table-cell>
          <table:table-cell table:formula="of:=2*[.A120]/9-4/3" office:value-type="float" office:value="-3.29333333333334" calcext:value-type="float">
            <text:p>-3,29333333333334</text:p>
          </table:table-cell>
          <table:table-cell table:formula="of:=-7*[.A120]/9-1/3" office:value-type="float" office:value="6.52666666666669" calcext:value-type="float">
            <text:p>6,52666666666669</text:p>
          </table:table-cell>
          <table:table-cell table:number-columns-repeated="1021"/>
        </table:table-row>
        <table:table-row table:style-name="ro1">
          <table:table-cell table:formula="of:=[.A120]+0.01" office:value-type="float" office:value="-8.81000000000003" calcext:value-type="float">
            <text:p>-8,81000000000003</text:p>
          </table:table-cell>
          <table:table-cell table:formula="of:=2*[.A121]/9-4/3" office:value-type="float" office:value="-3.29111111111112" calcext:value-type="float">
            <text:p>-3,29111111111112</text:p>
          </table:table-cell>
          <table:table-cell table:formula="of:=-7*[.A121]/9-1/3" office:value-type="float" office:value="6.51888888888891" calcext:value-type="float">
            <text:p>6,51888888888891</text:p>
          </table:table-cell>
          <table:table-cell table:number-columns-repeated="1021"/>
        </table:table-row>
        <table:table-row table:style-name="ro1">
          <table:table-cell table:formula="of:=[.A121]+0.01" office:value-type="float" office:value="-8.80000000000003" calcext:value-type="float">
            <text:p>-8,80000000000003</text:p>
          </table:table-cell>
          <table:table-cell table:formula="of:=2*[.A122]/9-4/3" office:value-type="float" office:value="-3.28888888888889" calcext:value-type="float">
            <text:p>-3,28888888888889</text:p>
          </table:table-cell>
          <table:table-cell table:formula="of:=-7*[.A122]/9-1/3" office:value-type="float" office:value="6.51111111111113" calcext:value-type="float">
            <text:p>6,51111111111113</text:p>
          </table:table-cell>
          <table:table-cell table:number-columns-repeated="1021"/>
        </table:table-row>
        <table:table-row table:style-name="ro1">
          <table:table-cell table:formula="of:=[.A122]+0.01" office:value-type="float" office:value="-8.79000000000003" calcext:value-type="float">
            <text:p>-8,79000000000003</text:p>
          </table:table-cell>
          <table:table-cell table:formula="of:=2*[.A123]/9-4/3" office:value-type="float" office:value="-3.28666666666667" calcext:value-type="float">
            <text:p>-3,28666666666667</text:p>
          </table:table-cell>
          <table:table-cell table:formula="of:=-7*[.A123]/9-1/3" office:value-type="float" office:value="6.50333333333335" calcext:value-type="float">
            <text:p>6,50333333333335</text:p>
          </table:table-cell>
          <table:table-cell table:number-columns-repeated="1021"/>
        </table:table-row>
        <table:table-row table:style-name="ro1">
          <table:table-cell table:formula="of:=[.A123]+0.01" office:value-type="float" office:value="-8.78000000000003" calcext:value-type="float">
            <text:p>-8,78000000000003</text:p>
          </table:table-cell>
          <table:table-cell table:formula="of:=2*[.A124]/9-4/3" office:value-type="float" office:value="-3.28444444444445" calcext:value-type="float">
            <text:p>-3,28444444444445</text:p>
          </table:table-cell>
          <table:table-cell table:formula="of:=-7*[.A124]/9-1/3" office:value-type="float" office:value="6.49555555555558" calcext:value-type="float">
            <text:p>6,49555555555558</text:p>
          </table:table-cell>
          <table:table-cell table:number-columns-repeated="1021"/>
        </table:table-row>
        <table:table-row table:style-name="ro1">
          <table:table-cell table:formula="of:=[.A124]+0.01" office:value-type="float" office:value="-8.77000000000003" calcext:value-type="float">
            <text:p>-8,77000000000003</text:p>
          </table:table-cell>
          <table:table-cell table:formula="of:=2*[.A125]/9-4/3" office:value-type="float" office:value="-3.28222222222223" calcext:value-type="float">
            <text:p>-3,28222222222223</text:p>
          </table:table-cell>
          <table:table-cell table:formula="of:=-7*[.A125]/9-1/3" office:value-type="float" office:value="6.4877777777778" calcext:value-type="float">
            <text:p>6,4877777777778</text:p>
          </table:table-cell>
          <table:table-cell table:number-columns-repeated="1021"/>
        </table:table-row>
        <table:table-row table:style-name="ro1">
          <table:table-cell table:formula="of:=[.A125]+0.01" office:value-type="float" office:value="-8.76000000000003" calcext:value-type="float">
            <text:p>-8,76000000000003</text:p>
          </table:table-cell>
          <table:table-cell table:formula="of:=2*[.A126]/9-4/3" office:value-type="float" office:value="-3.28000000000001" calcext:value-type="float">
            <text:p>-3,28000000000001</text:p>
          </table:table-cell>
          <table:table-cell table:formula="of:=-7*[.A126]/9-1/3" office:value-type="float" office:value="6.48000000000002" calcext:value-type="float">
            <text:p>6,48000000000002</text:p>
          </table:table-cell>
          <table:table-cell table:number-columns-repeated="1021"/>
        </table:table-row>
        <table:table-row table:style-name="ro1">
          <table:table-cell table:formula="of:=[.A126]+0.01" office:value-type="float" office:value="-8.75000000000003" calcext:value-type="float">
            <text:p>-8,75000000000003</text:p>
          </table:table-cell>
          <table:table-cell table:formula="of:=2*[.A127]/9-4/3" office:value-type="float" office:value="-3.27777777777778" calcext:value-type="float">
            <text:p>-3,27777777777778</text:p>
          </table:table-cell>
          <table:table-cell table:formula="of:=-7*[.A127]/9-1/3" office:value-type="float" office:value="6.47222222222224" calcext:value-type="float">
            <text:p>6,47222222222224</text:p>
          </table:table-cell>
          <table:table-cell table:number-columns-repeated="1021"/>
        </table:table-row>
        <table:table-row table:style-name="ro1">
          <table:table-cell table:formula="of:=[.A127]+0.01" office:value-type="float" office:value="-8.74000000000003" calcext:value-type="float">
            <text:p>-8,74000000000003</text:p>
          </table:table-cell>
          <table:table-cell table:formula="of:=2*[.A128]/9-4/3" office:value-type="float" office:value="-3.27555555555556" calcext:value-type="float">
            <text:p>-3,27555555555556</text:p>
          </table:table-cell>
          <table:table-cell table:formula="of:=-7*[.A128]/9-1/3" office:value-type="float" office:value="6.46444444444447" calcext:value-type="float">
            <text:p>6,46444444444447</text:p>
          </table:table-cell>
          <table:table-cell table:number-columns-repeated="1021"/>
        </table:table-row>
        <table:table-row table:style-name="ro1">
          <table:table-cell table:formula="of:=[.A128]+0.01" office:value-type="float" office:value="-8.73000000000003" calcext:value-type="float">
            <text:p>-8,73000000000003</text:p>
          </table:table-cell>
          <table:table-cell table:formula="of:=2*[.A129]/9-4/3" office:value-type="float" office:value="-3.27333333333334" calcext:value-type="float">
            <text:p>-3,27333333333334</text:p>
          </table:table-cell>
          <table:table-cell table:formula="of:=-7*[.A129]/9-1/3" office:value-type="float" office:value="6.45666666666669" calcext:value-type="float">
            <text:p>6,45666666666669</text:p>
          </table:table-cell>
          <table:table-cell table:number-columns-repeated="1021"/>
        </table:table-row>
        <table:table-row table:style-name="ro1">
          <table:table-cell table:formula="of:=[.A129]+0.01" office:value-type="float" office:value="-8.72000000000003" calcext:value-type="float">
            <text:p>-8,72000000000003</text:p>
          </table:table-cell>
          <table:table-cell table:formula="of:=2*[.A130]/9-4/3" office:value-type="float" office:value="-3.27111111111112" calcext:value-type="float">
            <text:p>-3,27111111111112</text:p>
          </table:table-cell>
          <table:table-cell table:formula="of:=-7*[.A130]/9-1/3" office:value-type="float" office:value="6.44888888888891" calcext:value-type="float">
            <text:p>6,44888888888891</text:p>
          </table:table-cell>
          <table:table-cell table:number-columns-repeated="1021"/>
        </table:table-row>
        <table:table-row table:style-name="ro1">
          <table:table-cell table:formula="of:=[.A130]+0.01" office:value-type="float" office:value="-8.71000000000003" calcext:value-type="float">
            <text:p>-8,71000000000003</text:p>
          </table:table-cell>
          <table:table-cell table:formula="of:=2*[.A131]/9-4/3" office:value-type="float" office:value="-3.26888888888889" calcext:value-type="float">
            <text:p>-3,26888888888889</text:p>
          </table:table-cell>
          <table:table-cell table:formula="of:=-7*[.A131]/9-1/3" office:value-type="float" office:value="6.44111111111113" calcext:value-type="float">
            <text:p>6,44111111111113</text:p>
          </table:table-cell>
          <table:table-cell table:number-columns-repeated="1021"/>
        </table:table-row>
        <table:table-row table:style-name="ro1">
          <table:table-cell table:formula="of:=[.A131]+0.01" office:value-type="float" office:value="-8.70000000000003" calcext:value-type="float">
            <text:p>-8,70000000000003</text:p>
          </table:table-cell>
          <table:table-cell table:formula="of:=2*[.A132]/9-4/3" office:value-type="float" office:value="-3.26666666666667" calcext:value-type="float">
            <text:p>-3,26666666666667</text:p>
          </table:table-cell>
          <table:table-cell table:formula="of:=-7*[.A132]/9-1/3" office:value-type="float" office:value="6.43333333333336" calcext:value-type="float">
            <text:p>6,43333333333336</text:p>
          </table:table-cell>
          <table:table-cell table:number-columns-repeated="1021"/>
        </table:table-row>
        <table:table-row table:style-name="ro1">
          <table:table-cell table:formula="of:=[.A132]+0.01" office:value-type="float" office:value="-8.69000000000003" calcext:value-type="float">
            <text:p>-8,69000000000003</text:p>
          </table:table-cell>
          <table:table-cell table:formula="of:=2*[.A133]/9-4/3" office:value-type="float" office:value="-3.26444444444445" calcext:value-type="float">
            <text:p>-3,26444444444445</text:p>
          </table:table-cell>
          <table:table-cell table:formula="of:=-7*[.A133]/9-1/3" office:value-type="float" office:value="6.42555555555558" calcext:value-type="float">
            <text:p>6,42555555555558</text:p>
          </table:table-cell>
          <table:table-cell table:number-columns-repeated="1021"/>
        </table:table-row>
        <table:table-row table:style-name="ro1">
          <table:table-cell table:formula="of:=[.A133]+0.01" office:value-type="float" office:value="-8.68000000000003" calcext:value-type="float">
            <text:p>-8,68000000000003</text:p>
          </table:table-cell>
          <table:table-cell table:formula="of:=2*[.A134]/9-4/3" office:value-type="float" office:value="-3.26222222222223" calcext:value-type="float">
            <text:p>-3,26222222222223</text:p>
          </table:table-cell>
          <table:table-cell table:formula="of:=-7*[.A134]/9-1/3" office:value-type="float" office:value="6.4177777777778" calcext:value-type="float">
            <text:p>6,4177777777778</text:p>
          </table:table-cell>
          <table:table-cell table:number-columns-repeated="1021"/>
        </table:table-row>
        <table:table-row table:style-name="ro1">
          <table:table-cell table:formula="of:=[.A134]+0.01" office:value-type="float" office:value="-8.67000000000003" calcext:value-type="float">
            <text:p>-8,67000000000003</text:p>
          </table:table-cell>
          <table:table-cell table:formula="of:=2*[.A135]/9-4/3" office:value-type="float" office:value="-3.26000000000001" calcext:value-type="float">
            <text:p>-3,26000000000001</text:p>
          </table:table-cell>
          <table:table-cell table:formula="of:=-7*[.A135]/9-1/3" office:value-type="float" office:value="6.41000000000002" calcext:value-type="float">
            <text:p>6,41000000000002</text:p>
          </table:table-cell>
          <table:table-cell table:number-columns-repeated="1021"/>
        </table:table-row>
        <table:table-row table:style-name="ro1">
          <table:table-cell table:formula="of:=[.A135]+0.01" office:value-type="float" office:value="-8.66000000000003" calcext:value-type="float">
            <text:p>-8,66000000000003</text:p>
          </table:table-cell>
          <table:table-cell table:formula="of:=2*[.A136]/9-4/3" office:value-type="float" office:value="-3.25777777777778" calcext:value-type="float">
            <text:p>-3,25777777777778</text:p>
          </table:table-cell>
          <table:table-cell table:formula="of:=-7*[.A136]/9-1/3" office:value-type="float" office:value="6.40222222222225" calcext:value-type="float">
            <text:p>6,40222222222225</text:p>
          </table:table-cell>
          <table:table-cell table:number-columns-repeated="1021"/>
        </table:table-row>
        <table:table-row table:style-name="ro1">
          <table:table-cell table:formula="of:=[.A136]+0.01" office:value-type="float" office:value="-8.65000000000003" calcext:value-type="float">
            <text:p>-8,65000000000003</text:p>
          </table:table-cell>
          <table:table-cell table:formula="of:=2*[.A137]/9-4/3" office:value-type="float" office:value="-3.25555555555556" calcext:value-type="float">
            <text:p>-3,25555555555556</text:p>
          </table:table-cell>
          <table:table-cell table:formula="of:=-7*[.A137]/9-1/3" office:value-type="float" office:value="6.39444444444447" calcext:value-type="float">
            <text:p>6,39444444444447</text:p>
          </table:table-cell>
          <table:table-cell table:number-columns-repeated="1021"/>
        </table:table-row>
        <table:table-row table:style-name="ro1">
          <table:table-cell table:formula="of:=[.A137]+0.01" office:value-type="float" office:value="-8.64000000000003" calcext:value-type="float">
            <text:p>-8,64000000000003</text:p>
          </table:table-cell>
          <table:table-cell table:formula="of:=2*[.A138]/9-4/3" office:value-type="float" office:value="-3.25333333333334" calcext:value-type="float">
            <text:p>-3,25333333333334</text:p>
          </table:table-cell>
          <table:table-cell table:formula="of:=-7*[.A138]/9-1/3" office:value-type="float" office:value="6.38666666666669" calcext:value-type="float">
            <text:p>6,38666666666669</text:p>
          </table:table-cell>
          <table:table-cell table:number-columns-repeated="1021"/>
        </table:table-row>
        <table:table-row table:style-name="ro1">
          <table:table-cell table:formula="of:=[.A138]+0.01" office:value-type="float" office:value="-8.63000000000003" calcext:value-type="float">
            <text:p>-8,63000000000003</text:p>
          </table:table-cell>
          <table:table-cell table:formula="of:=2*[.A139]/9-4/3" office:value-type="float" office:value="-3.25111111111112" calcext:value-type="float">
            <text:p>-3,25111111111112</text:p>
          </table:table-cell>
          <table:table-cell table:formula="of:=-7*[.A139]/9-1/3" office:value-type="float" office:value="6.37888888888891" calcext:value-type="float">
            <text:p>6,37888888888891</text:p>
          </table:table-cell>
          <table:table-cell table:number-columns-repeated="1021"/>
        </table:table-row>
        <table:table-row table:style-name="ro1">
          <table:table-cell table:formula="of:=[.A139]+0.01" office:value-type="float" office:value="-8.62000000000003" calcext:value-type="float">
            <text:p>-8,62000000000003</text:p>
          </table:table-cell>
          <table:table-cell table:formula="of:=2*[.A140]/9-4/3" office:value-type="float" office:value="-3.2488888888889" calcext:value-type="float">
            <text:p>-3,2488888888889</text:p>
          </table:table-cell>
          <table:table-cell table:formula="of:=-7*[.A140]/9-1/3" office:value-type="float" office:value="6.37111111111113" calcext:value-type="float">
            <text:p>6,37111111111113</text:p>
          </table:table-cell>
          <table:table-cell table:number-columns-repeated="1021"/>
        </table:table-row>
        <table:table-row table:style-name="ro1">
          <table:table-cell table:formula="of:=[.A140]+0.01" office:value-type="float" office:value="-8.61000000000003" calcext:value-type="float">
            <text:p>-8,61000000000003</text:p>
          </table:table-cell>
          <table:table-cell table:formula="of:=2*[.A141]/9-4/3" office:value-type="float" office:value="-3.24666666666667" calcext:value-type="float">
            <text:p>-3,24666666666667</text:p>
          </table:table-cell>
          <table:table-cell table:formula="of:=-7*[.A141]/9-1/3" office:value-type="float" office:value="6.36333333333336" calcext:value-type="float">
            <text:p>6,36333333333336</text:p>
          </table:table-cell>
          <table:table-cell table:number-columns-repeated="1021"/>
        </table:table-row>
        <table:table-row table:style-name="ro1">
          <table:table-cell table:formula="of:=[.A141]+0.01" office:value-type="float" office:value="-8.60000000000003" calcext:value-type="float">
            <text:p>-8,60000000000003</text:p>
          </table:table-cell>
          <table:table-cell table:formula="of:=2*[.A142]/9-4/3" office:value-type="float" office:value="-3.24444444444445" calcext:value-type="float">
            <text:p>-3,24444444444445</text:p>
          </table:table-cell>
          <table:table-cell table:formula="of:=-7*[.A142]/9-1/3" office:value-type="float" office:value="6.35555555555558" calcext:value-type="float">
            <text:p>6,35555555555558</text:p>
          </table:table-cell>
          <table:table-cell table:number-columns-repeated="1021"/>
        </table:table-row>
        <table:table-row table:style-name="ro1">
          <table:table-cell table:formula="of:=[.A142]+0.01" office:value-type="float" office:value="-8.59000000000003" calcext:value-type="float">
            <text:p>-8,59000000000003</text:p>
          </table:table-cell>
          <table:table-cell table:formula="of:=2*[.A143]/9-4/3" office:value-type="float" office:value="-3.24222222222223" calcext:value-type="float">
            <text:p>-3,24222222222223</text:p>
          </table:table-cell>
          <table:table-cell table:formula="of:=-7*[.A143]/9-1/3" office:value-type="float" office:value="6.3477777777778" calcext:value-type="float">
            <text:p>6,3477777777778</text:p>
          </table:table-cell>
          <table:table-cell table:number-columns-repeated="1021"/>
        </table:table-row>
        <table:table-row table:style-name="ro1">
          <table:table-cell table:formula="of:=[.A143]+0.01" office:value-type="float" office:value="-8.58000000000003" calcext:value-type="float">
            <text:p>-8,58000000000003</text:p>
          </table:table-cell>
          <table:table-cell table:formula="of:=2*[.A144]/9-4/3" office:value-type="float" office:value="-3.24000000000001" calcext:value-type="float">
            <text:p>-3,24000000000001</text:p>
          </table:table-cell>
          <table:table-cell table:formula="of:=-7*[.A144]/9-1/3" office:value-type="float" office:value="6.34000000000002" calcext:value-type="float">
            <text:p>6,34000000000002</text:p>
          </table:table-cell>
          <table:table-cell table:number-columns-repeated="1021"/>
        </table:table-row>
        <table:table-row table:style-name="ro1">
          <table:table-cell table:formula="of:=[.A144]+0.01" office:value-type="float" office:value="-8.57000000000003" calcext:value-type="float">
            <text:p>-8,57000000000003</text:p>
          </table:table-cell>
          <table:table-cell table:formula="of:=2*[.A145]/9-4/3" office:value-type="float" office:value="-3.23777777777778" calcext:value-type="float">
            <text:p>-3,23777777777778</text:p>
          </table:table-cell>
          <table:table-cell table:formula="of:=-7*[.A145]/9-1/3" office:value-type="float" office:value="6.33222222222225" calcext:value-type="float">
            <text:p>6,33222222222225</text:p>
          </table:table-cell>
          <table:table-cell table:number-columns-repeated="1021"/>
        </table:table-row>
        <table:table-row table:style-name="ro1">
          <table:table-cell table:formula="of:=[.A145]+0.01" office:value-type="float" office:value="-8.56000000000003" calcext:value-type="float">
            <text:p>-8,56000000000003</text:p>
          </table:table-cell>
          <table:table-cell table:formula="of:=2*[.A146]/9-4/3" office:value-type="float" office:value="-3.23555555555556" calcext:value-type="float">
            <text:p>-3,23555555555556</text:p>
          </table:table-cell>
          <table:table-cell table:formula="of:=-7*[.A146]/9-1/3" office:value-type="float" office:value="6.32444444444447" calcext:value-type="float">
            <text:p>6,32444444444447</text:p>
          </table:table-cell>
          <table:table-cell table:number-columns-repeated="1021"/>
        </table:table-row>
        <table:table-row table:style-name="ro1">
          <table:table-cell table:formula="of:=[.A146]+0.01" office:value-type="float" office:value="-8.55000000000003" calcext:value-type="float">
            <text:p>-8,55000000000003</text:p>
          </table:table-cell>
          <table:table-cell table:formula="of:=2*[.A147]/9-4/3" office:value-type="float" office:value="-3.23333333333334" calcext:value-type="float">
            <text:p>-3,23333333333334</text:p>
          </table:table-cell>
          <table:table-cell table:formula="of:=-7*[.A147]/9-1/3" office:value-type="float" office:value="6.31666666666669" calcext:value-type="float">
            <text:p>6,31666666666669</text:p>
          </table:table-cell>
          <table:table-cell table:number-columns-repeated="1021"/>
        </table:table-row>
        <table:table-row table:style-name="ro1">
          <table:table-cell table:formula="of:=[.A147]+0.01" office:value-type="float" office:value="-8.54000000000003" calcext:value-type="float">
            <text:p>-8,54000000000003</text:p>
          </table:table-cell>
          <table:table-cell table:formula="of:=2*[.A148]/9-4/3" office:value-type="float" office:value="-3.23111111111112" calcext:value-type="float">
            <text:p>-3,23111111111112</text:p>
          </table:table-cell>
          <table:table-cell table:formula="of:=-7*[.A148]/9-1/3" office:value-type="float" office:value="6.30888888888891" calcext:value-type="float">
            <text:p>6,30888888888891</text:p>
          </table:table-cell>
          <table:table-cell table:number-columns-repeated="1021"/>
        </table:table-row>
        <table:table-row table:style-name="ro1">
          <table:table-cell table:formula="of:=[.A148]+0.01" office:value-type="float" office:value="-8.53000000000003" calcext:value-type="float">
            <text:p>-8,53000000000003</text:p>
          </table:table-cell>
          <table:table-cell table:formula="of:=2*[.A149]/9-4/3" office:value-type="float" office:value="-3.2288888888889" calcext:value-type="float">
            <text:p>-3,2288888888889</text:p>
          </table:table-cell>
          <table:table-cell table:formula="of:=-7*[.A149]/9-1/3" office:value-type="float" office:value="6.30111111111114" calcext:value-type="float">
            <text:p>6,30111111111114</text:p>
          </table:table-cell>
          <table:table-cell table:number-columns-repeated="1021"/>
        </table:table-row>
        <table:table-row table:style-name="ro1">
          <table:table-cell table:formula="of:=[.A149]+0.01" office:value-type="float" office:value="-8.52000000000003" calcext:value-type="float">
            <text:p>-8,52000000000003</text:p>
          </table:table-cell>
          <table:table-cell table:formula="of:=2*[.A150]/9-4/3" office:value-type="float" office:value="-3.22666666666667" calcext:value-type="float">
            <text:p>-3,22666666666667</text:p>
          </table:table-cell>
          <table:table-cell table:formula="of:=-7*[.A150]/9-1/3" office:value-type="float" office:value="6.29333333333336" calcext:value-type="float">
            <text:p>6,29333333333336</text:p>
          </table:table-cell>
          <table:table-cell table:number-columns-repeated="1021"/>
        </table:table-row>
        <table:table-row table:style-name="ro1">
          <table:table-cell table:formula="of:=[.A150]+0.01" office:value-type="float" office:value="-8.51000000000003" calcext:value-type="float">
            <text:p>-8,51000000000003</text:p>
          </table:table-cell>
          <table:table-cell table:formula="of:=2*[.A151]/9-4/3" office:value-type="float" office:value="-3.22444444444445" calcext:value-type="float">
            <text:p>-3,22444444444445</text:p>
          </table:table-cell>
          <table:table-cell table:formula="of:=-7*[.A151]/9-1/3" office:value-type="float" office:value="6.28555555555558" calcext:value-type="float">
            <text:p>6,28555555555558</text:p>
          </table:table-cell>
          <table:table-cell table:number-columns-repeated="1021"/>
        </table:table-row>
        <table:table-row table:style-name="ro1">
          <table:table-cell table:formula="of:=[.A151]+0.01" office:value-type="float" office:value="-8.50000000000003" calcext:value-type="float">
            <text:p>-8,50000000000003</text:p>
          </table:table-cell>
          <table:table-cell table:formula="of:=2*[.A152]/9-4/3" office:value-type="float" office:value="-3.22222222222223" calcext:value-type="float">
            <text:p>-3,22222222222223</text:p>
          </table:table-cell>
          <table:table-cell table:formula="of:=-7*[.A152]/9-1/3" office:value-type="float" office:value="6.2777777777778" calcext:value-type="float">
            <text:p>6,2777777777778</text:p>
          </table:table-cell>
          <table:table-cell table:number-columns-repeated="1021"/>
        </table:table-row>
        <table:table-row table:style-name="ro1">
          <table:table-cell table:formula="of:=[.A152]+0.01" office:value-type="float" office:value="-8.49000000000003" calcext:value-type="float">
            <text:p>-8,49000000000003</text:p>
          </table:table-cell>
          <table:table-cell table:formula="of:=2*[.A153]/9-4/3" office:value-type="float" office:value="-3.22000000000001" calcext:value-type="float">
            <text:p>-3,22000000000001</text:p>
          </table:table-cell>
          <table:table-cell table:formula="of:=-7*[.A153]/9-1/3" office:value-type="float" office:value="6.27000000000003" calcext:value-type="float">
            <text:p>6,27000000000003</text:p>
          </table:table-cell>
          <table:table-cell table:number-columns-repeated="1021"/>
        </table:table-row>
        <table:table-row table:style-name="ro1">
          <table:table-cell table:formula="of:=[.A153]+0.01" office:value-type="float" office:value="-8.48000000000003" calcext:value-type="float">
            <text:p>-8,48000000000003</text:p>
          </table:table-cell>
          <table:table-cell table:formula="of:=2*[.A154]/9-4/3" office:value-type="float" office:value="-3.21777777777779" calcext:value-type="float">
            <text:p>-3,21777777777779</text:p>
          </table:table-cell>
          <table:table-cell table:formula="of:=-7*[.A154]/9-1/3" office:value-type="float" office:value="6.26222222222225" calcext:value-type="float">
            <text:p>6,26222222222225</text:p>
          </table:table-cell>
          <table:table-cell table:number-columns-repeated="1021"/>
        </table:table-row>
        <table:table-row table:style-name="ro1">
          <table:table-cell table:formula="of:=[.A154]+0.01" office:value-type="float" office:value="-8.47000000000003" calcext:value-type="float">
            <text:p>-8,47000000000003</text:p>
          </table:table-cell>
          <table:table-cell table:formula="of:=2*[.A155]/9-4/3" office:value-type="float" office:value="-3.21555555555556" calcext:value-type="float">
            <text:p>-3,21555555555556</text:p>
          </table:table-cell>
          <table:table-cell table:formula="of:=-7*[.A155]/9-1/3" office:value-type="float" office:value="6.25444444444447" calcext:value-type="float">
            <text:p>6,25444444444447</text:p>
          </table:table-cell>
          <table:table-cell table:number-columns-repeated="1021"/>
        </table:table-row>
        <table:table-row table:style-name="ro1">
          <table:table-cell table:formula="of:=[.A155]+0.01" office:value-type="float" office:value="-8.46000000000003" calcext:value-type="float">
            <text:p>-8,46000000000003</text:p>
          </table:table-cell>
          <table:table-cell table:formula="of:=2*[.A156]/9-4/3" office:value-type="float" office:value="-3.21333333333334" calcext:value-type="float">
            <text:p>-3,21333333333334</text:p>
          </table:table-cell>
          <table:table-cell table:formula="of:=-7*[.A156]/9-1/3" office:value-type="float" office:value="6.24666666666669" calcext:value-type="float">
            <text:p>6,24666666666669</text:p>
          </table:table-cell>
          <table:table-cell table:number-columns-repeated="1021"/>
        </table:table-row>
        <table:table-row table:style-name="ro1">
          <table:table-cell table:formula="of:=[.A156]+0.01" office:value-type="float" office:value="-8.45000000000003" calcext:value-type="float">
            <text:p>-8,45000000000003</text:p>
          </table:table-cell>
          <table:table-cell table:formula="of:=2*[.A157]/9-4/3" office:value-type="float" office:value="-3.21111111111112" calcext:value-type="float">
            <text:p>-3,21111111111112</text:p>
          </table:table-cell>
          <table:table-cell table:formula="of:=-7*[.A157]/9-1/3" office:value-type="float" office:value="6.23888888888892" calcext:value-type="float">
            <text:p>6,23888888888892</text:p>
          </table:table-cell>
          <table:table-cell table:number-columns-repeated="1021"/>
        </table:table-row>
        <table:table-row table:style-name="ro1">
          <table:table-cell table:formula="of:=[.A157]+0.01" office:value-type="float" office:value="-8.44000000000003" calcext:value-type="float">
            <text:p>-8,44000000000003</text:p>
          </table:table-cell>
          <table:table-cell table:formula="of:=2*[.A158]/9-4/3" office:value-type="float" office:value="-3.2088888888889" calcext:value-type="float">
            <text:p>-3,2088888888889</text:p>
          </table:table-cell>
          <table:table-cell table:formula="of:=-7*[.A158]/9-1/3" office:value-type="float" office:value="6.23111111111114" calcext:value-type="float">
            <text:p>6,23111111111114</text:p>
          </table:table-cell>
          <table:table-cell table:number-columns-repeated="1021"/>
        </table:table-row>
        <table:table-row table:style-name="ro1">
          <table:table-cell table:formula="of:=[.A158]+0.01" office:value-type="float" office:value="-8.43000000000003" calcext:value-type="float">
            <text:p>-8,43000000000003</text:p>
          </table:table-cell>
          <table:table-cell table:formula="of:=2*[.A159]/9-4/3" office:value-type="float" office:value="-3.20666666666667" calcext:value-type="float">
            <text:p>-3,20666666666667</text:p>
          </table:table-cell>
          <table:table-cell table:formula="of:=-7*[.A159]/9-1/3" office:value-type="float" office:value="6.22333333333336" calcext:value-type="float">
            <text:p>6,22333333333336</text:p>
          </table:table-cell>
          <table:table-cell table:number-columns-repeated="1021"/>
        </table:table-row>
        <table:table-row table:style-name="ro1">
          <table:table-cell table:formula="of:=[.A159]+0.01" office:value-type="float" office:value="-8.42000000000003" calcext:value-type="float">
            <text:p>-8,42000000000003</text:p>
          </table:table-cell>
          <table:table-cell table:formula="of:=2*[.A160]/9-4/3" office:value-type="float" office:value="-3.20444444444445" calcext:value-type="float">
            <text:p>-3,20444444444445</text:p>
          </table:table-cell>
          <table:table-cell table:formula="of:=-7*[.A160]/9-1/3" office:value-type="float" office:value="6.21555555555558" calcext:value-type="float">
            <text:p>6,21555555555558</text:p>
          </table:table-cell>
          <table:table-cell table:number-columns-repeated="1021"/>
        </table:table-row>
        <table:table-row table:style-name="ro1">
          <table:table-cell table:formula="of:=[.A160]+0.01" office:value-type="float" office:value="-8.41000000000003" calcext:value-type="float">
            <text:p>-8,41000000000003</text:p>
          </table:table-cell>
          <table:table-cell table:formula="of:=2*[.A161]/9-4/3" office:value-type="float" office:value="-3.20222222222223" calcext:value-type="float">
            <text:p>-3,20222222222223</text:p>
          </table:table-cell>
          <table:table-cell table:formula="of:=-7*[.A161]/9-1/3" office:value-type="float" office:value="6.20777777777781" calcext:value-type="float">
            <text:p>6,20777777777781</text:p>
          </table:table-cell>
          <table:table-cell table:number-columns-repeated="1021"/>
        </table:table-row>
        <table:table-row table:style-name="ro1">
          <table:table-cell table:formula="of:=[.A161]+0.01" office:value-type="float" office:value="-8.40000000000003" calcext:value-type="float">
            <text:p>-8,40000000000003</text:p>
          </table:table-cell>
          <table:table-cell table:formula="of:=2*[.A162]/9-4/3" office:value-type="float" office:value="-3.20000000000001" calcext:value-type="float">
            <text:p>-3,20000000000001</text:p>
          </table:table-cell>
          <table:table-cell table:formula="of:=-7*[.A162]/9-1/3" office:value-type="float" office:value="6.20000000000003" calcext:value-type="float">
            <text:p>6,20000000000003</text:p>
          </table:table-cell>
          <table:table-cell table:number-columns-repeated="1021"/>
        </table:table-row>
        <table:table-row table:style-name="ro1">
          <table:table-cell table:formula="of:=[.A162]+0.01" office:value-type="float" office:value="-8.39000000000003" calcext:value-type="float">
            <text:p>-8,39000000000003</text:p>
          </table:table-cell>
          <table:table-cell table:formula="of:=2*[.A163]/9-4/3" office:value-type="float" office:value="-3.19777777777779" calcext:value-type="float">
            <text:p>-3,19777777777779</text:p>
          </table:table-cell>
          <table:table-cell table:formula="of:=-7*[.A163]/9-1/3" office:value-type="float" office:value="6.19222222222225" calcext:value-type="float">
            <text:p>6,19222222222225</text:p>
          </table:table-cell>
          <table:table-cell table:number-columns-repeated="1021"/>
        </table:table-row>
        <table:table-row table:style-name="ro1">
          <table:table-cell table:formula="of:=[.A163]+0.01" office:value-type="float" office:value="-8.38000000000003" calcext:value-type="float">
            <text:p>-8,38000000000003</text:p>
          </table:table-cell>
          <table:table-cell table:formula="of:=2*[.A164]/9-4/3" office:value-type="float" office:value="-3.19555555555556" calcext:value-type="float">
            <text:p>-3,19555555555556</text:p>
          </table:table-cell>
          <table:table-cell table:formula="of:=-7*[.A164]/9-1/3" office:value-type="float" office:value="6.18444444444447" calcext:value-type="float">
            <text:p>6,18444444444447</text:p>
          </table:table-cell>
          <table:table-cell table:number-columns-repeated="1021"/>
        </table:table-row>
        <table:table-row table:style-name="ro1">
          <table:table-cell table:formula="of:=[.A164]+0.01" office:value-type="float" office:value="-8.37000000000004" calcext:value-type="float">
            <text:p>-8,37000000000004</text:p>
          </table:table-cell>
          <table:table-cell table:formula="of:=2*[.A165]/9-4/3" office:value-type="float" office:value="-3.19333333333334" calcext:value-type="float">
            <text:p>-3,19333333333334</text:p>
          </table:table-cell>
          <table:table-cell table:formula="of:=-7*[.A165]/9-1/3" office:value-type="float" office:value="6.17666666666669" calcext:value-type="float">
            <text:p>6,17666666666669</text:p>
          </table:table-cell>
          <table:table-cell table:number-columns-repeated="1021"/>
        </table:table-row>
        <table:table-row table:style-name="ro1">
          <table:table-cell table:formula="of:=[.A165]+0.01" office:value-type="float" office:value="-8.36000000000004" calcext:value-type="float">
            <text:p>-8,36000000000004</text:p>
          </table:table-cell>
          <table:table-cell table:formula="of:=2*[.A166]/9-4/3" office:value-type="float" office:value="-3.19111111111112" calcext:value-type="float">
            <text:p>-3,19111111111112</text:p>
          </table:table-cell>
          <table:table-cell table:formula="of:=-7*[.A166]/9-1/3" office:value-type="float" office:value="6.16888888888892" calcext:value-type="float">
            <text:p>6,16888888888892</text:p>
          </table:table-cell>
          <table:table-cell table:number-columns-repeated="1021"/>
        </table:table-row>
        <table:table-row table:style-name="ro1">
          <table:table-cell table:formula="of:=[.A166]+0.01" office:value-type="float" office:value="-8.35000000000004" calcext:value-type="float">
            <text:p>-8,35000000000004</text:p>
          </table:table-cell>
          <table:table-cell table:formula="of:=2*[.A167]/9-4/3" office:value-type="float" office:value="-3.1888888888889" calcext:value-type="float">
            <text:p>-3,1888888888889</text:p>
          </table:table-cell>
          <table:table-cell table:formula="of:=-7*[.A167]/9-1/3" office:value-type="float" office:value="6.16111111111114" calcext:value-type="float">
            <text:p>6,16111111111114</text:p>
          </table:table-cell>
          <table:table-cell table:number-columns-repeated="1021"/>
        </table:table-row>
        <table:table-row table:style-name="ro1">
          <table:table-cell table:formula="of:=[.A167]+0.01" office:value-type="float" office:value="-8.34000000000004" calcext:value-type="float">
            <text:p>-8,34000000000004</text:p>
          </table:table-cell>
          <table:table-cell table:formula="of:=2*[.A168]/9-4/3" office:value-type="float" office:value="-3.18666666666667" calcext:value-type="float">
            <text:p>-3,18666666666667</text:p>
          </table:table-cell>
          <table:table-cell table:formula="of:=-7*[.A168]/9-1/3" office:value-type="float" office:value="6.15333333333336" calcext:value-type="float">
            <text:p>6,15333333333336</text:p>
          </table:table-cell>
          <table:table-cell table:number-columns-repeated="1021"/>
        </table:table-row>
        <table:table-row table:style-name="ro1">
          <table:table-cell table:formula="of:=[.A168]+0.01" office:value-type="float" office:value="-8.33000000000004" calcext:value-type="float">
            <text:p>-8,33000000000004</text:p>
          </table:table-cell>
          <table:table-cell table:formula="of:=2*[.A169]/9-4/3" office:value-type="float" office:value="-3.18444444444445" calcext:value-type="float">
            <text:p>-3,18444444444445</text:p>
          </table:table-cell>
          <table:table-cell table:formula="of:=-7*[.A169]/9-1/3" office:value-type="float" office:value="6.14555555555558" calcext:value-type="float">
            <text:p>6,14555555555558</text:p>
          </table:table-cell>
          <table:table-cell table:number-columns-repeated="1021"/>
        </table:table-row>
        <table:table-row table:style-name="ro1">
          <table:table-cell table:formula="of:=[.A169]+0.01" office:value-type="float" office:value="-8.32000000000004" calcext:value-type="float">
            <text:p>-8,32000000000004</text:p>
          </table:table-cell>
          <table:table-cell table:formula="of:=2*[.A170]/9-4/3" office:value-type="float" office:value="-3.18222222222223" calcext:value-type="float">
            <text:p>-3,18222222222223</text:p>
          </table:table-cell>
          <table:table-cell table:formula="of:=-7*[.A170]/9-1/3" office:value-type="float" office:value="6.13777777777781" calcext:value-type="float">
            <text:p>6,13777777777781</text:p>
          </table:table-cell>
          <table:table-cell table:number-columns-repeated="1021"/>
        </table:table-row>
        <table:table-row table:style-name="ro1">
          <table:table-cell table:formula="of:=[.A170]+0.01" office:value-type="float" office:value="-8.31000000000004" calcext:value-type="float">
            <text:p>-8,31000000000004</text:p>
          </table:table-cell>
          <table:table-cell table:formula="of:=2*[.A171]/9-4/3" office:value-type="float" office:value="-3.18000000000001" calcext:value-type="float">
            <text:p>-3,18000000000001</text:p>
          </table:table-cell>
          <table:table-cell table:formula="of:=-7*[.A171]/9-1/3" office:value-type="float" office:value="6.13000000000003" calcext:value-type="float">
            <text:p>6,13000000000003</text:p>
          </table:table-cell>
          <table:table-cell table:number-columns-repeated="1021"/>
        </table:table-row>
        <table:table-row table:style-name="ro1">
          <table:table-cell table:formula="of:=[.A171]+0.01" office:value-type="float" office:value="-8.30000000000004" calcext:value-type="float">
            <text:p>-8,30000000000004</text:p>
          </table:table-cell>
          <table:table-cell table:formula="of:=2*[.A172]/9-4/3" office:value-type="float" office:value="-3.17777777777779" calcext:value-type="float">
            <text:p>-3,17777777777779</text:p>
          </table:table-cell>
          <table:table-cell table:formula="of:=-7*[.A172]/9-1/3" office:value-type="float" office:value="6.12222222222225" calcext:value-type="float">
            <text:p>6,12222222222225</text:p>
          </table:table-cell>
          <table:table-cell table:number-columns-repeated="1021"/>
        </table:table-row>
        <table:table-row table:style-name="ro1">
          <table:table-cell table:formula="of:=[.A172]+0.01" office:value-type="float" office:value="-8.29000000000004" calcext:value-type="float">
            <text:p>-8,29000000000004</text:p>
          </table:table-cell>
          <table:table-cell table:formula="of:=2*[.A173]/9-4/3" office:value-type="float" office:value="-3.17555555555556" calcext:value-type="float">
            <text:p>-3,17555555555556</text:p>
          </table:table-cell>
          <table:table-cell table:formula="of:=-7*[.A173]/9-1/3" office:value-type="float" office:value="6.11444444444447" calcext:value-type="float">
            <text:p>6,11444444444447</text:p>
          </table:table-cell>
          <table:table-cell table:number-columns-repeated="1021"/>
        </table:table-row>
        <table:table-row table:style-name="ro1">
          <table:table-cell table:formula="of:=[.A173]+0.01" office:value-type="float" office:value="-8.28000000000004" calcext:value-type="float">
            <text:p>-8,28000000000004</text:p>
          </table:table-cell>
          <table:table-cell table:formula="of:=2*[.A174]/9-4/3" office:value-type="float" office:value="-3.17333333333334" calcext:value-type="float">
            <text:p>-3,17333333333334</text:p>
          </table:table-cell>
          <table:table-cell table:formula="of:=-7*[.A174]/9-1/3" office:value-type="float" office:value="6.1066666666667" calcext:value-type="float">
            <text:p>6,1066666666667</text:p>
          </table:table-cell>
          <table:table-cell table:number-columns-repeated="1021"/>
        </table:table-row>
        <table:table-row table:style-name="ro1">
          <table:table-cell table:formula="of:=[.A174]+0.01" office:value-type="float" office:value="-8.27000000000004" calcext:value-type="float">
            <text:p>-8,27000000000004</text:p>
          </table:table-cell>
          <table:table-cell table:formula="of:=2*[.A175]/9-4/3" office:value-type="float" office:value="-3.17111111111112" calcext:value-type="float">
            <text:p>-3,17111111111112</text:p>
          </table:table-cell>
          <table:table-cell table:formula="of:=-7*[.A175]/9-1/3" office:value-type="float" office:value="6.09888888888892" calcext:value-type="float">
            <text:p>6,09888888888892</text:p>
          </table:table-cell>
          <table:table-cell table:number-columns-repeated="1021"/>
        </table:table-row>
        <table:table-row table:style-name="ro1">
          <table:table-cell table:formula="of:=[.A175]+0.01" office:value-type="float" office:value="-8.26000000000004" calcext:value-type="float">
            <text:p>-8,26000000000004</text:p>
          </table:table-cell>
          <table:table-cell table:formula="of:=2*[.A176]/9-4/3" office:value-type="float" office:value="-3.1688888888889" calcext:value-type="float">
            <text:p>-3,1688888888889</text:p>
          </table:table-cell>
          <table:table-cell table:formula="of:=-7*[.A176]/9-1/3" office:value-type="float" office:value="6.09111111111114" calcext:value-type="float">
            <text:p>6,09111111111114</text:p>
          </table:table-cell>
          <table:table-cell table:number-columns-repeated="1021"/>
        </table:table-row>
        <table:table-row table:style-name="ro1">
          <table:table-cell table:formula="of:=[.A176]+0.01" office:value-type="float" office:value="-8.25000000000004" calcext:value-type="float">
            <text:p>-8,25000000000004</text:p>
          </table:table-cell>
          <table:table-cell table:formula="of:=2*[.A177]/9-4/3" office:value-type="float" office:value="-3.16666666666667" calcext:value-type="float">
            <text:p>-3,16666666666667</text:p>
          </table:table-cell>
          <table:table-cell table:formula="of:=-7*[.A177]/9-1/3" office:value-type="float" office:value="6.08333333333336" calcext:value-type="float">
            <text:p>6,08333333333336</text:p>
          </table:table-cell>
          <table:table-cell table:number-columns-repeated="1021"/>
        </table:table-row>
        <table:table-row table:style-name="ro1">
          <table:table-cell table:formula="of:=[.A177]+0.01" office:value-type="float" office:value="-8.24000000000004" calcext:value-type="float">
            <text:p>-8,24000000000004</text:p>
          </table:table-cell>
          <table:table-cell table:formula="of:=2*[.A178]/9-4/3" office:value-type="float" office:value="-3.16444444444445" calcext:value-type="float">
            <text:p>-3,16444444444445</text:p>
          </table:table-cell>
          <table:table-cell table:formula="of:=-7*[.A178]/9-1/3" office:value-type="float" office:value="6.07555555555559" calcext:value-type="float">
            <text:p>6,07555555555559</text:p>
          </table:table-cell>
          <table:table-cell table:number-columns-repeated="1021"/>
        </table:table-row>
        <table:table-row table:style-name="ro1">
          <table:table-cell table:formula="of:=[.A178]+0.01" office:value-type="float" office:value="-8.23000000000004" calcext:value-type="float">
            <text:p>-8,23000000000004</text:p>
          </table:table-cell>
          <table:table-cell table:formula="of:=2*[.A179]/9-4/3" office:value-type="float" office:value="-3.16222222222223" calcext:value-type="float">
            <text:p>-3,16222222222223</text:p>
          </table:table-cell>
          <table:table-cell table:formula="of:=-7*[.A179]/9-1/3" office:value-type="float" office:value="6.06777777777781" calcext:value-type="float">
            <text:p>6,06777777777781</text:p>
          </table:table-cell>
          <table:table-cell table:number-columns-repeated="1021"/>
        </table:table-row>
        <table:table-row table:style-name="ro1">
          <table:table-cell table:formula="of:=[.A179]+0.01" office:value-type="float" office:value="-8.22000000000004" calcext:value-type="float">
            <text:p>-8,22000000000004</text:p>
          </table:table-cell>
          <table:table-cell table:formula="of:=2*[.A180]/9-4/3" office:value-type="float" office:value="-3.16000000000001" calcext:value-type="float">
            <text:p>-3,16000000000001</text:p>
          </table:table-cell>
          <table:table-cell table:formula="of:=-7*[.A180]/9-1/3" office:value-type="float" office:value="6.06000000000003" calcext:value-type="float">
            <text:p>6,06000000000003</text:p>
          </table:table-cell>
          <table:table-cell table:number-columns-repeated="1021"/>
        </table:table-row>
        <table:table-row table:style-name="ro1">
          <table:table-cell table:formula="of:=[.A180]+0.01" office:value-type="float" office:value="-8.21000000000004" calcext:value-type="float">
            <text:p>-8,21000000000004</text:p>
          </table:table-cell>
          <table:table-cell table:formula="of:=2*[.A181]/9-4/3" office:value-type="float" office:value="-3.15777777777779" calcext:value-type="float">
            <text:p>-3,15777777777779</text:p>
          </table:table-cell>
          <table:table-cell table:formula="of:=-7*[.A181]/9-1/3" office:value-type="float" office:value="6.05222222222225" calcext:value-type="float">
            <text:p>6,05222222222225</text:p>
          </table:table-cell>
          <table:table-cell table:number-columns-repeated="1021"/>
        </table:table-row>
        <table:table-row table:style-name="ro1">
          <table:table-cell table:formula="of:=[.A181]+0.01" office:value-type="float" office:value="-8.20000000000004" calcext:value-type="float">
            <text:p>-8,20000000000004</text:p>
          </table:table-cell>
          <table:table-cell table:formula="of:=2*[.A182]/9-4/3" office:value-type="float" office:value="-3.15555555555556" calcext:value-type="float">
            <text:p>-3,15555555555556</text:p>
          </table:table-cell>
          <table:table-cell table:formula="of:=-7*[.A182]/9-1/3" office:value-type="float" office:value="6.04444444444447" calcext:value-type="float">
            <text:p>6,04444444444447</text:p>
          </table:table-cell>
          <table:table-cell table:number-columns-repeated="1021"/>
        </table:table-row>
        <table:table-row table:style-name="ro1">
          <table:table-cell table:formula="of:=[.A182]+0.01" office:value-type="float" office:value="-8.19000000000004" calcext:value-type="float">
            <text:p>-8,19000000000004</text:p>
          </table:table-cell>
          <table:table-cell table:formula="of:=2*[.A183]/9-4/3" office:value-type="float" office:value="-3.15333333333334" calcext:value-type="float">
            <text:p>-3,15333333333334</text:p>
          </table:table-cell>
          <table:table-cell table:formula="of:=-7*[.A183]/9-1/3" office:value-type="float" office:value="6.0366666666667" calcext:value-type="float">
            <text:p>6,0366666666667</text:p>
          </table:table-cell>
          <table:table-cell table:number-columns-repeated="1021"/>
        </table:table-row>
        <table:table-row table:style-name="ro1">
          <table:table-cell table:formula="of:=[.A183]+0.01" office:value-type="float" office:value="-8.18000000000004" calcext:value-type="float">
            <text:p>-8,18000000000004</text:p>
          </table:table-cell>
          <table:table-cell table:formula="of:=2*[.A184]/9-4/3" office:value-type="float" office:value="-3.15111111111112" calcext:value-type="float">
            <text:p>-3,15111111111112</text:p>
          </table:table-cell>
          <table:table-cell table:formula="of:=-7*[.A184]/9-1/3" office:value-type="float" office:value="6.02888888888892" calcext:value-type="float">
            <text:p>6,02888888888892</text:p>
          </table:table-cell>
          <table:table-cell table:number-columns-repeated="1021"/>
        </table:table-row>
        <table:table-row table:style-name="ro1">
          <table:table-cell table:formula="of:=[.A184]+0.01" office:value-type="float" office:value="-8.17000000000004" calcext:value-type="float">
            <text:p>-8,17000000000004</text:p>
          </table:table-cell>
          <table:table-cell table:formula="of:=2*[.A185]/9-4/3" office:value-type="float" office:value="-3.1488888888889" calcext:value-type="float">
            <text:p>-3,1488888888889</text:p>
          </table:table-cell>
          <table:table-cell table:formula="of:=-7*[.A185]/9-1/3" office:value-type="float" office:value="6.02111111111114" calcext:value-type="float">
            <text:p>6,02111111111114</text:p>
          </table:table-cell>
          <table:table-cell table:number-columns-repeated="1021"/>
        </table:table-row>
        <table:table-row table:style-name="ro1">
          <table:table-cell table:formula="of:=[.A185]+0.01" office:value-type="float" office:value="-8.16000000000004" calcext:value-type="float">
            <text:p>-8,16000000000004</text:p>
          </table:table-cell>
          <table:table-cell table:formula="of:=2*[.A186]/9-4/3" office:value-type="float" office:value="-3.14666666666668" calcext:value-type="float">
            <text:p>-3,14666666666668</text:p>
          </table:table-cell>
          <table:table-cell table:formula="of:=-7*[.A186]/9-1/3" office:value-type="float" office:value="6.01333333333336" calcext:value-type="float">
            <text:p>6,01333333333336</text:p>
          </table:table-cell>
          <table:table-cell table:number-columns-repeated="1021"/>
        </table:table-row>
        <table:table-row table:style-name="ro1">
          <table:table-cell table:formula="of:=[.A186]+0.01" office:value-type="float" office:value="-8.15000000000004" calcext:value-type="float">
            <text:p>-8,15000000000004</text:p>
          </table:table-cell>
          <table:table-cell table:formula="of:=2*[.A187]/9-4/3" office:value-type="float" office:value="-3.14444444444445" calcext:value-type="float">
            <text:p>-3,14444444444445</text:p>
          </table:table-cell>
          <table:table-cell table:formula="of:=-7*[.A187]/9-1/3" office:value-type="float" office:value="6.00555555555559" calcext:value-type="float">
            <text:p>6,00555555555559</text:p>
          </table:table-cell>
          <table:table-cell table:number-columns-repeated="1021"/>
        </table:table-row>
        <table:table-row table:style-name="ro1">
          <table:table-cell table:formula="of:=[.A187]+0.01" office:value-type="float" office:value="-8.14000000000004" calcext:value-type="float">
            <text:p>-8,14000000000004</text:p>
          </table:table-cell>
          <table:table-cell table:formula="of:=2*[.A188]/9-4/3" office:value-type="float" office:value="-3.14222222222223" calcext:value-type="float">
            <text:p>-3,14222222222223</text:p>
          </table:table-cell>
          <table:table-cell table:formula="of:=-7*[.A188]/9-1/3" office:value-type="float" office:value="5.99777777777781" calcext:value-type="float">
            <text:p>5,99777777777781</text:p>
          </table:table-cell>
          <table:table-cell table:number-columns-repeated="1021"/>
        </table:table-row>
        <table:table-row table:style-name="ro1">
          <table:table-cell table:formula="of:=[.A188]+0.01" office:value-type="float" office:value="-8.13000000000004" calcext:value-type="float">
            <text:p>-8,13000000000004</text:p>
          </table:table-cell>
          <table:table-cell table:formula="of:=2*[.A189]/9-4/3" office:value-type="float" office:value="-3.14000000000001" calcext:value-type="float">
            <text:p>-3,14000000000001</text:p>
          </table:table-cell>
          <table:table-cell table:formula="of:=-7*[.A189]/9-1/3" office:value-type="float" office:value="5.99000000000003" calcext:value-type="float">
            <text:p>5,99000000000003</text:p>
          </table:table-cell>
          <table:table-cell table:number-columns-repeated="1021"/>
        </table:table-row>
        <table:table-row table:style-name="ro1">
          <table:table-cell table:formula="of:=[.A189]+0.01" office:value-type="float" office:value="-8.12000000000004" calcext:value-type="float">
            <text:p>-8,12000000000004</text:p>
          </table:table-cell>
          <table:table-cell table:formula="of:=2*[.A190]/9-4/3" office:value-type="float" office:value="-3.13777777777779" calcext:value-type="float">
            <text:p>-3,13777777777779</text:p>
          </table:table-cell>
          <table:table-cell table:formula="of:=-7*[.A190]/9-1/3" office:value-type="float" office:value="5.98222222222225" calcext:value-type="float">
            <text:p>5,98222222222225</text:p>
          </table:table-cell>
          <table:table-cell table:number-columns-repeated="1021"/>
        </table:table-row>
        <table:table-row table:style-name="ro1">
          <table:table-cell table:formula="of:=[.A190]+0.01" office:value-type="float" office:value="-8.11000000000004" calcext:value-type="float">
            <text:p>-8,11000000000004</text:p>
          </table:table-cell>
          <table:table-cell table:formula="of:=2*[.A191]/9-4/3" office:value-type="float" office:value="-3.13555555555556" calcext:value-type="float">
            <text:p>-3,13555555555556</text:p>
          </table:table-cell>
          <table:table-cell table:formula="of:=-7*[.A191]/9-1/3" office:value-type="float" office:value="5.97444444444448" calcext:value-type="float">
            <text:p>5,97444444444448</text:p>
          </table:table-cell>
          <table:table-cell table:number-columns-repeated="1021"/>
        </table:table-row>
        <table:table-row table:style-name="ro1">
          <table:table-cell table:formula="of:=[.A191]+0.01" office:value-type="float" office:value="-8.10000000000004" calcext:value-type="float">
            <text:p>-8,10000000000004</text:p>
          </table:table-cell>
          <table:table-cell table:formula="of:=2*[.A192]/9-4/3" office:value-type="float" office:value="-3.13333333333334" calcext:value-type="float">
            <text:p>-3,13333333333334</text:p>
          </table:table-cell>
          <table:table-cell table:formula="of:=-7*[.A192]/9-1/3" office:value-type="float" office:value="5.9666666666667" calcext:value-type="float">
            <text:p>5,9666666666667</text:p>
          </table:table-cell>
          <table:table-cell table:number-columns-repeated="1021"/>
        </table:table-row>
        <table:table-row table:style-name="ro1">
          <table:table-cell table:formula="of:=[.A192]+0.01" office:value-type="float" office:value="-8.09000000000004" calcext:value-type="float">
            <text:p>-8,09000000000004</text:p>
          </table:table-cell>
          <table:table-cell table:formula="of:=2*[.A193]/9-4/3" office:value-type="float" office:value="-3.13111111111112" calcext:value-type="float">
            <text:p>-3,13111111111112</text:p>
          </table:table-cell>
          <table:table-cell table:formula="of:=-7*[.A193]/9-1/3" office:value-type="float" office:value="5.95888888888892" calcext:value-type="float">
            <text:p>5,95888888888892</text:p>
          </table:table-cell>
          <table:table-cell table:number-columns-repeated="1021"/>
        </table:table-row>
        <table:table-row table:style-name="ro1">
          <table:table-cell table:formula="of:=[.A193]+0.01" office:value-type="float" office:value="-8.08000000000004" calcext:value-type="float">
            <text:p>-8,08000000000004</text:p>
          </table:table-cell>
          <table:table-cell table:formula="of:=2*[.A194]/9-4/3" office:value-type="float" office:value="-3.1288888888889" calcext:value-type="float">
            <text:p>-3,1288888888889</text:p>
          </table:table-cell>
          <table:table-cell table:formula="of:=-7*[.A194]/9-1/3" office:value-type="float" office:value="5.95111111111114" calcext:value-type="float">
            <text:p>5,95111111111114</text:p>
          </table:table-cell>
          <table:table-cell table:number-columns-repeated="1021"/>
        </table:table-row>
        <table:table-row table:style-name="ro1">
          <table:table-cell table:formula="of:=[.A194]+0.01" office:value-type="float" office:value="-8.07000000000004" calcext:value-type="float">
            <text:p>-8,07000000000004</text:p>
          </table:table-cell>
          <table:table-cell table:formula="of:=2*[.A195]/9-4/3" office:value-type="float" office:value="-3.12666666666668" calcext:value-type="float">
            <text:p>-3,12666666666668</text:p>
          </table:table-cell>
          <table:table-cell table:formula="of:=-7*[.A195]/9-1/3" office:value-type="float" office:value="5.94333333333337" calcext:value-type="float">
            <text:p>5,94333333333337</text:p>
          </table:table-cell>
          <table:table-cell table:number-columns-repeated="1021"/>
        </table:table-row>
        <table:table-row table:style-name="ro1">
          <table:table-cell table:formula="of:=[.A195]+0.01" office:value-type="float" office:value="-8.06000000000004" calcext:value-type="float">
            <text:p>-8,06000000000004</text:p>
          </table:table-cell>
          <table:table-cell table:formula="of:=2*[.A196]/9-4/3" office:value-type="float" office:value="-3.12444444444445" calcext:value-type="float">
            <text:p>-3,12444444444445</text:p>
          </table:table-cell>
          <table:table-cell table:formula="of:=-7*[.A196]/9-1/3" office:value-type="float" office:value="5.93555555555559" calcext:value-type="float">
            <text:p>5,93555555555559</text:p>
          </table:table-cell>
          <table:table-cell table:number-columns-repeated="1021"/>
        </table:table-row>
        <table:table-row table:style-name="ro1">
          <table:table-cell table:formula="of:=[.A196]+0.01" office:value-type="float" office:value="-8.05000000000004" calcext:value-type="float">
            <text:p>-8,05000000000004</text:p>
          </table:table-cell>
          <table:table-cell table:formula="of:=2*[.A197]/9-4/3" office:value-type="float" office:value="-3.12222222222223" calcext:value-type="float">
            <text:p>-3,12222222222223</text:p>
          </table:table-cell>
          <table:table-cell table:formula="of:=-7*[.A197]/9-1/3" office:value-type="float" office:value="5.92777777777781" calcext:value-type="float">
            <text:p>5,92777777777781</text:p>
          </table:table-cell>
          <table:table-cell table:number-columns-repeated="1021"/>
        </table:table-row>
        <table:table-row table:style-name="ro1">
          <table:table-cell table:formula="of:=[.A197]+0.01" office:value-type="float" office:value="-8.04000000000004" calcext:value-type="float">
            <text:p>-8,04000000000004</text:p>
          </table:table-cell>
          <table:table-cell table:formula="of:=2*[.A198]/9-4/3" office:value-type="float" office:value="-3.12000000000001" calcext:value-type="float">
            <text:p>-3,12000000000001</text:p>
          </table:table-cell>
          <table:table-cell table:formula="of:=-7*[.A198]/9-1/3" office:value-type="float" office:value="5.92000000000003" calcext:value-type="float">
            <text:p>5,92000000000003</text:p>
          </table:table-cell>
          <table:table-cell table:number-columns-repeated="1021"/>
        </table:table-row>
        <table:table-row table:style-name="ro1">
          <table:table-cell table:formula="of:=[.A198]+0.01" office:value-type="float" office:value="-8.03000000000004" calcext:value-type="float">
            <text:p>-8,03000000000004</text:p>
          </table:table-cell>
          <table:table-cell table:formula="of:=2*[.A199]/9-4/3" office:value-type="float" office:value="-3.11777777777779" calcext:value-type="float">
            <text:p>-3,11777777777779</text:p>
          </table:table-cell>
          <table:table-cell table:formula="of:=-7*[.A199]/9-1/3" office:value-type="float" office:value="5.91222222222226" calcext:value-type="float">
            <text:p>5,91222222222226</text:p>
          </table:table-cell>
          <table:table-cell table:number-columns-repeated="1021"/>
        </table:table-row>
        <table:table-row table:style-name="ro1">
          <table:table-cell table:formula="of:=[.A199]+0.01" office:value-type="float" office:value="-8.02000000000004" calcext:value-type="float">
            <text:p>-8,02000000000004</text:p>
          </table:table-cell>
          <table:table-cell table:formula="of:=2*[.A200]/9-4/3" office:value-type="float" office:value="-3.11555555555556" calcext:value-type="float">
            <text:p>-3,11555555555556</text:p>
          </table:table-cell>
          <table:table-cell table:formula="of:=-7*[.A200]/9-1/3" office:value-type="float" office:value="5.90444444444448" calcext:value-type="float">
            <text:p>5,90444444444448</text:p>
          </table:table-cell>
          <table:table-cell table:number-columns-repeated="1021"/>
        </table:table-row>
        <table:table-row table:style-name="ro1">
          <table:table-cell table:formula="of:=[.A200]+0.01" office:value-type="float" office:value="-8.01000000000004" calcext:value-type="float">
            <text:p>-8,01000000000004</text:p>
          </table:table-cell>
          <table:table-cell table:formula="of:=2*[.A201]/9-4/3" office:value-type="float" office:value="-3.11333333333334" calcext:value-type="float">
            <text:p>-3,11333333333334</text:p>
          </table:table-cell>
          <table:table-cell table:formula="of:=-7*[.A201]/9-1/3" office:value-type="float" office:value="5.8966666666667" calcext:value-type="float">
            <text:p>5,8966666666667</text:p>
          </table:table-cell>
          <table:table-cell table:number-columns-repeated="1021"/>
        </table:table-row>
        <table:table-row table:style-name="ro1">
          <table:table-cell table:formula="of:=[.A201]+0.01" office:value-type="float" office:value="-8.00000000000004" calcext:value-type="float">
            <text:p>-8,00000000000004</text:p>
          </table:table-cell>
          <table:table-cell table:formula="of:=2*[.A202]/9-4/3" office:value-type="float" office:value="-3.11111111111112" calcext:value-type="float">
            <text:p>-3,11111111111112</text:p>
          </table:table-cell>
          <table:table-cell table:formula="of:=-7*[.A202]/9-1/3" office:value-type="float" office:value="5.88888888888892" calcext:value-type="float">
            <text:p>5,88888888888892</text:p>
          </table:table-cell>
          <table:table-cell table:number-columns-repeated="1021"/>
        </table:table-row>
        <table:table-row table:style-name="ro1">
          <table:table-cell table:formula="of:=[.A202]+0.01" office:value-type="float" office:value="-7.99000000000004" calcext:value-type="float">
            <text:p>-7,99000000000004</text:p>
          </table:table-cell>
          <table:table-cell table:formula="of:=2*[.A203]/9-4/3" office:value-type="float" office:value="-3.1088888888889" calcext:value-type="float">
            <text:p>-3,1088888888889</text:p>
          </table:table-cell>
          <table:table-cell table:formula="of:=-7*[.A203]/9-1/3" office:value-type="float" office:value="5.88111111111115" calcext:value-type="float">
            <text:p>5,88111111111115</text:p>
          </table:table-cell>
          <table:table-cell table:number-columns-repeated="1021"/>
        </table:table-row>
        <table:table-row table:style-name="ro1">
          <table:table-cell table:formula="of:=[.A203]+0.01" office:value-type="float" office:value="-7.98000000000004" calcext:value-type="float">
            <text:p>-7,98000000000004</text:p>
          </table:table-cell>
          <table:table-cell table:formula="of:=2*[.A204]/9-4/3" office:value-type="float" office:value="-3.10666666666668" calcext:value-type="float">
            <text:p>-3,10666666666668</text:p>
          </table:table-cell>
          <table:table-cell table:formula="of:=-7*[.A204]/9-1/3" office:value-type="float" office:value="5.87333333333337" calcext:value-type="float">
            <text:p>5,87333333333337</text:p>
          </table:table-cell>
          <table:table-cell table:number-columns-repeated="1021"/>
        </table:table-row>
        <table:table-row table:style-name="ro1">
          <table:table-cell table:formula="of:=[.A204]+0.01" office:value-type="float" office:value="-7.97000000000004" calcext:value-type="float">
            <text:p>-7,97000000000004</text:p>
          </table:table-cell>
          <table:table-cell table:formula="of:=2*[.A205]/9-4/3" office:value-type="float" office:value="-3.10444444444445" calcext:value-type="float">
            <text:p>-3,10444444444445</text:p>
          </table:table-cell>
          <table:table-cell table:formula="of:=-7*[.A205]/9-1/3" office:value-type="float" office:value="5.86555555555559" calcext:value-type="float">
            <text:p>5,86555555555559</text:p>
          </table:table-cell>
          <table:table-cell table:number-columns-repeated="1021"/>
        </table:table-row>
        <table:table-row table:style-name="ro1">
          <table:table-cell table:formula="of:=[.A205]+0.01" office:value-type="float" office:value="-7.96000000000004" calcext:value-type="float">
            <text:p>-7,96000000000004</text:p>
          </table:table-cell>
          <table:table-cell table:formula="of:=2*[.A206]/9-4/3" office:value-type="float" office:value="-3.10222222222223" calcext:value-type="float">
            <text:p>-3,10222222222223</text:p>
          </table:table-cell>
          <table:table-cell table:formula="of:=-7*[.A206]/9-1/3" office:value-type="float" office:value="5.85777777777781" calcext:value-type="float">
            <text:p>5,85777777777781</text:p>
          </table:table-cell>
          <table:table-cell table:number-columns-repeated="1021"/>
        </table:table-row>
        <table:table-row table:style-name="ro1">
          <table:table-cell table:formula="of:=[.A206]+0.01" office:value-type="float" office:value="-7.95000000000004" calcext:value-type="float">
            <text:p>-7,95000000000004</text:p>
          </table:table-cell>
          <table:table-cell table:formula="of:=2*[.A207]/9-4/3" office:value-type="float" office:value="-3.10000000000001" calcext:value-type="float">
            <text:p>-3,10000000000001</text:p>
          </table:table-cell>
          <table:table-cell table:formula="of:=-7*[.A207]/9-1/3" office:value-type="float" office:value="5.85000000000003" calcext:value-type="float">
            <text:p>5,85000000000003</text:p>
          </table:table-cell>
          <table:table-cell table:number-columns-repeated="1021"/>
        </table:table-row>
        <table:table-row table:style-name="ro1">
          <table:table-cell table:formula="of:=[.A207]+0.01" office:value-type="float" office:value="-7.94000000000004" calcext:value-type="float">
            <text:p>-7,94000000000004</text:p>
          </table:table-cell>
          <table:table-cell table:formula="of:=2*[.A208]/9-4/3" office:value-type="float" office:value="-3.09777777777779" calcext:value-type="float">
            <text:p>-3,09777777777779</text:p>
          </table:table-cell>
          <table:table-cell table:formula="of:=-7*[.A208]/9-1/3" office:value-type="float" office:value="5.84222222222226" calcext:value-type="float">
            <text:p>5,84222222222226</text:p>
          </table:table-cell>
          <table:table-cell table:number-columns-repeated="1021"/>
        </table:table-row>
        <table:table-row table:style-name="ro1">
          <table:table-cell table:formula="of:=[.A208]+0.01" office:value-type="float" office:value="-7.93000000000004" calcext:value-type="float">
            <text:p>-7,93000000000004</text:p>
          </table:table-cell>
          <table:table-cell table:formula="of:=2*[.A209]/9-4/3" office:value-type="float" office:value="-3.09555555555557" calcext:value-type="float">
            <text:p>-3,09555555555557</text:p>
          </table:table-cell>
          <table:table-cell table:formula="of:=-7*[.A209]/9-1/3" office:value-type="float" office:value="5.83444444444448" calcext:value-type="float">
            <text:p>5,83444444444448</text:p>
          </table:table-cell>
          <table:table-cell table:number-columns-repeated="1021"/>
        </table:table-row>
        <table:table-row table:style-name="ro1">
          <table:table-cell table:formula="of:=[.A209]+0.01" office:value-type="float" office:value="-7.92000000000004" calcext:value-type="float">
            <text:p>-7,92000000000004</text:p>
          </table:table-cell>
          <table:table-cell table:formula="of:=2*[.A210]/9-4/3" office:value-type="float" office:value="-3.09333333333334" calcext:value-type="float">
            <text:p>-3,09333333333334</text:p>
          </table:table-cell>
          <table:table-cell table:formula="of:=-7*[.A210]/9-1/3" office:value-type="float" office:value="5.8266666666667" calcext:value-type="float">
            <text:p>5,8266666666667</text:p>
          </table:table-cell>
          <table:table-cell table:number-columns-repeated="1021"/>
        </table:table-row>
        <table:table-row table:style-name="ro1">
          <table:table-cell table:formula="of:=[.A210]+0.01" office:value-type="float" office:value="-7.91000000000004" calcext:value-type="float">
            <text:p>-7,91000000000004</text:p>
          </table:table-cell>
          <table:table-cell table:formula="of:=2*[.A211]/9-4/3" office:value-type="float" office:value="-3.09111111111112" calcext:value-type="float">
            <text:p>-3,09111111111112</text:p>
          </table:table-cell>
          <table:table-cell table:formula="of:=-7*[.A211]/9-1/3" office:value-type="float" office:value="5.81888888888892" calcext:value-type="float">
            <text:p>5,81888888888892</text:p>
          </table:table-cell>
          <table:table-cell table:number-columns-repeated="1021"/>
        </table:table-row>
        <table:table-row table:style-name="ro1">
          <table:table-cell table:formula="of:=[.A211]+0.01" office:value-type="float" office:value="-7.90000000000005" calcext:value-type="float">
            <text:p>-7,90000000000005</text:p>
          </table:table-cell>
          <table:table-cell table:formula="of:=2*[.A212]/9-4/3" office:value-type="float" office:value="-3.0888888888889" calcext:value-type="float">
            <text:p>-3,0888888888889</text:p>
          </table:table-cell>
          <table:table-cell table:formula="of:=-7*[.A212]/9-1/3" office:value-type="float" office:value="5.81111111111115" calcext:value-type="float">
            <text:p>5,81111111111115</text:p>
          </table:table-cell>
          <table:table-cell table:number-columns-repeated="1021"/>
        </table:table-row>
        <table:table-row table:style-name="ro1">
          <table:table-cell table:formula="of:=[.A212]+0.01" office:value-type="float" office:value="-7.89000000000005" calcext:value-type="float">
            <text:p>-7,89000000000005</text:p>
          </table:table-cell>
          <table:table-cell table:formula="of:=2*[.A213]/9-4/3" office:value-type="float" office:value="-3.08666666666668" calcext:value-type="float">
            <text:p>-3,08666666666668</text:p>
          </table:table-cell>
          <table:table-cell table:formula="of:=-7*[.A213]/9-1/3" office:value-type="float" office:value="5.80333333333337" calcext:value-type="float">
            <text:p>5,80333333333337</text:p>
          </table:table-cell>
          <table:table-cell table:number-columns-repeated="1021"/>
        </table:table-row>
        <table:table-row table:style-name="ro1">
          <table:table-cell table:formula="of:=[.A213]+0.01" office:value-type="float" office:value="-7.88000000000005" calcext:value-type="float">
            <text:p>-7,88000000000005</text:p>
          </table:table-cell>
          <table:table-cell table:formula="of:=2*[.A214]/9-4/3" office:value-type="float" office:value="-3.08444444444445" calcext:value-type="float">
            <text:p>-3,08444444444445</text:p>
          </table:table-cell>
          <table:table-cell table:formula="of:=-7*[.A214]/9-1/3" office:value-type="float" office:value="5.79555555555559" calcext:value-type="float">
            <text:p>5,79555555555559</text:p>
          </table:table-cell>
          <table:table-cell table:number-columns-repeated="1021"/>
        </table:table-row>
        <table:table-row table:style-name="ro1">
          <table:table-cell table:formula="of:=[.A214]+0.01" office:value-type="float" office:value="-7.87000000000005" calcext:value-type="float">
            <text:p>-7,87000000000005</text:p>
          </table:table-cell>
          <table:table-cell table:formula="of:=2*[.A215]/9-4/3" office:value-type="float" office:value="-3.08222222222223" calcext:value-type="float">
            <text:p>-3,08222222222223</text:p>
          </table:table-cell>
          <table:table-cell table:formula="of:=-7*[.A215]/9-1/3" office:value-type="float" office:value="5.78777777777781" calcext:value-type="float">
            <text:p>5,78777777777781</text:p>
          </table:table-cell>
          <table:table-cell table:number-columns-repeated="1021"/>
        </table:table-row>
        <table:table-row table:style-name="ro1">
          <table:table-cell table:formula="of:=[.A215]+0.01" office:value-type="float" office:value="-7.86000000000005" calcext:value-type="float">
            <text:p>-7,86000000000005</text:p>
          </table:table-cell>
          <table:table-cell table:formula="of:=2*[.A216]/9-4/3" office:value-type="float" office:value="-3.08000000000001" calcext:value-type="float">
            <text:p>-3,08000000000001</text:p>
          </table:table-cell>
          <table:table-cell table:formula="of:=-7*[.A216]/9-1/3" office:value-type="float" office:value="5.78000000000004" calcext:value-type="float">
            <text:p>5,78000000000004</text:p>
          </table:table-cell>
          <table:table-cell table:number-columns-repeated="1021"/>
        </table:table-row>
        <table:table-row table:style-name="ro1">
          <table:table-cell table:formula="of:=[.A216]+0.01" office:value-type="float" office:value="-7.85000000000005" calcext:value-type="float">
            <text:p>-7,85000000000005</text:p>
          </table:table-cell>
          <table:table-cell table:formula="of:=2*[.A217]/9-4/3" office:value-type="float" office:value="-3.07777777777779" calcext:value-type="float">
            <text:p>-3,07777777777779</text:p>
          </table:table-cell>
          <table:table-cell table:formula="of:=-7*[.A217]/9-1/3" office:value-type="float" office:value="5.77222222222226" calcext:value-type="float">
            <text:p>5,77222222222226</text:p>
          </table:table-cell>
          <table:table-cell table:number-columns-repeated="1021"/>
        </table:table-row>
        <table:table-row table:style-name="ro1">
          <table:table-cell table:formula="of:=[.A217]+0.01" office:value-type="float" office:value="-7.84000000000005" calcext:value-type="float">
            <text:p>-7,84000000000005</text:p>
          </table:table-cell>
          <table:table-cell table:formula="of:=2*[.A218]/9-4/3" office:value-type="float" office:value="-3.07555555555557" calcext:value-type="float">
            <text:p>-3,07555555555557</text:p>
          </table:table-cell>
          <table:table-cell table:formula="of:=-7*[.A218]/9-1/3" office:value-type="float" office:value="5.76444444444448" calcext:value-type="float">
            <text:p>5,76444444444448</text:p>
          </table:table-cell>
          <table:table-cell table:number-columns-repeated="1021"/>
        </table:table-row>
        <table:table-row table:style-name="ro1">
          <table:table-cell table:formula="of:=[.A218]+0.01" office:value-type="float" office:value="-7.83000000000005" calcext:value-type="float">
            <text:p>-7,83000000000005</text:p>
          </table:table-cell>
          <table:table-cell table:formula="of:=2*[.A219]/9-4/3" office:value-type="float" office:value="-3.07333333333334" calcext:value-type="float">
            <text:p>-3,07333333333334</text:p>
          </table:table-cell>
          <table:table-cell table:formula="of:=-7*[.A219]/9-1/3" office:value-type="float" office:value="5.7566666666667" calcext:value-type="float">
            <text:p>5,7566666666667</text:p>
          </table:table-cell>
          <table:table-cell table:number-columns-repeated="1021"/>
        </table:table-row>
        <table:table-row table:style-name="ro1">
          <table:table-cell table:formula="of:=[.A219]+0.01" office:value-type="float" office:value="-7.82000000000005" calcext:value-type="float">
            <text:p>-7,82000000000005</text:p>
          </table:table-cell>
          <table:table-cell table:formula="of:=2*[.A220]/9-4/3" office:value-type="float" office:value="-3.07111111111112" calcext:value-type="float">
            <text:p>-3,07111111111112</text:p>
          </table:table-cell>
          <table:table-cell table:formula="of:=-7*[.A220]/9-1/3" office:value-type="float" office:value="5.74888888888893" calcext:value-type="float">
            <text:p>5,74888888888893</text:p>
          </table:table-cell>
          <table:table-cell table:number-columns-repeated="1021"/>
        </table:table-row>
        <table:table-row table:style-name="ro1">
          <table:table-cell table:formula="of:=[.A220]+0.01" office:value-type="float" office:value="-7.81000000000005" calcext:value-type="float">
            <text:p>-7,81000000000005</text:p>
          </table:table-cell>
          <table:table-cell table:formula="of:=2*[.A221]/9-4/3" office:value-type="float" office:value="-3.0688888888889" calcext:value-type="float">
            <text:p>-3,0688888888889</text:p>
          </table:table-cell>
          <table:table-cell table:formula="of:=-7*[.A221]/9-1/3" office:value-type="float" office:value="5.74111111111115" calcext:value-type="float">
            <text:p>5,74111111111115</text:p>
          </table:table-cell>
          <table:table-cell table:number-columns-repeated="1021"/>
        </table:table-row>
        <table:table-row table:style-name="ro1">
          <table:table-cell table:formula="of:=[.A221]+0.01" office:value-type="float" office:value="-7.80000000000005" calcext:value-type="float">
            <text:p>-7,80000000000005</text:p>
          </table:table-cell>
          <table:table-cell table:formula="of:=2*[.A222]/9-4/3" office:value-type="float" office:value="-3.06666666666668" calcext:value-type="float">
            <text:p>-3,06666666666668</text:p>
          </table:table-cell>
          <table:table-cell table:formula="of:=-7*[.A222]/9-1/3" office:value-type="float" office:value="5.73333333333337" calcext:value-type="float">
            <text:p>5,73333333333337</text:p>
          </table:table-cell>
          <table:table-cell table:number-columns-repeated="1021"/>
        </table:table-row>
        <table:table-row table:style-name="ro1">
          <table:table-cell table:formula="of:=[.A222]+0.01" office:value-type="float" office:value="-7.79000000000005" calcext:value-type="float">
            <text:p>-7,79000000000005</text:p>
          </table:table-cell>
          <table:table-cell table:formula="of:=2*[.A223]/9-4/3" office:value-type="float" office:value="-3.06444444444445" calcext:value-type="float">
            <text:p>-3,06444444444445</text:p>
          </table:table-cell>
          <table:table-cell table:formula="of:=-7*[.A223]/9-1/3" office:value-type="float" office:value="5.72555555555559" calcext:value-type="float">
            <text:p>5,72555555555559</text:p>
          </table:table-cell>
          <table:table-cell table:number-columns-repeated="1021"/>
        </table:table-row>
        <table:table-row table:style-name="ro1">
          <table:table-cell table:formula="of:=[.A223]+0.01" office:value-type="float" office:value="-7.78000000000005" calcext:value-type="float">
            <text:p>-7,78000000000005</text:p>
          </table:table-cell>
          <table:table-cell table:formula="of:=2*[.A224]/9-4/3" office:value-type="float" office:value="-3.06222222222223" calcext:value-type="float">
            <text:p>-3,06222222222223</text:p>
          </table:table-cell>
          <table:table-cell table:formula="of:=-7*[.A224]/9-1/3" office:value-type="float" office:value="5.71777777777782" calcext:value-type="float">
            <text:p>5,71777777777782</text:p>
          </table:table-cell>
          <table:table-cell table:number-columns-repeated="1021"/>
        </table:table-row>
        <table:table-row table:style-name="ro1">
          <table:table-cell table:formula="of:=[.A224]+0.01" office:value-type="float" office:value="-7.77000000000005" calcext:value-type="float">
            <text:p>-7,77000000000005</text:p>
          </table:table-cell>
          <table:table-cell table:formula="of:=2*[.A225]/9-4/3" office:value-type="float" office:value="-3.06000000000001" calcext:value-type="float">
            <text:p>-3,06000000000001</text:p>
          </table:table-cell>
          <table:table-cell table:formula="of:=-7*[.A225]/9-1/3" office:value-type="float" office:value="5.71000000000004" calcext:value-type="float">
            <text:p>5,71000000000004</text:p>
          </table:table-cell>
          <table:table-cell table:number-columns-repeated="1021"/>
        </table:table-row>
        <table:table-row table:style-name="ro1">
          <table:table-cell table:formula="of:=[.A225]+0.01" office:value-type="float" office:value="-7.76000000000005" calcext:value-type="float">
            <text:p>-7,76000000000005</text:p>
          </table:table-cell>
          <table:table-cell table:formula="of:=2*[.A226]/9-4/3" office:value-type="float" office:value="-3.05777777777779" calcext:value-type="float">
            <text:p>-3,05777777777779</text:p>
          </table:table-cell>
          <table:table-cell table:formula="of:=-7*[.A226]/9-1/3" office:value-type="float" office:value="5.70222222222226" calcext:value-type="float">
            <text:p>5,70222222222226</text:p>
          </table:table-cell>
          <table:table-cell table:number-columns-repeated="1021"/>
        </table:table-row>
        <table:table-row table:style-name="ro1">
          <table:table-cell table:formula="of:=[.A226]+0.01" office:value-type="float" office:value="-7.75000000000005" calcext:value-type="float">
            <text:p>-7,75000000000005</text:p>
          </table:table-cell>
          <table:table-cell table:formula="of:=2*[.A227]/9-4/3" office:value-type="float" office:value="-3.05555555555557" calcext:value-type="float">
            <text:p>-3,05555555555557</text:p>
          </table:table-cell>
          <table:table-cell table:formula="of:=-7*[.A227]/9-1/3" office:value-type="float" office:value="5.69444444444448" calcext:value-type="float">
            <text:p>5,69444444444448</text:p>
          </table:table-cell>
          <table:table-cell table:number-columns-repeated="1021"/>
        </table:table-row>
        <table:table-row table:style-name="ro1">
          <table:table-cell table:formula="of:=[.A227]+0.01" office:value-type="float" office:value="-7.74000000000005" calcext:value-type="float">
            <text:p>-7,74000000000005</text:p>
          </table:table-cell>
          <table:table-cell table:formula="of:=2*[.A228]/9-4/3" office:value-type="float" office:value="-3.05333333333334" calcext:value-type="float">
            <text:p>-3,05333333333334</text:p>
          </table:table-cell>
          <table:table-cell table:formula="of:=-7*[.A228]/9-1/3" office:value-type="float" office:value="5.6866666666667" calcext:value-type="float">
            <text:p>5,6866666666667</text:p>
          </table:table-cell>
          <table:table-cell table:number-columns-repeated="1021"/>
        </table:table-row>
        <table:table-row table:style-name="ro1">
          <table:table-cell table:formula="of:=[.A228]+0.01" office:value-type="float" office:value="-7.73000000000005" calcext:value-type="float">
            <text:p>-7,73000000000005</text:p>
          </table:table-cell>
          <table:table-cell table:formula="of:=2*[.A229]/9-4/3" office:value-type="float" office:value="-3.05111111111112" calcext:value-type="float">
            <text:p>-3,05111111111112</text:p>
          </table:table-cell>
          <table:table-cell table:formula="of:=-7*[.A229]/9-1/3" office:value-type="float" office:value="5.67888888888893" calcext:value-type="float">
            <text:p>5,67888888888893</text:p>
          </table:table-cell>
          <table:table-cell table:number-columns-repeated="1021"/>
        </table:table-row>
        <table:table-row table:style-name="ro1">
          <table:table-cell table:formula="of:=[.A229]+0.01" office:value-type="float" office:value="-7.72000000000005" calcext:value-type="float">
            <text:p>-7,72000000000005</text:p>
          </table:table-cell>
          <table:table-cell table:formula="of:=2*[.A230]/9-4/3" office:value-type="float" office:value="-3.0488888888889" calcext:value-type="float">
            <text:p>-3,0488888888889</text:p>
          </table:table-cell>
          <table:table-cell table:formula="of:=-7*[.A230]/9-1/3" office:value-type="float" office:value="5.67111111111115" calcext:value-type="float">
            <text:p>5,67111111111115</text:p>
          </table:table-cell>
          <table:table-cell table:number-columns-repeated="1021"/>
        </table:table-row>
        <table:table-row table:style-name="ro1">
          <table:table-cell table:formula="of:=[.A230]+0.01" office:value-type="float" office:value="-7.71000000000005" calcext:value-type="float">
            <text:p>-7,71000000000005</text:p>
          </table:table-cell>
          <table:table-cell table:formula="of:=2*[.A231]/9-4/3" office:value-type="float" office:value="-3.04666666666668" calcext:value-type="float">
            <text:p>-3,04666666666668</text:p>
          </table:table-cell>
          <table:table-cell table:formula="of:=-7*[.A231]/9-1/3" office:value-type="float" office:value="5.66333333333337" calcext:value-type="float">
            <text:p>5,66333333333337</text:p>
          </table:table-cell>
          <table:table-cell table:number-columns-repeated="1021"/>
        </table:table-row>
        <table:table-row table:style-name="ro1">
          <table:table-cell table:formula="of:=[.A231]+0.01" office:value-type="float" office:value="-7.70000000000005" calcext:value-type="float">
            <text:p>-7,70000000000005</text:p>
          </table:table-cell>
          <table:table-cell table:formula="of:=2*[.A232]/9-4/3" office:value-type="float" office:value="-3.04444444444445" calcext:value-type="float">
            <text:p>-3,04444444444445</text:p>
          </table:table-cell>
          <table:table-cell table:formula="of:=-7*[.A232]/9-1/3" office:value-type="float" office:value="5.65555555555559" calcext:value-type="float">
            <text:p>5,65555555555559</text:p>
          </table:table-cell>
          <table:table-cell table:number-columns-repeated="1021"/>
        </table:table-row>
        <table:table-row table:style-name="ro1">
          <table:table-cell table:formula="of:=[.A232]+0.01" office:value-type="float" office:value="-7.69000000000005" calcext:value-type="float">
            <text:p>-7,69000000000005</text:p>
          </table:table-cell>
          <table:table-cell table:formula="of:=2*[.A233]/9-4/3" office:value-type="float" office:value="-3.04222222222223" calcext:value-type="float">
            <text:p>-3,04222222222223</text:p>
          </table:table-cell>
          <table:table-cell table:formula="of:=-7*[.A233]/9-1/3" office:value-type="float" office:value="5.64777777777782" calcext:value-type="float">
            <text:p>5,64777777777782</text:p>
          </table:table-cell>
          <table:table-cell table:number-columns-repeated="1021"/>
        </table:table-row>
        <table:table-row table:style-name="ro1">
          <table:table-cell table:formula="of:=[.A233]+0.01" office:value-type="float" office:value="-7.68000000000005" calcext:value-type="float">
            <text:p>-7,68000000000005</text:p>
          </table:table-cell>
          <table:table-cell table:formula="of:=2*[.A234]/9-4/3" office:value-type="float" office:value="-3.04000000000001" calcext:value-type="float">
            <text:p>-3,04000000000001</text:p>
          </table:table-cell>
          <table:table-cell table:formula="of:=-7*[.A234]/9-1/3" office:value-type="float" office:value="5.64000000000004" calcext:value-type="float">
            <text:p>5,64000000000004</text:p>
          </table:table-cell>
          <table:table-cell table:number-columns-repeated="1021"/>
        </table:table-row>
        <table:table-row table:style-name="ro1">
          <table:table-cell table:formula="of:=[.A234]+0.01" office:value-type="float" office:value="-7.67000000000005" calcext:value-type="float">
            <text:p>-7,67000000000005</text:p>
          </table:table-cell>
          <table:table-cell table:formula="of:=2*[.A235]/9-4/3" office:value-type="float" office:value="-3.03777777777779" calcext:value-type="float">
            <text:p>-3,03777777777779</text:p>
          </table:table-cell>
          <table:table-cell table:formula="of:=-7*[.A235]/9-1/3" office:value-type="float" office:value="5.63222222222226" calcext:value-type="float">
            <text:p>5,63222222222226</text:p>
          </table:table-cell>
          <table:table-cell table:number-columns-repeated="1021"/>
        </table:table-row>
        <table:table-row table:style-name="ro1">
          <table:table-cell table:formula="of:=[.A235]+0.01" office:value-type="float" office:value="-7.66000000000005" calcext:value-type="float">
            <text:p>-7,66000000000005</text:p>
          </table:table-cell>
          <table:table-cell table:formula="of:=2*[.A236]/9-4/3" office:value-type="float" office:value="-3.03555555555557" calcext:value-type="float">
            <text:p>-3,03555555555557</text:p>
          </table:table-cell>
          <table:table-cell table:formula="of:=-7*[.A236]/9-1/3" office:value-type="float" office:value="5.62444444444448" calcext:value-type="float">
            <text:p>5,62444444444448</text:p>
          </table:table-cell>
          <table:table-cell table:number-columns-repeated="1021"/>
        </table:table-row>
        <table:table-row table:style-name="ro1">
          <table:table-cell table:formula="of:=[.A236]+0.01" office:value-type="float" office:value="-7.65000000000005" calcext:value-type="float">
            <text:p>-7,65000000000005</text:p>
          </table:table-cell>
          <table:table-cell table:formula="of:=2*[.A237]/9-4/3" office:value-type="float" office:value="-3.03333333333334" calcext:value-type="float">
            <text:p>-3,03333333333334</text:p>
          </table:table-cell>
          <table:table-cell table:formula="of:=-7*[.A237]/9-1/3" office:value-type="float" office:value="5.61666666666671" calcext:value-type="float">
            <text:p>5,61666666666671</text:p>
          </table:table-cell>
          <table:table-cell table:number-columns-repeated="1021"/>
        </table:table-row>
        <table:table-row table:style-name="ro1">
          <table:table-cell table:formula="of:=[.A237]+0.01" office:value-type="float" office:value="-7.64000000000005" calcext:value-type="float">
            <text:p>-7,64000000000005</text:p>
          </table:table-cell>
          <table:table-cell table:formula="of:=2*[.A238]/9-4/3" office:value-type="float" office:value="-3.03111111111112" calcext:value-type="float">
            <text:p>-3,03111111111112</text:p>
          </table:table-cell>
          <table:table-cell table:formula="of:=-7*[.A238]/9-1/3" office:value-type="float" office:value="5.60888888888893" calcext:value-type="float">
            <text:p>5,60888888888893</text:p>
          </table:table-cell>
          <table:table-cell table:number-columns-repeated="1021"/>
        </table:table-row>
        <table:table-row table:style-name="ro1">
          <table:table-cell table:formula="of:=[.A238]+0.01" office:value-type="float" office:value="-7.63000000000005" calcext:value-type="float">
            <text:p>-7,63000000000005</text:p>
          </table:table-cell>
          <table:table-cell table:formula="of:=2*[.A239]/9-4/3" office:value-type="float" office:value="-3.0288888888889" calcext:value-type="float">
            <text:p>-3,0288888888889</text:p>
          </table:table-cell>
          <table:table-cell table:formula="of:=-7*[.A239]/9-1/3" office:value-type="float" office:value="5.60111111111115" calcext:value-type="float">
            <text:p>5,60111111111115</text:p>
          </table:table-cell>
          <table:table-cell table:number-columns-repeated="1021"/>
        </table:table-row>
        <table:table-row table:style-name="ro1">
          <table:table-cell table:formula="of:=[.A239]+0.01" office:value-type="float" office:value="-7.62000000000005" calcext:value-type="float">
            <text:p>-7,62000000000005</text:p>
          </table:table-cell>
          <table:table-cell table:formula="of:=2*[.A240]/9-4/3" office:value-type="float" office:value="-3.02666666666668" calcext:value-type="float">
            <text:p>-3,02666666666668</text:p>
          </table:table-cell>
          <table:table-cell table:formula="of:=-7*[.A240]/9-1/3" office:value-type="float" office:value="5.59333333333337" calcext:value-type="float">
            <text:p>5,59333333333337</text:p>
          </table:table-cell>
          <table:table-cell table:number-columns-repeated="1021"/>
        </table:table-row>
        <table:table-row table:style-name="ro1">
          <table:table-cell table:formula="of:=[.A240]+0.01" office:value-type="float" office:value="-7.61000000000005" calcext:value-type="float">
            <text:p>-7,61000000000005</text:p>
          </table:table-cell>
          <table:table-cell table:formula="of:=2*[.A241]/9-4/3" office:value-type="float" office:value="-3.02444444444446" calcext:value-type="float">
            <text:p>-3,02444444444446</text:p>
          </table:table-cell>
          <table:table-cell table:formula="of:=-7*[.A241]/9-1/3" office:value-type="float" office:value="5.5855555555556" calcext:value-type="float">
            <text:p>5,5855555555556</text:p>
          </table:table-cell>
          <table:table-cell table:number-columns-repeated="1021"/>
        </table:table-row>
        <table:table-row table:style-name="ro1">
          <table:table-cell table:formula="of:=[.A241]+0.01" office:value-type="float" office:value="-7.60000000000005" calcext:value-type="float">
            <text:p>-7,60000000000005</text:p>
          </table:table-cell>
          <table:table-cell table:formula="of:=2*[.A242]/9-4/3" office:value-type="float" office:value="-3.02222222222223" calcext:value-type="float">
            <text:p>-3,02222222222223</text:p>
          </table:table-cell>
          <table:table-cell table:formula="of:=-7*[.A242]/9-1/3" office:value-type="float" office:value="5.57777777777782" calcext:value-type="float">
            <text:p>5,57777777777782</text:p>
          </table:table-cell>
          <table:table-cell table:number-columns-repeated="1021"/>
        </table:table-row>
        <table:table-row table:style-name="ro1">
          <table:table-cell table:formula="of:=[.A242]+0.01" office:value-type="float" office:value="-7.59000000000005" calcext:value-type="float">
            <text:p>-7,59000000000005</text:p>
          </table:table-cell>
          <table:table-cell table:formula="of:=2*[.A243]/9-4/3" office:value-type="float" office:value="-3.02000000000001" calcext:value-type="float">
            <text:p>-3,02000000000001</text:p>
          </table:table-cell>
          <table:table-cell table:formula="of:=-7*[.A243]/9-1/3" office:value-type="float" office:value="5.57000000000004" calcext:value-type="float">
            <text:p>5,57000000000004</text:p>
          </table:table-cell>
          <table:table-cell table:number-columns-repeated="1021"/>
        </table:table-row>
        <table:table-row table:style-name="ro1">
          <table:table-cell table:formula="of:=[.A243]+0.01" office:value-type="float" office:value="-7.58000000000005" calcext:value-type="float">
            <text:p>-7,58000000000005</text:p>
          </table:table-cell>
          <table:table-cell table:formula="of:=2*[.A244]/9-4/3" office:value-type="float" office:value="-3.01777777777779" calcext:value-type="float">
            <text:p>-3,01777777777779</text:p>
          </table:table-cell>
          <table:table-cell table:formula="of:=-7*[.A244]/9-1/3" office:value-type="float" office:value="5.56222222222226" calcext:value-type="float">
            <text:p>5,56222222222226</text:p>
          </table:table-cell>
          <table:table-cell table:number-columns-repeated="1021"/>
        </table:table-row>
        <table:table-row table:style-name="ro1">
          <table:table-cell table:formula="of:=[.A244]+0.01" office:value-type="float" office:value="-7.57000000000005" calcext:value-type="float">
            <text:p>-7,57000000000005</text:p>
          </table:table-cell>
          <table:table-cell table:formula="of:=2*[.A245]/9-4/3" office:value-type="float" office:value="-3.01555555555557" calcext:value-type="float">
            <text:p>-3,01555555555557</text:p>
          </table:table-cell>
          <table:table-cell table:formula="of:=-7*[.A245]/9-1/3" office:value-type="float" office:value="5.55444444444449" calcext:value-type="float">
            <text:p>5,55444444444449</text:p>
          </table:table-cell>
          <table:table-cell table:number-columns-repeated="1021"/>
        </table:table-row>
        <table:table-row table:style-name="ro1">
          <table:table-cell table:formula="of:=[.A245]+0.01" office:value-type="float" office:value="-7.56000000000005" calcext:value-type="float">
            <text:p>-7,56000000000005</text:p>
          </table:table-cell>
          <table:table-cell table:formula="of:=2*[.A246]/9-4/3" office:value-type="float" office:value="-3.01333333333334" calcext:value-type="float">
            <text:p>-3,01333333333334</text:p>
          </table:table-cell>
          <table:table-cell table:formula="of:=-7*[.A246]/9-1/3" office:value-type="float" office:value="5.54666666666671" calcext:value-type="float">
            <text:p>5,54666666666671</text:p>
          </table:table-cell>
          <table:table-cell table:number-columns-repeated="1021"/>
        </table:table-row>
        <table:table-row table:style-name="ro1">
          <table:table-cell table:formula="of:=[.A246]+0.01" office:value-type="float" office:value="-7.55000000000005" calcext:value-type="float">
            <text:p>-7,55000000000005</text:p>
          </table:table-cell>
          <table:table-cell table:formula="of:=2*[.A247]/9-4/3" office:value-type="float" office:value="-3.01111111111112" calcext:value-type="float">
            <text:p>-3,01111111111112</text:p>
          </table:table-cell>
          <table:table-cell table:formula="of:=-7*[.A247]/9-1/3" office:value-type="float" office:value="5.53888888888893" calcext:value-type="float">
            <text:p>5,53888888888893</text:p>
          </table:table-cell>
          <table:table-cell table:number-columns-repeated="1021"/>
        </table:table-row>
        <table:table-row table:style-name="ro1">
          <table:table-cell table:formula="of:=[.A247]+0.01" office:value-type="float" office:value="-7.54000000000005" calcext:value-type="float">
            <text:p>-7,54000000000005</text:p>
          </table:table-cell>
          <table:table-cell table:formula="of:=2*[.A248]/9-4/3" office:value-type="float" office:value="-3.0088888888889" calcext:value-type="float">
            <text:p>-3,0088888888889</text:p>
          </table:table-cell>
          <table:table-cell table:formula="of:=-7*[.A248]/9-1/3" office:value-type="float" office:value="5.53111111111115" calcext:value-type="float">
            <text:p>5,53111111111115</text:p>
          </table:table-cell>
          <table:table-cell table:number-columns-repeated="1021"/>
        </table:table-row>
        <table:table-row table:style-name="ro1">
          <table:table-cell table:formula="of:=[.A248]+0.01" office:value-type="float" office:value="-7.53000000000005" calcext:value-type="float">
            <text:p>-7,53000000000005</text:p>
          </table:table-cell>
          <table:table-cell table:formula="of:=2*[.A249]/9-4/3" office:value-type="float" office:value="-3.00666666666668" calcext:value-type="float">
            <text:p>-3,00666666666668</text:p>
          </table:table-cell>
          <table:table-cell table:formula="of:=-7*[.A249]/9-1/3" office:value-type="float" office:value="5.52333333333338" calcext:value-type="float">
            <text:p>5,52333333333338</text:p>
          </table:table-cell>
          <table:table-cell table:number-columns-repeated="1021"/>
        </table:table-row>
        <table:table-row table:style-name="ro1">
          <table:table-cell table:formula="of:=[.A249]+0.01" office:value-type="float" office:value="-7.52000000000005" calcext:value-type="float">
            <text:p>-7,52000000000005</text:p>
          </table:table-cell>
          <table:table-cell table:formula="of:=2*[.A250]/9-4/3" office:value-type="float" office:value="-3.00444444444446" calcext:value-type="float">
            <text:p>-3,00444444444446</text:p>
          </table:table-cell>
          <table:table-cell table:formula="of:=-7*[.A250]/9-1/3" office:value-type="float" office:value="5.5155555555556" calcext:value-type="float">
            <text:p>5,5155555555556</text:p>
          </table:table-cell>
          <table:table-cell table:number-columns-repeated="1021"/>
        </table:table-row>
        <table:table-row table:style-name="ro1">
          <table:table-cell table:formula="of:=[.A250]+0.01" office:value-type="float" office:value="-7.51000000000005" calcext:value-type="float">
            <text:p>-7,51000000000005</text:p>
          </table:table-cell>
          <table:table-cell table:formula="of:=2*[.A251]/9-4/3" office:value-type="float" office:value="-3.00222222222223" calcext:value-type="float">
            <text:p>-3,00222222222223</text:p>
          </table:table-cell>
          <table:table-cell table:formula="of:=-7*[.A251]/9-1/3" office:value-type="float" office:value="5.50777777777782" calcext:value-type="float">
            <text:p>5,50777777777782</text:p>
          </table:table-cell>
          <table:table-cell table:number-columns-repeated="1021"/>
        </table:table-row>
        <table:table-row table:style-name="ro1">
          <table:table-cell table:formula="of:=[.A251]+0.01" office:value-type="float" office:value="-7.50000000000005" calcext:value-type="float">
            <text:p>-7,50000000000005</text:p>
          </table:table-cell>
          <table:table-cell table:formula="of:=2*[.A252]/9-4/3" office:value-type="float" office:value="-3.00000000000001" calcext:value-type="float">
            <text:p>-3,00000000000001</text:p>
          </table:table-cell>
          <table:table-cell table:formula="of:=-7*[.A252]/9-1/3" office:value-type="float" office:value="5.50000000000004" calcext:value-type="float">
            <text:p>5,50000000000004</text:p>
          </table:table-cell>
          <table:table-cell table:number-columns-repeated="1021"/>
        </table:table-row>
        <table:table-row table:style-name="ro1">
          <table:table-cell table:formula="of:=[.A252]+0.01" office:value-type="float" office:value="-7.49000000000005" calcext:value-type="float">
            <text:p>-7,49000000000005</text:p>
          </table:table-cell>
          <table:table-cell table:formula="of:=2*[.A253]/9-4/3" office:value-type="float" office:value="-2.99777777777779" calcext:value-type="float">
            <text:p>-2,99777777777779</text:p>
          </table:table-cell>
          <table:table-cell table:formula="of:=-7*[.A253]/9-1/3" office:value-type="float" office:value="5.49222222222226" calcext:value-type="float">
            <text:p>5,49222222222226</text:p>
          </table:table-cell>
          <table:table-cell table:number-columns-repeated="1021"/>
        </table:table-row>
        <table:table-row table:style-name="ro1">
          <table:table-cell table:formula="of:=[.A253]+0.01" office:value-type="float" office:value="-7.48000000000005" calcext:value-type="float">
            <text:p>-7,48000000000005</text:p>
          </table:table-cell>
          <table:table-cell table:formula="of:=2*[.A254]/9-4/3" office:value-type="float" office:value="-2.99555555555557" calcext:value-type="float">
            <text:p>-2,99555555555557</text:p>
          </table:table-cell>
          <table:table-cell table:formula="of:=-7*[.A254]/9-1/3" office:value-type="float" office:value="5.48444444444449" calcext:value-type="float">
            <text:p>5,48444444444449</text:p>
          </table:table-cell>
          <table:table-cell table:number-columns-repeated="1021"/>
        </table:table-row>
        <table:table-row table:style-name="ro1">
          <table:table-cell table:formula="of:=[.A254]+0.01" office:value-type="float" office:value="-7.47000000000005" calcext:value-type="float">
            <text:p>-7,47000000000005</text:p>
          </table:table-cell>
          <table:table-cell table:formula="of:=2*[.A255]/9-4/3" office:value-type="float" office:value="-2.99333333333335" calcext:value-type="float">
            <text:p>-2,99333333333335</text:p>
          </table:table-cell>
          <table:table-cell table:formula="of:=-7*[.A255]/9-1/3" office:value-type="float" office:value="5.47666666666671" calcext:value-type="float">
            <text:p>5,47666666666671</text:p>
          </table:table-cell>
          <table:table-cell table:number-columns-repeated="1021"/>
        </table:table-row>
        <table:table-row table:style-name="ro1">
          <table:table-cell table:formula="of:=[.A255]+0.01" office:value-type="float" office:value="-7.46000000000005" calcext:value-type="float">
            <text:p>-7,46000000000005</text:p>
          </table:table-cell>
          <table:table-cell table:formula="of:=2*[.A256]/9-4/3" office:value-type="float" office:value="-2.99111111111112" calcext:value-type="float">
            <text:p>-2,99111111111112</text:p>
          </table:table-cell>
          <table:table-cell table:formula="of:=-7*[.A256]/9-1/3" office:value-type="float" office:value="5.46888888888893" calcext:value-type="float">
            <text:p>5,46888888888893</text:p>
          </table:table-cell>
          <table:table-cell table:number-columns-repeated="1021"/>
        </table:table-row>
        <table:table-row table:style-name="ro1">
          <table:table-cell table:formula="of:=[.A256]+0.01" office:value-type="float" office:value="-7.45000000000005" calcext:value-type="float">
            <text:p>-7,45000000000005</text:p>
          </table:table-cell>
          <table:table-cell table:formula="of:=2*[.A257]/9-4/3" office:value-type="float" office:value="-2.9888888888889" calcext:value-type="float">
            <text:p>-2,9888888888889</text:p>
          </table:table-cell>
          <table:table-cell table:formula="of:=-7*[.A257]/9-1/3" office:value-type="float" office:value="5.46111111111115" calcext:value-type="float">
            <text:p>5,46111111111115</text:p>
          </table:table-cell>
          <table:table-cell table:number-columns-repeated="1021"/>
        </table:table-row>
        <table:table-row table:style-name="ro1">
          <table:table-cell table:formula="of:=[.A257]+0.01" office:value-type="float" office:value="-7.44000000000005" calcext:value-type="float">
            <text:p>-7,44000000000005</text:p>
          </table:table-cell>
          <table:table-cell table:formula="of:=2*[.A258]/9-4/3" office:value-type="float" office:value="-2.98666666666668" calcext:value-type="float">
            <text:p>-2,98666666666668</text:p>
          </table:table-cell>
          <table:table-cell table:formula="of:=-7*[.A258]/9-1/3" office:value-type="float" office:value="5.45333333333338" calcext:value-type="float">
            <text:p>5,45333333333338</text:p>
          </table:table-cell>
          <table:table-cell table:number-columns-repeated="1021"/>
        </table:table-row>
        <table:table-row table:style-name="ro1">
          <table:table-cell table:formula="of:=[.A258]+0.01" office:value-type="float" office:value="-7.43000000000006" calcext:value-type="float">
            <text:p>-7,43000000000006</text:p>
          </table:table-cell>
          <table:table-cell table:formula="of:=2*[.A259]/9-4/3" office:value-type="float" office:value="-2.98444444444446" calcext:value-type="float">
            <text:p>-2,98444444444446</text:p>
          </table:table-cell>
          <table:table-cell table:formula="of:=-7*[.A259]/9-1/3" office:value-type="float" office:value="5.4455555555556" calcext:value-type="float">
            <text:p>5,4455555555556</text:p>
          </table:table-cell>
          <table:table-cell table:number-columns-repeated="1021"/>
        </table:table-row>
        <table:table-row table:style-name="ro1">
          <table:table-cell table:formula="of:=[.A259]+0.01" office:value-type="float" office:value="-7.42000000000006" calcext:value-type="float">
            <text:p>-7,42000000000006</text:p>
          </table:table-cell>
          <table:table-cell table:formula="of:=2*[.A260]/9-4/3" office:value-type="float" office:value="-2.98222222222223" calcext:value-type="float">
            <text:p>-2,98222222222223</text:p>
          </table:table-cell>
          <table:table-cell table:formula="of:=-7*[.A260]/9-1/3" office:value-type="float" office:value="5.43777777777782" calcext:value-type="float">
            <text:p>5,43777777777782</text:p>
          </table:table-cell>
          <table:table-cell table:number-columns-repeated="1021"/>
        </table:table-row>
        <table:table-row table:style-name="ro1">
          <table:table-cell table:formula="of:=[.A260]+0.01" office:value-type="float" office:value="-7.41000000000006" calcext:value-type="float">
            <text:p>-7,41000000000006</text:p>
          </table:table-cell>
          <table:table-cell table:formula="of:=2*[.A261]/9-4/3" office:value-type="float" office:value="-2.98000000000001" calcext:value-type="float">
            <text:p>-2,98000000000001</text:p>
          </table:table-cell>
          <table:table-cell table:formula="of:=-7*[.A261]/9-1/3" office:value-type="float" office:value="5.43000000000004" calcext:value-type="float">
            <text:p>5,43000000000004</text:p>
          </table:table-cell>
          <table:table-cell table:number-columns-repeated="1021"/>
        </table:table-row>
        <table:table-row table:style-name="ro1">
          <table:table-cell table:formula="of:=[.A261]+0.01" office:value-type="float" office:value="-7.40000000000006" calcext:value-type="float">
            <text:p>-7,40000000000006</text:p>
          </table:table-cell>
          <table:table-cell table:formula="of:=2*[.A262]/9-4/3" office:value-type="float" office:value="-2.97777777777779" calcext:value-type="float">
            <text:p>-2,97777777777779</text:p>
          </table:table-cell>
          <table:table-cell table:formula="of:=-7*[.A262]/9-1/3" office:value-type="float" office:value="5.42222222222227" calcext:value-type="float">
            <text:p>5,42222222222227</text:p>
          </table:table-cell>
          <table:table-cell table:number-columns-repeated="1021"/>
        </table:table-row>
        <table:table-row table:style-name="ro1">
          <table:table-cell table:formula="of:=[.A262]+0.01" office:value-type="float" office:value="-7.39000000000006" calcext:value-type="float">
            <text:p>-7,39000000000006</text:p>
          </table:table-cell>
          <table:table-cell table:formula="of:=2*[.A263]/9-4/3" office:value-type="float" office:value="-2.97555555555557" calcext:value-type="float">
            <text:p>-2,97555555555557</text:p>
          </table:table-cell>
          <table:table-cell table:formula="of:=-7*[.A263]/9-1/3" office:value-type="float" office:value="5.41444444444449" calcext:value-type="float">
            <text:p>5,41444444444449</text:p>
          </table:table-cell>
          <table:table-cell table:number-columns-repeated="1021"/>
        </table:table-row>
        <table:table-row table:style-name="ro1">
          <table:table-cell table:formula="of:=[.A263]+0.01" office:value-type="float" office:value="-7.38000000000006" calcext:value-type="float">
            <text:p>-7,38000000000006</text:p>
          </table:table-cell>
          <table:table-cell table:formula="of:=2*[.A264]/9-4/3" office:value-type="float" office:value="-2.97333333333335" calcext:value-type="float">
            <text:p>-2,97333333333335</text:p>
          </table:table-cell>
          <table:table-cell table:formula="of:=-7*[.A264]/9-1/3" office:value-type="float" office:value="5.40666666666671" calcext:value-type="float">
            <text:p>5,40666666666671</text:p>
          </table:table-cell>
          <table:table-cell table:number-columns-repeated="1021"/>
        </table:table-row>
        <table:table-row table:style-name="ro1">
          <table:table-cell table:formula="of:=[.A264]+0.01" office:value-type="float" office:value="-7.37000000000006" calcext:value-type="float">
            <text:p>-7,37000000000006</text:p>
          </table:table-cell>
          <table:table-cell table:formula="of:=2*[.A265]/9-4/3" office:value-type="float" office:value="-2.97111111111112" calcext:value-type="float">
            <text:p>-2,97111111111112</text:p>
          </table:table-cell>
          <table:table-cell table:formula="of:=-7*[.A265]/9-1/3" office:value-type="float" office:value="5.39888888888893" calcext:value-type="float">
            <text:p>5,39888888888893</text:p>
          </table:table-cell>
          <table:table-cell table:number-columns-repeated="1021"/>
        </table:table-row>
        <table:table-row table:style-name="ro1">
          <table:table-cell table:formula="of:=[.A265]+0.01" office:value-type="float" office:value="-7.36000000000006" calcext:value-type="float">
            <text:p>-7,36000000000006</text:p>
          </table:table-cell>
          <table:table-cell table:formula="of:=2*[.A266]/9-4/3" office:value-type="float" office:value="-2.9688888888889" calcext:value-type="float">
            <text:p>-2,9688888888889</text:p>
          </table:table-cell>
          <table:table-cell table:formula="of:=-7*[.A266]/9-1/3" office:value-type="float" office:value="5.39111111111116" calcext:value-type="float">
            <text:p>5,39111111111116</text:p>
          </table:table-cell>
          <table:table-cell table:number-columns-repeated="1021"/>
        </table:table-row>
        <table:table-row table:style-name="ro1">
          <table:table-cell table:formula="of:=[.A266]+0.01" office:value-type="float" office:value="-7.35000000000006" calcext:value-type="float">
            <text:p>-7,35000000000006</text:p>
          </table:table-cell>
          <table:table-cell table:formula="of:=2*[.A267]/9-4/3" office:value-type="float" office:value="-2.96666666666668" calcext:value-type="float">
            <text:p>-2,96666666666668</text:p>
          </table:table-cell>
          <table:table-cell table:formula="of:=-7*[.A267]/9-1/3" office:value-type="float" office:value="5.38333333333338" calcext:value-type="float">
            <text:p>5,38333333333338</text:p>
          </table:table-cell>
          <table:table-cell table:number-columns-repeated="1021"/>
        </table:table-row>
        <table:table-row table:style-name="ro1">
          <table:table-cell table:formula="of:=[.A267]+0.01" office:value-type="float" office:value="-7.34000000000006" calcext:value-type="float">
            <text:p>-7,34000000000006</text:p>
          </table:table-cell>
          <table:table-cell table:formula="of:=2*[.A268]/9-4/3" office:value-type="float" office:value="-2.96444444444446" calcext:value-type="float">
            <text:p>-2,96444444444446</text:p>
          </table:table-cell>
          <table:table-cell table:formula="of:=-7*[.A268]/9-1/3" office:value-type="float" office:value="5.3755555555556" calcext:value-type="float">
            <text:p>5,3755555555556</text:p>
          </table:table-cell>
          <table:table-cell table:number-columns-repeated="1021"/>
        </table:table-row>
        <table:table-row table:style-name="ro1">
          <table:table-cell table:formula="of:=[.A268]+0.01" office:value-type="float" office:value="-7.33000000000006" calcext:value-type="float">
            <text:p>-7,33000000000006</text:p>
          </table:table-cell>
          <table:table-cell table:formula="of:=2*[.A269]/9-4/3" office:value-type="float" office:value="-2.96222222222223" calcext:value-type="float">
            <text:p>-2,96222222222223</text:p>
          </table:table-cell>
          <table:table-cell table:formula="of:=-7*[.A269]/9-1/3" office:value-type="float" office:value="5.36777777777782" calcext:value-type="float">
            <text:p>5,36777777777782</text:p>
          </table:table-cell>
          <table:table-cell table:number-columns-repeated="1021"/>
        </table:table-row>
        <table:table-row table:style-name="ro1">
          <table:table-cell table:formula="of:=[.A269]+0.01" office:value-type="float" office:value="-7.32000000000006" calcext:value-type="float">
            <text:p>-7,32000000000006</text:p>
          </table:table-cell>
          <table:table-cell table:formula="of:=2*[.A270]/9-4/3" office:value-type="float" office:value="-2.96000000000001" calcext:value-type="float">
            <text:p>-2,96000000000001</text:p>
          </table:table-cell>
          <table:table-cell table:formula="of:=-7*[.A270]/9-1/3" office:value-type="float" office:value="5.36000000000005" calcext:value-type="float">
            <text:p>5,36000000000005</text:p>
          </table:table-cell>
          <table:table-cell table:number-columns-repeated="1021"/>
        </table:table-row>
        <table:table-row table:style-name="ro1">
          <table:table-cell table:formula="of:=[.A270]+0.01" office:value-type="float" office:value="-7.31000000000006" calcext:value-type="float">
            <text:p>-7,31000000000006</text:p>
          </table:table-cell>
          <table:table-cell table:formula="of:=2*[.A271]/9-4/3" office:value-type="float" office:value="-2.95777777777779" calcext:value-type="float">
            <text:p>-2,95777777777779</text:p>
          </table:table-cell>
          <table:table-cell table:formula="of:=-7*[.A271]/9-1/3" office:value-type="float" office:value="5.35222222222227" calcext:value-type="float">
            <text:p>5,35222222222227</text:p>
          </table:table-cell>
          <table:table-cell table:number-columns-repeated="1021"/>
        </table:table-row>
        <table:table-row table:style-name="ro1">
          <table:table-cell table:formula="of:=[.A271]+0.01" office:value-type="float" office:value="-7.30000000000006" calcext:value-type="float">
            <text:p>-7,30000000000006</text:p>
          </table:table-cell>
          <table:table-cell table:formula="of:=2*[.A272]/9-4/3" office:value-type="float" office:value="-2.95555555555557" calcext:value-type="float">
            <text:p>-2,95555555555557</text:p>
          </table:table-cell>
          <table:table-cell table:formula="of:=-7*[.A272]/9-1/3" office:value-type="float" office:value="5.34444444444449" calcext:value-type="float">
            <text:p>5,34444444444449</text:p>
          </table:table-cell>
          <table:table-cell table:number-columns-repeated="1021"/>
        </table:table-row>
        <table:table-row table:style-name="ro1">
          <table:table-cell table:formula="of:=[.A272]+0.01" office:value-type="float" office:value="-7.29000000000006" calcext:value-type="float">
            <text:p>-7,29000000000006</text:p>
          </table:table-cell>
          <table:table-cell table:formula="of:=2*[.A273]/9-4/3" office:value-type="float" office:value="-2.95333333333335" calcext:value-type="float">
            <text:p>-2,95333333333335</text:p>
          </table:table-cell>
          <table:table-cell table:formula="of:=-7*[.A273]/9-1/3" office:value-type="float" office:value="5.33666666666671" calcext:value-type="float">
            <text:p>5,33666666666671</text:p>
          </table:table-cell>
          <table:table-cell table:number-columns-repeated="1021"/>
        </table:table-row>
        <table:table-row table:style-name="ro1">
          <table:table-cell table:formula="of:=[.A273]+0.01" office:value-type="float" office:value="-7.28000000000006" calcext:value-type="float">
            <text:p>-7,28000000000006</text:p>
          </table:table-cell>
          <table:table-cell table:formula="of:=2*[.A274]/9-4/3" office:value-type="float" office:value="-2.95111111111112" calcext:value-type="float">
            <text:p>-2,95111111111112</text:p>
          </table:table-cell>
          <table:table-cell table:formula="of:=-7*[.A274]/9-1/3" office:value-type="float" office:value="5.32888888888893" calcext:value-type="float">
            <text:p>5,32888888888893</text:p>
          </table:table-cell>
          <table:table-cell table:number-columns-repeated="1021"/>
        </table:table-row>
        <table:table-row table:style-name="ro1">
          <table:table-cell table:formula="of:=[.A274]+0.01" office:value-type="float" office:value="-7.27000000000006" calcext:value-type="float">
            <text:p>-7,27000000000006</text:p>
          </table:table-cell>
          <table:table-cell table:formula="of:=2*[.A275]/9-4/3" office:value-type="float" office:value="-2.9488888888889" calcext:value-type="float">
            <text:p>-2,9488888888889</text:p>
          </table:table-cell>
          <table:table-cell table:formula="of:=-7*[.A275]/9-1/3" office:value-type="float" office:value="5.32111111111116" calcext:value-type="float">
            <text:p>5,32111111111116</text:p>
          </table:table-cell>
          <table:table-cell table:number-columns-repeated="1021"/>
        </table:table-row>
        <table:table-row table:style-name="ro1">
          <table:table-cell table:formula="of:=[.A275]+0.01" office:value-type="float" office:value="-7.26000000000006" calcext:value-type="float">
            <text:p>-7,26000000000006</text:p>
          </table:table-cell>
          <table:table-cell table:formula="of:=2*[.A276]/9-4/3" office:value-type="float" office:value="-2.94666666666668" calcext:value-type="float">
            <text:p>-2,94666666666668</text:p>
          </table:table-cell>
          <table:table-cell table:formula="of:=-7*[.A276]/9-1/3" office:value-type="float" office:value="5.31333333333338" calcext:value-type="float">
            <text:p>5,31333333333338</text:p>
          </table:table-cell>
          <table:table-cell table:number-columns-repeated="1021"/>
        </table:table-row>
        <table:table-row table:style-name="ro1">
          <table:table-cell table:formula="of:=[.A276]+0.01" office:value-type="float" office:value="-7.25000000000006" calcext:value-type="float">
            <text:p>-7,25000000000006</text:p>
          </table:table-cell>
          <table:table-cell table:formula="of:=2*[.A277]/9-4/3" office:value-type="float" office:value="-2.94444444444446" calcext:value-type="float">
            <text:p>-2,94444444444446</text:p>
          </table:table-cell>
          <table:table-cell table:formula="of:=-7*[.A277]/9-1/3" office:value-type="float" office:value="5.3055555555556" calcext:value-type="float">
            <text:p>5,3055555555556</text:p>
          </table:table-cell>
          <table:table-cell table:number-columns-repeated="1021"/>
        </table:table-row>
        <table:table-row table:style-name="ro1">
          <table:table-cell table:formula="of:=[.A277]+0.01" office:value-type="float" office:value="-7.24000000000006" calcext:value-type="float">
            <text:p>-7,24000000000006</text:p>
          </table:table-cell>
          <table:table-cell table:formula="of:=2*[.A278]/9-4/3" office:value-type="float" office:value="-2.94222222222224" calcext:value-type="float">
            <text:p>-2,94222222222224</text:p>
          </table:table-cell>
          <table:table-cell table:formula="of:=-7*[.A278]/9-1/3" office:value-type="float" office:value="5.29777777777782" calcext:value-type="float">
            <text:p>5,29777777777782</text:p>
          </table:table-cell>
          <table:table-cell table:number-columns-repeated="1021"/>
        </table:table-row>
        <table:table-row table:style-name="ro1">
          <table:table-cell table:formula="of:=[.A278]+0.01" office:value-type="float" office:value="-7.23000000000006" calcext:value-type="float">
            <text:p>-7,23000000000006</text:p>
          </table:table-cell>
          <table:table-cell table:formula="of:=2*[.A279]/9-4/3" office:value-type="float" office:value="-2.94000000000001" calcext:value-type="float">
            <text:p>-2,94000000000001</text:p>
          </table:table-cell>
          <table:table-cell table:formula="of:=-7*[.A279]/9-1/3" office:value-type="float" office:value="5.29000000000005" calcext:value-type="float">
            <text:p>5,29000000000005</text:p>
          </table:table-cell>
          <table:table-cell table:number-columns-repeated="1021"/>
        </table:table-row>
        <table:table-row table:style-name="ro1">
          <table:table-cell table:formula="of:=[.A279]+0.01" office:value-type="float" office:value="-7.22000000000006" calcext:value-type="float">
            <text:p>-7,22000000000006</text:p>
          </table:table-cell>
          <table:table-cell table:formula="of:=2*[.A280]/9-4/3" office:value-type="float" office:value="-2.93777777777779" calcext:value-type="float">
            <text:p>-2,93777777777779</text:p>
          </table:table-cell>
          <table:table-cell table:formula="of:=-7*[.A280]/9-1/3" office:value-type="float" office:value="5.28222222222227" calcext:value-type="float">
            <text:p>5,28222222222227</text:p>
          </table:table-cell>
          <table:table-cell table:number-columns-repeated="1021"/>
        </table:table-row>
        <table:table-row table:style-name="ro1">
          <table:table-cell table:formula="of:=[.A280]+0.01" office:value-type="float" office:value="-7.21000000000006" calcext:value-type="float">
            <text:p>-7,21000000000006</text:p>
          </table:table-cell>
          <table:table-cell table:formula="of:=2*[.A281]/9-4/3" office:value-type="float" office:value="-2.93555555555557" calcext:value-type="float">
            <text:p>-2,93555555555557</text:p>
          </table:table-cell>
          <table:table-cell table:formula="of:=-7*[.A281]/9-1/3" office:value-type="float" office:value="5.27444444444449" calcext:value-type="float">
            <text:p>5,27444444444449</text:p>
          </table:table-cell>
          <table:table-cell table:number-columns-repeated="1021"/>
        </table:table-row>
        <table:table-row table:style-name="ro1">
          <table:table-cell table:formula="of:=[.A281]+0.01" office:value-type="float" office:value="-7.20000000000006" calcext:value-type="float">
            <text:p>-7,20000000000006</text:p>
          </table:table-cell>
          <table:table-cell table:formula="of:=2*[.A282]/9-4/3" office:value-type="float" office:value="-2.93333333333335" calcext:value-type="float">
            <text:p>-2,93333333333335</text:p>
          </table:table-cell>
          <table:table-cell table:formula="of:=-7*[.A282]/9-1/3" office:value-type="float" office:value="5.26666666666671" calcext:value-type="float">
            <text:p>5,26666666666671</text:p>
          </table:table-cell>
          <table:table-cell table:number-columns-repeated="1021"/>
        </table:table-row>
        <table:table-row table:style-name="ro1">
          <table:table-cell table:formula="of:=[.A282]+0.01" office:value-type="float" office:value="-7.19000000000006" calcext:value-type="float">
            <text:p>-7,19000000000006</text:p>
          </table:table-cell>
          <table:table-cell table:formula="of:=2*[.A283]/9-4/3" office:value-type="float" office:value="-2.93111111111112" calcext:value-type="float">
            <text:p>-2,93111111111112</text:p>
          </table:table-cell>
          <table:table-cell table:formula="of:=-7*[.A283]/9-1/3" office:value-type="float" office:value="5.25888888888894" calcext:value-type="float">
            <text:p>5,25888888888894</text:p>
          </table:table-cell>
          <table:table-cell table:number-columns-repeated="1021"/>
        </table:table-row>
        <table:table-row table:style-name="ro1">
          <table:table-cell table:formula="of:=[.A283]+0.01" office:value-type="float" office:value="-7.18000000000006" calcext:value-type="float">
            <text:p>-7,18000000000006</text:p>
          </table:table-cell>
          <table:table-cell table:formula="of:=2*[.A284]/9-4/3" office:value-type="float" office:value="-2.9288888888889" calcext:value-type="float">
            <text:p>-2,9288888888889</text:p>
          </table:table-cell>
          <table:table-cell table:formula="of:=-7*[.A284]/9-1/3" office:value-type="float" office:value="5.25111111111116" calcext:value-type="float">
            <text:p>5,25111111111116</text:p>
          </table:table-cell>
          <table:table-cell table:number-columns-repeated="1021"/>
        </table:table-row>
        <table:table-row table:style-name="ro1">
          <table:table-cell table:formula="of:=[.A284]+0.01" office:value-type="float" office:value="-7.17000000000006" calcext:value-type="float">
            <text:p>-7,17000000000006</text:p>
          </table:table-cell>
          <table:table-cell table:formula="of:=2*[.A285]/9-4/3" office:value-type="float" office:value="-2.92666666666668" calcext:value-type="float">
            <text:p>-2,92666666666668</text:p>
          </table:table-cell>
          <table:table-cell table:formula="of:=-7*[.A285]/9-1/3" office:value-type="float" office:value="5.24333333333338" calcext:value-type="float">
            <text:p>5,24333333333338</text:p>
          </table:table-cell>
          <table:table-cell table:number-columns-repeated="1021"/>
        </table:table-row>
        <table:table-row table:style-name="ro1">
          <table:table-cell table:formula="of:=[.A285]+0.01" office:value-type="float" office:value="-7.16000000000006" calcext:value-type="float">
            <text:p>-7,16000000000006</text:p>
          </table:table-cell>
          <table:table-cell table:formula="of:=2*[.A286]/9-4/3" office:value-type="float" office:value="-2.92444444444446" calcext:value-type="float">
            <text:p>-2,92444444444446</text:p>
          </table:table-cell>
          <table:table-cell table:formula="of:=-7*[.A286]/9-1/3" office:value-type="float" office:value="5.2355555555556" calcext:value-type="float">
            <text:p>5,2355555555556</text:p>
          </table:table-cell>
          <table:table-cell table:number-columns-repeated="1021"/>
        </table:table-row>
        <table:table-row table:style-name="ro1">
          <table:table-cell table:formula="of:=[.A286]+0.01" office:value-type="float" office:value="-7.15000000000006" calcext:value-type="float">
            <text:p>-7,15000000000006</text:p>
          </table:table-cell>
          <table:table-cell table:formula="of:=2*[.A287]/9-4/3" office:value-type="float" office:value="-2.92222222222224" calcext:value-type="float">
            <text:p>-2,92222222222224</text:p>
          </table:table-cell>
          <table:table-cell table:formula="of:=-7*[.A287]/9-1/3" office:value-type="float" office:value="5.22777777777783" calcext:value-type="float">
            <text:p>5,22777777777783</text:p>
          </table:table-cell>
          <table:table-cell table:number-columns-repeated="1021"/>
        </table:table-row>
        <table:table-row table:style-name="ro1">
          <table:table-cell table:formula="of:=[.A287]+0.01" office:value-type="float" office:value="-7.14000000000006" calcext:value-type="float">
            <text:p>-7,14000000000006</text:p>
          </table:table-cell>
          <table:table-cell table:formula="of:=2*[.A288]/9-4/3" office:value-type="float" office:value="-2.92000000000001" calcext:value-type="float">
            <text:p>-2,92000000000001</text:p>
          </table:table-cell>
          <table:table-cell table:formula="of:=-7*[.A288]/9-1/3" office:value-type="float" office:value="5.22000000000005" calcext:value-type="float">
            <text:p>5,22000000000005</text:p>
          </table:table-cell>
          <table:table-cell table:number-columns-repeated="1021"/>
        </table:table-row>
        <table:table-row table:style-name="ro1">
          <table:table-cell table:formula="of:=[.A288]+0.01" office:value-type="float" office:value="-7.13000000000006" calcext:value-type="float">
            <text:p>-7,13000000000006</text:p>
          </table:table-cell>
          <table:table-cell table:formula="of:=2*[.A289]/9-4/3" office:value-type="float" office:value="-2.91777777777779" calcext:value-type="float">
            <text:p>-2,91777777777779</text:p>
          </table:table-cell>
          <table:table-cell table:formula="of:=-7*[.A289]/9-1/3" office:value-type="float" office:value="5.21222222222227" calcext:value-type="float">
            <text:p>5,21222222222227</text:p>
          </table:table-cell>
          <table:table-cell table:number-columns-repeated="1021"/>
        </table:table-row>
        <table:table-row table:style-name="ro1">
          <table:table-cell table:formula="of:=[.A289]+0.01" office:value-type="float" office:value="-7.12000000000006" calcext:value-type="float">
            <text:p>-7,12000000000006</text:p>
          </table:table-cell>
          <table:table-cell table:formula="of:=2*[.A290]/9-4/3" office:value-type="float" office:value="-2.91555555555557" calcext:value-type="float">
            <text:p>-2,91555555555557</text:p>
          </table:table-cell>
          <table:table-cell table:formula="of:=-7*[.A290]/9-1/3" office:value-type="float" office:value="5.20444444444449" calcext:value-type="float">
            <text:p>5,20444444444449</text:p>
          </table:table-cell>
          <table:table-cell table:number-columns-repeated="1021"/>
        </table:table-row>
        <table:table-row table:style-name="ro1">
          <table:table-cell table:formula="of:=[.A290]+0.01" office:value-type="float" office:value="-7.11000000000006" calcext:value-type="float">
            <text:p>-7,11000000000006</text:p>
          </table:table-cell>
          <table:table-cell table:formula="of:=2*[.A291]/9-4/3" office:value-type="float" office:value="-2.91333333333335" calcext:value-type="float">
            <text:p>-2,91333333333335</text:p>
          </table:table-cell>
          <table:table-cell table:formula="of:=-7*[.A291]/9-1/3" office:value-type="float" office:value="5.19666666666671" calcext:value-type="float">
            <text:p>5,19666666666671</text:p>
          </table:table-cell>
          <table:table-cell table:number-columns-repeated="1021"/>
        </table:table-row>
        <table:table-row table:style-name="ro1">
          <table:table-cell table:formula="of:=[.A291]+0.01" office:value-type="float" office:value="-7.10000000000006" calcext:value-type="float">
            <text:p>-7,10000000000006</text:p>
          </table:table-cell>
          <table:table-cell table:formula="of:=2*[.A292]/9-4/3" office:value-type="float" office:value="-2.91111111111112" calcext:value-type="float">
            <text:p>-2,91111111111112</text:p>
          </table:table-cell>
          <table:table-cell table:formula="of:=-7*[.A292]/9-1/3" office:value-type="float" office:value="5.18888888888894" calcext:value-type="float">
            <text:p>5,18888888888894</text:p>
          </table:table-cell>
          <table:table-cell table:number-columns-repeated="1021"/>
        </table:table-row>
        <table:table-row table:style-name="ro1">
          <table:table-cell table:formula="of:=[.A292]+0.01" office:value-type="float" office:value="-7.09000000000006" calcext:value-type="float">
            <text:p>-7,09000000000006</text:p>
          </table:table-cell>
          <table:table-cell table:formula="of:=2*[.A293]/9-4/3" office:value-type="float" office:value="-2.9088888888889" calcext:value-type="float">
            <text:p>-2,9088888888889</text:p>
          </table:table-cell>
          <table:table-cell table:formula="of:=-7*[.A293]/9-1/3" office:value-type="float" office:value="5.18111111111116" calcext:value-type="float">
            <text:p>5,18111111111116</text:p>
          </table:table-cell>
          <table:table-cell table:number-columns-repeated="1021"/>
        </table:table-row>
        <table:table-row table:style-name="ro1">
          <table:table-cell table:formula="of:=[.A293]+0.01" office:value-type="float" office:value="-7.08000000000006" calcext:value-type="float">
            <text:p>-7,08000000000006</text:p>
          </table:table-cell>
          <table:table-cell table:formula="of:=2*[.A294]/9-4/3" office:value-type="float" office:value="-2.90666666666668" calcext:value-type="float">
            <text:p>-2,90666666666668</text:p>
          </table:table-cell>
          <table:table-cell table:formula="of:=-7*[.A294]/9-1/3" office:value-type="float" office:value="5.17333333333338" calcext:value-type="float">
            <text:p>5,17333333333338</text:p>
          </table:table-cell>
          <table:table-cell table:number-columns-repeated="1021"/>
        </table:table-row>
        <table:table-row table:style-name="ro1">
          <table:table-cell table:formula="of:=[.A294]+0.01" office:value-type="float" office:value="-7.07000000000006" calcext:value-type="float">
            <text:p>-7,07000000000006</text:p>
          </table:table-cell>
          <table:table-cell table:formula="of:=2*[.A295]/9-4/3" office:value-type="float" office:value="-2.90444444444446" calcext:value-type="float">
            <text:p>-2,90444444444446</text:p>
          </table:table-cell>
          <table:table-cell table:formula="of:=-7*[.A295]/9-1/3" office:value-type="float" office:value="5.1655555555556" calcext:value-type="float">
            <text:p>5,1655555555556</text:p>
          </table:table-cell>
          <table:table-cell table:number-columns-repeated="1021"/>
        </table:table-row>
        <table:table-row table:style-name="ro1">
          <table:table-cell table:formula="of:=[.A295]+0.01" office:value-type="float" office:value="-7.06000000000006" calcext:value-type="float">
            <text:p>-7,06000000000006</text:p>
          </table:table-cell>
          <table:table-cell table:formula="of:=2*[.A296]/9-4/3" office:value-type="float" office:value="-2.90222222222224" calcext:value-type="float">
            <text:p>-2,90222222222224</text:p>
          </table:table-cell>
          <table:table-cell table:formula="of:=-7*[.A296]/9-1/3" office:value-type="float" office:value="5.15777777777783" calcext:value-type="float">
            <text:p>5,15777777777783</text:p>
          </table:table-cell>
          <table:table-cell table:number-columns-repeated="1021"/>
        </table:table-row>
        <table:table-row table:style-name="ro1">
          <table:table-cell table:formula="of:=[.A296]+0.01" office:value-type="float" office:value="-7.05000000000006" calcext:value-type="float">
            <text:p>-7,05000000000006</text:p>
          </table:table-cell>
          <table:table-cell table:formula="of:=2*[.A297]/9-4/3" office:value-type="float" office:value="-2.90000000000001" calcext:value-type="float">
            <text:p>-2,90000000000001</text:p>
          </table:table-cell>
          <table:table-cell table:formula="of:=-7*[.A297]/9-1/3" office:value-type="float" office:value="5.15000000000005" calcext:value-type="float">
            <text:p>5,15000000000005</text:p>
          </table:table-cell>
          <table:table-cell table:number-columns-repeated="1021"/>
        </table:table-row>
        <table:table-row table:style-name="ro1">
          <table:table-cell table:formula="of:=[.A297]+0.01" office:value-type="float" office:value="-7.04000000000006" calcext:value-type="float">
            <text:p>-7,04000000000006</text:p>
          </table:table-cell>
          <table:table-cell table:formula="of:=2*[.A298]/9-4/3" office:value-type="float" office:value="-2.89777777777779" calcext:value-type="float">
            <text:p>-2,89777777777779</text:p>
          </table:table-cell>
          <table:table-cell table:formula="of:=-7*[.A298]/9-1/3" office:value-type="float" office:value="5.14222222222227" calcext:value-type="float">
            <text:p>5,14222222222227</text:p>
          </table:table-cell>
          <table:table-cell table:number-columns-repeated="1021"/>
        </table:table-row>
        <table:table-row table:style-name="ro1">
          <table:table-cell table:formula="of:=[.A298]+0.01" office:value-type="float" office:value="-7.03000000000006" calcext:value-type="float">
            <text:p>-7,03000000000006</text:p>
          </table:table-cell>
          <table:table-cell table:formula="of:=2*[.A299]/9-4/3" office:value-type="float" office:value="-2.89555555555557" calcext:value-type="float">
            <text:p>-2,89555555555557</text:p>
          </table:table-cell>
          <table:table-cell table:formula="of:=-7*[.A299]/9-1/3" office:value-type="float" office:value="5.13444444444449" calcext:value-type="float">
            <text:p>5,13444444444449</text:p>
          </table:table-cell>
          <table:table-cell table:number-columns-repeated="1021"/>
        </table:table-row>
        <table:table-row table:style-name="ro1">
          <table:table-cell table:formula="of:=[.A299]+0.01" office:value-type="float" office:value="-7.02000000000006" calcext:value-type="float">
            <text:p>-7,02000000000006</text:p>
          </table:table-cell>
          <table:table-cell table:formula="of:=2*[.A300]/9-4/3" office:value-type="float" office:value="-2.89333333333335" calcext:value-type="float">
            <text:p>-2,89333333333335</text:p>
          </table:table-cell>
          <table:table-cell table:formula="of:=-7*[.A300]/9-1/3" office:value-type="float" office:value="5.12666666666672" calcext:value-type="float">
            <text:p>5,12666666666672</text:p>
          </table:table-cell>
          <table:table-cell table:number-columns-repeated="1021"/>
        </table:table-row>
        <table:table-row table:style-name="ro1">
          <table:table-cell table:formula="of:=[.A300]+0.01" office:value-type="float" office:value="-7.01000000000006" calcext:value-type="float">
            <text:p>-7,01000000000006</text:p>
          </table:table-cell>
          <table:table-cell table:formula="of:=2*[.A301]/9-4/3" office:value-type="float" office:value="-2.89111111111112" calcext:value-type="float">
            <text:p>-2,89111111111112</text:p>
          </table:table-cell>
          <table:table-cell table:formula="of:=-7*[.A301]/9-1/3" office:value-type="float" office:value="5.11888888888894" calcext:value-type="float">
            <text:p>5,11888888888894</text:p>
          </table:table-cell>
          <table:table-cell table:number-columns-repeated="1021"/>
        </table:table-row>
        <table:table-row table:style-name="ro1">
          <table:table-cell table:formula="of:=[.A301]+0.01" office:value-type="float" office:value="-7.00000000000006" calcext:value-type="float">
            <text:p>-7,00000000000006</text:p>
          </table:table-cell>
          <table:table-cell table:formula="of:=2*[.A302]/9-4/3" office:value-type="float" office:value="-2.8888888888889" calcext:value-type="float">
            <text:p>-2,8888888888889</text:p>
          </table:table-cell>
          <table:table-cell table:formula="of:=-7*[.A302]/9-1/3" office:value-type="float" office:value="5.11111111111116" calcext:value-type="float">
            <text:p>5,11111111111116</text:p>
          </table:table-cell>
          <table:table-cell table:number-columns-repeated="1021"/>
        </table:table-row>
        <table:table-row table:style-name="ro1">
          <table:table-cell table:formula="of:=[.A302]+0.01" office:value-type="float" office:value="-6.99000000000006" calcext:value-type="float">
            <text:p>-6,99000000000006</text:p>
          </table:table-cell>
          <table:table-cell table:formula="of:=2*[.A303]/9-4/3" office:value-type="float" office:value="-2.88666666666668" calcext:value-type="float">
            <text:p>-2,88666666666668</text:p>
          </table:table-cell>
          <table:table-cell table:formula="of:=-7*[.A303]/9-1/3" office:value-type="float" office:value="5.10333333333338" calcext:value-type="float">
            <text:p>5,10333333333338</text:p>
          </table:table-cell>
          <table:table-cell table:number-columns-repeated="1021"/>
        </table:table-row>
        <table:table-row table:style-name="ro1">
          <table:table-cell table:formula="of:=[.A303]+0.01" office:value-type="float" office:value="-6.98000000000006" calcext:value-type="float">
            <text:p>-6,98000000000006</text:p>
          </table:table-cell>
          <table:table-cell table:formula="of:=2*[.A304]/9-4/3" office:value-type="float" office:value="-2.88444444444446" calcext:value-type="float">
            <text:p>-2,88444444444446</text:p>
          </table:table-cell>
          <table:table-cell table:formula="of:=-7*[.A304]/9-1/3" office:value-type="float" office:value="5.09555555555561" calcext:value-type="float">
            <text:p>5,09555555555561</text:p>
          </table:table-cell>
          <table:table-cell table:number-columns-repeated="1021"/>
        </table:table-row>
        <table:table-row table:style-name="ro1">
          <table:table-cell table:formula="of:=[.A304]+0.01" office:value-type="float" office:value="-6.97000000000006" calcext:value-type="float">
            <text:p>-6,97000000000006</text:p>
          </table:table-cell>
          <table:table-cell table:formula="of:=2*[.A305]/9-4/3" office:value-type="float" office:value="-2.88222222222224" calcext:value-type="float">
            <text:p>-2,88222222222224</text:p>
          </table:table-cell>
          <table:table-cell table:formula="of:=-7*[.A305]/9-1/3" office:value-type="float" office:value="5.08777777777783" calcext:value-type="float">
            <text:p>5,08777777777783</text:p>
          </table:table-cell>
          <table:table-cell table:number-columns-repeated="1021"/>
        </table:table-row>
        <table:table-row table:style-name="ro1">
          <table:table-cell table:formula="of:=[.A305]+0.01" office:value-type="float" office:value="-6.96000000000007" calcext:value-type="float">
            <text:p>-6,96000000000007</text:p>
          </table:table-cell>
          <table:table-cell table:formula="of:=2*[.A306]/9-4/3" office:value-type="float" office:value="-2.88000000000001" calcext:value-type="float">
            <text:p>-2,88000000000001</text:p>
          </table:table-cell>
          <table:table-cell table:formula="of:=-7*[.A306]/9-1/3" office:value-type="float" office:value="5.08000000000005" calcext:value-type="float">
            <text:p>5,08000000000005</text:p>
          </table:table-cell>
          <table:table-cell table:number-columns-repeated="1021"/>
        </table:table-row>
        <table:table-row table:style-name="ro1">
          <table:table-cell table:formula="of:=[.A306]+0.01" office:value-type="float" office:value="-6.95000000000007" calcext:value-type="float">
            <text:p>-6,95000000000007</text:p>
          </table:table-cell>
          <table:table-cell table:formula="of:=2*[.A307]/9-4/3" office:value-type="float" office:value="-2.87777777777779" calcext:value-type="float">
            <text:p>-2,87777777777779</text:p>
          </table:table-cell>
          <table:table-cell table:formula="of:=-7*[.A307]/9-1/3" office:value-type="float" office:value="5.07222222222227" calcext:value-type="float">
            <text:p>5,07222222222227</text:p>
          </table:table-cell>
          <table:table-cell table:number-columns-repeated="1021"/>
        </table:table-row>
        <table:table-row table:style-name="ro1">
          <table:table-cell table:formula="of:=[.A307]+0.01" office:value-type="float" office:value="-6.94000000000007" calcext:value-type="float">
            <text:p>-6,94000000000007</text:p>
          </table:table-cell>
          <table:table-cell table:formula="of:=2*[.A308]/9-4/3" office:value-type="float" office:value="-2.87555555555557" calcext:value-type="float">
            <text:p>-2,87555555555557</text:p>
          </table:table-cell>
          <table:table-cell table:formula="of:=-7*[.A308]/9-1/3" office:value-type="float" office:value="5.0644444444445" calcext:value-type="float">
            <text:p>5,0644444444445</text:p>
          </table:table-cell>
          <table:table-cell table:number-columns-repeated="1021"/>
        </table:table-row>
        <table:table-row table:style-name="ro1">
          <table:table-cell table:formula="of:=[.A308]+0.01" office:value-type="float" office:value="-6.93000000000007" calcext:value-type="float">
            <text:p>-6,93000000000007</text:p>
          </table:table-cell>
          <table:table-cell table:formula="of:=2*[.A309]/9-4/3" office:value-type="float" office:value="-2.87333333333335" calcext:value-type="float">
            <text:p>-2,87333333333335</text:p>
          </table:table-cell>
          <table:table-cell table:formula="of:=-7*[.A309]/9-1/3" office:value-type="float" office:value="5.05666666666672" calcext:value-type="float">
            <text:p>5,05666666666672</text:p>
          </table:table-cell>
          <table:table-cell table:number-columns-repeated="1021"/>
        </table:table-row>
        <table:table-row table:style-name="ro1">
          <table:table-cell table:formula="of:=[.A309]+0.01" office:value-type="float" office:value="-6.92000000000007" calcext:value-type="float">
            <text:p>-6,92000000000007</text:p>
          </table:table-cell>
          <table:table-cell table:formula="of:=2*[.A310]/9-4/3" office:value-type="float" office:value="-2.87111111111113" calcext:value-type="float">
            <text:p>-2,87111111111113</text:p>
          </table:table-cell>
          <table:table-cell table:formula="of:=-7*[.A310]/9-1/3" office:value-type="float" office:value="5.04888888888894" calcext:value-type="float">
            <text:p>5,04888888888894</text:p>
          </table:table-cell>
          <table:table-cell table:number-columns-repeated="1021"/>
        </table:table-row>
        <table:table-row table:style-name="ro1">
          <table:table-cell table:formula="of:=[.A310]+0.01" office:value-type="float" office:value="-6.91000000000007" calcext:value-type="float">
            <text:p>-6,91000000000007</text:p>
          </table:table-cell>
          <table:table-cell table:formula="of:=2*[.A311]/9-4/3" office:value-type="float" office:value="-2.8688888888889" calcext:value-type="float">
            <text:p>-2,8688888888889</text:p>
          </table:table-cell>
          <table:table-cell table:formula="of:=-7*[.A311]/9-1/3" office:value-type="float" office:value="5.04111111111116" calcext:value-type="float">
            <text:p>5,04111111111116</text:p>
          </table:table-cell>
          <table:table-cell table:number-columns-repeated="1021"/>
        </table:table-row>
        <table:table-row table:style-name="ro1">
          <table:table-cell table:formula="of:=[.A311]+0.01" office:value-type="float" office:value="-6.90000000000007" calcext:value-type="float">
            <text:p>-6,90000000000007</text:p>
          </table:table-cell>
          <table:table-cell table:formula="of:=2*[.A312]/9-4/3" office:value-type="float" office:value="-2.86666666666668" calcext:value-type="float">
            <text:p>-2,86666666666668</text:p>
          </table:table-cell>
          <table:table-cell table:formula="of:=-7*[.A312]/9-1/3" office:value-type="float" office:value="5.03333333333339" calcext:value-type="float">
            <text:p>5,03333333333339</text:p>
          </table:table-cell>
          <table:table-cell table:number-columns-repeated="1021"/>
        </table:table-row>
        <table:table-row table:style-name="ro1">
          <table:table-cell table:formula="of:=[.A312]+0.01" office:value-type="float" office:value="-6.89000000000007" calcext:value-type="float">
            <text:p>-6,89000000000007</text:p>
          </table:table-cell>
          <table:table-cell table:formula="of:=2*[.A313]/9-4/3" office:value-type="float" office:value="-2.86444444444446" calcext:value-type="float">
            <text:p>-2,86444444444446</text:p>
          </table:table-cell>
          <table:table-cell table:formula="of:=-7*[.A313]/9-1/3" office:value-type="float" office:value="5.02555555555561" calcext:value-type="float">
            <text:p>5,02555555555561</text:p>
          </table:table-cell>
          <table:table-cell table:number-columns-repeated="1021"/>
        </table:table-row>
        <table:table-row table:style-name="ro1">
          <table:table-cell table:formula="of:=[.A313]+0.01" office:value-type="float" office:value="-6.88000000000007" calcext:value-type="float">
            <text:p>-6,88000000000007</text:p>
          </table:table-cell>
          <table:table-cell table:formula="of:=2*[.A314]/9-4/3" office:value-type="float" office:value="-2.86222222222224" calcext:value-type="float">
            <text:p>-2,86222222222224</text:p>
          </table:table-cell>
          <table:table-cell table:formula="of:=-7*[.A314]/9-1/3" office:value-type="float" office:value="5.01777777777783" calcext:value-type="float">
            <text:p>5,01777777777783</text:p>
          </table:table-cell>
          <table:table-cell table:number-columns-repeated="1021"/>
        </table:table-row>
        <table:table-row table:style-name="ro1">
          <table:table-cell table:formula="of:=[.A314]+0.01" office:value-type="float" office:value="-6.87000000000007" calcext:value-type="float">
            <text:p>-6,87000000000007</text:p>
          </table:table-cell>
          <table:table-cell table:formula="of:=2*[.A315]/9-4/3" office:value-type="float" office:value="-2.86000000000001" calcext:value-type="float">
            <text:p>-2,86000000000001</text:p>
          </table:table-cell>
          <table:table-cell table:formula="of:=-7*[.A315]/9-1/3" office:value-type="float" office:value="5.01000000000005" calcext:value-type="float">
            <text:p>5,01000000000005</text:p>
          </table:table-cell>
          <table:table-cell table:number-columns-repeated="1021"/>
        </table:table-row>
        <table:table-row table:style-name="ro1">
          <table:table-cell table:formula="of:=[.A315]+0.01" office:value-type="float" office:value="-6.86000000000007" calcext:value-type="float">
            <text:p>-6,86000000000007</text:p>
          </table:table-cell>
          <table:table-cell table:formula="of:=2*[.A316]/9-4/3" office:value-type="float" office:value="-2.85777777777779" calcext:value-type="float">
            <text:p>-2,85777777777779</text:p>
          </table:table-cell>
          <table:table-cell table:formula="of:=-7*[.A316]/9-1/3" office:value-type="float" office:value="5.00222222222227" calcext:value-type="float">
            <text:p>5,00222222222227</text:p>
          </table:table-cell>
          <table:table-cell table:number-columns-repeated="1021"/>
        </table:table-row>
        <table:table-row table:style-name="ro1">
          <table:table-cell table:formula="of:=[.A316]+0.01" office:value-type="float" office:value="-6.85000000000007" calcext:value-type="float">
            <text:p>-6,85000000000007</text:p>
          </table:table-cell>
          <table:table-cell table:formula="of:=2*[.A317]/9-4/3" office:value-type="float" office:value="-2.85555555555557" calcext:value-type="float">
            <text:p>-2,85555555555557</text:p>
          </table:table-cell>
          <table:table-cell table:formula="of:=-7*[.A317]/9-1/3" office:value-type="float" office:value="4.9944444444445" calcext:value-type="float">
            <text:p>4,9944444444445</text:p>
          </table:table-cell>
          <table:table-cell table:number-columns-repeated="1021"/>
        </table:table-row>
        <table:table-row table:style-name="ro1">
          <table:table-cell table:formula="of:=[.A317]+0.01" office:value-type="float" office:value="-6.84000000000007" calcext:value-type="float">
            <text:p>-6,84000000000007</text:p>
          </table:table-cell>
          <table:table-cell table:formula="of:=2*[.A318]/9-4/3" office:value-type="float" office:value="-2.85333333333335" calcext:value-type="float">
            <text:p>-2,85333333333335</text:p>
          </table:table-cell>
          <table:table-cell table:formula="of:=-7*[.A318]/9-1/3" office:value-type="float" office:value="4.98666666666672" calcext:value-type="float">
            <text:p>4,98666666666672</text:p>
          </table:table-cell>
          <table:table-cell table:number-columns-repeated="1021"/>
        </table:table-row>
        <table:table-row table:style-name="ro1">
          <table:table-cell table:formula="of:=[.A318]+0.01" office:value-type="float" office:value="-6.83000000000007" calcext:value-type="float">
            <text:p>-6,83000000000007</text:p>
          </table:table-cell>
          <table:table-cell table:formula="of:=2*[.A319]/9-4/3" office:value-type="float" office:value="-2.85111111111113" calcext:value-type="float">
            <text:p>-2,85111111111113</text:p>
          </table:table-cell>
          <table:table-cell table:formula="of:=-7*[.A319]/9-1/3" office:value-type="float" office:value="4.97888888888894" calcext:value-type="float">
            <text:p>4,97888888888894</text:p>
          </table:table-cell>
          <table:table-cell table:number-columns-repeated="1021"/>
        </table:table-row>
        <table:table-row table:style-name="ro1">
          <table:table-cell table:formula="of:=[.A319]+0.01" office:value-type="float" office:value="-6.82000000000007" calcext:value-type="float">
            <text:p>-6,82000000000007</text:p>
          </table:table-cell>
          <table:table-cell table:formula="of:=2*[.A320]/9-4/3" office:value-type="float" office:value="-2.8488888888889" calcext:value-type="float">
            <text:p>-2,8488888888889</text:p>
          </table:table-cell>
          <table:table-cell table:formula="of:=-7*[.A320]/9-1/3" office:value-type="float" office:value="4.97111111111116" calcext:value-type="float">
            <text:p>4,97111111111116</text:p>
          </table:table-cell>
          <table:table-cell table:number-columns-repeated="1021"/>
        </table:table-row>
        <table:table-row table:style-name="ro1">
          <table:table-cell table:formula="of:=[.A320]+0.01" office:value-type="float" office:value="-6.81000000000007" calcext:value-type="float">
            <text:p>-6,81000000000007</text:p>
          </table:table-cell>
          <table:table-cell table:formula="of:=2*[.A321]/9-4/3" office:value-type="float" office:value="-2.84666666666668" calcext:value-type="float">
            <text:p>-2,84666666666668</text:p>
          </table:table-cell>
          <table:table-cell table:formula="of:=-7*[.A321]/9-1/3" office:value-type="float" office:value="4.96333333333339" calcext:value-type="float">
            <text:p>4,96333333333339</text:p>
          </table:table-cell>
          <table:table-cell table:number-columns-repeated="1021"/>
        </table:table-row>
        <table:table-row table:style-name="ro1">
          <table:table-cell table:formula="of:=[.A321]+0.01" office:value-type="float" office:value="-6.80000000000007" calcext:value-type="float">
            <text:p>-6,80000000000007</text:p>
          </table:table-cell>
          <table:table-cell table:formula="of:=2*[.A322]/9-4/3" office:value-type="float" office:value="-2.84444444444446" calcext:value-type="float">
            <text:p>-2,84444444444446</text:p>
          </table:table-cell>
          <table:table-cell table:formula="of:=-7*[.A322]/9-1/3" office:value-type="float" office:value="4.95555555555561" calcext:value-type="float">
            <text:p>4,95555555555561</text:p>
          </table:table-cell>
          <table:table-cell table:number-columns-repeated="1021"/>
        </table:table-row>
        <table:table-row table:style-name="ro1">
          <table:table-cell table:formula="of:=[.A322]+0.01" office:value-type="float" office:value="-6.79000000000007" calcext:value-type="float">
            <text:p>-6,79000000000007</text:p>
          </table:table-cell>
          <table:table-cell table:formula="of:=2*[.A323]/9-4/3" office:value-type="float" office:value="-2.84222222222224" calcext:value-type="float">
            <text:p>-2,84222222222224</text:p>
          </table:table-cell>
          <table:table-cell table:formula="of:=-7*[.A323]/9-1/3" office:value-type="float" office:value="4.94777777777783" calcext:value-type="float">
            <text:p>4,94777777777783</text:p>
          </table:table-cell>
          <table:table-cell table:number-columns-repeated="1021"/>
        </table:table-row>
        <table:table-row table:style-name="ro1">
          <table:table-cell table:formula="of:=[.A323]+0.01" office:value-type="float" office:value="-6.78000000000007" calcext:value-type="float">
            <text:p>-6,78000000000007</text:p>
          </table:table-cell>
          <table:table-cell table:formula="of:=2*[.A324]/9-4/3" office:value-type="float" office:value="-2.84000000000001" calcext:value-type="float">
            <text:p>-2,84000000000001</text:p>
          </table:table-cell>
          <table:table-cell table:formula="of:=-7*[.A324]/9-1/3" office:value-type="float" office:value="4.94000000000005" calcext:value-type="float">
            <text:p>4,94000000000005</text:p>
          </table:table-cell>
          <table:table-cell table:number-columns-repeated="1021"/>
        </table:table-row>
        <table:table-row table:style-name="ro1">
          <table:table-cell table:formula="of:=[.A324]+0.01" office:value-type="float" office:value="-6.77000000000007" calcext:value-type="float">
            <text:p>-6,77000000000007</text:p>
          </table:table-cell>
          <table:table-cell table:formula="of:=2*[.A325]/9-4/3" office:value-type="float" office:value="-2.83777777777779" calcext:value-type="float">
            <text:p>-2,83777777777779</text:p>
          </table:table-cell>
          <table:table-cell table:formula="of:=-7*[.A325]/9-1/3" office:value-type="float" office:value="4.93222222222228" calcext:value-type="float">
            <text:p>4,93222222222228</text:p>
          </table:table-cell>
          <table:table-cell table:number-columns-repeated="1021"/>
        </table:table-row>
        <table:table-row table:style-name="ro1">
          <table:table-cell table:formula="of:=[.A325]+0.01" office:value-type="float" office:value="-6.76000000000007" calcext:value-type="float">
            <text:p>-6,76000000000007</text:p>
          </table:table-cell>
          <table:table-cell table:formula="of:=2*[.A326]/9-4/3" office:value-type="float" office:value="-2.83555555555557" calcext:value-type="float">
            <text:p>-2,83555555555557</text:p>
          </table:table-cell>
          <table:table-cell table:formula="of:=-7*[.A326]/9-1/3" office:value-type="float" office:value="4.9244444444445" calcext:value-type="float">
            <text:p>4,9244444444445</text:p>
          </table:table-cell>
          <table:table-cell table:number-columns-repeated="1021"/>
        </table:table-row>
        <table:table-row table:style-name="ro1">
          <table:table-cell table:formula="of:=[.A326]+0.01" office:value-type="float" office:value="-6.75000000000007" calcext:value-type="float">
            <text:p>-6,75000000000007</text:p>
          </table:table-cell>
          <table:table-cell table:formula="of:=2*[.A327]/9-4/3" office:value-type="float" office:value="-2.83333333333335" calcext:value-type="float">
            <text:p>-2,83333333333335</text:p>
          </table:table-cell>
          <table:table-cell table:formula="of:=-7*[.A327]/9-1/3" office:value-type="float" office:value="4.91666666666672" calcext:value-type="float">
            <text:p>4,91666666666672</text:p>
          </table:table-cell>
          <table:table-cell table:number-columns-repeated="1021"/>
        </table:table-row>
        <table:table-row table:style-name="ro1">
          <table:table-cell table:formula="of:=[.A327]+0.01" office:value-type="float" office:value="-6.74000000000007" calcext:value-type="float">
            <text:p>-6,74000000000007</text:p>
          </table:table-cell>
          <table:table-cell table:formula="of:=2*[.A328]/9-4/3" office:value-type="float" office:value="-2.83111111111113" calcext:value-type="float">
            <text:p>-2,83111111111113</text:p>
          </table:table-cell>
          <table:table-cell table:formula="of:=-7*[.A328]/9-1/3" office:value-type="float" office:value="4.90888888888894" calcext:value-type="float">
            <text:p>4,90888888888894</text:p>
          </table:table-cell>
          <table:table-cell table:number-columns-repeated="1021"/>
        </table:table-row>
        <table:table-row table:style-name="ro1">
          <table:table-cell table:formula="of:=[.A328]+0.01" office:value-type="float" office:value="-6.73000000000007" calcext:value-type="float">
            <text:p>-6,73000000000007</text:p>
          </table:table-cell>
          <table:table-cell table:formula="of:=2*[.A329]/9-4/3" office:value-type="float" office:value="-2.8288888888889" calcext:value-type="float">
            <text:p>-2,8288888888889</text:p>
          </table:table-cell>
          <table:table-cell table:formula="of:=-7*[.A329]/9-1/3" office:value-type="float" office:value="4.90111111111117" calcext:value-type="float">
            <text:p>4,90111111111117</text:p>
          </table:table-cell>
          <table:table-cell table:number-columns-repeated="1021"/>
        </table:table-row>
        <table:table-row table:style-name="ro1">
          <table:table-cell table:formula="of:=[.A329]+0.01" office:value-type="float" office:value="-6.72000000000007" calcext:value-type="float">
            <text:p>-6,72000000000007</text:p>
          </table:table-cell>
          <table:table-cell table:formula="of:=2*[.A330]/9-4/3" office:value-type="float" office:value="-2.82666666666668" calcext:value-type="float">
            <text:p>-2,82666666666668</text:p>
          </table:table-cell>
          <table:table-cell table:formula="of:=-7*[.A330]/9-1/3" office:value-type="float" office:value="4.89333333333339" calcext:value-type="float">
            <text:p>4,89333333333339</text:p>
          </table:table-cell>
          <table:table-cell table:number-columns-repeated="1021"/>
        </table:table-row>
        <table:table-row table:style-name="ro1">
          <table:table-cell table:formula="of:=[.A330]+0.01" office:value-type="float" office:value="-6.71000000000007" calcext:value-type="float">
            <text:p>-6,71000000000007</text:p>
          </table:table-cell>
          <table:table-cell table:formula="of:=2*[.A331]/9-4/3" office:value-type="float" office:value="-2.82444444444446" calcext:value-type="float">
            <text:p>-2,82444444444446</text:p>
          </table:table-cell>
          <table:table-cell table:formula="of:=-7*[.A331]/9-1/3" office:value-type="float" office:value="4.88555555555561" calcext:value-type="float">
            <text:p>4,88555555555561</text:p>
          </table:table-cell>
          <table:table-cell table:number-columns-repeated="1021"/>
        </table:table-row>
        <table:table-row table:style-name="ro1">
          <table:table-cell table:formula="of:=[.A331]+0.01" office:value-type="float" office:value="-6.70000000000007" calcext:value-type="float">
            <text:p>-6,70000000000007</text:p>
          </table:table-cell>
          <table:table-cell table:formula="of:=2*[.A332]/9-4/3" office:value-type="float" office:value="-2.82222222222224" calcext:value-type="float">
            <text:p>-2,82222222222224</text:p>
          </table:table-cell>
          <table:table-cell table:formula="of:=-7*[.A332]/9-1/3" office:value-type="float" office:value="4.87777777777783" calcext:value-type="float">
            <text:p>4,87777777777783</text:p>
          </table:table-cell>
          <table:table-cell table:number-columns-repeated="1021"/>
        </table:table-row>
        <table:table-row table:style-name="ro1">
          <table:table-cell table:formula="of:=[.A332]+0.01" office:value-type="float" office:value="-6.69000000000007" calcext:value-type="float">
            <text:p>-6,69000000000007</text:p>
          </table:table-cell>
          <table:table-cell table:formula="of:=2*[.A333]/9-4/3" office:value-type="float" office:value="-2.82000000000002" calcext:value-type="float">
            <text:p>-2,82000000000002</text:p>
          </table:table-cell>
          <table:table-cell table:formula="of:=-7*[.A333]/9-1/3" office:value-type="float" office:value="4.87000000000006" calcext:value-type="float">
            <text:p>4,87000000000006</text:p>
          </table:table-cell>
          <table:table-cell table:number-columns-repeated="1021"/>
        </table:table-row>
        <table:table-row table:style-name="ro1">
          <table:table-cell table:formula="of:=[.A333]+0.01" office:value-type="float" office:value="-6.68000000000007" calcext:value-type="float">
            <text:p>-6,68000000000007</text:p>
          </table:table-cell>
          <table:table-cell table:formula="of:=2*[.A334]/9-4/3" office:value-type="float" office:value="-2.81777777777779" calcext:value-type="float">
            <text:p>-2,81777777777779</text:p>
          </table:table-cell>
          <table:table-cell table:formula="of:=-7*[.A334]/9-1/3" office:value-type="float" office:value="4.86222222222228" calcext:value-type="float">
            <text:p>4,86222222222228</text:p>
          </table:table-cell>
          <table:table-cell table:number-columns-repeated="1021"/>
        </table:table-row>
        <table:table-row table:style-name="ro1">
          <table:table-cell table:formula="of:=[.A334]+0.01" office:value-type="float" office:value="-6.67000000000007" calcext:value-type="float">
            <text:p>-6,67000000000007</text:p>
          </table:table-cell>
          <table:table-cell table:formula="of:=2*[.A335]/9-4/3" office:value-type="float" office:value="-2.81555555555557" calcext:value-type="float">
            <text:p>-2,81555555555557</text:p>
          </table:table-cell>
          <table:table-cell table:formula="of:=-7*[.A335]/9-1/3" office:value-type="float" office:value="4.8544444444445" calcext:value-type="float">
            <text:p>4,8544444444445</text:p>
          </table:table-cell>
          <table:table-cell table:number-columns-repeated="1021"/>
        </table:table-row>
        <table:table-row table:style-name="ro1">
          <table:table-cell table:formula="of:=[.A335]+0.01" office:value-type="float" office:value="-6.66000000000007" calcext:value-type="float">
            <text:p>-6,66000000000007</text:p>
          </table:table-cell>
          <table:table-cell table:formula="of:=2*[.A336]/9-4/3" office:value-type="float" office:value="-2.81333333333335" calcext:value-type="float">
            <text:p>-2,81333333333335</text:p>
          </table:table-cell>
          <table:table-cell table:formula="of:=-7*[.A336]/9-1/3" office:value-type="float" office:value="4.84666666666672" calcext:value-type="float">
            <text:p>4,84666666666672</text:p>
          </table:table-cell>
          <table:table-cell table:number-columns-repeated="1021"/>
        </table:table-row>
        <table:table-row table:style-name="ro1">
          <table:table-cell table:formula="of:=[.A336]+0.01" office:value-type="float" office:value="-6.65000000000007" calcext:value-type="float">
            <text:p>-6,65000000000007</text:p>
          </table:table-cell>
          <table:table-cell table:formula="of:=2*[.A337]/9-4/3" office:value-type="float" office:value="-2.81111111111113" calcext:value-type="float">
            <text:p>-2,81111111111113</text:p>
          </table:table-cell>
          <table:table-cell table:formula="of:=-7*[.A337]/9-1/3" office:value-type="float" office:value="4.83888888888894" calcext:value-type="float">
            <text:p>4,83888888888894</text:p>
          </table:table-cell>
          <table:table-cell table:number-columns-repeated="1021"/>
        </table:table-row>
        <table:table-row table:style-name="ro1">
          <table:table-cell table:formula="of:=[.A337]+0.01" office:value-type="float" office:value="-6.64000000000007" calcext:value-type="float">
            <text:p>-6,64000000000007</text:p>
          </table:table-cell>
          <table:table-cell table:formula="of:=2*[.A338]/9-4/3" office:value-type="float" office:value="-2.8088888888889" calcext:value-type="float">
            <text:p>-2,8088888888889</text:p>
          </table:table-cell>
          <table:table-cell table:formula="of:=-7*[.A338]/9-1/3" office:value-type="float" office:value="4.83111111111117" calcext:value-type="float">
            <text:p>4,83111111111117</text:p>
          </table:table-cell>
          <table:table-cell table:number-columns-repeated="1021"/>
        </table:table-row>
        <table:table-row table:style-name="ro1">
          <table:table-cell table:formula="of:=[.A338]+0.01" office:value-type="float" office:value="-6.63000000000007" calcext:value-type="float">
            <text:p>-6,63000000000007</text:p>
          </table:table-cell>
          <table:table-cell table:formula="of:=2*[.A339]/9-4/3" office:value-type="float" office:value="-2.80666666666668" calcext:value-type="float">
            <text:p>-2,80666666666668</text:p>
          </table:table-cell>
          <table:table-cell table:formula="of:=-7*[.A339]/9-1/3" office:value-type="float" office:value="4.82333333333339" calcext:value-type="float">
            <text:p>4,82333333333339</text:p>
          </table:table-cell>
          <table:table-cell table:number-columns-repeated="1021"/>
        </table:table-row>
        <table:table-row table:style-name="ro1">
          <table:table-cell table:formula="of:=[.A339]+0.01" office:value-type="float" office:value="-6.62000000000007" calcext:value-type="float">
            <text:p>-6,62000000000007</text:p>
          </table:table-cell>
          <table:table-cell table:formula="of:=2*[.A340]/9-4/3" office:value-type="float" office:value="-2.80444444444446" calcext:value-type="float">
            <text:p>-2,80444444444446</text:p>
          </table:table-cell>
          <table:table-cell table:formula="of:=-7*[.A340]/9-1/3" office:value-type="float" office:value="4.81555555555561" calcext:value-type="float">
            <text:p>4,81555555555561</text:p>
          </table:table-cell>
          <table:table-cell table:number-columns-repeated="1021"/>
        </table:table-row>
        <table:table-row table:style-name="ro1">
          <table:table-cell table:formula="of:=[.A340]+0.01" office:value-type="float" office:value="-6.61000000000007" calcext:value-type="float">
            <text:p>-6,61000000000007</text:p>
          </table:table-cell>
          <table:table-cell table:formula="of:=2*[.A341]/9-4/3" office:value-type="float" office:value="-2.80222222222224" calcext:value-type="float">
            <text:p>-2,80222222222224</text:p>
          </table:table-cell>
          <table:table-cell table:formula="of:=-7*[.A341]/9-1/3" office:value-type="float" office:value="4.80777777777784" calcext:value-type="float">
            <text:p>4,80777777777784</text:p>
          </table:table-cell>
          <table:table-cell table:number-columns-repeated="1021"/>
        </table:table-row>
        <table:table-row table:style-name="ro1">
          <table:table-cell table:formula="of:=[.A341]+0.01" office:value-type="float" office:value="-6.60000000000007" calcext:value-type="float">
            <text:p>-6,60000000000007</text:p>
          </table:table-cell>
          <table:table-cell table:formula="of:=2*[.A342]/9-4/3" office:value-type="float" office:value="-2.80000000000002" calcext:value-type="float">
            <text:p>-2,80000000000002</text:p>
          </table:table-cell>
          <table:table-cell table:formula="of:=-7*[.A342]/9-1/3" office:value-type="float" office:value="4.80000000000006" calcext:value-type="float">
            <text:p>4,80000000000006</text:p>
          </table:table-cell>
          <table:table-cell table:number-columns-repeated="1021"/>
        </table:table-row>
        <table:table-row table:style-name="ro1">
          <table:table-cell table:formula="of:=[.A342]+0.01" office:value-type="float" office:value="-6.59000000000007" calcext:value-type="float">
            <text:p>-6,59000000000007</text:p>
          </table:table-cell>
          <table:table-cell table:formula="of:=2*[.A343]/9-4/3" office:value-type="float" office:value="-2.79777777777779" calcext:value-type="float">
            <text:p>-2,79777777777779</text:p>
          </table:table-cell>
          <table:table-cell table:formula="of:=-7*[.A343]/9-1/3" office:value-type="float" office:value="4.79222222222228" calcext:value-type="float">
            <text:p>4,79222222222228</text:p>
          </table:table-cell>
          <table:table-cell table:number-columns-repeated="1021"/>
        </table:table-row>
        <table:table-row table:style-name="ro1">
          <table:table-cell table:formula="of:=[.A343]+0.01" office:value-type="float" office:value="-6.58000000000007" calcext:value-type="float">
            <text:p>-6,58000000000007</text:p>
          </table:table-cell>
          <table:table-cell table:formula="of:=2*[.A344]/9-4/3" office:value-type="float" office:value="-2.79555555555557" calcext:value-type="float">
            <text:p>-2,79555555555557</text:p>
          </table:table-cell>
          <table:table-cell table:formula="of:=-7*[.A344]/9-1/3" office:value-type="float" office:value="4.7844444444445" calcext:value-type="float">
            <text:p>4,7844444444445</text:p>
          </table:table-cell>
          <table:table-cell table:number-columns-repeated="1021"/>
        </table:table-row>
        <table:table-row table:style-name="ro1">
          <table:table-cell table:formula="of:=[.A344]+0.01" office:value-type="float" office:value="-6.57000000000007" calcext:value-type="float">
            <text:p>-6,57000000000007</text:p>
          </table:table-cell>
          <table:table-cell table:formula="of:=2*[.A345]/9-4/3" office:value-type="float" office:value="-2.79333333333335" calcext:value-type="float">
            <text:p>-2,79333333333335</text:p>
          </table:table-cell>
          <table:table-cell table:formula="of:=-7*[.A345]/9-1/3" office:value-type="float" office:value="4.77666666666672" calcext:value-type="float">
            <text:p>4,77666666666672</text:p>
          </table:table-cell>
          <table:table-cell table:number-columns-repeated="1021"/>
        </table:table-row>
        <table:table-row table:style-name="ro1">
          <table:table-cell table:formula="of:=[.A345]+0.01" office:value-type="float" office:value="-6.56000000000007" calcext:value-type="float">
            <text:p>-6,56000000000007</text:p>
          </table:table-cell>
          <table:table-cell table:formula="of:=2*[.A346]/9-4/3" office:value-type="float" office:value="-2.79111111111113" calcext:value-type="float">
            <text:p>-2,79111111111113</text:p>
          </table:table-cell>
          <table:table-cell table:formula="of:=-7*[.A346]/9-1/3" office:value-type="float" office:value="4.76888888888895" calcext:value-type="float">
            <text:p>4,76888888888895</text:p>
          </table:table-cell>
          <table:table-cell table:number-columns-repeated="1021"/>
        </table:table-row>
        <table:table-row table:style-name="ro1">
          <table:table-cell table:formula="of:=[.A346]+0.01" office:value-type="float" office:value="-6.55000000000007" calcext:value-type="float">
            <text:p>-6,55000000000007</text:p>
          </table:table-cell>
          <table:table-cell table:formula="of:=2*[.A347]/9-4/3" office:value-type="float" office:value="-2.78888888888891" calcext:value-type="float">
            <text:p>-2,78888888888891</text:p>
          </table:table-cell>
          <table:table-cell table:formula="of:=-7*[.A347]/9-1/3" office:value-type="float" office:value="4.76111111111117" calcext:value-type="float">
            <text:p>4,76111111111117</text:p>
          </table:table-cell>
          <table:table-cell table:number-columns-repeated="1021"/>
        </table:table-row>
        <table:table-row table:style-name="ro1">
          <table:table-cell table:formula="of:=[.A347]+0.01" office:value-type="float" office:value="-6.54000000000007" calcext:value-type="float">
            <text:p>-6,54000000000007</text:p>
          </table:table-cell>
          <table:table-cell table:formula="of:=2*[.A348]/9-4/3" office:value-type="float" office:value="-2.78666666666668" calcext:value-type="float">
            <text:p>-2,78666666666668</text:p>
          </table:table-cell>
          <table:table-cell table:formula="of:=-7*[.A348]/9-1/3" office:value-type="float" office:value="4.75333333333339" calcext:value-type="float">
            <text:p>4,75333333333339</text:p>
          </table:table-cell>
          <table:table-cell table:number-columns-repeated="1021"/>
        </table:table-row>
        <table:table-row table:style-name="ro1">
          <table:table-cell table:formula="of:=[.A348]+0.01" office:value-type="float" office:value="-6.53000000000007" calcext:value-type="float">
            <text:p>-6,53000000000007</text:p>
          </table:table-cell>
          <table:table-cell table:formula="of:=2*[.A349]/9-4/3" office:value-type="float" office:value="-2.78444444444446" calcext:value-type="float">
            <text:p>-2,78444444444446</text:p>
          </table:table-cell>
          <table:table-cell table:formula="of:=-7*[.A349]/9-1/3" office:value-type="float" office:value="4.74555555555561" calcext:value-type="float">
            <text:p>4,74555555555561</text:p>
          </table:table-cell>
          <table:table-cell table:number-columns-repeated="1021"/>
        </table:table-row>
        <table:table-row table:style-name="ro1">
          <table:table-cell table:formula="of:=[.A349]+0.01" office:value-type="float" office:value="-6.52000000000007" calcext:value-type="float">
            <text:p>-6,52000000000007</text:p>
          </table:table-cell>
          <table:table-cell table:formula="of:=2*[.A350]/9-4/3" office:value-type="float" office:value="-2.78222222222224" calcext:value-type="float">
            <text:p>-2,78222222222224</text:p>
          </table:table-cell>
          <table:table-cell table:formula="of:=-7*[.A350]/9-1/3" office:value-type="float" office:value="4.73777777777784" calcext:value-type="float">
            <text:p>4,73777777777784</text:p>
          </table:table-cell>
          <table:table-cell table:number-columns-repeated="1021"/>
        </table:table-row>
        <table:table-row table:style-name="ro1">
          <table:table-cell table:formula="of:=[.A350]+0.01" office:value-type="float" office:value="-6.51000000000007" calcext:value-type="float">
            <text:p>-6,51000000000007</text:p>
          </table:table-cell>
          <table:table-cell table:formula="of:=2*[.A351]/9-4/3" office:value-type="float" office:value="-2.78000000000002" calcext:value-type="float">
            <text:p>-2,78000000000002</text:p>
          </table:table-cell>
          <table:table-cell table:formula="of:=-7*[.A351]/9-1/3" office:value-type="float" office:value="4.73000000000006" calcext:value-type="float">
            <text:p>4,73000000000006</text:p>
          </table:table-cell>
          <table:table-cell table:number-columns-repeated="1021"/>
        </table:table-row>
        <table:table-row table:style-name="ro1">
          <table:table-cell table:formula="of:=[.A351]+0.01" office:value-type="float" office:value="-6.50000000000007" calcext:value-type="float">
            <text:p>-6,50000000000007</text:p>
          </table:table-cell>
          <table:table-cell table:formula="of:=2*[.A352]/9-4/3" office:value-type="float" office:value="-2.77777777777779" calcext:value-type="float">
            <text:p>-2,77777777777779</text:p>
          </table:table-cell>
          <table:table-cell table:formula="of:=-7*[.A352]/9-1/3" office:value-type="float" office:value="4.72222222222228" calcext:value-type="float">
            <text:p>4,72222222222228</text:p>
          </table:table-cell>
          <table:table-cell table:number-columns-repeated="1021"/>
        </table:table-row>
        <table:table-row table:style-name="ro1">
          <table:table-cell table:formula="of:=[.A352]+0.01" office:value-type="float" office:value="-6.49000000000008" calcext:value-type="float">
            <text:p>-6,49000000000008</text:p>
          </table:table-cell>
          <table:table-cell table:formula="of:=2*[.A353]/9-4/3" office:value-type="float" office:value="-2.77555555555557" calcext:value-type="float">
            <text:p>-2,77555555555557</text:p>
          </table:table-cell>
          <table:table-cell table:formula="of:=-7*[.A353]/9-1/3" office:value-type="float" office:value="4.7144444444445" calcext:value-type="float">
            <text:p>4,7144444444445</text:p>
          </table:table-cell>
          <table:table-cell table:number-columns-repeated="1021"/>
        </table:table-row>
        <table:table-row table:style-name="ro1">
          <table:table-cell table:formula="of:=[.A353]+0.01" office:value-type="float" office:value="-6.48000000000008" calcext:value-type="float">
            <text:p>-6,48000000000008</text:p>
          </table:table-cell>
          <table:table-cell table:formula="of:=2*[.A354]/9-4/3" office:value-type="float" office:value="-2.77333333333335" calcext:value-type="float">
            <text:p>-2,77333333333335</text:p>
          </table:table-cell>
          <table:table-cell table:formula="of:=-7*[.A354]/9-1/3" office:value-type="float" office:value="4.70666666666673" calcext:value-type="float">
            <text:p>4,70666666666673</text:p>
          </table:table-cell>
          <table:table-cell table:number-columns-repeated="1021"/>
        </table:table-row>
        <table:table-row table:style-name="ro1">
          <table:table-cell table:formula="of:=[.A354]+0.01" office:value-type="float" office:value="-6.47000000000008" calcext:value-type="float">
            <text:p>-6,47000000000008</text:p>
          </table:table-cell>
          <table:table-cell table:formula="of:=2*[.A355]/9-4/3" office:value-type="float" office:value="-2.77111111111113" calcext:value-type="float">
            <text:p>-2,77111111111113</text:p>
          </table:table-cell>
          <table:table-cell table:formula="of:=-7*[.A355]/9-1/3" office:value-type="float" office:value="4.69888888888895" calcext:value-type="float">
            <text:p>4,69888888888895</text:p>
          </table:table-cell>
          <table:table-cell table:number-columns-repeated="1021"/>
        </table:table-row>
        <table:table-row table:style-name="ro1">
          <table:table-cell table:formula="of:=[.A355]+0.01" office:value-type="float" office:value="-6.46000000000008" calcext:value-type="float">
            <text:p>-6,46000000000008</text:p>
          </table:table-cell>
          <table:table-cell table:formula="of:=2*[.A356]/9-4/3" office:value-type="float" office:value="-2.76888888888891" calcext:value-type="float">
            <text:p>-2,76888888888891</text:p>
          </table:table-cell>
          <table:table-cell table:formula="of:=-7*[.A356]/9-1/3" office:value-type="float" office:value="4.69111111111117" calcext:value-type="float">
            <text:p>4,69111111111117</text:p>
          </table:table-cell>
          <table:table-cell table:number-columns-repeated="1021"/>
        </table:table-row>
        <table:table-row table:style-name="ro1">
          <table:table-cell table:formula="of:=[.A356]+0.01" office:value-type="float" office:value="-6.45000000000008" calcext:value-type="float">
            <text:p>-6,45000000000008</text:p>
          </table:table-cell>
          <table:table-cell table:formula="of:=2*[.A357]/9-4/3" office:value-type="float" office:value="-2.76666666666668" calcext:value-type="float">
            <text:p>-2,76666666666668</text:p>
          </table:table-cell>
          <table:table-cell table:formula="of:=-7*[.A357]/9-1/3" office:value-type="float" office:value="4.68333333333339" calcext:value-type="float">
            <text:p>4,68333333333339</text:p>
          </table:table-cell>
          <table:table-cell table:number-columns-repeated="1021"/>
        </table:table-row>
        <table:table-row table:style-name="ro1">
          <table:table-cell table:formula="of:=[.A357]+0.01" office:value-type="float" office:value="-6.44000000000008" calcext:value-type="float">
            <text:p>-6,44000000000008</text:p>
          </table:table-cell>
          <table:table-cell table:formula="of:=2*[.A358]/9-4/3" office:value-type="float" office:value="-2.76444444444446" calcext:value-type="float">
            <text:p>-2,76444444444446</text:p>
          </table:table-cell>
          <table:table-cell table:formula="of:=-7*[.A358]/9-1/3" office:value-type="float" office:value="4.67555555555562" calcext:value-type="float">
            <text:p>4,67555555555562</text:p>
          </table:table-cell>
          <table:table-cell table:number-columns-repeated="1021"/>
        </table:table-row>
        <table:table-row table:style-name="ro1">
          <table:table-cell table:formula="of:=[.A358]+0.01" office:value-type="float" office:value="-6.43000000000008" calcext:value-type="float">
            <text:p>-6,43000000000008</text:p>
          </table:table-cell>
          <table:table-cell table:formula="of:=2*[.A359]/9-4/3" office:value-type="float" office:value="-2.76222222222224" calcext:value-type="float">
            <text:p>-2,76222222222224</text:p>
          </table:table-cell>
          <table:table-cell table:formula="of:=-7*[.A359]/9-1/3" office:value-type="float" office:value="4.66777777777784" calcext:value-type="float">
            <text:p>4,66777777777784</text:p>
          </table:table-cell>
          <table:table-cell table:number-columns-repeated="1021"/>
        </table:table-row>
        <table:table-row table:style-name="ro1">
          <table:table-cell table:formula="of:=[.A359]+0.01" office:value-type="float" office:value="-6.42000000000008" calcext:value-type="float">
            <text:p>-6,42000000000008</text:p>
          </table:table-cell>
          <table:table-cell table:formula="of:=2*[.A360]/9-4/3" office:value-type="float" office:value="-2.76000000000002" calcext:value-type="float">
            <text:p>-2,76000000000002</text:p>
          </table:table-cell>
          <table:table-cell table:formula="of:=-7*[.A360]/9-1/3" office:value-type="float" office:value="4.66000000000006" calcext:value-type="float">
            <text:p>4,66000000000006</text:p>
          </table:table-cell>
          <table:table-cell table:number-columns-repeated="1021"/>
        </table:table-row>
        <table:table-row table:style-name="ro1">
          <table:table-cell table:formula="of:=[.A360]+0.01" office:value-type="float" office:value="-6.41000000000008" calcext:value-type="float">
            <text:p>-6,41000000000008</text:p>
          </table:table-cell>
          <table:table-cell table:formula="of:=2*[.A361]/9-4/3" office:value-type="float" office:value="-2.75777777777779" calcext:value-type="float">
            <text:p>-2,75777777777779</text:p>
          </table:table-cell>
          <table:table-cell table:formula="of:=-7*[.A361]/9-1/3" office:value-type="float" office:value="4.65222222222228" calcext:value-type="float">
            <text:p>4,65222222222228</text:p>
          </table:table-cell>
          <table:table-cell table:number-columns-repeated="1021"/>
        </table:table-row>
        <table:table-row table:style-name="ro1">
          <table:table-cell table:formula="of:=[.A361]+0.01" office:value-type="float" office:value="-6.40000000000008" calcext:value-type="float">
            <text:p>-6,40000000000008</text:p>
          </table:table-cell>
          <table:table-cell table:formula="of:=2*[.A362]/9-4/3" office:value-type="float" office:value="-2.75555555555557" calcext:value-type="float">
            <text:p>-2,75555555555557</text:p>
          </table:table-cell>
          <table:table-cell table:formula="of:=-7*[.A362]/9-1/3" office:value-type="float" office:value="4.6444444444445" calcext:value-type="float">
            <text:p>4,6444444444445</text:p>
          </table:table-cell>
          <table:table-cell table:number-columns-repeated="1021"/>
        </table:table-row>
        <table:table-row table:style-name="ro1">
          <table:table-cell table:formula="of:=[.A362]+0.01" office:value-type="float" office:value="-6.39000000000008" calcext:value-type="float">
            <text:p>-6,39000000000008</text:p>
          </table:table-cell>
          <table:table-cell table:formula="of:=2*[.A363]/9-4/3" office:value-type="float" office:value="-2.75333333333335" calcext:value-type="float">
            <text:p>-2,75333333333335</text:p>
          </table:table-cell>
          <table:table-cell table:formula="of:=-7*[.A363]/9-1/3" office:value-type="float" office:value="4.63666666666673" calcext:value-type="float">
            <text:p>4,63666666666673</text:p>
          </table:table-cell>
          <table:table-cell table:number-columns-repeated="1021"/>
        </table:table-row>
        <table:table-row table:style-name="ro1">
          <table:table-cell table:formula="of:=[.A363]+0.01" office:value-type="float" office:value="-6.38000000000008" calcext:value-type="float">
            <text:p>-6,38000000000008</text:p>
          </table:table-cell>
          <table:table-cell table:formula="of:=2*[.A364]/9-4/3" office:value-type="float" office:value="-2.75111111111113" calcext:value-type="float">
            <text:p>-2,75111111111113</text:p>
          </table:table-cell>
          <table:table-cell table:formula="of:=-7*[.A364]/9-1/3" office:value-type="float" office:value="4.62888888888895" calcext:value-type="float">
            <text:p>4,62888888888895</text:p>
          </table:table-cell>
          <table:table-cell table:number-columns-repeated="1021"/>
        </table:table-row>
        <table:table-row table:style-name="ro1">
          <table:table-cell table:formula="of:=[.A364]+0.01" office:value-type="float" office:value="-6.37000000000008" calcext:value-type="float">
            <text:p>-6,37000000000008</text:p>
          </table:table-cell>
          <table:table-cell table:formula="of:=2*[.A365]/9-4/3" office:value-type="float" office:value="-2.74888888888891" calcext:value-type="float">
            <text:p>-2,74888888888891</text:p>
          </table:table-cell>
          <table:table-cell table:formula="of:=-7*[.A365]/9-1/3" office:value-type="float" office:value="4.62111111111117" calcext:value-type="float">
            <text:p>4,62111111111117</text:p>
          </table:table-cell>
          <table:table-cell table:number-columns-repeated="1021"/>
        </table:table-row>
        <table:table-row table:style-name="ro1">
          <table:table-cell table:formula="of:=[.A365]+0.01" office:value-type="float" office:value="-6.36000000000008" calcext:value-type="float">
            <text:p>-6,36000000000008</text:p>
          </table:table-cell>
          <table:table-cell table:formula="of:=2*[.A366]/9-4/3" office:value-type="float" office:value="-2.74666666666668" calcext:value-type="float">
            <text:p>-2,74666666666668</text:p>
          </table:table-cell>
          <table:table-cell table:formula="of:=-7*[.A366]/9-1/3" office:value-type="float" office:value="4.61333333333339" calcext:value-type="float">
            <text:p>4,61333333333339</text:p>
          </table:table-cell>
          <table:table-cell table:number-columns-repeated="1021"/>
        </table:table-row>
        <table:table-row table:style-name="ro1">
          <table:table-cell table:formula="of:=[.A366]+0.01" office:value-type="float" office:value="-6.35000000000008" calcext:value-type="float">
            <text:p>-6,35000000000008</text:p>
          </table:table-cell>
          <table:table-cell table:formula="of:=2*[.A367]/9-4/3" office:value-type="float" office:value="-2.74444444444446" calcext:value-type="float">
            <text:p>-2,74444444444446</text:p>
          </table:table-cell>
          <table:table-cell table:formula="of:=-7*[.A367]/9-1/3" office:value-type="float" office:value="4.60555555555562" calcext:value-type="float">
            <text:p>4,60555555555562</text:p>
          </table:table-cell>
          <table:table-cell table:number-columns-repeated="1021"/>
        </table:table-row>
        <table:table-row table:style-name="ro1">
          <table:table-cell table:formula="of:=[.A367]+0.01" office:value-type="float" office:value="-6.34000000000008" calcext:value-type="float">
            <text:p>-6,34000000000008</text:p>
          </table:table-cell>
          <table:table-cell table:formula="of:=2*[.A368]/9-4/3" office:value-type="float" office:value="-2.74222222222224" calcext:value-type="float">
            <text:p>-2,74222222222224</text:p>
          </table:table-cell>
          <table:table-cell table:formula="of:=-7*[.A368]/9-1/3" office:value-type="float" office:value="4.59777777777784" calcext:value-type="float">
            <text:p>4,59777777777784</text:p>
          </table:table-cell>
          <table:table-cell table:number-columns-repeated="1021"/>
        </table:table-row>
        <table:table-row table:style-name="ro1">
          <table:table-cell table:formula="of:=[.A368]+0.01" office:value-type="float" office:value="-6.33000000000008" calcext:value-type="float">
            <text:p>-6,33000000000008</text:p>
          </table:table-cell>
          <table:table-cell table:formula="of:=2*[.A369]/9-4/3" office:value-type="float" office:value="-2.74000000000002" calcext:value-type="float">
            <text:p>-2,74000000000002</text:p>
          </table:table-cell>
          <table:table-cell table:formula="of:=-7*[.A369]/9-1/3" office:value-type="float" office:value="4.59000000000006" calcext:value-type="float">
            <text:p>4,59000000000006</text:p>
          </table:table-cell>
          <table:table-cell table:number-columns-repeated="1021"/>
        </table:table-row>
        <table:table-row table:style-name="ro1">
          <table:table-cell table:formula="of:=[.A369]+0.01" office:value-type="float" office:value="-6.32000000000008" calcext:value-type="float">
            <text:p>-6,32000000000008</text:p>
          </table:table-cell>
          <table:table-cell table:formula="of:=2*[.A370]/9-4/3" office:value-type="float" office:value="-2.7377777777778" calcext:value-type="float">
            <text:p>-2,7377777777778</text:p>
          </table:table-cell>
          <table:table-cell table:formula="of:=-7*[.A370]/9-1/3" office:value-type="float" office:value="4.58222222222228" calcext:value-type="float">
            <text:p>4,58222222222228</text:p>
          </table:table-cell>
          <table:table-cell table:number-columns-repeated="1021"/>
        </table:table-row>
        <table:table-row table:style-name="ro1">
          <table:table-cell table:formula="of:=[.A370]+0.01" office:value-type="float" office:value="-6.31000000000008" calcext:value-type="float">
            <text:p>-6,31000000000008</text:p>
          </table:table-cell>
          <table:table-cell table:formula="of:=2*[.A371]/9-4/3" office:value-type="float" office:value="-2.73555555555557" calcext:value-type="float">
            <text:p>-2,73555555555557</text:p>
          </table:table-cell>
          <table:table-cell table:formula="of:=-7*[.A371]/9-1/3" office:value-type="float" office:value="4.57444444444451" calcext:value-type="float">
            <text:p>4,57444444444451</text:p>
          </table:table-cell>
          <table:table-cell table:number-columns-repeated="1021"/>
        </table:table-row>
        <table:table-row table:style-name="ro1">
          <table:table-cell table:formula="of:=[.A371]+0.01" office:value-type="float" office:value="-6.30000000000008" calcext:value-type="float">
            <text:p>-6,30000000000008</text:p>
          </table:table-cell>
          <table:table-cell table:formula="of:=2*[.A372]/9-4/3" office:value-type="float" office:value="-2.73333333333335" calcext:value-type="float">
            <text:p>-2,73333333333335</text:p>
          </table:table-cell>
          <table:table-cell table:formula="of:=-7*[.A372]/9-1/3" office:value-type="float" office:value="4.56666666666673" calcext:value-type="float">
            <text:p>4,56666666666673</text:p>
          </table:table-cell>
          <table:table-cell table:number-columns-repeated="1021"/>
        </table:table-row>
        <table:table-row table:style-name="ro1">
          <table:table-cell table:formula="of:=[.A372]+0.01" office:value-type="float" office:value="-6.29000000000008" calcext:value-type="float">
            <text:p>-6,29000000000008</text:p>
          </table:table-cell>
          <table:table-cell table:formula="of:=2*[.A373]/9-4/3" office:value-type="float" office:value="-2.73111111111113" calcext:value-type="float">
            <text:p>-2,73111111111113</text:p>
          </table:table-cell>
          <table:table-cell table:formula="of:=-7*[.A373]/9-1/3" office:value-type="float" office:value="4.55888888888895" calcext:value-type="float">
            <text:p>4,55888888888895</text:p>
          </table:table-cell>
          <table:table-cell table:number-columns-repeated="1021"/>
        </table:table-row>
        <table:table-row table:style-name="ro1">
          <table:table-cell table:formula="of:=[.A373]+0.01" office:value-type="float" office:value="-6.28000000000008" calcext:value-type="float">
            <text:p>-6,28000000000008</text:p>
          </table:table-cell>
          <table:table-cell table:formula="of:=2*[.A374]/9-4/3" office:value-type="float" office:value="-2.72888888888891" calcext:value-type="float">
            <text:p>-2,72888888888891</text:p>
          </table:table-cell>
          <table:table-cell table:formula="of:=-7*[.A374]/9-1/3" office:value-type="float" office:value="4.55111111111117" calcext:value-type="float">
            <text:p>4,55111111111117</text:p>
          </table:table-cell>
          <table:table-cell table:number-columns-repeated="1021"/>
        </table:table-row>
        <table:table-row table:style-name="ro1">
          <table:table-cell table:formula="of:=[.A374]+0.01" office:value-type="float" office:value="-6.27000000000008" calcext:value-type="float">
            <text:p>-6,27000000000008</text:p>
          </table:table-cell>
          <table:table-cell table:formula="of:=2*[.A375]/9-4/3" office:value-type="float" office:value="-2.72666666666668" calcext:value-type="float">
            <text:p>-2,72666666666668</text:p>
          </table:table-cell>
          <table:table-cell table:formula="of:=-7*[.A375]/9-1/3" office:value-type="float" office:value="4.5433333333334" calcext:value-type="float">
            <text:p>4,5433333333334</text:p>
          </table:table-cell>
          <table:table-cell table:number-columns-repeated="1021"/>
        </table:table-row>
        <table:table-row table:style-name="ro1">
          <table:table-cell table:formula="of:=[.A375]+0.01" office:value-type="float" office:value="-6.26000000000008" calcext:value-type="float">
            <text:p>-6,26000000000008</text:p>
          </table:table-cell>
          <table:table-cell table:formula="of:=2*[.A376]/9-4/3" office:value-type="float" office:value="-2.72444444444446" calcext:value-type="float">
            <text:p>-2,72444444444446</text:p>
          </table:table-cell>
          <table:table-cell table:formula="of:=-7*[.A376]/9-1/3" office:value-type="float" office:value="4.53555555555562" calcext:value-type="float">
            <text:p>4,53555555555562</text:p>
          </table:table-cell>
          <table:table-cell table:number-columns-repeated="1021"/>
        </table:table-row>
        <table:table-row table:style-name="ro1">
          <table:table-cell table:formula="of:=[.A376]+0.01" office:value-type="float" office:value="-6.25000000000008" calcext:value-type="float">
            <text:p>-6,25000000000008</text:p>
          </table:table-cell>
          <table:table-cell table:formula="of:=2*[.A377]/9-4/3" office:value-type="float" office:value="-2.72222222222224" calcext:value-type="float">
            <text:p>-2,72222222222224</text:p>
          </table:table-cell>
          <table:table-cell table:formula="of:=-7*[.A377]/9-1/3" office:value-type="float" office:value="4.52777777777784" calcext:value-type="float">
            <text:p>4,52777777777784</text:p>
          </table:table-cell>
          <table:table-cell table:number-columns-repeated="1021"/>
        </table:table-row>
        <table:table-row table:style-name="ro1">
          <table:table-cell table:formula="of:=[.A377]+0.01" office:value-type="float" office:value="-6.24000000000008" calcext:value-type="float">
            <text:p>-6,24000000000008</text:p>
          </table:table-cell>
          <table:table-cell table:formula="of:=2*[.A378]/9-4/3" office:value-type="float" office:value="-2.72000000000002" calcext:value-type="float">
            <text:p>-2,72000000000002</text:p>
          </table:table-cell>
          <table:table-cell table:formula="of:=-7*[.A378]/9-1/3" office:value-type="float" office:value="4.52000000000006" calcext:value-type="float">
            <text:p>4,52000000000006</text:p>
          </table:table-cell>
          <table:table-cell table:number-columns-repeated="1021"/>
        </table:table-row>
        <table:table-row table:style-name="ro1">
          <table:table-cell table:formula="of:=[.A378]+0.01" office:value-type="float" office:value="-6.23000000000008" calcext:value-type="float">
            <text:p>-6,23000000000008</text:p>
          </table:table-cell>
          <table:table-cell table:formula="of:=2*[.A379]/9-4/3" office:value-type="float" office:value="-2.7177777777778" calcext:value-type="float">
            <text:p>-2,7177777777778</text:p>
          </table:table-cell>
          <table:table-cell table:formula="of:=-7*[.A379]/9-1/3" office:value-type="float" office:value="4.51222222222228" calcext:value-type="float">
            <text:p>4,51222222222228</text:p>
          </table:table-cell>
          <table:table-cell table:number-columns-repeated="1021"/>
        </table:table-row>
        <table:table-row table:style-name="ro1">
          <table:table-cell table:formula="of:=[.A379]+0.01" office:value-type="float" office:value="-6.22000000000008" calcext:value-type="float">
            <text:p>-6,22000000000008</text:p>
          </table:table-cell>
          <table:table-cell table:formula="of:=2*[.A380]/9-4/3" office:value-type="float" office:value="-2.71555555555557" calcext:value-type="float">
            <text:p>-2,71555555555557</text:p>
          </table:table-cell>
          <table:table-cell table:formula="of:=-7*[.A380]/9-1/3" office:value-type="float" office:value="4.50444444444451" calcext:value-type="float">
            <text:p>4,50444444444451</text:p>
          </table:table-cell>
          <table:table-cell table:number-columns-repeated="1021"/>
        </table:table-row>
        <table:table-row table:style-name="ro1">
          <table:table-cell table:formula="of:=[.A380]+0.01" office:value-type="float" office:value="-6.21000000000008" calcext:value-type="float">
            <text:p>-6,21000000000008</text:p>
          </table:table-cell>
          <table:table-cell table:formula="of:=2*[.A381]/9-4/3" office:value-type="float" office:value="-2.71333333333335" calcext:value-type="float">
            <text:p>-2,71333333333335</text:p>
          </table:table-cell>
          <table:table-cell table:formula="of:=-7*[.A381]/9-1/3" office:value-type="float" office:value="4.49666666666673" calcext:value-type="float">
            <text:p>4,49666666666673</text:p>
          </table:table-cell>
          <table:table-cell table:number-columns-repeated="1021"/>
        </table:table-row>
        <table:table-row table:style-name="ro1">
          <table:table-cell table:formula="of:=[.A381]+0.01" office:value-type="float" office:value="-6.20000000000008" calcext:value-type="float">
            <text:p>-6,20000000000008</text:p>
          </table:table-cell>
          <table:table-cell table:formula="of:=2*[.A382]/9-4/3" office:value-type="float" office:value="-2.71111111111113" calcext:value-type="float">
            <text:p>-2,71111111111113</text:p>
          </table:table-cell>
          <table:table-cell table:formula="of:=-7*[.A382]/9-1/3" office:value-type="float" office:value="4.48888888888895" calcext:value-type="float">
            <text:p>4,48888888888895</text:p>
          </table:table-cell>
          <table:table-cell table:number-columns-repeated="1021"/>
        </table:table-row>
        <table:table-row table:style-name="ro1">
          <table:table-cell table:formula="of:=[.A382]+0.01" office:value-type="float" office:value="-6.19000000000008" calcext:value-type="float">
            <text:p>-6,19000000000008</text:p>
          </table:table-cell>
          <table:table-cell table:formula="of:=2*[.A383]/9-4/3" office:value-type="float" office:value="-2.70888888888891" calcext:value-type="float">
            <text:p>-2,70888888888891</text:p>
          </table:table-cell>
          <table:table-cell table:formula="of:=-7*[.A383]/9-1/3" office:value-type="float" office:value="4.48111111111118" calcext:value-type="float">
            <text:p>4,48111111111118</text:p>
          </table:table-cell>
          <table:table-cell table:number-columns-repeated="1021"/>
        </table:table-row>
        <table:table-row table:style-name="ro1">
          <table:table-cell table:formula="of:=[.A383]+0.01" office:value-type="float" office:value="-6.18000000000008" calcext:value-type="float">
            <text:p>-6,18000000000008</text:p>
          </table:table-cell>
          <table:table-cell table:formula="of:=2*[.A384]/9-4/3" office:value-type="float" office:value="-2.70666666666668" calcext:value-type="float">
            <text:p>-2,70666666666668</text:p>
          </table:table-cell>
          <table:table-cell table:formula="of:=-7*[.A384]/9-1/3" office:value-type="float" office:value="4.4733333333334" calcext:value-type="float">
            <text:p>4,4733333333334</text:p>
          </table:table-cell>
          <table:table-cell table:number-columns-repeated="1021"/>
        </table:table-row>
        <table:table-row table:style-name="ro1">
          <table:table-cell table:formula="of:=[.A384]+0.01" office:value-type="float" office:value="-6.17000000000008" calcext:value-type="float">
            <text:p>-6,17000000000008</text:p>
          </table:table-cell>
          <table:table-cell table:formula="of:=2*[.A385]/9-4/3" office:value-type="float" office:value="-2.70444444444446" calcext:value-type="float">
            <text:p>-2,70444444444446</text:p>
          </table:table-cell>
          <table:table-cell table:formula="of:=-7*[.A385]/9-1/3" office:value-type="float" office:value="4.46555555555562" calcext:value-type="float">
            <text:p>4,46555555555562</text:p>
          </table:table-cell>
          <table:table-cell table:number-columns-repeated="1021"/>
        </table:table-row>
        <table:table-row table:style-name="ro1">
          <table:table-cell table:formula="of:=[.A385]+0.01" office:value-type="float" office:value="-6.16000000000008" calcext:value-type="float">
            <text:p>-6,16000000000008</text:p>
          </table:table-cell>
          <table:table-cell table:formula="of:=2*[.A386]/9-4/3" office:value-type="float" office:value="-2.70222222222224" calcext:value-type="float">
            <text:p>-2,70222222222224</text:p>
          </table:table-cell>
          <table:table-cell table:formula="of:=-7*[.A386]/9-1/3" office:value-type="float" office:value="4.45777777777784" calcext:value-type="float">
            <text:p>4,45777777777784</text:p>
          </table:table-cell>
          <table:table-cell table:number-columns-repeated="1021"/>
        </table:table-row>
        <table:table-row table:style-name="ro1">
          <table:table-cell table:formula="of:=[.A386]+0.01" office:value-type="float" office:value="-6.15000000000008" calcext:value-type="float">
            <text:p>-6,15000000000008</text:p>
          </table:table-cell>
          <table:table-cell table:formula="of:=2*[.A387]/9-4/3" office:value-type="float" office:value="-2.70000000000002" calcext:value-type="float">
            <text:p>-2,70000000000002</text:p>
          </table:table-cell>
          <table:table-cell table:formula="of:=-7*[.A387]/9-1/3" office:value-type="float" office:value="4.45000000000006" calcext:value-type="float">
            <text:p>4,45000000000006</text:p>
          </table:table-cell>
          <table:table-cell table:number-columns-repeated="1021"/>
        </table:table-row>
        <table:table-row table:style-name="ro1">
          <table:table-cell table:formula="of:=[.A387]+0.01" office:value-type="float" office:value="-6.14000000000008" calcext:value-type="float">
            <text:p>-6,14000000000008</text:p>
          </table:table-cell>
          <table:table-cell table:formula="of:=2*[.A388]/9-4/3" office:value-type="float" office:value="-2.6977777777778" calcext:value-type="float">
            <text:p>-2,6977777777778</text:p>
          </table:table-cell>
          <table:table-cell table:formula="of:=-7*[.A388]/9-1/3" office:value-type="float" office:value="4.44222222222229" calcext:value-type="float">
            <text:p>4,44222222222229</text:p>
          </table:table-cell>
          <table:table-cell table:number-columns-repeated="1021"/>
        </table:table-row>
        <table:table-row table:style-name="ro1">
          <table:table-cell table:formula="of:=[.A388]+0.01" office:value-type="float" office:value="-6.13000000000008" calcext:value-type="float">
            <text:p>-6,13000000000008</text:p>
          </table:table-cell>
          <table:table-cell table:formula="of:=2*[.A389]/9-4/3" office:value-type="float" office:value="-2.69555555555557" calcext:value-type="float">
            <text:p>-2,69555555555557</text:p>
          </table:table-cell>
          <table:table-cell table:formula="of:=-7*[.A389]/9-1/3" office:value-type="float" office:value="4.43444444444451" calcext:value-type="float">
            <text:p>4,43444444444451</text:p>
          </table:table-cell>
          <table:table-cell table:number-columns-repeated="1021"/>
        </table:table-row>
        <table:table-row table:style-name="ro1">
          <table:table-cell table:formula="of:=[.A389]+0.01" office:value-type="float" office:value="-6.12000000000008" calcext:value-type="float">
            <text:p>-6,12000000000008</text:p>
          </table:table-cell>
          <table:table-cell table:formula="of:=2*[.A390]/9-4/3" office:value-type="float" office:value="-2.69333333333335" calcext:value-type="float">
            <text:p>-2,69333333333335</text:p>
          </table:table-cell>
          <table:table-cell table:formula="of:=-7*[.A390]/9-1/3" office:value-type="float" office:value="4.42666666666673" calcext:value-type="float">
            <text:p>4,42666666666673</text:p>
          </table:table-cell>
          <table:table-cell table:number-columns-repeated="1021"/>
        </table:table-row>
        <table:table-row table:style-name="ro1">
          <table:table-cell table:formula="of:=[.A390]+0.01" office:value-type="float" office:value="-6.11000000000008" calcext:value-type="float">
            <text:p>-6,11000000000008</text:p>
          </table:table-cell>
          <table:table-cell table:formula="of:=2*[.A391]/9-4/3" office:value-type="float" office:value="-2.69111111111113" calcext:value-type="float">
            <text:p>-2,69111111111113</text:p>
          </table:table-cell>
          <table:table-cell table:formula="of:=-7*[.A391]/9-1/3" office:value-type="float" office:value="4.41888888888895" calcext:value-type="float">
            <text:p>4,41888888888895</text:p>
          </table:table-cell>
          <table:table-cell table:number-columns-repeated="1021"/>
        </table:table-row>
        <table:table-row table:style-name="ro1">
          <table:table-cell table:formula="of:=[.A391]+0.01" office:value-type="float" office:value="-6.10000000000008" calcext:value-type="float">
            <text:p>-6,10000000000008</text:p>
          </table:table-cell>
          <table:table-cell table:formula="of:=2*[.A392]/9-4/3" office:value-type="float" office:value="-2.68888888888891" calcext:value-type="float">
            <text:p>-2,68888888888891</text:p>
          </table:table-cell>
          <table:table-cell table:formula="of:=-7*[.A392]/9-1/3" office:value-type="float" office:value="4.41111111111118" calcext:value-type="float">
            <text:p>4,41111111111118</text:p>
          </table:table-cell>
          <table:table-cell table:number-columns-repeated="1021"/>
        </table:table-row>
        <table:table-row table:style-name="ro1">
          <table:table-cell table:formula="of:=[.A392]+0.01" office:value-type="float" office:value="-6.09000000000008" calcext:value-type="float">
            <text:p>-6,09000000000008</text:p>
          </table:table-cell>
          <table:table-cell table:formula="of:=2*[.A393]/9-4/3" office:value-type="float" office:value="-2.68666666666669" calcext:value-type="float">
            <text:p>-2,68666666666669</text:p>
          </table:table-cell>
          <table:table-cell table:formula="of:=-7*[.A393]/9-1/3" office:value-type="float" office:value="4.4033333333334" calcext:value-type="float">
            <text:p>4,4033333333334</text:p>
          </table:table-cell>
          <table:table-cell table:number-columns-repeated="1021"/>
        </table:table-row>
        <table:table-row table:style-name="ro1">
          <table:table-cell table:formula="of:=[.A393]+0.01" office:value-type="float" office:value="-6.08000000000008" calcext:value-type="float">
            <text:p>-6,08000000000008</text:p>
          </table:table-cell>
          <table:table-cell table:formula="of:=2*[.A394]/9-4/3" office:value-type="float" office:value="-2.68444444444446" calcext:value-type="float">
            <text:p>-2,68444444444446</text:p>
          </table:table-cell>
          <table:table-cell table:formula="of:=-7*[.A394]/9-1/3" office:value-type="float" office:value="4.39555555555562" calcext:value-type="float">
            <text:p>4,39555555555562</text:p>
          </table:table-cell>
          <table:table-cell table:number-columns-repeated="1021"/>
        </table:table-row>
        <table:table-row table:style-name="ro1">
          <table:table-cell table:formula="of:=[.A394]+0.01" office:value-type="float" office:value="-6.07000000000008" calcext:value-type="float">
            <text:p>-6,07000000000008</text:p>
          </table:table-cell>
          <table:table-cell table:formula="of:=2*[.A395]/9-4/3" office:value-type="float" office:value="-2.68222222222224" calcext:value-type="float">
            <text:p>-2,68222222222224</text:p>
          </table:table-cell>
          <table:table-cell table:formula="of:=-7*[.A395]/9-1/3" office:value-type="float" office:value="4.38777777777784" calcext:value-type="float">
            <text:p>4,38777777777784</text:p>
          </table:table-cell>
          <table:table-cell table:number-columns-repeated="1021"/>
        </table:table-row>
        <table:table-row table:style-name="ro1">
          <table:table-cell table:formula="of:=[.A395]+0.01" office:value-type="float" office:value="-6.06000000000008" calcext:value-type="float">
            <text:p>-6,06000000000008</text:p>
          </table:table-cell>
          <table:table-cell table:formula="of:=2*[.A396]/9-4/3" office:value-type="float" office:value="-2.68000000000002" calcext:value-type="float">
            <text:p>-2,68000000000002</text:p>
          </table:table-cell>
          <table:table-cell table:formula="of:=-7*[.A396]/9-1/3" office:value-type="float" office:value="4.38000000000007" calcext:value-type="float">
            <text:p>4,38000000000007</text:p>
          </table:table-cell>
          <table:table-cell table:number-columns-repeated="1021"/>
        </table:table-row>
        <table:table-row table:style-name="ro1">
          <table:table-cell table:formula="of:=[.A396]+0.01" office:value-type="float" office:value="-6.05000000000008" calcext:value-type="float">
            <text:p>-6,05000000000008</text:p>
          </table:table-cell>
          <table:table-cell table:formula="of:=2*[.A397]/9-4/3" office:value-type="float" office:value="-2.6777777777778" calcext:value-type="float">
            <text:p>-2,6777777777778</text:p>
          </table:table-cell>
          <table:table-cell table:formula="of:=-7*[.A397]/9-1/3" office:value-type="float" office:value="4.37222222222229" calcext:value-type="float">
            <text:p>4,37222222222229</text:p>
          </table:table-cell>
          <table:table-cell table:number-columns-repeated="1021"/>
        </table:table-row>
        <table:table-row table:style-name="ro1">
          <table:table-cell table:formula="of:=[.A397]+0.01" office:value-type="float" office:value="-6.04000000000008" calcext:value-type="float">
            <text:p>-6,04000000000008</text:p>
          </table:table-cell>
          <table:table-cell table:formula="of:=2*[.A398]/9-4/3" office:value-type="float" office:value="-2.67555555555557" calcext:value-type="float">
            <text:p>-2,67555555555557</text:p>
          </table:table-cell>
          <table:table-cell table:formula="of:=-7*[.A398]/9-1/3" office:value-type="float" office:value="4.36444444444451" calcext:value-type="float">
            <text:p>4,36444444444451</text:p>
          </table:table-cell>
          <table:table-cell table:number-columns-repeated="1021"/>
        </table:table-row>
        <table:table-row table:style-name="ro1">
          <table:table-cell table:formula="of:=[.A398]+0.01" office:value-type="float" office:value="-6.03000000000008" calcext:value-type="float">
            <text:p>-6,03000000000008</text:p>
          </table:table-cell>
          <table:table-cell table:formula="of:=2*[.A399]/9-4/3" office:value-type="float" office:value="-2.67333333333335" calcext:value-type="float">
            <text:p>-2,67333333333335</text:p>
          </table:table-cell>
          <table:table-cell table:formula="of:=-7*[.A399]/9-1/3" office:value-type="float" office:value="4.35666666666673" calcext:value-type="float">
            <text:p>4,35666666666673</text:p>
          </table:table-cell>
          <table:table-cell table:number-columns-repeated="1021"/>
        </table:table-row>
        <table:table-row table:style-name="ro1">
          <table:table-cell table:formula="of:=[.A399]+0.01" office:value-type="float" office:value="-6.02000000000009" calcext:value-type="float">
            <text:p>-6,02000000000009</text:p>
          </table:table-cell>
          <table:table-cell table:formula="of:=2*[.A400]/9-4/3" office:value-type="float" office:value="-2.67111111111113" calcext:value-type="float">
            <text:p>-2,67111111111113</text:p>
          </table:table-cell>
          <table:table-cell table:formula="of:=-7*[.A400]/9-1/3" office:value-type="float" office:value="4.34888888888896" calcext:value-type="float">
            <text:p>4,34888888888896</text:p>
          </table:table-cell>
          <table:table-cell table:number-columns-repeated="1021"/>
        </table:table-row>
        <table:table-row table:style-name="ro1">
          <table:table-cell table:formula="of:=[.A400]+0.01" office:value-type="float" office:value="-6.01000000000009" calcext:value-type="float">
            <text:p>-6,01000000000009</text:p>
          </table:table-cell>
          <table:table-cell table:formula="of:=2*[.A401]/9-4/3" office:value-type="float" office:value="-2.66888888888891" calcext:value-type="float">
            <text:p>-2,66888888888891</text:p>
          </table:table-cell>
          <table:table-cell table:formula="of:=-7*[.A401]/9-1/3" office:value-type="float" office:value="4.34111111111118" calcext:value-type="float">
            <text:p>4,34111111111118</text:p>
          </table:table-cell>
          <table:table-cell table:number-columns-repeated="1021"/>
        </table:table-row>
        <table:table-row table:style-name="ro1">
          <table:table-cell table:formula="of:=[.A401]+0.01" office:value-type="float" office:value="-6.00000000000009" calcext:value-type="float">
            <text:p>-6,00000000000009</text:p>
          </table:table-cell>
          <table:table-cell table:formula="of:=2*[.A402]/9-4/3" office:value-type="float" office:value="-2.66666666666669" calcext:value-type="float">
            <text:p>-2,66666666666669</text:p>
          </table:table-cell>
          <table:table-cell table:formula="of:=-7*[.A402]/9-1/3" office:value-type="float" office:value="4.3333333333334" calcext:value-type="float">
            <text:p>4,3333333333334</text:p>
          </table:table-cell>
          <table:table-cell table:number-columns-repeated="1021"/>
        </table:table-row>
        <table:table-row table:style-name="ro1">
          <table:table-cell table:formula="of:=[.A402]+0.01" office:value-type="float" office:value="-5.99000000000009" calcext:value-type="float">
            <text:p>-5,99000000000009</text:p>
          </table:table-cell>
          <table:table-cell table:formula="of:=2*[.A403]/9-4/3" office:value-type="float" office:value="-2.66444444444446" calcext:value-type="float">
            <text:p>-2,66444444444446</text:p>
          </table:table-cell>
          <table:table-cell table:formula="of:=-7*[.A403]/9-1/3" office:value-type="float" office:value="4.32555555555562" calcext:value-type="float">
            <text:p>4,32555555555562</text:p>
          </table:table-cell>
          <table:table-cell table:number-columns-repeated="1021"/>
        </table:table-row>
        <table:table-row table:style-name="ro1">
          <table:table-cell table:formula="of:=[.A403]+0.01" office:value-type="float" office:value="-5.98000000000009" calcext:value-type="float">
            <text:p>-5,98000000000009</text:p>
          </table:table-cell>
          <table:table-cell table:formula="of:=2*[.A404]/9-4/3" office:value-type="float" office:value="-2.66222222222224" calcext:value-type="float">
            <text:p>-2,66222222222224</text:p>
          </table:table-cell>
          <table:table-cell table:formula="of:=-7*[.A404]/9-1/3" office:value-type="float" office:value="4.31777777777784" calcext:value-type="float">
            <text:p>4,31777777777784</text:p>
          </table:table-cell>
          <table:table-cell table:number-columns-repeated="1021"/>
        </table:table-row>
        <table:table-row table:style-name="ro1">
          <table:table-cell table:formula="of:=[.A404]+0.01" office:value-type="float" office:value="-5.97000000000009" calcext:value-type="float">
            <text:p>-5,97000000000009</text:p>
          </table:table-cell>
          <table:table-cell table:formula="of:=2*[.A405]/9-4/3" office:value-type="float" office:value="-2.66000000000002" calcext:value-type="float">
            <text:p>-2,66000000000002</text:p>
          </table:table-cell>
          <table:table-cell table:formula="of:=-7*[.A405]/9-1/3" office:value-type="float" office:value="4.31000000000007" calcext:value-type="float">
            <text:p>4,31000000000007</text:p>
          </table:table-cell>
          <table:table-cell table:number-columns-repeated="1021"/>
        </table:table-row>
        <table:table-row table:style-name="ro1">
          <table:table-cell table:formula="of:=[.A405]+0.01" office:value-type="float" office:value="-5.96000000000009" calcext:value-type="float">
            <text:p>-5,96000000000009</text:p>
          </table:table-cell>
          <table:table-cell table:formula="of:=2*[.A406]/9-4/3" office:value-type="float" office:value="-2.6577777777778" calcext:value-type="float">
            <text:p>-2,6577777777778</text:p>
          </table:table-cell>
          <table:table-cell table:formula="of:=-7*[.A406]/9-1/3" office:value-type="float" office:value="4.30222222222229" calcext:value-type="float">
            <text:p>4,30222222222229</text:p>
          </table:table-cell>
          <table:table-cell table:number-columns-repeated="1021"/>
        </table:table-row>
        <table:table-row table:style-name="ro1">
          <table:table-cell table:formula="of:=[.A406]+0.01" office:value-type="float" office:value="-5.95000000000009" calcext:value-type="float">
            <text:p>-5,95000000000009</text:p>
          </table:table-cell>
          <table:table-cell table:formula="of:=2*[.A407]/9-4/3" office:value-type="float" office:value="-2.65555555555557" calcext:value-type="float">
            <text:p>-2,65555555555557</text:p>
          </table:table-cell>
          <table:table-cell table:formula="of:=-7*[.A407]/9-1/3" office:value-type="float" office:value="4.29444444444451" calcext:value-type="float">
            <text:p>4,29444444444451</text:p>
          </table:table-cell>
          <table:table-cell table:number-columns-repeated="1021"/>
        </table:table-row>
        <table:table-row table:style-name="ro1">
          <table:table-cell table:formula="of:=[.A407]+0.01" office:value-type="float" office:value="-5.94000000000009" calcext:value-type="float">
            <text:p>-5,94000000000009</text:p>
          </table:table-cell>
          <table:table-cell table:formula="of:=2*[.A408]/9-4/3" office:value-type="float" office:value="-2.65333333333335" calcext:value-type="float">
            <text:p>-2,65333333333335</text:p>
          </table:table-cell>
          <table:table-cell table:formula="of:=-7*[.A408]/9-1/3" office:value-type="float" office:value="4.28666666666673" calcext:value-type="float">
            <text:p>4,28666666666673</text:p>
          </table:table-cell>
          <table:table-cell table:number-columns-repeated="1021"/>
        </table:table-row>
        <table:table-row table:style-name="ro1">
          <table:table-cell table:formula="of:=[.A408]+0.01" office:value-type="float" office:value="-5.93000000000009" calcext:value-type="float">
            <text:p>-5,93000000000009</text:p>
          </table:table-cell>
          <table:table-cell table:formula="of:=2*[.A409]/9-4/3" office:value-type="float" office:value="-2.65111111111113" calcext:value-type="float">
            <text:p>-2,65111111111113</text:p>
          </table:table-cell>
          <table:table-cell table:formula="of:=-7*[.A409]/9-1/3" office:value-type="float" office:value="4.27888888888896" calcext:value-type="float">
            <text:p>4,27888888888896</text:p>
          </table:table-cell>
          <table:table-cell table:number-columns-repeated="1021"/>
        </table:table-row>
        <table:table-row table:style-name="ro1">
          <table:table-cell table:formula="of:=[.A409]+0.01" office:value-type="float" office:value="-5.92000000000009" calcext:value-type="float">
            <text:p>-5,92000000000009</text:p>
          </table:table-cell>
          <table:table-cell table:formula="of:=2*[.A410]/9-4/3" office:value-type="float" office:value="-2.64888888888891" calcext:value-type="float">
            <text:p>-2,64888888888891</text:p>
          </table:table-cell>
          <table:table-cell table:formula="of:=-7*[.A410]/9-1/3" office:value-type="float" office:value="4.27111111111118" calcext:value-type="float">
            <text:p>4,27111111111118</text:p>
          </table:table-cell>
          <table:table-cell table:number-columns-repeated="1021"/>
        </table:table-row>
        <table:table-row table:style-name="ro1">
          <table:table-cell table:formula="of:=[.A410]+0.01" office:value-type="float" office:value="-5.91000000000009" calcext:value-type="float">
            <text:p>-5,91000000000009</text:p>
          </table:table-cell>
          <table:table-cell table:formula="of:=2*[.A411]/9-4/3" office:value-type="float" office:value="-2.64666666666669" calcext:value-type="float">
            <text:p>-2,64666666666669</text:p>
          </table:table-cell>
          <table:table-cell table:formula="of:=-7*[.A411]/9-1/3" office:value-type="float" office:value="4.2633333333334" calcext:value-type="float">
            <text:p>4,2633333333334</text:p>
          </table:table-cell>
          <table:table-cell table:number-columns-repeated="1021"/>
        </table:table-row>
        <table:table-row table:style-name="ro1">
          <table:table-cell table:formula="of:=[.A411]+0.01" office:value-type="float" office:value="-5.90000000000009" calcext:value-type="float">
            <text:p>-5,90000000000009</text:p>
          </table:table-cell>
          <table:table-cell table:formula="of:=2*[.A412]/9-4/3" office:value-type="float" office:value="-2.64444444444446" calcext:value-type="float">
            <text:p>-2,64444444444446</text:p>
          </table:table-cell>
          <table:table-cell table:formula="of:=-7*[.A412]/9-1/3" office:value-type="float" office:value="4.25555555555562" calcext:value-type="float">
            <text:p>4,25555555555562</text:p>
          </table:table-cell>
          <table:table-cell table:number-columns-repeated="1021"/>
        </table:table-row>
        <table:table-row table:style-name="ro1">
          <table:table-cell table:formula="of:=[.A412]+0.01" office:value-type="float" office:value="-5.89000000000009" calcext:value-type="float">
            <text:p>-5,89000000000009</text:p>
          </table:table-cell>
          <table:table-cell table:formula="of:=2*[.A413]/9-4/3" office:value-type="float" office:value="-2.64222222222224" calcext:value-type="float">
            <text:p>-2,64222222222224</text:p>
          </table:table-cell>
          <table:table-cell table:formula="of:=-7*[.A413]/9-1/3" office:value-type="float" office:value="4.24777777777785" calcext:value-type="float">
            <text:p>4,24777777777785</text:p>
          </table:table-cell>
          <table:table-cell table:number-columns-repeated="1021"/>
        </table:table-row>
        <table:table-row table:style-name="ro1">
          <table:table-cell table:formula="of:=[.A413]+0.01" office:value-type="float" office:value="-5.88000000000009" calcext:value-type="float">
            <text:p>-5,88000000000009</text:p>
          </table:table-cell>
          <table:table-cell table:formula="of:=2*[.A414]/9-4/3" office:value-type="float" office:value="-2.64000000000002" calcext:value-type="float">
            <text:p>-2,64000000000002</text:p>
          </table:table-cell>
          <table:table-cell table:formula="of:=-7*[.A414]/9-1/3" office:value-type="float" office:value="4.24000000000007" calcext:value-type="float">
            <text:p>4,24000000000007</text:p>
          </table:table-cell>
          <table:table-cell table:number-columns-repeated="1021"/>
        </table:table-row>
        <table:table-row table:style-name="ro1">
          <table:table-cell table:formula="of:=[.A414]+0.01" office:value-type="float" office:value="-5.87000000000009" calcext:value-type="float">
            <text:p>-5,87000000000009</text:p>
          </table:table-cell>
          <table:table-cell table:formula="of:=2*[.A415]/9-4/3" office:value-type="float" office:value="-2.6377777777778" calcext:value-type="float">
            <text:p>-2,6377777777778</text:p>
          </table:table-cell>
          <table:table-cell table:formula="of:=-7*[.A415]/9-1/3" office:value-type="float" office:value="4.23222222222229" calcext:value-type="float">
            <text:p>4,23222222222229</text:p>
          </table:table-cell>
          <table:table-cell table:number-columns-repeated="1021"/>
        </table:table-row>
        <table:table-row table:style-name="ro1">
          <table:table-cell table:formula="of:=[.A415]+0.01" office:value-type="float" office:value="-5.86000000000009" calcext:value-type="float">
            <text:p>-5,86000000000009</text:p>
          </table:table-cell>
          <table:table-cell table:formula="of:=2*[.A416]/9-4/3" office:value-type="float" office:value="-2.63555555555557" calcext:value-type="float">
            <text:p>-2,63555555555557</text:p>
          </table:table-cell>
          <table:table-cell table:formula="of:=-7*[.A416]/9-1/3" office:value-type="float" office:value="4.22444444444451" calcext:value-type="float">
            <text:p>4,22444444444451</text:p>
          </table:table-cell>
          <table:table-cell table:number-columns-repeated="1021"/>
        </table:table-row>
        <table:table-row table:style-name="ro1">
          <table:table-cell table:formula="of:=[.A416]+0.01" office:value-type="float" office:value="-5.85000000000009" calcext:value-type="float">
            <text:p>-5,85000000000009</text:p>
          </table:table-cell>
          <table:table-cell table:formula="of:=2*[.A417]/9-4/3" office:value-type="float" office:value="-2.63333333333335" calcext:value-type="float">
            <text:p>-2,63333333333335</text:p>
          </table:table-cell>
          <table:table-cell table:formula="of:=-7*[.A417]/9-1/3" office:value-type="float" office:value="4.21666666666674" calcext:value-type="float">
            <text:p>4,21666666666674</text:p>
          </table:table-cell>
          <table:table-cell table:number-columns-repeated="1021"/>
        </table:table-row>
        <table:table-row table:style-name="ro1">
          <table:table-cell table:formula="of:=[.A417]+0.01" office:value-type="float" office:value="-5.84000000000009" calcext:value-type="float">
            <text:p>-5,84000000000009</text:p>
          </table:table-cell>
          <table:table-cell table:formula="of:=2*[.A418]/9-4/3" office:value-type="float" office:value="-2.63111111111113" calcext:value-type="float">
            <text:p>-2,63111111111113</text:p>
          </table:table-cell>
          <table:table-cell table:formula="of:=-7*[.A418]/9-1/3" office:value-type="float" office:value="4.20888888888896" calcext:value-type="float">
            <text:p>4,20888888888896</text:p>
          </table:table-cell>
          <table:table-cell table:number-columns-repeated="1021"/>
        </table:table-row>
        <table:table-row table:style-name="ro1">
          <table:table-cell table:formula="of:=[.A418]+0.01" office:value-type="float" office:value="-5.83000000000009" calcext:value-type="float">
            <text:p>-5,83000000000009</text:p>
          </table:table-cell>
          <table:table-cell table:formula="of:=2*[.A419]/9-4/3" office:value-type="float" office:value="-2.62888888888891" calcext:value-type="float">
            <text:p>-2,62888888888891</text:p>
          </table:table-cell>
          <table:table-cell table:formula="of:=-7*[.A419]/9-1/3" office:value-type="float" office:value="4.20111111111118" calcext:value-type="float">
            <text:p>4,20111111111118</text:p>
          </table:table-cell>
          <table:table-cell table:number-columns-repeated="1021"/>
        </table:table-row>
        <table:table-row table:style-name="ro1">
          <table:table-cell table:formula="of:=[.A419]+0.01" office:value-type="float" office:value="-5.82000000000009" calcext:value-type="float">
            <text:p>-5,82000000000009</text:p>
          </table:table-cell>
          <table:table-cell table:formula="of:=2*[.A420]/9-4/3" office:value-type="float" office:value="-2.62666666666669" calcext:value-type="float">
            <text:p>-2,62666666666669</text:p>
          </table:table-cell>
          <table:table-cell table:formula="of:=-7*[.A420]/9-1/3" office:value-type="float" office:value="4.1933333333334" calcext:value-type="float">
            <text:p>4,1933333333334</text:p>
          </table:table-cell>
          <table:table-cell table:number-columns-repeated="1021"/>
        </table:table-row>
        <table:table-row table:style-name="ro1">
          <table:table-cell table:formula="of:=[.A420]+0.01" office:value-type="float" office:value="-5.81000000000009" calcext:value-type="float">
            <text:p>-5,81000000000009</text:p>
          </table:table-cell>
          <table:table-cell table:formula="of:=2*[.A421]/9-4/3" office:value-type="float" office:value="-2.62444444444446" calcext:value-type="float">
            <text:p>-2,62444444444446</text:p>
          </table:table-cell>
          <table:table-cell table:formula="of:=-7*[.A421]/9-1/3" office:value-type="float" office:value="4.18555555555563" calcext:value-type="float">
            <text:p>4,18555555555563</text:p>
          </table:table-cell>
          <table:table-cell table:number-columns-repeated="1021"/>
        </table:table-row>
        <table:table-row table:style-name="ro1">
          <table:table-cell table:formula="of:=[.A421]+0.01" office:value-type="float" office:value="-5.80000000000009" calcext:value-type="float">
            <text:p>-5,80000000000009</text:p>
          </table:table-cell>
          <table:table-cell table:formula="of:=2*[.A422]/9-4/3" office:value-type="float" office:value="-2.62222222222224" calcext:value-type="float">
            <text:p>-2,62222222222224</text:p>
          </table:table-cell>
          <table:table-cell table:formula="of:=-7*[.A422]/9-1/3" office:value-type="float" office:value="4.17777777777785" calcext:value-type="float">
            <text:p>4,17777777777785</text:p>
          </table:table-cell>
          <table:table-cell table:number-columns-repeated="1021"/>
        </table:table-row>
        <table:table-row table:style-name="ro1">
          <table:table-cell table:formula="of:=[.A422]+0.01" office:value-type="float" office:value="-5.79000000000009" calcext:value-type="float">
            <text:p>-5,79000000000009</text:p>
          </table:table-cell>
          <table:table-cell table:formula="of:=2*[.A423]/9-4/3" office:value-type="float" office:value="-2.62000000000002" calcext:value-type="float">
            <text:p>-2,62000000000002</text:p>
          </table:table-cell>
          <table:table-cell table:formula="of:=-7*[.A423]/9-1/3" office:value-type="float" office:value="4.17000000000007" calcext:value-type="float">
            <text:p>4,17000000000007</text:p>
          </table:table-cell>
          <table:table-cell table:number-columns-repeated="1021"/>
        </table:table-row>
        <table:table-row table:style-name="ro1">
          <table:table-cell table:formula="of:=[.A423]+0.01" office:value-type="float" office:value="-5.78000000000009" calcext:value-type="float">
            <text:p>-5,78000000000009</text:p>
          </table:table-cell>
          <table:table-cell table:formula="of:=2*[.A424]/9-4/3" office:value-type="float" office:value="-2.6177777777778" calcext:value-type="float">
            <text:p>-2,6177777777778</text:p>
          </table:table-cell>
          <table:table-cell table:formula="of:=-7*[.A424]/9-1/3" office:value-type="float" office:value="4.16222222222229" calcext:value-type="float">
            <text:p>4,16222222222229</text:p>
          </table:table-cell>
          <table:table-cell table:number-columns-repeated="1021"/>
        </table:table-row>
        <table:table-row table:style-name="ro1">
          <table:table-cell table:formula="of:=[.A424]+0.01" office:value-type="float" office:value="-5.77000000000009" calcext:value-type="float">
            <text:p>-5,77000000000009</text:p>
          </table:table-cell>
          <table:table-cell table:formula="of:=2*[.A425]/9-4/3" office:value-type="float" office:value="-2.61555555555558" calcext:value-type="float">
            <text:p>-2,61555555555558</text:p>
          </table:table-cell>
          <table:table-cell table:formula="of:=-7*[.A425]/9-1/3" office:value-type="float" office:value="4.15444444444452" calcext:value-type="float">
            <text:p>4,15444444444452</text:p>
          </table:table-cell>
          <table:table-cell table:number-columns-repeated="1021"/>
        </table:table-row>
        <table:table-row table:style-name="ro1">
          <table:table-cell table:formula="of:=[.A425]+0.01" office:value-type="float" office:value="-5.76000000000009" calcext:value-type="float">
            <text:p>-5,76000000000009</text:p>
          </table:table-cell>
          <table:table-cell table:formula="of:=2*[.A426]/9-4/3" office:value-type="float" office:value="-2.61333333333335" calcext:value-type="float">
            <text:p>-2,61333333333335</text:p>
          </table:table-cell>
          <table:table-cell table:formula="of:=-7*[.A426]/9-1/3" office:value-type="float" office:value="4.14666666666674" calcext:value-type="float">
            <text:p>4,14666666666674</text:p>
          </table:table-cell>
          <table:table-cell table:number-columns-repeated="1021"/>
        </table:table-row>
        <table:table-row table:style-name="ro1">
          <table:table-cell table:formula="of:=[.A426]+0.01" office:value-type="float" office:value="-5.75000000000009" calcext:value-type="float">
            <text:p>-5,75000000000009</text:p>
          </table:table-cell>
          <table:table-cell table:formula="of:=2*[.A427]/9-4/3" office:value-type="float" office:value="-2.61111111111113" calcext:value-type="float">
            <text:p>-2,61111111111113</text:p>
          </table:table-cell>
          <table:table-cell table:formula="of:=-7*[.A427]/9-1/3" office:value-type="float" office:value="4.13888888888896" calcext:value-type="float">
            <text:p>4,13888888888896</text:p>
          </table:table-cell>
          <table:table-cell table:number-columns-repeated="1021"/>
        </table:table-row>
        <table:table-row table:style-name="ro1">
          <table:table-cell table:formula="of:=[.A427]+0.01" office:value-type="float" office:value="-5.74000000000009" calcext:value-type="float">
            <text:p>-5,74000000000009</text:p>
          </table:table-cell>
          <table:table-cell table:formula="of:=2*[.A428]/9-4/3" office:value-type="float" office:value="-2.60888888888891" calcext:value-type="float">
            <text:p>-2,60888888888891</text:p>
          </table:table-cell>
          <table:table-cell table:formula="of:=-7*[.A428]/9-1/3" office:value-type="float" office:value="4.13111111111118" calcext:value-type="float">
            <text:p>4,13111111111118</text:p>
          </table:table-cell>
          <table:table-cell table:number-columns-repeated="1021"/>
        </table:table-row>
        <table:table-row table:style-name="ro1">
          <table:table-cell table:formula="of:=[.A428]+0.01" office:value-type="float" office:value="-5.73000000000009" calcext:value-type="float">
            <text:p>-5,73000000000009</text:p>
          </table:table-cell>
          <table:table-cell table:formula="of:=2*[.A429]/9-4/3" office:value-type="float" office:value="-2.60666666666669" calcext:value-type="float">
            <text:p>-2,60666666666669</text:p>
          </table:table-cell>
          <table:table-cell table:formula="of:=-7*[.A429]/9-1/3" office:value-type="float" office:value="4.12333333333341" calcext:value-type="float">
            <text:p>4,12333333333341</text:p>
          </table:table-cell>
          <table:table-cell table:number-columns-repeated="1021"/>
        </table:table-row>
        <table:table-row table:style-name="ro1">
          <table:table-cell table:formula="of:=[.A429]+0.01" office:value-type="float" office:value="-5.72000000000009" calcext:value-type="float">
            <text:p>-5,72000000000009</text:p>
          </table:table-cell>
          <table:table-cell table:formula="of:=2*[.A430]/9-4/3" office:value-type="float" office:value="-2.60444444444446" calcext:value-type="float">
            <text:p>-2,60444444444446</text:p>
          </table:table-cell>
          <table:table-cell table:formula="of:=-7*[.A430]/9-1/3" office:value-type="float" office:value="4.11555555555563" calcext:value-type="float">
            <text:p>4,11555555555563</text:p>
          </table:table-cell>
          <table:table-cell table:number-columns-repeated="1021"/>
        </table:table-row>
        <table:table-row table:style-name="ro1">
          <table:table-cell table:formula="of:=[.A430]+0.01" office:value-type="float" office:value="-5.71000000000009" calcext:value-type="float">
            <text:p>-5,71000000000009</text:p>
          </table:table-cell>
          <table:table-cell table:formula="of:=2*[.A431]/9-4/3" office:value-type="float" office:value="-2.60222222222224" calcext:value-type="float">
            <text:p>-2,60222222222224</text:p>
          </table:table-cell>
          <table:table-cell table:formula="of:=-7*[.A431]/9-1/3" office:value-type="float" office:value="4.10777777777785" calcext:value-type="float">
            <text:p>4,10777777777785</text:p>
          </table:table-cell>
          <table:table-cell table:number-columns-repeated="1021"/>
        </table:table-row>
        <table:table-row table:style-name="ro1">
          <table:table-cell table:formula="of:=[.A431]+0.01" office:value-type="float" office:value="-5.70000000000009" calcext:value-type="float">
            <text:p>-5,70000000000009</text:p>
          </table:table-cell>
          <table:table-cell table:formula="of:=2*[.A432]/9-4/3" office:value-type="float" office:value="-2.60000000000002" calcext:value-type="float">
            <text:p>-2,60000000000002</text:p>
          </table:table-cell>
          <table:table-cell table:formula="of:=-7*[.A432]/9-1/3" office:value-type="float" office:value="4.10000000000007" calcext:value-type="float">
            <text:p>4,10000000000007</text:p>
          </table:table-cell>
          <table:table-cell table:number-columns-repeated="1021"/>
        </table:table-row>
        <table:table-row table:style-name="ro1">
          <table:table-cell table:formula="of:=[.A432]+0.01" office:value-type="float" office:value="-5.69000000000009" calcext:value-type="float">
            <text:p>-5,69000000000009</text:p>
          </table:table-cell>
          <table:table-cell table:formula="of:=2*[.A433]/9-4/3" office:value-type="float" office:value="-2.5977777777778" calcext:value-type="float">
            <text:p>-2,5977777777778</text:p>
          </table:table-cell>
          <table:table-cell table:formula="of:=-7*[.A433]/9-1/3" office:value-type="float" office:value="4.09222222222229" calcext:value-type="float">
            <text:p>4,09222222222229</text:p>
          </table:table-cell>
          <table:table-cell table:number-columns-repeated="1021"/>
        </table:table-row>
        <table:table-row table:style-name="ro1">
          <table:table-cell table:formula="of:=[.A433]+0.01" office:value-type="float" office:value="-5.68000000000009" calcext:value-type="float">
            <text:p>-5,68000000000009</text:p>
          </table:table-cell>
          <table:table-cell table:formula="of:=2*[.A434]/9-4/3" office:value-type="float" office:value="-2.59555555555558" calcext:value-type="float">
            <text:p>-2,59555555555558</text:p>
          </table:table-cell>
          <table:table-cell table:formula="of:=-7*[.A434]/9-1/3" office:value-type="float" office:value="4.08444444444452" calcext:value-type="float">
            <text:p>4,08444444444452</text:p>
          </table:table-cell>
          <table:table-cell table:number-columns-repeated="1021"/>
        </table:table-row>
        <table:table-row table:style-name="ro1">
          <table:table-cell table:formula="of:=[.A434]+0.01" office:value-type="float" office:value="-5.67000000000009" calcext:value-type="float">
            <text:p>-5,67000000000009</text:p>
          </table:table-cell>
          <table:table-cell table:formula="of:=2*[.A435]/9-4/3" office:value-type="float" office:value="-2.59333333333335" calcext:value-type="float">
            <text:p>-2,59333333333335</text:p>
          </table:table-cell>
          <table:table-cell table:formula="of:=-7*[.A435]/9-1/3" office:value-type="float" office:value="4.07666666666674" calcext:value-type="float">
            <text:p>4,07666666666674</text:p>
          </table:table-cell>
          <table:table-cell table:number-columns-repeated="1021"/>
        </table:table-row>
        <table:table-row table:style-name="ro1">
          <table:table-cell table:formula="of:=[.A435]+0.01" office:value-type="float" office:value="-5.66000000000009" calcext:value-type="float">
            <text:p>-5,66000000000009</text:p>
          </table:table-cell>
          <table:table-cell table:formula="of:=2*[.A436]/9-4/3" office:value-type="float" office:value="-2.59111111111113" calcext:value-type="float">
            <text:p>-2,59111111111113</text:p>
          </table:table-cell>
          <table:table-cell table:formula="of:=-7*[.A436]/9-1/3" office:value-type="float" office:value="4.06888888888896" calcext:value-type="float">
            <text:p>4,06888888888896</text:p>
          </table:table-cell>
          <table:table-cell table:number-columns-repeated="1021"/>
        </table:table-row>
        <table:table-row table:style-name="ro1">
          <table:table-cell table:formula="of:=[.A436]+0.01" office:value-type="float" office:value="-5.65000000000009" calcext:value-type="float">
            <text:p>-5,65000000000009</text:p>
          </table:table-cell>
          <table:table-cell table:formula="of:=2*[.A437]/9-4/3" office:value-type="float" office:value="-2.58888888888891" calcext:value-type="float">
            <text:p>-2,58888888888891</text:p>
          </table:table-cell>
          <table:table-cell table:formula="of:=-7*[.A437]/9-1/3" office:value-type="float" office:value="4.06111111111118" calcext:value-type="float">
            <text:p>4,06111111111118</text:p>
          </table:table-cell>
          <table:table-cell table:number-columns-repeated="1021"/>
        </table:table-row>
        <table:table-row table:style-name="ro1">
          <table:table-cell table:formula="of:=[.A437]+0.01" office:value-type="float" office:value="-5.64000000000009" calcext:value-type="float">
            <text:p>-5,64000000000009</text:p>
          </table:table-cell>
          <table:table-cell table:formula="of:=2*[.A438]/9-4/3" office:value-type="float" office:value="-2.58666666666669" calcext:value-type="float">
            <text:p>-2,58666666666669</text:p>
          </table:table-cell>
          <table:table-cell table:formula="of:=-7*[.A438]/9-1/3" office:value-type="float" office:value="4.05333333333341" calcext:value-type="float">
            <text:p>4,05333333333341</text:p>
          </table:table-cell>
          <table:table-cell table:number-columns-repeated="1021"/>
        </table:table-row>
        <table:table-row table:style-name="ro1">
          <table:table-cell table:formula="of:=[.A438]+0.01" office:value-type="float" office:value="-5.63000000000009" calcext:value-type="float">
            <text:p>-5,63000000000009</text:p>
          </table:table-cell>
          <table:table-cell table:formula="of:=2*[.A439]/9-4/3" office:value-type="float" office:value="-2.58444444444446" calcext:value-type="float">
            <text:p>-2,58444444444446</text:p>
          </table:table-cell>
          <table:table-cell table:formula="of:=-7*[.A439]/9-1/3" office:value-type="float" office:value="4.04555555555563" calcext:value-type="float">
            <text:p>4,04555555555563</text:p>
          </table:table-cell>
          <table:table-cell table:number-columns-repeated="1021"/>
        </table:table-row>
        <table:table-row table:style-name="ro1">
          <table:table-cell table:formula="of:=[.A439]+0.01" office:value-type="float" office:value="-5.62000000000009" calcext:value-type="float">
            <text:p>-5,62000000000009</text:p>
          </table:table-cell>
          <table:table-cell table:formula="of:=2*[.A440]/9-4/3" office:value-type="float" office:value="-2.58222222222224" calcext:value-type="float">
            <text:p>-2,58222222222224</text:p>
          </table:table-cell>
          <table:table-cell table:formula="of:=-7*[.A440]/9-1/3" office:value-type="float" office:value="4.03777777777785" calcext:value-type="float">
            <text:p>4,03777777777785</text:p>
          </table:table-cell>
          <table:table-cell table:number-columns-repeated="1021"/>
        </table:table-row>
        <table:table-row table:style-name="ro1">
          <table:table-cell table:formula="of:=[.A440]+0.01" office:value-type="float" office:value="-5.61000000000009" calcext:value-type="float">
            <text:p>-5,61000000000009</text:p>
          </table:table-cell>
          <table:table-cell table:formula="of:=2*[.A441]/9-4/3" office:value-type="float" office:value="-2.58000000000002" calcext:value-type="float">
            <text:p>-2,58000000000002</text:p>
          </table:table-cell>
          <table:table-cell table:formula="of:=-7*[.A441]/9-1/3" office:value-type="float" office:value="4.03000000000007" calcext:value-type="float">
            <text:p>4,03000000000007</text:p>
          </table:table-cell>
          <table:table-cell table:number-columns-repeated="1021"/>
        </table:table-row>
        <table:table-row table:style-name="ro1">
          <table:table-cell table:formula="of:=[.A441]+0.01" office:value-type="float" office:value="-5.60000000000009" calcext:value-type="float">
            <text:p>-5,60000000000009</text:p>
          </table:table-cell>
          <table:table-cell table:formula="of:=2*[.A442]/9-4/3" office:value-type="float" office:value="-2.5777777777778" calcext:value-type="float">
            <text:p>-2,5777777777778</text:p>
          </table:table-cell>
          <table:table-cell table:formula="of:=-7*[.A442]/9-1/3" office:value-type="float" office:value="4.0222222222223" calcext:value-type="float">
            <text:p>4,0222222222223</text:p>
          </table:table-cell>
          <table:table-cell table:number-columns-repeated="1021"/>
        </table:table-row>
        <table:table-row table:style-name="ro1">
          <table:table-cell table:formula="of:=[.A442]+0.01" office:value-type="float" office:value="-5.59000000000009" calcext:value-type="float">
            <text:p>-5,59000000000009</text:p>
          </table:table-cell>
          <table:table-cell table:formula="of:=2*[.A443]/9-4/3" office:value-type="float" office:value="-2.57555555555558" calcext:value-type="float">
            <text:p>-2,57555555555558</text:p>
          </table:table-cell>
          <table:table-cell table:formula="of:=-7*[.A443]/9-1/3" office:value-type="float" office:value="4.01444444444452" calcext:value-type="float">
            <text:p>4,01444444444452</text:p>
          </table:table-cell>
          <table:table-cell table:number-columns-repeated="1021"/>
        </table:table-row>
        <table:table-row table:style-name="ro1">
          <table:table-cell table:formula="of:=[.A443]+0.01" office:value-type="float" office:value="-5.58000000000009" calcext:value-type="float">
            <text:p>-5,58000000000009</text:p>
          </table:table-cell>
          <table:table-cell table:formula="of:=2*[.A444]/9-4/3" office:value-type="float" office:value="-2.57333333333335" calcext:value-type="float">
            <text:p>-2,57333333333335</text:p>
          </table:table-cell>
          <table:table-cell table:formula="of:=-7*[.A444]/9-1/3" office:value-type="float" office:value="4.00666666666674" calcext:value-type="float">
            <text:p>4,00666666666674</text:p>
          </table:table-cell>
          <table:table-cell table:number-columns-repeated="1021"/>
        </table:table-row>
        <table:table-row table:style-name="ro1">
          <table:table-cell table:formula="of:=[.A444]+0.01" office:value-type="float" office:value="-5.57000000000009" calcext:value-type="float">
            <text:p>-5,57000000000009</text:p>
          </table:table-cell>
          <table:table-cell table:formula="of:=2*[.A445]/9-4/3" office:value-type="float" office:value="-2.57111111111113" calcext:value-type="float">
            <text:p>-2,57111111111113</text:p>
          </table:table-cell>
          <table:table-cell table:formula="of:=-7*[.A445]/9-1/3" office:value-type="float" office:value="3.99888888888896" calcext:value-type="float">
            <text:p>3,99888888888896</text:p>
          </table:table-cell>
          <table:table-cell table:number-columns-repeated="1021"/>
        </table:table-row>
        <table:table-row table:style-name="ro1">
          <table:table-cell table:formula="of:=[.A445]+0.01" office:value-type="float" office:value="-5.56000000000009" calcext:value-type="float">
            <text:p>-5,56000000000009</text:p>
          </table:table-cell>
          <table:table-cell table:formula="of:=2*[.A446]/9-4/3" office:value-type="float" office:value="-2.56888888888891" calcext:value-type="float">
            <text:p>-2,56888888888891</text:p>
          </table:table-cell>
          <table:table-cell table:formula="of:=-7*[.A446]/9-1/3" office:value-type="float" office:value="3.99111111111118" calcext:value-type="float">
            <text:p>3,99111111111118</text:p>
          </table:table-cell>
          <table:table-cell table:number-columns-repeated="1021"/>
        </table:table-row>
        <table:table-row table:style-name="ro1">
          <table:table-cell table:formula="of:=[.A446]+0.01" office:value-type="float" office:value="-5.5500000000001" calcext:value-type="float">
            <text:p>-5,5500000000001</text:p>
          </table:table-cell>
          <table:table-cell table:formula="of:=2*[.A447]/9-4/3" office:value-type="float" office:value="-2.56666666666669" calcext:value-type="float">
            <text:p>-2,56666666666669</text:p>
          </table:table-cell>
          <table:table-cell table:formula="of:=-7*[.A447]/9-1/3" office:value-type="float" office:value="3.98333333333341" calcext:value-type="float">
            <text:p>3,98333333333341</text:p>
          </table:table-cell>
          <table:table-cell table:number-columns-repeated="1021"/>
        </table:table-row>
        <table:table-row table:style-name="ro1">
          <table:table-cell table:formula="of:=[.A447]+0.01" office:value-type="float" office:value="-5.5400000000001" calcext:value-type="float">
            <text:p>-5,5400000000001</text:p>
          </table:table-cell>
          <table:table-cell table:formula="of:=2*[.A448]/9-4/3" office:value-type="float" office:value="-2.56444444444447" calcext:value-type="float">
            <text:p>-2,56444444444447</text:p>
          </table:table-cell>
          <table:table-cell table:formula="of:=-7*[.A448]/9-1/3" office:value-type="float" office:value="3.97555555555563" calcext:value-type="float">
            <text:p>3,97555555555563</text:p>
          </table:table-cell>
          <table:table-cell table:number-columns-repeated="1021"/>
        </table:table-row>
        <table:table-row table:style-name="ro1">
          <table:table-cell table:formula="of:=[.A448]+0.01" office:value-type="float" office:value="-5.5300000000001" calcext:value-type="float">
            <text:p>-5,5300000000001</text:p>
          </table:table-cell>
          <table:table-cell table:formula="of:=2*[.A449]/9-4/3" office:value-type="float" office:value="-2.56222222222224" calcext:value-type="float">
            <text:p>-2,56222222222224</text:p>
          </table:table-cell>
          <table:table-cell table:formula="of:=-7*[.A449]/9-1/3" office:value-type="float" office:value="3.96777777777785" calcext:value-type="float">
            <text:p>3,96777777777785</text:p>
          </table:table-cell>
          <table:table-cell table:number-columns-repeated="1021"/>
        </table:table-row>
        <table:table-row table:style-name="ro1">
          <table:table-cell table:formula="of:=[.A449]+0.01" office:value-type="float" office:value="-5.5200000000001" calcext:value-type="float">
            <text:p>-5,5200000000001</text:p>
          </table:table-cell>
          <table:table-cell table:formula="of:=2*[.A450]/9-4/3" office:value-type="float" office:value="-2.56000000000002" calcext:value-type="float">
            <text:p>-2,56000000000002</text:p>
          </table:table-cell>
          <table:table-cell table:formula="of:=-7*[.A450]/9-1/3" office:value-type="float" office:value="3.96000000000007" calcext:value-type="float">
            <text:p>3,96000000000007</text:p>
          </table:table-cell>
          <table:table-cell table:number-columns-repeated="1021"/>
        </table:table-row>
        <table:table-row table:style-name="ro1">
          <table:table-cell table:formula="of:=[.A450]+0.01" office:value-type="float" office:value="-5.5100000000001" calcext:value-type="float">
            <text:p>-5,5100000000001</text:p>
          </table:table-cell>
          <table:table-cell table:formula="of:=2*[.A451]/9-4/3" office:value-type="float" office:value="-2.5577777777778" calcext:value-type="float">
            <text:p>-2,5577777777778</text:p>
          </table:table-cell>
          <table:table-cell table:formula="of:=-7*[.A451]/9-1/3" office:value-type="float" office:value="3.9522222222223" calcext:value-type="float">
            <text:p>3,9522222222223</text:p>
          </table:table-cell>
          <table:table-cell table:number-columns-repeated="1021"/>
        </table:table-row>
        <table:table-row table:style-name="ro1">
          <table:table-cell table:formula="of:=[.A451]+0.01" office:value-type="float" office:value="-5.5000000000001" calcext:value-type="float">
            <text:p>-5,5000000000001</text:p>
          </table:table-cell>
          <table:table-cell table:formula="of:=2*[.A452]/9-4/3" office:value-type="float" office:value="-2.55555555555558" calcext:value-type="float">
            <text:p>-2,55555555555558</text:p>
          </table:table-cell>
          <table:table-cell table:formula="of:=-7*[.A452]/9-1/3" office:value-type="float" office:value="3.94444444444452" calcext:value-type="float">
            <text:p>3,94444444444452</text:p>
          </table:table-cell>
          <table:table-cell table:number-columns-repeated="1021"/>
        </table:table-row>
        <table:table-row table:style-name="ro1">
          <table:table-cell table:formula="of:=[.A452]+0.01" office:value-type="float" office:value="-5.4900000000001" calcext:value-type="float">
            <text:p>-5,4900000000001</text:p>
          </table:table-cell>
          <table:table-cell table:formula="of:=2*[.A453]/9-4/3" office:value-type="float" office:value="-2.55333333333335" calcext:value-type="float">
            <text:p>-2,55333333333335</text:p>
          </table:table-cell>
          <table:table-cell table:formula="of:=-7*[.A453]/9-1/3" office:value-type="float" office:value="3.93666666666674" calcext:value-type="float">
            <text:p>3,93666666666674</text:p>
          </table:table-cell>
          <table:table-cell table:number-columns-repeated="1021"/>
        </table:table-row>
        <table:table-row table:style-name="ro1">
          <table:table-cell table:formula="of:=[.A453]+0.01" office:value-type="float" office:value="-5.4800000000001" calcext:value-type="float">
            <text:p>-5,4800000000001</text:p>
          </table:table-cell>
          <table:table-cell table:formula="of:=2*[.A454]/9-4/3" office:value-type="float" office:value="-2.55111111111113" calcext:value-type="float">
            <text:p>-2,55111111111113</text:p>
          </table:table-cell>
          <table:table-cell table:formula="of:=-7*[.A454]/9-1/3" office:value-type="float" office:value="3.92888888888896" calcext:value-type="float">
            <text:p>3,92888888888896</text:p>
          </table:table-cell>
          <table:table-cell table:number-columns-repeated="1021"/>
        </table:table-row>
        <table:table-row table:style-name="ro1">
          <table:table-cell table:formula="of:=[.A454]+0.01" office:value-type="float" office:value="-5.4700000000001" calcext:value-type="float">
            <text:p>-5,4700000000001</text:p>
          </table:table-cell>
          <table:table-cell table:formula="of:=2*[.A455]/9-4/3" office:value-type="float" office:value="-2.54888888888891" calcext:value-type="float">
            <text:p>-2,54888888888891</text:p>
          </table:table-cell>
          <table:table-cell table:formula="of:=-7*[.A455]/9-1/3" office:value-type="float" office:value="3.92111111111119" calcext:value-type="float">
            <text:p>3,92111111111119</text:p>
          </table:table-cell>
          <table:table-cell table:number-columns-repeated="1021"/>
        </table:table-row>
        <table:table-row table:style-name="ro1">
          <table:table-cell table:formula="of:=[.A455]+0.01" office:value-type="float" office:value="-5.4600000000001" calcext:value-type="float">
            <text:p>-5,4600000000001</text:p>
          </table:table-cell>
          <table:table-cell table:formula="of:=2*[.A456]/9-4/3" office:value-type="float" office:value="-2.54666666666669" calcext:value-type="float">
            <text:p>-2,54666666666669</text:p>
          </table:table-cell>
          <table:table-cell table:formula="of:=-7*[.A456]/9-1/3" office:value-type="float" office:value="3.91333333333341" calcext:value-type="float">
            <text:p>3,91333333333341</text:p>
          </table:table-cell>
          <table:table-cell table:number-columns-repeated="1021"/>
        </table:table-row>
        <table:table-row table:style-name="ro1">
          <table:table-cell table:formula="of:=[.A456]+0.01" office:value-type="float" office:value="-5.4500000000001" calcext:value-type="float">
            <text:p>-5,4500000000001</text:p>
          </table:table-cell>
          <table:table-cell table:formula="of:=2*[.A457]/9-4/3" office:value-type="float" office:value="-2.54444444444447" calcext:value-type="float">
            <text:p>-2,54444444444447</text:p>
          </table:table-cell>
          <table:table-cell table:formula="of:=-7*[.A457]/9-1/3" office:value-type="float" office:value="3.90555555555563" calcext:value-type="float">
            <text:p>3,90555555555563</text:p>
          </table:table-cell>
          <table:table-cell table:number-columns-repeated="1021"/>
        </table:table-row>
        <table:table-row table:style-name="ro1">
          <table:table-cell table:formula="of:=[.A457]+0.01" office:value-type="float" office:value="-5.4400000000001" calcext:value-type="float">
            <text:p>-5,4400000000001</text:p>
          </table:table-cell>
          <table:table-cell table:formula="of:=2*[.A458]/9-4/3" office:value-type="float" office:value="-2.54222222222224" calcext:value-type="float">
            <text:p>-2,54222222222224</text:p>
          </table:table-cell>
          <table:table-cell table:formula="of:=-7*[.A458]/9-1/3" office:value-type="float" office:value="3.89777777777785" calcext:value-type="float">
            <text:p>3,89777777777785</text:p>
          </table:table-cell>
          <table:table-cell table:number-columns-repeated="1021"/>
        </table:table-row>
        <table:table-row table:style-name="ro1">
          <table:table-cell table:formula="of:=[.A458]+0.01" office:value-type="float" office:value="-5.4300000000001" calcext:value-type="float">
            <text:p>-5,4300000000001</text:p>
          </table:table-cell>
          <table:table-cell table:formula="of:=2*[.A459]/9-4/3" office:value-type="float" office:value="-2.54000000000002" calcext:value-type="float">
            <text:p>-2,54000000000002</text:p>
          </table:table-cell>
          <table:table-cell table:formula="of:=-7*[.A459]/9-1/3" office:value-type="float" office:value="3.89000000000008" calcext:value-type="float">
            <text:p>3,89000000000008</text:p>
          </table:table-cell>
          <table:table-cell table:number-columns-repeated="1021"/>
        </table:table-row>
        <table:table-row table:style-name="ro1">
          <table:table-cell table:formula="of:=[.A459]+0.01" office:value-type="float" office:value="-5.4200000000001" calcext:value-type="float">
            <text:p>-5,4200000000001</text:p>
          </table:table-cell>
          <table:table-cell table:formula="of:=2*[.A460]/9-4/3" office:value-type="float" office:value="-2.5377777777778" calcext:value-type="float">
            <text:p>-2,5377777777778</text:p>
          </table:table-cell>
          <table:table-cell table:formula="of:=-7*[.A460]/9-1/3" office:value-type="float" office:value="3.8822222222223" calcext:value-type="float">
            <text:p>3,8822222222223</text:p>
          </table:table-cell>
          <table:table-cell table:number-columns-repeated="1021"/>
        </table:table-row>
        <table:table-row table:style-name="ro1">
          <table:table-cell table:formula="of:=[.A460]+0.01" office:value-type="float" office:value="-5.4100000000001" calcext:value-type="float">
            <text:p>-5,4100000000001</text:p>
          </table:table-cell>
          <table:table-cell table:formula="of:=2*[.A461]/9-4/3" office:value-type="float" office:value="-2.53555555555558" calcext:value-type="float">
            <text:p>-2,53555555555558</text:p>
          </table:table-cell>
          <table:table-cell table:formula="of:=-7*[.A461]/9-1/3" office:value-type="float" office:value="3.87444444444452" calcext:value-type="float">
            <text:p>3,87444444444452</text:p>
          </table:table-cell>
          <table:table-cell table:number-columns-repeated="1021"/>
        </table:table-row>
        <table:table-row table:style-name="ro1">
          <table:table-cell table:formula="of:=[.A461]+0.01" office:value-type="float" office:value="-5.4000000000001" calcext:value-type="float">
            <text:p>-5,4000000000001</text:p>
          </table:table-cell>
          <table:table-cell table:formula="of:=2*[.A462]/9-4/3" office:value-type="float" office:value="-2.53333333333335" calcext:value-type="float">
            <text:p>-2,53333333333335</text:p>
          </table:table-cell>
          <table:table-cell table:formula="of:=-7*[.A462]/9-1/3" office:value-type="float" office:value="3.86666666666674" calcext:value-type="float">
            <text:p>3,86666666666674</text:p>
          </table:table-cell>
          <table:table-cell table:number-columns-repeated="1021"/>
        </table:table-row>
        <table:table-row table:style-name="ro1">
          <table:table-cell table:formula="of:=[.A462]+0.01" office:value-type="float" office:value="-5.3900000000001" calcext:value-type="float">
            <text:p>-5,3900000000001</text:p>
          </table:table-cell>
          <table:table-cell table:formula="of:=2*[.A463]/9-4/3" office:value-type="float" office:value="-2.53111111111113" calcext:value-type="float">
            <text:p>-2,53111111111113</text:p>
          </table:table-cell>
          <table:table-cell table:formula="of:=-7*[.A463]/9-1/3" office:value-type="float" office:value="3.85888888888896" calcext:value-type="float">
            <text:p>3,85888888888896</text:p>
          </table:table-cell>
          <table:table-cell table:number-columns-repeated="1021"/>
        </table:table-row>
        <table:table-row table:style-name="ro1">
          <table:table-cell table:formula="of:=[.A463]+0.01" office:value-type="float" office:value="-5.3800000000001" calcext:value-type="float">
            <text:p>-5,3800000000001</text:p>
          </table:table-cell>
          <table:table-cell table:formula="of:=2*[.A464]/9-4/3" office:value-type="float" office:value="-2.52888888888891" calcext:value-type="float">
            <text:p>-2,52888888888891</text:p>
          </table:table-cell>
          <table:table-cell table:formula="of:=-7*[.A464]/9-1/3" office:value-type="float" office:value="3.85111111111119" calcext:value-type="float">
            <text:p>3,85111111111119</text:p>
          </table:table-cell>
          <table:table-cell table:number-columns-repeated="1021"/>
        </table:table-row>
        <table:table-row table:style-name="ro1">
          <table:table-cell table:formula="of:=[.A464]+0.01" office:value-type="float" office:value="-5.3700000000001" calcext:value-type="float">
            <text:p>-5,3700000000001</text:p>
          </table:table-cell>
          <table:table-cell table:formula="of:=2*[.A465]/9-4/3" office:value-type="float" office:value="-2.52666666666669" calcext:value-type="float">
            <text:p>-2,52666666666669</text:p>
          </table:table-cell>
          <table:table-cell table:formula="of:=-7*[.A465]/9-1/3" office:value-type="float" office:value="3.84333333333341" calcext:value-type="float">
            <text:p>3,84333333333341</text:p>
          </table:table-cell>
          <table:table-cell table:number-columns-repeated="1021"/>
        </table:table-row>
        <table:table-row table:style-name="ro1">
          <table:table-cell table:formula="of:=[.A465]+0.01" office:value-type="float" office:value="-5.3600000000001" calcext:value-type="float">
            <text:p>-5,3600000000001</text:p>
          </table:table-cell>
          <table:table-cell table:formula="of:=2*[.A466]/9-4/3" office:value-type="float" office:value="-2.52444444444447" calcext:value-type="float">
            <text:p>-2,52444444444447</text:p>
          </table:table-cell>
          <table:table-cell table:formula="of:=-7*[.A466]/9-1/3" office:value-type="float" office:value="3.83555555555563" calcext:value-type="float">
            <text:p>3,83555555555563</text:p>
          </table:table-cell>
          <table:table-cell table:number-columns-repeated="1021"/>
        </table:table-row>
        <table:table-row table:style-name="ro1">
          <table:table-cell table:formula="of:=[.A466]+0.01" office:value-type="float" office:value="-5.3500000000001" calcext:value-type="float">
            <text:p>-5,3500000000001</text:p>
          </table:table-cell>
          <table:table-cell table:formula="of:=2*[.A467]/9-4/3" office:value-type="float" office:value="-2.52222222222224" calcext:value-type="float">
            <text:p>-2,52222222222224</text:p>
          </table:table-cell>
          <table:table-cell table:formula="of:=-7*[.A467]/9-1/3" office:value-type="float" office:value="3.82777777777785" calcext:value-type="float">
            <text:p>3,82777777777785</text:p>
          </table:table-cell>
          <table:table-cell table:number-columns-repeated="1021"/>
        </table:table-row>
        <table:table-row table:style-name="ro1">
          <table:table-cell table:formula="of:=[.A467]+0.01" office:value-type="float" office:value="-5.3400000000001" calcext:value-type="float">
            <text:p>-5,3400000000001</text:p>
          </table:table-cell>
          <table:table-cell table:formula="of:=2*[.A468]/9-4/3" office:value-type="float" office:value="-2.52000000000002" calcext:value-type="float">
            <text:p>-2,52000000000002</text:p>
          </table:table-cell>
          <table:table-cell table:formula="of:=-7*[.A468]/9-1/3" office:value-type="float" office:value="3.82000000000008" calcext:value-type="float">
            <text:p>3,82000000000008</text:p>
          </table:table-cell>
          <table:table-cell table:number-columns-repeated="1021"/>
        </table:table-row>
        <table:table-row table:style-name="ro1">
          <table:table-cell table:formula="of:=[.A468]+0.01" office:value-type="float" office:value="-5.3300000000001" calcext:value-type="float">
            <text:p>-5,3300000000001</text:p>
          </table:table-cell>
          <table:table-cell table:formula="of:=2*[.A469]/9-4/3" office:value-type="float" office:value="-2.5177777777778" calcext:value-type="float">
            <text:p>-2,5177777777778</text:p>
          </table:table-cell>
          <table:table-cell table:formula="of:=-7*[.A469]/9-1/3" office:value-type="float" office:value="3.8122222222223" calcext:value-type="float">
            <text:p>3,8122222222223</text:p>
          </table:table-cell>
          <table:table-cell table:number-columns-repeated="1021"/>
        </table:table-row>
        <table:table-row table:style-name="ro1">
          <table:table-cell table:formula="of:=[.A469]+0.01" office:value-type="float" office:value="-5.3200000000001" calcext:value-type="float">
            <text:p>-5,3200000000001</text:p>
          </table:table-cell>
          <table:table-cell table:formula="of:=2*[.A470]/9-4/3" office:value-type="float" office:value="-2.51555555555558" calcext:value-type="float">
            <text:p>-2,51555555555558</text:p>
          </table:table-cell>
          <table:table-cell table:formula="of:=-7*[.A470]/9-1/3" office:value-type="float" office:value="3.80444444444452" calcext:value-type="float">
            <text:p>3,80444444444452</text:p>
          </table:table-cell>
          <table:table-cell table:number-columns-repeated="1021"/>
        </table:table-row>
        <table:table-row table:style-name="ro1">
          <table:table-cell table:formula="of:=[.A470]+0.01" office:value-type="float" office:value="-5.3100000000001" calcext:value-type="float">
            <text:p>-5,3100000000001</text:p>
          </table:table-cell>
          <table:table-cell table:formula="of:=2*[.A471]/9-4/3" office:value-type="float" office:value="-2.51333333333336" calcext:value-type="float">
            <text:p>-2,51333333333336</text:p>
          </table:table-cell>
          <table:table-cell table:formula="of:=-7*[.A471]/9-1/3" office:value-type="float" office:value="3.79666666666674" calcext:value-type="float">
            <text:p>3,79666666666674</text:p>
          </table:table-cell>
          <table:table-cell table:number-columns-repeated="1021"/>
        </table:table-row>
        <table:table-row table:style-name="ro1">
          <table:table-cell table:formula="of:=[.A471]+0.01" office:value-type="float" office:value="-5.3000000000001" calcext:value-type="float">
            <text:p>-5,3000000000001</text:p>
          </table:table-cell>
          <table:table-cell table:formula="of:=2*[.A472]/9-4/3" office:value-type="float" office:value="-2.51111111111113" calcext:value-type="float">
            <text:p>-2,51111111111113</text:p>
          </table:table-cell>
          <table:table-cell table:formula="of:=-7*[.A472]/9-1/3" office:value-type="float" office:value="3.78888888888897" calcext:value-type="float">
            <text:p>3,78888888888897</text:p>
          </table:table-cell>
          <table:table-cell table:number-columns-repeated="1021"/>
        </table:table-row>
        <table:table-row table:style-name="ro1">
          <table:table-cell table:formula="of:=[.A472]+0.01" office:value-type="float" office:value="-5.2900000000001" calcext:value-type="float">
            <text:p>-5,2900000000001</text:p>
          </table:table-cell>
          <table:table-cell table:formula="of:=2*[.A473]/9-4/3" office:value-type="float" office:value="-2.50888888888891" calcext:value-type="float">
            <text:p>-2,50888888888891</text:p>
          </table:table-cell>
          <table:table-cell table:formula="of:=-7*[.A473]/9-1/3" office:value-type="float" office:value="3.78111111111119" calcext:value-type="float">
            <text:p>3,78111111111119</text:p>
          </table:table-cell>
          <table:table-cell table:number-columns-repeated="1021"/>
        </table:table-row>
        <table:table-row table:style-name="ro1">
          <table:table-cell table:formula="of:=[.A473]+0.01" office:value-type="float" office:value="-5.2800000000001" calcext:value-type="float">
            <text:p>-5,2800000000001</text:p>
          </table:table-cell>
          <table:table-cell table:formula="of:=2*[.A474]/9-4/3" office:value-type="float" office:value="-2.50666666666669" calcext:value-type="float">
            <text:p>-2,50666666666669</text:p>
          </table:table-cell>
          <table:table-cell table:formula="of:=-7*[.A474]/9-1/3" office:value-type="float" office:value="3.77333333333341" calcext:value-type="float">
            <text:p>3,77333333333341</text:p>
          </table:table-cell>
          <table:table-cell table:number-columns-repeated="1021"/>
        </table:table-row>
        <table:table-row table:style-name="ro1">
          <table:table-cell table:formula="of:=[.A474]+0.01" office:value-type="float" office:value="-5.2700000000001" calcext:value-type="float">
            <text:p>-5,2700000000001</text:p>
          </table:table-cell>
          <table:table-cell table:formula="of:=2*[.A475]/9-4/3" office:value-type="float" office:value="-2.50444444444447" calcext:value-type="float">
            <text:p>-2,50444444444447</text:p>
          </table:table-cell>
          <table:table-cell table:formula="of:=-7*[.A475]/9-1/3" office:value-type="float" office:value="3.76555555555563" calcext:value-type="float">
            <text:p>3,76555555555563</text:p>
          </table:table-cell>
          <table:table-cell table:number-columns-repeated="1021"/>
        </table:table-row>
        <table:table-row table:style-name="ro1">
          <table:table-cell table:formula="of:=[.A475]+0.01" office:value-type="float" office:value="-5.2600000000001" calcext:value-type="float">
            <text:p>-5,2600000000001</text:p>
          </table:table-cell>
          <table:table-cell table:formula="of:=2*[.A476]/9-4/3" office:value-type="float" office:value="-2.50222222222224" calcext:value-type="float">
            <text:p>-2,50222222222224</text:p>
          </table:table-cell>
          <table:table-cell table:formula="of:=-7*[.A476]/9-1/3" office:value-type="float" office:value="3.75777777777786" calcext:value-type="float">
            <text:p>3,75777777777786</text:p>
          </table:table-cell>
          <table:table-cell table:number-columns-repeated="1021"/>
        </table:table-row>
        <table:table-row table:style-name="ro1">
          <table:table-cell table:formula="of:=[.A476]+0.01" office:value-type="float" office:value="-5.2500000000001" calcext:value-type="float">
            <text:p>-5,2500000000001</text:p>
          </table:table-cell>
          <table:table-cell table:formula="of:=2*[.A477]/9-4/3" office:value-type="float" office:value="-2.50000000000002" calcext:value-type="float">
            <text:p>-2,50000000000002</text:p>
          </table:table-cell>
          <table:table-cell table:formula="of:=-7*[.A477]/9-1/3" office:value-type="float" office:value="3.75000000000008" calcext:value-type="float">
            <text:p>3,75000000000008</text:p>
          </table:table-cell>
          <table:table-cell table:number-columns-repeated="1021"/>
        </table:table-row>
        <table:table-row table:style-name="ro1">
          <table:table-cell table:formula="of:=[.A477]+0.01" office:value-type="float" office:value="-5.2400000000001" calcext:value-type="float">
            <text:p>-5,2400000000001</text:p>
          </table:table-cell>
          <table:table-cell table:formula="of:=2*[.A478]/9-4/3" office:value-type="float" office:value="-2.4977777777778" calcext:value-type="float">
            <text:p>-2,4977777777778</text:p>
          </table:table-cell>
          <table:table-cell table:formula="of:=-7*[.A478]/9-1/3" office:value-type="float" office:value="3.7422222222223" calcext:value-type="float">
            <text:p>3,7422222222223</text:p>
          </table:table-cell>
          <table:table-cell table:number-columns-repeated="1021"/>
        </table:table-row>
        <table:table-row table:style-name="ro1">
          <table:table-cell table:formula="of:=[.A478]+0.01" office:value-type="float" office:value="-5.2300000000001" calcext:value-type="float">
            <text:p>-5,2300000000001</text:p>
          </table:table-cell>
          <table:table-cell table:formula="of:=2*[.A479]/9-4/3" office:value-type="float" office:value="-2.49555555555558" calcext:value-type="float">
            <text:p>-2,49555555555558</text:p>
          </table:table-cell>
          <table:table-cell table:formula="of:=-7*[.A479]/9-1/3" office:value-type="float" office:value="3.73444444444452" calcext:value-type="float">
            <text:p>3,73444444444452</text:p>
          </table:table-cell>
          <table:table-cell table:number-columns-repeated="1021"/>
        </table:table-row>
        <table:table-row table:style-name="ro1">
          <table:table-cell table:formula="of:=[.A479]+0.01" office:value-type="float" office:value="-5.2200000000001" calcext:value-type="float">
            <text:p>-5,2200000000001</text:p>
          </table:table-cell>
          <table:table-cell table:formula="of:=2*[.A480]/9-4/3" office:value-type="float" office:value="-2.49333333333336" calcext:value-type="float">
            <text:p>-2,49333333333336</text:p>
          </table:table-cell>
          <table:table-cell table:formula="of:=-7*[.A480]/9-1/3" office:value-type="float" office:value="3.72666666666675" calcext:value-type="float">
            <text:p>3,72666666666675</text:p>
          </table:table-cell>
          <table:table-cell table:number-columns-repeated="1021"/>
        </table:table-row>
        <table:table-row table:style-name="ro1">
          <table:table-cell table:formula="of:=[.A480]+0.01" office:value-type="float" office:value="-5.2100000000001" calcext:value-type="float">
            <text:p>-5,2100000000001</text:p>
          </table:table-cell>
          <table:table-cell table:formula="of:=2*[.A481]/9-4/3" office:value-type="float" office:value="-2.49111111111113" calcext:value-type="float">
            <text:p>-2,49111111111113</text:p>
          </table:table-cell>
          <table:table-cell table:formula="of:=-7*[.A481]/9-1/3" office:value-type="float" office:value="3.71888888888897" calcext:value-type="float">
            <text:p>3,71888888888897</text:p>
          </table:table-cell>
          <table:table-cell table:number-columns-repeated="1021"/>
        </table:table-row>
        <table:table-row table:style-name="ro1">
          <table:table-cell table:formula="of:=[.A481]+0.01" office:value-type="float" office:value="-5.2000000000001" calcext:value-type="float">
            <text:p>-5,2000000000001</text:p>
          </table:table-cell>
          <table:table-cell table:formula="of:=2*[.A482]/9-4/3" office:value-type="float" office:value="-2.48888888888891" calcext:value-type="float">
            <text:p>-2,48888888888891</text:p>
          </table:table-cell>
          <table:table-cell table:formula="of:=-7*[.A482]/9-1/3" office:value-type="float" office:value="3.71111111111119" calcext:value-type="float">
            <text:p>3,71111111111119</text:p>
          </table:table-cell>
          <table:table-cell table:number-columns-repeated="1021"/>
        </table:table-row>
        <table:table-row table:style-name="ro1">
          <table:table-cell table:formula="of:=[.A482]+0.01" office:value-type="float" office:value="-5.1900000000001" calcext:value-type="float">
            <text:p>-5,1900000000001</text:p>
          </table:table-cell>
          <table:table-cell table:formula="of:=2*[.A483]/9-4/3" office:value-type="float" office:value="-2.48666666666669" calcext:value-type="float">
            <text:p>-2,48666666666669</text:p>
          </table:table-cell>
          <table:table-cell table:formula="of:=-7*[.A483]/9-1/3" office:value-type="float" office:value="3.70333333333341" calcext:value-type="float">
            <text:p>3,70333333333341</text:p>
          </table:table-cell>
          <table:table-cell table:number-columns-repeated="1021"/>
        </table:table-row>
        <table:table-row table:style-name="ro1">
          <table:table-cell table:formula="of:=[.A483]+0.01" office:value-type="float" office:value="-5.1800000000001" calcext:value-type="float">
            <text:p>-5,1800000000001</text:p>
          </table:table-cell>
          <table:table-cell table:formula="of:=2*[.A484]/9-4/3" office:value-type="float" office:value="-2.48444444444447" calcext:value-type="float">
            <text:p>-2,48444444444447</text:p>
          </table:table-cell>
          <table:table-cell table:formula="of:=-7*[.A484]/9-1/3" office:value-type="float" office:value="3.69555555555563" calcext:value-type="float">
            <text:p>3,69555555555563</text:p>
          </table:table-cell>
          <table:table-cell table:number-columns-repeated="1021"/>
        </table:table-row>
        <table:table-row table:style-name="ro1">
          <table:table-cell table:formula="of:=[.A484]+0.01" office:value-type="float" office:value="-5.1700000000001" calcext:value-type="float">
            <text:p>-5,1700000000001</text:p>
          </table:table-cell>
          <table:table-cell table:formula="of:=2*[.A485]/9-4/3" office:value-type="float" office:value="-2.48222222222225" calcext:value-type="float">
            <text:p>-2,48222222222225</text:p>
          </table:table-cell>
          <table:table-cell table:formula="of:=-7*[.A485]/9-1/3" office:value-type="float" office:value="3.68777777777786" calcext:value-type="float">
            <text:p>3,68777777777786</text:p>
          </table:table-cell>
          <table:table-cell table:number-columns-repeated="1021"/>
        </table:table-row>
        <table:table-row table:style-name="ro1">
          <table:table-cell table:formula="of:=[.A485]+0.01" office:value-type="float" office:value="-5.1600000000001" calcext:value-type="float">
            <text:p>-5,1600000000001</text:p>
          </table:table-cell>
          <table:table-cell table:formula="of:=2*[.A486]/9-4/3" office:value-type="float" office:value="-2.48000000000002" calcext:value-type="float">
            <text:p>-2,48000000000002</text:p>
          </table:table-cell>
          <table:table-cell table:formula="of:=-7*[.A486]/9-1/3" office:value-type="float" office:value="3.68000000000008" calcext:value-type="float">
            <text:p>3,68000000000008</text:p>
          </table:table-cell>
          <table:table-cell table:number-columns-repeated="1021"/>
        </table:table-row>
        <table:table-row table:style-name="ro1">
          <table:table-cell table:formula="of:=[.A486]+0.01" office:value-type="float" office:value="-5.1500000000001" calcext:value-type="float">
            <text:p>-5,1500000000001</text:p>
          </table:table-cell>
          <table:table-cell table:formula="of:=2*[.A487]/9-4/3" office:value-type="float" office:value="-2.4777777777778" calcext:value-type="float">
            <text:p>-2,4777777777778</text:p>
          </table:table-cell>
          <table:table-cell table:formula="of:=-7*[.A487]/9-1/3" office:value-type="float" office:value="3.6722222222223" calcext:value-type="float">
            <text:p>3,6722222222223</text:p>
          </table:table-cell>
          <table:table-cell table:number-columns-repeated="1021"/>
        </table:table-row>
        <table:table-row table:style-name="ro1">
          <table:table-cell table:formula="of:=[.A487]+0.01" office:value-type="float" office:value="-5.1400000000001" calcext:value-type="float">
            <text:p>-5,1400000000001</text:p>
          </table:table-cell>
          <table:table-cell table:formula="of:=2*[.A488]/9-4/3" office:value-type="float" office:value="-2.47555555555558" calcext:value-type="float">
            <text:p>-2,47555555555558</text:p>
          </table:table-cell>
          <table:table-cell table:formula="of:=-7*[.A488]/9-1/3" office:value-type="float" office:value="3.66444444444453" calcext:value-type="float">
            <text:p>3,66444444444453</text:p>
          </table:table-cell>
          <table:table-cell table:number-columns-repeated="1021"/>
        </table:table-row>
        <table:table-row table:style-name="ro1">
          <table:table-cell table:formula="of:=[.A488]+0.01" office:value-type="float" office:value="-5.1300000000001" calcext:value-type="float">
            <text:p>-5,1300000000001</text:p>
          </table:table-cell>
          <table:table-cell table:formula="of:=2*[.A489]/9-4/3" office:value-type="float" office:value="-2.47333333333336" calcext:value-type="float">
            <text:p>-2,47333333333336</text:p>
          </table:table-cell>
          <table:table-cell table:formula="of:=-7*[.A489]/9-1/3" office:value-type="float" office:value="3.65666666666675" calcext:value-type="float">
            <text:p>3,65666666666675</text:p>
          </table:table-cell>
          <table:table-cell table:number-columns-repeated="1021"/>
        </table:table-row>
        <table:table-row table:style-name="ro1">
          <table:table-cell table:formula="of:=[.A489]+0.01" office:value-type="float" office:value="-5.1200000000001" calcext:value-type="float">
            <text:p>-5,1200000000001</text:p>
          </table:table-cell>
          <table:table-cell table:formula="of:=2*[.A490]/9-4/3" office:value-type="float" office:value="-2.47111111111113" calcext:value-type="float">
            <text:p>-2,47111111111113</text:p>
          </table:table-cell>
          <table:table-cell table:formula="of:=-7*[.A490]/9-1/3" office:value-type="float" office:value="3.64888888888897" calcext:value-type="float">
            <text:p>3,64888888888897</text:p>
          </table:table-cell>
          <table:table-cell table:number-columns-repeated="1021"/>
        </table:table-row>
        <table:table-row table:style-name="ro1">
          <table:table-cell table:formula="of:=[.A490]+0.01" office:value-type="float" office:value="-5.1100000000001" calcext:value-type="float">
            <text:p>-5,1100000000001</text:p>
          </table:table-cell>
          <table:table-cell table:formula="of:=2*[.A491]/9-4/3" office:value-type="float" office:value="-2.46888888888891" calcext:value-type="float">
            <text:p>-2,46888888888891</text:p>
          </table:table-cell>
          <table:table-cell table:formula="of:=-7*[.A491]/9-1/3" office:value-type="float" office:value="3.64111111111119" calcext:value-type="float">
            <text:p>3,64111111111119</text:p>
          </table:table-cell>
          <table:table-cell table:number-columns-repeated="1021"/>
        </table:table-row>
        <table:table-row table:style-name="ro1">
          <table:table-cell table:formula="of:=[.A491]+0.01" office:value-type="float" office:value="-5.1000000000001" calcext:value-type="float">
            <text:p>-5,1000000000001</text:p>
          </table:table-cell>
          <table:table-cell table:formula="of:=2*[.A492]/9-4/3" office:value-type="float" office:value="-2.46666666666669" calcext:value-type="float">
            <text:p>-2,46666666666669</text:p>
          </table:table-cell>
          <table:table-cell table:formula="of:=-7*[.A492]/9-1/3" office:value-type="float" office:value="3.63333333333341" calcext:value-type="float">
            <text:p>3,63333333333341</text:p>
          </table:table-cell>
          <table:table-cell table:number-columns-repeated="1021"/>
        </table:table-row>
        <table:table-row table:style-name="ro1">
          <table:table-cell table:formula="of:=[.A492]+0.01" office:value-type="float" office:value="-5.0900000000001" calcext:value-type="float">
            <text:p>-5,0900000000001</text:p>
          </table:table-cell>
          <table:table-cell table:formula="of:=2*[.A493]/9-4/3" office:value-type="float" office:value="-2.46444444444447" calcext:value-type="float">
            <text:p>-2,46444444444447</text:p>
          </table:table-cell>
          <table:table-cell table:formula="of:=-7*[.A493]/9-1/3" office:value-type="float" office:value="3.62555555555564" calcext:value-type="float">
            <text:p>3,62555555555564</text:p>
          </table:table-cell>
          <table:table-cell table:number-columns-repeated="1021"/>
        </table:table-row>
        <table:table-row table:style-name="ro1">
          <table:table-cell table:formula="of:=[.A493]+0.01" office:value-type="float" office:value="-5.08000000000011" calcext:value-type="float">
            <text:p>-5,08000000000011</text:p>
          </table:table-cell>
          <table:table-cell table:formula="of:=2*[.A494]/9-4/3" office:value-type="float" office:value="-2.46222222222225" calcext:value-type="float">
            <text:p>-2,46222222222225</text:p>
          </table:table-cell>
          <table:table-cell table:formula="of:=-7*[.A494]/9-1/3" office:value-type="float" office:value="3.61777777777786" calcext:value-type="float">
            <text:p>3,61777777777786</text:p>
          </table:table-cell>
          <table:table-cell table:number-columns-repeated="1021"/>
        </table:table-row>
        <table:table-row table:style-name="ro1">
          <table:table-cell table:formula="of:=[.A494]+0.01" office:value-type="float" office:value="-5.07000000000011" calcext:value-type="float">
            <text:p>-5,07000000000011</text:p>
          </table:table-cell>
          <table:table-cell table:formula="of:=2*[.A495]/9-4/3" office:value-type="float" office:value="-2.46000000000002" calcext:value-type="float">
            <text:p>-2,46000000000002</text:p>
          </table:table-cell>
          <table:table-cell table:formula="of:=-7*[.A495]/9-1/3" office:value-type="float" office:value="3.61000000000008" calcext:value-type="float">
            <text:p>3,61000000000008</text:p>
          </table:table-cell>
          <table:table-cell table:number-columns-repeated="1021"/>
        </table:table-row>
        <table:table-row table:style-name="ro1">
          <table:table-cell table:formula="of:=[.A495]+0.01" office:value-type="float" office:value="-5.06000000000011" calcext:value-type="float">
            <text:p>-5,06000000000011</text:p>
          </table:table-cell>
          <table:table-cell table:formula="of:=2*[.A496]/9-4/3" office:value-type="float" office:value="-2.4577777777778" calcext:value-type="float">
            <text:p>-2,4577777777778</text:p>
          </table:table-cell>
          <table:table-cell table:formula="of:=-7*[.A496]/9-1/3" office:value-type="float" office:value="3.6022222222223" calcext:value-type="float">
            <text:p>3,6022222222223</text:p>
          </table:table-cell>
          <table:table-cell table:number-columns-repeated="1021"/>
        </table:table-row>
        <table:table-row table:style-name="ro1">
          <table:table-cell table:formula="of:=[.A496]+0.01" office:value-type="float" office:value="-5.05000000000011" calcext:value-type="float">
            <text:p>-5,05000000000011</text:p>
          </table:table-cell>
          <table:table-cell table:formula="of:=2*[.A497]/9-4/3" office:value-type="float" office:value="-2.45555555555558" calcext:value-type="float">
            <text:p>-2,45555555555558</text:p>
          </table:table-cell>
          <table:table-cell table:formula="of:=-7*[.A497]/9-1/3" office:value-type="float" office:value="3.59444444444453" calcext:value-type="float">
            <text:p>3,59444444444453</text:p>
          </table:table-cell>
          <table:table-cell table:number-columns-repeated="1021"/>
        </table:table-row>
        <table:table-row table:style-name="ro1">
          <table:table-cell table:formula="of:=[.A497]+0.01" office:value-type="float" office:value="-5.04000000000011" calcext:value-type="float">
            <text:p>-5,04000000000011</text:p>
          </table:table-cell>
          <table:table-cell table:formula="of:=2*[.A498]/9-4/3" office:value-type="float" office:value="-2.45333333333336" calcext:value-type="float">
            <text:p>-2,45333333333336</text:p>
          </table:table-cell>
          <table:table-cell table:formula="of:=-7*[.A498]/9-1/3" office:value-type="float" office:value="3.58666666666675" calcext:value-type="float">
            <text:p>3,58666666666675</text:p>
          </table:table-cell>
          <table:table-cell table:number-columns-repeated="1021"/>
        </table:table-row>
        <table:table-row table:style-name="ro1">
          <table:table-cell table:formula="of:=[.A498]+0.01" office:value-type="float" office:value="-5.03000000000011" calcext:value-type="float">
            <text:p>-5,03000000000011</text:p>
          </table:table-cell>
          <table:table-cell table:formula="of:=2*[.A499]/9-4/3" office:value-type="float" office:value="-2.45111111111113" calcext:value-type="float">
            <text:p>-2,45111111111113</text:p>
          </table:table-cell>
          <table:table-cell table:formula="of:=-7*[.A499]/9-1/3" office:value-type="float" office:value="3.57888888888897" calcext:value-type="float">
            <text:p>3,57888888888897</text:p>
          </table:table-cell>
          <table:table-cell table:number-columns-repeated="1021"/>
        </table:table-row>
        <table:table-row table:style-name="ro1">
          <table:table-cell table:formula="of:=[.A499]+0.01" office:value-type="float" office:value="-5.02000000000011" calcext:value-type="float">
            <text:p>-5,02000000000011</text:p>
          </table:table-cell>
          <table:table-cell table:formula="of:=2*[.A500]/9-4/3" office:value-type="float" office:value="-2.44888888888891" calcext:value-type="float">
            <text:p>-2,44888888888891</text:p>
          </table:table-cell>
          <table:table-cell table:formula="of:=-7*[.A500]/9-1/3" office:value-type="float" office:value="3.57111111111119" calcext:value-type="float">
            <text:p>3,57111111111119</text:p>
          </table:table-cell>
          <table:table-cell table:number-columns-repeated="1021"/>
        </table:table-row>
        <table:table-row table:style-name="ro1">
          <table:table-cell table:formula="of:=[.A500]+0.01" office:value-type="float" office:value="-5.01000000000011" calcext:value-type="float">
            <text:p>-5,01000000000011</text:p>
          </table:table-cell>
          <table:table-cell table:formula="of:=2*[.A501]/9-4/3" office:value-type="float" office:value="-2.44666666666669" calcext:value-type="float">
            <text:p>-2,44666666666669</text:p>
          </table:table-cell>
          <table:table-cell table:formula="of:=-7*[.A501]/9-1/3" office:value-type="float" office:value="3.56333333333342" calcext:value-type="float">
            <text:p>3,56333333333342</text:p>
          </table:table-cell>
          <table:table-cell table:number-columns-repeated="1021"/>
        </table:table-row>
        <table:table-row table:style-name="ro1">
          <table:table-cell table:formula="of:=[.A501]+0.01" office:value-type="float" office:value="-5.00000000000011" calcext:value-type="float">
            <text:p>-5,00000000000011</text:p>
          </table:table-cell>
          <table:table-cell table:formula="of:=2*[.A502]/9-4/3" office:value-type="float" office:value="-2.44444444444447" calcext:value-type="float">
            <text:p>-2,44444444444447</text:p>
          </table:table-cell>
          <table:table-cell table:formula="of:=-7*[.A502]/9-1/3" office:value-type="float" office:value="3.55555555555564" calcext:value-type="float">
            <text:p>3,55555555555564</text:p>
          </table:table-cell>
          <table:table-cell table:number-columns-repeated="1021"/>
        </table:table-row>
        <table:table-row table:style-name="ro1">
          <table:table-cell table:formula="of:=[.A502]+0.01" office:value-type="float" office:value="-4.99000000000011" calcext:value-type="float">
            <text:p>-4,99000000000011</text:p>
          </table:table-cell>
          <table:table-cell table:formula="of:=2*[.A503]/9-4/3" office:value-type="float" office:value="-2.44222222222225" calcext:value-type="float">
            <text:p>-2,44222222222225</text:p>
          </table:table-cell>
          <table:table-cell table:formula="of:=-7*[.A503]/9-1/3" office:value-type="float" office:value="3.54777777777786" calcext:value-type="float">
            <text:p>3,54777777777786</text:p>
          </table:table-cell>
          <table:table-cell table:number-columns-repeated="1021"/>
        </table:table-row>
        <table:table-row table:style-name="ro1">
          <table:table-cell table:formula="of:=[.A503]+0.01" office:value-type="float" office:value="-4.98000000000011" calcext:value-type="float">
            <text:p>-4,98000000000011</text:p>
          </table:table-cell>
          <table:table-cell table:formula="of:=2*[.A504]/9-4/3" office:value-type="float" office:value="-2.44000000000002" calcext:value-type="float">
            <text:p>-2,44000000000002</text:p>
          </table:table-cell>
          <table:table-cell table:formula="of:=-7*[.A504]/9-1/3" office:value-type="float" office:value="3.54000000000008" calcext:value-type="float">
            <text:p>3,54000000000008</text:p>
          </table:table-cell>
          <table:table-cell table:number-columns-repeated="1021"/>
        </table:table-row>
        <table:table-row table:style-name="ro1">
          <table:table-cell table:formula="of:=[.A504]+0.01" office:value-type="float" office:value="-4.97000000000011" calcext:value-type="float">
            <text:p>-4,97000000000011</text:p>
          </table:table-cell>
          <table:table-cell table:formula="of:=2*[.A505]/9-4/3" office:value-type="float" office:value="-2.4377777777778" calcext:value-type="float">
            <text:p>-2,4377777777778</text:p>
          </table:table-cell>
          <table:table-cell table:formula="of:=-7*[.A505]/9-1/3" office:value-type="float" office:value="3.53222222222231" calcext:value-type="float">
            <text:p>3,53222222222231</text:p>
          </table:table-cell>
          <table:table-cell table:number-columns-repeated="1021"/>
        </table:table-row>
        <table:table-row table:style-name="ro1">
          <table:table-cell table:formula="of:=[.A505]+0.01" office:value-type="float" office:value="-4.96000000000011" calcext:value-type="float">
            <text:p>-4,96000000000011</text:p>
          </table:table-cell>
          <table:table-cell table:formula="of:=2*[.A506]/9-4/3" office:value-type="float" office:value="-2.43555555555558" calcext:value-type="float">
            <text:p>-2,43555555555558</text:p>
          </table:table-cell>
          <table:table-cell table:formula="of:=-7*[.A506]/9-1/3" office:value-type="float" office:value="3.52444444444453" calcext:value-type="float">
            <text:p>3,52444444444453</text:p>
          </table:table-cell>
          <table:table-cell table:number-columns-repeated="1021"/>
        </table:table-row>
        <table:table-row table:style-name="ro1">
          <table:table-cell table:formula="of:=[.A506]+0.01" office:value-type="float" office:value="-4.95000000000011" calcext:value-type="float">
            <text:p>-4,95000000000011</text:p>
          </table:table-cell>
          <table:table-cell table:formula="of:=2*[.A507]/9-4/3" office:value-type="float" office:value="-2.43333333333336" calcext:value-type="float">
            <text:p>-2,43333333333336</text:p>
          </table:table-cell>
          <table:table-cell table:formula="of:=-7*[.A507]/9-1/3" office:value-type="float" office:value="3.51666666666675" calcext:value-type="float">
            <text:p>3,51666666666675</text:p>
          </table:table-cell>
          <table:table-cell table:number-columns-repeated="1021"/>
        </table:table-row>
        <table:table-row table:style-name="ro1">
          <table:table-cell table:formula="of:=[.A507]+0.01" office:value-type="float" office:value="-4.94000000000011" calcext:value-type="float">
            <text:p>-4,94000000000011</text:p>
          </table:table-cell>
          <table:table-cell table:formula="of:=2*[.A508]/9-4/3" office:value-type="float" office:value="-2.43111111111113" calcext:value-type="float">
            <text:p>-2,43111111111113</text:p>
          </table:table-cell>
          <table:table-cell table:formula="of:=-7*[.A508]/9-1/3" office:value-type="float" office:value="3.50888888888897" calcext:value-type="float">
            <text:p>3,50888888888897</text:p>
          </table:table-cell>
          <table:table-cell table:number-columns-repeated="1021"/>
        </table:table-row>
        <table:table-row table:style-name="ro1">
          <table:table-cell table:formula="of:=[.A508]+0.01" office:value-type="float" office:value="-4.93000000000011" calcext:value-type="float">
            <text:p>-4,93000000000011</text:p>
          </table:table-cell>
          <table:table-cell table:formula="of:=2*[.A509]/9-4/3" office:value-type="float" office:value="-2.42888888888891" calcext:value-type="float">
            <text:p>-2,42888888888891</text:p>
          </table:table-cell>
          <table:table-cell table:formula="of:=-7*[.A509]/9-1/3" office:value-type="float" office:value="3.5011111111112" calcext:value-type="float">
            <text:p>3,5011111111112</text:p>
          </table:table-cell>
          <table:table-cell table:number-columns-repeated="1021"/>
        </table:table-row>
        <table:table-row table:style-name="ro1">
          <table:table-cell table:formula="of:=[.A509]+0.01" office:value-type="float" office:value="-4.92000000000011" calcext:value-type="float">
            <text:p>-4,92000000000011</text:p>
          </table:table-cell>
          <table:table-cell table:formula="of:=2*[.A510]/9-4/3" office:value-type="float" office:value="-2.42666666666669" calcext:value-type="float">
            <text:p>-2,42666666666669</text:p>
          </table:table-cell>
          <table:table-cell table:formula="of:=-7*[.A510]/9-1/3" office:value-type="float" office:value="3.49333333333342" calcext:value-type="float">
            <text:p>3,49333333333342</text:p>
          </table:table-cell>
          <table:table-cell table:number-columns-repeated="1021"/>
        </table:table-row>
        <table:table-row table:style-name="ro1">
          <table:table-cell table:formula="of:=[.A510]+0.01" office:value-type="float" office:value="-4.91000000000011" calcext:value-type="float">
            <text:p>-4,91000000000011</text:p>
          </table:table-cell>
          <table:table-cell table:formula="of:=2*[.A511]/9-4/3" office:value-type="float" office:value="-2.42444444444447" calcext:value-type="float">
            <text:p>-2,42444444444447</text:p>
          </table:table-cell>
          <table:table-cell table:formula="of:=-7*[.A511]/9-1/3" office:value-type="float" office:value="3.48555555555564" calcext:value-type="float">
            <text:p>3,48555555555564</text:p>
          </table:table-cell>
          <table:table-cell table:number-columns-repeated="1021"/>
        </table:table-row>
        <table:table-row table:style-name="ro1">
          <table:table-cell table:formula="of:=[.A511]+0.01" office:value-type="float" office:value="-4.90000000000011" calcext:value-type="float">
            <text:p>-4,90000000000011</text:p>
          </table:table-cell>
          <table:table-cell table:formula="of:=2*[.A512]/9-4/3" office:value-type="float" office:value="-2.42222222222225" calcext:value-type="float">
            <text:p>-2,42222222222225</text:p>
          </table:table-cell>
          <table:table-cell table:formula="of:=-7*[.A512]/9-1/3" office:value-type="float" office:value="3.47777777777786" calcext:value-type="float">
            <text:p>3,47777777777786</text:p>
          </table:table-cell>
          <table:table-cell table:number-columns-repeated="1021"/>
        </table:table-row>
        <table:table-row table:style-name="ro1">
          <table:table-cell table:formula="of:=[.A512]+0.01" office:value-type="float" office:value="-4.89000000000011" calcext:value-type="float">
            <text:p>-4,89000000000011</text:p>
          </table:table-cell>
          <table:table-cell table:formula="of:=2*[.A513]/9-4/3" office:value-type="float" office:value="-2.42000000000002" calcext:value-type="float">
            <text:p>-2,42000000000002</text:p>
          </table:table-cell>
          <table:table-cell table:formula="of:=-7*[.A513]/9-1/3" office:value-type="float" office:value="3.47000000000008" calcext:value-type="float">
            <text:p>3,47000000000008</text:p>
          </table:table-cell>
          <table:table-cell table:number-columns-repeated="1021"/>
        </table:table-row>
        <table:table-row table:style-name="ro1">
          <table:table-cell table:formula="of:=[.A513]+0.01" office:value-type="float" office:value="-4.88000000000011" calcext:value-type="float">
            <text:p>-4,88000000000011</text:p>
          </table:table-cell>
          <table:table-cell table:formula="of:=2*[.A514]/9-4/3" office:value-type="float" office:value="-2.4177777777778" calcext:value-type="float">
            <text:p>-2,4177777777778</text:p>
          </table:table-cell>
          <table:table-cell table:formula="of:=-7*[.A514]/9-1/3" office:value-type="float" office:value="3.46222222222231" calcext:value-type="float">
            <text:p>3,46222222222231</text:p>
          </table:table-cell>
          <table:table-cell table:number-columns-repeated="1021"/>
        </table:table-row>
        <table:table-row table:style-name="ro1">
          <table:table-cell table:formula="of:=[.A514]+0.01" office:value-type="float" office:value="-4.87000000000011" calcext:value-type="float">
            <text:p>-4,87000000000011</text:p>
          </table:table-cell>
          <table:table-cell table:formula="of:=2*[.A515]/9-4/3" office:value-type="float" office:value="-2.41555555555558" calcext:value-type="float">
            <text:p>-2,41555555555558</text:p>
          </table:table-cell>
          <table:table-cell table:formula="of:=-7*[.A515]/9-1/3" office:value-type="float" office:value="3.45444444444453" calcext:value-type="float">
            <text:p>3,45444444444453</text:p>
          </table:table-cell>
          <table:table-cell table:number-columns-repeated="1021"/>
        </table:table-row>
        <table:table-row table:style-name="ro1">
          <table:table-cell table:formula="of:=[.A515]+0.01" office:value-type="float" office:value="-4.86000000000011" calcext:value-type="float">
            <text:p>-4,86000000000011</text:p>
          </table:table-cell>
          <table:table-cell table:formula="of:=2*[.A516]/9-4/3" office:value-type="float" office:value="-2.41333333333336" calcext:value-type="float">
            <text:p>-2,41333333333336</text:p>
          </table:table-cell>
          <table:table-cell table:formula="of:=-7*[.A516]/9-1/3" office:value-type="float" office:value="3.44666666666675" calcext:value-type="float">
            <text:p>3,44666666666675</text:p>
          </table:table-cell>
          <table:table-cell table:number-columns-repeated="1021"/>
        </table:table-row>
        <table:table-row table:style-name="ro1">
          <table:table-cell table:formula="of:=[.A516]+0.01" office:value-type="float" office:value="-4.85000000000011" calcext:value-type="float">
            <text:p>-4,85000000000011</text:p>
          </table:table-cell>
          <table:table-cell table:formula="of:=2*[.A517]/9-4/3" office:value-type="float" office:value="-2.41111111111114" calcext:value-type="float">
            <text:p>-2,41111111111114</text:p>
          </table:table-cell>
          <table:table-cell table:formula="of:=-7*[.A517]/9-1/3" office:value-type="float" office:value="3.43888888888897" calcext:value-type="float">
            <text:p>3,43888888888897</text:p>
          </table:table-cell>
          <table:table-cell table:number-columns-repeated="1021"/>
        </table:table-row>
        <table:table-row table:style-name="ro1">
          <table:table-cell table:formula="of:=[.A517]+0.01" office:value-type="float" office:value="-4.84000000000011" calcext:value-type="float">
            <text:p>-4,84000000000011</text:p>
          </table:table-cell>
          <table:table-cell table:formula="of:=2*[.A518]/9-4/3" office:value-type="float" office:value="-2.40888888888891" calcext:value-type="float">
            <text:p>-2,40888888888891</text:p>
          </table:table-cell>
          <table:table-cell table:formula="of:=-7*[.A518]/9-1/3" office:value-type="float" office:value="3.4311111111112" calcext:value-type="float">
            <text:p>3,4311111111112</text:p>
          </table:table-cell>
          <table:table-cell table:number-columns-repeated="1021"/>
        </table:table-row>
        <table:table-row table:style-name="ro1">
          <table:table-cell table:formula="of:=[.A518]+0.01" office:value-type="float" office:value="-4.83000000000011" calcext:value-type="float">
            <text:p>-4,83000000000011</text:p>
          </table:table-cell>
          <table:table-cell table:formula="of:=2*[.A519]/9-4/3" office:value-type="float" office:value="-2.40666666666669" calcext:value-type="float">
            <text:p>-2,40666666666669</text:p>
          </table:table-cell>
          <table:table-cell table:formula="of:=-7*[.A519]/9-1/3" office:value-type="float" office:value="3.42333333333342" calcext:value-type="float">
            <text:p>3,42333333333342</text:p>
          </table:table-cell>
          <table:table-cell table:number-columns-repeated="1021"/>
        </table:table-row>
        <table:table-row table:style-name="ro1">
          <table:table-cell table:formula="of:=[.A519]+0.01" office:value-type="float" office:value="-4.82000000000011" calcext:value-type="float">
            <text:p>-4,82000000000011</text:p>
          </table:table-cell>
          <table:table-cell table:formula="of:=2*[.A520]/9-4/3" office:value-type="float" office:value="-2.40444444444447" calcext:value-type="float">
            <text:p>-2,40444444444447</text:p>
          </table:table-cell>
          <table:table-cell table:formula="of:=-7*[.A520]/9-1/3" office:value-type="float" office:value="3.41555555555564" calcext:value-type="float">
            <text:p>3,41555555555564</text:p>
          </table:table-cell>
          <table:table-cell table:number-columns-repeated="1021"/>
        </table:table-row>
        <table:table-row table:style-name="ro1">
          <table:table-cell table:formula="of:=[.A520]+0.01" office:value-type="float" office:value="-4.81000000000011" calcext:value-type="float">
            <text:p>-4,81000000000011</text:p>
          </table:table-cell>
          <table:table-cell table:formula="of:=2*[.A521]/9-4/3" office:value-type="float" office:value="-2.40222222222225" calcext:value-type="float">
            <text:p>-2,40222222222225</text:p>
          </table:table-cell>
          <table:table-cell table:formula="of:=-7*[.A521]/9-1/3" office:value-type="float" office:value="3.40777777777786" calcext:value-type="float">
            <text:p>3,40777777777786</text:p>
          </table:table-cell>
          <table:table-cell table:number-columns-repeated="1021"/>
        </table:table-row>
        <table:table-row table:style-name="ro1">
          <table:table-cell table:formula="of:=[.A521]+0.01" office:value-type="float" office:value="-4.80000000000011" calcext:value-type="float">
            <text:p>-4,80000000000011</text:p>
          </table:table-cell>
          <table:table-cell table:formula="of:=2*[.A522]/9-4/3" office:value-type="float" office:value="-2.40000000000002" calcext:value-type="float">
            <text:p>-2,40000000000002</text:p>
          </table:table-cell>
          <table:table-cell table:formula="of:=-7*[.A522]/9-1/3" office:value-type="float" office:value="3.40000000000009" calcext:value-type="float">
            <text:p>3,40000000000009</text:p>
          </table:table-cell>
          <table:table-cell table:number-columns-repeated="1021"/>
        </table:table-row>
        <table:table-row table:style-name="ro1">
          <table:table-cell table:formula="of:=[.A522]+0.01" office:value-type="float" office:value="-4.79000000000011" calcext:value-type="float">
            <text:p>-4,79000000000011</text:p>
          </table:table-cell>
          <table:table-cell table:formula="of:=2*[.A523]/9-4/3" office:value-type="float" office:value="-2.3977777777778" calcext:value-type="float">
            <text:p>-2,3977777777778</text:p>
          </table:table-cell>
          <table:table-cell table:formula="of:=-7*[.A523]/9-1/3" office:value-type="float" office:value="3.39222222222231" calcext:value-type="float">
            <text:p>3,39222222222231</text:p>
          </table:table-cell>
          <table:table-cell table:number-columns-repeated="1021"/>
        </table:table-row>
        <table:table-row table:style-name="ro1">
          <table:table-cell table:formula="of:=[.A523]+0.01" office:value-type="float" office:value="-4.78000000000011" calcext:value-type="float">
            <text:p>-4,78000000000011</text:p>
          </table:table-cell>
          <table:table-cell table:formula="of:=2*[.A524]/9-4/3" office:value-type="float" office:value="-2.39555555555558" calcext:value-type="float">
            <text:p>-2,39555555555558</text:p>
          </table:table-cell>
          <table:table-cell table:formula="of:=-7*[.A524]/9-1/3" office:value-type="float" office:value="3.38444444444453" calcext:value-type="float">
            <text:p>3,38444444444453</text:p>
          </table:table-cell>
          <table:table-cell table:number-columns-repeated="1021"/>
        </table:table-row>
        <table:table-row table:style-name="ro1">
          <table:table-cell table:formula="of:=[.A524]+0.01" office:value-type="float" office:value="-4.77000000000011" calcext:value-type="float">
            <text:p>-4,77000000000011</text:p>
          </table:table-cell>
          <table:table-cell table:formula="of:=2*[.A525]/9-4/3" office:value-type="float" office:value="-2.39333333333336" calcext:value-type="float">
            <text:p>-2,39333333333336</text:p>
          </table:table-cell>
          <table:table-cell table:formula="of:=-7*[.A525]/9-1/3" office:value-type="float" office:value="3.37666666666675" calcext:value-type="float">
            <text:p>3,37666666666675</text:p>
          </table:table-cell>
          <table:table-cell table:number-columns-repeated="1021"/>
        </table:table-row>
        <table:table-row table:style-name="ro1">
          <table:table-cell table:formula="of:=[.A525]+0.01" office:value-type="float" office:value="-4.76000000000011" calcext:value-type="float">
            <text:p>-4,76000000000011</text:p>
          </table:table-cell>
          <table:table-cell table:formula="of:=2*[.A526]/9-4/3" office:value-type="float" office:value="-2.39111111111114" calcext:value-type="float">
            <text:p>-2,39111111111114</text:p>
          </table:table-cell>
          <table:table-cell table:formula="of:=-7*[.A526]/9-1/3" office:value-type="float" office:value="3.36888888888898" calcext:value-type="float">
            <text:p>3,36888888888898</text:p>
          </table:table-cell>
          <table:table-cell table:number-columns-repeated="1021"/>
        </table:table-row>
        <table:table-row table:style-name="ro1">
          <table:table-cell table:formula="of:=[.A526]+0.01" office:value-type="float" office:value="-4.75000000000011" calcext:value-type="float">
            <text:p>-4,75000000000011</text:p>
          </table:table-cell>
          <table:table-cell table:formula="of:=2*[.A527]/9-4/3" office:value-type="float" office:value="-2.38888888888891" calcext:value-type="float">
            <text:p>-2,38888888888891</text:p>
          </table:table-cell>
          <table:table-cell table:formula="of:=-7*[.A527]/9-1/3" office:value-type="float" office:value="3.3611111111112" calcext:value-type="float">
            <text:p>3,3611111111112</text:p>
          </table:table-cell>
          <table:table-cell table:number-columns-repeated="1021"/>
        </table:table-row>
        <table:table-row table:style-name="ro1">
          <table:table-cell table:formula="of:=[.A527]+0.01" office:value-type="float" office:value="-4.74000000000011" calcext:value-type="float">
            <text:p>-4,74000000000011</text:p>
          </table:table-cell>
          <table:table-cell table:formula="of:=2*[.A528]/9-4/3" office:value-type="float" office:value="-2.38666666666669" calcext:value-type="float">
            <text:p>-2,38666666666669</text:p>
          </table:table-cell>
          <table:table-cell table:formula="of:=-7*[.A528]/9-1/3" office:value-type="float" office:value="3.35333333333342" calcext:value-type="float">
            <text:p>3,35333333333342</text:p>
          </table:table-cell>
          <table:table-cell table:number-columns-repeated="1021"/>
        </table:table-row>
        <table:table-row table:style-name="ro1">
          <table:table-cell table:formula="of:=[.A528]+0.01" office:value-type="float" office:value="-4.73000000000011" calcext:value-type="float">
            <text:p>-4,73000000000011</text:p>
          </table:table-cell>
          <table:table-cell table:formula="of:=2*[.A529]/9-4/3" office:value-type="float" office:value="-2.38444444444447" calcext:value-type="float">
            <text:p>-2,38444444444447</text:p>
          </table:table-cell>
          <table:table-cell table:formula="of:=-7*[.A529]/9-1/3" office:value-type="float" office:value="3.34555555555564" calcext:value-type="float">
            <text:p>3,34555555555564</text:p>
          </table:table-cell>
          <table:table-cell table:number-columns-repeated="1021"/>
        </table:table-row>
        <table:table-row table:style-name="ro1">
          <table:table-cell table:formula="of:=[.A529]+0.01" office:value-type="float" office:value="-4.72000000000011" calcext:value-type="float">
            <text:p>-4,72000000000011</text:p>
          </table:table-cell>
          <table:table-cell table:formula="of:=2*[.A530]/9-4/3" office:value-type="float" office:value="-2.38222222222225" calcext:value-type="float">
            <text:p>-2,38222222222225</text:p>
          </table:table-cell>
          <table:table-cell table:formula="of:=-7*[.A530]/9-1/3" office:value-type="float" office:value="3.33777777777787" calcext:value-type="float">
            <text:p>3,33777777777787</text:p>
          </table:table-cell>
          <table:table-cell table:number-columns-repeated="1021"/>
        </table:table-row>
        <table:table-row table:style-name="ro1">
          <table:table-cell table:formula="of:=[.A530]+0.01" office:value-type="float" office:value="-4.71000000000011" calcext:value-type="float">
            <text:p>-4,71000000000011</text:p>
          </table:table-cell>
          <table:table-cell table:formula="of:=2*[.A531]/9-4/3" office:value-type="float" office:value="-2.38000000000002" calcext:value-type="float">
            <text:p>-2,38000000000002</text:p>
          </table:table-cell>
          <table:table-cell table:formula="of:=-7*[.A531]/9-1/3" office:value-type="float" office:value="3.33000000000009" calcext:value-type="float">
            <text:p>3,33000000000009</text:p>
          </table:table-cell>
          <table:table-cell table:number-columns-repeated="1021"/>
        </table:table-row>
        <table:table-row table:style-name="ro1">
          <table:table-cell table:formula="of:=[.A531]+0.01" office:value-type="float" office:value="-4.70000000000011" calcext:value-type="float">
            <text:p>-4,70000000000011</text:p>
          </table:table-cell>
          <table:table-cell table:formula="of:=2*[.A532]/9-4/3" office:value-type="float" office:value="-2.3777777777778" calcext:value-type="float">
            <text:p>-2,3777777777778</text:p>
          </table:table-cell>
          <table:table-cell table:formula="of:=-7*[.A532]/9-1/3" office:value-type="float" office:value="3.32222222222231" calcext:value-type="float">
            <text:p>3,32222222222231</text:p>
          </table:table-cell>
          <table:table-cell table:number-columns-repeated="1021"/>
        </table:table-row>
        <table:table-row table:style-name="ro1">
          <table:table-cell table:formula="of:=[.A532]+0.01" office:value-type="float" office:value="-4.69000000000011" calcext:value-type="float">
            <text:p>-4,69000000000011</text:p>
          </table:table-cell>
          <table:table-cell table:formula="of:=2*[.A533]/9-4/3" office:value-type="float" office:value="-2.37555555555558" calcext:value-type="float">
            <text:p>-2,37555555555558</text:p>
          </table:table-cell>
          <table:table-cell table:formula="of:=-7*[.A533]/9-1/3" office:value-type="float" office:value="3.31444444444453" calcext:value-type="float">
            <text:p>3,31444444444453</text:p>
          </table:table-cell>
          <table:table-cell table:number-columns-repeated="1021"/>
        </table:table-row>
        <table:table-row table:style-name="ro1">
          <table:table-cell table:formula="of:=[.A533]+0.01" office:value-type="float" office:value="-4.68000000000011" calcext:value-type="float">
            <text:p>-4,68000000000011</text:p>
          </table:table-cell>
          <table:table-cell table:formula="of:=2*[.A534]/9-4/3" office:value-type="float" office:value="-2.37333333333336" calcext:value-type="float">
            <text:p>-2,37333333333336</text:p>
          </table:table-cell>
          <table:table-cell table:formula="of:=-7*[.A534]/9-1/3" office:value-type="float" office:value="3.30666666666675" calcext:value-type="float">
            <text:p>3,30666666666675</text:p>
          </table:table-cell>
          <table:table-cell table:number-columns-repeated="1021"/>
        </table:table-row>
        <table:table-row table:style-name="ro1">
          <table:table-cell table:formula="of:=[.A534]+0.01" office:value-type="float" office:value="-4.67000000000011" calcext:value-type="float">
            <text:p>-4,67000000000011</text:p>
          </table:table-cell>
          <table:table-cell table:formula="of:=2*[.A535]/9-4/3" office:value-type="float" office:value="-2.37111111111114" calcext:value-type="float">
            <text:p>-2,37111111111114</text:p>
          </table:table-cell>
          <table:table-cell table:formula="of:=-7*[.A535]/9-1/3" office:value-type="float" office:value="3.29888888888898" calcext:value-type="float">
            <text:p>3,29888888888898</text:p>
          </table:table-cell>
          <table:table-cell table:number-columns-repeated="1021"/>
        </table:table-row>
        <table:table-row table:style-name="ro1">
          <table:table-cell table:formula="of:=[.A535]+0.01" office:value-type="float" office:value="-4.66000000000011" calcext:value-type="float">
            <text:p>-4,66000000000011</text:p>
          </table:table-cell>
          <table:table-cell table:formula="of:=2*[.A536]/9-4/3" office:value-type="float" office:value="-2.36888888888891" calcext:value-type="float">
            <text:p>-2,36888888888891</text:p>
          </table:table-cell>
          <table:table-cell table:formula="of:=-7*[.A536]/9-1/3" office:value-type="float" office:value="3.2911111111112" calcext:value-type="float">
            <text:p>3,2911111111112</text:p>
          </table:table-cell>
          <table:table-cell table:number-columns-repeated="1021"/>
        </table:table-row>
        <table:table-row table:style-name="ro1">
          <table:table-cell table:formula="of:=[.A536]+0.01" office:value-type="float" office:value="-4.65000000000011" calcext:value-type="float">
            <text:p>-4,65000000000011</text:p>
          </table:table-cell>
          <table:table-cell table:formula="of:=2*[.A537]/9-4/3" office:value-type="float" office:value="-2.36666666666669" calcext:value-type="float">
            <text:p>-2,36666666666669</text:p>
          </table:table-cell>
          <table:table-cell table:formula="of:=-7*[.A537]/9-1/3" office:value-type="float" office:value="3.28333333333342" calcext:value-type="float">
            <text:p>3,28333333333342</text:p>
          </table:table-cell>
          <table:table-cell table:number-columns-repeated="1021"/>
        </table:table-row>
        <table:table-row table:style-name="ro1">
          <table:table-cell table:formula="of:=[.A537]+0.01" office:value-type="float" office:value="-4.64000000000011" calcext:value-type="float">
            <text:p>-4,64000000000011</text:p>
          </table:table-cell>
          <table:table-cell table:formula="of:=2*[.A538]/9-4/3" office:value-type="float" office:value="-2.36444444444447" calcext:value-type="float">
            <text:p>-2,36444444444447</text:p>
          </table:table-cell>
          <table:table-cell table:formula="of:=-7*[.A538]/9-1/3" office:value-type="float" office:value="3.27555555555564" calcext:value-type="float">
            <text:p>3,27555555555564</text:p>
          </table:table-cell>
          <table:table-cell table:number-columns-repeated="1021"/>
        </table:table-row>
        <table:table-row table:style-name="ro1">
          <table:table-cell table:formula="of:=[.A538]+0.01" office:value-type="float" office:value="-4.63000000000011" calcext:value-type="float">
            <text:p>-4,63000000000011</text:p>
          </table:table-cell>
          <table:table-cell table:formula="of:=2*[.A539]/9-4/3" office:value-type="float" office:value="-2.36222222222225" calcext:value-type="float">
            <text:p>-2,36222222222225</text:p>
          </table:table-cell>
          <table:table-cell table:formula="of:=-7*[.A539]/9-1/3" office:value-type="float" office:value="3.26777777777787" calcext:value-type="float">
            <text:p>3,26777777777787</text:p>
          </table:table-cell>
          <table:table-cell table:number-columns-repeated="1021"/>
        </table:table-row>
        <table:table-row table:style-name="ro1">
          <table:table-cell table:formula="of:=[.A539]+0.01" office:value-type="float" office:value="-4.62000000000012" calcext:value-type="float">
            <text:p>-4,62000000000012</text:p>
          </table:table-cell>
          <table:table-cell table:formula="of:=2*[.A540]/9-4/3" office:value-type="float" office:value="-2.36000000000003" calcext:value-type="float">
            <text:p>-2,36000000000003</text:p>
          </table:table-cell>
          <table:table-cell table:formula="of:=-7*[.A540]/9-1/3" office:value-type="float" office:value="3.26000000000009" calcext:value-type="float">
            <text:p>3,26000000000009</text:p>
          </table:table-cell>
          <table:table-cell table:number-columns-repeated="1021"/>
        </table:table-row>
        <table:table-row table:style-name="ro1">
          <table:table-cell table:formula="of:=[.A540]+0.01" office:value-type="float" office:value="-4.61000000000012" calcext:value-type="float">
            <text:p>-4,61000000000012</text:p>
          </table:table-cell>
          <table:table-cell table:formula="of:=2*[.A541]/9-4/3" office:value-type="float" office:value="-2.3577777777778" calcext:value-type="float">
            <text:p>-2,3577777777778</text:p>
          </table:table-cell>
          <table:table-cell table:formula="of:=-7*[.A541]/9-1/3" office:value-type="float" office:value="3.25222222222231" calcext:value-type="float">
            <text:p>3,25222222222231</text:p>
          </table:table-cell>
          <table:table-cell table:number-columns-repeated="1021"/>
        </table:table-row>
        <table:table-row table:style-name="ro1">
          <table:table-cell table:formula="of:=[.A541]+0.01" office:value-type="float" office:value="-4.60000000000012" calcext:value-type="float">
            <text:p>-4,60000000000012</text:p>
          </table:table-cell>
          <table:table-cell table:formula="of:=2*[.A542]/9-4/3" office:value-type="float" office:value="-2.35555555555558" calcext:value-type="float">
            <text:p>-2,35555555555558</text:p>
          </table:table-cell>
          <table:table-cell table:formula="of:=-7*[.A542]/9-1/3" office:value-type="float" office:value="3.24444444444453" calcext:value-type="float">
            <text:p>3,24444444444453</text:p>
          </table:table-cell>
          <table:table-cell table:number-columns-repeated="1021"/>
        </table:table-row>
        <table:table-row table:style-name="ro1">
          <table:table-cell table:formula="of:=[.A542]+0.01" office:value-type="float" office:value="-4.59000000000012" calcext:value-type="float">
            <text:p>-4,59000000000012</text:p>
          </table:table-cell>
          <table:table-cell table:formula="of:=2*[.A543]/9-4/3" office:value-type="float" office:value="-2.35333333333336" calcext:value-type="float">
            <text:p>-2,35333333333336</text:p>
          </table:table-cell>
          <table:table-cell table:formula="of:=-7*[.A543]/9-1/3" office:value-type="float" office:value="3.23666666666676" calcext:value-type="float">
            <text:p>3,23666666666676</text:p>
          </table:table-cell>
          <table:table-cell table:number-columns-repeated="1021"/>
        </table:table-row>
        <table:table-row table:style-name="ro1">
          <table:table-cell table:formula="of:=[.A543]+0.01" office:value-type="float" office:value="-4.58000000000012" calcext:value-type="float">
            <text:p>-4,58000000000012</text:p>
          </table:table-cell>
          <table:table-cell table:formula="of:=2*[.A544]/9-4/3" office:value-type="float" office:value="-2.35111111111114" calcext:value-type="float">
            <text:p>-2,35111111111114</text:p>
          </table:table-cell>
          <table:table-cell table:formula="of:=-7*[.A544]/9-1/3" office:value-type="float" office:value="3.22888888888898" calcext:value-type="float">
            <text:p>3,22888888888898</text:p>
          </table:table-cell>
          <table:table-cell table:number-columns-repeated="1021"/>
        </table:table-row>
        <table:table-row table:style-name="ro1">
          <table:table-cell table:formula="of:=[.A544]+0.01" office:value-type="float" office:value="-4.57000000000012" calcext:value-type="float">
            <text:p>-4,57000000000012</text:p>
          </table:table-cell>
          <table:table-cell table:formula="of:=2*[.A545]/9-4/3" office:value-type="float" office:value="-2.34888888888891" calcext:value-type="float">
            <text:p>-2,34888888888891</text:p>
          </table:table-cell>
          <table:table-cell table:formula="of:=-7*[.A545]/9-1/3" office:value-type="float" office:value="3.2211111111112" calcext:value-type="float">
            <text:p>3,2211111111112</text:p>
          </table:table-cell>
          <table:table-cell table:number-columns-repeated="1021"/>
        </table:table-row>
        <table:table-row table:style-name="ro1">
          <table:table-cell table:formula="of:=[.A545]+0.01" office:value-type="float" office:value="-4.56000000000012" calcext:value-type="float">
            <text:p>-4,56000000000012</text:p>
          </table:table-cell>
          <table:table-cell table:formula="of:=2*[.A546]/9-4/3" office:value-type="float" office:value="-2.34666666666669" calcext:value-type="float">
            <text:p>-2,34666666666669</text:p>
          </table:table-cell>
          <table:table-cell table:formula="of:=-7*[.A546]/9-1/3" office:value-type="float" office:value="3.21333333333342" calcext:value-type="float">
            <text:p>3,21333333333342</text:p>
          </table:table-cell>
          <table:table-cell table:number-columns-repeated="1021"/>
        </table:table-row>
        <table:table-row table:style-name="ro1">
          <table:table-cell table:formula="of:=[.A546]+0.01" office:value-type="float" office:value="-4.55000000000012" calcext:value-type="float">
            <text:p>-4,55000000000012</text:p>
          </table:table-cell>
          <table:table-cell table:formula="of:=2*[.A547]/9-4/3" office:value-type="float" office:value="-2.34444444444447" calcext:value-type="float">
            <text:p>-2,34444444444447</text:p>
          </table:table-cell>
          <table:table-cell table:formula="of:=-7*[.A547]/9-1/3" office:value-type="float" office:value="3.20555555555565" calcext:value-type="float">
            <text:p>3,20555555555565</text:p>
          </table:table-cell>
          <table:table-cell table:number-columns-repeated="1021"/>
        </table:table-row>
        <table:table-row table:style-name="ro1">
          <table:table-cell table:formula="of:=[.A547]+0.01" office:value-type="float" office:value="-4.54000000000012" calcext:value-type="float">
            <text:p>-4,54000000000012</text:p>
          </table:table-cell>
          <table:table-cell table:formula="of:=2*[.A548]/9-4/3" office:value-type="float" office:value="-2.34222222222225" calcext:value-type="float">
            <text:p>-2,34222222222225</text:p>
          </table:table-cell>
          <table:table-cell table:formula="of:=-7*[.A548]/9-1/3" office:value-type="float" office:value="3.19777777777787" calcext:value-type="float">
            <text:p>3,19777777777787</text:p>
          </table:table-cell>
          <table:table-cell table:number-columns-repeated="1021"/>
        </table:table-row>
        <table:table-row table:style-name="ro1">
          <table:table-cell table:formula="of:=[.A548]+0.01" office:value-type="float" office:value="-4.53000000000012" calcext:value-type="float">
            <text:p>-4,53000000000012</text:p>
          </table:table-cell>
          <table:table-cell table:formula="of:=2*[.A549]/9-4/3" office:value-type="float" office:value="-2.34000000000003" calcext:value-type="float">
            <text:p>-2,34000000000003</text:p>
          </table:table-cell>
          <table:table-cell table:formula="of:=-7*[.A549]/9-1/3" office:value-type="float" office:value="3.19000000000009" calcext:value-type="float">
            <text:p>3,19000000000009</text:p>
          </table:table-cell>
          <table:table-cell table:number-columns-repeated="1021"/>
        </table:table-row>
        <table:table-row table:style-name="ro1">
          <table:table-cell table:formula="of:=[.A549]+0.01" office:value-type="float" office:value="-4.52000000000012" calcext:value-type="float">
            <text:p>-4,52000000000012</text:p>
          </table:table-cell>
          <table:table-cell table:formula="of:=2*[.A550]/9-4/3" office:value-type="float" office:value="-2.3377777777778" calcext:value-type="float">
            <text:p>-2,3377777777778</text:p>
          </table:table-cell>
          <table:table-cell table:formula="of:=-7*[.A550]/9-1/3" office:value-type="float" office:value="3.18222222222231" calcext:value-type="float">
            <text:p>3,18222222222231</text:p>
          </table:table-cell>
          <table:table-cell table:number-columns-repeated="1021"/>
        </table:table-row>
        <table:table-row table:style-name="ro1">
          <table:table-cell table:formula="of:=[.A550]+0.01" office:value-type="float" office:value="-4.51000000000012" calcext:value-type="float">
            <text:p>-4,51000000000012</text:p>
          </table:table-cell>
          <table:table-cell table:formula="of:=2*[.A551]/9-4/3" office:value-type="float" office:value="-2.33555555555558" calcext:value-type="float">
            <text:p>-2,33555555555558</text:p>
          </table:table-cell>
          <table:table-cell table:formula="of:=-7*[.A551]/9-1/3" office:value-type="float" office:value="3.17444444444454" calcext:value-type="float">
            <text:p>3,17444444444454</text:p>
          </table:table-cell>
          <table:table-cell table:number-columns-repeated="1021"/>
        </table:table-row>
        <table:table-row table:style-name="ro1">
          <table:table-cell table:formula="of:=[.A551]+0.01" office:value-type="float" office:value="-4.50000000000012" calcext:value-type="float">
            <text:p>-4,50000000000012</text:p>
          </table:table-cell>
          <table:table-cell table:formula="of:=2*[.A552]/9-4/3" office:value-type="float" office:value="-2.33333333333336" calcext:value-type="float">
            <text:p>-2,33333333333336</text:p>
          </table:table-cell>
          <table:table-cell table:formula="of:=-7*[.A552]/9-1/3" office:value-type="float" office:value="3.16666666666676" calcext:value-type="float">
            <text:p>3,16666666666676</text:p>
          </table:table-cell>
          <table:table-cell table:number-columns-repeated="1021"/>
        </table:table-row>
        <table:table-row table:style-name="ro1">
          <table:table-cell table:formula="of:=[.A552]+0.01" office:value-type="float" office:value="-4.49000000000012" calcext:value-type="float">
            <text:p>-4,49000000000012</text:p>
          </table:table-cell>
          <table:table-cell table:formula="of:=2*[.A553]/9-4/3" office:value-type="float" office:value="-2.33111111111114" calcext:value-type="float">
            <text:p>-2,33111111111114</text:p>
          </table:table-cell>
          <table:table-cell table:formula="of:=-7*[.A553]/9-1/3" office:value-type="float" office:value="3.15888888888898" calcext:value-type="float">
            <text:p>3,15888888888898</text:p>
          </table:table-cell>
          <table:table-cell table:number-columns-repeated="1021"/>
        </table:table-row>
        <table:table-row table:style-name="ro1">
          <table:table-cell table:formula="of:=[.A553]+0.01" office:value-type="float" office:value="-4.48000000000012" calcext:value-type="float">
            <text:p>-4,48000000000012</text:p>
          </table:table-cell>
          <table:table-cell table:formula="of:=2*[.A554]/9-4/3" office:value-type="float" office:value="-2.32888888888891" calcext:value-type="float">
            <text:p>-2,32888888888891</text:p>
          </table:table-cell>
          <table:table-cell table:formula="of:=-7*[.A554]/9-1/3" office:value-type="float" office:value="3.1511111111112" calcext:value-type="float">
            <text:p>3,1511111111112</text:p>
          </table:table-cell>
          <table:table-cell table:number-columns-repeated="1021"/>
        </table:table-row>
        <table:table-row table:style-name="ro1">
          <table:table-cell table:formula="of:=[.A554]+0.01" office:value-type="float" office:value="-4.47000000000012" calcext:value-type="float">
            <text:p>-4,47000000000012</text:p>
          </table:table-cell>
          <table:table-cell table:formula="of:=2*[.A555]/9-4/3" office:value-type="float" office:value="-2.32666666666669" calcext:value-type="float">
            <text:p>-2,32666666666669</text:p>
          </table:table-cell>
          <table:table-cell table:formula="of:=-7*[.A555]/9-1/3" office:value-type="float" office:value="3.14333333333342" calcext:value-type="float">
            <text:p>3,14333333333342</text:p>
          </table:table-cell>
          <table:table-cell table:number-columns-repeated="1021"/>
        </table:table-row>
        <table:table-row table:style-name="ro1">
          <table:table-cell table:formula="of:=[.A555]+0.01" office:value-type="float" office:value="-4.46000000000012" calcext:value-type="float">
            <text:p>-4,46000000000012</text:p>
          </table:table-cell>
          <table:table-cell table:formula="of:=2*[.A556]/9-4/3" office:value-type="float" office:value="-2.32444444444447" calcext:value-type="float">
            <text:p>-2,32444444444447</text:p>
          </table:table-cell>
          <table:table-cell table:formula="of:=-7*[.A556]/9-1/3" office:value-type="float" office:value="3.13555555555565" calcext:value-type="float">
            <text:p>3,13555555555565</text:p>
          </table:table-cell>
          <table:table-cell table:number-columns-repeated="1021"/>
        </table:table-row>
        <table:table-row table:style-name="ro1">
          <table:table-cell table:formula="of:=[.A556]+0.01" office:value-type="float" office:value="-4.45000000000012" calcext:value-type="float">
            <text:p>-4,45000000000012</text:p>
          </table:table-cell>
          <table:table-cell table:formula="of:=2*[.A557]/9-4/3" office:value-type="float" office:value="-2.32222222222225" calcext:value-type="float">
            <text:p>-2,32222222222225</text:p>
          </table:table-cell>
          <table:table-cell table:formula="of:=-7*[.A557]/9-1/3" office:value-type="float" office:value="3.12777777777787" calcext:value-type="float">
            <text:p>3,12777777777787</text:p>
          </table:table-cell>
          <table:table-cell table:number-columns-repeated="1021"/>
        </table:table-row>
        <table:table-row table:style-name="ro1">
          <table:table-cell table:formula="of:=[.A557]+0.01" office:value-type="float" office:value="-4.44000000000012" calcext:value-type="float">
            <text:p>-4,44000000000012</text:p>
          </table:table-cell>
          <table:table-cell table:formula="of:=2*[.A558]/9-4/3" office:value-type="float" office:value="-2.32000000000003" calcext:value-type="float">
            <text:p>-2,32000000000003</text:p>
          </table:table-cell>
          <table:table-cell table:formula="of:=-7*[.A558]/9-1/3" office:value-type="float" office:value="3.12000000000009" calcext:value-type="float">
            <text:p>3,12000000000009</text:p>
          </table:table-cell>
          <table:table-cell table:number-columns-repeated="1021"/>
        </table:table-row>
        <table:table-row table:style-name="ro1">
          <table:table-cell table:formula="of:=[.A558]+0.01" office:value-type="float" office:value="-4.43000000000012" calcext:value-type="float">
            <text:p>-4,43000000000012</text:p>
          </table:table-cell>
          <table:table-cell table:formula="of:=2*[.A559]/9-4/3" office:value-type="float" office:value="-2.3177777777778" calcext:value-type="float">
            <text:p>-2,3177777777778</text:p>
          </table:table-cell>
          <table:table-cell table:formula="of:=-7*[.A559]/9-1/3" office:value-type="float" office:value="3.11222222222231" calcext:value-type="float">
            <text:p>3,11222222222231</text:p>
          </table:table-cell>
          <table:table-cell table:number-columns-repeated="1021"/>
        </table:table-row>
        <table:table-row table:style-name="ro1">
          <table:table-cell table:formula="of:=[.A559]+0.01" office:value-type="float" office:value="-4.42000000000012" calcext:value-type="float">
            <text:p>-4,42000000000012</text:p>
          </table:table-cell>
          <table:table-cell table:formula="of:=2*[.A560]/9-4/3" office:value-type="float" office:value="-2.31555555555558" calcext:value-type="float">
            <text:p>-2,31555555555558</text:p>
          </table:table-cell>
          <table:table-cell table:formula="of:=-7*[.A560]/9-1/3" office:value-type="float" office:value="3.10444444444454" calcext:value-type="float">
            <text:p>3,10444444444454</text:p>
          </table:table-cell>
          <table:table-cell table:number-columns-repeated="1021"/>
        </table:table-row>
        <table:table-row table:style-name="ro1">
          <table:table-cell table:formula="of:=[.A560]+0.01" office:value-type="float" office:value="-4.41000000000012" calcext:value-type="float">
            <text:p>-4,41000000000012</text:p>
          </table:table-cell>
          <table:table-cell table:formula="of:=2*[.A561]/9-4/3" office:value-type="float" office:value="-2.31333333333336" calcext:value-type="float">
            <text:p>-2,31333333333336</text:p>
          </table:table-cell>
          <table:table-cell table:formula="of:=-7*[.A561]/9-1/3" office:value-type="float" office:value="3.09666666666676" calcext:value-type="float">
            <text:p>3,09666666666676</text:p>
          </table:table-cell>
          <table:table-cell table:number-columns-repeated="1021"/>
        </table:table-row>
        <table:table-row table:style-name="ro1">
          <table:table-cell table:formula="of:=[.A561]+0.01" office:value-type="float" office:value="-4.40000000000012" calcext:value-type="float">
            <text:p>-4,40000000000012</text:p>
          </table:table-cell>
          <table:table-cell table:formula="of:=2*[.A562]/9-4/3" office:value-type="float" office:value="-2.31111111111114" calcext:value-type="float">
            <text:p>-2,31111111111114</text:p>
          </table:table-cell>
          <table:table-cell table:formula="of:=-7*[.A562]/9-1/3" office:value-type="float" office:value="3.08888888888898" calcext:value-type="float">
            <text:p>3,08888888888898</text:p>
          </table:table-cell>
          <table:table-cell table:number-columns-repeated="1021"/>
        </table:table-row>
        <table:table-row table:style-name="ro1">
          <table:table-cell table:formula="of:=[.A562]+0.01" office:value-type="float" office:value="-4.39000000000012" calcext:value-type="float">
            <text:p>-4,39000000000012</text:p>
          </table:table-cell>
          <table:table-cell table:formula="of:=2*[.A563]/9-4/3" office:value-type="float" office:value="-2.30888888888892" calcext:value-type="float">
            <text:p>-2,30888888888892</text:p>
          </table:table-cell>
          <table:table-cell table:formula="of:=-7*[.A563]/9-1/3" office:value-type="float" office:value="3.0811111111112" calcext:value-type="float">
            <text:p>3,0811111111112</text:p>
          </table:table-cell>
          <table:table-cell table:number-columns-repeated="1021"/>
        </table:table-row>
        <table:table-row table:style-name="ro1">
          <table:table-cell table:formula="of:=[.A563]+0.01" office:value-type="float" office:value="-4.38000000000012" calcext:value-type="float">
            <text:p>-4,38000000000012</text:p>
          </table:table-cell>
          <table:table-cell table:formula="of:=2*[.A564]/9-4/3" office:value-type="float" office:value="-2.30666666666669" calcext:value-type="float">
            <text:p>-2,30666666666669</text:p>
          </table:table-cell>
          <table:table-cell table:formula="of:=-7*[.A564]/9-1/3" office:value-type="float" office:value="3.07333333333343" calcext:value-type="float">
            <text:p>3,07333333333343</text:p>
          </table:table-cell>
          <table:table-cell table:number-columns-repeated="1021"/>
        </table:table-row>
        <table:table-row table:style-name="ro1">
          <table:table-cell table:formula="of:=[.A564]+0.01" office:value-type="float" office:value="-4.37000000000012" calcext:value-type="float">
            <text:p>-4,37000000000012</text:p>
          </table:table-cell>
          <table:table-cell table:formula="of:=2*[.A565]/9-4/3" office:value-type="float" office:value="-2.30444444444447" calcext:value-type="float">
            <text:p>-2,30444444444447</text:p>
          </table:table-cell>
          <table:table-cell table:formula="of:=-7*[.A565]/9-1/3" office:value-type="float" office:value="3.06555555555565" calcext:value-type="float">
            <text:p>3,06555555555565</text:p>
          </table:table-cell>
          <table:table-cell table:number-columns-repeated="1021"/>
        </table:table-row>
        <table:table-row table:style-name="ro1">
          <table:table-cell table:formula="of:=[.A565]+0.01" office:value-type="float" office:value="-4.36000000000012" calcext:value-type="float">
            <text:p>-4,36000000000012</text:p>
          </table:table-cell>
          <table:table-cell table:formula="of:=2*[.A566]/9-4/3" office:value-type="float" office:value="-2.30222222222225" calcext:value-type="float">
            <text:p>-2,30222222222225</text:p>
          </table:table-cell>
          <table:table-cell table:formula="of:=-7*[.A566]/9-1/3" office:value-type="float" office:value="3.05777777777787" calcext:value-type="float">
            <text:p>3,05777777777787</text:p>
          </table:table-cell>
          <table:table-cell table:number-columns-repeated="1021"/>
        </table:table-row>
        <table:table-row table:style-name="ro1">
          <table:table-cell table:formula="of:=[.A566]+0.01" office:value-type="float" office:value="-4.35000000000012" calcext:value-type="float">
            <text:p>-4,35000000000012</text:p>
          </table:table-cell>
          <table:table-cell table:formula="of:=2*[.A567]/9-4/3" office:value-type="float" office:value="-2.30000000000003" calcext:value-type="float">
            <text:p>-2,30000000000003</text:p>
          </table:table-cell>
          <table:table-cell table:formula="of:=-7*[.A567]/9-1/3" office:value-type="float" office:value="3.05000000000009" calcext:value-type="float">
            <text:p>3,05000000000009</text:p>
          </table:table-cell>
          <table:table-cell table:number-columns-repeated="1021"/>
        </table:table-row>
        <table:table-row table:style-name="ro1">
          <table:table-cell table:formula="of:=[.A567]+0.01" office:value-type="float" office:value="-4.34000000000012" calcext:value-type="float">
            <text:p>-4,34000000000012</text:p>
          </table:table-cell>
          <table:table-cell table:formula="of:=2*[.A568]/9-4/3" office:value-type="float" office:value="-2.2977777777778" calcext:value-type="float">
            <text:p>-2,2977777777778</text:p>
          </table:table-cell>
          <table:table-cell table:formula="of:=-7*[.A568]/9-1/3" office:value-type="float" office:value="3.04222222222232" calcext:value-type="float">
            <text:p>3,04222222222232</text:p>
          </table:table-cell>
          <table:table-cell table:number-columns-repeated="1021"/>
        </table:table-row>
        <table:table-row table:style-name="ro1">
          <table:table-cell table:formula="of:=[.A568]+0.01" office:value-type="float" office:value="-4.33000000000012" calcext:value-type="float">
            <text:p>-4,33000000000012</text:p>
          </table:table-cell>
          <table:table-cell table:formula="of:=2*[.A569]/9-4/3" office:value-type="float" office:value="-2.29555555555558" calcext:value-type="float">
            <text:p>-2,29555555555558</text:p>
          </table:table-cell>
          <table:table-cell table:formula="of:=-7*[.A569]/9-1/3" office:value-type="float" office:value="3.03444444444454" calcext:value-type="float">
            <text:p>3,03444444444454</text:p>
          </table:table-cell>
          <table:table-cell table:number-columns-repeated="1021"/>
        </table:table-row>
        <table:table-row table:style-name="ro1">
          <table:table-cell table:formula="of:=[.A569]+0.01" office:value-type="float" office:value="-4.32000000000012" calcext:value-type="float">
            <text:p>-4,32000000000012</text:p>
          </table:table-cell>
          <table:table-cell table:formula="of:=2*[.A570]/9-4/3" office:value-type="float" office:value="-2.29333333333336" calcext:value-type="float">
            <text:p>-2,29333333333336</text:p>
          </table:table-cell>
          <table:table-cell table:formula="of:=-7*[.A570]/9-1/3" office:value-type="float" office:value="3.02666666666676" calcext:value-type="float">
            <text:p>3,02666666666676</text:p>
          </table:table-cell>
          <table:table-cell table:number-columns-repeated="1021"/>
        </table:table-row>
        <table:table-row table:style-name="ro1">
          <table:table-cell table:formula="of:=[.A570]+0.01" office:value-type="float" office:value="-4.31000000000012" calcext:value-type="float">
            <text:p>-4,31000000000012</text:p>
          </table:table-cell>
          <table:table-cell table:formula="of:=2*[.A571]/9-4/3" office:value-type="float" office:value="-2.29111111111114" calcext:value-type="float">
            <text:p>-2,29111111111114</text:p>
          </table:table-cell>
          <table:table-cell table:formula="of:=-7*[.A571]/9-1/3" office:value-type="float" office:value="3.01888888888898" calcext:value-type="float">
            <text:p>3,01888888888898</text:p>
          </table:table-cell>
          <table:table-cell table:number-columns-repeated="1021"/>
        </table:table-row>
        <table:table-row table:style-name="ro1">
          <table:table-cell table:formula="of:=[.A571]+0.01" office:value-type="float" office:value="-4.30000000000012" calcext:value-type="float">
            <text:p>-4,30000000000012</text:p>
          </table:table-cell>
          <table:table-cell table:formula="of:=2*[.A572]/9-4/3" office:value-type="float" office:value="-2.28888888888892" calcext:value-type="float">
            <text:p>-2,28888888888892</text:p>
          </table:table-cell>
          <table:table-cell table:formula="of:=-7*[.A572]/9-1/3" office:value-type="float" office:value="3.01111111111121" calcext:value-type="float">
            <text:p>3,01111111111121</text:p>
          </table:table-cell>
          <table:table-cell table:number-columns-repeated="1021"/>
        </table:table-row>
        <table:table-row table:style-name="ro1">
          <table:table-cell table:formula="of:=[.A572]+0.01" office:value-type="float" office:value="-4.29000000000012" calcext:value-type="float">
            <text:p>-4,29000000000012</text:p>
          </table:table-cell>
          <table:table-cell table:formula="of:=2*[.A573]/9-4/3" office:value-type="float" office:value="-2.28666666666669" calcext:value-type="float">
            <text:p>-2,28666666666669</text:p>
          </table:table-cell>
          <table:table-cell table:formula="of:=-7*[.A573]/9-1/3" office:value-type="float" office:value="3.00333333333343" calcext:value-type="float">
            <text:p>3,00333333333343</text:p>
          </table:table-cell>
          <table:table-cell table:number-columns-repeated="1021"/>
        </table:table-row>
        <table:table-row table:style-name="ro1">
          <table:table-cell table:formula="of:=[.A573]+0.01" office:value-type="float" office:value="-4.28000000000012" calcext:value-type="float">
            <text:p>-4,28000000000012</text:p>
          </table:table-cell>
          <table:table-cell table:formula="of:=2*[.A574]/9-4/3" office:value-type="float" office:value="-2.28444444444447" calcext:value-type="float">
            <text:p>-2,28444444444447</text:p>
          </table:table-cell>
          <table:table-cell table:formula="of:=-7*[.A574]/9-1/3" office:value-type="float" office:value="2.99555555555565" calcext:value-type="float">
            <text:p>2,99555555555565</text:p>
          </table:table-cell>
          <table:table-cell table:number-columns-repeated="1021"/>
        </table:table-row>
        <table:table-row table:style-name="ro1">
          <table:table-cell table:formula="of:=[.A574]+0.01" office:value-type="float" office:value="-4.27000000000012" calcext:value-type="float">
            <text:p>-4,27000000000012</text:p>
          </table:table-cell>
          <table:table-cell table:formula="of:=2*[.A575]/9-4/3" office:value-type="float" office:value="-2.28222222222225" calcext:value-type="float">
            <text:p>-2,28222222222225</text:p>
          </table:table-cell>
          <table:table-cell table:formula="of:=-7*[.A575]/9-1/3" office:value-type="float" office:value="2.98777777777787" calcext:value-type="float">
            <text:p>2,98777777777787</text:p>
          </table:table-cell>
          <table:table-cell table:number-columns-repeated="1021"/>
        </table:table-row>
        <table:table-row table:style-name="ro1">
          <table:table-cell table:formula="of:=[.A575]+0.01" office:value-type="float" office:value="-4.26000000000012" calcext:value-type="float">
            <text:p>-4,26000000000012</text:p>
          </table:table-cell>
          <table:table-cell table:formula="of:=2*[.A576]/9-4/3" office:value-type="float" office:value="-2.28000000000003" calcext:value-type="float">
            <text:p>-2,28000000000003</text:p>
          </table:table-cell>
          <table:table-cell table:formula="of:=-7*[.A576]/9-1/3" office:value-type="float" office:value="2.98000000000009" calcext:value-type="float">
            <text:p>2,98000000000009</text:p>
          </table:table-cell>
          <table:table-cell table:number-columns-repeated="1021"/>
        </table:table-row>
        <table:table-row table:style-name="ro1">
          <table:table-cell table:formula="of:=[.A576]+0.01" office:value-type="float" office:value="-4.25000000000012" calcext:value-type="float">
            <text:p>-4,25000000000012</text:p>
          </table:table-cell>
          <table:table-cell table:formula="of:=2*[.A577]/9-4/3" office:value-type="float" office:value="-2.27777777777781" calcext:value-type="float">
            <text:p>-2,27777777777781</text:p>
          </table:table-cell>
          <table:table-cell table:formula="of:=-7*[.A577]/9-1/3" office:value-type="float" office:value="2.97222222222232" calcext:value-type="float">
            <text:p>2,97222222222232</text:p>
          </table:table-cell>
          <table:table-cell table:number-columns-repeated="1021"/>
        </table:table-row>
        <table:table-row table:style-name="ro1">
          <table:table-cell table:formula="of:=[.A577]+0.01" office:value-type="float" office:value="-4.24000000000012" calcext:value-type="float">
            <text:p>-4,24000000000012</text:p>
          </table:table-cell>
          <table:table-cell table:formula="of:=2*[.A578]/9-4/3" office:value-type="float" office:value="-2.27555555555558" calcext:value-type="float">
            <text:p>-2,27555555555558</text:p>
          </table:table-cell>
          <table:table-cell table:formula="of:=-7*[.A578]/9-1/3" office:value-type="float" office:value="2.96444444444454" calcext:value-type="float">
            <text:p>2,96444444444454</text:p>
          </table:table-cell>
          <table:table-cell table:number-columns-repeated="1021"/>
        </table:table-row>
        <table:table-row table:style-name="ro1">
          <table:table-cell table:formula="of:=[.A578]+0.01" office:value-type="float" office:value="-4.23000000000012" calcext:value-type="float">
            <text:p>-4,23000000000012</text:p>
          </table:table-cell>
          <table:table-cell table:formula="of:=2*[.A579]/9-4/3" office:value-type="float" office:value="-2.27333333333336" calcext:value-type="float">
            <text:p>-2,27333333333336</text:p>
          </table:table-cell>
          <table:table-cell table:formula="of:=-7*[.A579]/9-1/3" office:value-type="float" office:value="2.95666666666676" calcext:value-type="float">
            <text:p>2,95666666666676</text:p>
          </table:table-cell>
          <table:table-cell table:number-columns-repeated="1021"/>
        </table:table-row>
        <table:table-row table:style-name="ro1">
          <table:table-cell table:formula="of:=[.A579]+0.01" office:value-type="float" office:value="-4.22000000000012" calcext:value-type="float">
            <text:p>-4,22000000000012</text:p>
          </table:table-cell>
          <table:table-cell table:formula="of:=2*[.A580]/9-4/3" office:value-type="float" office:value="-2.27111111111114" calcext:value-type="float">
            <text:p>-2,27111111111114</text:p>
          </table:table-cell>
          <table:table-cell table:formula="of:=-7*[.A580]/9-1/3" office:value-type="float" office:value="2.94888888888898" calcext:value-type="float">
            <text:p>2,94888888888898</text:p>
          </table:table-cell>
          <table:table-cell table:number-columns-repeated="1021"/>
        </table:table-row>
        <table:table-row table:style-name="ro1">
          <table:table-cell table:formula="of:=[.A580]+0.01" office:value-type="float" office:value="-4.21000000000012" calcext:value-type="float">
            <text:p>-4,21000000000012</text:p>
          </table:table-cell>
          <table:table-cell table:formula="of:=2*[.A581]/9-4/3" office:value-type="float" office:value="-2.26888888888892" calcext:value-type="float">
            <text:p>-2,26888888888892</text:p>
          </table:table-cell>
          <table:table-cell table:formula="of:=-7*[.A581]/9-1/3" office:value-type="float" office:value="2.94111111111121" calcext:value-type="float">
            <text:p>2,94111111111121</text:p>
          </table:table-cell>
          <table:table-cell table:number-columns-repeated="1021"/>
        </table:table-row>
        <table:table-row table:style-name="ro1">
          <table:table-cell table:formula="of:=[.A581]+0.01" office:value-type="float" office:value="-4.20000000000012" calcext:value-type="float">
            <text:p>-4,20000000000012</text:p>
          </table:table-cell>
          <table:table-cell table:formula="of:=2*[.A582]/9-4/3" office:value-type="float" office:value="-2.26666666666669" calcext:value-type="float">
            <text:p>-2,26666666666669</text:p>
          </table:table-cell>
          <table:table-cell table:formula="of:=-7*[.A582]/9-1/3" office:value-type="float" office:value="2.93333333333343" calcext:value-type="float">
            <text:p>2,93333333333343</text:p>
          </table:table-cell>
          <table:table-cell table:number-columns-repeated="1021"/>
        </table:table-row>
        <table:table-row table:style-name="ro1">
          <table:table-cell table:formula="of:=[.A582]+0.01" office:value-type="float" office:value="-4.19000000000012" calcext:value-type="float">
            <text:p>-4,19000000000012</text:p>
          </table:table-cell>
          <table:table-cell table:formula="of:=2*[.A583]/9-4/3" office:value-type="float" office:value="-2.26444444444447" calcext:value-type="float">
            <text:p>-2,26444444444447</text:p>
          </table:table-cell>
          <table:table-cell table:formula="of:=-7*[.A583]/9-1/3" office:value-type="float" office:value="2.92555555555565" calcext:value-type="float">
            <text:p>2,92555555555565</text:p>
          </table:table-cell>
          <table:table-cell table:number-columns-repeated="1021"/>
        </table:table-row>
        <table:table-row table:style-name="ro1">
          <table:table-cell table:formula="of:=[.A583]+0.01" office:value-type="float" office:value="-4.18000000000012" calcext:value-type="float">
            <text:p>-4,18000000000012</text:p>
          </table:table-cell>
          <table:table-cell table:formula="of:=2*[.A584]/9-4/3" office:value-type="float" office:value="-2.26222222222225" calcext:value-type="float">
            <text:p>-2,26222222222225</text:p>
          </table:table-cell>
          <table:table-cell table:formula="of:=-7*[.A584]/9-1/3" office:value-type="float" office:value="2.91777777777787" calcext:value-type="float">
            <text:p>2,91777777777787</text:p>
          </table:table-cell>
          <table:table-cell table:number-columns-repeated="1021"/>
        </table:table-row>
        <table:table-row table:style-name="ro1">
          <table:table-cell table:formula="of:=[.A584]+0.01" office:value-type="float" office:value="-4.17000000000012" calcext:value-type="float">
            <text:p>-4,17000000000012</text:p>
          </table:table-cell>
          <table:table-cell table:formula="of:=2*[.A585]/9-4/3" office:value-type="float" office:value="-2.26000000000003" calcext:value-type="float">
            <text:p>-2,26000000000003</text:p>
          </table:table-cell>
          <table:table-cell table:formula="of:=-7*[.A585]/9-1/3" office:value-type="float" office:value="2.9100000000001" calcext:value-type="float">
            <text:p>2,9100000000001</text:p>
          </table:table-cell>
          <table:table-cell table:number-columns-repeated="1021"/>
        </table:table-row>
        <table:table-row table:style-name="ro1">
          <table:table-cell table:formula="of:=[.A585]+0.01" office:value-type="float" office:value="-4.16000000000012" calcext:value-type="float">
            <text:p>-4,16000000000012</text:p>
          </table:table-cell>
          <table:table-cell table:formula="of:=2*[.A586]/9-4/3" office:value-type="float" office:value="-2.25777777777781" calcext:value-type="float">
            <text:p>-2,25777777777781</text:p>
          </table:table-cell>
          <table:table-cell table:formula="of:=-7*[.A586]/9-1/3" office:value-type="float" office:value="2.90222222222232" calcext:value-type="float">
            <text:p>2,90222222222232</text:p>
          </table:table-cell>
          <table:table-cell table:number-columns-repeated="1021"/>
        </table:table-row>
        <table:table-row table:style-name="ro1">
          <table:table-cell table:formula="of:=[.A586]+0.01" office:value-type="float" office:value="-4.15000000000013" calcext:value-type="float">
            <text:p>-4,15000000000013</text:p>
          </table:table-cell>
          <table:table-cell table:formula="of:=2*[.A587]/9-4/3" office:value-type="float" office:value="-2.25555555555558" calcext:value-type="float">
            <text:p>-2,25555555555558</text:p>
          </table:table-cell>
          <table:table-cell table:formula="of:=-7*[.A587]/9-1/3" office:value-type="float" office:value="2.89444444444454" calcext:value-type="float">
            <text:p>2,89444444444454</text:p>
          </table:table-cell>
          <table:table-cell table:number-columns-repeated="1021"/>
        </table:table-row>
        <table:table-row table:style-name="ro1">
          <table:table-cell table:formula="of:=[.A587]+0.01" office:value-type="float" office:value="-4.14000000000013" calcext:value-type="float">
            <text:p>-4,14000000000013</text:p>
          </table:table-cell>
          <table:table-cell table:formula="of:=2*[.A588]/9-4/3" office:value-type="float" office:value="-2.25333333333336" calcext:value-type="float">
            <text:p>-2,25333333333336</text:p>
          </table:table-cell>
          <table:table-cell table:formula="of:=-7*[.A588]/9-1/3" office:value-type="float" office:value="2.88666666666676" calcext:value-type="float">
            <text:p>2,88666666666676</text:p>
          </table:table-cell>
          <table:table-cell table:number-columns-repeated="1021"/>
        </table:table-row>
        <table:table-row table:style-name="ro1">
          <table:table-cell table:formula="of:=[.A588]+0.01" office:value-type="float" office:value="-4.13000000000013" calcext:value-type="float">
            <text:p>-4,13000000000013</text:p>
          </table:table-cell>
          <table:table-cell table:formula="of:=2*[.A589]/9-4/3" office:value-type="float" office:value="-2.25111111111114" calcext:value-type="float">
            <text:p>-2,25111111111114</text:p>
          </table:table-cell>
          <table:table-cell table:formula="of:=-7*[.A589]/9-1/3" office:value-type="float" office:value="2.87888888888899" calcext:value-type="float">
            <text:p>2,87888888888899</text:p>
          </table:table-cell>
          <table:table-cell table:number-columns-repeated="1021"/>
        </table:table-row>
        <table:table-row table:style-name="ro1">
          <table:table-cell table:formula="of:=[.A589]+0.01" office:value-type="float" office:value="-4.12000000000013" calcext:value-type="float">
            <text:p>-4,12000000000013</text:p>
          </table:table-cell>
          <table:table-cell table:formula="of:=2*[.A590]/9-4/3" office:value-type="float" office:value="-2.24888888888892" calcext:value-type="float">
            <text:p>-2,24888888888892</text:p>
          </table:table-cell>
          <table:table-cell table:formula="of:=-7*[.A590]/9-1/3" office:value-type="float" office:value="2.87111111111121" calcext:value-type="float">
            <text:p>2,87111111111121</text:p>
          </table:table-cell>
          <table:table-cell table:number-columns-repeated="1021"/>
        </table:table-row>
        <table:table-row table:style-name="ro1">
          <table:table-cell table:formula="of:=[.A590]+0.01" office:value-type="float" office:value="-4.11000000000013" calcext:value-type="float">
            <text:p>-4,11000000000013</text:p>
          </table:table-cell>
          <table:table-cell table:formula="of:=2*[.A591]/9-4/3" office:value-type="float" office:value="-2.24666666666669" calcext:value-type="float">
            <text:p>-2,24666666666669</text:p>
          </table:table-cell>
          <table:table-cell table:formula="of:=-7*[.A591]/9-1/3" office:value-type="float" office:value="2.86333333333343" calcext:value-type="float">
            <text:p>2,86333333333343</text:p>
          </table:table-cell>
          <table:table-cell table:number-columns-repeated="1021"/>
        </table:table-row>
        <table:table-row table:style-name="ro1">
          <table:table-cell table:formula="of:=[.A591]+0.01" office:value-type="float" office:value="-4.10000000000013" calcext:value-type="float">
            <text:p>-4,10000000000013</text:p>
          </table:table-cell>
          <table:table-cell table:formula="of:=2*[.A592]/9-4/3" office:value-type="float" office:value="-2.24444444444447" calcext:value-type="float">
            <text:p>-2,24444444444447</text:p>
          </table:table-cell>
          <table:table-cell table:formula="of:=-7*[.A592]/9-1/3" office:value-type="float" office:value="2.85555555555565" calcext:value-type="float">
            <text:p>2,85555555555565</text:p>
          </table:table-cell>
          <table:table-cell table:number-columns-repeated="1021"/>
        </table:table-row>
        <table:table-row table:style-name="ro1">
          <table:table-cell table:formula="of:=[.A592]+0.01" office:value-type="float" office:value="-4.09000000000013" calcext:value-type="float">
            <text:p>-4,09000000000013</text:p>
          </table:table-cell>
          <table:table-cell table:formula="of:=2*[.A593]/9-4/3" office:value-type="float" office:value="-2.24222222222225" calcext:value-type="float">
            <text:p>-2,24222222222225</text:p>
          </table:table-cell>
          <table:table-cell table:formula="of:=-7*[.A593]/9-1/3" office:value-type="float" office:value="2.84777777777788" calcext:value-type="float">
            <text:p>2,84777777777788</text:p>
          </table:table-cell>
          <table:table-cell table:number-columns-repeated="1021"/>
        </table:table-row>
        <table:table-row table:style-name="ro1">
          <table:table-cell table:formula="of:=[.A593]+0.01" office:value-type="float" office:value="-4.08000000000013" calcext:value-type="float">
            <text:p>-4,08000000000013</text:p>
          </table:table-cell>
          <table:table-cell table:formula="of:=2*[.A594]/9-4/3" office:value-type="float" office:value="-2.24000000000003" calcext:value-type="float">
            <text:p>-2,24000000000003</text:p>
          </table:table-cell>
          <table:table-cell table:formula="of:=-7*[.A594]/9-1/3" office:value-type="float" office:value="2.8400000000001" calcext:value-type="float">
            <text:p>2,8400000000001</text:p>
          </table:table-cell>
          <table:table-cell table:number-columns-repeated="1021"/>
        </table:table-row>
        <table:table-row table:style-name="ro1">
          <table:table-cell table:formula="of:=[.A594]+0.01" office:value-type="float" office:value="-4.07000000000013" calcext:value-type="float">
            <text:p>-4,07000000000013</text:p>
          </table:table-cell>
          <table:table-cell table:formula="of:=2*[.A595]/9-4/3" office:value-type="float" office:value="-2.23777777777781" calcext:value-type="float">
            <text:p>-2,23777777777781</text:p>
          </table:table-cell>
          <table:table-cell table:formula="of:=-7*[.A595]/9-1/3" office:value-type="float" office:value="2.83222222222232" calcext:value-type="float">
            <text:p>2,83222222222232</text:p>
          </table:table-cell>
          <table:table-cell table:number-columns-repeated="1021"/>
        </table:table-row>
        <table:table-row table:style-name="ro1">
          <table:table-cell table:formula="of:=[.A595]+0.01" office:value-type="float" office:value="-4.06000000000013" calcext:value-type="float">
            <text:p>-4,06000000000013</text:p>
          </table:table-cell>
          <table:table-cell table:formula="of:=2*[.A596]/9-4/3" office:value-type="float" office:value="-2.23555555555558" calcext:value-type="float">
            <text:p>-2,23555555555558</text:p>
          </table:table-cell>
          <table:table-cell table:formula="of:=-7*[.A596]/9-1/3" office:value-type="float" office:value="2.82444444444454" calcext:value-type="float">
            <text:p>2,82444444444454</text:p>
          </table:table-cell>
          <table:table-cell table:number-columns-repeated="1021"/>
        </table:table-row>
        <table:table-row table:style-name="ro1">
          <table:table-cell table:formula="of:=[.A596]+0.01" office:value-type="float" office:value="-4.05000000000013" calcext:value-type="float">
            <text:p>-4,05000000000013</text:p>
          </table:table-cell>
          <table:table-cell table:formula="of:=2*[.A597]/9-4/3" office:value-type="float" office:value="-2.23333333333336" calcext:value-type="float">
            <text:p>-2,23333333333336</text:p>
          </table:table-cell>
          <table:table-cell table:formula="of:=-7*[.A597]/9-1/3" office:value-type="float" office:value="2.81666666666677" calcext:value-type="float">
            <text:p>2,81666666666677</text:p>
          </table:table-cell>
          <table:table-cell table:number-columns-repeated="1021"/>
        </table:table-row>
        <table:table-row table:style-name="ro1">
          <table:table-cell table:formula="of:=[.A597]+0.01" office:value-type="float" office:value="-4.04000000000013" calcext:value-type="float">
            <text:p>-4,04000000000013</text:p>
          </table:table-cell>
          <table:table-cell table:formula="of:=2*[.A598]/9-4/3" office:value-type="float" office:value="-2.23111111111114" calcext:value-type="float">
            <text:p>-2,23111111111114</text:p>
          </table:table-cell>
          <table:table-cell table:formula="of:=-7*[.A598]/9-1/3" office:value-type="float" office:value="2.80888888888899" calcext:value-type="float">
            <text:p>2,80888888888899</text:p>
          </table:table-cell>
          <table:table-cell table:number-columns-repeated="1021"/>
        </table:table-row>
        <table:table-row table:style-name="ro1">
          <table:table-cell table:formula="of:=[.A598]+0.01" office:value-type="float" office:value="-4.03000000000013" calcext:value-type="float">
            <text:p>-4,03000000000013</text:p>
          </table:table-cell>
          <table:table-cell table:formula="of:=2*[.A599]/9-4/3" office:value-type="float" office:value="-2.22888888888892" calcext:value-type="float">
            <text:p>-2,22888888888892</text:p>
          </table:table-cell>
          <table:table-cell table:formula="of:=-7*[.A599]/9-1/3" office:value-type="float" office:value="2.80111111111121" calcext:value-type="float">
            <text:p>2,80111111111121</text:p>
          </table:table-cell>
          <table:table-cell table:number-columns-repeated="1021"/>
        </table:table-row>
        <table:table-row table:style-name="ro1">
          <table:table-cell table:formula="of:=[.A599]+0.01" office:value-type="float" office:value="-4.02000000000013" calcext:value-type="float">
            <text:p>-4,02000000000013</text:p>
          </table:table-cell>
          <table:table-cell table:formula="of:=2*[.A600]/9-4/3" office:value-type="float" office:value="-2.22666666666669" calcext:value-type="float">
            <text:p>-2,22666666666669</text:p>
          </table:table-cell>
          <table:table-cell table:formula="of:=-7*[.A600]/9-1/3" office:value-type="float" office:value="2.79333333333343" calcext:value-type="float">
            <text:p>2,79333333333343</text:p>
          </table:table-cell>
          <table:table-cell table:number-columns-repeated="1021"/>
        </table:table-row>
        <table:table-row table:style-name="ro1">
          <table:table-cell table:formula="of:=[.A600]+0.01" office:value-type="float" office:value="-4.01000000000013" calcext:value-type="float">
            <text:p>-4,01000000000013</text:p>
          </table:table-cell>
          <table:table-cell table:formula="of:=2*[.A601]/9-4/3" office:value-type="float" office:value="-2.22444444444447" calcext:value-type="float">
            <text:p>-2,22444444444447</text:p>
          </table:table-cell>
          <table:table-cell table:formula="of:=-7*[.A601]/9-1/3" office:value-type="float" office:value="2.78555555555565" calcext:value-type="float">
            <text:p>2,78555555555565</text:p>
          </table:table-cell>
          <table:table-cell table:number-columns-repeated="1021"/>
        </table:table-row>
        <table:table-row table:style-name="ro1">
          <table:table-cell table:formula="of:=[.A601]+0.01" office:value-type="float" office:value="-4.00000000000013" calcext:value-type="float">
            <text:p>-4,00000000000013</text:p>
          </table:table-cell>
          <table:table-cell table:formula="of:=2*[.A602]/9-4/3" office:value-type="float" office:value="-2.22222222222225" calcext:value-type="float">
            <text:p>-2,22222222222225</text:p>
          </table:table-cell>
          <table:table-cell table:formula="of:=-7*[.A602]/9-1/3" office:value-type="float" office:value="2.77777777777788" calcext:value-type="float">
            <text:p>2,77777777777788</text:p>
          </table:table-cell>
          <table:table-cell table:number-columns-repeated="1021"/>
        </table:table-row>
        <table:table-row table:style-name="ro1">
          <table:table-cell table:formula="of:=[.A602]+0.01" office:value-type="float" office:value="-3.99000000000013" calcext:value-type="float">
            <text:p>-3,99000000000013</text:p>
          </table:table-cell>
          <table:table-cell table:formula="of:=2*[.A603]/9-4/3" office:value-type="float" office:value="-2.22000000000003" calcext:value-type="float">
            <text:p>-2,22000000000003</text:p>
          </table:table-cell>
          <table:table-cell table:formula="of:=-7*[.A603]/9-1/3" office:value-type="float" office:value="2.7700000000001" calcext:value-type="float">
            <text:p>2,7700000000001</text:p>
          </table:table-cell>
          <table:table-cell table:number-columns-repeated="1021"/>
        </table:table-row>
        <table:table-row table:style-name="ro1">
          <table:table-cell table:formula="of:=[.A603]+0.01" office:value-type="float" office:value="-3.98000000000013" calcext:value-type="float">
            <text:p>-3,98000000000013</text:p>
          </table:table-cell>
          <table:table-cell table:formula="of:=2*[.A604]/9-4/3" office:value-type="float" office:value="-2.21777777777781" calcext:value-type="float">
            <text:p>-2,21777777777781</text:p>
          </table:table-cell>
          <table:table-cell table:formula="of:=-7*[.A604]/9-1/3" office:value-type="float" office:value="2.76222222222232" calcext:value-type="float">
            <text:p>2,76222222222232</text:p>
          </table:table-cell>
          <table:table-cell table:number-columns-repeated="1021"/>
        </table:table-row>
        <table:table-row table:style-name="ro1">
          <table:table-cell table:formula="of:=[.A604]+0.01" office:value-type="float" office:value="-3.97000000000013" calcext:value-type="float">
            <text:p>-3,97000000000013</text:p>
          </table:table-cell>
          <table:table-cell table:formula="of:=2*[.A605]/9-4/3" office:value-type="float" office:value="-2.21555555555558" calcext:value-type="float">
            <text:p>-2,21555555555558</text:p>
          </table:table-cell>
          <table:table-cell table:formula="of:=-7*[.A605]/9-1/3" office:value-type="float" office:value="2.75444444444454" calcext:value-type="float">
            <text:p>2,75444444444454</text:p>
          </table:table-cell>
          <table:table-cell table:number-columns-repeated="1021"/>
        </table:table-row>
        <table:table-row table:style-name="ro1">
          <table:table-cell table:formula="of:=[.A605]+0.01" office:value-type="float" office:value="-3.96000000000013" calcext:value-type="float">
            <text:p>-3,96000000000013</text:p>
          </table:table-cell>
          <table:table-cell table:formula="of:=2*[.A606]/9-4/3" office:value-type="float" office:value="-2.21333333333336" calcext:value-type="float">
            <text:p>-2,21333333333336</text:p>
          </table:table-cell>
          <table:table-cell table:formula="of:=-7*[.A606]/9-1/3" office:value-type="float" office:value="2.74666666666677" calcext:value-type="float">
            <text:p>2,74666666666677</text:p>
          </table:table-cell>
          <table:table-cell table:number-columns-repeated="1021"/>
        </table:table-row>
        <table:table-row table:style-name="ro1">
          <table:table-cell table:formula="of:=[.A606]+0.01" office:value-type="float" office:value="-3.95000000000013" calcext:value-type="float">
            <text:p>-3,95000000000013</text:p>
          </table:table-cell>
          <table:table-cell table:formula="of:=2*[.A607]/9-4/3" office:value-type="float" office:value="-2.21111111111114" calcext:value-type="float">
            <text:p>-2,21111111111114</text:p>
          </table:table-cell>
          <table:table-cell table:formula="of:=-7*[.A607]/9-1/3" office:value-type="float" office:value="2.73888888888899" calcext:value-type="float">
            <text:p>2,73888888888899</text:p>
          </table:table-cell>
          <table:table-cell table:number-columns-repeated="1021"/>
        </table:table-row>
        <table:table-row table:style-name="ro1">
          <table:table-cell table:formula="of:=[.A607]+0.01" office:value-type="float" office:value="-3.94000000000013" calcext:value-type="float">
            <text:p>-3,94000000000013</text:p>
          </table:table-cell>
          <table:table-cell table:formula="of:=2*[.A608]/9-4/3" office:value-type="float" office:value="-2.20888888888892" calcext:value-type="float">
            <text:p>-2,20888888888892</text:p>
          </table:table-cell>
          <table:table-cell table:formula="of:=-7*[.A608]/9-1/3" office:value-type="float" office:value="2.73111111111121" calcext:value-type="float">
            <text:p>2,73111111111121</text:p>
          </table:table-cell>
          <table:table-cell table:number-columns-repeated="1021"/>
        </table:table-row>
        <table:table-row table:style-name="ro1">
          <table:table-cell table:formula="of:=[.A608]+0.01" office:value-type="float" office:value="-3.93000000000013" calcext:value-type="float">
            <text:p>-3,93000000000013</text:p>
          </table:table-cell>
          <table:table-cell table:formula="of:=2*[.A609]/9-4/3" office:value-type="float" office:value="-2.2066666666667" calcext:value-type="float">
            <text:p>-2,2066666666667</text:p>
          </table:table-cell>
          <table:table-cell table:formula="of:=-7*[.A609]/9-1/3" office:value-type="float" office:value="2.72333333333343" calcext:value-type="float">
            <text:p>2,72333333333343</text:p>
          </table:table-cell>
          <table:table-cell table:number-columns-repeated="1021"/>
        </table:table-row>
        <table:table-row table:style-name="ro1">
          <table:table-cell table:formula="of:=[.A609]+0.01" office:value-type="float" office:value="-3.92000000000013" calcext:value-type="float">
            <text:p>-3,92000000000013</text:p>
          </table:table-cell>
          <table:table-cell table:formula="of:=2*[.A610]/9-4/3" office:value-type="float" office:value="-2.20444444444447" calcext:value-type="float">
            <text:p>-2,20444444444447</text:p>
          </table:table-cell>
          <table:table-cell table:formula="of:=-7*[.A610]/9-1/3" office:value-type="float" office:value="2.71555555555566" calcext:value-type="float">
            <text:p>2,71555555555566</text:p>
          </table:table-cell>
          <table:table-cell table:number-columns-repeated="1021"/>
        </table:table-row>
        <table:table-row table:style-name="ro1">
          <table:table-cell table:formula="of:=[.A610]+0.01" office:value-type="float" office:value="-3.91000000000013" calcext:value-type="float">
            <text:p>-3,91000000000013</text:p>
          </table:table-cell>
          <table:table-cell table:formula="of:=2*[.A611]/9-4/3" office:value-type="float" office:value="-2.20222222222225" calcext:value-type="float">
            <text:p>-2,20222222222225</text:p>
          </table:table-cell>
          <table:table-cell table:formula="of:=-7*[.A611]/9-1/3" office:value-type="float" office:value="2.70777777777788" calcext:value-type="float">
            <text:p>2,70777777777788</text:p>
          </table:table-cell>
          <table:table-cell table:number-columns-repeated="1021"/>
        </table:table-row>
        <table:table-row table:style-name="ro1">
          <table:table-cell table:formula="of:=[.A611]+0.01" office:value-type="float" office:value="-3.90000000000013" calcext:value-type="float">
            <text:p>-3,90000000000013</text:p>
          </table:table-cell>
          <table:table-cell table:formula="of:=2*[.A612]/9-4/3" office:value-type="float" office:value="-2.20000000000003" calcext:value-type="float">
            <text:p>-2,20000000000003</text:p>
          </table:table-cell>
          <table:table-cell table:formula="of:=-7*[.A612]/9-1/3" office:value-type="float" office:value="2.7000000000001" calcext:value-type="float">
            <text:p>2,7000000000001</text:p>
          </table:table-cell>
          <table:table-cell table:number-columns-repeated="1021"/>
        </table:table-row>
        <table:table-row table:style-name="ro1">
          <table:table-cell table:formula="of:=[.A612]+0.01" office:value-type="float" office:value="-3.89000000000013" calcext:value-type="float">
            <text:p>-3,89000000000013</text:p>
          </table:table-cell>
          <table:table-cell table:formula="of:=2*[.A613]/9-4/3" office:value-type="float" office:value="-2.19777777777781" calcext:value-type="float">
            <text:p>-2,19777777777781</text:p>
          </table:table-cell>
          <table:table-cell table:formula="of:=-7*[.A613]/9-1/3" office:value-type="float" office:value="2.69222222222232" calcext:value-type="float">
            <text:p>2,69222222222232</text:p>
          </table:table-cell>
          <table:table-cell table:number-columns-repeated="1021"/>
        </table:table-row>
        <table:table-row table:style-name="ro1">
          <table:table-cell table:formula="of:=[.A613]+0.01" office:value-type="float" office:value="-3.88000000000013" calcext:value-type="float">
            <text:p>-3,88000000000013</text:p>
          </table:table-cell>
          <table:table-cell table:formula="of:=2*[.A614]/9-4/3" office:value-type="float" office:value="-2.19555555555558" calcext:value-type="float">
            <text:p>-2,19555555555558</text:p>
          </table:table-cell>
          <table:table-cell table:formula="of:=-7*[.A614]/9-1/3" office:value-type="float" office:value="2.68444444444455" calcext:value-type="float">
            <text:p>2,68444444444455</text:p>
          </table:table-cell>
          <table:table-cell table:number-columns-repeated="1021"/>
        </table:table-row>
        <table:table-row table:style-name="ro1">
          <table:table-cell table:formula="of:=[.A614]+0.01" office:value-type="float" office:value="-3.87000000000013" calcext:value-type="float">
            <text:p>-3,87000000000013</text:p>
          </table:table-cell>
          <table:table-cell table:formula="of:=2*[.A615]/9-4/3" office:value-type="float" office:value="-2.19333333333336" calcext:value-type="float">
            <text:p>-2,19333333333336</text:p>
          </table:table-cell>
          <table:table-cell table:formula="of:=-7*[.A615]/9-1/3" office:value-type="float" office:value="2.67666666666677" calcext:value-type="float">
            <text:p>2,67666666666677</text:p>
          </table:table-cell>
          <table:table-cell table:number-columns-repeated="1021"/>
        </table:table-row>
        <table:table-row table:style-name="ro1">
          <table:table-cell table:formula="of:=[.A615]+0.01" office:value-type="float" office:value="-3.86000000000013" calcext:value-type="float">
            <text:p>-3,86000000000013</text:p>
          </table:table-cell>
          <table:table-cell table:formula="of:=2*[.A616]/9-4/3" office:value-type="float" office:value="-2.19111111111114" calcext:value-type="float">
            <text:p>-2,19111111111114</text:p>
          </table:table-cell>
          <table:table-cell table:formula="of:=-7*[.A616]/9-1/3" office:value-type="float" office:value="2.66888888888899" calcext:value-type="float">
            <text:p>2,66888888888899</text:p>
          </table:table-cell>
          <table:table-cell table:number-columns-repeated="1021"/>
        </table:table-row>
        <table:table-row table:style-name="ro1">
          <table:table-cell table:formula="of:=[.A616]+0.01" office:value-type="float" office:value="-3.85000000000013" calcext:value-type="float">
            <text:p>-3,85000000000013</text:p>
          </table:table-cell>
          <table:table-cell table:formula="of:=2*[.A617]/9-4/3" office:value-type="float" office:value="-2.18888888888892" calcext:value-type="float">
            <text:p>-2,18888888888892</text:p>
          </table:table-cell>
          <table:table-cell table:formula="of:=-7*[.A617]/9-1/3" office:value-type="float" office:value="2.66111111111121" calcext:value-type="float">
            <text:p>2,66111111111121</text:p>
          </table:table-cell>
          <table:table-cell table:number-columns-repeated="1021"/>
        </table:table-row>
        <table:table-row table:style-name="ro1">
          <table:table-cell table:formula="of:=[.A617]+0.01" office:value-type="float" office:value="-3.84000000000013" calcext:value-type="float">
            <text:p>-3,84000000000013</text:p>
          </table:table-cell>
          <table:table-cell table:formula="of:=2*[.A618]/9-4/3" office:value-type="float" office:value="-2.1866666666667" calcext:value-type="float">
            <text:p>-2,1866666666667</text:p>
          </table:table-cell>
          <table:table-cell table:formula="of:=-7*[.A618]/9-1/3" office:value-type="float" office:value="2.65333333333344" calcext:value-type="float">
            <text:p>2,65333333333344</text:p>
          </table:table-cell>
          <table:table-cell table:number-columns-repeated="1021"/>
        </table:table-row>
        <table:table-row table:style-name="ro1">
          <table:table-cell table:formula="of:=[.A618]+0.01" office:value-type="float" office:value="-3.83000000000013" calcext:value-type="float">
            <text:p>-3,83000000000013</text:p>
          </table:table-cell>
          <table:table-cell table:formula="of:=2*[.A619]/9-4/3" office:value-type="float" office:value="-2.18444444444447" calcext:value-type="float">
            <text:p>-2,18444444444447</text:p>
          </table:table-cell>
          <table:table-cell table:formula="of:=-7*[.A619]/9-1/3" office:value-type="float" office:value="2.64555555555566" calcext:value-type="float">
            <text:p>2,64555555555566</text:p>
          </table:table-cell>
          <table:table-cell table:number-columns-repeated="1021"/>
        </table:table-row>
        <table:table-row table:style-name="ro1">
          <table:table-cell table:formula="of:=[.A619]+0.01" office:value-type="float" office:value="-3.82000000000013" calcext:value-type="float">
            <text:p>-3,82000000000013</text:p>
          </table:table-cell>
          <table:table-cell table:formula="of:=2*[.A620]/9-4/3" office:value-type="float" office:value="-2.18222222222225" calcext:value-type="float">
            <text:p>-2,18222222222225</text:p>
          </table:table-cell>
          <table:table-cell table:formula="of:=-7*[.A620]/9-1/3" office:value-type="float" office:value="2.63777777777788" calcext:value-type="float">
            <text:p>2,63777777777788</text:p>
          </table:table-cell>
          <table:table-cell table:number-columns-repeated="1021"/>
        </table:table-row>
        <table:table-row table:style-name="ro1">
          <table:table-cell table:formula="of:=[.A620]+0.01" office:value-type="float" office:value="-3.81000000000013" calcext:value-type="float">
            <text:p>-3,81000000000013</text:p>
          </table:table-cell>
          <table:table-cell table:formula="of:=2*[.A621]/9-4/3" office:value-type="float" office:value="-2.18000000000003" calcext:value-type="float">
            <text:p>-2,18000000000003</text:p>
          </table:table-cell>
          <table:table-cell table:formula="of:=-7*[.A621]/9-1/3" office:value-type="float" office:value="2.6300000000001" calcext:value-type="float">
            <text:p>2,6300000000001</text:p>
          </table:table-cell>
          <table:table-cell table:number-columns-repeated="1021"/>
        </table:table-row>
        <table:table-row table:style-name="ro1">
          <table:table-cell table:formula="of:=[.A621]+0.01" office:value-type="float" office:value="-3.80000000000013" calcext:value-type="float">
            <text:p>-3,80000000000013</text:p>
          </table:table-cell>
          <table:table-cell table:formula="of:=2*[.A622]/9-4/3" office:value-type="float" office:value="-2.17777777777781" calcext:value-type="float">
            <text:p>-2,17777777777781</text:p>
          </table:table-cell>
          <table:table-cell table:formula="of:=-7*[.A622]/9-1/3" office:value-type="float" office:value="2.62222222222232" calcext:value-type="float">
            <text:p>2,62222222222232</text:p>
          </table:table-cell>
          <table:table-cell table:number-columns-repeated="1021"/>
        </table:table-row>
        <table:table-row table:style-name="ro1">
          <table:table-cell table:formula="of:=[.A622]+0.01" office:value-type="float" office:value="-3.79000000000013" calcext:value-type="float">
            <text:p>-3,79000000000013</text:p>
          </table:table-cell>
          <table:table-cell table:formula="of:=2*[.A623]/9-4/3" office:value-type="float" office:value="-2.17555555555558" calcext:value-type="float">
            <text:p>-2,17555555555558</text:p>
          </table:table-cell>
          <table:table-cell table:formula="of:=-7*[.A623]/9-1/3" office:value-type="float" office:value="2.61444444444455" calcext:value-type="float">
            <text:p>2,61444444444455</text:p>
          </table:table-cell>
          <table:table-cell table:number-columns-repeated="1021"/>
        </table:table-row>
        <table:table-row table:style-name="ro1">
          <table:table-cell table:formula="of:=[.A623]+0.01" office:value-type="float" office:value="-3.78000000000013" calcext:value-type="float">
            <text:p>-3,78000000000013</text:p>
          </table:table-cell>
          <table:table-cell table:formula="of:=2*[.A624]/9-4/3" office:value-type="float" office:value="-2.17333333333336" calcext:value-type="float">
            <text:p>-2,17333333333336</text:p>
          </table:table-cell>
          <table:table-cell table:formula="of:=-7*[.A624]/9-1/3" office:value-type="float" office:value="2.60666666666677" calcext:value-type="float">
            <text:p>2,60666666666677</text:p>
          </table:table-cell>
          <table:table-cell table:number-columns-repeated="1021"/>
        </table:table-row>
        <table:table-row table:style-name="ro1">
          <table:table-cell table:formula="of:=[.A624]+0.01" office:value-type="float" office:value="-3.77000000000013" calcext:value-type="float">
            <text:p>-3,77000000000013</text:p>
          </table:table-cell>
          <table:table-cell table:formula="of:=2*[.A625]/9-4/3" office:value-type="float" office:value="-2.17111111111114" calcext:value-type="float">
            <text:p>-2,17111111111114</text:p>
          </table:table-cell>
          <table:table-cell table:formula="of:=-7*[.A625]/9-1/3" office:value-type="float" office:value="2.59888888888899" calcext:value-type="float">
            <text:p>2,59888888888899</text:p>
          </table:table-cell>
          <table:table-cell table:number-columns-repeated="1021"/>
        </table:table-row>
        <table:table-row table:style-name="ro1">
          <table:table-cell table:formula="of:=[.A625]+0.01" office:value-type="float" office:value="-3.76000000000013" calcext:value-type="float">
            <text:p>-3,76000000000013</text:p>
          </table:table-cell>
          <table:table-cell table:formula="of:=2*[.A626]/9-4/3" office:value-type="float" office:value="-2.16888888888892" calcext:value-type="float">
            <text:p>-2,16888888888892</text:p>
          </table:table-cell>
          <table:table-cell table:formula="of:=-7*[.A626]/9-1/3" office:value-type="float" office:value="2.59111111111121" calcext:value-type="float">
            <text:p>2,59111111111121</text:p>
          </table:table-cell>
          <table:table-cell table:number-columns-repeated="1021"/>
        </table:table-row>
        <table:table-row table:style-name="ro1">
          <table:table-cell table:formula="of:=[.A626]+0.01" office:value-type="float" office:value="-3.75000000000013" calcext:value-type="float">
            <text:p>-3,75000000000013</text:p>
          </table:table-cell>
          <table:table-cell table:formula="of:=2*[.A627]/9-4/3" office:value-type="float" office:value="-2.1666666666667" calcext:value-type="float">
            <text:p>-2,1666666666667</text:p>
          </table:table-cell>
          <table:table-cell table:formula="of:=-7*[.A627]/9-1/3" office:value-type="float" office:value="2.58333333333344" calcext:value-type="float">
            <text:p>2,58333333333344</text:p>
          </table:table-cell>
          <table:table-cell table:number-columns-repeated="1021"/>
        </table:table-row>
        <table:table-row table:style-name="ro1">
          <table:table-cell table:formula="of:=[.A627]+0.01" office:value-type="float" office:value="-3.74000000000013" calcext:value-type="float">
            <text:p>-3,74000000000013</text:p>
          </table:table-cell>
          <table:table-cell table:formula="of:=2*[.A628]/9-4/3" office:value-type="float" office:value="-2.16444444444447" calcext:value-type="float">
            <text:p>-2,16444444444447</text:p>
          </table:table-cell>
          <table:table-cell table:formula="of:=-7*[.A628]/9-1/3" office:value-type="float" office:value="2.57555555555566" calcext:value-type="float">
            <text:p>2,57555555555566</text:p>
          </table:table-cell>
          <table:table-cell table:number-columns-repeated="1021"/>
        </table:table-row>
        <table:table-row table:style-name="ro1">
          <table:table-cell table:formula="of:=[.A628]+0.01" office:value-type="float" office:value="-3.73000000000013" calcext:value-type="float">
            <text:p>-3,73000000000013</text:p>
          </table:table-cell>
          <table:table-cell table:formula="of:=2*[.A629]/9-4/3" office:value-type="float" office:value="-2.16222222222225" calcext:value-type="float">
            <text:p>-2,16222222222225</text:p>
          </table:table-cell>
          <table:table-cell table:formula="of:=-7*[.A629]/9-1/3" office:value-type="float" office:value="2.56777777777788" calcext:value-type="float">
            <text:p>2,56777777777788</text:p>
          </table:table-cell>
          <table:table-cell table:number-columns-repeated="1021"/>
        </table:table-row>
        <table:table-row table:style-name="ro1">
          <table:table-cell table:formula="of:=[.A629]+0.01" office:value-type="float" office:value="-3.72000000000013" calcext:value-type="float">
            <text:p>-3,72000000000013</text:p>
          </table:table-cell>
          <table:table-cell table:formula="of:=2*[.A630]/9-4/3" office:value-type="float" office:value="-2.16000000000003" calcext:value-type="float">
            <text:p>-2,16000000000003</text:p>
          </table:table-cell>
          <table:table-cell table:formula="of:=-7*[.A630]/9-1/3" office:value-type="float" office:value="2.5600000000001" calcext:value-type="float">
            <text:p>2,5600000000001</text:p>
          </table:table-cell>
          <table:table-cell table:number-columns-repeated="1021"/>
        </table:table-row>
        <table:table-row table:style-name="ro1">
          <table:table-cell table:formula="of:=[.A630]+0.01" office:value-type="float" office:value="-3.71000000000013" calcext:value-type="float">
            <text:p>-3,71000000000013</text:p>
          </table:table-cell>
          <table:table-cell table:formula="of:=2*[.A631]/9-4/3" office:value-type="float" office:value="-2.15777777777781" calcext:value-type="float">
            <text:p>-2,15777777777781</text:p>
          </table:table-cell>
          <table:table-cell table:formula="of:=-7*[.A631]/9-1/3" office:value-type="float" office:value="2.55222222222233" calcext:value-type="float">
            <text:p>2,55222222222233</text:p>
          </table:table-cell>
          <table:table-cell table:number-columns-repeated="1021"/>
        </table:table-row>
        <table:table-row table:style-name="ro1">
          <table:table-cell table:formula="of:=[.A631]+0.01" office:value-type="float" office:value="-3.70000000000013" calcext:value-type="float">
            <text:p>-3,70000000000013</text:p>
          </table:table-cell>
          <table:table-cell table:formula="of:=2*[.A632]/9-4/3" office:value-type="float" office:value="-2.15555555555559" calcext:value-type="float">
            <text:p>-2,15555555555559</text:p>
          </table:table-cell>
          <table:table-cell table:formula="of:=-7*[.A632]/9-1/3" office:value-type="float" office:value="2.54444444444455" calcext:value-type="float">
            <text:p>2,54444444444455</text:p>
          </table:table-cell>
          <table:table-cell table:number-columns-repeated="1021"/>
        </table:table-row>
        <table:table-row table:style-name="ro1">
          <table:table-cell table:formula="of:=[.A632]+0.01" office:value-type="float" office:value="-3.69000000000013" calcext:value-type="float">
            <text:p>-3,69000000000013</text:p>
          </table:table-cell>
          <table:table-cell table:formula="of:=2*[.A633]/9-4/3" office:value-type="float" office:value="-2.15333333333336" calcext:value-type="float">
            <text:p>-2,15333333333336</text:p>
          </table:table-cell>
          <table:table-cell table:formula="of:=-7*[.A633]/9-1/3" office:value-type="float" office:value="2.53666666666677" calcext:value-type="float">
            <text:p>2,53666666666677</text:p>
          </table:table-cell>
          <table:table-cell table:number-columns-repeated="1021"/>
        </table:table-row>
        <table:table-row table:style-name="ro1">
          <table:table-cell table:formula="of:=[.A633]+0.01" office:value-type="float" office:value="-3.68000000000013" calcext:value-type="float">
            <text:p>-3,68000000000013</text:p>
          </table:table-cell>
          <table:table-cell table:formula="of:=2*[.A634]/9-4/3" office:value-type="float" office:value="-2.15111111111114" calcext:value-type="float">
            <text:p>-2,15111111111114</text:p>
          </table:table-cell>
          <table:table-cell table:formula="of:=-7*[.A634]/9-1/3" office:value-type="float" office:value="2.52888888888899" calcext:value-type="float">
            <text:p>2,52888888888899</text:p>
          </table:table-cell>
          <table:table-cell table:number-columns-repeated="1021"/>
        </table:table-row>
        <table:table-row table:style-name="ro1">
          <table:table-cell table:formula="of:=[.A634]+0.01" office:value-type="float" office:value="-3.67000000000013" calcext:value-type="float">
            <text:p>-3,67000000000013</text:p>
          </table:table-cell>
          <table:table-cell table:formula="of:=2*[.A635]/9-4/3" office:value-type="float" office:value="-2.14888888888892" calcext:value-type="float">
            <text:p>-2,14888888888892</text:p>
          </table:table-cell>
          <table:table-cell table:formula="of:=-7*[.A635]/9-1/3" office:value-type="float" office:value="2.52111111111122" calcext:value-type="float">
            <text:p>2,52111111111122</text:p>
          </table:table-cell>
          <table:table-cell table:number-columns-repeated="1021"/>
        </table:table-row>
        <table:table-row table:style-name="ro1">
          <table:table-cell table:formula="of:=[.A635]+0.01" office:value-type="float" office:value="-3.66000000000014" calcext:value-type="float">
            <text:p>-3,66000000000014</text:p>
          </table:table-cell>
          <table:table-cell table:formula="of:=2*[.A636]/9-4/3" office:value-type="float" office:value="-2.1466666666667" calcext:value-type="float">
            <text:p>-2,1466666666667</text:p>
          </table:table-cell>
          <table:table-cell table:formula="of:=-7*[.A636]/9-1/3" office:value-type="float" office:value="2.51333333333344" calcext:value-type="float">
            <text:p>2,51333333333344</text:p>
          </table:table-cell>
          <table:table-cell table:number-columns-repeated="1021"/>
        </table:table-row>
        <table:table-row table:style-name="ro1">
          <table:table-cell table:formula="of:=[.A636]+0.01" office:value-type="float" office:value="-3.65000000000014" calcext:value-type="float">
            <text:p>-3,65000000000014</text:p>
          </table:table-cell>
          <table:table-cell table:formula="of:=2*[.A637]/9-4/3" office:value-type="float" office:value="-2.14444444444447" calcext:value-type="float">
            <text:p>-2,14444444444447</text:p>
          </table:table-cell>
          <table:table-cell table:formula="of:=-7*[.A637]/9-1/3" office:value-type="float" office:value="2.50555555555566" calcext:value-type="float">
            <text:p>2,50555555555566</text:p>
          </table:table-cell>
          <table:table-cell table:number-columns-repeated="1021"/>
        </table:table-row>
        <table:table-row table:style-name="ro1">
          <table:table-cell table:formula="of:=[.A637]+0.01" office:value-type="float" office:value="-3.64000000000014" calcext:value-type="float">
            <text:p>-3,64000000000014</text:p>
          </table:table-cell>
          <table:table-cell table:formula="of:=2*[.A638]/9-4/3" office:value-type="float" office:value="-2.14222222222225" calcext:value-type="float">
            <text:p>-2,14222222222225</text:p>
          </table:table-cell>
          <table:table-cell table:formula="of:=-7*[.A638]/9-1/3" office:value-type="float" office:value="2.49777777777788" calcext:value-type="float">
            <text:p>2,49777777777788</text:p>
          </table:table-cell>
          <table:table-cell table:number-columns-repeated="1021"/>
        </table:table-row>
        <table:table-row table:style-name="ro1">
          <table:table-cell table:formula="of:=[.A638]+0.01" office:value-type="float" office:value="-3.63000000000014" calcext:value-type="float">
            <text:p>-3,63000000000014</text:p>
          </table:table-cell>
          <table:table-cell table:formula="of:=2*[.A639]/9-4/3" office:value-type="float" office:value="-2.14000000000003" calcext:value-type="float">
            <text:p>-2,14000000000003</text:p>
          </table:table-cell>
          <table:table-cell table:formula="of:=-7*[.A639]/9-1/3" office:value-type="float" office:value="2.49000000000011" calcext:value-type="float">
            <text:p>2,49000000000011</text:p>
          </table:table-cell>
          <table:table-cell table:number-columns-repeated="1021"/>
        </table:table-row>
        <table:table-row table:style-name="ro1">
          <table:table-cell table:formula="of:=[.A639]+0.01" office:value-type="float" office:value="-3.62000000000014" calcext:value-type="float">
            <text:p>-3,62000000000014</text:p>
          </table:table-cell>
          <table:table-cell table:formula="of:=2*[.A640]/9-4/3" office:value-type="float" office:value="-2.13777777777781" calcext:value-type="float">
            <text:p>-2,13777777777781</text:p>
          </table:table-cell>
          <table:table-cell table:formula="of:=-7*[.A640]/9-1/3" office:value-type="float" office:value="2.48222222222233" calcext:value-type="float">
            <text:p>2,48222222222233</text:p>
          </table:table-cell>
          <table:table-cell table:number-columns-repeated="1021"/>
        </table:table-row>
        <table:table-row table:style-name="ro1">
          <table:table-cell table:formula="of:=[.A640]+0.01" office:value-type="float" office:value="-3.61000000000014" calcext:value-type="float">
            <text:p>-3,61000000000014</text:p>
          </table:table-cell>
          <table:table-cell table:formula="of:=2*[.A641]/9-4/3" office:value-type="float" office:value="-2.13555555555559" calcext:value-type="float">
            <text:p>-2,13555555555559</text:p>
          </table:table-cell>
          <table:table-cell table:formula="of:=-7*[.A641]/9-1/3" office:value-type="float" office:value="2.47444444444455" calcext:value-type="float">
            <text:p>2,47444444444455</text:p>
          </table:table-cell>
          <table:table-cell table:number-columns-repeated="1021"/>
        </table:table-row>
        <table:table-row table:style-name="ro1">
          <table:table-cell table:formula="of:=[.A641]+0.01" office:value-type="float" office:value="-3.60000000000014" calcext:value-type="float">
            <text:p>-3,60000000000014</text:p>
          </table:table-cell>
          <table:table-cell table:formula="of:=2*[.A642]/9-4/3" office:value-type="float" office:value="-2.13333333333336" calcext:value-type="float">
            <text:p>-2,13333333333336</text:p>
          </table:table-cell>
          <table:table-cell table:formula="of:=-7*[.A642]/9-1/3" office:value-type="float" office:value="2.46666666666677" calcext:value-type="float">
            <text:p>2,46666666666677</text:p>
          </table:table-cell>
          <table:table-cell table:number-columns-repeated="1021"/>
        </table:table-row>
        <table:table-row table:style-name="ro1">
          <table:table-cell table:formula="of:=[.A642]+0.01" office:value-type="float" office:value="-3.59000000000014" calcext:value-type="float">
            <text:p>-3,59000000000014</text:p>
          </table:table-cell>
          <table:table-cell table:formula="of:=2*[.A643]/9-4/3" office:value-type="float" office:value="-2.13111111111114" calcext:value-type="float">
            <text:p>-2,13111111111114</text:p>
          </table:table-cell>
          <table:table-cell table:formula="of:=-7*[.A643]/9-1/3" office:value-type="float" office:value="2.45888888888899" calcext:value-type="float">
            <text:p>2,45888888888899</text:p>
          </table:table-cell>
          <table:table-cell table:number-columns-repeated="1021"/>
        </table:table-row>
        <table:table-row table:style-name="ro1">
          <table:table-cell table:formula="of:=[.A643]+0.01" office:value-type="float" office:value="-3.58000000000014" calcext:value-type="float">
            <text:p>-3,58000000000014</text:p>
          </table:table-cell>
          <table:table-cell table:formula="of:=2*[.A644]/9-4/3" office:value-type="float" office:value="-2.12888888888892" calcext:value-type="float">
            <text:p>-2,12888888888892</text:p>
          </table:table-cell>
          <table:table-cell table:formula="of:=-7*[.A644]/9-1/3" office:value-type="float" office:value="2.45111111111122" calcext:value-type="float">
            <text:p>2,45111111111122</text:p>
          </table:table-cell>
          <table:table-cell table:number-columns-repeated="1021"/>
        </table:table-row>
        <table:table-row table:style-name="ro1">
          <table:table-cell table:formula="of:=[.A644]+0.01" office:value-type="float" office:value="-3.57000000000014" calcext:value-type="float">
            <text:p>-3,57000000000014</text:p>
          </table:table-cell>
          <table:table-cell table:formula="of:=2*[.A645]/9-4/3" office:value-type="float" office:value="-2.1266666666667" calcext:value-type="float">
            <text:p>-2,1266666666667</text:p>
          </table:table-cell>
          <table:table-cell table:formula="of:=-7*[.A645]/9-1/3" office:value-type="float" office:value="2.44333333333344" calcext:value-type="float">
            <text:p>2,44333333333344</text:p>
          </table:table-cell>
          <table:table-cell table:number-columns-repeated="1021"/>
        </table:table-row>
        <table:table-row table:style-name="ro1">
          <table:table-cell table:formula="of:=[.A645]+0.01" office:value-type="float" office:value="-3.56000000000014" calcext:value-type="float">
            <text:p>-3,56000000000014</text:p>
          </table:table-cell>
          <table:table-cell table:formula="of:=2*[.A646]/9-4/3" office:value-type="float" office:value="-2.12444444444447" calcext:value-type="float">
            <text:p>-2,12444444444447</text:p>
          </table:table-cell>
          <table:table-cell table:formula="of:=-7*[.A646]/9-1/3" office:value-type="float" office:value="2.43555555555566" calcext:value-type="float">
            <text:p>2,43555555555566</text:p>
          </table:table-cell>
          <table:table-cell table:number-columns-repeated="1021"/>
        </table:table-row>
        <table:table-row table:style-name="ro1">
          <table:table-cell table:formula="of:=[.A646]+0.01" office:value-type="float" office:value="-3.55000000000014" calcext:value-type="float">
            <text:p>-3,55000000000014</text:p>
          </table:table-cell>
          <table:table-cell table:formula="of:=2*[.A647]/9-4/3" office:value-type="float" office:value="-2.12222222222225" calcext:value-type="float">
            <text:p>-2,12222222222225</text:p>
          </table:table-cell>
          <table:table-cell table:formula="of:=-7*[.A647]/9-1/3" office:value-type="float" office:value="2.42777777777788" calcext:value-type="float">
            <text:p>2,42777777777788</text:p>
          </table:table-cell>
          <table:table-cell table:number-columns-repeated="1021"/>
        </table:table-row>
        <table:table-row table:style-name="ro1">
          <table:table-cell table:formula="of:=[.A647]+0.01" office:value-type="float" office:value="-3.54000000000014" calcext:value-type="float">
            <text:p>-3,54000000000014</text:p>
          </table:table-cell>
          <table:table-cell table:formula="of:=2*[.A648]/9-4/3" office:value-type="float" office:value="-2.12000000000003" calcext:value-type="float">
            <text:p>-2,12000000000003</text:p>
          </table:table-cell>
          <table:table-cell table:formula="of:=-7*[.A648]/9-1/3" office:value-type="float" office:value="2.42000000000011" calcext:value-type="float">
            <text:p>2,42000000000011</text:p>
          </table:table-cell>
          <table:table-cell table:number-columns-repeated="1021"/>
        </table:table-row>
        <table:table-row table:style-name="ro1">
          <table:table-cell table:formula="of:=[.A648]+0.01" office:value-type="float" office:value="-3.53000000000014" calcext:value-type="float">
            <text:p>-3,53000000000014</text:p>
          </table:table-cell>
          <table:table-cell table:formula="of:=2*[.A649]/9-4/3" office:value-type="float" office:value="-2.11777777777781" calcext:value-type="float">
            <text:p>-2,11777777777781</text:p>
          </table:table-cell>
          <table:table-cell table:formula="of:=-7*[.A649]/9-1/3" office:value-type="float" office:value="2.41222222222233" calcext:value-type="float">
            <text:p>2,41222222222233</text:p>
          </table:table-cell>
          <table:table-cell table:number-columns-repeated="1021"/>
        </table:table-row>
        <table:table-row table:style-name="ro1">
          <table:table-cell table:formula="of:=[.A649]+0.01" office:value-type="float" office:value="-3.52000000000014" calcext:value-type="float">
            <text:p>-3,52000000000014</text:p>
          </table:table-cell>
          <table:table-cell table:formula="of:=2*[.A650]/9-4/3" office:value-type="float" office:value="-2.11555555555559" calcext:value-type="float">
            <text:p>-2,11555555555559</text:p>
          </table:table-cell>
          <table:table-cell table:formula="of:=-7*[.A650]/9-1/3" office:value-type="float" office:value="2.40444444444455" calcext:value-type="float">
            <text:p>2,40444444444455</text:p>
          </table:table-cell>
          <table:table-cell table:number-columns-repeated="1021"/>
        </table:table-row>
        <table:table-row table:style-name="ro1">
          <table:table-cell table:formula="of:=[.A650]+0.01" office:value-type="float" office:value="-3.51000000000014" calcext:value-type="float">
            <text:p>-3,51000000000014</text:p>
          </table:table-cell>
          <table:table-cell table:formula="of:=2*[.A651]/9-4/3" office:value-type="float" office:value="-2.11333333333336" calcext:value-type="float">
            <text:p>-2,11333333333336</text:p>
          </table:table-cell>
          <table:table-cell table:formula="of:=-7*[.A651]/9-1/3" office:value-type="float" office:value="2.39666666666677" calcext:value-type="float">
            <text:p>2,39666666666677</text:p>
          </table:table-cell>
          <table:table-cell table:number-columns-repeated="1021"/>
        </table:table-row>
        <table:table-row table:style-name="ro1">
          <table:table-cell table:formula="of:=[.A651]+0.01" office:value-type="float" office:value="-3.50000000000014" calcext:value-type="float">
            <text:p>-3,50000000000014</text:p>
          </table:table-cell>
          <table:table-cell table:formula="of:=2*[.A652]/9-4/3" office:value-type="float" office:value="-2.11111111111114" calcext:value-type="float">
            <text:p>-2,11111111111114</text:p>
          </table:table-cell>
          <table:table-cell table:formula="of:=-7*[.A652]/9-1/3" office:value-type="float" office:value="2.388888888889" calcext:value-type="float">
            <text:p>2,388888888889</text:p>
          </table:table-cell>
          <table:table-cell table:number-columns-repeated="1021"/>
        </table:table-row>
        <table:table-row table:style-name="ro1">
          <table:table-cell table:formula="of:=[.A652]+0.01" office:value-type="float" office:value="-3.49000000000014" calcext:value-type="float">
            <text:p>-3,49000000000014</text:p>
          </table:table-cell>
          <table:table-cell table:formula="of:=2*[.A653]/9-4/3" office:value-type="float" office:value="-2.10888888888892" calcext:value-type="float">
            <text:p>-2,10888888888892</text:p>
          </table:table-cell>
          <table:table-cell table:formula="of:=-7*[.A653]/9-1/3" office:value-type="float" office:value="2.38111111111122" calcext:value-type="float">
            <text:p>2,38111111111122</text:p>
          </table:table-cell>
          <table:table-cell table:number-columns-repeated="1021"/>
        </table:table-row>
        <table:table-row table:style-name="ro1">
          <table:table-cell table:formula="of:=[.A653]+0.01" office:value-type="float" office:value="-3.48000000000014" calcext:value-type="float">
            <text:p>-3,48000000000014</text:p>
          </table:table-cell>
          <table:table-cell table:formula="of:=2*[.A654]/9-4/3" office:value-type="float" office:value="-2.1066666666667" calcext:value-type="float">
            <text:p>-2,1066666666667</text:p>
          </table:table-cell>
          <table:table-cell table:formula="of:=-7*[.A654]/9-1/3" office:value-type="float" office:value="2.37333333333344" calcext:value-type="float">
            <text:p>2,37333333333344</text:p>
          </table:table-cell>
          <table:table-cell table:number-columns-repeated="1021"/>
        </table:table-row>
        <table:table-row table:style-name="ro1">
          <table:table-cell table:formula="of:=[.A654]+0.01" office:value-type="float" office:value="-3.47000000000014" calcext:value-type="float">
            <text:p>-3,47000000000014</text:p>
          </table:table-cell>
          <table:table-cell table:formula="of:=2*[.A655]/9-4/3" office:value-type="float" office:value="-2.10444444444448" calcext:value-type="float">
            <text:p>-2,10444444444448</text:p>
          </table:table-cell>
          <table:table-cell table:formula="of:=-7*[.A655]/9-1/3" office:value-type="float" office:value="2.36555555555566" calcext:value-type="float">
            <text:p>2,36555555555566</text:p>
          </table:table-cell>
          <table:table-cell table:number-columns-repeated="1021"/>
        </table:table-row>
        <table:table-row table:style-name="ro1">
          <table:table-cell table:formula="of:=[.A655]+0.01" office:value-type="float" office:value="-3.46000000000014" calcext:value-type="float">
            <text:p>-3,46000000000014</text:p>
          </table:table-cell>
          <table:table-cell table:formula="of:=2*[.A656]/9-4/3" office:value-type="float" office:value="-2.10222222222225" calcext:value-type="float">
            <text:p>-2,10222222222225</text:p>
          </table:table-cell>
          <table:table-cell table:formula="of:=-7*[.A656]/9-1/3" office:value-type="float" office:value="2.35777777777789" calcext:value-type="float">
            <text:p>2,35777777777789</text:p>
          </table:table-cell>
          <table:table-cell table:number-columns-repeated="1021"/>
        </table:table-row>
        <table:table-row table:style-name="ro1">
          <table:table-cell table:formula="of:=[.A656]+0.01" office:value-type="float" office:value="-3.45000000000014" calcext:value-type="float">
            <text:p>-3,45000000000014</text:p>
          </table:table-cell>
          <table:table-cell table:formula="of:=2*[.A657]/9-4/3" office:value-type="float" office:value="-2.10000000000003" calcext:value-type="float">
            <text:p>-2,10000000000003</text:p>
          </table:table-cell>
          <table:table-cell table:formula="of:=-7*[.A657]/9-1/3" office:value-type="float" office:value="2.35000000000011" calcext:value-type="float">
            <text:p>2,35000000000011</text:p>
          </table:table-cell>
          <table:table-cell table:number-columns-repeated="1021"/>
        </table:table-row>
        <table:table-row table:style-name="ro1">
          <table:table-cell table:formula="of:=[.A657]+0.01" office:value-type="float" office:value="-3.44000000000014" calcext:value-type="float">
            <text:p>-3,44000000000014</text:p>
          </table:table-cell>
          <table:table-cell table:formula="of:=2*[.A658]/9-4/3" office:value-type="float" office:value="-2.09777777777781" calcext:value-type="float">
            <text:p>-2,09777777777781</text:p>
          </table:table-cell>
          <table:table-cell table:formula="of:=-7*[.A658]/9-1/3" office:value-type="float" office:value="2.34222222222233" calcext:value-type="float">
            <text:p>2,34222222222233</text:p>
          </table:table-cell>
          <table:table-cell table:number-columns-repeated="1021"/>
        </table:table-row>
        <table:table-row table:style-name="ro1">
          <table:table-cell table:formula="of:=[.A658]+0.01" office:value-type="float" office:value="-3.43000000000014" calcext:value-type="float">
            <text:p>-3,43000000000014</text:p>
          </table:table-cell>
          <table:table-cell table:formula="of:=2*[.A659]/9-4/3" office:value-type="float" office:value="-2.09555555555559" calcext:value-type="float">
            <text:p>-2,09555555555559</text:p>
          </table:table-cell>
          <table:table-cell table:formula="of:=-7*[.A659]/9-1/3" office:value-type="float" office:value="2.33444444444455" calcext:value-type="float">
            <text:p>2,33444444444455</text:p>
          </table:table-cell>
          <table:table-cell table:number-columns-repeated="1021"/>
        </table:table-row>
        <table:table-row table:style-name="ro1">
          <table:table-cell table:formula="of:=[.A659]+0.01" office:value-type="float" office:value="-3.42000000000014" calcext:value-type="float">
            <text:p>-3,42000000000014</text:p>
          </table:table-cell>
          <table:table-cell table:formula="of:=2*[.A660]/9-4/3" office:value-type="float" office:value="-2.09333333333336" calcext:value-type="float">
            <text:p>-2,09333333333336</text:p>
          </table:table-cell>
          <table:table-cell table:formula="of:=-7*[.A660]/9-1/3" office:value-type="float" office:value="2.32666666666678" calcext:value-type="float">
            <text:p>2,32666666666678</text:p>
          </table:table-cell>
          <table:table-cell table:number-columns-repeated="1021"/>
        </table:table-row>
        <table:table-row table:style-name="ro1">
          <table:table-cell table:formula="of:=[.A660]+0.01" office:value-type="float" office:value="-3.41000000000014" calcext:value-type="float">
            <text:p>-3,41000000000014</text:p>
          </table:table-cell>
          <table:table-cell table:formula="of:=2*[.A661]/9-4/3" office:value-type="float" office:value="-2.09111111111114" calcext:value-type="float">
            <text:p>-2,09111111111114</text:p>
          </table:table-cell>
          <table:table-cell table:formula="of:=-7*[.A661]/9-1/3" office:value-type="float" office:value="2.318888888889" calcext:value-type="float">
            <text:p>2,318888888889</text:p>
          </table:table-cell>
          <table:table-cell table:number-columns-repeated="1021"/>
        </table:table-row>
        <table:table-row table:style-name="ro1">
          <table:table-cell table:formula="of:=[.A661]+0.01" office:value-type="float" office:value="-3.40000000000014" calcext:value-type="float">
            <text:p>-3,40000000000014</text:p>
          </table:table-cell>
          <table:table-cell table:formula="of:=2*[.A662]/9-4/3" office:value-type="float" office:value="-2.08888888888892" calcext:value-type="float">
            <text:p>-2,08888888888892</text:p>
          </table:table-cell>
          <table:table-cell table:formula="of:=-7*[.A662]/9-1/3" office:value-type="float" office:value="2.31111111111122" calcext:value-type="float">
            <text:p>2,31111111111122</text:p>
          </table:table-cell>
          <table:table-cell table:number-columns-repeated="1021"/>
        </table:table-row>
        <table:table-row table:style-name="ro1">
          <table:table-cell table:formula="of:=[.A662]+0.01" office:value-type="float" office:value="-3.39000000000014" calcext:value-type="float">
            <text:p>-3,39000000000014</text:p>
          </table:table-cell>
          <table:table-cell table:formula="of:=2*[.A663]/9-4/3" office:value-type="float" office:value="-2.0866666666667" calcext:value-type="float">
            <text:p>-2,0866666666667</text:p>
          </table:table-cell>
          <table:table-cell table:formula="of:=-7*[.A663]/9-1/3" office:value-type="float" office:value="2.30333333333344" calcext:value-type="float">
            <text:p>2,30333333333344</text:p>
          </table:table-cell>
          <table:table-cell table:number-columns-repeated="1021"/>
        </table:table-row>
        <table:table-row table:style-name="ro1">
          <table:table-cell table:formula="of:=[.A663]+0.01" office:value-type="float" office:value="-3.38000000000014" calcext:value-type="float">
            <text:p>-3,38000000000014</text:p>
          </table:table-cell>
          <table:table-cell table:formula="of:=2*[.A664]/9-4/3" office:value-type="float" office:value="-2.08444444444448" calcext:value-type="float">
            <text:p>-2,08444444444448</text:p>
          </table:table-cell>
          <table:table-cell table:formula="of:=-7*[.A664]/9-1/3" office:value-type="float" office:value="2.29555555555567" calcext:value-type="float">
            <text:p>2,29555555555567</text:p>
          </table:table-cell>
          <table:table-cell table:number-columns-repeated="1021"/>
        </table:table-row>
        <table:table-row table:style-name="ro1">
          <table:table-cell table:formula="of:=[.A664]+0.01" office:value-type="float" office:value="-3.37000000000014" calcext:value-type="float">
            <text:p>-3,37000000000014</text:p>
          </table:table-cell>
          <table:table-cell table:formula="of:=2*[.A665]/9-4/3" office:value-type="float" office:value="-2.08222222222225" calcext:value-type="float">
            <text:p>-2,08222222222225</text:p>
          </table:table-cell>
          <table:table-cell table:formula="of:=-7*[.A665]/9-1/3" office:value-type="float" office:value="2.28777777777789" calcext:value-type="float">
            <text:p>2,28777777777789</text:p>
          </table:table-cell>
          <table:table-cell table:number-columns-repeated="1021"/>
        </table:table-row>
        <table:table-row table:style-name="ro1">
          <table:table-cell table:formula="of:=[.A665]+0.01" office:value-type="float" office:value="-3.36000000000014" calcext:value-type="float">
            <text:p>-3,36000000000014</text:p>
          </table:table-cell>
          <table:table-cell table:formula="of:=2*[.A666]/9-4/3" office:value-type="float" office:value="-2.08000000000003" calcext:value-type="float">
            <text:p>-2,08000000000003</text:p>
          </table:table-cell>
          <table:table-cell table:formula="of:=-7*[.A666]/9-1/3" office:value-type="float" office:value="2.28000000000011" calcext:value-type="float">
            <text:p>2,28000000000011</text:p>
          </table:table-cell>
          <table:table-cell table:number-columns-repeated="1021"/>
        </table:table-row>
        <table:table-row table:style-name="ro1">
          <table:table-cell table:formula="of:=[.A666]+0.01" office:value-type="float" office:value="-3.35000000000014" calcext:value-type="float">
            <text:p>-3,35000000000014</text:p>
          </table:table-cell>
          <table:table-cell table:formula="of:=2*[.A667]/9-4/3" office:value-type="float" office:value="-2.07777777777781" calcext:value-type="float">
            <text:p>-2,07777777777781</text:p>
          </table:table-cell>
          <table:table-cell table:formula="of:=-7*[.A667]/9-1/3" office:value-type="float" office:value="2.27222222222233" calcext:value-type="float">
            <text:p>2,27222222222233</text:p>
          </table:table-cell>
          <table:table-cell table:number-columns-repeated="1021"/>
        </table:table-row>
        <table:table-row table:style-name="ro1">
          <table:table-cell table:formula="of:=[.A667]+0.01" office:value-type="float" office:value="-3.34000000000014" calcext:value-type="float">
            <text:p>-3,34000000000014</text:p>
          </table:table-cell>
          <table:table-cell table:formula="of:=2*[.A668]/9-4/3" office:value-type="float" office:value="-2.07555555555559" calcext:value-type="float">
            <text:p>-2,07555555555559</text:p>
          </table:table-cell>
          <table:table-cell table:formula="of:=-7*[.A668]/9-1/3" office:value-type="float" office:value="2.26444444444455" calcext:value-type="float">
            <text:p>2,26444444444455</text:p>
          </table:table-cell>
          <table:table-cell table:number-columns-repeated="1021"/>
        </table:table-row>
        <table:table-row table:style-name="ro1">
          <table:table-cell table:formula="of:=[.A668]+0.01" office:value-type="float" office:value="-3.33000000000014" calcext:value-type="float">
            <text:p>-3,33000000000014</text:p>
          </table:table-cell>
          <table:table-cell table:formula="of:=2*[.A669]/9-4/3" office:value-type="float" office:value="-2.07333333333336" calcext:value-type="float">
            <text:p>-2,07333333333336</text:p>
          </table:table-cell>
          <table:table-cell table:formula="of:=-7*[.A669]/9-1/3" office:value-type="float" office:value="2.25666666666678" calcext:value-type="float">
            <text:p>2,25666666666678</text:p>
          </table:table-cell>
          <table:table-cell table:number-columns-repeated="1021"/>
        </table:table-row>
        <table:table-row table:style-name="ro1">
          <table:table-cell table:formula="of:=[.A669]+0.01" office:value-type="float" office:value="-3.32000000000014" calcext:value-type="float">
            <text:p>-3,32000000000014</text:p>
          </table:table-cell>
          <table:table-cell table:formula="of:=2*[.A670]/9-4/3" office:value-type="float" office:value="-2.07111111111114" calcext:value-type="float">
            <text:p>-2,07111111111114</text:p>
          </table:table-cell>
          <table:table-cell table:formula="of:=-7*[.A670]/9-1/3" office:value-type="float" office:value="2.248888888889" calcext:value-type="float">
            <text:p>2,248888888889</text:p>
          </table:table-cell>
          <table:table-cell table:number-columns-repeated="1021"/>
        </table:table-row>
        <table:table-row table:style-name="ro1">
          <table:table-cell table:formula="of:=[.A670]+0.01" office:value-type="float" office:value="-3.31000000000014" calcext:value-type="float">
            <text:p>-3,31000000000014</text:p>
          </table:table-cell>
          <table:table-cell table:formula="of:=2*[.A671]/9-4/3" office:value-type="float" office:value="-2.06888888888892" calcext:value-type="float">
            <text:p>-2,06888888888892</text:p>
          </table:table-cell>
          <table:table-cell table:formula="of:=-7*[.A671]/9-1/3" office:value-type="float" office:value="2.24111111111122" calcext:value-type="float">
            <text:p>2,24111111111122</text:p>
          </table:table-cell>
          <table:table-cell table:number-columns-repeated="1021"/>
        </table:table-row>
        <table:table-row table:style-name="ro1">
          <table:table-cell table:formula="of:=[.A671]+0.01" office:value-type="float" office:value="-3.30000000000014" calcext:value-type="float">
            <text:p>-3,30000000000014</text:p>
          </table:table-cell>
          <table:table-cell table:formula="of:=2*[.A672]/9-4/3" office:value-type="float" office:value="-2.0666666666667" calcext:value-type="float">
            <text:p>-2,0666666666667</text:p>
          </table:table-cell>
          <table:table-cell table:formula="of:=-7*[.A672]/9-1/3" office:value-type="float" office:value="2.23333333333344" calcext:value-type="float">
            <text:p>2,23333333333344</text:p>
          </table:table-cell>
          <table:table-cell table:number-columns-repeated="1021"/>
        </table:table-row>
        <table:table-row table:style-name="ro1">
          <table:table-cell table:formula="of:=[.A672]+0.01" office:value-type="float" office:value="-3.29000000000014" calcext:value-type="float">
            <text:p>-3,29000000000014</text:p>
          </table:table-cell>
          <table:table-cell table:formula="of:=2*[.A673]/9-4/3" office:value-type="float" office:value="-2.06444444444448" calcext:value-type="float">
            <text:p>-2,06444444444448</text:p>
          </table:table-cell>
          <table:table-cell table:formula="of:=-7*[.A673]/9-1/3" office:value-type="float" office:value="2.22555555555567" calcext:value-type="float">
            <text:p>2,22555555555567</text:p>
          </table:table-cell>
          <table:table-cell table:number-columns-repeated="1021"/>
        </table:table-row>
        <table:table-row table:style-name="ro1">
          <table:table-cell table:formula="of:=[.A673]+0.01" office:value-type="float" office:value="-3.28000000000014" calcext:value-type="float">
            <text:p>-3,28000000000014</text:p>
          </table:table-cell>
          <table:table-cell table:formula="of:=2*[.A674]/9-4/3" office:value-type="float" office:value="-2.06222222222225" calcext:value-type="float">
            <text:p>-2,06222222222225</text:p>
          </table:table-cell>
          <table:table-cell table:formula="of:=-7*[.A674]/9-1/3" office:value-type="float" office:value="2.21777777777789" calcext:value-type="float">
            <text:p>2,21777777777789</text:p>
          </table:table-cell>
          <table:table-cell table:number-columns-repeated="1021"/>
        </table:table-row>
        <table:table-row table:style-name="ro1">
          <table:table-cell table:formula="of:=[.A674]+0.01" office:value-type="float" office:value="-3.27000000000014" calcext:value-type="float">
            <text:p>-3,27000000000014</text:p>
          </table:table-cell>
          <table:table-cell table:formula="of:=2*[.A675]/9-4/3" office:value-type="float" office:value="-2.06000000000003" calcext:value-type="float">
            <text:p>-2,06000000000003</text:p>
          </table:table-cell>
          <table:table-cell table:formula="of:=-7*[.A675]/9-1/3" office:value-type="float" office:value="2.21000000000011" calcext:value-type="float">
            <text:p>2,21000000000011</text:p>
          </table:table-cell>
          <table:table-cell table:number-columns-repeated="1021"/>
        </table:table-row>
        <table:table-row table:style-name="ro1">
          <table:table-cell table:formula="of:=[.A675]+0.01" office:value-type="float" office:value="-3.26000000000014" calcext:value-type="float">
            <text:p>-3,26000000000014</text:p>
          </table:table-cell>
          <table:table-cell table:formula="of:=2*[.A676]/9-4/3" office:value-type="float" office:value="-2.05777777777781" calcext:value-type="float">
            <text:p>-2,05777777777781</text:p>
          </table:table-cell>
          <table:table-cell table:formula="of:=-7*[.A676]/9-1/3" office:value-type="float" office:value="2.20222222222233" calcext:value-type="float">
            <text:p>2,20222222222233</text:p>
          </table:table-cell>
          <table:table-cell table:number-columns-repeated="1021"/>
        </table:table-row>
        <table:table-row table:style-name="ro1">
          <table:table-cell table:formula="of:=[.A676]+0.01" office:value-type="float" office:value="-3.25000000000014" calcext:value-type="float">
            <text:p>-3,25000000000014</text:p>
          </table:table-cell>
          <table:table-cell table:formula="of:=2*[.A677]/9-4/3" office:value-type="float" office:value="-2.05555555555559" calcext:value-type="float">
            <text:p>-2,05555555555559</text:p>
          </table:table-cell>
          <table:table-cell table:formula="of:=-7*[.A677]/9-1/3" office:value-type="float" office:value="2.19444444444456" calcext:value-type="float">
            <text:p>2,19444444444456</text:p>
          </table:table-cell>
          <table:table-cell table:number-columns-repeated="1021"/>
        </table:table-row>
        <table:table-row table:style-name="ro1">
          <table:table-cell table:formula="of:=[.A677]+0.01" office:value-type="float" office:value="-3.24000000000014" calcext:value-type="float">
            <text:p>-3,24000000000014</text:p>
          </table:table-cell>
          <table:table-cell table:formula="of:=2*[.A678]/9-4/3" office:value-type="float" office:value="-2.05333333333337" calcext:value-type="float">
            <text:p>-2,05333333333337</text:p>
          </table:table-cell>
          <table:table-cell table:formula="of:=-7*[.A678]/9-1/3" office:value-type="float" office:value="2.18666666666678" calcext:value-type="float">
            <text:p>2,18666666666678</text:p>
          </table:table-cell>
          <table:table-cell table:number-columns-repeated="1021"/>
        </table:table-row>
        <table:table-row table:style-name="ro1">
          <table:table-cell table:formula="of:=[.A678]+0.01" office:value-type="float" office:value="-3.23000000000014" calcext:value-type="float">
            <text:p>-3,23000000000014</text:p>
          </table:table-cell>
          <table:table-cell table:formula="of:=2*[.A679]/9-4/3" office:value-type="float" office:value="-2.05111111111114" calcext:value-type="float">
            <text:p>-2,05111111111114</text:p>
          </table:table-cell>
          <table:table-cell table:formula="of:=-7*[.A679]/9-1/3" office:value-type="float" office:value="2.178888888889" calcext:value-type="float">
            <text:p>2,178888888889</text:p>
          </table:table-cell>
          <table:table-cell table:number-columns-repeated="1021"/>
        </table:table-row>
        <table:table-row table:style-name="ro1">
          <table:table-cell table:formula="of:=[.A679]+0.01" office:value-type="float" office:value="-3.22000000000014" calcext:value-type="float">
            <text:p>-3,22000000000014</text:p>
          </table:table-cell>
          <table:table-cell table:formula="of:=2*[.A680]/9-4/3" office:value-type="float" office:value="-2.04888888888892" calcext:value-type="float">
            <text:p>-2,04888888888892</text:p>
          </table:table-cell>
          <table:table-cell table:formula="of:=-7*[.A680]/9-1/3" office:value-type="float" office:value="2.17111111111122" calcext:value-type="float">
            <text:p>2,17111111111122</text:p>
          </table:table-cell>
          <table:table-cell table:number-columns-repeated="1021"/>
        </table:table-row>
        <table:table-row table:style-name="ro1">
          <table:table-cell table:formula="of:=[.A680]+0.01" office:value-type="float" office:value="-3.21000000000014" calcext:value-type="float">
            <text:p>-3,21000000000014</text:p>
          </table:table-cell>
          <table:table-cell table:formula="of:=2*[.A681]/9-4/3" office:value-type="float" office:value="-2.0466666666667" calcext:value-type="float">
            <text:p>-2,0466666666667</text:p>
          </table:table-cell>
          <table:table-cell table:formula="of:=-7*[.A681]/9-1/3" office:value-type="float" office:value="2.16333333333345" calcext:value-type="float">
            <text:p>2,16333333333345</text:p>
          </table:table-cell>
          <table:table-cell table:number-columns-repeated="1021"/>
        </table:table-row>
        <table:table-row table:style-name="ro1">
          <table:table-cell table:formula="of:=[.A681]+0.01" office:value-type="float" office:value="-3.20000000000014" calcext:value-type="float">
            <text:p>-3,20000000000014</text:p>
          </table:table-cell>
          <table:table-cell table:formula="of:=2*[.A682]/9-4/3" office:value-type="float" office:value="-2.04444444444448" calcext:value-type="float">
            <text:p>-2,04444444444448</text:p>
          </table:table-cell>
          <table:table-cell table:formula="of:=-7*[.A682]/9-1/3" office:value-type="float" office:value="2.15555555555567" calcext:value-type="float">
            <text:p>2,15555555555567</text:p>
          </table:table-cell>
          <table:table-cell table:number-columns-repeated="1021"/>
        </table:table-row>
        <table:table-row table:style-name="ro1">
          <table:table-cell table:formula="of:=[.A682]+0.01" office:value-type="float" office:value="-3.19000000000015" calcext:value-type="float">
            <text:p>-3,19000000000015</text:p>
          </table:table-cell>
          <table:table-cell table:formula="of:=2*[.A683]/9-4/3" office:value-type="float" office:value="-2.04222222222225" calcext:value-type="float">
            <text:p>-2,04222222222225</text:p>
          </table:table-cell>
          <table:table-cell table:formula="of:=-7*[.A683]/9-1/3" office:value-type="float" office:value="2.14777777777789" calcext:value-type="float">
            <text:p>2,14777777777789</text:p>
          </table:table-cell>
          <table:table-cell table:number-columns-repeated="1021"/>
        </table:table-row>
        <table:table-row table:style-name="ro1">
          <table:table-cell table:formula="of:=[.A683]+0.01" office:value-type="float" office:value="-3.18000000000015" calcext:value-type="float">
            <text:p>-3,18000000000015</text:p>
          </table:table-cell>
          <table:table-cell table:formula="of:=2*[.A684]/9-4/3" office:value-type="float" office:value="-2.04000000000003" calcext:value-type="float">
            <text:p>-2,04000000000003</text:p>
          </table:table-cell>
          <table:table-cell table:formula="of:=-7*[.A684]/9-1/3" office:value-type="float" office:value="2.14000000000011" calcext:value-type="float">
            <text:p>2,14000000000011</text:p>
          </table:table-cell>
          <table:table-cell table:number-columns-repeated="1021"/>
        </table:table-row>
        <table:table-row table:style-name="ro1">
          <table:table-cell table:formula="of:=[.A684]+0.01" office:value-type="float" office:value="-3.17000000000015" calcext:value-type="float">
            <text:p>-3,17000000000015</text:p>
          </table:table-cell>
          <table:table-cell table:formula="of:=2*[.A685]/9-4/3" office:value-type="float" office:value="-2.03777777777781" calcext:value-type="float">
            <text:p>-2,03777777777781</text:p>
          </table:table-cell>
          <table:table-cell table:formula="of:=-7*[.A685]/9-1/3" office:value-type="float" office:value="2.13222222222234" calcext:value-type="float">
            <text:p>2,13222222222234</text:p>
          </table:table-cell>
          <table:table-cell table:number-columns-repeated="1021"/>
        </table:table-row>
        <table:table-row table:style-name="ro1">
          <table:table-cell table:formula="of:=[.A685]+0.01" office:value-type="float" office:value="-3.16000000000015" calcext:value-type="float">
            <text:p>-3,16000000000015</text:p>
          </table:table-cell>
          <table:table-cell table:formula="of:=2*[.A686]/9-4/3" office:value-type="float" office:value="-2.03555555555559" calcext:value-type="float">
            <text:p>-2,03555555555559</text:p>
          </table:table-cell>
          <table:table-cell table:formula="of:=-7*[.A686]/9-1/3" office:value-type="float" office:value="2.12444444444456" calcext:value-type="float">
            <text:p>2,12444444444456</text:p>
          </table:table-cell>
          <table:table-cell table:number-columns-repeated="1021"/>
        </table:table-row>
        <table:table-row table:style-name="ro1">
          <table:table-cell table:formula="of:=[.A686]+0.01" office:value-type="float" office:value="-3.15000000000015" calcext:value-type="float">
            <text:p>-3,15000000000015</text:p>
          </table:table-cell>
          <table:table-cell table:formula="of:=2*[.A687]/9-4/3" office:value-type="float" office:value="-2.03333333333337" calcext:value-type="float">
            <text:p>-2,03333333333337</text:p>
          </table:table-cell>
          <table:table-cell table:formula="of:=-7*[.A687]/9-1/3" office:value-type="float" office:value="2.11666666666678" calcext:value-type="float">
            <text:p>2,11666666666678</text:p>
          </table:table-cell>
          <table:table-cell table:number-columns-repeated="1021"/>
        </table:table-row>
        <table:table-row table:style-name="ro1">
          <table:table-cell table:formula="of:=[.A687]+0.01" office:value-type="float" office:value="-3.14000000000015" calcext:value-type="float">
            <text:p>-3,14000000000015</text:p>
          </table:table-cell>
          <table:table-cell table:formula="of:=2*[.A688]/9-4/3" office:value-type="float" office:value="-2.03111111111114" calcext:value-type="float">
            <text:p>-2,03111111111114</text:p>
          </table:table-cell>
          <table:table-cell table:formula="of:=-7*[.A688]/9-1/3" office:value-type="float" office:value="2.108888888889" calcext:value-type="float">
            <text:p>2,108888888889</text:p>
          </table:table-cell>
          <table:table-cell table:number-columns-repeated="1021"/>
        </table:table-row>
        <table:table-row table:style-name="ro1">
          <table:table-cell table:formula="of:=[.A688]+0.01" office:value-type="float" office:value="-3.13000000000015" calcext:value-type="float">
            <text:p>-3,13000000000015</text:p>
          </table:table-cell>
          <table:table-cell table:formula="of:=2*[.A689]/9-4/3" office:value-type="float" office:value="-2.02888888888892" calcext:value-type="float">
            <text:p>-2,02888888888892</text:p>
          </table:table-cell>
          <table:table-cell table:formula="of:=-7*[.A689]/9-1/3" office:value-type="float" office:value="2.10111111111122" calcext:value-type="float">
            <text:p>2,10111111111122</text:p>
          </table:table-cell>
          <table:table-cell table:number-columns-repeated="1021"/>
        </table:table-row>
        <table:table-row table:style-name="ro1">
          <table:table-cell table:formula="of:=[.A689]+0.01" office:value-type="float" office:value="-3.12000000000015" calcext:value-type="float">
            <text:p>-3,12000000000015</text:p>
          </table:table-cell>
          <table:table-cell table:formula="of:=2*[.A690]/9-4/3" office:value-type="float" office:value="-2.0266666666667" calcext:value-type="float">
            <text:p>-2,0266666666667</text:p>
          </table:table-cell>
          <table:table-cell table:formula="of:=-7*[.A690]/9-1/3" office:value-type="float" office:value="2.09333333333345" calcext:value-type="float">
            <text:p>2,09333333333345</text:p>
          </table:table-cell>
          <table:table-cell table:number-columns-repeated="1021"/>
        </table:table-row>
        <table:table-row table:style-name="ro1">
          <table:table-cell table:formula="of:=[.A690]+0.01" office:value-type="float" office:value="-3.11000000000015" calcext:value-type="float">
            <text:p>-3,11000000000015</text:p>
          </table:table-cell>
          <table:table-cell table:formula="of:=2*[.A691]/9-4/3" office:value-type="float" office:value="-2.02444444444448" calcext:value-type="float">
            <text:p>-2,02444444444448</text:p>
          </table:table-cell>
          <table:table-cell table:formula="of:=-7*[.A691]/9-1/3" office:value-type="float" office:value="2.08555555555567" calcext:value-type="float">
            <text:p>2,08555555555567</text:p>
          </table:table-cell>
          <table:table-cell table:number-columns-repeated="1021"/>
        </table:table-row>
        <table:table-row table:style-name="ro1">
          <table:table-cell table:formula="of:=[.A691]+0.01" office:value-type="float" office:value="-3.10000000000015" calcext:value-type="float">
            <text:p>-3,10000000000015</text:p>
          </table:table-cell>
          <table:table-cell table:formula="of:=2*[.A692]/9-4/3" office:value-type="float" office:value="-2.02222222222225" calcext:value-type="float">
            <text:p>-2,02222222222225</text:p>
          </table:table-cell>
          <table:table-cell table:formula="of:=-7*[.A692]/9-1/3" office:value-type="float" office:value="2.07777777777789" calcext:value-type="float">
            <text:p>2,07777777777789</text:p>
          </table:table-cell>
          <table:table-cell table:number-columns-repeated="1021"/>
        </table:table-row>
        <table:table-row table:style-name="ro1">
          <table:table-cell table:formula="of:=[.A692]+0.01" office:value-type="float" office:value="-3.09000000000015" calcext:value-type="float">
            <text:p>-3,09000000000015</text:p>
          </table:table-cell>
          <table:table-cell table:formula="of:=2*[.A693]/9-4/3" office:value-type="float" office:value="-2.02000000000003" calcext:value-type="float">
            <text:p>-2,02000000000003</text:p>
          </table:table-cell>
          <table:table-cell table:formula="of:=-7*[.A693]/9-1/3" office:value-type="float" office:value="2.07000000000011" calcext:value-type="float">
            <text:p>2,07000000000011</text:p>
          </table:table-cell>
          <table:table-cell table:number-columns-repeated="1021"/>
        </table:table-row>
        <table:table-row table:style-name="ro1">
          <table:table-cell table:formula="of:=[.A693]+0.01" office:value-type="float" office:value="-3.08000000000015" calcext:value-type="float">
            <text:p>-3,08000000000015</text:p>
          </table:table-cell>
          <table:table-cell table:formula="of:=2*[.A694]/9-4/3" office:value-type="float" office:value="-2.01777777777781" calcext:value-type="float">
            <text:p>-2,01777777777781</text:p>
          </table:table-cell>
          <table:table-cell table:formula="of:=-7*[.A694]/9-1/3" office:value-type="float" office:value="2.06222222222234" calcext:value-type="float">
            <text:p>2,06222222222234</text:p>
          </table:table-cell>
          <table:table-cell table:number-columns-repeated="1021"/>
        </table:table-row>
        <table:table-row table:style-name="ro1">
          <table:table-cell table:formula="of:=[.A694]+0.01" office:value-type="float" office:value="-3.07000000000015" calcext:value-type="float">
            <text:p>-3,07000000000015</text:p>
          </table:table-cell>
          <table:table-cell table:formula="of:=2*[.A695]/9-4/3" office:value-type="float" office:value="-2.01555555555559" calcext:value-type="float">
            <text:p>-2,01555555555559</text:p>
          </table:table-cell>
          <table:table-cell table:formula="of:=-7*[.A695]/9-1/3" office:value-type="float" office:value="2.05444444444456" calcext:value-type="float">
            <text:p>2,05444444444456</text:p>
          </table:table-cell>
          <table:table-cell table:number-columns-repeated="1021"/>
        </table:table-row>
        <table:table-row table:style-name="ro1">
          <table:table-cell table:formula="of:=[.A695]+0.01" office:value-type="float" office:value="-3.06000000000015" calcext:value-type="float">
            <text:p>-3,06000000000015</text:p>
          </table:table-cell>
          <table:table-cell table:formula="of:=2*[.A696]/9-4/3" office:value-type="float" office:value="-2.01333333333337" calcext:value-type="float">
            <text:p>-2,01333333333337</text:p>
          </table:table-cell>
          <table:table-cell table:formula="of:=-7*[.A696]/9-1/3" office:value-type="float" office:value="2.04666666666678" calcext:value-type="float">
            <text:p>2,04666666666678</text:p>
          </table:table-cell>
          <table:table-cell table:number-columns-repeated="1021"/>
        </table:table-row>
        <table:table-row table:style-name="ro1">
          <table:table-cell table:formula="of:=[.A696]+0.01" office:value-type="float" office:value="-3.05000000000015" calcext:value-type="float">
            <text:p>-3,05000000000015</text:p>
          </table:table-cell>
          <table:table-cell table:formula="of:=2*[.A697]/9-4/3" office:value-type="float" office:value="-2.01111111111114" calcext:value-type="float">
            <text:p>-2,01111111111114</text:p>
          </table:table-cell>
          <table:table-cell table:formula="of:=-7*[.A697]/9-1/3" office:value-type="float" office:value="2.038888888889" calcext:value-type="float">
            <text:p>2,038888888889</text:p>
          </table:table-cell>
          <table:table-cell table:number-columns-repeated="1021"/>
        </table:table-row>
        <table:table-row table:style-name="ro1">
          <table:table-cell table:formula="of:=[.A697]+0.01" office:value-type="float" office:value="-3.04000000000015" calcext:value-type="float">
            <text:p>-3,04000000000015</text:p>
          </table:table-cell>
          <table:table-cell table:formula="of:=2*[.A698]/9-4/3" office:value-type="float" office:value="-2.00888888888892" calcext:value-type="float">
            <text:p>-2,00888888888892</text:p>
          </table:table-cell>
          <table:table-cell table:formula="of:=-7*[.A698]/9-1/3" office:value-type="float" office:value="2.03111111111123" calcext:value-type="float">
            <text:p>2,03111111111123</text:p>
          </table:table-cell>
          <table:table-cell table:number-columns-repeated="1021"/>
        </table:table-row>
        <table:table-row table:style-name="ro1">
          <table:table-cell table:formula="of:=[.A698]+0.01" office:value-type="float" office:value="-3.03000000000015" calcext:value-type="float">
            <text:p>-3,03000000000015</text:p>
          </table:table-cell>
          <table:table-cell table:formula="of:=2*[.A699]/9-4/3" office:value-type="float" office:value="-2.0066666666667" calcext:value-type="float">
            <text:p>-2,0066666666667</text:p>
          </table:table-cell>
          <table:table-cell table:formula="of:=-7*[.A699]/9-1/3" office:value-type="float" office:value="2.02333333333345" calcext:value-type="float">
            <text:p>2,02333333333345</text:p>
          </table:table-cell>
          <table:table-cell table:number-columns-repeated="1021"/>
        </table:table-row>
        <table:table-row table:style-name="ro1">
          <table:table-cell table:formula="of:=[.A699]+0.01" office:value-type="float" office:value="-3.02000000000015" calcext:value-type="float">
            <text:p>-3,02000000000015</text:p>
          </table:table-cell>
          <table:table-cell table:formula="of:=2*[.A700]/9-4/3" office:value-type="float" office:value="-2.00444444444448" calcext:value-type="float">
            <text:p>-2,00444444444448</text:p>
          </table:table-cell>
          <table:table-cell table:formula="of:=-7*[.A700]/9-1/3" office:value-type="float" office:value="2.01555555555567" calcext:value-type="float">
            <text:p>2,01555555555567</text:p>
          </table:table-cell>
          <table:table-cell table:number-columns-repeated="1021"/>
        </table:table-row>
        <table:table-row table:style-name="ro1">
          <table:table-cell table:formula="of:=[.A700]+0.01" office:value-type="float" office:value="-3.01000000000015" calcext:value-type="float">
            <text:p>-3,01000000000015</text:p>
          </table:table-cell>
          <table:table-cell table:formula="of:=2*[.A701]/9-4/3" office:value-type="float" office:value="-2.00222222222226" calcext:value-type="float">
            <text:p>-2,00222222222226</text:p>
          </table:table-cell>
          <table:table-cell table:formula="of:=-7*[.A701]/9-1/3" office:value-type="float" office:value="2.00777777777789" calcext:value-type="float">
            <text:p>2,00777777777789</text:p>
          </table:table-cell>
          <table:table-cell table:number-columns-repeated="1021"/>
        </table:table-row>
        <table:table-row table:style-name="ro1">
          <table:table-cell table:formula="of:=[.A701]+0.01" office:value-type="float" office:value="-3.00000000000015" calcext:value-type="float">
            <text:p>-3,00000000000015</text:p>
          </table:table-cell>
          <table:table-cell table:formula="of:=2*[.A702]/9-4/3" office:value-type="float" office:value="-2.00000000000003" calcext:value-type="float">
            <text:p>-2,00000000000003</text:p>
          </table:table-cell>
          <table:table-cell table:formula="of:=-7*[.A702]/9-1/3" office:value-type="float" office:value="2.00000000000012" calcext:value-type="float">
            <text:p>2,00000000000012</text:p>
          </table:table-cell>
          <table:table-cell table:number-columns-repeated="1021"/>
        </table:table-row>
        <table:table-row table:style-name="ro1">
          <table:table-cell table:formula="of:=[.A702]+0.01" office:value-type="float" office:value="-2.99000000000015" calcext:value-type="float">
            <text:p>-2,99000000000015</text:p>
          </table:table-cell>
          <table:table-cell table:formula="of:=2*[.A703]/9-4/3" office:value-type="float" office:value="-1.99777777777781" calcext:value-type="float">
            <text:p>-1,99777777777781</text:p>
          </table:table-cell>
          <table:table-cell table:formula="of:=-7*[.A703]/9-1/3" office:value-type="float" office:value="1.99222222222234" calcext:value-type="float">
            <text:p>1,99222222222234</text:p>
          </table:table-cell>
          <table:table-cell table:number-columns-repeated="1021"/>
        </table:table-row>
        <table:table-row table:style-name="ro1">
          <table:table-cell table:formula="of:=[.A703]+0.01" office:value-type="float" office:value="-2.98000000000015" calcext:value-type="float">
            <text:p>-2,98000000000015</text:p>
          </table:table-cell>
          <table:table-cell table:formula="of:=2*[.A704]/9-4/3" office:value-type="float" office:value="-1.99555555555559" calcext:value-type="float">
            <text:p>-1,99555555555559</text:p>
          </table:table-cell>
          <table:table-cell table:formula="of:=-7*[.A704]/9-1/3" office:value-type="float" office:value="1.98444444444456" calcext:value-type="float">
            <text:p>1,98444444444456</text:p>
          </table:table-cell>
          <table:table-cell table:number-columns-repeated="1021"/>
        </table:table-row>
        <table:table-row table:style-name="ro1">
          <table:table-cell table:formula="of:=[.A704]+0.01" office:value-type="float" office:value="-2.97000000000015" calcext:value-type="float">
            <text:p>-2,97000000000015</text:p>
          </table:table-cell>
          <table:table-cell table:formula="of:=2*[.A705]/9-4/3" office:value-type="float" office:value="-1.99333333333337" calcext:value-type="float">
            <text:p>-1,99333333333337</text:p>
          </table:table-cell>
          <table:table-cell table:formula="of:=-7*[.A705]/9-1/3" office:value-type="float" office:value="1.97666666666678" calcext:value-type="float">
            <text:p>1,97666666666678</text:p>
          </table:table-cell>
          <table:table-cell table:number-columns-repeated="1021"/>
        </table:table-row>
        <table:table-row table:style-name="ro1">
          <table:table-cell table:formula="of:=[.A705]+0.01" office:value-type="float" office:value="-2.96000000000015" calcext:value-type="float">
            <text:p>-2,96000000000015</text:p>
          </table:table-cell>
          <table:table-cell table:formula="of:=2*[.A706]/9-4/3" office:value-type="float" office:value="-1.99111111111114" calcext:value-type="float">
            <text:p>-1,99111111111114</text:p>
          </table:table-cell>
          <table:table-cell table:formula="of:=-7*[.A706]/9-1/3" office:value-type="float" office:value="1.96888888888901" calcext:value-type="float">
            <text:p>1,96888888888901</text:p>
          </table:table-cell>
          <table:table-cell table:number-columns-repeated="1021"/>
        </table:table-row>
        <table:table-row table:style-name="ro1">
          <table:table-cell table:formula="of:=[.A706]+0.01" office:value-type="float" office:value="-2.95000000000015" calcext:value-type="float">
            <text:p>-2,95000000000015</text:p>
          </table:table-cell>
          <table:table-cell table:formula="of:=2*[.A707]/9-4/3" office:value-type="float" office:value="-1.98888888888892" calcext:value-type="float">
            <text:p>-1,98888888888892</text:p>
          </table:table-cell>
          <table:table-cell table:formula="of:=-7*[.A707]/9-1/3" office:value-type="float" office:value="1.96111111111123" calcext:value-type="float">
            <text:p>1,96111111111123</text:p>
          </table:table-cell>
          <table:table-cell table:number-columns-repeated="1021"/>
        </table:table-row>
        <table:table-row table:style-name="ro1">
          <table:table-cell table:formula="of:=[.A707]+0.01" office:value-type="float" office:value="-2.94000000000015" calcext:value-type="float">
            <text:p>-2,94000000000015</text:p>
          </table:table-cell>
          <table:table-cell table:formula="of:=2*[.A708]/9-4/3" office:value-type="float" office:value="-1.9866666666667" calcext:value-type="float">
            <text:p>-1,9866666666667</text:p>
          </table:table-cell>
          <table:table-cell table:formula="of:=-7*[.A708]/9-1/3" office:value-type="float" office:value="1.95333333333345" calcext:value-type="float">
            <text:p>1,95333333333345</text:p>
          </table:table-cell>
          <table:table-cell table:number-columns-repeated="1021"/>
        </table:table-row>
        <table:table-row table:style-name="ro1">
          <table:table-cell table:formula="of:=[.A708]+0.01" office:value-type="float" office:value="-2.93000000000015" calcext:value-type="float">
            <text:p>-2,93000000000015</text:p>
          </table:table-cell>
          <table:table-cell table:formula="of:=2*[.A709]/9-4/3" office:value-type="float" office:value="-1.98444444444448" calcext:value-type="float">
            <text:p>-1,98444444444448</text:p>
          </table:table-cell>
          <table:table-cell table:formula="of:=-7*[.A709]/9-1/3" office:value-type="float" office:value="1.94555555555567" calcext:value-type="float">
            <text:p>1,94555555555567</text:p>
          </table:table-cell>
          <table:table-cell table:number-columns-repeated="1021"/>
        </table:table-row>
        <table:table-row table:style-name="ro1">
          <table:table-cell table:formula="of:=[.A709]+0.01" office:value-type="float" office:value="-2.92000000000015" calcext:value-type="float">
            <text:p>-2,92000000000015</text:p>
          </table:table-cell>
          <table:table-cell table:formula="of:=2*[.A710]/9-4/3" office:value-type="float" office:value="-1.98222222222226" calcext:value-type="float">
            <text:p>-1,98222222222226</text:p>
          </table:table-cell>
          <table:table-cell table:formula="of:=-7*[.A710]/9-1/3" office:value-type="float" office:value="1.9377777777779" calcext:value-type="float">
            <text:p>1,9377777777779</text:p>
          </table:table-cell>
          <table:table-cell table:number-columns-repeated="1021"/>
        </table:table-row>
        <table:table-row table:style-name="ro1">
          <table:table-cell table:formula="of:=[.A710]+0.01" office:value-type="float" office:value="-2.91000000000015" calcext:value-type="float">
            <text:p>-2,91000000000015</text:p>
          </table:table-cell>
          <table:table-cell table:formula="of:=2*[.A711]/9-4/3" office:value-type="float" office:value="-1.98000000000003" calcext:value-type="float">
            <text:p>-1,98000000000003</text:p>
          </table:table-cell>
          <table:table-cell table:formula="of:=-7*[.A711]/9-1/3" office:value-type="float" office:value="1.93000000000012" calcext:value-type="float">
            <text:p>1,93000000000012</text:p>
          </table:table-cell>
          <table:table-cell table:number-columns-repeated="1021"/>
        </table:table-row>
        <table:table-row table:style-name="ro1">
          <table:table-cell table:formula="of:=[.A711]+0.01" office:value-type="float" office:value="-2.90000000000015" calcext:value-type="float">
            <text:p>-2,90000000000015</text:p>
          </table:table-cell>
          <table:table-cell table:formula="of:=2*[.A712]/9-4/3" office:value-type="float" office:value="-1.97777777777781" calcext:value-type="float">
            <text:p>-1,97777777777781</text:p>
          </table:table-cell>
          <table:table-cell table:formula="of:=-7*[.A712]/9-1/3" office:value-type="float" office:value="1.92222222222234" calcext:value-type="float">
            <text:p>1,92222222222234</text:p>
          </table:table-cell>
          <table:table-cell table:number-columns-repeated="1021"/>
        </table:table-row>
        <table:table-row table:style-name="ro1">
          <table:table-cell table:formula="of:=[.A712]+0.01" office:value-type="float" office:value="-2.89000000000015" calcext:value-type="float">
            <text:p>-2,89000000000015</text:p>
          </table:table-cell>
          <table:table-cell table:formula="of:=2*[.A713]/9-4/3" office:value-type="float" office:value="-1.97555555555559" calcext:value-type="float">
            <text:p>-1,97555555555559</text:p>
          </table:table-cell>
          <table:table-cell table:formula="of:=-7*[.A713]/9-1/3" office:value-type="float" office:value="1.91444444444456" calcext:value-type="float">
            <text:p>1,91444444444456</text:p>
          </table:table-cell>
          <table:table-cell table:number-columns-repeated="1021"/>
        </table:table-row>
        <table:table-row table:style-name="ro1">
          <table:table-cell table:formula="of:=[.A713]+0.01" office:value-type="float" office:value="-2.88000000000015" calcext:value-type="float">
            <text:p>-2,88000000000015</text:p>
          </table:table-cell>
          <table:table-cell table:formula="of:=2*[.A714]/9-4/3" office:value-type="float" office:value="-1.97333333333337" calcext:value-type="float">
            <text:p>-1,97333333333337</text:p>
          </table:table-cell>
          <table:table-cell table:formula="of:=-7*[.A714]/9-1/3" office:value-type="float" office:value="1.90666666666678" calcext:value-type="float">
            <text:p>1,90666666666678</text:p>
          </table:table-cell>
          <table:table-cell table:number-columns-repeated="1021"/>
        </table:table-row>
        <table:table-row table:style-name="ro1">
          <table:table-cell table:formula="of:=[.A714]+0.01" office:value-type="float" office:value="-2.87000000000015" calcext:value-type="float">
            <text:p>-2,87000000000015</text:p>
          </table:table-cell>
          <table:table-cell table:formula="of:=2*[.A715]/9-4/3" office:value-type="float" office:value="-1.97111111111114" calcext:value-type="float">
            <text:p>-1,97111111111114</text:p>
          </table:table-cell>
          <table:table-cell table:formula="of:=-7*[.A715]/9-1/3" office:value-type="float" office:value="1.89888888888901" calcext:value-type="float">
            <text:p>1,89888888888901</text:p>
          </table:table-cell>
          <table:table-cell table:number-columns-repeated="1021"/>
        </table:table-row>
        <table:table-row table:style-name="ro1">
          <table:table-cell table:formula="of:=[.A715]+0.01" office:value-type="float" office:value="-2.86000000000015" calcext:value-type="float">
            <text:p>-2,86000000000015</text:p>
          </table:table-cell>
          <table:table-cell table:formula="of:=2*[.A716]/9-4/3" office:value-type="float" office:value="-1.96888888888892" calcext:value-type="float">
            <text:p>-1,96888888888892</text:p>
          </table:table-cell>
          <table:table-cell table:formula="of:=-7*[.A716]/9-1/3" office:value-type="float" office:value="1.89111111111123" calcext:value-type="float">
            <text:p>1,89111111111123</text:p>
          </table:table-cell>
          <table:table-cell table:number-columns-repeated="1021"/>
        </table:table-row>
        <table:table-row table:style-name="ro1">
          <table:table-cell table:formula="of:=[.A716]+0.01" office:value-type="float" office:value="-2.85000000000015" calcext:value-type="float">
            <text:p>-2,85000000000015</text:p>
          </table:table-cell>
          <table:table-cell table:formula="of:=2*[.A717]/9-4/3" office:value-type="float" office:value="-1.9666666666667" calcext:value-type="float">
            <text:p>-1,9666666666667</text:p>
          </table:table-cell>
          <table:table-cell table:formula="of:=-7*[.A717]/9-1/3" office:value-type="float" office:value="1.88333333333345" calcext:value-type="float">
            <text:p>1,88333333333345</text:p>
          </table:table-cell>
          <table:table-cell table:number-columns-repeated="1021"/>
        </table:table-row>
        <table:table-row table:style-name="ro1">
          <table:table-cell table:formula="of:=[.A717]+0.01" office:value-type="float" office:value="-2.84000000000015" calcext:value-type="float">
            <text:p>-2,84000000000015</text:p>
          </table:table-cell>
          <table:table-cell table:formula="of:=2*[.A718]/9-4/3" office:value-type="float" office:value="-1.96444444444448" calcext:value-type="float">
            <text:p>-1,96444444444448</text:p>
          </table:table-cell>
          <table:table-cell table:formula="of:=-7*[.A718]/9-1/3" office:value-type="float" office:value="1.87555555555567" calcext:value-type="float">
            <text:p>1,87555555555567</text:p>
          </table:table-cell>
          <table:table-cell table:number-columns-repeated="1021"/>
        </table:table-row>
        <table:table-row table:style-name="ro1">
          <table:table-cell table:formula="of:=[.A718]+0.01" office:value-type="float" office:value="-2.83000000000015" calcext:value-type="float">
            <text:p>-2,83000000000015</text:p>
          </table:table-cell>
          <table:table-cell table:formula="of:=2*[.A719]/9-4/3" office:value-type="float" office:value="-1.96222222222226" calcext:value-type="float">
            <text:p>-1,96222222222226</text:p>
          </table:table-cell>
          <table:table-cell table:formula="of:=-7*[.A719]/9-1/3" office:value-type="float" office:value="1.8677777777779" calcext:value-type="float">
            <text:p>1,8677777777779</text:p>
          </table:table-cell>
          <table:table-cell table:number-columns-repeated="1021"/>
        </table:table-row>
        <table:table-row table:style-name="ro1">
          <table:table-cell table:formula="of:=[.A719]+0.01" office:value-type="float" office:value="-2.82000000000015" calcext:value-type="float">
            <text:p>-2,82000000000015</text:p>
          </table:table-cell>
          <table:table-cell table:formula="of:=2*[.A720]/9-4/3" office:value-type="float" office:value="-1.96000000000003" calcext:value-type="float">
            <text:p>-1,96000000000003</text:p>
          </table:table-cell>
          <table:table-cell table:formula="of:=-7*[.A720]/9-1/3" office:value-type="float" office:value="1.86000000000012" calcext:value-type="float">
            <text:p>1,86000000000012</text:p>
          </table:table-cell>
          <table:table-cell table:number-columns-repeated="1021"/>
        </table:table-row>
        <table:table-row table:style-name="ro1">
          <table:table-cell table:formula="of:=[.A720]+0.01" office:value-type="float" office:value="-2.81000000000015" calcext:value-type="float">
            <text:p>-2,81000000000015</text:p>
          </table:table-cell>
          <table:table-cell table:formula="of:=2*[.A721]/9-4/3" office:value-type="float" office:value="-1.95777777777781" calcext:value-type="float">
            <text:p>-1,95777777777781</text:p>
          </table:table-cell>
          <table:table-cell table:formula="of:=-7*[.A721]/9-1/3" office:value-type="float" office:value="1.85222222222234" calcext:value-type="float">
            <text:p>1,85222222222234</text:p>
          </table:table-cell>
          <table:table-cell table:number-columns-repeated="1021"/>
        </table:table-row>
        <table:table-row table:style-name="ro1">
          <table:table-cell table:formula="of:=[.A721]+0.01" office:value-type="float" office:value="-2.80000000000015" calcext:value-type="float">
            <text:p>-2,80000000000015</text:p>
          </table:table-cell>
          <table:table-cell table:formula="of:=2*[.A722]/9-4/3" office:value-type="float" office:value="-1.95555555555559" calcext:value-type="float">
            <text:p>-1,95555555555559</text:p>
          </table:table-cell>
          <table:table-cell table:formula="of:=-7*[.A722]/9-1/3" office:value-type="float" office:value="1.84444444444456" calcext:value-type="float">
            <text:p>1,84444444444456</text:p>
          </table:table-cell>
          <table:table-cell table:number-columns-repeated="1021"/>
        </table:table-row>
        <table:table-row table:style-name="ro1">
          <table:table-cell table:formula="of:=[.A722]+0.01" office:value-type="float" office:value="-2.79000000000015" calcext:value-type="float">
            <text:p>-2,79000000000015</text:p>
          </table:table-cell>
          <table:table-cell table:formula="of:=2*[.A723]/9-4/3" office:value-type="float" office:value="-1.95333333333337" calcext:value-type="float">
            <text:p>-1,95333333333337</text:p>
          </table:table-cell>
          <table:table-cell table:formula="of:=-7*[.A723]/9-1/3" office:value-type="float" office:value="1.83666666666679" calcext:value-type="float">
            <text:p>1,83666666666679</text:p>
          </table:table-cell>
          <table:table-cell table:number-columns-repeated="1021"/>
        </table:table-row>
        <table:table-row table:style-name="ro1">
          <table:table-cell table:formula="of:=[.A723]+0.01" office:value-type="float" office:value="-2.78000000000015" calcext:value-type="float">
            <text:p>-2,78000000000015</text:p>
          </table:table-cell>
          <table:table-cell table:formula="of:=2*[.A724]/9-4/3" office:value-type="float" office:value="-1.95111111111115" calcext:value-type="float">
            <text:p>-1,95111111111115</text:p>
          </table:table-cell>
          <table:table-cell table:formula="of:=-7*[.A724]/9-1/3" office:value-type="float" office:value="1.82888888888901" calcext:value-type="float">
            <text:p>1,82888888888901</text:p>
          </table:table-cell>
          <table:table-cell table:number-columns-repeated="1021"/>
        </table:table-row>
        <table:table-row table:style-name="ro1">
          <table:table-cell table:formula="of:=[.A724]+0.01" office:value-type="float" office:value="-2.77000000000015" calcext:value-type="float">
            <text:p>-2,77000000000015</text:p>
          </table:table-cell>
          <table:table-cell table:formula="of:=2*[.A725]/9-4/3" office:value-type="float" office:value="-1.94888888888892" calcext:value-type="float">
            <text:p>-1,94888888888892</text:p>
          </table:table-cell>
          <table:table-cell table:formula="of:=-7*[.A725]/9-1/3" office:value-type="float" office:value="1.82111111111123" calcext:value-type="float">
            <text:p>1,82111111111123</text:p>
          </table:table-cell>
          <table:table-cell table:number-columns-repeated="1021"/>
        </table:table-row>
        <table:table-row table:style-name="ro1">
          <table:table-cell table:formula="of:=[.A725]+0.01" office:value-type="float" office:value="-2.76000000000015" calcext:value-type="float">
            <text:p>-2,76000000000015</text:p>
          </table:table-cell>
          <table:table-cell table:formula="of:=2*[.A726]/9-4/3" office:value-type="float" office:value="-1.9466666666667" calcext:value-type="float">
            <text:p>-1,9466666666667</text:p>
          </table:table-cell>
          <table:table-cell table:formula="of:=-7*[.A726]/9-1/3" office:value-type="float" office:value="1.81333333333345" calcext:value-type="float">
            <text:p>1,81333333333345</text:p>
          </table:table-cell>
          <table:table-cell table:number-columns-repeated="1021"/>
        </table:table-row>
        <table:table-row table:style-name="ro1">
          <table:table-cell table:formula="of:=[.A726]+0.01" office:value-type="float" office:value="-2.75000000000015" calcext:value-type="float">
            <text:p>-2,75000000000015</text:p>
          </table:table-cell>
          <table:table-cell table:formula="of:=2*[.A727]/9-4/3" office:value-type="float" office:value="-1.94444444444448" calcext:value-type="float">
            <text:p>-1,94444444444448</text:p>
          </table:table-cell>
          <table:table-cell table:formula="of:=-7*[.A727]/9-1/3" office:value-type="float" office:value="1.80555555555568" calcext:value-type="float">
            <text:p>1,80555555555568</text:p>
          </table:table-cell>
          <table:table-cell table:number-columns-repeated="1021"/>
        </table:table-row>
        <table:table-row table:style-name="ro1">
          <table:table-cell table:formula="of:=[.A727]+0.01" office:value-type="float" office:value="-2.74000000000015" calcext:value-type="float">
            <text:p>-2,74000000000015</text:p>
          </table:table-cell>
          <table:table-cell table:formula="of:=2*[.A728]/9-4/3" office:value-type="float" office:value="-1.94222222222226" calcext:value-type="float">
            <text:p>-1,94222222222226</text:p>
          </table:table-cell>
          <table:table-cell table:formula="of:=-7*[.A728]/9-1/3" office:value-type="float" office:value="1.7977777777779" calcext:value-type="float">
            <text:p>1,7977777777779</text:p>
          </table:table-cell>
          <table:table-cell table:number-columns-repeated="1021"/>
        </table:table-row>
        <table:table-row table:style-name="ro1">
          <table:table-cell table:formula="of:=[.A728]+0.01" office:value-type="float" office:value="-2.73000000000015" calcext:value-type="float">
            <text:p>-2,73000000000015</text:p>
          </table:table-cell>
          <table:table-cell table:formula="of:=2*[.A729]/9-4/3" office:value-type="float" office:value="-1.94000000000003" calcext:value-type="float">
            <text:p>-1,94000000000003</text:p>
          </table:table-cell>
          <table:table-cell table:formula="of:=-7*[.A729]/9-1/3" office:value-type="float" office:value="1.79000000000012" calcext:value-type="float">
            <text:p>1,79000000000012</text:p>
          </table:table-cell>
          <table:table-cell table:number-columns-repeated="1021"/>
        </table:table-row>
        <table:table-row table:style-name="ro1">
          <table:table-cell table:formula="of:=[.A729]+0.01" office:value-type="float" office:value="-2.72000000000016" calcext:value-type="float">
            <text:p>-2,72000000000016</text:p>
          </table:table-cell>
          <table:table-cell table:formula="of:=2*[.A730]/9-4/3" office:value-type="float" office:value="-1.93777777777781" calcext:value-type="float">
            <text:p>-1,93777777777781</text:p>
          </table:table-cell>
          <table:table-cell table:formula="of:=-7*[.A730]/9-1/3" office:value-type="float" office:value="1.78222222222234" calcext:value-type="float">
            <text:p>1,78222222222234</text:p>
          </table:table-cell>
          <table:table-cell table:number-columns-repeated="1021"/>
        </table:table-row>
        <table:table-row table:style-name="ro1">
          <table:table-cell table:formula="of:=[.A730]+0.01" office:value-type="float" office:value="-2.71000000000016" calcext:value-type="float">
            <text:p>-2,71000000000016</text:p>
          </table:table-cell>
          <table:table-cell table:formula="of:=2*[.A731]/9-4/3" office:value-type="float" office:value="-1.93555555555559" calcext:value-type="float">
            <text:p>-1,93555555555559</text:p>
          </table:table-cell>
          <table:table-cell table:formula="of:=-7*[.A731]/9-1/3" office:value-type="float" office:value="1.77444444444457" calcext:value-type="float">
            <text:p>1,77444444444457</text:p>
          </table:table-cell>
          <table:table-cell table:number-columns-repeated="1021"/>
        </table:table-row>
        <table:table-row table:style-name="ro1">
          <table:table-cell table:formula="of:=[.A731]+0.01" office:value-type="float" office:value="-2.70000000000016" calcext:value-type="float">
            <text:p>-2,70000000000016</text:p>
          </table:table-cell>
          <table:table-cell table:formula="of:=2*[.A732]/9-4/3" office:value-type="float" office:value="-1.93333333333337" calcext:value-type="float">
            <text:p>-1,93333333333337</text:p>
          </table:table-cell>
          <table:table-cell table:formula="of:=-7*[.A732]/9-1/3" office:value-type="float" office:value="1.76666666666679" calcext:value-type="float">
            <text:p>1,76666666666679</text:p>
          </table:table-cell>
          <table:table-cell table:number-columns-repeated="1021"/>
        </table:table-row>
        <table:table-row table:style-name="ro1">
          <table:table-cell table:formula="of:=[.A732]+0.01" office:value-type="float" office:value="-2.69000000000016" calcext:value-type="float">
            <text:p>-2,69000000000016</text:p>
          </table:table-cell>
          <table:table-cell table:formula="of:=2*[.A733]/9-4/3" office:value-type="float" office:value="-1.93111111111115" calcext:value-type="float">
            <text:p>-1,93111111111115</text:p>
          </table:table-cell>
          <table:table-cell table:formula="of:=-7*[.A733]/9-1/3" office:value-type="float" office:value="1.75888888888901" calcext:value-type="float">
            <text:p>1,75888888888901</text:p>
          </table:table-cell>
          <table:table-cell table:number-columns-repeated="1021"/>
        </table:table-row>
        <table:table-row table:style-name="ro1">
          <table:table-cell table:formula="of:=[.A733]+0.01" office:value-type="float" office:value="-2.68000000000016" calcext:value-type="float">
            <text:p>-2,68000000000016</text:p>
          </table:table-cell>
          <table:table-cell table:formula="of:=2*[.A734]/9-4/3" office:value-type="float" office:value="-1.92888888888892" calcext:value-type="float">
            <text:p>-1,92888888888892</text:p>
          </table:table-cell>
          <table:table-cell table:formula="of:=-7*[.A734]/9-1/3" office:value-type="float" office:value="1.75111111111123" calcext:value-type="float">
            <text:p>1,75111111111123</text:p>
          </table:table-cell>
          <table:table-cell table:number-columns-repeated="1021"/>
        </table:table-row>
        <table:table-row table:style-name="ro1">
          <table:table-cell table:formula="of:=[.A734]+0.01" office:value-type="float" office:value="-2.67000000000016" calcext:value-type="float">
            <text:p>-2,67000000000016</text:p>
          </table:table-cell>
          <table:table-cell table:formula="of:=2*[.A735]/9-4/3" office:value-type="float" office:value="-1.9266666666667" calcext:value-type="float">
            <text:p>-1,9266666666667</text:p>
          </table:table-cell>
          <table:table-cell table:formula="of:=-7*[.A735]/9-1/3" office:value-type="float" office:value="1.74333333333345" calcext:value-type="float">
            <text:p>1,74333333333345</text:p>
          </table:table-cell>
          <table:table-cell table:number-columns-repeated="1021"/>
        </table:table-row>
        <table:table-row table:style-name="ro1">
          <table:table-cell table:formula="of:=[.A735]+0.01" office:value-type="float" office:value="-2.66000000000016" calcext:value-type="float">
            <text:p>-2,66000000000016</text:p>
          </table:table-cell>
          <table:table-cell table:formula="of:=2*[.A736]/9-4/3" office:value-type="float" office:value="-1.92444444444448" calcext:value-type="float">
            <text:p>-1,92444444444448</text:p>
          </table:table-cell>
          <table:table-cell table:formula="of:=-7*[.A736]/9-1/3" office:value-type="float" office:value="1.73555555555568" calcext:value-type="float">
            <text:p>1,73555555555568</text:p>
          </table:table-cell>
          <table:table-cell table:number-columns-repeated="1021"/>
        </table:table-row>
        <table:table-row table:style-name="ro1">
          <table:table-cell table:formula="of:=[.A736]+0.01" office:value-type="float" office:value="-2.65000000000016" calcext:value-type="float">
            <text:p>-2,65000000000016</text:p>
          </table:table-cell>
          <table:table-cell table:formula="of:=2*[.A737]/9-4/3" office:value-type="float" office:value="-1.92222222222226" calcext:value-type="float">
            <text:p>-1,92222222222226</text:p>
          </table:table-cell>
          <table:table-cell table:formula="of:=-7*[.A737]/9-1/3" office:value-type="float" office:value="1.7277777777779" calcext:value-type="float">
            <text:p>1,7277777777779</text:p>
          </table:table-cell>
          <table:table-cell table:number-columns-repeated="1021"/>
        </table:table-row>
        <table:table-row table:style-name="ro1">
          <table:table-cell table:formula="of:=[.A737]+0.01" office:value-type="float" office:value="-2.64000000000016" calcext:value-type="float">
            <text:p>-2,64000000000016</text:p>
          </table:table-cell>
          <table:table-cell table:formula="of:=2*[.A738]/9-4/3" office:value-type="float" office:value="-1.92000000000003" calcext:value-type="float">
            <text:p>-1,92000000000003</text:p>
          </table:table-cell>
          <table:table-cell table:formula="of:=-7*[.A738]/9-1/3" office:value-type="float" office:value="1.72000000000012" calcext:value-type="float">
            <text:p>1,72000000000012</text:p>
          </table:table-cell>
          <table:table-cell table:number-columns-repeated="1021"/>
        </table:table-row>
        <table:table-row table:style-name="ro1">
          <table:table-cell table:formula="of:=[.A738]+0.01" office:value-type="float" office:value="-2.63000000000016" calcext:value-type="float">
            <text:p>-2,63000000000016</text:p>
          </table:table-cell>
          <table:table-cell table:formula="of:=2*[.A739]/9-4/3" office:value-type="float" office:value="-1.91777777777781" calcext:value-type="float">
            <text:p>-1,91777777777781</text:p>
          </table:table-cell>
          <table:table-cell table:formula="of:=-7*[.A739]/9-1/3" office:value-type="float" office:value="1.71222222222234" calcext:value-type="float">
            <text:p>1,71222222222234</text:p>
          </table:table-cell>
          <table:table-cell table:number-columns-repeated="1021"/>
        </table:table-row>
        <table:table-row table:style-name="ro1">
          <table:table-cell table:formula="of:=[.A739]+0.01" office:value-type="float" office:value="-2.62000000000016" calcext:value-type="float">
            <text:p>-2,62000000000016</text:p>
          </table:table-cell>
          <table:table-cell table:formula="of:=2*[.A740]/9-4/3" office:value-type="float" office:value="-1.91555555555559" calcext:value-type="float">
            <text:p>-1,91555555555559</text:p>
          </table:table-cell>
          <table:table-cell table:formula="of:=-7*[.A740]/9-1/3" office:value-type="float" office:value="1.70444444444457" calcext:value-type="float">
            <text:p>1,70444444444457</text:p>
          </table:table-cell>
          <table:table-cell table:number-columns-repeated="1021"/>
        </table:table-row>
        <table:table-row table:style-name="ro1">
          <table:table-cell table:formula="of:=[.A740]+0.01" office:value-type="float" office:value="-2.61000000000016" calcext:value-type="float">
            <text:p>-2,61000000000016</text:p>
          </table:table-cell>
          <table:table-cell table:formula="of:=2*[.A741]/9-4/3" office:value-type="float" office:value="-1.91333333333337" calcext:value-type="float">
            <text:p>-1,91333333333337</text:p>
          </table:table-cell>
          <table:table-cell table:formula="of:=-7*[.A741]/9-1/3" office:value-type="float" office:value="1.69666666666679" calcext:value-type="float">
            <text:p>1,69666666666679</text:p>
          </table:table-cell>
          <table:table-cell table:number-columns-repeated="1021"/>
        </table:table-row>
        <table:table-row table:style-name="ro1">
          <table:table-cell table:formula="of:=[.A741]+0.01" office:value-type="float" office:value="-2.60000000000016" calcext:value-type="float">
            <text:p>-2,60000000000016</text:p>
          </table:table-cell>
          <table:table-cell table:formula="of:=2*[.A742]/9-4/3" office:value-type="float" office:value="-1.91111111111115" calcext:value-type="float">
            <text:p>-1,91111111111115</text:p>
          </table:table-cell>
          <table:table-cell table:formula="of:=-7*[.A742]/9-1/3" office:value-type="float" office:value="1.68888888888901" calcext:value-type="float">
            <text:p>1,68888888888901</text:p>
          </table:table-cell>
          <table:table-cell table:number-columns-repeated="1021"/>
        </table:table-row>
        <table:table-row table:style-name="ro1">
          <table:table-cell table:formula="of:=[.A742]+0.01" office:value-type="float" office:value="-2.59000000000016" calcext:value-type="float">
            <text:p>-2,59000000000016</text:p>
          </table:table-cell>
          <table:table-cell table:formula="of:=2*[.A743]/9-4/3" office:value-type="float" office:value="-1.90888888888892" calcext:value-type="float">
            <text:p>-1,90888888888892</text:p>
          </table:table-cell>
          <table:table-cell table:formula="of:=-7*[.A743]/9-1/3" office:value-type="float" office:value="1.68111111111123" calcext:value-type="float">
            <text:p>1,68111111111123</text:p>
          </table:table-cell>
          <table:table-cell table:number-columns-repeated="1021"/>
        </table:table-row>
        <table:table-row table:style-name="ro1">
          <table:table-cell table:formula="of:=[.A743]+0.01" office:value-type="float" office:value="-2.58000000000016" calcext:value-type="float">
            <text:p>-2,58000000000016</text:p>
          </table:table-cell>
          <table:table-cell table:formula="of:=2*[.A744]/9-4/3" office:value-type="float" office:value="-1.9066666666667" calcext:value-type="float">
            <text:p>-1,9066666666667</text:p>
          </table:table-cell>
          <table:table-cell table:formula="of:=-7*[.A744]/9-1/3" office:value-type="float" office:value="1.67333333333346" calcext:value-type="float">
            <text:p>1,67333333333346</text:p>
          </table:table-cell>
          <table:table-cell table:number-columns-repeated="1021"/>
        </table:table-row>
        <table:table-row table:style-name="ro1">
          <table:table-cell table:formula="of:=[.A744]+0.01" office:value-type="float" office:value="-2.57000000000016" calcext:value-type="float">
            <text:p>-2,57000000000016</text:p>
          </table:table-cell>
          <table:table-cell table:formula="of:=2*[.A745]/9-4/3" office:value-type="float" office:value="-1.90444444444448" calcext:value-type="float">
            <text:p>-1,90444444444448</text:p>
          </table:table-cell>
          <table:table-cell table:formula="of:=-7*[.A745]/9-1/3" office:value-type="float" office:value="1.66555555555568" calcext:value-type="float">
            <text:p>1,66555555555568</text:p>
          </table:table-cell>
          <table:table-cell table:number-columns-repeated="1021"/>
        </table:table-row>
        <table:table-row table:style-name="ro1">
          <table:table-cell table:formula="of:=[.A745]+0.01" office:value-type="float" office:value="-2.56000000000016" calcext:value-type="float">
            <text:p>-2,56000000000016</text:p>
          </table:table-cell>
          <table:table-cell table:formula="of:=2*[.A746]/9-4/3" office:value-type="float" office:value="-1.90222222222226" calcext:value-type="float">
            <text:p>-1,90222222222226</text:p>
          </table:table-cell>
          <table:table-cell table:formula="of:=-7*[.A746]/9-1/3" office:value-type="float" office:value="1.6577777777779" calcext:value-type="float">
            <text:p>1,6577777777779</text:p>
          </table:table-cell>
          <table:table-cell table:number-columns-repeated="1021"/>
        </table:table-row>
        <table:table-row table:style-name="ro1">
          <table:table-cell table:formula="of:=[.A746]+0.01" office:value-type="float" office:value="-2.55000000000016" calcext:value-type="float">
            <text:p>-2,55000000000016</text:p>
          </table:table-cell>
          <table:table-cell table:formula="of:=2*[.A747]/9-4/3" office:value-type="float" office:value="-1.90000000000004" calcext:value-type="float">
            <text:p>-1,90000000000004</text:p>
          </table:table-cell>
          <table:table-cell table:formula="of:=-7*[.A747]/9-1/3" office:value-type="float" office:value="1.65000000000012" calcext:value-type="float">
            <text:p>1,65000000000012</text:p>
          </table:table-cell>
          <table:table-cell table:number-columns-repeated="1021"/>
        </table:table-row>
        <table:table-row table:style-name="ro1">
          <table:table-cell table:formula="of:=[.A747]+0.01" office:value-type="float" office:value="-2.54000000000016" calcext:value-type="float">
            <text:p>-2,54000000000016</text:p>
          </table:table-cell>
          <table:table-cell table:formula="of:=2*[.A748]/9-4/3" office:value-type="float" office:value="-1.89777777777781" calcext:value-type="float">
            <text:p>-1,89777777777781</text:p>
          </table:table-cell>
          <table:table-cell table:formula="of:=-7*[.A748]/9-1/3" office:value-type="float" office:value="1.64222222222235" calcext:value-type="float">
            <text:p>1,64222222222235</text:p>
          </table:table-cell>
          <table:table-cell table:number-columns-repeated="1021"/>
        </table:table-row>
        <table:table-row table:style-name="ro1">
          <table:table-cell table:formula="of:=[.A748]+0.01" office:value-type="float" office:value="-2.53000000000016" calcext:value-type="float">
            <text:p>-2,53000000000016</text:p>
          </table:table-cell>
          <table:table-cell table:formula="of:=2*[.A749]/9-4/3" office:value-type="float" office:value="-1.89555555555559" calcext:value-type="float">
            <text:p>-1,89555555555559</text:p>
          </table:table-cell>
          <table:table-cell table:formula="of:=-7*[.A749]/9-1/3" office:value-type="float" office:value="1.63444444444457" calcext:value-type="float">
            <text:p>1,63444444444457</text:p>
          </table:table-cell>
          <table:table-cell table:number-columns-repeated="1021"/>
        </table:table-row>
        <table:table-row table:style-name="ro1">
          <table:table-cell table:formula="of:=[.A749]+0.01" office:value-type="float" office:value="-2.52000000000016" calcext:value-type="float">
            <text:p>-2,52000000000016</text:p>
          </table:table-cell>
          <table:table-cell table:formula="of:=2*[.A750]/9-4/3" office:value-type="float" office:value="-1.89333333333337" calcext:value-type="float">
            <text:p>-1,89333333333337</text:p>
          </table:table-cell>
          <table:table-cell table:formula="of:=-7*[.A750]/9-1/3" office:value-type="float" office:value="1.62666666666679" calcext:value-type="float">
            <text:p>1,62666666666679</text:p>
          </table:table-cell>
          <table:table-cell table:number-columns-repeated="1021"/>
        </table:table-row>
        <table:table-row table:style-name="ro1">
          <table:table-cell table:formula="of:=[.A750]+0.01" office:value-type="float" office:value="-2.51000000000016" calcext:value-type="float">
            <text:p>-2,51000000000016</text:p>
          </table:table-cell>
          <table:table-cell table:formula="of:=2*[.A751]/9-4/3" office:value-type="float" office:value="-1.89111111111115" calcext:value-type="float">
            <text:p>-1,89111111111115</text:p>
          </table:table-cell>
          <table:table-cell table:formula="of:=-7*[.A751]/9-1/3" office:value-type="float" office:value="1.61888888888901" calcext:value-type="float">
            <text:p>1,61888888888901</text:p>
          </table:table-cell>
          <table:table-cell table:number-columns-repeated="1021"/>
        </table:table-row>
        <table:table-row table:style-name="ro1">
          <table:table-cell table:formula="of:=[.A751]+0.01" office:value-type="float" office:value="-2.50000000000016" calcext:value-type="float">
            <text:p>-2,50000000000016</text:p>
          </table:table-cell>
          <table:table-cell table:formula="of:=2*[.A752]/9-4/3" office:value-type="float" office:value="-1.88888888888892" calcext:value-type="float">
            <text:p>-1,88888888888892</text:p>
          </table:table-cell>
          <table:table-cell table:formula="of:=-7*[.A752]/9-1/3" office:value-type="float" office:value="1.61111111111124" calcext:value-type="float">
            <text:p>1,61111111111124</text:p>
          </table:table-cell>
          <table:table-cell table:number-columns-repeated="1021"/>
        </table:table-row>
        <table:table-row table:style-name="ro1">
          <table:table-cell table:formula="of:=[.A752]+0.01" office:value-type="float" office:value="-2.49000000000016" calcext:value-type="float">
            <text:p>-2,49000000000016</text:p>
          </table:table-cell>
          <table:table-cell table:formula="of:=2*[.A753]/9-4/3" office:value-type="float" office:value="-1.8866666666667" calcext:value-type="float">
            <text:p>-1,8866666666667</text:p>
          </table:table-cell>
          <table:table-cell table:formula="of:=-7*[.A753]/9-1/3" office:value-type="float" office:value="1.60333333333346" calcext:value-type="float">
            <text:p>1,60333333333346</text:p>
          </table:table-cell>
          <table:table-cell table:number-columns-repeated="1021"/>
        </table:table-row>
        <table:table-row table:style-name="ro1">
          <table:table-cell table:formula="of:=[.A753]+0.01" office:value-type="float" office:value="-2.48000000000016" calcext:value-type="float">
            <text:p>-2,48000000000016</text:p>
          </table:table-cell>
          <table:table-cell table:formula="of:=2*[.A754]/9-4/3" office:value-type="float" office:value="-1.88444444444448" calcext:value-type="float">
            <text:p>-1,88444444444448</text:p>
          </table:table-cell>
          <table:table-cell table:formula="of:=-7*[.A754]/9-1/3" office:value-type="float" office:value="1.59555555555568" calcext:value-type="float">
            <text:p>1,59555555555568</text:p>
          </table:table-cell>
          <table:table-cell table:number-columns-repeated="1021"/>
        </table:table-row>
        <table:table-row table:style-name="ro1">
          <table:table-cell table:formula="of:=[.A754]+0.01" office:value-type="float" office:value="-2.47000000000016" calcext:value-type="float">
            <text:p>-2,47000000000016</text:p>
          </table:table-cell>
          <table:table-cell table:formula="of:=2*[.A755]/9-4/3" office:value-type="float" office:value="-1.88222222222226" calcext:value-type="float">
            <text:p>-1,88222222222226</text:p>
          </table:table-cell>
          <table:table-cell table:formula="of:=-7*[.A755]/9-1/3" office:value-type="float" office:value="1.5877777777779" calcext:value-type="float">
            <text:p>1,5877777777779</text:p>
          </table:table-cell>
          <table:table-cell table:number-columns-repeated="1021"/>
        </table:table-row>
        <table:table-row table:style-name="ro1">
          <table:table-cell table:formula="of:=[.A755]+0.01" office:value-type="float" office:value="-2.46000000000016" calcext:value-type="float">
            <text:p>-2,46000000000016</text:p>
          </table:table-cell>
          <table:table-cell table:formula="of:=2*[.A756]/9-4/3" office:value-type="float" office:value="-1.88000000000004" calcext:value-type="float">
            <text:p>-1,88000000000004</text:p>
          </table:table-cell>
          <table:table-cell table:formula="of:=-7*[.A756]/9-1/3" office:value-type="float" office:value="1.58000000000013" calcext:value-type="float">
            <text:p>1,58000000000013</text:p>
          </table:table-cell>
          <table:table-cell table:number-columns-repeated="1021"/>
        </table:table-row>
        <table:table-row table:style-name="ro1">
          <table:table-cell table:formula="of:=[.A756]+0.01" office:value-type="float" office:value="-2.45000000000016" calcext:value-type="float">
            <text:p>-2,45000000000016</text:p>
          </table:table-cell>
          <table:table-cell table:formula="of:=2*[.A757]/9-4/3" office:value-type="float" office:value="-1.87777777777781" calcext:value-type="float">
            <text:p>-1,87777777777781</text:p>
          </table:table-cell>
          <table:table-cell table:formula="of:=-7*[.A757]/9-1/3" office:value-type="float" office:value="1.57222222222235" calcext:value-type="float">
            <text:p>1,57222222222235</text:p>
          </table:table-cell>
          <table:table-cell table:number-columns-repeated="1021"/>
        </table:table-row>
        <table:table-row table:style-name="ro1">
          <table:table-cell table:formula="of:=[.A757]+0.01" office:value-type="float" office:value="-2.44000000000016" calcext:value-type="float">
            <text:p>-2,44000000000016</text:p>
          </table:table-cell>
          <table:table-cell table:formula="of:=2*[.A758]/9-4/3" office:value-type="float" office:value="-1.87555555555559" calcext:value-type="float">
            <text:p>-1,87555555555559</text:p>
          </table:table-cell>
          <table:table-cell table:formula="of:=-7*[.A758]/9-1/3" office:value-type="float" office:value="1.56444444444457" calcext:value-type="float">
            <text:p>1,56444444444457</text:p>
          </table:table-cell>
          <table:table-cell table:number-columns-repeated="1021"/>
        </table:table-row>
        <table:table-row table:style-name="ro1">
          <table:table-cell table:formula="of:=[.A758]+0.01" office:value-type="float" office:value="-2.43000000000016" calcext:value-type="float">
            <text:p>-2,43000000000016</text:p>
          </table:table-cell>
          <table:table-cell table:formula="of:=2*[.A759]/9-4/3" office:value-type="float" office:value="-1.87333333333337" calcext:value-type="float">
            <text:p>-1,87333333333337</text:p>
          </table:table-cell>
          <table:table-cell table:formula="of:=-7*[.A759]/9-1/3" office:value-type="float" office:value="1.55666666666679" calcext:value-type="float">
            <text:p>1,55666666666679</text:p>
          </table:table-cell>
          <table:table-cell table:number-columns-repeated="1021"/>
        </table:table-row>
        <table:table-row table:style-name="ro1">
          <table:table-cell table:formula="of:=[.A759]+0.01" office:value-type="float" office:value="-2.42000000000016" calcext:value-type="float">
            <text:p>-2,42000000000016</text:p>
          </table:table-cell>
          <table:table-cell table:formula="of:=2*[.A760]/9-4/3" office:value-type="float" office:value="-1.87111111111115" calcext:value-type="float">
            <text:p>-1,87111111111115</text:p>
          </table:table-cell>
          <table:table-cell table:formula="of:=-7*[.A760]/9-1/3" office:value-type="float" office:value="1.54888888888901" calcext:value-type="float">
            <text:p>1,54888888888901</text:p>
          </table:table-cell>
          <table:table-cell table:number-columns-repeated="1021"/>
        </table:table-row>
        <table:table-row table:style-name="ro1">
          <table:table-cell table:formula="of:=[.A760]+0.01" office:value-type="float" office:value="-2.41000000000016" calcext:value-type="float">
            <text:p>-2,41000000000016</text:p>
          </table:table-cell>
          <table:table-cell table:formula="of:=2*[.A761]/9-4/3" office:value-type="float" office:value="-1.86888888888892" calcext:value-type="float">
            <text:p>-1,86888888888892</text:p>
          </table:table-cell>
          <table:table-cell table:formula="of:=-7*[.A761]/9-1/3" office:value-type="float" office:value="1.54111111111124" calcext:value-type="float">
            <text:p>1,54111111111124</text:p>
          </table:table-cell>
          <table:table-cell table:number-columns-repeated="1021"/>
        </table:table-row>
        <table:table-row table:style-name="ro1">
          <table:table-cell table:formula="of:=[.A761]+0.01" office:value-type="float" office:value="-2.40000000000016" calcext:value-type="float">
            <text:p>-2,40000000000016</text:p>
          </table:table-cell>
          <table:table-cell table:formula="of:=2*[.A762]/9-4/3" office:value-type="float" office:value="-1.8666666666667" calcext:value-type="float">
            <text:p>-1,8666666666667</text:p>
          </table:table-cell>
          <table:table-cell table:formula="of:=-7*[.A762]/9-1/3" office:value-type="float" office:value="1.53333333333346" calcext:value-type="float">
            <text:p>1,53333333333346</text:p>
          </table:table-cell>
          <table:table-cell table:number-columns-repeated="1021"/>
        </table:table-row>
        <table:table-row table:style-name="ro1">
          <table:table-cell table:formula="of:=[.A762]+0.01" office:value-type="float" office:value="-2.39000000000016" calcext:value-type="float">
            <text:p>-2,39000000000016</text:p>
          </table:table-cell>
          <table:table-cell table:formula="of:=2*[.A763]/9-4/3" office:value-type="float" office:value="-1.86444444444448" calcext:value-type="float">
            <text:p>-1,86444444444448</text:p>
          </table:table-cell>
          <table:table-cell table:formula="of:=-7*[.A763]/9-1/3" office:value-type="float" office:value="1.52555555555568" calcext:value-type="float">
            <text:p>1,52555555555568</text:p>
          </table:table-cell>
          <table:table-cell table:number-columns-repeated="1021"/>
        </table:table-row>
        <table:table-row table:style-name="ro1">
          <table:table-cell table:formula="of:=[.A763]+0.01" office:value-type="float" office:value="-2.38000000000016" calcext:value-type="float">
            <text:p>-2,38000000000016</text:p>
          </table:table-cell>
          <table:table-cell table:formula="of:=2*[.A764]/9-4/3" office:value-type="float" office:value="-1.86222222222226" calcext:value-type="float">
            <text:p>-1,86222222222226</text:p>
          </table:table-cell>
          <table:table-cell table:formula="of:=-7*[.A764]/9-1/3" office:value-type="float" office:value="1.5177777777779" calcext:value-type="float">
            <text:p>1,5177777777779</text:p>
          </table:table-cell>
          <table:table-cell table:number-columns-repeated="1021"/>
        </table:table-row>
        <table:table-row table:style-name="ro1">
          <table:table-cell table:formula="of:=[.A764]+0.01" office:value-type="float" office:value="-2.37000000000016" calcext:value-type="float">
            <text:p>-2,37000000000016</text:p>
          </table:table-cell>
          <table:table-cell table:formula="of:=2*[.A765]/9-4/3" office:value-type="float" office:value="-1.86000000000004" calcext:value-type="float">
            <text:p>-1,86000000000004</text:p>
          </table:table-cell>
          <table:table-cell table:formula="of:=-7*[.A765]/9-1/3" office:value-type="float" office:value="1.51000000000013" calcext:value-type="float">
            <text:p>1,51000000000013</text:p>
          </table:table-cell>
          <table:table-cell table:number-columns-repeated="1021"/>
        </table:table-row>
        <table:table-row table:style-name="ro1">
          <table:table-cell table:formula="of:=[.A765]+0.01" office:value-type="float" office:value="-2.36000000000016" calcext:value-type="float">
            <text:p>-2,36000000000016</text:p>
          </table:table-cell>
          <table:table-cell table:formula="of:=2*[.A766]/9-4/3" office:value-type="float" office:value="-1.85777777777781" calcext:value-type="float">
            <text:p>-1,85777777777781</text:p>
          </table:table-cell>
          <table:table-cell table:formula="of:=-7*[.A766]/9-1/3" office:value-type="float" office:value="1.50222222222235" calcext:value-type="float">
            <text:p>1,50222222222235</text:p>
          </table:table-cell>
          <table:table-cell table:number-columns-repeated="1021"/>
        </table:table-row>
        <table:table-row table:style-name="ro1">
          <table:table-cell table:formula="of:=[.A766]+0.01" office:value-type="float" office:value="-2.35000000000016" calcext:value-type="float">
            <text:p>-2,35000000000016</text:p>
          </table:table-cell>
          <table:table-cell table:formula="of:=2*[.A767]/9-4/3" office:value-type="float" office:value="-1.85555555555559" calcext:value-type="float">
            <text:p>-1,85555555555559</text:p>
          </table:table-cell>
          <table:table-cell table:formula="of:=-7*[.A767]/9-1/3" office:value-type="float" office:value="1.49444444444457" calcext:value-type="float">
            <text:p>1,49444444444457</text:p>
          </table:table-cell>
          <table:table-cell table:number-columns-repeated="1021"/>
        </table:table-row>
        <table:table-row table:style-name="ro1">
          <table:table-cell table:formula="of:=[.A767]+0.01" office:value-type="float" office:value="-2.34000000000016" calcext:value-type="float">
            <text:p>-2,34000000000016</text:p>
          </table:table-cell>
          <table:table-cell table:formula="of:=2*[.A768]/9-4/3" office:value-type="float" office:value="-1.85333333333337" calcext:value-type="float">
            <text:p>-1,85333333333337</text:p>
          </table:table-cell>
          <table:table-cell table:formula="of:=-7*[.A768]/9-1/3" office:value-type="float" office:value="1.48666666666679" calcext:value-type="float">
            <text:p>1,48666666666679</text:p>
          </table:table-cell>
          <table:table-cell table:number-columns-repeated="1021"/>
        </table:table-row>
        <table:table-row table:style-name="ro1">
          <table:table-cell table:formula="of:=[.A768]+0.01" office:value-type="float" office:value="-2.33000000000016" calcext:value-type="float">
            <text:p>-2,33000000000016</text:p>
          </table:table-cell>
          <table:table-cell table:formula="of:=2*[.A769]/9-4/3" office:value-type="float" office:value="-1.85111111111115" calcext:value-type="float">
            <text:p>-1,85111111111115</text:p>
          </table:table-cell>
          <table:table-cell table:formula="of:=-7*[.A769]/9-1/3" office:value-type="float" office:value="1.47888888888902" calcext:value-type="float">
            <text:p>1,47888888888902</text:p>
          </table:table-cell>
          <table:table-cell table:number-columns-repeated="1021"/>
        </table:table-row>
        <table:table-row table:style-name="ro1">
          <table:table-cell table:formula="of:=[.A769]+0.01" office:value-type="float" office:value="-2.32000000000016" calcext:value-type="float">
            <text:p>-2,32000000000016</text:p>
          </table:table-cell>
          <table:table-cell table:formula="of:=2*[.A770]/9-4/3" office:value-type="float" office:value="-1.84888888888893" calcext:value-type="float">
            <text:p>-1,84888888888893</text:p>
          </table:table-cell>
          <table:table-cell table:formula="of:=-7*[.A770]/9-1/3" office:value-type="float" office:value="1.47111111111124" calcext:value-type="float">
            <text:p>1,47111111111124</text:p>
          </table:table-cell>
          <table:table-cell table:number-columns-repeated="1021"/>
        </table:table-row>
        <table:table-row table:style-name="ro1">
          <table:table-cell table:formula="of:=[.A770]+0.01" office:value-type="float" office:value="-2.31000000000016" calcext:value-type="float">
            <text:p>-2,31000000000016</text:p>
          </table:table-cell>
          <table:table-cell table:formula="of:=2*[.A771]/9-4/3" office:value-type="float" office:value="-1.8466666666667" calcext:value-type="float">
            <text:p>-1,8466666666667</text:p>
          </table:table-cell>
          <table:table-cell table:formula="of:=-7*[.A771]/9-1/3" office:value-type="float" office:value="1.46333333333346" calcext:value-type="float">
            <text:p>1,46333333333346</text:p>
          </table:table-cell>
          <table:table-cell table:number-columns-repeated="1021"/>
        </table:table-row>
        <table:table-row table:style-name="ro1">
          <table:table-cell table:formula="of:=[.A771]+0.01" office:value-type="float" office:value="-2.30000000000016" calcext:value-type="float">
            <text:p>-2,30000000000016</text:p>
          </table:table-cell>
          <table:table-cell table:formula="of:=2*[.A772]/9-4/3" office:value-type="float" office:value="-1.84444444444448" calcext:value-type="float">
            <text:p>-1,84444444444448</text:p>
          </table:table-cell>
          <table:table-cell table:formula="of:=-7*[.A772]/9-1/3" office:value-type="float" office:value="1.45555555555568" calcext:value-type="float">
            <text:p>1,45555555555568</text:p>
          </table:table-cell>
          <table:table-cell table:number-columns-repeated="1021"/>
        </table:table-row>
        <table:table-row table:style-name="ro1">
          <table:table-cell table:formula="of:=[.A772]+0.01" office:value-type="float" office:value="-2.29000000000016" calcext:value-type="float">
            <text:p>-2,29000000000016</text:p>
          </table:table-cell>
          <table:table-cell table:formula="of:=2*[.A773]/9-4/3" office:value-type="float" office:value="-1.84222222222226" calcext:value-type="float">
            <text:p>-1,84222222222226</text:p>
          </table:table-cell>
          <table:table-cell table:formula="of:=-7*[.A773]/9-1/3" office:value-type="float" office:value="1.44777777777791" calcext:value-type="float">
            <text:p>1,44777777777791</text:p>
          </table:table-cell>
          <table:table-cell table:number-columns-repeated="1021"/>
        </table:table-row>
        <table:table-row table:style-name="ro1">
          <table:table-cell table:formula="of:=[.A773]+0.01" office:value-type="float" office:value="-2.28000000000016" calcext:value-type="float">
            <text:p>-2,28000000000016</text:p>
          </table:table-cell>
          <table:table-cell table:formula="of:=2*[.A774]/9-4/3" office:value-type="float" office:value="-1.84000000000004" calcext:value-type="float">
            <text:p>-1,84000000000004</text:p>
          </table:table-cell>
          <table:table-cell table:formula="of:=-7*[.A774]/9-1/3" office:value-type="float" office:value="1.44000000000013" calcext:value-type="float">
            <text:p>1,44000000000013</text:p>
          </table:table-cell>
          <table:table-cell table:number-columns-repeated="1021"/>
        </table:table-row>
        <table:table-row table:style-name="ro1">
          <table:table-cell table:formula="of:=[.A774]+0.01" office:value-type="float" office:value="-2.27000000000016" calcext:value-type="float">
            <text:p>-2,27000000000016</text:p>
          </table:table-cell>
          <table:table-cell table:formula="of:=2*[.A775]/9-4/3" office:value-type="float" office:value="-1.83777777777781" calcext:value-type="float">
            <text:p>-1,83777777777781</text:p>
          </table:table-cell>
          <table:table-cell table:formula="of:=-7*[.A775]/9-1/3" office:value-type="float" office:value="1.43222222222235" calcext:value-type="float">
            <text:p>1,43222222222235</text:p>
          </table:table-cell>
          <table:table-cell table:number-columns-repeated="1021"/>
        </table:table-row>
        <table:table-row table:style-name="ro1">
          <table:table-cell table:formula="of:=[.A775]+0.01" office:value-type="float" office:value="-2.26000000000016" calcext:value-type="float">
            <text:p>-2,26000000000016</text:p>
          </table:table-cell>
          <table:table-cell table:formula="of:=2*[.A776]/9-4/3" office:value-type="float" office:value="-1.83555555555559" calcext:value-type="float">
            <text:p>-1,83555555555559</text:p>
          </table:table-cell>
          <table:table-cell table:formula="of:=-7*[.A776]/9-1/3" office:value-type="float" office:value="1.42444444444457" calcext:value-type="float">
            <text:p>1,42444444444457</text:p>
          </table:table-cell>
          <table:table-cell table:number-columns-repeated="1021"/>
        </table:table-row>
        <table:table-row table:style-name="ro1">
          <table:table-cell table:formula="of:=[.A776]+0.01" office:value-type="float" office:value="-2.25000000000017" calcext:value-type="float">
            <text:p>-2,25000000000017</text:p>
          </table:table-cell>
          <table:table-cell table:formula="of:=2*[.A777]/9-4/3" office:value-type="float" office:value="-1.83333333333337" calcext:value-type="float">
            <text:p>-1,83333333333337</text:p>
          </table:table-cell>
          <table:table-cell table:formula="of:=-7*[.A777]/9-1/3" office:value-type="float" office:value="1.4166666666668" calcext:value-type="float">
            <text:p>1,4166666666668</text:p>
          </table:table-cell>
          <table:table-cell table:number-columns-repeated="1021"/>
        </table:table-row>
        <table:table-row table:style-name="ro1">
          <table:table-cell table:formula="of:=[.A777]+0.01" office:value-type="float" office:value="-2.24000000000017" calcext:value-type="float">
            <text:p>-2,24000000000017</text:p>
          </table:table-cell>
          <table:table-cell table:formula="of:=2*[.A778]/9-4/3" office:value-type="float" office:value="-1.83111111111115" calcext:value-type="float">
            <text:p>-1,83111111111115</text:p>
          </table:table-cell>
          <table:table-cell table:formula="of:=-7*[.A778]/9-1/3" office:value-type="float" office:value="1.40888888888902" calcext:value-type="float">
            <text:p>1,40888888888902</text:p>
          </table:table-cell>
          <table:table-cell table:number-columns-repeated="1021"/>
        </table:table-row>
        <table:table-row table:style-name="ro1">
          <table:table-cell table:formula="of:=[.A778]+0.01" office:value-type="float" office:value="-2.23000000000017" calcext:value-type="float">
            <text:p>-2,23000000000017</text:p>
          </table:table-cell>
          <table:table-cell table:formula="of:=2*[.A779]/9-4/3" office:value-type="float" office:value="-1.82888888888893" calcext:value-type="float">
            <text:p>-1,82888888888893</text:p>
          </table:table-cell>
          <table:table-cell table:formula="of:=-7*[.A779]/9-1/3" office:value-type="float" office:value="1.40111111111124" calcext:value-type="float">
            <text:p>1,40111111111124</text:p>
          </table:table-cell>
          <table:table-cell table:number-columns-repeated="1021"/>
        </table:table-row>
        <table:table-row table:style-name="ro1">
          <table:table-cell table:formula="of:=[.A779]+0.01" office:value-type="float" office:value="-2.22000000000017" calcext:value-type="float">
            <text:p>-2,22000000000017</text:p>
          </table:table-cell>
          <table:table-cell table:formula="of:=2*[.A780]/9-4/3" office:value-type="float" office:value="-1.8266666666667" calcext:value-type="float">
            <text:p>-1,8266666666667</text:p>
          </table:table-cell>
          <table:table-cell table:formula="of:=-7*[.A780]/9-1/3" office:value-type="float" office:value="1.39333333333346" calcext:value-type="float">
            <text:p>1,39333333333346</text:p>
          </table:table-cell>
          <table:table-cell table:number-columns-repeated="1021"/>
        </table:table-row>
        <table:table-row table:style-name="ro1">
          <table:table-cell table:formula="of:=[.A780]+0.01" office:value-type="float" office:value="-2.21000000000017" calcext:value-type="float">
            <text:p>-2,21000000000017</text:p>
          </table:table-cell>
          <table:table-cell table:formula="of:=2*[.A781]/9-4/3" office:value-type="float" office:value="-1.82444444444448" calcext:value-type="float">
            <text:p>-1,82444444444448</text:p>
          </table:table-cell>
          <table:table-cell table:formula="of:=-7*[.A781]/9-1/3" office:value-type="float" office:value="1.38555555555568" calcext:value-type="float">
            <text:p>1,38555555555568</text:p>
          </table:table-cell>
          <table:table-cell table:number-columns-repeated="1021"/>
        </table:table-row>
        <table:table-row table:style-name="ro1">
          <table:table-cell table:formula="of:=[.A781]+0.01" office:value-type="float" office:value="-2.20000000000017" calcext:value-type="float">
            <text:p>-2,20000000000017</text:p>
          </table:table-cell>
          <table:table-cell table:formula="of:=2*[.A782]/9-4/3" office:value-type="float" office:value="-1.82222222222226" calcext:value-type="float">
            <text:p>-1,82222222222226</text:p>
          </table:table-cell>
          <table:table-cell table:formula="of:=-7*[.A782]/9-1/3" office:value-type="float" office:value="1.37777777777791" calcext:value-type="float">
            <text:p>1,37777777777791</text:p>
          </table:table-cell>
          <table:table-cell table:number-columns-repeated="1021"/>
        </table:table-row>
        <table:table-row table:style-name="ro1">
          <table:table-cell table:formula="of:=[.A782]+0.01" office:value-type="float" office:value="-2.19000000000017" calcext:value-type="float">
            <text:p>-2,19000000000017</text:p>
          </table:table-cell>
          <table:table-cell table:formula="of:=2*[.A783]/9-4/3" office:value-type="float" office:value="-1.82000000000004" calcext:value-type="float">
            <text:p>-1,82000000000004</text:p>
          </table:table-cell>
          <table:table-cell table:formula="of:=-7*[.A783]/9-1/3" office:value-type="float" office:value="1.37000000000013" calcext:value-type="float">
            <text:p>1,37000000000013</text:p>
          </table:table-cell>
          <table:table-cell table:number-columns-repeated="1021"/>
        </table:table-row>
        <table:table-row table:style-name="ro1">
          <table:table-cell table:formula="of:=[.A783]+0.01" office:value-type="float" office:value="-2.18000000000017" calcext:value-type="float">
            <text:p>-2,18000000000017</text:p>
          </table:table-cell>
          <table:table-cell table:formula="of:=2*[.A784]/9-4/3" office:value-type="float" office:value="-1.81777777777781" calcext:value-type="float">
            <text:p>-1,81777777777781</text:p>
          </table:table-cell>
          <table:table-cell table:formula="of:=-7*[.A784]/9-1/3" office:value-type="float" office:value="1.36222222222235" calcext:value-type="float">
            <text:p>1,36222222222235</text:p>
          </table:table-cell>
          <table:table-cell table:number-columns-repeated="1021"/>
        </table:table-row>
        <table:table-row table:style-name="ro1">
          <table:table-cell table:formula="of:=[.A784]+0.01" office:value-type="float" office:value="-2.17000000000017" calcext:value-type="float">
            <text:p>-2,17000000000017</text:p>
          </table:table-cell>
          <table:table-cell table:formula="of:=2*[.A785]/9-4/3" office:value-type="float" office:value="-1.81555555555559" calcext:value-type="float">
            <text:p>-1,81555555555559</text:p>
          </table:table-cell>
          <table:table-cell table:formula="of:=-7*[.A785]/9-1/3" office:value-type="float" office:value="1.35444444444457" calcext:value-type="float">
            <text:p>1,35444444444457</text:p>
          </table:table-cell>
          <table:table-cell table:number-columns-repeated="1021"/>
        </table:table-row>
        <table:table-row table:style-name="ro1">
          <table:table-cell table:formula="of:=[.A785]+0.01" office:value-type="float" office:value="-2.16000000000017" calcext:value-type="float">
            <text:p>-2,16000000000017</text:p>
          </table:table-cell>
          <table:table-cell table:formula="of:=2*[.A786]/9-4/3" office:value-type="float" office:value="-1.81333333333337" calcext:value-type="float">
            <text:p>-1,81333333333337</text:p>
          </table:table-cell>
          <table:table-cell table:formula="of:=-7*[.A786]/9-1/3" office:value-type="float" office:value="1.3466666666668" calcext:value-type="float">
            <text:p>1,3466666666668</text:p>
          </table:table-cell>
          <table:table-cell table:number-columns-repeated="1021"/>
        </table:table-row>
        <table:table-row table:style-name="ro1">
          <table:table-cell table:formula="of:=[.A786]+0.01" office:value-type="float" office:value="-2.15000000000017" calcext:value-type="float">
            <text:p>-2,15000000000017</text:p>
          </table:table-cell>
          <table:table-cell table:formula="of:=2*[.A787]/9-4/3" office:value-type="float" office:value="-1.81111111111115" calcext:value-type="float">
            <text:p>-1,81111111111115</text:p>
          </table:table-cell>
          <table:table-cell table:formula="of:=-7*[.A787]/9-1/3" office:value-type="float" office:value="1.33888888888902" calcext:value-type="float">
            <text:p>1,33888888888902</text:p>
          </table:table-cell>
          <table:table-cell table:number-columns-repeated="1021"/>
        </table:table-row>
        <table:table-row table:style-name="ro1">
          <table:table-cell table:formula="of:=[.A787]+0.01" office:value-type="float" office:value="-2.14000000000017" calcext:value-type="float">
            <text:p>-2,14000000000017</text:p>
          </table:table-cell>
          <table:table-cell table:formula="of:=2*[.A788]/9-4/3" office:value-type="float" office:value="-1.80888888888893" calcext:value-type="float">
            <text:p>-1,80888888888893</text:p>
          </table:table-cell>
          <table:table-cell table:formula="of:=-7*[.A788]/9-1/3" office:value-type="float" office:value="1.33111111111124" calcext:value-type="float">
            <text:p>1,33111111111124</text:p>
          </table:table-cell>
          <table:table-cell table:number-columns-repeated="1021"/>
        </table:table-row>
        <table:table-row table:style-name="ro1">
          <table:table-cell table:formula="of:=[.A788]+0.01" office:value-type="float" office:value="-2.13000000000017" calcext:value-type="float">
            <text:p>-2,13000000000017</text:p>
          </table:table-cell>
          <table:table-cell table:formula="of:=2*[.A789]/9-4/3" office:value-type="float" office:value="-1.8066666666667" calcext:value-type="float">
            <text:p>-1,8066666666667</text:p>
          </table:table-cell>
          <table:table-cell table:formula="of:=-7*[.A789]/9-1/3" office:value-type="float" office:value="1.32333333333346" calcext:value-type="float">
            <text:p>1,32333333333346</text:p>
          </table:table-cell>
          <table:table-cell table:number-columns-repeated="1021"/>
        </table:table-row>
        <table:table-row table:style-name="ro1">
          <table:table-cell table:formula="of:=[.A789]+0.01" office:value-type="float" office:value="-2.12000000000017" calcext:value-type="float">
            <text:p>-2,12000000000017</text:p>
          </table:table-cell>
          <table:table-cell table:formula="of:=2*[.A790]/9-4/3" office:value-type="float" office:value="-1.80444444444448" calcext:value-type="float">
            <text:p>-1,80444444444448</text:p>
          </table:table-cell>
          <table:table-cell table:formula="of:=-7*[.A790]/9-1/3" office:value-type="float" office:value="1.31555555555569" calcext:value-type="float">
            <text:p>1,31555555555569</text:p>
          </table:table-cell>
          <table:table-cell table:number-columns-repeated="1021"/>
        </table:table-row>
        <table:table-row table:style-name="ro1">
          <table:table-cell table:formula="of:=[.A790]+0.01" office:value-type="float" office:value="-2.11000000000017" calcext:value-type="float">
            <text:p>-2,11000000000017</text:p>
          </table:table-cell>
          <table:table-cell table:formula="of:=2*[.A791]/9-4/3" office:value-type="float" office:value="-1.80222222222226" calcext:value-type="float">
            <text:p>-1,80222222222226</text:p>
          </table:table-cell>
          <table:table-cell table:formula="of:=-7*[.A791]/9-1/3" office:value-type="float" office:value="1.30777777777791" calcext:value-type="float">
            <text:p>1,30777777777791</text:p>
          </table:table-cell>
          <table:table-cell table:number-columns-repeated="1021"/>
        </table:table-row>
        <table:table-row table:style-name="ro1">
          <table:table-cell table:formula="of:=[.A791]+0.01" office:value-type="float" office:value="-2.10000000000017" calcext:value-type="float">
            <text:p>-2,10000000000017</text:p>
          </table:table-cell>
          <table:table-cell table:formula="of:=2*[.A792]/9-4/3" office:value-type="float" office:value="-1.80000000000004" calcext:value-type="float">
            <text:p>-1,80000000000004</text:p>
          </table:table-cell>
          <table:table-cell table:formula="of:=-7*[.A792]/9-1/3" office:value-type="float" office:value="1.30000000000013" calcext:value-type="float">
            <text:p>1,30000000000013</text:p>
          </table:table-cell>
          <table:table-cell table:number-columns-repeated="1021"/>
        </table:table-row>
        <table:table-row table:style-name="ro1">
          <table:table-cell table:formula="of:=[.A792]+0.01" office:value-type="float" office:value="-2.09000000000017" calcext:value-type="float">
            <text:p>-2,09000000000017</text:p>
          </table:table-cell>
          <table:table-cell table:formula="of:=2*[.A793]/9-4/3" office:value-type="float" office:value="-1.79777777777782" calcext:value-type="float">
            <text:p>-1,79777777777782</text:p>
          </table:table-cell>
          <table:table-cell table:formula="of:=-7*[.A793]/9-1/3" office:value-type="float" office:value="1.29222222222235" calcext:value-type="float">
            <text:p>1,29222222222235</text:p>
          </table:table-cell>
          <table:table-cell table:number-columns-repeated="1021"/>
        </table:table-row>
        <table:table-row table:style-name="ro1">
          <table:table-cell table:formula="of:=[.A793]+0.01" office:value-type="float" office:value="-2.08000000000017" calcext:value-type="float">
            <text:p>-2,08000000000017</text:p>
          </table:table-cell>
          <table:table-cell table:formula="of:=2*[.A794]/9-4/3" office:value-type="float" office:value="-1.79555555555559" calcext:value-type="float">
            <text:p>-1,79555555555559</text:p>
          </table:table-cell>
          <table:table-cell table:formula="of:=-7*[.A794]/9-1/3" office:value-type="float" office:value="1.28444444444458" calcext:value-type="float">
            <text:p>1,28444444444458</text:p>
          </table:table-cell>
          <table:table-cell table:number-columns-repeated="1021"/>
        </table:table-row>
        <table:table-row table:style-name="ro1">
          <table:table-cell table:formula="of:=[.A794]+0.01" office:value-type="float" office:value="-2.07000000000017" calcext:value-type="float">
            <text:p>-2,07000000000017</text:p>
          </table:table-cell>
          <table:table-cell table:formula="of:=2*[.A795]/9-4/3" office:value-type="float" office:value="-1.79333333333337" calcext:value-type="float">
            <text:p>-1,79333333333337</text:p>
          </table:table-cell>
          <table:table-cell table:formula="of:=-7*[.A795]/9-1/3" office:value-type="float" office:value="1.2766666666668" calcext:value-type="float">
            <text:p>1,2766666666668</text:p>
          </table:table-cell>
          <table:table-cell table:number-columns-repeated="1021"/>
        </table:table-row>
        <table:table-row table:style-name="ro1">
          <table:table-cell table:formula="of:=[.A795]+0.01" office:value-type="float" office:value="-2.06000000000017" calcext:value-type="float">
            <text:p>-2,06000000000017</text:p>
          </table:table-cell>
          <table:table-cell table:formula="of:=2*[.A796]/9-4/3" office:value-type="float" office:value="-1.79111111111115" calcext:value-type="float">
            <text:p>-1,79111111111115</text:p>
          </table:table-cell>
          <table:table-cell table:formula="of:=-7*[.A796]/9-1/3" office:value-type="float" office:value="1.26888888888902" calcext:value-type="float">
            <text:p>1,26888888888902</text:p>
          </table:table-cell>
          <table:table-cell table:number-columns-repeated="1021"/>
        </table:table-row>
        <table:table-row table:style-name="ro1">
          <table:table-cell table:formula="of:=[.A796]+0.01" office:value-type="float" office:value="-2.05000000000017" calcext:value-type="float">
            <text:p>-2,05000000000017</text:p>
          </table:table-cell>
          <table:table-cell table:formula="of:=2*[.A797]/9-4/3" office:value-type="float" office:value="-1.78888888888893" calcext:value-type="float">
            <text:p>-1,78888888888893</text:p>
          </table:table-cell>
          <table:table-cell table:formula="of:=-7*[.A797]/9-1/3" office:value-type="float" office:value="1.26111111111124" calcext:value-type="float">
            <text:p>1,26111111111124</text:p>
          </table:table-cell>
          <table:table-cell table:number-columns-repeated="1021"/>
        </table:table-row>
        <table:table-row table:style-name="ro1">
          <table:table-cell table:formula="of:=[.A797]+0.01" office:value-type="float" office:value="-2.04000000000017" calcext:value-type="float">
            <text:p>-2,04000000000017</text:p>
          </table:table-cell>
          <table:table-cell table:formula="of:=2*[.A798]/9-4/3" office:value-type="float" office:value="-1.7866666666667" calcext:value-type="float">
            <text:p>-1,7866666666667</text:p>
          </table:table-cell>
          <table:table-cell table:formula="of:=-7*[.A798]/9-1/3" office:value-type="float" office:value="1.25333333333347" calcext:value-type="float">
            <text:p>1,25333333333347</text:p>
          </table:table-cell>
          <table:table-cell table:number-columns-repeated="1021"/>
        </table:table-row>
        <table:table-row table:style-name="ro1">
          <table:table-cell table:formula="of:=[.A798]+0.01" office:value-type="float" office:value="-2.03000000000017" calcext:value-type="float">
            <text:p>-2,03000000000017</text:p>
          </table:table-cell>
          <table:table-cell table:formula="of:=2*[.A799]/9-4/3" office:value-type="float" office:value="-1.78444444444448" calcext:value-type="float">
            <text:p>-1,78444444444448</text:p>
          </table:table-cell>
          <table:table-cell table:formula="of:=-7*[.A799]/9-1/3" office:value-type="float" office:value="1.24555555555569" calcext:value-type="float">
            <text:p>1,24555555555569</text:p>
          </table:table-cell>
          <table:table-cell table:number-columns-repeated="1021"/>
        </table:table-row>
        <table:table-row table:style-name="ro1">
          <table:table-cell table:formula="of:=[.A799]+0.01" office:value-type="float" office:value="-2.02000000000017" calcext:value-type="float">
            <text:p>-2,02000000000017</text:p>
          </table:table-cell>
          <table:table-cell table:formula="of:=2*[.A800]/9-4/3" office:value-type="float" office:value="-1.78222222222226" calcext:value-type="float">
            <text:p>-1,78222222222226</text:p>
          </table:table-cell>
          <table:table-cell table:formula="of:=-7*[.A800]/9-1/3" office:value-type="float" office:value="1.23777777777791" calcext:value-type="float">
            <text:p>1,23777777777791</text:p>
          </table:table-cell>
          <table:table-cell table:number-columns-repeated="1021"/>
        </table:table-row>
        <table:table-row table:style-name="ro1">
          <table:table-cell table:formula="of:=[.A800]+0.01" office:value-type="float" office:value="-2.01000000000017" calcext:value-type="float">
            <text:p>-2,01000000000017</text:p>
          </table:table-cell>
          <table:table-cell table:formula="of:=2*[.A801]/9-4/3" office:value-type="float" office:value="-1.78000000000004" calcext:value-type="float">
            <text:p>-1,78000000000004</text:p>
          </table:table-cell>
          <table:table-cell table:formula="of:=-7*[.A801]/9-1/3" office:value-type="float" office:value="1.23000000000013" calcext:value-type="float">
            <text:p>1,23000000000013</text:p>
          </table:table-cell>
          <table:table-cell table:number-columns-repeated="1021"/>
        </table:table-row>
        <table:table-row table:style-name="ro1">
          <table:table-cell table:formula="of:=[.A801]+0.01" office:value-type="float" office:value="-2.00000000000017" calcext:value-type="float">
            <text:p>-2,00000000000017</text:p>
          </table:table-cell>
          <table:table-cell table:formula="of:=2*[.A802]/9-4/3" office:value-type="float" office:value="-1.77777777777782" calcext:value-type="float">
            <text:p>-1,77777777777782</text:p>
          </table:table-cell>
          <table:table-cell table:formula="of:=-7*[.A802]/9-1/3" office:value-type="float" office:value="1.22222222222235" calcext:value-type="float">
            <text:p>1,22222222222235</text:p>
          </table:table-cell>
          <table:table-cell table:number-columns-repeated="1021"/>
        </table:table-row>
        <table:table-row table:style-name="ro1">
          <table:table-cell table:formula="of:=[.A802]+0.01" office:value-type="float" office:value="-1.99000000000017" calcext:value-type="float">
            <text:p>-1,99000000000017</text:p>
          </table:table-cell>
          <table:table-cell table:formula="of:=2*[.A803]/9-4/3" office:value-type="float" office:value="-1.77555555555559" calcext:value-type="float">
            <text:p>-1,77555555555559</text:p>
          </table:table-cell>
          <table:table-cell table:formula="of:=-7*[.A803]/9-1/3" office:value-type="float" office:value="1.21444444444458" calcext:value-type="float">
            <text:p>1,21444444444458</text:p>
          </table:table-cell>
          <table:table-cell table:number-columns-repeated="1021"/>
        </table:table-row>
        <table:table-row table:style-name="ro1">
          <table:table-cell table:formula="of:=[.A803]+0.01" office:value-type="float" office:value="-1.98000000000017" calcext:value-type="float">
            <text:p>-1,98000000000017</text:p>
          </table:table-cell>
          <table:table-cell table:formula="of:=2*[.A804]/9-4/3" office:value-type="float" office:value="-1.77333333333337" calcext:value-type="float">
            <text:p>-1,77333333333337</text:p>
          </table:table-cell>
          <table:table-cell table:formula="of:=-7*[.A804]/9-1/3" office:value-type="float" office:value="1.2066666666668" calcext:value-type="float">
            <text:p>1,2066666666668</text:p>
          </table:table-cell>
          <table:table-cell table:number-columns-repeated="1021"/>
        </table:table-row>
        <table:table-row table:style-name="ro1">
          <table:table-cell table:formula="of:=[.A804]+0.01" office:value-type="float" office:value="-1.97000000000017" calcext:value-type="float">
            <text:p>-1,97000000000017</text:p>
          </table:table-cell>
          <table:table-cell table:formula="of:=2*[.A805]/9-4/3" office:value-type="float" office:value="-1.77111111111115" calcext:value-type="float">
            <text:p>-1,77111111111115</text:p>
          </table:table-cell>
          <table:table-cell table:formula="of:=-7*[.A805]/9-1/3" office:value-type="float" office:value="1.19888888888902" calcext:value-type="float">
            <text:p>1,19888888888902</text:p>
          </table:table-cell>
          <table:table-cell table:number-columns-repeated="1021"/>
        </table:table-row>
        <table:table-row table:style-name="ro1">
          <table:table-cell table:formula="of:=[.A805]+0.01" office:value-type="float" office:value="-1.96000000000017" calcext:value-type="float">
            <text:p>-1,96000000000017</text:p>
          </table:table-cell>
          <table:table-cell table:formula="of:=2*[.A806]/9-4/3" office:value-type="float" office:value="-1.76888888888893" calcext:value-type="float">
            <text:p>-1,76888888888893</text:p>
          </table:table-cell>
          <table:table-cell table:formula="of:=-7*[.A806]/9-1/3" office:value-type="float" office:value="1.19111111111124" calcext:value-type="float">
            <text:p>1,19111111111124</text:p>
          </table:table-cell>
          <table:table-cell table:number-columns-repeated="1021"/>
        </table:table-row>
        <table:table-row table:style-name="ro1">
          <table:table-cell table:formula="of:=[.A806]+0.01" office:value-type="float" office:value="-1.95000000000017" calcext:value-type="float">
            <text:p>-1,95000000000017</text:p>
          </table:table-cell>
          <table:table-cell table:formula="of:=2*[.A807]/9-4/3" office:value-type="float" office:value="-1.7666666666667" calcext:value-type="float">
            <text:p>-1,7666666666667</text:p>
          </table:table-cell>
          <table:table-cell table:formula="of:=-7*[.A807]/9-1/3" office:value-type="float" office:value="1.18333333333347" calcext:value-type="float">
            <text:p>1,18333333333347</text:p>
          </table:table-cell>
          <table:table-cell table:number-columns-repeated="1021"/>
        </table:table-row>
        <table:table-row table:style-name="ro1">
          <table:table-cell table:formula="of:=[.A807]+0.01" office:value-type="float" office:value="-1.94000000000017" calcext:value-type="float">
            <text:p>-1,94000000000017</text:p>
          </table:table-cell>
          <table:table-cell table:formula="of:=2*[.A808]/9-4/3" office:value-type="float" office:value="-1.76444444444448" calcext:value-type="float">
            <text:p>-1,76444444444448</text:p>
          </table:table-cell>
          <table:table-cell table:formula="of:=-7*[.A808]/9-1/3" office:value-type="float" office:value="1.17555555555569" calcext:value-type="float">
            <text:p>1,17555555555569</text:p>
          </table:table-cell>
          <table:table-cell table:number-columns-repeated="1021"/>
        </table:table-row>
        <table:table-row table:style-name="ro1">
          <table:table-cell table:formula="of:=[.A808]+0.01" office:value-type="float" office:value="-1.93000000000017" calcext:value-type="float">
            <text:p>-1,93000000000017</text:p>
          </table:table-cell>
          <table:table-cell table:formula="of:=2*[.A809]/9-4/3" office:value-type="float" office:value="-1.76222222222226" calcext:value-type="float">
            <text:p>-1,76222222222226</text:p>
          </table:table-cell>
          <table:table-cell table:formula="of:=-7*[.A809]/9-1/3" office:value-type="float" office:value="1.16777777777791" calcext:value-type="float">
            <text:p>1,16777777777791</text:p>
          </table:table-cell>
          <table:table-cell table:number-columns-repeated="1021"/>
        </table:table-row>
        <table:table-row table:style-name="ro1">
          <table:table-cell table:formula="of:=[.A809]+0.01" office:value-type="float" office:value="-1.92000000000017" calcext:value-type="float">
            <text:p>-1,92000000000017</text:p>
          </table:table-cell>
          <table:table-cell table:formula="of:=2*[.A810]/9-4/3" office:value-type="float" office:value="-1.76000000000004" calcext:value-type="float">
            <text:p>-1,76000000000004</text:p>
          </table:table-cell>
          <table:table-cell table:formula="of:=-7*[.A810]/9-1/3" office:value-type="float" office:value="1.16000000000013" calcext:value-type="float">
            <text:p>1,16000000000013</text:p>
          </table:table-cell>
          <table:table-cell table:number-columns-repeated="1021"/>
        </table:table-row>
        <table:table-row table:style-name="ro1">
          <table:table-cell table:formula="of:=[.A810]+0.01" office:value-type="float" office:value="-1.91000000000017" calcext:value-type="float">
            <text:p>-1,91000000000017</text:p>
          </table:table-cell>
          <table:table-cell table:formula="of:=2*[.A811]/9-4/3" office:value-type="float" office:value="-1.75777777777782" calcext:value-type="float">
            <text:p>-1,75777777777782</text:p>
          </table:table-cell>
          <table:table-cell table:formula="of:=-7*[.A811]/9-1/3" office:value-type="float" office:value="1.15222222222235" calcext:value-type="float">
            <text:p>1,15222222222235</text:p>
          </table:table-cell>
          <table:table-cell table:number-columns-repeated="1021"/>
        </table:table-row>
        <table:table-row table:style-name="ro1">
          <table:table-cell table:formula="of:=[.A811]+0.01" office:value-type="float" office:value="-1.90000000000017" calcext:value-type="float">
            <text:p>-1,90000000000017</text:p>
          </table:table-cell>
          <table:table-cell table:formula="of:=2*[.A812]/9-4/3" office:value-type="float" office:value="-1.75555555555559" calcext:value-type="float">
            <text:p>-1,75555555555559</text:p>
          </table:table-cell>
          <table:table-cell table:formula="of:=-7*[.A812]/9-1/3" office:value-type="float" office:value="1.14444444444458" calcext:value-type="float">
            <text:p>1,14444444444458</text:p>
          </table:table-cell>
          <table:table-cell table:number-columns-repeated="1021"/>
        </table:table-row>
        <table:table-row table:style-name="ro1">
          <table:table-cell table:formula="of:=[.A812]+0.01" office:value-type="float" office:value="-1.89000000000017" calcext:value-type="float">
            <text:p>-1,89000000000017</text:p>
          </table:table-cell>
          <table:table-cell table:formula="of:=2*[.A813]/9-4/3" office:value-type="float" office:value="-1.75333333333337" calcext:value-type="float">
            <text:p>-1,75333333333337</text:p>
          </table:table-cell>
          <table:table-cell table:formula="of:=-7*[.A813]/9-1/3" office:value-type="float" office:value="1.1366666666668" calcext:value-type="float">
            <text:p>1,1366666666668</text:p>
          </table:table-cell>
          <table:table-cell table:number-columns-repeated="1021"/>
        </table:table-row>
        <table:table-row table:style-name="ro1">
          <table:table-cell table:formula="of:=[.A813]+0.01" office:value-type="float" office:value="-1.88000000000017" calcext:value-type="float">
            <text:p>-1,88000000000017</text:p>
          </table:table-cell>
          <table:table-cell table:formula="of:=2*[.A814]/9-4/3" office:value-type="float" office:value="-1.75111111111115" calcext:value-type="float">
            <text:p>-1,75111111111115</text:p>
          </table:table-cell>
          <table:table-cell table:formula="of:=-7*[.A814]/9-1/3" office:value-type="float" office:value="1.12888888888902" calcext:value-type="float">
            <text:p>1,12888888888902</text:p>
          </table:table-cell>
          <table:table-cell table:number-columns-repeated="1021"/>
        </table:table-row>
        <table:table-row table:style-name="ro1">
          <table:table-cell table:formula="of:=[.A814]+0.01" office:value-type="float" office:value="-1.87000000000017" calcext:value-type="float">
            <text:p>-1,87000000000017</text:p>
          </table:table-cell>
          <table:table-cell table:formula="of:=2*[.A815]/9-4/3" office:value-type="float" office:value="-1.74888888888893" calcext:value-type="float">
            <text:p>-1,74888888888893</text:p>
          </table:table-cell>
          <table:table-cell table:formula="of:=-7*[.A815]/9-1/3" office:value-type="float" office:value="1.12111111111124" calcext:value-type="float">
            <text:p>1,12111111111124</text:p>
          </table:table-cell>
          <table:table-cell table:number-columns-repeated="1021"/>
        </table:table-row>
        <table:table-row table:style-name="ro1">
          <table:table-cell table:formula="of:=[.A815]+0.01" office:value-type="float" office:value="-1.86000000000017" calcext:value-type="float">
            <text:p>-1,86000000000017</text:p>
          </table:table-cell>
          <table:table-cell table:formula="of:=2*[.A816]/9-4/3" office:value-type="float" office:value="-1.7466666666667" calcext:value-type="float">
            <text:p>-1,7466666666667</text:p>
          </table:table-cell>
          <table:table-cell table:formula="of:=-7*[.A816]/9-1/3" office:value-type="float" office:value="1.11333333333347" calcext:value-type="float">
            <text:p>1,11333333333347</text:p>
          </table:table-cell>
          <table:table-cell table:number-columns-repeated="1021"/>
        </table:table-row>
        <table:table-row table:style-name="ro1">
          <table:table-cell table:formula="of:=[.A816]+0.01" office:value-type="float" office:value="-1.85000000000017" calcext:value-type="float">
            <text:p>-1,85000000000017</text:p>
          </table:table-cell>
          <table:table-cell table:formula="of:=2*[.A817]/9-4/3" office:value-type="float" office:value="-1.74444444444448" calcext:value-type="float">
            <text:p>-1,74444444444448</text:p>
          </table:table-cell>
          <table:table-cell table:formula="of:=-7*[.A817]/9-1/3" office:value-type="float" office:value="1.10555555555569" calcext:value-type="float">
            <text:p>1,10555555555569</text:p>
          </table:table-cell>
          <table:table-cell table:number-columns-repeated="1021"/>
        </table:table-row>
        <table:table-row table:style-name="ro1">
          <table:table-cell table:formula="of:=[.A817]+0.01" office:value-type="float" office:value="-1.84000000000017" calcext:value-type="float">
            <text:p>-1,84000000000017</text:p>
          </table:table-cell>
          <table:table-cell table:formula="of:=2*[.A818]/9-4/3" office:value-type="float" office:value="-1.74222222222226" calcext:value-type="float">
            <text:p>-1,74222222222226</text:p>
          </table:table-cell>
          <table:table-cell table:formula="of:=-7*[.A818]/9-1/3" office:value-type="float" office:value="1.09777777777791" calcext:value-type="float">
            <text:p>1,09777777777791</text:p>
          </table:table-cell>
          <table:table-cell table:number-columns-repeated="1021"/>
        </table:table-row>
        <table:table-row table:style-name="ro1">
          <table:table-cell table:formula="of:=[.A818]+0.01" office:value-type="float" office:value="-1.83000000000017" calcext:value-type="float">
            <text:p>-1,83000000000017</text:p>
          </table:table-cell>
          <table:table-cell table:formula="of:=2*[.A819]/9-4/3" office:value-type="float" office:value="-1.74000000000004" calcext:value-type="float">
            <text:p>-1,74000000000004</text:p>
          </table:table-cell>
          <table:table-cell table:formula="of:=-7*[.A819]/9-1/3" office:value-type="float" office:value="1.09000000000013" calcext:value-type="float">
            <text:p>1,09000000000013</text:p>
          </table:table-cell>
          <table:table-cell table:number-columns-repeated="1021"/>
        </table:table-row>
        <table:table-row table:style-name="ro1">
          <table:table-cell table:formula="of:=[.A819]+0.01" office:value-type="float" office:value="-1.82000000000017" calcext:value-type="float">
            <text:p>-1,82000000000017</text:p>
          </table:table-cell>
          <table:table-cell table:formula="of:=2*[.A820]/9-4/3" office:value-type="float" office:value="-1.73777777777782" calcext:value-type="float">
            <text:p>-1,73777777777782</text:p>
          </table:table-cell>
          <table:table-cell table:formula="of:=-7*[.A820]/9-1/3" office:value-type="float" office:value="1.08222222222235" calcext:value-type="float">
            <text:p>1,08222222222235</text:p>
          </table:table-cell>
          <table:table-cell table:number-columns-repeated="1021"/>
        </table:table-row>
        <table:table-row table:style-name="ro1">
          <table:table-cell table:formula="of:=[.A820]+0.01" office:value-type="float" office:value="-1.81000000000017" calcext:value-type="float">
            <text:p>-1,81000000000017</text:p>
          </table:table-cell>
          <table:table-cell table:formula="of:=2*[.A821]/9-4/3" office:value-type="float" office:value="-1.73555555555559" calcext:value-type="float">
            <text:p>-1,73555555555559</text:p>
          </table:table-cell>
          <table:table-cell table:formula="of:=-7*[.A821]/9-1/3" office:value-type="float" office:value="1.07444444444458" calcext:value-type="float">
            <text:p>1,07444444444458</text:p>
          </table:table-cell>
          <table:table-cell table:number-columns-repeated="1021"/>
        </table:table-row>
        <table:table-row table:style-name="ro1">
          <table:table-cell table:formula="of:=[.A821]+0.01" office:value-type="float" office:value="-1.80000000000017" calcext:value-type="float">
            <text:p>-1,80000000000017</text:p>
          </table:table-cell>
          <table:table-cell table:formula="of:=2*[.A822]/9-4/3" office:value-type="float" office:value="-1.73333333333337" calcext:value-type="float">
            <text:p>-1,73333333333337</text:p>
          </table:table-cell>
          <table:table-cell table:formula="of:=-7*[.A822]/9-1/3" office:value-type="float" office:value="1.0666666666668" calcext:value-type="float">
            <text:p>1,0666666666668</text:p>
          </table:table-cell>
          <table:table-cell table:number-columns-repeated="1021"/>
        </table:table-row>
        <table:table-row table:style-name="ro1">
          <table:table-cell table:formula="of:=[.A822]+0.01" office:value-type="float" office:value="-1.79000000000017" calcext:value-type="float">
            <text:p>-1,79000000000017</text:p>
          </table:table-cell>
          <table:table-cell table:formula="of:=2*[.A823]/9-4/3" office:value-type="float" office:value="-1.73111111111115" calcext:value-type="float">
            <text:p>-1,73111111111115</text:p>
          </table:table-cell>
          <table:table-cell table:formula="of:=-7*[.A823]/9-1/3" office:value-type="float" office:value="1.05888888888902" calcext:value-type="float">
            <text:p>1,05888888888902</text:p>
          </table:table-cell>
          <table:table-cell table:number-columns-repeated="1021"/>
        </table:table-row>
        <table:table-row table:style-name="ro1">
          <table:table-cell table:formula="of:=[.A823]+0.01" office:value-type="float" office:value="-1.78000000000017" calcext:value-type="float">
            <text:p>-1,78000000000017</text:p>
          </table:table-cell>
          <table:table-cell table:formula="of:=2*[.A824]/9-4/3" office:value-type="float" office:value="-1.72888888888893" calcext:value-type="float">
            <text:p>-1,72888888888893</text:p>
          </table:table-cell>
          <table:table-cell table:formula="of:=-7*[.A824]/9-1/3" office:value-type="float" office:value="1.05111111111124" calcext:value-type="float">
            <text:p>1,05111111111124</text:p>
          </table:table-cell>
          <table:table-cell table:number-columns-repeated="1021"/>
        </table:table-row>
        <table:table-row table:style-name="ro1">
          <table:table-cell table:formula="of:=[.A824]+0.01" office:value-type="float" office:value="-1.77000000000017" calcext:value-type="float">
            <text:p>-1,77000000000017</text:p>
          </table:table-cell>
          <table:table-cell table:formula="of:=2*[.A825]/9-4/3" office:value-type="float" office:value="-1.7266666666667" calcext:value-type="float">
            <text:p>-1,7266666666667</text:p>
          </table:table-cell>
          <table:table-cell table:formula="of:=-7*[.A825]/9-1/3" office:value-type="float" office:value="1.04333333333347" calcext:value-type="float">
            <text:p>1,04333333333347</text:p>
          </table:table-cell>
          <table:table-cell table:number-columns-repeated="1021"/>
        </table:table-row>
        <table:table-row table:style-name="ro1">
          <table:table-cell table:formula="of:=[.A825]+0.01" office:value-type="float" office:value="-1.76000000000017" calcext:value-type="float">
            <text:p>-1,76000000000017</text:p>
          </table:table-cell>
          <table:table-cell table:formula="of:=2*[.A826]/9-4/3" office:value-type="float" office:value="-1.72444444444448" calcext:value-type="float">
            <text:p>-1,72444444444448</text:p>
          </table:table-cell>
          <table:table-cell table:formula="of:=-7*[.A826]/9-1/3" office:value-type="float" office:value="1.03555555555569" calcext:value-type="float">
            <text:p>1,03555555555569</text:p>
          </table:table-cell>
          <table:table-cell table:number-columns-repeated="1021"/>
        </table:table-row>
        <table:table-row table:style-name="ro1">
          <table:table-cell table:formula="of:=[.A826]+0.01" office:value-type="float" office:value="-1.75000000000017" calcext:value-type="float">
            <text:p>-1,75000000000017</text:p>
          </table:table-cell>
          <table:table-cell table:formula="of:=2*[.A827]/9-4/3" office:value-type="float" office:value="-1.72222222222226" calcext:value-type="float">
            <text:p>-1,72222222222226</text:p>
          </table:table-cell>
          <table:table-cell table:formula="of:=-7*[.A827]/9-1/3" office:value-type="float" office:value="1.02777777777791" calcext:value-type="float">
            <text:p>1,02777777777791</text:p>
          </table:table-cell>
          <table:table-cell table:number-columns-repeated="1021"/>
        </table:table-row>
        <table:table-row table:style-name="ro1">
          <table:table-cell table:formula="of:=[.A827]+0.01" office:value-type="float" office:value="-1.74000000000017" calcext:value-type="float">
            <text:p>-1,74000000000017</text:p>
          </table:table-cell>
          <table:table-cell table:formula="of:=2*[.A828]/9-4/3" office:value-type="float" office:value="-1.72000000000004" calcext:value-type="float">
            <text:p>-1,72000000000004</text:p>
          </table:table-cell>
          <table:table-cell table:formula="of:=-7*[.A828]/9-1/3" office:value-type="float" office:value="1.02000000000013" calcext:value-type="float">
            <text:p>1,02000000000013</text:p>
          </table:table-cell>
          <table:table-cell table:number-columns-repeated="1021"/>
        </table:table-row>
        <table:table-row table:style-name="ro1">
          <table:table-cell table:formula="of:=[.A828]+0.01" office:value-type="float" office:value="-1.73000000000017" calcext:value-type="float">
            <text:p>-1,73000000000017</text:p>
          </table:table-cell>
          <table:table-cell table:formula="of:=2*[.A829]/9-4/3" office:value-type="float" office:value="-1.71777777777782" calcext:value-type="float">
            <text:p>-1,71777777777782</text:p>
          </table:table-cell>
          <table:table-cell table:formula="of:=-7*[.A829]/9-1/3" office:value-type="float" office:value="1.01222222222235" calcext:value-type="float">
            <text:p>1,01222222222235</text:p>
          </table:table-cell>
          <table:table-cell table:number-columns-repeated="1021"/>
        </table:table-row>
        <table:table-row table:style-name="ro1">
          <table:table-cell table:formula="of:=[.A829]+0.01" office:value-type="float" office:value="-1.72000000000017" calcext:value-type="float">
            <text:p>-1,72000000000017</text:p>
          </table:table-cell>
          <table:table-cell table:formula="of:=2*[.A830]/9-4/3" office:value-type="float" office:value="-1.71555555555559" calcext:value-type="float">
            <text:p>-1,71555555555559</text:p>
          </table:table-cell>
          <table:table-cell table:formula="of:=-7*[.A830]/9-1/3" office:value-type="float" office:value="1.00444444444458" calcext:value-type="float">
            <text:p>1,00444444444458</text:p>
          </table:table-cell>
          <table:table-cell table:number-columns-repeated="1021"/>
        </table:table-row>
        <table:table-row table:style-name="ro1">
          <table:table-cell table:formula="of:=[.A830]+0.01" office:value-type="float" office:value="-1.71000000000017" calcext:value-type="float">
            <text:p>-1,71000000000017</text:p>
          </table:table-cell>
          <table:table-cell table:formula="of:=2*[.A831]/9-4/3" office:value-type="float" office:value="-1.71333333333337" calcext:value-type="float">
            <text:p>-1,71333333333337</text:p>
          </table:table-cell>
          <table:table-cell table:formula="of:=-7*[.A831]/9-1/3" office:value-type="float" office:value="0.996666666666799" calcext:value-type="float">
            <text:p>0,996666666666799</text:p>
          </table:table-cell>
          <table:table-cell table:number-columns-repeated="1021"/>
        </table:table-row>
        <table:table-row table:style-name="ro1">
          <table:table-cell table:formula="of:=[.A831]+0.01" office:value-type="float" office:value="-1.70000000000017" calcext:value-type="float">
            <text:p>-1,70000000000017</text:p>
          </table:table-cell>
          <table:table-cell table:formula="of:=2*[.A832]/9-4/3" office:value-type="float" office:value="-1.71111111111115" calcext:value-type="float">
            <text:p>-1,71111111111115</text:p>
          </table:table-cell>
          <table:table-cell table:formula="of:=-7*[.A832]/9-1/3" office:value-type="float" office:value="0.988888888889021" calcext:value-type="float">
            <text:p>0,988888888889021</text:p>
          </table:table-cell>
          <table:table-cell table:number-columns-repeated="1021"/>
        </table:table-row>
        <table:table-row table:style-name="ro1">
          <table:table-cell table:formula="of:=[.A832]+0.01" office:value-type="float" office:value="-1.69000000000017" calcext:value-type="float">
            <text:p>-1,69000000000017</text:p>
          </table:table-cell>
          <table:table-cell table:formula="of:=2*[.A833]/9-4/3" office:value-type="float" office:value="-1.70888888888893" calcext:value-type="float">
            <text:p>-1,70888888888893</text:p>
          </table:table-cell>
          <table:table-cell table:formula="of:=-7*[.A833]/9-1/3" office:value-type="float" office:value="0.981111111111244" calcext:value-type="float">
            <text:p>0,981111111111244</text:p>
          </table:table-cell>
          <table:table-cell table:number-columns-repeated="1021"/>
        </table:table-row>
        <table:table-row table:style-name="ro1">
          <table:table-cell table:formula="of:=[.A833]+0.01" office:value-type="float" office:value="-1.68000000000017" calcext:value-type="float">
            <text:p>-1,68000000000017</text:p>
          </table:table-cell>
          <table:table-cell table:formula="of:=2*[.A834]/9-4/3" office:value-type="float" office:value="-1.7066666666667" calcext:value-type="float">
            <text:p>-1,7066666666667</text:p>
          </table:table-cell>
          <table:table-cell table:formula="of:=-7*[.A834]/9-1/3" office:value-type="float" office:value="0.973333333333466" calcext:value-type="float">
            <text:p>0,973333333333466</text:p>
          </table:table-cell>
          <table:table-cell table:number-columns-repeated="1021"/>
        </table:table-row>
        <table:table-row table:style-name="ro1">
          <table:table-cell table:formula="of:=[.A834]+0.01" office:value-type="float" office:value="-1.67000000000017" calcext:value-type="float">
            <text:p>-1,67000000000017</text:p>
          </table:table-cell>
          <table:table-cell table:formula="of:=2*[.A835]/9-4/3" office:value-type="float" office:value="-1.70444444444448" calcext:value-type="float">
            <text:p>-1,70444444444448</text:p>
          </table:table-cell>
          <table:table-cell table:formula="of:=-7*[.A835]/9-1/3" office:value-type="float" office:value="0.965555555555688" calcext:value-type="float">
            <text:p>0,965555555555688</text:p>
          </table:table-cell>
          <table:table-cell table:number-columns-repeated="1021"/>
        </table:table-row>
        <table:table-row table:style-name="ro1">
          <table:table-cell table:formula="of:=[.A835]+0.01" office:value-type="float" office:value="-1.66000000000017" calcext:value-type="float">
            <text:p>-1,66000000000017</text:p>
          </table:table-cell>
          <table:table-cell table:formula="of:=2*[.A836]/9-4/3" office:value-type="float" office:value="-1.70222222222226" calcext:value-type="float">
            <text:p>-1,70222222222226</text:p>
          </table:table-cell>
          <table:table-cell table:formula="of:=-7*[.A836]/9-1/3" office:value-type="float" office:value="0.95777777777791" calcext:value-type="float">
            <text:p>0,95777777777791</text:p>
          </table:table-cell>
          <table:table-cell table:number-columns-repeated="1021"/>
        </table:table-row>
        <table:table-row table:style-name="ro1">
          <table:table-cell table:formula="of:=[.A836]+0.01" office:value-type="float" office:value="-1.65000000000017" calcext:value-type="float">
            <text:p>-1,65000000000017</text:p>
          </table:table-cell>
          <table:table-cell table:formula="of:=2*[.A837]/9-4/3" office:value-type="float" office:value="-1.70000000000004" calcext:value-type="float">
            <text:p>-1,70000000000004</text:p>
          </table:table-cell>
          <table:table-cell table:formula="of:=-7*[.A837]/9-1/3" office:value-type="float" office:value="0.950000000000132" calcext:value-type="float">
            <text:p>0,950000000000132</text:p>
          </table:table-cell>
          <table:table-cell table:number-columns-repeated="1021"/>
        </table:table-row>
        <table:table-row table:style-name="ro1">
          <table:table-cell table:formula="of:=[.A837]+0.01" office:value-type="float" office:value="-1.64000000000017" calcext:value-type="float">
            <text:p>-1,64000000000017</text:p>
          </table:table-cell>
          <table:table-cell table:formula="of:=2*[.A838]/9-4/3" office:value-type="float" office:value="-1.69777777777782" calcext:value-type="float">
            <text:p>-1,69777777777782</text:p>
          </table:table-cell>
          <table:table-cell table:formula="of:=-7*[.A838]/9-1/3" office:value-type="float" office:value="0.942222222222355" calcext:value-type="float">
            <text:p>0,942222222222355</text:p>
          </table:table-cell>
          <table:table-cell table:number-columns-repeated="1021"/>
        </table:table-row>
        <table:table-row table:style-name="ro1">
          <table:table-cell table:formula="of:=[.A838]+0.01" office:value-type="float" office:value="-1.63000000000017" calcext:value-type="float">
            <text:p>-1,63000000000017</text:p>
          </table:table-cell>
          <table:table-cell table:formula="of:=2*[.A839]/9-4/3" office:value-type="float" office:value="-1.69555555555559" calcext:value-type="float">
            <text:p>-1,69555555555559</text:p>
          </table:table-cell>
          <table:table-cell table:formula="of:=-7*[.A839]/9-1/3" office:value-type="float" office:value="0.934444444444577" calcext:value-type="float">
            <text:p>0,934444444444577</text:p>
          </table:table-cell>
          <table:table-cell table:number-columns-repeated="1021"/>
        </table:table-row>
        <table:table-row table:style-name="ro1">
          <table:table-cell table:formula="of:=[.A839]+0.01" office:value-type="float" office:value="-1.62000000000017" calcext:value-type="float">
            <text:p>-1,62000000000017</text:p>
          </table:table-cell>
          <table:table-cell table:formula="of:=2*[.A840]/9-4/3" office:value-type="float" office:value="-1.69333333333337" calcext:value-type="float">
            <text:p>-1,69333333333337</text:p>
          </table:table-cell>
          <table:table-cell table:formula="of:=-7*[.A840]/9-1/3" office:value-type="float" office:value="0.926666666666799" calcext:value-type="float">
            <text:p>0,926666666666799</text:p>
          </table:table-cell>
          <table:table-cell table:number-columns-repeated="1021"/>
        </table:table-row>
        <table:table-row table:style-name="ro1">
          <table:table-cell table:formula="of:=[.A840]+0.01" office:value-type="float" office:value="-1.61000000000017" calcext:value-type="float">
            <text:p>-1,61000000000017</text:p>
          </table:table-cell>
          <table:table-cell table:formula="of:=2*[.A841]/9-4/3" office:value-type="float" office:value="-1.69111111111115" calcext:value-type="float">
            <text:p>-1,69111111111115</text:p>
          </table:table-cell>
          <table:table-cell table:formula="of:=-7*[.A841]/9-1/3" office:value-type="float" office:value="0.918888888889021" calcext:value-type="float">
            <text:p>0,918888888889021</text:p>
          </table:table-cell>
          <table:table-cell table:number-columns-repeated="1021"/>
        </table:table-row>
        <table:table-row table:style-name="ro1">
          <table:table-cell table:formula="of:=[.A841]+0.01" office:value-type="float" office:value="-1.60000000000017" calcext:value-type="float">
            <text:p>-1,60000000000017</text:p>
          </table:table-cell>
          <table:table-cell table:formula="of:=2*[.A842]/9-4/3" office:value-type="float" office:value="-1.68888888888893" calcext:value-type="float">
            <text:p>-1,68888888888893</text:p>
          </table:table-cell>
          <table:table-cell table:formula="of:=-7*[.A842]/9-1/3" office:value-type="float" office:value="0.911111111111243" calcext:value-type="float">
            <text:p>0,911111111111243</text:p>
          </table:table-cell>
          <table:table-cell table:number-columns-repeated="1021"/>
        </table:table-row>
        <table:table-row table:style-name="ro1">
          <table:table-cell table:formula="of:=[.A842]+0.01" office:value-type="float" office:value="-1.59000000000017" calcext:value-type="float">
            <text:p>-1,59000000000017</text:p>
          </table:table-cell>
          <table:table-cell table:formula="of:=2*[.A843]/9-4/3" office:value-type="float" office:value="-1.6866666666667" calcext:value-type="float">
            <text:p>-1,6866666666667</text:p>
          </table:table-cell>
          <table:table-cell table:formula="of:=-7*[.A843]/9-1/3" office:value-type="float" office:value="0.903333333333466" calcext:value-type="float">
            <text:p>0,903333333333466</text:p>
          </table:table-cell>
          <table:table-cell table:number-columns-repeated="1021"/>
        </table:table-row>
        <table:table-row table:style-name="ro1">
          <table:table-cell table:formula="of:=[.A843]+0.01" office:value-type="float" office:value="-1.58000000000017" calcext:value-type="float">
            <text:p>-1,58000000000017</text:p>
          </table:table-cell>
          <table:table-cell table:formula="of:=2*[.A844]/9-4/3" office:value-type="float" office:value="-1.68444444444448" calcext:value-type="float">
            <text:p>-1,68444444444448</text:p>
          </table:table-cell>
          <table:table-cell table:formula="of:=-7*[.A844]/9-1/3" office:value-type="float" office:value="0.895555555555688" calcext:value-type="float">
            <text:p>0,895555555555688</text:p>
          </table:table-cell>
          <table:table-cell table:number-columns-repeated="1021"/>
        </table:table-row>
        <table:table-row table:style-name="ro1">
          <table:table-cell table:formula="of:=[.A844]+0.01" office:value-type="float" office:value="-1.57000000000017" calcext:value-type="float">
            <text:p>-1,57000000000017</text:p>
          </table:table-cell>
          <table:table-cell table:formula="of:=2*[.A845]/9-4/3" office:value-type="float" office:value="-1.68222222222226" calcext:value-type="float">
            <text:p>-1,68222222222226</text:p>
          </table:table-cell>
          <table:table-cell table:formula="of:=-7*[.A845]/9-1/3" office:value-type="float" office:value="0.88777777777791" calcext:value-type="float">
            <text:p>0,88777777777791</text:p>
          </table:table-cell>
          <table:table-cell table:number-columns-repeated="1021"/>
        </table:table-row>
        <table:table-row table:style-name="ro1">
          <table:table-cell table:formula="of:=[.A845]+0.01" office:value-type="float" office:value="-1.56000000000017" calcext:value-type="float">
            <text:p>-1,56000000000017</text:p>
          </table:table-cell>
          <table:table-cell table:formula="of:=2*[.A846]/9-4/3" office:value-type="float" office:value="-1.68000000000004" calcext:value-type="float">
            <text:p>-1,68000000000004</text:p>
          </table:table-cell>
          <table:table-cell table:formula="of:=-7*[.A846]/9-1/3" office:value-type="float" office:value="0.880000000000132" calcext:value-type="float">
            <text:p>0,880000000000132</text:p>
          </table:table-cell>
          <table:table-cell table:number-columns-repeated="1021"/>
        </table:table-row>
        <table:table-row table:style-name="ro1">
          <table:table-cell table:formula="of:=[.A846]+0.01" office:value-type="float" office:value="-1.55000000000017" calcext:value-type="float">
            <text:p>-1,55000000000017</text:p>
          </table:table-cell>
          <table:table-cell table:formula="of:=2*[.A847]/9-4/3" office:value-type="float" office:value="-1.67777777777782" calcext:value-type="float">
            <text:p>-1,67777777777782</text:p>
          </table:table-cell>
          <table:table-cell table:formula="of:=-7*[.A847]/9-1/3" office:value-type="float" office:value="0.872222222222355" calcext:value-type="float">
            <text:p>0,872222222222355</text:p>
          </table:table-cell>
          <table:table-cell table:number-columns-repeated="1021"/>
        </table:table-row>
        <table:table-row table:style-name="ro1">
          <table:table-cell table:formula="of:=[.A847]+0.01" office:value-type="float" office:value="-1.54000000000017" calcext:value-type="float">
            <text:p>-1,54000000000017</text:p>
          </table:table-cell>
          <table:table-cell table:formula="of:=2*[.A848]/9-4/3" office:value-type="float" office:value="-1.67555555555559" calcext:value-type="float">
            <text:p>-1,67555555555559</text:p>
          </table:table-cell>
          <table:table-cell table:formula="of:=-7*[.A848]/9-1/3" office:value-type="float" office:value="0.864444444444577" calcext:value-type="float">
            <text:p>0,864444444444577</text:p>
          </table:table-cell>
          <table:table-cell table:number-columns-repeated="1021"/>
        </table:table-row>
        <table:table-row table:style-name="ro1">
          <table:table-cell table:formula="of:=[.A848]+0.01" office:value-type="float" office:value="-1.53000000000017" calcext:value-type="float">
            <text:p>-1,53000000000017</text:p>
          </table:table-cell>
          <table:table-cell table:formula="of:=2*[.A849]/9-4/3" office:value-type="float" office:value="-1.67333333333337" calcext:value-type="float">
            <text:p>-1,67333333333337</text:p>
          </table:table-cell>
          <table:table-cell table:formula="of:=-7*[.A849]/9-1/3" office:value-type="float" office:value="0.856666666666799" calcext:value-type="float">
            <text:p>0,856666666666799</text:p>
          </table:table-cell>
          <table:table-cell table:number-columns-repeated="1021"/>
        </table:table-row>
        <table:table-row table:style-name="ro1">
          <table:table-cell table:formula="of:=[.A849]+0.01" office:value-type="float" office:value="-1.52000000000017" calcext:value-type="float">
            <text:p>-1,52000000000017</text:p>
          </table:table-cell>
          <table:table-cell table:formula="of:=2*[.A850]/9-4/3" office:value-type="float" office:value="-1.67111111111115" calcext:value-type="float">
            <text:p>-1,67111111111115</text:p>
          </table:table-cell>
          <table:table-cell table:formula="of:=-7*[.A850]/9-1/3" office:value-type="float" office:value="0.848888888889021" calcext:value-type="float">
            <text:p>0,848888888889021</text:p>
          </table:table-cell>
          <table:table-cell table:number-columns-repeated="1021"/>
        </table:table-row>
        <table:table-row table:style-name="ro1">
          <table:table-cell table:formula="of:=[.A850]+0.01" office:value-type="float" office:value="-1.51000000000017" calcext:value-type="float">
            <text:p>-1,51000000000017</text:p>
          </table:table-cell>
          <table:table-cell table:formula="of:=2*[.A851]/9-4/3" office:value-type="float" office:value="-1.66888888888893" calcext:value-type="float">
            <text:p>-1,66888888888893</text:p>
          </table:table-cell>
          <table:table-cell table:formula="of:=-7*[.A851]/9-1/3" office:value-type="float" office:value="0.841111111111244" calcext:value-type="float">
            <text:p>0,841111111111244</text:p>
          </table:table-cell>
          <table:table-cell table:number-columns-repeated="1021"/>
        </table:table-row>
        <table:table-row table:style-name="ro1">
          <table:table-cell table:formula="of:=[.A851]+0.01" office:value-type="float" office:value="-1.50000000000017" calcext:value-type="float">
            <text:p>-1,50000000000017</text:p>
          </table:table-cell>
          <table:table-cell table:formula="of:=2*[.A852]/9-4/3" office:value-type="float" office:value="-1.6666666666667" calcext:value-type="float">
            <text:p>-1,6666666666667</text:p>
          </table:table-cell>
          <table:table-cell table:formula="of:=-7*[.A852]/9-1/3" office:value-type="float" office:value="0.833333333333466" calcext:value-type="float">
            <text:p>0,833333333333466</text:p>
          </table:table-cell>
          <table:table-cell table:number-columns-repeated="1021"/>
        </table:table-row>
        <table:table-row table:style-name="ro1">
          <table:table-cell table:formula="of:=[.A852]+0.01" office:value-type="float" office:value="-1.49000000000017" calcext:value-type="float">
            <text:p>-1,49000000000017</text:p>
          </table:table-cell>
          <table:table-cell table:formula="of:=2*[.A853]/9-4/3" office:value-type="float" office:value="-1.66444444444448" calcext:value-type="float">
            <text:p>-1,66444444444448</text:p>
          </table:table-cell>
          <table:table-cell table:formula="of:=-7*[.A853]/9-1/3" office:value-type="float" office:value="0.825555555555688" calcext:value-type="float">
            <text:p>0,825555555555688</text:p>
          </table:table-cell>
          <table:table-cell table:number-columns-repeated="1021"/>
        </table:table-row>
        <table:table-row table:style-name="ro1">
          <table:table-cell table:formula="of:=[.A853]+0.01" office:value-type="float" office:value="-1.48000000000017" calcext:value-type="float">
            <text:p>-1,48000000000017</text:p>
          </table:table-cell>
          <table:table-cell table:formula="of:=2*[.A854]/9-4/3" office:value-type="float" office:value="-1.66222222222226" calcext:value-type="float">
            <text:p>-1,66222222222226</text:p>
          </table:table-cell>
          <table:table-cell table:formula="of:=-7*[.A854]/9-1/3" office:value-type="float" office:value="0.81777777777791" calcext:value-type="float">
            <text:p>0,81777777777791</text:p>
          </table:table-cell>
          <table:table-cell table:number-columns-repeated="1021"/>
        </table:table-row>
        <table:table-row table:style-name="ro1">
          <table:table-cell table:formula="of:=[.A854]+0.01" office:value-type="float" office:value="-1.47000000000017" calcext:value-type="float">
            <text:p>-1,47000000000017</text:p>
          </table:table-cell>
          <table:table-cell table:formula="of:=2*[.A855]/9-4/3" office:value-type="float" office:value="-1.66000000000004" calcext:value-type="float">
            <text:p>-1,66000000000004</text:p>
          </table:table-cell>
          <table:table-cell table:formula="of:=-7*[.A855]/9-1/3" office:value-type="float" office:value="0.810000000000132" calcext:value-type="float">
            <text:p>0,810000000000132</text:p>
          </table:table-cell>
          <table:table-cell table:number-columns-repeated="1021"/>
        </table:table-row>
        <table:table-row table:style-name="ro1">
          <table:table-cell table:formula="of:=[.A855]+0.01" office:value-type="float" office:value="-1.46000000000017" calcext:value-type="float">
            <text:p>-1,46000000000017</text:p>
          </table:table-cell>
          <table:table-cell table:formula="of:=2*[.A856]/9-4/3" office:value-type="float" office:value="-1.65777777777782" calcext:value-type="float">
            <text:p>-1,65777777777782</text:p>
          </table:table-cell>
          <table:table-cell table:formula="of:=-7*[.A856]/9-1/3" office:value-type="float" office:value="0.802222222222354" calcext:value-type="float">
            <text:p>0,802222222222354</text:p>
          </table:table-cell>
          <table:table-cell table:number-columns-repeated="1021"/>
        </table:table-row>
        <table:table-row table:style-name="ro1">
          <table:table-cell table:formula="of:=[.A856]+0.01" office:value-type="float" office:value="-1.45000000000017" calcext:value-type="float">
            <text:p>-1,45000000000017</text:p>
          </table:table-cell>
          <table:table-cell table:formula="of:=2*[.A857]/9-4/3" office:value-type="float" office:value="-1.65555555555559" calcext:value-type="float">
            <text:p>-1,65555555555559</text:p>
          </table:table-cell>
          <table:table-cell table:formula="of:=-7*[.A857]/9-1/3" office:value-type="float" office:value="0.794444444444577" calcext:value-type="float">
            <text:p>0,794444444444577</text:p>
          </table:table-cell>
          <table:table-cell table:number-columns-repeated="1021"/>
        </table:table-row>
        <table:table-row table:style-name="ro1">
          <table:table-cell table:formula="of:=[.A857]+0.01" office:value-type="float" office:value="-1.44000000000017" calcext:value-type="float">
            <text:p>-1,44000000000017</text:p>
          </table:table-cell>
          <table:table-cell table:formula="of:=2*[.A858]/9-4/3" office:value-type="float" office:value="-1.65333333333337" calcext:value-type="float">
            <text:p>-1,65333333333337</text:p>
          </table:table-cell>
          <table:table-cell table:formula="of:=-7*[.A858]/9-1/3" office:value-type="float" office:value="0.786666666666799" calcext:value-type="float">
            <text:p>0,786666666666799</text:p>
          </table:table-cell>
          <table:table-cell table:number-columns-repeated="1021"/>
        </table:table-row>
        <table:table-row table:style-name="ro1">
          <table:table-cell table:formula="of:=[.A858]+0.01" office:value-type="float" office:value="-1.43000000000017" calcext:value-type="float">
            <text:p>-1,43000000000017</text:p>
          </table:table-cell>
          <table:table-cell table:formula="of:=2*[.A859]/9-4/3" office:value-type="float" office:value="-1.65111111111115" calcext:value-type="float">
            <text:p>-1,65111111111115</text:p>
          </table:table-cell>
          <table:table-cell table:formula="of:=-7*[.A859]/9-1/3" office:value-type="float" office:value="0.778888888889021" calcext:value-type="float">
            <text:p>0,778888888889021</text:p>
          </table:table-cell>
          <table:table-cell table:number-columns-repeated="1021"/>
        </table:table-row>
        <table:table-row table:style-name="ro1">
          <table:table-cell table:formula="of:=[.A859]+0.01" office:value-type="float" office:value="-1.42000000000017" calcext:value-type="float">
            <text:p>-1,42000000000017</text:p>
          </table:table-cell>
          <table:table-cell table:formula="of:=2*[.A860]/9-4/3" office:value-type="float" office:value="-1.64888888888893" calcext:value-type="float">
            <text:p>-1,64888888888893</text:p>
          </table:table-cell>
          <table:table-cell table:formula="of:=-7*[.A860]/9-1/3" office:value-type="float" office:value="0.771111111111243" calcext:value-type="float">
            <text:p>0,771111111111243</text:p>
          </table:table-cell>
          <table:table-cell table:number-columns-repeated="1021"/>
        </table:table-row>
        <table:table-row table:style-name="ro1">
          <table:table-cell table:formula="of:=[.A860]+0.01" office:value-type="float" office:value="-1.41000000000017" calcext:value-type="float">
            <text:p>-1,41000000000017</text:p>
          </table:table-cell>
          <table:table-cell table:formula="of:=2*[.A861]/9-4/3" office:value-type="float" office:value="-1.6466666666667" calcext:value-type="float">
            <text:p>-1,6466666666667</text:p>
          </table:table-cell>
          <table:table-cell table:formula="of:=-7*[.A861]/9-1/3" office:value-type="float" office:value="0.763333333333466" calcext:value-type="float">
            <text:p>0,763333333333466</text:p>
          </table:table-cell>
          <table:table-cell table:number-columns-repeated="1021"/>
        </table:table-row>
        <table:table-row table:style-name="ro1">
          <table:table-cell table:formula="of:=[.A861]+0.01" office:value-type="float" office:value="-1.40000000000017" calcext:value-type="float">
            <text:p>-1,40000000000017</text:p>
          </table:table-cell>
          <table:table-cell table:formula="of:=2*[.A862]/9-4/3" office:value-type="float" office:value="-1.64444444444448" calcext:value-type="float">
            <text:p>-1,64444444444448</text:p>
          </table:table-cell>
          <table:table-cell table:formula="of:=-7*[.A862]/9-1/3" office:value-type="float" office:value="0.755555555555688" calcext:value-type="float">
            <text:p>0,755555555555688</text:p>
          </table:table-cell>
          <table:table-cell table:number-columns-repeated="1021"/>
        </table:table-row>
        <table:table-row table:style-name="ro1">
          <table:table-cell table:formula="of:=[.A862]+0.01" office:value-type="float" office:value="-1.39000000000017" calcext:value-type="float">
            <text:p>-1,39000000000017</text:p>
          </table:table-cell>
          <table:table-cell table:formula="of:=2*[.A863]/9-4/3" office:value-type="float" office:value="-1.64222222222226" calcext:value-type="float">
            <text:p>-1,64222222222226</text:p>
          </table:table-cell>
          <table:table-cell table:formula="of:=-7*[.A863]/9-1/3" office:value-type="float" office:value="0.74777777777791" calcext:value-type="float">
            <text:p>0,74777777777791</text:p>
          </table:table-cell>
          <table:table-cell table:number-columns-repeated="1021"/>
        </table:table-row>
        <table:table-row table:style-name="ro1">
          <table:table-cell table:formula="of:=[.A863]+0.01" office:value-type="float" office:value="-1.38000000000017" calcext:value-type="float">
            <text:p>-1,38000000000017</text:p>
          </table:table-cell>
          <table:table-cell table:formula="of:=2*[.A864]/9-4/3" office:value-type="float" office:value="-1.64000000000004" calcext:value-type="float">
            <text:p>-1,64000000000004</text:p>
          </table:table-cell>
          <table:table-cell table:formula="of:=-7*[.A864]/9-1/3" office:value-type="float" office:value="0.740000000000132" calcext:value-type="float">
            <text:p>0,740000000000132</text:p>
          </table:table-cell>
          <table:table-cell table:number-columns-repeated="1021"/>
        </table:table-row>
        <table:table-row table:style-name="ro1">
          <table:table-cell table:formula="of:=[.A864]+0.01" office:value-type="float" office:value="-1.37000000000017" calcext:value-type="float">
            <text:p>-1,37000000000017</text:p>
          </table:table-cell>
          <table:table-cell table:formula="of:=2*[.A865]/9-4/3" office:value-type="float" office:value="-1.63777777777782" calcext:value-type="float">
            <text:p>-1,63777777777782</text:p>
          </table:table-cell>
          <table:table-cell table:formula="of:=-7*[.A865]/9-1/3" office:value-type="float" office:value="0.732222222222354" calcext:value-type="float">
            <text:p>0,732222222222354</text:p>
          </table:table-cell>
          <table:table-cell table:number-columns-repeated="1021"/>
        </table:table-row>
        <table:table-row table:style-name="ro1">
          <table:table-cell table:formula="of:=[.A865]+0.01" office:value-type="float" office:value="-1.36000000000017" calcext:value-type="float">
            <text:p>-1,36000000000017</text:p>
          </table:table-cell>
          <table:table-cell table:formula="of:=2*[.A866]/9-4/3" office:value-type="float" office:value="-1.63555555555559" calcext:value-type="float">
            <text:p>-1,63555555555559</text:p>
          </table:table-cell>
          <table:table-cell table:formula="of:=-7*[.A866]/9-1/3" office:value-type="float" office:value="0.724444444444577" calcext:value-type="float">
            <text:p>0,724444444444577</text:p>
          </table:table-cell>
          <table:table-cell table:number-columns-repeated="1021"/>
        </table:table-row>
        <table:table-row table:style-name="ro1">
          <table:table-cell table:formula="of:=[.A866]+0.01" office:value-type="float" office:value="-1.35000000000017" calcext:value-type="float">
            <text:p>-1,35000000000017</text:p>
          </table:table-cell>
          <table:table-cell table:formula="of:=2*[.A867]/9-4/3" office:value-type="float" office:value="-1.63333333333337" calcext:value-type="float">
            <text:p>-1,63333333333337</text:p>
          </table:table-cell>
          <table:table-cell table:formula="of:=-7*[.A867]/9-1/3" office:value-type="float" office:value="0.716666666666799" calcext:value-type="float">
            <text:p>0,716666666666799</text:p>
          </table:table-cell>
          <table:table-cell table:number-columns-repeated="1021"/>
        </table:table-row>
        <table:table-row table:style-name="ro1">
          <table:table-cell table:formula="of:=[.A867]+0.01" office:value-type="float" office:value="-1.34000000000017" calcext:value-type="float">
            <text:p>-1,34000000000017</text:p>
          </table:table-cell>
          <table:table-cell table:formula="of:=2*[.A868]/9-4/3" office:value-type="float" office:value="-1.63111111111115" calcext:value-type="float">
            <text:p>-1,63111111111115</text:p>
          </table:table-cell>
          <table:table-cell table:formula="of:=-7*[.A868]/9-1/3" office:value-type="float" office:value="0.708888888889021" calcext:value-type="float">
            <text:p>0,708888888889021</text:p>
          </table:table-cell>
          <table:table-cell table:number-columns-repeated="1021"/>
        </table:table-row>
        <table:table-row table:style-name="ro1">
          <table:table-cell table:formula="of:=[.A868]+0.01" office:value-type="float" office:value="-1.33000000000017" calcext:value-type="float">
            <text:p>-1,33000000000017</text:p>
          </table:table-cell>
          <table:table-cell table:formula="of:=2*[.A869]/9-4/3" office:value-type="float" office:value="-1.62888888888893" calcext:value-type="float">
            <text:p>-1,62888888888893</text:p>
          </table:table-cell>
          <table:table-cell table:formula="of:=-7*[.A869]/9-1/3" office:value-type="float" office:value="0.701111111111243" calcext:value-type="float">
            <text:p>0,701111111111243</text:p>
          </table:table-cell>
          <table:table-cell table:number-columns-repeated="1021"/>
        </table:table-row>
        <table:table-row table:style-name="ro1">
          <table:table-cell table:formula="of:=[.A869]+0.01" office:value-type="float" office:value="-1.32000000000017" calcext:value-type="float">
            <text:p>-1,32000000000017</text:p>
          </table:table-cell>
          <table:table-cell table:formula="of:=2*[.A870]/9-4/3" office:value-type="float" office:value="-1.6266666666667" calcext:value-type="float">
            <text:p>-1,6266666666667</text:p>
          </table:table-cell>
          <table:table-cell table:formula="of:=-7*[.A870]/9-1/3" office:value-type="float" office:value="0.693333333333465" calcext:value-type="float">
            <text:p>0,693333333333465</text:p>
          </table:table-cell>
          <table:table-cell table:number-columns-repeated="1021"/>
        </table:table-row>
        <table:table-row table:style-name="ro1">
          <table:table-cell table:formula="of:=[.A870]+0.01" office:value-type="float" office:value="-1.31000000000017" calcext:value-type="float">
            <text:p>-1,31000000000017</text:p>
          </table:table-cell>
          <table:table-cell table:formula="of:=2*[.A871]/9-4/3" office:value-type="float" office:value="-1.62444444444448" calcext:value-type="float">
            <text:p>-1,62444444444448</text:p>
          </table:table-cell>
          <table:table-cell table:formula="of:=-7*[.A871]/9-1/3" office:value-type="float" office:value="0.685555555555688" calcext:value-type="float">
            <text:p>0,685555555555688</text:p>
          </table:table-cell>
          <table:table-cell table:number-columns-repeated="1021"/>
        </table:table-row>
        <table:table-row table:style-name="ro1">
          <table:table-cell table:formula="of:=[.A871]+0.01" office:value-type="float" office:value="-1.30000000000017" calcext:value-type="float">
            <text:p>-1,30000000000017</text:p>
          </table:table-cell>
          <table:table-cell table:formula="of:=2*[.A872]/9-4/3" office:value-type="float" office:value="-1.62222222222226" calcext:value-type="float">
            <text:p>-1,62222222222226</text:p>
          </table:table-cell>
          <table:table-cell table:formula="of:=-7*[.A872]/9-1/3" office:value-type="float" office:value="0.67777777777791" calcext:value-type="float">
            <text:p>0,67777777777791</text:p>
          </table:table-cell>
          <table:table-cell table:number-columns-repeated="1021"/>
        </table:table-row>
        <table:table-row table:style-name="ro1">
          <table:table-cell table:formula="of:=[.A872]+0.01" office:value-type="float" office:value="-1.29000000000017" calcext:value-type="float">
            <text:p>-1,29000000000017</text:p>
          </table:table-cell>
          <table:table-cell table:formula="of:=2*[.A873]/9-4/3" office:value-type="float" office:value="-1.62000000000004" calcext:value-type="float">
            <text:p>-1,62000000000004</text:p>
          </table:table-cell>
          <table:table-cell table:formula="of:=-7*[.A873]/9-1/3" office:value-type="float" office:value="0.670000000000132" calcext:value-type="float">
            <text:p>0,670000000000132</text:p>
          </table:table-cell>
          <table:table-cell table:number-columns-repeated="1021"/>
        </table:table-row>
        <table:table-row table:style-name="ro1">
          <table:table-cell table:formula="of:=[.A873]+0.01" office:value-type="float" office:value="-1.28000000000017" calcext:value-type="float">
            <text:p>-1,28000000000017</text:p>
          </table:table-cell>
          <table:table-cell table:formula="of:=2*[.A874]/9-4/3" office:value-type="float" office:value="-1.61777777777782" calcext:value-type="float">
            <text:p>-1,61777777777782</text:p>
          </table:table-cell>
          <table:table-cell table:formula="of:=-7*[.A874]/9-1/3" office:value-type="float" office:value="0.662222222222354" calcext:value-type="float">
            <text:p>0,662222222222354</text:p>
          </table:table-cell>
          <table:table-cell table:number-columns-repeated="1021"/>
        </table:table-row>
        <table:table-row table:style-name="ro1">
          <table:table-cell table:formula="of:=[.A874]+0.01" office:value-type="float" office:value="-1.27000000000017" calcext:value-type="float">
            <text:p>-1,27000000000017</text:p>
          </table:table-cell>
          <table:table-cell table:formula="of:=2*[.A875]/9-4/3" office:value-type="float" office:value="-1.61555555555559" calcext:value-type="float">
            <text:p>-1,61555555555559</text:p>
          </table:table-cell>
          <table:table-cell table:formula="of:=-7*[.A875]/9-1/3" office:value-type="float" office:value="0.654444444444577" calcext:value-type="float">
            <text:p>0,654444444444577</text:p>
          </table:table-cell>
          <table:table-cell table:number-columns-repeated="1021"/>
        </table:table-row>
        <table:table-row table:style-name="ro1">
          <table:table-cell table:formula="of:=[.A875]+0.01" office:value-type="float" office:value="-1.26000000000017" calcext:value-type="float">
            <text:p>-1,26000000000017</text:p>
          </table:table-cell>
          <table:table-cell table:formula="of:=2*[.A876]/9-4/3" office:value-type="float" office:value="-1.61333333333337" calcext:value-type="float">
            <text:p>-1,61333333333337</text:p>
          </table:table-cell>
          <table:table-cell table:formula="of:=-7*[.A876]/9-1/3" office:value-type="float" office:value="0.646666666666799" calcext:value-type="float">
            <text:p>0,646666666666799</text:p>
          </table:table-cell>
          <table:table-cell table:number-columns-repeated="1021"/>
        </table:table-row>
        <table:table-row table:style-name="ro1">
          <table:table-cell table:formula="of:=[.A876]+0.01" office:value-type="float" office:value="-1.25000000000017" calcext:value-type="float">
            <text:p>-1,25000000000017</text:p>
          </table:table-cell>
          <table:table-cell table:formula="of:=2*[.A877]/9-4/3" office:value-type="float" office:value="-1.61111111111115" calcext:value-type="float">
            <text:p>-1,61111111111115</text:p>
          </table:table-cell>
          <table:table-cell table:formula="of:=-7*[.A877]/9-1/3" office:value-type="float" office:value="0.638888888889021" calcext:value-type="float">
            <text:p>0,638888888889021</text:p>
          </table:table-cell>
          <table:table-cell table:number-columns-repeated="1021"/>
        </table:table-row>
        <table:table-row table:style-name="ro1">
          <table:table-cell table:formula="of:=[.A877]+0.01" office:value-type="float" office:value="-1.24000000000017" calcext:value-type="float">
            <text:p>-1,24000000000017</text:p>
          </table:table-cell>
          <table:table-cell table:formula="of:=2*[.A878]/9-4/3" office:value-type="float" office:value="-1.60888888888893" calcext:value-type="float">
            <text:p>-1,60888888888893</text:p>
          </table:table-cell>
          <table:table-cell table:formula="of:=-7*[.A878]/9-1/3" office:value-type="float" office:value="0.631111111111243" calcext:value-type="float">
            <text:p>0,631111111111243</text:p>
          </table:table-cell>
          <table:table-cell table:number-columns-repeated="1021"/>
        </table:table-row>
        <table:table-row table:style-name="ro1">
          <table:table-cell table:formula="of:=[.A878]+0.01" office:value-type="float" office:value="-1.23000000000017" calcext:value-type="float">
            <text:p>-1,23000000000017</text:p>
          </table:table-cell>
          <table:table-cell table:formula="of:=2*[.A879]/9-4/3" office:value-type="float" office:value="-1.6066666666667" calcext:value-type="float">
            <text:p>-1,6066666666667</text:p>
          </table:table-cell>
          <table:table-cell table:formula="of:=-7*[.A879]/9-1/3" office:value-type="float" office:value="0.623333333333466" calcext:value-type="float">
            <text:p>0,623333333333466</text:p>
          </table:table-cell>
          <table:table-cell table:number-columns-repeated="1021"/>
        </table:table-row>
        <table:table-row table:style-name="ro1">
          <table:table-cell table:formula="of:=[.A879]+0.01" office:value-type="float" office:value="-1.22000000000017" calcext:value-type="float">
            <text:p>-1,22000000000017</text:p>
          </table:table-cell>
          <table:table-cell table:formula="of:=2*[.A880]/9-4/3" office:value-type="float" office:value="-1.60444444444448" calcext:value-type="float">
            <text:p>-1,60444444444448</text:p>
          </table:table-cell>
          <table:table-cell table:formula="of:=-7*[.A880]/9-1/3" office:value-type="float" office:value="0.615555555555688" calcext:value-type="float">
            <text:p>0,615555555555688</text:p>
          </table:table-cell>
          <table:table-cell table:number-columns-repeated="1021"/>
        </table:table-row>
        <table:table-row table:style-name="ro1">
          <table:table-cell table:formula="of:=[.A880]+0.01" office:value-type="float" office:value="-1.21000000000017" calcext:value-type="float">
            <text:p>-1,21000000000017</text:p>
          </table:table-cell>
          <table:table-cell table:formula="of:=2*[.A881]/9-4/3" office:value-type="float" office:value="-1.60222222222226" calcext:value-type="float">
            <text:p>-1,60222222222226</text:p>
          </table:table-cell>
          <table:table-cell table:formula="of:=-7*[.A881]/9-1/3" office:value-type="float" office:value="0.60777777777791" calcext:value-type="float">
            <text:p>0,60777777777791</text:p>
          </table:table-cell>
          <table:table-cell table:number-columns-repeated="1021"/>
        </table:table-row>
        <table:table-row table:style-name="ro1">
          <table:table-cell table:formula="of:=[.A881]+0.01" office:value-type="float" office:value="-1.20000000000017" calcext:value-type="float">
            <text:p>-1,20000000000017</text:p>
          </table:table-cell>
          <table:table-cell table:formula="of:=2*[.A882]/9-4/3" office:value-type="float" office:value="-1.60000000000004" calcext:value-type="float">
            <text:p>-1,60000000000004</text:p>
          </table:table-cell>
          <table:table-cell table:formula="of:=-7*[.A882]/9-1/3" office:value-type="float" office:value="0.600000000000132" calcext:value-type="float">
            <text:p>0,600000000000132</text:p>
          </table:table-cell>
          <table:table-cell table:number-columns-repeated="1021"/>
        </table:table-row>
        <table:table-row table:style-name="ro1">
          <table:table-cell table:formula="of:=[.A882]+0.01" office:value-type="float" office:value="-1.19000000000017" calcext:value-type="float">
            <text:p>-1,19000000000017</text:p>
          </table:table-cell>
          <table:table-cell table:formula="of:=2*[.A883]/9-4/3" office:value-type="float" office:value="-1.59777777777782" calcext:value-type="float">
            <text:p>-1,59777777777782</text:p>
          </table:table-cell>
          <table:table-cell table:formula="of:=-7*[.A883]/9-1/3" office:value-type="float" office:value="0.592222222222354" calcext:value-type="float">
            <text:p>0,592222222222354</text:p>
          </table:table-cell>
          <table:table-cell table:number-columns-repeated="1021"/>
        </table:table-row>
        <table:table-row table:style-name="ro1">
          <table:table-cell table:formula="of:=[.A883]+0.01" office:value-type="float" office:value="-1.18000000000017" calcext:value-type="float">
            <text:p>-1,18000000000017</text:p>
          </table:table-cell>
          <table:table-cell table:formula="of:=2*[.A884]/9-4/3" office:value-type="float" office:value="-1.59555555555559" calcext:value-type="float">
            <text:p>-1,59555555555559</text:p>
          </table:table-cell>
          <table:table-cell table:formula="of:=-7*[.A884]/9-1/3" office:value-type="float" office:value="0.584444444444576" calcext:value-type="float">
            <text:p>0,584444444444576</text:p>
          </table:table-cell>
          <table:table-cell table:number-columns-repeated="1021"/>
        </table:table-row>
        <table:table-row table:style-name="ro1">
          <table:table-cell table:formula="of:=[.A884]+0.01" office:value-type="float" office:value="-1.17000000000017" calcext:value-type="float">
            <text:p>-1,17000000000017</text:p>
          </table:table-cell>
          <table:table-cell table:formula="of:=2*[.A885]/9-4/3" office:value-type="float" office:value="-1.59333333333337" calcext:value-type="float">
            <text:p>-1,59333333333337</text:p>
          </table:table-cell>
          <table:table-cell table:formula="of:=-7*[.A885]/9-1/3" office:value-type="float" office:value="0.576666666666799" calcext:value-type="float">
            <text:p>0,576666666666799</text:p>
          </table:table-cell>
          <table:table-cell table:number-columns-repeated="1021"/>
        </table:table-row>
        <table:table-row table:style-name="ro1">
          <table:table-cell table:formula="of:=[.A885]+0.01" office:value-type="float" office:value="-1.16000000000017" calcext:value-type="float">
            <text:p>-1,16000000000017</text:p>
          </table:table-cell>
          <table:table-cell table:formula="of:=2*[.A886]/9-4/3" office:value-type="float" office:value="-1.59111111111115" calcext:value-type="float">
            <text:p>-1,59111111111115</text:p>
          </table:table-cell>
          <table:table-cell table:formula="of:=-7*[.A886]/9-1/3" office:value-type="float" office:value="0.568888888889021" calcext:value-type="float">
            <text:p>0,568888888889021</text:p>
          </table:table-cell>
          <table:table-cell table:number-columns-repeated="1021"/>
        </table:table-row>
        <table:table-row table:style-name="ro1">
          <table:table-cell table:formula="of:=[.A886]+0.01" office:value-type="float" office:value="-1.15000000000017" calcext:value-type="float">
            <text:p>-1,15000000000017</text:p>
          </table:table-cell>
          <table:table-cell table:formula="of:=2*[.A887]/9-4/3" office:value-type="float" office:value="-1.58888888888893" calcext:value-type="float">
            <text:p>-1,58888888888893</text:p>
          </table:table-cell>
          <table:table-cell table:formula="of:=-7*[.A887]/9-1/3" office:value-type="float" office:value="0.561111111111243" calcext:value-type="float">
            <text:p>0,561111111111243</text:p>
          </table:table-cell>
          <table:table-cell table:number-columns-repeated="1021"/>
        </table:table-row>
        <table:table-row table:style-name="ro1">
          <table:table-cell table:formula="of:=[.A887]+0.01" office:value-type="float" office:value="-1.14000000000017" calcext:value-type="float">
            <text:p>-1,14000000000017</text:p>
          </table:table-cell>
          <table:table-cell table:formula="of:=2*[.A888]/9-4/3" office:value-type="float" office:value="-1.5866666666667" calcext:value-type="float">
            <text:p>-1,5866666666667</text:p>
          </table:table-cell>
          <table:table-cell table:formula="of:=-7*[.A888]/9-1/3" office:value-type="float" office:value="0.553333333333465" calcext:value-type="float">
            <text:p>0,553333333333465</text:p>
          </table:table-cell>
          <table:table-cell table:number-columns-repeated="1021"/>
        </table:table-row>
        <table:table-row table:style-name="ro1">
          <table:table-cell table:formula="of:=[.A888]+0.01" office:value-type="float" office:value="-1.13000000000017" calcext:value-type="float">
            <text:p>-1,13000000000017</text:p>
          </table:table-cell>
          <table:table-cell table:formula="of:=2*[.A889]/9-4/3" office:value-type="float" office:value="-1.58444444444448" calcext:value-type="float">
            <text:p>-1,58444444444448</text:p>
          </table:table-cell>
          <table:table-cell table:formula="of:=-7*[.A889]/9-1/3" office:value-type="float" office:value="0.545555555555688" calcext:value-type="float">
            <text:p>0,545555555555688</text:p>
          </table:table-cell>
          <table:table-cell table:number-columns-repeated="1021"/>
        </table:table-row>
        <table:table-row table:style-name="ro1">
          <table:table-cell table:formula="of:=[.A889]+0.01" office:value-type="float" office:value="-1.12000000000017" calcext:value-type="float">
            <text:p>-1,12000000000017</text:p>
          </table:table-cell>
          <table:table-cell table:formula="of:=2*[.A890]/9-4/3" office:value-type="float" office:value="-1.58222222222226" calcext:value-type="float">
            <text:p>-1,58222222222226</text:p>
          </table:table-cell>
          <table:table-cell table:formula="of:=-7*[.A890]/9-1/3" office:value-type="float" office:value="0.53777777777791" calcext:value-type="float">
            <text:p>0,53777777777791</text:p>
          </table:table-cell>
          <table:table-cell table:number-columns-repeated="1021"/>
        </table:table-row>
        <table:table-row table:style-name="ro1">
          <table:table-cell table:formula="of:=[.A890]+0.01" office:value-type="float" office:value="-1.11000000000017" calcext:value-type="float">
            <text:p>-1,11000000000017</text:p>
          </table:table-cell>
          <table:table-cell table:formula="of:=2*[.A891]/9-4/3" office:value-type="float" office:value="-1.58000000000004" calcext:value-type="float">
            <text:p>-1,58000000000004</text:p>
          </table:table-cell>
          <table:table-cell table:formula="of:=-7*[.A891]/9-1/3" office:value-type="float" office:value="0.530000000000132" calcext:value-type="float">
            <text:p>0,530000000000132</text:p>
          </table:table-cell>
          <table:table-cell table:number-columns-repeated="1021"/>
        </table:table-row>
        <table:table-row table:style-name="ro1">
          <table:table-cell table:formula="of:=[.A891]+0.01" office:value-type="float" office:value="-1.10000000000017" calcext:value-type="float">
            <text:p>-1,10000000000017</text:p>
          </table:table-cell>
          <table:table-cell table:formula="of:=2*[.A892]/9-4/3" office:value-type="float" office:value="-1.57777777777782" calcext:value-type="float">
            <text:p>-1,57777777777782</text:p>
          </table:table-cell>
          <table:table-cell table:formula="of:=-7*[.A892]/9-1/3" office:value-type="float" office:value="0.522222222222354" calcext:value-type="float">
            <text:p>0,522222222222354</text:p>
          </table:table-cell>
          <table:table-cell table:number-columns-repeated="1021"/>
        </table:table-row>
        <table:table-row table:style-name="ro1">
          <table:table-cell table:formula="of:=[.A892]+0.01" office:value-type="float" office:value="-1.09000000000017" calcext:value-type="float">
            <text:p>-1,09000000000017</text:p>
          </table:table-cell>
          <table:table-cell table:formula="of:=2*[.A893]/9-4/3" office:value-type="float" office:value="-1.57555555555559" calcext:value-type="float">
            <text:p>-1,57555555555559</text:p>
          </table:table-cell>
          <table:table-cell table:formula="of:=-7*[.A893]/9-1/3" office:value-type="float" office:value="0.514444444444577" calcext:value-type="float">
            <text:p>0,514444444444577</text:p>
          </table:table-cell>
          <table:table-cell table:number-columns-repeated="1021"/>
        </table:table-row>
        <table:table-row table:style-name="ro1">
          <table:table-cell table:formula="of:=[.A893]+0.01" office:value-type="float" office:value="-1.08000000000017" calcext:value-type="float">
            <text:p>-1,08000000000017</text:p>
          </table:table-cell>
          <table:table-cell table:formula="of:=2*[.A894]/9-4/3" office:value-type="float" office:value="-1.57333333333337" calcext:value-type="float">
            <text:p>-1,57333333333337</text:p>
          </table:table-cell>
          <table:table-cell table:formula="of:=-7*[.A894]/9-1/3" office:value-type="float" office:value="0.506666666666799" calcext:value-type="float">
            <text:p>0,506666666666799</text:p>
          </table:table-cell>
          <table:table-cell table:number-columns-repeated="1021"/>
        </table:table-row>
        <table:table-row table:style-name="ro1">
          <table:table-cell table:formula="of:=[.A894]+0.01" office:value-type="float" office:value="-1.07000000000017" calcext:value-type="float">
            <text:p>-1,07000000000017</text:p>
          </table:table-cell>
          <table:table-cell table:formula="of:=2*[.A895]/9-4/3" office:value-type="float" office:value="-1.57111111111115" calcext:value-type="float">
            <text:p>-1,57111111111115</text:p>
          </table:table-cell>
          <table:table-cell table:formula="of:=-7*[.A895]/9-1/3" office:value-type="float" office:value="0.498888888889021" calcext:value-type="float">
            <text:p>0,498888888889021</text:p>
          </table:table-cell>
          <table:table-cell table:number-columns-repeated="1021"/>
        </table:table-row>
        <table:table-row table:style-name="ro1">
          <table:table-cell table:formula="of:=[.A895]+0.01" office:value-type="float" office:value="-1.06000000000017" calcext:value-type="float">
            <text:p>-1,06000000000017</text:p>
          </table:table-cell>
          <table:table-cell table:formula="of:=2*[.A896]/9-4/3" office:value-type="float" office:value="-1.56888888888893" calcext:value-type="float">
            <text:p>-1,56888888888893</text:p>
          </table:table-cell>
          <table:table-cell table:formula="of:=-7*[.A896]/9-1/3" office:value-type="float" office:value="0.491111111111243" calcext:value-type="float">
            <text:p>0,491111111111243</text:p>
          </table:table-cell>
          <table:table-cell table:number-columns-repeated="1021"/>
        </table:table-row>
        <table:table-row table:style-name="ro1">
          <table:table-cell table:formula="of:=[.A896]+0.01" office:value-type="float" office:value="-1.05000000000017" calcext:value-type="float">
            <text:p>-1,05000000000017</text:p>
          </table:table-cell>
          <table:table-cell table:formula="of:=2*[.A897]/9-4/3" office:value-type="float" office:value="-1.5666666666667" calcext:value-type="float">
            <text:p>-1,5666666666667</text:p>
          </table:table-cell>
          <table:table-cell table:formula="of:=-7*[.A897]/9-1/3" office:value-type="float" office:value="0.483333333333465" calcext:value-type="float">
            <text:p>0,483333333333465</text:p>
          </table:table-cell>
          <table:table-cell table:number-columns-repeated="1021"/>
        </table:table-row>
        <table:table-row table:style-name="ro1">
          <table:table-cell table:formula="of:=[.A897]+0.01" office:value-type="float" office:value="-1.04000000000017" calcext:value-type="float">
            <text:p>-1,04000000000017</text:p>
          </table:table-cell>
          <table:table-cell table:formula="of:=2*[.A898]/9-4/3" office:value-type="float" office:value="-1.56444444444448" calcext:value-type="float">
            <text:p>-1,56444444444448</text:p>
          </table:table-cell>
          <table:table-cell table:formula="of:=-7*[.A898]/9-1/3" office:value-type="float" office:value="0.475555555555688" calcext:value-type="float">
            <text:p>0,475555555555688</text:p>
          </table:table-cell>
          <table:table-cell table:number-columns-repeated="1021"/>
        </table:table-row>
        <table:table-row table:style-name="ro1">
          <table:table-cell table:formula="of:=[.A898]+0.01" office:value-type="float" office:value="-1.03000000000017" calcext:value-type="float">
            <text:p>-1,03000000000017</text:p>
          </table:table-cell>
          <table:table-cell table:formula="of:=2*[.A899]/9-4/3" office:value-type="float" office:value="-1.56222222222226" calcext:value-type="float">
            <text:p>-1,56222222222226</text:p>
          </table:table-cell>
          <table:table-cell table:formula="of:=-7*[.A899]/9-1/3" office:value-type="float" office:value="0.46777777777791" calcext:value-type="float">
            <text:p>0,46777777777791</text:p>
          </table:table-cell>
          <table:table-cell table:number-columns-repeated="1021"/>
        </table:table-row>
        <table:table-row table:style-name="ro1">
          <table:table-cell table:formula="of:=[.A899]+0.01" office:value-type="float" office:value="-1.02000000000017" calcext:value-type="float">
            <text:p>-1,02000000000017</text:p>
          </table:table-cell>
          <table:table-cell table:formula="of:=2*[.A900]/9-4/3" office:value-type="float" office:value="-1.56000000000004" calcext:value-type="float">
            <text:p>-1,56000000000004</text:p>
          </table:table-cell>
          <table:table-cell table:formula="of:=-7*[.A900]/9-1/3" office:value-type="float" office:value="0.460000000000132" calcext:value-type="float">
            <text:p>0,460000000000132</text:p>
          </table:table-cell>
          <table:table-cell table:number-columns-repeated="1021"/>
        </table:table-row>
        <table:table-row table:style-name="ro1">
          <table:table-cell table:formula="of:=[.A900]+0.01" office:value-type="float" office:value="-1.01000000000017" calcext:value-type="float">
            <text:p>-1,01000000000017</text:p>
          </table:table-cell>
          <table:table-cell table:formula="of:=2*[.A901]/9-4/3" office:value-type="float" office:value="-1.55777777777782" calcext:value-type="float">
            <text:p>-1,55777777777782</text:p>
          </table:table-cell>
          <table:table-cell table:formula="of:=-7*[.A901]/9-1/3" office:value-type="float" office:value="0.452222222222354" calcext:value-type="float">
            <text:p>0,452222222222354</text:p>
          </table:table-cell>
          <table:table-cell table:number-columns-repeated="1021"/>
        </table:table-row>
        <table:table-row table:style-name="ro1">
          <table:table-cell table:formula="of:=[.A901]+0.01" office:value-type="float" office:value="-1.00000000000017" calcext:value-type="float">
            <text:p>-1,00000000000017</text:p>
          </table:table-cell>
          <table:table-cell table:formula="of:=2*[.A902]/9-4/3" office:value-type="float" office:value="-1.55555555555559" calcext:value-type="float">
            <text:p>-1,55555555555559</text:p>
          </table:table-cell>
          <table:table-cell table:formula="of:=-7*[.A902]/9-1/3" office:value-type="float" office:value="0.444444444444576" calcext:value-type="float">
            <text:p>0,444444444444576</text:p>
          </table:table-cell>
          <table:table-cell table:number-columns-repeated="1021"/>
        </table:table-row>
        <table:table-row table:style-name="ro1">
          <table:table-cell table:formula="of:=[.A902]+0.01" office:value-type="float" office:value="-0.99000000000017" calcext:value-type="float">
            <text:p>-0,99000000000017</text:p>
          </table:table-cell>
          <table:table-cell table:formula="of:=2*[.A903]/9-4/3" office:value-type="float" office:value="-1.55333333333337" calcext:value-type="float">
            <text:p>-1,55333333333337</text:p>
          </table:table-cell>
          <table:table-cell table:formula="of:=-7*[.A903]/9-1/3" office:value-type="float" office:value="0.436666666666799" calcext:value-type="float">
            <text:p>0,436666666666799</text:p>
          </table:table-cell>
          <table:table-cell table:number-columns-repeated="1021"/>
        </table:table-row>
        <table:table-row table:style-name="ro1">
          <table:table-cell table:formula="of:=[.A903]+0.01" office:value-type="float" office:value="-0.98000000000017" calcext:value-type="float">
            <text:p>-0,98000000000017</text:p>
          </table:table-cell>
          <table:table-cell table:formula="of:=2*[.A904]/9-4/3" office:value-type="float" office:value="-1.55111111111115" calcext:value-type="float">
            <text:p>-1,55111111111115</text:p>
          </table:table-cell>
          <table:table-cell table:formula="of:=-7*[.A904]/9-1/3" office:value-type="float" office:value="0.428888888889021" calcext:value-type="float">
            <text:p>0,428888888889021</text:p>
          </table:table-cell>
          <table:table-cell table:number-columns-repeated="1021"/>
        </table:table-row>
        <table:table-row table:style-name="ro1">
          <table:table-cell table:formula="of:=[.A904]+0.01" office:value-type="float" office:value="-0.97000000000017" calcext:value-type="float">
            <text:p>-0,97000000000017</text:p>
          </table:table-cell>
          <table:table-cell table:formula="of:=2*[.A905]/9-4/3" office:value-type="float" office:value="-1.54888888888893" calcext:value-type="float">
            <text:p>-1,54888888888893</text:p>
          </table:table-cell>
          <table:table-cell table:formula="of:=-7*[.A905]/9-1/3" office:value-type="float" office:value="0.421111111111243" calcext:value-type="float">
            <text:p>0,421111111111243</text:p>
          </table:table-cell>
          <table:table-cell table:number-columns-repeated="1021"/>
        </table:table-row>
        <table:table-row table:style-name="ro1">
          <table:table-cell table:formula="of:=[.A905]+0.01" office:value-type="float" office:value="-0.96000000000017" calcext:value-type="float">
            <text:p>-0,96000000000017</text:p>
          </table:table-cell>
          <table:table-cell table:formula="of:=2*[.A906]/9-4/3" office:value-type="float" office:value="-1.5466666666667" calcext:value-type="float">
            <text:p>-1,5466666666667</text:p>
          </table:table-cell>
          <table:table-cell table:formula="of:=-7*[.A906]/9-1/3" office:value-type="float" office:value="0.413333333333465" calcext:value-type="float">
            <text:p>0,413333333333465</text:p>
          </table:table-cell>
          <table:table-cell table:number-columns-repeated="1021"/>
        </table:table-row>
        <table:table-row table:style-name="ro1">
          <table:table-cell table:formula="of:=[.A906]+0.01" office:value-type="float" office:value="-0.950000000000169" calcext:value-type="float">
            <text:p>-0,950000000000169</text:p>
          </table:table-cell>
          <table:table-cell table:formula="of:=2*[.A907]/9-4/3" office:value-type="float" office:value="-1.54444444444448" calcext:value-type="float">
            <text:p>-1,54444444444448</text:p>
          </table:table-cell>
          <table:table-cell table:formula="of:=-7*[.A907]/9-1/3" office:value-type="float" office:value="0.405555555555688" calcext:value-type="float">
            <text:p>0,405555555555688</text:p>
          </table:table-cell>
          <table:table-cell table:number-columns-repeated="1021"/>
        </table:table-row>
        <table:table-row table:style-name="ro1">
          <table:table-cell table:formula="of:=[.A907]+0.01" office:value-type="float" office:value="-0.94000000000017" calcext:value-type="float">
            <text:p>-0,94000000000017</text:p>
          </table:table-cell>
          <table:table-cell table:formula="of:=2*[.A908]/9-4/3" office:value-type="float" office:value="-1.54222222222226" calcext:value-type="float">
            <text:p>-1,54222222222226</text:p>
          </table:table-cell>
          <table:table-cell table:formula="of:=-7*[.A908]/9-1/3" office:value-type="float" office:value="0.39777777777791" calcext:value-type="float">
            <text:p>0,39777777777791</text:p>
          </table:table-cell>
          <table:table-cell table:number-columns-repeated="1021"/>
        </table:table-row>
        <table:table-row table:style-name="ro1">
          <table:table-cell table:formula="of:=[.A908]+0.01" office:value-type="float" office:value="-0.93000000000017" calcext:value-type="float">
            <text:p>-0,93000000000017</text:p>
          </table:table-cell>
          <table:table-cell table:formula="of:=2*[.A909]/9-4/3" office:value-type="float" office:value="-1.54000000000004" calcext:value-type="float">
            <text:p>-1,54000000000004</text:p>
          </table:table-cell>
          <table:table-cell table:formula="of:=-7*[.A909]/9-1/3" office:value-type="float" office:value="0.390000000000132" calcext:value-type="float">
            <text:p>0,390000000000132</text:p>
          </table:table-cell>
          <table:table-cell table:number-columns-repeated="1021"/>
        </table:table-row>
        <table:table-row table:style-name="ro1">
          <table:table-cell table:formula="of:=[.A909]+0.01" office:value-type="float" office:value="-0.92000000000017" calcext:value-type="float">
            <text:p>-0,92000000000017</text:p>
          </table:table-cell>
          <table:table-cell table:formula="of:=2*[.A910]/9-4/3" office:value-type="float" office:value="-1.53777777777782" calcext:value-type="float">
            <text:p>-1,53777777777782</text:p>
          </table:table-cell>
          <table:table-cell table:formula="of:=-7*[.A910]/9-1/3" office:value-type="float" office:value="0.382222222222354" calcext:value-type="float">
            <text:p>0,382222222222354</text:p>
          </table:table-cell>
          <table:table-cell table:number-columns-repeated="1021"/>
        </table:table-row>
        <table:table-row table:style-name="ro1">
          <table:table-cell table:formula="of:=[.A910]+0.01" office:value-type="float" office:value="-0.910000000000169" calcext:value-type="float">
            <text:p>-0,910000000000169</text:p>
          </table:table-cell>
          <table:table-cell table:formula="of:=2*[.A911]/9-4/3" office:value-type="float" office:value="-1.53555555555559" calcext:value-type="float">
            <text:p>-1,53555555555559</text:p>
          </table:table-cell>
          <table:table-cell table:formula="of:=-7*[.A911]/9-1/3" office:value-type="float" office:value="0.374444444444576" calcext:value-type="float">
            <text:p>0,374444444444576</text:p>
          </table:table-cell>
          <table:table-cell table:number-columns-repeated="1021"/>
        </table:table-row>
        <table:table-row table:style-name="ro1">
          <table:table-cell table:formula="of:=[.A911]+0.01" office:value-type="float" office:value="-0.900000000000169" calcext:value-type="float">
            <text:p>-0,900000000000169</text:p>
          </table:table-cell>
          <table:table-cell table:formula="of:=2*[.A912]/9-4/3" office:value-type="float" office:value="-1.53333333333337" calcext:value-type="float">
            <text:p>-1,53333333333337</text:p>
          </table:table-cell>
          <table:table-cell table:formula="of:=-7*[.A912]/9-1/3" office:value-type="float" office:value="0.366666666666799" calcext:value-type="float">
            <text:p>0,366666666666799</text:p>
          </table:table-cell>
          <table:table-cell table:number-columns-repeated="1021"/>
        </table:table-row>
        <table:table-row table:style-name="ro1">
          <table:table-cell table:formula="of:=[.A912]+0.01" office:value-type="float" office:value="-0.89000000000017" calcext:value-type="float">
            <text:p>-0,89000000000017</text:p>
          </table:table-cell>
          <table:table-cell table:formula="of:=2*[.A913]/9-4/3" office:value-type="float" office:value="-1.53111111111115" calcext:value-type="float">
            <text:p>-1,53111111111115</text:p>
          </table:table-cell>
          <table:table-cell table:formula="of:=-7*[.A913]/9-1/3" office:value-type="float" office:value="0.358888888889021" calcext:value-type="float">
            <text:p>0,358888888889021</text:p>
          </table:table-cell>
          <table:table-cell table:number-columns-repeated="1021"/>
        </table:table-row>
        <table:table-row table:style-name="ro1">
          <table:table-cell table:formula="of:=[.A913]+0.01" office:value-type="float" office:value="-0.88000000000017" calcext:value-type="float">
            <text:p>-0,88000000000017</text:p>
          </table:table-cell>
          <table:table-cell table:formula="of:=2*[.A914]/9-4/3" office:value-type="float" office:value="-1.52888888888893" calcext:value-type="float">
            <text:p>-1,52888888888893</text:p>
          </table:table-cell>
          <table:table-cell table:formula="of:=-7*[.A914]/9-1/3" office:value-type="float" office:value="0.351111111111243" calcext:value-type="float">
            <text:p>0,351111111111243</text:p>
          </table:table-cell>
          <table:table-cell table:number-columns-repeated="1021"/>
        </table:table-row>
        <table:table-row table:style-name="ro1">
          <table:table-cell table:formula="of:=[.A914]+0.01" office:value-type="float" office:value="-0.870000000000169" calcext:value-type="float">
            <text:p>-0,870000000000169</text:p>
          </table:table-cell>
          <table:table-cell table:formula="of:=2*[.A915]/9-4/3" office:value-type="float" office:value="-1.5266666666667" calcext:value-type="float">
            <text:p>-1,5266666666667</text:p>
          </table:table-cell>
          <table:table-cell table:formula="of:=-7*[.A915]/9-1/3" office:value-type="float" office:value="0.343333333333465" calcext:value-type="float">
            <text:p>0,343333333333465</text:p>
          </table:table-cell>
          <table:table-cell table:number-columns-repeated="1021"/>
        </table:table-row>
        <table:table-row table:style-name="ro1">
          <table:table-cell table:formula="of:=[.A915]+0.01" office:value-type="float" office:value="-0.860000000000169" calcext:value-type="float">
            <text:p>-0,860000000000169</text:p>
          </table:table-cell>
          <table:table-cell table:formula="of:=2*[.A916]/9-4/3" office:value-type="float" office:value="-1.52444444444448" calcext:value-type="float">
            <text:p>-1,52444444444448</text:p>
          </table:table-cell>
          <table:table-cell table:formula="of:=-7*[.A916]/9-1/3" office:value-type="float" office:value="0.335555555555687" calcext:value-type="float">
            <text:p>0,335555555555687</text:p>
          </table:table-cell>
          <table:table-cell table:number-columns-repeated="1021"/>
        </table:table-row>
        <table:table-row table:style-name="ro1">
          <table:table-cell table:formula="of:=[.A916]+0.01" office:value-type="float" office:value="-0.850000000000169" calcext:value-type="float">
            <text:p>-0,850000000000169</text:p>
          </table:table-cell>
          <table:table-cell table:formula="of:=2*[.A917]/9-4/3" office:value-type="float" office:value="-1.52222222222226" calcext:value-type="float">
            <text:p>-1,52222222222226</text:p>
          </table:table-cell>
          <table:table-cell table:formula="of:=-7*[.A917]/9-1/3" office:value-type="float" office:value="0.32777777777791" calcext:value-type="float">
            <text:p>0,32777777777791</text:p>
          </table:table-cell>
          <table:table-cell table:number-columns-repeated="1021"/>
        </table:table-row>
        <table:table-row table:style-name="ro1">
          <table:table-cell table:formula="of:=[.A917]+0.01" office:value-type="float" office:value="-0.84000000000017" calcext:value-type="float">
            <text:p>-0,84000000000017</text:p>
          </table:table-cell>
          <table:table-cell table:formula="of:=2*[.A918]/9-4/3" office:value-type="float" office:value="-1.52000000000004" calcext:value-type="float">
            <text:p>-1,52000000000004</text:p>
          </table:table-cell>
          <table:table-cell table:formula="of:=-7*[.A918]/9-1/3" office:value-type="float" office:value="0.320000000000132" calcext:value-type="float">
            <text:p>0,320000000000132</text:p>
          </table:table-cell>
          <table:table-cell table:number-columns-repeated="1021"/>
        </table:table-row>
        <table:table-row table:style-name="ro1">
          <table:table-cell table:formula="of:=[.A918]+0.01" office:value-type="float" office:value="-0.830000000000169" calcext:value-type="float">
            <text:p>-0,830000000000169</text:p>
          </table:table-cell>
          <table:table-cell table:formula="of:=2*[.A919]/9-4/3" office:value-type="float" office:value="-1.51777777777782" calcext:value-type="float">
            <text:p>-1,51777777777782</text:p>
          </table:table-cell>
          <table:table-cell table:formula="of:=-7*[.A919]/9-1/3" office:value-type="float" office:value="0.312222222222354" calcext:value-type="float">
            <text:p>0,312222222222354</text:p>
          </table:table-cell>
          <table:table-cell table:number-columns-repeated="1021"/>
        </table:table-row>
        <table:table-row table:style-name="ro1">
          <table:table-cell table:formula="of:=[.A919]+0.01" office:value-type="float" office:value="-0.820000000000169" calcext:value-type="float">
            <text:p>-0,820000000000169</text:p>
          </table:table-cell>
          <table:table-cell table:formula="of:=2*[.A920]/9-4/3" office:value-type="float" office:value="-1.51555555555559" calcext:value-type="float">
            <text:p>-1,51555555555559</text:p>
          </table:table-cell>
          <table:table-cell table:formula="of:=-7*[.A920]/9-1/3" office:value-type="float" office:value="0.304444444444576" calcext:value-type="float">
            <text:p>0,304444444444576</text:p>
          </table:table-cell>
          <table:table-cell table:number-columns-repeated="1021"/>
        </table:table-row>
        <table:table-row table:style-name="ro1">
          <table:table-cell table:formula="of:=[.A920]+0.01" office:value-type="float" office:value="-0.810000000000169" calcext:value-type="float">
            <text:p>-0,810000000000169</text:p>
          </table:table-cell>
          <table:table-cell table:formula="of:=2*[.A921]/9-4/3" office:value-type="float" office:value="-1.51333333333337" calcext:value-type="float">
            <text:p>-1,51333333333337</text:p>
          </table:table-cell>
          <table:table-cell table:formula="of:=-7*[.A921]/9-1/3" office:value-type="float" office:value="0.296666666666798" calcext:value-type="float">
            <text:p>0,296666666666798</text:p>
          </table:table-cell>
          <table:table-cell table:number-columns-repeated="1021"/>
        </table:table-row>
        <table:table-row table:style-name="ro1">
          <table:table-cell table:formula="of:=[.A921]+0.01" office:value-type="float" office:value="-0.800000000000169" calcext:value-type="float">
            <text:p>-0,800000000000169</text:p>
          </table:table-cell>
          <table:table-cell table:formula="of:=2*[.A922]/9-4/3" office:value-type="float" office:value="-1.51111111111115" calcext:value-type="float">
            <text:p>-1,51111111111115</text:p>
          </table:table-cell>
          <table:table-cell table:formula="of:=-7*[.A922]/9-1/3" office:value-type="float" office:value="0.288888888889021" calcext:value-type="float">
            <text:p>0,288888888889021</text:p>
          </table:table-cell>
          <table:table-cell table:number-columns-repeated="1021"/>
        </table:table-row>
        <table:table-row table:style-name="ro1">
          <table:table-cell table:formula="of:=[.A922]+0.01" office:value-type="float" office:value="-0.790000000000169" calcext:value-type="float">
            <text:p>-0,790000000000169</text:p>
          </table:table-cell>
          <table:table-cell table:formula="of:=2*[.A923]/9-4/3" office:value-type="float" office:value="-1.50888888888893" calcext:value-type="float">
            <text:p>-1,50888888888893</text:p>
          </table:table-cell>
          <table:table-cell table:formula="of:=-7*[.A923]/9-1/3" office:value-type="float" office:value="0.281111111111243" calcext:value-type="float">
            <text:p>0,281111111111243</text:p>
          </table:table-cell>
          <table:table-cell table:number-columns-repeated="1021"/>
        </table:table-row>
        <table:table-row table:style-name="ro1">
          <table:table-cell table:formula="of:=[.A923]+0.01" office:value-type="float" office:value="-0.780000000000169" calcext:value-type="float">
            <text:p>-0,780000000000169</text:p>
          </table:table-cell>
          <table:table-cell table:formula="of:=2*[.A924]/9-4/3" office:value-type="float" office:value="-1.5066666666667" calcext:value-type="float">
            <text:p>-1,5066666666667</text:p>
          </table:table-cell>
          <table:table-cell table:formula="of:=-7*[.A924]/9-1/3" office:value-type="float" office:value="0.273333333333465" calcext:value-type="float">
            <text:p>0,273333333333465</text:p>
          </table:table-cell>
          <table:table-cell table:number-columns-repeated="1021"/>
        </table:table-row>
        <table:table-row table:style-name="ro1">
          <table:table-cell table:formula="of:=[.A924]+0.01" office:value-type="float" office:value="-0.770000000000169" calcext:value-type="float">
            <text:p>-0,770000000000169</text:p>
          </table:table-cell>
          <table:table-cell table:formula="of:=2*[.A925]/9-4/3" office:value-type="float" office:value="-1.50444444444448" calcext:value-type="float">
            <text:p>-1,50444444444448</text:p>
          </table:table-cell>
          <table:table-cell table:formula="of:=-7*[.A925]/9-1/3" office:value-type="float" office:value="0.265555555555687" calcext:value-type="float">
            <text:p>0,265555555555687</text:p>
          </table:table-cell>
          <table:table-cell table:number-columns-repeated="1021"/>
        </table:table-row>
        <table:table-row table:style-name="ro1">
          <table:table-cell table:formula="of:=[.A925]+0.01" office:value-type="float" office:value="-0.760000000000169" calcext:value-type="float">
            <text:p>-0,760000000000169</text:p>
          </table:table-cell>
          <table:table-cell table:formula="of:=2*[.A926]/9-4/3" office:value-type="float" office:value="-1.50222222222226" calcext:value-type="float">
            <text:p>-1,50222222222226</text:p>
          </table:table-cell>
          <table:table-cell table:formula="of:=-7*[.A926]/9-1/3" office:value-type="float" office:value="0.25777777777791" calcext:value-type="float">
            <text:p>0,25777777777791</text:p>
          </table:table-cell>
          <table:table-cell table:number-columns-repeated="1021"/>
        </table:table-row>
        <table:table-row table:style-name="ro1">
          <table:table-cell table:formula="of:=[.A926]+0.01" office:value-type="float" office:value="-0.750000000000169" calcext:value-type="float">
            <text:p>-0,750000000000169</text:p>
          </table:table-cell>
          <table:table-cell table:formula="of:=2*[.A927]/9-4/3" office:value-type="float" office:value="-1.50000000000004" calcext:value-type="float">
            <text:p>-1,50000000000004</text:p>
          </table:table-cell>
          <table:table-cell table:formula="of:=-7*[.A927]/9-1/3" office:value-type="float" office:value="0.250000000000132" calcext:value-type="float">
            <text:p>0,250000000000132</text:p>
          </table:table-cell>
          <table:table-cell table:number-columns-repeated="1021"/>
        </table:table-row>
        <table:table-row table:style-name="ro1">
          <table:table-cell table:formula="of:=[.A927]+0.01" office:value-type="float" office:value="-0.740000000000169" calcext:value-type="float">
            <text:p>-0,740000000000169</text:p>
          </table:table-cell>
          <table:table-cell table:formula="of:=2*[.A928]/9-4/3" office:value-type="float" office:value="-1.49777777777782" calcext:value-type="float">
            <text:p>-1,49777777777782</text:p>
          </table:table-cell>
          <table:table-cell table:formula="of:=-7*[.A928]/9-1/3" office:value-type="float" office:value="0.242222222222354" calcext:value-type="float">
            <text:p>0,242222222222354</text:p>
          </table:table-cell>
          <table:table-cell table:number-columns-repeated="1021"/>
        </table:table-row>
        <table:table-row table:style-name="ro1">
          <table:table-cell table:formula="of:=[.A928]+0.01" office:value-type="float" office:value="-0.730000000000169" calcext:value-type="float">
            <text:p>-0,730000000000169</text:p>
          </table:table-cell>
          <table:table-cell table:formula="of:=2*[.A929]/9-4/3" office:value-type="float" office:value="-1.49555555555559" calcext:value-type="float">
            <text:p>-1,49555555555559</text:p>
          </table:table-cell>
          <table:table-cell table:formula="of:=-7*[.A929]/9-1/3" office:value-type="float" office:value="0.234444444444576" calcext:value-type="float">
            <text:p>0,234444444444576</text:p>
          </table:table-cell>
          <table:table-cell table:number-columns-repeated="1021"/>
        </table:table-row>
        <table:table-row table:style-name="ro1">
          <table:table-cell table:formula="of:=[.A929]+0.01" office:value-type="float" office:value="-0.720000000000169" calcext:value-type="float">
            <text:p>-0,720000000000169</text:p>
          </table:table-cell>
          <table:table-cell table:formula="of:=2*[.A930]/9-4/3" office:value-type="float" office:value="-1.49333333333337" calcext:value-type="float">
            <text:p>-1,49333333333337</text:p>
          </table:table-cell>
          <table:table-cell table:formula="of:=-7*[.A930]/9-1/3" office:value-type="float" office:value="0.226666666666798" calcext:value-type="float">
            <text:p>0,226666666666798</text:p>
          </table:table-cell>
          <table:table-cell table:number-columns-repeated="1021"/>
        </table:table-row>
        <table:table-row table:style-name="ro1">
          <table:table-cell table:formula="of:=[.A930]+0.01" office:value-type="float" office:value="-0.710000000000169" calcext:value-type="float">
            <text:p>-0,710000000000169</text:p>
          </table:table-cell>
          <table:table-cell table:formula="of:=2*[.A931]/9-4/3" office:value-type="float" office:value="-1.49111111111115" calcext:value-type="float">
            <text:p>-1,49111111111115</text:p>
          </table:table-cell>
          <table:table-cell table:formula="of:=-7*[.A931]/9-1/3" office:value-type="float" office:value="0.218888888889021" calcext:value-type="float">
            <text:p>0,218888888889021</text:p>
          </table:table-cell>
          <table:table-cell table:number-columns-repeated="1021"/>
        </table:table-row>
        <table:table-row table:style-name="ro1">
          <table:table-cell table:formula="of:=[.A931]+0.01" office:value-type="float" office:value="-0.700000000000169" calcext:value-type="float">
            <text:p>-0,700000000000169</text:p>
          </table:table-cell>
          <table:table-cell table:formula="of:=2*[.A932]/9-4/3" office:value-type="float" office:value="-1.48888888888893" calcext:value-type="float">
            <text:p>-1,48888888888893</text:p>
          </table:table-cell>
          <table:table-cell table:formula="of:=-7*[.A932]/9-1/3" office:value-type="float" office:value="0.211111111111243" calcext:value-type="float">
            <text:p>0,211111111111243</text:p>
          </table:table-cell>
          <table:table-cell table:number-columns-repeated="1021"/>
        </table:table-row>
        <table:table-row table:style-name="ro1">
          <table:table-cell table:formula="of:=[.A932]+0.01" office:value-type="float" office:value="-0.690000000000169" calcext:value-type="float">
            <text:p>-0,690000000000169</text:p>
          </table:table-cell>
          <table:table-cell table:formula="of:=2*[.A933]/9-4/3" office:value-type="float" office:value="-1.4866666666667" calcext:value-type="float">
            <text:p>-1,4866666666667</text:p>
          </table:table-cell>
          <table:table-cell table:formula="of:=-7*[.A933]/9-1/3" office:value-type="float" office:value="0.203333333333465" calcext:value-type="float">
            <text:p>0,203333333333465</text:p>
          </table:table-cell>
          <table:table-cell table:number-columns-repeated="1021"/>
        </table:table-row>
        <table:table-row table:style-name="ro1">
          <table:table-cell table:formula="of:=[.A933]+0.01" office:value-type="float" office:value="-0.680000000000169" calcext:value-type="float">
            <text:p>-0,680000000000169</text:p>
          </table:table-cell>
          <table:table-cell table:formula="of:=2*[.A934]/9-4/3" office:value-type="float" office:value="-1.48444444444448" calcext:value-type="float">
            <text:p>-1,48444444444448</text:p>
          </table:table-cell>
          <table:table-cell table:formula="of:=-7*[.A934]/9-1/3" office:value-type="float" office:value="0.195555555555687" calcext:value-type="float">
            <text:p>0,195555555555687</text:p>
          </table:table-cell>
          <table:table-cell table:number-columns-repeated="1021"/>
        </table:table-row>
        <table:table-row table:style-name="ro1">
          <table:table-cell table:formula="of:=[.A934]+0.01" office:value-type="float" office:value="-0.670000000000169" calcext:value-type="float">
            <text:p>-0,670000000000169</text:p>
          </table:table-cell>
          <table:table-cell table:formula="of:=2*[.A935]/9-4/3" office:value-type="float" office:value="-1.48222222222226" calcext:value-type="float">
            <text:p>-1,48222222222226</text:p>
          </table:table-cell>
          <table:table-cell table:formula="of:=-7*[.A935]/9-1/3" office:value-type="float" office:value="0.187777777777909" calcext:value-type="float">
            <text:p>0,187777777777909</text:p>
          </table:table-cell>
          <table:table-cell table:number-columns-repeated="1021"/>
        </table:table-row>
        <table:table-row table:style-name="ro1">
          <table:table-cell table:formula="of:=[.A935]+0.01" office:value-type="float" office:value="-0.660000000000169" calcext:value-type="float">
            <text:p>-0,660000000000169</text:p>
          </table:table-cell>
          <table:table-cell table:formula="of:=2*[.A936]/9-4/3" office:value-type="float" office:value="-1.48000000000004" calcext:value-type="float">
            <text:p>-1,48000000000004</text:p>
          </table:table-cell>
          <table:table-cell table:formula="of:=-7*[.A936]/9-1/3" office:value-type="float" office:value="0.180000000000132" calcext:value-type="float">
            <text:p>0,180000000000132</text:p>
          </table:table-cell>
          <table:table-cell table:number-columns-repeated="1021"/>
        </table:table-row>
        <table:table-row table:style-name="ro1">
          <table:table-cell table:formula="of:=[.A936]+0.01" office:value-type="float" office:value="-0.650000000000169" calcext:value-type="float">
            <text:p>-0,650000000000169</text:p>
          </table:table-cell>
          <table:table-cell table:formula="of:=2*[.A937]/9-4/3" office:value-type="float" office:value="-1.47777777777782" calcext:value-type="float">
            <text:p>-1,47777777777782</text:p>
          </table:table-cell>
          <table:table-cell table:formula="of:=-7*[.A937]/9-1/3" office:value-type="float" office:value="0.172222222222354" calcext:value-type="float">
            <text:p>0,172222222222354</text:p>
          </table:table-cell>
          <table:table-cell table:number-columns-repeated="1021"/>
        </table:table-row>
        <table:table-row table:style-name="ro1">
          <table:table-cell table:formula="of:=[.A937]+0.01" office:value-type="float" office:value="-0.640000000000169" calcext:value-type="float">
            <text:p>-0,640000000000169</text:p>
          </table:table-cell>
          <table:table-cell table:formula="of:=2*[.A938]/9-4/3" office:value-type="float" office:value="-1.47555555555559" calcext:value-type="float">
            <text:p>-1,47555555555559</text:p>
          </table:table-cell>
          <table:table-cell table:formula="of:=-7*[.A938]/9-1/3" office:value-type="float" office:value="0.164444444444576" calcext:value-type="float">
            <text:p>0,164444444444576</text:p>
          </table:table-cell>
          <table:table-cell table:number-columns-repeated="1021"/>
        </table:table-row>
        <table:table-row table:style-name="ro1">
          <table:table-cell table:formula="of:=[.A938]+0.01" office:value-type="float" office:value="-0.630000000000169" calcext:value-type="float">
            <text:p>-0,630000000000169</text:p>
          </table:table-cell>
          <table:table-cell table:formula="of:=2*[.A939]/9-4/3" office:value-type="float" office:value="-1.47333333333337" calcext:value-type="float">
            <text:p>-1,47333333333337</text:p>
          </table:table-cell>
          <table:table-cell table:formula="of:=-7*[.A939]/9-1/3" office:value-type="float" office:value="0.156666666666798" calcext:value-type="float">
            <text:p>0,156666666666798</text:p>
          </table:table-cell>
          <table:table-cell table:number-columns-repeated="1021"/>
        </table:table-row>
        <table:table-row table:style-name="ro1">
          <table:table-cell table:formula="of:=[.A939]+0.01" office:value-type="float" office:value="-0.620000000000169" calcext:value-type="float">
            <text:p>-0,620000000000169</text:p>
          </table:table-cell>
          <table:table-cell table:formula="of:=2*[.A940]/9-4/3" office:value-type="float" office:value="-1.47111111111115" calcext:value-type="float">
            <text:p>-1,47111111111115</text:p>
          </table:table-cell>
          <table:table-cell table:formula="of:=-7*[.A940]/9-1/3" office:value-type="float" office:value="0.148888888889021" calcext:value-type="float">
            <text:p>0,148888888889021</text:p>
          </table:table-cell>
          <table:table-cell table:number-columns-repeated="1021"/>
        </table:table-row>
        <table:table-row table:style-name="ro1">
          <table:table-cell table:formula="of:=[.A940]+0.01" office:value-type="float" office:value="-0.610000000000169" calcext:value-type="float">
            <text:p>-0,610000000000169</text:p>
          </table:table-cell>
          <table:table-cell table:formula="of:=2*[.A941]/9-4/3" office:value-type="float" office:value="-1.46888888888893" calcext:value-type="float">
            <text:p>-1,46888888888893</text:p>
          </table:table-cell>
          <table:table-cell table:formula="of:=-7*[.A941]/9-1/3" office:value-type="float" office:value="0.141111111111243" calcext:value-type="float">
            <text:p>0,141111111111243</text:p>
          </table:table-cell>
          <table:table-cell table:number-columns-repeated="1021"/>
        </table:table-row>
        <table:table-row table:style-name="ro1">
          <table:table-cell table:formula="of:=[.A941]+0.01" office:value-type="float" office:value="-0.600000000000169" calcext:value-type="float">
            <text:p>-0,600000000000169</text:p>
          </table:table-cell>
          <table:table-cell table:formula="of:=2*[.A942]/9-4/3" office:value-type="float" office:value="-1.4666666666667" calcext:value-type="float">
            <text:p>-1,4666666666667</text:p>
          </table:table-cell>
          <table:table-cell table:formula="of:=-7*[.A942]/9-1/3" office:value-type="float" office:value="0.133333333333465" calcext:value-type="float">
            <text:p>0,133333333333465</text:p>
          </table:table-cell>
          <table:table-cell table:number-columns-repeated="1021"/>
        </table:table-row>
        <table:table-row table:style-name="ro1">
          <table:table-cell table:formula="of:=[.A942]+0.01" office:value-type="float" office:value="-0.590000000000169" calcext:value-type="float">
            <text:p>-0,590000000000169</text:p>
          </table:table-cell>
          <table:table-cell table:formula="of:=2*[.A943]/9-4/3" office:value-type="float" office:value="-1.46444444444448" calcext:value-type="float">
            <text:p>-1,46444444444448</text:p>
          </table:table-cell>
          <table:table-cell table:formula="of:=-7*[.A943]/9-1/3" office:value-type="float" office:value="0.125555555555687" calcext:value-type="float">
            <text:p>0,125555555555687</text:p>
          </table:table-cell>
          <table:table-cell table:number-columns-repeated="1021"/>
        </table:table-row>
        <table:table-row table:style-name="ro1">
          <table:table-cell table:formula="of:=[.A943]+0.01" office:value-type="float" office:value="-0.580000000000169" calcext:value-type="float">
            <text:p>-0,580000000000169</text:p>
          </table:table-cell>
          <table:table-cell table:formula="of:=2*[.A944]/9-4/3" office:value-type="float" office:value="-1.46222222222226" calcext:value-type="float">
            <text:p>-1,46222222222226</text:p>
          </table:table-cell>
          <table:table-cell table:formula="of:=-7*[.A944]/9-1/3" office:value-type="float" office:value="0.117777777777909" calcext:value-type="float">
            <text:p>0,117777777777909</text:p>
          </table:table-cell>
          <table:table-cell table:number-columns-repeated="1021"/>
        </table:table-row>
        <table:table-row table:style-name="ro1">
          <table:table-cell table:formula="of:=[.A944]+0.01" office:value-type="float" office:value="-0.570000000000169" calcext:value-type="float">
            <text:p>-0,570000000000169</text:p>
          </table:table-cell>
          <table:table-cell table:formula="of:=2*[.A945]/9-4/3" office:value-type="float" office:value="-1.46000000000004" calcext:value-type="float">
            <text:p>-1,46000000000004</text:p>
          </table:table-cell>
          <table:table-cell table:formula="of:=-7*[.A945]/9-1/3" office:value-type="float" office:value="0.110000000000132" calcext:value-type="float">
            <text:p>0,110000000000132</text:p>
          </table:table-cell>
          <table:table-cell table:number-columns-repeated="1021"/>
        </table:table-row>
        <table:table-row table:style-name="ro1">
          <table:table-cell table:formula="of:=[.A945]+0.01" office:value-type="float" office:value="-0.560000000000169" calcext:value-type="float">
            <text:p>-0,560000000000169</text:p>
          </table:table-cell>
          <table:table-cell table:formula="of:=2*[.A946]/9-4/3" office:value-type="float" office:value="-1.45777777777782" calcext:value-type="float">
            <text:p>-1,45777777777782</text:p>
          </table:table-cell>
          <table:table-cell table:formula="of:=-7*[.A946]/9-1/3" office:value-type="float" office:value="0.102222222222354" calcext:value-type="float">
            <text:p>0,102222222222354</text:p>
          </table:table-cell>
          <table:table-cell table:number-columns-repeated="1021"/>
        </table:table-row>
        <table:table-row table:style-name="ro1">
          <table:table-cell table:formula="of:=[.A946]+0.01" office:value-type="float" office:value="-0.550000000000169" calcext:value-type="float">
            <text:p>-0,550000000000169</text:p>
          </table:table-cell>
          <table:table-cell table:formula="of:=2*[.A947]/9-4/3" office:value-type="float" office:value="-1.45555555555559" calcext:value-type="float">
            <text:p>-1,45555555555559</text:p>
          </table:table-cell>
          <table:table-cell table:formula="of:=-7*[.A947]/9-1/3" office:value-type="float" office:value="0.0944444444445761" calcext:value-type="float">
            <text:p>0,0944444444445761</text:p>
          </table:table-cell>
          <table:table-cell table:number-columns-repeated="1021"/>
        </table:table-row>
        <table:table-row table:style-name="ro1">
          <table:table-cell table:formula="of:=[.A947]+0.01" office:value-type="float" office:value="-0.540000000000169" calcext:value-type="float">
            <text:p>-0,540000000000169</text:p>
          </table:table-cell>
          <table:table-cell table:formula="of:=2*[.A948]/9-4/3" office:value-type="float" office:value="-1.45333333333337" calcext:value-type="float">
            <text:p>-1,45333333333337</text:p>
          </table:table-cell>
          <table:table-cell table:formula="of:=-7*[.A948]/9-1/3" office:value-type="float" office:value="0.0866666666667983" calcext:value-type="float">
            <text:p>0,0866666666667983</text:p>
          </table:table-cell>
          <table:table-cell table:number-columns-repeated="1021"/>
        </table:table-row>
        <table:table-row table:style-name="ro1">
          <table:table-cell table:formula="of:=[.A948]+0.01" office:value-type="float" office:value="-0.530000000000169" calcext:value-type="float">
            <text:p>-0,530000000000169</text:p>
          </table:table-cell>
          <table:table-cell table:formula="of:=2*[.A949]/9-4/3" office:value-type="float" office:value="-1.45111111111115" calcext:value-type="float">
            <text:p>-1,45111111111115</text:p>
          </table:table-cell>
          <table:table-cell table:formula="of:=-7*[.A949]/9-1/3" office:value-type="float" office:value="0.0788888888890206" calcext:value-type="float">
            <text:p>0,0788888888890206</text:p>
          </table:table-cell>
          <table:table-cell table:number-columns-repeated="1021"/>
        </table:table-row>
        <table:table-row table:style-name="ro1">
          <table:table-cell table:formula="of:=[.A949]+0.01" office:value-type="float" office:value="-0.520000000000169" calcext:value-type="float">
            <text:p>-0,520000000000169</text:p>
          </table:table-cell>
          <table:table-cell table:formula="of:=2*[.A950]/9-4/3" office:value-type="float" office:value="-1.44888888888893" calcext:value-type="float">
            <text:p>-1,44888888888893</text:p>
          </table:table-cell>
          <table:table-cell table:formula="of:=-7*[.A950]/9-1/3" office:value-type="float" office:value="0.0711111111112427" calcext:value-type="float">
            <text:p>0,0711111111112427</text:p>
          </table:table-cell>
          <table:table-cell table:number-columns-repeated="1021"/>
        </table:table-row>
        <table:table-row table:style-name="ro1">
          <table:table-cell table:formula="of:=[.A950]+0.01" office:value-type="float" office:value="-0.510000000000169" calcext:value-type="float">
            <text:p>-0,510000000000169</text:p>
          </table:table-cell>
          <table:table-cell table:formula="of:=2*[.A951]/9-4/3" office:value-type="float" office:value="-1.4466666666667" calcext:value-type="float">
            <text:p>-1,4466666666667</text:p>
          </table:table-cell>
          <table:table-cell table:formula="of:=-7*[.A951]/9-1/3" office:value-type="float" office:value="0.0633333333334649" calcext:value-type="float">
            <text:p>0,0633333333334649</text:p>
          </table:table-cell>
          <table:table-cell table:number-columns-repeated="1021"/>
        </table:table-row>
        <table:table-row table:style-name="ro1">
          <table:table-cell table:formula="of:=[.A951]+0.01" office:value-type="float" office:value="-0.500000000000169" calcext:value-type="float">
            <text:p>-0,500000000000169</text:p>
          </table:table-cell>
          <table:table-cell table:formula="of:=2*[.A952]/9-4/3" office:value-type="float" office:value="-1.44444444444448" calcext:value-type="float">
            <text:p>-1,44444444444448</text:p>
          </table:table-cell>
          <table:table-cell table:formula="of:=-7*[.A952]/9-1/3" office:value-type="float" office:value="0.0555555555556872" calcext:value-type="float">
            <text:p>0,0555555555556872</text:p>
          </table:table-cell>
          <table:table-cell table:number-columns-repeated="1021"/>
        </table:table-row>
        <table:table-row table:style-name="ro1">
          <table:table-cell table:formula="of:=[.A952]+0.01" office:value-type="float" office:value="-0.490000000000169" calcext:value-type="float">
            <text:p>-0,490000000000169</text:p>
          </table:table-cell>
          <table:table-cell table:formula="of:=2*[.A953]/9-4/3" office:value-type="float" office:value="-1.44222222222226" calcext:value-type="float">
            <text:p>-1,44222222222226</text:p>
          </table:table-cell>
          <table:table-cell table:formula="of:=-7*[.A953]/9-1/3" office:value-type="float" office:value="0.0477777777779094" calcext:value-type="float">
            <text:p>0,0477777777779094</text:p>
          </table:table-cell>
          <table:table-cell table:number-columns-repeated="1021"/>
        </table:table-row>
        <table:table-row table:style-name="ro1">
          <table:table-cell table:formula="of:=[.A953]+0.01" office:value-type="float" office:value="-0.480000000000169" calcext:value-type="float">
            <text:p>-0,480000000000169</text:p>
          </table:table-cell>
          <table:table-cell table:formula="of:=2*[.A954]/9-4/3" office:value-type="float" office:value="-1.44000000000004" calcext:value-type="float">
            <text:p>-1,44000000000004</text:p>
          </table:table-cell>
          <table:table-cell table:formula="of:=-7*[.A954]/9-1/3" office:value-type="float" office:value="0.0400000000001316" calcext:value-type="float">
            <text:p>0,0400000000001316</text:p>
          </table:table-cell>
          <table:table-cell table:number-columns-repeated="1021"/>
        </table:table-row>
        <table:table-row table:style-name="ro1">
          <table:table-cell table:formula="of:=[.A954]+0.01" office:value-type="float" office:value="-0.470000000000169" calcext:value-type="float">
            <text:p>-0,470000000000169</text:p>
          </table:table-cell>
          <table:table-cell table:formula="of:=2*[.A955]/9-4/3" office:value-type="float" office:value="-1.43777777777782" calcext:value-type="float">
            <text:p>-1,43777777777782</text:p>
          </table:table-cell>
          <table:table-cell table:formula="of:=-7*[.A955]/9-1/3" office:value-type="float" office:value="0.0322222222223538" calcext:value-type="float">
            <text:p>0,0322222222223538</text:p>
          </table:table-cell>
          <table:table-cell table:number-columns-repeated="1021"/>
        </table:table-row>
        <table:table-row table:style-name="ro1">
          <table:table-cell table:formula="of:=[.A955]+0.01" office:value-type="float" office:value="-0.460000000000169" calcext:value-type="float">
            <text:p>-0,460000000000169</text:p>
          </table:table-cell>
          <table:table-cell table:formula="of:=2*[.A956]/9-4/3" office:value-type="float" office:value="-1.43555555555559" calcext:value-type="float">
            <text:p>-1,43555555555559</text:p>
          </table:table-cell>
          <table:table-cell table:formula="of:=-7*[.A956]/9-1/3" office:value-type="float" office:value="0.0244444444445761" calcext:value-type="float">
            <text:p>0,0244444444445761</text:p>
          </table:table-cell>
          <table:table-cell table:number-columns-repeated="1021"/>
        </table:table-row>
        <table:table-row table:style-name="ro1">
          <table:table-cell table:formula="of:=[.A956]+0.01" office:value-type="float" office:value="-0.450000000000169" calcext:value-type="float">
            <text:p>-0,450000000000169</text:p>
          </table:table-cell>
          <table:table-cell table:formula="of:=2*[.A957]/9-4/3" office:value-type="float" office:value="-1.43333333333337" calcext:value-type="float">
            <text:p>-1,43333333333337</text:p>
          </table:table-cell>
          <table:table-cell table:formula="of:=-7*[.A957]/9-1/3" office:value-type="float" office:value="0.0166666666667983" calcext:value-type="float">
            <text:p>0,0166666666667983</text:p>
          </table:table-cell>
          <table:table-cell table:number-columns-repeated="1021"/>
        </table:table-row>
        <table:table-row table:style-name="ro1">
          <table:table-cell table:formula="of:=[.A957]+0.01" office:value-type="float" office:value="-0.440000000000169" calcext:value-type="float">
            <text:p>-0,440000000000169</text:p>
          </table:table-cell>
          <table:table-cell table:formula="of:=2*[.A958]/9-4/3" office:value-type="float" office:value="-1.43111111111115" calcext:value-type="float">
            <text:p>-1,43111111111115</text:p>
          </table:table-cell>
          <table:table-cell table:formula="of:=-7*[.A958]/9-1/3" office:value-type="float" office:value="0.00888888888902045" calcext:value-type="float">
            <text:p>0,00888888888902045</text:p>
          </table:table-cell>
          <table:table-cell table:number-columns-repeated="1021"/>
        </table:table-row>
        <table:table-row table:style-name="ro1">
          <table:table-cell table:formula="of:=[.A958]+0.01" office:value-type="float" office:value="-0.430000000000169" calcext:value-type="float">
            <text:p>-0,430000000000169</text:p>
          </table:table-cell>
          <table:table-cell table:formula="of:=2*[.A959]/9-4/3" office:value-type="float" office:value="-1.42888888888893" calcext:value-type="float">
            <text:p>-1,42888888888893</text:p>
          </table:table-cell>
          <table:table-cell table:formula="of:=-7*[.A959]/9-1/3" office:value-type="float" office:value="0.00111111111124268" calcext:value-type="float">
            <text:p>0,00111111111124268</text:p>
          </table:table-cell>
          <table:table-cell table:number-columns-repeated="1021"/>
        </table:table-row>
        <table:table-row table:style-name="ro1">
          <table:table-cell table:formula="of:=[.A959]+0.01" office:value-type="float" office:value="-0.420000000000169" calcext:value-type="float">
            <text:p>-0,420000000000169</text:p>
          </table:table-cell>
          <table:table-cell table:formula="of:=2*[.A960]/9-4/3" office:value-type="float" office:value="-1.4266666666667" calcext:value-type="float">
            <text:p>-1,4266666666667</text:p>
          </table:table-cell>
          <table:table-cell table:formula="of:=-7*[.A960]/9-1/3" office:value-type="float" office:value="-0.00666666666653509" calcext:value-type="float">
            <text:p>-0,00666666666653509</text:p>
          </table:table-cell>
          <table:table-cell table:number-columns-repeated="1021"/>
        </table:table-row>
        <table:table-row table:style-name="ro1">
          <table:table-cell table:formula="of:=[.A960]+0.01" office:value-type="float" office:value="-0.410000000000169" calcext:value-type="float">
            <text:p>-0,410000000000169</text:p>
          </table:table-cell>
          <table:table-cell table:formula="of:=2*[.A961]/9-4/3" office:value-type="float" office:value="-1.42444444444448" calcext:value-type="float">
            <text:p>-1,42444444444448</text:p>
          </table:table-cell>
          <table:table-cell table:formula="of:=-7*[.A961]/9-1/3" office:value-type="float" office:value="-0.0144444444443129" calcext:value-type="float">
            <text:p>-0,0144444444443129</text:p>
          </table:table-cell>
          <table:table-cell table:number-columns-repeated="1021"/>
        </table:table-row>
        <table:table-row table:style-name="ro1">
          <table:table-cell table:formula="of:=[.A961]+0.01" office:value-type="float" office:value="-0.400000000000169" calcext:value-type="float">
            <text:p>-0,400000000000169</text:p>
          </table:table-cell>
          <table:table-cell table:formula="of:=2*[.A962]/9-4/3" office:value-type="float" office:value="-1.42222222222226" calcext:value-type="float">
            <text:p>-1,42222222222226</text:p>
          </table:table-cell>
          <table:table-cell table:formula="of:=-7*[.A962]/9-1/3" office:value-type="float" office:value="-0.0222222222220907" calcext:value-type="float">
            <text:p>-0,0222222222220907</text:p>
          </table:table-cell>
          <table:table-cell table:number-columns-repeated="1021"/>
        </table:table-row>
        <table:table-row table:style-name="ro1">
          <table:table-cell table:formula="of:=[.A962]+0.01" office:value-type="float" office:value="-0.390000000000169" calcext:value-type="float">
            <text:p>-0,390000000000169</text:p>
          </table:table-cell>
          <table:table-cell table:formula="of:=2*[.A963]/9-4/3" office:value-type="float" office:value="-1.42000000000004" calcext:value-type="float">
            <text:p>-1,42000000000004</text:p>
          </table:table-cell>
          <table:table-cell table:formula="of:=-7*[.A963]/9-1/3" office:value-type="float" office:value="-0.0299999999998685" calcext:value-type="float">
            <text:p>-0,0299999999998685</text:p>
          </table:table-cell>
          <table:table-cell table:number-columns-repeated="1021"/>
        </table:table-row>
        <table:table-row table:style-name="ro1">
          <table:table-cell table:formula="of:=[.A963]+0.01" office:value-type="float" office:value="-0.380000000000169" calcext:value-type="float">
            <text:p>-0,380000000000169</text:p>
          </table:table-cell>
          <table:table-cell table:formula="of:=2*[.A964]/9-4/3" office:value-type="float" office:value="-1.41777777777782" calcext:value-type="float">
            <text:p>-1,41777777777782</text:p>
          </table:table-cell>
          <table:table-cell table:formula="of:=-7*[.A964]/9-1/3" office:value-type="float" office:value="-0.0377777777776462" calcext:value-type="float">
            <text:p>-0,0377777777776462</text:p>
          </table:table-cell>
          <table:table-cell table:number-columns-repeated="1021"/>
        </table:table-row>
        <table:table-row table:style-name="ro1">
          <table:table-cell table:formula="of:=[.A964]+0.01" office:value-type="float" office:value="-0.370000000000169" calcext:value-type="float">
            <text:p>-0,370000000000169</text:p>
          </table:table-cell>
          <table:table-cell table:formula="of:=2*[.A965]/9-4/3" office:value-type="float" office:value="-1.41555555555559" calcext:value-type="float">
            <text:p>-1,41555555555559</text:p>
          </table:table-cell>
          <table:table-cell table:formula="of:=-7*[.A965]/9-1/3" office:value-type="float" office:value="-0.045555555555424" calcext:value-type="float">
            <text:p>-0,045555555555424</text:p>
          </table:table-cell>
          <table:table-cell table:number-columns-repeated="1021"/>
        </table:table-row>
        <table:table-row table:style-name="ro1">
          <table:table-cell table:formula="of:=[.A965]+0.01" office:value-type="float" office:value="-0.360000000000169" calcext:value-type="float">
            <text:p>-0,360000000000169</text:p>
          </table:table-cell>
          <table:table-cell table:formula="of:=2*[.A966]/9-4/3" office:value-type="float" office:value="-1.41333333333337" calcext:value-type="float">
            <text:p>-1,41333333333337</text:p>
          </table:table-cell>
          <table:table-cell table:formula="of:=-7*[.A966]/9-1/3" office:value-type="float" office:value="-0.0533333333332018" calcext:value-type="float">
            <text:p>-0,0533333333332018</text:p>
          </table:table-cell>
          <table:table-cell table:number-columns-repeated="1021"/>
        </table:table-row>
        <table:table-row table:style-name="ro1">
          <table:table-cell table:formula="of:=[.A966]+0.01" office:value-type="float" office:value="-0.350000000000169" calcext:value-type="float">
            <text:p>-0,350000000000169</text:p>
          </table:table-cell>
          <table:table-cell table:formula="of:=2*[.A967]/9-4/3" office:value-type="float" office:value="-1.41111111111115" calcext:value-type="float">
            <text:p>-1,41111111111115</text:p>
          </table:table-cell>
          <table:table-cell table:formula="of:=-7*[.A967]/9-1/3" office:value-type="float" office:value="-0.0611111111109796" calcext:value-type="float">
            <text:p>-0,0611111111109796</text:p>
          </table:table-cell>
          <table:table-cell table:number-columns-repeated="1021"/>
        </table:table-row>
        <table:table-row table:style-name="ro1">
          <table:table-cell table:formula="of:=[.A967]+0.01" office:value-type="float" office:value="-0.340000000000169" calcext:value-type="float">
            <text:p>-0,340000000000169</text:p>
          </table:table-cell>
          <table:table-cell table:formula="of:=2*[.A968]/9-4/3" office:value-type="float" office:value="-1.40888888888893" calcext:value-type="float">
            <text:p>-1,40888888888893</text:p>
          </table:table-cell>
          <table:table-cell table:formula="of:=-7*[.A968]/9-1/3" office:value-type="float" office:value="-0.0688888888887574" calcext:value-type="float">
            <text:p>-0,0688888888887574</text:p>
          </table:table-cell>
          <table:table-cell table:number-columns-repeated="1021"/>
        </table:table-row>
        <table:table-row table:style-name="ro1">
          <table:table-cell table:formula="of:=[.A968]+0.01" office:value-type="float" office:value="-0.330000000000169" calcext:value-type="float">
            <text:p>-0,330000000000169</text:p>
          </table:table-cell>
          <table:table-cell table:formula="of:=2*[.A969]/9-4/3" office:value-type="float" office:value="-1.4066666666667" calcext:value-type="float">
            <text:p>-1,4066666666667</text:p>
          </table:table-cell>
          <table:table-cell table:formula="of:=-7*[.A969]/9-1/3" office:value-type="float" office:value="-0.0766666666665352" calcext:value-type="float">
            <text:p>-0,0766666666665352</text:p>
          </table:table-cell>
          <table:table-cell table:number-columns-repeated="1021"/>
        </table:table-row>
        <table:table-row table:style-name="ro1">
          <table:table-cell table:formula="of:=[.A969]+0.01" office:value-type="float" office:value="-0.320000000000169" calcext:value-type="float">
            <text:p>-0,320000000000169</text:p>
          </table:table-cell>
          <table:table-cell table:formula="of:=2*[.A970]/9-4/3" office:value-type="float" office:value="-1.40444444444448" calcext:value-type="float">
            <text:p>-1,40444444444448</text:p>
          </table:table-cell>
          <table:table-cell table:formula="of:=-7*[.A970]/9-1/3" office:value-type="float" office:value="-0.084444444444313" calcext:value-type="float">
            <text:p>-0,084444444444313</text:p>
          </table:table-cell>
          <table:table-cell table:number-columns-repeated="1021"/>
        </table:table-row>
        <table:table-row table:style-name="ro1">
          <table:table-cell table:formula="of:=[.A970]+0.01" office:value-type="float" office:value="-0.310000000000169" calcext:value-type="float">
            <text:p>-0,310000000000169</text:p>
          </table:table-cell>
          <table:table-cell table:formula="of:=2*[.A971]/9-4/3" office:value-type="float" office:value="-1.40222222222226" calcext:value-type="float">
            <text:p>-1,40222222222226</text:p>
          </table:table-cell>
          <table:table-cell table:formula="of:=-7*[.A971]/9-1/3" office:value-type="float" office:value="-0.0922222222220907" calcext:value-type="float">
            <text:p>-0,0922222222220907</text:p>
          </table:table-cell>
          <table:table-cell table:number-columns-repeated="1021"/>
        </table:table-row>
        <table:table-row table:style-name="ro1">
          <table:table-cell table:formula="of:=[.A971]+0.01" office:value-type="float" office:value="-0.300000000000169" calcext:value-type="float">
            <text:p>-0,300000000000169</text:p>
          </table:table-cell>
          <table:table-cell table:formula="of:=2*[.A972]/9-4/3" office:value-type="float" office:value="-1.40000000000004" calcext:value-type="float">
            <text:p>-1,40000000000004</text:p>
          </table:table-cell>
          <table:table-cell table:formula="of:=-7*[.A972]/9-1/3" office:value-type="float" office:value="-0.0999999999998685" calcext:value-type="float">
            <text:p>-0,0999999999998685</text:p>
          </table:table-cell>
          <table:table-cell table:number-columns-repeated="1021"/>
        </table:table-row>
        <table:table-row table:style-name="ro1">
          <table:table-cell table:formula="of:=[.A972]+0.01" office:value-type="float" office:value="-0.290000000000169" calcext:value-type="float">
            <text:p>-0,290000000000169</text:p>
          </table:table-cell>
          <table:table-cell table:formula="of:=2*[.A973]/9-4/3" office:value-type="float" office:value="-1.39777777777782" calcext:value-type="float">
            <text:p>-1,39777777777782</text:p>
          </table:table-cell>
          <table:table-cell table:formula="of:=-7*[.A973]/9-1/3" office:value-type="float" office:value="-0.107777777777646" calcext:value-type="float">
            <text:p>-0,107777777777646</text:p>
          </table:table-cell>
          <table:table-cell table:number-columns-repeated="1021"/>
        </table:table-row>
        <table:table-row table:style-name="ro1">
          <table:table-cell table:formula="of:=[.A973]+0.01" office:value-type="float" office:value="-0.280000000000169" calcext:value-type="float">
            <text:p>-0,280000000000169</text:p>
          </table:table-cell>
          <table:table-cell table:formula="of:=2*[.A974]/9-4/3" office:value-type="float" office:value="-1.39555555555559" calcext:value-type="float">
            <text:p>-1,39555555555559</text:p>
          </table:table-cell>
          <table:table-cell table:formula="of:=-7*[.A974]/9-1/3" office:value-type="float" office:value="-0.115555555555424" calcext:value-type="float">
            <text:p>-0,115555555555424</text:p>
          </table:table-cell>
          <table:table-cell table:number-columns-repeated="1021"/>
        </table:table-row>
        <table:table-row table:style-name="ro1">
          <table:table-cell table:formula="of:=[.A974]+0.01" office:value-type="float" office:value="-0.270000000000169" calcext:value-type="float">
            <text:p>-0,270000000000169</text:p>
          </table:table-cell>
          <table:table-cell table:formula="of:=2*[.A975]/9-4/3" office:value-type="float" office:value="-1.39333333333337" calcext:value-type="float">
            <text:p>-1,39333333333337</text:p>
          </table:table-cell>
          <table:table-cell table:formula="of:=-7*[.A975]/9-1/3" office:value-type="float" office:value="-0.123333333333202" calcext:value-type="float">
            <text:p>-0,123333333333202</text:p>
          </table:table-cell>
          <table:table-cell table:number-columns-repeated="1021"/>
        </table:table-row>
        <table:table-row table:style-name="ro1">
          <table:table-cell table:formula="of:=[.A975]+0.01" office:value-type="float" office:value="-0.260000000000169" calcext:value-type="float">
            <text:p>-0,260000000000169</text:p>
          </table:table-cell>
          <table:table-cell table:formula="of:=2*[.A976]/9-4/3" office:value-type="float" office:value="-1.39111111111115" calcext:value-type="float">
            <text:p>-1,39111111111115</text:p>
          </table:table-cell>
          <table:table-cell table:formula="of:=-7*[.A976]/9-1/3" office:value-type="float" office:value="-0.13111111111098" calcext:value-type="float">
            <text:p>-0,13111111111098</text:p>
          </table:table-cell>
          <table:table-cell table:number-columns-repeated="1021"/>
        </table:table-row>
        <table:table-row table:style-name="ro1">
          <table:table-cell table:formula="of:=[.A976]+0.01" office:value-type="float" office:value="-0.250000000000169" calcext:value-type="float">
            <text:p>-0,250000000000169</text:p>
          </table:table-cell>
          <table:table-cell table:formula="of:=2*[.A977]/9-4/3" office:value-type="float" office:value="-1.38888888888893" calcext:value-type="float">
            <text:p>-1,38888888888893</text:p>
          </table:table-cell>
          <table:table-cell table:formula="of:=-7*[.A977]/9-1/3" office:value-type="float" office:value="-0.138888888888757" calcext:value-type="float">
            <text:p>-0,138888888888757</text:p>
          </table:table-cell>
          <table:table-cell table:number-columns-repeated="1021"/>
        </table:table-row>
        <table:table-row table:style-name="ro1">
          <table:table-cell table:formula="of:=[.A977]+0.01" office:value-type="float" office:value="-0.240000000000169" calcext:value-type="float">
            <text:p>-0,240000000000169</text:p>
          </table:table-cell>
          <table:table-cell table:formula="of:=2*[.A978]/9-4/3" office:value-type="float" office:value="-1.3866666666667" calcext:value-type="float">
            <text:p>-1,3866666666667</text:p>
          </table:table-cell>
          <table:table-cell table:formula="of:=-7*[.A978]/9-1/3" office:value-type="float" office:value="-0.146666666666535" calcext:value-type="float">
            <text:p>-0,146666666666535</text:p>
          </table:table-cell>
          <table:table-cell table:number-columns-repeated="1021"/>
        </table:table-row>
        <table:table-row table:style-name="ro1">
          <table:table-cell table:formula="of:=[.A978]+0.01" office:value-type="float" office:value="-0.230000000000169" calcext:value-type="float">
            <text:p>-0,230000000000169</text:p>
          </table:table-cell>
          <table:table-cell table:formula="of:=2*[.A979]/9-4/3" office:value-type="float" office:value="-1.38444444444448" calcext:value-type="float">
            <text:p>-1,38444444444448</text:p>
          </table:table-cell>
          <table:table-cell table:formula="of:=-7*[.A979]/9-1/3" office:value-type="float" office:value="-0.154444444444313" calcext:value-type="float">
            <text:p>-0,154444444444313</text:p>
          </table:table-cell>
          <table:table-cell table:number-columns-repeated="1021"/>
        </table:table-row>
        <table:table-row table:style-name="ro1">
          <table:table-cell table:formula="of:=[.A979]+0.01" office:value-type="float" office:value="-0.220000000000169" calcext:value-type="float">
            <text:p>-0,220000000000169</text:p>
          </table:table-cell>
          <table:table-cell table:formula="of:=2*[.A980]/9-4/3" office:value-type="float" office:value="-1.38222222222226" calcext:value-type="float">
            <text:p>-1,38222222222226</text:p>
          </table:table-cell>
          <table:table-cell table:formula="of:=-7*[.A980]/9-1/3" office:value-type="float" office:value="-0.162222222222091" calcext:value-type="float">
            <text:p>-0,162222222222091</text:p>
          </table:table-cell>
          <table:table-cell table:number-columns-repeated="1021"/>
        </table:table-row>
        <table:table-row table:style-name="ro1">
          <table:table-cell table:formula="of:=[.A980]+0.01" office:value-type="float" office:value="-0.210000000000169" calcext:value-type="float">
            <text:p>-0,210000000000169</text:p>
          </table:table-cell>
          <table:table-cell table:formula="of:=2*[.A981]/9-4/3" office:value-type="float" office:value="-1.38000000000004" calcext:value-type="float">
            <text:p>-1,38000000000004</text:p>
          </table:table-cell>
          <table:table-cell table:formula="of:=-7*[.A981]/9-1/3" office:value-type="float" office:value="-0.169999999999869" calcext:value-type="float">
            <text:p>-0,169999999999869</text:p>
          </table:table-cell>
          <table:table-cell table:number-columns-repeated="1021"/>
        </table:table-row>
        <table:table-row table:style-name="ro1">
          <table:table-cell table:formula="of:=[.A981]+0.01" office:value-type="float" office:value="-0.200000000000169" calcext:value-type="float">
            <text:p>-0,200000000000169</text:p>
          </table:table-cell>
          <table:table-cell table:formula="of:=2*[.A982]/9-4/3" office:value-type="float" office:value="-1.37777777777782" calcext:value-type="float">
            <text:p>-1,37777777777782</text:p>
          </table:table-cell>
          <table:table-cell table:formula="of:=-7*[.A982]/9-1/3" office:value-type="float" office:value="-0.177777777777646" calcext:value-type="float">
            <text:p>-0,177777777777646</text:p>
          </table:table-cell>
          <table:table-cell table:number-columns-repeated="1021"/>
        </table:table-row>
        <table:table-row table:style-name="ro1">
          <table:table-cell table:formula="of:=[.A982]+0.01" office:value-type="float" office:value="-0.190000000000169" calcext:value-type="float">
            <text:p>-0,190000000000169</text:p>
          </table:table-cell>
          <table:table-cell table:formula="of:=2*[.A983]/9-4/3" office:value-type="float" office:value="-1.37555555555559" calcext:value-type="float">
            <text:p>-1,37555555555559</text:p>
          </table:table-cell>
          <table:table-cell table:formula="of:=-7*[.A983]/9-1/3" office:value-type="float" office:value="-0.185555555555424" calcext:value-type="float">
            <text:p>-0,185555555555424</text:p>
          </table:table-cell>
          <table:table-cell table:number-columns-repeated="1021"/>
        </table:table-row>
        <table:table-row table:style-name="ro1">
          <table:table-cell table:formula="of:=[.A983]+0.01" office:value-type="float" office:value="-0.180000000000169" calcext:value-type="float">
            <text:p>-0,180000000000169</text:p>
          </table:table-cell>
          <table:table-cell table:formula="of:=2*[.A984]/9-4/3" office:value-type="float" office:value="-1.37333333333337" calcext:value-type="float">
            <text:p>-1,37333333333337</text:p>
          </table:table-cell>
          <table:table-cell table:formula="of:=-7*[.A984]/9-1/3" office:value-type="float" office:value="-0.193333333333202" calcext:value-type="float">
            <text:p>-0,193333333333202</text:p>
          </table:table-cell>
          <table:table-cell table:number-columns-repeated="1021"/>
        </table:table-row>
        <table:table-row table:style-name="ro1">
          <table:table-cell table:formula="of:=[.A984]+0.01" office:value-type="float" office:value="-0.170000000000169" calcext:value-type="float">
            <text:p>-0,170000000000169</text:p>
          </table:table-cell>
          <table:table-cell table:formula="of:=2*[.A985]/9-4/3" office:value-type="float" office:value="-1.37111111111115" calcext:value-type="float">
            <text:p>-1,37111111111115</text:p>
          </table:table-cell>
          <table:table-cell table:formula="of:=-7*[.A985]/9-1/3" office:value-type="float" office:value="-0.20111111111098" calcext:value-type="float">
            <text:p>-0,20111111111098</text:p>
          </table:table-cell>
          <table:table-cell table:number-columns-repeated="1021"/>
        </table:table-row>
        <table:table-row table:style-name="ro1">
          <table:table-cell table:formula="of:=[.A985]+0.01" office:value-type="float" office:value="-0.160000000000169" calcext:value-type="float">
            <text:p>-0,160000000000169</text:p>
          </table:table-cell>
          <table:table-cell table:formula="of:=2*[.A986]/9-4/3" office:value-type="float" office:value="-1.36888888888893" calcext:value-type="float">
            <text:p>-1,36888888888893</text:p>
          </table:table-cell>
          <table:table-cell table:formula="of:=-7*[.A986]/9-1/3" office:value-type="float" office:value="-0.208888888888757" calcext:value-type="float">
            <text:p>-0,208888888888757</text:p>
          </table:table-cell>
          <table:table-cell table:number-columns-repeated="1021"/>
        </table:table-row>
        <table:table-row table:style-name="ro1">
          <table:table-cell table:formula="of:=[.A986]+0.01" office:value-type="float" office:value="-0.150000000000169" calcext:value-type="float">
            <text:p>-0,150000000000169</text:p>
          </table:table-cell>
          <table:table-cell table:formula="of:=2*[.A987]/9-4/3" office:value-type="float" office:value="-1.3666666666667" calcext:value-type="float">
            <text:p>-1,3666666666667</text:p>
          </table:table-cell>
          <table:table-cell table:formula="of:=-7*[.A987]/9-1/3" office:value-type="float" office:value="-0.216666666666535" calcext:value-type="float">
            <text:p>-0,216666666666535</text:p>
          </table:table-cell>
          <table:table-cell table:number-columns-repeated="1021"/>
        </table:table-row>
        <table:table-row table:style-name="ro1">
          <table:table-cell table:formula="of:=[.A987]+0.01" office:value-type="float" office:value="-0.140000000000169" calcext:value-type="float">
            <text:p>-0,140000000000169</text:p>
          </table:table-cell>
          <table:table-cell table:formula="of:=2*[.A988]/9-4/3" office:value-type="float" office:value="-1.36444444444448" calcext:value-type="float">
            <text:p>-1,36444444444448</text:p>
          </table:table-cell>
          <table:table-cell table:formula="of:=-7*[.A988]/9-1/3" office:value-type="float" office:value="-0.224444444444313" calcext:value-type="float">
            <text:p>-0,224444444444313</text:p>
          </table:table-cell>
          <table:table-cell table:number-columns-repeated="1021"/>
        </table:table-row>
        <table:table-row table:style-name="ro1">
          <table:table-cell table:formula="of:=[.A988]+0.01" office:value-type="float" office:value="-0.130000000000169" calcext:value-type="float">
            <text:p>-0,130000000000169</text:p>
          </table:table-cell>
          <table:table-cell table:formula="of:=2*[.A989]/9-4/3" office:value-type="float" office:value="-1.36222222222226" calcext:value-type="float">
            <text:p>-1,36222222222226</text:p>
          </table:table-cell>
          <table:table-cell table:formula="of:=-7*[.A989]/9-1/3" office:value-type="float" office:value="-0.232222222222091" calcext:value-type="float">
            <text:p>-0,232222222222091</text:p>
          </table:table-cell>
          <table:table-cell table:number-columns-repeated="1021"/>
        </table:table-row>
        <table:table-row table:style-name="ro1">
          <table:table-cell table:formula="of:=[.A989]+0.01" office:value-type="float" office:value="-0.120000000000169" calcext:value-type="float">
            <text:p>-0,120000000000169</text:p>
          </table:table-cell>
          <table:table-cell table:formula="of:=2*[.A990]/9-4/3" office:value-type="float" office:value="-1.36000000000004" calcext:value-type="float">
            <text:p>-1,36000000000004</text:p>
          </table:table-cell>
          <table:table-cell table:formula="of:=-7*[.A990]/9-1/3" office:value-type="float" office:value="-0.239999999999869" calcext:value-type="float">
            <text:p>-0,239999999999869</text:p>
          </table:table-cell>
          <table:table-cell table:number-columns-repeated="1021"/>
        </table:table-row>
        <table:table-row table:style-name="ro1">
          <table:table-cell table:formula="of:=[.A990]+0.01" office:value-type="float" office:value="-0.110000000000169" calcext:value-type="float">
            <text:p>-0,110000000000169</text:p>
          </table:table-cell>
          <table:table-cell table:formula="of:=2*[.A991]/9-4/3" office:value-type="float" office:value="-1.35777777777782" calcext:value-type="float">
            <text:p>-1,35777777777782</text:p>
          </table:table-cell>
          <table:table-cell table:formula="of:=-7*[.A991]/9-1/3" office:value-type="float" office:value="-0.247777777777646" calcext:value-type="float">
            <text:p>-0,247777777777646</text:p>
          </table:table-cell>
          <table:table-cell table:number-columns-repeated="1021"/>
        </table:table-row>
        <table:table-row table:style-name="ro1">
          <table:table-cell table:formula="of:=[.A991]+0.01" office:value-type="float" office:value="-0.100000000000169" calcext:value-type="float">
            <text:p>-0,100000000000169</text:p>
          </table:table-cell>
          <table:table-cell table:formula="of:=2*[.A992]/9-4/3" office:value-type="float" office:value="-1.35555555555559" calcext:value-type="float">
            <text:p>-1,35555555555559</text:p>
          </table:table-cell>
          <table:table-cell table:formula="of:=-7*[.A992]/9-1/3" office:value-type="float" office:value="-0.255555555555424" calcext:value-type="float">
            <text:p>-0,255555555555424</text:p>
          </table:table-cell>
          <table:table-cell table:number-columns-repeated="1021"/>
        </table:table-row>
        <table:table-row table:style-name="ro1">
          <table:table-cell table:formula="of:=[.A992]+0.01" office:value-type="float" office:value="-0.0900000000001689" calcext:value-type="float">
            <text:p>-0,0900000000001689</text:p>
          </table:table-cell>
          <table:table-cell table:formula="of:=2*[.A993]/9-4/3" office:value-type="float" office:value="-1.35333333333337" calcext:value-type="float">
            <text:p>-1,35333333333337</text:p>
          </table:table-cell>
          <table:table-cell table:formula="of:=-7*[.A993]/9-1/3" office:value-type="float" office:value="-0.263333333333202" calcext:value-type="float">
            <text:p>-0,263333333333202</text:p>
          </table:table-cell>
          <table:table-cell table:number-columns-repeated="1021"/>
        </table:table-row>
        <table:table-row table:style-name="ro1">
          <table:table-cell table:formula="of:=[.A993]+0.01" office:value-type="float" office:value="-0.0800000000001689" calcext:value-type="float">
            <text:p>-0,0800000000001689</text:p>
          </table:table-cell>
          <table:table-cell table:formula="of:=2*[.A994]/9-4/3" office:value-type="float" office:value="-1.35111111111115" calcext:value-type="float">
            <text:p>-1,35111111111115</text:p>
          </table:table-cell>
          <table:table-cell table:formula="of:=-7*[.A994]/9-1/3" office:value-type="float" office:value="-0.27111111111098" calcext:value-type="float">
            <text:p>-0,27111111111098</text:p>
          </table:table-cell>
          <table:table-cell table:number-columns-repeated="1021"/>
        </table:table-row>
        <table:table-row table:style-name="ro1">
          <table:table-cell table:formula="of:=[.A994]+0.01" office:value-type="float" office:value="-0.0700000000001689" calcext:value-type="float">
            <text:p>-0,0700000000001689</text:p>
          </table:table-cell>
          <table:table-cell table:formula="of:=2*[.A995]/9-4/3" office:value-type="float" office:value="-1.34888888888893" calcext:value-type="float">
            <text:p>-1,34888888888893</text:p>
          </table:table-cell>
          <table:table-cell table:formula="of:=-7*[.A995]/9-1/3" office:value-type="float" office:value="-0.278888888888758" calcext:value-type="float">
            <text:p>-0,278888888888758</text:p>
          </table:table-cell>
          <table:table-cell table:number-columns-repeated="1021"/>
        </table:table-row>
        <table:table-row table:style-name="ro1">
          <table:table-cell table:formula="of:=[.A995]+0.01" office:value-type="float" office:value="-0.0600000000001689" calcext:value-type="float">
            <text:p>-0,0600000000001689</text:p>
          </table:table-cell>
          <table:table-cell table:formula="of:=2*[.A996]/9-4/3" office:value-type="float" office:value="-1.3466666666667" calcext:value-type="float">
            <text:p>-1,3466666666667</text:p>
          </table:table-cell>
          <table:table-cell table:formula="of:=-7*[.A996]/9-1/3" office:value-type="float" office:value="-0.286666666666535" calcext:value-type="float">
            <text:p>-0,286666666666535</text:p>
          </table:table-cell>
          <table:table-cell table:number-columns-repeated="1021"/>
        </table:table-row>
        <table:table-row table:style-name="ro1">
          <table:table-cell table:formula="of:=[.A996]+0.01" office:value-type="float" office:value="-0.0500000000001689" calcext:value-type="float">
            <text:p>-0,0500000000001689</text:p>
          </table:table-cell>
          <table:table-cell table:formula="of:=2*[.A997]/9-4/3" office:value-type="float" office:value="-1.34444444444448" calcext:value-type="float">
            <text:p>-1,34444444444448</text:p>
          </table:table-cell>
          <table:table-cell table:formula="of:=-7*[.A997]/9-1/3" office:value-type="float" office:value="-0.294444444444313" calcext:value-type="float">
            <text:p>-0,294444444444313</text:p>
          </table:table-cell>
          <table:table-cell table:number-columns-repeated="1021"/>
        </table:table-row>
        <table:table-row table:style-name="ro1">
          <table:table-cell table:formula="of:=[.A997]+0.01" office:value-type="float" office:value="-0.0400000000001689" calcext:value-type="float">
            <text:p>-0,0400000000001689</text:p>
          </table:table-cell>
          <table:table-cell table:formula="of:=2*[.A998]/9-4/3" office:value-type="float" office:value="-1.34222222222226" calcext:value-type="float">
            <text:p>-1,34222222222226</text:p>
          </table:table-cell>
          <table:table-cell table:formula="of:=-7*[.A998]/9-1/3" office:value-type="float" office:value="-0.302222222222091" calcext:value-type="float">
            <text:p>-0,302222222222091</text:p>
          </table:table-cell>
          <table:table-cell table:number-columns-repeated="1021"/>
        </table:table-row>
        <table:table-row table:style-name="ro1">
          <table:table-cell table:formula="of:=[.A998]+0.01" office:value-type="float" office:value="-0.0300000000001689" calcext:value-type="float">
            <text:p>-0,0300000000001689</text:p>
          </table:table-cell>
          <table:table-cell table:formula="of:=2*[.A999]/9-4/3" office:value-type="float" office:value="-1.34000000000004" calcext:value-type="float">
            <text:p>-1,34000000000004</text:p>
          </table:table-cell>
          <table:table-cell table:formula="of:=-7*[.A999]/9-1/3" office:value-type="float" office:value="-0.309999999999869" calcext:value-type="float">
            <text:p>-0,309999999999869</text:p>
          </table:table-cell>
          <table:table-cell table:number-columns-repeated="1021"/>
        </table:table-row>
        <table:table-row table:style-name="ro1">
          <table:table-cell table:formula="of:=[.A999]+0.01" office:value-type="float" office:value="-0.0200000000001689" calcext:value-type="float">
            <text:p>-0,0200000000001689</text:p>
          </table:table-cell>
          <table:table-cell table:formula="of:=2*[.A1000]/9-4/3" office:value-type="float" office:value="-1.33777777777782" calcext:value-type="float">
            <text:p>-1,33777777777782</text:p>
          </table:table-cell>
          <table:table-cell table:formula="of:=-7*[.A1000]/9-1/3" office:value-type="float" office:value="-0.317777777777646" calcext:value-type="float">
            <text:p>-0,317777777777646</text:p>
          </table:table-cell>
          <table:table-cell table:number-columns-repeated="1021"/>
        </table:table-row>
        <table:table-row table:style-name="ro1">
          <table:table-cell table:formula="of:=[.A1000]+0.01" office:value-type="float" office:value="-0.0100000000001689" calcext:value-type="float">
            <text:p>-0,0100000000001689</text:p>
          </table:table-cell>
          <table:table-cell table:formula="of:=2*[.A1001]/9-4/3" office:value-type="float" office:value="-1.33555555555559" calcext:value-type="float">
            <text:p>-1,33555555555559</text:p>
          </table:table-cell>
          <table:table-cell table:formula="of:=-7*[.A1001]/9-1/3" office:value-type="float" office:value="-0.325555555555424" calcext:value-type="float">
            <text:p>-0,325555555555424</text:p>
          </table:table-cell>
          <table:table-cell table:number-columns-repeated="1021"/>
        </table:table-row>
        <table:table-row table:style-name="ro1">
          <table:table-cell table:formula="of:=[.A1001]+0.01" office:value-type="float" office:value="-0.00000000000016888921" calcext:value-type="float">
            <text:p>-1,6888920817415E-13</text:p>
          </table:table-cell>
          <table:table-cell table:formula="of:=2*[.A1002]/9-4/3" office:value-type="float" office:value="-1.33333333333337" calcext:value-type="float">
            <text:p>-1,33333333333337</text:p>
          </table:table-cell>
          <table:table-cell table:formula="of:=-7*[.A1002]/9-1/3" office:value-type="float" office:value="-0.333333333333202" calcext:value-type="float">
            <text:p>-0,333333333333202</text:p>
          </table:table-cell>
          <table:table-cell table:number-columns-repeated="1021"/>
        </table:table-row>
        <table:table-row table:style-name="ro1">
          <table:table-cell table:formula="of:=[.A1002]+0.01" office:value-type="float" office:value="0.00999999999983111" calcext:value-type="float">
            <text:p>0,00999999999983111</text:p>
          </table:table-cell>
          <table:table-cell table:formula="of:=2*[.A1003]/9-4/3" office:value-type="float" office:value="-1.33111111111115" calcext:value-type="float">
            <text:p>-1,33111111111115</text:p>
          </table:table-cell>
          <table:table-cell table:formula="of:=-7*[.A1003]/9-1/3" office:value-type="float" office:value="-0.34111111111098" calcext:value-type="float">
            <text:p>-0,34111111111098</text:p>
          </table:table-cell>
          <table:table-cell table:number-columns-repeated="1021"/>
        </table:table-row>
        <table:table-row table:style-name="ro1">
          <table:table-cell table:formula="of:=[.A1003]+0.01" office:value-type="float" office:value="0.0199999999998311" calcext:value-type="float">
            <text:p>0,0199999999998311</text:p>
          </table:table-cell>
          <table:table-cell table:formula="of:=2*[.A1004]/9-4/3" office:value-type="float" office:value="-1.32888888888893" calcext:value-type="float">
            <text:p>-1,32888888888893</text:p>
          </table:table-cell>
          <table:table-cell table:formula="of:=-7*[.A1004]/9-1/3" office:value-type="float" office:value="-0.348888888888757" calcext:value-type="float">
            <text:p>-0,348888888888757</text:p>
          </table:table-cell>
          <table:table-cell table:number-columns-repeated="1021"/>
        </table:table-row>
        <table:table-row table:style-name="ro1">
          <table:table-cell table:formula="of:=[.A1004]+0.01" office:value-type="float" office:value="0.0299999999998311" calcext:value-type="float">
            <text:p>0,0299999999998311</text:p>
          </table:table-cell>
          <table:table-cell table:formula="of:=2*[.A1005]/9-4/3" office:value-type="float" office:value="-1.3266666666667" calcext:value-type="float">
            <text:p>-1,3266666666667</text:p>
          </table:table-cell>
          <table:table-cell table:formula="of:=-7*[.A1005]/9-1/3" office:value-type="float" office:value="-0.356666666666535" calcext:value-type="float">
            <text:p>-0,356666666666535</text:p>
          </table:table-cell>
          <table:table-cell table:number-columns-repeated="1021"/>
        </table:table-row>
        <table:table-row table:style-name="ro1">
          <table:table-cell table:formula="of:=[.A1005]+0.01" office:value-type="float" office:value="0.0399999999998311" calcext:value-type="float">
            <text:p>0,0399999999998311</text:p>
          </table:table-cell>
          <table:table-cell table:formula="of:=2*[.A1006]/9-4/3" office:value-type="float" office:value="-1.32444444444448" calcext:value-type="float">
            <text:p>-1,32444444444448</text:p>
          </table:table-cell>
          <table:table-cell table:formula="of:=-7*[.A1006]/9-1/3" office:value-type="float" office:value="-0.364444444444313" calcext:value-type="float">
            <text:p>-0,364444444444313</text:p>
          </table:table-cell>
          <table:table-cell table:number-columns-repeated="1021"/>
        </table:table-row>
        <table:table-row table:style-name="ro1">
          <table:table-cell table:formula="of:=[.A1006]+0.01" office:value-type="float" office:value="0.0499999999998311" calcext:value-type="float">
            <text:p>0,0499999999998311</text:p>
          </table:table-cell>
          <table:table-cell table:formula="of:=2*[.A1007]/9-4/3" office:value-type="float" office:value="-1.32222222222226" calcext:value-type="float">
            <text:p>-1,32222222222226</text:p>
          </table:table-cell>
          <table:table-cell table:formula="of:=-7*[.A1007]/9-1/3" office:value-type="float" office:value="-0.372222222222091" calcext:value-type="float">
            <text:p>-0,372222222222091</text:p>
          </table:table-cell>
          <table:table-cell table:number-columns-repeated="1021"/>
        </table:table-row>
        <table:table-row table:style-name="ro1">
          <table:table-cell table:formula="of:=[.A1007]+0.01" office:value-type="float" office:value="0.0599999999998311" calcext:value-type="float">
            <text:p>0,0599999999998311</text:p>
          </table:table-cell>
          <table:table-cell table:formula="of:=2*[.A1008]/9-4/3" office:value-type="float" office:value="-1.32000000000004" calcext:value-type="float">
            <text:p>-1,32000000000004</text:p>
          </table:table-cell>
          <table:table-cell table:formula="of:=-7*[.A1008]/9-1/3" office:value-type="float" office:value="-0.379999999999869" calcext:value-type="float">
            <text:p>-0,379999999999869</text:p>
          </table:table-cell>
          <table:table-cell table:number-columns-repeated="1021"/>
        </table:table-row>
        <table:table-row table:style-name="ro1">
          <table:table-cell table:formula="of:=[.A1008]+0.01" office:value-type="float" office:value="0.0699999999998311" calcext:value-type="float">
            <text:p>0,0699999999998311</text:p>
          </table:table-cell>
          <table:table-cell table:formula="of:=2*[.A1009]/9-4/3" office:value-type="float" office:value="-1.31777777777782" calcext:value-type="float">
            <text:p>-1,31777777777782</text:p>
          </table:table-cell>
          <table:table-cell table:formula="of:=-7*[.A1009]/9-1/3" office:value-type="float" office:value="-0.387777777777646" calcext:value-type="float">
            <text:p>-0,387777777777646</text:p>
          </table:table-cell>
          <table:table-cell table:number-columns-repeated="1021"/>
        </table:table-row>
        <table:table-row table:style-name="ro1">
          <table:table-cell table:formula="of:=[.A1009]+0.01" office:value-type="float" office:value="0.0799999999998311" calcext:value-type="float">
            <text:p>0,0799999999998311</text:p>
          </table:table-cell>
          <table:table-cell table:formula="of:=2*[.A1010]/9-4/3" office:value-type="float" office:value="-1.31555555555559" calcext:value-type="float">
            <text:p>-1,31555555555559</text:p>
          </table:table-cell>
          <table:table-cell table:formula="of:=-7*[.A1010]/9-1/3" office:value-type="float" office:value="-0.395555555555424" calcext:value-type="float">
            <text:p>-0,395555555555424</text:p>
          </table:table-cell>
          <table:table-cell table:number-columns-repeated="1021"/>
        </table:table-row>
        <table:table-row table:style-name="ro1">
          <table:table-cell table:formula="of:=[.A1010]+0.01" office:value-type="float" office:value="0.0899999999998311" calcext:value-type="float">
            <text:p>0,0899999999998311</text:p>
          </table:table-cell>
          <table:table-cell table:formula="of:=2*[.A1011]/9-4/3" office:value-type="float" office:value="-1.31333333333337" calcext:value-type="float">
            <text:p>-1,31333333333337</text:p>
          </table:table-cell>
          <table:table-cell table:formula="of:=-7*[.A1011]/9-1/3" office:value-type="float" office:value="-0.403333333333202" calcext:value-type="float">
            <text:p>-0,403333333333202</text:p>
          </table:table-cell>
          <table:table-cell table:number-columns-repeated="1021"/>
        </table:table-row>
        <table:table-row table:style-name="ro1">
          <table:table-cell table:formula="of:=[.A1011]+0.01" office:value-type="float" office:value="0.0999999999998311" calcext:value-type="float">
            <text:p>0,0999999999998311</text:p>
          </table:table-cell>
          <table:table-cell table:formula="of:=2*[.A1012]/9-4/3" office:value-type="float" office:value="-1.31111111111115" calcext:value-type="float">
            <text:p>-1,31111111111115</text:p>
          </table:table-cell>
          <table:table-cell table:formula="of:=-7*[.A1012]/9-1/3" office:value-type="float" office:value="-0.41111111111098" calcext:value-type="float">
            <text:p>-0,41111111111098</text:p>
          </table:table-cell>
          <table:table-cell table:number-columns-repeated="1021"/>
        </table:table-row>
        <table:table-row table:style-name="ro1">
          <table:table-cell table:formula="of:=[.A1012]+0.01" office:value-type="float" office:value="0.109999999999831" calcext:value-type="float">
            <text:p>0,109999999999831</text:p>
          </table:table-cell>
          <table:table-cell table:formula="of:=2*[.A1013]/9-4/3" office:value-type="float" office:value="-1.30888888888893" calcext:value-type="float">
            <text:p>-1,30888888888893</text:p>
          </table:table-cell>
          <table:table-cell table:formula="of:=-7*[.A1013]/9-1/3" office:value-type="float" office:value="-0.418888888888757" calcext:value-type="float">
            <text:p>-0,418888888888757</text:p>
          </table:table-cell>
          <table:table-cell table:number-columns-repeated="1021"/>
        </table:table-row>
        <table:table-row table:style-name="ro1">
          <table:table-cell table:formula="of:=[.A1013]+0.01" office:value-type="float" office:value="0.119999999999831" calcext:value-type="float">
            <text:p>0,119999999999831</text:p>
          </table:table-cell>
          <table:table-cell table:formula="of:=2*[.A1014]/9-4/3" office:value-type="float" office:value="-1.3066666666667" calcext:value-type="float">
            <text:p>-1,3066666666667</text:p>
          </table:table-cell>
          <table:table-cell table:formula="of:=-7*[.A1014]/9-1/3" office:value-type="float" office:value="-0.426666666666535" calcext:value-type="float">
            <text:p>-0,426666666666535</text:p>
          </table:table-cell>
          <table:table-cell table:number-columns-repeated="1021"/>
        </table:table-row>
        <table:table-row table:style-name="ro1">
          <table:table-cell table:formula="of:=[.A1014]+0.01" office:value-type="float" office:value="0.129999999999831" calcext:value-type="float">
            <text:p>0,129999999999831</text:p>
          </table:table-cell>
          <table:table-cell table:formula="of:=2*[.A1015]/9-4/3" office:value-type="float" office:value="-1.30444444444448" calcext:value-type="float">
            <text:p>-1,30444444444448</text:p>
          </table:table-cell>
          <table:table-cell table:formula="of:=-7*[.A1015]/9-1/3" office:value-type="float" office:value="-0.434444444444313" calcext:value-type="float">
            <text:p>-0,434444444444313</text:p>
          </table:table-cell>
          <table:table-cell table:number-columns-repeated="1021"/>
        </table:table-row>
        <table:table-row table:style-name="ro1">
          <table:table-cell table:formula="of:=[.A1015]+0.01" office:value-type="float" office:value="0.139999999999831" calcext:value-type="float">
            <text:p>0,139999999999831</text:p>
          </table:table-cell>
          <table:table-cell table:formula="of:=2*[.A1016]/9-4/3" office:value-type="float" office:value="-1.30222222222226" calcext:value-type="float">
            <text:p>-1,30222222222226</text:p>
          </table:table-cell>
          <table:table-cell table:formula="of:=-7*[.A1016]/9-1/3" office:value-type="float" office:value="-0.442222222222091" calcext:value-type="float">
            <text:p>-0,442222222222091</text:p>
          </table:table-cell>
          <table:table-cell table:number-columns-repeated="1021"/>
        </table:table-row>
        <table:table-row table:style-name="ro1">
          <table:table-cell table:formula="of:=[.A1016]+0.01" office:value-type="float" office:value="0.149999999999831" calcext:value-type="float">
            <text:p>0,149999999999831</text:p>
          </table:table-cell>
          <table:table-cell table:formula="of:=2*[.A1017]/9-4/3" office:value-type="float" office:value="-1.30000000000004" calcext:value-type="float">
            <text:p>-1,30000000000004</text:p>
          </table:table-cell>
          <table:table-cell table:formula="of:=-7*[.A1017]/9-1/3" office:value-type="float" office:value="-0.449999999999869" calcext:value-type="float">
            <text:p>-0,449999999999869</text:p>
          </table:table-cell>
          <table:table-cell table:number-columns-repeated="1021"/>
        </table:table-row>
        <table:table-row table:style-name="ro1">
          <table:table-cell table:formula="of:=[.A1017]+0.01" office:value-type="float" office:value="0.159999999999831" calcext:value-type="float">
            <text:p>0,159999999999831</text:p>
          </table:table-cell>
          <table:table-cell table:formula="of:=2*[.A1018]/9-4/3" office:value-type="float" office:value="-1.29777777777782" calcext:value-type="float">
            <text:p>-1,29777777777782</text:p>
          </table:table-cell>
          <table:table-cell table:formula="of:=-7*[.A1018]/9-1/3" office:value-type="float" office:value="-0.457777777777646" calcext:value-type="float">
            <text:p>-0,457777777777646</text:p>
          </table:table-cell>
          <table:table-cell table:number-columns-repeated="1021"/>
        </table:table-row>
        <table:table-row table:style-name="ro1">
          <table:table-cell table:formula="of:=[.A1018]+0.01" office:value-type="float" office:value="0.169999999999831" calcext:value-type="float">
            <text:p>0,169999999999831</text:p>
          </table:table-cell>
          <table:table-cell table:formula="of:=2*[.A1019]/9-4/3" office:value-type="float" office:value="-1.29555555555559" calcext:value-type="float">
            <text:p>-1,29555555555559</text:p>
          </table:table-cell>
          <table:table-cell table:formula="of:=-7*[.A1019]/9-1/3" office:value-type="float" office:value="-0.465555555555424" calcext:value-type="float">
            <text:p>-0,465555555555424</text:p>
          </table:table-cell>
          <table:table-cell table:number-columns-repeated="1021"/>
        </table:table-row>
        <table:table-row table:style-name="ro1">
          <table:table-cell table:formula="of:=[.A1019]+0.01" office:value-type="float" office:value="0.179999999999831" calcext:value-type="float">
            <text:p>0,179999999999831</text:p>
          </table:table-cell>
          <table:table-cell table:formula="of:=2*[.A1020]/9-4/3" office:value-type="float" office:value="-1.29333333333337" calcext:value-type="float">
            <text:p>-1,29333333333337</text:p>
          </table:table-cell>
          <table:table-cell table:formula="of:=-7*[.A1020]/9-1/3" office:value-type="float" office:value="-0.473333333333202" calcext:value-type="float">
            <text:p>-0,473333333333202</text:p>
          </table:table-cell>
          <table:table-cell table:number-columns-repeated="1021"/>
        </table:table-row>
        <table:table-row table:style-name="ro1">
          <table:table-cell table:formula="of:=[.A1020]+0.01" office:value-type="float" office:value="0.189999999999831" calcext:value-type="float">
            <text:p>0,189999999999831</text:p>
          </table:table-cell>
          <table:table-cell table:formula="of:=2*[.A1021]/9-4/3" office:value-type="float" office:value="-1.29111111111115" calcext:value-type="float">
            <text:p>-1,29111111111115</text:p>
          </table:table-cell>
          <table:table-cell table:formula="of:=-7*[.A1021]/9-1/3" office:value-type="float" office:value="-0.48111111111098" calcext:value-type="float">
            <text:p>-0,48111111111098</text:p>
          </table:table-cell>
          <table:table-cell table:number-columns-repeated="1021"/>
        </table:table-row>
        <table:table-row table:style-name="ro1">
          <table:table-cell table:formula="of:=[.A1021]+0.01" office:value-type="float" office:value="0.199999999999831" calcext:value-type="float">
            <text:p>0,199999999999831</text:p>
          </table:table-cell>
          <table:table-cell table:formula="of:=2*[.A1022]/9-4/3" office:value-type="float" office:value="-1.28888888888893" calcext:value-type="float">
            <text:p>-1,28888888888893</text:p>
          </table:table-cell>
          <table:table-cell table:formula="of:=-7*[.A1022]/9-1/3" office:value-type="float" office:value="-0.488888888888758" calcext:value-type="float">
            <text:p>-0,488888888888758</text:p>
          </table:table-cell>
          <table:table-cell table:number-columns-repeated="1021"/>
        </table:table-row>
        <table:table-row table:style-name="ro1">
          <table:table-cell table:formula="of:=[.A1022]+0.01" office:value-type="float" office:value="0.209999999999831" calcext:value-type="float">
            <text:p>0,209999999999831</text:p>
          </table:table-cell>
          <table:table-cell table:formula="of:=2*[.A1023]/9-4/3" office:value-type="float" office:value="-1.2866666666667" calcext:value-type="float">
            <text:p>-1,2866666666667</text:p>
          </table:table-cell>
          <table:table-cell table:formula="of:=-7*[.A1023]/9-1/3" office:value-type="float" office:value="-0.496666666666535" calcext:value-type="float">
            <text:p>-0,496666666666535</text:p>
          </table:table-cell>
          <table:table-cell table:number-columns-repeated="1021"/>
        </table:table-row>
        <table:table-row table:style-name="ro1">
          <table:table-cell table:formula="of:=[.A1023]+0.01" office:value-type="float" office:value="0.219999999999831" calcext:value-type="float">
            <text:p>0,219999999999831</text:p>
          </table:table-cell>
          <table:table-cell table:formula="of:=2*[.A1024]/9-4/3" office:value-type="float" office:value="-1.28444444444448" calcext:value-type="float">
            <text:p>-1,28444444444448</text:p>
          </table:table-cell>
          <table:table-cell table:formula="of:=-7*[.A1024]/9-1/3" office:value-type="float" office:value="-0.504444444444313" calcext:value-type="float">
            <text:p>-0,504444444444313</text:p>
          </table:table-cell>
          <table:table-cell table:number-columns-repeated="1021"/>
        </table:table-row>
        <table:table-row table:style-name="ro1">
          <table:table-cell table:formula="of:=[.A1024]+0.01" office:value-type="float" office:value="0.229999999999831" calcext:value-type="float">
            <text:p>0,229999999999831</text:p>
          </table:table-cell>
          <table:table-cell table:formula="of:=2*[.A1025]/9-4/3" office:value-type="float" office:value="-1.28222222222226" calcext:value-type="float">
            <text:p>-1,28222222222226</text:p>
          </table:table-cell>
          <table:table-cell table:formula="of:=-7*[.A1025]/9-1/3" office:value-type="float" office:value="-0.512222222222091" calcext:value-type="float">
            <text:p>-0,512222222222091</text:p>
          </table:table-cell>
          <table:table-cell table:number-columns-repeated="1021"/>
        </table:table-row>
        <table:table-row table:style-name="ro1">
          <table:table-cell table:formula="of:=[.A1025]+0.01" office:value-type="float" office:value="0.239999999999831" calcext:value-type="float">
            <text:p>0,239999999999831</text:p>
          </table:table-cell>
          <table:table-cell table:formula="of:=2*[.A1026]/9-4/3" office:value-type="float" office:value="-1.28000000000004" calcext:value-type="float">
            <text:p>-1,28000000000004</text:p>
          </table:table-cell>
          <table:table-cell table:formula="of:=-7*[.A1026]/9-1/3" office:value-type="float" office:value="-0.519999999999869" calcext:value-type="float">
            <text:p>-0,519999999999869</text:p>
          </table:table-cell>
          <table:table-cell table:number-columns-repeated="1021"/>
        </table:table-row>
        <table:table-row table:style-name="ro1">
          <table:table-cell table:formula="of:=[.A1026]+0.01" office:value-type="float" office:value="0.249999999999831" calcext:value-type="float">
            <text:p>0,249999999999831</text:p>
          </table:table-cell>
          <table:table-cell table:formula="of:=2*[.A1027]/9-4/3" office:value-type="float" office:value="-1.27777777777782" calcext:value-type="float">
            <text:p>-1,27777777777782</text:p>
          </table:table-cell>
          <table:table-cell table:formula="of:=-7*[.A1027]/9-1/3" office:value-type="float" office:value="-0.527777777777646" calcext:value-type="float">
            <text:p>-0,527777777777646</text:p>
          </table:table-cell>
          <table:table-cell table:number-columns-repeated="1021"/>
        </table:table-row>
        <table:table-row table:style-name="ro1">
          <table:table-cell table:formula="of:=[.A1027]+0.01" office:value-type="float" office:value="0.259999999999831" calcext:value-type="float">
            <text:p>0,259999999999831</text:p>
          </table:table-cell>
          <table:table-cell table:formula="of:=2*[.A1028]/9-4/3" office:value-type="float" office:value="-1.27555555555559" calcext:value-type="float">
            <text:p>-1,27555555555559</text:p>
          </table:table-cell>
          <table:table-cell table:formula="of:=-7*[.A1028]/9-1/3" office:value-type="float" office:value="-0.535555555555424" calcext:value-type="float">
            <text:p>-0,535555555555424</text:p>
          </table:table-cell>
          <table:table-cell table:number-columns-repeated="1021"/>
        </table:table-row>
        <table:table-row table:style-name="ro1">
          <table:table-cell table:formula="of:=[.A1028]+0.01" office:value-type="float" office:value="0.269999999999831" calcext:value-type="float">
            <text:p>0,269999999999831</text:p>
          </table:table-cell>
          <table:table-cell table:formula="of:=2*[.A1029]/9-4/3" office:value-type="float" office:value="-1.27333333333337" calcext:value-type="float">
            <text:p>-1,27333333333337</text:p>
          </table:table-cell>
          <table:table-cell table:formula="of:=-7*[.A1029]/9-1/3" office:value-type="float" office:value="-0.543333333333202" calcext:value-type="float">
            <text:p>-0,543333333333202</text:p>
          </table:table-cell>
          <table:table-cell table:number-columns-repeated="1021"/>
        </table:table-row>
        <table:table-row table:style-name="ro1">
          <table:table-cell table:formula="of:=[.A1029]+0.01" office:value-type="float" office:value="0.279999999999831" calcext:value-type="float">
            <text:p>0,279999999999831</text:p>
          </table:table-cell>
          <table:table-cell table:formula="of:=2*[.A1030]/9-4/3" office:value-type="float" office:value="-1.27111111111115" calcext:value-type="float">
            <text:p>-1,27111111111115</text:p>
          </table:table-cell>
          <table:table-cell table:formula="of:=-7*[.A1030]/9-1/3" office:value-type="float" office:value="-0.55111111111098" calcext:value-type="float">
            <text:p>-0,55111111111098</text:p>
          </table:table-cell>
          <table:table-cell table:number-columns-repeated="1021"/>
        </table:table-row>
        <table:table-row table:style-name="ro1">
          <table:table-cell table:formula="of:=[.A1030]+0.01" office:value-type="float" office:value="0.289999999999831" calcext:value-type="float">
            <text:p>0,289999999999831</text:p>
          </table:table-cell>
          <table:table-cell table:formula="of:=2*[.A1031]/9-4/3" office:value-type="float" office:value="-1.26888888888893" calcext:value-type="float">
            <text:p>-1,26888888888893</text:p>
          </table:table-cell>
          <table:table-cell table:formula="of:=-7*[.A1031]/9-1/3" office:value-type="float" office:value="-0.558888888888758" calcext:value-type="float">
            <text:p>-0,558888888888758</text:p>
          </table:table-cell>
          <table:table-cell table:number-columns-repeated="1021"/>
        </table:table-row>
        <table:table-row table:style-name="ro1">
          <table:table-cell table:formula="of:=[.A1031]+0.01" office:value-type="float" office:value="0.299999999999831" calcext:value-type="float">
            <text:p>0,299999999999831</text:p>
          </table:table-cell>
          <table:table-cell table:formula="of:=2*[.A1032]/9-4/3" office:value-type="float" office:value="-1.2666666666667" calcext:value-type="float">
            <text:p>-1,2666666666667</text:p>
          </table:table-cell>
          <table:table-cell table:formula="of:=-7*[.A1032]/9-1/3" office:value-type="float" office:value="-0.566666666666535" calcext:value-type="float">
            <text:p>-0,566666666666535</text:p>
          </table:table-cell>
          <table:table-cell table:number-columns-repeated="1021"/>
        </table:table-row>
        <table:table-row table:style-name="ro1">
          <table:table-cell table:formula="of:=[.A1032]+0.01" office:value-type="float" office:value="0.309999999999831" calcext:value-type="float">
            <text:p>0,309999999999831</text:p>
          </table:table-cell>
          <table:table-cell table:formula="of:=2*[.A1033]/9-4/3" office:value-type="float" office:value="-1.26444444444448" calcext:value-type="float">
            <text:p>-1,26444444444448</text:p>
          </table:table-cell>
          <table:table-cell table:formula="of:=-7*[.A1033]/9-1/3" office:value-type="float" office:value="-0.574444444444313" calcext:value-type="float">
            <text:p>-0,574444444444313</text:p>
          </table:table-cell>
          <table:table-cell table:number-columns-repeated="1021"/>
        </table:table-row>
        <table:table-row table:style-name="ro1">
          <table:table-cell table:formula="of:=[.A1033]+0.01" office:value-type="float" office:value="0.319999999999831" calcext:value-type="float">
            <text:p>0,319999999999831</text:p>
          </table:table-cell>
          <table:table-cell table:formula="of:=2*[.A1034]/9-4/3" office:value-type="float" office:value="-1.26222222222226" calcext:value-type="float">
            <text:p>-1,26222222222226</text:p>
          </table:table-cell>
          <table:table-cell table:formula="of:=-7*[.A1034]/9-1/3" office:value-type="float" office:value="-0.582222222222091" calcext:value-type="float">
            <text:p>-0,582222222222091</text:p>
          </table:table-cell>
          <table:table-cell table:number-columns-repeated="1021"/>
        </table:table-row>
        <table:table-row table:style-name="ro1">
          <table:table-cell table:formula="of:=[.A1034]+0.01" office:value-type="float" office:value="0.329999999999831" calcext:value-type="float">
            <text:p>0,329999999999831</text:p>
          </table:table-cell>
          <table:table-cell table:formula="of:=2*[.A1035]/9-4/3" office:value-type="float" office:value="-1.26000000000004" calcext:value-type="float">
            <text:p>-1,26000000000004</text:p>
          </table:table-cell>
          <table:table-cell table:formula="of:=-7*[.A1035]/9-1/3" office:value-type="float" office:value="-0.589999999999869" calcext:value-type="float">
            <text:p>-0,589999999999869</text:p>
          </table:table-cell>
          <table:table-cell table:number-columns-repeated="1021"/>
        </table:table-row>
        <table:table-row table:style-name="ro1">
          <table:table-cell table:formula="of:=[.A1035]+0.01" office:value-type="float" office:value="0.339999999999831" calcext:value-type="float">
            <text:p>0,339999999999831</text:p>
          </table:table-cell>
          <table:table-cell table:formula="of:=2*[.A1036]/9-4/3" office:value-type="float" office:value="-1.25777777777782" calcext:value-type="float">
            <text:p>-1,25777777777782</text:p>
          </table:table-cell>
          <table:table-cell table:formula="of:=-7*[.A1036]/9-1/3" office:value-type="float" office:value="-0.597777777777647" calcext:value-type="float">
            <text:p>-0,597777777777647</text:p>
          </table:table-cell>
          <table:table-cell table:number-columns-repeated="1021"/>
        </table:table-row>
        <table:table-row table:style-name="ro1">
          <table:table-cell table:formula="of:=[.A1036]+0.01" office:value-type="float" office:value="0.349999999999831" calcext:value-type="float">
            <text:p>0,349999999999831</text:p>
          </table:table-cell>
          <table:table-cell table:formula="of:=2*[.A1037]/9-4/3" office:value-type="float" office:value="-1.25555555555559" calcext:value-type="float">
            <text:p>-1,25555555555559</text:p>
          </table:table-cell>
          <table:table-cell table:formula="of:=-7*[.A1037]/9-1/3" office:value-type="float" office:value="-0.605555555555424" calcext:value-type="float">
            <text:p>-0,605555555555424</text:p>
          </table:table-cell>
          <table:table-cell table:number-columns-repeated="1021"/>
        </table:table-row>
        <table:table-row table:style-name="ro1">
          <table:table-cell table:formula="of:=[.A1037]+0.01" office:value-type="float" office:value="0.359999999999831" calcext:value-type="float">
            <text:p>0,359999999999831</text:p>
          </table:table-cell>
          <table:table-cell table:formula="of:=2*[.A1038]/9-4/3" office:value-type="float" office:value="-1.25333333333337" calcext:value-type="float">
            <text:p>-1,25333333333337</text:p>
          </table:table-cell>
          <table:table-cell table:formula="of:=-7*[.A1038]/9-1/3" office:value-type="float" office:value="-0.613333333333202" calcext:value-type="float">
            <text:p>-0,613333333333202</text:p>
          </table:table-cell>
          <table:table-cell table:number-columns-repeated="1021"/>
        </table:table-row>
        <table:table-row table:style-name="ro1">
          <table:table-cell table:formula="of:=[.A1038]+0.01" office:value-type="float" office:value="0.369999999999831" calcext:value-type="float">
            <text:p>0,369999999999831</text:p>
          </table:table-cell>
          <table:table-cell table:formula="of:=2*[.A1039]/9-4/3" office:value-type="float" office:value="-1.25111111111115" calcext:value-type="float">
            <text:p>-1,25111111111115</text:p>
          </table:table-cell>
          <table:table-cell table:formula="of:=-7*[.A1039]/9-1/3" office:value-type="float" office:value="-0.62111111111098" calcext:value-type="float">
            <text:p>-0,62111111111098</text:p>
          </table:table-cell>
          <table:table-cell table:number-columns-repeated="1021"/>
        </table:table-row>
        <table:table-row table:style-name="ro1">
          <table:table-cell table:formula="of:=[.A1039]+0.01" office:value-type="float" office:value="0.379999999999831" calcext:value-type="float">
            <text:p>0,379999999999831</text:p>
          </table:table-cell>
          <table:table-cell table:formula="of:=2*[.A1040]/9-4/3" office:value-type="float" office:value="-1.24888888888893" calcext:value-type="float">
            <text:p>-1,24888888888893</text:p>
          </table:table-cell>
          <table:table-cell table:formula="of:=-7*[.A1040]/9-1/3" office:value-type="float" office:value="-0.628888888888758" calcext:value-type="float">
            <text:p>-0,628888888888758</text:p>
          </table:table-cell>
          <table:table-cell table:number-columns-repeated="1021"/>
        </table:table-row>
        <table:table-row table:style-name="ro1">
          <table:table-cell table:formula="of:=[.A1040]+0.01" office:value-type="float" office:value="0.389999999999831" calcext:value-type="float">
            <text:p>0,389999999999831</text:p>
          </table:table-cell>
          <table:table-cell table:formula="of:=2*[.A1041]/9-4/3" office:value-type="float" office:value="-1.2466666666667" calcext:value-type="float">
            <text:p>-1,2466666666667</text:p>
          </table:table-cell>
          <table:table-cell table:formula="of:=-7*[.A1041]/9-1/3" office:value-type="float" office:value="-0.636666666666535" calcext:value-type="float">
            <text:p>-0,636666666666535</text:p>
          </table:table-cell>
          <table:table-cell table:number-columns-repeated="1021"/>
        </table:table-row>
        <table:table-row table:style-name="ro1">
          <table:table-cell table:formula="of:=[.A1041]+0.01" office:value-type="float" office:value="0.399999999999831" calcext:value-type="float">
            <text:p>0,399999999999831</text:p>
          </table:table-cell>
          <table:table-cell table:formula="of:=2*[.A1042]/9-4/3" office:value-type="float" office:value="-1.24444444444448" calcext:value-type="float">
            <text:p>-1,24444444444448</text:p>
          </table:table-cell>
          <table:table-cell table:formula="of:=-7*[.A1042]/9-1/3" office:value-type="float" office:value="-0.644444444444313" calcext:value-type="float">
            <text:p>-0,644444444444313</text:p>
          </table:table-cell>
          <table:table-cell table:number-columns-repeated="1021"/>
        </table:table-row>
        <table:table-row table:style-name="ro1">
          <table:table-cell table:formula="of:=[.A1042]+0.01" office:value-type="float" office:value="0.409999999999831" calcext:value-type="float">
            <text:p>0,409999999999831</text:p>
          </table:table-cell>
          <table:table-cell table:formula="of:=2*[.A1043]/9-4/3" office:value-type="float" office:value="-1.24222222222226" calcext:value-type="float">
            <text:p>-1,24222222222226</text:p>
          </table:table-cell>
          <table:table-cell table:formula="of:=-7*[.A1043]/9-1/3" office:value-type="float" office:value="-0.652222222222091" calcext:value-type="float">
            <text:p>-0,652222222222091</text:p>
          </table:table-cell>
          <table:table-cell table:number-columns-repeated="1021"/>
        </table:table-row>
        <table:table-row table:style-name="ro1">
          <table:table-cell table:formula="of:=[.A1043]+0.01" office:value-type="float" office:value="0.419999999999831" calcext:value-type="float">
            <text:p>0,419999999999831</text:p>
          </table:table-cell>
          <table:table-cell table:formula="of:=2*[.A1044]/9-4/3" office:value-type="float" office:value="-1.24000000000004" calcext:value-type="float">
            <text:p>-1,24000000000004</text:p>
          </table:table-cell>
          <table:table-cell table:formula="of:=-7*[.A1044]/9-1/3" office:value-type="float" office:value="-0.659999999999869" calcext:value-type="float">
            <text:p>-0,659999999999869</text:p>
          </table:table-cell>
          <table:table-cell table:number-columns-repeated="1021"/>
        </table:table-row>
        <table:table-row table:style-name="ro1">
          <table:table-cell table:formula="of:=[.A1044]+0.01" office:value-type="float" office:value="0.429999999999831" calcext:value-type="float">
            <text:p>0,429999999999831</text:p>
          </table:table-cell>
          <table:table-cell table:formula="of:=2*[.A1045]/9-4/3" office:value-type="float" office:value="-1.23777777777782" calcext:value-type="float">
            <text:p>-1,23777777777782</text:p>
          </table:table-cell>
          <table:table-cell table:formula="of:=-7*[.A1045]/9-1/3" office:value-type="float" office:value="-0.667777777777647" calcext:value-type="float">
            <text:p>-0,667777777777647</text:p>
          </table:table-cell>
          <table:table-cell table:number-columns-repeated="1021"/>
        </table:table-row>
        <table:table-row table:style-name="ro1">
          <table:table-cell table:formula="of:=[.A1045]+0.01" office:value-type="float" office:value="0.439999999999831" calcext:value-type="float">
            <text:p>0,439999999999831</text:p>
          </table:table-cell>
          <table:table-cell table:formula="of:=2*[.A1046]/9-4/3" office:value-type="float" office:value="-1.23555555555559" calcext:value-type="float">
            <text:p>-1,23555555555559</text:p>
          </table:table-cell>
          <table:table-cell table:formula="of:=-7*[.A1046]/9-1/3" office:value-type="float" office:value="-0.675555555555424" calcext:value-type="float">
            <text:p>-0,675555555555424</text:p>
          </table:table-cell>
          <table:table-cell table:number-columns-repeated="1021"/>
        </table:table-row>
        <table:table-row table:style-name="ro1">
          <table:table-cell table:formula="of:=[.A1046]+0.01" office:value-type="float" office:value="0.449999999999831" calcext:value-type="float">
            <text:p>0,449999999999831</text:p>
          </table:table-cell>
          <table:table-cell table:formula="of:=2*[.A1047]/9-4/3" office:value-type="float" office:value="-1.23333333333337" calcext:value-type="float">
            <text:p>-1,23333333333337</text:p>
          </table:table-cell>
          <table:table-cell table:formula="of:=-7*[.A1047]/9-1/3" office:value-type="float" office:value="-0.683333333333202" calcext:value-type="float">
            <text:p>-0,683333333333202</text:p>
          </table:table-cell>
          <table:table-cell table:number-columns-repeated="1021"/>
        </table:table-row>
        <table:table-row table:style-name="ro1">
          <table:table-cell table:formula="of:=[.A1047]+0.01" office:value-type="float" office:value="0.459999999999831" calcext:value-type="float">
            <text:p>0,459999999999831</text:p>
          </table:table-cell>
          <table:table-cell table:formula="of:=2*[.A1048]/9-4/3" office:value-type="float" office:value="-1.23111111111115" calcext:value-type="float">
            <text:p>-1,23111111111115</text:p>
          </table:table-cell>
          <table:table-cell table:formula="of:=-7*[.A1048]/9-1/3" office:value-type="float" office:value="-0.69111111111098" calcext:value-type="float">
            <text:p>-0,69111111111098</text:p>
          </table:table-cell>
          <table:table-cell table:number-columns-repeated="1021"/>
        </table:table-row>
        <table:table-row table:style-name="ro1">
          <table:table-cell table:formula="of:=[.A1048]+0.01" office:value-type="float" office:value="0.469999999999831" calcext:value-type="float">
            <text:p>0,469999999999831</text:p>
          </table:table-cell>
          <table:table-cell table:formula="of:=2*[.A1049]/9-4/3" office:value-type="float" office:value="-1.22888888888893" calcext:value-type="float">
            <text:p>-1,22888888888893</text:p>
          </table:table-cell>
          <table:table-cell table:formula="of:=-7*[.A1049]/9-1/3" office:value-type="float" office:value="-0.698888888888758" calcext:value-type="float">
            <text:p>-0,698888888888758</text:p>
          </table:table-cell>
          <table:table-cell table:number-columns-repeated="1021"/>
        </table:table-row>
        <table:table-row table:style-name="ro1">
          <table:table-cell table:formula="of:=[.A1049]+0.01" office:value-type="float" office:value="0.479999999999831" calcext:value-type="float">
            <text:p>0,479999999999831</text:p>
          </table:table-cell>
          <table:table-cell table:formula="of:=2*[.A1050]/9-4/3" office:value-type="float" office:value="-1.2266666666667" calcext:value-type="float">
            <text:p>-1,2266666666667</text:p>
          </table:table-cell>
          <table:table-cell table:formula="of:=-7*[.A1050]/9-1/3" office:value-type="float" office:value="-0.706666666666536" calcext:value-type="float">
            <text:p>-0,706666666666536</text:p>
          </table:table-cell>
          <table:table-cell table:number-columns-repeated="1021"/>
        </table:table-row>
        <table:table-row table:style-name="ro1">
          <table:table-cell table:formula="of:=[.A1050]+0.01" office:value-type="float" office:value="0.489999999999831" calcext:value-type="float">
            <text:p>0,489999999999831</text:p>
          </table:table-cell>
          <table:table-cell table:formula="of:=2*[.A1051]/9-4/3" office:value-type="float" office:value="-1.22444444444448" calcext:value-type="float">
            <text:p>-1,22444444444448</text:p>
          </table:table-cell>
          <table:table-cell table:formula="of:=-7*[.A1051]/9-1/3" office:value-type="float" office:value="-0.714444444444313" calcext:value-type="float">
            <text:p>-0,714444444444313</text:p>
          </table:table-cell>
          <table:table-cell table:number-columns-repeated="1021"/>
        </table:table-row>
        <table:table-row table:style-name="ro1">
          <table:table-cell table:formula="of:=[.A1051]+0.01" office:value-type="float" office:value="0.499999999999831" calcext:value-type="float">
            <text:p>0,499999999999831</text:p>
          </table:table-cell>
          <table:table-cell table:formula="of:=2*[.A1052]/9-4/3" office:value-type="float" office:value="-1.22222222222226" calcext:value-type="float">
            <text:p>-1,22222222222226</text:p>
          </table:table-cell>
          <table:table-cell table:formula="of:=-7*[.A1052]/9-1/3" office:value-type="float" office:value="-0.722222222222091" calcext:value-type="float">
            <text:p>-0,722222222222091</text:p>
          </table:table-cell>
          <table:table-cell table:number-columns-repeated="1021"/>
        </table:table-row>
        <table:table-row table:style-name="ro1">
          <table:table-cell table:formula="of:=[.A1052]+0.01" office:value-type="float" office:value="0.509999999999831" calcext:value-type="float">
            <text:p>0,509999999999831</text:p>
          </table:table-cell>
          <table:table-cell table:formula="of:=2*[.A1053]/9-4/3" office:value-type="float" office:value="-1.22000000000004" calcext:value-type="float">
            <text:p>-1,22000000000004</text:p>
          </table:table-cell>
          <table:table-cell table:formula="of:=-7*[.A1053]/9-1/3" office:value-type="float" office:value="-0.729999999999869" calcext:value-type="float">
            <text:p>-0,729999999999869</text:p>
          </table:table-cell>
          <table:table-cell table:number-columns-repeated="1021"/>
        </table:table-row>
        <table:table-row table:style-name="ro1">
          <table:table-cell table:formula="of:=[.A1053]+0.01" office:value-type="float" office:value="0.519999999999831" calcext:value-type="float">
            <text:p>0,519999999999831</text:p>
          </table:table-cell>
          <table:table-cell table:formula="of:=2*[.A1054]/9-4/3" office:value-type="float" office:value="-1.21777777777782" calcext:value-type="float">
            <text:p>-1,21777777777782</text:p>
          </table:table-cell>
          <table:table-cell table:formula="of:=-7*[.A1054]/9-1/3" office:value-type="float" office:value="-0.737777777777647" calcext:value-type="float">
            <text:p>-0,737777777777647</text:p>
          </table:table-cell>
          <table:table-cell table:number-columns-repeated="1021"/>
        </table:table-row>
        <table:table-row table:style-name="ro1">
          <table:table-cell table:formula="of:=[.A1054]+0.01" office:value-type="float" office:value="0.529999999999831" calcext:value-type="float">
            <text:p>0,529999999999831</text:p>
          </table:table-cell>
          <table:table-cell table:formula="of:=2*[.A1055]/9-4/3" office:value-type="float" office:value="-1.21555555555559" calcext:value-type="float">
            <text:p>-1,21555555555559</text:p>
          </table:table-cell>
          <table:table-cell table:formula="of:=-7*[.A1055]/9-1/3" office:value-type="float" office:value="-0.745555555555424" calcext:value-type="float">
            <text:p>-0,745555555555424</text:p>
          </table:table-cell>
          <table:table-cell table:number-columns-repeated="1021"/>
        </table:table-row>
        <table:table-row table:style-name="ro1">
          <table:table-cell table:formula="of:=[.A1055]+0.01" office:value-type="float" office:value="0.539999999999831" calcext:value-type="float">
            <text:p>0,539999999999831</text:p>
          </table:table-cell>
          <table:table-cell table:formula="of:=2*[.A1056]/9-4/3" office:value-type="float" office:value="-1.21333333333337" calcext:value-type="float">
            <text:p>-1,21333333333337</text:p>
          </table:table-cell>
          <table:table-cell table:formula="of:=-7*[.A1056]/9-1/3" office:value-type="float" office:value="-0.753333333333202" calcext:value-type="float">
            <text:p>-0,753333333333202</text:p>
          </table:table-cell>
          <table:table-cell table:number-columns-repeated="1021"/>
        </table:table-row>
        <table:table-row table:style-name="ro1">
          <table:table-cell table:formula="of:=[.A1056]+0.01" office:value-type="float" office:value="0.549999999999831" calcext:value-type="float">
            <text:p>0,549999999999831</text:p>
          </table:table-cell>
          <table:table-cell table:formula="of:=2*[.A1057]/9-4/3" office:value-type="float" office:value="-1.21111111111115" calcext:value-type="float">
            <text:p>-1,21111111111115</text:p>
          </table:table-cell>
          <table:table-cell table:formula="of:=-7*[.A1057]/9-1/3" office:value-type="float" office:value="-0.76111111111098" calcext:value-type="float">
            <text:p>-0,76111111111098</text:p>
          </table:table-cell>
          <table:table-cell table:number-columns-repeated="1021"/>
        </table:table-row>
        <table:table-row table:style-name="ro1">
          <table:table-cell table:formula="of:=[.A1057]+0.01" office:value-type="float" office:value="0.559999999999831" calcext:value-type="float">
            <text:p>0,559999999999831</text:p>
          </table:table-cell>
          <table:table-cell table:formula="of:=2*[.A1058]/9-4/3" office:value-type="float" office:value="-1.20888888888893" calcext:value-type="float">
            <text:p>-1,20888888888893</text:p>
          </table:table-cell>
          <table:table-cell table:formula="of:=-7*[.A1058]/9-1/3" office:value-type="float" office:value="-0.768888888888758" calcext:value-type="float">
            <text:p>-0,768888888888758</text:p>
          </table:table-cell>
          <table:table-cell table:number-columns-repeated="1021"/>
        </table:table-row>
        <table:table-row table:style-name="ro1">
          <table:table-cell table:formula="of:=[.A1058]+0.01" office:value-type="float" office:value="0.569999999999831" calcext:value-type="float">
            <text:p>0,569999999999831</text:p>
          </table:table-cell>
          <table:table-cell table:formula="of:=2*[.A1059]/9-4/3" office:value-type="float" office:value="-1.2066666666667" calcext:value-type="float">
            <text:p>-1,2066666666667</text:p>
          </table:table-cell>
          <table:table-cell table:formula="of:=-7*[.A1059]/9-1/3" office:value-type="float" office:value="-0.776666666666536" calcext:value-type="float">
            <text:p>-0,776666666666536</text:p>
          </table:table-cell>
          <table:table-cell table:number-columns-repeated="1021"/>
        </table:table-row>
        <table:table-row table:style-name="ro1">
          <table:table-cell table:formula="of:=[.A1059]+0.01" office:value-type="float" office:value="0.579999999999831" calcext:value-type="float">
            <text:p>0,579999999999831</text:p>
          </table:table-cell>
          <table:table-cell table:formula="of:=2*[.A1060]/9-4/3" office:value-type="float" office:value="-1.20444444444448" calcext:value-type="float">
            <text:p>-1,20444444444448</text:p>
          </table:table-cell>
          <table:table-cell table:formula="of:=-7*[.A1060]/9-1/3" office:value-type="float" office:value="-0.784444444444313" calcext:value-type="float">
            <text:p>-0,784444444444313</text:p>
          </table:table-cell>
          <table:table-cell table:number-columns-repeated="1021"/>
        </table:table-row>
        <table:table-row table:style-name="ro1">
          <table:table-cell table:formula="of:=[.A1060]+0.01" office:value-type="float" office:value="0.589999999999831" calcext:value-type="float">
            <text:p>0,589999999999831</text:p>
          </table:table-cell>
          <table:table-cell table:formula="of:=2*[.A1061]/9-4/3" office:value-type="float" office:value="-1.20222222222226" calcext:value-type="float">
            <text:p>-1,20222222222226</text:p>
          </table:table-cell>
          <table:table-cell table:formula="of:=-7*[.A1061]/9-1/3" office:value-type="float" office:value="-0.792222222222091" calcext:value-type="float">
            <text:p>-0,792222222222091</text:p>
          </table:table-cell>
          <table:table-cell table:number-columns-repeated="1021"/>
        </table:table-row>
        <table:table-row table:style-name="ro1">
          <table:table-cell table:formula="of:=[.A1061]+0.01" office:value-type="float" office:value="0.599999999999831" calcext:value-type="float">
            <text:p>0,599999999999831</text:p>
          </table:table-cell>
          <table:table-cell table:formula="of:=2*[.A1062]/9-4/3" office:value-type="float" office:value="-1.20000000000004" calcext:value-type="float">
            <text:p>-1,20000000000004</text:p>
          </table:table-cell>
          <table:table-cell table:formula="of:=-7*[.A1062]/9-1/3" office:value-type="float" office:value="-0.799999999999869" calcext:value-type="float">
            <text:p>-0,799999999999869</text:p>
          </table:table-cell>
          <table:table-cell table:number-columns-repeated="1021"/>
        </table:table-row>
        <table:table-row table:style-name="ro1">
          <table:table-cell table:formula="of:=[.A1062]+0.01" office:value-type="float" office:value="0.609999999999831" calcext:value-type="float">
            <text:p>0,609999999999831</text:p>
          </table:table-cell>
          <table:table-cell table:formula="of:=2*[.A1063]/9-4/3" office:value-type="float" office:value="-1.19777777777782" calcext:value-type="float">
            <text:p>-1,19777777777782</text:p>
          </table:table-cell>
          <table:table-cell table:formula="of:=-7*[.A1063]/9-1/3" office:value-type="float" office:value="-0.807777777777647" calcext:value-type="float">
            <text:p>-0,807777777777647</text:p>
          </table:table-cell>
          <table:table-cell table:number-columns-repeated="1021"/>
        </table:table-row>
        <table:table-row table:style-name="ro1">
          <table:table-cell table:formula="of:=[.A1063]+0.01" office:value-type="float" office:value="0.619999999999831" calcext:value-type="float">
            <text:p>0,619999999999831</text:p>
          </table:table-cell>
          <table:table-cell table:formula="of:=2*[.A1064]/9-4/3" office:value-type="float" office:value="-1.19555555555559" calcext:value-type="float">
            <text:p>-1,19555555555559</text:p>
          </table:table-cell>
          <table:table-cell table:formula="of:=-7*[.A1064]/9-1/3" office:value-type="float" office:value="-0.815555555555424" calcext:value-type="float">
            <text:p>-0,815555555555424</text:p>
          </table:table-cell>
          <table:table-cell table:number-columns-repeated="1021"/>
        </table:table-row>
        <table:table-row table:style-name="ro1">
          <table:table-cell table:formula="of:=[.A1064]+0.01" office:value-type="float" office:value="0.629999999999831" calcext:value-type="float">
            <text:p>0,629999999999831</text:p>
          </table:table-cell>
          <table:table-cell table:formula="of:=2*[.A1065]/9-4/3" office:value-type="float" office:value="-1.19333333333337" calcext:value-type="float">
            <text:p>-1,19333333333337</text:p>
          </table:table-cell>
          <table:table-cell table:formula="of:=-7*[.A1065]/9-1/3" office:value-type="float" office:value="-0.823333333333202" calcext:value-type="float">
            <text:p>-0,823333333333202</text:p>
          </table:table-cell>
          <table:table-cell table:number-columns-repeated="1021"/>
        </table:table-row>
        <table:table-row table:style-name="ro1">
          <table:table-cell table:formula="of:=[.A1065]+0.01" office:value-type="float" office:value="0.639999999999831" calcext:value-type="float">
            <text:p>0,639999999999831</text:p>
          </table:table-cell>
          <table:table-cell table:formula="of:=2*[.A1066]/9-4/3" office:value-type="float" office:value="-1.19111111111115" calcext:value-type="float">
            <text:p>-1,19111111111115</text:p>
          </table:table-cell>
          <table:table-cell table:formula="of:=-7*[.A1066]/9-1/3" office:value-type="float" office:value="-0.83111111111098" calcext:value-type="float">
            <text:p>-0,83111111111098</text:p>
          </table:table-cell>
          <table:table-cell table:number-columns-repeated="1021"/>
        </table:table-row>
        <table:table-row table:style-name="ro1">
          <table:table-cell table:formula="of:=[.A1066]+0.01" office:value-type="float" office:value="0.649999999999831" calcext:value-type="float">
            <text:p>0,649999999999831</text:p>
          </table:table-cell>
          <table:table-cell table:formula="of:=2*[.A1067]/9-4/3" office:value-type="float" office:value="-1.18888888888893" calcext:value-type="float">
            <text:p>-1,18888888888893</text:p>
          </table:table-cell>
          <table:table-cell table:formula="of:=-7*[.A1067]/9-1/3" office:value-type="float" office:value="-0.838888888888758" calcext:value-type="float">
            <text:p>-0,838888888888758</text:p>
          </table:table-cell>
          <table:table-cell table:number-columns-repeated="1021"/>
        </table:table-row>
        <table:table-row table:style-name="ro1">
          <table:table-cell table:formula="of:=[.A1067]+0.01" office:value-type="float" office:value="0.659999999999832" calcext:value-type="float">
            <text:p>0,659999999999832</text:p>
          </table:table-cell>
          <table:table-cell table:formula="of:=2*[.A1068]/9-4/3" office:value-type="float" office:value="-1.1866666666667" calcext:value-type="float">
            <text:p>-1,1866666666667</text:p>
          </table:table-cell>
          <table:table-cell table:formula="of:=-7*[.A1068]/9-1/3" office:value-type="float" office:value="-0.846666666666536" calcext:value-type="float">
            <text:p>-0,846666666666536</text:p>
          </table:table-cell>
          <table:table-cell table:number-columns-repeated="1021"/>
        </table:table-row>
        <table:table-row table:style-name="ro1">
          <table:table-cell table:formula="of:=[.A1068]+0.01" office:value-type="float" office:value="0.669999999999831" calcext:value-type="float">
            <text:p>0,669999999999831</text:p>
          </table:table-cell>
          <table:table-cell table:formula="of:=2*[.A1069]/9-4/3" office:value-type="float" office:value="-1.18444444444448" calcext:value-type="float">
            <text:p>-1,18444444444448</text:p>
          </table:table-cell>
          <table:table-cell table:formula="of:=-7*[.A1069]/9-1/3" office:value-type="float" office:value="-0.854444444444313" calcext:value-type="float">
            <text:p>-0,854444444444313</text:p>
          </table:table-cell>
          <table:table-cell table:number-columns-repeated="1021"/>
        </table:table-row>
        <table:table-row table:style-name="ro1">
          <table:table-cell table:formula="of:=[.A1069]+0.01" office:value-type="float" office:value="0.679999999999832" calcext:value-type="float">
            <text:p>0,679999999999832</text:p>
          </table:table-cell>
          <table:table-cell table:formula="of:=2*[.A1070]/9-4/3" office:value-type="float" office:value="-1.18222222222226" calcext:value-type="float">
            <text:p>-1,18222222222226</text:p>
          </table:table-cell>
          <table:table-cell table:formula="of:=-7*[.A1070]/9-1/3" office:value-type="float" office:value="-0.862222222222091" calcext:value-type="float">
            <text:p>-0,862222222222091</text:p>
          </table:table-cell>
          <table:table-cell table:number-columns-repeated="1021"/>
        </table:table-row>
        <table:table-row table:style-name="ro1">
          <table:table-cell table:formula="of:=[.A1070]+0.01" office:value-type="float" office:value="0.689999999999831" calcext:value-type="float">
            <text:p>0,689999999999831</text:p>
          </table:table-cell>
          <table:table-cell table:formula="of:=2*[.A1071]/9-4/3" office:value-type="float" office:value="-1.18000000000004" calcext:value-type="float">
            <text:p>-1,18000000000004</text:p>
          </table:table-cell>
          <table:table-cell table:formula="of:=-7*[.A1071]/9-1/3" office:value-type="float" office:value="-0.869999999999869" calcext:value-type="float">
            <text:p>-0,869999999999869</text:p>
          </table:table-cell>
          <table:table-cell table:number-columns-repeated="1021"/>
        </table:table-row>
        <table:table-row table:style-name="ro1">
          <table:table-cell table:formula="of:=[.A1071]+0.01" office:value-type="float" office:value="0.699999999999832" calcext:value-type="float">
            <text:p>0,699999999999832</text:p>
          </table:table-cell>
          <table:table-cell table:formula="of:=2*[.A1072]/9-4/3" office:value-type="float" office:value="-1.17777777777782" calcext:value-type="float">
            <text:p>-1,17777777777782</text:p>
          </table:table-cell>
          <table:table-cell table:formula="of:=-7*[.A1072]/9-1/3" office:value-type="float" office:value="-0.877777777777647" calcext:value-type="float">
            <text:p>-0,877777777777647</text:p>
          </table:table-cell>
          <table:table-cell table:number-columns-repeated="1021"/>
        </table:table-row>
        <table:table-row table:style-name="ro1">
          <table:table-cell table:formula="of:=[.A1072]+0.01" office:value-type="float" office:value="0.709999999999832" calcext:value-type="float">
            <text:p>0,709999999999832</text:p>
          </table:table-cell>
          <table:table-cell table:formula="of:=2*[.A1073]/9-4/3" office:value-type="float" office:value="-1.17555555555559" calcext:value-type="float">
            <text:p>-1,17555555555559</text:p>
          </table:table-cell>
          <table:table-cell table:formula="of:=-7*[.A1073]/9-1/3" office:value-type="float" office:value="-0.885555555555425" calcext:value-type="float">
            <text:p>-0,885555555555425</text:p>
          </table:table-cell>
          <table:table-cell table:number-columns-repeated="1021"/>
        </table:table-row>
        <table:table-row table:style-name="ro1">
          <table:table-cell table:formula="of:=[.A1073]+0.01" office:value-type="float" office:value="0.719999999999832" calcext:value-type="float">
            <text:p>0,719999999999832</text:p>
          </table:table-cell>
          <table:table-cell table:formula="of:=2*[.A1074]/9-4/3" office:value-type="float" office:value="-1.17333333333337" calcext:value-type="float">
            <text:p>-1,17333333333337</text:p>
          </table:table-cell>
          <table:table-cell table:formula="of:=-7*[.A1074]/9-1/3" office:value-type="float" office:value="-0.893333333333202" calcext:value-type="float">
            <text:p>-0,893333333333202</text:p>
          </table:table-cell>
          <table:table-cell table:number-columns-repeated="1021"/>
        </table:table-row>
        <table:table-row table:style-name="ro1">
          <table:table-cell table:formula="of:=[.A1074]+0.01" office:value-type="float" office:value="0.729999999999832" calcext:value-type="float">
            <text:p>0,729999999999832</text:p>
          </table:table-cell>
          <table:table-cell table:formula="of:=2*[.A1075]/9-4/3" office:value-type="float" office:value="-1.17111111111115" calcext:value-type="float">
            <text:p>-1,17111111111115</text:p>
          </table:table-cell>
          <table:table-cell table:formula="of:=-7*[.A1075]/9-1/3" office:value-type="float" office:value="-0.90111111111098" calcext:value-type="float">
            <text:p>-0,90111111111098</text:p>
          </table:table-cell>
          <table:table-cell table:number-columns-repeated="1021"/>
        </table:table-row>
        <table:table-row table:style-name="ro1">
          <table:table-cell table:formula="of:=[.A1075]+0.01" office:value-type="float" office:value="0.739999999999832" calcext:value-type="float">
            <text:p>0,739999999999832</text:p>
          </table:table-cell>
          <table:table-cell table:formula="of:=2*[.A1076]/9-4/3" office:value-type="float" office:value="-1.16888888888893" calcext:value-type="float">
            <text:p>-1,16888888888893</text:p>
          </table:table-cell>
          <table:table-cell table:formula="of:=-7*[.A1076]/9-1/3" office:value-type="float" office:value="-0.908888888888758" calcext:value-type="float">
            <text:p>-0,908888888888758</text:p>
          </table:table-cell>
          <table:table-cell table:number-columns-repeated="1021"/>
        </table:table-row>
        <table:table-row table:style-name="ro1">
          <table:table-cell table:formula="of:=[.A1076]+0.01" office:value-type="float" office:value="0.749999999999832" calcext:value-type="float">
            <text:p>0,749999999999832</text:p>
          </table:table-cell>
          <table:table-cell table:formula="of:=2*[.A1077]/9-4/3" office:value-type="float" office:value="-1.1666666666667" calcext:value-type="float">
            <text:p>-1,1666666666667</text:p>
          </table:table-cell>
          <table:table-cell table:formula="of:=-7*[.A1077]/9-1/3" office:value-type="float" office:value="-0.916666666666536" calcext:value-type="float">
            <text:p>-0,916666666666536</text:p>
          </table:table-cell>
          <table:table-cell table:number-columns-repeated="1021"/>
        </table:table-row>
        <table:table-row table:style-name="ro1">
          <table:table-cell table:formula="of:=[.A1077]+0.01" office:value-type="float" office:value="0.759999999999832" calcext:value-type="float">
            <text:p>0,759999999999832</text:p>
          </table:table-cell>
          <table:table-cell table:formula="of:=2*[.A1078]/9-4/3" office:value-type="float" office:value="-1.16444444444448" calcext:value-type="float">
            <text:p>-1,16444444444448</text:p>
          </table:table-cell>
          <table:table-cell table:formula="of:=-7*[.A1078]/9-1/3" office:value-type="float" office:value="-0.924444444444313" calcext:value-type="float">
            <text:p>-0,924444444444313</text:p>
          </table:table-cell>
          <table:table-cell table:number-columns-repeated="1021"/>
        </table:table-row>
        <table:table-row table:style-name="ro1">
          <table:table-cell table:formula="of:=[.A1078]+0.01" office:value-type="float" office:value="0.769999999999832" calcext:value-type="float">
            <text:p>0,769999999999832</text:p>
          </table:table-cell>
          <table:table-cell table:formula="of:=2*[.A1079]/9-4/3" office:value-type="float" office:value="-1.16222222222226" calcext:value-type="float">
            <text:p>-1,16222222222226</text:p>
          </table:table-cell>
          <table:table-cell table:formula="of:=-7*[.A1079]/9-1/3" office:value-type="float" office:value="-0.932222222222091" calcext:value-type="float">
            <text:p>-0,932222222222091</text:p>
          </table:table-cell>
          <table:table-cell table:number-columns-repeated="1021"/>
        </table:table-row>
        <table:table-row table:style-name="ro1">
          <table:table-cell table:formula="of:=[.A1079]+0.01" office:value-type="float" office:value="0.779999999999832" calcext:value-type="float">
            <text:p>0,779999999999832</text:p>
          </table:table-cell>
          <table:table-cell table:formula="of:=2*[.A1080]/9-4/3" office:value-type="float" office:value="-1.16000000000004" calcext:value-type="float">
            <text:p>-1,16000000000004</text:p>
          </table:table-cell>
          <table:table-cell table:formula="of:=-7*[.A1080]/9-1/3" office:value-type="float" office:value="-0.939999999999869" calcext:value-type="float">
            <text:p>-0,939999999999869</text:p>
          </table:table-cell>
          <table:table-cell table:number-columns-repeated="1021"/>
        </table:table-row>
        <table:table-row table:style-name="ro1">
          <table:table-cell table:formula="of:=[.A1080]+0.01" office:value-type="float" office:value="0.789999999999832" calcext:value-type="float">
            <text:p>0,789999999999832</text:p>
          </table:table-cell>
          <table:table-cell table:formula="of:=2*[.A1081]/9-4/3" office:value-type="float" office:value="-1.15777777777782" calcext:value-type="float">
            <text:p>-1,15777777777782</text:p>
          </table:table-cell>
          <table:table-cell table:formula="of:=-7*[.A1081]/9-1/3" office:value-type="float" office:value="-0.947777777777647" calcext:value-type="float">
            <text:p>-0,947777777777647</text:p>
          </table:table-cell>
          <table:table-cell table:number-columns-repeated="1021"/>
        </table:table-row>
        <table:table-row table:style-name="ro1">
          <table:table-cell table:formula="of:=[.A1081]+0.01" office:value-type="float" office:value="0.799999999999832" calcext:value-type="float">
            <text:p>0,799999999999832</text:p>
          </table:table-cell>
          <table:table-cell table:formula="of:=2*[.A1082]/9-4/3" office:value-type="float" office:value="-1.15555555555559" calcext:value-type="float">
            <text:p>-1,15555555555559</text:p>
          </table:table-cell>
          <table:table-cell table:formula="of:=-7*[.A1082]/9-1/3" office:value-type="float" office:value="-0.955555555555424" calcext:value-type="float">
            <text:p>-0,955555555555424</text:p>
          </table:table-cell>
          <table:table-cell table:number-columns-repeated="1021"/>
        </table:table-row>
        <table:table-row table:style-name="ro1">
          <table:table-cell table:formula="of:=[.A1082]+0.01" office:value-type="float" office:value="0.809999999999832" calcext:value-type="float">
            <text:p>0,809999999999832</text:p>
          </table:table-cell>
          <table:table-cell table:formula="of:=2*[.A1083]/9-4/3" office:value-type="float" office:value="-1.15333333333337" calcext:value-type="float">
            <text:p>-1,15333333333337</text:p>
          </table:table-cell>
          <table:table-cell table:formula="of:=-7*[.A1083]/9-1/3" office:value-type="float" office:value="-0.963333333333202" calcext:value-type="float">
            <text:p>-0,963333333333202</text:p>
          </table:table-cell>
          <table:table-cell table:number-columns-repeated="1021"/>
        </table:table-row>
        <table:table-row table:style-name="ro1">
          <table:table-cell table:formula="of:=[.A1083]+0.01" office:value-type="float" office:value="0.819999999999832" calcext:value-type="float">
            <text:p>0,819999999999832</text:p>
          </table:table-cell>
          <table:table-cell table:formula="of:=2*[.A1084]/9-4/3" office:value-type="float" office:value="-1.15111111111115" calcext:value-type="float">
            <text:p>-1,15111111111115</text:p>
          </table:table-cell>
          <table:table-cell table:formula="of:=-7*[.A1084]/9-1/3" office:value-type="float" office:value="-0.97111111111098" calcext:value-type="float">
            <text:p>-0,97111111111098</text:p>
          </table:table-cell>
          <table:table-cell table:number-columns-repeated="1021"/>
        </table:table-row>
        <table:table-row table:style-name="ro1">
          <table:table-cell table:formula="of:=[.A1084]+0.01" office:value-type="float" office:value="0.829999999999832" calcext:value-type="float">
            <text:p>0,829999999999832</text:p>
          </table:table-cell>
          <table:table-cell table:formula="of:=2*[.A1085]/9-4/3" office:value-type="float" office:value="-1.14888888888893" calcext:value-type="float">
            <text:p>-1,14888888888893</text:p>
          </table:table-cell>
          <table:table-cell table:formula="of:=-7*[.A1085]/9-1/3" office:value-type="float" office:value="-0.978888888888758" calcext:value-type="float">
            <text:p>-0,978888888888758</text:p>
          </table:table-cell>
          <table:table-cell table:number-columns-repeated="1021"/>
        </table:table-row>
        <table:table-row table:style-name="ro1">
          <table:table-cell table:formula="of:=[.A1085]+0.01" office:value-type="float" office:value="0.839999999999832" calcext:value-type="float">
            <text:p>0,839999999999832</text:p>
          </table:table-cell>
          <table:table-cell table:formula="of:=2*[.A1086]/9-4/3" office:value-type="float" office:value="-1.1466666666667" calcext:value-type="float">
            <text:p>-1,1466666666667</text:p>
          </table:table-cell>
          <table:table-cell table:formula="of:=-7*[.A1086]/9-1/3" office:value-type="float" office:value="-0.986666666666535" calcext:value-type="float">
            <text:p>-0,986666666666535</text:p>
          </table:table-cell>
          <table:table-cell table:number-columns-repeated="1021"/>
        </table:table-row>
        <table:table-row table:style-name="ro1">
          <table:table-cell table:formula="of:=[.A1086]+0.01" office:value-type="float" office:value="0.849999999999832" calcext:value-type="float">
            <text:p>0,849999999999832</text:p>
          </table:table-cell>
          <table:table-cell table:formula="of:=2*[.A1087]/9-4/3" office:value-type="float" office:value="-1.14444444444448" calcext:value-type="float">
            <text:p>-1,14444444444448</text:p>
          </table:table-cell>
          <table:table-cell table:formula="of:=-7*[.A1087]/9-1/3" office:value-type="float" office:value="-0.994444444444313" calcext:value-type="float">
            <text:p>-0,994444444444313</text:p>
          </table:table-cell>
          <table:table-cell table:number-columns-repeated="1021"/>
        </table:table-row>
        <table:table-row table:style-name="ro1">
          <table:table-cell table:formula="of:=[.A1087]+0.01" office:value-type="float" office:value="0.859999999999832" calcext:value-type="float">
            <text:p>0,859999999999832</text:p>
          </table:table-cell>
          <table:table-cell table:formula="of:=2*[.A1088]/9-4/3" office:value-type="float" office:value="-1.14222222222226" calcext:value-type="float">
            <text:p>-1,14222222222226</text:p>
          </table:table-cell>
          <table:table-cell table:formula="of:=-7*[.A1088]/9-1/3" office:value-type="float" office:value="-1.00222222222209" calcext:value-type="float">
            <text:p>-1,00222222222209</text:p>
          </table:table-cell>
          <table:table-cell table:number-columns-repeated="1021"/>
        </table:table-row>
        <table:table-row table:style-name="ro1">
          <table:table-cell table:formula="of:=[.A1088]+0.01" office:value-type="float" office:value="0.869999999999832" calcext:value-type="float">
            <text:p>0,869999999999832</text:p>
          </table:table-cell>
          <table:table-cell table:formula="of:=2*[.A1089]/9-4/3" office:value-type="float" office:value="-1.14000000000004" calcext:value-type="float">
            <text:p>-1,14000000000004</text:p>
          </table:table-cell>
          <table:table-cell table:formula="of:=-7*[.A1089]/9-1/3" office:value-type="float" office:value="-1.00999999999987" calcext:value-type="float">
            <text:p>-1,00999999999987</text:p>
          </table:table-cell>
          <table:table-cell table:number-columns-repeated="1021"/>
        </table:table-row>
        <table:table-row table:style-name="ro1">
          <table:table-cell table:formula="of:=[.A1089]+0.01" office:value-type="float" office:value="0.879999999999832" calcext:value-type="float">
            <text:p>0,879999999999832</text:p>
          </table:table-cell>
          <table:table-cell table:formula="of:=2*[.A1090]/9-4/3" office:value-type="float" office:value="-1.13777777777782" calcext:value-type="float">
            <text:p>-1,13777777777782</text:p>
          </table:table-cell>
          <table:table-cell table:formula="of:=-7*[.A1090]/9-1/3" office:value-type="float" office:value="-1.01777777777765" calcext:value-type="float">
            <text:p>-1,01777777777765</text:p>
          </table:table-cell>
          <table:table-cell table:number-columns-repeated="1021"/>
        </table:table-row>
        <table:table-row table:style-name="ro1">
          <table:table-cell table:formula="of:=[.A1090]+0.01" office:value-type="float" office:value="0.889999999999832" calcext:value-type="float">
            <text:p>0,889999999999832</text:p>
          </table:table-cell>
          <table:table-cell table:formula="of:=2*[.A1091]/9-4/3" office:value-type="float" office:value="-1.13555555555559" calcext:value-type="float">
            <text:p>-1,13555555555559</text:p>
          </table:table-cell>
          <table:table-cell table:formula="of:=-7*[.A1091]/9-1/3" office:value-type="float" office:value="-1.02555555555542" calcext:value-type="float">
            <text:p>-1,02555555555542</text:p>
          </table:table-cell>
          <table:table-cell table:number-columns-repeated="1021"/>
        </table:table-row>
        <table:table-row table:style-name="ro1">
          <table:table-cell table:formula="of:=[.A1091]+0.01" office:value-type="float" office:value="0.899999999999832" calcext:value-type="float">
            <text:p>0,899999999999832</text:p>
          </table:table-cell>
          <table:table-cell table:formula="of:=2*[.A1092]/9-4/3" office:value-type="float" office:value="-1.13333333333337" calcext:value-type="float">
            <text:p>-1,13333333333337</text:p>
          </table:table-cell>
          <table:table-cell table:formula="of:=-7*[.A1092]/9-1/3" office:value-type="float" office:value="-1.0333333333332" calcext:value-type="float">
            <text:p>-1,0333333333332</text:p>
          </table:table-cell>
          <table:table-cell table:number-columns-repeated="1021"/>
        </table:table-row>
        <table:table-row table:style-name="ro1">
          <table:table-cell table:formula="of:=[.A1092]+0.01" office:value-type="float" office:value="0.909999999999832" calcext:value-type="float">
            <text:p>0,909999999999832</text:p>
          </table:table-cell>
          <table:table-cell table:formula="of:=2*[.A1093]/9-4/3" office:value-type="float" office:value="-1.13111111111115" calcext:value-type="float">
            <text:p>-1,13111111111115</text:p>
          </table:table-cell>
          <table:table-cell table:formula="of:=-7*[.A1093]/9-1/3" office:value-type="float" office:value="-1.04111111111098" calcext:value-type="float">
            <text:p>-1,04111111111098</text:p>
          </table:table-cell>
          <table:table-cell table:number-columns-repeated="1021"/>
        </table:table-row>
        <table:table-row table:style-name="ro1">
          <table:table-cell table:formula="of:=[.A1093]+0.01" office:value-type="float" office:value="0.919999999999832" calcext:value-type="float">
            <text:p>0,919999999999832</text:p>
          </table:table-cell>
          <table:table-cell table:formula="of:=2*[.A1094]/9-4/3" office:value-type="float" office:value="-1.12888888888893" calcext:value-type="float">
            <text:p>-1,12888888888893</text:p>
          </table:table-cell>
          <table:table-cell table:formula="of:=-7*[.A1094]/9-1/3" office:value-type="float" office:value="-1.04888888888876" calcext:value-type="float">
            <text:p>-1,04888888888876</text:p>
          </table:table-cell>
          <table:table-cell table:number-columns-repeated="1021"/>
        </table:table-row>
        <table:table-row table:style-name="ro1">
          <table:table-cell table:formula="of:=[.A1094]+0.01" office:value-type="float" office:value="0.929999999999832" calcext:value-type="float">
            <text:p>0,929999999999832</text:p>
          </table:table-cell>
          <table:table-cell table:formula="of:=2*[.A1095]/9-4/3" office:value-type="float" office:value="-1.1266666666667" calcext:value-type="float">
            <text:p>-1,1266666666667</text:p>
          </table:table-cell>
          <table:table-cell table:formula="of:=-7*[.A1095]/9-1/3" office:value-type="float" office:value="-1.05666666666654" calcext:value-type="float">
            <text:p>-1,05666666666654</text:p>
          </table:table-cell>
          <table:table-cell table:number-columns-repeated="1021"/>
        </table:table-row>
        <table:table-row table:style-name="ro1">
          <table:table-cell table:formula="of:=[.A1095]+0.01" office:value-type="float" office:value="0.939999999999832" calcext:value-type="float">
            <text:p>0,939999999999832</text:p>
          </table:table-cell>
          <table:table-cell table:formula="of:=2*[.A1096]/9-4/3" office:value-type="float" office:value="-1.12444444444448" calcext:value-type="float">
            <text:p>-1,12444444444448</text:p>
          </table:table-cell>
          <table:table-cell table:formula="of:=-7*[.A1096]/9-1/3" office:value-type="float" office:value="-1.06444444444431" calcext:value-type="float">
            <text:p>-1,06444444444431</text:p>
          </table:table-cell>
          <table:table-cell table:number-columns-repeated="1021"/>
        </table:table-row>
        <table:table-row table:style-name="ro1">
          <table:table-cell table:formula="of:=[.A1096]+0.01" office:value-type="float" office:value="0.949999999999832" calcext:value-type="float">
            <text:p>0,949999999999832</text:p>
          </table:table-cell>
          <table:table-cell table:formula="of:=2*[.A1097]/9-4/3" office:value-type="float" office:value="-1.12222222222226" calcext:value-type="float">
            <text:p>-1,12222222222226</text:p>
          </table:table-cell>
          <table:table-cell table:formula="of:=-7*[.A1097]/9-1/3" office:value-type="float" office:value="-1.07222222222209" calcext:value-type="float">
            <text:p>-1,07222222222209</text:p>
          </table:table-cell>
          <table:table-cell table:number-columns-repeated="1021"/>
        </table:table-row>
        <table:table-row table:style-name="ro1">
          <table:table-cell table:formula="of:=[.A1097]+0.01" office:value-type="float" office:value="0.959999999999832" calcext:value-type="float">
            <text:p>0,959999999999832</text:p>
          </table:table-cell>
          <table:table-cell table:formula="of:=2*[.A1098]/9-4/3" office:value-type="float" office:value="-1.12000000000004" calcext:value-type="float">
            <text:p>-1,12000000000004</text:p>
          </table:table-cell>
          <table:table-cell table:formula="of:=-7*[.A1098]/9-1/3" office:value-type="float" office:value="-1.07999999999987" calcext:value-type="float">
            <text:p>-1,07999999999987</text:p>
          </table:table-cell>
          <table:table-cell table:number-columns-repeated="1021"/>
        </table:table-row>
        <table:table-row table:style-name="ro1">
          <table:table-cell table:formula="of:=[.A1098]+0.01" office:value-type="float" office:value="0.969999999999832" calcext:value-type="float">
            <text:p>0,969999999999832</text:p>
          </table:table-cell>
          <table:table-cell table:formula="of:=2*[.A1099]/9-4/3" office:value-type="float" office:value="-1.11777777777782" calcext:value-type="float">
            <text:p>-1,11777777777782</text:p>
          </table:table-cell>
          <table:table-cell table:formula="of:=-7*[.A1099]/9-1/3" office:value-type="float" office:value="-1.08777777777765" calcext:value-type="float">
            <text:p>-1,08777777777765</text:p>
          </table:table-cell>
          <table:table-cell table:number-columns-repeated="1021"/>
        </table:table-row>
        <table:table-row table:style-name="ro1">
          <table:table-cell table:formula="of:=[.A1099]+0.01" office:value-type="float" office:value="0.979999999999832" calcext:value-type="float">
            <text:p>0,979999999999832</text:p>
          </table:table-cell>
          <table:table-cell table:formula="of:=2*[.A1100]/9-4/3" office:value-type="float" office:value="-1.11555555555559" calcext:value-type="float">
            <text:p>-1,11555555555559</text:p>
          </table:table-cell>
          <table:table-cell table:formula="of:=-7*[.A1100]/9-1/3" office:value-type="float" office:value="-1.09555555555542" calcext:value-type="float">
            <text:p>-1,09555555555542</text:p>
          </table:table-cell>
          <table:table-cell table:number-columns-repeated="1021"/>
        </table:table-row>
        <table:table-row table:style-name="ro1">
          <table:table-cell table:formula="of:=[.A1100]+0.01" office:value-type="float" office:value="0.989999999999832" calcext:value-type="float">
            <text:p>0,989999999999832</text:p>
          </table:table-cell>
          <table:table-cell table:formula="of:=2*[.A1101]/9-4/3" office:value-type="float" office:value="-1.11333333333337" calcext:value-type="float">
            <text:p>-1,11333333333337</text:p>
          </table:table-cell>
          <table:table-cell table:formula="of:=-7*[.A1101]/9-1/3" office:value-type="float" office:value="-1.1033333333332" calcext:value-type="float">
            <text:p>-1,1033333333332</text:p>
          </table:table-cell>
          <table:table-cell table:number-columns-repeated="1021"/>
        </table:table-row>
        <table:table-row table:style-name="ro1">
          <table:table-cell table:formula="of:=[.A1101]+0.01" office:value-type="float" office:value="0.999999999999832" calcext:value-type="float">
            <text:p>0,999999999999832</text:p>
          </table:table-cell>
          <table:table-cell table:formula="of:=2*[.A1102]/9-4/3" office:value-type="float" office:value="-1.11111111111115" calcext:value-type="float">
            <text:p>-1,11111111111115</text:p>
          </table:table-cell>
          <table:table-cell table:formula="of:=-7*[.A1102]/9-1/3" office:value-type="float" office:value="-1.11111111111098" calcext:value-type="float">
            <text:p>-1,11111111111098</text:p>
          </table:table-cell>
          <table:table-cell table:number-columns-repeated="1021"/>
        </table:table-row>
        <table:table-row table:style-name="ro1">
          <table:table-cell table:formula="of:=[.A1102]+0.01" office:value-type="float" office:value="1.00999999999983" calcext:value-type="float">
            <text:p>1,00999999999983</text:p>
          </table:table-cell>
          <table:table-cell table:formula="of:=2*[.A1103]/9-4/3" office:value-type="float" office:value="-1.10888888888893" calcext:value-type="float">
            <text:p>-1,10888888888893</text:p>
          </table:table-cell>
          <table:table-cell table:formula="of:=-7*[.A1103]/9-1/3" office:value-type="float" office:value="-1.11888888888876" calcext:value-type="float">
            <text:p>-1,11888888888876</text:p>
          </table:table-cell>
          <table:table-cell table:number-columns-repeated="1021"/>
        </table:table-row>
        <table:table-row table:style-name="ro1">
          <table:table-cell table:formula="of:=[.A1103]+0.01" office:value-type="float" office:value="1.01999999999983" calcext:value-type="float">
            <text:p>1,01999999999983</text:p>
          </table:table-cell>
          <table:table-cell table:formula="of:=2*[.A1104]/9-4/3" office:value-type="float" office:value="-1.1066666666667" calcext:value-type="float">
            <text:p>-1,1066666666667</text:p>
          </table:table-cell>
          <table:table-cell table:formula="of:=-7*[.A1104]/9-1/3" office:value-type="float" office:value="-1.12666666666654" calcext:value-type="float">
            <text:p>-1,12666666666654</text:p>
          </table:table-cell>
          <table:table-cell table:number-columns-repeated="1021"/>
        </table:table-row>
        <table:table-row table:style-name="ro1">
          <table:table-cell table:formula="of:=[.A1104]+0.01" office:value-type="float" office:value="1.02999999999983" calcext:value-type="float">
            <text:p>1,02999999999983</text:p>
          </table:table-cell>
          <table:table-cell table:formula="of:=2*[.A1105]/9-4/3" office:value-type="float" office:value="-1.10444444444448" calcext:value-type="float">
            <text:p>-1,10444444444448</text:p>
          </table:table-cell>
          <table:table-cell table:formula="of:=-7*[.A1105]/9-1/3" office:value-type="float" office:value="-1.13444444444431" calcext:value-type="float">
            <text:p>-1,13444444444431</text:p>
          </table:table-cell>
          <table:table-cell table:number-columns-repeated="1021"/>
        </table:table-row>
        <table:table-row table:style-name="ro1">
          <table:table-cell table:formula="of:=[.A1105]+0.01" office:value-type="float" office:value="1.03999999999983" calcext:value-type="float">
            <text:p>1,03999999999983</text:p>
          </table:table-cell>
          <table:table-cell table:formula="of:=2*[.A1106]/9-4/3" office:value-type="float" office:value="-1.10222222222226" calcext:value-type="float">
            <text:p>-1,10222222222226</text:p>
          </table:table-cell>
          <table:table-cell table:formula="of:=-7*[.A1106]/9-1/3" office:value-type="float" office:value="-1.14222222222209" calcext:value-type="float">
            <text:p>-1,14222222222209</text:p>
          </table:table-cell>
          <table:table-cell table:number-columns-repeated="1021"/>
        </table:table-row>
        <table:table-row table:style-name="ro1">
          <table:table-cell table:formula="of:=[.A1106]+0.01" office:value-type="float" office:value="1.04999999999983" calcext:value-type="float">
            <text:p>1,04999999999983</text:p>
          </table:table-cell>
          <table:table-cell table:formula="of:=2*[.A1107]/9-4/3" office:value-type="float" office:value="-1.10000000000004" calcext:value-type="float">
            <text:p>-1,10000000000004</text:p>
          </table:table-cell>
          <table:table-cell table:formula="of:=-7*[.A1107]/9-1/3" office:value-type="float" office:value="-1.14999999999987" calcext:value-type="float">
            <text:p>-1,14999999999987</text:p>
          </table:table-cell>
          <table:table-cell table:number-columns-repeated="1021"/>
        </table:table-row>
        <table:table-row table:style-name="ro1">
          <table:table-cell table:formula="of:=[.A1107]+0.01" office:value-type="float" office:value="1.05999999999983" calcext:value-type="float">
            <text:p>1,05999999999983</text:p>
          </table:table-cell>
          <table:table-cell table:formula="of:=2*[.A1108]/9-4/3" office:value-type="float" office:value="-1.09777777777782" calcext:value-type="float">
            <text:p>-1,09777777777782</text:p>
          </table:table-cell>
          <table:table-cell table:formula="of:=-7*[.A1108]/9-1/3" office:value-type="float" office:value="-1.15777777777765" calcext:value-type="float">
            <text:p>-1,15777777777765</text:p>
          </table:table-cell>
          <table:table-cell table:number-columns-repeated="1021"/>
        </table:table-row>
        <table:table-row table:style-name="ro1">
          <table:table-cell table:formula="of:=[.A1108]+0.01" office:value-type="float" office:value="1.06999999999983" calcext:value-type="float">
            <text:p>1,06999999999983</text:p>
          </table:table-cell>
          <table:table-cell table:formula="of:=2*[.A1109]/9-4/3" office:value-type="float" office:value="-1.09555555555559" calcext:value-type="float">
            <text:p>-1,09555555555559</text:p>
          </table:table-cell>
          <table:table-cell table:formula="of:=-7*[.A1109]/9-1/3" office:value-type="float" office:value="-1.16555555555542" calcext:value-type="float">
            <text:p>-1,16555555555542</text:p>
          </table:table-cell>
          <table:table-cell table:number-columns-repeated="1021"/>
        </table:table-row>
        <table:table-row table:style-name="ro1">
          <table:table-cell table:formula="of:=[.A1109]+0.01" office:value-type="float" office:value="1.07999999999983" calcext:value-type="float">
            <text:p>1,07999999999983</text:p>
          </table:table-cell>
          <table:table-cell table:formula="of:=2*[.A1110]/9-4/3" office:value-type="float" office:value="-1.09333333333337" calcext:value-type="float">
            <text:p>-1,09333333333337</text:p>
          </table:table-cell>
          <table:table-cell table:formula="of:=-7*[.A1110]/9-1/3" office:value-type="float" office:value="-1.1733333333332" calcext:value-type="float">
            <text:p>-1,1733333333332</text:p>
          </table:table-cell>
          <table:table-cell table:number-columns-repeated="1021"/>
        </table:table-row>
        <table:table-row table:style-name="ro1">
          <table:table-cell table:formula="of:=[.A1110]+0.01" office:value-type="float" office:value="1.08999999999983" calcext:value-type="float">
            <text:p>1,08999999999983</text:p>
          </table:table-cell>
          <table:table-cell table:formula="of:=2*[.A1111]/9-4/3" office:value-type="float" office:value="-1.09111111111115" calcext:value-type="float">
            <text:p>-1,09111111111115</text:p>
          </table:table-cell>
          <table:table-cell table:formula="of:=-7*[.A1111]/9-1/3" office:value-type="float" office:value="-1.18111111111098" calcext:value-type="float">
            <text:p>-1,18111111111098</text:p>
          </table:table-cell>
          <table:table-cell table:number-columns-repeated="1021"/>
        </table:table-row>
        <table:table-row table:style-name="ro1">
          <table:table-cell table:formula="of:=[.A1111]+0.01" office:value-type="float" office:value="1.09999999999983" calcext:value-type="float">
            <text:p>1,09999999999983</text:p>
          </table:table-cell>
          <table:table-cell table:formula="of:=2*[.A1112]/9-4/3" office:value-type="float" office:value="-1.08888888888893" calcext:value-type="float">
            <text:p>-1,08888888888893</text:p>
          </table:table-cell>
          <table:table-cell table:formula="of:=-7*[.A1112]/9-1/3" office:value-type="float" office:value="-1.18888888888876" calcext:value-type="float">
            <text:p>-1,18888888888876</text:p>
          </table:table-cell>
          <table:table-cell table:number-columns-repeated="1021"/>
        </table:table-row>
        <table:table-row table:style-name="ro1">
          <table:table-cell table:formula="of:=[.A1112]+0.01" office:value-type="float" office:value="1.10999999999983" calcext:value-type="float">
            <text:p>1,10999999999983</text:p>
          </table:table-cell>
          <table:table-cell table:formula="of:=2*[.A1113]/9-4/3" office:value-type="float" office:value="-1.0866666666667" calcext:value-type="float">
            <text:p>-1,0866666666667</text:p>
          </table:table-cell>
          <table:table-cell table:formula="of:=-7*[.A1113]/9-1/3" office:value-type="float" office:value="-1.19666666666654" calcext:value-type="float">
            <text:p>-1,19666666666654</text:p>
          </table:table-cell>
          <table:table-cell table:number-columns-repeated="1021"/>
        </table:table-row>
        <table:table-row table:style-name="ro1">
          <table:table-cell table:formula="of:=[.A1113]+0.01" office:value-type="float" office:value="1.11999999999983" calcext:value-type="float">
            <text:p>1,11999999999983</text:p>
          </table:table-cell>
          <table:table-cell table:formula="of:=2*[.A1114]/9-4/3" office:value-type="float" office:value="-1.08444444444448" calcext:value-type="float">
            <text:p>-1,08444444444448</text:p>
          </table:table-cell>
          <table:table-cell table:formula="of:=-7*[.A1114]/9-1/3" office:value-type="float" office:value="-1.20444444444431" calcext:value-type="float">
            <text:p>-1,20444444444431</text:p>
          </table:table-cell>
          <table:table-cell table:number-columns-repeated="1021"/>
        </table:table-row>
        <table:table-row table:style-name="ro1">
          <table:table-cell table:formula="of:=[.A1114]+0.01" office:value-type="float" office:value="1.12999999999983" calcext:value-type="float">
            <text:p>1,12999999999983</text:p>
          </table:table-cell>
          <table:table-cell table:formula="of:=2*[.A1115]/9-4/3" office:value-type="float" office:value="-1.08222222222226" calcext:value-type="float">
            <text:p>-1,08222222222226</text:p>
          </table:table-cell>
          <table:table-cell table:formula="of:=-7*[.A1115]/9-1/3" office:value-type="float" office:value="-1.21222222222209" calcext:value-type="float">
            <text:p>-1,21222222222209</text:p>
          </table:table-cell>
          <table:table-cell table:number-columns-repeated="1021"/>
        </table:table-row>
        <table:table-row table:style-name="ro1">
          <table:table-cell table:formula="of:=[.A1115]+0.01" office:value-type="float" office:value="1.13999999999983" calcext:value-type="float">
            <text:p>1,13999999999983</text:p>
          </table:table-cell>
          <table:table-cell table:formula="of:=2*[.A1116]/9-4/3" office:value-type="float" office:value="-1.08000000000004" calcext:value-type="float">
            <text:p>-1,08000000000004</text:p>
          </table:table-cell>
          <table:table-cell table:formula="of:=-7*[.A1116]/9-1/3" office:value-type="float" office:value="-1.21999999999987" calcext:value-type="float">
            <text:p>-1,21999999999987</text:p>
          </table:table-cell>
          <table:table-cell table:number-columns-repeated="1021"/>
        </table:table-row>
        <table:table-row table:style-name="ro1">
          <table:table-cell table:formula="of:=[.A1116]+0.01" office:value-type="float" office:value="1.14999999999983" calcext:value-type="float">
            <text:p>1,14999999999983</text:p>
          </table:table-cell>
          <table:table-cell table:formula="of:=2*[.A1117]/9-4/3" office:value-type="float" office:value="-1.07777777777782" calcext:value-type="float">
            <text:p>-1,07777777777782</text:p>
          </table:table-cell>
          <table:table-cell table:formula="of:=-7*[.A1117]/9-1/3" office:value-type="float" office:value="-1.22777777777765" calcext:value-type="float">
            <text:p>-1,22777777777765</text:p>
          </table:table-cell>
          <table:table-cell table:number-columns-repeated="1021"/>
        </table:table-row>
        <table:table-row table:style-name="ro1">
          <table:table-cell table:formula="of:=[.A1117]+0.01" office:value-type="float" office:value="1.15999999999983" calcext:value-type="float">
            <text:p>1,15999999999983</text:p>
          </table:table-cell>
          <table:table-cell table:formula="of:=2*[.A1118]/9-4/3" office:value-type="float" office:value="-1.07555555555559" calcext:value-type="float">
            <text:p>-1,07555555555559</text:p>
          </table:table-cell>
          <table:table-cell table:formula="of:=-7*[.A1118]/9-1/3" office:value-type="float" office:value="-1.23555555555542" calcext:value-type="float">
            <text:p>-1,23555555555542</text:p>
          </table:table-cell>
          <table:table-cell table:number-columns-repeated="1021"/>
        </table:table-row>
        <table:table-row table:style-name="ro1">
          <table:table-cell table:formula="of:=[.A1118]+0.01" office:value-type="float" office:value="1.16999999999983" calcext:value-type="float">
            <text:p>1,16999999999983</text:p>
          </table:table-cell>
          <table:table-cell table:formula="of:=2*[.A1119]/9-4/3" office:value-type="float" office:value="-1.07333333333337" calcext:value-type="float">
            <text:p>-1,07333333333337</text:p>
          </table:table-cell>
          <table:table-cell table:formula="of:=-7*[.A1119]/9-1/3" office:value-type="float" office:value="-1.2433333333332" calcext:value-type="float">
            <text:p>-1,2433333333332</text:p>
          </table:table-cell>
          <table:table-cell table:number-columns-repeated="1021"/>
        </table:table-row>
        <table:table-row table:style-name="ro1">
          <table:table-cell table:formula="of:=[.A1119]+0.01" office:value-type="float" office:value="1.17999999999983" calcext:value-type="float">
            <text:p>1,17999999999983</text:p>
          </table:table-cell>
          <table:table-cell table:formula="of:=2*[.A1120]/9-4/3" office:value-type="float" office:value="-1.07111111111115" calcext:value-type="float">
            <text:p>-1,07111111111115</text:p>
          </table:table-cell>
          <table:table-cell table:formula="of:=-7*[.A1120]/9-1/3" office:value-type="float" office:value="-1.25111111111098" calcext:value-type="float">
            <text:p>-1,25111111111098</text:p>
          </table:table-cell>
          <table:table-cell table:number-columns-repeated="1021"/>
        </table:table-row>
        <table:table-row table:style-name="ro1">
          <table:table-cell table:formula="of:=[.A1120]+0.01" office:value-type="float" office:value="1.18999999999983" calcext:value-type="float">
            <text:p>1,18999999999983</text:p>
          </table:table-cell>
          <table:table-cell table:formula="of:=2*[.A1121]/9-4/3" office:value-type="float" office:value="-1.06888888888893" calcext:value-type="float">
            <text:p>-1,06888888888893</text:p>
          </table:table-cell>
          <table:table-cell table:formula="of:=-7*[.A1121]/9-1/3" office:value-type="float" office:value="-1.25888888888876" calcext:value-type="float">
            <text:p>-1,25888888888876</text:p>
          </table:table-cell>
          <table:table-cell table:number-columns-repeated="1021"/>
        </table:table-row>
        <table:table-row table:style-name="ro1">
          <table:table-cell table:formula="of:=[.A1121]+0.01" office:value-type="float" office:value="1.19999999999983" calcext:value-type="float">
            <text:p>1,19999999999983</text:p>
          </table:table-cell>
          <table:table-cell table:formula="of:=2*[.A1122]/9-4/3" office:value-type="float" office:value="-1.0666666666667" calcext:value-type="float">
            <text:p>-1,0666666666667</text:p>
          </table:table-cell>
          <table:table-cell table:formula="of:=-7*[.A1122]/9-1/3" office:value-type="float" office:value="-1.26666666666654" calcext:value-type="float">
            <text:p>-1,26666666666654</text:p>
          </table:table-cell>
          <table:table-cell table:number-columns-repeated="1021"/>
        </table:table-row>
        <table:table-row table:style-name="ro1">
          <table:table-cell table:formula="of:=[.A1122]+0.01" office:value-type="float" office:value="1.20999999999983" calcext:value-type="float">
            <text:p>1,20999999999983</text:p>
          </table:table-cell>
          <table:table-cell table:formula="of:=2*[.A1123]/9-4/3" office:value-type="float" office:value="-1.06444444444448" calcext:value-type="float">
            <text:p>-1,06444444444448</text:p>
          </table:table-cell>
          <table:table-cell table:formula="of:=-7*[.A1123]/9-1/3" office:value-type="float" office:value="-1.27444444444431" calcext:value-type="float">
            <text:p>-1,27444444444431</text:p>
          </table:table-cell>
          <table:table-cell table:number-columns-repeated="1021"/>
        </table:table-row>
        <table:table-row table:style-name="ro1">
          <table:table-cell table:formula="of:=[.A1123]+0.01" office:value-type="float" office:value="1.21999999999983" calcext:value-type="float">
            <text:p>1,21999999999983</text:p>
          </table:table-cell>
          <table:table-cell table:formula="of:=2*[.A1124]/9-4/3" office:value-type="float" office:value="-1.06222222222226" calcext:value-type="float">
            <text:p>-1,06222222222226</text:p>
          </table:table-cell>
          <table:table-cell table:formula="of:=-7*[.A1124]/9-1/3" office:value-type="float" office:value="-1.28222222222209" calcext:value-type="float">
            <text:p>-1,28222222222209</text:p>
          </table:table-cell>
          <table:table-cell table:number-columns-repeated="1021"/>
        </table:table-row>
        <table:table-row table:style-name="ro1">
          <table:table-cell table:formula="of:=[.A1124]+0.01" office:value-type="float" office:value="1.22999999999983" calcext:value-type="float">
            <text:p>1,22999999999983</text:p>
          </table:table-cell>
          <table:table-cell table:formula="of:=2*[.A1125]/9-4/3" office:value-type="float" office:value="-1.06000000000004" calcext:value-type="float">
            <text:p>-1,06000000000004</text:p>
          </table:table-cell>
          <table:table-cell table:formula="of:=-7*[.A1125]/9-1/3" office:value-type="float" office:value="-1.28999999999987" calcext:value-type="float">
            <text:p>-1,28999999999987</text:p>
          </table:table-cell>
          <table:table-cell table:number-columns-repeated="1021"/>
        </table:table-row>
        <table:table-row table:style-name="ro1">
          <table:table-cell table:formula="of:=[.A1125]+0.01" office:value-type="float" office:value="1.23999999999983" calcext:value-type="float">
            <text:p>1,23999999999983</text:p>
          </table:table-cell>
          <table:table-cell table:formula="of:=2*[.A1126]/9-4/3" office:value-type="float" office:value="-1.05777777777782" calcext:value-type="float">
            <text:p>-1,05777777777782</text:p>
          </table:table-cell>
          <table:table-cell table:formula="of:=-7*[.A1126]/9-1/3" office:value-type="float" office:value="-1.29777777777765" calcext:value-type="float">
            <text:p>-1,29777777777765</text:p>
          </table:table-cell>
          <table:table-cell table:number-columns-repeated="1021"/>
        </table:table-row>
        <table:table-row table:style-name="ro1">
          <table:table-cell table:formula="of:=[.A1126]+0.01" office:value-type="float" office:value="1.24999999999983" calcext:value-type="float">
            <text:p>1,24999999999983</text:p>
          </table:table-cell>
          <table:table-cell table:formula="of:=2*[.A1127]/9-4/3" office:value-type="float" office:value="-1.05555555555559" calcext:value-type="float">
            <text:p>-1,05555555555559</text:p>
          </table:table-cell>
          <table:table-cell table:formula="of:=-7*[.A1127]/9-1/3" office:value-type="float" office:value="-1.30555555555542" calcext:value-type="float">
            <text:p>-1,30555555555542</text:p>
          </table:table-cell>
          <table:table-cell table:number-columns-repeated="1021"/>
        </table:table-row>
        <table:table-row table:style-name="ro1">
          <table:table-cell table:formula="of:=[.A1127]+0.01" office:value-type="float" office:value="1.25999999999983" calcext:value-type="float">
            <text:p>1,25999999999983</text:p>
          </table:table-cell>
          <table:table-cell table:formula="of:=2*[.A1128]/9-4/3" office:value-type="float" office:value="-1.05333333333337" calcext:value-type="float">
            <text:p>-1,05333333333337</text:p>
          </table:table-cell>
          <table:table-cell table:formula="of:=-7*[.A1128]/9-1/3" office:value-type="float" office:value="-1.3133333333332" calcext:value-type="float">
            <text:p>-1,3133333333332</text:p>
          </table:table-cell>
          <table:table-cell table:number-columns-repeated="1021"/>
        </table:table-row>
        <table:table-row table:style-name="ro1">
          <table:table-cell table:formula="of:=[.A1128]+0.01" office:value-type="float" office:value="1.26999999999983" calcext:value-type="float">
            <text:p>1,26999999999983</text:p>
          </table:table-cell>
          <table:table-cell table:formula="of:=2*[.A1129]/9-4/3" office:value-type="float" office:value="-1.05111111111115" calcext:value-type="float">
            <text:p>-1,05111111111115</text:p>
          </table:table-cell>
          <table:table-cell table:formula="of:=-7*[.A1129]/9-1/3" office:value-type="float" office:value="-1.32111111111098" calcext:value-type="float">
            <text:p>-1,32111111111098</text:p>
          </table:table-cell>
          <table:table-cell table:number-columns-repeated="1021"/>
        </table:table-row>
        <table:table-row table:style-name="ro1">
          <table:table-cell table:formula="of:=[.A1129]+0.01" office:value-type="float" office:value="1.27999999999983" calcext:value-type="float">
            <text:p>1,27999999999983</text:p>
          </table:table-cell>
          <table:table-cell table:formula="of:=2*[.A1130]/9-4/3" office:value-type="float" office:value="-1.04888888888893" calcext:value-type="float">
            <text:p>-1,04888888888893</text:p>
          </table:table-cell>
          <table:table-cell table:formula="of:=-7*[.A1130]/9-1/3" office:value-type="float" office:value="-1.32888888888876" calcext:value-type="float">
            <text:p>-1,32888888888876</text:p>
          </table:table-cell>
          <table:table-cell table:number-columns-repeated="1021"/>
        </table:table-row>
        <table:table-row table:style-name="ro1">
          <table:table-cell table:formula="of:=[.A1130]+0.01" office:value-type="float" office:value="1.28999999999983" calcext:value-type="float">
            <text:p>1,28999999999983</text:p>
          </table:table-cell>
          <table:table-cell table:formula="of:=2*[.A1131]/9-4/3" office:value-type="float" office:value="-1.0466666666667" calcext:value-type="float">
            <text:p>-1,0466666666667</text:p>
          </table:table-cell>
          <table:table-cell table:formula="of:=-7*[.A1131]/9-1/3" office:value-type="float" office:value="-1.33666666666654" calcext:value-type="float">
            <text:p>-1,33666666666654</text:p>
          </table:table-cell>
          <table:table-cell table:number-columns-repeated="1021"/>
        </table:table-row>
        <table:table-row table:style-name="ro1">
          <table:table-cell table:formula="of:=[.A1131]+0.01" office:value-type="float" office:value="1.29999999999983" calcext:value-type="float">
            <text:p>1,29999999999983</text:p>
          </table:table-cell>
          <table:table-cell table:formula="of:=2*[.A1132]/9-4/3" office:value-type="float" office:value="-1.04444444444448" calcext:value-type="float">
            <text:p>-1,04444444444448</text:p>
          </table:table-cell>
          <table:table-cell table:formula="of:=-7*[.A1132]/9-1/3" office:value-type="float" office:value="-1.34444444444431" calcext:value-type="float">
            <text:p>-1,34444444444431</text:p>
          </table:table-cell>
          <table:table-cell table:number-columns-repeated="1021"/>
        </table:table-row>
        <table:table-row table:style-name="ro1">
          <table:table-cell table:formula="of:=[.A1132]+0.01" office:value-type="float" office:value="1.30999999999983" calcext:value-type="float">
            <text:p>1,30999999999983</text:p>
          </table:table-cell>
          <table:table-cell table:formula="of:=2*[.A1133]/9-4/3" office:value-type="float" office:value="-1.04222222222226" calcext:value-type="float">
            <text:p>-1,04222222222226</text:p>
          </table:table-cell>
          <table:table-cell table:formula="of:=-7*[.A1133]/9-1/3" office:value-type="float" office:value="-1.35222222222209" calcext:value-type="float">
            <text:p>-1,35222222222209</text:p>
          </table:table-cell>
          <table:table-cell table:number-columns-repeated="1021"/>
        </table:table-row>
        <table:table-row table:style-name="ro1">
          <table:table-cell table:formula="of:=[.A1133]+0.01" office:value-type="float" office:value="1.31999999999983" calcext:value-type="float">
            <text:p>1,31999999999983</text:p>
          </table:table-cell>
          <table:table-cell table:formula="of:=2*[.A1134]/9-4/3" office:value-type="float" office:value="-1.04000000000004" calcext:value-type="float">
            <text:p>-1,04000000000004</text:p>
          </table:table-cell>
          <table:table-cell table:formula="of:=-7*[.A1134]/9-1/3" office:value-type="float" office:value="-1.35999999999987" calcext:value-type="float">
            <text:p>-1,35999999999987</text:p>
          </table:table-cell>
          <table:table-cell table:number-columns-repeated="1021"/>
        </table:table-row>
        <table:table-row table:style-name="ro1">
          <table:table-cell table:formula="of:=[.A1134]+0.01" office:value-type="float" office:value="1.32999999999983" calcext:value-type="float">
            <text:p>1,32999999999983</text:p>
          </table:table-cell>
          <table:table-cell table:formula="of:=2*[.A1135]/9-4/3" office:value-type="float" office:value="-1.03777777777782" calcext:value-type="float">
            <text:p>-1,03777777777782</text:p>
          </table:table-cell>
          <table:table-cell table:formula="of:=-7*[.A1135]/9-1/3" office:value-type="float" office:value="-1.36777777777765" calcext:value-type="float">
            <text:p>-1,36777777777765</text:p>
          </table:table-cell>
          <table:table-cell table:number-columns-repeated="1021"/>
        </table:table-row>
        <table:table-row table:style-name="ro1">
          <table:table-cell table:formula="of:=[.A1135]+0.01" office:value-type="float" office:value="1.33999999999983" calcext:value-type="float">
            <text:p>1,33999999999983</text:p>
          </table:table-cell>
          <table:table-cell table:formula="of:=2*[.A1136]/9-4/3" office:value-type="float" office:value="-1.03555555555559" calcext:value-type="float">
            <text:p>-1,03555555555559</text:p>
          </table:table-cell>
          <table:table-cell table:formula="of:=-7*[.A1136]/9-1/3" office:value-type="float" office:value="-1.37555555555542" calcext:value-type="float">
            <text:p>-1,37555555555542</text:p>
          </table:table-cell>
          <table:table-cell table:number-columns-repeated="1021"/>
        </table:table-row>
        <table:table-row table:style-name="ro1">
          <table:table-cell table:formula="of:=[.A1136]+0.01" office:value-type="float" office:value="1.34999999999983" calcext:value-type="float">
            <text:p>1,34999999999983</text:p>
          </table:table-cell>
          <table:table-cell table:formula="of:=2*[.A1137]/9-4/3" office:value-type="float" office:value="-1.03333333333337" calcext:value-type="float">
            <text:p>-1,03333333333337</text:p>
          </table:table-cell>
          <table:table-cell table:formula="of:=-7*[.A1137]/9-1/3" office:value-type="float" office:value="-1.3833333333332" calcext:value-type="float">
            <text:p>-1,3833333333332</text:p>
          </table:table-cell>
          <table:table-cell table:number-columns-repeated="1021"/>
        </table:table-row>
        <table:table-row table:style-name="ro1">
          <table:table-cell table:formula="of:=[.A1137]+0.01" office:value-type="float" office:value="1.35999999999983" calcext:value-type="float">
            <text:p>1,35999999999983</text:p>
          </table:table-cell>
          <table:table-cell table:formula="of:=2*[.A1138]/9-4/3" office:value-type="float" office:value="-1.03111111111115" calcext:value-type="float">
            <text:p>-1,03111111111115</text:p>
          </table:table-cell>
          <table:table-cell table:formula="of:=-7*[.A1138]/9-1/3" office:value-type="float" office:value="-1.39111111111098" calcext:value-type="float">
            <text:p>-1,39111111111098</text:p>
          </table:table-cell>
          <table:table-cell table:number-columns-repeated="1021"/>
        </table:table-row>
        <table:table-row table:style-name="ro1">
          <table:table-cell table:formula="of:=[.A1138]+0.01" office:value-type="float" office:value="1.36999999999983" calcext:value-type="float">
            <text:p>1,36999999999983</text:p>
          </table:table-cell>
          <table:table-cell table:formula="of:=2*[.A1139]/9-4/3" office:value-type="float" office:value="-1.02888888888893" calcext:value-type="float">
            <text:p>-1,02888888888893</text:p>
          </table:table-cell>
          <table:table-cell table:formula="of:=-7*[.A1139]/9-1/3" office:value-type="float" office:value="-1.39888888888876" calcext:value-type="float">
            <text:p>-1,39888888888876</text:p>
          </table:table-cell>
          <table:table-cell table:number-columns-repeated="1021"/>
        </table:table-row>
        <table:table-row table:style-name="ro1">
          <table:table-cell table:formula="of:=[.A1139]+0.01" office:value-type="float" office:value="1.37999999999983" calcext:value-type="float">
            <text:p>1,37999999999983</text:p>
          </table:table-cell>
          <table:table-cell table:formula="of:=2*[.A1140]/9-4/3" office:value-type="float" office:value="-1.0266666666667" calcext:value-type="float">
            <text:p>-1,0266666666667</text:p>
          </table:table-cell>
          <table:table-cell table:formula="of:=-7*[.A1140]/9-1/3" office:value-type="float" office:value="-1.40666666666654" calcext:value-type="float">
            <text:p>-1,40666666666654</text:p>
          </table:table-cell>
          <table:table-cell table:number-columns-repeated="1021"/>
        </table:table-row>
        <table:table-row table:style-name="ro1">
          <table:table-cell table:formula="of:=[.A1140]+0.01" office:value-type="float" office:value="1.38999999999983" calcext:value-type="float">
            <text:p>1,38999999999983</text:p>
          </table:table-cell>
          <table:table-cell table:formula="of:=2*[.A1141]/9-4/3" office:value-type="float" office:value="-1.02444444444448" calcext:value-type="float">
            <text:p>-1,02444444444448</text:p>
          </table:table-cell>
          <table:table-cell table:formula="of:=-7*[.A1141]/9-1/3" office:value-type="float" office:value="-1.41444444444431" calcext:value-type="float">
            <text:p>-1,41444444444431</text:p>
          </table:table-cell>
          <table:table-cell table:number-columns-repeated="1021"/>
        </table:table-row>
        <table:table-row table:style-name="ro1">
          <table:table-cell table:formula="of:=[.A1141]+0.01" office:value-type="float" office:value="1.39999999999983" calcext:value-type="float">
            <text:p>1,39999999999983</text:p>
          </table:table-cell>
          <table:table-cell table:formula="of:=2*[.A1142]/9-4/3" office:value-type="float" office:value="-1.02222222222226" calcext:value-type="float">
            <text:p>-1,02222222222226</text:p>
          </table:table-cell>
          <table:table-cell table:formula="of:=-7*[.A1142]/9-1/3" office:value-type="float" office:value="-1.42222222222209" calcext:value-type="float">
            <text:p>-1,42222222222209</text:p>
          </table:table-cell>
          <table:table-cell table:number-columns-repeated="1021"/>
        </table:table-row>
        <table:table-row table:style-name="ro1">
          <table:table-cell table:formula="of:=[.A1142]+0.01" office:value-type="float" office:value="1.40999999999983" calcext:value-type="float">
            <text:p>1,40999999999983</text:p>
          </table:table-cell>
          <table:table-cell table:formula="of:=2*[.A1143]/9-4/3" office:value-type="float" office:value="-1.02000000000004" calcext:value-type="float">
            <text:p>-1,02000000000004</text:p>
          </table:table-cell>
          <table:table-cell table:formula="of:=-7*[.A1143]/9-1/3" office:value-type="float" office:value="-1.42999999999987" calcext:value-type="float">
            <text:p>-1,42999999999987</text:p>
          </table:table-cell>
          <table:table-cell table:number-columns-repeated="1021"/>
        </table:table-row>
        <table:table-row table:style-name="ro1">
          <table:table-cell table:formula="of:=[.A1143]+0.01" office:value-type="float" office:value="1.41999999999983" calcext:value-type="float">
            <text:p>1,41999999999983</text:p>
          </table:table-cell>
          <table:table-cell table:formula="of:=2*[.A1144]/9-4/3" office:value-type="float" office:value="-1.01777777777782" calcext:value-type="float">
            <text:p>-1,01777777777782</text:p>
          </table:table-cell>
          <table:table-cell table:formula="of:=-7*[.A1144]/9-1/3" office:value-type="float" office:value="-1.43777777777765" calcext:value-type="float">
            <text:p>-1,43777777777765</text:p>
          </table:table-cell>
          <table:table-cell table:number-columns-repeated="1021"/>
        </table:table-row>
        <table:table-row table:style-name="ro1">
          <table:table-cell table:formula="of:=[.A1144]+0.01" office:value-type="float" office:value="1.42999999999983" calcext:value-type="float">
            <text:p>1,42999999999983</text:p>
          </table:table-cell>
          <table:table-cell table:formula="of:=2*[.A1145]/9-4/3" office:value-type="float" office:value="-1.01555555555559" calcext:value-type="float">
            <text:p>-1,01555555555559</text:p>
          </table:table-cell>
          <table:table-cell table:formula="of:=-7*[.A1145]/9-1/3" office:value-type="float" office:value="-1.44555555555542" calcext:value-type="float">
            <text:p>-1,44555555555542</text:p>
          </table:table-cell>
          <table:table-cell table:number-columns-repeated="1021"/>
        </table:table-row>
        <table:table-row table:style-name="ro1">
          <table:table-cell table:formula="of:=[.A1145]+0.01" office:value-type="float" office:value="1.43999999999983" calcext:value-type="float">
            <text:p>1,43999999999983</text:p>
          </table:table-cell>
          <table:table-cell table:formula="of:=2*[.A1146]/9-4/3" office:value-type="float" office:value="-1.01333333333337" calcext:value-type="float">
            <text:p>-1,01333333333337</text:p>
          </table:table-cell>
          <table:table-cell table:formula="of:=-7*[.A1146]/9-1/3" office:value-type="float" office:value="-1.4533333333332" calcext:value-type="float">
            <text:p>-1,4533333333332</text:p>
          </table:table-cell>
          <table:table-cell table:number-columns-repeated="1021"/>
        </table:table-row>
        <table:table-row table:style-name="ro1">
          <table:table-cell table:formula="of:=[.A1146]+0.01" office:value-type="float" office:value="1.44999999999983" calcext:value-type="float">
            <text:p>1,44999999999983</text:p>
          </table:table-cell>
          <table:table-cell table:formula="of:=2*[.A1147]/9-4/3" office:value-type="float" office:value="-1.01111111111115" calcext:value-type="float">
            <text:p>-1,01111111111115</text:p>
          </table:table-cell>
          <table:table-cell table:formula="of:=-7*[.A1147]/9-1/3" office:value-type="float" office:value="-1.46111111111098" calcext:value-type="float">
            <text:p>-1,46111111111098</text:p>
          </table:table-cell>
          <table:table-cell table:number-columns-repeated="1021"/>
        </table:table-row>
        <table:table-row table:style-name="ro1">
          <table:table-cell table:formula="of:=[.A1147]+0.01" office:value-type="float" office:value="1.45999999999983" calcext:value-type="float">
            <text:p>1,45999999999983</text:p>
          </table:table-cell>
          <table:table-cell table:formula="of:=2*[.A1148]/9-4/3" office:value-type="float" office:value="-1.00888888888893" calcext:value-type="float">
            <text:p>-1,00888888888893</text:p>
          </table:table-cell>
          <table:table-cell table:formula="of:=-7*[.A1148]/9-1/3" office:value-type="float" office:value="-1.46888888888876" calcext:value-type="float">
            <text:p>-1,46888888888876</text:p>
          </table:table-cell>
          <table:table-cell table:number-columns-repeated="1021"/>
        </table:table-row>
        <table:table-row table:style-name="ro1">
          <table:table-cell table:formula="of:=[.A1148]+0.01" office:value-type="float" office:value="1.46999999999983" calcext:value-type="float">
            <text:p>1,46999999999983</text:p>
          </table:table-cell>
          <table:table-cell table:formula="of:=2*[.A1149]/9-4/3" office:value-type="float" office:value="-1.0066666666667" calcext:value-type="float">
            <text:p>-1,0066666666667</text:p>
          </table:table-cell>
          <table:table-cell table:formula="of:=-7*[.A1149]/9-1/3" office:value-type="float" office:value="-1.47666666666654" calcext:value-type="float">
            <text:p>-1,47666666666654</text:p>
          </table:table-cell>
          <table:table-cell table:number-columns-repeated="1021"/>
        </table:table-row>
        <table:table-row table:style-name="ro1">
          <table:table-cell table:formula="of:=[.A1149]+0.01" office:value-type="float" office:value="1.47999999999983" calcext:value-type="float">
            <text:p>1,47999999999983</text:p>
          </table:table-cell>
          <table:table-cell table:formula="of:=2*[.A1150]/9-4/3" office:value-type="float" office:value="-1.00444444444448" calcext:value-type="float">
            <text:p>-1,00444444444448</text:p>
          </table:table-cell>
          <table:table-cell table:formula="of:=-7*[.A1150]/9-1/3" office:value-type="float" office:value="-1.48444444444431" calcext:value-type="float">
            <text:p>-1,48444444444431</text:p>
          </table:table-cell>
          <table:table-cell table:number-columns-repeated="1021"/>
        </table:table-row>
        <table:table-row table:style-name="ro1">
          <table:table-cell table:formula="of:=[.A1150]+0.01" office:value-type="float" office:value="1.48999999999983" calcext:value-type="float">
            <text:p>1,48999999999983</text:p>
          </table:table-cell>
          <table:table-cell table:formula="of:=2*[.A1151]/9-4/3" office:value-type="float" office:value="-1.00222222222226" calcext:value-type="float">
            <text:p>-1,00222222222226</text:p>
          </table:table-cell>
          <table:table-cell table:formula="of:=-7*[.A1151]/9-1/3" office:value-type="float" office:value="-1.49222222222209" calcext:value-type="float">
            <text:p>-1,49222222222209</text:p>
          </table:table-cell>
          <table:table-cell table:number-columns-repeated="1021"/>
        </table:table-row>
        <table:table-row table:style-name="ro1">
          <table:table-cell table:formula="of:=[.A1151]+0.01" office:value-type="float" office:value="1.49999999999983" calcext:value-type="float">
            <text:p>1,49999999999983</text:p>
          </table:table-cell>
          <table:table-cell table:formula="of:=2*[.A1152]/9-4/3" office:value-type="float" office:value="-1.00000000000004" calcext:value-type="float">
            <text:p>-1,00000000000004</text:p>
          </table:table-cell>
          <table:table-cell table:formula="of:=-7*[.A1152]/9-1/3" office:value-type="float" office:value="-1.49999999999987" calcext:value-type="float">
            <text:p>-1,49999999999987</text:p>
          </table:table-cell>
          <table:table-cell table:number-columns-repeated="1021"/>
        </table:table-row>
        <table:table-row table:style-name="ro1">
          <table:table-cell table:formula="of:=[.A1152]+0.01" office:value-type="float" office:value="1.50999999999983" calcext:value-type="float">
            <text:p>1,50999999999983</text:p>
          </table:table-cell>
          <table:table-cell table:formula="of:=2*[.A1153]/9-4/3" office:value-type="float" office:value="-0.997777777777815" calcext:value-type="float">
            <text:p>-0,997777777777815</text:p>
          </table:table-cell>
          <table:table-cell table:formula="of:=-7*[.A1153]/9-1/3" office:value-type="float" office:value="-1.50777777777765" calcext:value-type="float">
            <text:p>-1,50777777777765</text:p>
          </table:table-cell>
          <table:table-cell table:number-columns-repeated="1021"/>
        </table:table-row>
        <table:table-row table:style-name="ro1">
          <table:table-cell table:formula="of:=[.A1153]+0.01" office:value-type="float" office:value="1.51999999999983" calcext:value-type="float">
            <text:p>1,51999999999983</text:p>
          </table:table-cell>
          <table:table-cell table:formula="of:=2*[.A1154]/9-4/3" office:value-type="float" office:value="-0.995555555555593" calcext:value-type="float">
            <text:p>-0,995555555555593</text:p>
          </table:table-cell>
          <table:table-cell table:formula="of:=-7*[.A1154]/9-1/3" office:value-type="float" office:value="-1.51555555555543" calcext:value-type="float">
            <text:p>-1,51555555555543</text:p>
          </table:table-cell>
          <table:table-cell table:number-columns-repeated="1021"/>
        </table:table-row>
        <table:table-row table:style-name="ro1">
          <table:table-cell table:formula="of:=[.A1154]+0.01" office:value-type="float" office:value="1.52999999999983" calcext:value-type="float">
            <text:p>1,52999999999983</text:p>
          </table:table-cell>
          <table:table-cell table:formula="of:=2*[.A1155]/9-4/3" office:value-type="float" office:value="-0.993333333333371" calcext:value-type="float">
            <text:p>-0,993333333333371</text:p>
          </table:table-cell>
          <table:table-cell table:formula="of:=-7*[.A1155]/9-1/3" office:value-type="float" office:value="-1.5233333333332" calcext:value-type="float">
            <text:p>-1,5233333333332</text:p>
          </table:table-cell>
          <table:table-cell table:number-columns-repeated="1021"/>
        </table:table-row>
        <table:table-row table:style-name="ro1">
          <table:table-cell table:formula="of:=[.A1155]+0.01" office:value-type="float" office:value="1.53999999999983" calcext:value-type="float">
            <text:p>1,53999999999983</text:p>
          </table:table-cell>
          <table:table-cell table:formula="of:=2*[.A1156]/9-4/3" office:value-type="float" office:value="-0.991111111111148" calcext:value-type="float">
            <text:p>-0,991111111111148</text:p>
          </table:table-cell>
          <table:table-cell table:formula="of:=-7*[.A1156]/9-1/3" office:value-type="float" office:value="-1.53111111111098" calcext:value-type="float">
            <text:p>-1,53111111111098</text:p>
          </table:table-cell>
          <table:table-cell table:number-columns-repeated="1021"/>
        </table:table-row>
        <table:table-row table:style-name="ro1">
          <table:table-cell table:formula="of:=[.A1156]+0.01" office:value-type="float" office:value="1.54999999999983" calcext:value-type="float">
            <text:p>1,54999999999983</text:p>
          </table:table-cell>
          <table:table-cell table:formula="of:=2*[.A1157]/9-4/3" office:value-type="float" office:value="-0.988888888888926" calcext:value-type="float">
            <text:p>-0,988888888888926</text:p>
          </table:table-cell>
          <table:table-cell table:formula="of:=-7*[.A1157]/9-1/3" office:value-type="float" office:value="-1.53888888888876" calcext:value-type="float">
            <text:p>-1,53888888888876</text:p>
          </table:table-cell>
          <table:table-cell table:number-columns-repeated="1021"/>
        </table:table-row>
        <table:table-row table:style-name="ro1">
          <table:table-cell table:formula="of:=[.A1157]+0.01" office:value-type="float" office:value="1.55999999999983" calcext:value-type="float">
            <text:p>1,55999999999983</text:p>
          </table:table-cell>
          <table:table-cell table:formula="of:=2*[.A1158]/9-4/3" office:value-type="float" office:value="-0.986666666666704" calcext:value-type="float">
            <text:p>-0,986666666666704</text:p>
          </table:table-cell>
          <table:table-cell table:formula="of:=-7*[.A1158]/9-1/3" office:value-type="float" office:value="-1.54666666666654" calcext:value-type="float">
            <text:p>-1,54666666666654</text:p>
          </table:table-cell>
          <table:table-cell table:number-columns-repeated="1021"/>
        </table:table-row>
        <table:table-row table:style-name="ro1">
          <table:table-cell table:formula="of:=[.A1158]+0.01" office:value-type="float" office:value="1.56999999999983" calcext:value-type="float">
            <text:p>1,56999999999983</text:p>
          </table:table-cell>
          <table:table-cell table:formula="of:=2*[.A1159]/9-4/3" office:value-type="float" office:value="-0.984444444444482" calcext:value-type="float">
            <text:p>-0,984444444444482</text:p>
          </table:table-cell>
          <table:table-cell table:formula="of:=-7*[.A1159]/9-1/3" office:value-type="float" office:value="-1.55444444444431" calcext:value-type="float">
            <text:p>-1,55444444444431</text:p>
          </table:table-cell>
          <table:table-cell table:number-columns-repeated="1021"/>
        </table:table-row>
        <table:table-row table:style-name="ro1">
          <table:table-cell table:formula="of:=[.A1159]+0.01" office:value-type="float" office:value="1.57999999999983" calcext:value-type="float">
            <text:p>1,57999999999983</text:p>
          </table:table-cell>
          <table:table-cell table:formula="of:=2*[.A1160]/9-4/3" office:value-type="float" office:value="-0.982222222222259" calcext:value-type="float">
            <text:p>-0,982222222222259</text:p>
          </table:table-cell>
          <table:table-cell table:formula="of:=-7*[.A1160]/9-1/3" office:value-type="float" office:value="-1.56222222222209" calcext:value-type="float">
            <text:p>-1,56222222222209</text:p>
          </table:table-cell>
          <table:table-cell table:number-columns-repeated="1021"/>
        </table:table-row>
        <table:table-row table:style-name="ro1">
          <table:table-cell table:formula="of:=[.A1160]+0.01" office:value-type="float" office:value="1.58999999999983" calcext:value-type="float">
            <text:p>1,58999999999983</text:p>
          </table:table-cell>
          <table:table-cell table:formula="of:=2*[.A1161]/9-4/3" office:value-type="float" office:value="-0.980000000000037" calcext:value-type="float">
            <text:p>-0,980000000000037</text:p>
          </table:table-cell>
          <table:table-cell table:formula="of:=-7*[.A1161]/9-1/3" office:value-type="float" office:value="-1.56999999999987" calcext:value-type="float">
            <text:p>-1,56999999999987</text:p>
          </table:table-cell>
          <table:table-cell table:number-columns-repeated="1021"/>
        </table:table-row>
        <table:table-row table:style-name="ro1">
          <table:table-cell table:formula="of:=[.A1161]+0.01" office:value-type="float" office:value="1.59999999999983" calcext:value-type="float">
            <text:p>1,59999999999983</text:p>
          </table:table-cell>
          <table:table-cell table:formula="of:=2*[.A1162]/9-4/3" office:value-type="float" office:value="-0.977777777777815" calcext:value-type="float">
            <text:p>-0,977777777777815</text:p>
          </table:table-cell>
          <table:table-cell table:formula="of:=-7*[.A1162]/9-1/3" office:value-type="float" office:value="-1.57777777777765" calcext:value-type="float">
            <text:p>-1,57777777777765</text:p>
          </table:table-cell>
          <table:table-cell table:number-columns-repeated="1021"/>
        </table:table-row>
        <table:table-row table:style-name="ro1">
          <table:table-cell table:formula="of:=[.A1162]+0.01" office:value-type="float" office:value="1.60999999999983" calcext:value-type="float">
            <text:p>1,60999999999983</text:p>
          </table:table-cell>
          <table:table-cell table:formula="of:=2*[.A1163]/9-4/3" office:value-type="float" office:value="-0.975555555555593" calcext:value-type="float">
            <text:p>-0,975555555555593</text:p>
          </table:table-cell>
          <table:table-cell table:formula="of:=-7*[.A1163]/9-1/3" office:value-type="float" office:value="-1.58555555555543" calcext:value-type="float">
            <text:p>-1,58555555555543</text:p>
          </table:table-cell>
          <table:table-cell table:number-columns-repeated="1021"/>
        </table:table-row>
        <table:table-row table:style-name="ro1">
          <table:table-cell table:formula="of:=[.A1163]+0.01" office:value-type="float" office:value="1.61999999999983" calcext:value-type="float">
            <text:p>1,61999999999983</text:p>
          </table:table-cell>
          <table:table-cell table:formula="of:=2*[.A1164]/9-4/3" office:value-type="float" office:value="-0.97333333333337" calcext:value-type="float">
            <text:p>-0,97333333333337</text:p>
          </table:table-cell>
          <table:table-cell table:formula="of:=-7*[.A1164]/9-1/3" office:value-type="float" office:value="-1.5933333333332" calcext:value-type="float">
            <text:p>-1,5933333333332</text:p>
          </table:table-cell>
          <table:table-cell table:number-columns-repeated="1021"/>
        </table:table-row>
        <table:table-row table:style-name="ro1">
          <table:table-cell table:formula="of:=[.A1164]+0.01" office:value-type="float" office:value="1.62999999999983" calcext:value-type="float">
            <text:p>1,62999999999983</text:p>
          </table:table-cell>
          <table:table-cell table:formula="of:=2*[.A1165]/9-4/3" office:value-type="float" office:value="-0.971111111111148" calcext:value-type="float">
            <text:p>-0,971111111111148</text:p>
          </table:table-cell>
          <table:table-cell table:formula="of:=-7*[.A1165]/9-1/3" office:value-type="float" office:value="-1.60111111111098" calcext:value-type="float">
            <text:p>-1,60111111111098</text:p>
          </table:table-cell>
          <table:table-cell table:number-columns-repeated="1021"/>
        </table:table-row>
        <table:table-row table:style-name="ro1">
          <table:table-cell table:formula="of:=[.A1165]+0.01" office:value-type="float" office:value="1.63999999999983" calcext:value-type="float">
            <text:p>1,63999999999983</text:p>
          </table:table-cell>
          <table:table-cell table:formula="of:=2*[.A1166]/9-4/3" office:value-type="float" office:value="-0.968888888888926" calcext:value-type="float">
            <text:p>-0,968888888888926</text:p>
          </table:table-cell>
          <table:table-cell table:formula="of:=-7*[.A1166]/9-1/3" office:value-type="float" office:value="-1.60888888888876" calcext:value-type="float">
            <text:p>-1,60888888888876</text:p>
          </table:table-cell>
          <table:table-cell table:number-columns-repeated="1021"/>
        </table:table-row>
        <table:table-row table:style-name="ro1">
          <table:table-cell table:formula="of:=[.A1166]+0.01" office:value-type="float" office:value="1.64999999999983" calcext:value-type="float">
            <text:p>1,64999999999983</text:p>
          </table:table-cell>
          <table:table-cell table:formula="of:=2*[.A1167]/9-4/3" office:value-type="float" office:value="-0.966666666666704" calcext:value-type="float">
            <text:p>-0,966666666666704</text:p>
          </table:table-cell>
          <table:table-cell table:formula="of:=-7*[.A1167]/9-1/3" office:value-type="float" office:value="-1.61666666666654" calcext:value-type="float">
            <text:p>-1,61666666666654</text:p>
          </table:table-cell>
          <table:table-cell table:number-columns-repeated="1021"/>
        </table:table-row>
        <table:table-row table:style-name="ro1">
          <table:table-cell table:formula="of:=[.A1167]+0.01" office:value-type="float" office:value="1.65999999999983" calcext:value-type="float">
            <text:p>1,65999999999983</text:p>
          </table:table-cell>
          <table:table-cell table:formula="of:=2*[.A1168]/9-4/3" office:value-type="float" office:value="-0.964444444444482" calcext:value-type="float">
            <text:p>-0,964444444444482</text:p>
          </table:table-cell>
          <table:table-cell table:formula="of:=-7*[.A1168]/9-1/3" office:value-type="float" office:value="-1.62444444444431" calcext:value-type="float">
            <text:p>-1,62444444444431</text:p>
          </table:table-cell>
          <table:table-cell table:number-columns-repeated="1021"/>
        </table:table-row>
        <table:table-row table:style-name="ro1">
          <table:table-cell table:formula="of:=[.A1168]+0.01" office:value-type="float" office:value="1.66999999999983" calcext:value-type="float">
            <text:p>1,66999999999983</text:p>
          </table:table-cell>
          <table:table-cell table:formula="of:=2*[.A1169]/9-4/3" office:value-type="float" office:value="-0.962222222222259" calcext:value-type="float">
            <text:p>-0,962222222222259</text:p>
          </table:table-cell>
          <table:table-cell table:formula="of:=-7*[.A1169]/9-1/3" office:value-type="float" office:value="-1.63222222222209" calcext:value-type="float">
            <text:p>-1,63222222222209</text:p>
          </table:table-cell>
          <table:table-cell table:number-columns-repeated="1021"/>
        </table:table-row>
        <table:table-row table:style-name="ro1">
          <table:table-cell table:formula="of:=[.A1169]+0.01" office:value-type="float" office:value="1.67999999999983" calcext:value-type="float">
            <text:p>1,67999999999983</text:p>
          </table:table-cell>
          <table:table-cell table:formula="of:=2*[.A1170]/9-4/3" office:value-type="float" office:value="-0.960000000000037" calcext:value-type="float">
            <text:p>-0,960000000000037</text:p>
          </table:table-cell>
          <table:table-cell table:formula="of:=-7*[.A1170]/9-1/3" office:value-type="float" office:value="-1.63999999999987" calcext:value-type="float">
            <text:p>-1,63999999999987</text:p>
          </table:table-cell>
          <table:table-cell table:number-columns-repeated="1021"/>
        </table:table-row>
        <table:table-row table:style-name="ro1">
          <table:table-cell table:formula="of:=[.A1170]+0.01" office:value-type="float" office:value="1.68999999999983" calcext:value-type="float">
            <text:p>1,68999999999983</text:p>
          </table:table-cell>
          <table:table-cell table:formula="of:=2*[.A1171]/9-4/3" office:value-type="float" office:value="-0.957777777777815" calcext:value-type="float">
            <text:p>-0,957777777777815</text:p>
          </table:table-cell>
          <table:table-cell table:formula="of:=-7*[.A1171]/9-1/3" office:value-type="float" office:value="-1.64777777777765" calcext:value-type="float">
            <text:p>-1,64777777777765</text:p>
          </table:table-cell>
          <table:table-cell table:number-columns-repeated="1021"/>
        </table:table-row>
        <table:table-row table:style-name="ro1">
          <table:table-cell table:formula="of:=[.A1171]+0.01" office:value-type="float" office:value="1.69999999999983" calcext:value-type="float">
            <text:p>1,69999999999983</text:p>
          </table:table-cell>
          <table:table-cell table:formula="of:=2*[.A1172]/9-4/3" office:value-type="float" office:value="-0.955555555555593" calcext:value-type="float">
            <text:p>-0,955555555555593</text:p>
          </table:table-cell>
          <table:table-cell table:formula="of:=-7*[.A1172]/9-1/3" office:value-type="float" office:value="-1.65555555555543" calcext:value-type="float">
            <text:p>-1,65555555555543</text:p>
          </table:table-cell>
          <table:table-cell table:number-columns-repeated="1021"/>
        </table:table-row>
        <table:table-row table:style-name="ro1">
          <table:table-cell table:formula="of:=[.A1172]+0.01" office:value-type="float" office:value="1.70999999999983" calcext:value-type="float">
            <text:p>1,70999999999983</text:p>
          </table:table-cell>
          <table:table-cell table:formula="of:=2*[.A1173]/9-4/3" office:value-type="float" office:value="-0.95333333333337" calcext:value-type="float">
            <text:p>-0,95333333333337</text:p>
          </table:table-cell>
          <table:table-cell table:formula="of:=-7*[.A1173]/9-1/3" office:value-type="float" office:value="-1.6633333333332" calcext:value-type="float">
            <text:p>-1,6633333333332</text:p>
          </table:table-cell>
          <table:table-cell table:number-columns-repeated="1021"/>
        </table:table-row>
        <table:table-row table:style-name="ro1">
          <table:table-cell table:formula="of:=[.A1173]+0.01" office:value-type="float" office:value="1.71999999999983" calcext:value-type="float">
            <text:p>1,71999999999983</text:p>
          </table:table-cell>
          <table:table-cell table:formula="of:=2*[.A1174]/9-4/3" office:value-type="float" office:value="-0.951111111111148" calcext:value-type="float">
            <text:p>-0,951111111111148</text:p>
          </table:table-cell>
          <table:table-cell table:formula="of:=-7*[.A1174]/9-1/3" office:value-type="float" office:value="-1.67111111111098" calcext:value-type="float">
            <text:p>-1,67111111111098</text:p>
          </table:table-cell>
          <table:table-cell table:number-columns-repeated="1021"/>
        </table:table-row>
        <table:table-row table:style-name="ro1">
          <table:table-cell table:formula="of:=[.A1174]+0.01" office:value-type="float" office:value="1.72999999999983" calcext:value-type="float">
            <text:p>1,72999999999983</text:p>
          </table:table-cell>
          <table:table-cell table:formula="of:=2*[.A1175]/9-4/3" office:value-type="float" office:value="-0.948888888888926" calcext:value-type="float">
            <text:p>-0,948888888888926</text:p>
          </table:table-cell>
          <table:table-cell table:formula="of:=-7*[.A1175]/9-1/3" office:value-type="float" office:value="-1.67888888888876" calcext:value-type="float">
            <text:p>-1,67888888888876</text:p>
          </table:table-cell>
          <table:table-cell table:number-columns-repeated="1021"/>
        </table:table-row>
        <table:table-row table:style-name="ro1">
          <table:table-cell table:formula="of:=[.A1175]+0.01" office:value-type="float" office:value="1.73999999999983" calcext:value-type="float">
            <text:p>1,73999999999983</text:p>
          </table:table-cell>
          <table:table-cell table:formula="of:=2*[.A1176]/9-4/3" office:value-type="float" office:value="-0.946666666666704" calcext:value-type="float">
            <text:p>-0,946666666666704</text:p>
          </table:table-cell>
          <table:table-cell table:formula="of:=-7*[.A1176]/9-1/3" office:value-type="float" office:value="-1.68666666666654" calcext:value-type="float">
            <text:p>-1,68666666666654</text:p>
          </table:table-cell>
          <table:table-cell table:number-columns-repeated="1021"/>
        </table:table-row>
        <table:table-row table:style-name="ro1">
          <table:table-cell table:formula="of:=[.A1176]+0.01" office:value-type="float" office:value="1.74999999999983" calcext:value-type="float">
            <text:p>1,74999999999983</text:p>
          </table:table-cell>
          <table:table-cell table:formula="of:=2*[.A1177]/9-4/3" office:value-type="float" office:value="-0.944444444444482" calcext:value-type="float">
            <text:p>-0,944444444444482</text:p>
          </table:table-cell>
          <table:table-cell table:formula="of:=-7*[.A1177]/9-1/3" office:value-type="float" office:value="-1.69444444444431" calcext:value-type="float">
            <text:p>-1,69444444444431</text:p>
          </table:table-cell>
          <table:table-cell table:number-columns-repeated="1021"/>
        </table:table-row>
        <table:table-row table:style-name="ro1">
          <table:table-cell table:formula="of:=[.A1177]+0.01" office:value-type="float" office:value="1.75999999999983" calcext:value-type="float">
            <text:p>1,75999999999983</text:p>
          </table:table-cell>
          <table:table-cell table:formula="of:=2*[.A1178]/9-4/3" office:value-type="float" office:value="-0.942222222222259" calcext:value-type="float">
            <text:p>-0,942222222222259</text:p>
          </table:table-cell>
          <table:table-cell table:formula="of:=-7*[.A1178]/9-1/3" office:value-type="float" office:value="-1.70222222222209" calcext:value-type="float">
            <text:p>-1,70222222222209</text:p>
          </table:table-cell>
          <table:table-cell table:number-columns-repeated="1021"/>
        </table:table-row>
        <table:table-row table:style-name="ro1">
          <table:table-cell table:formula="of:=[.A1178]+0.01" office:value-type="float" office:value="1.76999999999983" calcext:value-type="float">
            <text:p>1,76999999999983</text:p>
          </table:table-cell>
          <table:table-cell table:formula="of:=2*[.A1179]/9-4/3" office:value-type="float" office:value="-0.940000000000037" calcext:value-type="float">
            <text:p>-0,940000000000037</text:p>
          </table:table-cell>
          <table:table-cell table:formula="of:=-7*[.A1179]/9-1/3" office:value-type="float" office:value="-1.70999999999987" calcext:value-type="float">
            <text:p>-1,70999999999987</text:p>
          </table:table-cell>
          <table:table-cell table:number-columns-repeated="1021"/>
        </table:table-row>
        <table:table-row table:style-name="ro1">
          <table:table-cell table:formula="of:=[.A1179]+0.01" office:value-type="float" office:value="1.77999999999983" calcext:value-type="float">
            <text:p>1,77999999999983</text:p>
          </table:table-cell>
          <table:table-cell table:formula="of:=2*[.A1180]/9-4/3" office:value-type="float" office:value="-0.937777777777815" calcext:value-type="float">
            <text:p>-0,937777777777815</text:p>
          </table:table-cell>
          <table:table-cell table:formula="of:=-7*[.A1180]/9-1/3" office:value-type="float" office:value="-1.71777777777765" calcext:value-type="float">
            <text:p>-1,71777777777765</text:p>
          </table:table-cell>
          <table:table-cell table:number-columns-repeated="1021"/>
        </table:table-row>
        <table:table-row table:style-name="ro1">
          <table:table-cell table:formula="of:=[.A1180]+0.01" office:value-type="float" office:value="1.78999999999983" calcext:value-type="float">
            <text:p>1,78999999999983</text:p>
          </table:table-cell>
          <table:table-cell table:formula="of:=2*[.A1181]/9-4/3" office:value-type="float" office:value="-0.935555555555593" calcext:value-type="float">
            <text:p>-0,935555555555593</text:p>
          </table:table-cell>
          <table:table-cell table:formula="of:=-7*[.A1181]/9-1/3" office:value-type="float" office:value="-1.72555555555543" calcext:value-type="float">
            <text:p>-1,72555555555543</text:p>
          </table:table-cell>
          <table:table-cell table:number-columns-repeated="1021"/>
        </table:table-row>
        <table:table-row table:style-name="ro1">
          <table:table-cell table:formula="of:=[.A1181]+0.01" office:value-type="float" office:value="1.79999999999983" calcext:value-type="float">
            <text:p>1,79999999999983</text:p>
          </table:table-cell>
          <table:table-cell table:formula="of:=2*[.A1182]/9-4/3" office:value-type="float" office:value="-0.93333333333337" calcext:value-type="float">
            <text:p>-0,93333333333337</text:p>
          </table:table-cell>
          <table:table-cell table:formula="of:=-7*[.A1182]/9-1/3" office:value-type="float" office:value="-1.7333333333332" calcext:value-type="float">
            <text:p>-1,7333333333332</text:p>
          </table:table-cell>
          <table:table-cell table:number-columns-repeated="1021"/>
        </table:table-row>
        <table:table-row table:style-name="ro1">
          <table:table-cell table:formula="of:=[.A1182]+0.01" office:value-type="float" office:value="1.80999999999983" calcext:value-type="float">
            <text:p>1,80999999999983</text:p>
          </table:table-cell>
          <table:table-cell table:formula="of:=2*[.A1183]/9-4/3" office:value-type="float" office:value="-0.931111111111148" calcext:value-type="float">
            <text:p>-0,931111111111148</text:p>
          </table:table-cell>
          <table:table-cell table:formula="of:=-7*[.A1183]/9-1/3" office:value-type="float" office:value="-1.74111111111098" calcext:value-type="float">
            <text:p>-1,74111111111098</text:p>
          </table:table-cell>
          <table:table-cell table:number-columns-repeated="1021"/>
        </table:table-row>
        <table:table-row table:style-name="ro1">
          <table:table-cell table:formula="of:=[.A1183]+0.01" office:value-type="float" office:value="1.81999999999983" calcext:value-type="float">
            <text:p>1,81999999999983</text:p>
          </table:table-cell>
          <table:table-cell table:formula="of:=2*[.A1184]/9-4/3" office:value-type="float" office:value="-0.928888888888926" calcext:value-type="float">
            <text:p>-0,928888888888926</text:p>
          </table:table-cell>
          <table:table-cell table:formula="of:=-7*[.A1184]/9-1/3" office:value-type="float" office:value="-1.74888888888876" calcext:value-type="float">
            <text:p>-1,74888888888876</text:p>
          </table:table-cell>
          <table:table-cell table:number-columns-repeated="1021"/>
        </table:table-row>
        <table:table-row table:style-name="ro1">
          <table:table-cell table:formula="of:=[.A1184]+0.01" office:value-type="float" office:value="1.82999999999983" calcext:value-type="float">
            <text:p>1,82999999999983</text:p>
          </table:table-cell>
          <table:table-cell table:formula="of:=2*[.A1185]/9-4/3" office:value-type="float" office:value="-0.926666666666704" calcext:value-type="float">
            <text:p>-0,926666666666704</text:p>
          </table:table-cell>
          <table:table-cell table:formula="of:=-7*[.A1185]/9-1/3" office:value-type="float" office:value="-1.75666666666654" calcext:value-type="float">
            <text:p>-1,75666666666654</text:p>
          </table:table-cell>
          <table:table-cell table:number-columns-repeated="1021"/>
        </table:table-row>
        <table:table-row table:style-name="ro1">
          <table:table-cell table:formula="of:=[.A1185]+0.01" office:value-type="float" office:value="1.83999999999983" calcext:value-type="float">
            <text:p>1,83999999999983</text:p>
          </table:table-cell>
          <table:table-cell table:formula="of:=2*[.A1186]/9-4/3" office:value-type="float" office:value="-0.924444444444482" calcext:value-type="float">
            <text:p>-0,924444444444482</text:p>
          </table:table-cell>
          <table:table-cell table:formula="of:=-7*[.A1186]/9-1/3" office:value-type="float" office:value="-1.76444444444431" calcext:value-type="float">
            <text:p>-1,76444444444431</text:p>
          </table:table-cell>
          <table:table-cell table:number-columns-repeated="1021"/>
        </table:table-row>
        <table:table-row table:style-name="ro1">
          <table:table-cell table:formula="of:=[.A1186]+0.01" office:value-type="float" office:value="1.84999999999983" calcext:value-type="float">
            <text:p>1,84999999999983</text:p>
          </table:table-cell>
          <table:table-cell table:formula="of:=2*[.A1187]/9-4/3" office:value-type="float" office:value="-0.922222222222259" calcext:value-type="float">
            <text:p>-0,922222222222259</text:p>
          </table:table-cell>
          <table:table-cell table:formula="of:=-7*[.A1187]/9-1/3" office:value-type="float" office:value="-1.77222222222209" calcext:value-type="float">
            <text:p>-1,77222222222209</text:p>
          </table:table-cell>
          <table:table-cell table:number-columns-repeated="1021"/>
        </table:table-row>
        <table:table-row table:style-name="ro1">
          <table:table-cell table:formula="of:=[.A1187]+0.01" office:value-type="float" office:value="1.85999999999983" calcext:value-type="float">
            <text:p>1,85999999999983</text:p>
          </table:table-cell>
          <table:table-cell table:formula="of:=2*[.A1188]/9-4/3" office:value-type="float" office:value="-0.920000000000037" calcext:value-type="float">
            <text:p>-0,920000000000037</text:p>
          </table:table-cell>
          <table:table-cell table:formula="of:=-7*[.A1188]/9-1/3" office:value-type="float" office:value="-1.77999999999987" calcext:value-type="float">
            <text:p>-1,77999999999987</text:p>
          </table:table-cell>
          <table:table-cell table:number-columns-repeated="1021"/>
        </table:table-row>
        <table:table-row table:style-name="ro1">
          <table:table-cell table:formula="of:=[.A1188]+0.01" office:value-type="float" office:value="1.86999999999983" calcext:value-type="float">
            <text:p>1,86999999999983</text:p>
          </table:table-cell>
          <table:table-cell table:formula="of:=2*[.A1189]/9-4/3" office:value-type="float" office:value="-0.917777777777815" calcext:value-type="float">
            <text:p>-0,917777777777815</text:p>
          </table:table-cell>
          <table:table-cell table:formula="of:=-7*[.A1189]/9-1/3" office:value-type="float" office:value="-1.78777777777765" calcext:value-type="float">
            <text:p>-1,78777777777765</text:p>
          </table:table-cell>
          <table:table-cell table:number-columns-repeated="1021"/>
        </table:table-row>
        <table:table-row table:style-name="ro1">
          <table:table-cell table:formula="of:=[.A1189]+0.01" office:value-type="float" office:value="1.87999999999983" calcext:value-type="float">
            <text:p>1,87999999999983</text:p>
          </table:table-cell>
          <table:table-cell table:formula="of:=2*[.A1190]/9-4/3" office:value-type="float" office:value="-0.915555555555593" calcext:value-type="float">
            <text:p>-0,915555555555593</text:p>
          </table:table-cell>
          <table:table-cell table:formula="of:=-7*[.A1190]/9-1/3" office:value-type="float" office:value="-1.79555555555543" calcext:value-type="float">
            <text:p>-1,79555555555543</text:p>
          </table:table-cell>
          <table:table-cell table:number-columns-repeated="1021"/>
        </table:table-row>
        <table:table-row table:style-name="ro1">
          <table:table-cell table:formula="of:=[.A1190]+0.01" office:value-type="float" office:value="1.88999999999983" calcext:value-type="float">
            <text:p>1,88999999999983</text:p>
          </table:table-cell>
          <table:table-cell table:formula="of:=2*[.A1191]/9-4/3" office:value-type="float" office:value="-0.91333333333337" calcext:value-type="float">
            <text:p>-0,91333333333337</text:p>
          </table:table-cell>
          <table:table-cell table:formula="of:=-7*[.A1191]/9-1/3" office:value-type="float" office:value="-1.8033333333332" calcext:value-type="float">
            <text:p>-1,8033333333332</text:p>
          </table:table-cell>
          <table:table-cell table:number-columns-repeated="1021"/>
        </table:table-row>
        <table:table-row table:style-name="ro1">
          <table:table-cell table:formula="of:=[.A1191]+0.01" office:value-type="float" office:value="1.89999999999983" calcext:value-type="float">
            <text:p>1,89999999999983</text:p>
          </table:table-cell>
          <table:table-cell table:formula="of:=2*[.A1192]/9-4/3" office:value-type="float" office:value="-0.911111111111148" calcext:value-type="float">
            <text:p>-0,911111111111148</text:p>
          </table:table-cell>
          <table:table-cell table:formula="of:=-7*[.A1192]/9-1/3" office:value-type="float" office:value="-1.81111111111098" calcext:value-type="float">
            <text:p>-1,81111111111098</text:p>
          </table:table-cell>
          <table:table-cell table:number-columns-repeated="1021"/>
        </table:table-row>
        <table:table-row table:style-name="ro1">
          <table:table-cell table:formula="of:=[.A1192]+0.01" office:value-type="float" office:value="1.90999999999983" calcext:value-type="float">
            <text:p>1,90999999999983</text:p>
          </table:table-cell>
          <table:table-cell table:formula="of:=2*[.A1193]/9-4/3" office:value-type="float" office:value="-0.908888888888926" calcext:value-type="float">
            <text:p>-0,908888888888926</text:p>
          </table:table-cell>
          <table:table-cell table:formula="of:=-7*[.A1193]/9-1/3" office:value-type="float" office:value="-1.81888888888876" calcext:value-type="float">
            <text:p>-1,81888888888876</text:p>
          </table:table-cell>
          <table:table-cell table:number-columns-repeated="1021"/>
        </table:table-row>
        <table:table-row table:style-name="ro1">
          <table:table-cell table:formula="of:=[.A1193]+0.01" office:value-type="float" office:value="1.91999999999983" calcext:value-type="float">
            <text:p>1,91999999999983</text:p>
          </table:table-cell>
          <table:table-cell table:formula="of:=2*[.A1194]/9-4/3" office:value-type="float" office:value="-0.906666666666704" calcext:value-type="float">
            <text:p>-0,906666666666704</text:p>
          </table:table-cell>
          <table:table-cell table:formula="of:=-7*[.A1194]/9-1/3" office:value-type="float" office:value="-1.82666666666654" calcext:value-type="float">
            <text:p>-1,82666666666654</text:p>
          </table:table-cell>
          <table:table-cell table:number-columns-repeated="1021"/>
        </table:table-row>
        <table:table-row table:style-name="ro1">
          <table:table-cell table:formula="of:=[.A1194]+0.01" office:value-type="float" office:value="1.92999999999983" calcext:value-type="float">
            <text:p>1,92999999999983</text:p>
          </table:table-cell>
          <table:table-cell table:formula="of:=2*[.A1195]/9-4/3" office:value-type="float" office:value="-0.904444444444482" calcext:value-type="float">
            <text:p>-0,904444444444482</text:p>
          </table:table-cell>
          <table:table-cell table:formula="of:=-7*[.A1195]/9-1/3" office:value-type="float" office:value="-1.83444444444431" calcext:value-type="float">
            <text:p>-1,83444444444431</text:p>
          </table:table-cell>
          <table:table-cell table:number-columns-repeated="1021"/>
        </table:table-row>
        <table:table-row table:style-name="ro1">
          <table:table-cell table:formula="of:=[.A1195]+0.01" office:value-type="float" office:value="1.93999999999983" calcext:value-type="float">
            <text:p>1,93999999999983</text:p>
          </table:table-cell>
          <table:table-cell table:formula="of:=2*[.A1196]/9-4/3" office:value-type="float" office:value="-0.902222222222259" calcext:value-type="float">
            <text:p>-0,902222222222259</text:p>
          </table:table-cell>
          <table:table-cell table:formula="of:=-7*[.A1196]/9-1/3" office:value-type="float" office:value="-1.84222222222209" calcext:value-type="float">
            <text:p>-1,84222222222209</text:p>
          </table:table-cell>
          <table:table-cell table:number-columns-repeated="1021"/>
        </table:table-row>
        <table:table-row table:style-name="ro1">
          <table:table-cell table:formula="of:=[.A1196]+0.01" office:value-type="float" office:value="1.94999999999983" calcext:value-type="float">
            <text:p>1,94999999999983</text:p>
          </table:table-cell>
          <table:table-cell table:formula="of:=2*[.A1197]/9-4/3" office:value-type="float" office:value="-0.900000000000037" calcext:value-type="float">
            <text:p>-0,900000000000037</text:p>
          </table:table-cell>
          <table:table-cell table:formula="of:=-7*[.A1197]/9-1/3" office:value-type="float" office:value="-1.84999999999987" calcext:value-type="float">
            <text:p>-1,84999999999987</text:p>
          </table:table-cell>
          <table:table-cell table:number-columns-repeated="1021"/>
        </table:table-row>
        <table:table-row table:style-name="ro1">
          <table:table-cell table:formula="of:=[.A1197]+0.01" office:value-type="float" office:value="1.95999999999983" calcext:value-type="float">
            <text:p>1,95999999999983</text:p>
          </table:table-cell>
          <table:table-cell table:formula="of:=2*[.A1198]/9-4/3" office:value-type="float" office:value="-0.897777777777815" calcext:value-type="float">
            <text:p>-0,897777777777815</text:p>
          </table:table-cell>
          <table:table-cell table:formula="of:=-7*[.A1198]/9-1/3" office:value-type="float" office:value="-1.85777777777765" calcext:value-type="float">
            <text:p>-1,85777777777765</text:p>
          </table:table-cell>
          <table:table-cell table:number-columns-repeated="1021"/>
        </table:table-row>
        <table:table-row table:style-name="ro1">
          <table:table-cell table:formula="of:=[.A1198]+0.01" office:value-type="float" office:value="1.96999999999983" calcext:value-type="float">
            <text:p>1,96999999999983</text:p>
          </table:table-cell>
          <table:table-cell table:formula="of:=2*[.A1199]/9-4/3" office:value-type="float" office:value="-0.895555555555593" calcext:value-type="float">
            <text:p>-0,895555555555593</text:p>
          </table:table-cell>
          <table:table-cell table:formula="of:=-7*[.A1199]/9-1/3" office:value-type="float" office:value="-1.86555555555543" calcext:value-type="float">
            <text:p>-1,86555555555543</text:p>
          </table:table-cell>
          <table:table-cell table:number-columns-repeated="1021"/>
        </table:table-row>
        <table:table-row table:style-name="ro1">
          <table:table-cell table:formula="of:=[.A1199]+0.01" office:value-type="float" office:value="1.97999999999983" calcext:value-type="float">
            <text:p>1,97999999999983</text:p>
          </table:table-cell>
          <table:table-cell table:formula="of:=2*[.A1200]/9-4/3" office:value-type="float" office:value="-0.89333333333337" calcext:value-type="float">
            <text:p>-0,89333333333337</text:p>
          </table:table-cell>
          <table:table-cell table:formula="of:=-7*[.A1200]/9-1/3" office:value-type="float" office:value="-1.8733333333332" calcext:value-type="float">
            <text:p>-1,8733333333332</text:p>
          </table:table-cell>
          <table:table-cell table:number-columns-repeated="1021"/>
        </table:table-row>
        <table:table-row table:style-name="ro1">
          <table:table-cell table:formula="of:=[.A1200]+0.01" office:value-type="float" office:value="1.98999999999983" calcext:value-type="float">
            <text:p>1,98999999999983</text:p>
          </table:table-cell>
          <table:table-cell table:formula="of:=2*[.A1201]/9-4/3" office:value-type="float" office:value="-0.891111111111148" calcext:value-type="float">
            <text:p>-0,891111111111148</text:p>
          </table:table-cell>
          <table:table-cell table:formula="of:=-7*[.A1201]/9-1/3" office:value-type="float" office:value="-1.88111111111098" calcext:value-type="float">
            <text:p>-1,88111111111098</text:p>
          </table:table-cell>
          <table:table-cell table:number-columns-repeated="1021"/>
        </table:table-row>
        <table:table-row table:style-name="ro1">
          <table:table-cell table:formula="of:=[.A1201]+0.01" office:value-type="float" office:value="1.99999999999983" calcext:value-type="float">
            <text:p>1,99999999999983</text:p>
          </table:table-cell>
          <table:table-cell table:formula="of:=2*[.A1202]/9-4/3" office:value-type="float" office:value="-0.888888888888926" calcext:value-type="float">
            <text:p>-0,888888888888926</text:p>
          </table:table-cell>
          <table:table-cell table:formula="of:=-7*[.A1202]/9-1/3" office:value-type="float" office:value="-1.88888888888876" calcext:value-type="float">
            <text:p>-1,88888888888876</text:p>
          </table:table-cell>
          <table:table-cell table:number-columns-repeated="1021"/>
        </table:table-row>
        <table:table-row table:style-name="ro1">
          <table:table-cell table:formula="of:=[.A1202]+0.01" office:value-type="float" office:value="2.00999999999983" calcext:value-type="float">
            <text:p>2,00999999999983</text:p>
          </table:table-cell>
          <table:table-cell table:formula="of:=2*[.A1203]/9-4/3" office:value-type="float" office:value="-0.886666666666704" calcext:value-type="float">
            <text:p>-0,886666666666704</text:p>
          </table:table-cell>
          <table:table-cell table:formula="of:=-7*[.A1203]/9-1/3" office:value-type="float" office:value="-1.89666666666654" calcext:value-type="float">
            <text:p>-1,89666666666654</text:p>
          </table:table-cell>
          <table:table-cell table:number-columns-repeated="1021"/>
        </table:table-row>
        <table:table-row table:style-name="ro1">
          <table:table-cell table:formula="of:=[.A1203]+0.01" office:value-type="float" office:value="2.01999999999983" calcext:value-type="float">
            <text:p>2,01999999999983</text:p>
          </table:table-cell>
          <table:table-cell table:formula="of:=2*[.A1204]/9-4/3" office:value-type="float" office:value="-0.884444444444482" calcext:value-type="float">
            <text:p>-0,884444444444482</text:p>
          </table:table-cell>
          <table:table-cell table:formula="of:=-7*[.A1204]/9-1/3" office:value-type="float" office:value="-1.90444444444431" calcext:value-type="float">
            <text:p>-1,90444444444431</text:p>
          </table:table-cell>
          <table:table-cell table:number-columns-repeated="1021"/>
        </table:table-row>
        <table:table-row table:style-name="ro1">
          <table:table-cell table:formula="of:=[.A1204]+0.01" office:value-type="float" office:value="2.02999999999983" calcext:value-type="float">
            <text:p>2,02999999999983</text:p>
          </table:table-cell>
          <table:table-cell table:formula="of:=2*[.A1205]/9-4/3" office:value-type="float" office:value="-0.882222222222259" calcext:value-type="float">
            <text:p>-0,882222222222259</text:p>
          </table:table-cell>
          <table:table-cell table:formula="of:=-7*[.A1205]/9-1/3" office:value-type="float" office:value="-1.91222222222209" calcext:value-type="float">
            <text:p>-1,91222222222209</text:p>
          </table:table-cell>
          <table:table-cell table:number-columns-repeated="1021"/>
        </table:table-row>
        <table:table-row table:style-name="ro1">
          <table:table-cell table:formula="of:=[.A1205]+0.01" office:value-type="float" office:value="2.03999999999983" calcext:value-type="float">
            <text:p>2,03999999999983</text:p>
          </table:table-cell>
          <table:table-cell table:formula="of:=2*[.A1206]/9-4/3" office:value-type="float" office:value="-0.880000000000037" calcext:value-type="float">
            <text:p>-0,880000000000037</text:p>
          </table:table-cell>
          <table:table-cell table:formula="of:=-7*[.A1206]/9-1/3" office:value-type="float" office:value="-1.91999999999987" calcext:value-type="float">
            <text:p>-1,91999999999987</text:p>
          </table:table-cell>
          <table:table-cell table:number-columns-repeated="1021"/>
        </table:table-row>
        <table:table-row table:style-name="ro1">
          <table:table-cell table:formula="of:=[.A1206]+0.01" office:value-type="float" office:value="2.04999999999983" calcext:value-type="float">
            <text:p>2,04999999999983</text:p>
          </table:table-cell>
          <table:table-cell table:formula="of:=2*[.A1207]/9-4/3" office:value-type="float" office:value="-0.877777777777815" calcext:value-type="float">
            <text:p>-0,877777777777815</text:p>
          </table:table-cell>
          <table:table-cell table:formula="of:=-7*[.A1207]/9-1/3" office:value-type="float" office:value="-1.92777777777765" calcext:value-type="float">
            <text:p>-1,92777777777765</text:p>
          </table:table-cell>
          <table:table-cell table:number-columns-repeated="1021"/>
        </table:table-row>
        <table:table-row table:style-name="ro1">
          <table:table-cell table:formula="of:=[.A1207]+0.01" office:value-type="float" office:value="2.05999999999983" calcext:value-type="float">
            <text:p>2,05999999999983</text:p>
          </table:table-cell>
          <table:table-cell table:formula="of:=2*[.A1208]/9-4/3" office:value-type="float" office:value="-0.875555555555593" calcext:value-type="float">
            <text:p>-0,875555555555593</text:p>
          </table:table-cell>
          <table:table-cell table:formula="of:=-7*[.A1208]/9-1/3" office:value-type="float" office:value="-1.93555555555542" calcext:value-type="float">
            <text:p>-1,93555555555542</text:p>
          </table:table-cell>
          <table:table-cell table:number-columns-repeated="1021"/>
        </table:table-row>
        <table:table-row table:style-name="ro1">
          <table:table-cell table:formula="of:=[.A1208]+0.01" office:value-type="float" office:value="2.06999999999983" calcext:value-type="float">
            <text:p>2,06999999999983</text:p>
          </table:table-cell>
          <table:table-cell table:formula="of:=2*[.A1209]/9-4/3" office:value-type="float" office:value="-0.873333333333371" calcext:value-type="float">
            <text:p>-0,873333333333371</text:p>
          </table:table-cell>
          <table:table-cell table:formula="of:=-7*[.A1209]/9-1/3" office:value-type="float" office:value="-1.9433333333332" calcext:value-type="float">
            <text:p>-1,9433333333332</text:p>
          </table:table-cell>
          <table:table-cell table:number-columns-repeated="1021"/>
        </table:table-row>
        <table:table-row table:style-name="ro1">
          <table:table-cell table:formula="of:=[.A1209]+0.01" office:value-type="float" office:value="2.07999999999983" calcext:value-type="float">
            <text:p>2,07999999999983</text:p>
          </table:table-cell>
          <table:table-cell table:formula="of:=2*[.A1210]/9-4/3" office:value-type="float" office:value="-0.871111111111149" calcext:value-type="float">
            <text:p>-0,871111111111149</text:p>
          </table:table-cell>
          <table:table-cell table:formula="of:=-7*[.A1210]/9-1/3" office:value-type="float" office:value="-1.95111111111098" calcext:value-type="float">
            <text:p>-1,95111111111098</text:p>
          </table:table-cell>
          <table:table-cell table:number-columns-repeated="1021"/>
        </table:table-row>
        <table:table-row table:style-name="ro1">
          <table:table-cell table:formula="of:=[.A1210]+0.01" office:value-type="float" office:value="2.08999999999983" calcext:value-type="float">
            <text:p>2,08999999999983</text:p>
          </table:table-cell>
          <table:table-cell table:formula="of:=2*[.A1211]/9-4/3" office:value-type="float" office:value="-0.868888888888927" calcext:value-type="float">
            <text:p>-0,868888888888927</text:p>
          </table:table-cell>
          <table:table-cell table:formula="of:=-7*[.A1211]/9-1/3" office:value-type="float" office:value="-1.95888888888876" calcext:value-type="float">
            <text:p>-1,95888888888876</text:p>
          </table:table-cell>
          <table:table-cell table:number-columns-repeated="1021"/>
        </table:table-row>
        <table:table-row table:style-name="ro1">
          <table:table-cell table:formula="of:=[.A1211]+0.01" office:value-type="float" office:value="2.09999999999983" calcext:value-type="float">
            <text:p>2,09999999999983</text:p>
          </table:table-cell>
          <table:table-cell table:formula="of:=2*[.A1212]/9-4/3" office:value-type="float" office:value="-0.866666666666704" calcext:value-type="float">
            <text:p>-0,866666666666704</text:p>
          </table:table-cell>
          <table:table-cell table:formula="of:=-7*[.A1212]/9-1/3" office:value-type="float" office:value="-1.96666666666653" calcext:value-type="float">
            <text:p>-1,96666666666653</text:p>
          </table:table-cell>
          <table:table-cell table:number-columns-repeated="1021"/>
        </table:table-row>
        <table:table-row table:style-name="ro1">
          <table:table-cell table:formula="of:=[.A1212]+0.01" office:value-type="float" office:value="2.10999999999983" calcext:value-type="float">
            <text:p>2,10999999999983</text:p>
          </table:table-cell>
          <table:table-cell table:formula="of:=2*[.A1213]/9-4/3" office:value-type="float" office:value="-0.864444444444482" calcext:value-type="float">
            <text:p>-0,864444444444482</text:p>
          </table:table-cell>
          <table:table-cell table:formula="of:=-7*[.A1213]/9-1/3" office:value-type="float" office:value="-1.97444444444431" calcext:value-type="float">
            <text:p>-1,97444444444431</text:p>
          </table:table-cell>
          <table:table-cell table:number-columns-repeated="1021"/>
        </table:table-row>
        <table:table-row table:style-name="ro1">
          <table:table-cell table:formula="of:=[.A1213]+0.01" office:value-type="float" office:value="2.11999999999983" calcext:value-type="float">
            <text:p>2,11999999999983</text:p>
          </table:table-cell>
          <table:table-cell table:formula="of:=2*[.A1214]/9-4/3" office:value-type="float" office:value="-0.86222222222226" calcext:value-type="float">
            <text:p>-0,86222222222226</text:p>
          </table:table-cell>
          <table:table-cell table:formula="of:=-7*[.A1214]/9-1/3" office:value-type="float" office:value="-1.98222222222209" calcext:value-type="float">
            <text:p>-1,98222222222209</text:p>
          </table:table-cell>
          <table:table-cell table:number-columns-repeated="1021"/>
        </table:table-row>
        <table:table-row table:style-name="ro1">
          <table:table-cell table:formula="of:=[.A1214]+0.01" office:value-type="float" office:value="2.12999999999983" calcext:value-type="float">
            <text:p>2,12999999999983</text:p>
          </table:table-cell>
          <table:table-cell table:formula="of:=2*[.A1215]/9-4/3" office:value-type="float" office:value="-0.860000000000038" calcext:value-type="float">
            <text:p>-0,860000000000038</text:p>
          </table:table-cell>
          <table:table-cell table:formula="of:=-7*[.A1215]/9-1/3" office:value-type="float" office:value="-1.98999999999987" calcext:value-type="float">
            <text:p>-1,98999999999987</text:p>
          </table:table-cell>
          <table:table-cell table:number-columns-repeated="1021"/>
        </table:table-row>
        <table:table-row table:style-name="ro1">
          <table:table-cell table:formula="of:=[.A1215]+0.01" office:value-type="float" office:value="2.13999999999983" calcext:value-type="float">
            <text:p>2,13999999999983</text:p>
          </table:table-cell>
          <table:table-cell table:formula="of:=2*[.A1216]/9-4/3" office:value-type="float" office:value="-0.857777777777815" calcext:value-type="float">
            <text:p>-0,857777777777815</text:p>
          </table:table-cell>
          <table:table-cell table:formula="of:=-7*[.A1216]/9-1/3" office:value-type="float" office:value="-1.99777777777765" calcext:value-type="float">
            <text:p>-1,99777777777765</text:p>
          </table:table-cell>
          <table:table-cell table:number-columns-repeated="1021"/>
        </table:table-row>
        <table:table-row table:style-name="ro1">
          <table:table-cell table:formula="of:=[.A1216]+0.01" office:value-type="float" office:value="2.14999999999983" calcext:value-type="float">
            <text:p>2,14999999999983</text:p>
          </table:table-cell>
          <table:table-cell table:formula="of:=2*[.A1217]/9-4/3" office:value-type="float" office:value="-0.855555555555593" calcext:value-type="float">
            <text:p>-0,855555555555593</text:p>
          </table:table-cell>
          <table:table-cell table:formula="of:=-7*[.A1217]/9-1/3" office:value-type="float" office:value="-2.00555555555542" calcext:value-type="float">
            <text:p>-2,00555555555542</text:p>
          </table:table-cell>
          <table:table-cell table:number-columns-repeated="1021"/>
        </table:table-row>
        <table:table-row table:style-name="ro1">
          <table:table-cell table:formula="of:=[.A1217]+0.01" office:value-type="float" office:value="2.15999999999983" calcext:value-type="float">
            <text:p>2,15999999999983</text:p>
          </table:table-cell>
          <table:table-cell table:formula="of:=2*[.A1218]/9-4/3" office:value-type="float" office:value="-0.853333333333371" calcext:value-type="float">
            <text:p>-0,853333333333371</text:p>
          </table:table-cell>
          <table:table-cell table:formula="of:=-7*[.A1218]/9-1/3" office:value-type="float" office:value="-2.0133333333332" calcext:value-type="float">
            <text:p>-2,0133333333332</text:p>
          </table:table-cell>
          <table:table-cell table:number-columns-repeated="1021"/>
        </table:table-row>
        <table:table-row table:style-name="ro1">
          <table:table-cell table:formula="of:=[.A1218]+0.01" office:value-type="float" office:value="2.16999999999983" calcext:value-type="float">
            <text:p>2,16999999999983</text:p>
          </table:table-cell>
          <table:table-cell table:formula="of:=2*[.A1219]/9-4/3" office:value-type="float" office:value="-0.851111111111149" calcext:value-type="float">
            <text:p>-0,851111111111149</text:p>
          </table:table-cell>
          <table:table-cell table:formula="of:=-7*[.A1219]/9-1/3" office:value-type="float" office:value="-2.02111111111098" calcext:value-type="float">
            <text:p>-2,02111111111098</text:p>
          </table:table-cell>
          <table:table-cell table:number-columns-repeated="1021"/>
        </table:table-row>
        <table:table-row table:style-name="ro1">
          <table:table-cell table:formula="of:=[.A1219]+0.01" office:value-type="float" office:value="2.17999999999983" calcext:value-type="float">
            <text:p>2,17999999999983</text:p>
          </table:table-cell>
          <table:table-cell table:formula="of:=2*[.A1220]/9-4/3" office:value-type="float" office:value="-0.848888888888927" calcext:value-type="float">
            <text:p>-0,848888888888927</text:p>
          </table:table-cell>
          <table:table-cell table:formula="of:=-7*[.A1220]/9-1/3" office:value-type="float" office:value="-2.02888888888876" calcext:value-type="float">
            <text:p>-2,02888888888876</text:p>
          </table:table-cell>
          <table:table-cell table:number-columns-repeated="1021"/>
        </table:table-row>
        <table:table-row table:style-name="ro1">
          <table:table-cell table:formula="of:=[.A1220]+0.01" office:value-type="float" office:value="2.18999999999983" calcext:value-type="float">
            <text:p>2,18999999999983</text:p>
          </table:table-cell>
          <table:table-cell table:formula="of:=2*[.A1221]/9-4/3" office:value-type="float" office:value="-0.846666666666705" calcext:value-type="float">
            <text:p>-0,846666666666705</text:p>
          </table:table-cell>
          <table:table-cell table:formula="of:=-7*[.A1221]/9-1/3" office:value-type="float" office:value="-2.03666666666653" calcext:value-type="float">
            <text:p>-2,03666666666653</text:p>
          </table:table-cell>
          <table:table-cell table:number-columns-repeated="1021"/>
        </table:table-row>
        <table:table-row table:style-name="ro1">
          <table:table-cell table:formula="of:=[.A1221]+0.01" office:value-type="float" office:value="2.19999999999983" calcext:value-type="float">
            <text:p>2,19999999999983</text:p>
          </table:table-cell>
          <table:table-cell table:formula="of:=2*[.A1222]/9-4/3" office:value-type="float" office:value="-0.844444444444483" calcext:value-type="float">
            <text:p>-0,844444444444483</text:p>
          </table:table-cell>
          <table:table-cell table:formula="of:=-7*[.A1222]/9-1/3" office:value-type="float" office:value="-2.04444444444431" calcext:value-type="float">
            <text:p>-2,04444444444431</text:p>
          </table:table-cell>
          <table:table-cell table:number-columns-repeated="1021"/>
        </table:table-row>
        <table:table-row table:style-name="ro1">
          <table:table-cell table:formula="of:=[.A1222]+0.01" office:value-type="float" office:value="2.20999999999983" calcext:value-type="float">
            <text:p>2,20999999999983</text:p>
          </table:table-cell>
          <table:table-cell table:formula="of:=2*[.A1223]/9-4/3" office:value-type="float" office:value="-0.84222222222226" calcext:value-type="float">
            <text:p>-0,84222222222226</text:p>
          </table:table-cell>
          <table:table-cell table:formula="of:=-7*[.A1223]/9-1/3" office:value-type="float" office:value="-2.05222222222209" calcext:value-type="float">
            <text:p>-2,05222222222209</text:p>
          </table:table-cell>
          <table:table-cell table:number-columns-repeated="1021"/>
        </table:table-row>
        <table:table-row table:style-name="ro1">
          <table:table-cell table:formula="of:=[.A1223]+0.01" office:value-type="float" office:value="2.21999999999983" calcext:value-type="float">
            <text:p>2,21999999999983</text:p>
          </table:table-cell>
          <table:table-cell table:formula="of:=2*[.A1224]/9-4/3" office:value-type="float" office:value="-0.840000000000038" calcext:value-type="float">
            <text:p>-0,840000000000038</text:p>
          </table:table-cell>
          <table:table-cell table:formula="of:=-7*[.A1224]/9-1/3" office:value-type="float" office:value="-2.05999999999987" calcext:value-type="float">
            <text:p>-2,05999999999987</text:p>
          </table:table-cell>
          <table:table-cell table:number-columns-repeated="1021"/>
        </table:table-row>
        <table:table-row table:style-name="ro1">
          <table:table-cell table:formula="of:=[.A1224]+0.01" office:value-type="float" office:value="2.22999999999983" calcext:value-type="float">
            <text:p>2,22999999999983</text:p>
          </table:table-cell>
          <table:table-cell table:formula="of:=2*[.A1225]/9-4/3" office:value-type="float" office:value="-0.837777777777816" calcext:value-type="float">
            <text:p>-0,837777777777816</text:p>
          </table:table-cell>
          <table:table-cell table:formula="of:=-7*[.A1225]/9-1/3" office:value-type="float" office:value="-2.06777777777764" calcext:value-type="float">
            <text:p>-2,06777777777764</text:p>
          </table:table-cell>
          <table:table-cell table:number-columns-repeated="1021"/>
        </table:table-row>
        <table:table-row table:style-name="ro1">
          <table:table-cell table:formula="of:=[.A1225]+0.01" office:value-type="float" office:value="2.23999999999983" calcext:value-type="float">
            <text:p>2,23999999999983</text:p>
          </table:table-cell>
          <table:table-cell table:formula="of:=2*[.A1226]/9-4/3" office:value-type="float" office:value="-0.835555555555594" calcext:value-type="float">
            <text:p>-0,835555555555594</text:p>
          </table:table-cell>
          <table:table-cell table:formula="of:=-7*[.A1226]/9-1/3" office:value-type="float" office:value="-2.07555555555542" calcext:value-type="float">
            <text:p>-2,07555555555542</text:p>
          </table:table-cell>
          <table:table-cell table:number-columns-repeated="1021"/>
        </table:table-row>
        <table:table-row table:style-name="ro1">
          <table:table-cell table:formula="of:=[.A1226]+0.01" office:value-type="float" office:value="2.24999999999983" calcext:value-type="float">
            <text:p>2,24999999999983</text:p>
          </table:table-cell>
          <table:table-cell table:formula="of:=2*[.A1227]/9-4/3" office:value-type="float" office:value="-0.833333333333372" calcext:value-type="float">
            <text:p>-0,833333333333372</text:p>
          </table:table-cell>
          <table:table-cell table:formula="of:=-7*[.A1227]/9-1/3" office:value-type="float" office:value="-2.0833333333332" calcext:value-type="float">
            <text:p>-2,0833333333332</text:p>
          </table:table-cell>
          <table:table-cell table:number-columns-repeated="1021"/>
        </table:table-row>
        <table:table-row table:style-name="ro1">
          <table:table-cell table:formula="of:=[.A1227]+0.01" office:value-type="float" office:value="2.25999999999983" calcext:value-type="float">
            <text:p>2,25999999999983</text:p>
          </table:table-cell>
          <table:table-cell table:formula="of:=2*[.A1228]/9-4/3" office:value-type="float" office:value="-0.831111111111149" calcext:value-type="float">
            <text:p>-0,831111111111149</text:p>
          </table:table-cell>
          <table:table-cell table:formula="of:=-7*[.A1228]/9-1/3" office:value-type="float" office:value="-2.09111111111098" calcext:value-type="float">
            <text:p>-2,09111111111098</text:p>
          </table:table-cell>
          <table:table-cell table:number-columns-repeated="1021"/>
        </table:table-row>
        <table:table-row table:style-name="ro1">
          <table:table-cell table:formula="of:=[.A1228]+0.01" office:value-type="float" office:value="2.26999999999983" calcext:value-type="float">
            <text:p>2,26999999999983</text:p>
          </table:table-cell>
          <table:table-cell table:formula="of:=2*[.A1229]/9-4/3" office:value-type="float" office:value="-0.828888888888927" calcext:value-type="float">
            <text:p>-0,828888888888927</text:p>
          </table:table-cell>
          <table:table-cell table:formula="of:=-7*[.A1229]/9-1/3" office:value-type="float" office:value="-2.09888888888875" calcext:value-type="float">
            <text:p>-2,09888888888875</text:p>
          </table:table-cell>
          <table:table-cell table:number-columns-repeated="1021"/>
        </table:table-row>
        <table:table-row table:style-name="ro1">
          <table:table-cell table:formula="of:=[.A1229]+0.01" office:value-type="float" office:value="2.27999999999983" calcext:value-type="float">
            <text:p>2,27999999999983</text:p>
          </table:table-cell>
          <table:table-cell table:formula="of:=2*[.A1230]/9-4/3" office:value-type="float" office:value="-0.826666666666705" calcext:value-type="float">
            <text:p>-0,826666666666705</text:p>
          </table:table-cell>
          <table:table-cell table:formula="of:=-7*[.A1230]/9-1/3" office:value-type="float" office:value="-2.10666666666653" calcext:value-type="float">
            <text:p>-2,10666666666653</text:p>
          </table:table-cell>
          <table:table-cell table:number-columns-repeated="1021"/>
        </table:table-row>
        <table:table-row table:style-name="ro1">
          <table:table-cell table:formula="of:=[.A1230]+0.01" office:value-type="float" office:value="2.28999999999983" calcext:value-type="float">
            <text:p>2,28999999999983</text:p>
          </table:table-cell>
          <table:table-cell table:formula="of:=2*[.A1231]/9-4/3" office:value-type="float" office:value="-0.824444444444483" calcext:value-type="float">
            <text:p>-0,824444444444483</text:p>
          </table:table-cell>
          <table:table-cell table:formula="of:=-7*[.A1231]/9-1/3" office:value-type="float" office:value="-2.11444444444431" calcext:value-type="float">
            <text:p>-2,11444444444431</text:p>
          </table:table-cell>
          <table:table-cell table:number-columns-repeated="1021"/>
        </table:table-row>
        <table:table-row table:style-name="ro1">
          <table:table-cell table:formula="of:=[.A1231]+0.01" office:value-type="float" office:value="2.29999999999983" calcext:value-type="float">
            <text:p>2,29999999999983</text:p>
          </table:table-cell>
          <table:table-cell table:formula="of:=2*[.A1232]/9-4/3" office:value-type="float" office:value="-0.822222222222261" calcext:value-type="float">
            <text:p>-0,822222222222261</text:p>
          </table:table-cell>
          <table:table-cell table:formula="of:=-7*[.A1232]/9-1/3" office:value-type="float" office:value="-2.12222222222209" calcext:value-type="float">
            <text:p>-2,12222222222209</text:p>
          </table:table-cell>
          <table:table-cell table:number-columns-repeated="1021"/>
        </table:table-row>
        <table:table-row table:style-name="ro1">
          <table:table-cell table:formula="of:=[.A1232]+0.01" office:value-type="float" office:value="2.30999999999983" calcext:value-type="float">
            <text:p>2,30999999999983</text:p>
          </table:table-cell>
          <table:table-cell table:formula="of:=2*[.A1233]/9-4/3" office:value-type="float" office:value="-0.820000000000039" calcext:value-type="float">
            <text:p>-0,820000000000039</text:p>
          </table:table-cell>
          <table:table-cell table:formula="of:=-7*[.A1233]/9-1/3" office:value-type="float" office:value="-2.12999999999986" calcext:value-type="float">
            <text:p>-2,12999999999986</text:p>
          </table:table-cell>
          <table:table-cell table:number-columns-repeated="1021"/>
        </table:table-row>
        <table:table-row table:style-name="ro1">
          <table:table-cell table:formula="of:=[.A1233]+0.01" office:value-type="float" office:value="2.31999999999983" calcext:value-type="float">
            <text:p>2,31999999999983</text:p>
          </table:table-cell>
          <table:table-cell table:formula="of:=2*[.A1234]/9-4/3" office:value-type="float" office:value="-0.817777777777816" calcext:value-type="float">
            <text:p>-0,817777777777816</text:p>
          </table:table-cell>
          <table:table-cell table:formula="of:=-7*[.A1234]/9-1/3" office:value-type="float" office:value="-2.13777777777764" calcext:value-type="float">
            <text:p>-2,13777777777764</text:p>
          </table:table-cell>
          <table:table-cell table:number-columns-repeated="1021"/>
        </table:table-row>
        <table:table-row table:style-name="ro1">
          <table:table-cell table:formula="of:=[.A1234]+0.01" office:value-type="float" office:value="2.32999999999983" calcext:value-type="float">
            <text:p>2,32999999999983</text:p>
          </table:table-cell>
          <table:table-cell table:formula="of:=2*[.A1235]/9-4/3" office:value-type="float" office:value="-0.815555555555594" calcext:value-type="float">
            <text:p>-0,815555555555594</text:p>
          </table:table-cell>
          <table:table-cell table:formula="of:=-7*[.A1235]/9-1/3" office:value-type="float" office:value="-2.14555555555542" calcext:value-type="float">
            <text:p>-2,14555555555542</text:p>
          </table:table-cell>
          <table:table-cell table:number-columns-repeated="1021"/>
        </table:table-row>
        <table:table-row table:style-name="ro1">
          <table:table-cell table:formula="of:=[.A1235]+0.01" office:value-type="float" office:value="2.33999999999983" calcext:value-type="float">
            <text:p>2,33999999999983</text:p>
          </table:table-cell>
          <table:table-cell table:formula="of:=2*[.A1236]/9-4/3" office:value-type="float" office:value="-0.813333333333372" calcext:value-type="float">
            <text:p>-0,813333333333372</text:p>
          </table:table-cell>
          <table:table-cell table:formula="of:=-7*[.A1236]/9-1/3" office:value-type="float" office:value="-2.1533333333332" calcext:value-type="float">
            <text:p>-2,1533333333332</text:p>
          </table:table-cell>
          <table:table-cell table:number-columns-repeated="1021"/>
        </table:table-row>
        <table:table-row table:style-name="ro1">
          <table:table-cell table:formula="of:=[.A1236]+0.01" office:value-type="float" office:value="2.34999999999983" calcext:value-type="float">
            <text:p>2,34999999999983</text:p>
          </table:table-cell>
          <table:table-cell table:formula="of:=2*[.A1237]/9-4/3" office:value-type="float" office:value="-0.81111111111115" calcext:value-type="float">
            <text:p>-0,81111111111115</text:p>
          </table:table-cell>
          <table:table-cell table:formula="of:=-7*[.A1237]/9-1/3" office:value-type="float" office:value="-2.16111111111097" calcext:value-type="float">
            <text:p>-2,16111111111097</text:p>
          </table:table-cell>
          <table:table-cell table:number-columns-repeated="1021"/>
        </table:table-row>
        <table:table-row table:style-name="ro1">
          <table:table-cell table:formula="of:=[.A1237]+0.01" office:value-type="float" office:value="2.35999999999982" calcext:value-type="float">
            <text:p>2,35999999999982</text:p>
          </table:table-cell>
          <table:table-cell table:formula="of:=2*[.A1238]/9-4/3" office:value-type="float" office:value="-0.808888888888928" calcext:value-type="float">
            <text:p>-0,808888888888928</text:p>
          </table:table-cell>
          <table:table-cell table:formula="of:=-7*[.A1238]/9-1/3" office:value-type="float" office:value="-2.16888888888875" calcext:value-type="float">
            <text:p>-2,16888888888875</text:p>
          </table:table-cell>
          <table:table-cell table:number-columns-repeated="1021"/>
        </table:table-row>
        <table:table-row table:style-name="ro1">
          <table:table-cell table:formula="of:=[.A1238]+0.01" office:value-type="float" office:value="2.36999999999982" calcext:value-type="float">
            <text:p>2,36999999999982</text:p>
          </table:table-cell>
          <table:table-cell table:formula="of:=2*[.A1239]/9-4/3" office:value-type="float" office:value="-0.806666666666705" calcext:value-type="float">
            <text:p>-0,806666666666705</text:p>
          </table:table-cell>
          <table:table-cell table:formula="of:=-7*[.A1239]/9-1/3" office:value-type="float" office:value="-2.17666666666653" calcext:value-type="float">
            <text:p>-2,17666666666653</text:p>
          </table:table-cell>
          <table:table-cell table:number-columns-repeated="1021"/>
        </table:table-row>
        <table:table-row table:style-name="ro1">
          <table:table-cell table:formula="of:=[.A1239]+0.01" office:value-type="float" office:value="2.37999999999982" calcext:value-type="float">
            <text:p>2,37999999999982</text:p>
          </table:table-cell>
          <table:table-cell table:formula="of:=2*[.A1240]/9-4/3" office:value-type="float" office:value="-0.804444444444483" calcext:value-type="float">
            <text:p>-0,804444444444483</text:p>
          </table:table-cell>
          <table:table-cell table:formula="of:=-7*[.A1240]/9-1/3" office:value-type="float" office:value="-2.18444444444431" calcext:value-type="float">
            <text:p>-2,18444444444431</text:p>
          </table:table-cell>
          <table:table-cell table:number-columns-repeated="1021"/>
        </table:table-row>
        <table:table-row table:style-name="ro1">
          <table:table-cell table:formula="of:=[.A1240]+0.01" office:value-type="float" office:value="2.38999999999982" calcext:value-type="float">
            <text:p>2,38999999999982</text:p>
          </table:table-cell>
          <table:table-cell table:formula="of:=2*[.A1241]/9-4/3" office:value-type="float" office:value="-0.802222222222261" calcext:value-type="float">
            <text:p>-0,802222222222261</text:p>
          </table:table-cell>
          <table:table-cell table:formula="of:=-7*[.A1241]/9-1/3" office:value-type="float" office:value="-2.19222222222209" calcext:value-type="float">
            <text:p>-2,19222222222209</text:p>
          </table:table-cell>
          <table:table-cell table:number-columns-repeated="1021"/>
        </table:table-row>
        <table:table-row table:style-name="ro1">
          <table:table-cell table:formula="of:=[.A1241]+0.01" office:value-type="float" office:value="2.39999999999982" calcext:value-type="float">
            <text:p>2,39999999999982</text:p>
          </table:table-cell>
          <table:table-cell table:formula="of:=2*[.A1242]/9-4/3" office:value-type="float" office:value="-0.800000000000039" calcext:value-type="float">
            <text:p>-0,800000000000039</text:p>
          </table:table-cell>
          <table:table-cell table:formula="of:=-7*[.A1242]/9-1/3" office:value-type="float" office:value="-2.19999999999986" calcext:value-type="float">
            <text:p>-2,19999999999986</text:p>
          </table:table-cell>
          <table:table-cell table:number-columns-repeated="1021"/>
        </table:table-row>
        <table:table-row table:style-name="ro1">
          <table:table-cell table:formula="of:=[.A1242]+0.01" office:value-type="float" office:value="2.40999999999982" calcext:value-type="float">
            <text:p>2,40999999999982</text:p>
          </table:table-cell>
          <table:table-cell table:formula="of:=2*[.A1243]/9-4/3" office:value-type="float" office:value="-0.797777777777817" calcext:value-type="float">
            <text:p>-0,797777777777817</text:p>
          </table:table-cell>
          <table:table-cell table:formula="of:=-7*[.A1243]/9-1/3" office:value-type="float" office:value="-2.20777777777764" calcext:value-type="float">
            <text:p>-2,20777777777764</text:p>
          </table:table-cell>
          <table:table-cell table:number-columns-repeated="1021"/>
        </table:table-row>
        <table:table-row table:style-name="ro1">
          <table:table-cell table:formula="of:=[.A1243]+0.01" office:value-type="float" office:value="2.41999999999982" calcext:value-type="float">
            <text:p>2,41999999999982</text:p>
          </table:table-cell>
          <table:table-cell table:formula="of:=2*[.A1244]/9-4/3" office:value-type="float" office:value="-0.795555555555595" calcext:value-type="float">
            <text:p>-0,795555555555595</text:p>
          </table:table-cell>
          <table:table-cell table:formula="of:=-7*[.A1244]/9-1/3" office:value-type="float" office:value="-2.21555555555542" calcext:value-type="float">
            <text:p>-2,21555555555542</text:p>
          </table:table-cell>
          <table:table-cell table:number-columns-repeated="1021"/>
        </table:table-row>
        <table:table-row table:style-name="ro1">
          <table:table-cell table:formula="of:=[.A1244]+0.01" office:value-type="float" office:value="2.42999999999982" calcext:value-type="float">
            <text:p>2,42999999999982</text:p>
          </table:table-cell>
          <table:table-cell table:formula="of:=2*[.A1245]/9-4/3" office:value-type="float" office:value="-0.793333333333373" calcext:value-type="float">
            <text:p>-0,793333333333373</text:p>
          </table:table-cell>
          <table:table-cell table:formula="of:=-7*[.A1245]/9-1/3" office:value-type="float" office:value="-2.2233333333332" calcext:value-type="float">
            <text:p>-2,2233333333332</text:p>
          </table:table-cell>
          <table:table-cell table:number-columns-repeated="1021"/>
        </table:table-row>
        <table:table-row table:style-name="ro1">
          <table:table-cell table:formula="of:=[.A1245]+0.01" office:value-type="float" office:value="2.43999999999982" calcext:value-type="float">
            <text:p>2,43999999999982</text:p>
          </table:table-cell>
          <table:table-cell table:formula="of:=2*[.A1246]/9-4/3" office:value-type="float" office:value="-0.79111111111115" calcext:value-type="float">
            <text:p>-0,79111111111115</text:p>
          </table:table-cell>
          <table:table-cell table:formula="of:=-7*[.A1246]/9-1/3" office:value-type="float" office:value="-2.23111111111097" calcext:value-type="float">
            <text:p>-2,23111111111097</text:p>
          </table:table-cell>
          <table:table-cell table:number-columns-repeated="1021"/>
        </table:table-row>
        <table:table-row table:style-name="ro1">
          <table:table-cell table:formula="of:=[.A1246]+0.01" office:value-type="float" office:value="2.44999999999982" calcext:value-type="float">
            <text:p>2,44999999999982</text:p>
          </table:table-cell>
          <table:table-cell table:formula="of:=2*[.A1247]/9-4/3" office:value-type="float" office:value="-0.788888888888928" calcext:value-type="float">
            <text:p>-0,788888888888928</text:p>
          </table:table-cell>
          <table:table-cell table:formula="of:=-7*[.A1247]/9-1/3" office:value-type="float" office:value="-2.23888888888875" calcext:value-type="float">
            <text:p>-2,23888888888875</text:p>
          </table:table-cell>
          <table:table-cell table:number-columns-repeated="1021"/>
        </table:table-row>
        <table:table-row table:style-name="ro1">
          <table:table-cell table:formula="of:=[.A1247]+0.01" office:value-type="float" office:value="2.45999999999982" calcext:value-type="float">
            <text:p>2,45999999999982</text:p>
          </table:table-cell>
          <table:table-cell table:formula="of:=2*[.A1248]/9-4/3" office:value-type="float" office:value="-0.786666666666706" calcext:value-type="float">
            <text:p>-0,786666666666706</text:p>
          </table:table-cell>
          <table:table-cell table:formula="of:=-7*[.A1248]/9-1/3" office:value-type="float" office:value="-2.24666666666653" calcext:value-type="float">
            <text:p>-2,24666666666653</text:p>
          </table:table-cell>
          <table:table-cell table:number-columns-repeated="1021"/>
        </table:table-row>
        <table:table-row table:style-name="ro1">
          <table:table-cell table:formula="of:=[.A1248]+0.01" office:value-type="float" office:value="2.46999999999982" calcext:value-type="float">
            <text:p>2,46999999999982</text:p>
          </table:table-cell>
          <table:table-cell table:formula="of:=2*[.A1249]/9-4/3" office:value-type="float" office:value="-0.784444444444484" calcext:value-type="float">
            <text:p>-0,784444444444484</text:p>
          </table:table-cell>
          <table:table-cell table:formula="of:=-7*[.A1249]/9-1/3" office:value-type="float" office:value="-2.25444444444431" calcext:value-type="float">
            <text:p>-2,25444444444431</text:p>
          </table:table-cell>
          <table:table-cell table:number-columns-repeated="1021"/>
        </table:table-row>
        <table:table-row table:style-name="ro1">
          <table:table-cell table:formula="of:=[.A1249]+0.01" office:value-type="float" office:value="2.47999999999982" calcext:value-type="float">
            <text:p>2,47999999999982</text:p>
          </table:table-cell>
          <table:table-cell table:formula="of:=2*[.A1250]/9-4/3" office:value-type="float" office:value="-0.782222222222262" calcext:value-type="float">
            <text:p>-0,782222222222262</text:p>
          </table:table-cell>
          <table:table-cell table:formula="of:=-7*[.A1250]/9-1/3" office:value-type="float" office:value="-2.26222222222208" calcext:value-type="float">
            <text:p>-2,26222222222208</text:p>
          </table:table-cell>
          <table:table-cell table:number-columns-repeated="1021"/>
        </table:table-row>
        <table:table-row table:style-name="ro1">
          <table:table-cell table:formula="of:=[.A1250]+0.01" office:value-type="float" office:value="2.48999999999982" calcext:value-type="float">
            <text:p>2,48999999999982</text:p>
          </table:table-cell>
          <table:table-cell table:formula="of:=2*[.A1251]/9-4/3" office:value-type="float" office:value="-0.780000000000039" calcext:value-type="float">
            <text:p>-0,780000000000039</text:p>
          </table:table-cell>
          <table:table-cell table:formula="of:=-7*[.A1251]/9-1/3" office:value-type="float" office:value="-2.26999999999986" calcext:value-type="float">
            <text:p>-2,26999999999986</text:p>
          </table:table-cell>
          <table:table-cell table:number-columns-repeated="1021"/>
        </table:table-row>
        <table:table-row table:style-name="ro1">
          <table:table-cell table:formula="of:=[.A1251]+0.01" office:value-type="float" office:value="2.49999999999982" calcext:value-type="float">
            <text:p>2,49999999999982</text:p>
          </table:table-cell>
          <table:table-cell table:formula="of:=2*[.A1252]/9-4/3" office:value-type="float" office:value="-0.777777777777817" calcext:value-type="float">
            <text:p>-0,777777777777817</text:p>
          </table:table-cell>
          <table:table-cell table:formula="of:=-7*[.A1252]/9-1/3" office:value-type="float" office:value="-2.27777777777764" calcext:value-type="float">
            <text:p>-2,27777777777764</text:p>
          </table:table-cell>
          <table:table-cell table:number-columns-repeated="1021"/>
        </table:table-row>
        <table:table-row table:style-name="ro1">
          <table:table-cell table:formula="of:=[.A1252]+0.01" office:value-type="float" office:value="2.50999999999982" calcext:value-type="float">
            <text:p>2,50999999999982</text:p>
          </table:table-cell>
          <table:table-cell table:formula="of:=2*[.A1253]/9-4/3" office:value-type="float" office:value="-0.775555555555595" calcext:value-type="float">
            <text:p>-0,775555555555595</text:p>
          </table:table-cell>
          <table:table-cell table:formula="of:=-7*[.A1253]/9-1/3" office:value-type="float" office:value="-2.28555555555542" calcext:value-type="float">
            <text:p>-2,28555555555542</text:p>
          </table:table-cell>
          <table:table-cell table:number-columns-repeated="1021"/>
        </table:table-row>
        <table:table-row table:style-name="ro1">
          <table:table-cell table:formula="of:=[.A1253]+0.01" office:value-type="float" office:value="2.51999999999982" calcext:value-type="float">
            <text:p>2,51999999999982</text:p>
          </table:table-cell>
          <table:table-cell table:formula="of:=2*[.A1254]/9-4/3" office:value-type="float" office:value="-0.773333333333373" calcext:value-type="float">
            <text:p>-0,773333333333373</text:p>
          </table:table-cell>
          <table:table-cell table:formula="of:=-7*[.A1254]/9-1/3" office:value-type="float" office:value="-2.29333333333319" calcext:value-type="float">
            <text:p>-2,29333333333319</text:p>
          </table:table-cell>
          <table:table-cell table:number-columns-repeated="1021"/>
        </table:table-row>
        <table:table-row table:style-name="ro1">
          <table:table-cell table:formula="of:=[.A1254]+0.01" office:value-type="float" office:value="2.52999999999982" calcext:value-type="float">
            <text:p>2,52999999999982</text:p>
          </table:table-cell>
          <table:table-cell table:formula="of:=2*[.A1255]/9-4/3" office:value-type="float" office:value="-0.771111111111151" calcext:value-type="float">
            <text:p>-0,771111111111151</text:p>
          </table:table-cell>
          <table:table-cell table:formula="of:=-7*[.A1255]/9-1/3" office:value-type="float" office:value="-2.30111111111097" calcext:value-type="float">
            <text:p>-2,30111111111097</text:p>
          </table:table-cell>
          <table:table-cell table:number-columns-repeated="1021"/>
        </table:table-row>
        <table:table-row table:style-name="ro1">
          <table:table-cell table:formula="of:=[.A1255]+0.01" office:value-type="float" office:value="2.53999999999982" calcext:value-type="float">
            <text:p>2,53999999999982</text:p>
          </table:table-cell>
          <table:table-cell table:formula="of:=2*[.A1256]/9-4/3" office:value-type="float" office:value="-0.768888888888929" calcext:value-type="float">
            <text:p>-0,768888888888929</text:p>
          </table:table-cell>
          <table:table-cell table:formula="of:=-7*[.A1256]/9-1/3" office:value-type="float" office:value="-2.30888888888875" calcext:value-type="float">
            <text:p>-2,30888888888875</text:p>
          </table:table-cell>
          <table:table-cell table:number-columns-repeated="1021"/>
        </table:table-row>
        <table:table-row table:style-name="ro1">
          <table:table-cell table:formula="of:=[.A1256]+0.01" office:value-type="float" office:value="2.54999999999982" calcext:value-type="float">
            <text:p>2,54999999999982</text:p>
          </table:table-cell>
          <table:table-cell table:formula="of:=2*[.A1257]/9-4/3" office:value-type="float" office:value="-0.766666666666706" calcext:value-type="float">
            <text:p>-0,766666666666706</text:p>
          </table:table-cell>
          <table:table-cell table:formula="of:=-7*[.A1257]/9-1/3" office:value-type="float" office:value="-2.31666666666653" calcext:value-type="float">
            <text:p>-2,31666666666653</text:p>
          </table:table-cell>
          <table:table-cell table:number-columns-repeated="1021"/>
        </table:table-row>
        <table:table-row table:style-name="ro1">
          <table:table-cell table:formula="of:=[.A1257]+0.01" office:value-type="float" office:value="2.55999999999982" calcext:value-type="float">
            <text:p>2,55999999999982</text:p>
          </table:table-cell>
          <table:table-cell table:formula="of:=2*[.A1258]/9-4/3" office:value-type="float" office:value="-0.764444444444484" calcext:value-type="float">
            <text:p>-0,764444444444484</text:p>
          </table:table-cell>
          <table:table-cell table:formula="of:=-7*[.A1258]/9-1/3" office:value-type="float" office:value="-2.3244444444443" calcext:value-type="float">
            <text:p>-2,3244444444443</text:p>
          </table:table-cell>
          <table:table-cell table:number-columns-repeated="1021"/>
        </table:table-row>
        <table:table-row table:style-name="ro1">
          <table:table-cell table:formula="of:=[.A1258]+0.01" office:value-type="float" office:value="2.56999999999982" calcext:value-type="float">
            <text:p>2,56999999999982</text:p>
          </table:table-cell>
          <table:table-cell table:formula="of:=2*[.A1259]/9-4/3" office:value-type="float" office:value="-0.762222222222262" calcext:value-type="float">
            <text:p>-0,762222222222262</text:p>
          </table:table-cell>
          <table:table-cell table:formula="of:=-7*[.A1259]/9-1/3" office:value-type="float" office:value="-2.33222222222208" calcext:value-type="float">
            <text:p>-2,33222222222208</text:p>
          </table:table-cell>
          <table:table-cell table:number-columns-repeated="1021"/>
        </table:table-row>
        <table:table-row table:style-name="ro1">
          <table:table-cell table:formula="of:=[.A1259]+0.01" office:value-type="float" office:value="2.57999999999982" calcext:value-type="float">
            <text:p>2,57999999999982</text:p>
          </table:table-cell>
          <table:table-cell table:formula="of:=2*[.A1260]/9-4/3" office:value-type="float" office:value="-0.76000000000004" calcext:value-type="float">
            <text:p>-0,76000000000004</text:p>
          </table:table-cell>
          <table:table-cell table:formula="of:=-7*[.A1260]/9-1/3" office:value-type="float" office:value="-2.33999999999986" calcext:value-type="float">
            <text:p>-2,33999999999986</text:p>
          </table:table-cell>
          <table:table-cell table:number-columns-repeated="1021"/>
        </table:table-row>
        <table:table-row table:style-name="ro1">
          <table:table-cell table:formula="of:=[.A1260]+0.01" office:value-type="float" office:value="2.58999999999982" calcext:value-type="float">
            <text:p>2,58999999999982</text:p>
          </table:table-cell>
          <table:table-cell table:formula="of:=2*[.A1261]/9-4/3" office:value-type="float" office:value="-0.757777777777818" calcext:value-type="float">
            <text:p>-0,757777777777818</text:p>
          </table:table-cell>
          <table:table-cell table:formula="of:=-7*[.A1261]/9-1/3" office:value-type="float" office:value="-2.34777777777764" calcext:value-type="float">
            <text:p>-2,34777777777764</text:p>
          </table:table-cell>
          <table:table-cell table:number-columns-repeated="1021"/>
        </table:table-row>
        <table:table-row table:style-name="ro1">
          <table:table-cell table:formula="of:=[.A1261]+0.01" office:value-type="float" office:value="2.59999999999982" calcext:value-type="float">
            <text:p>2,59999999999982</text:p>
          </table:table-cell>
          <table:table-cell table:formula="of:=2*[.A1262]/9-4/3" office:value-type="float" office:value="-0.755555555555596" calcext:value-type="float">
            <text:p>-0,755555555555596</text:p>
          </table:table-cell>
          <table:table-cell table:formula="of:=-7*[.A1262]/9-1/3" office:value-type="float" office:value="-2.35555555555542" calcext:value-type="float">
            <text:p>-2,35555555555542</text:p>
          </table:table-cell>
          <table:table-cell table:number-columns-repeated="1021"/>
        </table:table-row>
        <table:table-row table:style-name="ro1">
          <table:table-cell table:formula="of:=[.A1262]+0.01" office:value-type="float" office:value="2.60999999999982" calcext:value-type="float">
            <text:p>2,60999999999982</text:p>
          </table:table-cell>
          <table:table-cell table:formula="of:=2*[.A1263]/9-4/3" office:value-type="float" office:value="-0.753333333333373" calcext:value-type="float">
            <text:p>-0,753333333333373</text:p>
          </table:table-cell>
          <table:table-cell table:formula="of:=-7*[.A1263]/9-1/3" office:value-type="float" office:value="-2.36333333333319" calcext:value-type="float">
            <text:p>-2,36333333333319</text:p>
          </table:table-cell>
          <table:table-cell table:number-columns-repeated="1021"/>
        </table:table-row>
        <table:table-row table:style-name="ro1">
          <table:table-cell table:formula="of:=[.A1263]+0.01" office:value-type="float" office:value="2.61999999999982" calcext:value-type="float">
            <text:p>2,61999999999982</text:p>
          </table:table-cell>
          <table:table-cell table:formula="of:=2*[.A1264]/9-4/3" office:value-type="float" office:value="-0.751111111111151" calcext:value-type="float">
            <text:p>-0,751111111111151</text:p>
          </table:table-cell>
          <table:table-cell table:formula="of:=-7*[.A1264]/9-1/3" office:value-type="float" office:value="-2.37111111111097" calcext:value-type="float">
            <text:p>-2,37111111111097</text:p>
          </table:table-cell>
          <table:table-cell table:number-columns-repeated="1021"/>
        </table:table-row>
        <table:table-row table:style-name="ro1">
          <table:table-cell table:formula="of:=[.A1264]+0.01" office:value-type="float" office:value="2.62999999999982" calcext:value-type="float">
            <text:p>2,62999999999982</text:p>
          </table:table-cell>
          <table:table-cell table:formula="of:=2*[.A1265]/9-4/3" office:value-type="float" office:value="-0.748888888888929" calcext:value-type="float">
            <text:p>-0,748888888888929</text:p>
          </table:table-cell>
          <table:table-cell table:formula="of:=-7*[.A1265]/9-1/3" office:value-type="float" office:value="-2.37888888888875" calcext:value-type="float">
            <text:p>-2,37888888888875</text:p>
          </table:table-cell>
          <table:table-cell table:number-columns-repeated="1021"/>
        </table:table-row>
        <table:table-row table:style-name="ro1">
          <table:table-cell table:formula="of:=[.A1265]+0.01" office:value-type="float" office:value="2.63999999999982" calcext:value-type="float">
            <text:p>2,63999999999982</text:p>
          </table:table-cell>
          <table:table-cell table:formula="of:=2*[.A1266]/9-4/3" office:value-type="float" office:value="-0.746666666666707" calcext:value-type="float">
            <text:p>-0,746666666666707</text:p>
          </table:table-cell>
          <table:table-cell table:formula="of:=-7*[.A1266]/9-1/3" office:value-type="float" office:value="-2.38666666666653" calcext:value-type="float">
            <text:p>-2,38666666666653</text:p>
          </table:table-cell>
          <table:table-cell table:number-columns-repeated="1021"/>
        </table:table-row>
        <table:table-row table:style-name="ro1">
          <table:table-cell table:formula="of:=[.A1266]+0.01" office:value-type="float" office:value="2.64999999999982" calcext:value-type="float">
            <text:p>2,64999999999982</text:p>
          </table:table-cell>
          <table:table-cell table:formula="of:=2*[.A1267]/9-4/3" office:value-type="float" office:value="-0.744444444444485" calcext:value-type="float">
            <text:p>-0,744444444444485</text:p>
          </table:table-cell>
          <table:table-cell table:formula="of:=-7*[.A1267]/9-1/3" office:value-type="float" office:value="-2.3944444444443" calcext:value-type="float">
            <text:p>-2,3944444444443</text:p>
          </table:table-cell>
          <table:table-cell table:number-columns-repeated="1021"/>
        </table:table-row>
        <table:table-row table:style-name="ro1">
          <table:table-cell table:formula="of:=[.A1267]+0.01" office:value-type="float" office:value="2.65999999999982" calcext:value-type="float">
            <text:p>2,65999999999982</text:p>
          </table:table-cell>
          <table:table-cell table:formula="of:=2*[.A1268]/9-4/3" office:value-type="float" office:value="-0.742222222222263" calcext:value-type="float">
            <text:p>-0,742222222222263</text:p>
          </table:table-cell>
          <table:table-cell table:formula="of:=-7*[.A1268]/9-1/3" office:value-type="float" office:value="-2.40222222222208" calcext:value-type="float">
            <text:p>-2,40222222222208</text:p>
          </table:table-cell>
          <table:table-cell table:number-columns-repeated="1021"/>
        </table:table-row>
        <table:table-row table:style-name="ro1">
          <table:table-cell table:formula="of:=[.A1268]+0.01" office:value-type="float" office:value="2.66999999999982" calcext:value-type="float">
            <text:p>2,66999999999982</text:p>
          </table:table-cell>
          <table:table-cell table:formula="of:=2*[.A1269]/9-4/3" office:value-type="float" office:value="-0.74000000000004" calcext:value-type="float">
            <text:p>-0,74000000000004</text:p>
          </table:table-cell>
          <table:table-cell table:formula="of:=-7*[.A1269]/9-1/3" office:value-type="float" office:value="-2.40999999999986" calcext:value-type="float">
            <text:p>-2,40999999999986</text:p>
          </table:table-cell>
          <table:table-cell table:number-columns-repeated="1021"/>
        </table:table-row>
        <table:table-row table:style-name="ro1">
          <table:table-cell table:formula="of:=[.A1269]+0.01" office:value-type="float" office:value="2.67999999999982" calcext:value-type="float">
            <text:p>2,67999999999982</text:p>
          </table:table-cell>
          <table:table-cell table:formula="of:=2*[.A1270]/9-4/3" office:value-type="float" office:value="-0.737777777777818" calcext:value-type="float">
            <text:p>-0,737777777777818</text:p>
          </table:table-cell>
          <table:table-cell table:formula="of:=-7*[.A1270]/9-1/3" office:value-type="float" office:value="-2.41777777777764" calcext:value-type="float">
            <text:p>-2,41777777777764</text:p>
          </table:table-cell>
          <table:table-cell table:number-columns-repeated="1021"/>
        </table:table-row>
        <table:table-row table:style-name="ro1">
          <table:table-cell table:formula="of:=[.A1270]+0.01" office:value-type="float" office:value="2.68999999999982" calcext:value-type="float">
            <text:p>2,68999999999982</text:p>
          </table:table-cell>
          <table:table-cell table:formula="of:=2*[.A1271]/9-4/3" office:value-type="float" office:value="-0.735555555555596" calcext:value-type="float">
            <text:p>-0,735555555555596</text:p>
          </table:table-cell>
          <table:table-cell table:formula="of:=-7*[.A1271]/9-1/3" office:value-type="float" office:value="-2.42555555555541" calcext:value-type="float">
            <text:p>-2,42555555555541</text:p>
          </table:table-cell>
          <table:table-cell table:number-columns-repeated="1021"/>
        </table:table-row>
        <table:table-row table:style-name="ro1">
          <table:table-cell table:formula="of:=[.A1271]+0.01" office:value-type="float" office:value="2.69999999999982" calcext:value-type="float">
            <text:p>2,69999999999982</text:p>
          </table:table-cell>
          <table:table-cell table:formula="of:=2*[.A1272]/9-4/3" office:value-type="float" office:value="-0.733333333333374" calcext:value-type="float">
            <text:p>-0,733333333333374</text:p>
          </table:table-cell>
          <table:table-cell table:formula="of:=-7*[.A1272]/9-1/3" office:value-type="float" office:value="-2.43333333333319" calcext:value-type="float">
            <text:p>-2,43333333333319</text:p>
          </table:table-cell>
          <table:table-cell table:number-columns-repeated="1021"/>
        </table:table-row>
        <table:table-row table:style-name="ro1">
          <table:table-cell table:formula="of:=[.A1272]+0.01" office:value-type="float" office:value="2.70999999999982" calcext:value-type="float">
            <text:p>2,70999999999982</text:p>
          </table:table-cell>
          <table:table-cell table:formula="of:=2*[.A1273]/9-4/3" office:value-type="float" office:value="-0.731111111111152" calcext:value-type="float">
            <text:p>-0,731111111111152</text:p>
          </table:table-cell>
          <table:table-cell table:formula="of:=-7*[.A1273]/9-1/3" office:value-type="float" office:value="-2.44111111111097" calcext:value-type="float">
            <text:p>-2,44111111111097</text:p>
          </table:table-cell>
          <table:table-cell table:number-columns-repeated="1021"/>
        </table:table-row>
        <table:table-row table:style-name="ro1">
          <table:table-cell table:formula="of:=[.A1273]+0.01" office:value-type="float" office:value="2.71999999999982" calcext:value-type="float">
            <text:p>2,71999999999982</text:p>
          </table:table-cell>
          <table:table-cell table:formula="of:=2*[.A1274]/9-4/3" office:value-type="float" office:value="-0.728888888888929" calcext:value-type="float">
            <text:p>-0,728888888888929</text:p>
          </table:table-cell>
          <table:table-cell table:formula="of:=-7*[.A1274]/9-1/3" office:value-type="float" office:value="-2.44888888888875" calcext:value-type="float">
            <text:p>-2,44888888888875</text:p>
          </table:table-cell>
          <table:table-cell table:number-columns-repeated="1021"/>
        </table:table-row>
        <table:table-row table:style-name="ro1">
          <table:table-cell table:formula="of:=[.A1274]+0.01" office:value-type="float" office:value="2.72999999999982" calcext:value-type="float">
            <text:p>2,72999999999982</text:p>
          </table:table-cell>
          <table:table-cell table:formula="of:=2*[.A1275]/9-4/3" office:value-type="float" office:value="-0.726666666666707" calcext:value-type="float">
            <text:p>-0,726666666666707</text:p>
          </table:table-cell>
          <table:table-cell table:formula="of:=-7*[.A1275]/9-1/3" office:value-type="float" office:value="-2.45666666666652" calcext:value-type="float">
            <text:p>-2,45666666666652</text:p>
          </table:table-cell>
          <table:table-cell table:number-columns-repeated="1021"/>
        </table:table-row>
        <table:table-row table:style-name="ro1">
          <table:table-cell table:formula="of:=[.A1275]+0.01" office:value-type="float" office:value="2.73999999999982" calcext:value-type="float">
            <text:p>2,73999999999982</text:p>
          </table:table-cell>
          <table:table-cell table:formula="of:=2*[.A1276]/9-4/3" office:value-type="float" office:value="-0.724444444444485" calcext:value-type="float">
            <text:p>-0,724444444444485</text:p>
          </table:table-cell>
          <table:table-cell table:formula="of:=-7*[.A1276]/9-1/3" office:value-type="float" office:value="-2.4644444444443" calcext:value-type="float">
            <text:p>-2,4644444444443</text:p>
          </table:table-cell>
          <table:table-cell table:number-columns-repeated="1021"/>
        </table:table-row>
        <table:table-row table:style-name="ro1">
          <table:table-cell table:formula="of:=[.A1276]+0.01" office:value-type="float" office:value="2.74999999999982" calcext:value-type="float">
            <text:p>2,74999999999982</text:p>
          </table:table-cell>
          <table:table-cell table:formula="of:=2*[.A1277]/9-4/3" office:value-type="float" office:value="-0.722222222222263" calcext:value-type="float">
            <text:p>-0,722222222222263</text:p>
          </table:table-cell>
          <table:table-cell table:formula="of:=-7*[.A1277]/9-1/3" office:value-type="float" office:value="-2.47222222222208" calcext:value-type="float">
            <text:p>-2,47222222222208</text:p>
          </table:table-cell>
          <table:table-cell table:number-columns-repeated="1021"/>
        </table:table-row>
        <table:table-row table:style-name="ro1">
          <table:table-cell table:formula="of:=[.A1277]+0.01" office:value-type="float" office:value="2.75999999999982" calcext:value-type="float">
            <text:p>2,75999999999982</text:p>
          </table:table-cell>
          <table:table-cell table:formula="of:=2*[.A1278]/9-4/3" office:value-type="float" office:value="-0.720000000000041" calcext:value-type="float">
            <text:p>-0,720000000000041</text:p>
          </table:table-cell>
          <table:table-cell table:formula="of:=-7*[.A1278]/9-1/3" office:value-type="float" office:value="-2.47999999999986" calcext:value-type="float">
            <text:p>-2,47999999999986</text:p>
          </table:table-cell>
          <table:table-cell table:number-columns-repeated="1021"/>
        </table:table-row>
        <table:table-row table:style-name="ro1">
          <table:table-cell table:formula="of:=[.A1278]+0.01" office:value-type="float" office:value="2.76999999999982" calcext:value-type="float">
            <text:p>2,76999999999982</text:p>
          </table:table-cell>
          <table:table-cell table:formula="of:=2*[.A1279]/9-4/3" office:value-type="float" office:value="-0.717777777777819" calcext:value-type="float">
            <text:p>-0,717777777777819</text:p>
          </table:table-cell>
          <table:table-cell table:formula="of:=-7*[.A1279]/9-1/3" office:value-type="float" office:value="-2.48777777777763" calcext:value-type="float">
            <text:p>-2,48777777777763</text:p>
          </table:table-cell>
          <table:table-cell table:number-columns-repeated="1021"/>
        </table:table-row>
        <table:table-row table:style-name="ro1">
          <table:table-cell table:formula="of:=[.A1279]+0.01" office:value-type="float" office:value="2.77999999999982" calcext:value-type="float">
            <text:p>2,77999999999982</text:p>
          </table:table-cell>
          <table:table-cell table:formula="of:=2*[.A1280]/9-4/3" office:value-type="float" office:value="-0.715555555555596" calcext:value-type="float">
            <text:p>-0,715555555555596</text:p>
          </table:table-cell>
          <table:table-cell table:formula="of:=-7*[.A1280]/9-1/3" office:value-type="float" office:value="-2.49555555555541" calcext:value-type="float">
            <text:p>-2,49555555555541</text:p>
          </table:table-cell>
          <table:table-cell table:number-columns-repeated="1021"/>
        </table:table-row>
        <table:table-row table:style-name="ro1">
          <table:table-cell table:formula="of:=[.A1280]+0.01" office:value-type="float" office:value="2.78999999999982" calcext:value-type="float">
            <text:p>2,78999999999982</text:p>
          </table:table-cell>
          <table:table-cell table:formula="of:=2*[.A1281]/9-4/3" office:value-type="float" office:value="-0.713333333333374" calcext:value-type="float">
            <text:p>-0,713333333333374</text:p>
          </table:table-cell>
          <table:table-cell table:formula="of:=-7*[.A1281]/9-1/3" office:value-type="float" office:value="-2.50333333333319" calcext:value-type="float">
            <text:p>-2,50333333333319</text:p>
          </table:table-cell>
          <table:table-cell table:number-columns-repeated="1021"/>
        </table:table-row>
        <table:table-row table:style-name="ro1">
          <table:table-cell table:formula="of:=[.A1281]+0.01" office:value-type="float" office:value="2.79999999999982" calcext:value-type="float">
            <text:p>2,79999999999982</text:p>
          </table:table-cell>
          <table:table-cell table:formula="of:=2*[.A1282]/9-4/3" office:value-type="float" office:value="-0.711111111111152" calcext:value-type="float">
            <text:p>-0,711111111111152</text:p>
          </table:table-cell>
          <table:table-cell table:formula="of:=-7*[.A1282]/9-1/3" office:value-type="float" office:value="-2.51111111111097" calcext:value-type="float">
            <text:p>-2,51111111111097</text:p>
          </table:table-cell>
          <table:table-cell table:number-columns-repeated="1021"/>
        </table:table-row>
        <table:table-row table:style-name="ro1">
          <table:table-cell table:formula="of:=[.A1282]+0.01" office:value-type="float" office:value="2.80999999999982" calcext:value-type="float">
            <text:p>2,80999999999982</text:p>
          </table:table-cell>
          <table:table-cell table:formula="of:=2*[.A1283]/9-4/3" office:value-type="float" office:value="-0.70888888888893" calcext:value-type="float">
            <text:p>-0,70888888888893</text:p>
          </table:table-cell>
          <table:table-cell table:formula="of:=-7*[.A1283]/9-1/3" office:value-type="float" office:value="-2.51888888888875" calcext:value-type="float">
            <text:p>-2,51888888888875</text:p>
          </table:table-cell>
          <table:table-cell table:number-columns-repeated="1021"/>
        </table:table-row>
        <table:table-row table:style-name="ro1">
          <table:table-cell table:formula="of:=[.A1283]+0.01" office:value-type="float" office:value="2.81999999999981" calcext:value-type="float">
            <text:p>2,81999999999981</text:p>
          </table:table-cell>
          <table:table-cell table:formula="of:=2*[.A1284]/9-4/3" office:value-type="float" office:value="-0.706666666666708" calcext:value-type="float">
            <text:p>-0,706666666666708</text:p>
          </table:table-cell>
          <table:table-cell table:formula="of:=-7*[.A1284]/9-1/3" office:value-type="float" office:value="-2.52666666666652" calcext:value-type="float">
            <text:p>-2,52666666666652</text:p>
          </table:table-cell>
          <table:table-cell table:number-columns-repeated="1021"/>
        </table:table-row>
        <table:table-row table:style-name="ro1">
          <table:table-cell table:formula="of:=[.A1284]+0.01" office:value-type="float" office:value="2.82999999999981" calcext:value-type="float">
            <text:p>2,82999999999981</text:p>
          </table:table-cell>
          <table:table-cell table:formula="of:=2*[.A1285]/9-4/3" office:value-type="float" office:value="-0.704444444444485" calcext:value-type="float">
            <text:p>-0,704444444444485</text:p>
          </table:table-cell>
          <table:table-cell table:formula="of:=-7*[.A1285]/9-1/3" office:value-type="float" office:value="-2.5344444444443" calcext:value-type="float">
            <text:p>-2,5344444444443</text:p>
          </table:table-cell>
          <table:table-cell table:number-columns-repeated="1021"/>
        </table:table-row>
        <table:table-row table:style-name="ro1">
          <table:table-cell table:formula="of:=[.A1285]+0.01" office:value-type="float" office:value="2.83999999999981" calcext:value-type="float">
            <text:p>2,83999999999981</text:p>
          </table:table-cell>
          <table:table-cell table:formula="of:=2*[.A1286]/9-4/3" office:value-type="float" office:value="-0.702222222222263" calcext:value-type="float">
            <text:p>-0,702222222222263</text:p>
          </table:table-cell>
          <table:table-cell table:formula="of:=-7*[.A1286]/9-1/3" office:value-type="float" office:value="-2.54222222222208" calcext:value-type="float">
            <text:p>-2,54222222222208</text:p>
          </table:table-cell>
          <table:table-cell table:number-columns-repeated="1021"/>
        </table:table-row>
        <table:table-row table:style-name="ro1">
          <table:table-cell table:formula="of:=[.A1286]+0.01" office:value-type="float" office:value="2.84999999999981" calcext:value-type="float">
            <text:p>2,84999999999981</text:p>
          </table:table-cell>
          <table:table-cell table:formula="of:=2*[.A1287]/9-4/3" office:value-type="float" office:value="-0.700000000000041" calcext:value-type="float">
            <text:p>-0,700000000000041</text:p>
          </table:table-cell>
          <table:table-cell table:formula="of:=-7*[.A1287]/9-1/3" office:value-type="float" office:value="-2.54999999999986" calcext:value-type="float">
            <text:p>-2,54999999999986</text:p>
          </table:table-cell>
          <table:table-cell table:number-columns-repeated="1021"/>
        </table:table-row>
        <table:table-row table:style-name="ro1">
          <table:table-cell table:formula="of:=[.A1287]+0.01" office:value-type="float" office:value="2.85999999999981" calcext:value-type="float">
            <text:p>2,85999999999981</text:p>
          </table:table-cell>
          <table:table-cell table:formula="of:=2*[.A1288]/9-4/3" office:value-type="float" office:value="-0.697777777777819" calcext:value-type="float">
            <text:p>-0,697777777777819</text:p>
          </table:table-cell>
          <table:table-cell table:formula="of:=-7*[.A1288]/9-1/3" office:value-type="float" office:value="-2.55777777777763" calcext:value-type="float">
            <text:p>-2,55777777777763</text:p>
          </table:table-cell>
          <table:table-cell table:number-columns-repeated="1021"/>
        </table:table-row>
        <table:table-row table:style-name="ro1">
          <table:table-cell table:formula="of:=[.A1288]+0.01" office:value-type="float" office:value="2.86999999999981" calcext:value-type="float">
            <text:p>2,86999999999981</text:p>
          </table:table-cell>
          <table:table-cell table:formula="of:=2*[.A1289]/9-4/3" office:value-type="float" office:value="-0.695555555555597" calcext:value-type="float">
            <text:p>-0,695555555555597</text:p>
          </table:table-cell>
          <table:table-cell table:formula="of:=-7*[.A1289]/9-1/3" office:value-type="float" office:value="-2.56555555555541" calcext:value-type="float">
            <text:p>-2,56555555555541</text:p>
          </table:table-cell>
          <table:table-cell table:number-columns-repeated="1021"/>
        </table:table-row>
        <table:table-row table:style-name="ro1">
          <table:table-cell table:formula="of:=[.A1289]+0.01" office:value-type="float" office:value="2.87999999999981" calcext:value-type="float">
            <text:p>2,87999999999981</text:p>
          </table:table-cell>
          <table:table-cell table:formula="of:=2*[.A1290]/9-4/3" office:value-type="float" office:value="-0.693333333333375" calcext:value-type="float">
            <text:p>-0,693333333333375</text:p>
          </table:table-cell>
          <table:table-cell table:formula="of:=-7*[.A1290]/9-1/3" office:value-type="float" office:value="-2.57333333333319" calcext:value-type="float">
            <text:p>-2,57333333333319</text:p>
          </table:table-cell>
          <table:table-cell table:number-columns-repeated="1021"/>
        </table:table-row>
        <table:table-row table:style-name="ro1">
          <table:table-cell table:formula="of:=[.A1290]+0.01" office:value-type="float" office:value="2.88999999999981" calcext:value-type="float">
            <text:p>2,88999999999981</text:p>
          </table:table-cell>
          <table:table-cell table:formula="of:=2*[.A1291]/9-4/3" office:value-type="float" office:value="-0.691111111111152" calcext:value-type="float">
            <text:p>-0,691111111111152</text:p>
          </table:table-cell>
          <table:table-cell table:formula="of:=-7*[.A1291]/9-1/3" office:value-type="float" office:value="-2.58111111111097" calcext:value-type="float">
            <text:p>-2,58111111111097</text:p>
          </table:table-cell>
          <table:table-cell table:number-columns-repeated="1021"/>
        </table:table-row>
        <table:table-row table:style-name="ro1">
          <table:table-cell table:formula="of:=[.A1291]+0.01" office:value-type="float" office:value="2.89999999999981" calcext:value-type="float">
            <text:p>2,89999999999981</text:p>
          </table:table-cell>
          <table:table-cell table:formula="of:=2*[.A1292]/9-4/3" office:value-type="float" office:value="-0.68888888888893" calcext:value-type="float">
            <text:p>-0,68888888888893</text:p>
          </table:table-cell>
          <table:table-cell table:formula="of:=-7*[.A1292]/9-1/3" office:value-type="float" office:value="-2.58888888888874" calcext:value-type="float">
            <text:p>-2,58888888888874</text:p>
          </table:table-cell>
          <table:table-cell table:number-columns-repeated="1021"/>
        </table:table-row>
        <table:table-row table:style-name="ro1">
          <table:table-cell table:formula="of:=[.A1292]+0.01" office:value-type="float" office:value="2.90999999999981" calcext:value-type="float">
            <text:p>2,90999999999981</text:p>
          </table:table-cell>
          <table:table-cell table:formula="of:=2*[.A1293]/9-4/3" office:value-type="float" office:value="-0.686666666666708" calcext:value-type="float">
            <text:p>-0,686666666666708</text:p>
          </table:table-cell>
          <table:table-cell table:formula="of:=-7*[.A1293]/9-1/3" office:value-type="float" office:value="-2.59666666666652" calcext:value-type="float">
            <text:p>-2,59666666666652</text:p>
          </table:table-cell>
          <table:table-cell table:number-columns-repeated="1021"/>
        </table:table-row>
        <table:table-row table:style-name="ro1">
          <table:table-cell table:formula="of:=[.A1293]+0.01" office:value-type="float" office:value="2.91999999999981" calcext:value-type="float">
            <text:p>2,91999999999981</text:p>
          </table:table-cell>
          <table:table-cell table:formula="of:=2*[.A1294]/9-4/3" office:value-type="float" office:value="-0.684444444444486" calcext:value-type="float">
            <text:p>-0,684444444444486</text:p>
          </table:table-cell>
          <table:table-cell table:formula="of:=-7*[.A1294]/9-1/3" office:value-type="float" office:value="-2.6044444444443" calcext:value-type="float">
            <text:p>-2,6044444444443</text:p>
          </table:table-cell>
          <table:table-cell table:number-columns-repeated="1021"/>
        </table:table-row>
        <table:table-row table:style-name="ro1">
          <table:table-cell table:formula="of:=[.A1294]+0.01" office:value-type="float" office:value="2.92999999999981" calcext:value-type="float">
            <text:p>2,92999999999981</text:p>
          </table:table-cell>
          <table:table-cell table:formula="of:=2*[.A1295]/9-4/3" office:value-type="float" office:value="-0.682222222222264" calcext:value-type="float">
            <text:p>-0,682222222222264</text:p>
          </table:table-cell>
          <table:table-cell table:formula="of:=-7*[.A1295]/9-1/3" office:value-type="float" office:value="-2.61222222222208" calcext:value-type="float">
            <text:p>-2,61222222222208</text:p>
          </table:table-cell>
          <table:table-cell table:number-columns-repeated="1021"/>
        </table:table-row>
        <table:table-row table:style-name="ro1">
          <table:table-cell table:formula="of:=[.A1295]+0.01" office:value-type="float" office:value="2.93999999999981" calcext:value-type="float">
            <text:p>2,93999999999981</text:p>
          </table:table-cell>
          <table:table-cell table:formula="of:=2*[.A1296]/9-4/3" office:value-type="float" office:value="-0.680000000000042" calcext:value-type="float">
            <text:p>-0,680000000000042</text:p>
          </table:table-cell>
          <table:table-cell table:formula="of:=-7*[.A1296]/9-1/3" office:value-type="float" office:value="-2.61999999999985" calcext:value-type="float">
            <text:p>-2,61999999999985</text:p>
          </table:table-cell>
          <table:table-cell table:number-columns-repeated="1021"/>
        </table:table-row>
        <table:table-row table:style-name="ro1">
          <table:table-cell table:formula="of:=[.A1296]+0.01" office:value-type="float" office:value="2.94999999999981" calcext:value-type="float">
            <text:p>2,94999999999981</text:p>
          </table:table-cell>
          <table:table-cell table:formula="of:=2*[.A1297]/9-4/3" office:value-type="float" office:value="-0.677777777777819" calcext:value-type="float">
            <text:p>-0,677777777777819</text:p>
          </table:table-cell>
          <table:table-cell table:formula="of:=-7*[.A1297]/9-1/3" office:value-type="float" office:value="-2.62777777777763" calcext:value-type="float">
            <text:p>-2,62777777777763</text:p>
          </table:table-cell>
          <table:table-cell table:number-columns-repeated="1021"/>
        </table:table-row>
        <table:table-row table:style-name="ro1">
          <table:table-cell table:formula="of:=[.A1297]+0.01" office:value-type="float" office:value="2.95999999999981" calcext:value-type="float">
            <text:p>2,95999999999981</text:p>
          </table:table-cell>
          <table:table-cell table:formula="of:=2*[.A1298]/9-4/3" office:value-type="float" office:value="-0.675555555555597" calcext:value-type="float">
            <text:p>-0,675555555555597</text:p>
          </table:table-cell>
          <table:table-cell table:formula="of:=-7*[.A1298]/9-1/3" office:value-type="float" office:value="-2.63555555555541" calcext:value-type="float">
            <text:p>-2,63555555555541</text:p>
          </table:table-cell>
          <table:table-cell table:number-columns-repeated="1021"/>
        </table:table-row>
        <table:table-row table:style-name="ro1">
          <table:table-cell table:formula="of:=[.A1298]+0.01" office:value-type="float" office:value="2.96999999999981" calcext:value-type="float">
            <text:p>2,96999999999981</text:p>
          </table:table-cell>
          <table:table-cell table:formula="of:=2*[.A1299]/9-4/3" office:value-type="float" office:value="-0.673333333333375" calcext:value-type="float">
            <text:p>-0,673333333333375</text:p>
          </table:table-cell>
          <table:table-cell table:formula="of:=-7*[.A1299]/9-1/3" office:value-type="float" office:value="-2.64333333333319" calcext:value-type="float">
            <text:p>-2,64333333333319</text:p>
          </table:table-cell>
          <table:table-cell table:number-columns-repeated="1021"/>
        </table:table-row>
        <table:table-row table:style-name="ro1">
          <table:table-cell table:formula="of:=[.A1299]+0.01" office:value-type="float" office:value="2.97999999999981" calcext:value-type="float">
            <text:p>2,97999999999981</text:p>
          </table:table-cell>
          <table:table-cell table:formula="of:=2*[.A1300]/9-4/3" office:value-type="float" office:value="-0.671111111111153" calcext:value-type="float">
            <text:p>-0,671111111111153</text:p>
          </table:table-cell>
          <table:table-cell table:formula="of:=-7*[.A1300]/9-1/3" office:value-type="float" office:value="-2.65111111111096" calcext:value-type="float">
            <text:p>-2,65111111111096</text:p>
          </table:table-cell>
          <table:table-cell table:number-columns-repeated="1021"/>
        </table:table-row>
        <table:table-row table:style-name="ro1">
          <table:table-cell table:formula="of:=[.A1300]+0.01" office:value-type="float" office:value="2.98999999999981" calcext:value-type="float">
            <text:p>2,98999999999981</text:p>
          </table:table-cell>
          <table:table-cell table:formula="of:=2*[.A1301]/9-4/3" office:value-type="float" office:value="-0.668888888888931" calcext:value-type="float">
            <text:p>-0,668888888888931</text:p>
          </table:table-cell>
          <table:table-cell table:formula="of:=-7*[.A1301]/9-1/3" office:value-type="float" office:value="-2.65888888888874" calcext:value-type="float">
            <text:p>-2,65888888888874</text:p>
          </table:table-cell>
          <table:table-cell table:number-columns-repeated="1021"/>
        </table:table-row>
        <table:table-row table:style-name="ro1">
          <table:table-cell table:formula="of:=[.A1301]+0.01" office:value-type="float" office:value="2.99999999999981" calcext:value-type="float">
            <text:p>2,99999999999981</text:p>
          </table:table-cell>
          <table:table-cell table:formula="of:=2*[.A1302]/9-4/3" office:value-type="float" office:value="-0.666666666666708" calcext:value-type="float">
            <text:p>-0,666666666666708</text:p>
          </table:table-cell>
          <table:table-cell table:formula="of:=-7*[.A1302]/9-1/3" office:value-type="float" office:value="-2.66666666666652" calcext:value-type="float">
            <text:p>-2,66666666666652</text:p>
          </table:table-cell>
          <table:table-cell table:number-columns-repeated="1021"/>
        </table:table-row>
        <table:table-row table:style-name="ro1">
          <table:table-cell table:formula="of:=[.A1302]+0.01" office:value-type="float" office:value="3.00999999999981" calcext:value-type="float">
            <text:p>3,00999999999981</text:p>
          </table:table-cell>
          <table:table-cell table:formula="of:=2*[.A1303]/9-4/3" office:value-type="float" office:value="-0.664444444444486" calcext:value-type="float">
            <text:p>-0,664444444444486</text:p>
          </table:table-cell>
          <table:table-cell table:formula="of:=-7*[.A1303]/9-1/3" office:value-type="float" office:value="-2.6744444444443" calcext:value-type="float">
            <text:p>-2,6744444444443</text:p>
          </table:table-cell>
          <table:table-cell table:number-columns-repeated="1021"/>
        </table:table-row>
        <table:table-row table:style-name="ro1">
          <table:table-cell table:formula="of:=[.A1303]+0.01" office:value-type="float" office:value="3.01999999999981" calcext:value-type="float">
            <text:p>3,01999999999981</text:p>
          </table:table-cell>
          <table:table-cell table:formula="of:=2*[.A1304]/9-4/3" office:value-type="float" office:value="-0.662222222222264" calcext:value-type="float">
            <text:p>-0,662222222222264</text:p>
          </table:table-cell>
          <table:table-cell table:formula="of:=-7*[.A1304]/9-1/3" office:value-type="float" office:value="-2.68222222222208" calcext:value-type="float">
            <text:p>-2,68222222222208</text:p>
          </table:table-cell>
          <table:table-cell table:number-columns-repeated="1021"/>
        </table:table-row>
        <table:table-row table:style-name="ro1">
          <table:table-cell table:formula="of:=[.A1304]+0.01" office:value-type="float" office:value="3.02999999999981" calcext:value-type="float">
            <text:p>3,02999999999981</text:p>
          </table:table-cell>
          <table:table-cell table:formula="of:=2*[.A1305]/9-4/3" office:value-type="float" office:value="-0.660000000000042" calcext:value-type="float">
            <text:p>-0,660000000000042</text:p>
          </table:table-cell>
          <table:table-cell table:formula="of:=-7*[.A1305]/9-1/3" office:value-type="float" office:value="-2.68999999999985" calcext:value-type="float">
            <text:p>-2,68999999999985</text:p>
          </table:table-cell>
          <table:table-cell table:number-columns-repeated="1021"/>
        </table:table-row>
        <table:table-row table:style-name="ro1">
          <table:table-cell table:formula="of:=[.A1305]+0.01" office:value-type="float" office:value="3.03999999999981" calcext:value-type="float">
            <text:p>3,03999999999981</text:p>
          </table:table-cell>
          <table:table-cell table:formula="of:=2*[.A1306]/9-4/3" office:value-type="float" office:value="-0.65777777777782" calcext:value-type="float">
            <text:p>-0,65777777777782</text:p>
          </table:table-cell>
          <table:table-cell table:formula="of:=-7*[.A1306]/9-1/3" office:value-type="float" office:value="-2.69777777777763" calcext:value-type="float">
            <text:p>-2,69777777777763</text:p>
          </table:table-cell>
          <table:table-cell table:number-columns-repeated="1021"/>
        </table:table-row>
        <table:table-row table:style-name="ro1">
          <table:table-cell table:formula="of:=[.A1306]+0.01" office:value-type="float" office:value="3.04999999999981" calcext:value-type="float">
            <text:p>3,04999999999981</text:p>
          </table:table-cell>
          <table:table-cell table:formula="of:=2*[.A1307]/9-4/3" office:value-type="float" office:value="-0.655555555555598" calcext:value-type="float">
            <text:p>-0,655555555555598</text:p>
          </table:table-cell>
          <table:table-cell table:formula="of:=-7*[.A1307]/9-1/3" office:value-type="float" office:value="-2.70555555555541" calcext:value-type="float">
            <text:p>-2,70555555555541</text:p>
          </table:table-cell>
          <table:table-cell table:number-columns-repeated="1021"/>
        </table:table-row>
        <table:table-row table:style-name="ro1">
          <table:table-cell table:formula="of:=[.A1307]+0.01" office:value-type="float" office:value="3.05999999999981" calcext:value-type="float">
            <text:p>3,05999999999981</text:p>
          </table:table-cell>
          <table:table-cell table:formula="of:=2*[.A1308]/9-4/3" office:value-type="float" office:value="-0.653333333333376" calcext:value-type="float">
            <text:p>-0,653333333333376</text:p>
          </table:table-cell>
          <table:table-cell table:formula="of:=-7*[.A1308]/9-1/3" office:value-type="float" office:value="-2.71333333333319" calcext:value-type="float">
            <text:p>-2,71333333333319</text:p>
          </table:table-cell>
          <table:table-cell table:number-columns-repeated="1021"/>
        </table:table-row>
        <table:table-row table:style-name="ro1">
          <table:table-cell table:formula="of:=[.A1308]+0.01" office:value-type="float" office:value="3.06999999999981" calcext:value-type="float">
            <text:p>3,06999999999981</text:p>
          </table:table-cell>
          <table:table-cell table:formula="of:=2*[.A1309]/9-4/3" office:value-type="float" office:value="-0.651111111111153" calcext:value-type="float">
            <text:p>-0,651111111111153</text:p>
          </table:table-cell>
          <table:table-cell table:formula="of:=-7*[.A1309]/9-1/3" office:value-type="float" office:value="-2.72111111111096" calcext:value-type="float">
            <text:p>-2,72111111111096</text:p>
          </table:table-cell>
          <table:table-cell table:number-columns-repeated="1021"/>
        </table:table-row>
        <table:table-row table:style-name="ro1">
          <table:table-cell table:formula="of:=[.A1309]+0.01" office:value-type="float" office:value="3.07999999999981" calcext:value-type="float">
            <text:p>3,07999999999981</text:p>
          </table:table-cell>
          <table:table-cell table:formula="of:=2*[.A1310]/9-4/3" office:value-type="float" office:value="-0.648888888888931" calcext:value-type="float">
            <text:p>-0,648888888888931</text:p>
          </table:table-cell>
          <table:table-cell table:formula="of:=-7*[.A1310]/9-1/3" office:value-type="float" office:value="-2.72888888888874" calcext:value-type="float">
            <text:p>-2,72888888888874</text:p>
          </table:table-cell>
          <table:table-cell table:number-columns-repeated="1021"/>
        </table:table-row>
        <table:table-row table:style-name="ro1">
          <table:table-cell table:formula="of:=[.A1310]+0.01" office:value-type="float" office:value="3.08999999999981" calcext:value-type="float">
            <text:p>3,08999999999981</text:p>
          </table:table-cell>
          <table:table-cell table:formula="of:=2*[.A1311]/9-4/3" office:value-type="float" office:value="-0.646666666666709" calcext:value-type="float">
            <text:p>-0,646666666666709</text:p>
          </table:table-cell>
          <table:table-cell table:formula="of:=-7*[.A1311]/9-1/3" office:value-type="float" office:value="-2.73666666666652" calcext:value-type="float">
            <text:p>-2,73666666666652</text:p>
          </table:table-cell>
          <table:table-cell table:number-columns-repeated="1021"/>
        </table:table-row>
        <table:table-row table:style-name="ro1">
          <table:table-cell table:formula="of:=[.A1311]+0.01" office:value-type="float" office:value="3.09999999999981" calcext:value-type="float">
            <text:p>3,09999999999981</text:p>
          </table:table-cell>
          <table:table-cell table:formula="of:=2*[.A1312]/9-4/3" office:value-type="float" office:value="-0.644444444444487" calcext:value-type="float">
            <text:p>-0,644444444444487</text:p>
          </table:table-cell>
          <table:table-cell table:formula="of:=-7*[.A1312]/9-1/3" office:value-type="float" office:value="-2.7444444444443" calcext:value-type="float">
            <text:p>-2,7444444444443</text:p>
          </table:table-cell>
          <table:table-cell table:number-columns-repeated="1021"/>
        </table:table-row>
        <table:table-row table:style-name="ro1">
          <table:table-cell table:formula="of:=[.A1312]+0.01" office:value-type="float" office:value="3.10999999999981" calcext:value-type="float">
            <text:p>3,10999999999981</text:p>
          </table:table-cell>
          <table:table-cell table:formula="of:=2*[.A1313]/9-4/3" office:value-type="float" office:value="-0.642222222222265" calcext:value-type="float">
            <text:p>-0,642222222222265</text:p>
          </table:table-cell>
          <table:table-cell table:formula="of:=-7*[.A1313]/9-1/3" office:value-type="float" office:value="-2.75222222222207" calcext:value-type="float">
            <text:p>-2,75222222222207</text:p>
          </table:table-cell>
          <table:table-cell table:number-columns-repeated="1021"/>
        </table:table-row>
        <table:table-row table:style-name="ro1">
          <table:table-cell table:formula="of:=[.A1313]+0.01" office:value-type="float" office:value="3.11999999999981" calcext:value-type="float">
            <text:p>3,11999999999981</text:p>
          </table:table-cell>
          <table:table-cell table:formula="of:=2*[.A1314]/9-4/3" office:value-type="float" office:value="-0.640000000000042" calcext:value-type="float">
            <text:p>-0,640000000000042</text:p>
          </table:table-cell>
          <table:table-cell table:formula="of:=-7*[.A1314]/9-1/3" office:value-type="float" office:value="-2.75999999999985" calcext:value-type="float">
            <text:p>-2,75999999999985</text:p>
          </table:table-cell>
          <table:table-cell table:number-columns-repeated="1021"/>
        </table:table-row>
        <table:table-row table:style-name="ro1">
          <table:table-cell table:formula="of:=[.A1314]+0.01" office:value-type="float" office:value="3.12999999999981" calcext:value-type="float">
            <text:p>3,12999999999981</text:p>
          </table:table-cell>
          <table:table-cell table:formula="of:=2*[.A1315]/9-4/3" office:value-type="float" office:value="-0.63777777777782" calcext:value-type="float">
            <text:p>-0,63777777777782</text:p>
          </table:table-cell>
          <table:table-cell table:formula="of:=-7*[.A1315]/9-1/3" office:value-type="float" office:value="-2.76777777777763" calcext:value-type="float">
            <text:p>-2,76777777777763</text:p>
          </table:table-cell>
          <table:table-cell table:number-columns-repeated="1021"/>
        </table:table-row>
        <table:table-row table:style-name="ro1">
          <table:table-cell table:formula="of:=[.A1315]+0.01" office:value-type="float" office:value="3.13999999999981" calcext:value-type="float">
            <text:p>3,13999999999981</text:p>
          </table:table-cell>
          <table:table-cell table:formula="of:=2*[.A1316]/9-4/3" office:value-type="float" office:value="-0.635555555555598" calcext:value-type="float">
            <text:p>-0,635555555555598</text:p>
          </table:table-cell>
          <table:table-cell table:formula="of:=-7*[.A1316]/9-1/3" office:value-type="float" office:value="-2.77555555555541" calcext:value-type="float">
            <text:p>-2,77555555555541</text:p>
          </table:table-cell>
          <table:table-cell table:number-columns-repeated="1021"/>
        </table:table-row>
        <table:table-row table:style-name="ro1">
          <table:table-cell table:formula="of:=[.A1316]+0.01" office:value-type="float" office:value="3.14999999999981" calcext:value-type="float">
            <text:p>3,14999999999981</text:p>
          </table:table-cell>
          <table:table-cell table:formula="of:=2*[.A1317]/9-4/3" office:value-type="float" office:value="-0.633333333333376" calcext:value-type="float">
            <text:p>-0,633333333333376</text:p>
          </table:table-cell>
          <table:table-cell table:formula="of:=-7*[.A1317]/9-1/3" office:value-type="float" office:value="-2.78333333333318" calcext:value-type="float">
            <text:p>-2,78333333333318</text:p>
          </table:table-cell>
          <table:table-cell table:number-columns-repeated="1021"/>
        </table:table-row>
        <table:table-row table:style-name="ro1">
          <table:table-cell table:formula="of:=[.A1317]+0.01" office:value-type="float" office:value="3.15999999999981" calcext:value-type="float">
            <text:p>3,15999999999981</text:p>
          </table:table-cell>
          <table:table-cell table:formula="of:=2*[.A1318]/9-4/3" office:value-type="float" office:value="-0.631111111111154" calcext:value-type="float">
            <text:p>-0,631111111111154</text:p>
          </table:table-cell>
          <table:table-cell table:formula="of:=-7*[.A1318]/9-1/3" office:value-type="float" office:value="-2.79111111111096" calcext:value-type="float">
            <text:p>-2,79111111111096</text:p>
          </table:table-cell>
          <table:table-cell table:number-columns-repeated="1021"/>
        </table:table-row>
        <table:table-row table:style-name="ro1">
          <table:table-cell table:formula="of:=[.A1318]+0.01" office:value-type="float" office:value="3.16999999999981" calcext:value-type="float">
            <text:p>3,16999999999981</text:p>
          </table:table-cell>
          <table:table-cell table:formula="of:=2*[.A1319]/9-4/3" office:value-type="float" office:value="-0.628888888888932" calcext:value-type="float">
            <text:p>-0,628888888888932</text:p>
          </table:table-cell>
          <table:table-cell table:formula="of:=-7*[.A1319]/9-1/3" office:value-type="float" office:value="-2.79888888888874" calcext:value-type="float">
            <text:p>-2,79888888888874</text:p>
          </table:table-cell>
          <table:table-cell table:number-columns-repeated="1021"/>
        </table:table-row>
        <table:table-row table:style-name="ro1">
          <table:table-cell table:formula="of:=[.A1319]+0.01" office:value-type="float" office:value="3.17999999999981" calcext:value-type="float">
            <text:p>3,17999999999981</text:p>
          </table:table-cell>
          <table:table-cell table:formula="of:=2*[.A1320]/9-4/3" office:value-type="float" office:value="-0.626666666666709" calcext:value-type="float">
            <text:p>-0,626666666666709</text:p>
          </table:table-cell>
          <table:table-cell table:formula="of:=-7*[.A1320]/9-1/3" office:value-type="float" office:value="-2.80666666666652" calcext:value-type="float">
            <text:p>-2,80666666666652</text:p>
          </table:table-cell>
          <table:table-cell table:number-columns-repeated="1021"/>
        </table:table-row>
        <table:table-row table:style-name="ro1">
          <table:table-cell table:formula="of:=[.A1320]+0.01" office:value-type="float" office:value="3.18999999999981" calcext:value-type="float">
            <text:p>3,18999999999981</text:p>
          </table:table-cell>
          <table:table-cell table:formula="of:=2*[.A1321]/9-4/3" office:value-type="float" office:value="-0.624444444444487" calcext:value-type="float">
            <text:p>-0,624444444444487</text:p>
          </table:table-cell>
          <table:table-cell table:formula="of:=-7*[.A1321]/9-1/3" office:value-type="float" office:value="-2.81444444444429" calcext:value-type="float">
            <text:p>-2,81444444444429</text:p>
          </table:table-cell>
          <table:table-cell table:number-columns-repeated="1021"/>
        </table:table-row>
        <table:table-row table:style-name="ro1">
          <table:table-cell table:formula="of:=[.A1321]+0.01" office:value-type="float" office:value="3.19999999999981" calcext:value-type="float">
            <text:p>3,19999999999981</text:p>
          </table:table-cell>
          <table:table-cell table:formula="of:=2*[.A1322]/9-4/3" office:value-type="float" office:value="-0.622222222222265" calcext:value-type="float">
            <text:p>-0,622222222222265</text:p>
          </table:table-cell>
          <table:table-cell table:formula="of:=-7*[.A1322]/9-1/3" office:value-type="float" office:value="-2.82222222222207" calcext:value-type="float">
            <text:p>-2,82222222222207</text:p>
          </table:table-cell>
          <table:table-cell table:number-columns-repeated="1021"/>
        </table:table-row>
        <table:table-row table:style-name="ro1">
          <table:table-cell table:formula="of:=[.A1322]+0.01" office:value-type="float" office:value="3.20999999999981" calcext:value-type="float">
            <text:p>3,20999999999981</text:p>
          </table:table-cell>
          <table:table-cell table:formula="of:=2*[.A1323]/9-4/3" office:value-type="float" office:value="-0.620000000000043" calcext:value-type="float">
            <text:p>-0,620000000000043</text:p>
          </table:table-cell>
          <table:table-cell table:formula="of:=-7*[.A1323]/9-1/3" office:value-type="float" office:value="-2.82999999999985" calcext:value-type="float">
            <text:p>-2,82999999999985</text:p>
          </table:table-cell>
          <table:table-cell table:number-columns-repeated="1021"/>
        </table:table-row>
        <table:table-row table:style-name="ro1">
          <table:table-cell table:formula="of:=[.A1323]+0.01" office:value-type="float" office:value="3.21999999999981" calcext:value-type="float">
            <text:p>3,21999999999981</text:p>
          </table:table-cell>
          <table:table-cell table:formula="of:=2*[.A1324]/9-4/3" office:value-type="float" office:value="-0.617777777777821" calcext:value-type="float">
            <text:p>-0,617777777777821</text:p>
          </table:table-cell>
          <table:table-cell table:formula="of:=-7*[.A1324]/9-1/3" office:value-type="float" office:value="-2.83777777777763" calcext:value-type="float">
            <text:p>-2,83777777777763</text:p>
          </table:table-cell>
          <table:table-cell table:number-columns-repeated="1021"/>
        </table:table-row>
        <table:table-row table:style-name="ro1">
          <table:table-cell table:formula="of:=[.A1324]+0.01" office:value-type="float" office:value="3.22999999999981" calcext:value-type="float">
            <text:p>3,22999999999981</text:p>
          </table:table-cell>
          <table:table-cell table:formula="of:=2*[.A1325]/9-4/3" office:value-type="float" office:value="-0.615555555555599" calcext:value-type="float">
            <text:p>-0,615555555555599</text:p>
          </table:table-cell>
          <table:table-cell table:formula="of:=-7*[.A1325]/9-1/3" office:value-type="float" office:value="-2.84555555555541" calcext:value-type="float">
            <text:p>-2,84555555555541</text:p>
          </table:table-cell>
          <table:table-cell table:number-columns-repeated="1021"/>
        </table:table-row>
        <table:table-row table:style-name="ro1">
          <table:table-cell table:formula="of:=[.A1325]+0.01" office:value-type="float" office:value="3.23999999999981" calcext:value-type="float">
            <text:p>3,23999999999981</text:p>
          </table:table-cell>
          <table:table-cell table:formula="of:=2*[.A1326]/9-4/3" office:value-type="float" office:value="-0.613333333333376" calcext:value-type="float">
            <text:p>-0,613333333333376</text:p>
          </table:table-cell>
          <table:table-cell table:formula="of:=-7*[.A1326]/9-1/3" office:value-type="float" office:value="-2.85333333333318" calcext:value-type="float">
            <text:p>-2,85333333333318</text:p>
          </table:table-cell>
          <table:table-cell table:number-columns-repeated="1021"/>
        </table:table-row>
        <table:table-row table:style-name="ro1">
          <table:table-cell table:formula="of:=[.A1326]+0.01" office:value-type="float" office:value="3.24999999999981" calcext:value-type="float">
            <text:p>3,24999999999981</text:p>
          </table:table-cell>
          <table:table-cell table:formula="of:=2*[.A1327]/9-4/3" office:value-type="float" office:value="-0.611111111111154" calcext:value-type="float">
            <text:p>-0,611111111111154</text:p>
          </table:table-cell>
          <table:table-cell table:formula="of:=-7*[.A1327]/9-1/3" office:value-type="float" office:value="-2.86111111111096" calcext:value-type="float">
            <text:p>-2,86111111111096</text:p>
          </table:table-cell>
          <table:table-cell table:number-columns-repeated="1021"/>
        </table:table-row>
        <table:table-row table:style-name="ro1">
          <table:table-cell table:formula="of:=[.A1327]+0.01" office:value-type="float" office:value="3.25999999999981" calcext:value-type="float">
            <text:p>3,25999999999981</text:p>
          </table:table-cell>
          <table:table-cell table:formula="of:=2*[.A1328]/9-4/3" office:value-type="float" office:value="-0.608888888888932" calcext:value-type="float">
            <text:p>-0,608888888888932</text:p>
          </table:table-cell>
          <table:table-cell table:formula="of:=-7*[.A1328]/9-1/3" office:value-type="float" office:value="-2.86888888888874" calcext:value-type="float">
            <text:p>-2,86888888888874</text:p>
          </table:table-cell>
          <table:table-cell table:number-columns-repeated="1021"/>
        </table:table-row>
        <table:table-row table:style-name="ro1">
          <table:table-cell table:formula="of:=[.A1328]+0.01" office:value-type="float" office:value="3.26999999999981" calcext:value-type="float">
            <text:p>3,26999999999981</text:p>
          </table:table-cell>
          <table:table-cell table:formula="of:=2*[.A1329]/9-4/3" office:value-type="float" office:value="-0.60666666666671" calcext:value-type="float">
            <text:p>-0,60666666666671</text:p>
          </table:table-cell>
          <table:table-cell table:formula="of:=-7*[.A1329]/9-1/3" office:value-type="float" office:value="-2.87666666666652" calcext:value-type="float">
            <text:p>-2,87666666666652</text:p>
          </table:table-cell>
          <table:table-cell table:number-columns-repeated="1021"/>
        </table:table-row>
        <table:table-row table:style-name="ro1">
          <table:table-cell table:formula="of:=[.A1329]+0.01" office:value-type="float" office:value="3.27999999999981" calcext:value-type="float">
            <text:p>3,27999999999981</text:p>
          </table:table-cell>
          <table:table-cell table:formula="of:=2*[.A1330]/9-4/3" office:value-type="float" office:value="-0.604444444444488" calcext:value-type="float">
            <text:p>-0,604444444444488</text:p>
          </table:table-cell>
          <table:table-cell table:formula="of:=-7*[.A1330]/9-1/3" office:value-type="float" office:value="-2.88444444444429" calcext:value-type="float">
            <text:p>-2,88444444444429</text:p>
          </table:table-cell>
          <table:table-cell table:number-columns-repeated="1021"/>
        </table:table-row>
        <table:table-row table:style-name="ro1">
          <table:table-cell table:formula="of:=[.A1330]+0.01" office:value-type="float" office:value="3.2899999999998" calcext:value-type="float">
            <text:p>3,2899999999998</text:p>
          </table:table-cell>
          <table:table-cell table:formula="of:=2*[.A1331]/9-4/3" office:value-type="float" office:value="-0.602222222222266" calcext:value-type="float">
            <text:p>-0,602222222222266</text:p>
          </table:table-cell>
          <table:table-cell table:formula="of:=-7*[.A1331]/9-1/3" office:value-type="float" office:value="-2.89222222222207" calcext:value-type="float">
            <text:p>-2,89222222222207</text:p>
          </table:table-cell>
          <table:table-cell table:number-columns-repeated="1021"/>
        </table:table-row>
        <table:table-row table:style-name="ro1">
          <table:table-cell table:formula="of:=[.A1331]+0.01" office:value-type="float" office:value="3.2999999999998" calcext:value-type="float">
            <text:p>3,2999999999998</text:p>
          </table:table-cell>
          <table:table-cell table:formula="of:=2*[.A1332]/9-4/3" office:value-type="float" office:value="-0.600000000000043" calcext:value-type="float">
            <text:p>-0,600000000000043</text:p>
          </table:table-cell>
          <table:table-cell table:formula="of:=-7*[.A1332]/9-1/3" office:value-type="float" office:value="-2.89999999999985" calcext:value-type="float">
            <text:p>-2,89999999999985</text:p>
          </table:table-cell>
          <table:table-cell table:number-columns-repeated="1021"/>
        </table:table-row>
        <table:table-row table:style-name="ro1">
          <table:table-cell table:formula="of:=[.A1332]+0.01" office:value-type="float" office:value="3.3099999999998" calcext:value-type="float">
            <text:p>3,3099999999998</text:p>
          </table:table-cell>
          <table:table-cell table:formula="of:=2*[.A1333]/9-4/3" office:value-type="float" office:value="-0.597777777777821" calcext:value-type="float">
            <text:p>-0,597777777777821</text:p>
          </table:table-cell>
          <table:table-cell table:formula="of:=-7*[.A1333]/9-1/3" office:value-type="float" office:value="-2.90777777777763" calcext:value-type="float">
            <text:p>-2,90777777777763</text:p>
          </table:table-cell>
          <table:table-cell table:number-columns-repeated="1021"/>
        </table:table-row>
        <table:table-row table:style-name="ro1">
          <table:table-cell table:formula="of:=[.A1333]+0.01" office:value-type="float" office:value="3.3199999999998" calcext:value-type="float">
            <text:p>3,3199999999998</text:p>
          </table:table-cell>
          <table:table-cell table:formula="of:=2*[.A1334]/9-4/3" office:value-type="float" office:value="-0.595555555555599" calcext:value-type="float">
            <text:p>-0,595555555555599</text:p>
          </table:table-cell>
          <table:table-cell table:formula="of:=-7*[.A1334]/9-1/3" office:value-type="float" office:value="-2.9155555555554" calcext:value-type="float">
            <text:p>-2,9155555555554</text:p>
          </table:table-cell>
          <table:table-cell table:number-columns-repeated="1021"/>
        </table:table-row>
        <table:table-row table:style-name="ro1">
          <table:table-cell table:formula="of:=[.A1334]+0.01" office:value-type="float" office:value="3.3299999999998" calcext:value-type="float">
            <text:p>3,3299999999998</text:p>
          </table:table-cell>
          <table:table-cell table:formula="of:=2*[.A1335]/9-4/3" office:value-type="float" office:value="-0.593333333333377" calcext:value-type="float">
            <text:p>-0,593333333333377</text:p>
          </table:table-cell>
          <table:table-cell table:formula="of:=-7*[.A1335]/9-1/3" office:value-type="float" office:value="-2.92333333333318" calcext:value-type="float">
            <text:p>-2,92333333333318</text:p>
          </table:table-cell>
          <table:table-cell table:number-columns-repeated="1021"/>
        </table:table-row>
        <table:table-row table:style-name="ro1">
          <table:table-cell table:formula="of:=[.A1335]+0.01" office:value-type="float" office:value="3.3399999999998" calcext:value-type="float">
            <text:p>3,3399999999998</text:p>
          </table:table-cell>
          <table:table-cell table:formula="of:=2*[.A1336]/9-4/3" office:value-type="float" office:value="-0.591111111111155" calcext:value-type="float">
            <text:p>-0,591111111111155</text:p>
          </table:table-cell>
          <table:table-cell table:formula="of:=-7*[.A1336]/9-1/3" office:value-type="float" office:value="-2.93111111111096" calcext:value-type="float">
            <text:p>-2,93111111111096</text:p>
          </table:table-cell>
          <table:table-cell table:number-columns-repeated="1021"/>
        </table:table-row>
        <table:table-row table:style-name="ro1">
          <table:table-cell table:formula="of:=[.A1336]+0.01" office:value-type="float" office:value="3.3499999999998" calcext:value-type="float">
            <text:p>3,3499999999998</text:p>
          </table:table-cell>
          <table:table-cell table:formula="of:=2*[.A1337]/9-4/3" office:value-type="float" office:value="-0.588888888888932" calcext:value-type="float">
            <text:p>-0,588888888888932</text:p>
          </table:table-cell>
          <table:table-cell table:formula="of:=-7*[.A1337]/9-1/3" office:value-type="float" office:value="-2.93888888888874" calcext:value-type="float">
            <text:p>-2,93888888888874</text:p>
          </table:table-cell>
          <table:table-cell table:number-columns-repeated="1021"/>
        </table:table-row>
        <table:table-row table:style-name="ro1">
          <table:table-cell table:formula="of:=[.A1337]+0.01" office:value-type="float" office:value="3.3599999999998" calcext:value-type="float">
            <text:p>3,3599999999998</text:p>
          </table:table-cell>
          <table:table-cell table:formula="of:=2*[.A1338]/9-4/3" office:value-type="float" office:value="-0.58666666666671" calcext:value-type="float">
            <text:p>-0,58666666666671</text:p>
          </table:table-cell>
          <table:table-cell table:formula="of:=-7*[.A1338]/9-1/3" office:value-type="float" office:value="-2.94666666666651" calcext:value-type="float">
            <text:p>-2,94666666666651</text:p>
          </table:table-cell>
          <table:table-cell table:number-columns-repeated="1021"/>
        </table:table-row>
        <table:table-row table:style-name="ro1">
          <table:table-cell table:formula="of:=[.A1338]+0.01" office:value-type="float" office:value="3.3699999999998" calcext:value-type="float">
            <text:p>3,3699999999998</text:p>
          </table:table-cell>
          <table:table-cell table:formula="of:=2*[.A1339]/9-4/3" office:value-type="float" office:value="-0.584444444444488" calcext:value-type="float">
            <text:p>-0,584444444444488</text:p>
          </table:table-cell>
          <table:table-cell table:formula="of:=-7*[.A1339]/9-1/3" office:value-type="float" office:value="-2.95444444444429" calcext:value-type="float">
            <text:p>-2,95444444444429</text:p>
          </table:table-cell>
          <table:table-cell table:number-columns-repeated="1021"/>
        </table:table-row>
        <table:table-row table:style-name="ro1">
          <table:table-cell table:formula="of:=[.A1339]+0.01" office:value-type="float" office:value="3.3799999999998" calcext:value-type="float">
            <text:p>3,3799999999998</text:p>
          </table:table-cell>
          <table:table-cell table:formula="of:=2*[.A1340]/9-4/3" office:value-type="float" office:value="-0.582222222222266" calcext:value-type="float">
            <text:p>-0,582222222222266</text:p>
          </table:table-cell>
          <table:table-cell table:formula="of:=-7*[.A1340]/9-1/3" office:value-type="float" office:value="-2.96222222222207" calcext:value-type="float">
            <text:p>-2,96222222222207</text:p>
          </table:table-cell>
          <table:table-cell table:number-columns-repeated="1021"/>
        </table:table-row>
        <table:table-row table:style-name="ro1">
          <table:table-cell table:formula="of:=[.A1340]+0.01" office:value-type="float" office:value="3.3899999999998" calcext:value-type="float">
            <text:p>3,3899999999998</text:p>
          </table:table-cell>
          <table:table-cell table:formula="of:=2*[.A1341]/9-4/3" office:value-type="float" office:value="-0.580000000000044" calcext:value-type="float">
            <text:p>-0,580000000000044</text:p>
          </table:table-cell>
          <table:table-cell table:formula="of:=-7*[.A1341]/9-1/3" office:value-type="float" office:value="-2.96999999999985" calcext:value-type="float">
            <text:p>-2,96999999999985</text:p>
          </table:table-cell>
          <table:table-cell table:number-columns-repeated="1021"/>
        </table:table-row>
        <table:table-row table:style-name="ro1">
          <table:table-cell table:formula="of:=[.A1341]+0.01" office:value-type="float" office:value="3.3999999999998" calcext:value-type="float">
            <text:p>3,3999999999998</text:p>
          </table:table-cell>
          <table:table-cell table:formula="of:=2*[.A1342]/9-4/3" office:value-type="float" office:value="-0.577777777777822" calcext:value-type="float">
            <text:p>-0,577777777777822</text:p>
          </table:table-cell>
          <table:table-cell table:formula="of:=-7*[.A1342]/9-1/3" office:value-type="float" office:value="-2.97777777777762" calcext:value-type="float">
            <text:p>-2,97777777777762</text:p>
          </table:table-cell>
          <table:table-cell table:number-columns-repeated="1021"/>
        </table:table-row>
        <table:table-row table:style-name="ro1">
          <table:table-cell table:formula="of:=[.A1342]+0.01" office:value-type="float" office:value="3.4099999999998" calcext:value-type="float">
            <text:p>3,4099999999998</text:p>
          </table:table-cell>
          <table:table-cell table:formula="of:=2*[.A1343]/9-4/3" office:value-type="float" office:value="-0.575555555555599" calcext:value-type="float">
            <text:p>-0,575555555555599</text:p>
          </table:table-cell>
          <table:table-cell table:formula="of:=-7*[.A1343]/9-1/3" office:value-type="float" office:value="-2.9855555555554" calcext:value-type="float">
            <text:p>-2,9855555555554</text:p>
          </table:table-cell>
          <table:table-cell table:number-columns-repeated="1021"/>
        </table:table-row>
        <table:table-row table:style-name="ro1">
          <table:table-cell table:formula="of:=[.A1343]+0.01" office:value-type="float" office:value="3.4199999999998" calcext:value-type="float">
            <text:p>3,4199999999998</text:p>
          </table:table-cell>
          <table:table-cell table:formula="of:=2*[.A1344]/9-4/3" office:value-type="float" office:value="-0.573333333333377" calcext:value-type="float">
            <text:p>-0,573333333333377</text:p>
          </table:table-cell>
          <table:table-cell table:formula="of:=-7*[.A1344]/9-1/3" office:value-type="float" office:value="-2.99333333333318" calcext:value-type="float">
            <text:p>-2,99333333333318</text:p>
          </table:table-cell>
          <table:table-cell table:number-columns-repeated="1021"/>
        </table:table-row>
        <table:table-row table:style-name="ro1">
          <table:table-cell table:formula="of:=[.A1344]+0.01" office:value-type="float" office:value="3.4299999999998" calcext:value-type="float">
            <text:p>3,4299999999998</text:p>
          </table:table-cell>
          <table:table-cell table:formula="of:=2*[.A1345]/9-4/3" office:value-type="float" office:value="-0.571111111111155" calcext:value-type="float">
            <text:p>-0,571111111111155</text:p>
          </table:table-cell>
          <table:table-cell table:formula="of:=-7*[.A1345]/9-1/3" office:value-type="float" office:value="-3.00111111111096" calcext:value-type="float">
            <text:p>-3,00111111111096</text:p>
          </table:table-cell>
          <table:table-cell table:number-columns-repeated="1021"/>
        </table:table-row>
        <table:table-row table:style-name="ro1">
          <table:table-cell table:formula="of:=[.A1345]+0.01" office:value-type="float" office:value="3.4399999999998" calcext:value-type="float">
            <text:p>3,4399999999998</text:p>
          </table:table-cell>
          <table:table-cell table:formula="of:=2*[.A1346]/9-4/3" office:value-type="float" office:value="-0.568888888888933" calcext:value-type="float">
            <text:p>-0,568888888888933</text:p>
          </table:table-cell>
          <table:table-cell table:formula="of:=-7*[.A1346]/9-1/3" office:value-type="float" office:value="-3.00888888888873" calcext:value-type="float">
            <text:p>-3,00888888888873</text:p>
          </table:table-cell>
          <table:table-cell table:number-columns-repeated="1021"/>
        </table:table-row>
        <table:table-row table:style-name="ro1">
          <table:table-cell table:formula="of:=[.A1346]+0.01" office:value-type="float" office:value="3.4499999999998" calcext:value-type="float">
            <text:p>3,4499999999998</text:p>
          </table:table-cell>
          <table:table-cell table:formula="of:=2*[.A1347]/9-4/3" office:value-type="float" office:value="-0.566666666666711" calcext:value-type="float">
            <text:p>-0,566666666666711</text:p>
          </table:table-cell>
          <table:table-cell table:formula="of:=-7*[.A1347]/9-1/3" office:value-type="float" office:value="-3.01666666666651" calcext:value-type="float">
            <text:p>-3,01666666666651</text:p>
          </table:table-cell>
          <table:table-cell table:number-columns-repeated="1021"/>
        </table:table-row>
        <table:table-row table:style-name="ro1">
          <table:table-cell table:formula="of:=[.A1347]+0.01" office:value-type="float" office:value="3.4599999999998" calcext:value-type="float">
            <text:p>3,4599999999998</text:p>
          </table:table-cell>
          <table:table-cell table:formula="of:=2*[.A1348]/9-4/3" office:value-type="float" office:value="-0.564444444444488" calcext:value-type="float">
            <text:p>-0,564444444444488</text:p>
          </table:table-cell>
          <table:table-cell table:formula="of:=-7*[.A1348]/9-1/3" office:value-type="float" office:value="-3.02444444444429" calcext:value-type="float">
            <text:p>-3,02444444444429</text:p>
          </table:table-cell>
          <table:table-cell table:number-columns-repeated="1021"/>
        </table:table-row>
        <table:table-row table:style-name="ro1">
          <table:table-cell table:formula="of:=[.A1348]+0.01" office:value-type="float" office:value="3.4699999999998" calcext:value-type="float">
            <text:p>3,4699999999998</text:p>
          </table:table-cell>
          <table:table-cell table:formula="of:=2*[.A1349]/9-4/3" office:value-type="float" office:value="-0.562222222222266" calcext:value-type="float">
            <text:p>-0,562222222222266</text:p>
          </table:table-cell>
          <table:table-cell table:formula="of:=-7*[.A1349]/9-1/3" office:value-type="float" office:value="-3.03222222222207" calcext:value-type="float">
            <text:p>-3,03222222222207</text:p>
          </table:table-cell>
          <table:table-cell table:number-columns-repeated="1021"/>
        </table:table-row>
        <table:table-row table:style-name="ro1">
          <table:table-cell table:formula="of:=[.A1349]+0.01" office:value-type="float" office:value="3.4799999999998" calcext:value-type="float">
            <text:p>3,4799999999998</text:p>
          </table:table-cell>
          <table:table-cell table:formula="of:=2*[.A1350]/9-4/3" office:value-type="float" office:value="-0.560000000000044" calcext:value-type="float">
            <text:p>-0,560000000000044</text:p>
          </table:table-cell>
          <table:table-cell table:formula="of:=-7*[.A1350]/9-1/3" office:value-type="float" office:value="-3.03999999999985" calcext:value-type="float">
            <text:p>-3,03999999999985</text:p>
          </table:table-cell>
          <table:table-cell table:number-columns-repeated="1021"/>
        </table:table-row>
        <table:table-row table:style-name="ro1">
          <table:table-cell table:formula="of:=[.A1350]+0.01" office:value-type="float" office:value="3.4899999999998" calcext:value-type="float">
            <text:p>3,4899999999998</text:p>
          </table:table-cell>
          <table:table-cell table:formula="of:=2*[.A1351]/9-4/3" office:value-type="float" office:value="-0.557777777777822" calcext:value-type="float">
            <text:p>-0,557777777777822</text:p>
          </table:table-cell>
          <table:table-cell table:formula="of:=-7*[.A1351]/9-1/3" office:value-type="float" office:value="-3.04777777777762" calcext:value-type="float">
            <text:p>-3,04777777777762</text:p>
          </table:table-cell>
          <table:table-cell table:number-columns-repeated="1021"/>
        </table:table-row>
        <table:table-row table:style-name="ro1">
          <table:table-cell table:formula="of:=[.A1351]+0.01" office:value-type="float" office:value="3.4999999999998" calcext:value-type="float">
            <text:p>3,4999999999998</text:p>
          </table:table-cell>
          <table:table-cell table:formula="of:=2*[.A1352]/9-4/3" office:value-type="float" office:value="-0.5555555555556" calcext:value-type="float">
            <text:p>-0,5555555555556</text:p>
          </table:table-cell>
          <table:table-cell table:formula="of:=-7*[.A1352]/9-1/3" office:value-type="float" office:value="-3.0555555555554" calcext:value-type="float">
            <text:p>-3,0555555555554</text:p>
          </table:table-cell>
          <table:table-cell table:number-columns-repeated="1021"/>
        </table:table-row>
        <table:table-row table:style-name="ro1">
          <table:table-cell table:formula="of:=[.A1352]+0.01" office:value-type="float" office:value="3.5099999999998" calcext:value-type="float">
            <text:p>3,5099999999998</text:p>
          </table:table-cell>
          <table:table-cell table:formula="of:=2*[.A1353]/9-4/3" office:value-type="float" office:value="-0.553333333333378" calcext:value-type="float">
            <text:p>-0,553333333333378</text:p>
          </table:table-cell>
          <table:table-cell table:formula="of:=-7*[.A1353]/9-1/3" office:value-type="float" office:value="-3.06333333333318" calcext:value-type="float">
            <text:p>-3,06333333333318</text:p>
          </table:table-cell>
          <table:table-cell table:number-columns-repeated="1021"/>
        </table:table-row>
        <table:table-row table:style-name="ro1">
          <table:table-cell table:formula="of:=[.A1353]+0.01" office:value-type="float" office:value="3.5199999999998" calcext:value-type="float">
            <text:p>3,5199999999998</text:p>
          </table:table-cell>
          <table:table-cell table:formula="of:=2*[.A1354]/9-4/3" office:value-type="float" office:value="-0.551111111111155" calcext:value-type="float">
            <text:p>-0,551111111111155</text:p>
          </table:table-cell>
          <table:table-cell table:formula="of:=-7*[.A1354]/9-1/3" office:value-type="float" office:value="-3.07111111111096" calcext:value-type="float">
            <text:p>-3,07111111111096</text:p>
          </table:table-cell>
          <table:table-cell table:number-columns-repeated="1021"/>
        </table:table-row>
        <table:table-row table:style-name="ro1">
          <table:table-cell table:formula="of:=[.A1354]+0.01" office:value-type="float" office:value="3.5299999999998" calcext:value-type="float">
            <text:p>3,5299999999998</text:p>
          </table:table-cell>
          <table:table-cell table:formula="of:=2*[.A1355]/9-4/3" office:value-type="float" office:value="-0.548888888888933" calcext:value-type="float">
            <text:p>-0,548888888888933</text:p>
          </table:table-cell>
          <table:table-cell table:formula="of:=-7*[.A1355]/9-1/3" office:value-type="float" office:value="-3.07888888888873" calcext:value-type="float">
            <text:p>-3,07888888888873</text:p>
          </table:table-cell>
          <table:table-cell table:number-columns-repeated="1021"/>
        </table:table-row>
        <table:table-row table:style-name="ro1">
          <table:table-cell table:formula="of:=[.A1355]+0.01" office:value-type="float" office:value="3.5399999999998" calcext:value-type="float">
            <text:p>3,5399999999998</text:p>
          </table:table-cell>
          <table:table-cell table:formula="of:=2*[.A1356]/9-4/3" office:value-type="float" office:value="-0.546666666666711" calcext:value-type="float">
            <text:p>-0,546666666666711</text:p>
          </table:table-cell>
          <table:table-cell table:formula="of:=-7*[.A1356]/9-1/3" office:value-type="float" office:value="-3.08666666666651" calcext:value-type="float">
            <text:p>-3,08666666666651</text:p>
          </table:table-cell>
          <table:table-cell table:number-columns-repeated="1021"/>
        </table:table-row>
        <table:table-row table:style-name="ro1">
          <table:table-cell table:formula="of:=[.A1356]+0.01" office:value-type="float" office:value="3.5499999999998" calcext:value-type="float">
            <text:p>3,5499999999998</text:p>
          </table:table-cell>
          <table:table-cell table:formula="of:=2*[.A1357]/9-4/3" office:value-type="float" office:value="-0.544444444444489" calcext:value-type="float">
            <text:p>-0,544444444444489</text:p>
          </table:table-cell>
          <table:table-cell table:formula="of:=-7*[.A1357]/9-1/3" office:value-type="float" office:value="-3.09444444444429" calcext:value-type="float">
            <text:p>-3,09444444444429</text:p>
          </table:table-cell>
          <table:table-cell table:number-columns-repeated="1021"/>
        </table:table-row>
        <table:table-row table:style-name="ro1">
          <table:table-cell table:formula="of:=[.A1357]+0.01" office:value-type="float" office:value="3.5599999999998" calcext:value-type="float">
            <text:p>3,5599999999998</text:p>
          </table:table-cell>
          <table:table-cell table:formula="of:=2*[.A1358]/9-4/3" office:value-type="float" office:value="-0.542222222222267" calcext:value-type="float">
            <text:p>-0,542222222222267</text:p>
          </table:table-cell>
          <table:table-cell table:formula="of:=-7*[.A1358]/9-1/3" office:value-type="float" office:value="-3.10222222222207" calcext:value-type="float">
            <text:p>-3,10222222222207</text:p>
          </table:table-cell>
          <table:table-cell table:number-columns-repeated="1021"/>
        </table:table-row>
        <table:table-row table:style-name="ro1">
          <table:table-cell table:formula="of:=[.A1358]+0.01" office:value-type="float" office:value="3.5699999999998" calcext:value-type="float">
            <text:p>3,5699999999998</text:p>
          </table:table-cell>
          <table:table-cell table:formula="of:=2*[.A1359]/9-4/3" office:value-type="float" office:value="-0.540000000000045" calcext:value-type="float">
            <text:p>-0,540000000000045</text:p>
          </table:table-cell>
          <table:table-cell table:formula="of:=-7*[.A1359]/9-1/3" office:value-type="float" office:value="-3.10999999999984" calcext:value-type="float">
            <text:p>-3,10999999999984</text:p>
          </table:table-cell>
          <table:table-cell table:number-columns-repeated="1021"/>
        </table:table-row>
        <table:table-row table:style-name="ro1">
          <table:table-cell table:formula="of:=[.A1359]+0.01" office:value-type="float" office:value="3.5799999999998" calcext:value-type="float">
            <text:p>3,5799999999998</text:p>
          </table:table-cell>
          <table:table-cell table:formula="of:=2*[.A1360]/9-4/3" office:value-type="float" office:value="-0.537777777777822" calcext:value-type="float">
            <text:p>-0,537777777777822</text:p>
          </table:table-cell>
          <table:table-cell table:formula="of:=-7*[.A1360]/9-1/3" office:value-type="float" office:value="-3.11777777777762" calcext:value-type="float">
            <text:p>-3,11777777777762</text:p>
          </table:table-cell>
          <table:table-cell table:number-columns-repeated="1021"/>
        </table:table-row>
        <table:table-row table:style-name="ro1">
          <table:table-cell table:formula="of:=[.A1360]+0.01" office:value-type="float" office:value="3.5899999999998" calcext:value-type="float">
            <text:p>3,5899999999998</text:p>
          </table:table-cell>
          <table:table-cell table:formula="of:=2*[.A1361]/9-4/3" office:value-type="float" office:value="-0.5355555555556" calcext:value-type="float">
            <text:p>-0,5355555555556</text:p>
          </table:table-cell>
          <table:table-cell table:formula="of:=-7*[.A1361]/9-1/3" office:value-type="float" office:value="-3.1255555555554" calcext:value-type="float">
            <text:p>-3,1255555555554</text:p>
          </table:table-cell>
          <table:table-cell table:number-columns-repeated="1021"/>
        </table:table-row>
        <table:table-row table:style-name="ro1">
          <table:table-cell table:formula="of:=[.A1361]+0.01" office:value-type="float" office:value="3.5999999999998" calcext:value-type="float">
            <text:p>3,5999999999998</text:p>
          </table:table-cell>
          <table:table-cell table:formula="of:=2*[.A1362]/9-4/3" office:value-type="float" office:value="-0.533333333333378" calcext:value-type="float">
            <text:p>-0,533333333333378</text:p>
          </table:table-cell>
          <table:table-cell table:formula="of:=-7*[.A1362]/9-1/3" office:value-type="float" office:value="-3.13333333333318" calcext:value-type="float">
            <text:p>-3,13333333333318</text:p>
          </table:table-cell>
          <table:table-cell table:number-columns-repeated="1021"/>
        </table:table-row>
        <table:table-row table:style-name="ro1">
          <table:table-cell table:formula="of:=[.A1362]+0.01" office:value-type="float" office:value="3.6099999999998" calcext:value-type="float">
            <text:p>3,6099999999998</text:p>
          </table:table-cell>
          <table:table-cell table:formula="of:=2*[.A1363]/9-4/3" office:value-type="float" office:value="-0.531111111111156" calcext:value-type="float">
            <text:p>-0,531111111111156</text:p>
          </table:table-cell>
          <table:table-cell table:formula="of:=-7*[.A1363]/9-1/3" office:value-type="float" office:value="-3.14111111111095" calcext:value-type="float">
            <text:p>-3,14111111111095</text:p>
          </table:table-cell>
          <table:table-cell table:number-columns-repeated="1021"/>
        </table:table-row>
        <table:table-row table:style-name="ro1">
          <table:table-cell table:formula="of:=[.A1363]+0.01" office:value-type="float" office:value="3.6199999999998" calcext:value-type="float">
            <text:p>3,6199999999998</text:p>
          </table:table-cell>
          <table:table-cell table:formula="of:=2*[.A1364]/9-4/3" office:value-type="float" office:value="-0.528888888888934" calcext:value-type="float">
            <text:p>-0,528888888888934</text:p>
          </table:table-cell>
          <table:table-cell table:formula="of:=-7*[.A1364]/9-1/3" office:value-type="float" office:value="-3.14888888888873" calcext:value-type="float">
            <text:p>-3,14888888888873</text:p>
          </table:table-cell>
          <table:table-cell table:number-columns-repeated="1021"/>
        </table:table-row>
        <table:table-row table:style-name="ro1">
          <table:table-cell table:formula="of:=[.A1364]+0.01" office:value-type="float" office:value="3.6299999999998" calcext:value-type="float">
            <text:p>3,6299999999998</text:p>
          </table:table-cell>
          <table:table-cell table:formula="of:=2*[.A1365]/9-4/3" office:value-type="float" office:value="-0.526666666666711" calcext:value-type="float">
            <text:p>-0,526666666666711</text:p>
          </table:table-cell>
          <table:table-cell table:formula="of:=-7*[.A1365]/9-1/3" office:value-type="float" office:value="-3.15666666666651" calcext:value-type="float">
            <text:p>-3,15666666666651</text:p>
          </table:table-cell>
          <table:table-cell table:number-columns-repeated="1021"/>
        </table:table-row>
        <table:table-row table:style-name="ro1">
          <table:table-cell table:formula="of:=[.A1365]+0.01" office:value-type="float" office:value="3.6399999999998" calcext:value-type="float">
            <text:p>3,6399999999998</text:p>
          </table:table-cell>
          <table:table-cell table:formula="of:=2*[.A1366]/9-4/3" office:value-type="float" office:value="-0.524444444444489" calcext:value-type="float">
            <text:p>-0,524444444444489</text:p>
          </table:table-cell>
          <table:table-cell table:formula="of:=-7*[.A1366]/9-1/3" office:value-type="float" office:value="-3.16444444444429" calcext:value-type="float">
            <text:p>-3,16444444444429</text:p>
          </table:table-cell>
          <table:table-cell table:number-columns-repeated="1021"/>
        </table:table-row>
        <table:table-row table:style-name="ro1">
          <table:table-cell table:formula="of:=[.A1366]+0.01" office:value-type="float" office:value="3.6499999999998" calcext:value-type="float">
            <text:p>3,6499999999998</text:p>
          </table:table-cell>
          <table:table-cell table:formula="of:=2*[.A1367]/9-4/3" office:value-type="float" office:value="-0.522222222222267" calcext:value-type="float">
            <text:p>-0,522222222222267</text:p>
          </table:table-cell>
          <table:table-cell table:formula="of:=-7*[.A1367]/9-1/3" office:value-type="float" office:value="-3.17222222222206" calcext:value-type="float">
            <text:p>-3,17222222222206</text:p>
          </table:table-cell>
          <table:table-cell table:number-columns-repeated="1021"/>
        </table:table-row>
        <table:table-row table:style-name="ro1">
          <table:table-cell table:formula="of:=[.A1367]+0.01" office:value-type="float" office:value="3.6599999999998" calcext:value-type="float">
            <text:p>3,6599999999998</text:p>
          </table:table-cell>
          <table:table-cell table:formula="of:=2*[.A1368]/9-4/3" office:value-type="float" office:value="-0.520000000000045" calcext:value-type="float">
            <text:p>-0,520000000000045</text:p>
          </table:table-cell>
          <table:table-cell table:formula="of:=-7*[.A1368]/9-1/3" office:value-type="float" office:value="-3.17999999999984" calcext:value-type="float">
            <text:p>-3,17999999999984</text:p>
          </table:table-cell>
          <table:table-cell table:number-columns-repeated="1021"/>
        </table:table-row>
        <table:table-row table:style-name="ro1">
          <table:table-cell table:formula="of:=[.A1368]+0.01" office:value-type="float" office:value="3.6699999999998" calcext:value-type="float">
            <text:p>3,6699999999998</text:p>
          </table:table-cell>
          <table:table-cell table:formula="of:=2*[.A1369]/9-4/3" office:value-type="float" office:value="-0.517777777777823" calcext:value-type="float">
            <text:p>-0,517777777777823</text:p>
          </table:table-cell>
          <table:table-cell table:formula="of:=-7*[.A1369]/9-1/3" office:value-type="float" office:value="-3.18777777777762" calcext:value-type="float">
            <text:p>-3,18777777777762</text:p>
          </table:table-cell>
          <table:table-cell table:number-columns-repeated="1021"/>
        </table:table-row>
        <table:table-row table:style-name="ro1">
          <table:table-cell table:formula="of:=[.A1369]+0.01" office:value-type="float" office:value="3.6799999999998" calcext:value-type="float">
            <text:p>3,6799999999998</text:p>
          </table:table-cell>
          <table:table-cell table:formula="of:=2*[.A1370]/9-4/3" office:value-type="float" office:value="-0.515555555555601" calcext:value-type="float">
            <text:p>-0,515555555555601</text:p>
          </table:table-cell>
          <table:table-cell table:formula="of:=-7*[.A1370]/9-1/3" office:value-type="float" office:value="-3.1955555555554" calcext:value-type="float">
            <text:p>-3,1955555555554</text:p>
          </table:table-cell>
          <table:table-cell table:number-columns-repeated="1021"/>
        </table:table-row>
        <table:table-row table:style-name="ro1">
          <table:table-cell table:formula="of:=[.A1370]+0.01" office:value-type="float" office:value="3.6899999999998" calcext:value-type="float">
            <text:p>3,6899999999998</text:p>
          </table:table-cell>
          <table:table-cell table:formula="of:=2*[.A1371]/9-4/3" office:value-type="float" office:value="-0.513333333333379" calcext:value-type="float">
            <text:p>-0,513333333333379</text:p>
          </table:table-cell>
          <table:table-cell table:formula="of:=-7*[.A1371]/9-1/3" office:value-type="float" office:value="-3.20333333333318" calcext:value-type="float">
            <text:p>-3,20333333333318</text:p>
          </table:table-cell>
          <table:table-cell table:number-columns-repeated="1021"/>
        </table:table-row>
        <table:table-row table:style-name="ro1">
          <table:table-cell table:formula="of:=[.A1371]+0.01" office:value-type="float" office:value="3.6999999999998" calcext:value-type="float">
            <text:p>3,6999999999998</text:p>
          </table:table-cell>
          <table:table-cell table:formula="of:=2*[.A1372]/9-4/3" office:value-type="float" office:value="-0.511111111111156" calcext:value-type="float">
            <text:p>-0,511111111111156</text:p>
          </table:table-cell>
          <table:table-cell table:formula="of:=-7*[.A1372]/9-1/3" office:value-type="float" office:value="-3.21111111111095" calcext:value-type="float">
            <text:p>-3,21111111111095</text:p>
          </table:table-cell>
          <table:table-cell table:number-columns-repeated="1021"/>
        </table:table-row>
        <table:table-row table:style-name="ro1">
          <table:table-cell table:formula="of:=[.A1372]+0.01" office:value-type="float" office:value="3.7099999999998" calcext:value-type="float">
            <text:p>3,7099999999998</text:p>
          </table:table-cell>
          <table:table-cell table:formula="of:=2*[.A1373]/9-4/3" office:value-type="float" office:value="-0.508888888888934" calcext:value-type="float">
            <text:p>-0,508888888888934</text:p>
          </table:table-cell>
          <table:table-cell table:formula="of:=-7*[.A1373]/9-1/3" office:value-type="float" office:value="-3.21888888888873" calcext:value-type="float">
            <text:p>-3,21888888888873</text:p>
          </table:table-cell>
          <table:table-cell table:number-columns-repeated="1021"/>
        </table:table-row>
        <table:table-row table:style-name="ro1">
          <table:table-cell table:formula="of:=[.A1373]+0.01" office:value-type="float" office:value="3.7199999999998" calcext:value-type="float">
            <text:p>3,7199999999998</text:p>
          </table:table-cell>
          <table:table-cell table:formula="of:=2*[.A1374]/9-4/3" office:value-type="float" office:value="-0.506666666666712" calcext:value-type="float">
            <text:p>-0,506666666666712</text:p>
          </table:table-cell>
          <table:table-cell table:formula="of:=-7*[.A1374]/9-1/3" office:value-type="float" office:value="-3.22666666666651" calcext:value-type="float">
            <text:p>-3,22666666666651</text:p>
          </table:table-cell>
          <table:table-cell table:number-columns-repeated="1021"/>
        </table:table-row>
        <table:table-row table:style-name="ro1">
          <table:table-cell table:formula="of:=[.A1374]+0.01" office:value-type="float" office:value="3.7299999999998" calcext:value-type="float">
            <text:p>3,7299999999998</text:p>
          </table:table-cell>
          <table:table-cell table:formula="of:=2*[.A1375]/9-4/3" office:value-type="float" office:value="-0.50444444444449" calcext:value-type="float">
            <text:p>-0,50444444444449</text:p>
          </table:table-cell>
          <table:table-cell table:formula="of:=-7*[.A1375]/9-1/3" office:value-type="float" office:value="-3.23444444444429" calcext:value-type="float">
            <text:p>-3,23444444444429</text:p>
          </table:table-cell>
          <table:table-cell table:number-columns-repeated="1021"/>
        </table:table-row>
        <table:table-row table:style-name="ro1">
          <table:table-cell table:formula="of:=[.A1375]+0.01" office:value-type="float" office:value="3.7399999999998" calcext:value-type="float">
            <text:p>3,7399999999998</text:p>
          </table:table-cell>
          <table:table-cell table:formula="of:=2*[.A1376]/9-4/3" office:value-type="float" office:value="-0.502222222222268" calcext:value-type="float">
            <text:p>-0,502222222222268</text:p>
          </table:table-cell>
          <table:table-cell table:formula="of:=-7*[.A1376]/9-1/3" office:value-type="float" office:value="-3.24222222222206" calcext:value-type="float">
            <text:p>-3,24222222222206</text:p>
          </table:table-cell>
          <table:table-cell table:number-columns-repeated="1021"/>
        </table:table-row>
        <table:table-row table:style-name="ro1">
          <table:table-cell table:formula="of:=[.A1376]+0.01" office:value-type="float" office:value="3.7499999999998" calcext:value-type="float">
            <text:p>3,7499999999998</text:p>
          </table:table-cell>
          <table:table-cell table:formula="of:=2*[.A1377]/9-4/3" office:value-type="float" office:value="-0.500000000000045" calcext:value-type="float">
            <text:p>-0,500000000000045</text:p>
          </table:table-cell>
          <table:table-cell table:formula="of:=-7*[.A1377]/9-1/3" office:value-type="float" office:value="-3.24999999999984" calcext:value-type="float">
            <text:p>-3,24999999999984</text:p>
          </table:table-cell>
          <table:table-cell table:number-columns-repeated="1021"/>
        </table:table-row>
        <table:table-row table:style-name="ro1">
          <table:table-cell table:formula="of:=[.A1377]+0.01" office:value-type="float" office:value="3.75999999999979" calcext:value-type="float">
            <text:p>3,75999999999979</text:p>
          </table:table-cell>
          <table:table-cell table:formula="of:=2*[.A1378]/9-4/3" office:value-type="float" office:value="-0.497777777777823" calcext:value-type="float">
            <text:p>-0,497777777777823</text:p>
          </table:table-cell>
          <table:table-cell table:formula="of:=-7*[.A1378]/9-1/3" office:value-type="float" office:value="-3.25777777777762" calcext:value-type="float">
            <text:p>-3,25777777777762</text:p>
          </table:table-cell>
          <table:table-cell table:number-columns-repeated="1021"/>
        </table:table-row>
        <table:table-row table:style-name="ro1">
          <table:table-cell table:formula="of:=[.A1378]+0.01" office:value-type="float" office:value="3.76999999999979" calcext:value-type="float">
            <text:p>3,76999999999979</text:p>
          </table:table-cell>
          <table:table-cell table:formula="of:=2*[.A1379]/9-4/3" office:value-type="float" office:value="-0.495555555555601" calcext:value-type="float">
            <text:p>-0,495555555555601</text:p>
          </table:table-cell>
          <table:table-cell table:formula="of:=-7*[.A1379]/9-1/3" office:value-type="float" office:value="-3.2655555555554" calcext:value-type="float">
            <text:p>-3,2655555555554</text:p>
          </table:table-cell>
          <table:table-cell table:number-columns-repeated="1021"/>
        </table:table-row>
        <table:table-row table:style-name="ro1">
          <table:table-cell table:formula="of:=[.A1379]+0.01" office:value-type="float" office:value="3.77999999999979" calcext:value-type="float">
            <text:p>3,77999999999979</text:p>
          </table:table-cell>
          <table:table-cell table:formula="of:=2*[.A1380]/9-4/3" office:value-type="float" office:value="-0.493333333333379" calcext:value-type="float">
            <text:p>-0,493333333333379</text:p>
          </table:table-cell>
          <table:table-cell table:formula="of:=-7*[.A1380]/9-1/3" office:value-type="float" office:value="-3.27333333333317" calcext:value-type="float">
            <text:p>-3,27333333333317</text:p>
          </table:table-cell>
          <table:table-cell table:number-columns-repeated="1021"/>
        </table:table-row>
        <table:table-row table:style-name="ro1">
          <table:table-cell table:formula="of:=[.A1380]+0.01" office:value-type="float" office:value="3.78999999999979" calcext:value-type="float">
            <text:p>3,78999999999979</text:p>
          </table:table-cell>
          <table:table-cell table:formula="of:=2*[.A1381]/9-4/3" office:value-type="float" office:value="-0.491111111111157" calcext:value-type="float">
            <text:p>-0,491111111111157</text:p>
          </table:table-cell>
          <table:table-cell table:formula="of:=-7*[.A1381]/9-1/3" office:value-type="float" office:value="-3.28111111111095" calcext:value-type="float">
            <text:p>-3,28111111111095</text:p>
          </table:table-cell>
          <table:table-cell table:number-columns-repeated="1021"/>
        </table:table-row>
        <table:table-row table:style-name="ro1">
          <table:table-cell table:formula="of:=[.A1381]+0.01" office:value-type="float" office:value="3.79999999999979" calcext:value-type="float">
            <text:p>3,79999999999979</text:p>
          </table:table-cell>
          <table:table-cell table:formula="of:=2*[.A1382]/9-4/3" office:value-type="float" office:value="-0.488888888888935" calcext:value-type="float">
            <text:p>-0,488888888888935</text:p>
          </table:table-cell>
          <table:table-cell table:formula="of:=-7*[.A1382]/9-1/3" office:value-type="float" office:value="-3.28888888888873" calcext:value-type="float">
            <text:p>-3,28888888888873</text:p>
          </table:table-cell>
          <table:table-cell table:number-columns-repeated="1021"/>
        </table:table-row>
        <table:table-row table:style-name="ro1">
          <table:table-cell table:formula="of:=[.A1382]+0.01" office:value-type="float" office:value="3.80999999999979" calcext:value-type="float">
            <text:p>3,80999999999979</text:p>
          </table:table-cell>
          <table:table-cell table:formula="of:=2*[.A1383]/9-4/3" office:value-type="float" office:value="-0.486666666666712" calcext:value-type="float">
            <text:p>-0,486666666666712</text:p>
          </table:table-cell>
          <table:table-cell table:formula="of:=-7*[.A1383]/9-1/3" office:value-type="float" office:value="-3.29666666666651" calcext:value-type="float">
            <text:p>-3,29666666666651</text:p>
          </table:table-cell>
          <table:table-cell table:number-columns-repeated="1021"/>
        </table:table-row>
        <table:table-row table:style-name="ro1">
          <table:table-cell table:formula="of:=[.A1383]+0.01" office:value-type="float" office:value="3.81999999999979" calcext:value-type="float">
            <text:p>3,81999999999979</text:p>
          </table:table-cell>
          <table:table-cell table:formula="of:=2*[.A1384]/9-4/3" office:value-type="float" office:value="-0.48444444444449" calcext:value-type="float">
            <text:p>-0,48444444444449</text:p>
          </table:table-cell>
          <table:table-cell table:formula="of:=-7*[.A1384]/9-1/3" office:value-type="float" office:value="-3.30444444444428" calcext:value-type="float">
            <text:p>-3,30444444444428</text:p>
          </table:table-cell>
          <table:table-cell table:number-columns-repeated="1021"/>
        </table:table-row>
        <table:table-row table:style-name="ro1">
          <table:table-cell table:formula="of:=[.A1384]+0.01" office:value-type="float" office:value="3.82999999999979" calcext:value-type="float">
            <text:p>3,82999999999979</text:p>
          </table:table-cell>
          <table:table-cell table:formula="of:=2*[.A1385]/9-4/3" office:value-type="float" office:value="-0.482222222222268" calcext:value-type="float">
            <text:p>-0,482222222222268</text:p>
          </table:table-cell>
          <table:table-cell table:formula="of:=-7*[.A1385]/9-1/3" office:value-type="float" office:value="-3.31222222222206" calcext:value-type="float">
            <text:p>-3,31222222222206</text:p>
          </table:table-cell>
          <table:table-cell table:number-columns-repeated="1021"/>
        </table:table-row>
        <table:table-row table:style-name="ro1">
          <table:table-cell table:formula="of:=[.A1385]+0.01" office:value-type="float" office:value="3.83999999999979" calcext:value-type="float">
            <text:p>3,83999999999979</text:p>
          </table:table-cell>
          <table:table-cell table:formula="of:=2*[.A1386]/9-4/3" office:value-type="float" office:value="-0.480000000000046" calcext:value-type="float">
            <text:p>-0,480000000000046</text:p>
          </table:table-cell>
          <table:table-cell table:formula="of:=-7*[.A1386]/9-1/3" office:value-type="float" office:value="-3.31999999999984" calcext:value-type="float">
            <text:p>-3,31999999999984</text:p>
          </table:table-cell>
          <table:table-cell table:number-columns-repeated="1021"/>
        </table:table-row>
        <table:table-row table:style-name="ro1">
          <table:table-cell table:formula="of:=[.A1386]+0.01" office:value-type="float" office:value="3.84999999999979" calcext:value-type="float">
            <text:p>3,84999999999979</text:p>
          </table:table-cell>
          <table:table-cell table:formula="of:=2*[.A1387]/9-4/3" office:value-type="float" office:value="-0.477777777777824" calcext:value-type="float">
            <text:p>-0,477777777777824</text:p>
          </table:table-cell>
          <table:table-cell table:formula="of:=-7*[.A1387]/9-1/3" office:value-type="float" office:value="-3.32777777777762" calcext:value-type="float">
            <text:p>-3,32777777777762</text:p>
          </table:table-cell>
          <table:table-cell table:number-columns-repeated="1021"/>
        </table:table-row>
        <table:table-row table:style-name="ro1">
          <table:table-cell table:formula="of:=[.A1387]+0.01" office:value-type="float" office:value="3.85999999999979" calcext:value-type="float">
            <text:p>3,85999999999979</text:p>
          </table:table-cell>
          <table:table-cell table:formula="of:=2*[.A1388]/9-4/3" office:value-type="float" office:value="-0.475555555555602" calcext:value-type="float">
            <text:p>-0,475555555555602</text:p>
          </table:table-cell>
          <table:table-cell table:formula="of:=-7*[.A1388]/9-1/3" office:value-type="float" office:value="-3.33555555555539" calcext:value-type="float">
            <text:p>-3,33555555555539</text:p>
          </table:table-cell>
          <table:table-cell table:number-columns-repeated="1021"/>
        </table:table-row>
        <table:table-row table:style-name="ro1">
          <table:table-cell table:formula="of:=[.A1388]+0.01" office:value-type="float" office:value="3.86999999999979" calcext:value-type="float">
            <text:p>3,86999999999979</text:p>
          </table:table-cell>
          <table:table-cell table:formula="of:=2*[.A1389]/9-4/3" office:value-type="float" office:value="-0.473333333333379" calcext:value-type="float">
            <text:p>-0,473333333333379</text:p>
          </table:table-cell>
          <table:table-cell table:formula="of:=-7*[.A1389]/9-1/3" office:value-type="float" office:value="-3.34333333333317" calcext:value-type="float">
            <text:p>-3,34333333333317</text:p>
          </table:table-cell>
          <table:table-cell table:number-columns-repeated="1021"/>
        </table:table-row>
        <table:table-row table:style-name="ro1">
          <table:table-cell table:formula="of:=[.A1389]+0.01" office:value-type="float" office:value="3.87999999999979" calcext:value-type="float">
            <text:p>3,87999999999979</text:p>
          </table:table-cell>
          <table:table-cell table:formula="of:=2*[.A1390]/9-4/3" office:value-type="float" office:value="-0.471111111111157" calcext:value-type="float">
            <text:p>-0,471111111111157</text:p>
          </table:table-cell>
          <table:table-cell table:formula="of:=-7*[.A1390]/9-1/3" office:value-type="float" office:value="-3.35111111111095" calcext:value-type="float">
            <text:p>-3,35111111111095</text:p>
          </table:table-cell>
          <table:table-cell table:number-columns-repeated="1021"/>
        </table:table-row>
        <table:table-row table:style-name="ro1">
          <table:table-cell table:formula="of:=[.A1390]+0.01" office:value-type="float" office:value="3.88999999999979" calcext:value-type="float">
            <text:p>3,88999999999979</text:p>
          </table:table-cell>
          <table:table-cell table:formula="of:=2*[.A1391]/9-4/3" office:value-type="float" office:value="-0.468888888888935" calcext:value-type="float">
            <text:p>-0,468888888888935</text:p>
          </table:table-cell>
          <table:table-cell table:formula="of:=-7*[.A1391]/9-1/3" office:value-type="float" office:value="-3.35888888888873" calcext:value-type="float">
            <text:p>-3,35888888888873</text:p>
          </table:table-cell>
          <table:table-cell table:number-columns-repeated="1021"/>
        </table:table-row>
        <table:table-row table:style-name="ro1">
          <table:table-cell table:formula="of:=[.A1391]+0.01" office:value-type="float" office:value="3.89999999999979" calcext:value-type="float">
            <text:p>3,89999999999979</text:p>
          </table:table-cell>
          <table:table-cell table:formula="of:=2*[.A1392]/9-4/3" office:value-type="float" office:value="-0.466666666666713" calcext:value-type="float">
            <text:p>-0,466666666666713</text:p>
          </table:table-cell>
          <table:table-cell table:formula="of:=-7*[.A1392]/9-1/3" office:value-type="float" office:value="-3.3666666666665" calcext:value-type="float">
            <text:p>-3,3666666666665</text:p>
          </table:table-cell>
          <table:table-cell table:number-columns-repeated="1021"/>
        </table:table-row>
        <table:table-row table:style-name="ro1">
          <table:table-cell table:formula="of:=[.A1392]+0.01" office:value-type="float" office:value="3.90999999999979" calcext:value-type="float">
            <text:p>3,90999999999979</text:p>
          </table:table-cell>
          <table:table-cell table:formula="of:=2*[.A1393]/9-4/3" office:value-type="float" office:value="-0.464444444444491" calcext:value-type="float">
            <text:p>-0,464444444444491</text:p>
          </table:table-cell>
          <table:table-cell table:formula="of:=-7*[.A1393]/9-1/3" office:value-type="float" office:value="-3.37444444444428" calcext:value-type="float">
            <text:p>-3,37444444444428</text:p>
          </table:table-cell>
          <table:table-cell table:number-columns-repeated="1021"/>
        </table:table-row>
        <table:table-row table:style-name="ro1">
          <table:table-cell table:formula="of:=[.A1393]+0.01" office:value-type="float" office:value="3.91999999999979" calcext:value-type="float">
            <text:p>3,91999999999979</text:p>
          </table:table-cell>
          <table:table-cell table:formula="of:=2*[.A1394]/9-4/3" office:value-type="float" office:value="-0.462222222222268" calcext:value-type="float">
            <text:p>-0,462222222222268</text:p>
          </table:table-cell>
          <table:table-cell table:formula="of:=-7*[.A1394]/9-1/3" office:value-type="float" office:value="-3.38222222222206" calcext:value-type="float">
            <text:p>-3,38222222222206</text:p>
          </table:table-cell>
          <table:table-cell table:number-columns-repeated="1021"/>
        </table:table-row>
        <table:table-row table:style-name="ro1">
          <table:table-cell table:formula="of:=[.A1394]+0.01" office:value-type="float" office:value="3.92999999999979" calcext:value-type="float">
            <text:p>3,92999999999979</text:p>
          </table:table-cell>
          <table:table-cell table:formula="of:=2*[.A1395]/9-4/3" office:value-type="float" office:value="-0.460000000000046" calcext:value-type="float">
            <text:p>-0,460000000000046</text:p>
          </table:table-cell>
          <table:table-cell table:formula="of:=-7*[.A1395]/9-1/3" office:value-type="float" office:value="-3.38999999999984" calcext:value-type="float">
            <text:p>-3,38999999999984</text:p>
          </table:table-cell>
          <table:table-cell table:number-columns-repeated="1021"/>
        </table:table-row>
        <table:table-row table:style-name="ro1">
          <table:table-cell table:formula="of:=[.A1395]+0.01" office:value-type="float" office:value="3.93999999999979" calcext:value-type="float">
            <text:p>3,93999999999979</text:p>
          </table:table-cell>
          <table:table-cell table:formula="of:=2*[.A1396]/9-4/3" office:value-type="float" office:value="-0.457777777777824" calcext:value-type="float">
            <text:p>-0,457777777777824</text:p>
          </table:table-cell>
          <table:table-cell table:formula="of:=-7*[.A1396]/9-1/3" office:value-type="float" office:value="-3.39777777777762" calcext:value-type="float">
            <text:p>-3,39777777777762</text:p>
          </table:table-cell>
          <table:table-cell table:number-columns-repeated="1021"/>
        </table:table-row>
        <table:table-row table:style-name="ro1">
          <table:table-cell table:formula="of:=[.A1396]+0.01" office:value-type="float" office:value="3.94999999999979" calcext:value-type="float">
            <text:p>3,94999999999979</text:p>
          </table:table-cell>
          <table:table-cell table:formula="of:=2*[.A1397]/9-4/3" office:value-type="float" office:value="-0.455555555555602" calcext:value-type="float">
            <text:p>-0,455555555555602</text:p>
          </table:table-cell>
          <table:table-cell table:formula="of:=-7*[.A1397]/9-1/3" office:value-type="float" office:value="-3.40555555555539" calcext:value-type="float">
            <text:p>-3,40555555555539</text:p>
          </table:table-cell>
          <table:table-cell table:number-columns-repeated="1021"/>
        </table:table-row>
        <table:table-row table:style-name="ro1">
          <table:table-cell table:formula="of:=[.A1397]+0.01" office:value-type="float" office:value="3.95999999999979" calcext:value-type="float">
            <text:p>3,95999999999979</text:p>
          </table:table-cell>
          <table:table-cell table:formula="of:=2*[.A1398]/9-4/3" office:value-type="float" office:value="-0.45333333333338" calcext:value-type="float">
            <text:p>-0,45333333333338</text:p>
          </table:table-cell>
          <table:table-cell table:formula="of:=-7*[.A1398]/9-1/3" office:value-type="float" office:value="-3.41333333333317" calcext:value-type="float">
            <text:p>-3,41333333333317</text:p>
          </table:table-cell>
          <table:table-cell table:number-columns-repeated="1021"/>
        </table:table-row>
        <table:table-row table:style-name="ro1">
          <table:table-cell table:formula="of:=[.A1398]+0.01" office:value-type="float" office:value="3.96999999999979" calcext:value-type="float">
            <text:p>3,96999999999979</text:p>
          </table:table-cell>
          <table:table-cell table:formula="of:=2*[.A1399]/9-4/3" office:value-type="float" office:value="-0.451111111111158" calcext:value-type="float">
            <text:p>-0,451111111111158</text:p>
          </table:table-cell>
          <table:table-cell table:formula="of:=-7*[.A1399]/9-1/3" office:value-type="float" office:value="-3.42111111111095" calcext:value-type="float">
            <text:p>-3,42111111111095</text:p>
          </table:table-cell>
          <table:table-cell table:number-columns-repeated="1021"/>
        </table:table-row>
        <table:table-row table:style-name="ro1">
          <table:table-cell table:formula="of:=[.A1399]+0.01" office:value-type="float" office:value="3.97999999999979" calcext:value-type="float">
            <text:p>3,97999999999979</text:p>
          </table:table-cell>
          <table:table-cell table:formula="of:=2*[.A1400]/9-4/3" office:value-type="float" office:value="-0.448888888888935" calcext:value-type="float">
            <text:p>-0,448888888888935</text:p>
          </table:table-cell>
          <table:table-cell table:formula="of:=-7*[.A1400]/9-1/3" office:value-type="float" office:value="-3.42888888888873" calcext:value-type="float">
            <text:p>-3,42888888888873</text:p>
          </table:table-cell>
          <table:table-cell table:number-columns-repeated="1021"/>
        </table:table-row>
        <table:table-row table:style-name="ro1">
          <table:table-cell table:formula="of:=[.A1400]+0.01" office:value-type="float" office:value="3.98999999999979" calcext:value-type="float">
            <text:p>3,98999999999979</text:p>
          </table:table-cell>
          <table:table-cell table:formula="of:=2*[.A1401]/9-4/3" office:value-type="float" office:value="-0.446666666666713" calcext:value-type="float">
            <text:p>-0,446666666666713</text:p>
          </table:table-cell>
          <table:table-cell table:formula="of:=-7*[.A1401]/9-1/3" office:value-type="float" office:value="-3.4366666666665" calcext:value-type="float">
            <text:p>-3,4366666666665</text:p>
          </table:table-cell>
          <table:table-cell table:number-columns-repeated="1021"/>
        </table:table-row>
        <table:table-row table:style-name="ro1">
          <table:table-cell table:formula="of:=[.A1401]+0.01" office:value-type="float" office:value="3.99999999999979" calcext:value-type="float">
            <text:p>3,99999999999979</text:p>
          </table:table-cell>
          <table:table-cell table:formula="of:=2*[.A1402]/9-4/3" office:value-type="float" office:value="-0.444444444444491" calcext:value-type="float">
            <text:p>-0,444444444444491</text:p>
          </table:table-cell>
          <table:table-cell table:formula="of:=-7*[.A1402]/9-1/3" office:value-type="float" office:value="-3.44444444444428" calcext:value-type="float">
            <text:p>-3,44444444444428</text:p>
          </table:table-cell>
          <table:table-cell table:number-columns-repeated="1021"/>
        </table:table-row>
        <table:table-row table:style-name="ro1">
          <table:table-cell table:formula="of:=[.A1402]+0.01" office:value-type="float" office:value="4.00999999999979" calcext:value-type="float">
            <text:p>4,00999999999979</text:p>
          </table:table-cell>
          <table:table-cell table:formula="of:=2*[.A1403]/9-4/3" office:value-type="float" office:value="-0.442222222222269" calcext:value-type="float">
            <text:p>-0,442222222222269</text:p>
          </table:table-cell>
          <table:table-cell table:formula="of:=-7*[.A1403]/9-1/3" office:value-type="float" office:value="-3.45222222222206" calcext:value-type="float">
            <text:p>-3,45222222222206</text:p>
          </table:table-cell>
          <table:table-cell table:number-columns-repeated="1021"/>
        </table:table-row>
        <table:table-row table:style-name="ro1">
          <table:table-cell table:formula="of:=[.A1403]+0.01" office:value-type="float" office:value="4.01999999999979" calcext:value-type="float">
            <text:p>4,01999999999979</text:p>
          </table:table-cell>
          <table:table-cell table:formula="of:=2*[.A1404]/9-4/3" office:value-type="float" office:value="-0.440000000000047" calcext:value-type="float">
            <text:p>-0,440000000000047</text:p>
          </table:table-cell>
          <table:table-cell table:formula="of:=-7*[.A1404]/9-1/3" office:value-type="float" office:value="-3.45999999999984" calcext:value-type="float">
            <text:p>-3,45999999999984</text:p>
          </table:table-cell>
          <table:table-cell table:number-columns-repeated="1021"/>
        </table:table-row>
        <table:table-row table:style-name="ro1">
          <table:table-cell table:formula="of:=[.A1404]+0.01" office:value-type="float" office:value="4.02999999999979" calcext:value-type="float">
            <text:p>4,02999999999979</text:p>
          </table:table-cell>
          <table:table-cell table:formula="of:=2*[.A1405]/9-4/3" office:value-type="float" office:value="-0.437777777777824" calcext:value-type="float">
            <text:p>-0,437777777777824</text:p>
          </table:table-cell>
          <table:table-cell table:formula="of:=-7*[.A1405]/9-1/3" office:value-type="float" office:value="-3.46777777777761" calcext:value-type="float">
            <text:p>-3,46777777777761</text:p>
          </table:table-cell>
          <table:table-cell table:number-columns-repeated="1021"/>
        </table:table-row>
        <table:table-row table:style-name="ro1">
          <table:table-cell table:formula="of:=[.A1405]+0.01" office:value-type="float" office:value="4.03999999999979" calcext:value-type="float">
            <text:p>4,03999999999979</text:p>
          </table:table-cell>
          <table:table-cell table:formula="of:=2*[.A1406]/9-4/3" office:value-type="float" office:value="-0.435555555555602" calcext:value-type="float">
            <text:p>-0,435555555555602</text:p>
          </table:table-cell>
          <table:table-cell table:formula="of:=-7*[.A1406]/9-1/3" office:value-type="float" office:value="-3.47555555555539" calcext:value-type="float">
            <text:p>-3,47555555555539</text:p>
          </table:table-cell>
          <table:table-cell table:number-columns-repeated="1021"/>
        </table:table-row>
        <table:table-row table:style-name="ro1">
          <table:table-cell table:formula="of:=[.A1406]+0.01" office:value-type="float" office:value="4.04999999999979" calcext:value-type="float">
            <text:p>4,04999999999979</text:p>
          </table:table-cell>
          <table:table-cell table:formula="of:=2*[.A1407]/9-4/3" office:value-type="float" office:value="-0.43333333333338" calcext:value-type="float">
            <text:p>-0,43333333333338</text:p>
          </table:table-cell>
          <table:table-cell table:formula="of:=-7*[.A1407]/9-1/3" office:value-type="float" office:value="-3.48333333333317" calcext:value-type="float">
            <text:p>-3,48333333333317</text:p>
          </table:table-cell>
          <table:table-cell table:number-columns-repeated="1021"/>
        </table:table-row>
        <table:table-row table:style-name="ro1">
          <table:table-cell table:formula="of:=[.A1407]+0.01" office:value-type="float" office:value="4.05999999999979" calcext:value-type="float">
            <text:p>4,05999999999979</text:p>
          </table:table-cell>
          <table:table-cell table:formula="of:=2*[.A1408]/9-4/3" office:value-type="float" office:value="-0.431111111111158" calcext:value-type="float">
            <text:p>-0,431111111111158</text:p>
          </table:table-cell>
          <table:table-cell table:formula="of:=-7*[.A1408]/9-1/3" office:value-type="float" office:value="-3.49111111111095" calcext:value-type="float">
            <text:p>-3,49111111111095</text:p>
          </table:table-cell>
          <table:table-cell table:number-columns-repeated="1021"/>
        </table:table-row>
        <table:table-row table:style-name="ro1">
          <table:table-cell table:formula="of:=[.A1408]+0.01" office:value-type="float" office:value="4.06999999999979" calcext:value-type="float">
            <text:p>4,06999999999979</text:p>
          </table:table-cell>
          <table:table-cell table:formula="of:=2*[.A1409]/9-4/3" office:value-type="float" office:value="-0.428888888888936" calcext:value-type="float">
            <text:p>-0,428888888888936</text:p>
          </table:table-cell>
          <table:table-cell table:formula="of:=-7*[.A1409]/9-1/3" office:value-type="float" office:value="-3.49888888888872" calcext:value-type="float">
            <text:p>-3,49888888888872</text:p>
          </table:table-cell>
          <table:table-cell table:number-columns-repeated="1021"/>
        </table:table-row>
        <table:table-row table:style-name="ro1">
          <table:table-cell table:formula="of:=[.A1409]+0.01" office:value-type="float" office:value="4.07999999999979" calcext:value-type="float">
            <text:p>4,07999999999979</text:p>
          </table:table-cell>
          <table:table-cell table:formula="of:=2*[.A1410]/9-4/3" office:value-type="float" office:value="-0.426666666666714" calcext:value-type="float">
            <text:p>-0,426666666666714</text:p>
          </table:table-cell>
          <table:table-cell table:formula="of:=-7*[.A1410]/9-1/3" office:value-type="float" office:value="-3.5066666666665" calcext:value-type="float">
            <text:p>-3,5066666666665</text:p>
          </table:table-cell>
          <table:table-cell table:number-columns-repeated="1021"/>
        </table:table-row>
        <table:table-row table:style-name="ro1">
          <table:table-cell table:formula="of:=[.A1410]+0.01" office:value-type="float" office:value="4.08999999999979" calcext:value-type="float">
            <text:p>4,08999999999979</text:p>
          </table:table-cell>
          <table:table-cell table:formula="of:=2*[.A1411]/9-4/3" office:value-type="float" office:value="-0.424444444444491" calcext:value-type="float">
            <text:p>-0,424444444444491</text:p>
          </table:table-cell>
          <table:table-cell table:formula="of:=-7*[.A1411]/9-1/3" office:value-type="float" office:value="-3.51444444444428" calcext:value-type="float">
            <text:p>-3,51444444444428</text:p>
          </table:table-cell>
          <table:table-cell table:number-columns-repeated="1021"/>
        </table:table-row>
        <table:table-row table:style-name="ro1">
          <table:table-cell table:formula="of:=[.A1411]+0.01" office:value-type="float" office:value="4.09999999999979" calcext:value-type="float">
            <text:p>4,09999999999979</text:p>
          </table:table-cell>
          <table:table-cell table:formula="of:=2*[.A1412]/9-4/3" office:value-type="float" office:value="-0.422222222222269" calcext:value-type="float">
            <text:p>-0,422222222222269</text:p>
          </table:table-cell>
          <table:table-cell table:formula="of:=-7*[.A1412]/9-1/3" office:value-type="float" office:value="-3.52222222222206" calcext:value-type="float">
            <text:p>-3,52222222222206</text:p>
          </table:table-cell>
          <table:table-cell table:number-columns-repeated="1021"/>
        </table:table-row>
        <table:table-row table:style-name="ro1">
          <table:table-cell table:formula="of:=[.A1412]+0.01" office:value-type="float" office:value="4.10999999999979" calcext:value-type="float">
            <text:p>4,10999999999979</text:p>
          </table:table-cell>
          <table:table-cell table:formula="of:=2*[.A1413]/9-4/3" office:value-type="float" office:value="-0.420000000000047" calcext:value-type="float">
            <text:p>-0,420000000000047</text:p>
          </table:table-cell>
          <table:table-cell table:formula="of:=-7*[.A1413]/9-1/3" office:value-type="float" office:value="-3.52999999999984" calcext:value-type="float">
            <text:p>-3,52999999999984</text:p>
          </table:table-cell>
          <table:table-cell table:number-columns-repeated="1021"/>
        </table:table-row>
        <table:table-row table:style-name="ro1">
          <table:table-cell table:formula="of:=[.A1413]+0.01" office:value-type="float" office:value="4.11999999999979" calcext:value-type="float">
            <text:p>4,11999999999979</text:p>
          </table:table-cell>
          <table:table-cell table:formula="of:=2*[.A1414]/9-4/3" office:value-type="float" office:value="-0.417777777777825" calcext:value-type="float">
            <text:p>-0,417777777777825</text:p>
          </table:table-cell>
          <table:table-cell table:formula="of:=-7*[.A1414]/9-1/3" office:value-type="float" office:value="-3.53777777777761" calcext:value-type="float">
            <text:p>-3,53777777777761</text:p>
          </table:table-cell>
          <table:table-cell table:number-columns-repeated="1021"/>
        </table:table-row>
        <table:table-row table:style-name="ro1">
          <table:table-cell table:formula="of:=[.A1414]+0.01" office:value-type="float" office:value="4.12999999999979" calcext:value-type="float">
            <text:p>4,12999999999979</text:p>
          </table:table-cell>
          <table:table-cell table:formula="of:=2*[.A1415]/9-4/3" office:value-type="float" office:value="-0.415555555555603" calcext:value-type="float">
            <text:p>-0,415555555555603</text:p>
          </table:table-cell>
          <table:table-cell table:formula="of:=-7*[.A1415]/9-1/3" office:value-type="float" office:value="-3.54555555555539" calcext:value-type="float">
            <text:p>-3,54555555555539</text:p>
          </table:table-cell>
          <table:table-cell table:number-columns-repeated="1021"/>
        </table:table-row>
        <table:table-row table:style-name="ro1">
          <table:table-cell table:formula="of:=[.A1415]+0.01" office:value-type="float" office:value="4.13999999999979" calcext:value-type="float">
            <text:p>4,13999999999979</text:p>
          </table:table-cell>
          <table:table-cell table:formula="of:=2*[.A1416]/9-4/3" office:value-type="float" office:value="-0.41333333333338" calcext:value-type="float">
            <text:p>-0,41333333333338</text:p>
          </table:table-cell>
          <table:table-cell table:formula="of:=-7*[.A1416]/9-1/3" office:value-type="float" office:value="-3.55333333333317" calcext:value-type="float">
            <text:p>-3,55333333333317</text:p>
          </table:table-cell>
          <table:table-cell table:number-columns-repeated="1021"/>
        </table:table-row>
        <table:table-row table:style-name="ro1">
          <table:table-cell table:formula="of:=[.A1416]+0.01" office:value-type="float" office:value="4.14999999999979" calcext:value-type="float">
            <text:p>4,14999999999979</text:p>
          </table:table-cell>
          <table:table-cell table:formula="of:=2*[.A1417]/9-4/3" office:value-type="float" office:value="-0.411111111111158" calcext:value-type="float">
            <text:p>-0,411111111111158</text:p>
          </table:table-cell>
          <table:table-cell table:formula="of:=-7*[.A1417]/9-1/3" office:value-type="float" office:value="-3.56111111111095" calcext:value-type="float">
            <text:p>-3,56111111111095</text:p>
          </table:table-cell>
          <table:table-cell table:number-columns-repeated="1021"/>
        </table:table-row>
        <table:table-row table:style-name="ro1">
          <table:table-cell table:formula="of:=[.A1417]+0.01" office:value-type="float" office:value="4.15999999999979" calcext:value-type="float">
            <text:p>4,15999999999979</text:p>
          </table:table-cell>
          <table:table-cell table:formula="of:=2*[.A1418]/9-4/3" office:value-type="float" office:value="-0.408888888888936" calcext:value-type="float">
            <text:p>-0,408888888888936</text:p>
          </table:table-cell>
          <table:table-cell table:formula="of:=-7*[.A1418]/9-1/3" office:value-type="float" office:value="-3.56888888888872" calcext:value-type="float">
            <text:p>-3,56888888888872</text:p>
          </table:table-cell>
          <table:table-cell table:number-columns-repeated="1021"/>
        </table:table-row>
        <table:table-row table:style-name="ro1">
          <table:table-cell table:formula="of:=[.A1418]+0.01" office:value-type="float" office:value="4.16999999999979" calcext:value-type="float">
            <text:p>4,16999999999979</text:p>
          </table:table-cell>
          <table:table-cell table:formula="of:=2*[.A1419]/9-4/3" office:value-type="float" office:value="-0.406666666666714" calcext:value-type="float">
            <text:p>-0,406666666666714</text:p>
          </table:table-cell>
          <table:table-cell table:formula="of:=-7*[.A1419]/9-1/3" office:value-type="float" office:value="-3.5766666666665" calcext:value-type="float">
            <text:p>-3,5766666666665</text:p>
          </table:table-cell>
          <table:table-cell table:number-columns-repeated="1021"/>
        </table:table-row>
        <table:table-row table:style-name="ro1">
          <table:table-cell table:formula="of:=[.A1419]+0.01" office:value-type="float" office:value="4.17999999999979" calcext:value-type="float">
            <text:p>4,17999999999979</text:p>
          </table:table-cell>
          <table:table-cell table:formula="of:=2*[.A1420]/9-4/3" office:value-type="float" office:value="-0.404444444444492" calcext:value-type="float">
            <text:p>-0,404444444444492</text:p>
          </table:table-cell>
          <table:table-cell table:formula="of:=-7*[.A1420]/9-1/3" office:value-type="float" office:value="-3.58444444444428" calcext:value-type="float">
            <text:p>-3,58444444444428</text:p>
          </table:table-cell>
          <table:table-cell table:number-columns-repeated="1021"/>
        </table:table-row>
        <table:table-row table:style-name="ro1">
          <table:table-cell table:formula="of:=[.A1420]+0.01" office:value-type="float" office:value="4.18999999999979" calcext:value-type="float">
            <text:p>4,18999999999979</text:p>
          </table:table-cell>
          <table:table-cell table:formula="of:=2*[.A1421]/9-4/3" office:value-type="float" office:value="-0.40222222222227" calcext:value-type="float">
            <text:p>-0,40222222222227</text:p>
          </table:table-cell>
          <table:table-cell table:formula="of:=-7*[.A1421]/9-1/3" office:value-type="float" office:value="-3.59222222222206" calcext:value-type="float">
            <text:p>-3,59222222222206</text:p>
          </table:table-cell>
          <table:table-cell table:number-columns-repeated="1021"/>
        </table:table-row>
        <table:table-row table:style-name="ro1">
          <table:table-cell table:formula="of:=[.A1421]+0.01" office:value-type="float" office:value="4.19999999999979" calcext:value-type="float">
            <text:p>4,19999999999979</text:p>
          </table:table-cell>
          <table:table-cell table:formula="of:=2*[.A1422]/9-4/3" office:value-type="float" office:value="-0.400000000000047" calcext:value-type="float">
            <text:p>-0,400000000000047</text:p>
          </table:table-cell>
          <table:table-cell table:formula="of:=-7*[.A1422]/9-1/3" office:value-type="float" office:value="-3.59999999999983" calcext:value-type="float">
            <text:p>-3,59999999999983</text:p>
          </table:table-cell>
          <table:table-cell table:number-columns-repeated="1021"/>
        </table:table-row>
        <table:table-row table:style-name="ro1">
          <table:table-cell table:formula="of:=[.A1422]+0.01" office:value-type="float" office:value="4.20999999999979" calcext:value-type="float">
            <text:p>4,20999999999979</text:p>
          </table:table-cell>
          <table:table-cell table:formula="of:=2*[.A1423]/9-4/3" office:value-type="float" office:value="-0.397777777777825" calcext:value-type="float">
            <text:p>-0,397777777777825</text:p>
          </table:table-cell>
          <table:table-cell table:formula="of:=-7*[.A1423]/9-1/3" office:value-type="float" office:value="-3.60777777777761" calcext:value-type="float">
            <text:p>-3,60777777777761</text:p>
          </table:table-cell>
          <table:table-cell table:number-columns-repeated="1021"/>
        </table:table-row>
        <table:table-row table:style-name="ro1">
          <table:table-cell table:formula="of:=[.A1423]+0.01" office:value-type="float" office:value="4.21999999999979" calcext:value-type="float">
            <text:p>4,21999999999979</text:p>
          </table:table-cell>
          <table:table-cell table:formula="of:=2*[.A1424]/9-4/3" office:value-type="float" office:value="-0.395555555555603" calcext:value-type="float">
            <text:p>-0,395555555555603</text:p>
          </table:table-cell>
          <table:table-cell table:formula="of:=-7*[.A1424]/9-1/3" office:value-type="float" office:value="-3.61555555555539" calcext:value-type="float">
            <text:p>-3,61555555555539</text:p>
          </table:table-cell>
          <table:table-cell table:number-columns-repeated="1021"/>
        </table:table-row>
        <table:table-row table:style-name="ro1">
          <table:table-cell table:formula="of:=[.A1424]+0.01" office:value-type="float" office:value="4.22999999999979" calcext:value-type="float">
            <text:p>4,22999999999979</text:p>
          </table:table-cell>
          <table:table-cell table:formula="of:=2*[.A1425]/9-4/3" office:value-type="float" office:value="-0.393333333333381" calcext:value-type="float">
            <text:p>-0,393333333333381</text:p>
          </table:table-cell>
          <table:table-cell table:formula="of:=-7*[.A1425]/9-1/3" office:value-type="float" office:value="-3.62333333333317" calcext:value-type="float">
            <text:p>-3,62333333333317</text:p>
          </table:table-cell>
          <table:table-cell table:number-columns-repeated="1021"/>
        </table:table-row>
        <table:table-row table:style-name="ro1">
          <table:table-cell table:formula="of:=[.A1425]+0.01" office:value-type="float" office:value="4.23999999999979" calcext:value-type="float">
            <text:p>4,23999999999979</text:p>
          </table:table-cell>
          <table:table-cell table:formula="of:=2*[.A1426]/9-4/3" office:value-type="float" office:value="-0.391111111111159" calcext:value-type="float">
            <text:p>-0,391111111111159</text:p>
          </table:table-cell>
          <table:table-cell table:formula="of:=-7*[.A1426]/9-1/3" office:value-type="float" office:value="-3.63111111111094" calcext:value-type="float">
            <text:p>-3,63111111111094</text:p>
          </table:table-cell>
          <table:table-cell table:number-columns-repeated="1021"/>
        </table:table-row>
        <table:table-row table:style-name="ro1">
          <table:table-cell table:formula="of:=[.A1426]+0.01" office:value-type="float" office:value="4.24999999999979" calcext:value-type="float">
            <text:p>4,24999999999979</text:p>
          </table:table-cell>
          <table:table-cell table:formula="of:=2*[.A1427]/9-4/3" office:value-type="float" office:value="-0.388888888888937" calcext:value-type="float">
            <text:p>-0,388888888888937</text:p>
          </table:table-cell>
          <table:table-cell table:formula="of:=-7*[.A1427]/9-1/3" office:value-type="float" office:value="-3.63888888888872" calcext:value-type="float">
            <text:p>-3,63888888888872</text:p>
          </table:table-cell>
          <table:table-cell table:number-columns-repeated="1021"/>
        </table:table-row>
        <table:table-row table:style-name="ro1">
          <table:table-cell table:formula="of:=[.A1427]+0.01" office:value-type="float" office:value="4.25999999999979" calcext:value-type="float">
            <text:p>4,25999999999979</text:p>
          </table:table-cell>
          <table:table-cell table:formula="of:=2*[.A1428]/9-4/3" office:value-type="float" office:value="-0.386666666666714" calcext:value-type="float">
            <text:p>-0,386666666666714</text:p>
          </table:table-cell>
          <table:table-cell table:formula="of:=-7*[.A1428]/9-1/3" office:value-type="float" office:value="-3.6466666666665" calcext:value-type="float">
            <text:p>-3,6466666666665</text:p>
          </table:table-cell>
          <table:table-cell table:number-columns-repeated="1021"/>
        </table:table-row>
        <table:table-row table:style-name="ro1">
          <table:table-cell table:formula="of:=[.A1428]+0.01" office:value-type="float" office:value="4.26999999999978" calcext:value-type="float">
            <text:p>4,26999999999978</text:p>
          </table:table-cell>
          <table:table-cell table:formula="of:=2*[.A1429]/9-4/3" office:value-type="float" office:value="-0.384444444444492" calcext:value-type="float">
            <text:p>-0,384444444444492</text:p>
          </table:table-cell>
          <table:table-cell table:formula="of:=-7*[.A1429]/9-1/3" office:value-type="float" office:value="-3.65444444444428" calcext:value-type="float">
            <text:p>-3,65444444444428</text:p>
          </table:table-cell>
          <table:table-cell table:number-columns-repeated="1021"/>
        </table:table-row>
        <table:table-row table:style-name="ro1">
          <table:table-cell table:formula="of:=[.A1429]+0.01" office:value-type="float" office:value="4.27999999999978" calcext:value-type="float">
            <text:p>4,27999999999978</text:p>
          </table:table-cell>
          <table:table-cell table:formula="of:=2*[.A1430]/9-4/3" office:value-type="float" office:value="-0.38222222222227" calcext:value-type="float">
            <text:p>-0,38222222222227</text:p>
          </table:table-cell>
          <table:table-cell table:formula="of:=-7*[.A1430]/9-1/3" office:value-type="float" office:value="-3.66222222222205" calcext:value-type="float">
            <text:p>-3,66222222222205</text:p>
          </table:table-cell>
          <table:table-cell table:number-columns-repeated="1021"/>
        </table:table-row>
        <table:table-row table:style-name="ro1">
          <table:table-cell table:formula="of:=[.A1430]+0.01" office:value-type="float" office:value="4.28999999999978" calcext:value-type="float">
            <text:p>4,28999999999978</text:p>
          </table:table-cell>
          <table:table-cell table:formula="of:=2*[.A1431]/9-4/3" office:value-type="float" office:value="-0.380000000000048" calcext:value-type="float">
            <text:p>-0,380000000000048</text:p>
          </table:table-cell>
          <table:table-cell table:formula="of:=-7*[.A1431]/9-1/3" office:value-type="float" office:value="-3.66999999999983" calcext:value-type="float">
            <text:p>-3,66999999999983</text:p>
          </table:table-cell>
          <table:table-cell table:number-columns-repeated="1021"/>
        </table:table-row>
        <table:table-row table:style-name="ro1">
          <table:table-cell table:formula="of:=[.A1431]+0.01" office:value-type="float" office:value="4.29999999999978" calcext:value-type="float">
            <text:p>4,29999999999978</text:p>
          </table:table-cell>
          <table:table-cell table:formula="of:=2*[.A1432]/9-4/3" office:value-type="float" office:value="-0.377777777777826" calcext:value-type="float">
            <text:p>-0,377777777777826</text:p>
          </table:table-cell>
          <table:table-cell table:formula="of:=-7*[.A1432]/9-1/3" office:value-type="float" office:value="-3.67777777777761" calcext:value-type="float">
            <text:p>-3,67777777777761</text:p>
          </table:table-cell>
          <table:table-cell table:number-columns-repeated="1021"/>
        </table:table-row>
        <table:table-row table:style-name="ro1">
          <table:table-cell table:formula="of:=[.A1432]+0.01" office:value-type="float" office:value="4.30999999999978" calcext:value-type="float">
            <text:p>4,30999999999978</text:p>
          </table:table-cell>
          <table:table-cell table:formula="of:=2*[.A1433]/9-4/3" office:value-type="float" office:value="-0.375555555555603" calcext:value-type="float">
            <text:p>-0,375555555555603</text:p>
          </table:table-cell>
          <table:table-cell table:formula="of:=-7*[.A1433]/9-1/3" office:value-type="float" office:value="-3.68555555555539" calcext:value-type="float">
            <text:p>-3,68555555555539</text:p>
          </table:table-cell>
          <table:table-cell table:number-columns-repeated="1021"/>
        </table:table-row>
        <table:table-row table:style-name="ro1">
          <table:table-cell table:formula="of:=[.A1433]+0.01" office:value-type="float" office:value="4.31999999999978" calcext:value-type="float">
            <text:p>4,31999999999978</text:p>
          </table:table-cell>
          <table:table-cell table:formula="of:=2*[.A1434]/9-4/3" office:value-type="float" office:value="-0.373333333333381" calcext:value-type="float">
            <text:p>-0,373333333333381</text:p>
          </table:table-cell>
          <table:table-cell table:formula="of:=-7*[.A1434]/9-1/3" office:value-type="float" office:value="-3.69333333333316" calcext:value-type="float">
            <text:p>-3,69333333333316</text:p>
          </table:table-cell>
          <table:table-cell table:number-columns-repeated="1021"/>
        </table:table-row>
        <table:table-row table:style-name="ro1">
          <table:table-cell table:formula="of:=[.A1434]+0.01" office:value-type="float" office:value="4.32999999999978" calcext:value-type="float">
            <text:p>4,32999999999978</text:p>
          </table:table-cell>
          <table:table-cell table:formula="of:=2*[.A1435]/9-4/3" office:value-type="float" office:value="-0.371111111111159" calcext:value-type="float">
            <text:p>-0,371111111111159</text:p>
          </table:table-cell>
          <table:table-cell table:formula="of:=-7*[.A1435]/9-1/3" office:value-type="float" office:value="-3.70111111111094" calcext:value-type="float">
            <text:p>-3,70111111111094</text:p>
          </table:table-cell>
          <table:table-cell table:number-columns-repeated="1021"/>
        </table:table-row>
        <table:table-row table:style-name="ro1">
          <table:table-cell table:formula="of:=[.A1435]+0.01" office:value-type="float" office:value="4.33999999999978" calcext:value-type="float">
            <text:p>4,33999999999978</text:p>
          </table:table-cell>
          <table:table-cell table:formula="of:=2*[.A1436]/9-4/3" office:value-type="float" office:value="-0.368888888888937" calcext:value-type="float">
            <text:p>-0,368888888888937</text:p>
          </table:table-cell>
          <table:table-cell table:formula="of:=-7*[.A1436]/9-1/3" office:value-type="float" office:value="-3.70888888888872" calcext:value-type="float">
            <text:p>-3,70888888888872</text:p>
          </table:table-cell>
          <table:table-cell table:number-columns-repeated="1021"/>
        </table:table-row>
        <table:table-row table:style-name="ro1">
          <table:table-cell table:formula="of:=[.A1436]+0.01" office:value-type="float" office:value="4.34999999999978" calcext:value-type="float">
            <text:p>4,34999999999978</text:p>
          </table:table-cell>
          <table:table-cell table:formula="of:=2*[.A1437]/9-4/3" office:value-type="float" office:value="-0.366666666666715" calcext:value-type="float">
            <text:p>-0,366666666666715</text:p>
          </table:table-cell>
          <table:table-cell table:formula="of:=-7*[.A1437]/9-1/3" office:value-type="float" office:value="-3.7166666666665" calcext:value-type="float">
            <text:p>-3,7166666666665</text:p>
          </table:table-cell>
          <table:table-cell table:number-columns-repeated="1021"/>
        </table:table-row>
        <table:table-row table:style-name="ro1">
          <table:table-cell table:formula="of:=[.A1437]+0.01" office:value-type="float" office:value="4.35999999999978" calcext:value-type="float">
            <text:p>4,35999999999978</text:p>
          </table:table-cell>
          <table:table-cell table:formula="of:=2*[.A1438]/9-4/3" office:value-type="float" office:value="-0.364444444444493" calcext:value-type="float">
            <text:p>-0,364444444444493</text:p>
          </table:table-cell>
          <table:table-cell table:formula="of:=-7*[.A1438]/9-1/3" office:value-type="float" office:value="-3.72444444444428" calcext:value-type="float">
            <text:p>-3,72444444444428</text:p>
          </table:table-cell>
          <table:table-cell table:number-columns-repeated="1021"/>
        </table:table-row>
        <table:table-row table:style-name="ro1">
          <table:table-cell table:formula="of:=[.A1438]+0.01" office:value-type="float" office:value="4.36999999999978" calcext:value-type="float">
            <text:p>4,36999999999978</text:p>
          </table:table-cell>
          <table:table-cell table:formula="of:=2*[.A1439]/9-4/3" office:value-type="float" office:value="-0.36222222222227" calcext:value-type="float">
            <text:p>-0,36222222222227</text:p>
          </table:table-cell>
          <table:table-cell table:formula="of:=-7*[.A1439]/9-1/3" office:value-type="float" office:value="-3.73222222222205" calcext:value-type="float">
            <text:p>-3,73222222222205</text:p>
          </table:table-cell>
          <table:table-cell table:number-columns-repeated="1021"/>
        </table:table-row>
        <table:table-row table:style-name="ro1">
          <table:table-cell table:formula="of:=[.A1439]+0.01" office:value-type="float" office:value="4.37999999999978" calcext:value-type="float">
            <text:p>4,37999999999978</text:p>
          </table:table-cell>
          <table:table-cell table:formula="of:=2*[.A1440]/9-4/3" office:value-type="float" office:value="-0.360000000000048" calcext:value-type="float">
            <text:p>-0,360000000000048</text:p>
          </table:table-cell>
          <table:table-cell table:formula="of:=-7*[.A1440]/9-1/3" office:value-type="float" office:value="-3.73999999999983" calcext:value-type="float">
            <text:p>-3,73999999999983</text:p>
          </table:table-cell>
          <table:table-cell table:number-columns-repeated="1021"/>
        </table:table-row>
        <table:table-row table:style-name="ro1">
          <table:table-cell table:formula="of:=[.A1440]+0.01" office:value-type="float" office:value="4.38999999999978" calcext:value-type="float">
            <text:p>4,38999999999978</text:p>
          </table:table-cell>
          <table:table-cell table:formula="of:=2*[.A1441]/9-4/3" office:value-type="float" office:value="-0.357777777777826" calcext:value-type="float">
            <text:p>-0,357777777777826</text:p>
          </table:table-cell>
          <table:table-cell table:formula="of:=-7*[.A1441]/9-1/3" office:value-type="float" office:value="-3.74777777777761" calcext:value-type="float">
            <text:p>-3,74777777777761</text:p>
          </table:table-cell>
          <table:table-cell table:number-columns-repeated="1021"/>
        </table:table-row>
        <table:table-row table:style-name="ro1">
          <table:table-cell table:formula="of:=[.A1441]+0.01" office:value-type="float" office:value="4.39999999999978" calcext:value-type="float">
            <text:p>4,39999999999978</text:p>
          </table:table-cell>
          <table:table-cell table:formula="of:=2*[.A1442]/9-4/3" office:value-type="float" office:value="-0.355555555555604" calcext:value-type="float">
            <text:p>-0,355555555555604</text:p>
          </table:table-cell>
          <table:table-cell table:formula="of:=-7*[.A1442]/9-1/3" office:value-type="float" office:value="-3.75555555555539" calcext:value-type="float">
            <text:p>-3,75555555555539</text:p>
          </table:table-cell>
          <table:table-cell table:number-columns-repeated="1021"/>
        </table:table-row>
        <table:table-row table:style-name="ro1">
          <table:table-cell table:formula="of:=[.A1442]+0.01" office:value-type="float" office:value="4.40999999999978" calcext:value-type="float">
            <text:p>4,40999999999978</text:p>
          </table:table-cell>
          <table:table-cell table:formula="of:=2*[.A1443]/9-4/3" office:value-type="float" office:value="-0.353333333333382" calcext:value-type="float">
            <text:p>-0,353333333333382</text:p>
          </table:table-cell>
          <table:table-cell table:formula="of:=-7*[.A1443]/9-1/3" office:value-type="float" office:value="-3.76333333333316" calcext:value-type="float">
            <text:p>-3,76333333333316</text:p>
          </table:table-cell>
          <table:table-cell table:number-columns-repeated="1021"/>
        </table:table-row>
        <table:table-row table:style-name="ro1">
          <table:table-cell table:formula="of:=[.A1443]+0.01" office:value-type="float" office:value="4.41999999999978" calcext:value-type="float">
            <text:p>4,41999999999978</text:p>
          </table:table-cell>
          <table:table-cell table:formula="of:=2*[.A1444]/9-4/3" office:value-type="float" office:value="-0.35111111111116" calcext:value-type="float">
            <text:p>-0,35111111111116</text:p>
          </table:table-cell>
          <table:table-cell table:formula="of:=-7*[.A1444]/9-1/3" office:value-type="float" office:value="-3.77111111111094" calcext:value-type="float">
            <text:p>-3,77111111111094</text:p>
          </table:table-cell>
          <table:table-cell table:number-columns-repeated="1021"/>
        </table:table-row>
        <table:table-row table:style-name="ro1">
          <table:table-cell table:formula="of:=[.A1444]+0.01" office:value-type="float" office:value="4.42999999999978" calcext:value-type="float">
            <text:p>4,42999999999978</text:p>
          </table:table-cell>
          <table:table-cell table:formula="of:=2*[.A1445]/9-4/3" office:value-type="float" office:value="-0.348888888888937" calcext:value-type="float">
            <text:p>-0,348888888888937</text:p>
          </table:table-cell>
          <table:table-cell table:formula="of:=-7*[.A1445]/9-1/3" office:value-type="float" office:value="-3.77888888888872" calcext:value-type="float">
            <text:p>-3,77888888888872</text:p>
          </table:table-cell>
          <table:table-cell table:number-columns-repeated="1021"/>
        </table:table-row>
        <table:table-row table:style-name="ro1">
          <table:table-cell table:formula="of:=[.A1445]+0.01" office:value-type="float" office:value="4.43999999999978" calcext:value-type="float">
            <text:p>4,43999999999978</text:p>
          </table:table-cell>
          <table:table-cell table:formula="of:=2*[.A1446]/9-4/3" office:value-type="float" office:value="-0.346666666666715" calcext:value-type="float">
            <text:p>-0,346666666666715</text:p>
          </table:table-cell>
          <table:table-cell table:formula="of:=-7*[.A1446]/9-1/3" office:value-type="float" office:value="-3.7866666666665" calcext:value-type="float">
            <text:p>-3,7866666666665</text:p>
          </table:table-cell>
          <table:table-cell table:number-columns-repeated="1021"/>
        </table:table-row>
        <table:table-row table:style-name="ro1">
          <table:table-cell table:formula="of:=[.A1446]+0.01" office:value-type="float" office:value="4.44999999999978" calcext:value-type="float">
            <text:p>4,44999999999978</text:p>
          </table:table-cell>
          <table:table-cell table:formula="of:=2*[.A1447]/9-4/3" office:value-type="float" office:value="-0.344444444444493" calcext:value-type="float">
            <text:p>-0,344444444444493</text:p>
          </table:table-cell>
          <table:table-cell table:formula="of:=-7*[.A1447]/9-1/3" office:value-type="float" office:value="-3.79444444444427" calcext:value-type="float">
            <text:p>-3,79444444444427</text:p>
          </table:table-cell>
          <table:table-cell table:number-columns-repeated="1021"/>
        </table:table-row>
        <table:table-row table:style-name="ro1">
          <table:table-cell table:formula="of:=[.A1447]+0.01" office:value-type="float" office:value="4.45999999999978" calcext:value-type="float">
            <text:p>4,45999999999978</text:p>
          </table:table-cell>
          <table:table-cell table:formula="of:=2*[.A1448]/9-4/3" office:value-type="float" office:value="-0.342222222222271" calcext:value-type="float">
            <text:p>-0,342222222222271</text:p>
          </table:table-cell>
          <table:table-cell table:formula="of:=-7*[.A1448]/9-1/3" office:value-type="float" office:value="-3.80222222222205" calcext:value-type="float">
            <text:p>-3,80222222222205</text:p>
          </table:table-cell>
          <table:table-cell table:number-columns-repeated="1021"/>
        </table:table-row>
        <table:table-row table:style-name="ro1">
          <table:table-cell table:formula="of:=[.A1448]+0.01" office:value-type="float" office:value="4.46999999999978" calcext:value-type="float">
            <text:p>4,46999999999978</text:p>
          </table:table-cell>
          <table:table-cell table:formula="of:=2*[.A1449]/9-4/3" office:value-type="float" office:value="-0.340000000000049" calcext:value-type="float">
            <text:p>-0,340000000000049</text:p>
          </table:table-cell>
          <table:table-cell table:formula="of:=-7*[.A1449]/9-1/3" office:value-type="float" office:value="-3.80999999999983" calcext:value-type="float">
            <text:p>-3,80999999999983</text:p>
          </table:table-cell>
          <table:table-cell table:number-columns-repeated="1021"/>
        </table:table-row>
        <table:table-row table:style-name="ro1">
          <table:table-cell table:formula="of:=[.A1449]+0.01" office:value-type="float" office:value="4.47999999999978" calcext:value-type="float">
            <text:p>4,47999999999978</text:p>
          </table:table-cell>
          <table:table-cell table:formula="of:=2*[.A1450]/9-4/3" office:value-type="float" office:value="-0.337777777777827" calcext:value-type="float">
            <text:p>-0,337777777777827</text:p>
          </table:table-cell>
          <table:table-cell table:formula="of:=-7*[.A1450]/9-1/3" office:value-type="float" office:value="-3.81777777777761" calcext:value-type="float">
            <text:p>-3,81777777777761</text:p>
          </table:table-cell>
          <table:table-cell table:number-columns-repeated="1021"/>
        </table:table-row>
        <table:table-row table:style-name="ro1">
          <table:table-cell table:formula="of:=[.A1450]+0.01" office:value-type="float" office:value="4.48999999999978" calcext:value-type="float">
            <text:p>4,48999999999978</text:p>
          </table:table-cell>
          <table:table-cell table:formula="of:=2*[.A1451]/9-4/3" office:value-type="float" office:value="-0.335555555555604" calcext:value-type="float">
            <text:p>-0,335555555555604</text:p>
          </table:table-cell>
          <table:table-cell table:formula="of:=-7*[.A1451]/9-1/3" office:value-type="float" office:value="-3.82555555555538" calcext:value-type="float">
            <text:p>-3,82555555555538</text:p>
          </table:table-cell>
          <table:table-cell table:number-columns-repeated="1021"/>
        </table:table-row>
        <table:table-row table:style-name="ro1">
          <table:table-cell table:formula="of:=[.A1451]+0.01" office:value-type="float" office:value="4.49999999999978" calcext:value-type="float">
            <text:p>4,49999999999978</text:p>
          </table:table-cell>
          <table:table-cell table:formula="of:=2*[.A1452]/9-4/3" office:value-type="float" office:value="-0.333333333333382" calcext:value-type="float">
            <text:p>-0,333333333333382</text:p>
          </table:table-cell>
          <table:table-cell table:formula="of:=-7*[.A1452]/9-1/3" office:value-type="float" office:value="-3.83333333333316" calcext:value-type="float">
            <text:p>-3,83333333333316</text:p>
          </table:table-cell>
          <table:table-cell table:number-columns-repeated="1021"/>
        </table:table-row>
        <table:table-row table:style-name="ro1">
          <table:table-cell table:formula="of:=[.A1452]+0.01" office:value-type="float" office:value="4.50999999999978" calcext:value-type="float">
            <text:p>4,50999999999978</text:p>
          </table:table-cell>
          <table:table-cell table:formula="of:=2*[.A1453]/9-4/3" office:value-type="float" office:value="-0.33111111111116" calcext:value-type="float">
            <text:p>-0,33111111111116</text:p>
          </table:table-cell>
          <table:table-cell table:formula="of:=-7*[.A1453]/9-1/3" office:value-type="float" office:value="-3.84111111111094" calcext:value-type="float">
            <text:p>-3,84111111111094</text:p>
          </table:table-cell>
          <table:table-cell table:number-columns-repeated="1021"/>
        </table:table-row>
        <table:table-row table:style-name="ro1">
          <table:table-cell table:formula="of:=[.A1453]+0.01" office:value-type="float" office:value="4.51999999999978" calcext:value-type="float">
            <text:p>4,51999999999978</text:p>
          </table:table-cell>
          <table:table-cell table:formula="of:=2*[.A1454]/9-4/3" office:value-type="float" office:value="-0.328888888888938" calcext:value-type="float">
            <text:p>-0,328888888888938</text:p>
          </table:table-cell>
          <table:table-cell table:formula="of:=-7*[.A1454]/9-1/3" office:value-type="float" office:value="-3.84888888888872" calcext:value-type="float">
            <text:p>-3,84888888888872</text:p>
          </table:table-cell>
          <table:table-cell table:number-columns-repeated="1021"/>
        </table:table-row>
        <table:table-row table:style-name="ro1">
          <table:table-cell table:formula="of:=[.A1454]+0.01" office:value-type="float" office:value="4.52999999999978" calcext:value-type="float">
            <text:p>4,52999999999978</text:p>
          </table:table-cell>
          <table:table-cell table:formula="of:=2*[.A1455]/9-4/3" office:value-type="float" office:value="-0.326666666666716" calcext:value-type="float">
            <text:p>-0,326666666666716</text:p>
          </table:table-cell>
          <table:table-cell table:formula="of:=-7*[.A1455]/9-1/3" office:value-type="float" office:value="-3.85666666666649" calcext:value-type="float">
            <text:p>-3,85666666666649</text:p>
          </table:table-cell>
          <table:table-cell table:number-columns-repeated="1021"/>
        </table:table-row>
        <table:table-row table:style-name="ro1">
          <table:table-cell table:formula="of:=[.A1455]+0.01" office:value-type="float" office:value="4.53999999999978" calcext:value-type="float">
            <text:p>4,53999999999978</text:p>
          </table:table-cell>
          <table:table-cell table:formula="of:=2*[.A1456]/9-4/3" office:value-type="float" office:value="-0.324444444444494" calcext:value-type="float">
            <text:p>-0,324444444444494</text:p>
          </table:table-cell>
          <table:table-cell table:formula="of:=-7*[.A1456]/9-1/3" office:value-type="float" office:value="-3.86444444444427" calcext:value-type="float">
            <text:p>-3,86444444444427</text:p>
          </table:table-cell>
          <table:table-cell table:number-columns-repeated="1021"/>
        </table:table-row>
        <table:table-row table:style-name="ro1">
          <table:table-cell table:formula="of:=[.A1456]+0.01" office:value-type="float" office:value="4.54999999999978" calcext:value-type="float">
            <text:p>4,54999999999978</text:p>
          </table:table-cell>
          <table:table-cell table:formula="of:=2*[.A1457]/9-4/3" office:value-type="float" office:value="-0.322222222222271" calcext:value-type="float">
            <text:p>-0,322222222222271</text:p>
          </table:table-cell>
          <table:table-cell table:formula="of:=-7*[.A1457]/9-1/3" office:value-type="float" office:value="-3.87222222222205" calcext:value-type="float">
            <text:p>-3,87222222222205</text:p>
          </table:table-cell>
          <table:table-cell table:number-columns-repeated="1021"/>
        </table:table-row>
        <table:table-row table:style-name="ro1">
          <table:table-cell table:formula="of:=[.A1457]+0.01" office:value-type="float" office:value="4.55999999999978" calcext:value-type="float">
            <text:p>4,55999999999978</text:p>
          </table:table-cell>
          <table:table-cell table:formula="of:=2*[.A1458]/9-4/3" office:value-type="float" office:value="-0.320000000000049" calcext:value-type="float">
            <text:p>-0,320000000000049</text:p>
          </table:table-cell>
          <table:table-cell table:formula="of:=-7*[.A1458]/9-1/3" office:value-type="float" office:value="-3.87999999999983" calcext:value-type="float">
            <text:p>-3,87999999999983</text:p>
          </table:table-cell>
          <table:table-cell table:number-columns-repeated="1021"/>
        </table:table-row>
        <table:table-row table:style-name="ro1">
          <table:table-cell table:formula="of:=[.A1458]+0.01" office:value-type="float" office:value="4.56999999999978" calcext:value-type="float">
            <text:p>4,56999999999978</text:p>
          </table:table-cell>
          <table:table-cell table:formula="of:=2*[.A1459]/9-4/3" office:value-type="float" office:value="-0.317777777777827" calcext:value-type="float">
            <text:p>-0,317777777777827</text:p>
          </table:table-cell>
          <table:table-cell table:formula="of:=-7*[.A1459]/9-1/3" office:value-type="float" office:value="-3.88777777777761" calcext:value-type="float">
            <text:p>-3,88777777777761</text:p>
          </table:table-cell>
          <table:table-cell table:number-columns-repeated="1021"/>
        </table:table-row>
        <table:table-row table:style-name="ro1">
          <table:table-cell table:formula="of:=[.A1459]+0.01" office:value-type="float" office:value="4.57999999999978" calcext:value-type="float">
            <text:p>4,57999999999978</text:p>
          </table:table-cell>
          <table:table-cell table:formula="of:=2*[.A1460]/9-4/3" office:value-type="float" office:value="-0.315555555555605" calcext:value-type="float">
            <text:p>-0,315555555555605</text:p>
          </table:table-cell>
          <table:table-cell table:formula="of:=-7*[.A1460]/9-1/3" office:value-type="float" office:value="-3.89555555555538" calcext:value-type="float">
            <text:p>-3,89555555555538</text:p>
          </table:table-cell>
          <table:table-cell table:number-columns-repeated="1021"/>
        </table:table-row>
        <table:table-row table:style-name="ro1">
          <table:table-cell table:formula="of:=[.A1460]+0.01" office:value-type="float" office:value="4.58999999999978" calcext:value-type="float">
            <text:p>4,58999999999978</text:p>
          </table:table-cell>
          <table:table-cell table:formula="of:=2*[.A1461]/9-4/3" office:value-type="float" office:value="-0.313333333333383" calcext:value-type="float">
            <text:p>-0,313333333333383</text:p>
          </table:table-cell>
          <table:table-cell table:formula="of:=-7*[.A1461]/9-1/3" office:value-type="float" office:value="-3.90333333333316" calcext:value-type="float">
            <text:p>-3,90333333333316</text:p>
          </table:table-cell>
          <table:table-cell table:number-columns-repeated="1021"/>
        </table:table-row>
        <table:table-row table:style-name="ro1">
          <table:table-cell table:formula="of:=[.A1461]+0.01" office:value-type="float" office:value="4.59999999999978" calcext:value-type="float">
            <text:p>4,59999999999978</text:p>
          </table:table-cell>
          <table:table-cell table:formula="of:=2*[.A1462]/9-4/3" office:value-type="float" office:value="-0.31111111111116" calcext:value-type="float">
            <text:p>-0,31111111111116</text:p>
          </table:table-cell>
          <table:table-cell table:formula="of:=-7*[.A1462]/9-1/3" office:value-type="float" office:value="-3.91111111111094" calcext:value-type="float">
            <text:p>-3,91111111111094</text:p>
          </table:table-cell>
          <table:table-cell table:number-columns-repeated="1021"/>
        </table:table-row>
        <table:table-row table:style-name="ro1">
          <table:table-cell table:formula="of:=[.A1462]+0.01" office:value-type="float" office:value="4.60999999999978" calcext:value-type="float">
            <text:p>4,60999999999978</text:p>
          </table:table-cell>
          <table:table-cell table:formula="of:=2*[.A1463]/9-4/3" office:value-type="float" office:value="-0.308888888888938" calcext:value-type="float">
            <text:p>-0,308888888888938</text:p>
          </table:table-cell>
          <table:table-cell table:formula="of:=-7*[.A1463]/9-1/3" office:value-type="float" office:value="-3.91888888888872" calcext:value-type="float">
            <text:p>-3,91888888888872</text:p>
          </table:table-cell>
          <table:table-cell table:number-columns-repeated="1021"/>
        </table:table-row>
        <table:table-row table:style-name="ro1">
          <table:table-cell table:formula="of:=[.A1463]+0.01" office:value-type="float" office:value="4.61999999999978" calcext:value-type="float">
            <text:p>4,61999999999978</text:p>
          </table:table-cell>
          <table:table-cell table:formula="of:=2*[.A1464]/9-4/3" office:value-type="float" office:value="-0.306666666666716" calcext:value-type="float">
            <text:p>-0,306666666666716</text:p>
          </table:table-cell>
          <table:table-cell table:formula="of:=-7*[.A1464]/9-1/3" office:value-type="float" office:value="-3.92666666666649" calcext:value-type="float">
            <text:p>-3,92666666666649</text:p>
          </table:table-cell>
          <table:table-cell table:number-columns-repeated="1021"/>
        </table:table-row>
        <table:table-row table:style-name="ro1">
          <table:table-cell table:formula="of:=[.A1464]+0.01" office:value-type="float" office:value="4.62999999999978" calcext:value-type="float">
            <text:p>4,62999999999978</text:p>
          </table:table-cell>
          <table:table-cell table:formula="of:=2*[.A1465]/9-4/3" office:value-type="float" office:value="-0.304444444444494" calcext:value-type="float">
            <text:p>-0,304444444444494</text:p>
          </table:table-cell>
          <table:table-cell table:formula="of:=-7*[.A1465]/9-1/3" office:value-type="float" office:value="-3.93444444444427" calcext:value-type="float">
            <text:p>-3,93444444444427</text:p>
          </table:table-cell>
          <table:table-cell table:number-columns-repeated="1021"/>
        </table:table-row>
        <table:table-row table:style-name="ro1">
          <table:table-cell table:formula="of:=[.A1465]+0.01" office:value-type="float" office:value="4.63999999999978" calcext:value-type="float">
            <text:p>4,63999999999978</text:p>
          </table:table-cell>
          <table:table-cell table:formula="of:=2*[.A1466]/9-4/3" office:value-type="float" office:value="-0.302222222222272" calcext:value-type="float">
            <text:p>-0,302222222222272</text:p>
          </table:table-cell>
          <table:table-cell table:formula="of:=-7*[.A1466]/9-1/3" office:value-type="float" office:value="-3.94222222222205" calcext:value-type="float">
            <text:p>-3,94222222222205</text:p>
          </table:table-cell>
          <table:table-cell table:number-columns-repeated="1021"/>
        </table:table-row>
        <table:table-row table:style-name="ro1">
          <table:table-cell table:formula="of:=[.A1466]+0.01" office:value-type="float" office:value="4.64999999999978" calcext:value-type="float">
            <text:p>4,64999999999978</text:p>
          </table:table-cell>
          <table:table-cell table:formula="of:=2*[.A1467]/9-4/3" office:value-type="float" office:value="-0.30000000000005" calcext:value-type="float">
            <text:p>-0,30000000000005</text:p>
          </table:table-cell>
          <table:table-cell table:formula="of:=-7*[.A1467]/9-1/3" office:value-type="float" office:value="-3.94999999999983" calcext:value-type="float">
            <text:p>-3,94999999999983</text:p>
          </table:table-cell>
          <table:table-cell table:number-columns-repeated="1021"/>
        </table:table-row>
        <table:table-row table:style-name="ro1">
          <table:table-cell table:formula="of:=[.A1467]+0.01" office:value-type="float" office:value="4.65999999999978" calcext:value-type="float">
            <text:p>4,65999999999978</text:p>
          </table:table-cell>
          <table:table-cell table:formula="of:=2*[.A1468]/9-4/3" office:value-type="float" office:value="-0.297777777777827" calcext:value-type="float">
            <text:p>-0,297777777777827</text:p>
          </table:table-cell>
          <table:table-cell table:formula="of:=-7*[.A1468]/9-1/3" office:value-type="float" office:value="-3.9577777777776" calcext:value-type="float">
            <text:p>-3,9577777777776</text:p>
          </table:table-cell>
          <table:table-cell table:number-columns-repeated="1021"/>
        </table:table-row>
        <table:table-row table:style-name="ro1">
          <table:table-cell table:formula="of:=[.A1468]+0.01" office:value-type="float" office:value="4.66999999999978" calcext:value-type="float">
            <text:p>4,66999999999978</text:p>
          </table:table-cell>
          <table:table-cell table:formula="of:=2*[.A1469]/9-4/3" office:value-type="float" office:value="-0.295555555555605" calcext:value-type="float">
            <text:p>-0,295555555555605</text:p>
          </table:table-cell>
          <table:table-cell table:formula="of:=-7*[.A1469]/9-1/3" office:value-type="float" office:value="-3.96555555555538" calcext:value-type="float">
            <text:p>-3,96555555555538</text:p>
          </table:table-cell>
          <table:table-cell table:number-columns-repeated="1021"/>
        </table:table-row>
        <table:table-row table:style-name="ro1">
          <table:table-cell table:formula="of:=[.A1469]+0.01" office:value-type="float" office:value="4.67999999999978" calcext:value-type="float">
            <text:p>4,67999999999978</text:p>
          </table:table-cell>
          <table:table-cell table:formula="of:=2*[.A1470]/9-4/3" office:value-type="float" office:value="-0.293333333333383" calcext:value-type="float">
            <text:p>-0,293333333333383</text:p>
          </table:table-cell>
          <table:table-cell table:formula="of:=-7*[.A1470]/9-1/3" office:value-type="float" office:value="-3.97333333333316" calcext:value-type="float">
            <text:p>-3,97333333333316</text:p>
          </table:table-cell>
          <table:table-cell table:number-columns-repeated="1021"/>
        </table:table-row>
        <table:table-row table:style-name="ro1">
          <table:table-cell table:formula="of:=[.A1470]+0.01" office:value-type="float" office:value="4.68999999999978" calcext:value-type="float">
            <text:p>4,68999999999978</text:p>
          </table:table-cell>
          <table:table-cell table:formula="of:=2*[.A1471]/9-4/3" office:value-type="float" office:value="-0.291111111111161" calcext:value-type="float">
            <text:p>-0,291111111111161</text:p>
          </table:table-cell>
          <table:table-cell table:formula="of:=-7*[.A1471]/9-1/3" office:value-type="float" office:value="-3.98111111111094" calcext:value-type="float">
            <text:p>-3,98111111111094</text:p>
          </table:table-cell>
          <table:table-cell table:number-columns-repeated="1021"/>
        </table:table-row>
        <table:table-row table:style-name="ro1">
          <table:table-cell table:formula="of:=[.A1471]+0.01" office:value-type="float" office:value="4.69999999999978" calcext:value-type="float">
            <text:p>4,69999999999978</text:p>
          </table:table-cell>
          <table:table-cell table:formula="of:=2*[.A1472]/9-4/3" office:value-type="float" office:value="-0.288888888888939" calcext:value-type="float">
            <text:p>-0,288888888888939</text:p>
          </table:table-cell>
          <table:table-cell table:formula="of:=-7*[.A1472]/9-1/3" office:value-type="float" office:value="-3.98888888888871" calcext:value-type="float">
            <text:p>-3,98888888888871</text:p>
          </table:table-cell>
          <table:table-cell table:number-columns-repeated="1021"/>
        </table:table-row>
        <table:table-row table:style-name="ro1">
          <table:table-cell table:formula="of:=[.A1472]+0.01" office:value-type="float" office:value="4.70999999999978" calcext:value-type="float">
            <text:p>4,70999999999978</text:p>
          </table:table-cell>
          <table:table-cell table:formula="of:=2*[.A1473]/9-4/3" office:value-type="float" office:value="-0.286666666666717" calcext:value-type="float">
            <text:p>-0,286666666666717</text:p>
          </table:table-cell>
          <table:table-cell table:formula="of:=-7*[.A1473]/9-1/3" office:value-type="float" office:value="-3.99666666666649" calcext:value-type="float">
            <text:p>-3,99666666666649</text:p>
          </table:table-cell>
          <table:table-cell table:number-columns-repeated="1021"/>
        </table:table-row>
        <table:table-row table:style-name="ro1">
          <table:table-cell table:formula="of:=[.A1473]+0.01" office:value-type="float" office:value="4.71999999999978" calcext:value-type="float">
            <text:p>4,71999999999978</text:p>
          </table:table-cell>
          <table:table-cell table:formula="of:=2*[.A1474]/9-4/3" office:value-type="float" office:value="-0.284444444444494" calcext:value-type="float">
            <text:p>-0,284444444444494</text:p>
          </table:table-cell>
          <table:table-cell table:formula="of:=-7*[.A1474]/9-1/3" office:value-type="float" office:value="-4.00444444444427" calcext:value-type="float">
            <text:p>-4,00444444444427</text:p>
          </table:table-cell>
          <table:table-cell table:number-columns-repeated="1021"/>
        </table:table-row>
        <table:table-row table:style-name="ro1">
          <table:table-cell table:formula="of:=[.A1474]+0.01" office:value-type="float" office:value="4.72999999999978" calcext:value-type="float">
            <text:p>4,72999999999978</text:p>
          </table:table-cell>
          <table:table-cell table:formula="of:=2*[.A1475]/9-4/3" office:value-type="float" office:value="-0.282222222222272" calcext:value-type="float">
            <text:p>-0,282222222222272</text:p>
          </table:table-cell>
          <table:table-cell table:formula="of:=-7*[.A1475]/9-1/3" office:value-type="float" office:value="-4.01222222222205" calcext:value-type="float">
            <text:p>-4,01222222222205</text:p>
          </table:table-cell>
          <table:table-cell table:number-columns-repeated="1021"/>
        </table:table-row>
        <table:table-row table:style-name="ro1">
          <table:table-cell table:formula="of:=[.A1475]+0.01" office:value-type="float" office:value="4.73999999999977" calcext:value-type="float">
            <text:p>4,73999999999977</text:p>
          </table:table-cell>
          <table:table-cell table:formula="of:=2*[.A1476]/9-4/3" office:value-type="float" office:value="-0.28000000000005" calcext:value-type="float">
            <text:p>-0,28000000000005</text:p>
          </table:table-cell>
          <table:table-cell table:formula="of:=-7*[.A1476]/9-1/3" office:value-type="float" office:value="-4.01999999999982" calcext:value-type="float">
            <text:p>-4,01999999999982</text:p>
          </table:table-cell>
          <table:table-cell table:number-columns-repeated="1021"/>
        </table:table-row>
        <table:table-row table:style-name="ro1">
          <table:table-cell table:formula="of:=[.A1476]+0.01" office:value-type="float" office:value="4.74999999999977" calcext:value-type="float">
            <text:p>4,74999999999977</text:p>
          </table:table-cell>
          <table:table-cell table:formula="of:=2*[.A1477]/9-4/3" office:value-type="float" office:value="-0.277777777777828" calcext:value-type="float">
            <text:p>-0,277777777777828</text:p>
          </table:table-cell>
          <table:table-cell table:formula="of:=-7*[.A1477]/9-1/3" office:value-type="float" office:value="-4.0277777777776" calcext:value-type="float">
            <text:p>-4,0277777777776</text:p>
          </table:table-cell>
          <table:table-cell table:number-columns-repeated="1021"/>
        </table:table-row>
        <table:table-row table:style-name="ro1">
          <table:table-cell table:formula="of:=[.A1477]+0.01" office:value-type="float" office:value="4.75999999999977" calcext:value-type="float">
            <text:p>4,75999999999977</text:p>
          </table:table-cell>
          <table:table-cell table:formula="of:=2*[.A1478]/9-4/3" office:value-type="float" office:value="-0.275555555555606" calcext:value-type="float">
            <text:p>-0,275555555555606</text:p>
          </table:table-cell>
          <table:table-cell table:formula="of:=-7*[.A1478]/9-1/3" office:value-type="float" office:value="-4.03555555555538" calcext:value-type="float">
            <text:p>-4,03555555555538</text:p>
          </table:table-cell>
          <table:table-cell table:number-columns-repeated="1021"/>
        </table:table-row>
        <table:table-row table:style-name="ro1">
          <table:table-cell table:formula="of:=[.A1478]+0.01" office:value-type="float" office:value="4.76999999999977" calcext:value-type="float">
            <text:p>4,76999999999977</text:p>
          </table:table-cell>
          <table:table-cell table:formula="of:=2*[.A1479]/9-4/3" office:value-type="float" office:value="-0.273333333333383" calcext:value-type="float">
            <text:p>-0,273333333333383</text:p>
          </table:table-cell>
          <table:table-cell table:formula="of:=-7*[.A1479]/9-1/3" office:value-type="float" office:value="-4.04333333333316" calcext:value-type="float">
            <text:p>-4,04333333333316</text:p>
          </table:table-cell>
          <table:table-cell table:number-columns-repeated="1021"/>
        </table:table-row>
        <table:table-row table:style-name="ro1">
          <table:table-cell table:formula="of:=[.A1479]+0.01" office:value-type="float" office:value="4.77999999999977" calcext:value-type="float">
            <text:p>4,77999999999977</text:p>
          </table:table-cell>
          <table:table-cell table:formula="of:=2*[.A1480]/9-4/3" office:value-type="float" office:value="-0.271111111111161" calcext:value-type="float">
            <text:p>-0,271111111111161</text:p>
          </table:table-cell>
          <table:table-cell table:formula="of:=-7*[.A1480]/9-1/3" office:value-type="float" office:value="-4.05111111111094" calcext:value-type="float">
            <text:p>-4,05111111111094</text:p>
          </table:table-cell>
          <table:table-cell table:number-columns-repeated="1021"/>
        </table:table-row>
        <table:table-row table:style-name="ro1">
          <table:table-cell table:formula="of:=[.A1480]+0.01" office:value-type="float" office:value="4.78999999999977" calcext:value-type="float">
            <text:p>4,78999999999977</text:p>
          </table:table-cell>
          <table:table-cell table:formula="of:=2*[.A1481]/9-4/3" office:value-type="float" office:value="-0.268888888888939" calcext:value-type="float">
            <text:p>-0,268888888888939</text:p>
          </table:table-cell>
          <table:table-cell table:formula="of:=-7*[.A1481]/9-1/3" office:value-type="float" office:value="-4.05888888888871" calcext:value-type="float">
            <text:p>-4,05888888888871</text:p>
          </table:table-cell>
          <table:table-cell table:number-columns-repeated="1021"/>
        </table:table-row>
        <table:table-row table:style-name="ro1">
          <table:table-cell table:formula="of:=[.A1481]+0.01" office:value-type="float" office:value="4.79999999999977" calcext:value-type="float">
            <text:p>4,79999999999977</text:p>
          </table:table-cell>
          <table:table-cell table:formula="of:=2*[.A1482]/9-4/3" office:value-type="float" office:value="-0.266666666666717" calcext:value-type="float">
            <text:p>-0,266666666666717</text:p>
          </table:table-cell>
          <table:table-cell table:formula="of:=-7*[.A1482]/9-1/3" office:value-type="float" office:value="-4.06666666666649" calcext:value-type="float">
            <text:p>-4,06666666666649</text:p>
          </table:table-cell>
          <table:table-cell table:number-columns-repeated="1021"/>
        </table:table-row>
        <table:table-row table:style-name="ro1">
          <table:table-cell table:formula="of:=[.A1482]+0.01" office:value-type="float" office:value="4.80999999999977" calcext:value-type="float">
            <text:p>4,80999999999977</text:p>
          </table:table-cell>
          <table:table-cell table:formula="of:=2*[.A1483]/9-4/3" office:value-type="float" office:value="-0.264444444444495" calcext:value-type="float">
            <text:p>-0,264444444444495</text:p>
          </table:table-cell>
          <table:table-cell table:formula="of:=-7*[.A1483]/9-1/3" office:value-type="float" office:value="-4.07444444444427" calcext:value-type="float">
            <text:p>-4,07444444444427</text:p>
          </table:table-cell>
          <table:table-cell table:number-columns-repeated="1021"/>
        </table:table-row>
        <table:table-row table:style-name="ro1">
          <table:table-cell table:formula="of:=[.A1483]+0.01" office:value-type="float" office:value="4.81999999999977" calcext:value-type="float">
            <text:p>4,81999999999977</text:p>
          </table:table-cell>
          <table:table-cell table:formula="of:=2*[.A1484]/9-4/3" office:value-type="float" office:value="-0.262222222222273" calcext:value-type="float">
            <text:p>-0,262222222222273</text:p>
          </table:table-cell>
          <table:table-cell table:formula="of:=-7*[.A1484]/9-1/3" office:value-type="float" office:value="-4.08222222222205" calcext:value-type="float">
            <text:p>-4,08222222222205</text:p>
          </table:table-cell>
          <table:table-cell table:number-columns-repeated="1021"/>
        </table:table-row>
        <table:table-row table:style-name="ro1">
          <table:table-cell table:formula="of:=[.A1484]+0.01" office:value-type="float" office:value="4.82999999999977" calcext:value-type="float">
            <text:p>4,82999999999977</text:p>
          </table:table-cell>
          <table:table-cell table:formula="of:=2*[.A1485]/9-4/3" office:value-type="float" office:value="-0.26000000000005" calcext:value-type="float">
            <text:p>-0,26000000000005</text:p>
          </table:table-cell>
          <table:table-cell table:formula="of:=-7*[.A1485]/9-1/3" office:value-type="float" office:value="-4.08999999999982" calcext:value-type="float">
            <text:p>-4,08999999999982</text:p>
          </table:table-cell>
          <table:table-cell table:number-columns-repeated="1021"/>
        </table:table-row>
        <table:table-row table:style-name="ro1">
          <table:table-cell table:formula="of:=[.A1485]+0.01" office:value-type="float" office:value="4.83999999999977" calcext:value-type="float">
            <text:p>4,83999999999977</text:p>
          </table:table-cell>
          <table:table-cell table:formula="of:=2*[.A1486]/9-4/3" office:value-type="float" office:value="-0.257777777777828" calcext:value-type="float">
            <text:p>-0,257777777777828</text:p>
          </table:table-cell>
          <table:table-cell table:formula="of:=-7*[.A1486]/9-1/3" office:value-type="float" office:value="-4.0977777777776" calcext:value-type="float">
            <text:p>-4,0977777777776</text:p>
          </table:table-cell>
          <table:table-cell table:number-columns-repeated="1021"/>
        </table:table-row>
        <table:table-row table:style-name="ro1">
          <table:table-cell table:formula="of:=[.A1486]+0.01" office:value-type="float" office:value="4.84999999999977" calcext:value-type="float">
            <text:p>4,84999999999977</text:p>
          </table:table-cell>
          <table:table-cell table:formula="of:=2*[.A1487]/9-4/3" office:value-type="float" office:value="-0.255555555555606" calcext:value-type="float">
            <text:p>-0,255555555555606</text:p>
          </table:table-cell>
          <table:table-cell table:formula="of:=-7*[.A1487]/9-1/3" office:value-type="float" office:value="-4.10555555555538" calcext:value-type="float">
            <text:p>-4,10555555555538</text:p>
          </table:table-cell>
          <table:table-cell table:number-columns-repeated="1021"/>
        </table:table-row>
        <table:table-row table:style-name="ro1">
          <table:table-cell table:formula="of:=[.A1487]+0.01" office:value-type="float" office:value="4.85999999999977" calcext:value-type="float">
            <text:p>4,85999999999977</text:p>
          </table:table-cell>
          <table:table-cell table:formula="of:=2*[.A1488]/9-4/3" office:value-type="float" office:value="-0.253333333333384" calcext:value-type="float">
            <text:p>-0,253333333333384</text:p>
          </table:table-cell>
          <table:table-cell table:formula="of:=-7*[.A1488]/9-1/3" office:value-type="float" office:value="-4.11333333333316" calcext:value-type="float">
            <text:p>-4,11333333333316</text:p>
          </table:table-cell>
          <table:table-cell table:number-columns-repeated="1021"/>
        </table:table-row>
        <table:table-row table:style-name="ro1">
          <table:table-cell table:formula="of:=[.A1488]+0.01" office:value-type="float" office:value="4.86999999999977" calcext:value-type="float">
            <text:p>4,86999999999977</text:p>
          </table:table-cell>
          <table:table-cell table:formula="of:=2*[.A1489]/9-4/3" office:value-type="float" office:value="-0.251111111111162" calcext:value-type="float">
            <text:p>-0,251111111111162</text:p>
          </table:table-cell>
          <table:table-cell table:formula="of:=-7*[.A1489]/9-1/3" office:value-type="float" office:value="-4.12111111111093" calcext:value-type="float">
            <text:p>-4,12111111111093</text:p>
          </table:table-cell>
          <table:table-cell table:number-columns-repeated="1021"/>
        </table:table-row>
        <table:table-row table:style-name="ro1">
          <table:table-cell table:formula="of:=[.A1489]+0.01" office:value-type="float" office:value="4.87999999999977" calcext:value-type="float">
            <text:p>4,87999999999977</text:p>
          </table:table-cell>
          <table:table-cell table:formula="of:=2*[.A1490]/9-4/3" office:value-type="float" office:value="-0.24888888888894" calcext:value-type="float">
            <text:p>-0,24888888888894</text:p>
          </table:table-cell>
          <table:table-cell table:formula="of:=-7*[.A1490]/9-1/3" office:value-type="float" office:value="-4.12888888888871" calcext:value-type="float">
            <text:p>-4,12888888888871</text:p>
          </table:table-cell>
          <table:table-cell table:number-columns-repeated="1021"/>
        </table:table-row>
        <table:table-row table:style-name="ro1">
          <table:table-cell table:formula="of:=[.A1490]+0.01" office:value-type="float" office:value="4.88999999999977" calcext:value-type="float">
            <text:p>4,88999999999977</text:p>
          </table:table-cell>
          <table:table-cell table:formula="of:=2*[.A1491]/9-4/3" office:value-type="float" office:value="-0.246666666666717" calcext:value-type="float">
            <text:p>-0,246666666666717</text:p>
          </table:table-cell>
          <table:table-cell table:formula="of:=-7*[.A1491]/9-1/3" office:value-type="float" office:value="-4.13666666666649" calcext:value-type="float">
            <text:p>-4,13666666666649</text:p>
          </table:table-cell>
          <table:table-cell table:number-columns-repeated="1021"/>
        </table:table-row>
        <table:table-row table:style-name="ro1">
          <table:table-cell table:formula="of:=[.A1491]+0.01" office:value-type="float" office:value="4.89999999999977" calcext:value-type="float">
            <text:p>4,89999999999977</text:p>
          </table:table-cell>
          <table:table-cell table:formula="of:=2*[.A1492]/9-4/3" office:value-type="float" office:value="-0.244444444444495" calcext:value-type="float">
            <text:p>-0,244444444444495</text:p>
          </table:table-cell>
          <table:table-cell table:formula="of:=-7*[.A1492]/9-1/3" office:value-type="float" office:value="-4.14444444444427" calcext:value-type="float">
            <text:p>-4,14444444444427</text:p>
          </table:table-cell>
          <table:table-cell table:number-columns-repeated="1021"/>
        </table:table-row>
        <table:table-row table:style-name="ro1">
          <table:table-cell table:formula="of:=[.A1492]+0.01" office:value-type="float" office:value="4.90999999999977" calcext:value-type="float">
            <text:p>4,90999999999977</text:p>
          </table:table-cell>
          <table:table-cell table:formula="of:=2*[.A1493]/9-4/3" office:value-type="float" office:value="-0.242222222222273" calcext:value-type="float">
            <text:p>-0,242222222222273</text:p>
          </table:table-cell>
          <table:table-cell table:formula="of:=-7*[.A1493]/9-1/3" office:value-type="float" office:value="-4.15222222222204" calcext:value-type="float">
            <text:p>-4,15222222222204</text:p>
          </table:table-cell>
          <table:table-cell table:number-columns-repeated="1021"/>
        </table:table-row>
        <table:table-row table:style-name="ro1">
          <table:table-cell table:formula="of:=[.A1493]+0.01" office:value-type="float" office:value="4.91999999999977" calcext:value-type="float">
            <text:p>4,91999999999977</text:p>
          </table:table-cell>
          <table:table-cell table:formula="of:=2*[.A1494]/9-4/3" office:value-type="float" office:value="-0.240000000000051" calcext:value-type="float">
            <text:p>-0,240000000000051</text:p>
          </table:table-cell>
          <table:table-cell table:formula="of:=-7*[.A1494]/9-1/3" office:value-type="float" office:value="-4.15999999999982" calcext:value-type="float">
            <text:p>-4,15999999999982</text:p>
          </table:table-cell>
          <table:table-cell table:number-columns-repeated="1021"/>
        </table:table-row>
        <table:table-row table:style-name="ro1">
          <table:table-cell table:formula="of:=[.A1494]+0.01" office:value-type="float" office:value="4.92999999999977" calcext:value-type="float">
            <text:p>4,92999999999977</text:p>
          </table:table-cell>
          <table:table-cell table:formula="of:=2*[.A1495]/9-4/3" office:value-type="float" office:value="-0.237777777777829" calcext:value-type="float">
            <text:p>-0,237777777777829</text:p>
          </table:table-cell>
          <table:table-cell table:formula="of:=-7*[.A1495]/9-1/3" office:value-type="float" office:value="-4.1677777777776" calcext:value-type="float">
            <text:p>-4,1677777777776</text:p>
          </table:table-cell>
          <table:table-cell table:number-columns-repeated="1021"/>
        </table:table-row>
        <table:table-row table:style-name="ro1">
          <table:table-cell table:formula="of:=[.A1495]+0.01" office:value-type="float" office:value="4.93999999999977" calcext:value-type="float">
            <text:p>4,93999999999977</text:p>
          </table:table-cell>
          <table:table-cell table:formula="of:=2*[.A1496]/9-4/3" office:value-type="float" office:value="-0.235555555555607" calcext:value-type="float">
            <text:p>-0,235555555555607</text:p>
          </table:table-cell>
          <table:table-cell table:formula="of:=-7*[.A1496]/9-1/3" office:value-type="float" office:value="-4.17555555555538" calcext:value-type="float">
            <text:p>-4,17555555555538</text:p>
          </table:table-cell>
          <table:table-cell table:number-columns-repeated="1021"/>
        </table:table-row>
        <table:table-row table:style-name="ro1">
          <table:table-cell table:formula="of:=[.A1496]+0.01" office:value-type="float" office:value="4.94999999999977" calcext:value-type="float">
            <text:p>4,94999999999977</text:p>
          </table:table-cell>
          <table:table-cell table:formula="of:=2*[.A1497]/9-4/3" office:value-type="float" office:value="-0.233333333333384" calcext:value-type="float">
            <text:p>-0,233333333333384</text:p>
          </table:table-cell>
          <table:table-cell table:formula="of:=-7*[.A1497]/9-1/3" office:value-type="float" office:value="-4.18333333333316" calcext:value-type="float">
            <text:p>-4,18333333333316</text:p>
          </table:table-cell>
          <table:table-cell table:number-columns-repeated="1021"/>
        </table:table-row>
        <table:table-row table:style-name="ro1">
          <table:table-cell table:formula="of:=[.A1497]+0.01" office:value-type="float" office:value="4.95999999999977" calcext:value-type="float">
            <text:p>4,95999999999977</text:p>
          </table:table-cell>
          <table:table-cell table:formula="of:=2*[.A1498]/9-4/3" office:value-type="float" office:value="-0.231111111111162" calcext:value-type="float">
            <text:p>-0,231111111111162</text:p>
          </table:table-cell>
          <table:table-cell table:formula="of:=-7*[.A1498]/9-1/3" office:value-type="float" office:value="-4.19111111111093" calcext:value-type="float">
            <text:p>-4,19111111111093</text:p>
          </table:table-cell>
          <table:table-cell table:number-columns-repeated="1021"/>
        </table:table-row>
        <table:table-row table:style-name="ro1">
          <table:table-cell table:formula="of:=[.A1498]+0.01" office:value-type="float" office:value="4.96999999999977" calcext:value-type="float">
            <text:p>4,96999999999977</text:p>
          </table:table-cell>
          <table:table-cell table:formula="of:=2*[.A1499]/9-4/3" office:value-type="float" office:value="-0.22888888888894" calcext:value-type="float">
            <text:p>-0,22888888888894</text:p>
          </table:table-cell>
          <table:table-cell table:formula="of:=-7*[.A1499]/9-1/3" office:value-type="float" office:value="-4.19888888888871" calcext:value-type="float">
            <text:p>-4,19888888888871</text:p>
          </table:table-cell>
          <table:table-cell table:number-columns-repeated="1021"/>
        </table:table-row>
        <table:table-row table:style-name="ro1">
          <table:table-cell table:formula="of:=[.A1499]+0.01" office:value-type="float" office:value="4.97999999999977" calcext:value-type="float">
            <text:p>4,97999999999977</text:p>
          </table:table-cell>
          <table:table-cell table:formula="of:=2*[.A1500]/9-4/3" office:value-type="float" office:value="-0.226666666666718" calcext:value-type="float">
            <text:p>-0,226666666666718</text:p>
          </table:table-cell>
          <table:table-cell table:formula="of:=-7*[.A1500]/9-1/3" office:value-type="float" office:value="-4.20666666666649" calcext:value-type="float">
            <text:p>-4,20666666666649</text:p>
          </table:table-cell>
          <table:table-cell table:number-columns-repeated="1021"/>
        </table:table-row>
        <table:table-row table:style-name="ro1">
          <table:table-cell table:formula="of:=[.A1500]+0.01" office:value-type="float" office:value="4.98999999999977" calcext:value-type="float">
            <text:p>4,98999999999977</text:p>
          </table:table-cell>
          <table:table-cell table:formula="of:=2*[.A1501]/9-4/3" office:value-type="float" office:value="-0.224444444444496" calcext:value-type="float">
            <text:p>-0,224444444444496</text:p>
          </table:table-cell>
          <table:table-cell table:formula="of:=-7*[.A1501]/9-1/3" office:value-type="float" office:value="-4.21444444444427" calcext:value-type="float">
            <text:p>-4,21444444444427</text:p>
          </table:table-cell>
          <table:table-cell table:number-columns-repeated="1021"/>
        </table:table-row>
        <table:table-row table:style-name="ro1">
          <table:table-cell table:formula="of:=[.A1501]+0.01" office:value-type="float" office:value="4.99999999999977" calcext:value-type="float">
            <text:p>4,99999999999977</text:p>
          </table:table-cell>
          <table:table-cell table:formula="of:=2*[.A1502]/9-4/3" office:value-type="float" office:value="-0.222222222222273" calcext:value-type="float">
            <text:p>-0,222222222222273</text:p>
          </table:table-cell>
          <table:table-cell table:formula="of:=-7*[.A1502]/9-1/3" office:value-type="float" office:value="-4.22222222222204" calcext:value-type="float">
            <text:p>-4,22222222222204</text:p>
          </table:table-cell>
          <table:table-cell table:number-columns-repeated="1021"/>
        </table:table-row>
        <table:table-row table:style-name="ro1">
          <table:table-cell table:formula="of:=[.A1502]+0.01" office:value-type="float" office:value="5.00999999999977" calcext:value-type="float">
            <text:p>5,00999999999977</text:p>
          </table:table-cell>
          <table:table-cell table:formula="of:=2*[.A1503]/9-4/3" office:value-type="float" office:value="-0.220000000000051" calcext:value-type="float">
            <text:p>-0,220000000000051</text:p>
          </table:table-cell>
          <table:table-cell table:formula="of:=-7*[.A1503]/9-1/3" office:value-type="float" office:value="-4.22999999999982" calcext:value-type="float">
            <text:p>-4,22999999999982</text:p>
          </table:table-cell>
          <table:table-cell table:number-columns-repeated="1021"/>
        </table:table-row>
        <table:table-row table:style-name="ro1">
          <table:table-cell table:formula="of:=[.A1503]+0.01" office:value-type="float" office:value="5.01999999999977" calcext:value-type="float">
            <text:p>5,01999999999977</text:p>
          </table:table-cell>
          <table:table-cell table:formula="of:=2*[.A1504]/9-4/3" office:value-type="float" office:value="-0.217777777777829" calcext:value-type="float">
            <text:p>-0,217777777777829</text:p>
          </table:table-cell>
          <table:table-cell table:formula="of:=-7*[.A1504]/9-1/3" office:value-type="float" office:value="-4.2377777777776" calcext:value-type="float">
            <text:p>-4,2377777777776</text:p>
          </table:table-cell>
          <table:table-cell table:number-columns-repeated="1021"/>
        </table:table-row>
        <table:table-row table:style-name="ro1">
          <table:table-cell table:formula="of:=[.A1504]+0.01" office:value-type="float" office:value="5.02999999999977" calcext:value-type="float">
            <text:p>5,02999999999977</text:p>
          </table:table-cell>
          <table:table-cell table:formula="of:=2*[.A1505]/9-4/3" office:value-type="float" office:value="-0.215555555555607" calcext:value-type="float">
            <text:p>-0,215555555555607</text:p>
          </table:table-cell>
          <table:table-cell table:formula="of:=-7*[.A1505]/9-1/3" office:value-type="float" office:value="-4.24555555555538" calcext:value-type="float">
            <text:p>-4,24555555555538</text:p>
          </table:table-cell>
          <table:table-cell table:number-columns-repeated="1021"/>
        </table:table-row>
        <table:table-row table:style-name="ro1">
          <table:table-cell table:formula="of:=[.A1505]+0.01" office:value-type="float" office:value="5.03999999999977" calcext:value-type="float">
            <text:p>5,03999999999977</text:p>
          </table:table-cell>
          <table:table-cell table:formula="of:=2*[.A1506]/9-4/3" office:value-type="float" office:value="-0.213333333333385" calcext:value-type="float">
            <text:p>-0,213333333333385</text:p>
          </table:table-cell>
          <table:table-cell table:formula="of:=-7*[.A1506]/9-1/3" office:value-type="float" office:value="-4.25333333333315" calcext:value-type="float">
            <text:p>-4,25333333333315</text:p>
          </table:table-cell>
          <table:table-cell table:number-columns-repeated="1021"/>
        </table:table-row>
        <table:table-row table:style-name="ro1">
          <table:table-cell table:formula="of:=[.A1506]+0.01" office:value-type="float" office:value="5.04999999999977" calcext:value-type="float">
            <text:p>5,04999999999977</text:p>
          </table:table-cell>
          <table:table-cell table:formula="of:=2*[.A1507]/9-4/3" office:value-type="float" office:value="-0.211111111111163" calcext:value-type="float">
            <text:p>-0,211111111111163</text:p>
          </table:table-cell>
          <table:table-cell table:formula="of:=-7*[.A1507]/9-1/3" office:value-type="float" office:value="-4.26111111111093" calcext:value-type="float">
            <text:p>-4,26111111111093</text:p>
          </table:table-cell>
          <table:table-cell table:number-columns-repeated="1021"/>
        </table:table-row>
        <table:table-row table:style-name="ro1">
          <table:table-cell table:formula="of:=[.A1507]+0.01" office:value-type="float" office:value="5.05999999999977" calcext:value-type="float">
            <text:p>5,05999999999977</text:p>
          </table:table-cell>
          <table:table-cell table:formula="of:=2*[.A1508]/9-4/3" office:value-type="float" office:value="-0.20888888888894" calcext:value-type="float">
            <text:p>-0,20888888888894</text:p>
          </table:table-cell>
          <table:table-cell table:formula="of:=-7*[.A1508]/9-1/3" office:value-type="float" office:value="-4.26888888888871" calcext:value-type="float">
            <text:p>-4,26888888888871</text:p>
          </table:table-cell>
          <table:table-cell table:number-columns-repeated="1021"/>
        </table:table-row>
        <table:table-row table:style-name="ro1">
          <table:table-cell table:formula="of:=[.A1508]+0.01" office:value-type="float" office:value="5.06999999999977" calcext:value-type="float">
            <text:p>5,06999999999977</text:p>
          </table:table-cell>
          <table:table-cell table:formula="of:=2*[.A1509]/9-4/3" office:value-type="float" office:value="-0.206666666666718" calcext:value-type="float">
            <text:p>-0,206666666666718</text:p>
          </table:table-cell>
          <table:table-cell table:formula="of:=-7*[.A1509]/9-1/3" office:value-type="float" office:value="-4.27666666666649" calcext:value-type="float">
            <text:p>-4,27666666666649</text:p>
          </table:table-cell>
          <table:table-cell table:number-columns-repeated="1021"/>
        </table:table-row>
        <table:table-row table:style-name="ro1">
          <table:table-cell table:formula="of:=[.A1509]+0.01" office:value-type="float" office:value="5.07999999999977" calcext:value-type="float">
            <text:p>5,07999999999977</text:p>
          </table:table-cell>
          <table:table-cell table:formula="of:=2*[.A1510]/9-4/3" office:value-type="float" office:value="-0.204444444444496" calcext:value-type="float">
            <text:p>-0,204444444444496</text:p>
          </table:table-cell>
          <table:table-cell table:formula="of:=-7*[.A1510]/9-1/3" office:value-type="float" office:value="-4.28444444444426" calcext:value-type="float">
            <text:p>-4,28444444444426</text:p>
          </table:table-cell>
          <table:table-cell table:number-columns-repeated="1021"/>
        </table:table-row>
        <table:table-row table:style-name="ro1">
          <table:table-cell table:formula="of:=[.A1510]+0.01" office:value-type="float" office:value="5.08999999999977" calcext:value-type="float">
            <text:p>5,08999999999977</text:p>
          </table:table-cell>
          <table:table-cell table:formula="of:=2*[.A1511]/9-4/3" office:value-type="float" office:value="-0.202222222222274" calcext:value-type="float">
            <text:p>-0,202222222222274</text:p>
          </table:table-cell>
          <table:table-cell table:formula="of:=-7*[.A1511]/9-1/3" office:value-type="float" office:value="-4.29222222222204" calcext:value-type="float">
            <text:p>-4,29222222222204</text:p>
          </table:table-cell>
          <table:table-cell table:number-columns-repeated="1021"/>
        </table:table-row>
        <table:table-row table:style-name="ro1">
          <table:table-cell table:formula="of:=[.A1511]+0.01" office:value-type="float" office:value="5.09999999999977" calcext:value-type="float">
            <text:p>5,09999999999977</text:p>
          </table:table-cell>
          <table:table-cell table:formula="of:=2*[.A1512]/9-4/3" office:value-type="float" office:value="-0.200000000000052" calcext:value-type="float">
            <text:p>-0,200000000000052</text:p>
          </table:table-cell>
          <table:table-cell table:formula="of:=-7*[.A1512]/9-1/3" office:value-type="float" office:value="-4.29999999999982" calcext:value-type="float">
            <text:p>-4,29999999999982</text:p>
          </table:table-cell>
          <table:table-cell table:number-columns-repeated="1021"/>
        </table:table-row>
        <table:table-row table:style-name="ro1">
          <table:table-cell table:formula="of:=[.A1512]+0.01" office:value-type="float" office:value="5.10999999999977" calcext:value-type="float">
            <text:p>5,10999999999977</text:p>
          </table:table-cell>
          <table:table-cell table:formula="of:=2*[.A1513]/9-4/3" office:value-type="float" office:value="-0.19777777777783" calcext:value-type="float">
            <text:p>-0,19777777777783</text:p>
          </table:table-cell>
          <table:table-cell table:formula="of:=-7*[.A1513]/9-1/3" office:value-type="float" office:value="-4.3077777777776" calcext:value-type="float">
            <text:p>-4,3077777777776</text:p>
          </table:table-cell>
          <table:table-cell table:number-columns-repeated="1021"/>
        </table:table-row>
        <table:table-row table:style-name="ro1">
          <table:table-cell table:formula="of:=[.A1513]+0.01" office:value-type="float" office:value="5.11999999999977" calcext:value-type="float">
            <text:p>5,11999999999977</text:p>
          </table:table-cell>
          <table:table-cell table:formula="of:=2*[.A1514]/9-4/3" office:value-type="float" office:value="-0.195555555555607" calcext:value-type="float">
            <text:p>-0,195555555555607</text:p>
          </table:table-cell>
          <table:table-cell table:formula="of:=-7*[.A1514]/9-1/3" office:value-type="float" office:value="-4.31555555555537" calcext:value-type="float">
            <text:p>-4,31555555555537</text:p>
          </table:table-cell>
          <table:table-cell table:number-columns-repeated="1021"/>
        </table:table-row>
        <table:table-row table:style-name="ro1">
          <table:table-cell table:formula="of:=[.A1514]+0.01" office:value-type="float" office:value="5.12999999999977" calcext:value-type="float">
            <text:p>5,12999999999977</text:p>
          </table:table-cell>
          <table:table-cell table:formula="of:=2*[.A1515]/9-4/3" office:value-type="float" office:value="-0.193333333333385" calcext:value-type="float">
            <text:p>-0,193333333333385</text:p>
          </table:table-cell>
          <table:table-cell table:formula="of:=-7*[.A1515]/9-1/3" office:value-type="float" office:value="-4.32333333333315" calcext:value-type="float">
            <text:p>-4,32333333333315</text:p>
          </table:table-cell>
          <table:table-cell table:number-columns-repeated="1021"/>
        </table:table-row>
        <table:table-row table:style-name="ro1">
          <table:table-cell table:formula="of:=[.A1515]+0.01" office:value-type="float" office:value="5.13999999999977" calcext:value-type="float">
            <text:p>5,13999999999977</text:p>
          </table:table-cell>
          <table:table-cell table:formula="of:=2*[.A1516]/9-4/3" office:value-type="float" office:value="-0.191111111111163" calcext:value-type="float">
            <text:p>-0,191111111111163</text:p>
          </table:table-cell>
          <table:table-cell table:formula="of:=-7*[.A1516]/9-1/3" office:value-type="float" office:value="-4.33111111111093" calcext:value-type="float">
            <text:p>-4,33111111111093</text:p>
          </table:table-cell>
          <table:table-cell table:number-columns-repeated="1021"/>
        </table:table-row>
        <table:table-row table:style-name="ro1">
          <table:table-cell table:formula="of:=[.A1516]+0.01" office:value-type="float" office:value="5.14999999999977" calcext:value-type="float">
            <text:p>5,14999999999977</text:p>
          </table:table-cell>
          <table:table-cell table:formula="of:=2*[.A1517]/9-4/3" office:value-type="float" office:value="-0.188888888888941" calcext:value-type="float">
            <text:p>-0,188888888888941</text:p>
          </table:table-cell>
          <table:table-cell table:formula="of:=-7*[.A1517]/9-1/3" office:value-type="float" office:value="-4.33888888888871" calcext:value-type="float">
            <text:p>-4,33888888888871</text:p>
          </table:table-cell>
          <table:table-cell table:number-columns-repeated="1021"/>
        </table:table-row>
        <table:table-row table:style-name="ro1">
          <table:table-cell table:formula="of:=[.A1517]+0.01" office:value-type="float" office:value="5.15999999999977" calcext:value-type="float">
            <text:p>5,15999999999977</text:p>
          </table:table-cell>
          <table:table-cell table:formula="of:=2*[.A1518]/9-4/3" office:value-type="float" office:value="-0.186666666666719" calcext:value-type="float">
            <text:p>-0,186666666666719</text:p>
          </table:table-cell>
          <table:table-cell table:formula="of:=-7*[.A1518]/9-1/3" office:value-type="float" office:value="-4.34666666666648" calcext:value-type="float">
            <text:p>-4,34666666666648</text:p>
          </table:table-cell>
          <table:table-cell table:number-columns-repeated="1021"/>
        </table:table-row>
        <table:table-row table:style-name="ro1">
          <table:table-cell table:formula="of:=[.A1518]+0.01" office:value-type="float" office:value="5.16999999999977" calcext:value-type="float">
            <text:p>5,16999999999977</text:p>
          </table:table-cell>
          <table:table-cell table:formula="of:=2*[.A1519]/9-4/3" office:value-type="float" office:value="-0.184444444444497" calcext:value-type="float">
            <text:p>-0,184444444444497</text:p>
          </table:table-cell>
          <table:table-cell table:formula="of:=-7*[.A1519]/9-1/3" office:value-type="float" office:value="-4.35444444444426" calcext:value-type="float">
            <text:p>-4,35444444444426</text:p>
          </table:table-cell>
          <table:table-cell table:number-columns-repeated="1021"/>
        </table:table-row>
        <table:table-row table:style-name="ro1">
          <table:table-cell table:formula="of:=[.A1519]+0.01" office:value-type="float" office:value="5.17999999999977" calcext:value-type="float">
            <text:p>5,17999999999977</text:p>
          </table:table-cell>
          <table:table-cell table:formula="of:=2*[.A1520]/9-4/3" office:value-type="float" office:value="-0.182222222222274" calcext:value-type="float">
            <text:p>-0,182222222222274</text:p>
          </table:table-cell>
          <table:table-cell table:formula="of:=-7*[.A1520]/9-1/3" office:value-type="float" office:value="-4.36222222222204" calcext:value-type="float">
            <text:p>-4,36222222222204</text:p>
          </table:table-cell>
          <table:table-cell table:number-columns-repeated="1021"/>
        </table:table-row>
        <table:table-row table:style-name="ro1">
          <table:table-cell table:formula="of:=[.A1520]+0.01" office:value-type="float" office:value="5.18999999999977" calcext:value-type="float">
            <text:p>5,18999999999977</text:p>
          </table:table-cell>
          <table:table-cell table:formula="of:=2*[.A1521]/9-4/3" office:value-type="float" office:value="-0.180000000000052" calcext:value-type="float">
            <text:p>-0,180000000000052</text:p>
          </table:table-cell>
          <table:table-cell table:formula="of:=-7*[.A1521]/9-1/3" office:value-type="float" office:value="-4.36999999999982" calcext:value-type="float">
            <text:p>-4,36999999999982</text:p>
          </table:table-cell>
          <table:table-cell table:number-columns-repeated="1021"/>
        </table:table-row>
        <table:table-row table:style-name="ro1">
          <table:table-cell table:formula="of:=[.A1521]+0.01" office:value-type="float" office:value="5.19999999999977" calcext:value-type="float">
            <text:p>5,19999999999977</text:p>
          </table:table-cell>
          <table:table-cell table:formula="of:=2*[.A1522]/9-4/3" office:value-type="float" office:value="-0.17777777777783" calcext:value-type="float">
            <text:p>-0,17777777777783</text:p>
          </table:table-cell>
          <table:table-cell table:formula="of:=-7*[.A1522]/9-1/3" office:value-type="float" office:value="-4.3777777777776" calcext:value-type="float">
            <text:p>-4,3777777777776</text:p>
          </table:table-cell>
          <table:table-cell table:number-columns-repeated="1021"/>
        </table:table-row>
        <table:table-row table:style-name="ro1">
          <table:table-cell table:formula="of:=[.A1522]+0.01" office:value-type="float" office:value="5.20999999999976" calcext:value-type="float">
            <text:p>5,20999999999976</text:p>
          </table:table-cell>
          <table:table-cell table:formula="of:=2*[.A1523]/9-4/3" office:value-type="float" office:value="-0.175555555555608" calcext:value-type="float">
            <text:p>-0,175555555555608</text:p>
          </table:table-cell>
          <table:table-cell table:formula="of:=-7*[.A1523]/9-1/3" office:value-type="float" office:value="-4.38555555555537" calcext:value-type="float">
            <text:p>-4,38555555555537</text:p>
          </table:table-cell>
          <table:table-cell table:number-columns-repeated="1021"/>
        </table:table-row>
        <table:table-row table:style-name="ro1">
          <table:table-cell table:formula="of:=[.A1523]+0.01" office:value-type="float" office:value="5.21999999999976" calcext:value-type="float">
            <text:p>5,21999999999976</text:p>
          </table:table-cell>
          <table:table-cell table:formula="of:=2*[.A1524]/9-4/3" office:value-type="float" office:value="-0.173333333333386" calcext:value-type="float">
            <text:p>-0,173333333333386</text:p>
          </table:table-cell>
          <table:table-cell table:formula="of:=-7*[.A1524]/9-1/3" office:value-type="float" office:value="-4.39333333333315" calcext:value-type="float">
            <text:p>-4,39333333333315</text:p>
          </table:table-cell>
          <table:table-cell table:number-columns-repeated="1021"/>
        </table:table-row>
        <table:table-row table:style-name="ro1">
          <table:table-cell table:formula="of:=[.A1524]+0.01" office:value-type="float" office:value="5.22999999999976" calcext:value-type="float">
            <text:p>5,22999999999976</text:p>
          </table:table-cell>
          <table:table-cell table:formula="of:=2*[.A1525]/9-4/3" office:value-type="float" office:value="-0.171111111111163" calcext:value-type="float">
            <text:p>-0,171111111111163</text:p>
          </table:table-cell>
          <table:table-cell table:formula="of:=-7*[.A1525]/9-1/3" office:value-type="float" office:value="-4.40111111111093" calcext:value-type="float">
            <text:p>-4,40111111111093</text:p>
          </table:table-cell>
          <table:table-cell table:number-columns-repeated="1021"/>
        </table:table-row>
        <table:table-row table:style-name="ro1">
          <table:table-cell table:formula="of:=[.A1525]+0.01" office:value-type="float" office:value="5.23999999999976" calcext:value-type="float">
            <text:p>5,23999999999976</text:p>
          </table:table-cell>
          <table:table-cell table:formula="of:=2*[.A1526]/9-4/3" office:value-type="float" office:value="-0.168888888888941" calcext:value-type="float">
            <text:p>-0,168888888888941</text:p>
          </table:table-cell>
          <table:table-cell table:formula="of:=-7*[.A1526]/9-1/3" office:value-type="float" office:value="-4.40888888888871" calcext:value-type="float">
            <text:p>-4,40888888888871</text:p>
          </table:table-cell>
          <table:table-cell table:number-columns-repeated="1021"/>
        </table:table-row>
        <table:table-row table:style-name="ro1">
          <table:table-cell table:formula="of:=[.A1526]+0.01" office:value-type="float" office:value="5.24999999999976" calcext:value-type="float">
            <text:p>5,24999999999976</text:p>
          </table:table-cell>
          <table:table-cell table:formula="of:=2*[.A1527]/9-4/3" office:value-type="float" office:value="-0.166666666666719" calcext:value-type="float">
            <text:p>-0,166666666666719</text:p>
          </table:table-cell>
          <table:table-cell table:formula="of:=-7*[.A1527]/9-1/3" office:value-type="float" office:value="-4.41666666666648" calcext:value-type="float">
            <text:p>-4,41666666666648</text:p>
          </table:table-cell>
          <table:table-cell table:number-columns-repeated="1021"/>
        </table:table-row>
        <table:table-row table:style-name="ro1">
          <table:table-cell table:formula="of:=[.A1527]+0.01" office:value-type="float" office:value="5.25999999999976" calcext:value-type="float">
            <text:p>5,25999999999976</text:p>
          </table:table-cell>
          <table:table-cell table:formula="of:=2*[.A1528]/9-4/3" office:value-type="float" office:value="-0.164444444444497" calcext:value-type="float">
            <text:p>-0,164444444444497</text:p>
          </table:table-cell>
          <table:table-cell table:formula="of:=-7*[.A1528]/9-1/3" office:value-type="float" office:value="-4.42444444444426" calcext:value-type="float">
            <text:p>-4,42444444444426</text:p>
          </table:table-cell>
          <table:table-cell table:number-columns-repeated="1021"/>
        </table:table-row>
        <table:table-row table:style-name="ro1">
          <table:table-cell table:formula="of:=[.A1528]+0.01" office:value-type="float" office:value="5.26999999999976" calcext:value-type="float">
            <text:p>5,26999999999976</text:p>
          </table:table-cell>
          <table:table-cell table:formula="of:=2*[.A1529]/9-4/3" office:value-type="float" office:value="-0.162222222222275" calcext:value-type="float">
            <text:p>-0,162222222222275</text:p>
          </table:table-cell>
          <table:table-cell table:formula="of:=-7*[.A1529]/9-1/3" office:value-type="float" office:value="-4.43222222222204" calcext:value-type="float">
            <text:p>-4,43222222222204</text:p>
          </table:table-cell>
          <table:table-cell table:number-columns-repeated="1021"/>
        </table:table-row>
        <table:table-row table:style-name="ro1">
          <table:table-cell table:formula="of:=[.A1529]+0.01" office:value-type="float" office:value="5.27999999999976" calcext:value-type="float">
            <text:p>5,27999999999976</text:p>
          </table:table-cell>
          <table:table-cell table:formula="of:=2*[.A1530]/9-4/3" office:value-type="float" office:value="-0.160000000000053" calcext:value-type="float">
            <text:p>-0,160000000000053</text:p>
          </table:table-cell>
          <table:table-cell table:formula="of:=-7*[.A1530]/9-1/3" office:value-type="float" office:value="-4.43999999999982" calcext:value-type="float">
            <text:p>-4,43999999999982</text:p>
          </table:table-cell>
          <table:table-cell table:number-columns-repeated="1021"/>
        </table:table-row>
        <table:table-row table:style-name="ro1">
          <table:table-cell table:formula="of:=[.A1530]+0.01" office:value-type="float" office:value="5.28999999999976" calcext:value-type="float">
            <text:p>5,28999999999976</text:p>
          </table:table-cell>
          <table:table-cell table:formula="of:=2*[.A1531]/9-4/3" office:value-type="float" office:value="-0.15777777777783" calcext:value-type="float">
            <text:p>-0,15777777777783</text:p>
          </table:table-cell>
          <table:table-cell table:formula="of:=-7*[.A1531]/9-1/3" office:value-type="float" office:value="-4.44777777777759" calcext:value-type="float">
            <text:p>-4,44777777777759</text:p>
          </table:table-cell>
          <table:table-cell table:number-columns-repeated="1021"/>
        </table:table-row>
        <table:table-row table:style-name="ro1">
          <table:table-cell table:formula="of:=[.A1531]+0.01" office:value-type="float" office:value="5.29999999999976" calcext:value-type="float">
            <text:p>5,29999999999976</text:p>
          </table:table-cell>
          <table:table-cell table:formula="of:=2*[.A1532]/9-4/3" office:value-type="float" office:value="-0.155555555555608" calcext:value-type="float">
            <text:p>-0,155555555555608</text:p>
          </table:table-cell>
          <table:table-cell table:formula="of:=-7*[.A1532]/9-1/3" office:value-type="float" office:value="-4.45555555555537" calcext:value-type="float">
            <text:p>-4,45555555555537</text:p>
          </table:table-cell>
          <table:table-cell table:number-columns-repeated="1021"/>
        </table:table-row>
        <table:table-row table:style-name="ro1">
          <table:table-cell table:formula="of:=[.A1532]+0.01" office:value-type="float" office:value="5.30999999999976" calcext:value-type="float">
            <text:p>5,30999999999976</text:p>
          </table:table-cell>
          <table:table-cell table:formula="of:=2*[.A1533]/9-4/3" office:value-type="float" office:value="-0.153333333333386" calcext:value-type="float">
            <text:p>-0,153333333333386</text:p>
          </table:table-cell>
          <table:table-cell table:formula="of:=-7*[.A1533]/9-1/3" office:value-type="float" office:value="-4.46333333333315" calcext:value-type="float">
            <text:p>-4,46333333333315</text:p>
          </table:table-cell>
          <table:table-cell table:number-columns-repeated="1021"/>
        </table:table-row>
        <table:table-row table:style-name="ro1">
          <table:table-cell table:formula="of:=[.A1533]+0.01" office:value-type="float" office:value="5.31999999999976" calcext:value-type="float">
            <text:p>5,31999999999976</text:p>
          </table:table-cell>
          <table:table-cell table:formula="of:=2*[.A1534]/9-4/3" office:value-type="float" office:value="-0.151111111111164" calcext:value-type="float">
            <text:p>-0,151111111111164</text:p>
          </table:table-cell>
          <table:table-cell table:formula="of:=-7*[.A1534]/9-1/3" office:value-type="float" office:value="-4.47111111111093" calcext:value-type="float">
            <text:p>-4,47111111111093</text:p>
          </table:table-cell>
          <table:table-cell table:number-columns-repeated="1021"/>
        </table:table-row>
        <table:table-row table:style-name="ro1">
          <table:table-cell table:formula="of:=[.A1534]+0.01" office:value-type="float" office:value="5.32999999999976" calcext:value-type="float">
            <text:p>5,32999999999976</text:p>
          </table:table-cell>
          <table:table-cell table:formula="of:=2*[.A1535]/9-4/3" office:value-type="float" office:value="-0.148888888888942" calcext:value-type="float">
            <text:p>-0,148888888888942</text:p>
          </table:table-cell>
          <table:table-cell table:formula="of:=-7*[.A1535]/9-1/3" office:value-type="float" office:value="-4.4788888888887" calcext:value-type="float">
            <text:p>-4,4788888888887</text:p>
          </table:table-cell>
          <table:table-cell table:number-columns-repeated="1021"/>
        </table:table-row>
        <table:table-row table:style-name="ro1">
          <table:table-cell table:formula="of:=[.A1535]+0.01" office:value-type="float" office:value="5.33999999999976" calcext:value-type="float">
            <text:p>5,33999999999976</text:p>
          </table:table-cell>
          <table:table-cell table:formula="of:=2*[.A1536]/9-4/3" office:value-type="float" office:value="-0.14666666666672" calcext:value-type="float">
            <text:p>-0,14666666666672</text:p>
          </table:table-cell>
          <table:table-cell table:formula="of:=-7*[.A1536]/9-1/3" office:value-type="float" office:value="-4.48666666666648" calcext:value-type="float">
            <text:p>-4,48666666666648</text:p>
          </table:table-cell>
          <table:table-cell table:number-columns-repeated="1021"/>
        </table:table-row>
        <table:table-row table:style-name="ro1">
          <table:table-cell table:formula="of:=[.A1536]+0.01" office:value-type="float" office:value="5.34999999999976" calcext:value-type="float">
            <text:p>5,34999999999976</text:p>
          </table:table-cell>
          <table:table-cell table:formula="of:=2*[.A1537]/9-4/3" office:value-type="float" office:value="-0.144444444444497" calcext:value-type="float">
            <text:p>-0,144444444444497</text:p>
          </table:table-cell>
          <table:table-cell table:formula="of:=-7*[.A1537]/9-1/3" office:value-type="float" office:value="-4.49444444444426" calcext:value-type="float">
            <text:p>-4,49444444444426</text:p>
          </table:table-cell>
          <table:table-cell table:number-columns-repeated="1021"/>
        </table:table-row>
        <table:table-row table:style-name="ro1">
          <table:table-cell table:formula="of:=[.A1537]+0.01" office:value-type="float" office:value="5.35999999999976" calcext:value-type="float">
            <text:p>5,35999999999976</text:p>
          </table:table-cell>
          <table:table-cell table:formula="of:=2*[.A1538]/9-4/3" office:value-type="float" office:value="-0.142222222222275" calcext:value-type="float">
            <text:p>-0,142222222222275</text:p>
          </table:table-cell>
          <table:table-cell table:formula="of:=-7*[.A1538]/9-1/3" office:value-type="float" office:value="-4.50222222222204" calcext:value-type="float">
            <text:p>-4,50222222222204</text:p>
          </table:table-cell>
          <table:table-cell table:number-columns-repeated="1021"/>
        </table:table-row>
        <table:table-row table:style-name="ro1">
          <table:table-cell table:formula="of:=[.A1538]+0.01" office:value-type="float" office:value="5.36999999999976" calcext:value-type="float">
            <text:p>5,36999999999976</text:p>
          </table:table-cell>
          <table:table-cell table:formula="of:=2*[.A1539]/9-4/3" office:value-type="float" office:value="-0.140000000000053" calcext:value-type="float">
            <text:p>-0,140000000000053</text:p>
          </table:table-cell>
          <table:table-cell table:formula="of:=-7*[.A1539]/9-1/3" office:value-type="float" office:value="-4.50999999999981" calcext:value-type="float">
            <text:p>-4,50999999999981</text:p>
          </table:table-cell>
          <table:table-cell table:number-columns-repeated="1021"/>
        </table:table-row>
        <table:table-row table:style-name="ro1">
          <table:table-cell table:formula="of:=[.A1539]+0.01" office:value-type="float" office:value="5.37999999999976" calcext:value-type="float">
            <text:p>5,37999999999976</text:p>
          </table:table-cell>
          <table:table-cell table:formula="of:=2*[.A1540]/9-4/3" office:value-type="float" office:value="-0.137777777777831" calcext:value-type="float">
            <text:p>-0,137777777777831</text:p>
          </table:table-cell>
          <table:table-cell table:formula="of:=-7*[.A1540]/9-1/3" office:value-type="float" office:value="-4.51777777777759" calcext:value-type="float">
            <text:p>-4,51777777777759</text:p>
          </table:table-cell>
          <table:table-cell table:number-columns-repeated="1021"/>
        </table:table-row>
        <table:table-row table:style-name="ro1">
          <table:table-cell table:formula="of:=[.A1540]+0.01" office:value-type="float" office:value="5.38999999999976" calcext:value-type="float">
            <text:p>5,38999999999976</text:p>
          </table:table-cell>
          <table:table-cell table:formula="of:=2*[.A1541]/9-4/3" office:value-type="float" office:value="-0.135555555555609" calcext:value-type="float">
            <text:p>-0,135555555555609</text:p>
          </table:table-cell>
          <table:table-cell table:formula="of:=-7*[.A1541]/9-1/3" office:value-type="float" office:value="-4.52555555555537" calcext:value-type="float">
            <text:p>-4,52555555555537</text:p>
          </table:table-cell>
          <table:table-cell table:number-columns-repeated="1021"/>
        </table:table-row>
        <table:table-row table:style-name="ro1">
          <table:table-cell table:formula="of:=[.A1541]+0.01" office:value-type="float" office:value="5.39999999999976" calcext:value-type="float">
            <text:p>5,39999999999976</text:p>
          </table:table-cell>
          <table:table-cell table:formula="of:=2*[.A1542]/9-4/3" office:value-type="float" office:value="-0.133333333333386" calcext:value-type="float">
            <text:p>-0,133333333333386</text:p>
          </table:table-cell>
          <table:table-cell table:formula="of:=-7*[.A1542]/9-1/3" office:value-type="float" office:value="-4.53333333333315" calcext:value-type="float">
            <text:p>-4,53333333333315</text:p>
          </table:table-cell>
          <table:table-cell table:number-columns-repeated="1021"/>
        </table:table-row>
        <table:table-row table:style-name="ro1">
          <table:table-cell table:formula="of:=[.A1542]+0.01" office:value-type="float" office:value="5.40999999999976" calcext:value-type="float">
            <text:p>5,40999999999976</text:p>
          </table:table-cell>
          <table:table-cell table:formula="of:=2*[.A1543]/9-4/3" office:value-type="float" office:value="-0.131111111111164" calcext:value-type="float">
            <text:p>-0,131111111111164</text:p>
          </table:table-cell>
          <table:table-cell table:formula="of:=-7*[.A1543]/9-1/3" office:value-type="float" office:value="-4.54111111111092" calcext:value-type="float">
            <text:p>-4,54111111111092</text:p>
          </table:table-cell>
          <table:table-cell table:number-columns-repeated="1021"/>
        </table:table-row>
        <table:table-row table:style-name="ro1">
          <table:table-cell table:formula="of:=[.A1543]+0.01" office:value-type="float" office:value="5.41999999999976" calcext:value-type="float">
            <text:p>5,41999999999976</text:p>
          </table:table-cell>
          <table:table-cell table:formula="of:=2*[.A1544]/9-4/3" office:value-type="float" office:value="-0.128888888888942" calcext:value-type="float">
            <text:p>-0,128888888888942</text:p>
          </table:table-cell>
          <table:table-cell table:formula="of:=-7*[.A1544]/9-1/3" office:value-type="float" office:value="-4.5488888888887" calcext:value-type="float">
            <text:p>-4,5488888888887</text:p>
          </table:table-cell>
          <table:table-cell table:number-columns-repeated="1021"/>
        </table:table-row>
        <table:table-row table:style-name="ro1">
          <table:table-cell table:formula="of:=[.A1544]+0.01" office:value-type="float" office:value="5.42999999999976" calcext:value-type="float">
            <text:p>5,42999999999976</text:p>
          </table:table-cell>
          <table:table-cell table:formula="of:=2*[.A1545]/9-4/3" office:value-type="float" office:value="-0.12666666666672" calcext:value-type="float">
            <text:p>-0,12666666666672</text:p>
          </table:table-cell>
          <table:table-cell table:formula="of:=-7*[.A1545]/9-1/3" office:value-type="float" office:value="-4.55666666666648" calcext:value-type="float">
            <text:p>-4,55666666666648</text:p>
          </table:table-cell>
          <table:table-cell table:number-columns-repeated="1021"/>
        </table:table-row>
        <table:table-row table:style-name="ro1">
          <table:table-cell table:formula="of:=[.A1545]+0.01" office:value-type="float" office:value="5.43999999999976" calcext:value-type="float">
            <text:p>5,43999999999976</text:p>
          </table:table-cell>
          <table:table-cell table:formula="of:=2*[.A1546]/9-4/3" office:value-type="float" office:value="-0.124444444444498" calcext:value-type="float">
            <text:p>-0,124444444444498</text:p>
          </table:table-cell>
          <table:table-cell table:formula="of:=-7*[.A1546]/9-1/3" office:value-type="float" office:value="-4.56444444444426" calcext:value-type="float">
            <text:p>-4,56444444444426</text:p>
          </table:table-cell>
          <table:table-cell table:number-columns-repeated="1021"/>
        </table:table-row>
        <table:table-row table:style-name="ro1">
          <table:table-cell table:formula="of:=[.A1546]+0.01" office:value-type="float" office:value="5.44999999999976" calcext:value-type="float">
            <text:p>5,44999999999976</text:p>
          </table:table-cell>
          <table:table-cell table:formula="of:=2*[.A1547]/9-4/3" office:value-type="float" office:value="-0.122222222222276" calcext:value-type="float">
            <text:p>-0,122222222222276</text:p>
          </table:table-cell>
          <table:table-cell table:formula="of:=-7*[.A1547]/9-1/3" office:value-type="float" office:value="-4.57222222222203" calcext:value-type="float">
            <text:p>-4,57222222222203</text:p>
          </table:table-cell>
          <table:table-cell table:number-columns-repeated="1021"/>
        </table:table-row>
        <table:table-row table:style-name="ro1">
          <table:table-cell table:formula="of:=[.A1547]+0.01" office:value-type="float" office:value="5.45999999999976" calcext:value-type="float">
            <text:p>5,45999999999976</text:p>
          </table:table-cell>
          <table:table-cell table:formula="of:=2*[.A1548]/9-4/3" office:value-type="float" office:value="-0.120000000000053" calcext:value-type="float">
            <text:p>-0,120000000000053</text:p>
          </table:table-cell>
          <table:table-cell table:formula="of:=-7*[.A1548]/9-1/3" office:value-type="float" office:value="-4.57999999999981" calcext:value-type="float">
            <text:p>-4,57999999999981</text:p>
          </table:table-cell>
          <table:table-cell table:number-columns-repeated="1021"/>
        </table:table-row>
        <table:table-row table:style-name="ro1">
          <table:table-cell table:formula="of:=[.A1548]+0.01" office:value-type="float" office:value="5.46999999999976" calcext:value-type="float">
            <text:p>5,46999999999976</text:p>
          </table:table-cell>
          <table:table-cell table:formula="of:=2*[.A1549]/9-4/3" office:value-type="float" office:value="-0.117777777777831" calcext:value-type="float">
            <text:p>-0,117777777777831</text:p>
          </table:table-cell>
          <table:table-cell table:formula="of:=-7*[.A1549]/9-1/3" office:value-type="float" office:value="-4.58777777777759" calcext:value-type="float">
            <text:p>-4,58777777777759</text:p>
          </table:table-cell>
          <table:table-cell table:number-columns-repeated="1021"/>
        </table:table-row>
        <table:table-row table:style-name="ro1">
          <table:table-cell table:formula="of:=[.A1549]+0.01" office:value-type="float" office:value="5.47999999999976" calcext:value-type="float">
            <text:p>5,47999999999976</text:p>
          </table:table-cell>
          <table:table-cell table:formula="of:=2*[.A1550]/9-4/3" office:value-type="float" office:value="-0.115555555555609" calcext:value-type="float">
            <text:p>-0,115555555555609</text:p>
          </table:table-cell>
          <table:table-cell table:formula="of:=-7*[.A1550]/9-1/3" office:value-type="float" office:value="-4.59555555555537" calcext:value-type="float">
            <text:p>-4,59555555555537</text:p>
          </table:table-cell>
          <table:table-cell table:number-columns-repeated="1021"/>
        </table:table-row>
        <table:table-row table:style-name="ro1">
          <table:table-cell table:formula="of:=[.A1550]+0.01" office:value-type="float" office:value="5.48999999999976" calcext:value-type="float">
            <text:p>5,48999999999976</text:p>
          </table:table-cell>
          <table:table-cell table:formula="of:=2*[.A1551]/9-4/3" office:value-type="float" office:value="-0.113333333333387" calcext:value-type="float">
            <text:p>-0,113333333333387</text:p>
          </table:table-cell>
          <table:table-cell table:formula="of:=-7*[.A1551]/9-1/3" office:value-type="float" office:value="-4.60333333333315" calcext:value-type="float">
            <text:p>-4,60333333333315</text:p>
          </table:table-cell>
          <table:table-cell table:number-columns-repeated="1021"/>
        </table:table-row>
        <table:table-row table:style-name="ro1">
          <table:table-cell table:formula="of:=[.A1551]+0.01" office:value-type="float" office:value="5.49999999999976" calcext:value-type="float">
            <text:p>5,49999999999976</text:p>
          </table:table-cell>
          <table:table-cell table:formula="of:=2*[.A1552]/9-4/3" office:value-type="float" office:value="-0.111111111111165" calcext:value-type="float">
            <text:p>-0,111111111111165</text:p>
          </table:table-cell>
          <table:table-cell table:formula="of:=-7*[.A1552]/9-1/3" office:value-type="float" office:value="-4.61111111111092" calcext:value-type="float">
            <text:p>-4,61111111111092</text:p>
          </table:table-cell>
          <table:table-cell table:number-columns-repeated="1021"/>
        </table:table-row>
        <table:table-row table:style-name="ro1">
          <table:table-cell table:formula="of:=[.A1552]+0.01" office:value-type="float" office:value="5.50999999999976" calcext:value-type="float">
            <text:p>5,50999999999976</text:p>
          </table:table-cell>
          <table:table-cell table:formula="of:=2*[.A1553]/9-4/3" office:value-type="float" office:value="-0.108888888888943" calcext:value-type="float">
            <text:p>-0,108888888888943</text:p>
          </table:table-cell>
          <table:table-cell table:formula="of:=-7*[.A1553]/9-1/3" office:value-type="float" office:value="-4.6188888888887" calcext:value-type="float">
            <text:p>-4,6188888888887</text:p>
          </table:table-cell>
          <table:table-cell table:number-columns-repeated="1021"/>
        </table:table-row>
        <table:table-row table:style-name="ro1">
          <table:table-cell table:formula="of:=[.A1553]+0.01" office:value-type="float" office:value="5.51999999999976" calcext:value-type="float">
            <text:p>5,51999999999976</text:p>
          </table:table-cell>
          <table:table-cell table:formula="of:=2*[.A1554]/9-4/3" office:value-type="float" office:value="-0.10666666666672" calcext:value-type="float">
            <text:p>-0,10666666666672</text:p>
          </table:table-cell>
          <table:table-cell table:formula="of:=-7*[.A1554]/9-1/3" office:value-type="float" office:value="-4.62666666666648" calcext:value-type="float">
            <text:p>-4,62666666666648</text:p>
          </table:table-cell>
          <table:table-cell table:number-columns-repeated="1021"/>
        </table:table-row>
        <table:table-row table:style-name="ro1">
          <table:table-cell table:formula="of:=[.A1554]+0.01" office:value-type="float" office:value="5.52999999999976" calcext:value-type="float">
            <text:p>5,52999999999976</text:p>
          </table:table-cell>
          <table:table-cell table:formula="of:=2*[.A1555]/9-4/3" office:value-type="float" office:value="-0.104444444444498" calcext:value-type="float">
            <text:p>-0,104444444444498</text:p>
          </table:table-cell>
          <table:table-cell table:formula="of:=-7*[.A1555]/9-1/3" office:value-type="float" office:value="-4.63444444444426" calcext:value-type="float">
            <text:p>-4,63444444444426</text:p>
          </table:table-cell>
          <table:table-cell table:number-columns-repeated="1021"/>
        </table:table-row>
        <table:table-row table:style-name="ro1">
          <table:table-cell table:formula="of:=[.A1555]+0.01" office:value-type="float" office:value="5.53999999999976" calcext:value-type="float">
            <text:p>5,53999999999976</text:p>
          </table:table-cell>
          <table:table-cell table:formula="of:=2*[.A1556]/9-4/3" office:value-type="float" office:value="-0.102222222222276" calcext:value-type="float">
            <text:p>-0,102222222222276</text:p>
          </table:table-cell>
          <table:table-cell table:formula="of:=-7*[.A1556]/9-1/3" office:value-type="float" office:value="-4.64222222222203" calcext:value-type="float">
            <text:p>-4,64222222222203</text:p>
          </table:table-cell>
          <table:table-cell table:number-columns-repeated="1021"/>
        </table:table-row>
        <table:table-row table:style-name="ro1">
          <table:table-cell table:formula="of:=[.A1556]+0.01" office:value-type="float" office:value="5.54999999999976" calcext:value-type="float">
            <text:p>5,54999999999976</text:p>
          </table:table-cell>
          <table:table-cell table:formula="of:=2*[.A1557]/9-4/3" office:value-type="float" office:value="-0.100000000000054" calcext:value-type="float">
            <text:p>-0,100000000000054</text:p>
          </table:table-cell>
          <table:table-cell table:formula="of:=-7*[.A1557]/9-1/3" office:value-type="float" office:value="-4.64999999999981" calcext:value-type="float">
            <text:p>-4,64999999999981</text:p>
          </table:table-cell>
          <table:table-cell table:number-columns-repeated="1021"/>
        </table:table-row>
        <table:table-row table:style-name="ro1">
          <table:table-cell table:formula="of:=[.A1557]+0.01" office:value-type="float" office:value="5.55999999999976" calcext:value-type="float">
            <text:p>5,55999999999976</text:p>
          </table:table-cell>
          <table:table-cell table:formula="of:=2*[.A1558]/9-4/3" office:value-type="float" office:value="-0.0977777777778317" calcext:value-type="float">
            <text:p>-0,0977777777778317</text:p>
          </table:table-cell>
          <table:table-cell table:formula="of:=-7*[.A1558]/9-1/3" office:value-type="float" office:value="-4.65777777777759" calcext:value-type="float">
            <text:p>-4,65777777777759</text:p>
          </table:table-cell>
          <table:table-cell table:number-columns-repeated="1021"/>
        </table:table-row>
        <table:table-row table:style-name="ro1">
          <table:table-cell table:formula="of:=[.A1558]+0.01" office:value-type="float" office:value="5.56999999999976" calcext:value-type="float">
            <text:p>5,56999999999976</text:p>
          </table:table-cell>
          <table:table-cell table:formula="of:=2*[.A1559]/9-4/3" office:value-type="float" office:value="-0.0955555555556096" calcext:value-type="float">
            <text:p>-0,0955555555556096</text:p>
          </table:table-cell>
          <table:table-cell table:formula="of:=-7*[.A1559]/9-1/3" office:value-type="float" office:value="-4.66555555555537" calcext:value-type="float">
            <text:p>-4,66555555555537</text:p>
          </table:table-cell>
          <table:table-cell table:number-columns-repeated="1021"/>
        </table:table-row>
        <table:table-row table:style-name="ro1">
          <table:table-cell table:formula="of:=[.A1559]+0.01" office:value-type="float" office:value="5.57999999999976" calcext:value-type="float">
            <text:p>5,57999999999976</text:p>
          </table:table-cell>
          <table:table-cell table:formula="of:=2*[.A1560]/9-4/3" office:value-type="float" office:value="-0.0933333333333872" calcext:value-type="float">
            <text:p>-0,0933333333333872</text:p>
          </table:table-cell>
          <table:table-cell table:formula="of:=-7*[.A1560]/9-1/3" office:value-type="float" office:value="-4.67333333333314" calcext:value-type="float">
            <text:p>-4,67333333333314</text:p>
          </table:table-cell>
          <table:table-cell table:number-columns-repeated="1021"/>
        </table:table-row>
        <table:table-row table:style-name="ro1">
          <table:table-cell table:formula="of:=[.A1560]+0.01" office:value-type="float" office:value="5.58999999999976" calcext:value-type="float">
            <text:p>5,58999999999976</text:p>
          </table:table-cell>
          <table:table-cell table:formula="of:=2*[.A1561]/9-4/3" office:value-type="float" office:value="-0.0911111111111651" calcext:value-type="float">
            <text:p>-0,0911111111111651</text:p>
          </table:table-cell>
          <table:table-cell table:formula="of:=-7*[.A1561]/9-1/3" office:value-type="float" office:value="-4.68111111111092" calcext:value-type="float">
            <text:p>-4,68111111111092</text:p>
          </table:table-cell>
          <table:table-cell table:number-columns-repeated="1021"/>
        </table:table-row>
        <table:table-row table:style-name="ro1">
          <table:table-cell table:formula="of:=[.A1561]+0.01" office:value-type="float" office:value="5.59999999999976" calcext:value-type="float">
            <text:p>5,59999999999976</text:p>
          </table:table-cell>
          <table:table-cell table:formula="of:=2*[.A1562]/9-4/3" office:value-type="float" office:value="-0.088888888888943" calcext:value-type="float">
            <text:p>-0,088888888888943</text:p>
          </table:table-cell>
          <table:table-cell table:formula="of:=-7*[.A1562]/9-1/3" office:value-type="float" office:value="-4.6888888888887" calcext:value-type="float">
            <text:p>-4,6888888888887</text:p>
          </table:table-cell>
          <table:table-cell table:number-columns-repeated="1021"/>
        </table:table-row>
        <table:table-row table:style-name="ro1">
          <table:table-cell table:formula="of:=[.A1562]+0.01" office:value-type="float" office:value="5.60999999999976" calcext:value-type="float">
            <text:p>5,60999999999976</text:p>
          </table:table-cell>
          <table:table-cell table:formula="of:=2*[.A1563]/9-4/3" office:value-type="float" office:value="-0.0866666666667208" calcext:value-type="float">
            <text:p>-0,0866666666667208</text:p>
          </table:table-cell>
          <table:table-cell table:formula="of:=-7*[.A1563]/9-1/3" office:value-type="float" office:value="-4.69666666666648" calcext:value-type="float">
            <text:p>-4,69666666666648</text:p>
          </table:table-cell>
          <table:table-cell table:number-columns-repeated="1021"/>
        </table:table-row>
        <table:table-row table:style-name="ro1">
          <table:table-cell table:formula="of:=[.A1563]+0.01" office:value-type="float" office:value="5.61999999999976" calcext:value-type="float">
            <text:p>5,61999999999976</text:p>
          </table:table-cell>
          <table:table-cell table:formula="of:=2*[.A1564]/9-4/3" office:value-type="float" office:value="-0.0844444444444987" calcext:value-type="float">
            <text:p>-0,0844444444444987</text:p>
          </table:table-cell>
          <table:table-cell table:formula="of:=-7*[.A1564]/9-1/3" office:value-type="float" office:value="-4.70444444444425" calcext:value-type="float">
            <text:p>-4,70444444444425</text:p>
          </table:table-cell>
          <table:table-cell table:number-columns-repeated="1021"/>
        </table:table-row>
        <table:table-row table:style-name="ro1">
          <table:table-cell table:formula="of:=[.A1564]+0.01" office:value-type="float" office:value="5.62999999999976" calcext:value-type="float">
            <text:p>5,62999999999976</text:p>
          </table:table-cell>
          <table:table-cell table:formula="of:=2*[.A1565]/9-4/3" office:value-type="float" office:value="-0.0822222222222764" calcext:value-type="float">
            <text:p>-0,0822222222222764</text:p>
          </table:table-cell>
          <table:table-cell table:formula="of:=-7*[.A1565]/9-1/3" office:value-type="float" office:value="-4.71222222222203" calcext:value-type="float">
            <text:p>-4,71222222222203</text:p>
          </table:table-cell>
          <table:table-cell table:number-columns-repeated="1021"/>
        </table:table-row>
        <table:table-row table:style-name="ro1">
          <table:table-cell table:formula="of:=[.A1565]+0.01" office:value-type="float" office:value="5.63999999999976" calcext:value-type="float">
            <text:p>5,63999999999976</text:p>
          </table:table-cell>
          <table:table-cell table:formula="of:=2*[.A1566]/9-4/3" office:value-type="float" office:value="-0.0800000000000543" calcext:value-type="float">
            <text:p>-0,0800000000000543</text:p>
          </table:table-cell>
          <table:table-cell table:formula="of:=-7*[.A1566]/9-1/3" office:value-type="float" office:value="-4.71999999999981" calcext:value-type="float">
            <text:p>-4,71999999999981</text:p>
          </table:table-cell>
          <table:table-cell table:number-columns-repeated="1021"/>
        </table:table-row>
        <table:table-row table:style-name="ro1">
          <table:table-cell table:formula="of:=[.A1566]+0.01" office:value-type="float" office:value="5.64999999999976" calcext:value-type="float">
            <text:p>5,64999999999976</text:p>
          </table:table-cell>
          <table:table-cell table:formula="of:=2*[.A1567]/9-4/3" office:value-type="float" office:value="-0.0777777777778321" calcext:value-type="float">
            <text:p>-0,0777777777778321</text:p>
          </table:table-cell>
          <table:table-cell table:formula="of:=-7*[.A1567]/9-1/3" office:value-type="float" office:value="-4.72777777777759" calcext:value-type="float">
            <text:p>-4,72777777777759</text:p>
          </table:table-cell>
          <table:table-cell table:number-columns-repeated="1021"/>
        </table:table-row>
        <table:table-row table:style-name="ro1">
          <table:table-cell table:formula="of:=[.A1567]+0.01" office:value-type="float" office:value="5.65999999999976" calcext:value-type="float">
            <text:p>5,65999999999976</text:p>
          </table:table-cell>
          <table:table-cell table:formula="of:=2*[.A1568]/9-4/3" office:value-type="float" office:value="-0.07555555555561" calcext:value-type="float">
            <text:p>-0,07555555555561</text:p>
          </table:table-cell>
          <table:table-cell table:formula="of:=-7*[.A1568]/9-1/3" office:value-type="float" office:value="-4.73555555555537" calcext:value-type="float">
            <text:p>-4,73555555555537</text:p>
          </table:table-cell>
          <table:table-cell table:number-columns-repeated="1021"/>
        </table:table-row>
        <table:table-row table:style-name="ro1">
          <table:table-cell table:formula="of:=[.A1568]+0.01" office:value-type="float" office:value="5.66999999999976" calcext:value-type="float">
            <text:p>5,66999999999976</text:p>
          </table:table-cell>
          <table:table-cell table:formula="of:=2*[.A1569]/9-4/3" office:value-type="float" office:value="-0.0733333333333877" calcext:value-type="float">
            <text:p>-0,0733333333333877</text:p>
          </table:table-cell>
          <table:table-cell table:formula="of:=-7*[.A1569]/9-1/3" office:value-type="float" office:value="-4.74333333333314" calcext:value-type="float">
            <text:p>-4,74333333333314</text:p>
          </table:table-cell>
          <table:table-cell table:number-columns-repeated="1021"/>
        </table:table-row>
        <table:table-row table:style-name="ro1">
          <table:table-cell table:formula="of:=[.A1569]+0.01" office:value-type="float" office:value="5.67999999999975" calcext:value-type="float">
            <text:p>5,67999999999975</text:p>
          </table:table-cell>
          <table:table-cell table:formula="of:=2*[.A1570]/9-4/3" office:value-type="float" office:value="-0.0711111111111655" calcext:value-type="float">
            <text:p>-0,0711111111111655</text:p>
          </table:table-cell>
          <table:table-cell table:formula="of:=-7*[.A1570]/9-1/3" office:value-type="float" office:value="-4.75111111111092" calcext:value-type="float">
            <text:p>-4,75111111111092</text:p>
          </table:table-cell>
          <table:table-cell table:number-columns-repeated="1021"/>
        </table:table-row>
        <table:table-row table:style-name="ro1">
          <table:table-cell table:formula="of:=[.A1570]+0.01" office:value-type="float" office:value="5.68999999999975" calcext:value-type="float">
            <text:p>5,68999999999975</text:p>
          </table:table-cell>
          <table:table-cell table:formula="of:=2*[.A1571]/9-4/3" office:value-type="float" office:value="-0.0688888888889434" calcext:value-type="float">
            <text:p>-0,0688888888889434</text:p>
          </table:table-cell>
          <table:table-cell table:formula="of:=-7*[.A1571]/9-1/3" office:value-type="float" office:value="-4.7588888888887" calcext:value-type="float">
            <text:p>-4,7588888888887</text:p>
          </table:table-cell>
          <table:table-cell table:number-columns-repeated="1021"/>
        </table:table-row>
        <table:table-row table:style-name="ro1">
          <table:table-cell table:formula="of:=[.A1571]+0.01" office:value-type="float" office:value="5.69999999999975" calcext:value-type="float">
            <text:p>5,69999999999975</text:p>
          </table:table-cell>
          <table:table-cell table:formula="of:=2*[.A1572]/9-4/3" office:value-type="float" office:value="-0.0666666666667213" calcext:value-type="float">
            <text:p>-0,0666666666667213</text:p>
          </table:table-cell>
          <table:table-cell table:formula="of:=-7*[.A1572]/9-1/3" office:value-type="float" office:value="-4.76666666666648" calcext:value-type="float">
            <text:p>-4,76666666666648</text:p>
          </table:table-cell>
          <table:table-cell table:number-columns-repeated="1021"/>
        </table:table-row>
        <table:table-row table:style-name="ro1">
          <table:table-cell table:formula="of:=[.A1572]+0.01" office:value-type="float" office:value="5.70999999999975" calcext:value-type="float">
            <text:p>5,70999999999975</text:p>
          </table:table-cell>
          <table:table-cell table:formula="of:=2*[.A1573]/9-4/3" office:value-type="float" office:value="-0.0644444444444992" calcext:value-type="float">
            <text:p>-0,0644444444444992</text:p>
          </table:table-cell>
          <table:table-cell table:formula="of:=-7*[.A1573]/9-1/3" office:value-type="float" office:value="-4.77444444444425" calcext:value-type="float">
            <text:p>-4,77444444444425</text:p>
          </table:table-cell>
          <table:table-cell table:number-columns-repeated="1021"/>
        </table:table-row>
        <table:table-row table:style-name="ro1">
          <table:table-cell table:formula="of:=[.A1573]+0.01" office:value-type="float" office:value="5.71999999999975" calcext:value-type="float">
            <text:p>5,71999999999975</text:p>
          </table:table-cell>
          <table:table-cell table:formula="of:=2*[.A1574]/9-4/3" office:value-type="float" office:value="-0.0622222222222768" calcext:value-type="float">
            <text:p>-0,0622222222222768</text:p>
          </table:table-cell>
          <table:table-cell table:formula="of:=-7*[.A1574]/9-1/3" office:value-type="float" office:value="-4.78222222222203" calcext:value-type="float">
            <text:p>-4,78222222222203</text:p>
          </table:table-cell>
          <table:table-cell table:number-columns-repeated="1021"/>
        </table:table-row>
        <table:table-row table:style-name="ro1">
          <table:table-cell table:formula="of:=[.A1574]+0.01" office:value-type="float" office:value="5.72999999999975" calcext:value-type="float">
            <text:p>5,72999999999975</text:p>
          </table:table-cell>
          <table:table-cell table:formula="of:=2*[.A1575]/9-4/3" office:value-type="float" office:value="-0.0600000000000547" calcext:value-type="float">
            <text:p>-0,0600000000000547</text:p>
          </table:table-cell>
          <table:table-cell table:formula="of:=-7*[.A1575]/9-1/3" office:value-type="float" office:value="-4.78999999999981" calcext:value-type="float">
            <text:p>-4,78999999999981</text:p>
          </table:table-cell>
          <table:table-cell table:number-columns-repeated="1021"/>
        </table:table-row>
        <table:table-row table:style-name="ro1">
          <table:table-cell table:formula="of:=[.A1575]+0.01" office:value-type="float" office:value="5.73999999999975" calcext:value-type="float">
            <text:p>5,73999999999975</text:p>
          </table:table-cell>
          <table:table-cell table:formula="of:=2*[.A1576]/9-4/3" office:value-type="float" office:value="-0.0577777777778326" calcext:value-type="float">
            <text:p>-0,0577777777778326</text:p>
          </table:table-cell>
          <table:table-cell table:formula="of:=-7*[.A1576]/9-1/3" office:value-type="float" office:value="-4.79777777777759" calcext:value-type="float">
            <text:p>-4,79777777777759</text:p>
          </table:table-cell>
          <table:table-cell table:number-columns-repeated="1021"/>
        </table:table-row>
        <table:table-row table:style-name="ro1">
          <table:table-cell table:formula="of:=[.A1576]+0.01" office:value-type="float" office:value="5.74999999999975" calcext:value-type="float">
            <text:p>5,74999999999975</text:p>
          </table:table-cell>
          <table:table-cell table:formula="of:=2*[.A1577]/9-4/3" office:value-type="float" office:value="-0.0555555555556104" calcext:value-type="float">
            <text:p>-0,0555555555556104</text:p>
          </table:table-cell>
          <table:table-cell table:formula="of:=-7*[.A1577]/9-1/3" office:value-type="float" office:value="-4.80555555555536" calcext:value-type="float">
            <text:p>-4,80555555555536</text:p>
          </table:table-cell>
          <table:table-cell table:number-columns-repeated="1021"/>
        </table:table-row>
        <table:table-row table:style-name="ro1">
          <table:table-cell table:formula="of:=[.A1577]+0.01" office:value-type="float" office:value="5.75999999999975" calcext:value-type="float">
            <text:p>5,75999999999975</text:p>
          </table:table-cell>
          <table:table-cell table:formula="of:=2*[.A1578]/9-4/3" office:value-type="float" office:value="-0.0533333333333881" calcext:value-type="float">
            <text:p>-0,0533333333333881</text:p>
          </table:table-cell>
          <table:table-cell table:formula="of:=-7*[.A1578]/9-1/3" office:value-type="float" office:value="-4.81333333333314" calcext:value-type="float">
            <text:p>-4,81333333333314</text:p>
          </table:table-cell>
          <table:table-cell table:number-columns-repeated="1021"/>
        </table:table-row>
        <table:table-row table:style-name="ro1">
          <table:table-cell table:formula="of:=[.A1578]+0.01" office:value-type="float" office:value="5.76999999999975" calcext:value-type="float">
            <text:p>5,76999999999975</text:p>
          </table:table-cell>
          <table:table-cell table:formula="of:=2*[.A1579]/9-4/3" office:value-type="float" office:value="-0.051111111111166" calcext:value-type="float">
            <text:p>-0,051111111111166</text:p>
          </table:table-cell>
          <table:table-cell table:formula="of:=-7*[.A1579]/9-1/3" office:value-type="float" office:value="-4.82111111111092" calcext:value-type="float">
            <text:p>-4,82111111111092</text:p>
          </table:table-cell>
          <table:table-cell table:number-columns-repeated="1021"/>
        </table:table-row>
        <table:table-row table:style-name="ro1">
          <table:table-cell table:formula="of:=[.A1579]+0.01" office:value-type="float" office:value="5.77999999999975" calcext:value-type="float">
            <text:p>5,77999999999975</text:p>
          </table:table-cell>
          <table:table-cell table:formula="of:=2*[.A1580]/9-4/3" office:value-type="float" office:value="-0.0488888888889438" calcext:value-type="float">
            <text:p>-0,0488888888889438</text:p>
          </table:table-cell>
          <table:table-cell table:formula="of:=-7*[.A1580]/9-1/3" office:value-type="float" office:value="-4.8288888888887" calcext:value-type="float">
            <text:p>-4,8288888888887</text:p>
          </table:table-cell>
          <table:table-cell table:number-columns-repeated="1021"/>
        </table:table-row>
        <table:table-row table:style-name="ro1">
          <table:table-cell table:formula="of:=[.A1580]+0.01" office:value-type="float" office:value="5.78999999999975" calcext:value-type="float">
            <text:p>5,78999999999975</text:p>
          </table:table-cell>
          <table:table-cell table:formula="of:=2*[.A1581]/9-4/3" office:value-type="float" office:value="-0.0466666666667217" calcext:value-type="float">
            <text:p>-0,0466666666667217</text:p>
          </table:table-cell>
          <table:table-cell table:formula="of:=-7*[.A1581]/9-1/3" office:value-type="float" office:value="-4.83666666666647" calcext:value-type="float">
            <text:p>-4,83666666666647</text:p>
          </table:table-cell>
          <table:table-cell table:number-columns-repeated="1021"/>
        </table:table-row>
        <table:table-row table:style-name="ro1">
          <table:table-cell table:formula="of:=[.A1581]+0.01" office:value-type="float" office:value="5.79999999999975" calcext:value-type="float">
            <text:p>5,79999999999975</text:p>
          </table:table-cell>
          <table:table-cell table:formula="of:=2*[.A1582]/9-4/3" office:value-type="float" office:value="-0.0444444444444996" calcext:value-type="float">
            <text:p>-0,0444444444444996</text:p>
          </table:table-cell>
          <table:table-cell table:formula="of:=-7*[.A1582]/9-1/3" office:value-type="float" office:value="-4.84444444444425" calcext:value-type="float">
            <text:p>-4,84444444444425</text:p>
          </table:table-cell>
          <table:table-cell table:number-columns-repeated="1021"/>
        </table:table-row>
        <table:table-row table:style-name="ro1">
          <table:table-cell table:formula="of:=[.A1582]+0.01" office:value-type="float" office:value="5.80999999999975" calcext:value-type="float">
            <text:p>5,80999999999975</text:p>
          </table:table-cell>
          <table:table-cell table:formula="of:=2*[.A1583]/9-4/3" office:value-type="float" office:value="-0.0422222222222772" calcext:value-type="float">
            <text:p>-0,0422222222222772</text:p>
          </table:table-cell>
          <table:table-cell table:formula="of:=-7*[.A1583]/9-1/3" office:value-type="float" office:value="-4.85222222222203" calcext:value-type="float">
            <text:p>-4,85222222222203</text:p>
          </table:table-cell>
          <table:table-cell table:number-columns-repeated="1021"/>
        </table:table-row>
        <table:table-row table:style-name="ro1">
          <table:table-cell table:formula="of:=[.A1583]+0.01" office:value-type="float" office:value="5.81999999999975" calcext:value-type="float">
            <text:p>5,81999999999975</text:p>
          </table:table-cell>
          <table:table-cell table:formula="of:=2*[.A1584]/9-4/3" office:value-type="float" office:value="-0.0400000000000551" calcext:value-type="float">
            <text:p>-0,0400000000000551</text:p>
          </table:table-cell>
          <table:table-cell table:formula="of:=-7*[.A1584]/9-1/3" office:value-type="float" office:value="-4.85999999999981" calcext:value-type="float">
            <text:p>-4,85999999999981</text:p>
          </table:table-cell>
          <table:table-cell table:number-columns-repeated="1021"/>
        </table:table-row>
        <table:table-row table:style-name="ro1">
          <table:table-cell table:formula="of:=[.A1584]+0.01" office:value-type="float" office:value="5.82999999999975" calcext:value-type="float">
            <text:p>5,82999999999975</text:p>
          </table:table-cell>
          <table:table-cell table:formula="of:=2*[.A1585]/9-4/3" office:value-type="float" office:value="-0.037777777777833" calcext:value-type="float">
            <text:p>-0,037777777777833</text:p>
          </table:table-cell>
          <table:table-cell table:formula="of:=-7*[.A1585]/9-1/3" office:value-type="float" office:value="-4.86777777777758" calcext:value-type="float">
            <text:p>-4,86777777777758</text:p>
          </table:table-cell>
          <table:table-cell table:number-columns-repeated="1021"/>
        </table:table-row>
        <table:table-row table:style-name="ro1">
          <table:table-cell table:formula="of:=[.A1585]+0.01" office:value-type="float" office:value="5.83999999999975" calcext:value-type="float">
            <text:p>5,83999999999975</text:p>
          </table:table-cell>
          <table:table-cell table:formula="of:=2*[.A1586]/9-4/3" office:value-type="float" office:value="-0.0355555555556109" calcext:value-type="float">
            <text:p>-0,0355555555556109</text:p>
          </table:table-cell>
          <table:table-cell table:formula="of:=-7*[.A1586]/9-1/3" office:value-type="float" office:value="-4.87555555555536" calcext:value-type="float">
            <text:p>-4,87555555555536</text:p>
          </table:table-cell>
          <table:table-cell table:number-columns-repeated="1021"/>
        </table:table-row>
        <table:table-row table:style-name="ro1">
          <table:table-cell table:formula="of:=[.A1586]+0.01" office:value-type="float" office:value="5.84999999999975" calcext:value-type="float">
            <text:p>5,84999999999975</text:p>
          </table:table-cell>
          <table:table-cell table:formula="of:=2*[.A1587]/9-4/3" office:value-type="float" office:value="-0.0333333333333885" calcext:value-type="float">
            <text:p>-0,0333333333333885</text:p>
          </table:table-cell>
          <table:table-cell table:formula="of:=-7*[.A1587]/9-1/3" office:value-type="float" office:value="-4.88333333333314" calcext:value-type="float">
            <text:p>-4,88333333333314</text:p>
          </table:table-cell>
          <table:table-cell table:number-columns-repeated="1021"/>
        </table:table-row>
        <table:table-row table:style-name="ro1">
          <table:table-cell table:formula="of:=[.A1587]+0.01" office:value-type="float" office:value="5.85999999999975" calcext:value-type="float">
            <text:p>5,85999999999975</text:p>
          </table:table-cell>
          <table:table-cell table:formula="of:=2*[.A1588]/9-4/3" office:value-type="float" office:value="-0.0311111111111664" calcext:value-type="float">
            <text:p>-0,0311111111111664</text:p>
          </table:table-cell>
          <table:table-cell table:formula="of:=-7*[.A1588]/9-1/3" office:value-type="float" office:value="-4.89111111111092" calcext:value-type="float">
            <text:p>-4,89111111111092</text:p>
          </table:table-cell>
          <table:table-cell table:number-columns-repeated="1021"/>
        </table:table-row>
        <table:table-row table:style-name="ro1">
          <table:table-cell table:formula="of:=[.A1588]+0.01" office:value-type="float" office:value="5.86999999999975" calcext:value-type="float">
            <text:p>5,86999999999975</text:p>
          </table:table-cell>
          <table:table-cell table:formula="of:=2*[.A1589]/9-4/3" office:value-type="float" office:value="-0.0288888888889443" calcext:value-type="float">
            <text:p>-0,0288888888889443</text:p>
          </table:table-cell>
          <table:table-cell table:formula="of:=-7*[.A1589]/9-1/3" office:value-type="float" office:value="-4.89888888888869" calcext:value-type="float">
            <text:p>-4,89888888888869</text:p>
          </table:table-cell>
          <table:table-cell table:number-columns-repeated="1021"/>
        </table:table-row>
        <table:table-row table:style-name="ro1">
          <table:table-cell table:formula="of:=[.A1589]+0.01" office:value-type="float" office:value="5.87999999999975" calcext:value-type="float">
            <text:p>5,87999999999975</text:p>
          </table:table-cell>
          <table:table-cell table:formula="of:=2*[.A1590]/9-4/3" office:value-type="float" office:value="-0.0266666666667221" calcext:value-type="float">
            <text:p>-0,0266666666667221</text:p>
          </table:table-cell>
          <table:table-cell table:formula="of:=-7*[.A1590]/9-1/3" office:value-type="float" office:value="-4.90666666666647" calcext:value-type="float">
            <text:p>-4,90666666666647</text:p>
          </table:table-cell>
          <table:table-cell table:number-columns-repeated="1021"/>
        </table:table-row>
        <table:table-row table:style-name="ro1">
          <table:table-cell table:formula="of:=[.A1590]+0.01" office:value-type="float" office:value="5.88999999999975" calcext:value-type="float">
            <text:p>5,88999999999975</text:p>
          </table:table-cell>
          <table:table-cell table:formula="of:=2*[.A1591]/9-4/3" office:value-type="float" office:value="-0.0244444444445" calcext:value-type="float">
            <text:p>-0,0244444444445</text:p>
          </table:table-cell>
          <table:table-cell table:formula="of:=-7*[.A1591]/9-1/3" office:value-type="float" office:value="-4.91444444444425" calcext:value-type="float">
            <text:p>-4,91444444444425</text:p>
          </table:table-cell>
          <table:table-cell table:number-columns-repeated="1021"/>
        </table:table-row>
        <table:table-row table:style-name="ro1">
          <table:table-cell table:formula="of:=[.A1591]+0.01" office:value-type="float" office:value="5.89999999999975" calcext:value-type="float">
            <text:p>5,89999999999975</text:p>
          </table:table-cell>
          <table:table-cell table:formula="of:=2*[.A1592]/9-4/3" office:value-type="float" office:value="-0.0222222222222777" calcext:value-type="float">
            <text:p>-0,0222222222222777</text:p>
          </table:table-cell>
          <table:table-cell table:formula="of:=-7*[.A1592]/9-1/3" office:value-type="float" office:value="-4.92222222222203" calcext:value-type="float">
            <text:p>-4,92222222222203</text:p>
          </table:table-cell>
          <table:table-cell table:number-columns-repeated="1021"/>
        </table:table-row>
        <table:table-row table:style-name="ro1">
          <table:table-cell table:formula="of:=[.A1592]+0.01" office:value-type="float" office:value="5.90999999999975" calcext:value-type="float">
            <text:p>5,90999999999975</text:p>
          </table:table-cell>
          <table:table-cell table:formula="of:=2*[.A1593]/9-4/3" office:value-type="float" office:value="-0.0200000000000555" calcext:value-type="float">
            <text:p>-0,0200000000000555</text:p>
          </table:table-cell>
          <table:table-cell table:formula="of:=-7*[.A1593]/9-1/3" office:value-type="float" office:value="-4.92999999999981" calcext:value-type="float">
            <text:p>-4,92999999999981</text:p>
          </table:table-cell>
          <table:table-cell table:number-columns-repeated="1021"/>
        </table:table-row>
        <table:table-row table:style-name="ro1">
          <table:table-cell table:formula="of:=[.A1593]+0.01" office:value-type="float" office:value="5.91999999999975" calcext:value-type="float">
            <text:p>5,91999999999975</text:p>
          </table:table-cell>
          <table:table-cell table:formula="of:=2*[.A1594]/9-4/3" office:value-type="float" office:value="-0.0177777777778334" calcext:value-type="float">
            <text:p>-0,0177777777778334</text:p>
          </table:table-cell>
          <table:table-cell table:formula="of:=-7*[.A1594]/9-1/3" office:value-type="float" office:value="-4.93777777777758" calcext:value-type="float">
            <text:p>-4,93777777777758</text:p>
          </table:table-cell>
          <table:table-cell table:number-columns-repeated="1021"/>
        </table:table-row>
        <table:table-row table:style-name="ro1">
          <table:table-cell table:formula="of:=[.A1594]+0.01" office:value-type="float" office:value="5.92999999999975" calcext:value-type="float">
            <text:p>5,92999999999975</text:p>
          </table:table-cell>
          <table:table-cell table:formula="of:=2*[.A1595]/9-4/3" office:value-type="float" office:value="-0.0155555555556113" calcext:value-type="float">
            <text:p>-0,0155555555556113</text:p>
          </table:table-cell>
          <table:table-cell table:formula="of:=-7*[.A1595]/9-1/3" office:value-type="float" office:value="-4.94555555555536" calcext:value-type="float">
            <text:p>-4,94555555555536</text:p>
          </table:table-cell>
          <table:table-cell table:number-columns-repeated="1021"/>
        </table:table-row>
        <table:table-row table:style-name="ro1">
          <table:table-cell table:formula="of:=[.A1595]+0.01" office:value-type="float" office:value="5.93999999999975" calcext:value-type="float">
            <text:p>5,93999999999975</text:p>
          </table:table-cell>
          <table:table-cell table:formula="of:=2*[.A1596]/9-4/3" office:value-type="float" office:value="-0.0133333333333889" calcext:value-type="float">
            <text:p>-0,0133333333333889</text:p>
          </table:table-cell>
          <table:table-cell table:formula="of:=-7*[.A1596]/9-1/3" office:value-type="float" office:value="-4.95333333333314" calcext:value-type="float">
            <text:p>-4,95333333333314</text:p>
          </table:table-cell>
          <table:table-cell table:number-columns-repeated="1021"/>
        </table:table-row>
        <table:table-row table:style-name="ro1">
          <table:table-cell table:formula="of:=[.A1596]+0.01" office:value-type="float" office:value="5.94999999999975" calcext:value-type="float">
            <text:p>5,94999999999975</text:p>
          </table:table-cell>
          <table:table-cell table:formula="of:=2*[.A1597]/9-4/3" office:value-type="float" office:value="-0.0111111111111668" calcext:value-type="float">
            <text:p>-0,0111111111111668</text:p>
          </table:table-cell>
          <table:table-cell table:formula="of:=-7*[.A1597]/9-1/3" office:value-type="float" office:value="-4.96111111111092" calcext:value-type="float">
            <text:p>-4,96111111111092</text:p>
          </table:table-cell>
          <table:table-cell table:number-columns-repeated="1021"/>
        </table:table-row>
        <table:table-row table:style-name="ro1">
          <table:table-cell table:formula="of:=[.A1597]+0.01" office:value-type="float" office:value="5.95999999999975" calcext:value-type="float">
            <text:p>5,95999999999975</text:p>
          </table:table-cell>
          <table:table-cell table:formula="of:=2*[.A1598]/9-4/3" office:value-type="float" office:value="-0.00888888888894468" calcext:value-type="float">
            <text:p>-0,00888888888894468</text:p>
          </table:table-cell>
          <table:table-cell table:formula="of:=-7*[.A1598]/9-1/3" office:value-type="float" office:value="-4.96888888888869" calcext:value-type="float">
            <text:p>-4,96888888888869</text:p>
          </table:table-cell>
          <table:table-cell table:number-columns-repeated="1021"/>
        </table:table-row>
        <table:table-row table:style-name="ro1">
          <table:table-cell table:formula="of:=[.A1598]+0.01" office:value-type="float" office:value="5.96999999999975" calcext:value-type="float">
            <text:p>5,96999999999975</text:p>
          </table:table-cell>
          <table:table-cell table:formula="of:=2*[.A1599]/9-4/3" office:value-type="float" office:value="-0.00666666666672255" calcext:value-type="float">
            <text:p>-0,00666666666672255</text:p>
          </table:table-cell>
          <table:table-cell table:formula="of:=-7*[.A1599]/9-1/3" office:value-type="float" office:value="-4.97666666666647" calcext:value-type="float">
            <text:p>-4,97666666666647</text:p>
          </table:table-cell>
          <table:table-cell table:number-columns-repeated="1021"/>
        </table:table-row>
        <table:table-row table:style-name="ro1">
          <table:table-cell table:formula="of:=[.A1599]+0.01" office:value-type="float" office:value="5.97999999999975" calcext:value-type="float">
            <text:p>5,97999999999975</text:p>
          </table:table-cell>
          <table:table-cell table:formula="of:=2*[.A1600]/9-4/3" office:value-type="float" office:value="-0.00444444444450043" calcext:value-type="float">
            <text:p>-0,00444444444450043</text:p>
          </table:table-cell>
          <table:table-cell table:formula="of:=-7*[.A1600]/9-1/3" office:value-type="float" office:value="-4.98444444444425" calcext:value-type="float">
            <text:p>-4,98444444444425</text:p>
          </table:table-cell>
          <table:table-cell table:number-columns-repeated="1021"/>
        </table:table-row>
        <table:table-row table:style-name="ro1">
          <table:table-cell table:formula="of:=[.A1600]+0.01" office:value-type="float" office:value="5.98999999999975" calcext:value-type="float">
            <text:p>5,98999999999975</text:p>
          </table:table-cell>
          <table:table-cell table:formula="of:=2*[.A1601]/9-4/3" office:value-type="float" office:value="-0.00222222222227808" calcext:value-type="float">
            <text:p>-0,00222222222227808</text:p>
          </table:table-cell>
          <table:table-cell table:formula="of:=-7*[.A1601]/9-1/3" office:value-type="float" office:value="-4.99222222222203" calcext:value-type="float">
            <text:p>-4,99222222222203</text:p>
          </table:table-cell>
          <table:table-cell table:number-columns-repeated="1021"/>
        </table:table-row>
        <table:table-row table:style-name="ro1">
          <table:table-cell table:formula="of:=[.A1601]+0.01" office:value-type="float" office:value="5.99999999999975" calcext:value-type="float">
            <text:p>5,99999999999975</text:p>
          </table:table-cell>
          <table:table-cell table:formula="of:=2*[.A1602]/9-4/3" office:value-type="float" office:value="-0.00000000000005595524" calcext:value-type="float">
            <text:p>-5,59552404411079E-14</text:p>
          </table:table-cell>
          <table:table-cell table:formula="of:=-7*[.A1602]/9-1/3" office:value-type="float" office:value="-4.9999999999998" calcext:value-type="float">
            <text:p>-4,9999999999998</text:p>
          </table:table-cell>
          <table:table-cell table:number-columns-repeated="1021"/>
        </table:table-row>
        <table:table-row table:style-name="ro1">
          <table:table-cell table:formula="of:=[.A1602]+0.01" office:value-type="float" office:value="6.00999999999975" calcext:value-type="float">
            <text:p>6,00999999999975</text:p>
          </table:table-cell>
          <table:table-cell table:formula="of:=2*[.A1603]/9-4/3" office:value-type="float" office:value="0.00222222222216617" calcext:value-type="float">
            <text:p>0,00222222222216617</text:p>
          </table:table-cell>
          <table:table-cell table:formula="of:=-7*[.A1603]/9-1/3" office:value-type="float" office:value="-5.00777777777758" calcext:value-type="float">
            <text:p>-5,00777777777758</text:p>
          </table:table-cell>
          <table:table-cell table:number-columns-repeated="1021"/>
        </table:table-row>
        <table:table-row table:style-name="ro1">
          <table:table-cell table:formula="of:=[.A1603]+0.01" office:value-type="float" office:value="6.01999999999975" calcext:value-type="float">
            <text:p>6,01999999999975</text:p>
          </table:table-cell>
          <table:table-cell table:formula="of:=2*[.A1604]/9-4/3" office:value-type="float" office:value="0.0044444444443883" calcext:value-type="float">
            <text:p>0,0044444444443883</text:p>
          </table:table-cell>
          <table:table-cell table:formula="of:=-7*[.A1604]/9-1/3" office:value-type="float" office:value="-5.01555555555536" calcext:value-type="float">
            <text:p>-5,01555555555536</text:p>
          </table:table-cell>
          <table:table-cell table:number-columns-repeated="1021"/>
        </table:table-row>
        <table:table-row table:style-name="ro1">
          <table:table-cell table:formula="of:=[.A1604]+0.01" office:value-type="float" office:value="6.02999999999975" calcext:value-type="float">
            <text:p>6,02999999999975</text:p>
          </table:table-cell>
          <table:table-cell table:formula="of:=2*[.A1605]/9-4/3" office:value-type="float" office:value="0.00666666666661064" calcext:value-type="float">
            <text:p>0,00666666666661064</text:p>
          </table:table-cell>
          <table:table-cell table:formula="of:=-7*[.A1605]/9-1/3" office:value-type="float" office:value="-5.02333333333314" calcext:value-type="float">
            <text:p>-5,02333333333314</text:p>
          </table:table-cell>
          <table:table-cell table:number-columns-repeated="1021"/>
        </table:table-row>
        <table:table-row table:style-name="ro1">
          <table:table-cell table:formula="of:=[.A1605]+0.01" office:value-type="float" office:value="6.03999999999975" calcext:value-type="float">
            <text:p>6,03999999999975</text:p>
          </table:table-cell>
          <table:table-cell table:formula="of:=2*[.A1606]/9-4/3" office:value-type="float" office:value="0.00888888888883277" calcext:value-type="float">
            <text:p>0,00888888888883277</text:p>
          </table:table-cell>
          <table:table-cell table:formula="of:=-7*[.A1606]/9-1/3" office:value-type="float" office:value="-5.03111111111091" calcext:value-type="float">
            <text:p>-5,03111111111091</text:p>
          </table:table-cell>
          <table:table-cell table:number-columns-repeated="1021"/>
        </table:table-row>
        <table:table-row table:style-name="ro1">
          <table:table-cell table:formula="of:=[.A1606]+0.01" office:value-type="float" office:value="6.04999999999975" calcext:value-type="float">
            <text:p>6,04999999999975</text:p>
          </table:table-cell>
          <table:table-cell table:formula="of:=2*[.A1607]/9-4/3" office:value-type="float" office:value="0.0111111111110549" calcext:value-type="float">
            <text:p>0,0111111111110549</text:p>
          </table:table-cell>
          <table:table-cell table:formula="of:=-7*[.A1607]/9-1/3" office:value-type="float" office:value="-5.03888888888869" calcext:value-type="float">
            <text:p>-5,03888888888869</text:p>
          </table:table-cell>
          <table:table-cell table:number-columns-repeated="1021"/>
        </table:table-row>
        <table:table-row table:style-name="ro1">
          <table:table-cell table:formula="of:=[.A1607]+0.01" office:value-type="float" office:value="6.05999999999975" calcext:value-type="float">
            <text:p>6,05999999999975</text:p>
          </table:table-cell>
          <table:table-cell table:formula="of:=2*[.A1608]/9-4/3" office:value-type="float" office:value="0.013333333333277" calcext:value-type="float">
            <text:p>0,013333333333277</text:p>
          </table:table-cell>
          <table:table-cell table:formula="of:=-7*[.A1608]/9-1/3" office:value-type="float" office:value="-5.04666666666647" calcext:value-type="float">
            <text:p>-5,04666666666647</text:p>
          </table:table-cell>
          <table:table-cell table:number-columns-repeated="1021"/>
        </table:table-row>
        <table:table-row table:style-name="ro1">
          <table:table-cell table:formula="of:=[.A1608]+0.01" office:value-type="float" office:value="6.06999999999975" calcext:value-type="float">
            <text:p>6,06999999999975</text:p>
          </table:table-cell>
          <table:table-cell table:formula="of:=2*[.A1609]/9-4/3" office:value-type="float" office:value="0.0155555555554991" calcext:value-type="float">
            <text:p>0,0155555555554991</text:p>
          </table:table-cell>
          <table:table-cell table:formula="of:=-7*[.A1609]/9-1/3" office:value-type="float" office:value="-5.05444444444425" calcext:value-type="float">
            <text:p>-5,05444444444425</text:p>
          </table:table-cell>
          <table:table-cell table:number-columns-repeated="1021"/>
        </table:table-row>
        <table:table-row table:style-name="ro1">
          <table:table-cell table:formula="of:=[.A1609]+0.01" office:value-type="float" office:value="6.07999999999975" calcext:value-type="float">
            <text:p>6,07999999999975</text:p>
          </table:table-cell>
          <table:table-cell table:formula="of:=2*[.A1610]/9-4/3" office:value-type="float" office:value="0.0177777777777215" calcext:value-type="float">
            <text:p>0,0177777777777215</text:p>
          </table:table-cell>
          <table:table-cell table:formula="of:=-7*[.A1610]/9-1/3" office:value-type="float" office:value="-5.06222222222203" calcext:value-type="float">
            <text:p>-5,06222222222203</text:p>
          </table:table-cell>
          <table:table-cell table:number-columns-repeated="1021"/>
        </table:table-row>
        <table:table-row table:style-name="ro1">
          <table:table-cell table:formula="of:=[.A1610]+0.01" office:value-type="float" office:value="6.08999999999975" calcext:value-type="float">
            <text:p>6,08999999999975</text:p>
          </table:table-cell>
          <table:table-cell table:formula="of:=2*[.A1611]/9-4/3" office:value-type="float" office:value="0.0199999999999436" calcext:value-type="float">
            <text:p>0,0199999999999436</text:p>
          </table:table-cell>
          <table:table-cell table:formula="of:=-7*[.A1611]/9-1/3" office:value-type="float" office:value="-5.0699999999998" calcext:value-type="float">
            <text:p>-5,0699999999998</text:p>
          </table:table-cell>
          <table:table-cell table:number-columns-repeated="1021"/>
        </table:table-row>
        <table:table-row table:style-name="ro1">
          <table:table-cell table:formula="of:=[.A1611]+0.01" office:value-type="float" office:value="6.09999999999975" calcext:value-type="float">
            <text:p>6,09999999999975</text:p>
          </table:table-cell>
          <table:table-cell table:formula="of:=2*[.A1612]/9-4/3" office:value-type="float" office:value="0.0222222222221657" calcext:value-type="float">
            <text:p>0,0222222222221657</text:p>
          </table:table-cell>
          <table:table-cell table:formula="of:=-7*[.A1612]/9-1/3" office:value-type="float" office:value="-5.07777777777758" calcext:value-type="float">
            <text:p>-5,07777777777758</text:p>
          </table:table-cell>
          <table:table-cell table:number-columns-repeated="1021"/>
        </table:table-row>
        <table:table-row table:style-name="ro1">
          <table:table-cell table:formula="of:=[.A1612]+0.01" office:value-type="float" office:value="6.10999999999975" calcext:value-type="float">
            <text:p>6,10999999999975</text:p>
          </table:table-cell>
          <table:table-cell table:formula="of:=2*[.A1613]/9-4/3" office:value-type="float" office:value="0.0244444444443879" calcext:value-type="float">
            <text:p>0,0244444444443879</text:p>
          </table:table-cell>
          <table:table-cell table:formula="of:=-7*[.A1613]/9-1/3" office:value-type="float" office:value="-5.08555555555536" calcext:value-type="float">
            <text:p>-5,08555555555536</text:p>
          </table:table-cell>
          <table:table-cell table:number-columns-repeated="1021"/>
        </table:table-row>
        <table:table-row table:style-name="ro1">
          <table:table-cell table:formula="of:=[.A1613]+0.01" office:value-type="float" office:value="6.11999999999975" calcext:value-type="float">
            <text:p>6,11999999999975</text:p>
          </table:table-cell>
          <table:table-cell table:formula="of:=2*[.A1614]/9-4/3" office:value-type="float" office:value="0.0266666666666102" calcext:value-type="float">
            <text:p>0,0266666666666102</text:p>
          </table:table-cell>
          <table:table-cell table:formula="of:=-7*[.A1614]/9-1/3" office:value-type="float" office:value="-5.09333333333314" calcext:value-type="float">
            <text:p>-5,09333333333314</text:p>
          </table:table-cell>
          <table:table-cell table:number-columns-repeated="1021"/>
        </table:table-row>
        <table:table-row table:style-name="ro1">
          <table:table-cell table:formula="of:=[.A1614]+0.01" office:value-type="float" office:value="6.12999999999975" calcext:value-type="float">
            <text:p>6,12999999999975</text:p>
          </table:table-cell>
          <table:table-cell table:formula="of:=2*[.A1615]/9-4/3" office:value-type="float" office:value="0.0288888888888323" calcext:value-type="float">
            <text:p>0,0288888888888323</text:p>
          </table:table-cell>
          <table:table-cell table:formula="of:=-7*[.A1615]/9-1/3" office:value-type="float" office:value="-5.10111111111091" calcext:value-type="float">
            <text:p>-5,10111111111091</text:p>
          </table:table-cell>
          <table:table-cell table:number-columns-repeated="1021"/>
        </table:table-row>
        <table:table-row table:style-name="ro1">
          <table:table-cell table:formula="of:=[.A1615]+0.01" office:value-type="float" office:value="6.13999999999975" calcext:value-type="float">
            <text:p>6,13999999999975</text:p>
          </table:table-cell>
          <table:table-cell table:formula="of:=2*[.A1616]/9-4/3" office:value-type="float" office:value="0.0311111111110545" calcext:value-type="float">
            <text:p>0,0311111111110545</text:p>
          </table:table-cell>
          <table:table-cell table:formula="of:=-7*[.A1616]/9-1/3" office:value-type="float" office:value="-5.10888888888869" calcext:value-type="float">
            <text:p>-5,10888888888869</text:p>
          </table:table-cell>
          <table:table-cell table:number-columns-repeated="1021"/>
        </table:table-row>
        <table:table-row table:style-name="ro1">
          <table:table-cell table:formula="of:=[.A1616]+0.01" office:value-type="float" office:value="6.14999999999974" calcext:value-type="float">
            <text:p>6,14999999999974</text:p>
          </table:table-cell>
          <table:table-cell table:formula="of:=2*[.A1617]/9-4/3" office:value-type="float" office:value="0.0333333333332766" calcext:value-type="float">
            <text:p>0,0333333333332766</text:p>
          </table:table-cell>
          <table:table-cell table:formula="of:=-7*[.A1617]/9-1/3" office:value-type="float" office:value="-5.11666666666647" calcext:value-type="float">
            <text:p>-5,11666666666647</text:p>
          </table:table-cell>
          <table:table-cell table:number-columns-repeated="1021"/>
        </table:table-row>
        <table:table-row table:style-name="ro1">
          <table:table-cell table:formula="of:=[.A1617]+0.01" office:value-type="float" office:value="6.15999999999974" calcext:value-type="float">
            <text:p>6,15999999999974</text:p>
          </table:table-cell>
          <table:table-cell table:formula="of:=2*[.A1618]/9-4/3" office:value-type="float" office:value="0.0355555555554987" calcext:value-type="float">
            <text:p>0,0355555555554987</text:p>
          </table:table-cell>
          <table:table-cell table:formula="of:=-7*[.A1618]/9-1/3" office:value-type="float" office:value="-5.12444444444425" calcext:value-type="float">
            <text:p>-5,12444444444425</text:p>
          </table:table-cell>
          <table:table-cell table:number-columns-repeated="1021"/>
        </table:table-row>
        <table:table-row table:style-name="ro1">
          <table:table-cell table:formula="of:=[.A1618]+0.01" office:value-type="float" office:value="6.16999999999974" calcext:value-type="float">
            <text:p>6,16999999999974</text:p>
          </table:table-cell>
          <table:table-cell table:formula="of:=2*[.A1619]/9-4/3" office:value-type="float" office:value="0.0377777777777211" calcext:value-type="float">
            <text:p>0,0377777777777211</text:p>
          </table:table-cell>
          <table:table-cell table:formula="of:=-7*[.A1619]/9-1/3" office:value-type="float" office:value="-5.13222222222202" calcext:value-type="float">
            <text:p>-5,13222222222202</text:p>
          </table:table-cell>
          <table:table-cell table:number-columns-repeated="1021"/>
        </table:table-row>
        <table:table-row table:style-name="ro1">
          <table:table-cell table:formula="of:=[.A1619]+0.01" office:value-type="float" office:value="6.17999999999974" calcext:value-type="float">
            <text:p>6,17999999999974</text:p>
          </table:table-cell>
          <table:table-cell table:formula="of:=2*[.A1620]/9-4/3" office:value-type="float" office:value="0.0399999999999432" calcext:value-type="float">
            <text:p>0,0399999999999432</text:p>
          </table:table-cell>
          <table:table-cell table:formula="of:=-7*[.A1620]/9-1/3" office:value-type="float" office:value="-5.1399999999998" calcext:value-type="float">
            <text:p>-5,1399999999998</text:p>
          </table:table-cell>
          <table:table-cell table:number-columns-repeated="1021"/>
        </table:table-row>
        <table:table-row table:style-name="ro1">
          <table:table-cell table:formula="of:=[.A1620]+0.01" office:value-type="float" office:value="6.18999999999974" calcext:value-type="float">
            <text:p>6,18999999999974</text:p>
          </table:table-cell>
          <table:table-cell table:formula="of:=2*[.A1621]/9-4/3" office:value-type="float" office:value="0.0422222222221653" calcext:value-type="float">
            <text:p>0,0422222222221653</text:p>
          </table:table-cell>
          <table:table-cell table:formula="of:=-7*[.A1621]/9-1/3" office:value-type="float" office:value="-5.14777777777758" calcext:value-type="float">
            <text:p>-5,14777777777758</text:p>
          </table:table-cell>
          <table:table-cell table:number-columns-repeated="1021"/>
        </table:table-row>
        <table:table-row table:style-name="ro1">
          <table:table-cell table:formula="of:=[.A1621]+0.01" office:value-type="float" office:value="6.19999999999974" calcext:value-type="float">
            <text:p>6,19999999999974</text:p>
          </table:table-cell>
          <table:table-cell table:formula="of:=2*[.A1622]/9-4/3" office:value-type="float" office:value="0.0444444444443874" calcext:value-type="float">
            <text:p>0,0444444444443874</text:p>
          </table:table-cell>
          <table:table-cell table:formula="of:=-7*[.A1622]/9-1/3" office:value-type="float" office:value="-5.15555555555536" calcext:value-type="float">
            <text:p>-5,15555555555536</text:p>
          </table:table-cell>
          <table:table-cell table:number-columns-repeated="1021"/>
        </table:table-row>
        <table:table-row table:style-name="ro1">
          <table:table-cell table:formula="of:=[.A1622]+0.01" office:value-type="float" office:value="6.20999999999974" calcext:value-type="float">
            <text:p>6,20999999999974</text:p>
          </table:table-cell>
          <table:table-cell table:formula="of:=2*[.A1623]/9-4/3" office:value-type="float" office:value="0.0466666666666098" calcext:value-type="float">
            <text:p>0,0466666666666098</text:p>
          </table:table-cell>
          <table:table-cell table:formula="of:=-7*[.A1623]/9-1/3" office:value-type="float" office:value="-5.16333333333313" calcext:value-type="float">
            <text:p>-5,16333333333313</text:p>
          </table:table-cell>
          <table:table-cell table:number-columns-repeated="1021"/>
        </table:table-row>
        <table:table-row table:style-name="ro1">
          <table:table-cell table:formula="of:=[.A1623]+0.01" office:value-type="float" office:value="6.21999999999974" calcext:value-type="float">
            <text:p>6,21999999999974</text:p>
          </table:table-cell>
          <table:table-cell table:formula="of:=2*[.A1624]/9-4/3" office:value-type="float" office:value="0.0488888888888319" calcext:value-type="float">
            <text:p>0,0488888888888319</text:p>
          </table:table-cell>
          <table:table-cell table:formula="of:=-7*[.A1624]/9-1/3" office:value-type="float" office:value="-5.17111111111091" calcext:value-type="float">
            <text:p>-5,17111111111091</text:p>
          </table:table-cell>
          <table:table-cell table:number-columns-repeated="1021"/>
        </table:table-row>
        <table:table-row table:style-name="ro1">
          <table:table-cell table:formula="of:=[.A1624]+0.01" office:value-type="float" office:value="6.22999999999974" calcext:value-type="float">
            <text:p>6,22999999999974</text:p>
          </table:table-cell>
          <table:table-cell table:formula="of:=2*[.A1625]/9-4/3" office:value-type="float" office:value="0.051111111111054" calcext:value-type="float">
            <text:p>0,051111111111054</text:p>
          </table:table-cell>
          <table:table-cell table:formula="of:=-7*[.A1625]/9-1/3" office:value-type="float" office:value="-5.17888888888869" calcext:value-type="float">
            <text:p>-5,17888888888869</text:p>
          </table:table-cell>
          <table:table-cell table:number-columns-repeated="1021"/>
        </table:table-row>
        <table:table-row table:style-name="ro1">
          <table:table-cell table:formula="of:=[.A1625]+0.01" office:value-type="float" office:value="6.23999999999974" calcext:value-type="float">
            <text:p>6,23999999999974</text:p>
          </table:table-cell>
          <table:table-cell table:formula="of:=2*[.A1626]/9-4/3" office:value-type="float" office:value="0.0533333333332762" calcext:value-type="float">
            <text:p>0,0533333333332762</text:p>
          </table:table-cell>
          <table:table-cell table:formula="of:=-7*[.A1626]/9-1/3" office:value-type="float" office:value="-5.18666666666647" calcext:value-type="float">
            <text:p>-5,18666666666647</text:p>
          </table:table-cell>
          <table:table-cell table:number-columns-repeated="1021"/>
        </table:table-row>
        <table:table-row table:style-name="ro1">
          <table:table-cell table:formula="of:=[.A1626]+0.01" office:value-type="float" office:value="6.24999999999974" calcext:value-type="float">
            <text:p>6,24999999999974</text:p>
          </table:table-cell>
          <table:table-cell table:formula="of:=2*[.A1627]/9-4/3" office:value-type="float" office:value="0.0555555555554983" calcext:value-type="float">
            <text:p>0,0555555555554983</text:p>
          </table:table-cell>
          <table:table-cell table:formula="of:=-7*[.A1627]/9-1/3" office:value-type="float" office:value="-5.19444444444424" calcext:value-type="float">
            <text:p>-5,19444444444424</text:p>
          </table:table-cell>
          <table:table-cell table:number-columns-repeated="1021"/>
        </table:table-row>
        <table:table-row table:style-name="ro1">
          <table:table-cell table:formula="of:=[.A1627]+0.01" office:value-type="float" office:value="6.25999999999974" calcext:value-type="float">
            <text:p>6,25999999999974</text:p>
          </table:table-cell>
          <table:table-cell table:formula="of:=2*[.A1628]/9-4/3" office:value-type="float" office:value="0.0577777777777206" calcext:value-type="float">
            <text:p>0,0577777777777206</text:p>
          </table:table-cell>
          <table:table-cell table:formula="of:=-7*[.A1628]/9-1/3" office:value-type="float" office:value="-5.20222222222202" calcext:value-type="float">
            <text:p>-5,20222222222202</text:p>
          </table:table-cell>
          <table:table-cell table:number-columns-repeated="1021"/>
        </table:table-row>
        <table:table-row table:style-name="ro1">
          <table:table-cell table:formula="of:=[.A1628]+0.01" office:value-type="float" office:value="6.26999999999974" calcext:value-type="float">
            <text:p>6,26999999999974</text:p>
          </table:table-cell>
          <table:table-cell table:formula="of:=2*[.A1629]/9-4/3" office:value-type="float" office:value="0.0599999999999428" calcext:value-type="float">
            <text:p>0,0599999999999428</text:p>
          </table:table-cell>
          <table:table-cell table:formula="of:=-7*[.A1629]/9-1/3" office:value-type="float" office:value="-5.2099999999998" calcext:value-type="float">
            <text:p>-5,2099999999998</text:p>
          </table:table-cell>
          <table:table-cell table:number-columns-repeated="1021"/>
        </table:table-row>
        <table:table-row table:style-name="ro1">
          <table:table-cell table:formula="of:=[.A1629]+0.01" office:value-type="float" office:value="6.27999999999974" calcext:value-type="float">
            <text:p>6,27999999999974</text:p>
          </table:table-cell>
          <table:table-cell table:formula="of:=2*[.A1630]/9-4/3" office:value-type="float" office:value="0.0622222222221649" calcext:value-type="float">
            <text:p>0,0622222222221649</text:p>
          </table:table-cell>
          <table:table-cell table:formula="of:=-7*[.A1630]/9-1/3" office:value-type="float" office:value="-5.21777777777758" calcext:value-type="float">
            <text:p>-5,21777777777758</text:p>
          </table:table-cell>
          <table:table-cell table:number-columns-repeated="1021"/>
        </table:table-row>
        <table:table-row table:style-name="ro1">
          <table:table-cell table:formula="of:=[.A1630]+0.01" office:value-type="float" office:value="6.28999999999974" calcext:value-type="float">
            <text:p>6,28999999999974</text:p>
          </table:table-cell>
          <table:table-cell table:formula="of:=2*[.A1631]/9-4/3" office:value-type="float" office:value="0.064444444444387" calcext:value-type="float">
            <text:p>0,064444444444387</text:p>
          </table:table-cell>
          <table:table-cell table:formula="of:=-7*[.A1631]/9-1/3" office:value-type="float" office:value="-5.22555555555535" calcext:value-type="float">
            <text:p>-5,22555555555535</text:p>
          </table:table-cell>
          <table:table-cell table:number-columns-repeated="1021"/>
        </table:table-row>
        <table:table-row table:style-name="ro1">
          <table:table-cell table:formula="of:=[.A1631]+0.01" office:value-type="float" office:value="6.29999999999974" calcext:value-type="float">
            <text:p>6,29999999999974</text:p>
          </table:table-cell>
          <table:table-cell table:formula="of:=2*[.A1632]/9-4/3" office:value-type="float" office:value="0.0666666666666094" calcext:value-type="float">
            <text:p>0,0666666666666094</text:p>
          </table:table-cell>
          <table:table-cell table:formula="of:=-7*[.A1632]/9-1/3" office:value-type="float" office:value="-5.23333333333313" calcext:value-type="float">
            <text:p>-5,23333333333313</text:p>
          </table:table-cell>
          <table:table-cell table:number-columns-repeated="1021"/>
        </table:table-row>
        <table:table-row table:style-name="ro1">
          <table:table-cell table:formula="of:=[.A1632]+0.01" office:value-type="float" office:value="6.30999999999974" calcext:value-type="float">
            <text:p>6,30999999999974</text:p>
          </table:table-cell>
          <table:table-cell table:formula="of:=2*[.A1633]/9-4/3" office:value-type="float" office:value="0.0688888888888315" calcext:value-type="float">
            <text:p>0,0688888888888315</text:p>
          </table:table-cell>
          <table:table-cell table:formula="of:=-7*[.A1633]/9-1/3" office:value-type="float" office:value="-5.24111111111091" calcext:value-type="float">
            <text:p>-5,24111111111091</text:p>
          </table:table-cell>
          <table:table-cell table:number-columns-repeated="1021"/>
        </table:table-row>
        <table:table-row table:style-name="ro1">
          <table:table-cell table:formula="of:=[.A1633]+0.01" office:value-type="float" office:value="6.31999999999974" calcext:value-type="float">
            <text:p>6,31999999999974</text:p>
          </table:table-cell>
          <table:table-cell table:formula="of:=2*[.A1634]/9-4/3" office:value-type="float" office:value="0.0711111111110536" calcext:value-type="float">
            <text:p>0,0711111111110536</text:p>
          </table:table-cell>
          <table:table-cell table:formula="of:=-7*[.A1634]/9-1/3" office:value-type="float" office:value="-5.24888888888869" calcext:value-type="float">
            <text:p>-5,24888888888869</text:p>
          </table:table-cell>
          <table:table-cell table:number-columns-repeated="1021"/>
        </table:table-row>
        <table:table-row table:style-name="ro1">
          <table:table-cell table:formula="of:=[.A1634]+0.01" office:value-type="float" office:value="6.32999999999974" calcext:value-type="float">
            <text:p>6,32999999999974</text:p>
          </table:table-cell>
          <table:table-cell table:formula="of:=2*[.A1635]/9-4/3" office:value-type="float" office:value="0.0733333333332757" calcext:value-type="float">
            <text:p>0,0733333333332757</text:p>
          </table:table-cell>
          <table:table-cell table:formula="of:=-7*[.A1635]/9-1/3" office:value-type="float" office:value="-5.25666666666646" calcext:value-type="float">
            <text:p>-5,25666666666646</text:p>
          </table:table-cell>
          <table:table-cell table:number-columns-repeated="1021"/>
        </table:table-row>
        <table:table-row table:style-name="ro1">
          <table:table-cell table:formula="of:=[.A1635]+0.01" office:value-type="float" office:value="6.33999999999974" calcext:value-type="float">
            <text:p>6,33999999999974</text:p>
          </table:table-cell>
          <table:table-cell table:formula="of:=2*[.A1636]/9-4/3" office:value-type="float" office:value="0.0755555555554979" calcext:value-type="float">
            <text:p>0,0755555555554979</text:p>
          </table:table-cell>
          <table:table-cell table:formula="of:=-7*[.A1636]/9-1/3" office:value-type="float" office:value="-5.26444444444424" calcext:value-type="float">
            <text:p>-5,26444444444424</text:p>
          </table:table-cell>
          <table:table-cell table:number-columns-repeated="1021"/>
        </table:table-row>
        <table:table-row table:style-name="ro1">
          <table:table-cell table:formula="of:=[.A1636]+0.01" office:value-type="float" office:value="6.34999999999974" calcext:value-type="float">
            <text:p>6,34999999999974</text:p>
          </table:table-cell>
          <table:table-cell table:formula="of:=2*[.A1637]/9-4/3" office:value-type="float" office:value="0.0777777777777202" calcext:value-type="float">
            <text:p>0,0777777777777202</text:p>
          </table:table-cell>
          <table:table-cell table:formula="of:=-7*[.A1637]/9-1/3" office:value-type="float" office:value="-5.27222222222202" calcext:value-type="float">
            <text:p>-5,27222222222202</text:p>
          </table:table-cell>
          <table:table-cell table:number-columns-repeated="1021"/>
        </table:table-row>
        <table:table-row table:style-name="ro1">
          <table:table-cell table:formula="of:=[.A1637]+0.01" office:value-type="float" office:value="6.35999999999974" calcext:value-type="float">
            <text:p>6,35999999999974</text:p>
          </table:table-cell>
          <table:table-cell table:formula="of:=2*[.A1638]/9-4/3" office:value-type="float" office:value="0.0799999999999423" calcext:value-type="float">
            <text:p>0,0799999999999423</text:p>
          </table:table-cell>
          <table:table-cell table:formula="of:=-7*[.A1638]/9-1/3" office:value-type="float" office:value="-5.2799999999998" calcext:value-type="float">
            <text:p>-5,2799999999998</text:p>
          </table:table-cell>
          <table:table-cell table:number-columns-repeated="1021"/>
        </table:table-row>
        <table:table-row table:style-name="ro1">
          <table:table-cell table:formula="of:=[.A1638]+0.01" office:value-type="float" office:value="6.36999999999974" calcext:value-type="float">
            <text:p>6,36999999999974</text:p>
          </table:table-cell>
          <table:table-cell table:formula="of:=2*[.A1639]/9-4/3" office:value-type="float" office:value="0.0822222222221645" calcext:value-type="float">
            <text:p>0,0822222222221645</text:p>
          </table:table-cell>
          <table:table-cell table:formula="of:=-7*[.A1639]/9-1/3" office:value-type="float" office:value="-5.28777777777758" calcext:value-type="float">
            <text:p>-5,28777777777758</text:p>
          </table:table-cell>
          <table:table-cell table:number-columns-repeated="1021"/>
        </table:table-row>
        <table:table-row table:style-name="ro1">
          <table:table-cell table:formula="of:=[.A1639]+0.01" office:value-type="float" office:value="6.37999999999974" calcext:value-type="float">
            <text:p>6,37999999999974</text:p>
          </table:table-cell>
          <table:table-cell table:formula="of:=2*[.A1640]/9-4/3" office:value-type="float" office:value="0.0844444444443866" calcext:value-type="float">
            <text:p>0,0844444444443866</text:p>
          </table:table-cell>
          <table:table-cell table:formula="of:=-7*[.A1640]/9-1/3" office:value-type="float" office:value="-5.29555555555535" calcext:value-type="float">
            <text:p>-5,29555555555535</text:p>
          </table:table-cell>
          <table:table-cell table:number-columns-repeated="1021"/>
        </table:table-row>
        <table:table-row table:style-name="ro1">
          <table:table-cell table:formula="of:=[.A1640]+0.01" office:value-type="float" office:value="6.38999999999974" calcext:value-type="float">
            <text:p>6,38999999999974</text:p>
          </table:table-cell>
          <table:table-cell table:formula="of:=2*[.A1641]/9-4/3" office:value-type="float" office:value="0.0866666666666089" calcext:value-type="float">
            <text:p>0,0866666666666089</text:p>
          </table:table-cell>
          <table:table-cell table:formula="of:=-7*[.A1641]/9-1/3" office:value-type="float" office:value="-5.30333333333313" calcext:value-type="float">
            <text:p>-5,30333333333313</text:p>
          </table:table-cell>
          <table:table-cell table:number-columns-repeated="1021"/>
        </table:table-row>
        <table:table-row table:style-name="ro1">
          <table:table-cell table:formula="of:=[.A1641]+0.01" office:value-type="float" office:value="6.39999999999974" calcext:value-type="float">
            <text:p>6,39999999999974</text:p>
          </table:table-cell>
          <table:table-cell table:formula="of:=2*[.A1642]/9-4/3" office:value-type="float" office:value="0.0888888888888311" calcext:value-type="float">
            <text:p>0,0888888888888311</text:p>
          </table:table-cell>
          <table:table-cell table:formula="of:=-7*[.A1642]/9-1/3" office:value-type="float" office:value="-5.31111111111091" calcext:value-type="float">
            <text:p>-5,31111111111091</text:p>
          </table:table-cell>
          <table:table-cell table:number-columns-repeated="1021"/>
        </table:table-row>
        <table:table-row table:style-name="ro1">
          <table:table-cell table:formula="of:=[.A1642]+0.01" office:value-type="float" office:value="6.40999999999974" calcext:value-type="float">
            <text:p>6,40999999999974</text:p>
          </table:table-cell>
          <table:table-cell table:formula="of:=2*[.A1643]/9-4/3" office:value-type="float" office:value="0.0911111111110532" calcext:value-type="float">
            <text:p>0,0911111111110532</text:p>
          </table:table-cell>
          <table:table-cell table:formula="of:=-7*[.A1643]/9-1/3" office:value-type="float" office:value="-5.31888888888869" calcext:value-type="float">
            <text:p>-5,31888888888869</text:p>
          </table:table-cell>
          <table:table-cell table:number-columns-repeated="1021"/>
        </table:table-row>
        <table:table-row table:style-name="ro1">
          <table:table-cell table:formula="of:=[.A1643]+0.01" office:value-type="float" office:value="6.41999999999974" calcext:value-type="float">
            <text:p>6,41999999999974</text:p>
          </table:table-cell>
          <table:table-cell table:formula="of:=2*[.A1644]/9-4/3" office:value-type="float" office:value="0.0933333333332753" calcext:value-type="float">
            <text:p>0,0933333333332753</text:p>
          </table:table-cell>
          <table:table-cell table:formula="of:=-7*[.A1644]/9-1/3" office:value-type="float" office:value="-5.32666666666646" calcext:value-type="float">
            <text:p>-5,32666666666646</text:p>
          </table:table-cell>
          <table:table-cell table:number-columns-repeated="1021"/>
        </table:table-row>
        <table:table-row table:style-name="ro1">
          <table:table-cell table:formula="of:=[.A1644]+0.01" office:value-type="float" office:value="6.42999999999974" calcext:value-type="float">
            <text:p>6,42999999999974</text:p>
          </table:table-cell>
          <table:table-cell table:formula="of:=2*[.A1645]/9-4/3" office:value-type="float" office:value="0.0955555555554974" calcext:value-type="float">
            <text:p>0,0955555555554974</text:p>
          </table:table-cell>
          <table:table-cell table:formula="of:=-7*[.A1645]/9-1/3" office:value-type="float" office:value="-5.33444444444424" calcext:value-type="float">
            <text:p>-5,33444444444424</text:p>
          </table:table-cell>
          <table:table-cell table:number-columns-repeated="1021"/>
        </table:table-row>
        <table:table-row table:style-name="ro1">
          <table:table-cell table:formula="of:=[.A1645]+0.01" office:value-type="float" office:value="6.43999999999974" calcext:value-type="float">
            <text:p>6,43999999999974</text:p>
          </table:table-cell>
          <table:table-cell table:formula="of:=2*[.A1646]/9-4/3" office:value-type="float" office:value="0.0977777777777198" calcext:value-type="float">
            <text:p>0,0977777777777198</text:p>
          </table:table-cell>
          <table:table-cell table:formula="of:=-7*[.A1646]/9-1/3" office:value-type="float" office:value="-5.34222222222202" calcext:value-type="float">
            <text:p>-5,34222222222202</text:p>
          </table:table-cell>
          <table:table-cell table:number-columns-repeated="1021"/>
        </table:table-row>
        <table:table-row table:style-name="ro1">
          <table:table-cell table:formula="of:=[.A1646]+0.01" office:value-type="float" office:value="6.44999999999974" calcext:value-type="float">
            <text:p>6,44999999999974</text:p>
          </table:table-cell>
          <table:table-cell table:formula="of:=2*[.A1647]/9-4/3" office:value-type="float" office:value="0.0999999999999419" calcext:value-type="float">
            <text:p>0,0999999999999419</text:p>
          </table:table-cell>
          <table:table-cell table:formula="of:=-7*[.A1647]/9-1/3" office:value-type="float" office:value="-5.3499999999998" calcext:value-type="float">
            <text:p>-5,3499999999998</text:p>
          </table:table-cell>
          <table:table-cell table:number-columns-repeated="1021"/>
        </table:table-row>
        <table:table-row table:style-name="ro1">
          <table:table-cell table:formula="of:=[.A1647]+0.01" office:value-type="float" office:value="6.45999999999974" calcext:value-type="float">
            <text:p>6,45999999999974</text:p>
          </table:table-cell>
          <table:table-cell table:formula="of:=2*[.A1648]/9-4/3" office:value-type="float" office:value="0.102222222222164" calcext:value-type="float">
            <text:p>0,102222222222164</text:p>
          </table:table-cell>
          <table:table-cell table:formula="of:=-7*[.A1648]/9-1/3" office:value-type="float" office:value="-5.35777777777757" calcext:value-type="float">
            <text:p>-5,35777777777757</text:p>
          </table:table-cell>
          <table:table-cell table:number-columns-repeated="1021"/>
        </table:table-row>
        <table:table-row table:style-name="ro1">
          <table:table-cell table:formula="of:=[.A1648]+0.01" office:value-type="float" office:value="6.46999999999974" calcext:value-type="float">
            <text:p>6,46999999999974</text:p>
          </table:table-cell>
          <table:table-cell table:formula="of:=2*[.A1649]/9-4/3" office:value-type="float" office:value="0.104444444444386" calcext:value-type="float">
            <text:p>0,104444444444386</text:p>
          </table:table-cell>
          <table:table-cell table:formula="of:=-7*[.A1649]/9-1/3" office:value-type="float" office:value="-5.36555555555535" calcext:value-type="float">
            <text:p>-5,36555555555535</text:p>
          </table:table-cell>
          <table:table-cell table:number-columns-repeated="1021"/>
        </table:table-row>
        <table:table-row table:style-name="ro1">
          <table:table-cell table:formula="of:=[.A1649]+0.01" office:value-type="float" office:value="6.47999999999974" calcext:value-type="float">
            <text:p>6,47999999999974</text:p>
          </table:table-cell>
          <table:table-cell table:formula="of:=2*[.A1650]/9-4/3" office:value-type="float" office:value="0.106666666666609" calcext:value-type="float">
            <text:p>0,106666666666609</text:p>
          </table:table-cell>
          <table:table-cell table:formula="of:=-7*[.A1650]/9-1/3" office:value-type="float" office:value="-5.37333333333313" calcext:value-type="float">
            <text:p>-5,37333333333313</text:p>
          </table:table-cell>
          <table:table-cell table:number-columns-repeated="1021"/>
        </table:table-row>
        <table:table-row table:style-name="ro1">
          <table:table-cell table:formula="of:=[.A1650]+0.01" office:value-type="float" office:value="6.48999999999974" calcext:value-type="float">
            <text:p>6,48999999999974</text:p>
          </table:table-cell>
          <table:table-cell table:formula="of:=2*[.A1651]/9-4/3" office:value-type="float" office:value="0.108888888888831" calcext:value-type="float">
            <text:p>0,108888888888831</text:p>
          </table:table-cell>
          <table:table-cell table:formula="of:=-7*[.A1651]/9-1/3" office:value-type="float" office:value="-5.38111111111091" calcext:value-type="float">
            <text:p>-5,38111111111091</text:p>
          </table:table-cell>
          <table:table-cell table:number-columns-repeated="1021"/>
        </table:table-row>
        <table:table-row table:style-name="ro1">
          <table:table-cell table:formula="of:=[.A1651]+0.01" office:value-type="float" office:value="6.49999999999974" calcext:value-type="float">
            <text:p>6,49999999999974</text:p>
          </table:table-cell>
          <table:table-cell table:formula="of:=2*[.A1652]/9-4/3" office:value-type="float" office:value="0.111111111111053" calcext:value-type="float">
            <text:p>0,111111111111053</text:p>
          </table:table-cell>
          <table:table-cell table:formula="of:=-7*[.A1652]/9-1/3" office:value-type="float" office:value="-5.38888888888868" calcext:value-type="float">
            <text:p>-5,38888888888868</text:p>
          </table:table-cell>
          <table:table-cell table:number-columns-repeated="1021"/>
        </table:table-row>
        <table:table-row table:style-name="ro1">
          <table:table-cell table:formula="of:=[.A1652]+0.01" office:value-type="float" office:value="6.50999999999974" calcext:value-type="float">
            <text:p>6,50999999999974</text:p>
          </table:table-cell>
          <table:table-cell table:formula="of:=2*[.A1653]/9-4/3" office:value-type="float" office:value="0.113333333333275" calcext:value-type="float">
            <text:p>0,113333333333275</text:p>
          </table:table-cell>
          <table:table-cell table:formula="of:=-7*[.A1653]/9-1/3" office:value-type="float" office:value="-5.39666666666646" calcext:value-type="float">
            <text:p>-5,39666666666646</text:p>
          </table:table-cell>
          <table:table-cell table:number-columns-repeated="1021"/>
        </table:table-row>
        <table:table-row table:style-name="ro1">
          <table:table-cell table:formula="of:=[.A1653]+0.01" office:value-type="float" office:value="6.51999999999974" calcext:value-type="float">
            <text:p>6,51999999999974</text:p>
          </table:table-cell>
          <table:table-cell table:formula="of:=2*[.A1654]/9-4/3" office:value-type="float" office:value="0.115555555555497" calcext:value-type="float">
            <text:p>0,115555555555497</text:p>
          </table:table-cell>
          <table:table-cell table:formula="of:=-7*[.A1654]/9-1/3" office:value-type="float" office:value="-5.40444444444424" calcext:value-type="float">
            <text:p>-5,40444444444424</text:p>
          </table:table-cell>
          <table:table-cell table:number-columns-repeated="1021"/>
        </table:table-row>
        <table:table-row table:style-name="ro1">
          <table:table-cell table:formula="of:=[.A1654]+0.01" office:value-type="float" office:value="6.52999999999974" calcext:value-type="float">
            <text:p>6,52999999999974</text:p>
          </table:table-cell>
          <table:table-cell table:formula="of:=2*[.A1655]/9-4/3" office:value-type="float" office:value="0.117777777777719" calcext:value-type="float">
            <text:p>0,117777777777719</text:p>
          </table:table-cell>
          <table:table-cell table:formula="of:=-7*[.A1655]/9-1/3" office:value-type="float" office:value="-5.41222222222202" calcext:value-type="float">
            <text:p>-5,41222222222202</text:p>
          </table:table-cell>
          <table:table-cell table:number-columns-repeated="1021"/>
        </table:table-row>
        <table:table-row table:style-name="ro1">
          <table:table-cell table:formula="of:=[.A1655]+0.01" office:value-type="float" office:value="6.53999999999974" calcext:value-type="float">
            <text:p>6,53999999999974</text:p>
          </table:table-cell>
          <table:table-cell table:formula="of:=2*[.A1656]/9-4/3" office:value-type="float" office:value="0.119999999999941" calcext:value-type="float">
            <text:p>0,119999999999941</text:p>
          </table:table-cell>
          <table:table-cell table:formula="of:=-7*[.A1656]/9-1/3" office:value-type="float" office:value="-5.4199999999998" calcext:value-type="float">
            <text:p>-5,4199999999998</text:p>
          </table:table-cell>
          <table:table-cell table:number-columns-repeated="1021"/>
        </table:table-row>
        <table:table-row table:style-name="ro1">
          <table:table-cell table:formula="of:=[.A1656]+0.01" office:value-type="float" office:value="6.54999999999974" calcext:value-type="float">
            <text:p>6,54999999999974</text:p>
          </table:table-cell>
          <table:table-cell table:formula="of:=2*[.A1657]/9-4/3" office:value-type="float" office:value="0.122222222222164" calcext:value-type="float">
            <text:p>0,122222222222164</text:p>
          </table:table-cell>
          <table:table-cell table:formula="of:=-7*[.A1657]/9-1/3" office:value-type="float" office:value="-5.42777777777757" calcext:value-type="float">
            <text:p>-5,42777777777757</text:p>
          </table:table-cell>
          <table:table-cell table:number-columns-repeated="1021"/>
        </table:table-row>
        <table:table-row table:style-name="ro1">
          <table:table-cell table:formula="of:=[.A1657]+0.01" office:value-type="float" office:value="6.55999999999974" calcext:value-type="float">
            <text:p>6,55999999999974</text:p>
          </table:table-cell>
          <table:table-cell table:formula="of:=2*[.A1658]/9-4/3" office:value-type="float" office:value="0.124444444444386" calcext:value-type="float">
            <text:p>0,124444444444386</text:p>
          </table:table-cell>
          <table:table-cell table:formula="of:=-7*[.A1658]/9-1/3" office:value-type="float" office:value="-5.43555555555535" calcext:value-type="float">
            <text:p>-5,43555555555535</text:p>
          </table:table-cell>
          <table:table-cell table:number-columns-repeated="1021"/>
        </table:table-row>
        <table:table-row table:style-name="ro1">
          <table:table-cell table:formula="of:=[.A1658]+0.01" office:value-type="float" office:value="6.56999999999974" calcext:value-type="float">
            <text:p>6,56999999999974</text:p>
          </table:table-cell>
          <table:table-cell table:formula="of:=2*[.A1659]/9-4/3" office:value-type="float" office:value="0.126666666666608" calcext:value-type="float">
            <text:p>0,126666666666608</text:p>
          </table:table-cell>
          <table:table-cell table:formula="of:=-7*[.A1659]/9-1/3" office:value-type="float" office:value="-5.44333333333313" calcext:value-type="float">
            <text:p>-5,44333333333313</text:p>
          </table:table-cell>
          <table:table-cell table:number-columns-repeated="1021"/>
        </table:table-row>
        <table:table-row table:style-name="ro1">
          <table:table-cell table:formula="of:=[.A1659]+0.01" office:value-type="float" office:value="6.57999999999974" calcext:value-type="float">
            <text:p>6,57999999999974</text:p>
          </table:table-cell>
          <table:table-cell table:formula="of:=2*[.A1660]/9-4/3" office:value-type="float" office:value="0.12888888888883" calcext:value-type="float">
            <text:p>0,12888888888883</text:p>
          </table:table-cell>
          <table:table-cell table:formula="of:=-7*[.A1660]/9-1/3" office:value-type="float" office:value="-5.45111111111091" calcext:value-type="float">
            <text:p>-5,45111111111091</text:p>
          </table:table-cell>
          <table:table-cell table:number-columns-repeated="1021"/>
        </table:table-row>
        <table:table-row table:style-name="ro1">
          <table:table-cell table:formula="of:=[.A1660]+0.01" office:value-type="float" office:value="6.58999999999974" calcext:value-type="float">
            <text:p>6,58999999999974</text:p>
          </table:table-cell>
          <table:table-cell table:formula="of:=2*[.A1661]/9-4/3" office:value-type="float" office:value="0.131111111111052" calcext:value-type="float">
            <text:p>0,131111111111052</text:p>
          </table:table-cell>
          <table:table-cell table:formula="of:=-7*[.A1661]/9-1/3" office:value-type="float" office:value="-5.45888888888868" calcext:value-type="float">
            <text:p>-5,45888888888868</text:p>
          </table:table-cell>
          <table:table-cell table:number-columns-repeated="1021"/>
        </table:table-row>
        <table:table-row table:style-name="ro1">
          <table:table-cell table:formula="of:=[.A1661]+0.01" office:value-type="float" office:value="6.59999999999974" calcext:value-type="float">
            <text:p>6,59999999999974</text:p>
          </table:table-cell>
          <table:table-cell table:formula="of:=2*[.A1662]/9-4/3" office:value-type="float" office:value="0.133333333333274" calcext:value-type="float">
            <text:p>0,133333333333274</text:p>
          </table:table-cell>
          <table:table-cell table:formula="of:=-7*[.A1662]/9-1/3" office:value-type="float" office:value="-5.46666666666646" calcext:value-type="float">
            <text:p>-5,46666666666646</text:p>
          </table:table-cell>
          <table:table-cell table:number-columns-repeated="1021"/>
        </table:table-row>
        <table:table-row table:style-name="ro1">
          <table:table-cell table:formula="of:=[.A1662]+0.01" office:value-type="float" office:value="6.60999999999974" calcext:value-type="float">
            <text:p>6,60999999999974</text:p>
          </table:table-cell>
          <table:table-cell table:formula="of:=2*[.A1663]/9-4/3" office:value-type="float" office:value="0.135555555555497" calcext:value-type="float">
            <text:p>0,135555555555497</text:p>
          </table:table-cell>
          <table:table-cell table:formula="of:=-7*[.A1663]/9-1/3" office:value-type="float" office:value="-5.47444444444424" calcext:value-type="float">
            <text:p>-5,47444444444424</text:p>
          </table:table-cell>
          <table:table-cell table:number-columns-repeated="1021"/>
        </table:table-row>
        <table:table-row table:style-name="ro1">
          <table:table-cell table:formula="of:=[.A1663]+0.01" office:value-type="float" office:value="6.61999999999973" calcext:value-type="float">
            <text:p>6,61999999999973</text:p>
          </table:table-cell>
          <table:table-cell table:formula="of:=2*[.A1664]/9-4/3" office:value-type="float" office:value="0.137777777777719" calcext:value-type="float">
            <text:p>0,137777777777719</text:p>
          </table:table-cell>
          <table:table-cell table:formula="of:=-7*[.A1664]/9-1/3" office:value-type="float" office:value="-5.48222222222202" calcext:value-type="float">
            <text:p>-5,48222222222202</text:p>
          </table:table-cell>
          <table:table-cell table:number-columns-repeated="1021"/>
        </table:table-row>
        <table:table-row table:style-name="ro1">
          <table:table-cell table:formula="of:=[.A1664]+0.01" office:value-type="float" office:value="6.62999999999973" calcext:value-type="float">
            <text:p>6,62999999999973</text:p>
          </table:table-cell>
          <table:table-cell table:formula="of:=2*[.A1665]/9-4/3" office:value-type="float" office:value="0.139999999999941" calcext:value-type="float">
            <text:p>0,139999999999941</text:p>
          </table:table-cell>
          <table:table-cell table:formula="of:=-7*[.A1665]/9-1/3" office:value-type="float" office:value="-5.48999999999979" calcext:value-type="float">
            <text:p>-5,48999999999979</text:p>
          </table:table-cell>
          <table:table-cell table:number-columns-repeated="1021"/>
        </table:table-row>
        <table:table-row table:style-name="ro1">
          <table:table-cell table:formula="of:=[.A1665]+0.01" office:value-type="float" office:value="6.63999999999973" calcext:value-type="float">
            <text:p>6,63999999999973</text:p>
          </table:table-cell>
          <table:table-cell table:formula="of:=2*[.A1666]/9-4/3" office:value-type="float" office:value="0.142222222222163" calcext:value-type="float">
            <text:p>0,142222222222163</text:p>
          </table:table-cell>
          <table:table-cell table:formula="of:=-7*[.A1666]/9-1/3" office:value-type="float" office:value="-5.49777777777757" calcext:value-type="float">
            <text:p>-5,49777777777757</text:p>
          </table:table-cell>
          <table:table-cell table:number-columns-repeated="1021"/>
        </table:table-row>
        <table:table-row table:style-name="ro1">
          <table:table-cell table:formula="of:=[.A1666]+0.01" office:value-type="float" office:value="6.64999999999973" calcext:value-type="float">
            <text:p>6,64999999999973</text:p>
          </table:table-cell>
          <table:table-cell table:formula="of:=2*[.A1667]/9-4/3" office:value-type="float" office:value="0.144444444444385" calcext:value-type="float">
            <text:p>0,144444444444385</text:p>
          </table:table-cell>
          <table:table-cell table:formula="of:=-7*[.A1667]/9-1/3" office:value-type="float" office:value="-5.50555555555535" calcext:value-type="float">
            <text:p>-5,50555555555535</text:p>
          </table:table-cell>
          <table:table-cell table:number-columns-repeated="1021"/>
        </table:table-row>
        <table:table-row table:style-name="ro1">
          <table:table-cell table:formula="of:=[.A1667]+0.01" office:value-type="float" office:value="6.65999999999973" calcext:value-type="float">
            <text:p>6,65999999999973</text:p>
          </table:table-cell>
          <table:table-cell table:formula="of:=2*[.A1668]/9-4/3" office:value-type="float" office:value="0.146666666666608" calcext:value-type="float">
            <text:p>0,146666666666608</text:p>
          </table:table-cell>
          <table:table-cell table:formula="of:=-7*[.A1668]/9-1/3" office:value-type="float" office:value="-5.51333333333313" calcext:value-type="float">
            <text:p>-5,51333333333313</text:p>
          </table:table-cell>
          <table:table-cell table:number-columns-repeated="1021"/>
        </table:table-row>
        <table:table-row table:style-name="ro1">
          <table:table-cell table:formula="of:=[.A1668]+0.01" office:value-type="float" office:value="6.66999999999973" calcext:value-type="float">
            <text:p>6,66999999999973</text:p>
          </table:table-cell>
          <table:table-cell table:formula="of:=2*[.A1669]/9-4/3" office:value-type="float" office:value="0.14888888888883" calcext:value-type="float">
            <text:p>0,14888888888883</text:p>
          </table:table-cell>
          <table:table-cell table:formula="of:=-7*[.A1669]/9-1/3" office:value-type="float" office:value="-5.5211111111109" calcext:value-type="float">
            <text:p>-5,5211111111109</text:p>
          </table:table-cell>
          <table:table-cell table:number-columns-repeated="1021"/>
        </table:table-row>
        <table:table-row table:style-name="ro1">
          <table:table-cell table:formula="of:=[.A1669]+0.01" office:value-type="float" office:value="6.67999999999973" calcext:value-type="float">
            <text:p>6,67999999999973</text:p>
          </table:table-cell>
          <table:table-cell table:formula="of:=2*[.A1670]/9-4/3" office:value-type="float" office:value="0.151111111111052" calcext:value-type="float">
            <text:p>0,151111111111052</text:p>
          </table:table-cell>
          <table:table-cell table:formula="of:=-7*[.A1670]/9-1/3" office:value-type="float" office:value="-5.52888888888868" calcext:value-type="float">
            <text:p>-5,52888888888868</text:p>
          </table:table-cell>
          <table:table-cell table:number-columns-repeated="1021"/>
        </table:table-row>
        <table:table-row table:style-name="ro1">
          <table:table-cell table:formula="of:=[.A1670]+0.01" office:value-type="float" office:value="6.68999999999973" calcext:value-type="float">
            <text:p>6,68999999999973</text:p>
          </table:table-cell>
          <table:table-cell table:formula="of:=2*[.A1671]/9-4/3" office:value-type="float" office:value="0.153333333333274" calcext:value-type="float">
            <text:p>0,153333333333274</text:p>
          </table:table-cell>
          <table:table-cell table:formula="of:=-7*[.A1671]/9-1/3" office:value-type="float" office:value="-5.53666666666646" calcext:value-type="float">
            <text:p>-5,53666666666646</text:p>
          </table:table-cell>
          <table:table-cell table:number-columns-repeated="1021"/>
        </table:table-row>
        <table:table-row table:style-name="ro1">
          <table:table-cell table:formula="of:=[.A1671]+0.01" office:value-type="float" office:value="6.69999999999973" calcext:value-type="float">
            <text:p>6,69999999999973</text:p>
          </table:table-cell>
          <table:table-cell table:formula="of:=2*[.A1672]/9-4/3" office:value-type="float" office:value="0.155555555555496" calcext:value-type="float">
            <text:p>0,155555555555496</text:p>
          </table:table-cell>
          <table:table-cell table:formula="of:=-7*[.A1672]/9-1/3" office:value-type="float" office:value="-5.54444444444424" calcext:value-type="float">
            <text:p>-5,54444444444424</text:p>
          </table:table-cell>
          <table:table-cell table:number-columns-repeated="1021"/>
        </table:table-row>
        <table:table-row table:style-name="ro1">
          <table:table-cell table:formula="of:=[.A1672]+0.01" office:value-type="float" office:value="6.70999999999973" calcext:value-type="float">
            <text:p>6,70999999999973</text:p>
          </table:table-cell>
          <table:table-cell table:formula="of:=2*[.A1673]/9-4/3" office:value-type="float" office:value="0.157777777777719" calcext:value-type="float">
            <text:p>0,157777777777719</text:p>
          </table:table-cell>
          <table:table-cell table:formula="of:=-7*[.A1673]/9-1/3" office:value-type="float" office:value="-5.55222222222201" calcext:value-type="float">
            <text:p>-5,55222222222201</text:p>
          </table:table-cell>
          <table:table-cell table:number-columns-repeated="1021"/>
        </table:table-row>
        <table:table-row table:style-name="ro1">
          <table:table-cell table:formula="of:=[.A1673]+0.01" office:value-type="float" office:value="6.71999999999973" calcext:value-type="float">
            <text:p>6,71999999999973</text:p>
          </table:table-cell>
          <table:table-cell table:formula="of:=2*[.A1674]/9-4/3" office:value-type="float" office:value="0.159999999999941" calcext:value-type="float">
            <text:p>0,159999999999941</text:p>
          </table:table-cell>
          <table:table-cell table:formula="of:=-7*[.A1674]/9-1/3" office:value-type="float" office:value="-5.55999999999979" calcext:value-type="float">
            <text:p>-5,55999999999979</text:p>
          </table:table-cell>
          <table:table-cell table:number-columns-repeated="1021"/>
        </table:table-row>
        <table:table-row table:style-name="ro1">
          <table:table-cell table:formula="of:=[.A1674]+0.01" office:value-type="float" office:value="6.72999999999973" calcext:value-type="float">
            <text:p>6,72999999999973</text:p>
          </table:table-cell>
          <table:table-cell table:formula="of:=2*[.A1675]/9-4/3" office:value-type="float" office:value="0.162222222222163" calcext:value-type="float">
            <text:p>0,162222222222163</text:p>
          </table:table-cell>
          <table:table-cell table:formula="of:=-7*[.A1675]/9-1/3" office:value-type="float" office:value="-5.56777777777757" calcext:value-type="float">
            <text:p>-5,56777777777757</text:p>
          </table:table-cell>
          <table:table-cell table:number-columns-repeated="1021"/>
        </table:table-row>
        <table:table-row table:style-name="ro1">
          <table:table-cell table:formula="of:=[.A1675]+0.01" office:value-type="float" office:value="6.73999999999973" calcext:value-type="float">
            <text:p>6,73999999999973</text:p>
          </table:table-cell>
          <table:table-cell table:formula="of:=2*[.A1676]/9-4/3" office:value-type="float" office:value="0.164444444444385" calcext:value-type="float">
            <text:p>0,164444444444385</text:p>
          </table:table-cell>
          <table:table-cell table:formula="of:=-7*[.A1676]/9-1/3" office:value-type="float" office:value="-5.57555555555535" calcext:value-type="float">
            <text:p>-5,57555555555535</text:p>
          </table:table-cell>
          <table:table-cell table:number-columns-repeated="1021"/>
        </table:table-row>
        <table:table-row table:style-name="ro1">
          <table:table-cell table:formula="of:=[.A1676]+0.01" office:value-type="float" office:value="6.74999999999973" calcext:value-type="float">
            <text:p>6,74999999999973</text:p>
          </table:table-cell>
          <table:table-cell table:formula="of:=2*[.A1677]/9-4/3" office:value-type="float" office:value="0.166666666666607" calcext:value-type="float">
            <text:p>0,166666666666607</text:p>
          </table:table-cell>
          <table:table-cell table:formula="of:=-7*[.A1677]/9-1/3" office:value-type="float" office:value="-5.58333333333312" calcext:value-type="float">
            <text:p>-5,58333333333312</text:p>
          </table:table-cell>
          <table:table-cell table:number-columns-repeated="1021"/>
        </table:table-row>
        <table:table-row table:style-name="ro1">
          <table:table-cell table:formula="of:=[.A1677]+0.01" office:value-type="float" office:value="6.75999999999973" calcext:value-type="float">
            <text:p>6,75999999999973</text:p>
          </table:table-cell>
          <table:table-cell table:formula="of:=2*[.A1678]/9-4/3" office:value-type="float" office:value="0.168888888888829" calcext:value-type="float">
            <text:p>0,168888888888829</text:p>
          </table:table-cell>
          <table:table-cell table:formula="of:=-7*[.A1678]/9-1/3" office:value-type="float" office:value="-5.5911111111109" calcext:value-type="float">
            <text:p>-5,5911111111109</text:p>
          </table:table-cell>
          <table:table-cell table:number-columns-repeated="1021"/>
        </table:table-row>
        <table:table-row table:style-name="ro1">
          <table:table-cell table:formula="of:=[.A1678]+0.01" office:value-type="float" office:value="6.76999999999973" calcext:value-type="float">
            <text:p>6,76999999999973</text:p>
          </table:table-cell>
          <table:table-cell table:formula="of:=2*[.A1679]/9-4/3" office:value-type="float" office:value="0.171111111111051" calcext:value-type="float">
            <text:p>0,171111111111051</text:p>
          </table:table-cell>
          <table:table-cell table:formula="of:=-7*[.A1679]/9-1/3" office:value-type="float" office:value="-5.59888888888868" calcext:value-type="float">
            <text:p>-5,59888888888868</text:p>
          </table:table-cell>
          <table:table-cell table:number-columns-repeated="1021"/>
        </table:table-row>
        <table:table-row table:style-name="ro1">
          <table:table-cell table:formula="of:=[.A1679]+0.01" office:value-type="float" office:value="6.77999999999973" calcext:value-type="float">
            <text:p>6,77999999999973</text:p>
          </table:table-cell>
          <table:table-cell table:formula="of:=2*[.A1680]/9-4/3" office:value-type="float" office:value="0.173333333333274" calcext:value-type="float">
            <text:p>0,173333333333274</text:p>
          </table:table-cell>
          <table:table-cell table:formula="of:=-7*[.A1680]/9-1/3" office:value-type="float" office:value="-5.60666666666646" calcext:value-type="float">
            <text:p>-5,60666666666646</text:p>
          </table:table-cell>
          <table:table-cell table:number-columns-repeated="1021"/>
        </table:table-row>
        <table:table-row table:style-name="ro1">
          <table:table-cell table:formula="of:=[.A1680]+0.01" office:value-type="float" office:value="6.78999999999973" calcext:value-type="float">
            <text:p>6,78999999999973</text:p>
          </table:table-cell>
          <table:table-cell table:formula="of:=2*[.A1681]/9-4/3" office:value-type="float" office:value="0.175555555555496" calcext:value-type="float">
            <text:p>0,175555555555496</text:p>
          </table:table-cell>
          <table:table-cell table:formula="of:=-7*[.A1681]/9-1/3" office:value-type="float" office:value="-5.61444444444424" calcext:value-type="float">
            <text:p>-5,61444444444424</text:p>
          </table:table-cell>
          <table:table-cell table:number-columns-repeated="1021"/>
        </table:table-row>
        <table:table-row table:style-name="ro1">
          <table:table-cell table:formula="of:=[.A1681]+0.01" office:value-type="float" office:value="6.79999999999973" calcext:value-type="float">
            <text:p>6,79999999999973</text:p>
          </table:table-cell>
          <table:table-cell table:formula="of:=2*[.A1682]/9-4/3" office:value-type="float" office:value="0.177777777777718" calcext:value-type="float">
            <text:p>0,177777777777718</text:p>
          </table:table-cell>
          <table:table-cell table:formula="of:=-7*[.A1682]/9-1/3" office:value-type="float" office:value="-5.62222222222201" calcext:value-type="float">
            <text:p>-5,62222222222201</text:p>
          </table:table-cell>
          <table:table-cell table:number-columns-repeated="1021"/>
        </table:table-row>
        <table:table-row table:style-name="ro1">
          <table:table-cell table:formula="of:=[.A1682]+0.01" office:value-type="float" office:value="6.80999999999973" calcext:value-type="float">
            <text:p>6,80999999999973</text:p>
          </table:table-cell>
          <table:table-cell table:formula="of:=2*[.A1683]/9-4/3" office:value-type="float" office:value="0.17999999999994" calcext:value-type="float">
            <text:p>0,17999999999994</text:p>
          </table:table-cell>
          <table:table-cell table:formula="of:=-7*[.A1683]/9-1/3" office:value-type="float" office:value="-5.62999999999979" calcext:value-type="float">
            <text:p>-5,62999999999979</text:p>
          </table:table-cell>
          <table:table-cell table:number-columns-repeated="1021"/>
        </table:table-row>
        <table:table-row table:style-name="ro1">
          <table:table-cell table:formula="of:=[.A1683]+0.01" office:value-type="float" office:value="6.81999999999973" calcext:value-type="float">
            <text:p>6,81999999999973</text:p>
          </table:table-cell>
          <table:table-cell table:formula="of:=2*[.A1684]/9-4/3" office:value-type="float" office:value="0.182222222222162" calcext:value-type="float">
            <text:p>0,182222222222162</text:p>
          </table:table-cell>
          <table:table-cell table:formula="of:=-7*[.A1684]/9-1/3" office:value-type="float" office:value="-5.63777777777757" calcext:value-type="float">
            <text:p>-5,63777777777757</text:p>
          </table:table-cell>
          <table:table-cell table:number-columns-repeated="1021"/>
        </table:table-row>
        <table:table-row table:style-name="ro1">
          <table:table-cell table:formula="of:=[.A1684]+0.01" office:value-type="float" office:value="6.82999999999973" calcext:value-type="float">
            <text:p>6,82999999999973</text:p>
          </table:table-cell>
          <table:table-cell table:formula="of:=2*[.A1685]/9-4/3" office:value-type="float" office:value="0.184444444444384" calcext:value-type="float">
            <text:p>0,184444444444384</text:p>
          </table:table-cell>
          <table:table-cell table:formula="of:=-7*[.A1685]/9-1/3" office:value-type="float" office:value="-5.64555555555535" calcext:value-type="float">
            <text:p>-5,64555555555535</text:p>
          </table:table-cell>
          <table:table-cell table:number-columns-repeated="1021"/>
        </table:table-row>
        <table:table-row table:style-name="ro1">
          <table:table-cell table:formula="of:=[.A1685]+0.01" office:value-type="float" office:value="6.83999999999973" calcext:value-type="float">
            <text:p>6,83999999999973</text:p>
          </table:table-cell>
          <table:table-cell table:formula="of:=2*[.A1686]/9-4/3" office:value-type="float" office:value="0.186666666666607" calcext:value-type="float">
            <text:p>0,186666666666607</text:p>
          </table:table-cell>
          <table:table-cell table:formula="of:=-7*[.A1686]/9-1/3" office:value-type="float" office:value="-5.65333333333312" calcext:value-type="float">
            <text:p>-5,65333333333312</text:p>
          </table:table-cell>
          <table:table-cell table:number-columns-repeated="1021"/>
        </table:table-row>
        <table:table-row table:style-name="ro1">
          <table:table-cell table:formula="of:=[.A1686]+0.01" office:value-type="float" office:value="6.84999999999973" calcext:value-type="float">
            <text:p>6,84999999999973</text:p>
          </table:table-cell>
          <table:table-cell table:formula="of:=2*[.A1687]/9-4/3" office:value-type="float" office:value="0.188888888888829" calcext:value-type="float">
            <text:p>0,188888888888829</text:p>
          </table:table-cell>
          <table:table-cell table:formula="of:=-7*[.A1687]/9-1/3" office:value-type="float" office:value="-5.6611111111109" calcext:value-type="float">
            <text:p>-5,6611111111109</text:p>
          </table:table-cell>
          <table:table-cell table:number-columns-repeated="1021"/>
        </table:table-row>
        <table:table-row table:style-name="ro1">
          <table:table-cell table:formula="of:=[.A1687]+0.01" office:value-type="float" office:value="6.85999999999973" calcext:value-type="float">
            <text:p>6,85999999999973</text:p>
          </table:table-cell>
          <table:table-cell table:formula="of:=2*[.A1688]/9-4/3" office:value-type="float" office:value="0.191111111111051" calcext:value-type="float">
            <text:p>0,191111111111051</text:p>
          </table:table-cell>
          <table:table-cell table:formula="of:=-7*[.A1688]/9-1/3" office:value-type="float" office:value="-5.66888888888868" calcext:value-type="float">
            <text:p>-5,66888888888868</text:p>
          </table:table-cell>
          <table:table-cell table:number-columns-repeated="1021"/>
        </table:table-row>
        <table:table-row table:style-name="ro1">
          <table:table-cell table:formula="of:=[.A1688]+0.01" office:value-type="float" office:value="6.86999999999973" calcext:value-type="float">
            <text:p>6,86999999999973</text:p>
          </table:table-cell>
          <table:table-cell table:formula="of:=2*[.A1689]/9-4/3" office:value-type="float" office:value="0.193333333333273" calcext:value-type="float">
            <text:p>0,193333333333273</text:p>
          </table:table-cell>
          <table:table-cell table:formula="of:=-7*[.A1689]/9-1/3" office:value-type="float" office:value="-5.67666666666646" calcext:value-type="float">
            <text:p>-5,67666666666646</text:p>
          </table:table-cell>
          <table:table-cell table:number-columns-repeated="1021"/>
        </table:table-row>
        <table:table-row table:style-name="ro1">
          <table:table-cell table:formula="of:=[.A1689]+0.01" office:value-type="float" office:value="6.87999999999973" calcext:value-type="float">
            <text:p>6,87999999999973</text:p>
          </table:table-cell>
          <table:table-cell table:formula="of:=2*[.A1690]/9-4/3" office:value-type="float" office:value="0.195555555555495" calcext:value-type="float">
            <text:p>0,195555555555495</text:p>
          </table:table-cell>
          <table:table-cell table:formula="of:=-7*[.A1690]/9-1/3" office:value-type="float" office:value="-5.68444444444423" calcext:value-type="float">
            <text:p>-5,68444444444423</text:p>
          </table:table-cell>
          <table:table-cell table:number-columns-repeated="1021"/>
        </table:table-row>
        <table:table-row table:style-name="ro1">
          <table:table-cell table:formula="of:=[.A1690]+0.01" office:value-type="float" office:value="6.88999999999973" calcext:value-type="float">
            <text:p>6,88999999999973</text:p>
          </table:table-cell>
          <table:table-cell table:formula="of:=2*[.A1691]/9-4/3" office:value-type="float" office:value="0.197777777777718" calcext:value-type="float">
            <text:p>0,197777777777718</text:p>
          </table:table-cell>
          <table:table-cell table:formula="of:=-7*[.A1691]/9-1/3" office:value-type="float" office:value="-5.69222222222201" calcext:value-type="float">
            <text:p>-5,69222222222201</text:p>
          </table:table-cell>
          <table:table-cell table:number-columns-repeated="1021"/>
        </table:table-row>
        <table:table-row table:style-name="ro1">
          <table:table-cell table:formula="of:=[.A1691]+0.01" office:value-type="float" office:value="6.89999999999973" calcext:value-type="float">
            <text:p>6,89999999999973</text:p>
          </table:table-cell>
          <table:table-cell table:formula="of:=2*[.A1692]/9-4/3" office:value-type="float" office:value="0.19999999999994" calcext:value-type="float">
            <text:p>0,19999999999994</text:p>
          </table:table-cell>
          <table:table-cell table:formula="of:=-7*[.A1692]/9-1/3" office:value-type="float" office:value="-5.69999999999979" calcext:value-type="float">
            <text:p>-5,69999999999979</text:p>
          </table:table-cell>
          <table:table-cell table:number-columns-repeated="1021"/>
        </table:table-row>
        <table:table-row table:style-name="ro1">
          <table:table-cell table:formula="of:=[.A1692]+0.01" office:value-type="float" office:value="6.90999999999973" calcext:value-type="float">
            <text:p>6,90999999999973</text:p>
          </table:table-cell>
          <table:table-cell table:formula="of:=2*[.A1693]/9-4/3" office:value-type="float" office:value="0.202222222222162" calcext:value-type="float">
            <text:p>0,202222222222162</text:p>
          </table:table-cell>
          <table:table-cell table:formula="of:=-7*[.A1693]/9-1/3" office:value-type="float" office:value="-5.70777777777757" calcext:value-type="float">
            <text:p>-5,70777777777757</text:p>
          </table:table-cell>
          <table:table-cell table:number-columns-repeated="1021"/>
        </table:table-row>
        <table:table-row table:style-name="ro1">
          <table:table-cell table:formula="of:=[.A1693]+0.01" office:value-type="float" office:value="6.91999999999973" calcext:value-type="float">
            <text:p>6,91999999999973</text:p>
          </table:table-cell>
          <table:table-cell table:formula="of:=2*[.A1694]/9-4/3" office:value-type="float" office:value="0.204444444444384" calcext:value-type="float">
            <text:p>0,204444444444384</text:p>
          </table:table-cell>
          <table:table-cell table:formula="of:=-7*[.A1694]/9-1/3" office:value-type="float" office:value="-5.71555555555534" calcext:value-type="float">
            <text:p>-5,71555555555534</text:p>
          </table:table-cell>
          <table:table-cell table:number-columns-repeated="1021"/>
        </table:table-row>
        <table:table-row table:style-name="ro1">
          <table:table-cell table:formula="of:=[.A1694]+0.01" office:value-type="float" office:value="6.92999999999973" calcext:value-type="float">
            <text:p>6,92999999999973</text:p>
          </table:table-cell>
          <table:table-cell table:formula="of:=2*[.A1695]/9-4/3" office:value-type="float" office:value="0.206666666666606" calcext:value-type="float">
            <text:p>0,206666666666606</text:p>
          </table:table-cell>
          <table:table-cell table:formula="of:=-7*[.A1695]/9-1/3" office:value-type="float" office:value="-5.72333333333312" calcext:value-type="float">
            <text:p>-5,72333333333312</text:p>
          </table:table-cell>
          <table:table-cell table:number-columns-repeated="1021"/>
        </table:table-row>
        <table:table-row table:style-name="ro1">
          <table:table-cell table:formula="of:=[.A1695]+0.01" office:value-type="float" office:value="6.93999999999973" calcext:value-type="float">
            <text:p>6,93999999999973</text:p>
          </table:table-cell>
          <table:table-cell table:formula="of:=2*[.A1696]/9-4/3" office:value-type="float" office:value="0.208888888888828" calcext:value-type="float">
            <text:p>0,208888888888828</text:p>
          </table:table-cell>
          <table:table-cell table:formula="of:=-7*[.A1696]/9-1/3" office:value-type="float" office:value="-5.7311111111109" calcext:value-type="float">
            <text:p>-5,7311111111109</text:p>
          </table:table-cell>
          <table:table-cell table:number-columns-repeated="1021"/>
        </table:table-row>
        <table:table-row table:style-name="ro1">
          <table:table-cell table:formula="of:=[.A1696]+0.01" office:value-type="float" office:value="6.94999999999973" calcext:value-type="float">
            <text:p>6,94999999999973</text:p>
          </table:table-cell>
          <table:table-cell table:formula="of:=2*[.A1697]/9-4/3" office:value-type="float" office:value="0.211111111111051" calcext:value-type="float">
            <text:p>0,211111111111051</text:p>
          </table:table-cell>
          <table:table-cell table:formula="of:=-7*[.A1697]/9-1/3" office:value-type="float" office:value="-5.73888888888868" calcext:value-type="float">
            <text:p>-5,73888888888868</text:p>
          </table:table-cell>
          <table:table-cell table:number-columns-repeated="1021"/>
        </table:table-row>
        <table:table-row table:style-name="ro1">
          <table:table-cell table:formula="of:=[.A1697]+0.01" office:value-type="float" office:value="6.95999999999973" calcext:value-type="float">
            <text:p>6,95999999999973</text:p>
          </table:table-cell>
          <table:table-cell table:formula="of:=2*[.A1698]/9-4/3" office:value-type="float" office:value="0.213333333333273" calcext:value-type="float">
            <text:p>0,213333333333273</text:p>
          </table:table-cell>
          <table:table-cell table:formula="of:=-7*[.A1698]/9-1/3" office:value-type="float" office:value="-5.74666666666646" calcext:value-type="float">
            <text:p>-5,74666666666646</text:p>
          </table:table-cell>
          <table:table-cell table:number-columns-repeated="1021"/>
        </table:table-row>
        <table:table-row table:style-name="ro1">
          <table:table-cell table:formula="of:=[.A1698]+0.01" office:value-type="float" office:value="6.96999999999973" calcext:value-type="float">
            <text:p>6,96999999999973</text:p>
          </table:table-cell>
          <table:table-cell table:formula="of:=2*[.A1699]/9-4/3" office:value-type="float" office:value="0.215555555555495" calcext:value-type="float">
            <text:p>0,215555555555495</text:p>
          </table:table-cell>
          <table:table-cell table:formula="of:=-7*[.A1699]/9-1/3" office:value-type="float" office:value="-5.75444444444423" calcext:value-type="float">
            <text:p>-5,75444444444423</text:p>
          </table:table-cell>
          <table:table-cell table:number-columns-repeated="1021"/>
        </table:table-row>
        <table:table-row table:style-name="ro1">
          <table:table-cell table:formula="of:=[.A1699]+0.01" office:value-type="float" office:value="6.97999999999973" calcext:value-type="float">
            <text:p>6,97999999999973</text:p>
          </table:table-cell>
          <table:table-cell table:formula="of:=2*[.A1700]/9-4/3" office:value-type="float" office:value="0.217777777777717" calcext:value-type="float">
            <text:p>0,217777777777717</text:p>
          </table:table-cell>
          <table:table-cell table:formula="of:=-7*[.A1700]/9-1/3" office:value-type="float" office:value="-5.76222222222201" calcext:value-type="float">
            <text:p>-5,76222222222201</text:p>
          </table:table-cell>
          <table:table-cell table:number-columns-repeated="1021"/>
        </table:table-row>
        <table:table-row table:style-name="ro1">
          <table:table-cell table:formula="of:=[.A1700]+0.01" office:value-type="float" office:value="6.98999999999973" calcext:value-type="float">
            <text:p>6,98999999999973</text:p>
          </table:table-cell>
          <table:table-cell table:formula="of:=2*[.A1701]/9-4/3" office:value-type="float" office:value="0.219999999999939" calcext:value-type="float">
            <text:p>0,219999999999939</text:p>
          </table:table-cell>
          <table:table-cell table:formula="of:=-7*[.A1701]/9-1/3" office:value-type="float" office:value="-5.76999999999979" calcext:value-type="float">
            <text:p>-5,76999999999979</text:p>
          </table:table-cell>
          <table:table-cell table:number-columns-repeated="1021"/>
        </table:table-row>
        <table:table-row table:style-name="ro1">
          <table:table-cell table:formula="of:=[.A1701]+0.01" office:value-type="float" office:value="6.99999999999973" calcext:value-type="float">
            <text:p>6,99999999999973</text:p>
          </table:table-cell>
          <table:table-cell table:formula="of:=2*[.A1702]/9-4/3" office:value-type="float" office:value="0.222222222222161" calcext:value-type="float">
            <text:p>0,222222222222161</text:p>
          </table:table-cell>
          <table:table-cell table:formula="of:=-7*[.A1702]/9-1/3" office:value-type="float" office:value="-5.77777777777756" calcext:value-type="float">
            <text:p>-5,77777777777756</text:p>
          </table:table-cell>
          <table:table-cell table:number-columns-repeated="1021"/>
        </table:table-row>
        <table:table-row table:style-name="ro1">
          <table:table-cell table:formula="of:=[.A1702]+0.01" office:value-type="float" office:value="7.00999999999973" calcext:value-type="float">
            <text:p>7,00999999999973</text:p>
          </table:table-cell>
          <table:table-cell table:formula="of:=2*[.A1703]/9-4/3" office:value-type="float" office:value="0.224444444444384" calcext:value-type="float">
            <text:p>0,224444444444384</text:p>
          </table:table-cell>
          <table:table-cell table:formula="of:=-7*[.A1703]/9-1/3" office:value-type="float" office:value="-5.78555555555534" calcext:value-type="float">
            <text:p>-5,78555555555534</text:p>
          </table:table-cell>
          <table:table-cell table:number-columns-repeated="1021"/>
        </table:table-row>
        <table:table-row table:style-name="ro1">
          <table:table-cell table:formula="of:=[.A1703]+0.01" office:value-type="float" office:value="7.01999999999973" calcext:value-type="float">
            <text:p>7,01999999999973</text:p>
          </table:table-cell>
          <table:table-cell table:formula="of:=2*[.A1704]/9-4/3" office:value-type="float" office:value="0.226666666666606" calcext:value-type="float">
            <text:p>0,226666666666606</text:p>
          </table:table-cell>
          <table:table-cell table:formula="of:=-7*[.A1704]/9-1/3" office:value-type="float" office:value="-5.79333333333312" calcext:value-type="float">
            <text:p>-5,79333333333312</text:p>
          </table:table-cell>
          <table:table-cell table:number-columns-repeated="1021"/>
        </table:table-row>
        <table:table-row table:style-name="ro1">
          <table:table-cell table:formula="of:=[.A1704]+0.01" office:value-type="float" office:value="7.02999999999973" calcext:value-type="float">
            <text:p>7,02999999999973</text:p>
          </table:table-cell>
          <table:table-cell table:formula="of:=2*[.A1705]/9-4/3" office:value-type="float" office:value="0.228888888888828" calcext:value-type="float">
            <text:p>0,228888888888828</text:p>
          </table:table-cell>
          <table:table-cell table:formula="of:=-7*[.A1705]/9-1/3" office:value-type="float" office:value="-5.8011111111109" calcext:value-type="float">
            <text:p>-5,8011111111109</text:p>
          </table:table-cell>
          <table:table-cell table:number-columns-repeated="1021"/>
        </table:table-row>
        <table:table-row table:style-name="ro1">
          <table:table-cell table:formula="of:=[.A1705]+0.01" office:value-type="float" office:value="7.03999999999973" calcext:value-type="float">
            <text:p>7,03999999999973</text:p>
          </table:table-cell>
          <table:table-cell table:formula="of:=2*[.A1706]/9-4/3" office:value-type="float" office:value="0.23111111111105" calcext:value-type="float">
            <text:p>0,23111111111105</text:p>
          </table:table-cell>
          <table:table-cell table:formula="of:=-7*[.A1706]/9-1/3" office:value-type="float" office:value="-5.80888888888868" calcext:value-type="float">
            <text:p>-5,80888888888868</text:p>
          </table:table-cell>
          <table:table-cell table:number-columns-repeated="1021"/>
        </table:table-row>
        <table:table-row table:style-name="ro1">
          <table:table-cell table:formula="of:=[.A1706]+0.01" office:value-type="float" office:value="7.04999999999973" calcext:value-type="float">
            <text:p>7,04999999999973</text:p>
          </table:table-cell>
          <table:table-cell table:formula="of:=2*[.A1707]/9-4/3" office:value-type="float" office:value="0.233333333333272" calcext:value-type="float">
            <text:p>0,233333333333272</text:p>
          </table:table-cell>
          <table:table-cell table:formula="of:=-7*[.A1707]/9-1/3" office:value-type="float" office:value="-5.81666666666645" calcext:value-type="float">
            <text:p>-5,81666666666645</text:p>
          </table:table-cell>
          <table:table-cell table:number-columns-repeated="1021"/>
        </table:table-row>
        <table:table-row table:style-name="ro1">
          <table:table-cell table:formula="of:=[.A1707]+0.01" office:value-type="float" office:value="7.05999999999973" calcext:value-type="float">
            <text:p>7,05999999999973</text:p>
          </table:table-cell>
          <table:table-cell table:formula="of:=2*[.A1708]/9-4/3" office:value-type="float" office:value="0.235555555555494" calcext:value-type="float">
            <text:p>0,235555555555494</text:p>
          </table:table-cell>
          <table:table-cell table:formula="of:=-7*[.A1708]/9-1/3" office:value-type="float" office:value="-5.82444444444423" calcext:value-type="float">
            <text:p>-5,82444444444423</text:p>
          </table:table-cell>
          <table:table-cell table:number-columns-repeated="1021"/>
        </table:table-row>
        <table:table-row table:style-name="ro1">
          <table:table-cell table:formula="of:=[.A1708]+0.01" office:value-type="float" office:value="7.06999999999973" calcext:value-type="float">
            <text:p>7,06999999999973</text:p>
          </table:table-cell>
          <table:table-cell table:formula="of:=2*[.A1709]/9-4/3" office:value-type="float" office:value="0.237777777777717" calcext:value-type="float">
            <text:p>0,237777777777717</text:p>
          </table:table-cell>
          <table:table-cell table:formula="of:=-7*[.A1709]/9-1/3" office:value-type="float" office:value="-5.83222222222201" calcext:value-type="float">
            <text:p>-5,83222222222201</text:p>
          </table:table-cell>
          <table:table-cell table:number-columns-repeated="1021"/>
        </table:table-row>
        <table:table-row table:style-name="ro1">
          <table:table-cell table:formula="of:=[.A1709]+0.01" office:value-type="float" office:value="7.07999999999973" calcext:value-type="float">
            <text:p>7,07999999999973</text:p>
          </table:table-cell>
          <table:table-cell table:formula="of:=2*[.A1710]/9-4/3" office:value-type="float" office:value="0.239999999999939" calcext:value-type="float">
            <text:p>0,239999999999939</text:p>
          </table:table-cell>
          <table:table-cell table:formula="of:=-7*[.A1710]/9-1/3" office:value-type="float" office:value="-5.83999999999979" calcext:value-type="float">
            <text:p>-5,83999999999979</text:p>
          </table:table-cell>
          <table:table-cell table:number-columns-repeated="1021"/>
        </table:table-row>
        <table:table-row table:style-name="ro1">
          <table:table-cell table:formula="of:=[.A1710]+0.01" office:value-type="float" office:value="7.08999999999972" calcext:value-type="float">
            <text:p>7,08999999999972</text:p>
          </table:table-cell>
          <table:table-cell table:formula="of:=2*[.A1711]/9-4/3" office:value-type="float" office:value="0.242222222222161" calcext:value-type="float">
            <text:p>0,242222222222161</text:p>
          </table:table-cell>
          <table:table-cell table:formula="of:=-7*[.A1711]/9-1/3" office:value-type="float" office:value="-5.84777777777756" calcext:value-type="float">
            <text:p>-5,84777777777756</text:p>
          </table:table-cell>
          <table:table-cell table:number-columns-repeated="1021"/>
        </table:table-row>
        <table:table-row table:style-name="ro1">
          <table:table-cell table:formula="of:=[.A1711]+0.01" office:value-type="float" office:value="7.09999999999972" calcext:value-type="float">
            <text:p>7,09999999999972</text:p>
          </table:table-cell>
          <table:table-cell table:formula="of:=2*[.A1712]/9-4/3" office:value-type="float" office:value="0.244444444444383" calcext:value-type="float">
            <text:p>0,244444444444383</text:p>
          </table:table-cell>
          <table:table-cell table:formula="of:=-7*[.A1712]/9-1/3" office:value-type="float" office:value="-5.85555555555534" calcext:value-type="float">
            <text:p>-5,85555555555534</text:p>
          </table:table-cell>
          <table:table-cell table:number-columns-repeated="1021"/>
        </table:table-row>
        <table:table-row table:style-name="ro1">
          <table:table-cell table:formula="of:=[.A1712]+0.01" office:value-type="float" office:value="7.10999999999972" calcext:value-type="float">
            <text:p>7,10999999999972</text:p>
          </table:table-cell>
          <table:table-cell table:formula="of:=2*[.A1713]/9-4/3" office:value-type="float" office:value="0.246666666666606" calcext:value-type="float">
            <text:p>0,246666666666606</text:p>
          </table:table-cell>
          <table:table-cell table:formula="of:=-7*[.A1713]/9-1/3" office:value-type="float" office:value="-5.86333333333312" calcext:value-type="float">
            <text:p>-5,86333333333312</text:p>
          </table:table-cell>
          <table:table-cell table:number-columns-repeated="1021"/>
        </table:table-row>
        <table:table-row table:style-name="ro1">
          <table:table-cell table:formula="of:=[.A1713]+0.01" office:value-type="float" office:value="7.11999999999972" calcext:value-type="float">
            <text:p>7,11999999999972</text:p>
          </table:table-cell>
          <table:table-cell table:formula="of:=2*[.A1714]/9-4/3" office:value-type="float" office:value="0.248888888888828" calcext:value-type="float">
            <text:p>0,248888888888828</text:p>
          </table:table-cell>
          <table:table-cell table:formula="of:=-7*[.A1714]/9-1/3" office:value-type="float" office:value="-5.8711111111109" calcext:value-type="float">
            <text:p>-5,8711111111109</text:p>
          </table:table-cell>
          <table:table-cell table:number-columns-repeated="1021"/>
        </table:table-row>
        <table:table-row table:style-name="ro1">
          <table:table-cell table:formula="of:=[.A1714]+0.01" office:value-type="float" office:value="7.12999999999972" calcext:value-type="float">
            <text:p>7,12999999999972</text:p>
          </table:table-cell>
          <table:table-cell table:formula="of:=2*[.A1715]/9-4/3" office:value-type="float" office:value="0.25111111111105" calcext:value-type="float">
            <text:p>0,25111111111105</text:p>
          </table:table-cell>
          <table:table-cell table:formula="of:=-7*[.A1715]/9-1/3" office:value-type="float" office:value="-5.87888888888867" calcext:value-type="float">
            <text:p>-5,87888888888867</text:p>
          </table:table-cell>
          <table:table-cell table:number-columns-repeated="1021"/>
        </table:table-row>
        <table:table-row table:style-name="ro1">
          <table:table-cell table:formula="of:=[.A1715]+0.01" office:value-type="float" office:value="7.13999999999972" calcext:value-type="float">
            <text:p>7,13999999999972</text:p>
          </table:table-cell>
          <table:table-cell table:formula="of:=2*[.A1716]/9-4/3" office:value-type="float" office:value="0.253333333333272" calcext:value-type="float">
            <text:p>0,253333333333272</text:p>
          </table:table-cell>
          <table:table-cell table:formula="of:=-7*[.A1716]/9-1/3" office:value-type="float" office:value="-5.88666666666645" calcext:value-type="float">
            <text:p>-5,88666666666645</text:p>
          </table:table-cell>
          <table:table-cell table:number-columns-repeated="1021"/>
        </table:table-row>
        <table:table-row table:style-name="ro1">
          <table:table-cell table:formula="of:=[.A1716]+0.01" office:value-type="float" office:value="7.14999999999972" calcext:value-type="float">
            <text:p>7,14999999999972</text:p>
          </table:table-cell>
          <table:table-cell table:formula="of:=2*[.A1717]/9-4/3" office:value-type="float" office:value="0.255555555555494" calcext:value-type="float">
            <text:p>0,255555555555494</text:p>
          </table:table-cell>
          <table:table-cell table:formula="of:=-7*[.A1717]/9-1/3" office:value-type="float" office:value="-5.89444444444423" calcext:value-type="float">
            <text:p>-5,89444444444423</text:p>
          </table:table-cell>
          <table:table-cell table:number-columns-repeated="1021"/>
        </table:table-row>
        <table:table-row table:style-name="ro1">
          <table:table-cell table:formula="of:=[.A1717]+0.01" office:value-type="float" office:value="7.15999999999972" calcext:value-type="float">
            <text:p>7,15999999999972</text:p>
          </table:table-cell>
          <table:table-cell table:formula="of:=2*[.A1718]/9-4/3" office:value-type="float" office:value="0.257777777777716" calcext:value-type="float">
            <text:p>0,257777777777716</text:p>
          </table:table-cell>
          <table:table-cell table:formula="of:=-7*[.A1718]/9-1/3" office:value-type="float" office:value="-5.90222222222201" calcext:value-type="float">
            <text:p>-5,90222222222201</text:p>
          </table:table-cell>
          <table:table-cell table:number-columns-repeated="1021"/>
        </table:table-row>
        <table:table-row table:style-name="ro1">
          <table:table-cell table:formula="of:=[.A1718]+0.01" office:value-type="float" office:value="7.16999999999972" calcext:value-type="float">
            <text:p>7,16999999999972</text:p>
          </table:table-cell>
          <table:table-cell table:formula="of:=2*[.A1719]/9-4/3" office:value-type="float" office:value="0.259999999999938" calcext:value-type="float">
            <text:p>0,259999999999938</text:p>
          </table:table-cell>
          <table:table-cell table:formula="of:=-7*[.A1719]/9-1/3" office:value-type="float" office:value="-5.90999999999978" calcext:value-type="float">
            <text:p>-5,90999999999978</text:p>
          </table:table-cell>
          <table:table-cell table:number-columns-repeated="1021"/>
        </table:table-row>
        <table:table-row table:style-name="ro1">
          <table:table-cell table:formula="of:=[.A1719]+0.01" office:value-type="float" office:value="7.17999999999972" calcext:value-type="float">
            <text:p>7,17999999999972</text:p>
          </table:table-cell>
          <table:table-cell table:formula="of:=2*[.A1720]/9-4/3" office:value-type="float" office:value="0.262222222222161" calcext:value-type="float">
            <text:p>0,262222222222161</text:p>
          </table:table-cell>
          <table:table-cell table:formula="of:=-7*[.A1720]/9-1/3" office:value-type="float" office:value="-5.91777777777756" calcext:value-type="float">
            <text:p>-5,91777777777756</text:p>
          </table:table-cell>
          <table:table-cell table:number-columns-repeated="1021"/>
        </table:table-row>
        <table:table-row table:style-name="ro1">
          <table:table-cell table:formula="of:=[.A1720]+0.01" office:value-type="float" office:value="7.18999999999972" calcext:value-type="float">
            <text:p>7,18999999999972</text:p>
          </table:table-cell>
          <table:table-cell table:formula="of:=2*[.A1721]/9-4/3" office:value-type="float" office:value="0.264444444444383" calcext:value-type="float">
            <text:p>0,264444444444383</text:p>
          </table:table-cell>
          <table:table-cell table:formula="of:=-7*[.A1721]/9-1/3" office:value-type="float" office:value="-5.92555555555534" calcext:value-type="float">
            <text:p>-5,92555555555534</text:p>
          </table:table-cell>
          <table:table-cell table:number-columns-repeated="1021"/>
        </table:table-row>
        <table:table-row table:style-name="ro1">
          <table:table-cell table:formula="of:=[.A1721]+0.01" office:value-type="float" office:value="7.19999999999972" calcext:value-type="float">
            <text:p>7,19999999999972</text:p>
          </table:table-cell>
          <table:table-cell table:formula="of:=2*[.A1722]/9-4/3" office:value-type="float" office:value="0.266666666666605" calcext:value-type="float">
            <text:p>0,266666666666605</text:p>
          </table:table-cell>
          <table:table-cell table:formula="of:=-7*[.A1722]/9-1/3" office:value-type="float" office:value="-5.93333333333312" calcext:value-type="float">
            <text:p>-5,93333333333312</text:p>
          </table:table-cell>
          <table:table-cell table:number-columns-repeated="1021"/>
        </table:table-row>
        <table:table-row table:style-name="ro1">
          <table:table-cell table:formula="of:=[.A1722]+0.01" office:value-type="float" office:value="7.20999999999972" calcext:value-type="float">
            <text:p>7,20999999999972</text:p>
          </table:table-cell>
          <table:table-cell table:formula="of:=2*[.A1723]/9-4/3" office:value-type="float" office:value="0.268888888888827" calcext:value-type="float">
            <text:p>0,268888888888827</text:p>
          </table:table-cell>
          <table:table-cell table:formula="of:=-7*[.A1723]/9-1/3" office:value-type="float" office:value="-5.94111111111089" calcext:value-type="float">
            <text:p>-5,94111111111089</text:p>
          </table:table-cell>
          <table:table-cell table:number-columns-repeated="1021"/>
        </table:table-row>
        <table:table-row table:style-name="ro1">
          <table:table-cell table:formula="of:=[.A1723]+0.01" office:value-type="float" office:value="7.21999999999972" calcext:value-type="float">
            <text:p>7,21999999999972</text:p>
          </table:table-cell>
          <table:table-cell table:formula="of:=2*[.A1724]/9-4/3" office:value-type="float" office:value="0.271111111111049" calcext:value-type="float">
            <text:p>0,271111111111049</text:p>
          </table:table-cell>
          <table:table-cell table:formula="of:=-7*[.A1724]/9-1/3" office:value-type="float" office:value="-5.94888888888867" calcext:value-type="float">
            <text:p>-5,94888888888867</text:p>
          </table:table-cell>
          <table:table-cell table:number-columns-repeated="1021"/>
        </table:table-row>
        <table:table-row table:style-name="ro1">
          <table:table-cell table:formula="of:=[.A1724]+0.01" office:value-type="float" office:value="7.22999999999972" calcext:value-type="float">
            <text:p>7,22999999999972</text:p>
          </table:table-cell>
          <table:table-cell table:formula="of:=2*[.A1725]/9-4/3" office:value-type="float" office:value="0.273333333333271" calcext:value-type="float">
            <text:p>0,273333333333271</text:p>
          </table:table-cell>
          <table:table-cell table:formula="of:=-7*[.A1725]/9-1/3" office:value-type="float" office:value="-5.95666666666645" calcext:value-type="float">
            <text:p>-5,95666666666645</text:p>
          </table:table-cell>
          <table:table-cell table:number-columns-repeated="1021"/>
        </table:table-row>
        <table:table-row table:style-name="ro1">
          <table:table-cell table:formula="of:=[.A1725]+0.01" office:value-type="float" office:value="7.23999999999972" calcext:value-type="float">
            <text:p>7,23999999999972</text:p>
          </table:table-cell>
          <table:table-cell table:formula="of:=2*[.A1726]/9-4/3" office:value-type="float" office:value="0.275555555555494" calcext:value-type="float">
            <text:p>0,275555555555494</text:p>
          </table:table-cell>
          <table:table-cell table:formula="of:=-7*[.A1726]/9-1/3" office:value-type="float" office:value="-5.96444444444423" calcext:value-type="float">
            <text:p>-5,96444444444423</text:p>
          </table:table-cell>
          <table:table-cell table:number-columns-repeated="1021"/>
        </table:table-row>
        <table:table-row table:style-name="ro1">
          <table:table-cell table:formula="of:=[.A1726]+0.01" office:value-type="float" office:value="7.24999999999972" calcext:value-type="float">
            <text:p>7,24999999999972</text:p>
          </table:table-cell>
          <table:table-cell table:formula="of:=2*[.A1727]/9-4/3" office:value-type="float" office:value="0.277777777777716" calcext:value-type="float">
            <text:p>0,277777777777716</text:p>
          </table:table-cell>
          <table:table-cell table:formula="of:=-7*[.A1727]/9-1/3" office:value-type="float" office:value="-5.97222222222201" calcext:value-type="float">
            <text:p>-5,97222222222201</text:p>
          </table:table-cell>
          <table:table-cell table:number-columns-repeated="1021"/>
        </table:table-row>
        <table:table-row table:style-name="ro1">
          <table:table-cell table:formula="of:=[.A1727]+0.01" office:value-type="float" office:value="7.25999999999972" calcext:value-type="float">
            <text:p>7,25999999999972</text:p>
          </table:table-cell>
          <table:table-cell table:formula="of:=2*[.A1728]/9-4/3" office:value-type="float" office:value="0.279999999999938" calcext:value-type="float">
            <text:p>0,279999999999938</text:p>
          </table:table-cell>
          <table:table-cell table:formula="of:=-7*[.A1728]/9-1/3" office:value-type="float" office:value="-5.97999999999978" calcext:value-type="float">
            <text:p>-5,97999999999978</text:p>
          </table:table-cell>
          <table:table-cell table:number-columns-repeated="1021"/>
        </table:table-row>
        <table:table-row table:style-name="ro1">
          <table:table-cell table:formula="of:=[.A1728]+0.01" office:value-type="float" office:value="7.26999999999972" calcext:value-type="float">
            <text:p>7,26999999999972</text:p>
          </table:table-cell>
          <table:table-cell table:formula="of:=2*[.A1729]/9-4/3" office:value-type="float" office:value="0.28222222222216" calcext:value-type="float">
            <text:p>0,28222222222216</text:p>
          </table:table-cell>
          <table:table-cell table:formula="of:=-7*[.A1729]/9-1/3" office:value-type="float" office:value="-5.98777777777756" calcext:value-type="float">
            <text:p>-5,98777777777756</text:p>
          </table:table-cell>
          <table:table-cell table:number-columns-repeated="1021"/>
        </table:table-row>
        <table:table-row table:style-name="ro1">
          <table:table-cell table:formula="of:=[.A1729]+0.01" office:value-type="float" office:value="7.27999999999972" calcext:value-type="float">
            <text:p>7,27999999999972</text:p>
          </table:table-cell>
          <table:table-cell table:formula="of:=2*[.A1730]/9-4/3" office:value-type="float" office:value="0.284444444444382" calcext:value-type="float">
            <text:p>0,284444444444382</text:p>
          </table:table-cell>
          <table:table-cell table:formula="of:=-7*[.A1730]/9-1/3" office:value-type="float" office:value="-5.99555555555534" calcext:value-type="float">
            <text:p>-5,99555555555534</text:p>
          </table:table-cell>
          <table:table-cell table:number-columns-repeated="1021"/>
        </table:table-row>
        <table:table-row table:style-name="ro1">
          <table:table-cell table:formula="of:=[.A1730]+0.01" office:value-type="float" office:value="7.28999999999972" calcext:value-type="float">
            <text:p>7,28999999999972</text:p>
          </table:table-cell>
          <table:table-cell table:formula="of:=2*[.A1731]/9-4/3" office:value-type="float" office:value="0.286666666666605" calcext:value-type="float">
            <text:p>0,286666666666605</text:p>
          </table:table-cell>
          <table:table-cell table:formula="of:=-7*[.A1731]/9-1/3" office:value-type="float" office:value="-6.00333333333312" calcext:value-type="float">
            <text:p>-6,00333333333312</text:p>
          </table:table-cell>
          <table:table-cell table:number-columns-repeated="1021"/>
        </table:table-row>
        <table:table-row table:style-name="ro1">
          <table:table-cell table:formula="of:=[.A1731]+0.01" office:value-type="float" office:value="7.29999999999972" calcext:value-type="float">
            <text:p>7,29999999999972</text:p>
          </table:table-cell>
          <table:table-cell table:formula="of:=2*[.A1732]/9-4/3" office:value-type="float" office:value="0.288888888888827" calcext:value-type="float">
            <text:p>0,288888888888827</text:p>
          </table:table-cell>
          <table:table-cell table:formula="of:=-7*[.A1732]/9-1/3" office:value-type="float" office:value="-6.01111111111089" calcext:value-type="float">
            <text:p>-6,01111111111089</text:p>
          </table:table-cell>
          <table:table-cell table:number-columns-repeated="1021"/>
        </table:table-row>
        <table:table-row table:style-name="ro1">
          <table:table-cell table:formula="of:=[.A1732]+0.01" office:value-type="float" office:value="7.30999999999972" calcext:value-type="float">
            <text:p>7,30999999999972</text:p>
          </table:table-cell>
          <table:table-cell table:formula="of:=2*[.A1733]/9-4/3" office:value-type="float" office:value="0.291111111111049" calcext:value-type="float">
            <text:p>0,291111111111049</text:p>
          </table:table-cell>
          <table:table-cell table:formula="of:=-7*[.A1733]/9-1/3" office:value-type="float" office:value="-6.01888888888867" calcext:value-type="float">
            <text:p>-6,01888888888867</text:p>
          </table:table-cell>
          <table:table-cell table:number-columns-repeated="1021"/>
        </table:table-row>
        <table:table-row table:style-name="ro1">
          <table:table-cell table:formula="of:=[.A1733]+0.01" office:value-type="float" office:value="7.31999999999972" calcext:value-type="float">
            <text:p>7,31999999999972</text:p>
          </table:table-cell>
          <table:table-cell table:formula="of:=2*[.A1734]/9-4/3" office:value-type="float" office:value="0.293333333333271" calcext:value-type="float">
            <text:p>0,293333333333271</text:p>
          </table:table-cell>
          <table:table-cell table:formula="of:=-7*[.A1734]/9-1/3" office:value-type="float" office:value="-6.02666666666645" calcext:value-type="float">
            <text:p>-6,02666666666645</text:p>
          </table:table-cell>
          <table:table-cell table:number-columns-repeated="1021"/>
        </table:table-row>
        <table:table-row table:style-name="ro1">
          <table:table-cell table:formula="of:=[.A1734]+0.01" office:value-type="float" office:value="7.32999999999972" calcext:value-type="float">
            <text:p>7,32999999999972</text:p>
          </table:table-cell>
          <table:table-cell table:formula="of:=2*[.A1735]/9-4/3" office:value-type="float" office:value="0.295555555555493" calcext:value-type="float">
            <text:p>0,295555555555493</text:p>
          </table:table-cell>
          <table:table-cell table:formula="of:=-7*[.A1735]/9-1/3" office:value-type="float" office:value="-6.03444444444423" calcext:value-type="float">
            <text:p>-6,03444444444423</text:p>
          </table:table-cell>
          <table:table-cell table:number-columns-repeated="1021"/>
        </table:table-row>
        <table:table-row table:style-name="ro1">
          <table:table-cell table:formula="of:=[.A1735]+0.01" office:value-type="float" office:value="7.33999999999972" calcext:value-type="float">
            <text:p>7,33999999999972</text:p>
          </table:table-cell>
          <table:table-cell table:formula="of:=2*[.A1736]/9-4/3" office:value-type="float" office:value="0.297777777777716" calcext:value-type="float">
            <text:p>0,297777777777716</text:p>
          </table:table-cell>
          <table:table-cell table:formula="of:=-7*[.A1736]/9-1/3" office:value-type="float" office:value="-6.042222222222" calcext:value-type="float">
            <text:p>-6,042222222222</text:p>
          </table:table-cell>
          <table:table-cell table:number-columns-repeated="1021"/>
        </table:table-row>
        <table:table-row table:style-name="ro1">
          <table:table-cell table:formula="of:=[.A1736]+0.01" office:value-type="float" office:value="7.34999999999972" calcext:value-type="float">
            <text:p>7,34999999999972</text:p>
          </table:table-cell>
          <table:table-cell table:formula="of:=2*[.A1737]/9-4/3" office:value-type="float" office:value="0.299999999999938" calcext:value-type="float">
            <text:p>0,299999999999938</text:p>
          </table:table-cell>
          <table:table-cell table:formula="of:=-7*[.A1737]/9-1/3" office:value-type="float" office:value="-6.04999999999978" calcext:value-type="float">
            <text:p>-6,04999999999978</text:p>
          </table:table-cell>
          <table:table-cell table:number-columns-repeated="1021"/>
        </table:table-row>
        <table:table-row table:style-name="ro1">
          <table:table-cell table:formula="of:=[.A1737]+0.01" office:value-type="float" office:value="7.35999999999972" calcext:value-type="float">
            <text:p>7,35999999999972</text:p>
          </table:table-cell>
          <table:table-cell table:formula="of:=2*[.A1738]/9-4/3" office:value-type="float" office:value="0.30222222222216" calcext:value-type="float">
            <text:p>0,30222222222216</text:p>
          </table:table-cell>
          <table:table-cell table:formula="of:=-7*[.A1738]/9-1/3" office:value-type="float" office:value="-6.05777777777756" calcext:value-type="float">
            <text:p>-6,05777777777756</text:p>
          </table:table-cell>
          <table:table-cell table:number-columns-repeated="1021"/>
        </table:table-row>
        <table:table-row table:style-name="ro1">
          <table:table-cell table:formula="of:=[.A1738]+0.01" office:value-type="float" office:value="7.36999999999972" calcext:value-type="float">
            <text:p>7,36999999999972</text:p>
          </table:table-cell>
          <table:table-cell table:formula="of:=2*[.A1739]/9-4/3" office:value-type="float" office:value="0.304444444444382" calcext:value-type="float">
            <text:p>0,304444444444382</text:p>
          </table:table-cell>
          <table:table-cell table:formula="of:=-7*[.A1739]/9-1/3" office:value-type="float" office:value="-6.06555555555534" calcext:value-type="float">
            <text:p>-6,06555555555534</text:p>
          </table:table-cell>
          <table:table-cell table:number-columns-repeated="1021"/>
        </table:table-row>
        <table:table-row table:style-name="ro1">
          <table:table-cell table:formula="of:=[.A1739]+0.01" office:value-type="float" office:value="7.37999999999972" calcext:value-type="float">
            <text:p>7,37999999999972</text:p>
          </table:table-cell>
          <table:table-cell table:formula="of:=2*[.A1740]/9-4/3" office:value-type="float" office:value="0.306666666666604" calcext:value-type="float">
            <text:p>0,306666666666604</text:p>
          </table:table-cell>
          <table:table-cell table:formula="of:=-7*[.A1740]/9-1/3" office:value-type="float" office:value="-6.07333333333311" calcext:value-type="float">
            <text:p>-6,07333333333311</text:p>
          </table:table-cell>
          <table:table-cell table:number-columns-repeated="1021"/>
        </table:table-row>
        <table:table-row table:style-name="ro1">
          <table:table-cell table:formula="of:=[.A1740]+0.01" office:value-type="float" office:value="7.38999999999972" calcext:value-type="float">
            <text:p>7,38999999999972</text:p>
          </table:table-cell>
          <table:table-cell table:formula="of:=2*[.A1741]/9-4/3" office:value-type="float" office:value="0.308888888888826" calcext:value-type="float">
            <text:p>0,308888888888826</text:p>
          </table:table-cell>
          <table:table-cell table:formula="of:=-7*[.A1741]/9-1/3" office:value-type="float" office:value="-6.08111111111089" calcext:value-type="float">
            <text:p>-6,08111111111089</text:p>
          </table:table-cell>
          <table:table-cell table:number-columns-repeated="1021"/>
        </table:table-row>
        <table:table-row table:style-name="ro1">
          <table:table-cell table:formula="of:=[.A1741]+0.01" office:value-type="float" office:value="7.39999999999972" calcext:value-type="float">
            <text:p>7,39999999999972</text:p>
          </table:table-cell>
          <table:table-cell table:formula="of:=2*[.A1742]/9-4/3" office:value-type="float" office:value="0.311111111111048" calcext:value-type="float">
            <text:p>0,311111111111048</text:p>
          </table:table-cell>
          <table:table-cell table:formula="of:=-7*[.A1742]/9-1/3" office:value-type="float" office:value="-6.08888888888867" calcext:value-type="float">
            <text:p>-6,08888888888867</text:p>
          </table:table-cell>
          <table:table-cell table:number-columns-repeated="1021"/>
        </table:table-row>
        <table:table-row table:style-name="ro1">
          <table:table-cell table:formula="of:=[.A1742]+0.01" office:value-type="float" office:value="7.40999999999972" calcext:value-type="float">
            <text:p>7,40999999999972</text:p>
          </table:table-cell>
          <table:table-cell table:formula="of:=2*[.A1743]/9-4/3" office:value-type="float" office:value="0.313333333333271" calcext:value-type="float">
            <text:p>0,313333333333271</text:p>
          </table:table-cell>
          <table:table-cell table:formula="of:=-7*[.A1743]/9-1/3" office:value-type="float" office:value="-6.09666666666645" calcext:value-type="float">
            <text:p>-6,09666666666645</text:p>
          </table:table-cell>
          <table:table-cell table:number-columns-repeated="1021"/>
        </table:table-row>
        <table:table-row table:style-name="ro1">
          <table:table-cell table:formula="of:=[.A1743]+0.01" office:value-type="float" office:value="7.41999999999972" calcext:value-type="float">
            <text:p>7,41999999999972</text:p>
          </table:table-cell>
          <table:table-cell table:formula="of:=2*[.A1744]/9-4/3" office:value-type="float" office:value="0.315555555555493" calcext:value-type="float">
            <text:p>0,315555555555493</text:p>
          </table:table-cell>
          <table:table-cell table:formula="of:=-7*[.A1744]/9-1/3" office:value-type="float" office:value="-6.10444444444422" calcext:value-type="float">
            <text:p>-6,10444444444422</text:p>
          </table:table-cell>
          <table:table-cell table:number-columns-repeated="1021"/>
        </table:table-row>
        <table:table-row table:style-name="ro1">
          <table:table-cell table:formula="of:=[.A1744]+0.01" office:value-type="float" office:value="7.42999999999972" calcext:value-type="float">
            <text:p>7,42999999999972</text:p>
          </table:table-cell>
          <table:table-cell table:formula="of:=2*[.A1745]/9-4/3" office:value-type="float" office:value="0.317777777777715" calcext:value-type="float">
            <text:p>0,317777777777715</text:p>
          </table:table-cell>
          <table:table-cell table:formula="of:=-7*[.A1745]/9-1/3" office:value-type="float" office:value="-6.112222222222" calcext:value-type="float">
            <text:p>-6,112222222222</text:p>
          </table:table-cell>
          <table:table-cell table:number-columns-repeated="1021"/>
        </table:table-row>
        <table:table-row table:style-name="ro1">
          <table:table-cell table:formula="of:=[.A1745]+0.01" office:value-type="float" office:value="7.43999999999972" calcext:value-type="float">
            <text:p>7,43999999999972</text:p>
          </table:table-cell>
          <table:table-cell table:formula="of:=2*[.A1746]/9-4/3" office:value-type="float" office:value="0.319999999999937" calcext:value-type="float">
            <text:p>0,319999999999937</text:p>
          </table:table-cell>
          <table:table-cell table:formula="of:=-7*[.A1746]/9-1/3" office:value-type="float" office:value="-6.11999999999978" calcext:value-type="float">
            <text:p>-6,11999999999978</text:p>
          </table:table-cell>
          <table:table-cell table:number-columns-repeated="1021"/>
        </table:table-row>
        <table:table-row table:style-name="ro1">
          <table:table-cell table:formula="of:=[.A1746]+0.01" office:value-type="float" office:value="7.44999999999972" calcext:value-type="float">
            <text:p>7,44999999999972</text:p>
          </table:table-cell>
          <table:table-cell table:formula="of:=2*[.A1747]/9-4/3" office:value-type="float" office:value="0.322222222222159" calcext:value-type="float">
            <text:p>0,322222222222159</text:p>
          </table:table-cell>
          <table:table-cell table:formula="of:=-7*[.A1747]/9-1/3" office:value-type="float" office:value="-6.12777777777756" calcext:value-type="float">
            <text:p>-6,12777777777756</text:p>
          </table:table-cell>
          <table:table-cell table:number-columns-repeated="1021"/>
        </table:table-row>
        <table:table-row table:style-name="ro1">
          <table:table-cell table:formula="of:=[.A1747]+0.01" office:value-type="float" office:value="7.45999999999972" calcext:value-type="float">
            <text:p>7,45999999999972</text:p>
          </table:table-cell>
          <table:table-cell table:formula="of:=2*[.A1748]/9-4/3" office:value-type="float" office:value="0.324444444444381" calcext:value-type="float">
            <text:p>0,324444444444381</text:p>
          </table:table-cell>
          <table:table-cell table:formula="of:=-7*[.A1748]/9-1/3" office:value-type="float" office:value="-6.13555555555534" calcext:value-type="float">
            <text:p>-6,13555555555534</text:p>
          </table:table-cell>
          <table:table-cell table:number-columns-repeated="1021"/>
        </table:table-row>
        <table:table-row table:style-name="ro1">
          <table:table-cell table:formula="of:=[.A1748]+0.01" office:value-type="float" office:value="7.46999999999972" calcext:value-type="float">
            <text:p>7,46999999999972</text:p>
          </table:table-cell>
          <table:table-cell table:formula="of:=2*[.A1749]/9-4/3" office:value-type="float" office:value="0.326666666666604" calcext:value-type="float">
            <text:p>0,326666666666604</text:p>
          </table:table-cell>
          <table:table-cell table:formula="of:=-7*[.A1749]/9-1/3" office:value-type="float" office:value="-6.14333333333311" calcext:value-type="float">
            <text:p>-6,14333333333311</text:p>
          </table:table-cell>
          <table:table-cell table:number-columns-repeated="1021"/>
        </table:table-row>
        <table:table-row table:style-name="ro1">
          <table:table-cell table:formula="of:=[.A1749]+0.01" office:value-type="float" office:value="7.47999999999972" calcext:value-type="float">
            <text:p>7,47999999999972</text:p>
          </table:table-cell>
          <table:table-cell table:formula="of:=2*[.A1750]/9-4/3" office:value-type="float" office:value="0.328888888888826" calcext:value-type="float">
            <text:p>0,328888888888826</text:p>
          </table:table-cell>
          <table:table-cell table:formula="of:=-7*[.A1750]/9-1/3" office:value-type="float" office:value="-6.15111111111089" calcext:value-type="float">
            <text:p>-6,15111111111089</text:p>
          </table:table-cell>
          <table:table-cell table:number-columns-repeated="1021"/>
        </table:table-row>
        <table:table-row table:style-name="ro1">
          <table:table-cell table:formula="of:=[.A1750]+0.01" office:value-type="float" office:value="7.48999999999972" calcext:value-type="float">
            <text:p>7,48999999999972</text:p>
          </table:table-cell>
          <table:table-cell table:formula="of:=2*[.A1751]/9-4/3" office:value-type="float" office:value="0.331111111111048" calcext:value-type="float">
            <text:p>0,331111111111048</text:p>
          </table:table-cell>
          <table:table-cell table:formula="of:=-7*[.A1751]/9-1/3" office:value-type="float" office:value="-6.15888888888867" calcext:value-type="float">
            <text:p>-6,15888888888867</text:p>
          </table:table-cell>
          <table:table-cell table:number-columns-repeated="1021"/>
        </table:table-row>
        <table:table-row table:style-name="ro1">
          <table:table-cell table:formula="of:=[.A1751]+0.01" office:value-type="float" office:value="7.49999999999972" calcext:value-type="float">
            <text:p>7,49999999999972</text:p>
          </table:table-cell>
          <table:table-cell table:formula="of:=2*[.A1752]/9-4/3" office:value-type="float" office:value="0.33333333333327" calcext:value-type="float">
            <text:p>0,33333333333327</text:p>
          </table:table-cell>
          <table:table-cell table:formula="of:=-7*[.A1752]/9-1/3" office:value-type="float" office:value="-6.16666666666645" calcext:value-type="float">
            <text:p>-6,16666666666645</text:p>
          </table:table-cell>
          <table:table-cell table:number-columns-repeated="1021"/>
        </table:table-row>
        <table:table-row table:style-name="ro1">
          <table:table-cell table:formula="of:=[.A1752]+0.01" office:value-type="float" office:value="7.50999999999972" calcext:value-type="float">
            <text:p>7,50999999999972</text:p>
          </table:table-cell>
          <table:table-cell table:formula="of:=2*[.A1753]/9-4/3" office:value-type="float" office:value="0.335555555555492" calcext:value-type="float">
            <text:p>0,335555555555492</text:p>
          </table:table-cell>
          <table:table-cell table:formula="of:=-7*[.A1753]/9-1/3" office:value-type="float" office:value="-6.17444444444422" calcext:value-type="float">
            <text:p>-6,17444444444422</text:p>
          </table:table-cell>
          <table:table-cell table:number-columns-repeated="1021"/>
        </table:table-row>
        <table:table-row table:style-name="ro1">
          <table:table-cell table:formula="of:=[.A1753]+0.01" office:value-type="float" office:value="7.51999999999972" calcext:value-type="float">
            <text:p>7,51999999999972</text:p>
          </table:table-cell>
          <table:table-cell table:formula="of:=2*[.A1754]/9-4/3" office:value-type="float" office:value="0.337777777777715" calcext:value-type="float">
            <text:p>0,337777777777715</text:p>
          </table:table-cell>
          <table:table-cell table:formula="of:=-7*[.A1754]/9-1/3" office:value-type="float" office:value="-6.182222222222" calcext:value-type="float">
            <text:p>-6,182222222222</text:p>
          </table:table-cell>
          <table:table-cell table:number-columns-repeated="1021"/>
        </table:table-row>
        <table:table-row table:style-name="ro1">
          <table:table-cell table:formula="of:=[.A1754]+0.01" office:value-type="float" office:value="7.52999999999972" calcext:value-type="float">
            <text:p>7,52999999999972</text:p>
          </table:table-cell>
          <table:table-cell table:formula="of:=2*[.A1755]/9-4/3" office:value-type="float" office:value="0.339999999999937" calcext:value-type="float">
            <text:p>0,339999999999937</text:p>
          </table:table-cell>
          <table:table-cell table:formula="of:=-7*[.A1755]/9-1/3" office:value-type="float" office:value="-6.18999999999978" calcext:value-type="float">
            <text:p>-6,18999999999978</text:p>
          </table:table-cell>
          <table:table-cell table:number-columns-repeated="1021"/>
        </table:table-row>
        <table:table-row table:style-name="ro1">
          <table:table-cell table:formula="of:=[.A1755]+0.01" office:value-type="float" office:value="7.53999999999972" calcext:value-type="float">
            <text:p>7,53999999999972</text:p>
          </table:table-cell>
          <table:table-cell table:formula="of:=2*[.A1756]/9-4/3" office:value-type="float" office:value="0.342222222222159" calcext:value-type="float">
            <text:p>0,342222222222159</text:p>
          </table:table-cell>
          <table:table-cell table:formula="of:=-7*[.A1756]/9-1/3" office:value-type="float" office:value="-6.19777777777756" calcext:value-type="float">
            <text:p>-6,19777777777756</text:p>
          </table:table-cell>
          <table:table-cell table:number-columns-repeated="1021"/>
        </table:table-row>
        <table:table-row table:style-name="ro1">
          <table:table-cell table:formula="of:=[.A1756]+0.01" office:value-type="float" office:value="7.54999999999972" calcext:value-type="float">
            <text:p>7,54999999999972</text:p>
          </table:table-cell>
          <table:table-cell table:formula="of:=2*[.A1757]/9-4/3" office:value-type="float" office:value="0.344444444444381" calcext:value-type="float">
            <text:p>0,344444444444381</text:p>
          </table:table-cell>
          <table:table-cell table:formula="of:=-7*[.A1757]/9-1/3" office:value-type="float" office:value="-6.20555555555533" calcext:value-type="float">
            <text:p>-6,20555555555533</text:p>
          </table:table-cell>
          <table:table-cell table:number-columns-repeated="1021"/>
        </table:table-row>
        <table:table-row table:style-name="ro1">
          <table:table-cell table:formula="of:=[.A1757]+0.01" office:value-type="float" office:value="7.55999999999971" calcext:value-type="float">
            <text:p>7,55999999999971</text:p>
          </table:table-cell>
          <table:table-cell table:formula="of:=2*[.A1758]/9-4/3" office:value-type="float" office:value="0.346666666666603" calcext:value-type="float">
            <text:p>0,346666666666603</text:p>
          </table:table-cell>
          <table:table-cell table:formula="of:=-7*[.A1758]/9-1/3" office:value-type="float" office:value="-6.21333333333311" calcext:value-type="float">
            <text:p>-6,21333333333311</text:p>
          </table:table-cell>
          <table:table-cell table:number-columns-repeated="1021"/>
        </table:table-row>
        <table:table-row table:style-name="ro1">
          <table:table-cell table:formula="of:=[.A1758]+0.01" office:value-type="float" office:value="7.56999999999971" calcext:value-type="float">
            <text:p>7,56999999999971</text:p>
          </table:table-cell>
          <table:table-cell table:formula="of:=2*[.A1759]/9-4/3" office:value-type="float" office:value="0.348888888888826" calcext:value-type="float">
            <text:p>0,348888888888826</text:p>
          </table:table-cell>
          <table:table-cell table:formula="of:=-7*[.A1759]/9-1/3" office:value-type="float" office:value="-6.22111111111089" calcext:value-type="float">
            <text:p>-6,22111111111089</text:p>
          </table:table-cell>
          <table:table-cell table:number-columns-repeated="1021"/>
        </table:table-row>
        <table:table-row table:style-name="ro1">
          <table:table-cell table:formula="of:=[.A1759]+0.01" office:value-type="float" office:value="7.57999999999971" calcext:value-type="float">
            <text:p>7,57999999999971</text:p>
          </table:table-cell>
          <table:table-cell table:formula="of:=2*[.A1760]/9-4/3" office:value-type="float" office:value="0.351111111111048" calcext:value-type="float">
            <text:p>0,351111111111048</text:p>
          </table:table-cell>
          <table:table-cell table:formula="of:=-7*[.A1760]/9-1/3" office:value-type="float" office:value="-6.22888888888867" calcext:value-type="float">
            <text:p>-6,22888888888867</text:p>
          </table:table-cell>
          <table:table-cell table:number-columns-repeated="1021"/>
        </table:table-row>
        <table:table-row table:style-name="ro1">
          <table:table-cell table:formula="of:=[.A1760]+0.01" office:value-type="float" office:value="7.58999999999971" calcext:value-type="float">
            <text:p>7,58999999999971</text:p>
          </table:table-cell>
          <table:table-cell table:formula="of:=2*[.A1761]/9-4/3" office:value-type="float" office:value="0.35333333333327" calcext:value-type="float">
            <text:p>0,35333333333327</text:p>
          </table:table-cell>
          <table:table-cell table:formula="of:=-7*[.A1761]/9-1/3" office:value-type="float" office:value="-6.23666666666644" calcext:value-type="float">
            <text:p>-6,23666666666644</text:p>
          </table:table-cell>
          <table:table-cell table:number-columns-repeated="1021"/>
        </table:table-row>
        <table:table-row table:style-name="ro1">
          <table:table-cell table:formula="of:=[.A1761]+0.01" office:value-type="float" office:value="7.59999999999971" calcext:value-type="float">
            <text:p>7,59999999999971</text:p>
          </table:table-cell>
          <table:table-cell table:formula="of:=2*[.A1762]/9-4/3" office:value-type="float" office:value="0.355555555555492" calcext:value-type="float">
            <text:p>0,355555555555492</text:p>
          </table:table-cell>
          <table:table-cell table:formula="of:=-7*[.A1762]/9-1/3" office:value-type="float" office:value="-6.24444444444422" calcext:value-type="float">
            <text:p>-6,24444444444422</text:p>
          </table:table-cell>
          <table:table-cell table:number-columns-repeated="1021"/>
        </table:table-row>
        <table:table-row table:style-name="ro1">
          <table:table-cell table:formula="of:=[.A1762]+0.01" office:value-type="float" office:value="7.60999999999971" calcext:value-type="float">
            <text:p>7,60999999999971</text:p>
          </table:table-cell>
          <table:table-cell table:formula="of:=2*[.A1763]/9-4/3" office:value-type="float" office:value="0.357777777777714" calcext:value-type="float">
            <text:p>0,357777777777714</text:p>
          </table:table-cell>
          <table:table-cell table:formula="of:=-7*[.A1763]/9-1/3" office:value-type="float" office:value="-6.252222222222" calcext:value-type="float">
            <text:p>-6,252222222222</text:p>
          </table:table-cell>
          <table:table-cell table:number-columns-repeated="1021"/>
        </table:table-row>
        <table:table-row table:style-name="ro1">
          <table:table-cell table:formula="of:=[.A1763]+0.01" office:value-type="float" office:value="7.61999999999971" calcext:value-type="float">
            <text:p>7,61999999999971</text:p>
          </table:table-cell>
          <table:table-cell table:formula="of:=2*[.A1764]/9-4/3" office:value-type="float" office:value="0.359999999999936" calcext:value-type="float">
            <text:p>0,359999999999936</text:p>
          </table:table-cell>
          <table:table-cell table:formula="of:=-7*[.A1764]/9-1/3" office:value-type="float" office:value="-6.25999999999978" calcext:value-type="float">
            <text:p>-6,25999999999978</text:p>
          </table:table-cell>
          <table:table-cell table:number-columns-repeated="1021"/>
        </table:table-row>
        <table:table-row table:style-name="ro1">
          <table:table-cell table:formula="of:=[.A1764]+0.01" office:value-type="float" office:value="7.62999999999971" calcext:value-type="float">
            <text:p>7,62999999999971</text:p>
          </table:table-cell>
          <table:table-cell table:formula="of:=2*[.A1765]/9-4/3" office:value-type="float" office:value="0.362222222222158" calcext:value-type="float">
            <text:p>0,362222222222158</text:p>
          </table:table-cell>
          <table:table-cell table:formula="of:=-7*[.A1765]/9-1/3" office:value-type="float" office:value="-6.26777777777755" calcext:value-type="float">
            <text:p>-6,26777777777755</text:p>
          </table:table-cell>
          <table:table-cell table:number-columns-repeated="1021"/>
        </table:table-row>
        <table:table-row table:style-name="ro1">
          <table:table-cell table:formula="of:=[.A1765]+0.01" office:value-type="float" office:value="7.63999999999971" calcext:value-type="float">
            <text:p>7,63999999999971</text:p>
          </table:table-cell>
          <table:table-cell table:formula="of:=2*[.A1766]/9-4/3" office:value-type="float" office:value="0.364444444444381" calcext:value-type="float">
            <text:p>0,364444444444381</text:p>
          </table:table-cell>
          <table:table-cell table:formula="of:=-7*[.A1766]/9-1/3" office:value-type="float" office:value="-6.27555555555533" calcext:value-type="float">
            <text:p>-6,27555555555533</text:p>
          </table:table-cell>
          <table:table-cell table:number-columns-repeated="1021"/>
        </table:table-row>
        <table:table-row table:style-name="ro1">
          <table:table-cell table:formula="of:=[.A1766]+0.01" office:value-type="float" office:value="7.64999999999971" calcext:value-type="float">
            <text:p>7,64999999999971</text:p>
          </table:table-cell>
          <table:table-cell table:formula="of:=2*[.A1767]/9-4/3" office:value-type="float" office:value="0.366666666666603" calcext:value-type="float">
            <text:p>0,366666666666603</text:p>
          </table:table-cell>
          <table:table-cell table:formula="of:=-7*[.A1767]/9-1/3" office:value-type="float" office:value="-6.28333333333311" calcext:value-type="float">
            <text:p>-6,28333333333311</text:p>
          </table:table-cell>
          <table:table-cell table:number-columns-repeated="1021"/>
        </table:table-row>
        <table:table-row table:style-name="ro1">
          <table:table-cell table:formula="of:=[.A1767]+0.01" office:value-type="float" office:value="7.65999999999971" calcext:value-type="float">
            <text:p>7,65999999999971</text:p>
          </table:table-cell>
          <table:table-cell table:formula="of:=2*[.A1768]/9-4/3" office:value-type="float" office:value="0.368888888888825" calcext:value-type="float">
            <text:p>0,368888888888825</text:p>
          </table:table-cell>
          <table:table-cell table:formula="of:=-7*[.A1768]/9-1/3" office:value-type="float" office:value="-6.29111111111089" calcext:value-type="float">
            <text:p>-6,29111111111089</text:p>
          </table:table-cell>
          <table:table-cell table:number-columns-repeated="1021"/>
        </table:table-row>
        <table:table-row table:style-name="ro1">
          <table:table-cell table:formula="of:=[.A1768]+0.01" office:value-type="float" office:value="7.66999999999971" calcext:value-type="float">
            <text:p>7,66999999999971</text:p>
          </table:table-cell>
          <table:table-cell table:formula="of:=2*[.A1769]/9-4/3" office:value-type="float" office:value="0.371111111111047" calcext:value-type="float">
            <text:p>0,371111111111047</text:p>
          </table:table-cell>
          <table:table-cell table:formula="of:=-7*[.A1769]/9-1/3" office:value-type="float" office:value="-6.29888888888867" calcext:value-type="float">
            <text:p>-6,29888888888867</text:p>
          </table:table-cell>
          <table:table-cell table:number-columns-repeated="1021"/>
        </table:table-row>
        <table:table-row table:style-name="ro1">
          <table:table-cell table:formula="of:=[.A1769]+0.01" office:value-type="float" office:value="7.67999999999971" calcext:value-type="float">
            <text:p>7,67999999999971</text:p>
          </table:table-cell>
          <table:table-cell table:formula="of:=2*[.A1770]/9-4/3" office:value-type="float" office:value="0.373333333333269" calcext:value-type="float">
            <text:p>0,373333333333269</text:p>
          </table:table-cell>
          <table:table-cell table:formula="of:=-7*[.A1770]/9-1/3" office:value-type="float" office:value="-6.30666666666644" calcext:value-type="float">
            <text:p>-6,30666666666644</text:p>
          </table:table-cell>
          <table:table-cell table:number-columns-repeated="1021"/>
        </table:table-row>
        <table:table-row table:style-name="ro1">
          <table:table-cell table:formula="of:=[.A1770]+0.01" office:value-type="float" office:value="7.68999999999971" calcext:value-type="float">
            <text:p>7,68999999999971</text:p>
          </table:table-cell>
          <table:table-cell table:formula="of:=2*[.A1771]/9-4/3" office:value-type="float" office:value="0.375555555555491" calcext:value-type="float">
            <text:p>0,375555555555491</text:p>
          </table:table-cell>
          <table:table-cell table:formula="of:=-7*[.A1771]/9-1/3" office:value-type="float" office:value="-6.31444444444422" calcext:value-type="float">
            <text:p>-6,31444444444422</text:p>
          </table:table-cell>
          <table:table-cell table:number-columns-repeated="1021"/>
        </table:table-row>
        <table:table-row table:style-name="ro1">
          <table:table-cell table:formula="of:=[.A1771]+0.01" office:value-type="float" office:value="7.69999999999971" calcext:value-type="float">
            <text:p>7,69999999999971</text:p>
          </table:table-cell>
          <table:table-cell table:formula="of:=2*[.A1772]/9-4/3" office:value-type="float" office:value="0.377777777777714" calcext:value-type="float">
            <text:p>0,377777777777714</text:p>
          </table:table-cell>
          <table:table-cell table:formula="of:=-7*[.A1772]/9-1/3" office:value-type="float" office:value="-6.322222222222" calcext:value-type="float">
            <text:p>-6,322222222222</text:p>
          </table:table-cell>
          <table:table-cell table:number-columns-repeated="1021"/>
        </table:table-row>
        <table:table-row table:style-name="ro1">
          <table:table-cell table:formula="of:=[.A1772]+0.01" office:value-type="float" office:value="7.70999999999971" calcext:value-type="float">
            <text:p>7,70999999999971</text:p>
          </table:table-cell>
          <table:table-cell table:formula="of:=2*[.A1773]/9-4/3" office:value-type="float" office:value="0.379999999999936" calcext:value-type="float">
            <text:p>0,379999999999936</text:p>
          </table:table-cell>
          <table:table-cell table:formula="of:=-7*[.A1773]/9-1/3" office:value-type="float" office:value="-6.32999999999978" calcext:value-type="float">
            <text:p>-6,32999999999978</text:p>
          </table:table-cell>
          <table:table-cell table:number-columns-repeated="1021"/>
        </table:table-row>
        <table:table-row table:style-name="ro1">
          <table:table-cell table:formula="of:=[.A1773]+0.01" office:value-type="float" office:value="7.71999999999971" calcext:value-type="float">
            <text:p>7,71999999999971</text:p>
          </table:table-cell>
          <table:table-cell table:formula="of:=2*[.A1774]/9-4/3" office:value-type="float" office:value="0.382222222222158" calcext:value-type="float">
            <text:p>0,382222222222158</text:p>
          </table:table-cell>
          <table:table-cell table:formula="of:=-7*[.A1774]/9-1/3" office:value-type="float" office:value="-6.33777777777755" calcext:value-type="float">
            <text:p>-6,33777777777755</text:p>
          </table:table-cell>
          <table:table-cell table:number-columns-repeated="1021"/>
        </table:table-row>
        <table:table-row table:style-name="ro1">
          <table:table-cell table:formula="of:=[.A1774]+0.01" office:value-type="float" office:value="7.72999999999971" calcext:value-type="float">
            <text:p>7,72999999999971</text:p>
          </table:table-cell>
          <table:table-cell table:formula="of:=2*[.A1775]/9-4/3" office:value-type="float" office:value="0.38444444444438" calcext:value-type="float">
            <text:p>0,38444444444438</text:p>
          </table:table-cell>
          <table:table-cell table:formula="of:=-7*[.A1775]/9-1/3" office:value-type="float" office:value="-6.34555555555533" calcext:value-type="float">
            <text:p>-6,34555555555533</text:p>
          </table:table-cell>
          <table:table-cell table:number-columns-repeated="1021"/>
        </table:table-row>
        <table:table-row table:style-name="ro1">
          <table:table-cell table:formula="of:=[.A1775]+0.01" office:value-type="float" office:value="7.73999999999971" calcext:value-type="float">
            <text:p>7,73999999999971</text:p>
          </table:table-cell>
          <table:table-cell table:formula="of:=2*[.A1776]/9-4/3" office:value-type="float" office:value="0.386666666666603" calcext:value-type="float">
            <text:p>0,386666666666603</text:p>
          </table:table-cell>
          <table:table-cell table:formula="of:=-7*[.A1776]/9-1/3" office:value-type="float" office:value="-6.35333333333311" calcext:value-type="float">
            <text:p>-6,35333333333311</text:p>
          </table:table-cell>
          <table:table-cell table:number-columns-repeated="1021"/>
        </table:table-row>
        <table:table-row table:style-name="ro1">
          <table:table-cell table:formula="of:=[.A1776]+0.01" office:value-type="float" office:value="7.74999999999971" calcext:value-type="float">
            <text:p>7,74999999999971</text:p>
          </table:table-cell>
          <table:table-cell table:formula="of:=2*[.A1777]/9-4/3" office:value-type="float" office:value="0.388888888888825" calcext:value-type="float">
            <text:p>0,388888888888825</text:p>
          </table:table-cell>
          <table:table-cell table:formula="of:=-7*[.A1777]/9-1/3" office:value-type="float" office:value="-6.36111111111089" calcext:value-type="float">
            <text:p>-6,36111111111089</text:p>
          </table:table-cell>
          <table:table-cell table:number-columns-repeated="1021"/>
        </table:table-row>
        <table:table-row table:style-name="ro1">
          <table:table-cell table:formula="of:=[.A1777]+0.01" office:value-type="float" office:value="7.75999999999971" calcext:value-type="float">
            <text:p>7,75999999999971</text:p>
          </table:table-cell>
          <table:table-cell table:formula="of:=2*[.A1778]/9-4/3" office:value-type="float" office:value="0.391111111111047" calcext:value-type="float">
            <text:p>0,391111111111047</text:p>
          </table:table-cell>
          <table:table-cell table:formula="of:=-7*[.A1778]/9-1/3" office:value-type="float" office:value="-6.36888888888866" calcext:value-type="float">
            <text:p>-6,36888888888866</text:p>
          </table:table-cell>
          <table:table-cell table:number-columns-repeated="1021"/>
        </table:table-row>
        <table:table-row table:style-name="ro1">
          <table:table-cell table:formula="of:=[.A1778]+0.01" office:value-type="float" office:value="7.76999999999971" calcext:value-type="float">
            <text:p>7,76999999999971</text:p>
          </table:table-cell>
          <table:table-cell table:formula="of:=2*[.A1779]/9-4/3" office:value-type="float" office:value="0.393333333333269" calcext:value-type="float">
            <text:p>0,393333333333269</text:p>
          </table:table-cell>
          <table:table-cell table:formula="of:=-7*[.A1779]/9-1/3" office:value-type="float" office:value="-6.37666666666644" calcext:value-type="float">
            <text:p>-6,37666666666644</text:p>
          </table:table-cell>
          <table:table-cell table:number-columns-repeated="1021"/>
        </table:table-row>
        <table:table-row table:style-name="ro1">
          <table:table-cell table:formula="of:=[.A1779]+0.01" office:value-type="float" office:value="7.77999999999971" calcext:value-type="float">
            <text:p>7,77999999999971</text:p>
          </table:table-cell>
          <table:table-cell table:formula="of:=2*[.A1780]/9-4/3" office:value-type="float" office:value="0.395555555555491" calcext:value-type="float">
            <text:p>0,395555555555491</text:p>
          </table:table-cell>
          <table:table-cell table:formula="of:=-7*[.A1780]/9-1/3" office:value-type="float" office:value="-6.38444444444422" calcext:value-type="float">
            <text:p>-6,38444444444422</text:p>
          </table:table-cell>
          <table:table-cell table:number-columns-repeated="1021"/>
        </table:table-row>
        <table:table-row table:style-name="ro1">
          <table:table-cell table:formula="of:=[.A1780]+0.01" office:value-type="float" office:value="7.78999999999971" calcext:value-type="float">
            <text:p>7,78999999999971</text:p>
          </table:table-cell>
          <table:table-cell table:formula="of:=2*[.A1781]/9-4/3" office:value-type="float" office:value="0.397777777777713" calcext:value-type="float">
            <text:p>0,397777777777713</text:p>
          </table:table-cell>
          <table:table-cell table:formula="of:=-7*[.A1781]/9-1/3" office:value-type="float" office:value="-6.392222222222" calcext:value-type="float">
            <text:p>-6,392222222222</text:p>
          </table:table-cell>
          <table:table-cell table:number-columns-repeated="1021"/>
        </table:table-row>
        <table:table-row table:style-name="ro1">
          <table:table-cell table:formula="of:=[.A1781]+0.01" office:value-type="float" office:value="7.79999999999971" calcext:value-type="float">
            <text:p>7,79999999999971</text:p>
          </table:table-cell>
          <table:table-cell table:formula="of:=2*[.A1782]/9-4/3" office:value-type="float" office:value="0.399999999999936" calcext:value-type="float">
            <text:p>0,399999999999936</text:p>
          </table:table-cell>
          <table:table-cell table:formula="of:=-7*[.A1782]/9-1/3" office:value-type="float" office:value="-6.39999999999977" calcext:value-type="float">
            <text:p>-6,39999999999977</text:p>
          </table:table-cell>
          <table:table-cell table:number-columns-repeated="1021"/>
        </table:table-row>
        <table:table-row table:style-name="ro1">
          <table:table-cell table:formula="of:=[.A1782]+0.01" office:value-type="float" office:value="7.80999999999971" calcext:value-type="float">
            <text:p>7,80999999999971</text:p>
          </table:table-cell>
          <table:table-cell table:formula="of:=2*[.A1783]/9-4/3" office:value-type="float" office:value="0.402222222222158" calcext:value-type="float">
            <text:p>0,402222222222158</text:p>
          </table:table-cell>
          <table:table-cell table:formula="of:=-7*[.A1783]/9-1/3" office:value-type="float" office:value="-6.40777777777755" calcext:value-type="float">
            <text:p>-6,40777777777755</text:p>
          </table:table-cell>
          <table:table-cell table:number-columns-repeated="1021"/>
        </table:table-row>
        <table:table-row table:style-name="ro1">
          <table:table-cell table:formula="of:=[.A1783]+0.01" office:value-type="float" office:value="7.81999999999971" calcext:value-type="float">
            <text:p>7,81999999999971</text:p>
          </table:table-cell>
          <table:table-cell table:formula="of:=2*[.A1784]/9-4/3" office:value-type="float" office:value="0.40444444444438" calcext:value-type="float">
            <text:p>0,40444444444438</text:p>
          </table:table-cell>
          <table:table-cell table:formula="of:=-7*[.A1784]/9-1/3" office:value-type="float" office:value="-6.41555555555533" calcext:value-type="float">
            <text:p>-6,41555555555533</text:p>
          </table:table-cell>
          <table:table-cell table:number-columns-repeated="1021"/>
        </table:table-row>
        <table:table-row table:style-name="ro1">
          <table:table-cell table:formula="of:=[.A1784]+0.01" office:value-type="float" office:value="7.82999999999971" calcext:value-type="float">
            <text:p>7,82999999999971</text:p>
          </table:table-cell>
          <table:table-cell table:formula="of:=2*[.A1785]/9-4/3" office:value-type="float" office:value="0.406666666666602" calcext:value-type="float">
            <text:p>0,406666666666602</text:p>
          </table:table-cell>
          <table:table-cell table:formula="of:=-7*[.A1785]/9-1/3" office:value-type="float" office:value="-6.42333333333311" calcext:value-type="float">
            <text:p>-6,42333333333311</text:p>
          </table:table-cell>
          <table:table-cell table:number-columns-repeated="1021"/>
        </table:table-row>
        <table:table-row table:style-name="ro1">
          <table:table-cell table:formula="of:=[.A1785]+0.01" office:value-type="float" office:value="7.83999999999971" calcext:value-type="float">
            <text:p>7,83999999999971</text:p>
          </table:table-cell>
          <table:table-cell table:formula="of:=2*[.A1786]/9-4/3" office:value-type="float" office:value="0.408888888888824" calcext:value-type="float">
            <text:p>0,408888888888824</text:p>
          </table:table-cell>
          <table:table-cell table:formula="of:=-7*[.A1786]/9-1/3" office:value-type="float" office:value="-6.43111111111088" calcext:value-type="float">
            <text:p>-6,43111111111088</text:p>
          </table:table-cell>
          <table:table-cell table:number-columns-repeated="1021"/>
        </table:table-row>
        <table:table-row table:style-name="ro1">
          <table:table-cell table:formula="of:=[.A1786]+0.01" office:value-type="float" office:value="7.84999999999971" calcext:value-type="float">
            <text:p>7,84999999999971</text:p>
          </table:table-cell>
          <table:table-cell table:formula="of:=2*[.A1787]/9-4/3" office:value-type="float" office:value="0.411111111111046" calcext:value-type="float">
            <text:p>0,411111111111046</text:p>
          </table:table-cell>
          <table:table-cell table:formula="of:=-7*[.A1787]/9-1/3" office:value-type="float" office:value="-6.43888888888866" calcext:value-type="float">
            <text:p>-6,43888888888866</text:p>
          </table:table-cell>
          <table:table-cell table:number-columns-repeated="1021"/>
        </table:table-row>
        <table:table-row table:style-name="ro1">
          <table:table-cell table:formula="of:=[.A1787]+0.01" office:value-type="float" office:value="7.85999999999971" calcext:value-type="float">
            <text:p>7,85999999999971</text:p>
          </table:table-cell>
          <table:table-cell table:formula="of:=2*[.A1788]/9-4/3" office:value-type="float" office:value="0.413333333333268" calcext:value-type="float">
            <text:p>0,413333333333268</text:p>
          </table:table-cell>
          <table:table-cell table:formula="of:=-7*[.A1788]/9-1/3" office:value-type="float" office:value="-6.44666666666644" calcext:value-type="float">
            <text:p>-6,44666666666644</text:p>
          </table:table-cell>
          <table:table-cell table:number-columns-repeated="1021"/>
        </table:table-row>
        <table:table-row table:style-name="ro1">
          <table:table-cell table:formula="of:=[.A1788]+0.01" office:value-type="float" office:value="7.86999999999971" calcext:value-type="float">
            <text:p>7,86999999999971</text:p>
          </table:table-cell>
          <table:table-cell table:formula="of:=2*[.A1789]/9-4/3" office:value-type="float" office:value="0.415555555555491" calcext:value-type="float">
            <text:p>0,415555555555491</text:p>
          </table:table-cell>
          <table:table-cell table:formula="of:=-7*[.A1789]/9-1/3" office:value-type="float" office:value="-6.45444444444422" calcext:value-type="float">
            <text:p>-6,45444444444422</text:p>
          </table:table-cell>
          <table:table-cell table:number-columns-repeated="1021"/>
        </table:table-row>
        <table:table-row table:style-name="ro1">
          <table:table-cell table:formula="of:=[.A1789]+0.01" office:value-type="float" office:value="7.87999999999971" calcext:value-type="float">
            <text:p>7,87999999999971</text:p>
          </table:table-cell>
          <table:table-cell table:formula="of:=2*[.A1790]/9-4/3" office:value-type="float" office:value="0.417777777777713" calcext:value-type="float">
            <text:p>0,417777777777713</text:p>
          </table:table-cell>
          <table:table-cell table:formula="of:=-7*[.A1790]/9-1/3" office:value-type="float" office:value="-6.46222222222199" calcext:value-type="float">
            <text:p>-6,46222222222199</text:p>
          </table:table-cell>
          <table:table-cell table:number-columns-repeated="1021"/>
        </table:table-row>
        <table:table-row table:style-name="ro1">
          <table:table-cell table:formula="of:=[.A1790]+0.01" office:value-type="float" office:value="7.88999999999971" calcext:value-type="float">
            <text:p>7,88999999999971</text:p>
          </table:table-cell>
          <table:table-cell table:formula="of:=2*[.A1791]/9-4/3" office:value-type="float" office:value="0.419999999999935" calcext:value-type="float">
            <text:p>0,419999999999935</text:p>
          </table:table-cell>
          <table:table-cell table:formula="of:=-7*[.A1791]/9-1/3" office:value-type="float" office:value="-6.46999999999977" calcext:value-type="float">
            <text:p>-6,46999999999977</text:p>
          </table:table-cell>
          <table:table-cell table:number-columns-repeated="1021"/>
        </table:table-row>
        <table:table-row table:style-name="ro1">
          <table:table-cell table:formula="of:=[.A1791]+0.01" office:value-type="float" office:value="7.89999999999971" calcext:value-type="float">
            <text:p>7,89999999999971</text:p>
          </table:table-cell>
          <table:table-cell table:formula="of:=2*[.A1792]/9-4/3" office:value-type="float" office:value="0.422222222222157" calcext:value-type="float">
            <text:p>0,422222222222157</text:p>
          </table:table-cell>
          <table:table-cell table:formula="of:=-7*[.A1792]/9-1/3" office:value-type="float" office:value="-6.47777777777755" calcext:value-type="float">
            <text:p>-6,47777777777755</text:p>
          </table:table-cell>
          <table:table-cell table:number-columns-repeated="1021"/>
        </table:table-row>
        <table:table-row table:style-name="ro1">
          <table:table-cell table:formula="of:=[.A1792]+0.01" office:value-type="float" office:value="7.90999999999971" calcext:value-type="float">
            <text:p>7,90999999999971</text:p>
          </table:table-cell>
          <table:table-cell table:formula="of:=2*[.A1793]/9-4/3" office:value-type="float" office:value="0.424444444444379" calcext:value-type="float">
            <text:p>0,424444444444379</text:p>
          </table:table-cell>
          <table:table-cell table:formula="of:=-7*[.A1793]/9-1/3" office:value-type="float" office:value="-6.48555555555533" calcext:value-type="float">
            <text:p>-6,48555555555533</text:p>
          </table:table-cell>
          <table:table-cell table:number-columns-repeated="1021"/>
        </table:table-row>
        <table:table-row table:style-name="ro1">
          <table:table-cell table:formula="of:=[.A1793]+0.01" office:value-type="float" office:value="7.91999999999971" calcext:value-type="float">
            <text:p>7,91999999999971</text:p>
          </table:table-cell>
          <table:table-cell table:formula="of:=2*[.A1794]/9-4/3" office:value-type="float" office:value="0.426666666666602" calcext:value-type="float">
            <text:p>0,426666666666602</text:p>
          </table:table-cell>
          <table:table-cell table:formula="of:=-7*[.A1794]/9-1/3" office:value-type="float" office:value="-6.49333333333311" calcext:value-type="float">
            <text:p>-6,49333333333311</text:p>
          </table:table-cell>
          <table:table-cell table:number-columns-repeated="1021"/>
        </table:table-row>
        <table:table-row table:style-name="ro1">
          <table:table-cell table:formula="of:=[.A1794]+0.01" office:value-type="float" office:value="7.92999999999971" calcext:value-type="float">
            <text:p>7,92999999999971</text:p>
          </table:table-cell>
          <table:table-cell table:formula="of:=2*[.A1795]/9-4/3" office:value-type="float" office:value="0.428888888888824" calcext:value-type="float">
            <text:p>0,428888888888824</text:p>
          </table:table-cell>
          <table:table-cell table:formula="of:=-7*[.A1795]/9-1/3" office:value-type="float" office:value="-6.50111111111088" calcext:value-type="float">
            <text:p>-6,50111111111088</text:p>
          </table:table-cell>
          <table:table-cell table:number-columns-repeated="1021"/>
        </table:table-row>
        <table:table-row table:style-name="ro1">
          <table:table-cell table:formula="of:=[.A1795]+0.01" office:value-type="float" office:value="7.93999999999971" calcext:value-type="float">
            <text:p>7,93999999999971</text:p>
          </table:table-cell>
          <table:table-cell table:formula="of:=2*[.A1796]/9-4/3" office:value-type="float" office:value="0.431111111111046" calcext:value-type="float">
            <text:p>0,431111111111046</text:p>
          </table:table-cell>
          <table:table-cell table:formula="of:=-7*[.A1796]/9-1/3" office:value-type="float" office:value="-6.50888888888866" calcext:value-type="float">
            <text:p>-6,50888888888866</text:p>
          </table:table-cell>
          <table:table-cell table:number-columns-repeated="1021"/>
        </table:table-row>
        <table:table-row table:style-name="ro1">
          <table:table-cell table:formula="of:=[.A1796]+0.01" office:value-type="float" office:value="7.94999999999971" calcext:value-type="float">
            <text:p>7,94999999999971</text:p>
          </table:table-cell>
          <table:table-cell table:formula="of:=2*[.A1797]/9-4/3" office:value-type="float" office:value="0.433333333333268" calcext:value-type="float">
            <text:p>0,433333333333268</text:p>
          </table:table-cell>
          <table:table-cell table:formula="of:=-7*[.A1797]/9-1/3" office:value-type="float" office:value="-6.51666666666644" calcext:value-type="float">
            <text:p>-6,51666666666644</text:p>
          </table:table-cell>
          <table:table-cell table:number-columns-repeated="1021"/>
        </table:table-row>
        <table:table-row table:style-name="ro1">
          <table:table-cell table:formula="of:=[.A1797]+0.01" office:value-type="float" office:value="7.95999999999971" calcext:value-type="float">
            <text:p>7,95999999999971</text:p>
          </table:table-cell>
          <table:table-cell table:formula="of:=2*[.A1798]/9-4/3" office:value-type="float" office:value="0.43555555555549" calcext:value-type="float">
            <text:p>0,43555555555549</text:p>
          </table:table-cell>
          <table:table-cell table:formula="of:=-7*[.A1798]/9-1/3" office:value-type="float" office:value="-6.52444444444422" calcext:value-type="float">
            <text:p>-6,52444444444422</text:p>
          </table:table-cell>
          <table:table-cell table:number-columns-repeated="1021"/>
        </table:table-row>
        <table:table-row table:style-name="ro1">
          <table:table-cell table:formula="of:=[.A1798]+0.01" office:value-type="float" office:value="7.96999999999971" calcext:value-type="float">
            <text:p>7,96999999999971</text:p>
          </table:table-cell>
          <table:table-cell table:formula="of:=2*[.A1799]/9-4/3" office:value-type="float" office:value="0.437777777777713" calcext:value-type="float">
            <text:p>0,437777777777713</text:p>
          </table:table-cell>
          <table:table-cell table:formula="of:=-7*[.A1799]/9-1/3" office:value-type="float" office:value="-6.53222222222199" calcext:value-type="float">
            <text:p>-6,53222222222199</text:p>
          </table:table-cell>
          <table:table-cell table:number-columns-repeated="1021"/>
        </table:table-row>
        <table:table-row table:style-name="ro1">
          <table:table-cell table:formula="of:=[.A1799]+0.01" office:value-type="float" office:value="7.97999999999971" calcext:value-type="float">
            <text:p>7,97999999999971</text:p>
          </table:table-cell>
          <table:table-cell table:formula="of:=2*[.A1800]/9-4/3" office:value-type="float" office:value="0.439999999999935" calcext:value-type="float">
            <text:p>0,439999999999935</text:p>
          </table:table-cell>
          <table:table-cell table:formula="of:=-7*[.A1800]/9-1/3" office:value-type="float" office:value="-6.53999999999977" calcext:value-type="float">
            <text:p>-6,53999999999977</text:p>
          </table:table-cell>
          <table:table-cell table:number-columns-repeated="1021"/>
        </table:table-row>
        <table:table-row table:style-name="ro1">
          <table:table-cell table:formula="of:=[.A1800]+0.01" office:value-type="float" office:value="7.98999999999971" calcext:value-type="float">
            <text:p>7,98999999999971</text:p>
          </table:table-cell>
          <table:table-cell table:formula="of:=2*[.A1801]/9-4/3" office:value-type="float" office:value="0.442222222222157" calcext:value-type="float">
            <text:p>0,442222222222157</text:p>
          </table:table-cell>
          <table:table-cell table:formula="of:=-7*[.A1801]/9-1/3" office:value-type="float" office:value="-6.54777777777755" calcext:value-type="float">
            <text:p>-6,54777777777755</text:p>
          </table:table-cell>
          <table:table-cell table:number-columns-repeated="1021"/>
        </table:table-row>
        <table:table-row table:style-name="ro1">
          <table:table-cell table:formula="of:=[.A1801]+0.01" office:value-type="float" office:value="7.99999999999971" calcext:value-type="float">
            <text:p>7,99999999999971</text:p>
          </table:table-cell>
          <table:table-cell table:formula="of:=2*[.A1802]/9-4/3" office:value-type="float" office:value="0.444444444444379" calcext:value-type="float">
            <text:p>0,444444444444379</text:p>
          </table:table-cell>
          <table:table-cell table:formula="of:=-7*[.A1802]/9-1/3" office:value-type="float" office:value="-6.55555555555533" calcext:value-type="float">
            <text:p>-6,55555555555533</text:p>
          </table:table-cell>
          <table:table-cell table:number-columns-repeated="1021"/>
        </table:table-row>
        <table:table-row table:style-name="ro1">
          <table:table-cell table:formula="of:=[.A1802]+0.01" office:value-type="float" office:value="8.00999999999971" calcext:value-type="float">
            <text:p>8,00999999999971</text:p>
          </table:table-cell>
          <table:table-cell table:formula="of:=2*[.A1803]/9-4/3" office:value-type="float" office:value="0.446666666666601" calcext:value-type="float">
            <text:p>0,446666666666601</text:p>
          </table:table-cell>
          <table:table-cell table:formula="of:=-7*[.A1803]/9-1/3" office:value-type="float" office:value="-6.5633333333331" calcext:value-type="float">
            <text:p>-6,5633333333331</text:p>
          </table:table-cell>
          <table:table-cell table:number-columns-repeated="1021"/>
        </table:table-row>
        <table:table-row table:style-name="ro1">
          <table:table-cell table:formula="of:=[.A1803]+0.01" office:value-type="float" office:value="8.01999999999971" calcext:value-type="float">
            <text:p>8,01999999999971</text:p>
          </table:table-cell>
          <table:table-cell table:formula="of:=2*[.A1804]/9-4/3" office:value-type="float" office:value="0.448888888888823" calcext:value-type="float">
            <text:p>0,448888888888823</text:p>
          </table:table-cell>
          <table:table-cell table:formula="of:=-7*[.A1804]/9-1/3" office:value-type="float" office:value="-6.57111111111088" calcext:value-type="float">
            <text:p>-6,57111111111088</text:p>
          </table:table-cell>
          <table:table-cell table:number-columns-repeated="1021"/>
        </table:table-row>
        <table:table-row table:style-name="ro1">
          <table:table-cell table:formula="of:=[.A1804]+0.01" office:value-type="float" office:value="8.0299999999997" calcext:value-type="float">
            <text:p>8,0299999999997</text:p>
          </table:table-cell>
          <table:table-cell table:formula="of:=2*[.A1805]/9-4/3" office:value-type="float" office:value="0.451111111111046" calcext:value-type="float">
            <text:p>0,451111111111046</text:p>
          </table:table-cell>
          <table:table-cell table:formula="of:=-7*[.A1805]/9-1/3" office:value-type="float" office:value="-6.57888888888866" calcext:value-type="float">
            <text:p>-6,57888888888866</text:p>
          </table:table-cell>
          <table:table-cell table:number-columns-repeated="1021"/>
        </table:table-row>
        <table:table-row table:style-name="ro1">
          <table:table-cell table:formula="of:=[.A1805]+0.01" office:value-type="float" office:value="8.0399999999997" calcext:value-type="float">
            <text:p>8,0399999999997</text:p>
          </table:table-cell>
          <table:table-cell table:formula="of:=2*[.A1806]/9-4/3" office:value-type="float" office:value="0.453333333333268" calcext:value-type="float">
            <text:p>0,453333333333268</text:p>
          </table:table-cell>
          <table:table-cell table:formula="of:=-7*[.A1806]/9-1/3" office:value-type="float" office:value="-6.58666666666644" calcext:value-type="float">
            <text:p>-6,58666666666644</text:p>
          </table:table-cell>
          <table:table-cell table:number-columns-repeated="1021"/>
        </table:table-row>
        <table:table-row table:style-name="ro1">
          <table:table-cell table:formula="of:=[.A1806]+0.01" office:value-type="float" office:value="8.0499999999997" calcext:value-type="float">
            <text:p>8,0499999999997</text:p>
          </table:table-cell>
          <table:table-cell table:formula="of:=2*[.A1807]/9-4/3" office:value-type="float" office:value="0.45555555555549" calcext:value-type="float">
            <text:p>0,45555555555549</text:p>
          </table:table-cell>
          <table:table-cell table:formula="of:=-7*[.A1807]/9-1/3" office:value-type="float" office:value="-6.59444444444421" calcext:value-type="float">
            <text:p>-6,59444444444421</text:p>
          </table:table-cell>
          <table:table-cell table:number-columns-repeated="1021"/>
        </table:table-row>
        <table:table-row table:style-name="ro1">
          <table:table-cell table:formula="of:=[.A1807]+0.01" office:value-type="float" office:value="8.0599999999997" calcext:value-type="float">
            <text:p>8,0599999999997</text:p>
          </table:table-cell>
          <table:table-cell table:formula="of:=2*[.A1808]/9-4/3" office:value-type="float" office:value="0.457777777777712" calcext:value-type="float">
            <text:p>0,457777777777712</text:p>
          </table:table-cell>
          <table:table-cell table:formula="of:=-7*[.A1808]/9-1/3" office:value-type="float" office:value="-6.60222222222199" calcext:value-type="float">
            <text:p>-6,60222222222199</text:p>
          </table:table-cell>
          <table:table-cell table:number-columns-repeated="1021"/>
        </table:table-row>
        <table:table-row table:style-name="ro1">
          <table:table-cell table:formula="of:=[.A1808]+0.01" office:value-type="float" office:value="8.0699999999997" calcext:value-type="float">
            <text:p>8,0699999999997</text:p>
          </table:table-cell>
          <table:table-cell table:formula="of:=2*[.A1809]/9-4/3" office:value-type="float" office:value="0.459999999999934" calcext:value-type="float">
            <text:p>0,459999999999934</text:p>
          </table:table-cell>
          <table:table-cell table:formula="of:=-7*[.A1809]/9-1/3" office:value-type="float" office:value="-6.60999999999977" calcext:value-type="float">
            <text:p>-6,60999999999977</text:p>
          </table:table-cell>
          <table:table-cell table:number-columns-repeated="1021"/>
        </table:table-row>
        <table:table-row table:style-name="ro1">
          <table:table-cell table:formula="of:=[.A1809]+0.01" office:value-type="float" office:value="8.0799999999997" calcext:value-type="float">
            <text:p>8,0799999999997</text:p>
          </table:table-cell>
          <table:table-cell table:formula="of:=2*[.A1810]/9-4/3" office:value-type="float" office:value="0.462222222222156" calcext:value-type="float">
            <text:p>0,462222222222156</text:p>
          </table:table-cell>
          <table:table-cell table:formula="of:=-7*[.A1810]/9-1/3" office:value-type="float" office:value="-6.61777777777755" calcext:value-type="float">
            <text:p>-6,61777777777755</text:p>
          </table:table-cell>
          <table:table-cell table:number-columns-repeated="1021"/>
        </table:table-row>
        <table:table-row table:style-name="ro1">
          <table:table-cell table:formula="of:=[.A1810]+0.01" office:value-type="float" office:value="8.0899999999997" calcext:value-type="float">
            <text:p>8,0899999999997</text:p>
          </table:table-cell>
          <table:table-cell table:formula="of:=2*[.A1811]/9-4/3" office:value-type="float" office:value="0.464444444444379" calcext:value-type="float">
            <text:p>0,464444444444379</text:p>
          </table:table-cell>
          <table:table-cell table:formula="of:=-7*[.A1811]/9-1/3" office:value-type="float" office:value="-6.62555555555532" calcext:value-type="float">
            <text:p>-6,62555555555532</text:p>
          </table:table-cell>
          <table:table-cell table:number-columns-repeated="1021"/>
        </table:table-row>
        <table:table-row table:style-name="ro1">
          <table:table-cell table:formula="of:=[.A1811]+0.01" office:value-type="float" office:value="8.0999999999997" calcext:value-type="float">
            <text:p>8,0999999999997</text:p>
          </table:table-cell>
          <table:table-cell table:formula="of:=2*[.A1812]/9-4/3" office:value-type="float" office:value="0.466666666666601" calcext:value-type="float">
            <text:p>0,466666666666601</text:p>
          </table:table-cell>
          <table:table-cell table:formula="of:=-7*[.A1812]/9-1/3" office:value-type="float" office:value="-6.6333333333331" calcext:value-type="float">
            <text:p>-6,6333333333331</text:p>
          </table:table-cell>
          <table:table-cell table:number-columns-repeated="1021"/>
        </table:table-row>
        <table:table-row table:style-name="ro1">
          <table:table-cell table:formula="of:=[.A1812]+0.01" office:value-type="float" office:value="8.1099999999997" calcext:value-type="float">
            <text:p>8,1099999999997</text:p>
          </table:table-cell>
          <table:table-cell table:formula="of:=2*[.A1813]/9-4/3" office:value-type="float" office:value="0.468888888888823" calcext:value-type="float">
            <text:p>0,468888888888823</text:p>
          </table:table-cell>
          <table:table-cell table:formula="of:=-7*[.A1813]/9-1/3" office:value-type="float" office:value="-6.64111111111088" calcext:value-type="float">
            <text:p>-6,64111111111088</text:p>
          </table:table-cell>
          <table:table-cell table:number-columns-repeated="1021"/>
        </table:table-row>
        <table:table-row table:style-name="ro1">
          <table:table-cell table:formula="of:=[.A1813]+0.01" office:value-type="float" office:value="8.1199999999997" calcext:value-type="float">
            <text:p>8,1199999999997</text:p>
          </table:table-cell>
          <table:table-cell table:formula="of:=2*[.A1814]/9-4/3" office:value-type="float" office:value="0.471111111111045" calcext:value-type="float">
            <text:p>0,471111111111045</text:p>
          </table:table-cell>
          <table:table-cell table:formula="of:=-7*[.A1814]/9-1/3" office:value-type="float" office:value="-6.64888888888866" calcext:value-type="float">
            <text:p>-6,64888888888866</text:p>
          </table:table-cell>
          <table:table-cell table:number-columns-repeated="1021"/>
        </table:table-row>
        <table:table-row table:style-name="ro1">
          <table:table-cell table:formula="of:=[.A1814]+0.01" office:value-type="float" office:value="8.1299999999997" calcext:value-type="float">
            <text:p>8,1299999999997</text:p>
          </table:table-cell>
          <table:table-cell table:formula="of:=2*[.A1815]/9-4/3" office:value-type="float" office:value="0.473333333333267" calcext:value-type="float">
            <text:p>0,473333333333267</text:p>
          </table:table-cell>
          <table:table-cell table:formula="of:=-7*[.A1815]/9-1/3" office:value-type="float" office:value="-6.65666666666643" calcext:value-type="float">
            <text:p>-6,65666666666643</text:p>
          </table:table-cell>
          <table:table-cell table:number-columns-repeated="1021"/>
        </table:table-row>
        <table:table-row table:style-name="ro1">
          <table:table-cell table:formula="of:=[.A1815]+0.01" office:value-type="float" office:value="8.1399999999997" calcext:value-type="float">
            <text:p>8,1399999999997</text:p>
          </table:table-cell>
          <table:table-cell table:formula="of:=2*[.A1816]/9-4/3" office:value-type="float" office:value="0.475555555555489" calcext:value-type="float">
            <text:p>0,475555555555489</text:p>
          </table:table-cell>
          <table:table-cell table:formula="of:=-7*[.A1816]/9-1/3" office:value-type="float" office:value="-6.66444444444421" calcext:value-type="float">
            <text:p>-6,66444444444421</text:p>
          </table:table-cell>
          <table:table-cell table:number-columns-repeated="1021"/>
        </table:table-row>
        <table:table-row table:style-name="ro1">
          <table:table-cell table:formula="of:=[.A1816]+0.01" office:value-type="float" office:value="8.1499999999997" calcext:value-type="float">
            <text:p>8,1499999999997</text:p>
          </table:table-cell>
          <table:table-cell table:formula="of:=2*[.A1817]/9-4/3" office:value-type="float" office:value="0.477777777777712" calcext:value-type="float">
            <text:p>0,477777777777712</text:p>
          </table:table-cell>
          <table:table-cell table:formula="of:=-7*[.A1817]/9-1/3" office:value-type="float" office:value="-6.67222222222199" calcext:value-type="float">
            <text:p>-6,67222222222199</text:p>
          </table:table-cell>
          <table:table-cell table:number-columns-repeated="1021"/>
        </table:table-row>
        <table:table-row table:style-name="ro1">
          <table:table-cell table:formula="of:=[.A1817]+0.01" office:value-type="float" office:value="8.1599999999997" calcext:value-type="float">
            <text:p>8,1599999999997</text:p>
          </table:table-cell>
          <table:table-cell table:formula="of:=2*[.A1818]/9-4/3" office:value-type="float" office:value="0.479999999999934" calcext:value-type="float">
            <text:p>0,479999999999934</text:p>
          </table:table-cell>
          <table:table-cell table:formula="of:=-7*[.A1818]/9-1/3" office:value-type="float" office:value="-6.67999999999977" calcext:value-type="float">
            <text:p>-6,67999999999977</text:p>
          </table:table-cell>
          <table:table-cell table:number-columns-repeated="1021"/>
        </table:table-row>
        <table:table-row table:style-name="ro1">
          <table:table-cell table:formula="of:=[.A1818]+0.01" office:value-type="float" office:value="8.1699999999997" calcext:value-type="float">
            <text:p>8,1699999999997</text:p>
          </table:table-cell>
          <table:table-cell table:formula="of:=2*[.A1819]/9-4/3" office:value-type="float" office:value="0.482222222222156" calcext:value-type="float">
            <text:p>0,482222222222156</text:p>
          </table:table-cell>
          <table:table-cell table:formula="of:=-7*[.A1819]/9-1/3" office:value-type="float" office:value="-6.68777777777755" calcext:value-type="float">
            <text:p>-6,68777777777755</text:p>
          </table:table-cell>
          <table:table-cell table:number-columns-repeated="1021"/>
        </table:table-row>
        <table:table-row table:style-name="ro1">
          <table:table-cell table:formula="of:=[.A1819]+0.01" office:value-type="float" office:value="8.1799999999997" calcext:value-type="float">
            <text:p>8,1799999999997</text:p>
          </table:table-cell>
          <table:table-cell table:formula="of:=2*[.A1820]/9-4/3" office:value-type="float" office:value="0.484444444444378" calcext:value-type="float">
            <text:p>0,484444444444378</text:p>
          </table:table-cell>
          <table:table-cell table:formula="of:=-7*[.A1820]/9-1/3" office:value-type="float" office:value="-6.69555555555532" calcext:value-type="float">
            <text:p>-6,69555555555532</text:p>
          </table:table-cell>
          <table:table-cell table:number-columns-repeated="1021"/>
        </table:table-row>
        <table:table-row table:style-name="ro1">
          <table:table-cell table:formula="of:=[.A1820]+0.01" office:value-type="float" office:value="8.1899999999997" calcext:value-type="float">
            <text:p>8,1899999999997</text:p>
          </table:table-cell>
          <table:table-cell table:formula="of:=2*[.A1821]/9-4/3" office:value-type="float" office:value="0.4866666666666" calcext:value-type="float">
            <text:p>0,4866666666666</text:p>
          </table:table-cell>
          <table:table-cell table:formula="of:=-7*[.A1821]/9-1/3" office:value-type="float" office:value="-6.7033333333331" calcext:value-type="float">
            <text:p>-6,7033333333331</text:p>
          </table:table-cell>
          <table:table-cell table:number-columns-repeated="1021"/>
        </table:table-row>
        <table:table-row table:style-name="ro1">
          <table:table-cell table:formula="of:=[.A1821]+0.01" office:value-type="float" office:value="8.1999999999997" calcext:value-type="float">
            <text:p>8,1999999999997</text:p>
          </table:table-cell>
          <table:table-cell table:formula="of:=2*[.A1822]/9-4/3" office:value-type="float" office:value="0.488888888888823" calcext:value-type="float">
            <text:p>0,488888888888823</text:p>
          </table:table-cell>
          <table:table-cell table:formula="of:=-7*[.A1822]/9-1/3" office:value-type="float" office:value="-6.71111111111088" calcext:value-type="float">
            <text:p>-6,71111111111088</text:p>
          </table:table-cell>
          <table:table-cell table:number-columns-repeated="1021"/>
        </table:table-row>
        <table:table-row table:style-name="ro1">
          <table:table-cell table:formula="of:=[.A1822]+0.01" office:value-type="float" office:value="8.2099999999997" calcext:value-type="float">
            <text:p>8,2099999999997</text:p>
          </table:table-cell>
          <table:table-cell table:formula="of:=2*[.A1823]/9-4/3" office:value-type="float" office:value="0.491111111111045" calcext:value-type="float">
            <text:p>0,491111111111045</text:p>
          </table:table-cell>
          <table:table-cell table:formula="of:=-7*[.A1823]/9-1/3" office:value-type="float" office:value="-6.71888888888866" calcext:value-type="float">
            <text:p>-6,71888888888866</text:p>
          </table:table-cell>
          <table:table-cell table:number-columns-repeated="1021"/>
        </table:table-row>
        <table:table-row table:style-name="ro1">
          <table:table-cell table:formula="of:=[.A1823]+0.01" office:value-type="float" office:value="8.2199999999997" calcext:value-type="float">
            <text:p>8,2199999999997</text:p>
          </table:table-cell>
          <table:table-cell table:formula="of:=2*[.A1824]/9-4/3" office:value-type="float" office:value="0.493333333333267" calcext:value-type="float">
            <text:p>0,493333333333267</text:p>
          </table:table-cell>
          <table:table-cell table:formula="of:=-7*[.A1824]/9-1/3" office:value-type="float" office:value="-6.72666666666643" calcext:value-type="float">
            <text:p>-6,72666666666643</text:p>
          </table:table-cell>
          <table:table-cell table:number-columns-repeated="1021"/>
        </table:table-row>
        <table:table-row table:style-name="ro1">
          <table:table-cell table:formula="of:=[.A1824]+0.01" office:value-type="float" office:value="8.2299999999997" calcext:value-type="float">
            <text:p>8,2299999999997</text:p>
          </table:table-cell>
          <table:table-cell table:formula="of:=2*[.A1825]/9-4/3" office:value-type="float" office:value="0.495555555555489" calcext:value-type="float">
            <text:p>0,495555555555489</text:p>
          </table:table-cell>
          <table:table-cell table:formula="of:=-7*[.A1825]/9-1/3" office:value-type="float" office:value="-6.73444444444421" calcext:value-type="float">
            <text:p>-6,73444444444421</text:p>
          </table:table-cell>
          <table:table-cell table:number-columns-repeated="1021"/>
        </table:table-row>
        <table:table-row table:style-name="ro1">
          <table:table-cell table:formula="of:=[.A1825]+0.01" office:value-type="float" office:value="8.2399999999997" calcext:value-type="float">
            <text:p>8,2399999999997</text:p>
          </table:table-cell>
          <table:table-cell table:formula="of:=2*[.A1826]/9-4/3" office:value-type="float" office:value="0.497777777777711" calcext:value-type="float">
            <text:p>0,497777777777711</text:p>
          </table:table-cell>
          <table:table-cell table:formula="of:=-7*[.A1826]/9-1/3" office:value-type="float" office:value="-6.74222222222199" calcext:value-type="float">
            <text:p>-6,74222222222199</text:p>
          </table:table-cell>
          <table:table-cell table:number-columns-repeated="1021"/>
        </table:table-row>
        <table:table-row table:style-name="ro1">
          <table:table-cell table:formula="of:=[.A1826]+0.01" office:value-type="float" office:value="8.2499999999997" calcext:value-type="float">
            <text:p>8,2499999999997</text:p>
          </table:table-cell>
          <table:table-cell table:formula="of:=2*[.A1827]/9-4/3" office:value-type="float" office:value="0.499999999999933" calcext:value-type="float">
            <text:p>0,499999999999933</text:p>
          </table:table-cell>
          <table:table-cell table:formula="of:=-7*[.A1827]/9-1/3" office:value-type="float" office:value="-6.74999999999977" calcext:value-type="float">
            <text:p>-6,74999999999977</text:p>
          </table:table-cell>
          <table:table-cell table:number-columns-repeated="1021"/>
        </table:table-row>
        <table:table-row table:style-name="ro1">
          <table:table-cell table:formula="of:=[.A1827]+0.01" office:value-type="float" office:value="8.2599999999997" calcext:value-type="float">
            <text:p>8,2599999999997</text:p>
          </table:table-cell>
          <table:table-cell table:formula="of:=2*[.A1828]/9-4/3" office:value-type="float" office:value="0.502222222222156" calcext:value-type="float">
            <text:p>0,502222222222156</text:p>
          </table:table-cell>
          <table:table-cell table:formula="of:=-7*[.A1828]/9-1/3" office:value-type="float" office:value="-6.75777777777754" calcext:value-type="float">
            <text:p>-6,75777777777754</text:p>
          </table:table-cell>
          <table:table-cell table:number-columns-repeated="1021"/>
        </table:table-row>
        <table:table-row table:style-name="ro1">
          <table:table-cell table:formula="of:=[.A1828]+0.01" office:value-type="float" office:value="8.2699999999997" calcext:value-type="float">
            <text:p>8,2699999999997</text:p>
          </table:table-cell>
          <table:table-cell table:formula="of:=2*[.A1829]/9-4/3" office:value-type="float" office:value="0.504444444444378" calcext:value-type="float">
            <text:p>0,504444444444378</text:p>
          </table:table-cell>
          <table:table-cell table:formula="of:=-7*[.A1829]/9-1/3" office:value-type="float" office:value="-6.76555555555532" calcext:value-type="float">
            <text:p>-6,76555555555532</text:p>
          </table:table-cell>
          <table:table-cell table:number-columns-repeated="1021"/>
        </table:table-row>
        <table:table-row table:style-name="ro1">
          <table:table-cell table:formula="of:=[.A1829]+0.01" office:value-type="float" office:value="8.2799999999997" calcext:value-type="float">
            <text:p>8,2799999999997</text:p>
          </table:table-cell>
          <table:table-cell table:formula="of:=2*[.A1830]/9-4/3" office:value-type="float" office:value="0.5066666666666" calcext:value-type="float">
            <text:p>0,5066666666666</text:p>
          </table:table-cell>
          <table:table-cell table:formula="of:=-7*[.A1830]/9-1/3" office:value-type="float" office:value="-6.7733333333331" calcext:value-type="float">
            <text:p>-6,7733333333331</text:p>
          </table:table-cell>
          <table:table-cell table:number-columns-repeated="1021"/>
        </table:table-row>
        <table:table-row table:style-name="ro1">
          <table:table-cell table:formula="of:=[.A1830]+0.01" office:value-type="float" office:value="8.2899999999997" calcext:value-type="float">
            <text:p>8,2899999999997</text:p>
          </table:table-cell>
          <table:table-cell table:formula="of:=2*[.A1831]/9-4/3" office:value-type="float" office:value="0.508888888888822" calcext:value-type="float">
            <text:p>0,508888888888822</text:p>
          </table:table-cell>
          <table:table-cell table:formula="of:=-7*[.A1831]/9-1/3" office:value-type="float" office:value="-6.78111111111088" calcext:value-type="float">
            <text:p>-6,78111111111088</text:p>
          </table:table-cell>
          <table:table-cell table:number-columns-repeated="1021"/>
        </table:table-row>
        <table:table-row table:style-name="ro1">
          <table:table-cell table:formula="of:=[.A1831]+0.01" office:value-type="float" office:value="8.2999999999997" calcext:value-type="float">
            <text:p>8,2999999999997</text:p>
          </table:table-cell>
          <table:table-cell table:formula="of:=2*[.A1832]/9-4/3" office:value-type="float" office:value="0.511111111111044" calcext:value-type="float">
            <text:p>0,511111111111044</text:p>
          </table:table-cell>
          <table:table-cell table:formula="of:=-7*[.A1832]/9-1/3" office:value-type="float" office:value="-6.78888888888865" calcext:value-type="float">
            <text:p>-6,78888888888865</text:p>
          </table:table-cell>
          <table:table-cell table:number-columns-repeated="1021"/>
        </table:table-row>
        <table:table-row table:style-name="ro1">
          <table:table-cell table:formula="of:=[.A1832]+0.01" office:value-type="float" office:value="8.3099999999997" calcext:value-type="float">
            <text:p>8,3099999999997</text:p>
          </table:table-cell>
          <table:table-cell table:formula="of:=2*[.A1833]/9-4/3" office:value-type="float" office:value="0.513333333333266" calcext:value-type="float">
            <text:p>0,513333333333266</text:p>
          </table:table-cell>
          <table:table-cell table:formula="of:=-7*[.A1833]/9-1/3" office:value-type="float" office:value="-6.79666666666643" calcext:value-type="float">
            <text:p>-6,79666666666643</text:p>
          </table:table-cell>
          <table:table-cell table:number-columns-repeated="1021"/>
        </table:table-row>
        <table:table-row table:style-name="ro1">
          <table:table-cell table:formula="of:=[.A1833]+0.01" office:value-type="float" office:value="8.3199999999997" calcext:value-type="float">
            <text:p>8,3199999999997</text:p>
          </table:table-cell>
          <table:table-cell table:formula="of:=2*[.A1834]/9-4/3" office:value-type="float" office:value="0.515555555555488" calcext:value-type="float">
            <text:p>0,515555555555488</text:p>
          </table:table-cell>
          <table:table-cell table:formula="of:=-7*[.A1834]/9-1/3" office:value-type="float" office:value="-6.80444444444421" calcext:value-type="float">
            <text:p>-6,80444444444421</text:p>
          </table:table-cell>
          <table:table-cell table:number-columns-repeated="1021"/>
        </table:table-row>
        <table:table-row table:style-name="ro1">
          <table:table-cell table:formula="of:=[.A1834]+0.01" office:value-type="float" office:value="8.3299999999997" calcext:value-type="float">
            <text:p>8,3299999999997</text:p>
          </table:table-cell>
          <table:table-cell table:formula="of:=2*[.A1835]/9-4/3" office:value-type="float" office:value="0.517777777777711" calcext:value-type="float">
            <text:p>0,517777777777711</text:p>
          </table:table-cell>
          <table:table-cell table:formula="of:=-7*[.A1835]/9-1/3" office:value-type="float" office:value="-6.81222222222199" calcext:value-type="float">
            <text:p>-6,81222222222199</text:p>
          </table:table-cell>
          <table:table-cell table:number-columns-repeated="1021"/>
        </table:table-row>
        <table:table-row table:style-name="ro1">
          <table:table-cell table:formula="of:=[.A1835]+0.01" office:value-type="float" office:value="8.3399999999997" calcext:value-type="float">
            <text:p>8,3399999999997</text:p>
          </table:table-cell>
          <table:table-cell table:formula="of:=2*[.A1836]/9-4/3" office:value-type="float" office:value="0.519999999999933" calcext:value-type="float">
            <text:p>0,519999999999933</text:p>
          </table:table-cell>
          <table:table-cell table:formula="of:=-7*[.A1836]/9-1/3" office:value-type="float" office:value="-6.81999999999977" calcext:value-type="float">
            <text:p>-6,81999999999977</text:p>
          </table:table-cell>
          <table:table-cell table:number-columns-repeated="1021"/>
        </table:table-row>
        <table:table-row table:style-name="ro1">
          <table:table-cell table:formula="of:=[.A1836]+0.01" office:value-type="float" office:value="8.3499999999997" calcext:value-type="float">
            <text:p>8,3499999999997</text:p>
          </table:table-cell>
          <table:table-cell table:formula="of:=2*[.A1837]/9-4/3" office:value-type="float" office:value="0.522222222222155" calcext:value-type="float">
            <text:p>0,522222222222155</text:p>
          </table:table-cell>
          <table:table-cell table:formula="of:=-7*[.A1837]/9-1/3" office:value-type="float" office:value="-6.82777777777754" calcext:value-type="float">
            <text:p>-6,82777777777754</text:p>
          </table:table-cell>
          <table:table-cell table:number-columns-repeated="1021"/>
        </table:table-row>
        <table:table-row table:style-name="ro1">
          <table:table-cell table:formula="of:=[.A1837]+0.01" office:value-type="float" office:value="8.3599999999997" calcext:value-type="float">
            <text:p>8,3599999999997</text:p>
          </table:table-cell>
          <table:table-cell table:formula="of:=2*[.A1838]/9-4/3" office:value-type="float" office:value="0.524444444444377" calcext:value-type="float">
            <text:p>0,524444444444377</text:p>
          </table:table-cell>
          <table:table-cell table:formula="of:=-7*[.A1838]/9-1/3" office:value-type="float" office:value="-6.83555555555532" calcext:value-type="float">
            <text:p>-6,83555555555532</text:p>
          </table:table-cell>
          <table:table-cell table:number-columns-repeated="1021"/>
        </table:table-row>
        <table:table-row table:style-name="ro1">
          <table:table-cell table:formula="of:=[.A1838]+0.01" office:value-type="float" office:value="8.3699999999997" calcext:value-type="float">
            <text:p>8,3699999999997</text:p>
          </table:table-cell>
          <table:table-cell table:formula="of:=2*[.A1839]/9-4/3" office:value-type="float" office:value="0.5266666666666" calcext:value-type="float">
            <text:p>0,5266666666666</text:p>
          </table:table-cell>
          <table:table-cell table:formula="of:=-7*[.A1839]/9-1/3" office:value-type="float" office:value="-6.8433333333331" calcext:value-type="float">
            <text:p>-6,8433333333331</text:p>
          </table:table-cell>
          <table:table-cell table:number-columns-repeated="1021"/>
        </table:table-row>
        <table:table-row table:style-name="ro1">
          <table:table-cell table:formula="of:=[.A1839]+0.01" office:value-type="float" office:value="8.3799999999997" calcext:value-type="float">
            <text:p>8,3799999999997</text:p>
          </table:table-cell>
          <table:table-cell table:formula="of:=2*[.A1840]/9-4/3" office:value-type="float" office:value="0.528888888888822" calcext:value-type="float">
            <text:p>0,528888888888822</text:p>
          </table:table-cell>
          <table:table-cell table:formula="of:=-7*[.A1840]/9-1/3" office:value-type="float" office:value="-6.85111111111088" calcext:value-type="float">
            <text:p>-6,85111111111088</text:p>
          </table:table-cell>
          <table:table-cell table:number-columns-repeated="1021"/>
        </table:table-row>
        <table:table-row table:style-name="ro1">
          <table:table-cell table:formula="of:=[.A1840]+0.01" office:value-type="float" office:value="8.3899999999997" calcext:value-type="float">
            <text:p>8,3899999999997</text:p>
          </table:table-cell>
          <table:table-cell table:formula="of:=2*[.A1841]/9-4/3" office:value-type="float" office:value="0.531111111111044" calcext:value-type="float">
            <text:p>0,531111111111044</text:p>
          </table:table-cell>
          <table:table-cell table:formula="of:=-7*[.A1841]/9-1/3" office:value-type="float" office:value="-6.85888888888865" calcext:value-type="float">
            <text:p>-6,85888888888865</text:p>
          </table:table-cell>
          <table:table-cell table:number-columns-repeated="1021"/>
        </table:table-row>
        <table:table-row table:style-name="ro1">
          <table:table-cell table:formula="of:=[.A1841]+0.01" office:value-type="float" office:value="8.3999999999997" calcext:value-type="float">
            <text:p>8,3999999999997</text:p>
          </table:table-cell>
          <table:table-cell table:formula="of:=2*[.A1842]/9-4/3" office:value-type="float" office:value="0.533333333333266" calcext:value-type="float">
            <text:p>0,533333333333266</text:p>
          </table:table-cell>
          <table:table-cell table:formula="of:=-7*[.A1842]/9-1/3" office:value-type="float" office:value="-6.86666666666643" calcext:value-type="float">
            <text:p>-6,86666666666643</text:p>
          </table:table-cell>
          <table:table-cell table:number-columns-repeated="1021"/>
        </table:table-row>
        <table:table-row table:style-name="ro1">
          <table:table-cell table:formula="of:=[.A1842]+0.01" office:value-type="float" office:value="8.4099999999997" calcext:value-type="float">
            <text:p>8,4099999999997</text:p>
          </table:table-cell>
          <table:table-cell table:formula="of:=2*[.A1843]/9-4/3" office:value-type="float" office:value="0.535555555555488" calcext:value-type="float">
            <text:p>0,535555555555488</text:p>
          </table:table-cell>
          <table:table-cell table:formula="of:=-7*[.A1843]/9-1/3" office:value-type="float" office:value="-6.87444444444421" calcext:value-type="float">
            <text:p>-6,87444444444421</text:p>
          </table:table-cell>
          <table:table-cell table:number-columns-repeated="1021"/>
        </table:table-row>
        <table:table-row table:style-name="ro1">
          <table:table-cell table:formula="of:=[.A1843]+0.01" office:value-type="float" office:value="8.4199999999997" calcext:value-type="float">
            <text:p>8,4199999999997</text:p>
          </table:table-cell>
          <table:table-cell table:formula="of:=2*[.A1844]/9-4/3" office:value-type="float" office:value="0.53777777777771" calcext:value-type="float">
            <text:p>0,53777777777771</text:p>
          </table:table-cell>
          <table:table-cell table:formula="of:=-7*[.A1844]/9-1/3" office:value-type="float" office:value="-6.88222222222199" calcext:value-type="float">
            <text:p>-6,88222222222199</text:p>
          </table:table-cell>
          <table:table-cell table:number-columns-repeated="1021"/>
        </table:table-row>
        <table:table-row table:style-name="ro1">
          <table:table-cell table:formula="of:=[.A1844]+0.01" office:value-type="float" office:value="8.4299999999997" calcext:value-type="float">
            <text:p>8,4299999999997</text:p>
          </table:table-cell>
          <table:table-cell table:formula="of:=2*[.A1845]/9-4/3" office:value-type="float" office:value="0.539999999999933" calcext:value-type="float">
            <text:p>0,539999999999933</text:p>
          </table:table-cell>
          <table:table-cell table:formula="of:=-7*[.A1845]/9-1/3" office:value-type="float" office:value="-6.88999999999976" calcext:value-type="float">
            <text:p>-6,88999999999976</text:p>
          </table:table-cell>
          <table:table-cell table:number-columns-repeated="1021"/>
        </table:table-row>
        <table:table-row table:style-name="ro1">
          <table:table-cell table:formula="of:=[.A1845]+0.01" office:value-type="float" office:value="8.4399999999997" calcext:value-type="float">
            <text:p>8,4399999999997</text:p>
          </table:table-cell>
          <table:table-cell table:formula="of:=2*[.A1846]/9-4/3" office:value-type="float" office:value="0.542222222222155" calcext:value-type="float">
            <text:p>0,542222222222155</text:p>
          </table:table-cell>
          <table:table-cell table:formula="of:=-7*[.A1846]/9-1/3" office:value-type="float" office:value="-6.89777777777754" calcext:value-type="float">
            <text:p>-6,89777777777754</text:p>
          </table:table-cell>
          <table:table-cell table:number-columns-repeated="1021"/>
        </table:table-row>
        <table:table-row table:style-name="ro1">
          <table:table-cell table:formula="of:=[.A1846]+0.01" office:value-type="float" office:value="8.4499999999997" calcext:value-type="float">
            <text:p>8,4499999999997</text:p>
          </table:table-cell>
          <table:table-cell table:formula="of:=2*[.A1847]/9-4/3" office:value-type="float" office:value="0.544444444444377" calcext:value-type="float">
            <text:p>0,544444444444377</text:p>
          </table:table-cell>
          <table:table-cell table:formula="of:=-7*[.A1847]/9-1/3" office:value-type="float" office:value="-6.90555555555532" calcext:value-type="float">
            <text:p>-6,90555555555532</text:p>
          </table:table-cell>
          <table:table-cell table:number-columns-repeated="1021"/>
        </table:table-row>
        <table:table-row table:style-name="ro1">
          <table:table-cell table:formula="of:=[.A1847]+0.01" office:value-type="float" office:value="8.4599999999997" calcext:value-type="float">
            <text:p>8,4599999999997</text:p>
          </table:table-cell>
          <table:table-cell table:formula="of:=2*[.A1848]/9-4/3" office:value-type="float" office:value="0.546666666666599" calcext:value-type="float">
            <text:p>0,546666666666599</text:p>
          </table:table-cell>
          <table:table-cell table:formula="of:=-7*[.A1848]/9-1/3" office:value-type="float" office:value="-6.9133333333331" calcext:value-type="float">
            <text:p>-6,9133333333331</text:p>
          </table:table-cell>
          <table:table-cell table:number-columns-repeated="1021"/>
        </table:table-row>
        <table:table-row table:style-name="ro1">
          <table:table-cell table:formula="of:=[.A1848]+0.01" office:value-type="float" office:value="8.4699999999997" calcext:value-type="float">
            <text:p>8,4699999999997</text:p>
          </table:table-cell>
          <table:table-cell table:formula="of:=2*[.A1849]/9-4/3" office:value-type="float" office:value="0.548888888888821" calcext:value-type="float">
            <text:p>0,548888888888821</text:p>
          </table:table-cell>
          <table:table-cell table:formula="of:=-7*[.A1849]/9-1/3" office:value-type="float" office:value="-6.92111111111087" calcext:value-type="float">
            <text:p>-6,92111111111087</text:p>
          </table:table-cell>
          <table:table-cell table:number-columns-repeated="1021"/>
        </table:table-row>
        <table:table-row table:style-name="ro1">
          <table:table-cell table:formula="of:=[.A1849]+0.01" office:value-type="float" office:value="8.4799999999997" calcext:value-type="float">
            <text:p>8,4799999999997</text:p>
          </table:table-cell>
          <table:table-cell table:formula="of:=2*[.A1850]/9-4/3" office:value-type="float" office:value="0.551111111111043" calcext:value-type="float">
            <text:p>0,551111111111043</text:p>
          </table:table-cell>
          <table:table-cell table:formula="of:=-7*[.A1850]/9-1/3" office:value-type="float" office:value="-6.92888888888865" calcext:value-type="float">
            <text:p>-6,92888888888865</text:p>
          </table:table-cell>
          <table:table-cell table:number-columns-repeated="1021"/>
        </table:table-row>
        <table:table-row table:style-name="ro1">
          <table:table-cell table:formula="of:=[.A1850]+0.01" office:value-type="float" office:value="8.4899999999997" calcext:value-type="float">
            <text:p>8,4899999999997</text:p>
          </table:table-cell>
          <table:table-cell table:formula="of:=2*[.A1851]/9-4/3" office:value-type="float" office:value="0.553333333333265" calcext:value-type="float">
            <text:p>0,553333333333265</text:p>
          </table:table-cell>
          <table:table-cell table:formula="of:=-7*[.A1851]/9-1/3" office:value-type="float" office:value="-6.93666666666643" calcext:value-type="float">
            <text:p>-6,93666666666643</text:p>
          </table:table-cell>
          <table:table-cell table:number-columns-repeated="1021"/>
        </table:table-row>
        <table:table-row table:style-name="ro1">
          <table:table-cell table:formula="of:=[.A1851]+0.01" office:value-type="float" office:value="8.49999999999969" calcext:value-type="float">
            <text:p>8,49999999999969</text:p>
          </table:table-cell>
          <table:table-cell table:formula="of:=2*[.A1852]/9-4/3" office:value-type="float" office:value="0.555555555555488" calcext:value-type="float">
            <text:p>0,555555555555488</text:p>
          </table:table-cell>
          <table:table-cell table:formula="of:=-7*[.A1852]/9-1/3" office:value-type="float" office:value="-6.94444444444421" calcext:value-type="float">
            <text:p>-6,94444444444421</text:p>
          </table:table-cell>
          <table:table-cell table:number-columns-repeated="1021"/>
        </table:table-row>
        <table:table-row table:style-name="ro1">
          <table:table-cell table:formula="of:=[.A1852]+0.01" office:value-type="float" office:value="8.50999999999969" calcext:value-type="float">
            <text:p>8,50999999999969</text:p>
          </table:table-cell>
          <table:table-cell table:formula="of:=2*[.A1853]/9-4/3" office:value-type="float" office:value="0.55777777777771" calcext:value-type="float">
            <text:p>0,55777777777771</text:p>
          </table:table-cell>
          <table:table-cell table:formula="of:=-7*[.A1853]/9-1/3" office:value-type="float" office:value="-6.95222222222199" calcext:value-type="float">
            <text:p>-6,95222222222199</text:p>
          </table:table-cell>
          <table:table-cell table:number-columns-repeated="1021"/>
        </table:table-row>
        <table:table-row table:style-name="ro1">
          <table:table-cell table:formula="of:=[.A1853]+0.01" office:value-type="float" office:value="8.51999999999969" calcext:value-type="float">
            <text:p>8,51999999999969</text:p>
          </table:table-cell>
          <table:table-cell table:formula="of:=2*[.A1854]/9-4/3" office:value-type="float" office:value="0.559999999999932" calcext:value-type="float">
            <text:p>0,559999999999932</text:p>
          </table:table-cell>
          <table:table-cell table:formula="of:=-7*[.A1854]/9-1/3" office:value-type="float" office:value="-6.95999999999976" calcext:value-type="float">
            <text:p>-6,95999999999976</text:p>
          </table:table-cell>
          <table:table-cell table:number-columns-repeated="1021"/>
        </table:table-row>
        <table:table-row table:style-name="ro1">
          <table:table-cell table:formula="of:=[.A1854]+0.01" office:value-type="float" office:value="8.52999999999969" calcext:value-type="float">
            <text:p>8,52999999999969</text:p>
          </table:table-cell>
          <table:table-cell table:formula="of:=2*[.A1855]/9-4/3" office:value-type="float" office:value="0.562222222222154" calcext:value-type="float">
            <text:p>0,562222222222154</text:p>
          </table:table-cell>
          <table:table-cell table:formula="of:=-7*[.A1855]/9-1/3" office:value-type="float" office:value="-6.96777777777754" calcext:value-type="float">
            <text:p>-6,96777777777754</text:p>
          </table:table-cell>
          <table:table-cell table:number-columns-repeated="1021"/>
        </table:table-row>
        <table:table-row table:style-name="ro1">
          <table:table-cell table:formula="of:=[.A1855]+0.01" office:value-type="float" office:value="8.53999999999969" calcext:value-type="float">
            <text:p>8,53999999999969</text:p>
          </table:table-cell>
          <table:table-cell table:formula="of:=2*[.A1856]/9-4/3" office:value-type="float" office:value="0.564444444444376" calcext:value-type="float">
            <text:p>0,564444444444376</text:p>
          </table:table-cell>
          <table:table-cell table:formula="of:=-7*[.A1856]/9-1/3" office:value-type="float" office:value="-6.97555555555532" calcext:value-type="float">
            <text:p>-6,97555555555532</text:p>
          </table:table-cell>
          <table:table-cell table:number-columns-repeated="1021"/>
        </table:table-row>
        <table:table-row table:style-name="ro1">
          <table:table-cell table:formula="of:=[.A1856]+0.01" office:value-type="float" office:value="8.54999999999969" calcext:value-type="float">
            <text:p>8,54999999999969</text:p>
          </table:table-cell>
          <table:table-cell table:formula="of:=2*[.A1857]/9-4/3" office:value-type="float" office:value="0.566666666666599" calcext:value-type="float">
            <text:p>0,566666666666599</text:p>
          </table:table-cell>
          <table:table-cell table:formula="of:=-7*[.A1857]/9-1/3" office:value-type="float" office:value="-6.98333333333309" calcext:value-type="float">
            <text:p>-6,98333333333309</text:p>
          </table:table-cell>
          <table:table-cell table:number-columns-repeated="1021"/>
        </table:table-row>
        <table:table-row table:style-name="ro1">
          <table:table-cell table:formula="of:=[.A1857]+0.01" office:value-type="float" office:value="8.55999999999969" calcext:value-type="float">
            <text:p>8,55999999999969</text:p>
          </table:table-cell>
          <table:table-cell table:formula="of:=2*[.A1858]/9-4/3" office:value-type="float" office:value="0.568888888888821" calcext:value-type="float">
            <text:p>0,568888888888821</text:p>
          </table:table-cell>
          <table:table-cell table:formula="of:=-7*[.A1858]/9-1/3" office:value-type="float" office:value="-6.99111111111087" calcext:value-type="float">
            <text:p>-6,99111111111087</text:p>
          </table:table-cell>
          <table:table-cell table:number-columns-repeated="1021"/>
        </table:table-row>
        <table:table-row table:style-name="ro1">
          <table:table-cell table:formula="of:=[.A1858]+0.01" office:value-type="float" office:value="8.56999999999969" calcext:value-type="float">
            <text:p>8,56999999999969</text:p>
          </table:table-cell>
          <table:table-cell table:formula="of:=2*[.A1859]/9-4/3" office:value-type="float" office:value="0.571111111111043" calcext:value-type="float">
            <text:p>0,571111111111043</text:p>
          </table:table-cell>
          <table:table-cell table:formula="of:=-7*[.A1859]/9-1/3" office:value-type="float" office:value="-6.99888888888865" calcext:value-type="float">
            <text:p>-6,99888888888865</text:p>
          </table:table-cell>
          <table:table-cell table:number-columns-repeated="1021"/>
        </table:table-row>
        <table:table-row table:style-name="ro1">
          <table:table-cell table:formula="of:=[.A1859]+0.01" office:value-type="float" office:value="8.57999999999969" calcext:value-type="float">
            <text:p>8,57999999999969</text:p>
          </table:table-cell>
          <table:table-cell table:formula="of:=2*[.A1860]/9-4/3" office:value-type="float" office:value="0.573333333333265" calcext:value-type="float">
            <text:p>0,573333333333265</text:p>
          </table:table-cell>
          <table:table-cell table:formula="of:=-7*[.A1860]/9-1/3" office:value-type="float" office:value="-7.00666666666643" calcext:value-type="float">
            <text:p>-7,00666666666643</text:p>
          </table:table-cell>
          <table:table-cell table:number-columns-repeated="1021"/>
        </table:table-row>
        <table:table-row table:style-name="ro1">
          <table:table-cell table:formula="of:=[.A1860]+0.01" office:value-type="float" office:value="8.58999999999969" calcext:value-type="float">
            <text:p>8,58999999999969</text:p>
          </table:table-cell>
          <table:table-cell table:formula="of:=2*[.A1861]/9-4/3" office:value-type="float" office:value="0.575555555555487" calcext:value-type="float">
            <text:p>0,575555555555487</text:p>
          </table:table-cell>
          <table:table-cell table:formula="of:=-7*[.A1861]/9-1/3" office:value-type="float" office:value="-7.01444444444421" calcext:value-type="float">
            <text:p>-7,01444444444421</text:p>
          </table:table-cell>
          <table:table-cell table:number-columns-repeated="1021"/>
        </table:table-row>
        <table:table-row table:style-name="ro1">
          <table:table-cell table:formula="of:=[.A1861]+0.01" office:value-type="float" office:value="8.59999999999969" calcext:value-type="float">
            <text:p>8,59999999999969</text:p>
          </table:table-cell>
          <table:table-cell table:formula="of:=2*[.A1862]/9-4/3" office:value-type="float" office:value="0.57777777777771" calcext:value-type="float">
            <text:p>0,57777777777771</text:p>
          </table:table-cell>
          <table:table-cell table:formula="of:=-7*[.A1862]/9-1/3" office:value-type="float" office:value="-7.02222222222198" calcext:value-type="float">
            <text:p>-7,02222222222198</text:p>
          </table:table-cell>
          <table:table-cell table:number-columns-repeated="1021"/>
        </table:table-row>
        <table:table-row table:style-name="ro1">
          <table:table-cell table:formula="of:=[.A1862]+0.01" office:value-type="float" office:value="8.60999999999969" calcext:value-type="float">
            <text:p>8,60999999999969</text:p>
          </table:table-cell>
          <table:table-cell table:formula="of:=2*[.A1863]/9-4/3" office:value-type="float" office:value="0.579999999999932" calcext:value-type="float">
            <text:p>0,579999999999932</text:p>
          </table:table-cell>
          <table:table-cell table:formula="of:=-7*[.A1863]/9-1/3" office:value-type="float" office:value="-7.02999999999976" calcext:value-type="float">
            <text:p>-7,02999999999976</text:p>
          </table:table-cell>
          <table:table-cell table:number-columns-repeated="1021"/>
        </table:table-row>
        <table:table-row table:style-name="ro1">
          <table:table-cell table:formula="of:=[.A1863]+0.01" office:value-type="float" office:value="8.61999999999969" calcext:value-type="float">
            <text:p>8,61999999999969</text:p>
          </table:table-cell>
          <table:table-cell table:formula="of:=2*[.A1864]/9-4/3" office:value-type="float" office:value="0.582222222222154" calcext:value-type="float">
            <text:p>0,582222222222154</text:p>
          </table:table-cell>
          <table:table-cell table:formula="of:=-7*[.A1864]/9-1/3" office:value-type="float" office:value="-7.03777777777754" calcext:value-type="float">
            <text:p>-7,03777777777754</text:p>
          </table:table-cell>
          <table:table-cell table:number-columns-repeated="1021"/>
        </table:table-row>
        <table:table-row table:style-name="ro1">
          <table:table-cell table:formula="of:=[.A1864]+0.01" office:value-type="float" office:value="8.62999999999969" calcext:value-type="float">
            <text:p>8,62999999999969</text:p>
          </table:table-cell>
          <table:table-cell table:formula="of:=2*[.A1865]/9-4/3" office:value-type="float" office:value="0.584444444444376" calcext:value-type="float">
            <text:p>0,584444444444376</text:p>
          </table:table-cell>
          <table:table-cell table:formula="of:=-7*[.A1865]/9-1/3" office:value-type="float" office:value="-7.04555555555532" calcext:value-type="float">
            <text:p>-7,04555555555532</text:p>
          </table:table-cell>
          <table:table-cell table:number-columns-repeated="1021"/>
        </table:table-row>
        <table:table-row table:style-name="ro1">
          <table:table-cell table:formula="of:=[.A1865]+0.01" office:value-type="float" office:value="8.63999999999969" calcext:value-type="float">
            <text:p>8,63999999999969</text:p>
          </table:table-cell>
          <table:table-cell table:formula="of:=2*[.A1866]/9-4/3" office:value-type="float" office:value="0.586666666666598" calcext:value-type="float">
            <text:p>0,586666666666598</text:p>
          </table:table-cell>
          <table:table-cell table:formula="of:=-7*[.A1866]/9-1/3" office:value-type="float" office:value="-7.05333333333309" calcext:value-type="float">
            <text:p>-7,05333333333309</text:p>
          </table:table-cell>
          <table:table-cell table:number-columns-repeated="1021"/>
        </table:table-row>
        <table:table-row table:style-name="ro1">
          <table:table-cell table:formula="of:=[.A1866]+0.01" office:value-type="float" office:value="8.64999999999969" calcext:value-type="float">
            <text:p>8,64999999999969</text:p>
          </table:table-cell>
          <table:table-cell table:formula="of:=2*[.A1867]/9-4/3" office:value-type="float" office:value="0.58888888888882" calcext:value-type="float">
            <text:p>0,58888888888882</text:p>
          </table:table-cell>
          <table:table-cell table:formula="of:=-7*[.A1867]/9-1/3" office:value-type="float" office:value="-7.06111111111087" calcext:value-type="float">
            <text:p>-7,06111111111087</text:p>
          </table:table-cell>
          <table:table-cell table:number-columns-repeated="1021"/>
        </table:table-row>
        <table:table-row table:style-name="ro1">
          <table:table-cell table:formula="of:=[.A1867]+0.01" office:value-type="float" office:value="8.65999999999969" calcext:value-type="float">
            <text:p>8,65999999999969</text:p>
          </table:table-cell>
          <table:table-cell table:formula="of:=2*[.A1868]/9-4/3" office:value-type="float" office:value="0.591111111111043" calcext:value-type="float">
            <text:p>0,591111111111043</text:p>
          </table:table-cell>
          <table:table-cell table:formula="of:=-7*[.A1868]/9-1/3" office:value-type="float" office:value="-7.06888888888865" calcext:value-type="float">
            <text:p>-7,06888888888865</text:p>
          </table:table-cell>
          <table:table-cell table:number-columns-repeated="1021"/>
        </table:table-row>
        <table:table-row table:style-name="ro1">
          <table:table-cell table:formula="of:=[.A1868]+0.01" office:value-type="float" office:value="8.66999999999969" calcext:value-type="float">
            <text:p>8,66999999999969</text:p>
          </table:table-cell>
          <table:table-cell table:formula="of:=2*[.A1869]/9-4/3" office:value-type="float" office:value="0.593333333333265" calcext:value-type="float">
            <text:p>0,593333333333265</text:p>
          </table:table-cell>
          <table:table-cell table:formula="of:=-7*[.A1869]/9-1/3" office:value-type="float" office:value="-7.07666666666643" calcext:value-type="float">
            <text:p>-7,07666666666643</text:p>
          </table:table-cell>
          <table:table-cell table:number-columns-repeated="1021"/>
        </table:table-row>
        <table:table-row table:style-name="ro1">
          <table:table-cell table:formula="of:=[.A1869]+0.01" office:value-type="float" office:value="8.67999999999969" calcext:value-type="float">
            <text:p>8,67999999999969</text:p>
          </table:table-cell>
          <table:table-cell table:formula="of:=2*[.A1870]/9-4/3" office:value-type="float" office:value="0.595555555555487" calcext:value-type="float">
            <text:p>0,595555555555487</text:p>
          </table:table-cell>
          <table:table-cell table:formula="of:=-7*[.A1870]/9-1/3" office:value-type="float" office:value="-7.0844444444442" calcext:value-type="float">
            <text:p>-7,0844444444442</text:p>
          </table:table-cell>
          <table:table-cell table:number-columns-repeated="1021"/>
        </table:table-row>
        <table:table-row table:style-name="ro1">
          <table:table-cell table:formula="of:=[.A1870]+0.01" office:value-type="float" office:value="8.68999999999969" calcext:value-type="float">
            <text:p>8,68999999999969</text:p>
          </table:table-cell>
          <table:table-cell table:formula="of:=2*[.A1871]/9-4/3" office:value-type="float" office:value="0.597777777777709" calcext:value-type="float">
            <text:p>0,597777777777709</text:p>
          </table:table-cell>
          <table:table-cell table:formula="of:=-7*[.A1871]/9-1/3" office:value-type="float" office:value="-7.09222222222198" calcext:value-type="float">
            <text:p>-7,09222222222198</text:p>
          </table:table-cell>
          <table:table-cell table:number-columns-repeated="1021"/>
        </table:table-row>
        <table:table-row table:style-name="ro1">
          <table:table-cell table:formula="of:=[.A1871]+0.01" office:value-type="float" office:value="8.69999999999969" calcext:value-type="float">
            <text:p>8,69999999999969</text:p>
          </table:table-cell>
          <table:table-cell table:formula="of:=2*[.A1872]/9-4/3" office:value-type="float" office:value="0.599999999999931" calcext:value-type="float">
            <text:p>0,599999999999931</text:p>
          </table:table-cell>
          <table:table-cell table:formula="of:=-7*[.A1872]/9-1/3" office:value-type="float" office:value="-7.09999999999976" calcext:value-type="float">
            <text:p>-7,09999999999976</text:p>
          </table:table-cell>
          <table:table-cell table:number-columns-repeated="1021"/>
        </table:table-row>
        <table:table-row table:style-name="ro1">
          <table:table-cell table:formula="of:=[.A1872]+0.01" office:value-type="float" office:value="8.70999999999969" calcext:value-type="float">
            <text:p>8,70999999999969</text:p>
          </table:table-cell>
          <table:table-cell table:formula="of:=2*[.A1873]/9-4/3" office:value-type="float" office:value="0.602222222222153" calcext:value-type="float">
            <text:p>0,602222222222153</text:p>
          </table:table-cell>
          <table:table-cell table:formula="of:=-7*[.A1873]/9-1/3" office:value-type="float" office:value="-7.10777777777754" calcext:value-type="float">
            <text:p>-7,10777777777754</text:p>
          </table:table-cell>
          <table:table-cell table:number-columns-repeated="1021"/>
        </table:table-row>
        <table:table-row table:style-name="ro1">
          <table:table-cell table:formula="of:=[.A1873]+0.01" office:value-type="float" office:value="8.71999999999969" calcext:value-type="float">
            <text:p>8,71999999999969</text:p>
          </table:table-cell>
          <table:table-cell table:formula="of:=2*[.A1874]/9-4/3" office:value-type="float" office:value="0.604444444444376" calcext:value-type="float">
            <text:p>0,604444444444376</text:p>
          </table:table-cell>
          <table:table-cell table:formula="of:=-7*[.A1874]/9-1/3" office:value-type="float" office:value="-7.11555555555531" calcext:value-type="float">
            <text:p>-7,11555555555531</text:p>
          </table:table-cell>
          <table:table-cell table:number-columns-repeated="1021"/>
        </table:table-row>
        <table:table-row table:style-name="ro1">
          <table:table-cell table:formula="of:=[.A1874]+0.01" office:value-type="float" office:value="8.72999999999969" calcext:value-type="float">
            <text:p>8,72999999999969</text:p>
          </table:table-cell>
          <table:table-cell table:formula="of:=2*[.A1875]/9-4/3" office:value-type="float" office:value="0.606666666666598" calcext:value-type="float">
            <text:p>0,606666666666598</text:p>
          </table:table-cell>
          <table:table-cell table:formula="of:=-7*[.A1875]/9-1/3" office:value-type="float" office:value="-7.12333333333309" calcext:value-type="float">
            <text:p>-7,12333333333309</text:p>
          </table:table-cell>
          <table:table-cell table:number-columns-repeated="1021"/>
        </table:table-row>
        <table:table-row table:style-name="ro1">
          <table:table-cell table:formula="of:=[.A1875]+0.01" office:value-type="float" office:value="8.73999999999969" calcext:value-type="float">
            <text:p>8,73999999999969</text:p>
          </table:table-cell>
          <table:table-cell table:formula="of:=2*[.A1876]/9-4/3" office:value-type="float" office:value="0.60888888888882" calcext:value-type="float">
            <text:p>0,60888888888882</text:p>
          </table:table-cell>
          <table:table-cell table:formula="of:=-7*[.A1876]/9-1/3" office:value-type="float" office:value="-7.13111111111087" calcext:value-type="float">
            <text:p>-7,13111111111087</text:p>
          </table:table-cell>
          <table:table-cell table:number-columns-repeated="1021"/>
        </table:table-row>
        <table:table-row table:style-name="ro1">
          <table:table-cell table:formula="of:=[.A1876]+0.01" office:value-type="float" office:value="8.74999999999969" calcext:value-type="float">
            <text:p>8,74999999999969</text:p>
          </table:table-cell>
          <table:table-cell table:formula="of:=2*[.A1877]/9-4/3" office:value-type="float" office:value="0.611111111111042" calcext:value-type="float">
            <text:p>0,611111111111042</text:p>
          </table:table-cell>
          <table:table-cell table:formula="of:=-7*[.A1877]/9-1/3" office:value-type="float" office:value="-7.13888888888865" calcext:value-type="float">
            <text:p>-7,13888888888865</text:p>
          </table:table-cell>
          <table:table-cell table:number-columns-repeated="1021"/>
        </table:table-row>
        <table:table-row table:style-name="ro1">
          <table:table-cell table:formula="of:=[.A1877]+0.01" office:value-type="float" office:value="8.75999999999969" calcext:value-type="float">
            <text:p>8,75999999999969</text:p>
          </table:table-cell>
          <table:table-cell table:formula="of:=2*[.A1878]/9-4/3" office:value-type="float" office:value="0.613333333333264" calcext:value-type="float">
            <text:p>0,613333333333264</text:p>
          </table:table-cell>
          <table:table-cell table:formula="of:=-7*[.A1878]/9-1/3" office:value-type="float" office:value="-7.14666666666642" calcext:value-type="float">
            <text:p>-7,14666666666642</text:p>
          </table:table-cell>
          <table:table-cell table:number-columns-repeated="1021"/>
        </table:table-row>
        <table:table-row table:style-name="ro1">
          <table:table-cell table:formula="of:=[.A1878]+0.01" office:value-type="float" office:value="8.76999999999969" calcext:value-type="float">
            <text:p>8,76999999999969</text:p>
          </table:table-cell>
          <table:table-cell table:formula="of:=2*[.A1879]/9-4/3" office:value-type="float" office:value="0.615555555555486" calcext:value-type="float">
            <text:p>0,615555555555486</text:p>
          </table:table-cell>
          <table:table-cell table:formula="of:=-7*[.A1879]/9-1/3" office:value-type="float" office:value="-7.1544444444442" calcext:value-type="float">
            <text:p>-7,1544444444442</text:p>
          </table:table-cell>
          <table:table-cell table:number-columns-repeated="1021"/>
        </table:table-row>
        <table:table-row table:style-name="ro1">
          <table:table-cell table:formula="of:=[.A1879]+0.01" office:value-type="float" office:value="8.77999999999969" calcext:value-type="float">
            <text:p>8,77999999999969</text:p>
          </table:table-cell>
          <table:table-cell table:formula="of:=2*[.A1880]/9-4/3" office:value-type="float" office:value="0.617777777777709" calcext:value-type="float">
            <text:p>0,617777777777709</text:p>
          </table:table-cell>
          <table:table-cell table:formula="of:=-7*[.A1880]/9-1/3" office:value-type="float" office:value="-7.16222222222198" calcext:value-type="float">
            <text:p>-7,16222222222198</text:p>
          </table:table-cell>
          <table:table-cell table:number-columns-repeated="1021"/>
        </table:table-row>
        <table:table-row table:style-name="ro1">
          <table:table-cell table:formula="of:=[.A1880]+0.01" office:value-type="float" office:value="8.78999999999969" calcext:value-type="float">
            <text:p>8,78999999999969</text:p>
          </table:table-cell>
          <table:table-cell table:formula="of:=2*[.A1881]/9-4/3" office:value-type="float" office:value="0.619999999999931" calcext:value-type="float">
            <text:p>0,619999999999931</text:p>
          </table:table-cell>
          <table:table-cell table:formula="of:=-7*[.A1881]/9-1/3" office:value-type="float" office:value="-7.16999999999976" calcext:value-type="float">
            <text:p>-7,16999999999976</text:p>
          </table:table-cell>
          <table:table-cell table:number-columns-repeated="1021"/>
        </table:table-row>
        <table:table-row table:style-name="ro1">
          <table:table-cell table:formula="of:=[.A1881]+0.01" office:value-type="float" office:value="8.79999999999969" calcext:value-type="float">
            <text:p>8,79999999999969</text:p>
          </table:table-cell>
          <table:table-cell table:formula="of:=2*[.A1882]/9-4/3" office:value-type="float" office:value="0.622222222222153" calcext:value-type="float">
            <text:p>0,622222222222153</text:p>
          </table:table-cell>
          <table:table-cell table:formula="of:=-7*[.A1882]/9-1/3" office:value-type="float" office:value="-7.17777777777754" calcext:value-type="float">
            <text:p>-7,17777777777754</text:p>
          </table:table-cell>
          <table:table-cell table:number-columns-repeated="1021"/>
        </table:table-row>
        <table:table-row table:style-name="ro1">
          <table:table-cell table:formula="of:=[.A1882]+0.01" office:value-type="float" office:value="8.80999999999969" calcext:value-type="float">
            <text:p>8,80999999999969</text:p>
          </table:table-cell>
          <table:table-cell table:formula="of:=2*[.A1883]/9-4/3" office:value-type="float" office:value="0.624444444444375" calcext:value-type="float">
            <text:p>0,624444444444375</text:p>
          </table:table-cell>
          <table:table-cell table:formula="of:=-7*[.A1883]/9-1/3" office:value-type="float" office:value="-7.18555555555531" calcext:value-type="float">
            <text:p>-7,18555555555531</text:p>
          </table:table-cell>
          <table:table-cell table:number-columns-repeated="1021"/>
        </table:table-row>
        <table:table-row table:style-name="ro1">
          <table:table-cell table:formula="of:=[.A1883]+0.01" office:value-type="float" office:value="8.81999999999969" calcext:value-type="float">
            <text:p>8,81999999999969</text:p>
          </table:table-cell>
          <table:table-cell table:formula="of:=2*[.A1884]/9-4/3" office:value-type="float" office:value="0.626666666666597" calcext:value-type="float">
            <text:p>0,626666666666597</text:p>
          </table:table-cell>
          <table:table-cell table:formula="of:=-7*[.A1884]/9-1/3" office:value-type="float" office:value="-7.19333333333309" calcext:value-type="float">
            <text:p>-7,19333333333309</text:p>
          </table:table-cell>
          <table:table-cell table:number-columns-repeated="1021"/>
        </table:table-row>
        <table:table-row table:style-name="ro1">
          <table:table-cell table:formula="of:=[.A1884]+0.01" office:value-type="float" office:value="8.82999999999969" calcext:value-type="float">
            <text:p>8,82999999999969</text:p>
          </table:table-cell>
          <table:table-cell table:formula="of:=2*[.A1885]/9-4/3" office:value-type="float" office:value="0.62888888888882" calcext:value-type="float">
            <text:p>0,62888888888882</text:p>
          </table:table-cell>
          <table:table-cell table:formula="of:=-7*[.A1885]/9-1/3" office:value-type="float" office:value="-7.20111111111087" calcext:value-type="float">
            <text:p>-7,20111111111087</text:p>
          </table:table-cell>
          <table:table-cell table:number-columns-repeated="1021"/>
        </table:table-row>
        <table:table-row table:style-name="ro1">
          <table:table-cell table:formula="of:=[.A1885]+0.01" office:value-type="float" office:value="8.83999999999969" calcext:value-type="float">
            <text:p>8,83999999999969</text:p>
          </table:table-cell>
          <table:table-cell table:formula="of:=2*[.A1886]/9-4/3" office:value-type="float" office:value="0.631111111111042" calcext:value-type="float">
            <text:p>0,631111111111042</text:p>
          </table:table-cell>
          <table:table-cell table:formula="of:=-7*[.A1886]/9-1/3" office:value-type="float" office:value="-7.20888888888865" calcext:value-type="float">
            <text:p>-7,20888888888865</text:p>
          </table:table-cell>
          <table:table-cell table:number-columns-repeated="1021"/>
        </table:table-row>
        <table:table-row table:style-name="ro1">
          <table:table-cell table:formula="of:=[.A1886]+0.01" office:value-type="float" office:value="8.84999999999969" calcext:value-type="float">
            <text:p>8,84999999999969</text:p>
          </table:table-cell>
          <table:table-cell table:formula="of:=2*[.A1887]/9-4/3" office:value-type="float" office:value="0.633333333333264" calcext:value-type="float">
            <text:p>0,633333333333264</text:p>
          </table:table-cell>
          <table:table-cell table:formula="of:=-7*[.A1887]/9-1/3" office:value-type="float" office:value="-7.21666666666642" calcext:value-type="float">
            <text:p>-7,21666666666642</text:p>
          </table:table-cell>
          <table:table-cell table:number-columns-repeated="1021"/>
        </table:table-row>
        <table:table-row table:style-name="ro1">
          <table:table-cell table:formula="of:=[.A1887]+0.01" office:value-type="float" office:value="8.85999999999969" calcext:value-type="float">
            <text:p>8,85999999999969</text:p>
          </table:table-cell>
          <table:table-cell table:formula="of:=2*[.A1888]/9-4/3" office:value-type="float" office:value="0.635555555555486" calcext:value-type="float">
            <text:p>0,635555555555486</text:p>
          </table:table-cell>
          <table:table-cell table:formula="of:=-7*[.A1888]/9-1/3" office:value-type="float" office:value="-7.2244444444442" calcext:value-type="float">
            <text:p>-7,2244444444442</text:p>
          </table:table-cell>
          <table:table-cell table:number-columns-repeated="1021"/>
        </table:table-row>
        <table:table-row table:style-name="ro1">
          <table:table-cell table:formula="of:=[.A1888]+0.01" office:value-type="float" office:value="8.86999999999969" calcext:value-type="float">
            <text:p>8,86999999999969</text:p>
          </table:table-cell>
          <table:table-cell table:formula="of:=2*[.A1889]/9-4/3" office:value-type="float" office:value="0.637777777777708" calcext:value-type="float">
            <text:p>0,637777777777708</text:p>
          </table:table-cell>
          <table:table-cell table:formula="of:=-7*[.A1889]/9-1/3" office:value-type="float" office:value="-7.23222222222198" calcext:value-type="float">
            <text:p>-7,23222222222198</text:p>
          </table:table-cell>
          <table:table-cell table:number-columns-repeated="1021"/>
        </table:table-row>
        <table:table-row table:style-name="ro1">
          <table:table-cell table:formula="of:=[.A1889]+0.01" office:value-type="float" office:value="8.87999999999969" calcext:value-type="float">
            <text:p>8,87999999999969</text:p>
          </table:table-cell>
          <table:table-cell table:formula="of:=2*[.A1890]/9-4/3" office:value-type="float" office:value="0.63999999999993" calcext:value-type="float">
            <text:p>0,63999999999993</text:p>
          </table:table-cell>
          <table:table-cell table:formula="of:=-7*[.A1890]/9-1/3" office:value-type="float" office:value="-7.23999999999976" calcext:value-type="float">
            <text:p>-7,23999999999976</text:p>
          </table:table-cell>
          <table:table-cell table:number-columns-repeated="1021"/>
        </table:table-row>
        <table:table-row table:style-name="ro1">
          <table:table-cell table:formula="of:=[.A1890]+0.01" office:value-type="float" office:value="8.88999999999969" calcext:value-type="float">
            <text:p>8,88999999999969</text:p>
          </table:table-cell>
          <table:table-cell table:formula="of:=2*[.A1891]/9-4/3" office:value-type="float" office:value="0.642222222222153" calcext:value-type="float">
            <text:p>0,642222222222153</text:p>
          </table:table-cell>
          <table:table-cell table:formula="of:=-7*[.A1891]/9-1/3" office:value-type="float" office:value="-7.24777777777753" calcext:value-type="float">
            <text:p>-7,24777777777753</text:p>
          </table:table-cell>
          <table:table-cell table:number-columns-repeated="1021"/>
        </table:table-row>
        <table:table-row table:style-name="ro1">
          <table:table-cell table:formula="of:=[.A1891]+0.01" office:value-type="float" office:value="8.89999999999969" calcext:value-type="float">
            <text:p>8,89999999999969</text:p>
          </table:table-cell>
          <table:table-cell table:formula="of:=2*[.A1892]/9-4/3" office:value-type="float" office:value="0.644444444444375" calcext:value-type="float">
            <text:p>0,644444444444375</text:p>
          </table:table-cell>
          <table:table-cell table:formula="of:=-7*[.A1892]/9-1/3" office:value-type="float" office:value="-7.25555555555531" calcext:value-type="float">
            <text:p>-7,25555555555531</text:p>
          </table:table-cell>
          <table:table-cell table:number-columns-repeated="1021"/>
        </table:table-row>
        <table:table-row table:style-name="ro1">
          <table:table-cell table:formula="of:=[.A1892]+0.01" office:value-type="float" office:value="8.90999999999969" calcext:value-type="float">
            <text:p>8,90999999999969</text:p>
          </table:table-cell>
          <table:table-cell table:formula="of:=2*[.A1893]/9-4/3" office:value-type="float" office:value="0.646666666666597" calcext:value-type="float">
            <text:p>0,646666666666597</text:p>
          </table:table-cell>
          <table:table-cell table:formula="of:=-7*[.A1893]/9-1/3" office:value-type="float" office:value="-7.26333333333309" calcext:value-type="float">
            <text:p>-7,26333333333309</text:p>
          </table:table-cell>
          <table:table-cell table:number-columns-repeated="1021"/>
        </table:table-row>
        <table:table-row table:style-name="ro1">
          <table:table-cell table:formula="of:=[.A1893]+0.01" office:value-type="float" office:value="8.91999999999969" calcext:value-type="float">
            <text:p>8,91999999999969</text:p>
          </table:table-cell>
          <table:table-cell table:formula="of:=2*[.A1894]/9-4/3" office:value-type="float" office:value="0.648888888888819" calcext:value-type="float">
            <text:p>0,648888888888819</text:p>
          </table:table-cell>
          <table:table-cell table:formula="of:=-7*[.A1894]/9-1/3" office:value-type="float" office:value="-7.27111111111087" calcext:value-type="float">
            <text:p>-7,27111111111087</text:p>
          </table:table-cell>
          <table:table-cell table:number-columns-repeated="1021"/>
        </table:table-row>
        <table:table-row table:style-name="ro1">
          <table:table-cell table:formula="of:=[.A1894]+0.01" office:value-type="float" office:value="8.92999999999969" calcext:value-type="float">
            <text:p>8,92999999999969</text:p>
          </table:table-cell>
          <table:table-cell table:formula="of:=2*[.A1895]/9-4/3" office:value-type="float" office:value="0.651111111111041" calcext:value-type="float">
            <text:p>0,651111111111041</text:p>
          </table:table-cell>
          <table:table-cell table:formula="of:=-7*[.A1895]/9-1/3" office:value-type="float" office:value="-7.27888888888864" calcext:value-type="float">
            <text:p>-7,27888888888864</text:p>
          </table:table-cell>
          <table:table-cell table:number-columns-repeated="1021"/>
        </table:table-row>
        <table:table-row table:style-name="ro1">
          <table:table-cell table:formula="of:=[.A1895]+0.01" office:value-type="float" office:value="8.93999999999969" calcext:value-type="float">
            <text:p>8,93999999999969</text:p>
          </table:table-cell>
          <table:table-cell table:formula="of:=2*[.A1896]/9-4/3" office:value-type="float" office:value="0.653333333333263" calcext:value-type="float">
            <text:p>0,653333333333263</text:p>
          </table:table-cell>
          <table:table-cell table:formula="of:=-7*[.A1896]/9-1/3" office:value-type="float" office:value="-7.28666666666642" calcext:value-type="float">
            <text:p>-7,28666666666642</text:p>
          </table:table-cell>
          <table:table-cell table:number-columns-repeated="1021"/>
        </table:table-row>
        <table:table-row table:style-name="ro1">
          <table:table-cell table:formula="of:=[.A1896]+0.01" office:value-type="float" office:value="8.94999999999969" calcext:value-type="float">
            <text:p>8,94999999999969</text:p>
          </table:table-cell>
          <table:table-cell table:formula="of:=2*[.A1897]/9-4/3" office:value-type="float" office:value="0.655555555555485" calcext:value-type="float">
            <text:p>0,655555555555485</text:p>
          </table:table-cell>
          <table:table-cell table:formula="of:=-7*[.A1897]/9-1/3" office:value-type="float" office:value="-7.2944444444442" calcext:value-type="float">
            <text:p>-7,2944444444442</text:p>
          </table:table-cell>
          <table:table-cell table:number-columns-repeated="1021"/>
        </table:table-row>
        <table:table-row table:style-name="ro1">
          <table:table-cell table:formula="of:=[.A1897]+0.01" office:value-type="float" office:value="8.95999999999968" calcext:value-type="float">
            <text:p>8,95999999999968</text:p>
          </table:table-cell>
          <table:table-cell table:formula="of:=2*[.A1898]/9-4/3" office:value-type="float" office:value="0.657777777777708" calcext:value-type="float">
            <text:p>0,657777777777708</text:p>
          </table:table-cell>
          <table:table-cell table:formula="of:=-7*[.A1898]/9-1/3" office:value-type="float" office:value="-7.30222222222198" calcext:value-type="float">
            <text:p>-7,30222222222198</text:p>
          </table:table-cell>
          <table:table-cell table:number-columns-repeated="1021"/>
        </table:table-row>
        <table:table-row table:style-name="ro1">
          <table:table-cell table:formula="of:=[.A1898]+0.01" office:value-type="float" office:value="8.96999999999968" calcext:value-type="float">
            <text:p>8,96999999999968</text:p>
          </table:table-cell>
          <table:table-cell table:formula="of:=2*[.A1899]/9-4/3" office:value-type="float" office:value="0.65999999999993" calcext:value-type="float">
            <text:p>0,65999999999993</text:p>
          </table:table-cell>
          <table:table-cell table:formula="of:=-7*[.A1899]/9-1/3" office:value-type="float" office:value="-7.30999999999975" calcext:value-type="float">
            <text:p>-7,30999999999975</text:p>
          </table:table-cell>
          <table:table-cell table:number-columns-repeated="1021"/>
        </table:table-row>
        <table:table-row table:style-name="ro1">
          <table:table-cell table:formula="of:=[.A1899]+0.01" office:value-type="float" office:value="8.97999999999968" calcext:value-type="float">
            <text:p>8,97999999999968</text:p>
          </table:table-cell>
          <table:table-cell table:formula="of:=2*[.A1900]/9-4/3" office:value-type="float" office:value="0.662222222222152" calcext:value-type="float">
            <text:p>0,662222222222152</text:p>
          </table:table-cell>
          <table:table-cell table:formula="of:=-7*[.A1900]/9-1/3" office:value-type="float" office:value="-7.31777777777753" calcext:value-type="float">
            <text:p>-7,31777777777753</text:p>
          </table:table-cell>
          <table:table-cell table:number-columns-repeated="1021"/>
        </table:table-row>
        <table:table-row table:style-name="ro1">
          <table:table-cell table:formula="of:=[.A1900]+0.01" office:value-type="float" office:value="8.98999999999968" calcext:value-type="float">
            <text:p>8,98999999999968</text:p>
          </table:table-cell>
          <table:table-cell table:formula="of:=2*[.A1901]/9-4/3" office:value-type="float" office:value="0.664444444444374" calcext:value-type="float">
            <text:p>0,664444444444374</text:p>
          </table:table-cell>
          <table:table-cell table:formula="of:=-7*[.A1901]/9-1/3" office:value-type="float" office:value="-7.32555555555531" calcext:value-type="float">
            <text:p>-7,32555555555531</text:p>
          </table:table-cell>
          <table:table-cell table:number-columns-repeated="1021"/>
        </table:table-row>
        <table:table-row table:style-name="ro1">
          <table:table-cell table:formula="of:=[.A1901]+0.01" office:value-type="float" office:value="8.99999999999968" calcext:value-type="float">
            <text:p>8,99999999999968</text:p>
          </table:table-cell>
          <table:table-cell table:formula="of:=2*[.A1902]/9-4/3" office:value-type="float" office:value="0.666666666666597" calcext:value-type="float">
            <text:p>0,666666666666597</text:p>
          </table:table-cell>
          <table:table-cell table:formula="of:=-7*[.A1902]/9-1/3" office:value-type="float" office:value="-7.33333333333309" calcext:value-type="float">
            <text:p>-7,33333333333309</text:p>
          </table:table-cell>
          <table:table-cell table:number-columns-repeated="1021"/>
        </table:table-row>
        <table:table-row table:style-name="ro1">
          <table:table-cell table:formula="of:=[.A1902]+0.01" office:value-type="float" office:value="9.00999999999968" calcext:value-type="float">
            <text:p>9,00999999999968</text:p>
          </table:table-cell>
          <table:table-cell table:formula="of:=2*[.A1903]/9-4/3" office:value-type="float" office:value="0.668888888888819" calcext:value-type="float">
            <text:p>0,668888888888819</text:p>
          </table:table-cell>
          <table:table-cell table:formula="of:=-7*[.A1903]/9-1/3" office:value-type="float" office:value="-7.34111111111086" calcext:value-type="float">
            <text:p>-7,34111111111086</text:p>
          </table:table-cell>
          <table:table-cell table:number-columns-repeated="1021"/>
        </table:table-row>
        <table:table-row table:style-name="ro1">
          <table:table-cell table:formula="of:=[.A1903]+0.01" office:value-type="float" office:value="9.01999999999968" calcext:value-type="float">
            <text:p>9,01999999999968</text:p>
          </table:table-cell>
          <table:table-cell table:formula="of:=2*[.A1904]/9-4/3" office:value-type="float" office:value="0.671111111111041" calcext:value-type="float">
            <text:p>0,671111111111041</text:p>
          </table:table-cell>
          <table:table-cell table:formula="of:=-7*[.A1904]/9-1/3" office:value-type="float" office:value="-7.34888888888864" calcext:value-type="float">
            <text:p>-7,34888888888864</text:p>
          </table:table-cell>
          <table:table-cell table:number-columns-repeated="1021"/>
        </table:table-row>
        <table:table-row table:style-name="ro1">
          <table:table-cell table:formula="of:=[.A1904]+0.01" office:value-type="float" office:value="9.02999999999968" calcext:value-type="float">
            <text:p>9,02999999999968</text:p>
          </table:table-cell>
          <table:table-cell table:formula="of:=2*[.A1905]/9-4/3" office:value-type="float" office:value="0.673333333333263" calcext:value-type="float">
            <text:p>0,673333333333263</text:p>
          </table:table-cell>
          <table:table-cell table:formula="of:=-7*[.A1905]/9-1/3" office:value-type="float" office:value="-7.35666666666642" calcext:value-type="float">
            <text:p>-7,35666666666642</text:p>
          </table:table-cell>
          <table:table-cell table:number-columns-repeated="1021"/>
        </table:table-row>
        <table:table-row table:style-name="ro1">
          <table:table-cell table:formula="of:=[.A1905]+0.01" office:value-type="float" office:value="9.03999999999968" calcext:value-type="float">
            <text:p>9,03999999999968</text:p>
          </table:table-cell>
          <table:table-cell table:formula="of:=2*[.A1906]/9-4/3" office:value-type="float" office:value="0.675555555555485" calcext:value-type="float">
            <text:p>0,675555555555485</text:p>
          </table:table-cell>
          <table:table-cell table:formula="of:=-7*[.A1906]/9-1/3" office:value-type="float" office:value="-7.3644444444442" calcext:value-type="float">
            <text:p>-7,3644444444442</text:p>
          </table:table-cell>
          <table:table-cell table:number-columns-repeated="1021"/>
        </table:table-row>
        <table:table-row table:style-name="ro1">
          <table:table-cell table:formula="of:=[.A1906]+0.01" office:value-type="float" office:value="9.04999999999968" calcext:value-type="float">
            <text:p>9,04999999999968</text:p>
          </table:table-cell>
          <table:table-cell table:formula="of:=2*[.A1907]/9-4/3" office:value-type="float" office:value="0.677777777777707" calcext:value-type="float">
            <text:p>0,677777777777707</text:p>
          </table:table-cell>
          <table:table-cell table:formula="of:=-7*[.A1907]/9-1/3" office:value-type="float" office:value="-7.37222222222198" calcext:value-type="float">
            <text:p>-7,37222222222198</text:p>
          </table:table-cell>
          <table:table-cell table:number-columns-repeated="1021"/>
        </table:table-row>
        <table:table-row table:style-name="ro1">
          <table:table-cell table:formula="of:=[.A1907]+0.01" office:value-type="float" office:value="9.05999999999968" calcext:value-type="float">
            <text:p>9,05999999999968</text:p>
          </table:table-cell>
          <table:table-cell table:formula="of:=2*[.A1908]/9-4/3" office:value-type="float" office:value="0.679999999999929" calcext:value-type="float">
            <text:p>0,679999999999929</text:p>
          </table:table-cell>
          <table:table-cell table:formula="of:=-7*[.A1908]/9-1/3" office:value-type="float" office:value="-7.37999999999975" calcext:value-type="float">
            <text:p>-7,37999999999975</text:p>
          </table:table-cell>
          <table:table-cell table:number-columns-repeated="1021"/>
        </table:table-row>
        <table:table-row table:style-name="ro1">
          <table:table-cell table:formula="of:=[.A1908]+0.01" office:value-type="float" office:value="9.06999999999968" calcext:value-type="float">
            <text:p>9,06999999999968</text:p>
          </table:table-cell>
          <table:table-cell table:formula="of:=2*[.A1909]/9-4/3" office:value-type="float" office:value="0.682222222222152" calcext:value-type="float">
            <text:p>0,682222222222152</text:p>
          </table:table-cell>
          <table:table-cell table:formula="of:=-7*[.A1909]/9-1/3" office:value-type="float" office:value="-7.38777777777753" calcext:value-type="float">
            <text:p>-7,38777777777753</text:p>
          </table:table-cell>
          <table:table-cell table:number-columns-repeated="1021"/>
        </table:table-row>
        <table:table-row table:style-name="ro1">
          <table:table-cell table:formula="of:=[.A1909]+0.01" office:value-type="float" office:value="9.07999999999968" calcext:value-type="float">
            <text:p>9,07999999999968</text:p>
          </table:table-cell>
          <table:table-cell table:formula="of:=2*[.A1910]/9-4/3" office:value-type="float" office:value="0.684444444444374" calcext:value-type="float">
            <text:p>0,684444444444374</text:p>
          </table:table-cell>
          <table:table-cell table:formula="of:=-7*[.A1910]/9-1/3" office:value-type="float" office:value="-7.39555555555531" calcext:value-type="float">
            <text:p>-7,39555555555531</text:p>
          </table:table-cell>
          <table:table-cell table:number-columns-repeated="1021"/>
        </table:table-row>
        <table:table-row table:style-name="ro1">
          <table:table-cell table:formula="of:=[.A1910]+0.01" office:value-type="float" office:value="9.08999999999968" calcext:value-type="float">
            <text:p>9,08999999999968</text:p>
          </table:table-cell>
          <table:table-cell table:formula="of:=2*[.A1911]/9-4/3" office:value-type="float" office:value="0.686666666666596" calcext:value-type="float">
            <text:p>0,686666666666596</text:p>
          </table:table-cell>
          <table:table-cell table:formula="of:=-7*[.A1911]/9-1/3" office:value-type="float" office:value="-7.40333333333309" calcext:value-type="float">
            <text:p>-7,40333333333309</text:p>
          </table:table-cell>
          <table:table-cell table:number-columns-repeated="1021"/>
        </table:table-row>
        <table:table-row table:style-name="ro1">
          <table:table-cell table:formula="of:=[.A1911]+0.01" office:value-type="float" office:value="9.09999999999968" calcext:value-type="float">
            <text:p>9,09999999999968</text:p>
          </table:table-cell>
          <table:table-cell table:formula="of:=2*[.A1912]/9-4/3" office:value-type="float" office:value="0.688888888888818" calcext:value-type="float">
            <text:p>0,688888888888818</text:p>
          </table:table-cell>
          <table:table-cell table:formula="of:=-7*[.A1912]/9-1/3" office:value-type="float" office:value="-7.41111111111086" calcext:value-type="float">
            <text:p>-7,41111111111086</text:p>
          </table:table-cell>
          <table:table-cell table:number-columns-repeated="1021"/>
        </table:table-row>
        <table:table-row table:style-name="ro1">
          <table:table-cell table:formula="of:=[.A1912]+0.01" office:value-type="float" office:value="9.10999999999968" calcext:value-type="float">
            <text:p>9,10999999999968</text:p>
          </table:table-cell>
          <table:table-cell table:formula="of:=2*[.A1913]/9-4/3" office:value-type="float" office:value="0.69111111111104" calcext:value-type="float">
            <text:p>0,69111111111104</text:p>
          </table:table-cell>
          <table:table-cell table:formula="of:=-7*[.A1913]/9-1/3" office:value-type="float" office:value="-7.41888888888864" calcext:value-type="float">
            <text:p>-7,41888888888864</text:p>
          </table:table-cell>
          <table:table-cell table:number-columns-repeated="1021"/>
        </table:table-row>
        <table:table-row table:style-name="ro1">
          <table:table-cell table:formula="of:=[.A1913]+0.01" office:value-type="float" office:value="9.11999999999968" calcext:value-type="float">
            <text:p>9,11999999999968</text:p>
          </table:table-cell>
          <table:table-cell table:formula="of:=2*[.A1914]/9-4/3" office:value-type="float" office:value="0.693333333333263" calcext:value-type="float">
            <text:p>0,693333333333263</text:p>
          </table:table-cell>
          <table:table-cell table:formula="of:=-7*[.A1914]/9-1/3" office:value-type="float" office:value="-7.42666666666642" calcext:value-type="float">
            <text:p>-7,42666666666642</text:p>
          </table:table-cell>
          <table:table-cell table:number-columns-repeated="1021"/>
        </table:table-row>
        <table:table-row table:style-name="ro1">
          <table:table-cell table:formula="of:=[.A1914]+0.01" office:value-type="float" office:value="9.12999999999968" calcext:value-type="float">
            <text:p>9,12999999999968</text:p>
          </table:table-cell>
          <table:table-cell table:formula="of:=2*[.A1915]/9-4/3" office:value-type="float" office:value="0.695555555555485" calcext:value-type="float">
            <text:p>0,695555555555485</text:p>
          </table:table-cell>
          <table:table-cell table:formula="of:=-7*[.A1915]/9-1/3" office:value-type="float" office:value="-7.4344444444442" calcext:value-type="float">
            <text:p>-7,4344444444442</text:p>
          </table:table-cell>
          <table:table-cell table:number-columns-repeated="1021"/>
        </table:table-row>
        <table:table-row table:style-name="ro1">
          <table:table-cell table:formula="of:=[.A1915]+0.01" office:value-type="float" office:value="9.13999999999968" calcext:value-type="float">
            <text:p>9,13999999999968</text:p>
          </table:table-cell>
          <table:table-cell table:formula="of:=2*[.A1916]/9-4/3" office:value-type="float" office:value="0.697777777777707" calcext:value-type="float">
            <text:p>0,697777777777707</text:p>
          </table:table-cell>
          <table:table-cell table:formula="of:=-7*[.A1916]/9-1/3" office:value-type="float" office:value="-7.44222222222197" calcext:value-type="float">
            <text:p>-7,44222222222197</text:p>
          </table:table-cell>
          <table:table-cell table:number-columns-repeated="1021"/>
        </table:table-row>
        <table:table-row table:style-name="ro1">
          <table:table-cell table:formula="of:=[.A1916]+0.01" office:value-type="float" office:value="9.14999999999968" calcext:value-type="float">
            <text:p>9,14999999999968</text:p>
          </table:table-cell>
          <table:table-cell table:formula="of:=2*[.A1917]/9-4/3" office:value-type="float" office:value="0.699999999999929" calcext:value-type="float">
            <text:p>0,699999999999929</text:p>
          </table:table-cell>
          <table:table-cell table:formula="of:=-7*[.A1917]/9-1/3" office:value-type="float" office:value="-7.44999999999975" calcext:value-type="float">
            <text:p>-7,44999999999975</text:p>
          </table:table-cell>
          <table:table-cell table:number-columns-repeated="1021"/>
        </table:table-row>
        <table:table-row table:style-name="ro1">
          <table:table-cell table:formula="of:=[.A1917]+0.01" office:value-type="float" office:value="9.15999999999968" calcext:value-type="float">
            <text:p>9,15999999999968</text:p>
          </table:table-cell>
          <table:table-cell table:formula="of:=2*[.A1918]/9-4/3" office:value-type="float" office:value="0.702222222222151" calcext:value-type="float">
            <text:p>0,702222222222151</text:p>
          </table:table-cell>
          <table:table-cell table:formula="of:=-7*[.A1918]/9-1/3" office:value-type="float" office:value="-7.45777777777753" calcext:value-type="float">
            <text:p>-7,45777777777753</text:p>
          </table:table-cell>
          <table:table-cell table:number-columns-repeated="1021"/>
        </table:table-row>
        <table:table-row table:style-name="ro1">
          <table:table-cell table:formula="of:=[.A1918]+0.01" office:value-type="float" office:value="9.16999999999968" calcext:value-type="float">
            <text:p>9,16999999999968</text:p>
          </table:table-cell>
          <table:table-cell table:formula="of:=2*[.A1919]/9-4/3" office:value-type="float" office:value="0.704444444444374" calcext:value-type="float">
            <text:p>0,704444444444374</text:p>
          </table:table-cell>
          <table:table-cell table:formula="of:=-7*[.A1919]/9-1/3" office:value-type="float" office:value="-7.46555555555531" calcext:value-type="float">
            <text:p>-7,46555555555531</text:p>
          </table:table-cell>
          <table:table-cell table:number-columns-repeated="1021"/>
        </table:table-row>
        <table:table-row table:style-name="ro1">
          <table:table-cell table:formula="of:=[.A1919]+0.01" office:value-type="float" office:value="9.17999999999968" calcext:value-type="float">
            <text:p>9,17999999999968</text:p>
          </table:table-cell>
          <table:table-cell table:formula="of:=2*[.A1920]/9-4/3" office:value-type="float" office:value="0.706666666666596" calcext:value-type="float">
            <text:p>0,706666666666596</text:p>
          </table:table-cell>
          <table:table-cell table:formula="of:=-7*[.A1920]/9-1/3" office:value-type="float" office:value="-7.47333333333308" calcext:value-type="float">
            <text:p>-7,47333333333308</text:p>
          </table:table-cell>
          <table:table-cell table:number-columns-repeated="1021"/>
        </table:table-row>
        <table:table-row table:style-name="ro1">
          <table:table-cell table:formula="of:=[.A1920]+0.01" office:value-type="float" office:value="9.18999999999968" calcext:value-type="float">
            <text:p>9,18999999999968</text:p>
          </table:table-cell>
          <table:table-cell table:formula="of:=2*[.A1921]/9-4/3" office:value-type="float" office:value="0.708888888888818" calcext:value-type="float">
            <text:p>0,708888888888818</text:p>
          </table:table-cell>
          <table:table-cell table:formula="of:=-7*[.A1921]/9-1/3" office:value-type="float" office:value="-7.48111111111086" calcext:value-type="float">
            <text:p>-7,48111111111086</text:p>
          </table:table-cell>
          <table:table-cell table:number-columns-repeated="1021"/>
        </table:table-row>
        <table:table-row table:style-name="ro1">
          <table:table-cell table:formula="of:=[.A1921]+0.01" office:value-type="float" office:value="9.19999999999968" calcext:value-type="float">
            <text:p>9,19999999999968</text:p>
          </table:table-cell>
          <table:table-cell table:formula="of:=2*[.A1922]/9-4/3" office:value-type="float" office:value="0.71111111111104" calcext:value-type="float">
            <text:p>0,71111111111104</text:p>
          </table:table-cell>
          <table:table-cell table:formula="of:=-7*[.A1922]/9-1/3" office:value-type="float" office:value="-7.48888888888864" calcext:value-type="float">
            <text:p>-7,48888888888864</text:p>
          </table:table-cell>
          <table:table-cell table:number-columns-repeated="1021"/>
        </table:table-row>
        <table:table-row table:style-name="ro1">
          <table:table-cell table:formula="of:=[.A1922]+0.01" office:value-type="float" office:value="9.20999999999968" calcext:value-type="float">
            <text:p>9,20999999999968</text:p>
          </table:table-cell>
          <table:table-cell table:formula="of:=2*[.A1923]/9-4/3" office:value-type="float" office:value="0.713333333333262" calcext:value-type="float">
            <text:p>0,713333333333262</text:p>
          </table:table-cell>
          <table:table-cell table:formula="of:=-7*[.A1923]/9-1/3" office:value-type="float" office:value="-7.49666666666642" calcext:value-type="float">
            <text:p>-7,49666666666642</text:p>
          </table:table-cell>
          <table:table-cell table:number-columns-repeated="1021"/>
        </table:table-row>
        <table:table-row table:style-name="ro1">
          <table:table-cell table:formula="of:=[.A1923]+0.01" office:value-type="float" office:value="9.21999999999968" calcext:value-type="float">
            <text:p>9,21999999999968</text:p>
          </table:table-cell>
          <table:table-cell table:formula="of:=2*[.A1924]/9-4/3" office:value-type="float" office:value="0.715555555555484" calcext:value-type="float">
            <text:p>0,715555555555484</text:p>
          </table:table-cell>
          <table:table-cell table:formula="of:=-7*[.A1924]/9-1/3" office:value-type="float" office:value="-7.50444444444419" calcext:value-type="float">
            <text:p>-7,50444444444419</text:p>
          </table:table-cell>
          <table:table-cell table:number-columns-repeated="1021"/>
        </table:table-row>
        <table:table-row table:style-name="ro1">
          <table:table-cell table:formula="of:=[.A1924]+0.01" office:value-type="float" office:value="9.22999999999968" calcext:value-type="float">
            <text:p>9,22999999999968</text:p>
          </table:table-cell>
          <table:table-cell table:formula="of:=2*[.A1925]/9-4/3" office:value-type="float" office:value="0.717777777777706" calcext:value-type="float">
            <text:p>0,717777777777706</text:p>
          </table:table-cell>
          <table:table-cell table:formula="of:=-7*[.A1925]/9-1/3" office:value-type="float" office:value="-7.51222222222197" calcext:value-type="float">
            <text:p>-7,51222222222197</text:p>
          </table:table-cell>
          <table:table-cell table:number-columns-repeated="1021"/>
        </table:table-row>
        <table:table-row table:style-name="ro1">
          <table:table-cell table:formula="of:=[.A1925]+0.01" office:value-type="float" office:value="9.23999999999968" calcext:value-type="float">
            <text:p>9,23999999999968</text:p>
          </table:table-cell>
          <table:table-cell table:formula="of:=2*[.A1926]/9-4/3" office:value-type="float" office:value="0.719999999999928" calcext:value-type="float">
            <text:p>0,719999999999928</text:p>
          </table:table-cell>
          <table:table-cell table:formula="of:=-7*[.A1926]/9-1/3" office:value-type="float" office:value="-7.51999999999975" calcext:value-type="float">
            <text:p>-7,51999999999975</text:p>
          </table:table-cell>
          <table:table-cell table:number-columns-repeated="1021"/>
        </table:table-row>
        <table:table-row table:style-name="ro1">
          <table:table-cell table:formula="of:=[.A1926]+0.01" office:value-type="float" office:value="9.24999999999968" calcext:value-type="float">
            <text:p>9,24999999999968</text:p>
          </table:table-cell>
          <table:table-cell table:formula="of:=2*[.A1927]/9-4/3" office:value-type="float" office:value="0.722222222222151" calcext:value-type="float">
            <text:p>0,722222222222151</text:p>
          </table:table-cell>
          <table:table-cell table:formula="of:=-7*[.A1927]/9-1/3" office:value-type="float" office:value="-7.52777777777753" calcext:value-type="float">
            <text:p>-7,52777777777753</text:p>
          </table:table-cell>
          <table:table-cell table:number-columns-repeated="1021"/>
        </table:table-row>
        <table:table-row table:style-name="ro1">
          <table:table-cell table:formula="of:=[.A1927]+0.01" office:value-type="float" office:value="9.25999999999968" calcext:value-type="float">
            <text:p>9,25999999999968</text:p>
          </table:table-cell>
          <table:table-cell table:formula="of:=2*[.A1928]/9-4/3" office:value-type="float" office:value="0.724444444444373" calcext:value-type="float">
            <text:p>0,724444444444373</text:p>
          </table:table-cell>
          <table:table-cell table:formula="of:=-7*[.A1928]/9-1/3" office:value-type="float" office:value="-7.53555555555531" calcext:value-type="float">
            <text:p>-7,53555555555531</text:p>
          </table:table-cell>
          <table:table-cell table:number-columns-repeated="1021"/>
        </table:table-row>
        <table:table-row table:style-name="ro1">
          <table:table-cell table:formula="of:=[.A1928]+0.01" office:value-type="float" office:value="9.26999999999968" calcext:value-type="float">
            <text:p>9,26999999999968</text:p>
          </table:table-cell>
          <table:table-cell table:formula="of:=2*[.A1929]/9-4/3" office:value-type="float" office:value="0.726666666666595" calcext:value-type="float">
            <text:p>0,726666666666595</text:p>
          </table:table-cell>
          <table:table-cell table:formula="of:=-7*[.A1929]/9-1/3" office:value-type="float" office:value="-7.54333333333308" calcext:value-type="float">
            <text:p>-7,54333333333308</text:p>
          </table:table-cell>
          <table:table-cell table:number-columns-repeated="1021"/>
        </table:table-row>
        <table:table-row table:style-name="ro1">
          <table:table-cell table:formula="of:=[.A1929]+0.01" office:value-type="float" office:value="9.27999999999968" calcext:value-type="float">
            <text:p>9,27999999999968</text:p>
          </table:table-cell>
          <table:table-cell table:formula="of:=2*[.A1930]/9-4/3" office:value-type="float" office:value="0.728888888888817" calcext:value-type="float">
            <text:p>0,728888888888817</text:p>
          </table:table-cell>
          <table:table-cell table:formula="of:=-7*[.A1930]/9-1/3" office:value-type="float" office:value="-7.55111111111086" calcext:value-type="float">
            <text:p>-7,55111111111086</text:p>
          </table:table-cell>
          <table:table-cell table:number-columns-repeated="1021"/>
        </table:table-row>
        <table:table-row table:style-name="ro1">
          <table:table-cell table:formula="of:=[.A1930]+0.01" office:value-type="float" office:value="9.28999999999968" calcext:value-type="float">
            <text:p>9,28999999999968</text:p>
          </table:table-cell>
          <table:table-cell table:formula="of:=2*[.A1931]/9-4/3" office:value-type="float" office:value="0.73111111111104" calcext:value-type="float">
            <text:p>0,73111111111104</text:p>
          </table:table-cell>
          <table:table-cell table:formula="of:=-7*[.A1931]/9-1/3" office:value-type="float" office:value="-7.55888888888864" calcext:value-type="float">
            <text:p>-7,55888888888864</text:p>
          </table:table-cell>
          <table:table-cell table:number-columns-repeated="1021"/>
        </table:table-row>
        <table:table-row table:style-name="ro1">
          <table:table-cell table:formula="of:=[.A1931]+0.01" office:value-type="float" office:value="9.29999999999968" calcext:value-type="float">
            <text:p>9,29999999999968</text:p>
          </table:table-cell>
          <table:table-cell table:formula="of:=2*[.A1932]/9-4/3" office:value-type="float" office:value="0.733333333333262" calcext:value-type="float">
            <text:p>0,733333333333262</text:p>
          </table:table-cell>
          <table:table-cell table:formula="of:=-7*[.A1932]/9-1/3" office:value-type="float" office:value="-7.56666666666642" calcext:value-type="float">
            <text:p>-7,56666666666642</text:p>
          </table:table-cell>
          <table:table-cell table:number-columns-repeated="1021"/>
        </table:table-row>
        <table:table-row table:style-name="ro1">
          <table:table-cell table:formula="of:=[.A1932]+0.01" office:value-type="float" office:value="9.30999999999968" calcext:value-type="float">
            <text:p>9,30999999999968</text:p>
          </table:table-cell>
          <table:table-cell table:formula="of:=2*[.A1933]/9-4/3" office:value-type="float" office:value="0.735555555555484" calcext:value-type="float">
            <text:p>0,735555555555484</text:p>
          </table:table-cell>
          <table:table-cell table:formula="of:=-7*[.A1933]/9-1/3" office:value-type="float" office:value="-7.57444444444419" calcext:value-type="float">
            <text:p>-7,57444444444419</text:p>
          </table:table-cell>
          <table:table-cell table:number-columns-repeated="1021"/>
        </table:table-row>
        <table:table-row table:style-name="ro1">
          <table:table-cell table:formula="of:=[.A1933]+0.01" office:value-type="float" office:value="9.31999999999968" calcext:value-type="float">
            <text:p>9,31999999999968</text:p>
          </table:table-cell>
          <table:table-cell table:formula="of:=2*[.A1934]/9-4/3" office:value-type="float" office:value="0.737777777777706" calcext:value-type="float">
            <text:p>0,737777777777706</text:p>
          </table:table-cell>
          <table:table-cell table:formula="of:=-7*[.A1934]/9-1/3" office:value-type="float" office:value="-7.58222222222197" calcext:value-type="float">
            <text:p>-7,58222222222197</text:p>
          </table:table-cell>
          <table:table-cell table:number-columns-repeated="1021"/>
        </table:table-row>
        <table:table-row table:style-name="ro1">
          <table:table-cell table:formula="of:=[.A1934]+0.01" office:value-type="float" office:value="9.32999999999968" calcext:value-type="float">
            <text:p>9,32999999999968</text:p>
          </table:table-cell>
          <table:table-cell table:formula="of:=2*[.A1935]/9-4/3" office:value-type="float" office:value="0.739999999999928" calcext:value-type="float">
            <text:p>0,739999999999928</text:p>
          </table:table-cell>
          <table:table-cell table:formula="of:=-7*[.A1935]/9-1/3" office:value-type="float" office:value="-7.58999999999975" calcext:value-type="float">
            <text:p>-7,58999999999975</text:p>
          </table:table-cell>
          <table:table-cell table:number-columns-repeated="1021"/>
        </table:table-row>
        <table:table-row table:style-name="ro1">
          <table:table-cell table:formula="of:=[.A1935]+0.01" office:value-type="float" office:value="9.33999999999968" calcext:value-type="float">
            <text:p>9,33999999999968</text:p>
          </table:table-cell>
          <table:table-cell table:formula="of:=2*[.A1936]/9-4/3" office:value-type="float" office:value="0.742222222222151" calcext:value-type="float">
            <text:p>0,742222222222151</text:p>
          </table:table-cell>
          <table:table-cell table:formula="of:=-7*[.A1936]/9-1/3" office:value-type="float" office:value="-7.59777777777753" calcext:value-type="float">
            <text:p>-7,59777777777753</text:p>
          </table:table-cell>
          <table:table-cell table:number-columns-repeated="1021"/>
        </table:table-row>
        <table:table-row table:style-name="ro1">
          <table:table-cell table:formula="of:=[.A1936]+0.01" office:value-type="float" office:value="9.34999999999968" calcext:value-type="float">
            <text:p>9,34999999999968</text:p>
          </table:table-cell>
          <table:table-cell table:formula="of:=2*[.A1937]/9-4/3" office:value-type="float" office:value="0.744444444444373" calcext:value-type="float">
            <text:p>0,744444444444373</text:p>
          </table:table-cell>
          <table:table-cell table:formula="of:=-7*[.A1937]/9-1/3" office:value-type="float" office:value="-7.6055555555553" calcext:value-type="float">
            <text:p>-7,6055555555553</text:p>
          </table:table-cell>
          <table:table-cell table:number-columns-repeated="1021"/>
        </table:table-row>
        <table:table-row table:style-name="ro1">
          <table:table-cell table:formula="of:=[.A1937]+0.01" office:value-type="float" office:value="9.35999999999968" calcext:value-type="float">
            <text:p>9,35999999999968</text:p>
          </table:table-cell>
          <table:table-cell table:formula="of:=2*[.A1938]/9-4/3" office:value-type="float" office:value="0.746666666666595" calcext:value-type="float">
            <text:p>0,746666666666595</text:p>
          </table:table-cell>
          <table:table-cell table:formula="of:=-7*[.A1938]/9-1/3" office:value-type="float" office:value="-7.61333333333308" calcext:value-type="float">
            <text:p>-7,61333333333308</text:p>
          </table:table-cell>
          <table:table-cell table:number-columns-repeated="1021"/>
        </table:table-row>
        <table:table-row table:style-name="ro1">
          <table:table-cell table:formula="of:=[.A1938]+0.01" office:value-type="float" office:value="9.36999999999968" calcext:value-type="float">
            <text:p>9,36999999999968</text:p>
          </table:table-cell>
          <table:table-cell table:formula="of:=2*[.A1939]/9-4/3" office:value-type="float" office:value="0.748888888888817" calcext:value-type="float">
            <text:p>0,748888888888817</text:p>
          </table:table-cell>
          <table:table-cell table:formula="of:=-7*[.A1939]/9-1/3" office:value-type="float" office:value="-7.62111111111086" calcext:value-type="float">
            <text:p>-7,62111111111086</text:p>
          </table:table-cell>
          <table:table-cell table:number-columns-repeated="1021"/>
        </table:table-row>
        <table:table-row table:style-name="ro1">
          <table:table-cell table:formula="of:=[.A1939]+0.01" office:value-type="float" office:value="9.37999999999968" calcext:value-type="float">
            <text:p>9,37999999999968</text:p>
          </table:table-cell>
          <table:table-cell table:formula="of:=2*[.A1940]/9-4/3" office:value-type="float" office:value="0.751111111111039" calcext:value-type="float">
            <text:p>0,751111111111039</text:p>
          </table:table-cell>
          <table:table-cell table:formula="of:=-7*[.A1940]/9-1/3" office:value-type="float" office:value="-7.62888888888864" calcext:value-type="float">
            <text:p>-7,62888888888864</text:p>
          </table:table-cell>
          <table:table-cell table:number-columns-repeated="1021"/>
        </table:table-row>
        <table:table-row table:style-name="ro1">
          <table:table-cell table:formula="of:=[.A1940]+0.01" office:value-type="float" office:value="9.38999999999968" calcext:value-type="float">
            <text:p>9,38999999999968</text:p>
          </table:table-cell>
          <table:table-cell table:formula="of:=2*[.A1941]/9-4/3" office:value-type="float" office:value="0.753333333333261" calcext:value-type="float">
            <text:p>0,753333333333261</text:p>
          </table:table-cell>
          <table:table-cell table:formula="of:=-7*[.A1941]/9-1/3" office:value-type="float" office:value="-7.63666666666641" calcext:value-type="float">
            <text:p>-7,63666666666641</text:p>
          </table:table-cell>
          <table:table-cell table:number-columns-repeated="1021"/>
        </table:table-row>
        <table:table-row table:style-name="ro1">
          <table:table-cell table:formula="of:=[.A1941]+0.01" office:value-type="float" office:value="9.39999999999968" calcext:value-type="float">
            <text:p>9,39999999999968</text:p>
          </table:table-cell>
          <table:table-cell table:formula="of:=2*[.A1942]/9-4/3" office:value-type="float" office:value="0.755555555555483" calcext:value-type="float">
            <text:p>0,755555555555483</text:p>
          </table:table-cell>
          <table:table-cell table:formula="of:=-7*[.A1942]/9-1/3" office:value-type="float" office:value="-7.64444444444419" calcext:value-type="float">
            <text:p>-7,64444444444419</text:p>
          </table:table-cell>
          <table:table-cell table:number-columns-repeated="1021"/>
        </table:table-row>
        <table:table-row table:style-name="ro1">
          <table:table-cell table:formula="of:=[.A1942]+0.01" office:value-type="float" office:value="9.40999999999968" calcext:value-type="float">
            <text:p>9,40999999999968</text:p>
          </table:table-cell>
          <table:table-cell table:formula="of:=2*[.A1943]/9-4/3" office:value-type="float" office:value="0.757777777777705" calcext:value-type="float">
            <text:p>0,757777777777705</text:p>
          </table:table-cell>
          <table:table-cell table:formula="of:=-7*[.A1943]/9-1/3" office:value-type="float" office:value="-7.65222222222197" calcext:value-type="float">
            <text:p>-7,65222222222197</text:p>
          </table:table-cell>
          <table:table-cell table:number-columns-repeated="1021"/>
        </table:table-row>
        <table:table-row table:style-name="ro1">
          <table:table-cell table:formula="of:=[.A1943]+0.01" office:value-type="float" office:value="9.41999999999968" calcext:value-type="float">
            <text:p>9,41999999999968</text:p>
          </table:table-cell>
          <table:table-cell table:formula="of:=2*[.A1944]/9-4/3" office:value-type="float" office:value="0.759999999999928" calcext:value-type="float">
            <text:p>0,759999999999928</text:p>
          </table:table-cell>
          <table:table-cell table:formula="of:=-7*[.A1944]/9-1/3" office:value-type="float" office:value="-7.65999999999975" calcext:value-type="float">
            <text:p>-7,65999999999975</text:p>
          </table:table-cell>
          <table:table-cell table:number-columns-repeated="1021"/>
        </table:table-row>
        <table:table-row table:style-name="ro1">
          <table:table-cell table:formula="of:=[.A1944]+0.01" office:value-type="float" office:value="9.42999999999967" calcext:value-type="float">
            <text:p>9,42999999999967</text:p>
          </table:table-cell>
          <table:table-cell table:formula="of:=2*[.A1945]/9-4/3" office:value-type="float" office:value="0.76222222222215" calcext:value-type="float">
            <text:p>0,76222222222215</text:p>
          </table:table-cell>
          <table:table-cell table:formula="of:=-7*[.A1945]/9-1/3" office:value-type="float" office:value="-7.66777777777752" calcext:value-type="float">
            <text:p>-7,66777777777752</text:p>
          </table:table-cell>
          <table:table-cell table:number-columns-repeated="1021"/>
        </table:table-row>
        <table:table-row table:style-name="ro1">
          <table:table-cell table:formula="of:=[.A1945]+0.01" office:value-type="float" office:value="9.43999999999967" calcext:value-type="float">
            <text:p>9,43999999999967</text:p>
          </table:table-cell>
          <table:table-cell table:formula="of:=2*[.A1946]/9-4/3" office:value-type="float" office:value="0.764444444444372" calcext:value-type="float">
            <text:p>0,764444444444372</text:p>
          </table:table-cell>
          <table:table-cell table:formula="of:=-7*[.A1946]/9-1/3" office:value-type="float" office:value="-7.6755555555553" calcext:value-type="float">
            <text:p>-7,6755555555553</text:p>
          </table:table-cell>
          <table:table-cell table:number-columns-repeated="1021"/>
        </table:table-row>
        <table:table-row table:style-name="ro1">
          <table:table-cell table:formula="of:=[.A1946]+0.01" office:value-type="float" office:value="9.44999999999967" calcext:value-type="float">
            <text:p>9,44999999999967</text:p>
          </table:table-cell>
          <table:table-cell table:formula="of:=2*[.A1947]/9-4/3" office:value-type="float" office:value="0.766666666666594" calcext:value-type="float">
            <text:p>0,766666666666594</text:p>
          </table:table-cell>
          <table:table-cell table:formula="of:=-7*[.A1947]/9-1/3" office:value-type="float" office:value="-7.68333333333308" calcext:value-type="float">
            <text:p>-7,68333333333308</text:p>
          </table:table-cell>
          <table:table-cell table:number-columns-repeated="1021"/>
        </table:table-row>
        <table:table-row table:style-name="ro1">
          <table:table-cell table:formula="of:=[.A1947]+0.01" office:value-type="float" office:value="9.45999999999967" calcext:value-type="float">
            <text:p>9,45999999999967</text:p>
          </table:table-cell>
          <table:table-cell table:formula="of:=2*[.A1948]/9-4/3" office:value-type="float" office:value="0.768888888888817" calcext:value-type="float">
            <text:p>0,768888888888817</text:p>
          </table:table-cell>
          <table:table-cell table:formula="of:=-7*[.A1948]/9-1/3" office:value-type="float" office:value="-7.69111111111086" calcext:value-type="float">
            <text:p>-7,69111111111086</text:p>
          </table:table-cell>
          <table:table-cell table:number-columns-repeated="1021"/>
        </table:table-row>
        <table:table-row table:style-name="ro1">
          <table:table-cell table:formula="of:=[.A1948]+0.01" office:value-type="float" office:value="9.46999999999967" calcext:value-type="float">
            <text:p>9,46999999999967</text:p>
          </table:table-cell>
          <table:table-cell table:formula="of:=2*[.A1949]/9-4/3" office:value-type="float" office:value="0.771111111111039" calcext:value-type="float">
            <text:p>0,771111111111039</text:p>
          </table:table-cell>
          <table:table-cell table:formula="of:=-7*[.A1949]/9-1/3" office:value-type="float" office:value="-7.69888888888864" calcext:value-type="float">
            <text:p>-7,69888888888864</text:p>
          </table:table-cell>
          <table:table-cell table:number-columns-repeated="1021"/>
        </table:table-row>
        <table:table-row table:style-name="ro1">
          <table:table-cell table:formula="of:=[.A1949]+0.01" office:value-type="float" office:value="9.47999999999967" calcext:value-type="float">
            <text:p>9,47999999999967</text:p>
          </table:table-cell>
          <table:table-cell table:formula="of:=2*[.A1950]/9-4/3" office:value-type="float" office:value="0.773333333333261" calcext:value-type="float">
            <text:p>0,773333333333261</text:p>
          </table:table-cell>
          <table:table-cell table:formula="of:=-7*[.A1950]/9-1/3" office:value-type="float" office:value="-7.70666666666641" calcext:value-type="float">
            <text:p>-7,70666666666641</text:p>
          </table:table-cell>
          <table:table-cell table:number-columns-repeated="1021"/>
        </table:table-row>
        <table:table-row table:style-name="ro1">
          <table:table-cell table:formula="of:=[.A1950]+0.01" office:value-type="float" office:value="9.48999999999967" calcext:value-type="float">
            <text:p>9,48999999999967</text:p>
          </table:table-cell>
          <table:table-cell table:formula="of:=2*[.A1951]/9-4/3" office:value-type="float" office:value="0.775555555555483" calcext:value-type="float">
            <text:p>0,775555555555483</text:p>
          </table:table-cell>
          <table:table-cell table:formula="of:=-7*[.A1951]/9-1/3" office:value-type="float" office:value="-7.71444444444419" calcext:value-type="float">
            <text:p>-7,71444444444419</text:p>
          </table:table-cell>
          <table:table-cell table:number-columns-repeated="1021"/>
        </table:table-row>
        <table:table-row table:style-name="ro1">
          <table:table-cell table:formula="of:=[.A1951]+0.01" office:value-type="float" office:value="9.49999999999967" calcext:value-type="float">
            <text:p>9,49999999999967</text:p>
          </table:table-cell>
          <table:table-cell table:formula="of:=2*[.A1952]/9-4/3" office:value-type="float" office:value="0.777777777777705" calcext:value-type="float">
            <text:p>0,777777777777705</text:p>
          </table:table-cell>
          <table:table-cell table:formula="of:=-7*[.A1952]/9-1/3" office:value-type="float" office:value="-7.72222222222197" calcext:value-type="float">
            <text:p>-7,72222222222197</text:p>
          </table:table-cell>
          <table:table-cell table:number-columns-repeated="1021"/>
        </table:table-row>
        <table:table-row table:style-name="ro1">
          <table:table-cell table:formula="of:=[.A1952]+0.01" office:value-type="float" office:value="9.50999999999967" calcext:value-type="float">
            <text:p>9,50999999999967</text:p>
          </table:table-cell>
          <table:table-cell table:formula="of:=2*[.A1953]/9-4/3" office:value-type="float" office:value="0.779999999999927" calcext:value-type="float">
            <text:p>0,779999999999927</text:p>
          </table:table-cell>
          <table:table-cell table:formula="of:=-7*[.A1953]/9-1/3" office:value-type="float" office:value="-7.72999999999974" calcext:value-type="float">
            <text:p>-7,72999999999974</text:p>
          </table:table-cell>
          <table:table-cell table:number-columns-repeated="1021"/>
        </table:table-row>
        <table:table-row table:style-name="ro1">
          <table:table-cell table:formula="of:=[.A1953]+0.01" office:value-type="float" office:value="9.51999999999967" calcext:value-type="float">
            <text:p>9,51999999999967</text:p>
          </table:table-cell>
          <table:table-cell table:formula="of:=2*[.A1954]/9-4/3" office:value-type="float" office:value="0.78222222222215" calcext:value-type="float">
            <text:p>0,78222222222215</text:p>
          </table:table-cell>
          <table:table-cell table:formula="of:=-7*[.A1954]/9-1/3" office:value-type="float" office:value="-7.73777777777752" calcext:value-type="float">
            <text:p>-7,73777777777752</text:p>
          </table:table-cell>
          <table:table-cell table:number-columns-repeated="1021"/>
        </table:table-row>
        <table:table-row table:style-name="ro1">
          <table:table-cell table:formula="of:=[.A1954]+0.01" office:value-type="float" office:value="9.52999999999967" calcext:value-type="float">
            <text:p>9,52999999999967</text:p>
          </table:table-cell>
          <table:table-cell table:formula="of:=2*[.A1955]/9-4/3" office:value-type="float" office:value="0.784444444444372" calcext:value-type="float">
            <text:p>0,784444444444372</text:p>
          </table:table-cell>
          <table:table-cell table:formula="of:=-7*[.A1955]/9-1/3" office:value-type="float" office:value="-7.7455555555553" calcext:value-type="float">
            <text:p>-7,7455555555553</text:p>
          </table:table-cell>
          <table:table-cell table:number-columns-repeated="1021"/>
        </table:table-row>
        <table:table-row table:style-name="ro1">
          <table:table-cell table:formula="of:=[.A1955]+0.01" office:value-type="float" office:value="9.53999999999967" calcext:value-type="float">
            <text:p>9,53999999999967</text:p>
          </table:table-cell>
          <table:table-cell table:formula="of:=2*[.A1956]/9-4/3" office:value-type="float" office:value="0.786666666666594" calcext:value-type="float">
            <text:p>0,786666666666594</text:p>
          </table:table-cell>
          <table:table-cell table:formula="of:=-7*[.A1956]/9-1/3" office:value-type="float" office:value="-7.75333333333308" calcext:value-type="float">
            <text:p>-7,75333333333308</text:p>
          </table:table-cell>
          <table:table-cell table:number-columns-repeated="1021"/>
        </table:table-row>
        <table:table-row table:style-name="ro1">
          <table:table-cell table:formula="of:=[.A1956]+0.01" office:value-type="float" office:value="9.54999999999967" calcext:value-type="float">
            <text:p>9,54999999999967</text:p>
          </table:table-cell>
          <table:table-cell table:formula="of:=2*[.A1957]/9-4/3" office:value-type="float" office:value="0.788888888888816" calcext:value-type="float">
            <text:p>0,788888888888816</text:p>
          </table:table-cell>
          <table:table-cell table:formula="of:=-7*[.A1957]/9-1/3" office:value-type="float" office:value="-7.76111111111086" calcext:value-type="float">
            <text:p>-7,76111111111086</text:p>
          </table:table-cell>
          <table:table-cell table:number-columns-repeated="1021"/>
        </table:table-row>
        <table:table-row table:style-name="ro1">
          <table:table-cell table:formula="of:=[.A1957]+0.01" office:value-type="float" office:value="9.55999999999967" calcext:value-type="float">
            <text:p>9,55999999999967</text:p>
          </table:table-cell>
          <table:table-cell table:formula="of:=2*[.A1958]/9-4/3" office:value-type="float" office:value="0.791111111111038" calcext:value-type="float">
            <text:p>0,791111111111038</text:p>
          </table:table-cell>
          <table:table-cell table:formula="of:=-7*[.A1958]/9-1/3" office:value-type="float" office:value="-7.76888888888863" calcext:value-type="float">
            <text:p>-7,76888888888863</text:p>
          </table:table-cell>
          <table:table-cell table:number-columns-repeated="1021"/>
        </table:table-row>
        <table:table-row table:style-name="ro1">
          <table:table-cell table:formula="of:=[.A1958]+0.01" office:value-type="float" office:value="9.56999999999967" calcext:value-type="float">
            <text:p>9,56999999999967</text:p>
          </table:table-cell>
          <table:table-cell table:formula="of:=2*[.A1959]/9-4/3" office:value-type="float" office:value="0.79333333333326" calcext:value-type="float">
            <text:p>0,79333333333326</text:p>
          </table:table-cell>
          <table:table-cell table:formula="of:=-7*[.A1959]/9-1/3" office:value-type="float" office:value="-7.77666666666641" calcext:value-type="float">
            <text:p>-7,77666666666641</text:p>
          </table:table-cell>
          <table:table-cell table:number-columns-repeated="1021"/>
        </table:table-row>
        <table:table-row table:style-name="ro1">
          <table:table-cell table:formula="of:=[.A1959]+0.01" office:value-type="float" office:value="9.57999999999967" calcext:value-type="float">
            <text:p>9,57999999999967</text:p>
          </table:table-cell>
          <table:table-cell table:formula="of:=2*[.A1960]/9-4/3" office:value-type="float" office:value="0.795555555555483" calcext:value-type="float">
            <text:p>0,795555555555483</text:p>
          </table:table-cell>
          <table:table-cell table:formula="of:=-7*[.A1960]/9-1/3" office:value-type="float" office:value="-7.78444444444419" calcext:value-type="float">
            <text:p>-7,78444444444419</text:p>
          </table:table-cell>
          <table:table-cell table:number-columns-repeated="1021"/>
        </table:table-row>
        <table:table-row table:style-name="ro1">
          <table:table-cell table:formula="of:=[.A1960]+0.01" office:value-type="float" office:value="9.58999999999967" calcext:value-type="float">
            <text:p>9,58999999999967</text:p>
          </table:table-cell>
          <table:table-cell table:formula="of:=2*[.A1961]/9-4/3" office:value-type="float" office:value="0.797777777777705" calcext:value-type="float">
            <text:p>0,797777777777705</text:p>
          </table:table-cell>
          <table:table-cell table:formula="of:=-7*[.A1961]/9-1/3" office:value-type="float" office:value="-7.79222222222197" calcext:value-type="float">
            <text:p>-7,79222222222197</text:p>
          </table:table-cell>
          <table:table-cell table:number-columns-repeated="1021"/>
        </table:table-row>
        <table:table-row table:style-name="ro1">
          <table:table-cell table:formula="of:=[.A1961]+0.01" office:value-type="float" office:value="9.59999999999967" calcext:value-type="float">
            <text:p>9,59999999999967</text:p>
          </table:table-cell>
          <table:table-cell table:formula="of:=2*[.A1962]/9-4/3" office:value-type="float" office:value="0.799999999999927" calcext:value-type="float">
            <text:p>0,799999999999927</text:p>
          </table:table-cell>
          <table:table-cell table:formula="of:=-7*[.A1962]/9-1/3" office:value-type="float" office:value="-7.79999999999974" calcext:value-type="float">
            <text:p>-7,79999999999974</text:p>
          </table:table-cell>
          <table:table-cell table:number-columns-repeated="1021"/>
        </table:table-row>
        <table:table-row table:style-name="ro1">
          <table:table-cell table:formula="of:=[.A1962]+0.01" office:value-type="float" office:value="9.60999999999967" calcext:value-type="float">
            <text:p>9,60999999999967</text:p>
          </table:table-cell>
          <table:table-cell table:formula="of:=2*[.A1963]/9-4/3" office:value-type="float" office:value="0.802222222222149" calcext:value-type="float">
            <text:p>0,802222222222149</text:p>
          </table:table-cell>
          <table:table-cell table:formula="of:=-7*[.A1963]/9-1/3" office:value-type="float" office:value="-7.80777777777752" calcext:value-type="float">
            <text:p>-7,80777777777752</text:p>
          </table:table-cell>
          <table:table-cell table:number-columns-repeated="1021"/>
        </table:table-row>
        <table:table-row table:style-name="ro1">
          <table:table-cell table:formula="of:=[.A1963]+0.01" office:value-type="float" office:value="9.61999999999967" calcext:value-type="float">
            <text:p>9,61999999999967</text:p>
          </table:table-cell>
          <table:table-cell table:formula="of:=2*[.A1964]/9-4/3" office:value-type="float" office:value="0.804444444444371" calcext:value-type="float">
            <text:p>0,804444444444371</text:p>
          </table:table-cell>
          <table:table-cell table:formula="of:=-7*[.A1964]/9-1/3" office:value-type="float" office:value="-7.8155555555553" calcext:value-type="float">
            <text:p>-7,8155555555553</text:p>
          </table:table-cell>
          <table:table-cell table:number-columns-repeated="1021"/>
        </table:table-row>
        <table:table-row table:style-name="ro1">
          <table:table-cell table:formula="of:=[.A1964]+0.01" office:value-type="float" office:value="9.62999999999967" calcext:value-type="float">
            <text:p>9,62999999999967</text:p>
          </table:table-cell>
          <table:table-cell table:formula="of:=2*[.A1965]/9-4/3" office:value-type="float" office:value="0.806666666666593" calcext:value-type="float">
            <text:p>0,806666666666593</text:p>
          </table:table-cell>
          <table:table-cell table:formula="of:=-7*[.A1965]/9-1/3" office:value-type="float" office:value="-7.82333333333308" calcext:value-type="float">
            <text:p>-7,82333333333308</text:p>
          </table:table-cell>
          <table:table-cell table:number-columns-repeated="1021"/>
        </table:table-row>
        <table:table-row table:style-name="ro1">
          <table:table-cell table:formula="of:=[.A1965]+0.01" office:value-type="float" office:value="9.63999999999967" calcext:value-type="float">
            <text:p>9,63999999999967</text:p>
          </table:table-cell>
          <table:table-cell table:formula="of:=2*[.A1966]/9-4/3" office:value-type="float" office:value="0.808888888888816" calcext:value-type="float">
            <text:p>0,808888888888816</text:p>
          </table:table-cell>
          <table:table-cell table:formula="of:=-7*[.A1966]/9-1/3" office:value-type="float" office:value="-7.83111111111085" calcext:value-type="float">
            <text:p>-7,83111111111085</text:p>
          </table:table-cell>
          <table:table-cell table:number-columns-repeated="1021"/>
        </table:table-row>
        <table:table-row table:style-name="ro1">
          <table:table-cell table:formula="of:=[.A1966]+0.01" office:value-type="float" office:value="9.64999999999967" calcext:value-type="float">
            <text:p>9,64999999999967</text:p>
          </table:table-cell>
          <table:table-cell table:formula="of:=2*[.A1967]/9-4/3" office:value-type="float" office:value="0.811111111111038" calcext:value-type="float">
            <text:p>0,811111111111038</text:p>
          </table:table-cell>
          <table:table-cell table:formula="of:=-7*[.A1967]/9-1/3" office:value-type="float" office:value="-7.83888888888863" calcext:value-type="float">
            <text:p>-7,83888888888863</text:p>
          </table:table-cell>
          <table:table-cell table:number-columns-repeated="1021"/>
        </table:table-row>
        <table:table-row table:style-name="ro1">
          <table:table-cell table:formula="of:=[.A1967]+0.01" office:value-type="float" office:value="9.65999999999967" calcext:value-type="float">
            <text:p>9,65999999999967</text:p>
          </table:table-cell>
          <table:table-cell table:formula="of:=2*[.A1968]/9-4/3" office:value-type="float" office:value="0.81333333333326" calcext:value-type="float">
            <text:p>0,81333333333326</text:p>
          </table:table-cell>
          <table:table-cell table:formula="of:=-7*[.A1968]/9-1/3" office:value-type="float" office:value="-7.84666666666641" calcext:value-type="float">
            <text:p>-7,84666666666641</text:p>
          </table:table-cell>
          <table:table-cell table:number-columns-repeated="1021"/>
        </table:table-row>
        <table:table-row table:style-name="ro1">
          <table:table-cell table:formula="of:=[.A1968]+0.01" office:value-type="float" office:value="9.66999999999967" calcext:value-type="float">
            <text:p>9,66999999999967</text:p>
          </table:table-cell>
          <table:table-cell table:formula="of:=2*[.A1969]/9-4/3" office:value-type="float" office:value="0.815555555555482" calcext:value-type="float">
            <text:p>0,815555555555482</text:p>
          </table:table-cell>
          <table:table-cell table:formula="of:=-7*[.A1969]/9-1/3" office:value-type="float" office:value="-7.85444444444419" calcext:value-type="float">
            <text:p>-7,85444444444419</text:p>
          </table:table-cell>
          <table:table-cell table:number-columns-repeated="1021"/>
        </table:table-row>
        <table:table-row table:style-name="ro1">
          <table:table-cell table:formula="of:=[.A1969]+0.01" office:value-type="float" office:value="9.67999999999967" calcext:value-type="float">
            <text:p>9,67999999999967</text:p>
          </table:table-cell>
          <table:table-cell table:formula="of:=2*[.A1970]/9-4/3" office:value-type="float" office:value="0.817777777777704" calcext:value-type="float">
            <text:p>0,817777777777704</text:p>
          </table:table-cell>
          <table:table-cell table:formula="of:=-7*[.A1970]/9-1/3" office:value-type="float" office:value="-7.86222222222197" calcext:value-type="float">
            <text:p>-7,86222222222197</text:p>
          </table:table-cell>
          <table:table-cell table:number-columns-repeated="1021"/>
        </table:table-row>
        <table:table-row table:style-name="ro1">
          <table:table-cell table:formula="of:=[.A1970]+0.01" office:value-type="float" office:value="9.68999999999967" calcext:value-type="float">
            <text:p>9,68999999999967</text:p>
          </table:table-cell>
          <table:table-cell table:formula="of:=2*[.A1971]/9-4/3" office:value-type="float" office:value="0.819999999999926" calcext:value-type="float">
            <text:p>0,819999999999926</text:p>
          </table:table-cell>
          <table:table-cell table:formula="of:=-7*[.A1971]/9-1/3" office:value-type="float" office:value="-7.86999999999974" calcext:value-type="float">
            <text:p>-7,86999999999974</text:p>
          </table:table-cell>
          <table:table-cell table:number-columns-repeated="1021"/>
        </table:table-row>
        <table:table-row table:style-name="ro1">
          <table:table-cell table:formula="of:=[.A1971]+0.01" office:value-type="float" office:value="9.69999999999967" calcext:value-type="float">
            <text:p>9,69999999999967</text:p>
          </table:table-cell>
          <table:table-cell table:formula="of:=2*[.A1972]/9-4/3" office:value-type="float" office:value="0.822222222222149" calcext:value-type="float">
            <text:p>0,822222222222149</text:p>
          </table:table-cell>
          <table:table-cell table:formula="of:=-7*[.A1972]/9-1/3" office:value-type="float" office:value="-7.87777777777752" calcext:value-type="float">
            <text:p>-7,87777777777752</text:p>
          </table:table-cell>
          <table:table-cell table:number-columns-repeated="1021"/>
        </table:table-row>
        <table:table-row table:style-name="ro1">
          <table:table-cell table:formula="of:=[.A1972]+0.01" office:value-type="float" office:value="9.70999999999967" calcext:value-type="float">
            <text:p>9,70999999999967</text:p>
          </table:table-cell>
          <table:table-cell table:formula="of:=2*[.A1973]/9-4/3" office:value-type="float" office:value="0.824444444444371" calcext:value-type="float">
            <text:p>0,824444444444371</text:p>
          </table:table-cell>
          <table:table-cell table:formula="of:=-7*[.A1973]/9-1/3" office:value-type="float" office:value="-7.8855555555553" calcext:value-type="float">
            <text:p>-7,8855555555553</text:p>
          </table:table-cell>
          <table:table-cell table:number-columns-repeated="1021"/>
        </table:table-row>
        <table:table-row table:style-name="ro1">
          <table:table-cell table:formula="of:=[.A1973]+0.01" office:value-type="float" office:value="9.71999999999967" calcext:value-type="float">
            <text:p>9,71999999999967</text:p>
          </table:table-cell>
          <table:table-cell table:formula="of:=2*[.A1974]/9-4/3" office:value-type="float" office:value="0.826666666666593" calcext:value-type="float">
            <text:p>0,826666666666593</text:p>
          </table:table-cell>
          <table:table-cell table:formula="of:=-7*[.A1974]/9-1/3" office:value-type="float" office:value="-7.89333333333308" calcext:value-type="float">
            <text:p>-7,89333333333308</text:p>
          </table:table-cell>
          <table:table-cell table:number-columns-repeated="1021"/>
        </table:table-row>
        <table:table-row table:style-name="ro1">
          <table:table-cell table:formula="of:=[.A1974]+0.01" office:value-type="float" office:value="9.72999999999967" calcext:value-type="float">
            <text:p>9,72999999999967</text:p>
          </table:table-cell>
          <table:table-cell table:formula="of:=2*[.A1975]/9-4/3" office:value-type="float" office:value="0.828888888888815" calcext:value-type="float">
            <text:p>0,828888888888815</text:p>
          </table:table-cell>
          <table:table-cell table:formula="of:=-7*[.A1975]/9-1/3" office:value-type="float" office:value="-7.90111111111085" calcext:value-type="float">
            <text:p>-7,90111111111085</text:p>
          </table:table-cell>
          <table:table-cell table:number-columns-repeated="1021"/>
        </table:table-row>
        <table:table-row table:style-name="ro1">
          <table:table-cell table:formula="of:=[.A1975]+0.01" office:value-type="float" office:value="9.73999999999967" calcext:value-type="float">
            <text:p>9,73999999999967</text:p>
          </table:table-cell>
          <table:table-cell table:formula="of:=2*[.A1976]/9-4/3" office:value-type="float" office:value="0.831111111111037" calcext:value-type="float">
            <text:p>0,831111111111037</text:p>
          </table:table-cell>
          <table:table-cell table:formula="of:=-7*[.A1976]/9-1/3" office:value-type="float" office:value="-7.90888888888863" calcext:value-type="float">
            <text:p>-7,90888888888863</text:p>
          </table:table-cell>
          <table:table-cell table:number-columns-repeated="1021"/>
        </table:table-row>
        <table:table-row table:style-name="ro1">
          <table:table-cell table:formula="of:=[.A1976]+0.01" office:value-type="float" office:value="9.74999999999967" calcext:value-type="float">
            <text:p>9,74999999999967</text:p>
          </table:table-cell>
          <table:table-cell table:formula="of:=2*[.A1977]/9-4/3" office:value-type="float" office:value="0.83333333333326" calcext:value-type="float">
            <text:p>0,83333333333326</text:p>
          </table:table-cell>
          <table:table-cell table:formula="of:=-7*[.A1977]/9-1/3" office:value-type="float" office:value="-7.91666666666641" calcext:value-type="float">
            <text:p>-7,91666666666641</text:p>
          </table:table-cell>
          <table:table-cell table:number-columns-repeated="1021"/>
        </table:table-row>
        <table:table-row table:style-name="ro1">
          <table:table-cell table:formula="of:=[.A1977]+0.01" office:value-type="float" office:value="9.75999999999967" calcext:value-type="float">
            <text:p>9,75999999999967</text:p>
          </table:table-cell>
          <table:table-cell table:formula="of:=2*[.A1978]/9-4/3" office:value-type="float" office:value="0.835555555555482" calcext:value-type="float">
            <text:p>0,835555555555482</text:p>
          </table:table-cell>
          <table:table-cell table:formula="of:=-7*[.A1978]/9-1/3" office:value-type="float" office:value="-7.92444444444419" calcext:value-type="float">
            <text:p>-7,92444444444419</text:p>
          </table:table-cell>
          <table:table-cell table:number-columns-repeated="1021"/>
        </table:table-row>
        <table:table-row table:style-name="ro1">
          <table:table-cell table:formula="of:=[.A1978]+0.01" office:value-type="float" office:value="9.76999999999967" calcext:value-type="float">
            <text:p>9,76999999999967</text:p>
          </table:table-cell>
          <table:table-cell table:formula="of:=2*[.A1979]/9-4/3" office:value-type="float" office:value="0.837777777777704" calcext:value-type="float">
            <text:p>0,837777777777704</text:p>
          </table:table-cell>
          <table:table-cell table:formula="of:=-7*[.A1979]/9-1/3" office:value-type="float" office:value="-7.93222222222196" calcext:value-type="float">
            <text:p>-7,93222222222196</text:p>
          </table:table-cell>
          <table:table-cell table:number-columns-repeated="1021"/>
        </table:table-row>
        <table:table-row table:style-name="ro1">
          <table:table-cell table:formula="of:=[.A1979]+0.01" office:value-type="float" office:value="9.77999999999967" calcext:value-type="float">
            <text:p>9,77999999999967</text:p>
          </table:table-cell>
          <table:table-cell table:formula="of:=2*[.A1980]/9-4/3" office:value-type="float" office:value="0.839999999999926" calcext:value-type="float">
            <text:p>0,839999999999926</text:p>
          </table:table-cell>
          <table:table-cell table:formula="of:=-7*[.A1980]/9-1/3" office:value-type="float" office:value="-7.93999999999974" calcext:value-type="float">
            <text:p>-7,93999999999974</text:p>
          </table:table-cell>
          <table:table-cell table:number-columns-repeated="1021"/>
        </table:table-row>
        <table:table-row table:style-name="ro1">
          <table:table-cell table:formula="of:=[.A1980]+0.01" office:value-type="float" office:value="9.78999999999967" calcext:value-type="float">
            <text:p>9,78999999999967</text:p>
          </table:table-cell>
          <table:table-cell table:formula="of:=2*[.A1981]/9-4/3" office:value-type="float" office:value="0.842222222222148" calcext:value-type="float">
            <text:p>0,842222222222148</text:p>
          </table:table-cell>
          <table:table-cell table:formula="of:=-7*[.A1981]/9-1/3" office:value-type="float" office:value="-7.94777777777752" calcext:value-type="float">
            <text:p>-7,94777777777752</text:p>
          </table:table-cell>
          <table:table-cell table:number-columns-repeated="1021"/>
        </table:table-row>
        <table:table-row table:style-name="ro1">
          <table:table-cell table:formula="of:=[.A1981]+0.01" office:value-type="float" office:value="9.79999999999967" calcext:value-type="float">
            <text:p>9,79999999999967</text:p>
          </table:table-cell>
          <table:table-cell table:formula="of:=2*[.A1982]/9-4/3" office:value-type="float" office:value="0.844444444444371" calcext:value-type="float">
            <text:p>0,844444444444371</text:p>
          </table:table-cell>
          <table:table-cell table:formula="of:=-7*[.A1982]/9-1/3" office:value-type="float" office:value="-7.9555555555553" calcext:value-type="float">
            <text:p>-7,9555555555553</text:p>
          </table:table-cell>
          <table:table-cell table:number-columns-repeated="1021"/>
        </table:table-row>
        <table:table-row table:style-name="ro1">
          <table:table-cell table:formula="of:=[.A1982]+0.01" office:value-type="float" office:value="9.80999999999967" calcext:value-type="float">
            <text:p>9,80999999999967</text:p>
          </table:table-cell>
          <table:table-cell table:formula="of:=2*[.A1983]/9-4/3" office:value-type="float" office:value="0.846666666666593" calcext:value-type="float">
            <text:p>0,846666666666593</text:p>
          </table:table-cell>
          <table:table-cell table:formula="of:=-7*[.A1983]/9-1/3" office:value-type="float" office:value="-7.96333333333307" calcext:value-type="float">
            <text:p>-7,96333333333307</text:p>
          </table:table-cell>
          <table:table-cell table:number-columns-repeated="1021"/>
        </table:table-row>
        <table:table-row table:style-name="ro1">
          <table:table-cell table:formula="of:=[.A1983]+0.01" office:value-type="float" office:value="9.81999999999967" calcext:value-type="float">
            <text:p>9,81999999999967</text:p>
          </table:table-cell>
          <table:table-cell table:formula="of:=2*[.A1984]/9-4/3" office:value-type="float" office:value="0.848888888888815" calcext:value-type="float">
            <text:p>0,848888888888815</text:p>
          </table:table-cell>
          <table:table-cell table:formula="of:=-7*[.A1984]/9-1/3" office:value-type="float" office:value="-7.97111111111085" calcext:value-type="float">
            <text:p>-7,97111111111085</text:p>
          </table:table-cell>
          <table:table-cell table:number-columns-repeated="1021"/>
        </table:table-row>
        <table:table-row table:style-name="ro1">
          <table:table-cell table:formula="of:=[.A1984]+0.01" office:value-type="float" office:value="9.82999999999967" calcext:value-type="float">
            <text:p>9,82999999999967</text:p>
          </table:table-cell>
          <table:table-cell table:formula="of:=2*[.A1985]/9-4/3" office:value-type="float" office:value="0.851111111111037" calcext:value-type="float">
            <text:p>0,851111111111037</text:p>
          </table:table-cell>
          <table:table-cell table:formula="of:=-7*[.A1985]/9-1/3" office:value-type="float" office:value="-7.97888888888863" calcext:value-type="float">
            <text:p>-7,97888888888863</text:p>
          </table:table-cell>
          <table:table-cell table:number-columns-repeated="1021"/>
        </table:table-row>
        <table:table-row table:style-name="ro1">
          <table:table-cell table:formula="of:=[.A1985]+0.01" office:value-type="float" office:value="9.83999999999967" calcext:value-type="float">
            <text:p>9,83999999999967</text:p>
          </table:table-cell>
          <table:table-cell table:formula="of:=2*[.A1986]/9-4/3" office:value-type="float" office:value="0.853333333333259" calcext:value-type="float">
            <text:p>0,853333333333259</text:p>
          </table:table-cell>
          <table:table-cell table:formula="of:=-7*[.A1986]/9-1/3" office:value-type="float" office:value="-7.98666666666641" calcext:value-type="float">
            <text:p>-7,98666666666641</text:p>
          </table:table-cell>
          <table:table-cell table:number-columns-repeated="1021"/>
        </table:table-row>
        <table:table-row table:style-name="ro1">
          <table:table-cell table:formula="of:=[.A1986]+0.01" office:value-type="float" office:value="9.84999999999967" calcext:value-type="float">
            <text:p>9,84999999999967</text:p>
          </table:table-cell>
          <table:table-cell table:formula="of:=2*[.A1987]/9-4/3" office:value-type="float" office:value="0.855555555555481" calcext:value-type="float">
            <text:p>0,855555555555481</text:p>
          </table:table-cell>
          <table:table-cell table:formula="of:=-7*[.A1987]/9-1/3" office:value-type="float" office:value="-7.99444444444418" calcext:value-type="float">
            <text:p>-7,99444444444418</text:p>
          </table:table-cell>
          <table:table-cell table:number-columns-repeated="1021"/>
        </table:table-row>
        <table:table-row table:style-name="ro1">
          <table:table-cell table:formula="of:=[.A1987]+0.01" office:value-type="float" office:value="9.85999999999967" calcext:value-type="float">
            <text:p>9,85999999999967</text:p>
          </table:table-cell>
          <table:table-cell table:formula="of:=2*[.A1988]/9-4/3" office:value-type="float" office:value="0.857777777777703" calcext:value-type="float">
            <text:p>0,857777777777703</text:p>
          </table:table-cell>
          <table:table-cell table:formula="of:=-7*[.A1988]/9-1/3" office:value-type="float" office:value="-8.00222222222196" calcext:value-type="float">
            <text:p>-8,00222222222196</text:p>
          </table:table-cell>
          <table:table-cell table:number-columns-repeated="1021"/>
        </table:table-row>
        <table:table-row table:style-name="ro1">
          <table:table-cell table:formula="of:=[.A1988]+0.01" office:value-type="float" office:value="9.86999999999967" calcext:value-type="float">
            <text:p>9,86999999999967</text:p>
          </table:table-cell>
          <table:table-cell table:formula="of:=2*[.A1989]/9-4/3" office:value-type="float" office:value="0.859999999999925" calcext:value-type="float">
            <text:p>0,859999999999925</text:p>
          </table:table-cell>
          <table:table-cell table:formula="of:=-7*[.A1989]/9-1/3" office:value-type="float" office:value="-8.00999999999974" calcext:value-type="float">
            <text:p>-8,00999999999974</text:p>
          </table:table-cell>
          <table:table-cell table:number-columns-repeated="1021"/>
        </table:table-row>
        <table:table-row table:style-name="ro1">
          <table:table-cell table:formula="of:=[.A1989]+0.01" office:value-type="float" office:value="9.87999999999967" calcext:value-type="float">
            <text:p>9,87999999999967</text:p>
          </table:table-cell>
          <table:table-cell table:formula="of:=2*[.A1990]/9-4/3" office:value-type="float" office:value="0.862222222222148" calcext:value-type="float">
            <text:p>0,862222222222148</text:p>
          </table:table-cell>
          <table:table-cell table:formula="of:=-7*[.A1990]/9-1/3" office:value-type="float" office:value="-8.01777777777752" calcext:value-type="float">
            <text:p>-8,01777777777752</text:p>
          </table:table-cell>
          <table:table-cell table:number-columns-repeated="1021"/>
        </table:table-row>
        <table:table-row table:style-name="ro1">
          <table:table-cell table:formula="of:=[.A1990]+0.01" office:value-type="float" office:value="9.88999999999967" calcext:value-type="float">
            <text:p>9,88999999999967</text:p>
          </table:table-cell>
          <table:table-cell table:formula="of:=2*[.A1991]/9-4/3" office:value-type="float" office:value="0.86444444444437" calcext:value-type="float">
            <text:p>0,86444444444437</text:p>
          </table:table-cell>
          <table:table-cell table:formula="of:=-7*[.A1991]/9-1/3" office:value-type="float" office:value="-8.0255555555553" calcext:value-type="float">
            <text:p>-8,0255555555553</text:p>
          </table:table-cell>
          <table:table-cell table:number-columns-repeated="1021"/>
        </table:table-row>
        <table:table-row table:style-name="ro1">
          <table:table-cell table:formula="of:=[.A1991]+0.01" office:value-type="float" office:value="9.89999999999966" calcext:value-type="float">
            <text:p>9,89999999999966</text:p>
          </table:table-cell>
          <table:table-cell table:formula="of:=2*[.A1992]/9-4/3" office:value-type="float" office:value="0.866666666666592" calcext:value-type="float">
            <text:p>0,866666666666592</text:p>
          </table:table-cell>
          <table:table-cell table:formula="of:=-7*[.A1992]/9-1/3" office:value-type="float" office:value="-8.03333333333307" calcext:value-type="float">
            <text:p>-8,03333333333307</text:p>
          </table:table-cell>
          <table:table-cell table:number-columns-repeated="1021"/>
        </table:table-row>
        <table:table-row table:style-name="ro1">
          <table:table-cell table:formula="of:=[.A1992]+0.01" office:value-type="float" office:value="9.90999999999966" calcext:value-type="float">
            <text:p>9,90999999999966</text:p>
          </table:table-cell>
          <table:table-cell table:formula="of:=2*[.A1993]/9-4/3" office:value-type="float" office:value="0.868888888888814" calcext:value-type="float">
            <text:p>0,868888888888814</text:p>
          </table:table-cell>
          <table:table-cell table:formula="of:=-7*[.A1993]/9-1/3" office:value-type="float" office:value="-8.04111111111085" calcext:value-type="float">
            <text:p>-8,04111111111085</text:p>
          </table:table-cell>
          <table:table-cell table:number-columns-repeated="1021"/>
        </table:table-row>
        <table:table-row table:style-name="ro1">
          <table:table-cell table:formula="of:=[.A1993]+0.01" office:value-type="float" office:value="9.91999999999966" calcext:value-type="float">
            <text:p>9,91999999999966</text:p>
          </table:table-cell>
          <table:table-cell table:formula="of:=2*[.A1994]/9-4/3" office:value-type="float" office:value="0.871111111111036" calcext:value-type="float">
            <text:p>0,871111111111036</text:p>
          </table:table-cell>
          <table:table-cell table:formula="of:=-7*[.A1994]/9-1/3" office:value-type="float" office:value="-8.04888888888863" calcext:value-type="float">
            <text:p>-8,04888888888863</text:p>
          </table:table-cell>
          <table:table-cell table:number-columns-repeated="1021"/>
        </table:table-row>
        <table:table-row table:style-name="ro1">
          <table:table-cell table:formula="of:=[.A1994]+0.01" office:value-type="float" office:value="9.92999999999966" calcext:value-type="float">
            <text:p>9,92999999999966</text:p>
          </table:table-cell>
          <table:table-cell table:formula="of:=2*[.A1995]/9-4/3" office:value-type="float" office:value="0.873333333333259" calcext:value-type="float">
            <text:p>0,873333333333259</text:p>
          </table:table-cell>
          <table:table-cell table:formula="of:=-7*[.A1995]/9-1/3" office:value-type="float" office:value="-8.05666666666641" calcext:value-type="float">
            <text:p>-8,05666666666641</text:p>
          </table:table-cell>
          <table:table-cell table:number-columns-repeated="1021"/>
        </table:table-row>
        <table:table-row table:style-name="ro1">
          <table:table-cell table:formula="of:=[.A1995]+0.01" office:value-type="float" office:value="9.93999999999966" calcext:value-type="float">
            <text:p>9,93999999999966</text:p>
          </table:table-cell>
          <table:table-cell table:formula="of:=2*[.A1996]/9-4/3" office:value-type="float" office:value="0.875555555555481" calcext:value-type="float">
            <text:p>0,875555555555481</text:p>
          </table:table-cell>
          <table:table-cell table:formula="of:=-7*[.A1996]/9-1/3" office:value-type="float" office:value="-8.06444444444418" calcext:value-type="float">
            <text:p>-8,06444444444418</text:p>
          </table:table-cell>
          <table:table-cell table:number-columns-repeated="1021"/>
        </table:table-row>
        <table:table-row table:style-name="ro1">
          <table:table-cell table:formula="of:=[.A1996]+0.01" office:value-type="float" office:value="9.94999999999966" calcext:value-type="float">
            <text:p>9,94999999999966</text:p>
          </table:table-cell>
          <table:table-cell table:formula="of:=2*[.A1997]/9-4/3" office:value-type="float" office:value="0.877777777777703" calcext:value-type="float">
            <text:p>0,877777777777703</text:p>
          </table:table-cell>
          <table:table-cell table:formula="of:=-7*[.A1997]/9-1/3" office:value-type="float" office:value="-8.07222222222196" calcext:value-type="float">
            <text:p>-8,07222222222196</text:p>
          </table:table-cell>
          <table:table-cell table:number-columns-repeated="1021"/>
        </table:table-row>
        <table:table-row table:style-name="ro1">
          <table:table-cell table:formula="of:=[.A1997]+0.01" office:value-type="float" office:value="9.95999999999966" calcext:value-type="float">
            <text:p>9,95999999999966</text:p>
          </table:table-cell>
          <table:table-cell table:formula="of:=2*[.A1998]/9-4/3" office:value-type="float" office:value="0.879999999999925" calcext:value-type="float">
            <text:p>0,879999999999925</text:p>
          </table:table-cell>
          <table:table-cell table:formula="of:=-7*[.A1998]/9-1/3" office:value-type="float" office:value="-8.07999999999974" calcext:value-type="float">
            <text:p>-8,07999999999974</text:p>
          </table:table-cell>
          <table:table-cell table:number-columns-repeated="1021"/>
        </table:table-row>
        <table:table-row table:style-name="ro1" table:number-rows-repeated="10465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1:13:02.313708918</meta:creation-date>
    <dc:date>2023-03-14T22:31:57.318061177</dc:date>
    <meta:editing-duration>PT16M24S</meta:editing-duration>
    <meta:editing-cycles>1</meta:editing-cycles>
    <meta:document-statistic meta:table-count="1" meta:cell-count="599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minimum="-8" chart:maximum="8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9cm" svg:height="20.374cm" xlink:href=".." xlink:type="simple" chart:class="chart:scatter" chart:style-name="ch1">
        <chart:legend chart:legend-position="end" svg:x="31.576cm" svg:y="9.639cm" style:legend-expansion="high" chart:style-name="ch2"/>
        <chart:plot-area chart:style-name="ch3" table:cell-range-address="Sheet1.A1:Sheet1.C1998" chart:data-source-has-labels="row" svg:x="0.665cm" svg:y="0.407cm" svg:width="30.246cm" svg:height="19.56cm">
          <chart:coordinate-region svg:x="1.075cm" svg:y="0.712cm" svg:width="29.517cm" svg:height="18.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98" chart:label-cell-address="Sheet1.B1:Sheet1.B1" chart:class="chart:scatter">
            <chart:domain table:cell-range-address="Sheet1.A2:Sheet1.A1998"/>
            <chart:data-point chart:repeated="1997"/>
          </chart:series>
          <chart:series chart:style-name="ch8" chart:values-cell-range-address="Sheet1.C2:Sheet1.C1998" chart:label-cell-address="Sheet1.C1:Sheet1.C1" chart:class="chart:scatter">
            <chart:data-point chart:repeated="19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1</text:p>
                <draw:g>
                  <svg:desc>Sheet1.B1:Sheet1.B1</svg:desc>
                </draw:g>
              </table:table-cell>
              <table:table-cell office:value-type="string">
                <text:p>y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2:Sheet1.A1998</svg:desc>
                </draw:g>
              </table:table-cell>
              <table:table-cell office:value-type="float" office:value="-3.55555555555556">
                <text:p>-3.55555555555556</text:p>
                <draw:g>
                  <svg:desc>Sheet1.B2:Sheet1.B1998</svg:desc>
                </draw:g>
              </table:table-cell>
              <table:table-cell office:value-type="float" office:value="7.44444444444444">
                <text:p>7.44444444444444</text:p>
                <draw:g>
                  <svg:desc>Sheet1.C2:Sheet1.C19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9">
                <text:p>-9.99</text:p>
              </table:table-cell>
              <table:table-cell office:value-type="float" office:value="-3.55333333333333">
                <text:p>-3.55333333333333</text:p>
              </table:table-cell>
              <table:table-cell office:value-type="float" office:value="7.43666666666667">
                <text:p>7.43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8">
                <text:p>-9.98</text:p>
              </table:table-cell>
              <table:table-cell office:value-type="float" office:value="-3.55111111111111">
                <text:p>-3.55111111111111</text:p>
              </table:table-cell>
              <table:table-cell office:value-type="float" office:value="7.42888888888889">
                <text:p>7.42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97">
                <text:p>-9.97</text:p>
              </table:table-cell>
              <table:table-cell office:value-type="float" office:value="-3.54888888888889">
                <text:p>-3.54888888888889</text:p>
              </table:table-cell>
              <table:table-cell office:value-type="float" office:value="7.42111111111111">
                <text:p>7.42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96">
                <text:p>-9.96</text:p>
              </table:table-cell>
              <table:table-cell office:value-type="float" office:value="-3.54666666666667">
                <text:p>-3.54666666666667</text:p>
              </table:table-cell>
              <table:table-cell office:value-type="float" office:value="7.41333333333333">
                <text:p>7.41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95">
                <text:p>-9.95</text:p>
              </table:table-cell>
              <table:table-cell office:value-type="float" office:value="-3.54444444444444">
                <text:p>-3.54444444444444</text:p>
              </table:table-cell>
              <table:table-cell office:value-type="float" office:value="7.40555555555556">
                <text:p>7.40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94">
                <text:p>-9.94</text:p>
              </table:table-cell>
              <table:table-cell office:value-type="float" office:value="-3.54222222222222">
                <text:p>-3.54222222222222</text:p>
              </table:table-cell>
              <table:table-cell office:value-type="float" office:value="7.39777777777778">
                <text:p>7.39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93">
                <text:p>-9.93</text:p>
              </table:table-cell>
              <table:table-cell office:value-type="float" office:value="-3.54">
                <text:p>-3.54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92">
                <text:p>-9.92</text:p>
              </table:table-cell>
              <table:table-cell office:value-type="float" office:value="-3.53777777777778">
                <text:p>-3.53777777777778</text:p>
              </table:table-cell>
              <table:table-cell office:value-type="float" office:value="7.38222222222222">
                <text:p>7.38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91">
                <text:p>-9.91</text:p>
              </table:table-cell>
              <table:table-cell office:value-type="float" office:value="-3.53555555555556">
                <text:p>-3.53555555555556</text:p>
              </table:table-cell>
              <table:table-cell office:value-type="float" office:value="7.37444444444445">
                <text:p>7.3744444444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9">
                <text:p>-9.9</text:p>
              </table:table-cell>
              <table:table-cell office:value-type="float" office:value="-3.53333333333333">
                <text:p>-3.53333333333333</text:p>
              </table:table-cell>
              <table:table-cell office:value-type="float" office:value="7.36666666666667">
                <text:p>7.3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89">
                <text:p>-9.89</text:p>
              </table:table-cell>
              <table:table-cell office:value-type="float" office:value="-3.53111111111111">
                <text:p>-3.53111111111111</text:p>
              </table:table-cell>
              <table:table-cell office:value-type="float" office:value="7.35888888888889">
                <text:p>7.35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88">
                <text:p>-9.88</text:p>
              </table:table-cell>
              <table:table-cell office:value-type="float" office:value="-3.52888888888889">
                <text:p>-3.52888888888889</text:p>
              </table:table-cell>
              <table:table-cell office:value-type="float" office:value="7.35111111111111">
                <text:p>7.35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87">
                <text:p>-9.87</text:p>
              </table:table-cell>
              <table:table-cell office:value-type="float" office:value="-3.52666666666667">
                <text:p>-3.52666666666667</text:p>
              </table:table-cell>
              <table:table-cell office:value-type="float" office:value="7.34333333333334">
                <text:p>7.34333333333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86">
                <text:p>-9.86</text:p>
              </table:table-cell>
              <table:table-cell office:value-type="float" office:value="-3.52444444444444">
                <text:p>-3.52444444444444</text:p>
              </table:table-cell>
              <table:table-cell office:value-type="float" office:value="7.33555555555556">
                <text:p>7.33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85">
                <text:p>-9.85</text:p>
              </table:table-cell>
              <table:table-cell office:value-type="float" office:value="-3.52222222222222">
                <text:p>-3.52222222222222</text:p>
              </table:table-cell>
              <table:table-cell office:value-type="float" office:value="7.32777777777778">
                <text:p>7.32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84">
                <text:p>-9.84</text:p>
              </table:table-cell>
              <table:table-cell office:value-type="float" office:value="-3.52">
                <text:p>-3.52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83">
                <text:p>-9.83</text:p>
              </table:table-cell>
              <table:table-cell office:value-type="float" office:value="-3.51777777777778">
                <text:p>-3.51777777777778</text:p>
              </table:table-cell>
              <table:table-cell office:value-type="float" office:value="7.31222222222223">
                <text:p>7.31222222222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82">
                <text:p>-9.82</text:p>
              </table:table-cell>
              <table:table-cell office:value-type="float" office:value="-3.51555555555556">
                <text:p>-3.51555555555556</text:p>
              </table:table-cell>
              <table:table-cell office:value-type="float" office:value="7.30444444444445">
                <text:p>7.30444444444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.81">
                <text:p>-9.81</text:p>
              </table:table-cell>
              <table:table-cell office:value-type="float" office:value="-3.51333333333333">
                <text:p>-3.51333333333333</text:p>
              </table:table-cell>
              <table:table-cell office:value-type="float" office:value="7.29666666666667">
                <text:p>7.29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8">
                <text:p>-9.8</text:p>
              </table:table-cell>
              <table:table-cell office:value-type="float" office:value="-3.51111111111111">
                <text:p>-3.51111111111111</text:p>
              </table:table-cell>
              <table:table-cell office:value-type="float" office:value="7.28888888888889">
                <text:p>7.2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.79">
                <text:p>-9.79</text:p>
              </table:table-cell>
              <table:table-cell office:value-type="float" office:value="-3.50888888888889">
                <text:p>-3.50888888888889</text:p>
              </table:table-cell>
              <table:table-cell office:value-type="float" office:value="7.28111111111112">
                <text:p>7.28111111111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.78000000000001">
                <text:p>-9.78000000000001</text:p>
              </table:table-cell>
              <table:table-cell office:value-type="float" office:value="-3.50666666666667">
                <text:p>-3.50666666666667</text:p>
              </table:table-cell>
              <table:table-cell office:value-type="float" office:value="7.27333333333334">
                <text:p>7.27333333333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77000000000001">
                <text:p>-9.77000000000001</text:p>
              </table:table-cell>
              <table:table-cell office:value-type="float" office:value="-3.50444444444445">
                <text:p>-3.50444444444445</text:p>
              </table:table-cell>
              <table:table-cell office:value-type="float" office:value="7.26555555555556">
                <text:p>7.26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76000000000001">
                <text:p>-9.76000000000001</text:p>
              </table:table-cell>
              <table:table-cell office:value-type="float" office:value="-3.50222222222222">
                <text:p>-3.50222222222222</text:p>
              </table:table-cell>
              <table:table-cell office:value-type="float" office:value="7.25777777777778">
                <text:p>7.25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75000000000001">
                <text:p>-9.75000000000001</text:p>
              </table:table-cell>
              <table:table-cell office:value-type="float" office:value="-3.5">
                <text:p>-3.5</text:p>
              </table:table-cell>
              <table:table-cell office:value-type="float" office:value="7.25000000000001">
                <text:p>7.25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.74000000000001">
                <text:p>-9.74000000000001</text:p>
              </table:table-cell>
              <table:table-cell office:value-type="float" office:value="-3.49777777777778">
                <text:p>-3.49777777777778</text:p>
              </table:table-cell>
              <table:table-cell office:value-type="float" office:value="7.24222222222223">
                <text:p>7.2422222222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.73000000000001">
                <text:p>-9.73000000000001</text:p>
              </table:table-cell>
              <table:table-cell office:value-type="float" office:value="-3.49555555555556">
                <text:p>-3.49555555555556</text:p>
              </table:table-cell>
              <table:table-cell office:value-type="float" office:value="7.23444444444445">
                <text:p>7.23444444444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72000000000001">
                <text:p>-9.72000000000001</text:p>
              </table:table-cell>
              <table:table-cell office:value-type="float" office:value="-3.49333333333333">
                <text:p>-3.49333333333333</text:p>
              </table:table-cell>
              <table:table-cell office:value-type="float" office:value="7.22666666666667">
                <text:p>7.22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.71000000000001">
                <text:p>-9.71000000000001</text:p>
              </table:table-cell>
              <table:table-cell office:value-type="float" office:value="-3.49111111111111">
                <text:p>-3.49111111111111</text:p>
              </table:table-cell>
              <table:table-cell office:value-type="float" office:value="7.21888888888889">
                <text:p>7.21888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.70000000000001">
                <text:p>-9.70000000000001</text:p>
              </table:table-cell>
              <table:table-cell office:value-type="float" office:value="-3.48888888888889">
                <text:p>-3.48888888888889</text:p>
              </table:table-cell>
              <table:table-cell office:value-type="float" office:value="7.21111111111112">
                <text:p>7.21111111111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.69000000000001">
                <text:p>-9.69000000000001</text:p>
              </table:table-cell>
              <table:table-cell office:value-type="float" office:value="-3.48666666666667">
                <text:p>-3.48666666666667</text:p>
              </table:table-cell>
              <table:table-cell office:value-type="float" office:value="7.20333333333334">
                <text:p>7.20333333333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.68000000000001">
                <text:p>-9.68000000000001</text:p>
              </table:table-cell>
              <table:table-cell office:value-type="float" office:value="-3.48444444444445">
                <text:p>-3.48444444444445</text:p>
              </table:table-cell>
              <table:table-cell office:value-type="float" office:value="7.19555555555556">
                <text:p>7.195555555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.67000000000001">
                <text:p>-9.67000000000001</text:p>
              </table:table-cell>
              <table:table-cell office:value-type="float" office:value="-3.48222222222222">
                <text:p>-3.48222222222222</text:p>
              </table:table-cell>
              <table:table-cell office:value-type="float" office:value="7.18777777777778">
                <text:p>7.18777777777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66000000000001">
                <text:p>-9.66000000000001</text:p>
              </table:table-cell>
              <table:table-cell office:value-type="float" office:value="-3.48">
                <text:p>-3.48</text:p>
              </table:table-cell>
              <table:table-cell office:value-type="float" office:value="7.18000000000001">
                <text:p>7.18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.65000000000001">
                <text:p>-9.65000000000001</text:p>
              </table:table-cell>
              <table:table-cell office:value-type="float" office:value="-3.47777777777778">
                <text:p>-3.47777777777778</text:p>
              </table:table-cell>
              <table:table-cell office:value-type="float" office:value="7.17222222222223">
                <text:p>7.17222222222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.64000000000001">
                <text:p>-9.64000000000001</text:p>
              </table:table-cell>
              <table:table-cell office:value-type="float" office:value="-3.47555555555556">
                <text:p>-3.47555555555556</text:p>
              </table:table-cell>
              <table:table-cell office:value-type="float" office:value="7.16444444444445">
                <text:p>7.16444444444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63000000000001">
                <text:p>-9.63000000000001</text:p>
              </table:table-cell>
              <table:table-cell office:value-type="float" office:value="-3.47333333333334">
                <text:p>-3.47333333333334</text:p>
              </table:table-cell>
              <table:table-cell office:value-type="float" office:value="7.15666666666667">
                <text:p>7.15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.62000000000001">
                <text:p>-9.62000000000001</text:p>
              </table:table-cell>
              <table:table-cell office:value-type="float" office:value="-3.47111111111111">
                <text:p>-3.47111111111111</text:p>
              </table:table-cell>
              <table:table-cell office:value-type="float" office:value="7.1488888888889">
                <text:p>7.1488888888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.61000000000001">
                <text:p>-9.61000000000001</text:p>
              </table:table-cell>
              <table:table-cell office:value-type="float" office:value="-3.46888888888889">
                <text:p>-3.46888888888889</text:p>
              </table:table-cell>
              <table:table-cell office:value-type="float" office:value="7.14111111111112">
                <text:p>7.14111111111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60000000000001">
                <text:p>-9.60000000000001</text:p>
              </table:table-cell>
              <table:table-cell office:value-type="float" office:value="-3.46666666666667">
                <text:p>-3.46666666666667</text:p>
              </table:table-cell>
              <table:table-cell office:value-type="float" office:value="7.13333333333334">
                <text:p>7.13333333333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.59000000000001">
                <text:p>-9.59000000000001</text:p>
              </table:table-cell>
              <table:table-cell office:value-type="float" office:value="-3.46444444444445">
                <text:p>-3.46444444444445</text:p>
              </table:table-cell>
              <table:table-cell office:value-type="float" office:value="7.12555555555556">
                <text:p>7.1255555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.58000000000001">
                <text:p>-9.58000000000001</text:p>
              </table:table-cell>
              <table:table-cell office:value-type="float" office:value="-3.46222222222222">
                <text:p>-3.46222222222222</text:p>
              </table:table-cell>
              <table:table-cell office:value-type="float" office:value="7.11777777777778">
                <text:p>7.11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57000000000001">
                <text:p>-9.57000000000001</text:p>
              </table:table-cell>
              <table:table-cell office:value-type="float" office:value="-3.46">
                <text:p>-3.46</text:p>
              </table:table-cell>
              <table:table-cell office:value-type="float" office:value="7.11000000000001">
                <text:p>7.11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56000000000001">
                <text:p>-9.56000000000001</text:p>
              </table:table-cell>
              <table:table-cell office:value-type="float" office:value="-3.45777777777778">
                <text:p>-3.45777777777778</text:p>
              </table:table-cell>
              <table:table-cell office:value-type="float" office:value="7.10222222222223">
                <text:p>7.10222222222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55000000000001">
                <text:p>-9.55000000000001</text:p>
              </table:table-cell>
              <table:table-cell office:value-type="float" office:value="-3.45555555555556">
                <text:p>-3.45555555555556</text:p>
              </table:table-cell>
              <table:table-cell office:value-type="float" office:value="7.09444444444445">
                <text:p>7.09444444444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54000000000001">
                <text:p>-9.54000000000001</text:p>
              </table:table-cell>
              <table:table-cell office:value-type="float" office:value="-3.45333333333334">
                <text:p>-3.45333333333334</text:p>
              </table:table-cell>
              <table:table-cell office:value-type="float" office:value="7.08666666666668">
                <text:p>7.08666666666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53000000000001">
                <text:p>-9.53000000000001</text:p>
              </table:table-cell>
              <table:table-cell office:value-type="float" office:value="-3.45111111111111">
                <text:p>-3.45111111111111</text:p>
              </table:table-cell>
              <table:table-cell office:value-type="float" office:value="7.0788888888889">
                <text:p>7.078888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52000000000001">
                <text:p>-9.52000000000001</text:p>
              </table:table-cell>
              <table:table-cell office:value-type="float" office:value="-3.44888888888889">
                <text:p>-3.44888888888889</text:p>
              </table:table-cell>
              <table:table-cell office:value-type="float" office:value="7.07111111111112">
                <text:p>7.07111111111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51000000000001">
                <text:p>-9.51000000000001</text:p>
              </table:table-cell>
              <table:table-cell office:value-type="float" office:value="-3.44666666666667">
                <text:p>-3.44666666666667</text:p>
              </table:table-cell>
              <table:table-cell office:value-type="float" office:value="7.06333333333334">
                <text:p>7.0633333333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50000000000001">
                <text:p>-9.50000000000001</text:p>
              </table:table-cell>
              <table:table-cell office:value-type="float" office:value="-3.44444444444445">
                <text:p>-3.44444444444445</text:p>
              </table:table-cell>
              <table:table-cell office:value-type="float" office:value="7.05555555555556">
                <text:p>7.05555555555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.49000000000001">
                <text:p>-9.49000000000001</text:p>
              </table:table-cell>
              <table:table-cell office:value-type="float" office:value="-3.44222222222222">
                <text:p>-3.44222222222222</text:p>
              </table:table-cell>
              <table:table-cell office:value-type="float" office:value="7.04777777777779">
                <text:p>7.04777777777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48000000000001">
                <text:p>-9.48000000000001</text:p>
              </table:table-cell>
              <table:table-cell office:value-type="float" office:value="-3.44">
                <text:p>-3.44</text:p>
              </table:table-cell>
              <table:table-cell office:value-type="float" office:value="7.04000000000001">
                <text:p>7.04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47000000000001">
                <text:p>-9.47000000000001</text:p>
              </table:table-cell>
              <table:table-cell office:value-type="float" office:value="-3.43777777777778">
                <text:p>-3.43777777777778</text:p>
              </table:table-cell>
              <table:table-cell office:value-type="float" office:value="7.03222222222223">
                <text:p>7.03222222222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46000000000001">
                <text:p>-9.46000000000001</text:p>
              </table:table-cell>
              <table:table-cell office:value-type="float" office:value="-3.43555555555556">
                <text:p>-3.43555555555556</text:p>
              </table:table-cell>
              <table:table-cell office:value-type="float" office:value="7.02444444444445">
                <text:p>7.02444444444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45000000000001">
                <text:p>-9.45000000000001</text:p>
              </table:table-cell>
              <table:table-cell office:value-type="float" office:value="-3.43333333333334">
                <text:p>-3.43333333333334</text:p>
              </table:table-cell>
              <table:table-cell office:value-type="float" office:value="7.01666666666668">
                <text:p>7.01666666666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.44000000000001">
                <text:p>-9.44000000000001</text:p>
              </table:table-cell>
              <table:table-cell office:value-type="float" office:value="-3.43111111111111">
                <text:p>-3.43111111111111</text:p>
              </table:table-cell>
              <table:table-cell office:value-type="float" office:value="7.0088888888889">
                <text:p>7.0088888888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43000000000001">
                <text:p>-9.43000000000001</text:p>
              </table:table-cell>
              <table:table-cell office:value-type="float" office:value="-3.42888888888889">
                <text:p>-3.42888888888889</text:p>
              </table:table-cell>
              <table:table-cell office:value-type="float" office:value="7.00111111111112">
                <text:p>7.00111111111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42000000000001">
                <text:p>-9.42000000000001</text:p>
              </table:table-cell>
              <table:table-cell office:value-type="float" office:value="-3.42666666666667">
                <text:p>-3.42666666666667</text:p>
              </table:table-cell>
              <table:table-cell office:value-type="float" office:value="6.99333333333334">
                <text:p>6.99333333333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.41000000000001">
                <text:p>-9.41000000000001</text:p>
              </table:table-cell>
              <table:table-cell office:value-type="float" office:value="-3.42444444444445">
                <text:p>-3.42444444444445</text:p>
              </table:table-cell>
              <table:table-cell office:value-type="float" office:value="6.98555555555557">
                <text:p>6.985555555555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40000000000001">
                <text:p>-9.40000000000001</text:p>
              </table:table-cell>
              <table:table-cell office:value-type="float" office:value="-3.42222222222223">
                <text:p>-3.42222222222223</text:p>
              </table:table-cell>
              <table:table-cell office:value-type="float" office:value="6.97777777777779">
                <text:p>6.97777777777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39000000000001">
                <text:p>-9.39000000000001</text:p>
              </table:table-cell>
              <table:table-cell office:value-type="float" office:value="-3.42">
                <text:p>-3.42</text:p>
              </table:table-cell>
              <table:table-cell office:value-type="float" office:value="6.97000000000001">
                <text:p>6.9700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.38000000000001">
                <text:p>-9.38000000000001</text:p>
              </table:table-cell>
              <table:table-cell office:value-type="float" office:value="-3.41777777777778">
                <text:p>-3.41777777777778</text:p>
              </table:table-cell>
              <table:table-cell office:value-type="float" office:value="6.96222222222223">
                <text:p>6.96222222222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37000000000001">
                <text:p>-9.37000000000001</text:p>
              </table:table-cell>
              <table:table-cell office:value-type="float" office:value="-3.41555555555556">
                <text:p>-3.41555555555556</text:p>
              </table:table-cell>
              <table:table-cell office:value-type="float" office:value="6.95444444444445">
                <text:p>6.95444444444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36000000000001">
                <text:p>-9.36000000000001</text:p>
              </table:table-cell>
              <table:table-cell office:value-type="float" office:value="-3.41333333333334">
                <text:p>-3.41333333333334</text:p>
              </table:table-cell>
              <table:table-cell office:value-type="float" office:value="6.94666666666668">
                <text:p>6.94666666666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35000000000001">
                <text:p>-9.35000000000001</text:p>
              </table:table-cell>
              <table:table-cell office:value-type="float" office:value="-3.41111111111111">
                <text:p>-3.41111111111111</text:p>
              </table:table-cell>
              <table:table-cell office:value-type="float" office:value="6.9388888888889">
                <text:p>6.9388888888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34000000000001">
                <text:p>-9.34000000000001</text:p>
              </table:table-cell>
              <table:table-cell office:value-type="float" office:value="-3.40888888888889">
                <text:p>-3.40888888888889</text:p>
              </table:table-cell>
              <table:table-cell office:value-type="float" office:value="6.93111111111112">
                <text:p>6.93111111111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.33000000000001">
                <text:p>-9.33000000000001</text:p>
              </table:table-cell>
              <table:table-cell office:value-type="float" office:value="-3.40666666666667">
                <text:p>-3.40666666666667</text:p>
              </table:table-cell>
              <table:table-cell office:value-type="float" office:value="6.92333333333335">
                <text:p>6.92333333333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32000000000001">
                <text:p>-9.32000000000001</text:p>
              </table:table-cell>
              <table:table-cell office:value-type="float" office:value="-3.40444444444445">
                <text:p>-3.40444444444445</text:p>
              </table:table-cell>
              <table:table-cell office:value-type="float" office:value="6.91555555555557">
                <text:p>6.91555555555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31000000000002">
                <text:p>-9.31000000000002</text:p>
              </table:table-cell>
              <table:table-cell office:value-type="float" office:value="-3.40222222222223">
                <text:p>-3.40222222222223</text:p>
              </table:table-cell>
              <table:table-cell office:value-type="float" office:value="6.90777777777779">
                <text:p>6.90777777777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30000000000002">
                <text:p>-9.30000000000002</text:p>
              </table:table-cell>
              <table:table-cell office:value-type="float" office:value="-3.4">
                <text:p>-3.4</text:p>
              </table:table-cell>
              <table:table-cell office:value-type="float" office:value="6.90000000000001">
                <text:p>6.9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29000000000002">
                <text:p>-9.29000000000002</text:p>
              </table:table-cell>
              <table:table-cell office:value-type="float" office:value="-3.39777777777778">
                <text:p>-3.39777777777778</text:p>
              </table:table-cell>
              <table:table-cell office:value-type="float" office:value="6.89222222222223">
                <text:p>6.89222222222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28000000000002">
                <text:p>-9.28000000000002</text:p>
              </table:table-cell>
              <table:table-cell office:value-type="float" office:value="-3.39555555555556">
                <text:p>-3.39555555555556</text:p>
              </table:table-cell>
              <table:table-cell office:value-type="float" office:value="6.88444444444446">
                <text:p>6.88444444444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.27000000000002">
                <text:p>-9.27000000000002</text:p>
              </table:table-cell>
              <table:table-cell office:value-type="float" office:value="-3.39333333333334">
                <text:p>-3.39333333333334</text:p>
              </table:table-cell>
              <table:table-cell office:value-type="float" office:value="6.87666666666668">
                <text:p>6.876666666666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.26000000000002">
                <text:p>-9.26000000000002</text:p>
              </table:table-cell>
              <table:table-cell office:value-type="float" office:value="-3.39111111111111">
                <text:p>-3.39111111111111</text:p>
              </table:table-cell>
              <table:table-cell office:value-type="float" office:value="6.8688888888889">
                <text:p>6.8688888888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.25000000000002">
                <text:p>-9.25000000000002</text:p>
              </table:table-cell>
              <table:table-cell office:value-type="float" office:value="-3.38888888888889">
                <text:p>-3.38888888888889</text:p>
              </table:table-cell>
              <table:table-cell office:value-type="float" office:value="6.86111111111112">
                <text:p>6.86111111111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.24000000000002">
                <text:p>-9.24000000000002</text:p>
              </table:table-cell>
              <table:table-cell office:value-type="float" office:value="-3.38666666666667">
                <text:p>-3.38666666666667</text:p>
              </table:table-cell>
              <table:table-cell office:value-type="float" office:value="6.85333333333335">
                <text:p>6.85333333333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.23000000000002">
                <text:p>-9.23000000000002</text:p>
              </table:table-cell>
              <table:table-cell office:value-type="float" office:value="-3.38444444444445">
                <text:p>-3.38444444444445</text:p>
              </table:table-cell>
              <table:table-cell office:value-type="float" office:value="6.84555555555557">
                <text:p>6.84555555555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22000000000002">
                <text:p>-9.22000000000002</text:p>
              </table:table-cell>
              <table:table-cell office:value-type="float" office:value="-3.38222222222223">
                <text:p>-3.38222222222223</text:p>
              </table:table-cell>
              <table:table-cell office:value-type="float" office:value="6.83777777777779">
                <text:p>6.837777777777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21000000000002">
                <text:p>-9.21000000000002</text:p>
              </table:table-cell>
              <table:table-cell office:value-type="float" office:value="-3.38">
                <text:p>-3.38</text:p>
              </table:table-cell>
              <table:table-cell office:value-type="float" office:value="6.83000000000001">
                <text:p>6.83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.20000000000002">
                <text:p>-9.20000000000002</text:p>
              </table:table-cell>
              <table:table-cell office:value-type="float" office:value="-3.37777777777778">
                <text:p>-3.37777777777778</text:p>
              </table:table-cell>
              <table:table-cell office:value-type="float" office:value="6.82222222222224">
                <text:p>6.82222222222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.19000000000002">
                <text:p>-9.19000000000002</text:p>
              </table:table-cell>
              <table:table-cell office:value-type="float" office:value="-3.37555555555556">
                <text:p>-3.37555555555556</text:p>
              </table:table-cell>
              <table:table-cell office:value-type="float" office:value="6.81444444444446">
                <text:p>6.81444444444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.18000000000002">
                <text:p>-9.18000000000002</text:p>
              </table:table-cell>
              <table:table-cell office:value-type="float" office:value="-3.37333333333334">
                <text:p>-3.37333333333334</text:p>
              </table:table-cell>
              <table:table-cell office:value-type="float" office:value="6.80666666666668">
                <text:p>6.806666666666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.17000000000002">
                <text:p>-9.17000000000002</text:p>
              </table:table-cell>
              <table:table-cell office:value-type="float" office:value="-3.37111111111111">
                <text:p>-3.37111111111111</text:p>
              </table:table-cell>
              <table:table-cell office:value-type="float" office:value="6.7988888888889">
                <text:p>6.7988888888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.16000000000002">
                <text:p>-9.16000000000002</text:p>
              </table:table-cell>
              <table:table-cell office:value-type="float" office:value="-3.36888888888889">
                <text:p>-3.36888888888889</text:p>
              </table:table-cell>
              <table:table-cell office:value-type="float" office:value="6.79111111111112">
                <text:p>6.79111111111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.15000000000002">
                <text:p>-9.15000000000002</text:p>
              </table:table-cell>
              <table:table-cell office:value-type="float" office:value="-3.36666666666667">
                <text:p>-3.36666666666667</text:p>
              </table:table-cell>
              <table:table-cell office:value-type="float" office:value="6.78333333333335">
                <text:p>6.78333333333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14000000000002">
                <text:p>-9.14000000000002</text:p>
              </table:table-cell>
              <table:table-cell office:value-type="float" office:value="-3.36444444444445">
                <text:p>-3.36444444444445</text:p>
              </table:table-cell>
              <table:table-cell office:value-type="float" office:value="6.77555555555557">
                <text:p>6.775555555555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.13000000000002">
                <text:p>-9.13000000000002</text:p>
              </table:table-cell>
              <table:table-cell office:value-type="float" office:value="-3.36222222222223">
                <text:p>-3.36222222222223</text:p>
              </table:table-cell>
              <table:table-cell office:value-type="float" office:value="6.76777777777779">
                <text:p>6.767777777777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12000000000002">
                <text:p>-9.12000000000002</text:p>
              </table:table-cell>
              <table:table-cell office:value-type="float" office:value="-3.36">
                <text:p>-3.36</text:p>
              </table:table-cell>
              <table:table-cell office:value-type="float" office:value="6.76000000000002">
                <text:p>6.76000000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11000000000002">
                <text:p>-9.11000000000002</text:p>
              </table:table-cell>
              <table:table-cell office:value-type="float" office:value="-3.35777777777778">
                <text:p>-3.35777777777778</text:p>
              </table:table-cell>
              <table:table-cell office:value-type="float" office:value="6.75222222222224">
                <text:p>6.75222222222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10000000000002">
                <text:p>-9.10000000000002</text:p>
              </table:table-cell>
              <table:table-cell office:value-type="float" office:value="-3.35555555555556">
                <text:p>-3.35555555555556</text:p>
              </table:table-cell>
              <table:table-cell office:value-type="float" office:value="6.74444444444446">
                <text:p>6.74444444444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09000000000002">
                <text:p>-9.09000000000002</text:p>
              </table:table-cell>
              <table:table-cell office:value-type="float" office:value="-3.35333333333334">
                <text:p>-3.35333333333334</text:p>
              </table:table-cell>
              <table:table-cell office:value-type="float" office:value="6.73666666666668">
                <text:p>6.73666666666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08000000000002">
                <text:p>-9.08000000000002</text:p>
              </table:table-cell>
              <table:table-cell office:value-type="float" office:value="-3.35111111111112">
                <text:p>-3.35111111111112</text:p>
              </table:table-cell>
              <table:table-cell office:value-type="float" office:value="6.7288888888889">
                <text:p>6.7288888888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07000000000002">
                <text:p>-9.07000000000002</text:p>
              </table:table-cell>
              <table:table-cell office:value-type="float" office:value="-3.34888888888889">
                <text:p>-3.34888888888889</text:p>
              </table:table-cell>
              <table:table-cell office:value-type="float" office:value="6.72111111111113">
                <text:p>6.72111111111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.06000000000002">
                <text:p>-9.06000000000002</text:p>
              </table:table-cell>
              <table:table-cell office:value-type="float" office:value="-3.34666666666667">
                <text:p>-3.34666666666667</text:p>
              </table:table-cell>
              <table:table-cell office:value-type="float" office:value="6.71333333333335">
                <text:p>6.71333333333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05000000000002">
                <text:p>-9.05000000000002</text:p>
              </table:table-cell>
              <table:table-cell office:value-type="float" office:value="-3.34444444444445">
                <text:p>-3.34444444444445</text:p>
              </table:table-cell>
              <table:table-cell office:value-type="float" office:value="6.70555555555557">
                <text:p>6.7055555555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04000000000002">
                <text:p>-9.04000000000002</text:p>
              </table:table-cell>
              <table:table-cell office:value-type="float" office:value="-3.34222222222223">
                <text:p>-3.34222222222223</text:p>
              </table:table-cell>
              <table:table-cell office:value-type="float" office:value="6.69777777777779">
                <text:p>6.697777777777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.03000000000002">
                <text:p>-9.03000000000002</text:p>
              </table:table-cell>
              <table:table-cell office:value-type="float" office:value="-3.34">
                <text:p>-3.34</text:p>
              </table:table-cell>
              <table:table-cell office:value-type="float" office:value="6.69000000000002">
                <text:p>6.69000000000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02000000000002">
                <text:p>-9.02000000000002</text:p>
              </table:table-cell>
              <table:table-cell office:value-type="float" office:value="-3.33777777777778">
                <text:p>-3.33777777777778</text:p>
              </table:table-cell>
              <table:table-cell office:value-type="float" office:value="6.68222222222224">
                <text:p>6.68222222222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01000000000002">
                <text:p>-9.01000000000002</text:p>
              </table:table-cell>
              <table:table-cell office:value-type="float" office:value="-3.33555555555556">
                <text:p>-3.33555555555556</text:p>
              </table:table-cell>
              <table:table-cell office:value-type="float" office:value="6.67444444444446">
                <text:p>6.67444444444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00000000000002">
                <text:p>-9.00000000000002</text:p>
              </table:table-cell>
              <table:table-cell office:value-type="float" office:value="-3.33333333333334">
                <text:p>-3.33333333333334</text:p>
              </table:table-cell>
              <table:table-cell office:value-type="float" office:value="6.66666666666668">
                <text:p>6.66666666666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.99000000000002">
                <text:p>-8.99000000000002</text:p>
              </table:table-cell>
              <table:table-cell office:value-type="float" office:value="-3.33111111111112">
                <text:p>-3.33111111111112</text:p>
              </table:table-cell>
              <table:table-cell office:value-type="float" office:value="6.65888888888891">
                <text:p>6.65888888888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.98000000000002">
                <text:p>-8.98000000000002</text:p>
              </table:table-cell>
              <table:table-cell office:value-type="float" office:value="-3.32888888888889">
                <text:p>-3.32888888888889</text:p>
              </table:table-cell>
              <table:table-cell office:value-type="float" office:value="6.65111111111113">
                <text:p>6.65111111111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.97000000000002">
                <text:p>-8.97000000000002</text:p>
              </table:table-cell>
              <table:table-cell office:value-type="float" office:value="-3.32666666666667">
                <text:p>-3.32666666666667</text:p>
              </table:table-cell>
              <table:table-cell office:value-type="float" office:value="6.64333333333335">
                <text:p>6.643333333333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.96000000000002">
                <text:p>-8.96000000000002</text:p>
              </table:table-cell>
              <table:table-cell office:value-type="float" office:value="-3.32444444444445">
                <text:p>-3.32444444444445</text:p>
              </table:table-cell>
              <table:table-cell office:value-type="float" office:value="6.63555555555557">
                <text:p>6.63555555555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.95000000000002">
                <text:p>-8.95000000000002</text:p>
              </table:table-cell>
              <table:table-cell office:value-type="float" office:value="-3.32222222222223">
                <text:p>-3.32222222222223</text:p>
              </table:table-cell>
              <table:table-cell office:value-type="float" office:value="6.6277777777778">
                <text:p>6.627777777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.94000000000002">
                <text:p>-8.94000000000002</text:p>
              </table:table-cell>
              <table:table-cell office:value-type="float" office:value="-3.32">
                <text:p>-3.32</text:p>
              </table:table-cell>
              <table:table-cell office:value-type="float" office:value="6.62000000000002">
                <text:p>6.62000000000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.93000000000002">
                <text:p>-8.93000000000002</text:p>
              </table:table-cell>
              <table:table-cell office:value-type="float" office:value="-3.31777777777778">
                <text:p>-3.31777777777778</text:p>
              </table:table-cell>
              <table:table-cell office:value-type="float" office:value="6.61222222222224">
                <text:p>6.61222222222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.92000000000002">
                <text:p>-8.92000000000002</text:p>
              </table:table-cell>
              <table:table-cell office:value-type="float" office:value="-3.31555555555556">
                <text:p>-3.31555555555556</text:p>
              </table:table-cell>
              <table:table-cell office:value-type="float" office:value="6.60444444444446">
                <text:p>6.60444444444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.91000000000002">
                <text:p>-8.91000000000002</text:p>
              </table:table-cell>
              <table:table-cell office:value-type="float" office:value="-3.31333333333334">
                <text:p>-3.31333333333334</text:p>
              </table:table-cell>
              <table:table-cell office:value-type="float" office:value="6.59666666666668">
                <text:p>6.59666666666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.90000000000002">
                <text:p>-8.90000000000002</text:p>
              </table:table-cell>
              <table:table-cell office:value-type="float" office:value="-3.31111111111112">
                <text:p>-3.31111111111112</text:p>
              </table:table-cell>
              <table:table-cell office:value-type="float" office:value="6.58888888888891">
                <text:p>6.588888888888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89000000000002">
                <text:p>-8.89000000000002</text:p>
              </table:table-cell>
              <table:table-cell office:value-type="float" office:value="-3.30888888888889">
                <text:p>-3.30888888888889</text:p>
              </table:table-cell>
              <table:table-cell office:value-type="float" office:value="6.58111111111113">
                <text:p>6.58111111111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8000000000002">
                <text:p>-8.88000000000002</text:p>
              </table:table-cell>
              <table:table-cell office:value-type="float" office:value="-3.30666666666667">
                <text:p>-3.30666666666667</text:p>
              </table:table-cell>
              <table:table-cell office:value-type="float" office:value="6.57333333333335">
                <text:p>6.573333333333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87000000000002">
                <text:p>-8.87000000000002</text:p>
              </table:table-cell>
              <table:table-cell office:value-type="float" office:value="-3.30444444444445">
                <text:p>-3.30444444444445</text:p>
              </table:table-cell>
              <table:table-cell office:value-type="float" office:value="6.56555555555558">
                <text:p>6.56555555555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86000000000002">
                <text:p>-8.86000000000002</text:p>
              </table:table-cell>
              <table:table-cell office:value-type="float" office:value="-3.30222222222223">
                <text:p>-3.30222222222223</text:p>
              </table:table-cell>
              <table:table-cell office:value-type="float" office:value="6.5577777777778">
                <text:p>6.55777777777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85000000000002">
                <text:p>-8.85000000000002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6.55000000000002">
                <text:p>6.5500000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84000000000003">
                <text:p>-8.84000000000003</text:p>
              </table:table-cell>
              <table:table-cell office:value-type="float" office:value="-3.29777777777778">
                <text:p>-3.29777777777778</text:p>
              </table:table-cell>
              <table:table-cell office:value-type="float" office:value="6.54222222222224">
                <text:p>6.54222222222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83000000000003">
                <text:p>-8.83000000000003</text:p>
              </table:table-cell>
              <table:table-cell office:value-type="float" office:value="-3.29555555555556">
                <text:p>-3.29555555555556</text:p>
              </table:table-cell>
              <table:table-cell office:value-type="float" office:value="6.53444444444446">
                <text:p>6.534444444444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82000000000003">
                <text:p>-8.82000000000003</text:p>
              </table:table-cell>
              <table:table-cell office:value-type="float" office:value="-3.29333333333334">
                <text:p>-3.29333333333334</text:p>
              </table:table-cell>
              <table:table-cell office:value-type="float" office:value="6.52666666666669">
                <text:p>6.52666666666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81000000000003">
                <text:p>-8.81000000000003</text:p>
              </table:table-cell>
              <table:table-cell office:value-type="float" office:value="-3.29111111111112">
                <text:p>-3.29111111111112</text:p>
              </table:table-cell>
              <table:table-cell office:value-type="float" office:value="6.51888888888891">
                <text:p>6.518888888888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.80000000000003">
                <text:p>-8.80000000000003</text:p>
              </table:table-cell>
              <table:table-cell office:value-type="float" office:value="-3.28888888888889">
                <text:p>-3.28888888888889</text:p>
              </table:table-cell>
              <table:table-cell office:value-type="float" office:value="6.51111111111113">
                <text:p>6.511111111111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.79000000000003">
                <text:p>-8.79000000000003</text:p>
              </table:table-cell>
              <table:table-cell office:value-type="float" office:value="-3.28666666666667">
                <text:p>-3.28666666666667</text:p>
              </table:table-cell>
              <table:table-cell office:value-type="float" office:value="6.50333333333335">
                <text:p>6.50333333333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.78000000000003">
                <text:p>-8.78000000000003</text:p>
              </table:table-cell>
              <table:table-cell office:value-type="float" office:value="-3.28444444444445">
                <text:p>-3.28444444444445</text:p>
              </table:table-cell>
              <table:table-cell office:value-type="float" office:value="6.49555555555558">
                <text:p>6.495555555555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.77000000000003">
                <text:p>-8.77000000000003</text:p>
              </table:table-cell>
              <table:table-cell office:value-type="float" office:value="-3.28222222222223">
                <text:p>-3.28222222222223</text:p>
              </table:table-cell>
              <table:table-cell office:value-type="float" office:value="6.4877777777778">
                <text:p>6.4877777777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.76000000000003">
                <text:p>-8.76000000000003</text:p>
              </table:table-cell>
              <table:table-cell office:value-type="float" office:value="-3.28000000000001">
                <text:p>-3.28000000000001</text:p>
              </table:table-cell>
              <table:table-cell office:value-type="float" office:value="6.48000000000002">
                <text:p>6.4800000000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.75000000000003">
                <text:p>-8.75000000000003</text:p>
              </table:table-cell>
              <table:table-cell office:value-type="float" office:value="-3.27777777777778">
                <text:p>-3.27777777777778</text:p>
              </table:table-cell>
              <table:table-cell office:value-type="float" office:value="6.47222222222224">
                <text:p>6.47222222222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.74000000000003">
                <text:p>-8.74000000000003</text:p>
              </table:table-cell>
              <table:table-cell office:value-type="float" office:value="-3.27555555555556">
                <text:p>-3.27555555555556</text:p>
              </table:table-cell>
              <table:table-cell office:value-type="float" office:value="6.46444444444447">
                <text:p>6.464444444444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.73000000000003">
                <text:p>-8.73000000000003</text:p>
              </table:table-cell>
              <table:table-cell office:value-type="float" office:value="-3.27333333333334">
                <text:p>-3.27333333333334</text:p>
              </table:table-cell>
              <table:table-cell office:value-type="float" office:value="6.45666666666669">
                <text:p>6.456666666666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.72000000000003">
                <text:p>-8.72000000000003</text:p>
              </table:table-cell>
              <table:table-cell office:value-type="float" office:value="-3.27111111111112">
                <text:p>-3.27111111111112</text:p>
              </table:table-cell>
              <table:table-cell office:value-type="float" office:value="6.44888888888891">
                <text:p>6.448888888888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.71000000000003">
                <text:p>-8.71000000000003</text:p>
              </table:table-cell>
              <table:table-cell office:value-type="float" office:value="-3.26888888888889">
                <text:p>-3.26888888888889</text:p>
              </table:table-cell>
              <table:table-cell office:value-type="float" office:value="6.44111111111113">
                <text:p>6.441111111111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70000000000003">
                <text:p>-8.70000000000003</text:p>
              </table:table-cell>
              <table:table-cell office:value-type="float" office:value="-3.26666666666667">
                <text:p>-3.26666666666667</text:p>
              </table:table-cell>
              <table:table-cell office:value-type="float" office:value="6.43333333333336">
                <text:p>6.43333333333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69000000000003">
                <text:p>-8.69000000000003</text:p>
              </table:table-cell>
              <table:table-cell office:value-type="float" office:value="-3.26444444444445">
                <text:p>-3.26444444444445</text:p>
              </table:table-cell>
              <table:table-cell office:value-type="float" office:value="6.42555555555558">
                <text:p>6.425555555555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.68000000000003">
                <text:p>-8.68000000000003</text:p>
              </table:table-cell>
              <table:table-cell office:value-type="float" office:value="-3.26222222222223">
                <text:p>-3.26222222222223</text:p>
              </table:table-cell>
              <table:table-cell office:value-type="float" office:value="6.4177777777778">
                <text:p>6.41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.67000000000003">
                <text:p>-8.67000000000003</text:p>
              </table:table-cell>
              <table:table-cell office:value-type="float" office:value="-3.26000000000001">
                <text:p>-3.26000000000001</text:p>
              </table:table-cell>
              <table:table-cell office:value-type="float" office:value="6.41000000000002">
                <text:p>6.410000000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66000000000003">
                <text:p>-8.66000000000003</text:p>
              </table:table-cell>
              <table:table-cell office:value-type="float" office:value="-3.25777777777778">
                <text:p>-3.25777777777778</text:p>
              </table:table-cell>
              <table:table-cell office:value-type="float" office:value="6.40222222222225">
                <text:p>6.40222222222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.65000000000003">
                <text:p>-8.65000000000003</text:p>
              </table:table-cell>
              <table:table-cell office:value-type="float" office:value="-3.25555555555556">
                <text:p>-3.25555555555556</text:p>
              </table:table-cell>
              <table:table-cell office:value-type="float" office:value="6.39444444444447">
                <text:p>6.394444444444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.64000000000003">
                <text:p>-8.64000000000003</text:p>
              </table:table-cell>
              <table:table-cell office:value-type="float" office:value="-3.25333333333334">
                <text:p>-3.25333333333334</text:p>
              </table:table-cell>
              <table:table-cell office:value-type="float" office:value="6.38666666666669">
                <text:p>6.386666666666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.63000000000003">
                <text:p>-8.63000000000003</text:p>
              </table:table-cell>
              <table:table-cell office:value-type="float" office:value="-3.25111111111112">
                <text:p>-3.25111111111112</text:p>
              </table:table-cell>
              <table:table-cell office:value-type="float" office:value="6.37888888888891">
                <text:p>6.378888888888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.62000000000003">
                <text:p>-8.62000000000003</text:p>
              </table:table-cell>
              <table:table-cell office:value-type="float" office:value="-3.2488888888889">
                <text:p>-3.2488888888889</text:p>
              </table:table-cell>
              <table:table-cell office:value-type="float" office:value="6.37111111111113">
                <text:p>6.37111111111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.61000000000003">
                <text:p>-8.61000000000003</text:p>
              </table:table-cell>
              <table:table-cell office:value-type="float" office:value="-3.24666666666667">
                <text:p>-3.24666666666667</text:p>
              </table:table-cell>
              <table:table-cell office:value-type="float" office:value="6.36333333333336">
                <text:p>6.36333333333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.60000000000003">
                <text:p>-8.60000000000003</text:p>
              </table:table-cell>
              <table:table-cell office:value-type="float" office:value="-3.24444444444445">
                <text:p>-3.24444444444445</text:p>
              </table:table-cell>
              <table:table-cell office:value-type="float" office:value="6.35555555555558">
                <text:p>6.355555555555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.59000000000003">
                <text:p>-8.59000000000003</text:p>
              </table:table-cell>
              <table:table-cell office:value-type="float" office:value="-3.24222222222223">
                <text:p>-3.24222222222223</text:p>
              </table:table-cell>
              <table:table-cell office:value-type="float" office:value="6.3477777777778">
                <text:p>6.3477777777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58000000000003">
                <text:p>-8.58000000000003</text:p>
              </table:table-cell>
              <table:table-cell office:value-type="float" office:value="-3.24000000000001">
                <text:p>-3.24000000000001</text:p>
              </table:table-cell>
              <table:table-cell office:value-type="float" office:value="6.34000000000002">
                <text:p>6.3400000000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.57000000000003">
                <text:p>-8.57000000000003</text:p>
              </table:table-cell>
              <table:table-cell office:value-type="float" office:value="-3.23777777777778">
                <text:p>-3.23777777777778</text:p>
              </table:table-cell>
              <table:table-cell office:value-type="float" office:value="6.33222222222225">
                <text:p>6.33222222222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.56000000000003">
                <text:p>-8.56000000000003</text:p>
              </table:table-cell>
              <table:table-cell office:value-type="float" office:value="-3.23555555555556">
                <text:p>-3.23555555555556</text:p>
              </table:table-cell>
              <table:table-cell office:value-type="float" office:value="6.32444444444447">
                <text:p>6.32444444444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.55000000000003">
                <text:p>-8.55000000000003</text:p>
              </table:table-cell>
              <table:table-cell office:value-type="float" office:value="-3.23333333333334">
                <text:p>-3.23333333333334</text:p>
              </table:table-cell>
              <table:table-cell office:value-type="float" office:value="6.31666666666669">
                <text:p>6.31666666666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.54000000000003">
                <text:p>-8.54000000000003</text:p>
              </table:table-cell>
              <table:table-cell office:value-type="float" office:value="-3.23111111111112">
                <text:p>-3.23111111111112</text:p>
              </table:table-cell>
              <table:table-cell office:value-type="float" office:value="6.30888888888891">
                <text:p>6.30888888888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53000000000003">
                <text:p>-8.53000000000003</text:p>
              </table:table-cell>
              <table:table-cell office:value-type="float" office:value="-3.2288888888889">
                <text:p>-3.2288888888889</text:p>
              </table:table-cell>
              <table:table-cell office:value-type="float" office:value="6.30111111111114">
                <text:p>6.301111111111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.52000000000003">
                <text:p>-8.52000000000003</text:p>
              </table:table-cell>
              <table:table-cell office:value-type="float" office:value="-3.22666666666667">
                <text:p>-3.22666666666667</text:p>
              </table:table-cell>
              <table:table-cell office:value-type="float" office:value="6.29333333333336">
                <text:p>6.293333333333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.51000000000003">
                <text:p>-8.51000000000003</text:p>
              </table:table-cell>
              <table:table-cell office:value-type="float" office:value="-3.22444444444445">
                <text:p>-3.22444444444445</text:p>
              </table:table-cell>
              <table:table-cell office:value-type="float" office:value="6.28555555555558">
                <text:p>6.285555555555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.50000000000003">
                <text:p>-8.50000000000003</text:p>
              </table:table-cell>
              <table:table-cell office:value-type="float" office:value="-3.22222222222223">
                <text:p>-3.22222222222223</text:p>
              </table:table-cell>
              <table:table-cell office:value-type="float" office:value="6.2777777777778">
                <text:p>6.2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49000000000003">
                <text:p>-8.49000000000003</text:p>
              </table:table-cell>
              <table:table-cell office:value-type="float" office:value="-3.22000000000001">
                <text:p>-3.22000000000001</text:p>
              </table:table-cell>
              <table:table-cell office:value-type="float" office:value="6.27000000000003">
                <text:p>6.27000000000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.48000000000003">
                <text:p>-8.48000000000003</text:p>
              </table:table-cell>
              <table:table-cell office:value-type="float" office:value="-3.21777777777779">
                <text:p>-3.21777777777779</text:p>
              </table:table-cell>
              <table:table-cell office:value-type="float" office:value="6.26222222222225">
                <text:p>6.26222222222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.47000000000003">
                <text:p>-8.47000000000003</text:p>
              </table:table-cell>
              <table:table-cell office:value-type="float" office:value="-3.21555555555556">
                <text:p>-3.21555555555556</text:p>
              </table:table-cell>
              <table:table-cell office:value-type="float" office:value="6.25444444444447">
                <text:p>6.254444444444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.46000000000003">
                <text:p>-8.46000000000003</text:p>
              </table:table-cell>
              <table:table-cell office:value-type="float" office:value="-3.21333333333334">
                <text:p>-3.21333333333334</text:p>
              </table:table-cell>
              <table:table-cell office:value-type="float" office:value="6.24666666666669">
                <text:p>6.246666666666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.45000000000003">
                <text:p>-8.45000000000003</text:p>
              </table:table-cell>
              <table:table-cell office:value-type="float" office:value="-3.21111111111112">
                <text:p>-3.21111111111112</text:p>
              </table:table-cell>
              <table:table-cell office:value-type="float" office:value="6.23888888888892">
                <text:p>6.238888888888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.44000000000003">
                <text:p>-8.44000000000003</text:p>
              </table:table-cell>
              <table:table-cell office:value-type="float" office:value="-3.2088888888889">
                <text:p>-3.2088888888889</text:p>
              </table:table-cell>
              <table:table-cell office:value-type="float" office:value="6.23111111111114">
                <text:p>6.23111111111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.43000000000003">
                <text:p>-8.43000000000003</text:p>
              </table:table-cell>
              <table:table-cell office:value-type="float" office:value="-3.20666666666667">
                <text:p>-3.20666666666667</text:p>
              </table:table-cell>
              <table:table-cell office:value-type="float" office:value="6.22333333333336">
                <text:p>6.22333333333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.42000000000003">
                <text:p>-8.42000000000003</text:p>
              </table:table-cell>
              <table:table-cell office:value-type="float" office:value="-3.20444444444445">
                <text:p>-3.20444444444445</text:p>
              </table:table-cell>
              <table:table-cell office:value-type="float" office:value="6.21555555555558">
                <text:p>6.21555555555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.41000000000003">
                <text:p>-8.41000000000003</text:p>
              </table:table-cell>
              <table:table-cell office:value-type="float" office:value="-3.20222222222223">
                <text:p>-3.20222222222223</text:p>
              </table:table-cell>
              <table:table-cell office:value-type="float" office:value="6.20777777777781">
                <text:p>6.207777777777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.40000000000003">
                <text:p>-8.40000000000003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6.20000000000003">
                <text:p>6.20000000000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.39000000000003">
                <text:p>-8.39000000000003</text:p>
              </table:table-cell>
              <table:table-cell office:value-type="float" office:value="-3.19777777777779">
                <text:p>-3.19777777777779</text:p>
              </table:table-cell>
              <table:table-cell office:value-type="float" office:value="6.19222222222225">
                <text:p>6.19222222222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.38000000000003">
                <text:p>-8.38000000000003</text:p>
              </table:table-cell>
              <table:table-cell office:value-type="float" office:value="-3.19555555555556">
                <text:p>-3.19555555555556</text:p>
              </table:table-cell>
              <table:table-cell office:value-type="float" office:value="6.18444444444447">
                <text:p>6.184444444444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.37000000000004">
                <text:p>-8.37000000000004</text:p>
              </table:table-cell>
              <table:table-cell office:value-type="float" office:value="-3.19333333333334">
                <text:p>-3.19333333333334</text:p>
              </table:table-cell>
              <table:table-cell office:value-type="float" office:value="6.17666666666669">
                <text:p>6.176666666666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.36000000000004">
                <text:p>-8.36000000000004</text:p>
              </table:table-cell>
              <table:table-cell office:value-type="float" office:value="-3.19111111111112">
                <text:p>-3.19111111111112</text:p>
              </table:table-cell>
              <table:table-cell office:value-type="float" office:value="6.16888888888892">
                <text:p>6.168888888888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.35000000000004">
                <text:p>-8.35000000000004</text:p>
              </table:table-cell>
              <table:table-cell office:value-type="float" office:value="-3.1888888888889">
                <text:p>-3.1888888888889</text:p>
              </table:table-cell>
              <table:table-cell office:value-type="float" office:value="6.16111111111114">
                <text:p>6.16111111111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.34000000000004">
                <text:p>-8.34000000000004</text:p>
              </table:table-cell>
              <table:table-cell office:value-type="float" office:value="-3.18666666666667">
                <text:p>-3.18666666666667</text:p>
              </table:table-cell>
              <table:table-cell office:value-type="float" office:value="6.15333333333336">
                <text:p>6.15333333333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33000000000004">
                <text:p>-8.33000000000004</text:p>
              </table:table-cell>
              <table:table-cell office:value-type="float" office:value="-3.18444444444445">
                <text:p>-3.18444444444445</text:p>
              </table:table-cell>
              <table:table-cell office:value-type="float" office:value="6.14555555555558">
                <text:p>6.145555555555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32000000000004">
                <text:p>-8.32000000000004</text:p>
              </table:table-cell>
              <table:table-cell office:value-type="float" office:value="-3.18222222222223">
                <text:p>-3.18222222222223</text:p>
              </table:table-cell>
              <table:table-cell office:value-type="float" office:value="6.13777777777781">
                <text:p>6.137777777777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31000000000004">
                <text:p>-8.31000000000004</text:p>
              </table:table-cell>
              <table:table-cell office:value-type="float" office:value="-3.18000000000001">
                <text:p>-3.18000000000001</text:p>
              </table:table-cell>
              <table:table-cell office:value-type="float" office:value="6.13000000000003">
                <text:p>6.130000000000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30000000000004">
                <text:p>-8.30000000000004</text:p>
              </table:table-cell>
              <table:table-cell office:value-type="float" office:value="-3.17777777777779">
                <text:p>-3.17777777777779</text:p>
              </table:table-cell>
              <table:table-cell office:value-type="float" office:value="6.12222222222225">
                <text:p>6.122222222222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29000000000004">
                <text:p>-8.29000000000004</text:p>
              </table:table-cell>
              <table:table-cell office:value-type="float" office:value="-3.17555555555556">
                <text:p>-3.17555555555556</text:p>
              </table:table-cell>
              <table:table-cell office:value-type="float" office:value="6.11444444444447">
                <text:p>6.114444444444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28000000000004">
                <text:p>-8.28000000000004</text:p>
              </table:table-cell>
              <table:table-cell office:value-type="float" office:value="-3.17333333333334">
                <text:p>-3.17333333333334</text:p>
              </table:table-cell>
              <table:table-cell office:value-type="float" office:value="6.1066666666667">
                <text:p>6.10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27000000000004">
                <text:p>-8.27000000000004</text:p>
              </table:table-cell>
              <table:table-cell office:value-type="float" office:value="-3.17111111111112">
                <text:p>-3.17111111111112</text:p>
              </table:table-cell>
              <table:table-cell office:value-type="float" office:value="6.09888888888892">
                <text:p>6.09888888888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26000000000004">
                <text:p>-8.26000000000004</text:p>
              </table:table-cell>
              <table:table-cell office:value-type="float" office:value="-3.1688888888889">
                <text:p>-3.1688888888889</text:p>
              </table:table-cell>
              <table:table-cell office:value-type="float" office:value="6.09111111111114">
                <text:p>6.09111111111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25000000000004">
                <text:p>-8.25000000000004</text:p>
              </table:table-cell>
              <table:table-cell office:value-type="float" office:value="-3.16666666666667">
                <text:p>-3.16666666666667</text:p>
              </table:table-cell>
              <table:table-cell office:value-type="float" office:value="6.08333333333336">
                <text:p>6.08333333333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24000000000004">
                <text:p>-8.24000000000004</text:p>
              </table:table-cell>
              <table:table-cell office:value-type="float" office:value="-3.16444444444445">
                <text:p>-3.16444444444445</text:p>
              </table:table-cell>
              <table:table-cell office:value-type="float" office:value="6.07555555555559">
                <text:p>6.075555555555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.23000000000004">
                <text:p>-8.23000000000004</text:p>
              </table:table-cell>
              <table:table-cell office:value-type="float" office:value="-3.16222222222223">
                <text:p>-3.16222222222223</text:p>
              </table:table-cell>
              <table:table-cell office:value-type="float" office:value="6.06777777777781">
                <text:p>6.067777777777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.22000000000004">
                <text:p>-8.22000000000004</text:p>
              </table:table-cell>
              <table:table-cell office:value-type="float" office:value="-3.16000000000001">
                <text:p>-3.16000000000001</text:p>
              </table:table-cell>
              <table:table-cell office:value-type="float" office:value="6.06000000000003">
                <text:p>6.06000000000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.21000000000004">
                <text:p>-8.21000000000004</text:p>
              </table:table-cell>
              <table:table-cell office:value-type="float" office:value="-3.15777777777779">
                <text:p>-3.15777777777779</text:p>
              </table:table-cell>
              <table:table-cell office:value-type="float" office:value="6.05222222222225">
                <text:p>6.05222222222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.20000000000004">
                <text:p>-8.20000000000004</text:p>
              </table:table-cell>
              <table:table-cell office:value-type="float" office:value="-3.15555555555556">
                <text:p>-3.15555555555556</text:p>
              </table:table-cell>
              <table:table-cell office:value-type="float" office:value="6.04444444444447">
                <text:p>6.044444444444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.19000000000004">
                <text:p>-8.19000000000004</text:p>
              </table:table-cell>
              <table:table-cell office:value-type="float" office:value="-3.15333333333334">
                <text:p>-3.15333333333334</text:p>
              </table:table-cell>
              <table:table-cell office:value-type="float" office:value="6.0366666666667">
                <text:p>6.03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.18000000000004">
                <text:p>-8.18000000000004</text:p>
              </table:table-cell>
              <table:table-cell office:value-type="float" office:value="-3.15111111111112">
                <text:p>-3.15111111111112</text:p>
              </table:table-cell>
              <table:table-cell office:value-type="float" office:value="6.02888888888892">
                <text:p>6.028888888888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.17000000000004">
                <text:p>-8.17000000000004</text:p>
              </table:table-cell>
              <table:table-cell office:value-type="float" office:value="-3.1488888888889">
                <text:p>-3.1488888888889</text:p>
              </table:table-cell>
              <table:table-cell office:value-type="float" office:value="6.02111111111114">
                <text:p>6.02111111111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.16000000000004">
                <text:p>-8.16000000000004</text:p>
              </table:table-cell>
              <table:table-cell office:value-type="float" office:value="-3.14666666666668">
                <text:p>-3.14666666666668</text:p>
              </table:table-cell>
              <table:table-cell office:value-type="float" office:value="6.01333333333336">
                <text:p>6.013333333333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.15000000000004">
                <text:p>-8.15000000000004</text:p>
              </table:table-cell>
              <table:table-cell office:value-type="float" office:value="-3.14444444444445">
                <text:p>-3.14444444444445</text:p>
              </table:table-cell>
              <table:table-cell office:value-type="float" office:value="6.00555555555559">
                <text:p>6.00555555555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.14000000000004">
                <text:p>-8.14000000000004</text:p>
              </table:table-cell>
              <table:table-cell office:value-type="float" office:value="-3.14222222222223">
                <text:p>-3.14222222222223</text:p>
              </table:table-cell>
              <table:table-cell office:value-type="float" office:value="5.99777777777781">
                <text:p>5.997777777777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.13000000000004">
                <text:p>-8.13000000000004</text:p>
              </table:table-cell>
              <table:table-cell office:value-type="float" office:value="-3.14000000000001">
                <text:p>-3.14000000000001</text:p>
              </table:table-cell>
              <table:table-cell office:value-type="float" office:value="5.99000000000003">
                <text:p>5.99000000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.12000000000004">
                <text:p>-8.12000000000004</text:p>
              </table:table-cell>
              <table:table-cell office:value-type="float" office:value="-3.13777777777779">
                <text:p>-3.13777777777779</text:p>
              </table:table-cell>
              <table:table-cell office:value-type="float" office:value="5.98222222222225">
                <text:p>5.98222222222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.11000000000004">
                <text:p>-8.11000000000004</text:p>
              </table:table-cell>
              <table:table-cell office:value-type="float" office:value="-3.13555555555556">
                <text:p>-3.13555555555556</text:p>
              </table:table-cell>
              <table:table-cell office:value-type="float" office:value="5.97444444444448">
                <text:p>5.974444444444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.10000000000004">
                <text:p>-8.10000000000004</text:p>
              </table:table-cell>
              <table:table-cell office:value-type="float" office:value="-3.13333333333334">
                <text:p>-3.13333333333334</text:p>
              </table:table-cell>
              <table:table-cell office:value-type="float" office:value="5.9666666666667">
                <text:p>5.9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.09000000000004">
                <text:p>-8.09000000000004</text:p>
              </table:table-cell>
              <table:table-cell office:value-type="float" office:value="-3.13111111111112">
                <text:p>-3.13111111111112</text:p>
              </table:table-cell>
              <table:table-cell office:value-type="float" office:value="5.95888888888892">
                <text:p>5.958888888888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.08000000000004">
                <text:p>-8.08000000000004</text:p>
              </table:table-cell>
              <table:table-cell office:value-type="float" office:value="-3.1288888888889">
                <text:p>-3.1288888888889</text:p>
              </table:table-cell>
              <table:table-cell office:value-type="float" office:value="5.95111111111114">
                <text:p>5.95111111111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.07000000000004">
                <text:p>-8.07000000000004</text:p>
              </table:table-cell>
              <table:table-cell office:value-type="float" office:value="-3.12666666666668">
                <text:p>-3.12666666666668</text:p>
              </table:table-cell>
              <table:table-cell office:value-type="float" office:value="5.94333333333337">
                <text:p>5.94333333333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.06000000000004">
                <text:p>-8.06000000000004</text:p>
              </table:table-cell>
              <table:table-cell office:value-type="float" office:value="-3.12444444444445">
                <text:p>-3.12444444444445</text:p>
              </table:table-cell>
              <table:table-cell office:value-type="float" office:value="5.93555555555559">
                <text:p>5.935555555555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.05000000000004">
                <text:p>-8.05000000000004</text:p>
              </table:table-cell>
              <table:table-cell office:value-type="float" office:value="-3.12222222222223">
                <text:p>-3.12222222222223</text:p>
              </table:table-cell>
              <table:table-cell office:value-type="float" office:value="5.92777777777781">
                <text:p>5.927777777777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.04000000000004">
                <text:p>-8.04000000000004</text:p>
              </table:table-cell>
              <table:table-cell office:value-type="float" office:value="-3.12000000000001">
                <text:p>-3.12000000000001</text:p>
              </table:table-cell>
              <table:table-cell office:value-type="float" office:value="5.92000000000003">
                <text:p>5.920000000000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.03000000000004">
                <text:p>-8.03000000000004</text:p>
              </table:table-cell>
              <table:table-cell office:value-type="float" office:value="-3.11777777777779">
                <text:p>-3.11777777777779</text:p>
              </table:table-cell>
              <table:table-cell office:value-type="float" office:value="5.91222222222226">
                <text:p>5.91222222222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.02000000000004">
                <text:p>-8.02000000000004</text:p>
              </table:table-cell>
              <table:table-cell office:value-type="float" office:value="-3.11555555555556">
                <text:p>-3.11555555555556</text:p>
              </table:table-cell>
              <table:table-cell office:value-type="float" office:value="5.90444444444448">
                <text:p>5.90444444444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.01000000000004">
                <text:p>-8.01000000000004</text:p>
              </table:table-cell>
              <table:table-cell office:value-type="float" office:value="-3.11333333333334">
                <text:p>-3.11333333333334</text:p>
              </table:table-cell>
              <table:table-cell office:value-type="float" office:value="5.8966666666667">
                <text:p>5.89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.00000000000004">
                <text:p>-8.00000000000004</text:p>
              </table:table-cell>
              <table:table-cell office:value-type="float" office:value="-3.11111111111112">
                <text:p>-3.11111111111112</text:p>
              </table:table-cell>
              <table:table-cell office:value-type="float" office:value="5.88888888888892">
                <text:p>5.888888888888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.99000000000004">
                <text:p>-7.99000000000004</text:p>
              </table:table-cell>
              <table:table-cell office:value-type="float" office:value="-3.1088888888889">
                <text:p>-3.1088888888889</text:p>
              </table:table-cell>
              <table:table-cell office:value-type="float" office:value="5.88111111111115">
                <text:p>5.88111111111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98000000000004">
                <text:p>-7.98000000000004</text:p>
              </table:table-cell>
              <table:table-cell office:value-type="float" office:value="-3.10666666666668">
                <text:p>-3.10666666666668</text:p>
              </table:table-cell>
              <table:table-cell office:value-type="float" office:value="5.87333333333337">
                <text:p>5.873333333333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97000000000004">
                <text:p>-7.97000000000004</text:p>
              </table:table-cell>
              <table:table-cell office:value-type="float" office:value="-3.10444444444445">
                <text:p>-3.10444444444445</text:p>
              </table:table-cell>
              <table:table-cell office:value-type="float" office:value="5.86555555555559">
                <text:p>5.86555555555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.96000000000004">
                <text:p>-7.96000000000004</text:p>
              </table:table-cell>
              <table:table-cell office:value-type="float" office:value="-3.10222222222223">
                <text:p>-3.10222222222223</text:p>
              </table:table-cell>
              <table:table-cell office:value-type="float" office:value="5.85777777777781">
                <text:p>5.857777777777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95000000000004">
                <text:p>-7.95000000000004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5.85000000000003">
                <text:p>5.850000000000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.94000000000004">
                <text:p>-7.94000000000004</text:p>
              </table:table-cell>
              <table:table-cell office:value-type="float" office:value="-3.09777777777779">
                <text:p>-3.09777777777779</text:p>
              </table:table-cell>
              <table:table-cell office:value-type="float" office:value="5.84222222222226">
                <text:p>5.84222222222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.93000000000004">
                <text:p>-7.93000000000004</text:p>
              </table:table-cell>
              <table:table-cell office:value-type="float" office:value="-3.09555555555557">
                <text:p>-3.09555555555557</text:p>
              </table:table-cell>
              <table:table-cell office:value-type="float" office:value="5.83444444444448">
                <text:p>5.834444444444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.92000000000004">
                <text:p>-7.92000000000004</text:p>
              </table:table-cell>
              <table:table-cell office:value-type="float" office:value="-3.09333333333334">
                <text:p>-3.09333333333334</text:p>
              </table:table-cell>
              <table:table-cell office:value-type="float" office:value="5.8266666666667">
                <text:p>5.82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91000000000004">
                <text:p>-7.91000000000004</text:p>
              </table:table-cell>
              <table:table-cell office:value-type="float" office:value="-3.09111111111112">
                <text:p>-3.09111111111112</text:p>
              </table:table-cell>
              <table:table-cell office:value-type="float" office:value="5.81888888888892">
                <text:p>5.81888888888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.90000000000005">
                <text:p>-7.90000000000005</text:p>
              </table:table-cell>
              <table:table-cell office:value-type="float" office:value="-3.0888888888889">
                <text:p>-3.0888888888889</text:p>
              </table:table-cell>
              <table:table-cell office:value-type="float" office:value="5.81111111111115">
                <text:p>5.811111111111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89000000000005">
                <text:p>-7.89000000000005</text:p>
              </table:table-cell>
              <table:table-cell office:value-type="float" office:value="-3.08666666666668">
                <text:p>-3.08666666666668</text:p>
              </table:table-cell>
              <table:table-cell office:value-type="float" office:value="5.80333333333337">
                <text:p>5.803333333333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.88000000000005">
                <text:p>-7.88000000000005</text:p>
              </table:table-cell>
              <table:table-cell office:value-type="float" office:value="-3.08444444444445">
                <text:p>-3.08444444444445</text:p>
              </table:table-cell>
              <table:table-cell office:value-type="float" office:value="5.79555555555559">
                <text:p>5.79555555555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.87000000000005">
                <text:p>-7.87000000000005</text:p>
              </table:table-cell>
              <table:table-cell office:value-type="float" office:value="-3.08222222222223">
                <text:p>-3.08222222222223</text:p>
              </table:table-cell>
              <table:table-cell office:value-type="float" office:value="5.78777777777781">
                <text:p>5.787777777777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.86000000000005">
                <text:p>-7.86000000000005</text:p>
              </table:table-cell>
              <table:table-cell office:value-type="float" office:value="-3.08000000000001">
                <text:p>-3.08000000000001</text:p>
              </table:table-cell>
              <table:table-cell office:value-type="float" office:value="5.78000000000004">
                <text:p>5.78000000000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.85000000000005">
                <text:p>-7.85000000000005</text:p>
              </table:table-cell>
              <table:table-cell office:value-type="float" office:value="-3.07777777777779">
                <text:p>-3.07777777777779</text:p>
              </table:table-cell>
              <table:table-cell office:value-type="float" office:value="5.77222222222226">
                <text:p>5.772222222222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.84000000000005">
                <text:p>-7.84000000000005</text:p>
              </table:table-cell>
              <table:table-cell office:value-type="float" office:value="-3.07555555555557">
                <text:p>-3.07555555555557</text:p>
              </table:table-cell>
              <table:table-cell office:value-type="float" office:value="5.76444444444448">
                <text:p>5.76444444444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.83000000000005">
                <text:p>-7.83000000000005</text:p>
              </table:table-cell>
              <table:table-cell office:value-type="float" office:value="-3.07333333333334">
                <text:p>-3.07333333333334</text:p>
              </table:table-cell>
              <table:table-cell office:value-type="float" office:value="5.7566666666667">
                <text:p>5.75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.82000000000005">
                <text:p>-7.82000000000005</text:p>
              </table:table-cell>
              <table:table-cell office:value-type="float" office:value="-3.07111111111112">
                <text:p>-3.07111111111112</text:p>
              </table:table-cell>
              <table:table-cell office:value-type="float" office:value="5.74888888888893">
                <text:p>5.748888888888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.81000000000005">
                <text:p>-7.81000000000005</text:p>
              </table:table-cell>
              <table:table-cell office:value-type="float" office:value="-3.0688888888889">
                <text:p>-3.0688888888889</text:p>
              </table:table-cell>
              <table:table-cell office:value-type="float" office:value="5.74111111111115">
                <text:p>5.741111111111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.80000000000005">
                <text:p>-7.80000000000005</text:p>
              </table:table-cell>
              <table:table-cell office:value-type="float" office:value="-3.06666666666668">
                <text:p>-3.06666666666668</text:p>
              </table:table-cell>
              <table:table-cell office:value-type="float" office:value="5.73333333333337">
                <text:p>5.73333333333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.79000000000005">
                <text:p>-7.79000000000005</text:p>
              </table:table-cell>
              <table:table-cell office:value-type="float" office:value="-3.06444444444445">
                <text:p>-3.06444444444445</text:p>
              </table:table-cell>
              <table:table-cell office:value-type="float" office:value="5.72555555555559">
                <text:p>5.725555555555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.78000000000005">
                <text:p>-7.78000000000005</text:p>
              </table:table-cell>
              <table:table-cell office:value-type="float" office:value="-3.06222222222223">
                <text:p>-3.06222222222223</text:p>
              </table:table-cell>
              <table:table-cell office:value-type="float" office:value="5.71777777777782">
                <text:p>5.717777777777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.77000000000005">
                <text:p>-7.77000000000005</text:p>
              </table:table-cell>
              <table:table-cell office:value-type="float" office:value="-3.06000000000001">
                <text:p>-3.06000000000001</text:p>
              </table:table-cell>
              <table:table-cell office:value-type="float" office:value="5.71000000000004">
                <text:p>5.710000000000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.76000000000005">
                <text:p>-7.76000000000005</text:p>
              </table:table-cell>
              <table:table-cell office:value-type="float" office:value="-3.05777777777779">
                <text:p>-3.05777777777779</text:p>
              </table:table-cell>
              <table:table-cell office:value-type="float" office:value="5.70222222222226">
                <text:p>5.702222222222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.75000000000005">
                <text:p>-7.75000000000005</text:p>
              </table:table-cell>
              <table:table-cell office:value-type="float" office:value="-3.05555555555557">
                <text:p>-3.05555555555557</text:p>
              </table:table-cell>
              <table:table-cell office:value-type="float" office:value="5.69444444444448">
                <text:p>5.694444444444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.74000000000005">
                <text:p>-7.74000000000005</text:p>
              </table:table-cell>
              <table:table-cell office:value-type="float" office:value="-3.05333333333334">
                <text:p>-3.05333333333334</text:p>
              </table:table-cell>
              <table:table-cell office:value-type="float" office:value="5.6866666666667">
                <text:p>5.68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.73000000000005">
                <text:p>-7.73000000000005</text:p>
              </table:table-cell>
              <table:table-cell office:value-type="float" office:value="-3.05111111111112">
                <text:p>-3.05111111111112</text:p>
              </table:table-cell>
              <table:table-cell office:value-type="float" office:value="5.67888888888893">
                <text:p>5.678888888888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.72000000000005">
                <text:p>-7.72000000000005</text:p>
              </table:table-cell>
              <table:table-cell office:value-type="float" office:value="-3.0488888888889">
                <text:p>-3.0488888888889</text:p>
              </table:table-cell>
              <table:table-cell office:value-type="float" office:value="5.67111111111115">
                <text:p>5.67111111111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.71000000000005">
                <text:p>-7.71000000000005</text:p>
              </table:table-cell>
              <table:table-cell office:value-type="float" office:value="-3.04666666666668">
                <text:p>-3.04666666666668</text:p>
              </table:table-cell>
              <table:table-cell office:value-type="float" office:value="5.66333333333337">
                <text:p>5.66333333333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.70000000000005">
                <text:p>-7.70000000000005</text:p>
              </table:table-cell>
              <table:table-cell office:value-type="float" office:value="-3.04444444444445">
                <text:p>-3.04444444444445</text:p>
              </table:table-cell>
              <table:table-cell office:value-type="float" office:value="5.65555555555559">
                <text:p>5.655555555555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.69000000000005">
                <text:p>-7.69000000000005</text:p>
              </table:table-cell>
              <table:table-cell office:value-type="float" office:value="-3.04222222222223">
                <text:p>-3.04222222222223</text:p>
              </table:table-cell>
              <table:table-cell office:value-type="float" office:value="5.64777777777782">
                <text:p>5.647777777777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.68000000000005">
                <text:p>-7.68000000000005</text:p>
              </table:table-cell>
              <table:table-cell office:value-type="float" office:value="-3.04000000000001">
                <text:p>-3.04000000000001</text:p>
              </table:table-cell>
              <table:table-cell office:value-type="float" office:value="5.64000000000004">
                <text:p>5.6400000000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67000000000005">
                <text:p>-7.67000000000005</text:p>
              </table:table-cell>
              <table:table-cell office:value-type="float" office:value="-3.03777777777779">
                <text:p>-3.03777777777779</text:p>
              </table:table-cell>
              <table:table-cell office:value-type="float" office:value="5.63222222222226">
                <text:p>5.63222222222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.66000000000005">
                <text:p>-7.66000000000005</text:p>
              </table:table-cell>
              <table:table-cell office:value-type="float" office:value="-3.03555555555557">
                <text:p>-3.03555555555557</text:p>
              </table:table-cell>
              <table:table-cell office:value-type="float" office:value="5.62444444444448">
                <text:p>5.624444444444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.65000000000005">
                <text:p>-7.65000000000005</text:p>
              </table:table-cell>
              <table:table-cell office:value-type="float" office:value="-3.03333333333334">
                <text:p>-3.03333333333334</text:p>
              </table:table-cell>
              <table:table-cell office:value-type="float" office:value="5.61666666666671">
                <text:p>5.616666666666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.64000000000005">
                <text:p>-7.64000000000005</text:p>
              </table:table-cell>
              <table:table-cell office:value-type="float" office:value="-3.03111111111112">
                <text:p>-3.03111111111112</text:p>
              </table:table-cell>
              <table:table-cell office:value-type="float" office:value="5.60888888888893">
                <text:p>5.608888888888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.63000000000005">
                <text:p>-7.63000000000005</text:p>
              </table:table-cell>
              <table:table-cell office:value-type="float" office:value="-3.0288888888889">
                <text:p>-3.0288888888889</text:p>
              </table:table-cell>
              <table:table-cell office:value-type="float" office:value="5.60111111111115">
                <text:p>5.601111111111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.62000000000005">
                <text:p>-7.62000000000005</text:p>
              </table:table-cell>
              <table:table-cell office:value-type="float" office:value="-3.02666666666668">
                <text:p>-3.02666666666668</text:p>
              </table:table-cell>
              <table:table-cell office:value-type="float" office:value="5.59333333333337">
                <text:p>5.593333333333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.61000000000005">
                <text:p>-7.61000000000005</text:p>
              </table:table-cell>
              <table:table-cell office:value-type="float" office:value="-3.02444444444446">
                <text:p>-3.02444444444446</text:p>
              </table:table-cell>
              <table:table-cell office:value-type="float" office:value="5.5855555555556">
                <text:p>5.5855555555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.60000000000005">
                <text:p>-7.60000000000005</text:p>
              </table:table-cell>
              <table:table-cell office:value-type="float" office:value="-3.02222222222223">
                <text:p>-3.02222222222223</text:p>
              </table:table-cell>
              <table:table-cell office:value-type="float" office:value="5.57777777777782">
                <text:p>5.577777777777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.59000000000005">
                <text:p>-7.59000000000005</text:p>
              </table:table-cell>
              <table:table-cell office:value-type="float" office:value="-3.02000000000001">
                <text:p>-3.02000000000001</text:p>
              </table:table-cell>
              <table:table-cell office:value-type="float" office:value="5.57000000000004">
                <text:p>5.57000000000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.58000000000005">
                <text:p>-7.58000000000005</text:p>
              </table:table-cell>
              <table:table-cell office:value-type="float" office:value="-3.01777777777779">
                <text:p>-3.01777777777779</text:p>
              </table:table-cell>
              <table:table-cell office:value-type="float" office:value="5.56222222222226">
                <text:p>5.56222222222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.57000000000005">
                <text:p>-7.57000000000005</text:p>
              </table:table-cell>
              <table:table-cell office:value-type="float" office:value="-3.01555555555557">
                <text:p>-3.01555555555557</text:p>
              </table:table-cell>
              <table:table-cell office:value-type="float" office:value="5.55444444444449">
                <text:p>5.554444444444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.56000000000005">
                <text:p>-7.56000000000005</text:p>
              </table:table-cell>
              <table:table-cell office:value-type="float" office:value="-3.01333333333334">
                <text:p>-3.01333333333334</text:p>
              </table:table-cell>
              <table:table-cell office:value-type="float" office:value="5.54666666666671">
                <text:p>5.546666666666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.55000000000005">
                <text:p>-7.55000000000005</text:p>
              </table:table-cell>
              <table:table-cell office:value-type="float" office:value="-3.01111111111112">
                <text:p>-3.01111111111112</text:p>
              </table:table-cell>
              <table:table-cell office:value-type="float" office:value="5.53888888888893">
                <text:p>5.538888888888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.54000000000005">
                <text:p>-7.54000000000005</text:p>
              </table:table-cell>
              <table:table-cell office:value-type="float" office:value="-3.0088888888889">
                <text:p>-3.0088888888889</text:p>
              </table:table-cell>
              <table:table-cell office:value-type="float" office:value="5.53111111111115">
                <text:p>5.531111111111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.53000000000005">
                <text:p>-7.53000000000005</text:p>
              </table:table-cell>
              <table:table-cell office:value-type="float" office:value="-3.00666666666668">
                <text:p>-3.00666666666668</text:p>
              </table:table-cell>
              <table:table-cell office:value-type="float" office:value="5.52333333333338">
                <text:p>5.523333333333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.52000000000005">
                <text:p>-7.52000000000005</text:p>
              </table:table-cell>
              <table:table-cell office:value-type="float" office:value="-3.00444444444446">
                <text:p>-3.00444444444446</text:p>
              </table:table-cell>
              <table:table-cell office:value-type="float" office:value="5.5155555555556">
                <text:p>5.5155555555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.51000000000005">
                <text:p>-7.51000000000005</text:p>
              </table:table-cell>
              <table:table-cell office:value-type="float" office:value="-3.00222222222223">
                <text:p>-3.00222222222223</text:p>
              </table:table-cell>
              <table:table-cell office:value-type="float" office:value="5.50777777777782">
                <text:p>5.507777777777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.50000000000005">
                <text:p>-7.50000000000005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5.50000000000004">
                <text:p>5.500000000000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.49000000000005">
                <text:p>-7.49000000000005</text:p>
              </table:table-cell>
              <table:table-cell office:value-type="float" office:value="-2.99777777777779">
                <text:p>-2.99777777777779</text:p>
              </table:table-cell>
              <table:table-cell office:value-type="float" office:value="5.49222222222226">
                <text:p>5.492222222222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.48000000000005">
                <text:p>-7.48000000000005</text:p>
              </table:table-cell>
              <table:table-cell office:value-type="float" office:value="-2.99555555555557">
                <text:p>-2.99555555555557</text:p>
              </table:table-cell>
              <table:table-cell office:value-type="float" office:value="5.48444444444449">
                <text:p>5.484444444444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.47000000000005">
                <text:p>-7.47000000000005</text:p>
              </table:table-cell>
              <table:table-cell office:value-type="float" office:value="-2.99333333333335">
                <text:p>-2.99333333333335</text:p>
              </table:table-cell>
              <table:table-cell office:value-type="float" office:value="5.47666666666671">
                <text:p>5.476666666666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.46000000000005">
                <text:p>-7.46000000000005</text:p>
              </table:table-cell>
              <table:table-cell office:value-type="float" office:value="-2.99111111111112">
                <text:p>-2.99111111111112</text:p>
              </table:table-cell>
              <table:table-cell office:value-type="float" office:value="5.46888888888893">
                <text:p>5.468888888888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.45000000000005">
                <text:p>-7.45000000000005</text:p>
              </table:table-cell>
              <table:table-cell office:value-type="float" office:value="-2.9888888888889">
                <text:p>-2.9888888888889</text:p>
              </table:table-cell>
              <table:table-cell office:value-type="float" office:value="5.46111111111115">
                <text:p>5.461111111111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.44000000000005">
                <text:p>-7.44000000000005</text:p>
              </table:table-cell>
              <table:table-cell office:value-type="float" office:value="-2.98666666666668">
                <text:p>-2.98666666666668</text:p>
              </table:table-cell>
              <table:table-cell office:value-type="float" office:value="5.45333333333338">
                <text:p>5.453333333333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.43000000000006">
                <text:p>-7.43000000000006</text:p>
              </table:table-cell>
              <table:table-cell office:value-type="float" office:value="-2.98444444444446">
                <text:p>-2.98444444444446</text:p>
              </table:table-cell>
              <table:table-cell office:value-type="float" office:value="5.4455555555556">
                <text:p>5.4455555555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.42000000000006">
                <text:p>-7.42000000000006</text:p>
              </table:table-cell>
              <table:table-cell office:value-type="float" office:value="-2.98222222222223">
                <text:p>-2.98222222222223</text:p>
              </table:table-cell>
              <table:table-cell office:value-type="float" office:value="5.43777777777782">
                <text:p>5.437777777777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.41000000000006">
                <text:p>-7.41000000000006</text:p>
              </table:table-cell>
              <table:table-cell office:value-type="float" office:value="-2.98000000000001">
                <text:p>-2.98000000000001</text:p>
              </table:table-cell>
              <table:table-cell office:value-type="float" office:value="5.43000000000004">
                <text:p>5.430000000000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.40000000000006">
                <text:p>-7.40000000000006</text:p>
              </table:table-cell>
              <table:table-cell office:value-type="float" office:value="-2.97777777777779">
                <text:p>-2.97777777777779</text:p>
              </table:table-cell>
              <table:table-cell office:value-type="float" office:value="5.42222222222227">
                <text:p>5.422222222222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.39000000000006">
                <text:p>-7.39000000000006</text:p>
              </table:table-cell>
              <table:table-cell office:value-type="float" office:value="-2.97555555555557">
                <text:p>-2.97555555555557</text:p>
              </table:table-cell>
              <table:table-cell office:value-type="float" office:value="5.41444444444449">
                <text:p>5.414444444444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.38000000000006">
                <text:p>-7.38000000000006</text:p>
              </table:table-cell>
              <table:table-cell office:value-type="float" office:value="-2.97333333333335">
                <text:p>-2.97333333333335</text:p>
              </table:table-cell>
              <table:table-cell office:value-type="float" office:value="5.40666666666671">
                <text:p>5.406666666666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37000000000006">
                <text:p>-7.37000000000006</text:p>
              </table:table-cell>
              <table:table-cell office:value-type="float" office:value="-2.97111111111112">
                <text:p>-2.97111111111112</text:p>
              </table:table-cell>
              <table:table-cell office:value-type="float" office:value="5.39888888888893">
                <text:p>5.398888888888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.36000000000006">
                <text:p>-7.36000000000006</text:p>
              </table:table-cell>
              <table:table-cell office:value-type="float" office:value="-2.9688888888889">
                <text:p>-2.9688888888889</text:p>
              </table:table-cell>
              <table:table-cell office:value-type="float" office:value="5.39111111111116">
                <text:p>5.39111111111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35000000000006">
                <text:p>-7.35000000000006</text:p>
              </table:table-cell>
              <table:table-cell office:value-type="float" office:value="-2.96666666666668">
                <text:p>-2.96666666666668</text:p>
              </table:table-cell>
              <table:table-cell office:value-type="float" office:value="5.38333333333338">
                <text:p>5.383333333333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.34000000000006">
                <text:p>-7.34000000000006</text:p>
              </table:table-cell>
              <table:table-cell office:value-type="float" office:value="-2.96444444444446">
                <text:p>-2.96444444444446</text:p>
              </table:table-cell>
              <table:table-cell office:value-type="float" office:value="5.3755555555556">
                <text:p>5.37555555555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.33000000000006">
                <text:p>-7.33000000000006</text:p>
              </table:table-cell>
              <table:table-cell office:value-type="float" office:value="-2.96222222222223">
                <text:p>-2.96222222222223</text:p>
              </table:table-cell>
              <table:table-cell office:value-type="float" office:value="5.36777777777782">
                <text:p>5.367777777777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.32000000000006">
                <text:p>-7.32000000000006</text:p>
              </table:table-cell>
              <table:table-cell office:value-type="float" office:value="-2.96000000000001">
                <text:p>-2.96000000000001</text:p>
              </table:table-cell>
              <table:table-cell office:value-type="float" office:value="5.36000000000005">
                <text:p>5.36000000000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.31000000000006">
                <text:p>-7.31000000000006</text:p>
              </table:table-cell>
              <table:table-cell office:value-type="float" office:value="-2.95777777777779">
                <text:p>-2.95777777777779</text:p>
              </table:table-cell>
              <table:table-cell office:value-type="float" office:value="5.35222222222227">
                <text:p>5.35222222222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.30000000000006">
                <text:p>-7.30000000000006</text:p>
              </table:table-cell>
              <table:table-cell office:value-type="float" office:value="-2.95555555555557">
                <text:p>-2.95555555555557</text:p>
              </table:table-cell>
              <table:table-cell office:value-type="float" office:value="5.34444444444449">
                <text:p>5.344444444444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.29000000000006">
                <text:p>-7.29000000000006</text:p>
              </table:table-cell>
              <table:table-cell office:value-type="float" office:value="-2.95333333333335">
                <text:p>-2.95333333333335</text:p>
              </table:table-cell>
              <table:table-cell office:value-type="float" office:value="5.33666666666671">
                <text:p>5.336666666666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.28000000000006">
                <text:p>-7.28000000000006</text:p>
              </table:table-cell>
              <table:table-cell office:value-type="float" office:value="-2.95111111111112">
                <text:p>-2.95111111111112</text:p>
              </table:table-cell>
              <table:table-cell office:value-type="float" office:value="5.32888888888893">
                <text:p>5.32888888888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.27000000000006">
                <text:p>-7.27000000000006</text:p>
              </table:table-cell>
              <table:table-cell office:value-type="float" office:value="-2.9488888888889">
                <text:p>-2.9488888888889</text:p>
              </table:table-cell>
              <table:table-cell office:value-type="float" office:value="5.32111111111116">
                <text:p>5.32111111111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.26000000000006">
                <text:p>-7.26000000000006</text:p>
              </table:table-cell>
              <table:table-cell office:value-type="float" office:value="-2.94666666666668">
                <text:p>-2.94666666666668</text:p>
              </table:table-cell>
              <table:table-cell office:value-type="float" office:value="5.31333333333338">
                <text:p>5.31333333333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.25000000000006">
                <text:p>-7.25000000000006</text:p>
              </table:table-cell>
              <table:table-cell office:value-type="float" office:value="-2.94444444444446">
                <text:p>-2.94444444444446</text:p>
              </table:table-cell>
              <table:table-cell office:value-type="float" office:value="5.3055555555556">
                <text:p>5.3055555555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.24000000000006">
                <text:p>-7.24000000000006</text:p>
              </table:table-cell>
              <table:table-cell office:value-type="float" office:value="-2.94222222222224">
                <text:p>-2.94222222222224</text:p>
              </table:table-cell>
              <table:table-cell office:value-type="float" office:value="5.29777777777782">
                <text:p>5.297777777777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.23000000000006">
                <text:p>-7.23000000000006</text:p>
              </table:table-cell>
              <table:table-cell office:value-type="float" office:value="-2.94000000000001">
                <text:p>-2.94000000000001</text:p>
              </table:table-cell>
              <table:table-cell office:value-type="float" office:value="5.29000000000005">
                <text:p>5.290000000000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.22000000000006">
                <text:p>-7.22000000000006</text:p>
              </table:table-cell>
              <table:table-cell office:value-type="float" office:value="-2.93777777777779">
                <text:p>-2.93777777777779</text:p>
              </table:table-cell>
              <table:table-cell office:value-type="float" office:value="5.28222222222227">
                <text:p>5.282222222222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.21000000000006">
                <text:p>-7.21000000000006</text:p>
              </table:table-cell>
              <table:table-cell office:value-type="float" office:value="-2.93555555555557">
                <text:p>-2.93555555555557</text:p>
              </table:table-cell>
              <table:table-cell office:value-type="float" office:value="5.27444444444449">
                <text:p>5.274444444444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.20000000000006">
                <text:p>-7.20000000000006</text:p>
              </table:table-cell>
              <table:table-cell office:value-type="float" office:value="-2.93333333333335">
                <text:p>-2.93333333333335</text:p>
              </table:table-cell>
              <table:table-cell office:value-type="float" office:value="5.26666666666671">
                <text:p>5.266666666666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19000000000006">
                <text:p>-7.19000000000006</text:p>
              </table:table-cell>
              <table:table-cell office:value-type="float" office:value="-2.93111111111112">
                <text:p>-2.93111111111112</text:p>
              </table:table-cell>
              <table:table-cell office:value-type="float" office:value="5.25888888888894">
                <text:p>5.25888888888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18000000000006">
                <text:p>-7.18000000000006</text:p>
              </table:table-cell>
              <table:table-cell office:value-type="float" office:value="-2.9288888888889">
                <text:p>-2.9288888888889</text:p>
              </table:table-cell>
              <table:table-cell office:value-type="float" office:value="5.25111111111116">
                <text:p>5.251111111111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17000000000006">
                <text:p>-7.17000000000006</text:p>
              </table:table-cell>
              <table:table-cell office:value-type="float" office:value="-2.92666666666668">
                <text:p>-2.92666666666668</text:p>
              </table:table-cell>
              <table:table-cell office:value-type="float" office:value="5.24333333333338">
                <text:p>5.243333333333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16000000000006">
                <text:p>-7.16000000000006</text:p>
              </table:table-cell>
              <table:table-cell office:value-type="float" office:value="-2.92444444444446">
                <text:p>-2.92444444444446</text:p>
              </table:table-cell>
              <table:table-cell office:value-type="float" office:value="5.2355555555556">
                <text:p>5.2355555555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15000000000006">
                <text:p>-7.15000000000006</text:p>
              </table:table-cell>
              <table:table-cell office:value-type="float" office:value="-2.92222222222224">
                <text:p>-2.92222222222224</text:p>
              </table:table-cell>
              <table:table-cell office:value-type="float" office:value="5.22777777777783">
                <text:p>5.227777777777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14000000000006">
                <text:p>-7.14000000000006</text:p>
              </table:table-cell>
              <table:table-cell office:value-type="float" office:value="-2.92000000000001">
                <text:p>-2.92000000000001</text:p>
              </table:table-cell>
              <table:table-cell office:value-type="float" office:value="5.22000000000005">
                <text:p>5.220000000000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13000000000006">
                <text:p>-7.13000000000006</text:p>
              </table:table-cell>
              <table:table-cell office:value-type="float" office:value="-2.91777777777779">
                <text:p>-2.91777777777779</text:p>
              </table:table-cell>
              <table:table-cell office:value-type="float" office:value="5.21222222222227">
                <text:p>5.212222222222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12000000000006">
                <text:p>-7.12000000000006</text:p>
              </table:table-cell>
              <table:table-cell office:value-type="float" office:value="-2.91555555555557">
                <text:p>-2.91555555555557</text:p>
              </table:table-cell>
              <table:table-cell office:value-type="float" office:value="5.20444444444449">
                <text:p>5.204444444444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1000000000006">
                <text:p>-7.11000000000006</text:p>
              </table:table-cell>
              <table:table-cell office:value-type="float" office:value="-2.91333333333335">
                <text:p>-2.91333333333335</text:p>
              </table:table-cell>
              <table:table-cell office:value-type="float" office:value="5.19666666666671">
                <text:p>5.196666666666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.10000000000006">
                <text:p>-7.10000000000006</text:p>
              </table:table-cell>
              <table:table-cell office:value-type="float" office:value="-2.91111111111112">
                <text:p>-2.91111111111112</text:p>
              </table:table-cell>
              <table:table-cell office:value-type="float" office:value="5.18888888888894">
                <text:p>5.188888888888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.09000000000006">
                <text:p>-7.09000000000006</text:p>
              </table:table-cell>
              <table:table-cell office:value-type="float" office:value="-2.9088888888889">
                <text:p>-2.9088888888889</text:p>
              </table:table-cell>
              <table:table-cell office:value-type="float" office:value="5.18111111111116">
                <text:p>5.181111111111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.08000000000006">
                <text:p>-7.08000000000006</text:p>
              </table:table-cell>
              <table:table-cell office:value-type="float" office:value="-2.90666666666668">
                <text:p>-2.90666666666668</text:p>
              </table:table-cell>
              <table:table-cell office:value-type="float" office:value="5.17333333333338">
                <text:p>5.173333333333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.07000000000006">
                <text:p>-7.07000000000006</text:p>
              </table:table-cell>
              <table:table-cell office:value-type="float" office:value="-2.90444444444446">
                <text:p>-2.90444444444446</text:p>
              </table:table-cell>
              <table:table-cell office:value-type="float" office:value="5.1655555555556">
                <text:p>5.16555555555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.06000000000006">
                <text:p>-7.06000000000006</text:p>
              </table:table-cell>
              <table:table-cell office:value-type="float" office:value="-2.90222222222224">
                <text:p>-2.90222222222224</text:p>
              </table:table-cell>
              <table:table-cell office:value-type="float" office:value="5.15777777777783">
                <text:p>5.157777777777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.05000000000006">
                <text:p>-7.05000000000006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5.15000000000005">
                <text:p>5.150000000000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.04000000000006">
                <text:p>-7.04000000000006</text:p>
              </table:table-cell>
              <table:table-cell office:value-type="float" office:value="-2.89777777777779">
                <text:p>-2.89777777777779</text:p>
              </table:table-cell>
              <table:table-cell office:value-type="float" office:value="5.14222222222227">
                <text:p>5.142222222222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.03000000000006">
                <text:p>-7.03000000000006</text:p>
              </table:table-cell>
              <table:table-cell office:value-type="float" office:value="-2.89555555555557">
                <text:p>-2.89555555555557</text:p>
              </table:table-cell>
              <table:table-cell office:value-type="float" office:value="5.13444444444449">
                <text:p>5.134444444444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.02000000000006">
                <text:p>-7.02000000000006</text:p>
              </table:table-cell>
              <table:table-cell office:value-type="float" office:value="-2.89333333333335">
                <text:p>-2.89333333333335</text:p>
              </table:table-cell>
              <table:table-cell office:value-type="float" office:value="5.12666666666672">
                <text:p>5.126666666666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.01000000000006">
                <text:p>-7.01000000000006</text:p>
              </table:table-cell>
              <table:table-cell office:value-type="float" office:value="-2.89111111111112">
                <text:p>-2.89111111111112</text:p>
              </table:table-cell>
              <table:table-cell office:value-type="float" office:value="5.11888888888894">
                <text:p>5.118888888888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.00000000000006">
                <text:p>-7.00000000000006</text:p>
              </table:table-cell>
              <table:table-cell office:value-type="float" office:value="-2.8888888888889">
                <text:p>-2.8888888888889</text:p>
              </table:table-cell>
              <table:table-cell office:value-type="float" office:value="5.11111111111116">
                <text:p>5.111111111111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6.99000000000006">
                <text:p>-6.99000000000006</text:p>
              </table:table-cell>
              <table:table-cell office:value-type="float" office:value="-2.88666666666668">
                <text:p>-2.88666666666668</text:p>
              </table:table-cell>
              <table:table-cell office:value-type="float" office:value="5.10333333333338">
                <text:p>5.103333333333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6.98000000000006">
                <text:p>-6.98000000000006</text:p>
              </table:table-cell>
              <table:table-cell office:value-type="float" office:value="-2.88444444444446">
                <text:p>-2.88444444444446</text:p>
              </table:table-cell>
              <table:table-cell office:value-type="float" office:value="5.09555555555561">
                <text:p>5.095555555555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6.97000000000006">
                <text:p>-6.97000000000006</text:p>
              </table:table-cell>
              <table:table-cell office:value-type="float" office:value="-2.88222222222224">
                <text:p>-2.88222222222224</text:p>
              </table:table-cell>
              <table:table-cell office:value-type="float" office:value="5.08777777777783">
                <text:p>5.087777777777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.96000000000007">
                <text:p>-6.96000000000007</text:p>
              </table:table-cell>
              <table:table-cell office:value-type="float" office:value="-2.88000000000001">
                <text:p>-2.88000000000001</text:p>
              </table:table-cell>
              <table:table-cell office:value-type="float" office:value="5.08000000000005">
                <text:p>5.080000000000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6.95000000000007">
                <text:p>-6.95000000000007</text:p>
              </table:table-cell>
              <table:table-cell office:value-type="float" office:value="-2.87777777777779">
                <text:p>-2.87777777777779</text:p>
              </table:table-cell>
              <table:table-cell office:value-type="float" office:value="5.07222222222227">
                <text:p>5.072222222222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6.94000000000007">
                <text:p>-6.94000000000007</text:p>
              </table:table-cell>
              <table:table-cell office:value-type="float" office:value="-2.87555555555557">
                <text:p>-2.87555555555557</text:p>
              </table:table-cell>
              <table:table-cell office:value-type="float" office:value="5.0644444444445">
                <text:p>5.06444444444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6.93000000000007">
                <text:p>-6.93000000000007</text:p>
              </table:table-cell>
              <table:table-cell office:value-type="float" office:value="-2.87333333333335">
                <text:p>-2.87333333333335</text:p>
              </table:table-cell>
              <table:table-cell office:value-type="float" office:value="5.05666666666672">
                <text:p>5.056666666666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.92000000000007">
                <text:p>-6.92000000000007</text:p>
              </table:table-cell>
              <table:table-cell office:value-type="float" office:value="-2.87111111111113">
                <text:p>-2.87111111111113</text:p>
              </table:table-cell>
              <table:table-cell office:value-type="float" office:value="5.04888888888894">
                <text:p>5.048888888888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6.91000000000007">
                <text:p>-6.91000000000007</text:p>
              </table:table-cell>
              <table:table-cell office:value-type="float" office:value="-2.8688888888889">
                <text:p>-2.8688888888889</text:p>
              </table:table-cell>
              <table:table-cell office:value-type="float" office:value="5.04111111111116">
                <text:p>5.041111111111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.90000000000007">
                <text:p>-6.90000000000007</text:p>
              </table:table-cell>
              <table:table-cell office:value-type="float" office:value="-2.86666666666668">
                <text:p>-2.86666666666668</text:p>
              </table:table-cell>
              <table:table-cell office:value-type="float" office:value="5.03333333333339">
                <text:p>5.033333333333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6.89000000000007">
                <text:p>-6.89000000000007</text:p>
              </table:table-cell>
              <table:table-cell office:value-type="float" office:value="-2.86444444444446">
                <text:p>-2.86444444444446</text:p>
              </table:table-cell>
              <table:table-cell office:value-type="float" office:value="5.02555555555561">
                <text:p>5.025555555555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.88000000000007">
                <text:p>-6.88000000000007</text:p>
              </table:table-cell>
              <table:table-cell office:value-type="float" office:value="-2.86222222222224">
                <text:p>-2.86222222222224</text:p>
              </table:table-cell>
              <table:table-cell office:value-type="float" office:value="5.01777777777783">
                <text:p>5.017777777777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6.87000000000007">
                <text:p>-6.87000000000007</text:p>
              </table:table-cell>
              <table:table-cell office:value-type="float" office:value="-2.86000000000001">
                <text:p>-2.86000000000001</text:p>
              </table:table-cell>
              <table:table-cell office:value-type="float" office:value="5.01000000000005">
                <text:p>5.010000000000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.86000000000007">
                <text:p>-6.86000000000007</text:p>
              </table:table-cell>
              <table:table-cell office:value-type="float" office:value="-2.85777777777779">
                <text:p>-2.85777777777779</text:p>
              </table:table-cell>
              <table:table-cell office:value-type="float" office:value="5.00222222222227">
                <text:p>5.002222222222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6.85000000000007">
                <text:p>-6.85000000000007</text:p>
              </table:table-cell>
              <table:table-cell office:value-type="float" office:value="-2.85555555555557">
                <text:p>-2.85555555555557</text:p>
              </table:table-cell>
              <table:table-cell office:value-type="float" office:value="4.9944444444445">
                <text:p>4.99444444444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6.84000000000007">
                <text:p>-6.84000000000007</text:p>
              </table:table-cell>
              <table:table-cell office:value-type="float" office:value="-2.85333333333335">
                <text:p>-2.85333333333335</text:p>
              </table:table-cell>
              <table:table-cell office:value-type="float" office:value="4.98666666666672">
                <text:p>4.986666666666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6.83000000000007">
                <text:p>-6.83000000000007</text:p>
              </table:table-cell>
              <table:table-cell office:value-type="float" office:value="-2.85111111111113">
                <text:p>-2.85111111111113</text:p>
              </table:table-cell>
              <table:table-cell office:value-type="float" office:value="4.97888888888894">
                <text:p>4.978888888888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6.82000000000007">
                <text:p>-6.82000000000007</text:p>
              </table:table-cell>
              <table:table-cell office:value-type="float" office:value="-2.8488888888889">
                <text:p>-2.8488888888889</text:p>
              </table:table-cell>
              <table:table-cell office:value-type="float" office:value="4.97111111111116">
                <text:p>4.971111111111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6.81000000000007">
                <text:p>-6.81000000000007</text:p>
              </table:table-cell>
              <table:table-cell office:value-type="float" office:value="-2.84666666666668">
                <text:p>-2.84666666666668</text:p>
              </table:table-cell>
              <table:table-cell office:value-type="float" office:value="4.96333333333339">
                <text:p>4.963333333333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.80000000000007">
                <text:p>-6.80000000000007</text:p>
              </table:table-cell>
              <table:table-cell office:value-type="float" office:value="-2.84444444444446">
                <text:p>-2.84444444444446</text:p>
              </table:table-cell>
              <table:table-cell office:value-type="float" office:value="4.95555555555561">
                <text:p>4.955555555555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.79000000000007">
                <text:p>-6.79000000000007</text:p>
              </table:table-cell>
              <table:table-cell office:value-type="float" office:value="-2.84222222222224">
                <text:p>-2.84222222222224</text:p>
              </table:table-cell>
              <table:table-cell office:value-type="float" office:value="4.94777777777783">
                <text:p>4.947777777777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6.78000000000007">
                <text:p>-6.78000000000007</text:p>
              </table:table-cell>
              <table:table-cell office:value-type="float" office:value="-2.84000000000001">
                <text:p>-2.84000000000001</text:p>
              </table:table-cell>
              <table:table-cell office:value-type="float" office:value="4.94000000000005">
                <text:p>4.940000000000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6.77000000000007">
                <text:p>-6.77000000000007</text:p>
              </table:table-cell>
              <table:table-cell office:value-type="float" office:value="-2.83777777777779">
                <text:p>-2.83777777777779</text:p>
              </table:table-cell>
              <table:table-cell office:value-type="float" office:value="4.93222222222228">
                <text:p>4.932222222222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.76000000000007">
                <text:p>-6.76000000000007</text:p>
              </table:table-cell>
              <table:table-cell office:value-type="float" office:value="-2.83555555555557">
                <text:p>-2.83555555555557</text:p>
              </table:table-cell>
              <table:table-cell office:value-type="float" office:value="4.9244444444445">
                <text:p>4.92444444444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.75000000000007">
                <text:p>-6.75000000000007</text:p>
              </table:table-cell>
              <table:table-cell office:value-type="float" office:value="-2.83333333333335">
                <text:p>-2.83333333333335</text:p>
              </table:table-cell>
              <table:table-cell office:value-type="float" office:value="4.91666666666672">
                <text:p>4.916666666666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.74000000000007">
                <text:p>-6.74000000000007</text:p>
              </table:table-cell>
              <table:table-cell office:value-type="float" office:value="-2.83111111111113">
                <text:p>-2.83111111111113</text:p>
              </table:table-cell>
              <table:table-cell office:value-type="float" office:value="4.90888888888894">
                <text:p>4.908888888888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.73000000000007">
                <text:p>-6.73000000000007</text:p>
              </table:table-cell>
              <table:table-cell office:value-type="float" office:value="-2.8288888888889">
                <text:p>-2.8288888888889</text:p>
              </table:table-cell>
              <table:table-cell office:value-type="float" office:value="4.90111111111117">
                <text:p>4.901111111111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.72000000000007">
                <text:p>-6.72000000000007</text:p>
              </table:table-cell>
              <table:table-cell office:value-type="float" office:value="-2.82666666666668">
                <text:p>-2.82666666666668</text:p>
              </table:table-cell>
              <table:table-cell office:value-type="float" office:value="4.89333333333339">
                <text:p>4.893333333333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.71000000000007">
                <text:p>-6.71000000000007</text:p>
              </table:table-cell>
              <table:table-cell office:value-type="float" office:value="-2.82444444444446">
                <text:p>-2.82444444444446</text:p>
              </table:table-cell>
              <table:table-cell office:value-type="float" office:value="4.88555555555561">
                <text:p>4.885555555555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.70000000000007">
                <text:p>-6.70000000000007</text:p>
              </table:table-cell>
              <table:table-cell office:value-type="float" office:value="-2.82222222222224">
                <text:p>-2.82222222222224</text:p>
              </table:table-cell>
              <table:table-cell office:value-type="float" office:value="4.87777777777783">
                <text:p>4.877777777777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.69000000000007">
                <text:p>-6.69000000000007</text:p>
              </table:table-cell>
              <table:table-cell office:value-type="float" office:value="-2.82000000000002">
                <text:p>-2.82000000000002</text:p>
              </table:table-cell>
              <table:table-cell office:value-type="float" office:value="4.87000000000006">
                <text:p>4.87000000000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.68000000000007">
                <text:p>-6.68000000000007</text:p>
              </table:table-cell>
              <table:table-cell office:value-type="float" office:value="-2.81777777777779">
                <text:p>-2.81777777777779</text:p>
              </table:table-cell>
              <table:table-cell office:value-type="float" office:value="4.86222222222228">
                <text:p>4.862222222222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.67000000000007">
                <text:p>-6.67000000000007</text:p>
              </table:table-cell>
              <table:table-cell office:value-type="float" office:value="-2.81555555555557">
                <text:p>-2.81555555555557</text:p>
              </table:table-cell>
              <table:table-cell office:value-type="float" office:value="4.8544444444445">
                <text:p>4.8544444444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.66000000000007">
                <text:p>-6.66000000000007</text:p>
              </table:table-cell>
              <table:table-cell office:value-type="float" office:value="-2.81333333333335">
                <text:p>-2.81333333333335</text:p>
              </table:table-cell>
              <table:table-cell office:value-type="float" office:value="4.84666666666672">
                <text:p>4.846666666666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.65000000000007">
                <text:p>-6.65000000000007</text:p>
              </table:table-cell>
              <table:table-cell office:value-type="float" office:value="-2.81111111111113">
                <text:p>-2.81111111111113</text:p>
              </table:table-cell>
              <table:table-cell office:value-type="float" office:value="4.83888888888894">
                <text:p>4.838888888888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64000000000007">
                <text:p>-6.64000000000007</text:p>
              </table:table-cell>
              <table:table-cell office:value-type="float" office:value="-2.8088888888889">
                <text:p>-2.8088888888889</text:p>
              </table:table-cell>
              <table:table-cell office:value-type="float" office:value="4.83111111111117">
                <text:p>4.831111111111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.63000000000007">
                <text:p>-6.63000000000007</text:p>
              </table:table-cell>
              <table:table-cell office:value-type="float" office:value="-2.80666666666668">
                <text:p>-2.80666666666668</text:p>
              </table:table-cell>
              <table:table-cell office:value-type="float" office:value="4.82333333333339">
                <text:p>4.823333333333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.62000000000007">
                <text:p>-6.62000000000007</text:p>
              </table:table-cell>
              <table:table-cell office:value-type="float" office:value="-2.80444444444446">
                <text:p>-2.80444444444446</text:p>
              </table:table-cell>
              <table:table-cell office:value-type="float" office:value="4.81555555555561">
                <text:p>4.815555555555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.61000000000007">
                <text:p>-6.61000000000007</text:p>
              </table:table-cell>
              <table:table-cell office:value-type="float" office:value="-2.80222222222224">
                <text:p>-2.80222222222224</text:p>
              </table:table-cell>
              <table:table-cell office:value-type="float" office:value="4.80777777777784">
                <text:p>4.807777777777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.60000000000007">
                <text:p>-6.60000000000007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4.80000000000006">
                <text:p>4.800000000000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.59000000000007">
                <text:p>-6.59000000000007</text:p>
              </table:table-cell>
              <table:table-cell office:value-type="float" office:value="-2.79777777777779">
                <text:p>-2.79777777777779</text:p>
              </table:table-cell>
              <table:table-cell office:value-type="float" office:value="4.79222222222228">
                <text:p>4.792222222222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.58000000000007">
                <text:p>-6.58000000000007</text:p>
              </table:table-cell>
              <table:table-cell office:value-type="float" office:value="-2.79555555555557">
                <text:p>-2.79555555555557</text:p>
              </table:table-cell>
              <table:table-cell office:value-type="float" office:value="4.7844444444445">
                <text:p>4.78444444444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.57000000000007">
                <text:p>-6.57000000000007</text:p>
              </table:table-cell>
              <table:table-cell office:value-type="float" office:value="-2.79333333333335">
                <text:p>-2.79333333333335</text:p>
              </table:table-cell>
              <table:table-cell office:value-type="float" office:value="4.77666666666672">
                <text:p>4.776666666666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.56000000000007">
                <text:p>-6.56000000000007</text:p>
              </table:table-cell>
              <table:table-cell office:value-type="float" office:value="-2.79111111111113">
                <text:p>-2.79111111111113</text:p>
              </table:table-cell>
              <table:table-cell office:value-type="float" office:value="4.76888888888895">
                <text:p>4.768888888888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.55000000000007">
                <text:p>-6.55000000000007</text:p>
              </table:table-cell>
              <table:table-cell office:value-type="float" office:value="-2.78888888888891">
                <text:p>-2.78888888888891</text:p>
              </table:table-cell>
              <table:table-cell office:value-type="float" office:value="4.76111111111117">
                <text:p>4.761111111111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.54000000000007">
                <text:p>-6.54000000000007</text:p>
              </table:table-cell>
              <table:table-cell office:value-type="float" office:value="-2.78666666666668">
                <text:p>-2.78666666666668</text:p>
              </table:table-cell>
              <table:table-cell office:value-type="float" office:value="4.75333333333339">
                <text:p>4.753333333333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.53000000000007">
                <text:p>-6.53000000000007</text:p>
              </table:table-cell>
              <table:table-cell office:value-type="float" office:value="-2.78444444444446">
                <text:p>-2.78444444444446</text:p>
              </table:table-cell>
              <table:table-cell office:value-type="float" office:value="4.74555555555561">
                <text:p>4.745555555555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.52000000000007">
                <text:p>-6.52000000000007</text:p>
              </table:table-cell>
              <table:table-cell office:value-type="float" office:value="-2.78222222222224">
                <text:p>-2.78222222222224</text:p>
              </table:table-cell>
              <table:table-cell office:value-type="float" office:value="4.73777777777784">
                <text:p>4.737777777777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.51000000000007">
                <text:p>-6.51000000000007</text:p>
              </table:table-cell>
              <table:table-cell office:value-type="float" office:value="-2.78000000000002">
                <text:p>-2.78000000000002</text:p>
              </table:table-cell>
              <table:table-cell office:value-type="float" office:value="4.73000000000006">
                <text:p>4.73000000000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.50000000000007">
                <text:p>-6.50000000000007</text:p>
              </table:table-cell>
              <table:table-cell office:value-type="float" office:value="-2.77777777777779">
                <text:p>-2.77777777777779</text:p>
              </table:table-cell>
              <table:table-cell office:value-type="float" office:value="4.72222222222228">
                <text:p>4.72222222222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.49000000000008">
                <text:p>-6.49000000000008</text:p>
              </table:table-cell>
              <table:table-cell office:value-type="float" office:value="-2.77555555555557">
                <text:p>-2.77555555555557</text:p>
              </table:table-cell>
              <table:table-cell office:value-type="float" office:value="4.7144444444445">
                <text:p>4.71444444444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.48000000000008">
                <text:p>-6.48000000000008</text:p>
              </table:table-cell>
              <table:table-cell office:value-type="float" office:value="-2.77333333333335">
                <text:p>-2.77333333333335</text:p>
              </table:table-cell>
              <table:table-cell office:value-type="float" office:value="4.70666666666673">
                <text:p>4.706666666666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.47000000000008">
                <text:p>-6.47000000000008</text:p>
              </table:table-cell>
              <table:table-cell office:value-type="float" office:value="-2.77111111111113">
                <text:p>-2.77111111111113</text:p>
              </table:table-cell>
              <table:table-cell office:value-type="float" office:value="4.69888888888895">
                <text:p>4.698888888888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.46000000000008">
                <text:p>-6.46000000000008</text:p>
              </table:table-cell>
              <table:table-cell office:value-type="float" office:value="-2.76888888888891">
                <text:p>-2.76888888888891</text:p>
              </table:table-cell>
              <table:table-cell office:value-type="float" office:value="4.69111111111117">
                <text:p>4.691111111111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.45000000000008">
                <text:p>-6.45000000000008</text:p>
              </table:table-cell>
              <table:table-cell office:value-type="float" office:value="-2.76666666666668">
                <text:p>-2.76666666666668</text:p>
              </table:table-cell>
              <table:table-cell office:value-type="float" office:value="4.68333333333339">
                <text:p>4.683333333333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.44000000000008">
                <text:p>-6.44000000000008</text:p>
              </table:table-cell>
              <table:table-cell office:value-type="float" office:value="-2.76444444444446">
                <text:p>-2.76444444444446</text:p>
              </table:table-cell>
              <table:table-cell office:value-type="float" office:value="4.67555555555562">
                <text:p>4.675555555555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.43000000000008">
                <text:p>-6.43000000000008</text:p>
              </table:table-cell>
              <table:table-cell office:value-type="float" office:value="-2.76222222222224">
                <text:p>-2.76222222222224</text:p>
              </table:table-cell>
              <table:table-cell office:value-type="float" office:value="4.66777777777784">
                <text:p>4.667777777777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.42000000000008">
                <text:p>-6.42000000000008</text:p>
              </table:table-cell>
              <table:table-cell office:value-type="float" office:value="-2.76000000000002">
                <text:p>-2.76000000000002</text:p>
              </table:table-cell>
              <table:table-cell office:value-type="float" office:value="4.66000000000006">
                <text:p>4.660000000000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.41000000000008">
                <text:p>-6.41000000000008</text:p>
              </table:table-cell>
              <table:table-cell office:value-type="float" office:value="-2.75777777777779">
                <text:p>-2.75777777777779</text:p>
              </table:table-cell>
              <table:table-cell office:value-type="float" office:value="4.65222222222228">
                <text:p>4.6522222222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.40000000000008">
                <text:p>-6.40000000000008</text:p>
              </table:table-cell>
              <table:table-cell office:value-type="float" office:value="-2.75555555555557">
                <text:p>-2.75555555555557</text:p>
              </table:table-cell>
              <table:table-cell office:value-type="float" office:value="4.6444444444445">
                <text:p>4.64444444444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.39000000000008">
                <text:p>-6.39000000000008</text:p>
              </table:table-cell>
              <table:table-cell office:value-type="float" office:value="-2.75333333333335">
                <text:p>-2.75333333333335</text:p>
              </table:table-cell>
              <table:table-cell office:value-type="float" office:value="4.63666666666673">
                <text:p>4.636666666666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.38000000000008">
                <text:p>-6.38000000000008</text:p>
              </table:table-cell>
              <table:table-cell office:value-type="float" office:value="-2.75111111111113">
                <text:p>-2.75111111111113</text:p>
              </table:table-cell>
              <table:table-cell office:value-type="float" office:value="4.62888888888895">
                <text:p>4.628888888888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.37000000000008">
                <text:p>-6.37000000000008</text:p>
              </table:table-cell>
              <table:table-cell office:value-type="float" office:value="-2.74888888888891">
                <text:p>-2.74888888888891</text:p>
              </table:table-cell>
              <table:table-cell office:value-type="float" office:value="4.62111111111117">
                <text:p>4.621111111111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.36000000000008">
                <text:p>-6.36000000000008</text:p>
              </table:table-cell>
              <table:table-cell office:value-type="float" office:value="-2.74666666666668">
                <text:p>-2.74666666666668</text:p>
              </table:table-cell>
              <table:table-cell office:value-type="float" office:value="4.61333333333339">
                <text:p>4.613333333333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.35000000000008">
                <text:p>-6.35000000000008</text:p>
              </table:table-cell>
              <table:table-cell office:value-type="float" office:value="-2.74444444444446">
                <text:p>-2.74444444444446</text:p>
              </table:table-cell>
              <table:table-cell office:value-type="float" office:value="4.60555555555562">
                <text:p>4.605555555555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.34000000000008">
                <text:p>-6.34000000000008</text:p>
              </table:table-cell>
              <table:table-cell office:value-type="float" office:value="-2.74222222222224">
                <text:p>-2.74222222222224</text:p>
              </table:table-cell>
              <table:table-cell office:value-type="float" office:value="4.59777777777784">
                <text:p>4.597777777777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.33000000000008">
                <text:p>-6.33000000000008</text:p>
              </table:table-cell>
              <table:table-cell office:value-type="float" office:value="-2.74000000000002">
                <text:p>-2.74000000000002</text:p>
              </table:table-cell>
              <table:table-cell office:value-type="float" office:value="4.59000000000006">
                <text:p>4.590000000000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.32000000000008">
                <text:p>-6.32000000000008</text:p>
              </table:table-cell>
              <table:table-cell office:value-type="float" office:value="-2.7377777777778">
                <text:p>-2.7377777777778</text:p>
              </table:table-cell>
              <table:table-cell office:value-type="float" office:value="4.58222222222228">
                <text:p>4.582222222222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.31000000000008">
                <text:p>-6.31000000000008</text:p>
              </table:table-cell>
              <table:table-cell office:value-type="float" office:value="-2.73555555555557">
                <text:p>-2.73555555555557</text:p>
              </table:table-cell>
              <table:table-cell office:value-type="float" office:value="4.57444444444451">
                <text:p>4.574444444444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.30000000000008">
                <text:p>-6.30000000000008</text:p>
              </table:table-cell>
              <table:table-cell office:value-type="float" office:value="-2.73333333333335">
                <text:p>-2.73333333333335</text:p>
              </table:table-cell>
              <table:table-cell office:value-type="float" office:value="4.56666666666673">
                <text:p>4.566666666666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.29000000000008">
                <text:p>-6.29000000000008</text:p>
              </table:table-cell>
              <table:table-cell office:value-type="float" office:value="-2.73111111111113">
                <text:p>-2.73111111111113</text:p>
              </table:table-cell>
              <table:table-cell office:value-type="float" office:value="4.55888888888895">
                <text:p>4.558888888888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.28000000000008">
                <text:p>-6.28000000000008</text:p>
              </table:table-cell>
              <table:table-cell office:value-type="float" office:value="-2.72888888888891">
                <text:p>-2.72888888888891</text:p>
              </table:table-cell>
              <table:table-cell office:value-type="float" office:value="4.55111111111117">
                <text:p>4.551111111111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.27000000000008">
                <text:p>-6.27000000000008</text:p>
              </table:table-cell>
              <table:table-cell office:value-type="float" office:value="-2.72666666666668">
                <text:p>-2.72666666666668</text:p>
              </table:table-cell>
              <table:table-cell office:value-type="float" office:value="4.5433333333334">
                <text:p>4.54333333333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.26000000000008">
                <text:p>-6.26000000000008</text:p>
              </table:table-cell>
              <table:table-cell office:value-type="float" office:value="-2.72444444444446">
                <text:p>-2.72444444444446</text:p>
              </table:table-cell>
              <table:table-cell office:value-type="float" office:value="4.53555555555562">
                <text:p>4.535555555555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.25000000000008">
                <text:p>-6.25000000000008</text:p>
              </table:table-cell>
              <table:table-cell office:value-type="float" office:value="-2.72222222222224">
                <text:p>-2.72222222222224</text:p>
              </table:table-cell>
              <table:table-cell office:value-type="float" office:value="4.52777777777784">
                <text:p>4.527777777777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.24000000000008">
                <text:p>-6.24000000000008</text:p>
              </table:table-cell>
              <table:table-cell office:value-type="float" office:value="-2.72000000000002">
                <text:p>-2.72000000000002</text:p>
              </table:table-cell>
              <table:table-cell office:value-type="float" office:value="4.52000000000006">
                <text:p>4.520000000000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.23000000000008">
                <text:p>-6.23000000000008</text:p>
              </table:table-cell>
              <table:table-cell office:value-type="float" office:value="-2.7177777777778">
                <text:p>-2.7177777777778</text:p>
              </table:table-cell>
              <table:table-cell office:value-type="float" office:value="4.51222222222228">
                <text:p>4.512222222222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.22000000000008">
                <text:p>-6.22000000000008</text:p>
              </table:table-cell>
              <table:table-cell office:value-type="float" office:value="-2.71555555555557">
                <text:p>-2.71555555555557</text:p>
              </table:table-cell>
              <table:table-cell office:value-type="float" office:value="4.50444444444451">
                <text:p>4.504444444444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.21000000000008">
                <text:p>-6.21000000000008</text:p>
              </table:table-cell>
              <table:table-cell office:value-type="float" office:value="-2.71333333333335">
                <text:p>-2.71333333333335</text:p>
              </table:table-cell>
              <table:table-cell office:value-type="float" office:value="4.49666666666673">
                <text:p>4.496666666666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20000000000008">
                <text:p>-6.20000000000008</text:p>
              </table:table-cell>
              <table:table-cell office:value-type="float" office:value="-2.71111111111113">
                <text:p>-2.71111111111113</text:p>
              </table:table-cell>
              <table:table-cell office:value-type="float" office:value="4.48888888888895">
                <text:p>4.488888888888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.19000000000008">
                <text:p>-6.19000000000008</text:p>
              </table:table-cell>
              <table:table-cell office:value-type="float" office:value="-2.70888888888891">
                <text:p>-2.70888888888891</text:p>
              </table:table-cell>
              <table:table-cell office:value-type="float" office:value="4.48111111111118">
                <text:p>4.481111111111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.18000000000008">
                <text:p>-6.18000000000008</text:p>
              </table:table-cell>
              <table:table-cell office:value-type="float" office:value="-2.70666666666668">
                <text:p>-2.70666666666668</text:p>
              </table:table-cell>
              <table:table-cell office:value-type="float" office:value="4.4733333333334">
                <text:p>4.47333333333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.17000000000008">
                <text:p>-6.17000000000008</text:p>
              </table:table-cell>
              <table:table-cell office:value-type="float" office:value="-2.70444444444446">
                <text:p>-2.70444444444446</text:p>
              </table:table-cell>
              <table:table-cell office:value-type="float" office:value="4.46555555555562">
                <text:p>4.465555555555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.16000000000008">
                <text:p>-6.16000000000008</text:p>
              </table:table-cell>
              <table:table-cell office:value-type="float" office:value="-2.70222222222224">
                <text:p>-2.70222222222224</text:p>
              </table:table-cell>
              <table:table-cell office:value-type="float" office:value="4.45777777777784">
                <text:p>4.457777777777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.15000000000008">
                <text:p>-6.15000000000008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4.45000000000006">
                <text:p>4.45000000000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.14000000000008">
                <text:p>-6.14000000000008</text:p>
              </table:table-cell>
              <table:table-cell office:value-type="float" office:value="-2.6977777777778">
                <text:p>-2.6977777777778</text:p>
              </table:table-cell>
              <table:table-cell office:value-type="float" office:value="4.44222222222229">
                <text:p>4.442222222222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.13000000000008">
                <text:p>-6.13000000000008</text:p>
              </table:table-cell>
              <table:table-cell office:value-type="float" office:value="-2.69555555555557">
                <text:p>-2.69555555555557</text:p>
              </table:table-cell>
              <table:table-cell office:value-type="float" office:value="4.43444444444451">
                <text:p>4.434444444444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12000000000008">
                <text:p>-6.12000000000008</text:p>
              </table:table-cell>
              <table:table-cell office:value-type="float" office:value="-2.69333333333335">
                <text:p>-2.69333333333335</text:p>
              </table:table-cell>
              <table:table-cell office:value-type="float" office:value="4.42666666666673">
                <text:p>4.426666666666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11000000000008">
                <text:p>-6.11000000000008</text:p>
              </table:table-cell>
              <table:table-cell office:value-type="float" office:value="-2.69111111111113">
                <text:p>-2.69111111111113</text:p>
              </table:table-cell>
              <table:table-cell office:value-type="float" office:value="4.41888888888895">
                <text:p>4.418888888888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.10000000000008">
                <text:p>-6.10000000000008</text:p>
              </table:table-cell>
              <table:table-cell office:value-type="float" office:value="-2.68888888888891">
                <text:p>-2.68888888888891</text:p>
              </table:table-cell>
              <table:table-cell office:value-type="float" office:value="4.41111111111118">
                <text:p>4.411111111111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.09000000000008">
                <text:p>-6.09000000000008</text:p>
              </table:table-cell>
              <table:table-cell office:value-type="float" office:value="-2.68666666666669">
                <text:p>-2.68666666666669</text:p>
              </table:table-cell>
              <table:table-cell office:value-type="float" office:value="4.4033333333334">
                <text:p>4.4033333333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.08000000000008">
                <text:p>-6.08000000000008</text:p>
              </table:table-cell>
              <table:table-cell office:value-type="float" office:value="-2.68444444444446">
                <text:p>-2.68444444444446</text:p>
              </table:table-cell>
              <table:table-cell office:value-type="float" office:value="4.39555555555562">
                <text:p>4.395555555555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.07000000000008">
                <text:p>-6.07000000000008</text:p>
              </table:table-cell>
              <table:table-cell office:value-type="float" office:value="-2.68222222222224">
                <text:p>-2.68222222222224</text:p>
              </table:table-cell>
              <table:table-cell office:value-type="float" office:value="4.38777777777784">
                <text:p>4.387777777777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.06000000000008">
                <text:p>-6.06000000000008</text:p>
              </table:table-cell>
              <table:table-cell office:value-type="float" office:value="-2.68000000000002">
                <text:p>-2.68000000000002</text:p>
              </table:table-cell>
              <table:table-cell office:value-type="float" office:value="4.38000000000007">
                <text:p>4.380000000000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.05000000000008">
                <text:p>-6.05000000000008</text:p>
              </table:table-cell>
              <table:table-cell office:value-type="float" office:value="-2.6777777777778">
                <text:p>-2.6777777777778</text:p>
              </table:table-cell>
              <table:table-cell office:value-type="float" office:value="4.37222222222229">
                <text:p>4.372222222222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.04000000000008">
                <text:p>-6.04000000000008</text:p>
              </table:table-cell>
              <table:table-cell office:value-type="float" office:value="-2.67555555555557">
                <text:p>-2.67555555555557</text:p>
              </table:table-cell>
              <table:table-cell office:value-type="float" office:value="4.36444444444451">
                <text:p>4.364444444444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.03000000000008">
                <text:p>-6.03000000000008</text:p>
              </table:table-cell>
              <table:table-cell office:value-type="float" office:value="-2.67333333333335">
                <text:p>-2.67333333333335</text:p>
              </table:table-cell>
              <table:table-cell office:value-type="float" office:value="4.35666666666673">
                <text:p>4.356666666666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.02000000000009">
                <text:p>-6.02000000000009</text:p>
              </table:table-cell>
              <table:table-cell office:value-type="float" office:value="-2.67111111111113">
                <text:p>-2.67111111111113</text:p>
              </table:table-cell>
              <table:table-cell office:value-type="float" office:value="4.34888888888896">
                <text:p>4.348888888888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.01000000000009">
                <text:p>-6.01000000000009</text:p>
              </table:table-cell>
              <table:table-cell office:value-type="float" office:value="-2.66888888888891">
                <text:p>-2.66888888888891</text:p>
              </table:table-cell>
              <table:table-cell office:value-type="float" office:value="4.34111111111118">
                <text:p>4.341111111111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.00000000000009">
                <text:p>-6.00000000000009</text:p>
              </table:table-cell>
              <table:table-cell office:value-type="float" office:value="-2.66666666666669">
                <text:p>-2.66666666666669</text:p>
              </table:table-cell>
              <table:table-cell office:value-type="float" office:value="4.3333333333334">
                <text:p>4.33333333333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5.99000000000009">
                <text:p>-5.99000000000009</text:p>
              </table:table-cell>
              <table:table-cell office:value-type="float" office:value="-2.66444444444446">
                <text:p>-2.66444444444446</text:p>
              </table:table-cell>
              <table:table-cell office:value-type="float" office:value="4.32555555555562">
                <text:p>4.325555555555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5.98000000000009">
                <text:p>-5.98000000000009</text:p>
              </table:table-cell>
              <table:table-cell office:value-type="float" office:value="-2.66222222222224">
                <text:p>-2.66222222222224</text:p>
              </table:table-cell>
              <table:table-cell office:value-type="float" office:value="4.31777777777784">
                <text:p>4.317777777777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5.97000000000009">
                <text:p>-5.97000000000009</text:p>
              </table:table-cell>
              <table:table-cell office:value-type="float" office:value="-2.66000000000002">
                <text:p>-2.66000000000002</text:p>
              </table:table-cell>
              <table:table-cell office:value-type="float" office:value="4.31000000000007">
                <text:p>4.310000000000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.96000000000009">
                <text:p>-5.96000000000009</text:p>
              </table:table-cell>
              <table:table-cell office:value-type="float" office:value="-2.6577777777778">
                <text:p>-2.6577777777778</text:p>
              </table:table-cell>
              <table:table-cell office:value-type="float" office:value="4.30222222222229">
                <text:p>4.302222222222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5.95000000000009">
                <text:p>-5.95000000000009</text:p>
              </table:table-cell>
              <table:table-cell office:value-type="float" office:value="-2.65555555555557">
                <text:p>-2.65555555555557</text:p>
              </table:table-cell>
              <table:table-cell office:value-type="float" office:value="4.29444444444451">
                <text:p>4.294444444444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5.94000000000009">
                <text:p>-5.94000000000009</text:p>
              </table:table-cell>
              <table:table-cell office:value-type="float" office:value="-2.65333333333335">
                <text:p>-2.65333333333335</text:p>
              </table:table-cell>
              <table:table-cell office:value-type="float" office:value="4.28666666666673">
                <text:p>4.286666666666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.93000000000009">
                <text:p>-5.93000000000009</text:p>
              </table:table-cell>
              <table:table-cell office:value-type="float" office:value="-2.65111111111113">
                <text:p>-2.65111111111113</text:p>
              </table:table-cell>
              <table:table-cell office:value-type="float" office:value="4.27888888888896">
                <text:p>4.278888888888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5.92000000000009">
                <text:p>-5.92000000000009</text:p>
              </table:table-cell>
              <table:table-cell office:value-type="float" office:value="-2.64888888888891">
                <text:p>-2.64888888888891</text:p>
              </table:table-cell>
              <table:table-cell office:value-type="float" office:value="4.27111111111118">
                <text:p>4.271111111111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5.91000000000009">
                <text:p>-5.91000000000009</text:p>
              </table:table-cell>
              <table:table-cell office:value-type="float" office:value="-2.64666666666669">
                <text:p>-2.64666666666669</text:p>
              </table:table-cell>
              <table:table-cell office:value-type="float" office:value="4.2633333333334">
                <text:p>4.26333333333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5.90000000000009">
                <text:p>-5.90000000000009</text:p>
              </table:table-cell>
              <table:table-cell office:value-type="float" office:value="-2.64444444444446">
                <text:p>-2.64444444444446</text:p>
              </table:table-cell>
              <table:table-cell office:value-type="float" office:value="4.25555555555562">
                <text:p>4.255555555555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5.89000000000009">
                <text:p>-5.89000000000009</text:p>
              </table:table-cell>
              <table:table-cell office:value-type="float" office:value="-2.64222222222224">
                <text:p>-2.64222222222224</text:p>
              </table:table-cell>
              <table:table-cell office:value-type="float" office:value="4.24777777777785">
                <text:p>4.247777777777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5.88000000000009">
                <text:p>-5.88000000000009</text:p>
              </table:table-cell>
              <table:table-cell office:value-type="float" office:value="-2.64000000000002">
                <text:p>-2.64000000000002</text:p>
              </table:table-cell>
              <table:table-cell office:value-type="float" office:value="4.24000000000007">
                <text:p>4.24000000000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5.87000000000009">
                <text:p>-5.87000000000009</text:p>
              </table:table-cell>
              <table:table-cell office:value-type="float" office:value="-2.6377777777778">
                <text:p>-2.6377777777778</text:p>
              </table:table-cell>
              <table:table-cell office:value-type="float" office:value="4.23222222222229">
                <text:p>4.232222222222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5.86000000000009">
                <text:p>-5.86000000000009</text:p>
              </table:table-cell>
              <table:table-cell office:value-type="float" office:value="-2.63555555555557">
                <text:p>-2.63555555555557</text:p>
              </table:table-cell>
              <table:table-cell office:value-type="float" office:value="4.22444444444451">
                <text:p>4.224444444444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5.85000000000009">
                <text:p>-5.85000000000009</text:p>
              </table:table-cell>
              <table:table-cell office:value-type="float" office:value="-2.63333333333335">
                <text:p>-2.63333333333335</text:p>
              </table:table-cell>
              <table:table-cell office:value-type="float" office:value="4.21666666666674">
                <text:p>4.216666666666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.84000000000009">
                <text:p>-5.84000000000009</text:p>
              </table:table-cell>
              <table:table-cell office:value-type="float" office:value="-2.63111111111113">
                <text:p>-2.63111111111113</text:p>
              </table:table-cell>
              <table:table-cell office:value-type="float" office:value="4.20888888888896">
                <text:p>4.208888888888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5.83000000000009">
                <text:p>-5.83000000000009</text:p>
              </table:table-cell>
              <table:table-cell office:value-type="float" office:value="-2.62888888888891">
                <text:p>-2.62888888888891</text:p>
              </table:table-cell>
              <table:table-cell office:value-type="float" office:value="4.20111111111118">
                <text:p>4.201111111111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.82000000000009">
                <text:p>-5.82000000000009</text:p>
              </table:table-cell>
              <table:table-cell office:value-type="float" office:value="-2.62666666666669">
                <text:p>-2.62666666666669</text:p>
              </table:table-cell>
              <table:table-cell office:value-type="float" office:value="4.1933333333334">
                <text:p>4.1933333333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.81000000000009">
                <text:p>-5.81000000000009</text:p>
              </table:table-cell>
              <table:table-cell office:value-type="float" office:value="-2.62444444444446">
                <text:p>-2.62444444444446</text:p>
              </table:table-cell>
              <table:table-cell office:value-type="float" office:value="4.18555555555563">
                <text:p>4.185555555555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.80000000000009">
                <text:p>-5.80000000000009</text:p>
              </table:table-cell>
              <table:table-cell office:value-type="float" office:value="-2.62222222222224">
                <text:p>-2.62222222222224</text:p>
              </table:table-cell>
              <table:table-cell office:value-type="float" office:value="4.17777777777785">
                <text:p>4.177777777777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.79000000000009">
                <text:p>-5.79000000000009</text:p>
              </table:table-cell>
              <table:table-cell office:value-type="float" office:value="-2.62000000000002">
                <text:p>-2.62000000000002</text:p>
              </table:table-cell>
              <table:table-cell office:value-type="float" office:value="4.17000000000007">
                <text:p>4.170000000000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.78000000000009">
                <text:p>-5.78000000000009</text:p>
              </table:table-cell>
              <table:table-cell office:value-type="float" office:value="-2.6177777777778">
                <text:p>-2.6177777777778</text:p>
              </table:table-cell>
              <table:table-cell office:value-type="float" office:value="4.16222222222229">
                <text:p>4.162222222222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.77000000000009">
                <text:p>-5.77000000000009</text:p>
              </table:table-cell>
              <table:table-cell office:value-type="float" office:value="-2.61555555555558">
                <text:p>-2.61555555555558</text:p>
              </table:table-cell>
              <table:table-cell office:value-type="float" office:value="4.15444444444452">
                <text:p>4.154444444444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.76000000000009">
                <text:p>-5.76000000000009</text:p>
              </table:table-cell>
              <table:table-cell office:value-type="float" office:value="-2.61333333333335">
                <text:p>-2.61333333333335</text:p>
              </table:table-cell>
              <table:table-cell office:value-type="float" office:value="4.14666666666674">
                <text:p>4.146666666666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.75000000000009">
                <text:p>-5.75000000000009</text:p>
              </table:table-cell>
              <table:table-cell office:value-type="float" office:value="-2.61111111111113">
                <text:p>-2.61111111111113</text:p>
              </table:table-cell>
              <table:table-cell office:value-type="float" office:value="4.13888888888896">
                <text:p>4.138888888888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.74000000000009">
                <text:p>-5.74000000000009</text:p>
              </table:table-cell>
              <table:table-cell office:value-type="float" office:value="-2.60888888888891">
                <text:p>-2.60888888888891</text:p>
              </table:table-cell>
              <table:table-cell office:value-type="float" office:value="4.13111111111118">
                <text:p>4.131111111111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.73000000000009">
                <text:p>-5.73000000000009</text:p>
              </table:table-cell>
              <table:table-cell office:value-type="float" office:value="-2.60666666666669">
                <text:p>-2.60666666666669</text:p>
              </table:table-cell>
              <table:table-cell office:value-type="float" office:value="4.12333333333341">
                <text:p>4.123333333333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.72000000000009">
                <text:p>-5.72000000000009</text:p>
              </table:table-cell>
              <table:table-cell office:value-type="float" office:value="-2.60444444444446">
                <text:p>-2.60444444444446</text:p>
              </table:table-cell>
              <table:table-cell office:value-type="float" office:value="4.11555555555563">
                <text:p>4.115555555555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.71000000000009">
                <text:p>-5.71000000000009</text:p>
              </table:table-cell>
              <table:table-cell office:value-type="float" office:value="-2.60222222222224">
                <text:p>-2.60222222222224</text:p>
              </table:table-cell>
              <table:table-cell office:value-type="float" office:value="4.10777777777785">
                <text:p>4.107777777777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.70000000000009">
                <text:p>-5.70000000000009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4.10000000000007">
                <text:p>4.100000000000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.69000000000009">
                <text:p>-5.69000000000009</text:p>
              </table:table-cell>
              <table:table-cell office:value-type="float" office:value="-2.5977777777778">
                <text:p>-2.5977777777778</text:p>
              </table:table-cell>
              <table:table-cell office:value-type="float" office:value="4.09222222222229">
                <text:p>4.092222222222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.68000000000009">
                <text:p>-5.68000000000009</text:p>
              </table:table-cell>
              <table:table-cell office:value-type="float" office:value="-2.59555555555558">
                <text:p>-2.59555555555558</text:p>
              </table:table-cell>
              <table:table-cell office:value-type="float" office:value="4.08444444444452">
                <text:p>4.084444444444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.67000000000009">
                <text:p>-5.67000000000009</text:p>
              </table:table-cell>
              <table:table-cell office:value-type="float" office:value="-2.59333333333335">
                <text:p>-2.59333333333335</text:p>
              </table:table-cell>
              <table:table-cell office:value-type="float" office:value="4.07666666666674">
                <text:p>4.076666666666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.66000000000009">
                <text:p>-5.66000000000009</text:p>
              </table:table-cell>
              <table:table-cell office:value-type="float" office:value="-2.59111111111113">
                <text:p>-2.59111111111113</text:p>
              </table:table-cell>
              <table:table-cell office:value-type="float" office:value="4.06888888888896">
                <text:p>4.068888888888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.65000000000009">
                <text:p>-5.65000000000009</text:p>
              </table:table-cell>
              <table:table-cell office:value-type="float" office:value="-2.58888888888891">
                <text:p>-2.58888888888891</text:p>
              </table:table-cell>
              <table:table-cell office:value-type="float" office:value="4.06111111111118">
                <text:p>4.061111111111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.64000000000009">
                <text:p>-5.64000000000009</text:p>
              </table:table-cell>
              <table:table-cell office:value-type="float" office:value="-2.58666666666669">
                <text:p>-2.58666666666669</text:p>
              </table:table-cell>
              <table:table-cell office:value-type="float" office:value="4.05333333333341">
                <text:p>4.053333333333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.63000000000009">
                <text:p>-5.63000000000009</text:p>
              </table:table-cell>
              <table:table-cell office:value-type="float" office:value="-2.58444444444446">
                <text:p>-2.58444444444446</text:p>
              </table:table-cell>
              <table:table-cell office:value-type="float" office:value="4.04555555555563">
                <text:p>4.045555555555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.62000000000009">
                <text:p>-5.62000000000009</text:p>
              </table:table-cell>
              <table:table-cell office:value-type="float" office:value="-2.58222222222224">
                <text:p>-2.58222222222224</text:p>
              </table:table-cell>
              <table:table-cell office:value-type="float" office:value="4.03777777777785">
                <text:p>4.037777777777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.61000000000009">
                <text:p>-5.61000000000009</text:p>
              </table:table-cell>
              <table:table-cell office:value-type="float" office:value="-2.58000000000002">
                <text:p>-2.58000000000002</text:p>
              </table:table-cell>
              <table:table-cell office:value-type="float" office:value="4.03000000000007">
                <text:p>4.030000000000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.60000000000009">
                <text:p>-5.60000000000009</text:p>
              </table:table-cell>
              <table:table-cell office:value-type="float" office:value="-2.5777777777778">
                <text:p>-2.5777777777778</text:p>
              </table:table-cell>
              <table:table-cell office:value-type="float" office:value="4.0222222222223">
                <text:p>4.02222222222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.59000000000009">
                <text:p>-5.59000000000009</text:p>
              </table:table-cell>
              <table:table-cell office:value-type="float" office:value="-2.57555555555558">
                <text:p>-2.57555555555558</text:p>
              </table:table-cell>
              <table:table-cell office:value-type="float" office:value="4.01444444444452">
                <text:p>4.014444444444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.58000000000009">
                <text:p>-5.58000000000009</text:p>
              </table:table-cell>
              <table:table-cell office:value-type="float" office:value="-2.57333333333335">
                <text:p>-2.57333333333335</text:p>
              </table:table-cell>
              <table:table-cell office:value-type="float" office:value="4.00666666666674">
                <text:p>4.006666666666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.57000000000009">
                <text:p>-5.57000000000009</text:p>
              </table:table-cell>
              <table:table-cell office:value-type="float" office:value="-2.57111111111113">
                <text:p>-2.57111111111113</text:p>
              </table:table-cell>
              <table:table-cell office:value-type="float" office:value="3.99888888888896">
                <text:p>3.99888888888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.56000000000009">
                <text:p>-5.56000000000009</text:p>
              </table:table-cell>
              <table:table-cell office:value-type="float" office:value="-2.56888888888891">
                <text:p>-2.56888888888891</text:p>
              </table:table-cell>
              <table:table-cell office:value-type="float" office:value="3.99111111111118">
                <text:p>3.991111111111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.5500000000001">
                <text:p>-5.5500000000001</text:p>
              </table:table-cell>
              <table:table-cell office:value-type="float" office:value="-2.56666666666669">
                <text:p>-2.56666666666669</text:p>
              </table:table-cell>
              <table:table-cell office:value-type="float" office:value="3.98333333333341">
                <text:p>3.983333333333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.5400000000001">
                <text:p>-5.5400000000001</text:p>
              </table:table-cell>
              <table:table-cell office:value-type="float" office:value="-2.56444444444447">
                <text:p>-2.56444444444447</text:p>
              </table:table-cell>
              <table:table-cell office:value-type="float" office:value="3.97555555555563">
                <text:p>3.975555555555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.5300000000001">
                <text:p>-5.5300000000001</text:p>
              </table:table-cell>
              <table:table-cell office:value-type="float" office:value="-2.56222222222224">
                <text:p>-2.56222222222224</text:p>
              </table:table-cell>
              <table:table-cell office:value-type="float" office:value="3.96777777777785">
                <text:p>3.967777777777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.5200000000001">
                <text:p>-5.5200000000001</text:p>
              </table:table-cell>
              <table:table-cell office:value-type="float" office:value="-2.56000000000002">
                <text:p>-2.56000000000002</text:p>
              </table:table-cell>
              <table:table-cell office:value-type="float" office:value="3.96000000000007">
                <text:p>3.960000000000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.5100000000001">
                <text:p>-5.5100000000001</text:p>
              </table:table-cell>
              <table:table-cell office:value-type="float" office:value="-2.5577777777778">
                <text:p>-2.5577777777778</text:p>
              </table:table-cell>
              <table:table-cell office:value-type="float" office:value="3.9522222222223">
                <text:p>3.95222222222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.5000000000001">
                <text:p>-5.5000000000001</text:p>
              </table:table-cell>
              <table:table-cell office:value-type="float" office:value="-2.55555555555558">
                <text:p>-2.55555555555558</text:p>
              </table:table-cell>
              <table:table-cell office:value-type="float" office:value="3.94444444444452">
                <text:p>3.944444444444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.4900000000001">
                <text:p>-5.4900000000001</text:p>
              </table:table-cell>
              <table:table-cell office:value-type="float" office:value="-2.55333333333335">
                <text:p>-2.55333333333335</text:p>
              </table:table-cell>
              <table:table-cell office:value-type="float" office:value="3.93666666666674">
                <text:p>3.936666666666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.4800000000001">
                <text:p>-5.4800000000001</text:p>
              </table:table-cell>
              <table:table-cell office:value-type="float" office:value="-2.55111111111113">
                <text:p>-2.55111111111113</text:p>
              </table:table-cell>
              <table:table-cell office:value-type="float" office:value="3.92888888888896">
                <text:p>3.928888888888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.4700000000001">
                <text:p>-5.4700000000001</text:p>
              </table:table-cell>
              <table:table-cell office:value-type="float" office:value="-2.54888888888891">
                <text:p>-2.54888888888891</text:p>
              </table:table-cell>
              <table:table-cell office:value-type="float" office:value="3.92111111111119">
                <text:p>3.921111111111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.4600000000001">
                <text:p>-5.4600000000001</text:p>
              </table:table-cell>
              <table:table-cell office:value-type="float" office:value="-2.54666666666669">
                <text:p>-2.54666666666669</text:p>
              </table:table-cell>
              <table:table-cell office:value-type="float" office:value="3.91333333333341">
                <text:p>3.913333333333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.4500000000001">
                <text:p>-5.4500000000001</text:p>
              </table:table-cell>
              <table:table-cell office:value-type="float" office:value="-2.54444444444447">
                <text:p>-2.54444444444447</text:p>
              </table:table-cell>
              <table:table-cell office:value-type="float" office:value="3.90555555555563">
                <text:p>3.905555555555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.4400000000001">
                <text:p>-5.4400000000001</text:p>
              </table:table-cell>
              <table:table-cell office:value-type="float" office:value="-2.54222222222224">
                <text:p>-2.54222222222224</text:p>
              </table:table-cell>
              <table:table-cell office:value-type="float" office:value="3.89777777777785">
                <text:p>3.897777777777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.4300000000001">
                <text:p>-5.4300000000001</text:p>
              </table:table-cell>
              <table:table-cell office:value-type="float" office:value="-2.54000000000002">
                <text:p>-2.54000000000002</text:p>
              </table:table-cell>
              <table:table-cell office:value-type="float" office:value="3.89000000000008">
                <text:p>3.890000000000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.4200000000001">
                <text:p>-5.4200000000001</text:p>
              </table:table-cell>
              <table:table-cell office:value-type="float" office:value="-2.5377777777778">
                <text:p>-2.5377777777778</text:p>
              </table:table-cell>
              <table:table-cell office:value-type="float" office:value="3.8822222222223">
                <text:p>3.88222222222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.4100000000001">
                <text:p>-5.4100000000001</text:p>
              </table:table-cell>
              <table:table-cell office:value-type="float" office:value="-2.53555555555558">
                <text:p>-2.53555555555558</text:p>
              </table:table-cell>
              <table:table-cell office:value-type="float" office:value="3.87444444444452">
                <text:p>3.874444444444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.4000000000001">
                <text:p>-5.4000000000001</text:p>
              </table:table-cell>
              <table:table-cell office:value-type="float" office:value="-2.53333333333335">
                <text:p>-2.53333333333335</text:p>
              </table:table-cell>
              <table:table-cell office:value-type="float" office:value="3.86666666666674">
                <text:p>3.866666666666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.3900000000001">
                <text:p>-5.3900000000001</text:p>
              </table:table-cell>
              <table:table-cell office:value-type="float" office:value="-2.53111111111113">
                <text:p>-2.53111111111113</text:p>
              </table:table-cell>
              <table:table-cell office:value-type="float" office:value="3.85888888888896">
                <text:p>3.858888888888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.3800000000001">
                <text:p>-5.3800000000001</text:p>
              </table:table-cell>
              <table:table-cell office:value-type="float" office:value="-2.52888888888891">
                <text:p>-2.52888888888891</text:p>
              </table:table-cell>
              <table:table-cell office:value-type="float" office:value="3.85111111111119">
                <text:p>3.851111111111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.3700000000001">
                <text:p>-5.3700000000001</text:p>
              </table:table-cell>
              <table:table-cell office:value-type="float" office:value="-2.52666666666669">
                <text:p>-2.52666666666669</text:p>
              </table:table-cell>
              <table:table-cell office:value-type="float" office:value="3.84333333333341">
                <text:p>3.843333333333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.3600000000001">
                <text:p>-5.3600000000001</text:p>
              </table:table-cell>
              <table:table-cell office:value-type="float" office:value="-2.52444444444447">
                <text:p>-2.52444444444447</text:p>
              </table:table-cell>
              <table:table-cell office:value-type="float" office:value="3.83555555555563">
                <text:p>3.835555555555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.3500000000001">
                <text:p>-5.3500000000001</text:p>
              </table:table-cell>
              <table:table-cell office:value-type="float" office:value="-2.52222222222224">
                <text:p>-2.52222222222224</text:p>
              </table:table-cell>
              <table:table-cell office:value-type="float" office:value="3.82777777777785">
                <text:p>3.827777777777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.3400000000001">
                <text:p>-5.3400000000001</text:p>
              </table:table-cell>
              <table:table-cell office:value-type="float" office:value="-2.52000000000002">
                <text:p>-2.52000000000002</text:p>
              </table:table-cell>
              <table:table-cell office:value-type="float" office:value="3.82000000000008">
                <text:p>3.820000000000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.3300000000001">
                <text:p>-5.3300000000001</text:p>
              </table:table-cell>
              <table:table-cell office:value-type="float" office:value="-2.5177777777778">
                <text:p>-2.5177777777778</text:p>
              </table:table-cell>
              <table:table-cell office:value-type="float" office:value="3.8122222222223">
                <text:p>3.81222222222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.3200000000001">
                <text:p>-5.3200000000001</text:p>
              </table:table-cell>
              <table:table-cell office:value-type="float" office:value="-2.51555555555558">
                <text:p>-2.51555555555558</text:p>
              </table:table-cell>
              <table:table-cell office:value-type="float" office:value="3.80444444444452">
                <text:p>3.804444444444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.3100000000001">
                <text:p>-5.3100000000001</text:p>
              </table:table-cell>
              <table:table-cell office:value-type="float" office:value="-2.51333333333336">
                <text:p>-2.51333333333336</text:p>
              </table:table-cell>
              <table:table-cell office:value-type="float" office:value="3.79666666666674">
                <text:p>3.796666666666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.3000000000001">
                <text:p>-5.3000000000001</text:p>
              </table:table-cell>
              <table:table-cell office:value-type="float" office:value="-2.51111111111113">
                <text:p>-2.51111111111113</text:p>
              </table:table-cell>
              <table:table-cell office:value-type="float" office:value="3.78888888888897">
                <text:p>3.788888888888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.2900000000001">
                <text:p>-5.2900000000001</text:p>
              </table:table-cell>
              <table:table-cell office:value-type="float" office:value="-2.50888888888891">
                <text:p>-2.50888888888891</text:p>
              </table:table-cell>
              <table:table-cell office:value-type="float" office:value="3.78111111111119">
                <text:p>3.781111111111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.2800000000001">
                <text:p>-5.2800000000001</text:p>
              </table:table-cell>
              <table:table-cell office:value-type="float" office:value="-2.50666666666669">
                <text:p>-2.50666666666669</text:p>
              </table:table-cell>
              <table:table-cell office:value-type="float" office:value="3.77333333333341">
                <text:p>3.773333333333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.2700000000001">
                <text:p>-5.2700000000001</text:p>
              </table:table-cell>
              <table:table-cell office:value-type="float" office:value="-2.50444444444447">
                <text:p>-2.50444444444447</text:p>
              </table:table-cell>
              <table:table-cell office:value-type="float" office:value="3.76555555555563">
                <text:p>3.765555555555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.2600000000001">
                <text:p>-5.2600000000001</text:p>
              </table:table-cell>
              <table:table-cell office:value-type="float" office:value="-2.50222222222224">
                <text:p>-2.50222222222224</text:p>
              </table:table-cell>
              <table:table-cell office:value-type="float" office:value="3.75777777777786">
                <text:p>3.757777777777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.2500000000001">
                <text:p>-5.2500000000001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3.75000000000008">
                <text:p>3.750000000000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.2400000000001">
                <text:p>-5.2400000000001</text:p>
              </table:table-cell>
              <table:table-cell office:value-type="float" office:value="-2.4977777777778">
                <text:p>-2.4977777777778</text:p>
              </table:table-cell>
              <table:table-cell office:value-type="float" office:value="3.7422222222223">
                <text:p>3.74222222222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.2300000000001">
                <text:p>-5.2300000000001</text:p>
              </table:table-cell>
              <table:table-cell office:value-type="float" office:value="-2.49555555555558">
                <text:p>-2.49555555555558</text:p>
              </table:table-cell>
              <table:table-cell office:value-type="float" office:value="3.73444444444452">
                <text:p>3.734444444444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.2200000000001">
                <text:p>-5.2200000000001</text:p>
              </table:table-cell>
              <table:table-cell office:value-type="float" office:value="-2.49333333333336">
                <text:p>-2.49333333333336</text:p>
              </table:table-cell>
              <table:table-cell office:value-type="float" office:value="3.72666666666675">
                <text:p>3.726666666666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.2100000000001">
                <text:p>-5.2100000000001</text:p>
              </table:table-cell>
              <table:table-cell office:value-type="float" office:value="-2.49111111111113">
                <text:p>-2.49111111111113</text:p>
              </table:table-cell>
              <table:table-cell office:value-type="float" office:value="3.71888888888897">
                <text:p>3.718888888888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.2000000000001">
                <text:p>-5.2000000000001</text:p>
              </table:table-cell>
              <table:table-cell office:value-type="float" office:value="-2.48888888888891">
                <text:p>-2.48888888888891</text:p>
              </table:table-cell>
              <table:table-cell office:value-type="float" office:value="3.71111111111119">
                <text:p>3.711111111111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.1900000000001">
                <text:p>-5.1900000000001</text:p>
              </table:table-cell>
              <table:table-cell office:value-type="float" office:value="-2.48666666666669">
                <text:p>-2.48666666666669</text:p>
              </table:table-cell>
              <table:table-cell office:value-type="float" office:value="3.70333333333341">
                <text:p>3.703333333333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.1800000000001">
                <text:p>-5.1800000000001</text:p>
              </table:table-cell>
              <table:table-cell office:value-type="float" office:value="-2.48444444444447">
                <text:p>-2.48444444444447</text:p>
              </table:table-cell>
              <table:table-cell office:value-type="float" office:value="3.69555555555563">
                <text:p>3.695555555555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.1700000000001">
                <text:p>-5.1700000000001</text:p>
              </table:table-cell>
              <table:table-cell office:value-type="float" office:value="-2.48222222222225">
                <text:p>-2.48222222222225</text:p>
              </table:table-cell>
              <table:table-cell office:value-type="float" office:value="3.68777777777786">
                <text:p>3.687777777777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.1600000000001">
                <text:p>-5.1600000000001</text:p>
              </table:table-cell>
              <table:table-cell office:value-type="float" office:value="-2.48000000000002">
                <text:p>-2.48000000000002</text:p>
              </table:table-cell>
              <table:table-cell office:value-type="float" office:value="3.68000000000008">
                <text:p>3.680000000000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.1500000000001">
                <text:p>-5.1500000000001</text:p>
              </table:table-cell>
              <table:table-cell office:value-type="float" office:value="-2.4777777777778">
                <text:p>-2.4777777777778</text:p>
              </table:table-cell>
              <table:table-cell office:value-type="float" office:value="3.6722222222223">
                <text:p>3.6722222222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.1400000000001">
                <text:p>-5.1400000000001</text:p>
              </table:table-cell>
              <table:table-cell office:value-type="float" office:value="-2.47555555555558">
                <text:p>-2.47555555555558</text:p>
              </table:table-cell>
              <table:table-cell office:value-type="float" office:value="3.66444444444453">
                <text:p>3.664444444444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.1300000000001">
                <text:p>-5.1300000000001</text:p>
              </table:table-cell>
              <table:table-cell office:value-type="float" office:value="-2.47333333333336">
                <text:p>-2.47333333333336</text:p>
              </table:table-cell>
              <table:table-cell office:value-type="float" office:value="3.65666666666675">
                <text:p>3.656666666666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.1200000000001">
                <text:p>-5.1200000000001</text:p>
              </table:table-cell>
              <table:table-cell office:value-type="float" office:value="-2.47111111111113">
                <text:p>-2.47111111111113</text:p>
              </table:table-cell>
              <table:table-cell office:value-type="float" office:value="3.64888888888897">
                <text:p>3.648888888888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.1100000000001">
                <text:p>-5.1100000000001</text:p>
              </table:table-cell>
              <table:table-cell office:value-type="float" office:value="-2.46888888888891">
                <text:p>-2.46888888888891</text:p>
              </table:table-cell>
              <table:table-cell office:value-type="float" office:value="3.64111111111119">
                <text:p>3.641111111111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5.1000000000001">
                <text:p>-5.1000000000001</text:p>
              </table:table-cell>
              <table:table-cell office:value-type="float" office:value="-2.46666666666669">
                <text:p>-2.46666666666669</text:p>
              </table:table-cell>
              <table:table-cell office:value-type="float" office:value="3.63333333333341">
                <text:p>3.633333333333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.0900000000001">
                <text:p>-5.0900000000001</text:p>
              </table:table-cell>
              <table:table-cell office:value-type="float" office:value="-2.46444444444447">
                <text:p>-2.46444444444447</text:p>
              </table:table-cell>
              <table:table-cell office:value-type="float" office:value="3.62555555555564">
                <text:p>3.625555555555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.08000000000011">
                <text:p>-5.08000000000011</text:p>
              </table:table-cell>
              <table:table-cell office:value-type="float" office:value="-2.46222222222225">
                <text:p>-2.46222222222225</text:p>
              </table:table-cell>
              <table:table-cell office:value-type="float" office:value="3.61777777777786">
                <text:p>3.617777777777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.07000000000011">
                <text:p>-5.07000000000011</text:p>
              </table:table-cell>
              <table:table-cell office:value-type="float" office:value="-2.46000000000002">
                <text:p>-2.46000000000002</text:p>
              </table:table-cell>
              <table:table-cell office:value-type="float" office:value="3.61000000000008">
                <text:p>3.610000000000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.06000000000011">
                <text:p>-5.06000000000011</text:p>
              </table:table-cell>
              <table:table-cell office:value-type="float" office:value="-2.4577777777778">
                <text:p>-2.4577777777778</text:p>
              </table:table-cell>
              <table:table-cell office:value-type="float" office:value="3.6022222222223">
                <text:p>3.60222222222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.05000000000011">
                <text:p>-5.05000000000011</text:p>
              </table:table-cell>
              <table:table-cell office:value-type="float" office:value="-2.45555555555558">
                <text:p>-2.45555555555558</text:p>
              </table:table-cell>
              <table:table-cell office:value-type="float" office:value="3.59444444444453">
                <text:p>3.594444444444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5.04000000000011">
                <text:p>-5.04000000000011</text:p>
              </table:table-cell>
              <table:table-cell office:value-type="float" office:value="-2.45333333333336">
                <text:p>-2.45333333333336</text:p>
              </table:table-cell>
              <table:table-cell office:value-type="float" office:value="3.58666666666675">
                <text:p>3.586666666666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.03000000000011">
                <text:p>-5.03000000000011</text:p>
              </table:table-cell>
              <table:table-cell office:value-type="float" office:value="-2.45111111111113">
                <text:p>-2.45111111111113</text:p>
              </table:table-cell>
              <table:table-cell office:value-type="float" office:value="3.57888888888897">
                <text:p>3.578888888888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.02000000000011">
                <text:p>-5.02000000000011</text:p>
              </table:table-cell>
              <table:table-cell office:value-type="float" office:value="-2.44888888888891">
                <text:p>-2.44888888888891</text:p>
              </table:table-cell>
              <table:table-cell office:value-type="float" office:value="3.57111111111119">
                <text:p>3.571111111111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5.01000000000011">
                <text:p>-5.01000000000011</text:p>
              </table:table-cell>
              <table:table-cell office:value-type="float" office:value="-2.44666666666669">
                <text:p>-2.44666666666669</text:p>
              </table:table-cell>
              <table:table-cell office:value-type="float" office:value="3.56333333333342">
                <text:p>3.563333333333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.00000000000011">
                <text:p>-5.00000000000011</text:p>
              </table:table-cell>
              <table:table-cell office:value-type="float" office:value="-2.44444444444447">
                <text:p>-2.44444444444447</text:p>
              </table:table-cell>
              <table:table-cell office:value-type="float" office:value="3.55555555555564">
                <text:p>3.555555555555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.99000000000011">
                <text:p>-4.99000000000011</text:p>
              </table:table-cell>
              <table:table-cell office:value-type="float" office:value="-2.44222222222225">
                <text:p>-2.44222222222225</text:p>
              </table:table-cell>
              <table:table-cell office:value-type="float" office:value="3.54777777777786">
                <text:p>3.547777777777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.98000000000011">
                <text:p>-4.98000000000011</text:p>
              </table:table-cell>
              <table:table-cell office:value-type="float" office:value="-2.44000000000002">
                <text:p>-2.44000000000002</text:p>
              </table:table-cell>
              <table:table-cell office:value-type="float" office:value="3.54000000000008">
                <text:p>3.540000000000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4.97000000000011">
                <text:p>-4.97000000000011</text:p>
              </table:table-cell>
              <table:table-cell office:value-type="float" office:value="-2.4377777777778">
                <text:p>-2.4377777777778</text:p>
              </table:table-cell>
              <table:table-cell office:value-type="float" office:value="3.53222222222231">
                <text:p>3.532222222222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4.96000000000011">
                <text:p>-4.96000000000011</text:p>
              </table:table-cell>
              <table:table-cell office:value-type="float" office:value="-2.43555555555558">
                <text:p>-2.43555555555558</text:p>
              </table:table-cell>
              <table:table-cell office:value-type="float" office:value="3.52444444444453">
                <text:p>3.524444444444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4.95000000000011">
                <text:p>-4.95000000000011</text:p>
              </table:table-cell>
              <table:table-cell office:value-type="float" office:value="-2.43333333333336">
                <text:p>-2.43333333333336</text:p>
              </table:table-cell>
              <table:table-cell office:value-type="float" office:value="3.51666666666675">
                <text:p>3.516666666666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.94000000000011">
                <text:p>-4.94000000000011</text:p>
              </table:table-cell>
              <table:table-cell office:value-type="float" office:value="-2.43111111111113">
                <text:p>-2.43111111111113</text:p>
              </table:table-cell>
              <table:table-cell office:value-type="float" office:value="3.50888888888897">
                <text:p>3.508888888888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.93000000000011">
                <text:p>-4.93000000000011</text:p>
              </table:table-cell>
              <table:table-cell office:value-type="float" office:value="-2.42888888888891">
                <text:p>-2.42888888888891</text:p>
              </table:table-cell>
              <table:table-cell office:value-type="float" office:value="3.5011111111112">
                <text:p>3.5011111111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.92000000000011">
                <text:p>-4.92000000000011</text:p>
              </table:table-cell>
              <table:table-cell office:value-type="float" office:value="-2.42666666666669">
                <text:p>-2.42666666666669</text:p>
              </table:table-cell>
              <table:table-cell office:value-type="float" office:value="3.49333333333342">
                <text:p>3.493333333333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.91000000000011">
                <text:p>-4.91000000000011</text:p>
              </table:table-cell>
              <table:table-cell office:value-type="float" office:value="-2.42444444444447">
                <text:p>-2.42444444444447</text:p>
              </table:table-cell>
              <table:table-cell office:value-type="float" office:value="3.48555555555564">
                <text:p>3.485555555555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4.90000000000011">
                <text:p>-4.90000000000011</text:p>
              </table:table-cell>
              <table:table-cell office:value-type="float" office:value="-2.42222222222225">
                <text:p>-2.42222222222225</text:p>
              </table:table-cell>
              <table:table-cell office:value-type="float" office:value="3.47777777777786">
                <text:p>3.477777777777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.89000000000011">
                <text:p>-4.89000000000011</text:p>
              </table:table-cell>
              <table:table-cell office:value-type="float" office:value="-2.42000000000002">
                <text:p>-2.42000000000002</text:p>
              </table:table-cell>
              <table:table-cell office:value-type="float" office:value="3.47000000000008">
                <text:p>3.470000000000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.88000000000011">
                <text:p>-4.88000000000011</text:p>
              </table:table-cell>
              <table:table-cell office:value-type="float" office:value="-2.4177777777778">
                <text:p>-2.4177777777778</text:p>
              </table:table-cell>
              <table:table-cell office:value-type="float" office:value="3.46222222222231">
                <text:p>3.462222222222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.87000000000011">
                <text:p>-4.87000000000011</text:p>
              </table:table-cell>
              <table:table-cell office:value-type="float" office:value="-2.41555555555558">
                <text:p>-2.41555555555558</text:p>
              </table:table-cell>
              <table:table-cell office:value-type="float" office:value="3.45444444444453">
                <text:p>3.454444444444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4.86000000000011">
                <text:p>-4.86000000000011</text:p>
              </table:table-cell>
              <table:table-cell office:value-type="float" office:value="-2.41333333333336">
                <text:p>-2.41333333333336</text:p>
              </table:table-cell>
              <table:table-cell office:value-type="float" office:value="3.44666666666675">
                <text:p>3.446666666666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4.85000000000011">
                <text:p>-4.85000000000011</text:p>
              </table:table-cell>
              <table:table-cell office:value-type="float" office:value="-2.41111111111114">
                <text:p>-2.41111111111114</text:p>
              </table:table-cell>
              <table:table-cell office:value-type="float" office:value="3.43888888888897">
                <text:p>3.438888888888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.84000000000011">
                <text:p>-4.84000000000011</text:p>
              </table:table-cell>
              <table:table-cell office:value-type="float" office:value="-2.40888888888891">
                <text:p>-2.40888888888891</text:p>
              </table:table-cell>
              <table:table-cell office:value-type="float" office:value="3.4311111111112">
                <text:p>3.43111111111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.83000000000011">
                <text:p>-4.83000000000011</text:p>
              </table:table-cell>
              <table:table-cell office:value-type="float" office:value="-2.40666666666669">
                <text:p>-2.40666666666669</text:p>
              </table:table-cell>
              <table:table-cell office:value-type="float" office:value="3.42333333333342">
                <text:p>3.423333333333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.82000000000011">
                <text:p>-4.82000000000011</text:p>
              </table:table-cell>
              <table:table-cell office:value-type="float" office:value="-2.40444444444447">
                <text:p>-2.40444444444447</text:p>
              </table:table-cell>
              <table:table-cell office:value-type="float" office:value="3.41555555555564">
                <text:p>3.415555555555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.81000000000011">
                <text:p>-4.81000000000011</text:p>
              </table:table-cell>
              <table:table-cell office:value-type="float" office:value="-2.40222222222225">
                <text:p>-2.40222222222225</text:p>
              </table:table-cell>
              <table:table-cell office:value-type="float" office:value="3.40777777777786">
                <text:p>3.407777777777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.80000000000011">
                <text:p>-4.80000000000011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3.40000000000009">
                <text:p>3.400000000000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.79000000000011">
                <text:p>-4.79000000000011</text:p>
              </table:table-cell>
              <table:table-cell office:value-type="float" office:value="-2.3977777777778">
                <text:p>-2.3977777777778</text:p>
              </table:table-cell>
              <table:table-cell office:value-type="float" office:value="3.39222222222231">
                <text:p>3.392222222222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.78000000000011">
                <text:p>-4.78000000000011</text:p>
              </table:table-cell>
              <table:table-cell office:value-type="float" office:value="-2.39555555555558">
                <text:p>-2.39555555555558</text:p>
              </table:table-cell>
              <table:table-cell office:value-type="float" office:value="3.38444444444453">
                <text:p>3.384444444444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.77000000000011">
                <text:p>-4.77000000000011</text:p>
              </table:table-cell>
              <table:table-cell office:value-type="float" office:value="-2.39333333333336">
                <text:p>-2.39333333333336</text:p>
              </table:table-cell>
              <table:table-cell office:value-type="float" office:value="3.37666666666675">
                <text:p>3.376666666666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.76000000000011">
                <text:p>-4.76000000000011</text:p>
              </table:table-cell>
              <table:table-cell office:value-type="float" office:value="-2.39111111111114">
                <text:p>-2.39111111111114</text:p>
              </table:table-cell>
              <table:table-cell office:value-type="float" office:value="3.36888888888898">
                <text:p>3.368888888888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.75000000000011">
                <text:p>-4.75000000000011</text:p>
              </table:table-cell>
              <table:table-cell office:value-type="float" office:value="-2.38888888888891">
                <text:p>-2.38888888888891</text:p>
              </table:table-cell>
              <table:table-cell office:value-type="float" office:value="3.3611111111112">
                <text:p>3.36111111111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.74000000000011">
                <text:p>-4.74000000000011</text:p>
              </table:table-cell>
              <table:table-cell office:value-type="float" office:value="-2.38666666666669">
                <text:p>-2.38666666666669</text:p>
              </table:table-cell>
              <table:table-cell office:value-type="float" office:value="3.35333333333342">
                <text:p>3.353333333333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.73000000000011">
                <text:p>-4.73000000000011</text:p>
              </table:table-cell>
              <table:table-cell office:value-type="float" office:value="-2.38444444444447">
                <text:p>-2.38444444444447</text:p>
              </table:table-cell>
              <table:table-cell office:value-type="float" office:value="3.34555555555564">
                <text:p>3.345555555555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.72000000000011">
                <text:p>-4.72000000000011</text:p>
              </table:table-cell>
              <table:table-cell office:value-type="float" office:value="-2.38222222222225">
                <text:p>-2.38222222222225</text:p>
              </table:table-cell>
              <table:table-cell office:value-type="float" office:value="3.33777777777787">
                <text:p>3.337777777777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.71000000000011">
                <text:p>-4.71000000000011</text:p>
              </table:table-cell>
              <table:table-cell office:value-type="float" office:value="-2.38000000000002">
                <text:p>-2.38000000000002</text:p>
              </table:table-cell>
              <table:table-cell office:value-type="float" office:value="3.33000000000009">
                <text:p>3.330000000000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.70000000000011">
                <text:p>-4.70000000000011</text:p>
              </table:table-cell>
              <table:table-cell office:value-type="float" office:value="-2.3777777777778">
                <text:p>-2.3777777777778</text:p>
              </table:table-cell>
              <table:table-cell office:value-type="float" office:value="3.32222222222231">
                <text:p>3.322222222222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.69000000000011">
                <text:p>-4.69000000000011</text:p>
              </table:table-cell>
              <table:table-cell office:value-type="float" office:value="-2.37555555555558">
                <text:p>-2.37555555555558</text:p>
              </table:table-cell>
              <table:table-cell office:value-type="float" office:value="3.31444444444453">
                <text:p>3.314444444444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.68000000000011">
                <text:p>-4.68000000000011</text:p>
              </table:table-cell>
              <table:table-cell office:value-type="float" office:value="-2.37333333333336">
                <text:p>-2.37333333333336</text:p>
              </table:table-cell>
              <table:table-cell office:value-type="float" office:value="3.30666666666675">
                <text:p>3.306666666666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.67000000000011">
                <text:p>-4.67000000000011</text:p>
              </table:table-cell>
              <table:table-cell office:value-type="float" office:value="-2.37111111111114">
                <text:p>-2.37111111111114</text:p>
              </table:table-cell>
              <table:table-cell office:value-type="float" office:value="3.29888888888898">
                <text:p>3.298888888888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.66000000000011">
                <text:p>-4.66000000000011</text:p>
              </table:table-cell>
              <table:table-cell office:value-type="float" office:value="-2.36888888888891">
                <text:p>-2.36888888888891</text:p>
              </table:table-cell>
              <table:table-cell office:value-type="float" office:value="3.2911111111112">
                <text:p>3.2911111111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.65000000000011">
                <text:p>-4.65000000000011</text:p>
              </table:table-cell>
              <table:table-cell office:value-type="float" office:value="-2.36666666666669">
                <text:p>-2.36666666666669</text:p>
              </table:table-cell>
              <table:table-cell office:value-type="float" office:value="3.28333333333342">
                <text:p>3.283333333333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.64000000000011">
                <text:p>-4.64000000000011</text:p>
              </table:table-cell>
              <table:table-cell office:value-type="float" office:value="-2.36444444444447">
                <text:p>-2.36444444444447</text:p>
              </table:table-cell>
              <table:table-cell office:value-type="float" office:value="3.27555555555564">
                <text:p>3.275555555555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.63000000000011">
                <text:p>-4.63000000000011</text:p>
              </table:table-cell>
              <table:table-cell office:value-type="float" office:value="-2.36222222222225">
                <text:p>-2.36222222222225</text:p>
              </table:table-cell>
              <table:table-cell office:value-type="float" office:value="3.26777777777787">
                <text:p>3.267777777777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.62000000000012">
                <text:p>-4.62000000000012</text:p>
              </table:table-cell>
              <table:table-cell office:value-type="float" office:value="-2.36000000000003">
                <text:p>-2.36000000000003</text:p>
              </table:table-cell>
              <table:table-cell office:value-type="float" office:value="3.26000000000009">
                <text:p>3.260000000000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.61000000000012">
                <text:p>-4.61000000000012</text:p>
              </table:table-cell>
              <table:table-cell office:value-type="float" office:value="-2.3577777777778">
                <text:p>-2.3577777777778</text:p>
              </table:table-cell>
              <table:table-cell office:value-type="float" office:value="3.25222222222231">
                <text:p>3.252222222222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.60000000000012">
                <text:p>-4.60000000000012</text:p>
              </table:table-cell>
              <table:table-cell office:value-type="float" office:value="-2.35555555555558">
                <text:p>-2.35555555555558</text:p>
              </table:table-cell>
              <table:table-cell office:value-type="float" office:value="3.24444444444453">
                <text:p>3.244444444444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.59000000000012">
                <text:p>-4.59000000000012</text:p>
              </table:table-cell>
              <table:table-cell office:value-type="float" office:value="-2.35333333333336">
                <text:p>-2.35333333333336</text:p>
              </table:table-cell>
              <table:table-cell office:value-type="float" office:value="3.23666666666676">
                <text:p>3.236666666666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.58000000000012">
                <text:p>-4.58000000000012</text:p>
              </table:table-cell>
              <table:table-cell office:value-type="float" office:value="-2.35111111111114">
                <text:p>-2.35111111111114</text:p>
              </table:table-cell>
              <table:table-cell office:value-type="float" office:value="3.22888888888898">
                <text:p>3.228888888888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.57000000000012">
                <text:p>-4.57000000000012</text:p>
              </table:table-cell>
              <table:table-cell office:value-type="float" office:value="-2.34888888888891">
                <text:p>-2.34888888888891</text:p>
              </table:table-cell>
              <table:table-cell office:value-type="float" office:value="3.2211111111112">
                <text:p>3.22111111111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.56000000000012">
                <text:p>-4.56000000000012</text:p>
              </table:table-cell>
              <table:table-cell office:value-type="float" office:value="-2.34666666666669">
                <text:p>-2.34666666666669</text:p>
              </table:table-cell>
              <table:table-cell office:value-type="float" office:value="3.21333333333342">
                <text:p>3.213333333333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.55000000000012">
                <text:p>-4.55000000000012</text:p>
              </table:table-cell>
              <table:table-cell office:value-type="float" office:value="-2.34444444444447">
                <text:p>-2.34444444444447</text:p>
              </table:table-cell>
              <table:table-cell office:value-type="float" office:value="3.20555555555565">
                <text:p>3.205555555555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.54000000000012">
                <text:p>-4.54000000000012</text:p>
              </table:table-cell>
              <table:table-cell office:value-type="float" office:value="-2.34222222222225">
                <text:p>-2.34222222222225</text:p>
              </table:table-cell>
              <table:table-cell office:value-type="float" office:value="3.19777777777787">
                <text:p>3.197777777777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.53000000000012">
                <text:p>-4.53000000000012</text:p>
              </table:table-cell>
              <table:table-cell office:value-type="float" office:value="-2.34000000000003">
                <text:p>-2.34000000000003</text:p>
              </table:table-cell>
              <table:table-cell office:value-type="float" office:value="3.19000000000009">
                <text:p>3.190000000000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.52000000000012">
                <text:p>-4.52000000000012</text:p>
              </table:table-cell>
              <table:table-cell office:value-type="float" office:value="-2.3377777777778">
                <text:p>-2.3377777777778</text:p>
              </table:table-cell>
              <table:table-cell office:value-type="float" office:value="3.18222222222231">
                <text:p>3.182222222222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.51000000000012">
                <text:p>-4.51000000000012</text:p>
              </table:table-cell>
              <table:table-cell office:value-type="float" office:value="-2.33555555555558">
                <text:p>-2.33555555555558</text:p>
              </table:table-cell>
              <table:table-cell office:value-type="float" office:value="3.17444444444454">
                <text:p>3.174444444444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.50000000000012">
                <text:p>-4.50000000000012</text:p>
              </table:table-cell>
              <table:table-cell office:value-type="float" office:value="-2.33333333333336">
                <text:p>-2.33333333333336</text:p>
              </table:table-cell>
              <table:table-cell office:value-type="float" office:value="3.16666666666676">
                <text:p>3.166666666666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.49000000000012">
                <text:p>-4.49000000000012</text:p>
              </table:table-cell>
              <table:table-cell office:value-type="float" office:value="-2.33111111111114">
                <text:p>-2.33111111111114</text:p>
              </table:table-cell>
              <table:table-cell office:value-type="float" office:value="3.15888888888898">
                <text:p>3.158888888888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.48000000000012">
                <text:p>-4.48000000000012</text:p>
              </table:table-cell>
              <table:table-cell office:value-type="float" office:value="-2.32888888888891">
                <text:p>-2.32888888888891</text:p>
              </table:table-cell>
              <table:table-cell office:value-type="float" office:value="3.1511111111112">
                <text:p>3.15111111111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.47000000000012">
                <text:p>-4.47000000000012</text:p>
              </table:table-cell>
              <table:table-cell office:value-type="float" office:value="-2.32666666666669">
                <text:p>-2.32666666666669</text:p>
              </table:table-cell>
              <table:table-cell office:value-type="float" office:value="3.14333333333342">
                <text:p>3.143333333333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.46000000000012">
                <text:p>-4.46000000000012</text:p>
              </table:table-cell>
              <table:table-cell office:value-type="float" office:value="-2.32444444444447">
                <text:p>-2.32444444444447</text:p>
              </table:table-cell>
              <table:table-cell office:value-type="float" office:value="3.13555555555565">
                <text:p>3.135555555555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.45000000000012">
                <text:p>-4.45000000000012</text:p>
              </table:table-cell>
              <table:table-cell office:value-type="float" office:value="-2.32222222222225">
                <text:p>-2.32222222222225</text:p>
              </table:table-cell>
              <table:table-cell office:value-type="float" office:value="3.12777777777787">
                <text:p>3.127777777777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.44000000000012">
                <text:p>-4.44000000000012</text:p>
              </table:table-cell>
              <table:table-cell office:value-type="float" office:value="-2.32000000000003">
                <text:p>-2.32000000000003</text:p>
              </table:table-cell>
              <table:table-cell office:value-type="float" office:value="3.12000000000009">
                <text:p>3.120000000000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.43000000000012">
                <text:p>-4.43000000000012</text:p>
              </table:table-cell>
              <table:table-cell office:value-type="float" office:value="-2.3177777777778">
                <text:p>-2.3177777777778</text:p>
              </table:table-cell>
              <table:table-cell office:value-type="float" office:value="3.11222222222231">
                <text:p>3.112222222222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.42000000000012">
                <text:p>-4.42000000000012</text:p>
              </table:table-cell>
              <table:table-cell office:value-type="float" office:value="-2.31555555555558">
                <text:p>-2.31555555555558</text:p>
              </table:table-cell>
              <table:table-cell office:value-type="float" office:value="3.10444444444454">
                <text:p>3.104444444444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.41000000000012">
                <text:p>-4.41000000000012</text:p>
              </table:table-cell>
              <table:table-cell office:value-type="float" office:value="-2.31333333333336">
                <text:p>-2.31333333333336</text:p>
              </table:table-cell>
              <table:table-cell office:value-type="float" office:value="3.09666666666676">
                <text:p>3.096666666666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.40000000000012">
                <text:p>-4.40000000000012</text:p>
              </table:table-cell>
              <table:table-cell office:value-type="float" office:value="-2.31111111111114">
                <text:p>-2.31111111111114</text:p>
              </table:table-cell>
              <table:table-cell office:value-type="float" office:value="3.08888888888898">
                <text:p>3.088888888888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.39000000000012">
                <text:p>-4.39000000000012</text:p>
              </table:table-cell>
              <table:table-cell office:value-type="float" office:value="-2.30888888888892">
                <text:p>-2.30888888888892</text:p>
              </table:table-cell>
              <table:table-cell office:value-type="float" office:value="3.0811111111112">
                <text:p>3.0811111111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.38000000000012">
                <text:p>-4.38000000000012</text:p>
              </table:table-cell>
              <table:table-cell office:value-type="float" office:value="-2.30666666666669">
                <text:p>-2.30666666666669</text:p>
              </table:table-cell>
              <table:table-cell office:value-type="float" office:value="3.07333333333343">
                <text:p>3.073333333333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.37000000000012">
                <text:p>-4.37000000000012</text:p>
              </table:table-cell>
              <table:table-cell office:value-type="float" office:value="-2.30444444444447">
                <text:p>-2.30444444444447</text:p>
              </table:table-cell>
              <table:table-cell office:value-type="float" office:value="3.06555555555565">
                <text:p>3.065555555555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.36000000000012">
                <text:p>-4.36000000000012</text:p>
              </table:table-cell>
              <table:table-cell office:value-type="float" office:value="-2.30222222222225">
                <text:p>-2.30222222222225</text:p>
              </table:table-cell>
              <table:table-cell office:value-type="float" office:value="3.05777777777787">
                <text:p>3.057777777777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.35000000000012">
                <text:p>-4.35000000000012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3.05000000000009">
                <text:p>3.050000000000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.34000000000012">
                <text:p>-4.34000000000012</text:p>
              </table:table-cell>
              <table:table-cell office:value-type="float" office:value="-2.2977777777778">
                <text:p>-2.2977777777778</text:p>
              </table:table-cell>
              <table:table-cell office:value-type="float" office:value="3.04222222222232">
                <text:p>3.042222222222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.33000000000012">
                <text:p>-4.33000000000012</text:p>
              </table:table-cell>
              <table:table-cell office:value-type="float" office:value="-2.29555555555558">
                <text:p>-2.29555555555558</text:p>
              </table:table-cell>
              <table:table-cell office:value-type="float" office:value="3.03444444444454">
                <text:p>3.034444444444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.32000000000012">
                <text:p>-4.32000000000012</text:p>
              </table:table-cell>
              <table:table-cell office:value-type="float" office:value="-2.29333333333336">
                <text:p>-2.29333333333336</text:p>
              </table:table-cell>
              <table:table-cell office:value-type="float" office:value="3.02666666666676">
                <text:p>3.026666666666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.31000000000012">
                <text:p>-4.31000000000012</text:p>
              </table:table-cell>
              <table:table-cell office:value-type="float" office:value="-2.29111111111114">
                <text:p>-2.29111111111114</text:p>
              </table:table-cell>
              <table:table-cell office:value-type="float" office:value="3.01888888888898">
                <text:p>3.018888888888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.30000000000012">
                <text:p>-4.30000000000012</text:p>
              </table:table-cell>
              <table:table-cell office:value-type="float" office:value="-2.28888888888892">
                <text:p>-2.28888888888892</text:p>
              </table:table-cell>
              <table:table-cell office:value-type="float" office:value="3.01111111111121">
                <text:p>3.011111111111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.29000000000012">
                <text:p>-4.29000000000012</text:p>
              </table:table-cell>
              <table:table-cell office:value-type="float" office:value="-2.28666666666669">
                <text:p>-2.28666666666669</text:p>
              </table:table-cell>
              <table:table-cell office:value-type="float" office:value="3.00333333333343">
                <text:p>3.0033333333334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.28000000000012">
                <text:p>-4.28000000000012</text:p>
              </table:table-cell>
              <table:table-cell office:value-type="float" office:value="-2.28444444444447">
                <text:p>-2.28444444444447</text:p>
              </table:table-cell>
              <table:table-cell office:value-type="float" office:value="2.99555555555565">
                <text:p>2.995555555555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.27000000000012">
                <text:p>-4.27000000000012</text:p>
              </table:table-cell>
              <table:table-cell office:value-type="float" office:value="-2.28222222222225">
                <text:p>-2.28222222222225</text:p>
              </table:table-cell>
              <table:table-cell office:value-type="float" office:value="2.98777777777787">
                <text:p>2.987777777777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.26000000000012">
                <text:p>-4.26000000000012</text:p>
              </table:table-cell>
              <table:table-cell office:value-type="float" office:value="-2.28000000000003">
                <text:p>-2.28000000000003</text:p>
              </table:table-cell>
              <table:table-cell office:value-type="float" office:value="2.98000000000009">
                <text:p>2.980000000000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.25000000000012">
                <text:p>-4.25000000000012</text:p>
              </table:table-cell>
              <table:table-cell office:value-type="float" office:value="-2.27777777777781">
                <text:p>-2.27777777777781</text:p>
              </table:table-cell>
              <table:table-cell office:value-type="float" office:value="2.97222222222232">
                <text:p>2.972222222222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.24000000000012">
                <text:p>-4.24000000000012</text:p>
              </table:table-cell>
              <table:table-cell office:value-type="float" office:value="-2.27555555555558">
                <text:p>-2.27555555555558</text:p>
              </table:table-cell>
              <table:table-cell office:value-type="float" office:value="2.96444444444454">
                <text:p>2.964444444444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.23000000000012">
                <text:p>-4.23000000000012</text:p>
              </table:table-cell>
              <table:table-cell office:value-type="float" office:value="-2.27333333333336">
                <text:p>-2.27333333333336</text:p>
              </table:table-cell>
              <table:table-cell office:value-type="float" office:value="2.95666666666676">
                <text:p>2.956666666666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.22000000000012">
                <text:p>-4.22000000000012</text:p>
              </table:table-cell>
              <table:table-cell office:value-type="float" office:value="-2.27111111111114">
                <text:p>-2.27111111111114</text:p>
              </table:table-cell>
              <table:table-cell office:value-type="float" office:value="2.94888888888898">
                <text:p>2.948888888888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.21000000000012">
                <text:p>-4.21000000000012</text:p>
              </table:table-cell>
              <table:table-cell office:value-type="float" office:value="-2.26888888888892">
                <text:p>-2.26888888888892</text:p>
              </table:table-cell>
              <table:table-cell office:value-type="float" office:value="2.94111111111121">
                <text:p>2.941111111111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.20000000000012">
                <text:p>-4.20000000000012</text:p>
              </table:table-cell>
              <table:table-cell office:value-type="float" office:value="-2.26666666666669">
                <text:p>-2.26666666666669</text:p>
              </table:table-cell>
              <table:table-cell office:value-type="float" office:value="2.93333333333343">
                <text:p>2.933333333333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.19000000000012">
                <text:p>-4.19000000000012</text:p>
              </table:table-cell>
              <table:table-cell office:value-type="float" office:value="-2.26444444444447">
                <text:p>-2.26444444444447</text:p>
              </table:table-cell>
              <table:table-cell office:value-type="float" office:value="2.92555555555565">
                <text:p>2.92555555555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.18000000000012">
                <text:p>-4.18000000000012</text:p>
              </table:table-cell>
              <table:table-cell office:value-type="float" office:value="-2.26222222222225">
                <text:p>-2.26222222222225</text:p>
              </table:table-cell>
              <table:table-cell office:value-type="float" office:value="2.91777777777787">
                <text:p>2.917777777777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.17000000000012">
                <text:p>-4.17000000000012</text:p>
              </table:table-cell>
              <table:table-cell office:value-type="float" office:value="-2.26000000000003">
                <text:p>-2.26000000000003</text:p>
              </table:table-cell>
              <table:table-cell office:value-type="float" office:value="2.9100000000001">
                <text:p>2.9100000000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.16000000000012">
                <text:p>-4.16000000000012</text:p>
              </table:table-cell>
              <table:table-cell office:value-type="float" office:value="-2.25777777777781">
                <text:p>-2.25777777777781</text:p>
              </table:table-cell>
              <table:table-cell office:value-type="float" office:value="2.90222222222232">
                <text:p>2.902222222222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.15000000000013">
                <text:p>-4.15000000000013</text:p>
              </table:table-cell>
              <table:table-cell office:value-type="float" office:value="-2.25555555555558">
                <text:p>-2.25555555555558</text:p>
              </table:table-cell>
              <table:table-cell office:value-type="float" office:value="2.89444444444454">
                <text:p>2.894444444444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.14000000000013">
                <text:p>-4.14000000000013</text:p>
              </table:table-cell>
              <table:table-cell office:value-type="float" office:value="-2.25333333333336">
                <text:p>-2.25333333333336</text:p>
              </table:table-cell>
              <table:table-cell office:value-type="float" office:value="2.88666666666676">
                <text:p>2.886666666666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.13000000000013">
                <text:p>-4.13000000000013</text:p>
              </table:table-cell>
              <table:table-cell office:value-type="float" office:value="-2.25111111111114">
                <text:p>-2.25111111111114</text:p>
              </table:table-cell>
              <table:table-cell office:value-type="float" office:value="2.87888888888899">
                <text:p>2.878888888888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.12000000000013">
                <text:p>-4.12000000000013</text:p>
              </table:table-cell>
              <table:table-cell office:value-type="float" office:value="-2.24888888888892">
                <text:p>-2.24888888888892</text:p>
              </table:table-cell>
              <table:table-cell office:value-type="float" office:value="2.87111111111121">
                <text:p>2.871111111111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.11000000000013">
                <text:p>-4.11000000000013</text:p>
              </table:table-cell>
              <table:table-cell office:value-type="float" office:value="-2.24666666666669">
                <text:p>-2.24666666666669</text:p>
              </table:table-cell>
              <table:table-cell office:value-type="float" office:value="2.86333333333343">
                <text:p>2.863333333333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.10000000000013">
                <text:p>-4.10000000000013</text:p>
              </table:table-cell>
              <table:table-cell office:value-type="float" office:value="-2.24444444444447">
                <text:p>-2.24444444444447</text:p>
              </table:table-cell>
              <table:table-cell office:value-type="float" office:value="2.85555555555565">
                <text:p>2.855555555555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.09000000000013">
                <text:p>-4.09000000000013</text:p>
              </table:table-cell>
              <table:table-cell office:value-type="float" office:value="-2.24222222222225">
                <text:p>-2.24222222222225</text:p>
              </table:table-cell>
              <table:table-cell office:value-type="float" office:value="2.84777777777788">
                <text:p>2.847777777777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.08000000000013">
                <text:p>-4.08000000000013</text:p>
              </table:table-cell>
              <table:table-cell office:value-type="float" office:value="-2.24000000000003">
                <text:p>-2.24000000000003</text:p>
              </table:table-cell>
              <table:table-cell office:value-type="float" office:value="2.8400000000001">
                <text:p>2.84000000000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.07000000000013">
                <text:p>-4.07000000000013</text:p>
              </table:table-cell>
              <table:table-cell office:value-type="float" office:value="-2.23777777777781">
                <text:p>-2.23777777777781</text:p>
              </table:table-cell>
              <table:table-cell office:value-type="float" office:value="2.83222222222232">
                <text:p>2.832222222222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.06000000000013">
                <text:p>-4.06000000000013</text:p>
              </table:table-cell>
              <table:table-cell office:value-type="float" office:value="-2.23555555555558">
                <text:p>-2.23555555555558</text:p>
              </table:table-cell>
              <table:table-cell office:value-type="float" office:value="2.82444444444454">
                <text:p>2.824444444444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.05000000000013">
                <text:p>-4.05000000000013</text:p>
              </table:table-cell>
              <table:table-cell office:value-type="float" office:value="-2.23333333333336">
                <text:p>-2.23333333333336</text:p>
              </table:table-cell>
              <table:table-cell office:value-type="float" office:value="2.81666666666677">
                <text:p>2.816666666666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.04000000000013">
                <text:p>-4.04000000000013</text:p>
              </table:table-cell>
              <table:table-cell office:value-type="float" office:value="-2.23111111111114">
                <text:p>-2.23111111111114</text:p>
              </table:table-cell>
              <table:table-cell office:value-type="float" office:value="2.80888888888899">
                <text:p>2.808888888888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.03000000000013">
                <text:p>-4.03000000000013</text:p>
              </table:table-cell>
              <table:table-cell office:value-type="float" office:value="-2.22888888888892">
                <text:p>-2.22888888888892</text:p>
              </table:table-cell>
              <table:table-cell office:value-type="float" office:value="2.80111111111121">
                <text:p>2.801111111111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.02000000000013">
                <text:p>-4.02000000000013</text:p>
              </table:table-cell>
              <table:table-cell office:value-type="float" office:value="-2.22666666666669">
                <text:p>-2.22666666666669</text:p>
              </table:table-cell>
              <table:table-cell office:value-type="float" office:value="2.79333333333343">
                <text:p>2.793333333333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.01000000000013">
                <text:p>-4.01000000000013</text:p>
              </table:table-cell>
              <table:table-cell office:value-type="float" office:value="-2.22444444444447">
                <text:p>-2.22444444444447</text:p>
              </table:table-cell>
              <table:table-cell office:value-type="float" office:value="2.78555555555565">
                <text:p>2.785555555555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.00000000000013">
                <text:p>-4.00000000000013</text:p>
              </table:table-cell>
              <table:table-cell office:value-type="float" office:value="-2.22222222222225">
                <text:p>-2.22222222222225</text:p>
              </table:table-cell>
              <table:table-cell office:value-type="float" office:value="2.77777777777788">
                <text:p>2.777777777777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3.99000000000013">
                <text:p>-3.99000000000013</text:p>
              </table:table-cell>
              <table:table-cell office:value-type="float" office:value="-2.22000000000003">
                <text:p>-2.22000000000003</text:p>
              </table:table-cell>
              <table:table-cell office:value-type="float" office:value="2.7700000000001">
                <text:p>2.77000000000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3.98000000000013">
                <text:p>-3.98000000000013</text:p>
              </table:table-cell>
              <table:table-cell office:value-type="float" office:value="-2.21777777777781">
                <text:p>-2.21777777777781</text:p>
              </table:table-cell>
              <table:table-cell office:value-type="float" office:value="2.76222222222232">
                <text:p>2.762222222222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3.97000000000013">
                <text:p>-3.97000000000013</text:p>
              </table:table-cell>
              <table:table-cell office:value-type="float" office:value="-2.21555555555558">
                <text:p>-2.21555555555558</text:p>
              </table:table-cell>
              <table:table-cell office:value-type="float" office:value="2.75444444444454">
                <text:p>2.754444444444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3.96000000000013">
                <text:p>-3.96000000000013</text:p>
              </table:table-cell>
              <table:table-cell office:value-type="float" office:value="-2.21333333333336">
                <text:p>-2.21333333333336</text:p>
              </table:table-cell>
              <table:table-cell office:value-type="float" office:value="2.74666666666677">
                <text:p>2.746666666666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.95000000000013">
                <text:p>-3.95000000000013</text:p>
              </table:table-cell>
              <table:table-cell office:value-type="float" office:value="-2.21111111111114">
                <text:p>-2.21111111111114</text:p>
              </table:table-cell>
              <table:table-cell office:value-type="float" office:value="2.73888888888899">
                <text:p>2.738888888888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3.94000000000013">
                <text:p>-3.94000000000013</text:p>
              </table:table-cell>
              <table:table-cell office:value-type="float" office:value="-2.20888888888892">
                <text:p>-2.20888888888892</text:p>
              </table:table-cell>
              <table:table-cell office:value-type="float" office:value="2.73111111111121">
                <text:p>2.731111111111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3.93000000000013">
                <text:p>-3.93000000000013</text:p>
              </table:table-cell>
              <table:table-cell office:value-type="float" office:value="-2.2066666666667">
                <text:p>-2.2066666666667</text:p>
              </table:table-cell>
              <table:table-cell office:value-type="float" office:value="2.72333333333343">
                <text:p>2.72333333333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3.92000000000013">
                <text:p>-3.92000000000013</text:p>
              </table:table-cell>
              <table:table-cell office:value-type="float" office:value="-2.20444444444447">
                <text:p>-2.20444444444447</text:p>
              </table:table-cell>
              <table:table-cell office:value-type="float" office:value="2.71555555555566">
                <text:p>2.715555555555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.91000000000013">
                <text:p>-3.91000000000013</text:p>
              </table:table-cell>
              <table:table-cell office:value-type="float" office:value="-2.20222222222225">
                <text:p>-2.20222222222225</text:p>
              </table:table-cell>
              <table:table-cell office:value-type="float" office:value="2.70777777777788">
                <text:p>2.707777777777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3.90000000000013">
                <text:p>-3.90000000000013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2.7000000000001">
                <text:p>2.7000000000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3.89000000000013">
                <text:p>-3.89000000000013</text:p>
              </table:table-cell>
              <table:table-cell office:value-type="float" office:value="-2.19777777777781">
                <text:p>-2.19777777777781</text:p>
              </table:table-cell>
              <table:table-cell office:value-type="float" office:value="2.69222222222232">
                <text:p>2.692222222222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3.88000000000013">
                <text:p>-3.88000000000013</text:p>
              </table:table-cell>
              <table:table-cell office:value-type="float" office:value="-2.19555555555558">
                <text:p>-2.19555555555558</text:p>
              </table:table-cell>
              <table:table-cell office:value-type="float" office:value="2.68444444444455">
                <text:p>2.68444444444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.87000000000013">
                <text:p>-3.87000000000013</text:p>
              </table:table-cell>
              <table:table-cell office:value-type="float" office:value="-2.19333333333336">
                <text:p>-2.19333333333336</text:p>
              </table:table-cell>
              <table:table-cell office:value-type="float" office:value="2.67666666666677">
                <text:p>2.676666666666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.86000000000013">
                <text:p>-3.86000000000013</text:p>
              </table:table-cell>
              <table:table-cell office:value-type="float" office:value="-2.19111111111114">
                <text:p>-2.19111111111114</text:p>
              </table:table-cell>
              <table:table-cell office:value-type="float" office:value="2.66888888888899">
                <text:p>2.668888888888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3.85000000000013">
                <text:p>-3.85000000000013</text:p>
              </table:table-cell>
              <table:table-cell office:value-type="float" office:value="-2.18888888888892">
                <text:p>-2.18888888888892</text:p>
              </table:table-cell>
              <table:table-cell office:value-type="float" office:value="2.66111111111121">
                <text:p>2.661111111111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3.84000000000013">
                <text:p>-3.84000000000013</text:p>
              </table:table-cell>
              <table:table-cell office:value-type="float" office:value="-2.1866666666667">
                <text:p>-2.1866666666667</text:p>
              </table:table-cell>
              <table:table-cell office:value-type="float" office:value="2.65333333333344">
                <text:p>2.653333333333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3.83000000000013">
                <text:p>-3.83000000000013</text:p>
              </table:table-cell>
              <table:table-cell office:value-type="float" office:value="-2.18444444444447">
                <text:p>-2.18444444444447</text:p>
              </table:table-cell>
              <table:table-cell office:value-type="float" office:value="2.64555555555566">
                <text:p>2.645555555555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.82000000000013">
                <text:p>-3.82000000000013</text:p>
              </table:table-cell>
              <table:table-cell office:value-type="float" office:value="-2.18222222222225">
                <text:p>-2.18222222222225</text:p>
              </table:table-cell>
              <table:table-cell office:value-type="float" office:value="2.63777777777788">
                <text:p>2.637777777777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.81000000000013">
                <text:p>-3.81000000000013</text:p>
              </table:table-cell>
              <table:table-cell office:value-type="float" office:value="-2.18000000000003">
                <text:p>-2.18000000000003</text:p>
              </table:table-cell>
              <table:table-cell office:value-type="float" office:value="2.6300000000001">
                <text:p>2.63000000000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.80000000000013">
                <text:p>-3.80000000000013</text:p>
              </table:table-cell>
              <table:table-cell office:value-type="float" office:value="-2.17777777777781">
                <text:p>-2.17777777777781</text:p>
              </table:table-cell>
              <table:table-cell office:value-type="float" office:value="2.62222222222232">
                <text:p>2.622222222222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.79000000000013">
                <text:p>-3.79000000000013</text:p>
              </table:table-cell>
              <table:table-cell office:value-type="float" office:value="-2.17555555555558">
                <text:p>-2.17555555555558</text:p>
              </table:table-cell>
              <table:table-cell office:value-type="float" office:value="2.61444444444455">
                <text:p>2.61444444444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.78000000000013">
                <text:p>-3.78000000000013</text:p>
              </table:table-cell>
              <table:table-cell office:value-type="float" office:value="-2.17333333333336">
                <text:p>-2.17333333333336</text:p>
              </table:table-cell>
              <table:table-cell office:value-type="float" office:value="2.60666666666677">
                <text:p>2.606666666666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.77000000000013">
                <text:p>-3.77000000000013</text:p>
              </table:table-cell>
              <table:table-cell office:value-type="float" office:value="-2.17111111111114">
                <text:p>-2.17111111111114</text:p>
              </table:table-cell>
              <table:table-cell office:value-type="float" office:value="2.59888888888899">
                <text:p>2.598888888888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.76000000000013">
                <text:p>-3.76000000000013</text:p>
              </table:table-cell>
              <table:table-cell office:value-type="float" office:value="-2.16888888888892">
                <text:p>-2.16888888888892</text:p>
              </table:table-cell>
              <table:table-cell office:value-type="float" office:value="2.59111111111121">
                <text:p>2.591111111111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.75000000000013">
                <text:p>-3.75000000000013</text:p>
              </table:table-cell>
              <table:table-cell office:value-type="float" office:value="-2.1666666666667">
                <text:p>-2.1666666666667</text:p>
              </table:table-cell>
              <table:table-cell office:value-type="float" office:value="2.58333333333344">
                <text:p>2.583333333333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.74000000000013">
                <text:p>-3.74000000000013</text:p>
              </table:table-cell>
              <table:table-cell office:value-type="float" office:value="-2.16444444444447">
                <text:p>-2.16444444444447</text:p>
              </table:table-cell>
              <table:table-cell office:value-type="float" office:value="2.57555555555566">
                <text:p>2.575555555555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.73000000000013">
                <text:p>-3.73000000000013</text:p>
              </table:table-cell>
              <table:table-cell office:value-type="float" office:value="-2.16222222222225">
                <text:p>-2.16222222222225</text:p>
              </table:table-cell>
              <table:table-cell office:value-type="float" office:value="2.56777777777788">
                <text:p>2.567777777777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.72000000000013">
                <text:p>-3.72000000000013</text:p>
              </table:table-cell>
              <table:table-cell office:value-type="float" office:value="-2.16000000000003">
                <text:p>-2.16000000000003</text:p>
              </table:table-cell>
              <table:table-cell office:value-type="float" office:value="2.5600000000001">
                <text:p>2.56000000000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.71000000000013">
                <text:p>-3.71000000000013</text:p>
              </table:table-cell>
              <table:table-cell office:value-type="float" office:value="-2.15777777777781">
                <text:p>-2.15777777777781</text:p>
              </table:table-cell>
              <table:table-cell office:value-type="float" office:value="2.55222222222233">
                <text:p>2.552222222222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.70000000000013">
                <text:p>-3.70000000000013</text:p>
              </table:table-cell>
              <table:table-cell office:value-type="float" office:value="-2.15555555555559">
                <text:p>-2.15555555555559</text:p>
              </table:table-cell>
              <table:table-cell office:value-type="float" office:value="2.54444444444455">
                <text:p>2.544444444444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.69000000000013">
                <text:p>-3.69000000000013</text:p>
              </table:table-cell>
              <table:table-cell office:value-type="float" office:value="-2.15333333333336">
                <text:p>-2.15333333333336</text:p>
              </table:table-cell>
              <table:table-cell office:value-type="float" office:value="2.53666666666677">
                <text:p>2.536666666666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.68000000000013">
                <text:p>-3.68000000000013</text:p>
              </table:table-cell>
              <table:table-cell office:value-type="float" office:value="-2.15111111111114">
                <text:p>-2.15111111111114</text:p>
              </table:table-cell>
              <table:table-cell office:value-type="float" office:value="2.52888888888899">
                <text:p>2.528888888888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.67000000000013">
                <text:p>-3.67000000000013</text:p>
              </table:table-cell>
              <table:table-cell office:value-type="float" office:value="-2.14888888888892">
                <text:p>-2.14888888888892</text:p>
              </table:table-cell>
              <table:table-cell office:value-type="float" office:value="2.52111111111122">
                <text:p>2.521111111111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.66000000000014">
                <text:p>-3.66000000000014</text:p>
              </table:table-cell>
              <table:table-cell office:value-type="float" office:value="-2.1466666666667">
                <text:p>-2.1466666666667</text:p>
              </table:table-cell>
              <table:table-cell office:value-type="float" office:value="2.51333333333344">
                <text:p>2.513333333333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.65000000000014">
                <text:p>-3.65000000000014</text:p>
              </table:table-cell>
              <table:table-cell office:value-type="float" office:value="-2.14444444444447">
                <text:p>-2.14444444444447</text:p>
              </table:table-cell>
              <table:table-cell office:value-type="float" office:value="2.50555555555566">
                <text:p>2.505555555555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.64000000000014">
                <text:p>-3.64000000000014</text:p>
              </table:table-cell>
              <table:table-cell office:value-type="float" office:value="-2.14222222222225">
                <text:p>-2.14222222222225</text:p>
              </table:table-cell>
              <table:table-cell office:value-type="float" office:value="2.49777777777788">
                <text:p>2.497777777777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.63000000000014">
                <text:p>-3.63000000000014</text:p>
              </table:table-cell>
              <table:table-cell office:value-type="float" office:value="-2.14000000000003">
                <text:p>-2.14000000000003</text:p>
              </table:table-cell>
              <table:table-cell office:value-type="float" office:value="2.49000000000011">
                <text:p>2.490000000000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.62000000000014">
                <text:p>-3.62000000000014</text:p>
              </table:table-cell>
              <table:table-cell office:value-type="float" office:value="-2.13777777777781">
                <text:p>-2.13777777777781</text:p>
              </table:table-cell>
              <table:table-cell office:value-type="float" office:value="2.48222222222233">
                <text:p>2.482222222222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.61000000000014">
                <text:p>-3.61000000000014</text:p>
              </table:table-cell>
              <table:table-cell office:value-type="float" office:value="-2.13555555555559">
                <text:p>-2.13555555555559</text:p>
              </table:table-cell>
              <table:table-cell office:value-type="float" office:value="2.47444444444455">
                <text:p>2.474444444444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.60000000000014">
                <text:p>-3.60000000000014</text:p>
              </table:table-cell>
              <table:table-cell office:value-type="float" office:value="-2.13333333333336">
                <text:p>-2.13333333333336</text:p>
              </table:table-cell>
              <table:table-cell office:value-type="float" office:value="2.46666666666677">
                <text:p>2.466666666666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.59000000000014">
                <text:p>-3.59000000000014</text:p>
              </table:table-cell>
              <table:table-cell office:value-type="float" office:value="-2.13111111111114">
                <text:p>-2.13111111111114</text:p>
              </table:table-cell>
              <table:table-cell office:value-type="float" office:value="2.45888888888899">
                <text:p>2.458888888888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.58000000000014">
                <text:p>-3.58000000000014</text:p>
              </table:table-cell>
              <table:table-cell office:value-type="float" office:value="-2.12888888888892">
                <text:p>-2.12888888888892</text:p>
              </table:table-cell>
              <table:table-cell office:value-type="float" office:value="2.45111111111122">
                <text:p>2.451111111111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.57000000000014">
                <text:p>-3.57000000000014</text:p>
              </table:table-cell>
              <table:table-cell office:value-type="float" office:value="-2.1266666666667">
                <text:p>-2.1266666666667</text:p>
              </table:table-cell>
              <table:table-cell office:value-type="float" office:value="2.44333333333344">
                <text:p>2.443333333333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.56000000000014">
                <text:p>-3.56000000000014</text:p>
              </table:table-cell>
              <table:table-cell office:value-type="float" office:value="-2.12444444444447">
                <text:p>-2.12444444444447</text:p>
              </table:table-cell>
              <table:table-cell office:value-type="float" office:value="2.43555555555566">
                <text:p>2.435555555555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.55000000000014">
                <text:p>-3.55000000000014</text:p>
              </table:table-cell>
              <table:table-cell office:value-type="float" office:value="-2.12222222222225">
                <text:p>-2.12222222222225</text:p>
              </table:table-cell>
              <table:table-cell office:value-type="float" office:value="2.42777777777788">
                <text:p>2.427777777777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.54000000000014">
                <text:p>-3.54000000000014</text:p>
              </table:table-cell>
              <table:table-cell office:value-type="float" office:value="-2.12000000000003">
                <text:p>-2.12000000000003</text:p>
              </table:table-cell>
              <table:table-cell office:value-type="float" office:value="2.42000000000011">
                <text:p>2.420000000000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.53000000000014">
                <text:p>-3.53000000000014</text:p>
              </table:table-cell>
              <table:table-cell office:value-type="float" office:value="-2.11777777777781">
                <text:p>-2.11777777777781</text:p>
              </table:table-cell>
              <table:table-cell office:value-type="float" office:value="2.41222222222233">
                <text:p>2.412222222222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.52000000000014">
                <text:p>-3.52000000000014</text:p>
              </table:table-cell>
              <table:table-cell office:value-type="float" office:value="-2.11555555555559">
                <text:p>-2.11555555555559</text:p>
              </table:table-cell>
              <table:table-cell office:value-type="float" office:value="2.40444444444455">
                <text:p>2.40444444444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.51000000000014">
                <text:p>-3.51000000000014</text:p>
              </table:table-cell>
              <table:table-cell office:value-type="float" office:value="-2.11333333333336">
                <text:p>-2.11333333333336</text:p>
              </table:table-cell>
              <table:table-cell office:value-type="float" office:value="2.39666666666677">
                <text:p>2.396666666666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.50000000000014">
                <text:p>-3.50000000000014</text:p>
              </table:table-cell>
              <table:table-cell office:value-type="float" office:value="-2.11111111111114">
                <text:p>-2.11111111111114</text:p>
              </table:table-cell>
              <table:table-cell office:value-type="float" office:value="2.388888888889">
                <text:p>2.3888888888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.49000000000014">
                <text:p>-3.49000000000014</text:p>
              </table:table-cell>
              <table:table-cell office:value-type="float" office:value="-2.10888888888892">
                <text:p>-2.10888888888892</text:p>
              </table:table-cell>
              <table:table-cell office:value-type="float" office:value="2.38111111111122">
                <text:p>2.381111111111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.48000000000014">
                <text:p>-3.48000000000014</text:p>
              </table:table-cell>
              <table:table-cell office:value-type="float" office:value="-2.1066666666667">
                <text:p>-2.1066666666667</text:p>
              </table:table-cell>
              <table:table-cell office:value-type="float" office:value="2.37333333333344">
                <text:p>2.373333333333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.47000000000014">
                <text:p>-3.47000000000014</text:p>
              </table:table-cell>
              <table:table-cell office:value-type="float" office:value="-2.10444444444448">
                <text:p>-2.10444444444448</text:p>
              </table:table-cell>
              <table:table-cell office:value-type="float" office:value="2.36555555555566">
                <text:p>2.365555555555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.46000000000014">
                <text:p>-3.46000000000014</text:p>
              </table:table-cell>
              <table:table-cell office:value-type="float" office:value="-2.10222222222225">
                <text:p>-2.10222222222225</text:p>
              </table:table-cell>
              <table:table-cell office:value-type="float" office:value="2.35777777777789">
                <text:p>2.357777777777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.45000000000014">
                <text:p>-3.45000000000014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2.35000000000011">
                <text:p>2.350000000000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.44000000000014">
                <text:p>-3.44000000000014</text:p>
              </table:table-cell>
              <table:table-cell office:value-type="float" office:value="-2.09777777777781">
                <text:p>-2.09777777777781</text:p>
              </table:table-cell>
              <table:table-cell office:value-type="float" office:value="2.34222222222233">
                <text:p>2.342222222222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.43000000000014">
                <text:p>-3.43000000000014</text:p>
              </table:table-cell>
              <table:table-cell office:value-type="float" office:value="-2.09555555555559">
                <text:p>-2.09555555555559</text:p>
              </table:table-cell>
              <table:table-cell office:value-type="float" office:value="2.33444444444455">
                <text:p>2.33444444444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.42000000000014">
                <text:p>-3.42000000000014</text:p>
              </table:table-cell>
              <table:table-cell office:value-type="float" office:value="-2.09333333333336">
                <text:p>-2.09333333333336</text:p>
              </table:table-cell>
              <table:table-cell office:value-type="float" office:value="2.32666666666678">
                <text:p>2.326666666666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.41000000000014">
                <text:p>-3.41000000000014</text:p>
              </table:table-cell>
              <table:table-cell office:value-type="float" office:value="-2.09111111111114">
                <text:p>-2.09111111111114</text:p>
              </table:table-cell>
              <table:table-cell office:value-type="float" office:value="2.318888888889">
                <text:p>2.3188888888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.40000000000014">
                <text:p>-3.40000000000014</text:p>
              </table:table-cell>
              <table:table-cell office:value-type="float" office:value="-2.08888888888892">
                <text:p>-2.08888888888892</text:p>
              </table:table-cell>
              <table:table-cell office:value-type="float" office:value="2.31111111111122">
                <text:p>2.311111111111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.39000000000014">
                <text:p>-3.39000000000014</text:p>
              </table:table-cell>
              <table:table-cell office:value-type="float" office:value="-2.0866666666667">
                <text:p>-2.0866666666667</text:p>
              </table:table-cell>
              <table:table-cell office:value-type="float" office:value="2.30333333333344">
                <text:p>2.303333333333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.38000000000014">
                <text:p>-3.38000000000014</text:p>
              </table:table-cell>
              <table:table-cell office:value-type="float" office:value="-2.08444444444448">
                <text:p>-2.08444444444448</text:p>
              </table:table-cell>
              <table:table-cell office:value-type="float" office:value="2.29555555555567">
                <text:p>2.295555555555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.37000000000014">
                <text:p>-3.37000000000014</text:p>
              </table:table-cell>
              <table:table-cell office:value-type="float" office:value="-2.08222222222225">
                <text:p>-2.08222222222225</text:p>
              </table:table-cell>
              <table:table-cell office:value-type="float" office:value="2.28777777777789">
                <text:p>2.287777777777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.36000000000014">
                <text:p>-3.36000000000014</text:p>
              </table:table-cell>
              <table:table-cell office:value-type="float" office:value="-2.08000000000003">
                <text:p>-2.08000000000003</text:p>
              </table:table-cell>
              <table:table-cell office:value-type="float" office:value="2.28000000000011">
                <text:p>2.280000000000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.35000000000014">
                <text:p>-3.35000000000014</text:p>
              </table:table-cell>
              <table:table-cell office:value-type="float" office:value="-2.07777777777781">
                <text:p>-2.07777777777781</text:p>
              </table:table-cell>
              <table:table-cell office:value-type="float" office:value="2.27222222222233">
                <text:p>2.272222222222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.34000000000014">
                <text:p>-3.34000000000014</text:p>
              </table:table-cell>
              <table:table-cell office:value-type="float" office:value="-2.07555555555559">
                <text:p>-2.07555555555559</text:p>
              </table:table-cell>
              <table:table-cell office:value-type="float" office:value="2.26444444444455">
                <text:p>2.264444444444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.33000000000014">
                <text:p>-3.33000000000014</text:p>
              </table:table-cell>
              <table:table-cell office:value-type="float" office:value="-2.07333333333336">
                <text:p>-2.07333333333336</text:p>
              </table:table-cell>
              <table:table-cell office:value-type="float" office:value="2.25666666666678">
                <text:p>2.256666666666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.32000000000014">
                <text:p>-3.32000000000014</text:p>
              </table:table-cell>
              <table:table-cell office:value-type="float" office:value="-2.07111111111114">
                <text:p>-2.07111111111114</text:p>
              </table:table-cell>
              <table:table-cell office:value-type="float" office:value="2.248888888889">
                <text:p>2.2488888888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.31000000000014">
                <text:p>-3.31000000000014</text:p>
              </table:table-cell>
              <table:table-cell office:value-type="float" office:value="-2.06888888888892">
                <text:p>-2.06888888888892</text:p>
              </table:table-cell>
              <table:table-cell office:value-type="float" office:value="2.24111111111122">
                <text:p>2.241111111111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.30000000000014">
                <text:p>-3.30000000000014</text:p>
              </table:table-cell>
              <table:table-cell office:value-type="float" office:value="-2.0666666666667">
                <text:p>-2.0666666666667</text:p>
              </table:table-cell>
              <table:table-cell office:value-type="float" office:value="2.23333333333344">
                <text:p>2.2333333333334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.29000000000014">
                <text:p>-3.29000000000014</text:p>
              </table:table-cell>
              <table:table-cell office:value-type="float" office:value="-2.06444444444448">
                <text:p>-2.06444444444448</text:p>
              </table:table-cell>
              <table:table-cell office:value-type="float" office:value="2.22555555555567">
                <text:p>2.225555555555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.28000000000014">
                <text:p>-3.28000000000014</text:p>
              </table:table-cell>
              <table:table-cell office:value-type="float" office:value="-2.06222222222225">
                <text:p>-2.06222222222225</text:p>
              </table:table-cell>
              <table:table-cell office:value-type="float" office:value="2.21777777777789">
                <text:p>2.217777777777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.27000000000014">
                <text:p>-3.27000000000014</text:p>
              </table:table-cell>
              <table:table-cell office:value-type="float" office:value="-2.06000000000003">
                <text:p>-2.06000000000003</text:p>
              </table:table-cell>
              <table:table-cell office:value-type="float" office:value="2.21000000000011">
                <text:p>2.210000000000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.26000000000014">
                <text:p>-3.26000000000014</text:p>
              </table:table-cell>
              <table:table-cell office:value-type="float" office:value="-2.05777777777781">
                <text:p>-2.05777777777781</text:p>
              </table:table-cell>
              <table:table-cell office:value-type="float" office:value="2.20222222222233">
                <text:p>2.202222222222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.25000000000014">
                <text:p>-3.25000000000014</text:p>
              </table:table-cell>
              <table:table-cell office:value-type="float" office:value="-2.05555555555559">
                <text:p>-2.05555555555559</text:p>
              </table:table-cell>
              <table:table-cell office:value-type="float" office:value="2.19444444444456">
                <text:p>2.194444444444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.24000000000014">
                <text:p>-3.24000000000014</text:p>
              </table:table-cell>
              <table:table-cell office:value-type="float" office:value="-2.05333333333337">
                <text:p>-2.05333333333337</text:p>
              </table:table-cell>
              <table:table-cell office:value-type="float" office:value="2.18666666666678">
                <text:p>2.186666666666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.23000000000014">
                <text:p>-3.23000000000014</text:p>
              </table:table-cell>
              <table:table-cell office:value-type="float" office:value="-2.05111111111114">
                <text:p>-2.05111111111114</text:p>
              </table:table-cell>
              <table:table-cell office:value-type="float" office:value="2.178888888889">
                <text:p>2.1788888888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.22000000000014">
                <text:p>-3.22000000000014</text:p>
              </table:table-cell>
              <table:table-cell office:value-type="float" office:value="-2.04888888888892">
                <text:p>-2.04888888888892</text:p>
              </table:table-cell>
              <table:table-cell office:value-type="float" office:value="2.17111111111122">
                <text:p>2.171111111111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.21000000000014">
                <text:p>-3.21000000000014</text:p>
              </table:table-cell>
              <table:table-cell office:value-type="float" office:value="-2.0466666666667">
                <text:p>-2.0466666666667</text:p>
              </table:table-cell>
              <table:table-cell office:value-type="float" office:value="2.16333333333345">
                <text:p>2.163333333333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.20000000000014">
                <text:p>-3.20000000000014</text:p>
              </table:table-cell>
              <table:table-cell office:value-type="float" office:value="-2.04444444444448">
                <text:p>-2.04444444444448</text:p>
              </table:table-cell>
              <table:table-cell office:value-type="float" office:value="2.15555555555567">
                <text:p>2.155555555555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.19000000000015">
                <text:p>-3.19000000000015</text:p>
              </table:table-cell>
              <table:table-cell office:value-type="float" office:value="-2.04222222222225">
                <text:p>-2.04222222222225</text:p>
              </table:table-cell>
              <table:table-cell office:value-type="float" office:value="2.14777777777789">
                <text:p>2.147777777777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.18000000000015">
                <text:p>-3.18000000000015</text:p>
              </table:table-cell>
              <table:table-cell office:value-type="float" office:value="-2.04000000000003">
                <text:p>-2.04000000000003</text:p>
              </table:table-cell>
              <table:table-cell office:value-type="float" office:value="2.14000000000011">
                <text:p>2.14000000000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.17000000000015">
                <text:p>-3.17000000000015</text:p>
              </table:table-cell>
              <table:table-cell office:value-type="float" office:value="-2.03777777777781">
                <text:p>-2.03777777777781</text:p>
              </table:table-cell>
              <table:table-cell office:value-type="float" office:value="2.13222222222234">
                <text:p>2.132222222222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.16000000000015">
                <text:p>-3.16000000000015</text:p>
              </table:table-cell>
              <table:table-cell office:value-type="float" office:value="-2.03555555555559">
                <text:p>-2.03555555555559</text:p>
              </table:table-cell>
              <table:table-cell office:value-type="float" office:value="2.12444444444456">
                <text:p>2.124444444444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.15000000000015">
                <text:p>-3.15000000000015</text:p>
              </table:table-cell>
              <table:table-cell office:value-type="float" office:value="-2.03333333333337">
                <text:p>-2.03333333333337</text:p>
              </table:table-cell>
              <table:table-cell office:value-type="float" office:value="2.11666666666678">
                <text:p>2.116666666666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.14000000000015">
                <text:p>-3.14000000000015</text:p>
              </table:table-cell>
              <table:table-cell office:value-type="float" office:value="-2.03111111111114">
                <text:p>-2.03111111111114</text:p>
              </table:table-cell>
              <table:table-cell office:value-type="float" office:value="2.108888888889">
                <text:p>2.1088888888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.13000000000015">
                <text:p>-3.13000000000015</text:p>
              </table:table-cell>
              <table:table-cell office:value-type="float" office:value="-2.02888888888892">
                <text:p>-2.02888888888892</text:p>
              </table:table-cell>
              <table:table-cell office:value-type="float" office:value="2.10111111111122">
                <text:p>2.101111111111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.12000000000015">
                <text:p>-3.12000000000015</text:p>
              </table:table-cell>
              <table:table-cell office:value-type="float" office:value="-2.0266666666667">
                <text:p>-2.0266666666667</text:p>
              </table:table-cell>
              <table:table-cell office:value-type="float" office:value="2.09333333333345">
                <text:p>2.093333333333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.11000000000015">
                <text:p>-3.11000000000015</text:p>
              </table:table-cell>
              <table:table-cell office:value-type="float" office:value="-2.02444444444448">
                <text:p>-2.02444444444448</text:p>
              </table:table-cell>
              <table:table-cell office:value-type="float" office:value="2.08555555555567">
                <text:p>2.085555555555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.10000000000015">
                <text:p>-3.10000000000015</text:p>
              </table:table-cell>
              <table:table-cell office:value-type="float" office:value="-2.02222222222225">
                <text:p>-2.02222222222225</text:p>
              </table:table-cell>
              <table:table-cell office:value-type="float" office:value="2.07777777777789">
                <text:p>2.077777777777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.09000000000015">
                <text:p>-3.09000000000015</text:p>
              </table:table-cell>
              <table:table-cell office:value-type="float" office:value="-2.02000000000003">
                <text:p>-2.02000000000003</text:p>
              </table:table-cell>
              <table:table-cell office:value-type="float" office:value="2.07000000000011">
                <text:p>2.070000000000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.08000000000015">
                <text:p>-3.08000000000015</text:p>
              </table:table-cell>
              <table:table-cell office:value-type="float" office:value="-2.01777777777781">
                <text:p>-2.01777777777781</text:p>
              </table:table-cell>
              <table:table-cell office:value-type="float" office:value="2.06222222222234">
                <text:p>2.062222222222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.07000000000015">
                <text:p>-3.07000000000015</text:p>
              </table:table-cell>
              <table:table-cell office:value-type="float" office:value="-2.01555555555559">
                <text:p>-2.01555555555559</text:p>
              </table:table-cell>
              <table:table-cell office:value-type="float" office:value="2.05444444444456">
                <text:p>2.054444444444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.06000000000015">
                <text:p>-3.06000000000015</text:p>
              </table:table-cell>
              <table:table-cell office:value-type="float" office:value="-2.01333333333337">
                <text:p>-2.01333333333337</text:p>
              </table:table-cell>
              <table:table-cell office:value-type="float" office:value="2.04666666666678">
                <text:p>2.046666666666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.05000000000015">
                <text:p>-3.05000000000015</text:p>
              </table:table-cell>
              <table:table-cell office:value-type="float" office:value="-2.01111111111114">
                <text:p>-2.01111111111114</text:p>
              </table:table-cell>
              <table:table-cell office:value-type="float" office:value="2.038888888889">
                <text:p>2.0388888888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.04000000000015">
                <text:p>-3.04000000000015</text:p>
              </table:table-cell>
              <table:table-cell office:value-type="float" office:value="-2.00888888888892">
                <text:p>-2.00888888888892</text:p>
              </table:table-cell>
              <table:table-cell office:value-type="float" office:value="2.03111111111123">
                <text:p>2.031111111111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.03000000000015">
                <text:p>-3.03000000000015</text:p>
              </table:table-cell>
              <table:table-cell office:value-type="float" office:value="-2.0066666666667">
                <text:p>-2.0066666666667</text:p>
              </table:table-cell>
              <table:table-cell office:value-type="float" office:value="2.02333333333345">
                <text:p>2.023333333333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.02000000000015">
                <text:p>-3.02000000000015</text:p>
              </table:table-cell>
              <table:table-cell office:value-type="float" office:value="-2.00444444444448">
                <text:p>-2.00444444444448</text:p>
              </table:table-cell>
              <table:table-cell office:value-type="float" office:value="2.01555555555567">
                <text:p>2.015555555555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.01000000000015">
                <text:p>-3.01000000000015</text:p>
              </table:table-cell>
              <table:table-cell office:value-type="float" office:value="-2.00222222222226">
                <text:p>-2.00222222222226</text:p>
              </table:table-cell>
              <table:table-cell office:value-type="float" office:value="2.00777777777789">
                <text:p>2.007777777777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.00000000000015">
                <text:p>-3.00000000000015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2.00000000000012">
                <text:p>2.000000000000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.99000000000015">
                <text:p>-2.99000000000015</text:p>
              </table:table-cell>
              <table:table-cell office:value-type="float" office:value="-1.99777777777781">
                <text:p>-1.99777777777781</text:p>
              </table:table-cell>
              <table:table-cell office:value-type="float" office:value="1.99222222222234">
                <text:p>1.992222222222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.98000000000015">
                <text:p>-2.98000000000015</text:p>
              </table:table-cell>
              <table:table-cell office:value-type="float" office:value="-1.99555555555559">
                <text:p>-1.99555555555559</text:p>
              </table:table-cell>
              <table:table-cell office:value-type="float" office:value="1.98444444444456">
                <text:p>1.984444444444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.97000000000015">
                <text:p>-2.97000000000015</text:p>
              </table:table-cell>
              <table:table-cell office:value-type="float" office:value="-1.99333333333337">
                <text:p>-1.99333333333337</text:p>
              </table:table-cell>
              <table:table-cell office:value-type="float" office:value="1.97666666666678">
                <text:p>1.976666666666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.96000000000015">
                <text:p>-2.96000000000015</text:p>
              </table:table-cell>
              <table:table-cell office:value-type="float" office:value="-1.99111111111114">
                <text:p>-1.99111111111114</text:p>
              </table:table-cell>
              <table:table-cell office:value-type="float" office:value="1.96888888888901">
                <text:p>1.968888888889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.95000000000015">
                <text:p>-2.95000000000015</text:p>
              </table:table-cell>
              <table:table-cell office:value-type="float" office:value="-1.98888888888892">
                <text:p>-1.98888888888892</text:p>
              </table:table-cell>
              <table:table-cell office:value-type="float" office:value="1.96111111111123">
                <text:p>1.961111111111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2.94000000000015">
                <text:p>-2.94000000000015</text:p>
              </table:table-cell>
              <table:table-cell office:value-type="float" office:value="-1.9866666666667">
                <text:p>-1.9866666666667</text:p>
              </table:table-cell>
              <table:table-cell office:value-type="float" office:value="1.95333333333345">
                <text:p>1.953333333333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2.93000000000015">
                <text:p>-2.93000000000015</text:p>
              </table:table-cell>
              <table:table-cell office:value-type="float" office:value="-1.98444444444448">
                <text:p>-1.98444444444448</text:p>
              </table:table-cell>
              <table:table-cell office:value-type="float" office:value="1.94555555555567">
                <text:p>1.945555555555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2.92000000000015">
                <text:p>-2.92000000000015</text:p>
              </table:table-cell>
              <table:table-cell office:value-type="float" office:value="-1.98222222222226">
                <text:p>-1.98222222222226</text:p>
              </table:table-cell>
              <table:table-cell office:value-type="float" office:value="1.9377777777779">
                <text:p>1.93777777777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.91000000000015">
                <text:p>-2.91000000000015</text:p>
              </table:table-cell>
              <table:table-cell office:value-type="float" office:value="-1.98000000000003">
                <text:p>-1.98000000000003</text:p>
              </table:table-cell>
              <table:table-cell office:value-type="float" office:value="1.93000000000012">
                <text:p>1.930000000000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.90000000000015">
                <text:p>-2.90000000000015</text:p>
              </table:table-cell>
              <table:table-cell office:value-type="float" office:value="-1.97777777777781">
                <text:p>-1.97777777777781</text:p>
              </table:table-cell>
              <table:table-cell office:value-type="float" office:value="1.92222222222234">
                <text:p>1.922222222222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2.89000000000015">
                <text:p>-2.89000000000015</text:p>
              </table:table-cell>
              <table:table-cell office:value-type="float" office:value="-1.97555555555559">
                <text:p>-1.97555555555559</text:p>
              </table:table-cell>
              <table:table-cell office:value-type="float" office:value="1.91444444444456">
                <text:p>1.914444444444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.88000000000015">
                <text:p>-2.88000000000015</text:p>
              </table:table-cell>
              <table:table-cell office:value-type="float" office:value="-1.97333333333337">
                <text:p>-1.97333333333337</text:p>
              </table:table-cell>
              <table:table-cell office:value-type="float" office:value="1.90666666666678">
                <text:p>1.906666666666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2.87000000000015">
                <text:p>-2.87000000000015</text:p>
              </table:table-cell>
              <table:table-cell office:value-type="float" office:value="-1.97111111111114">
                <text:p>-1.97111111111114</text:p>
              </table:table-cell>
              <table:table-cell office:value-type="float" office:value="1.89888888888901">
                <text:p>1.898888888889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.86000000000015">
                <text:p>-2.86000000000015</text:p>
              </table:table-cell>
              <table:table-cell office:value-type="float" office:value="-1.96888888888892">
                <text:p>-1.96888888888892</text:p>
              </table:table-cell>
              <table:table-cell office:value-type="float" office:value="1.89111111111123">
                <text:p>1.891111111111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2.85000000000015">
                <text:p>-2.85000000000015</text:p>
              </table:table-cell>
              <table:table-cell office:value-type="float" office:value="-1.9666666666667">
                <text:p>-1.9666666666667</text:p>
              </table:table-cell>
              <table:table-cell office:value-type="float" office:value="1.88333333333345">
                <text:p>1.883333333333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2.84000000000015">
                <text:p>-2.84000000000015</text:p>
              </table:table-cell>
              <table:table-cell office:value-type="float" office:value="-1.96444444444448">
                <text:p>-1.96444444444448</text:p>
              </table:table-cell>
              <table:table-cell office:value-type="float" office:value="1.87555555555567">
                <text:p>1.875555555555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2.83000000000015">
                <text:p>-2.83000000000015</text:p>
              </table:table-cell>
              <table:table-cell office:value-type="float" office:value="-1.96222222222226">
                <text:p>-1.96222222222226</text:p>
              </table:table-cell>
              <table:table-cell office:value-type="float" office:value="1.8677777777779">
                <text:p>1.86777777777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.82000000000015">
                <text:p>-2.82000000000015</text:p>
              </table:table-cell>
              <table:table-cell office:value-type="float" office:value="-1.96000000000003">
                <text:p>-1.96000000000003</text:p>
              </table:table-cell>
              <table:table-cell office:value-type="float" office:value="1.86000000000012">
                <text:p>1.860000000000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.81000000000015">
                <text:p>-2.81000000000015</text:p>
              </table:table-cell>
              <table:table-cell office:value-type="float" office:value="-1.95777777777781">
                <text:p>-1.95777777777781</text:p>
              </table:table-cell>
              <table:table-cell office:value-type="float" office:value="1.85222222222234">
                <text:p>1.852222222222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.80000000000015">
                <text:p>-2.80000000000015</text:p>
              </table:table-cell>
              <table:table-cell office:value-type="float" office:value="-1.95555555555559">
                <text:p>-1.95555555555559</text:p>
              </table:table-cell>
              <table:table-cell office:value-type="float" office:value="1.84444444444456">
                <text:p>1.844444444444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.79000000000015">
                <text:p>-2.79000000000015</text:p>
              </table:table-cell>
              <table:table-cell office:value-type="float" office:value="-1.95333333333337">
                <text:p>-1.95333333333337</text:p>
              </table:table-cell>
              <table:table-cell office:value-type="float" office:value="1.83666666666679">
                <text:p>1.836666666666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.78000000000015">
                <text:p>-2.78000000000015</text:p>
              </table:table-cell>
              <table:table-cell office:value-type="float" office:value="-1.95111111111115">
                <text:p>-1.95111111111115</text:p>
              </table:table-cell>
              <table:table-cell office:value-type="float" office:value="1.82888888888901">
                <text:p>1.828888888889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.77000000000015">
                <text:p>-2.77000000000015</text:p>
              </table:table-cell>
              <table:table-cell office:value-type="float" office:value="-1.94888888888892">
                <text:p>-1.94888888888892</text:p>
              </table:table-cell>
              <table:table-cell office:value-type="float" office:value="1.82111111111123">
                <text:p>1.821111111111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.76000000000015">
                <text:p>-2.76000000000015</text:p>
              </table:table-cell>
              <table:table-cell office:value-type="float" office:value="-1.9466666666667">
                <text:p>-1.9466666666667</text:p>
              </table:table-cell>
              <table:table-cell office:value-type="float" office:value="1.81333333333345">
                <text:p>1.813333333333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.75000000000015">
                <text:p>-2.75000000000015</text:p>
              </table:table-cell>
              <table:table-cell office:value-type="float" office:value="-1.94444444444448">
                <text:p>-1.94444444444448</text:p>
              </table:table-cell>
              <table:table-cell office:value-type="float" office:value="1.80555555555568">
                <text:p>1.805555555555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.74000000000015">
                <text:p>-2.74000000000015</text:p>
              </table:table-cell>
              <table:table-cell office:value-type="float" office:value="-1.94222222222226">
                <text:p>-1.94222222222226</text:p>
              </table:table-cell>
              <table:table-cell office:value-type="float" office:value="1.7977777777779">
                <text:p>1.79777777777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.73000000000015">
                <text:p>-2.73000000000015</text:p>
              </table:table-cell>
              <table:table-cell office:value-type="float" office:value="-1.94000000000003">
                <text:p>-1.94000000000003</text:p>
              </table:table-cell>
              <table:table-cell office:value-type="float" office:value="1.79000000000012">
                <text:p>1.790000000000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.72000000000016">
                <text:p>-2.72000000000016</text:p>
              </table:table-cell>
              <table:table-cell office:value-type="float" office:value="-1.93777777777781">
                <text:p>-1.93777777777781</text:p>
              </table:table-cell>
              <table:table-cell office:value-type="float" office:value="1.78222222222234">
                <text:p>1.782222222222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.71000000000016">
                <text:p>-2.71000000000016</text:p>
              </table:table-cell>
              <table:table-cell office:value-type="float" office:value="-1.93555555555559">
                <text:p>-1.93555555555559</text:p>
              </table:table-cell>
              <table:table-cell office:value-type="float" office:value="1.77444444444457">
                <text:p>1.774444444444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.70000000000016">
                <text:p>-2.70000000000016</text:p>
              </table:table-cell>
              <table:table-cell office:value-type="float" office:value="-1.93333333333337">
                <text:p>-1.93333333333337</text:p>
              </table:table-cell>
              <table:table-cell office:value-type="float" office:value="1.76666666666679">
                <text:p>1.7666666666667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.69000000000016">
                <text:p>-2.69000000000016</text:p>
              </table:table-cell>
              <table:table-cell office:value-type="float" office:value="-1.93111111111115">
                <text:p>-1.93111111111115</text:p>
              </table:table-cell>
              <table:table-cell office:value-type="float" office:value="1.75888888888901">
                <text:p>1.758888888889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.68000000000016">
                <text:p>-2.68000000000016</text:p>
              </table:table-cell>
              <table:table-cell office:value-type="float" office:value="-1.92888888888892">
                <text:p>-1.92888888888892</text:p>
              </table:table-cell>
              <table:table-cell office:value-type="float" office:value="1.75111111111123">
                <text:p>1.751111111111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.67000000000016">
                <text:p>-2.67000000000016</text:p>
              </table:table-cell>
              <table:table-cell office:value-type="float" office:value="-1.9266666666667">
                <text:p>-1.9266666666667</text:p>
              </table:table-cell>
              <table:table-cell office:value-type="float" office:value="1.74333333333345">
                <text:p>1.743333333333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.66000000000016">
                <text:p>-2.66000000000016</text:p>
              </table:table-cell>
              <table:table-cell office:value-type="float" office:value="-1.92444444444448">
                <text:p>-1.92444444444448</text:p>
              </table:table-cell>
              <table:table-cell office:value-type="float" office:value="1.73555555555568">
                <text:p>1.735555555555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.65000000000016">
                <text:p>-2.65000000000016</text:p>
              </table:table-cell>
              <table:table-cell office:value-type="float" office:value="-1.92222222222226">
                <text:p>-1.92222222222226</text:p>
              </table:table-cell>
              <table:table-cell office:value-type="float" office:value="1.7277777777779">
                <text:p>1.72777777777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.64000000000016">
                <text:p>-2.64000000000016</text:p>
              </table:table-cell>
              <table:table-cell office:value-type="float" office:value="-1.92000000000003">
                <text:p>-1.92000000000003</text:p>
              </table:table-cell>
              <table:table-cell office:value-type="float" office:value="1.72000000000012">
                <text:p>1.720000000000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.63000000000016">
                <text:p>-2.63000000000016</text:p>
              </table:table-cell>
              <table:table-cell office:value-type="float" office:value="-1.91777777777781">
                <text:p>-1.91777777777781</text:p>
              </table:table-cell>
              <table:table-cell office:value-type="float" office:value="1.71222222222234">
                <text:p>1.712222222222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.62000000000016">
                <text:p>-2.62000000000016</text:p>
              </table:table-cell>
              <table:table-cell office:value-type="float" office:value="-1.91555555555559">
                <text:p>-1.91555555555559</text:p>
              </table:table-cell>
              <table:table-cell office:value-type="float" office:value="1.70444444444457">
                <text:p>1.704444444444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.61000000000016">
                <text:p>-2.61000000000016</text:p>
              </table:table-cell>
              <table:table-cell office:value-type="float" office:value="-1.91333333333337">
                <text:p>-1.91333333333337</text:p>
              </table:table-cell>
              <table:table-cell office:value-type="float" office:value="1.69666666666679">
                <text:p>1.696666666666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.60000000000016">
                <text:p>-2.60000000000016</text:p>
              </table:table-cell>
              <table:table-cell office:value-type="float" office:value="-1.91111111111115">
                <text:p>-1.91111111111115</text:p>
              </table:table-cell>
              <table:table-cell office:value-type="float" office:value="1.68888888888901">
                <text:p>1.688888888889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.59000000000016">
                <text:p>-2.59000000000016</text:p>
              </table:table-cell>
              <table:table-cell office:value-type="float" office:value="-1.90888888888892">
                <text:p>-1.90888888888892</text:p>
              </table:table-cell>
              <table:table-cell office:value-type="float" office:value="1.68111111111123">
                <text:p>1.681111111111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.58000000000016">
                <text:p>-2.58000000000016</text:p>
              </table:table-cell>
              <table:table-cell office:value-type="float" office:value="-1.9066666666667">
                <text:p>-1.9066666666667</text:p>
              </table:table-cell>
              <table:table-cell office:value-type="float" office:value="1.67333333333346">
                <text:p>1.673333333333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.57000000000016">
                <text:p>-2.57000000000016</text:p>
              </table:table-cell>
              <table:table-cell office:value-type="float" office:value="-1.90444444444448">
                <text:p>-1.90444444444448</text:p>
              </table:table-cell>
              <table:table-cell office:value-type="float" office:value="1.66555555555568">
                <text:p>1.665555555555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.56000000000016">
                <text:p>-2.56000000000016</text:p>
              </table:table-cell>
              <table:table-cell office:value-type="float" office:value="-1.90222222222226">
                <text:p>-1.90222222222226</text:p>
              </table:table-cell>
              <table:table-cell office:value-type="float" office:value="1.6577777777779">
                <text:p>1.65777777777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.55000000000016">
                <text:p>-2.55000000000016</text:p>
              </table:table-cell>
              <table:table-cell office:value-type="float" office:value="-1.90000000000004">
                <text:p>-1.90000000000004</text:p>
              </table:table-cell>
              <table:table-cell office:value-type="float" office:value="1.65000000000012">
                <text:p>1.650000000000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.54000000000016">
                <text:p>-2.54000000000016</text:p>
              </table:table-cell>
              <table:table-cell office:value-type="float" office:value="-1.89777777777781">
                <text:p>-1.89777777777781</text:p>
              </table:table-cell>
              <table:table-cell office:value-type="float" office:value="1.64222222222235">
                <text:p>1.642222222222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.53000000000016">
                <text:p>-2.53000000000016</text:p>
              </table:table-cell>
              <table:table-cell office:value-type="float" office:value="-1.89555555555559">
                <text:p>-1.89555555555559</text:p>
              </table:table-cell>
              <table:table-cell office:value-type="float" office:value="1.63444444444457">
                <text:p>1.634444444444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.52000000000016">
                <text:p>-2.52000000000016</text:p>
              </table:table-cell>
              <table:table-cell office:value-type="float" office:value="-1.89333333333337">
                <text:p>-1.89333333333337</text:p>
              </table:table-cell>
              <table:table-cell office:value-type="float" office:value="1.62666666666679">
                <text:p>1.626666666666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.51000000000016">
                <text:p>-2.51000000000016</text:p>
              </table:table-cell>
              <table:table-cell office:value-type="float" office:value="-1.89111111111115">
                <text:p>-1.89111111111115</text:p>
              </table:table-cell>
              <table:table-cell office:value-type="float" office:value="1.61888888888901">
                <text:p>1.618888888889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.50000000000016">
                <text:p>-2.50000000000016</text:p>
              </table:table-cell>
              <table:table-cell office:value-type="float" office:value="-1.88888888888892">
                <text:p>-1.88888888888892</text:p>
              </table:table-cell>
              <table:table-cell office:value-type="float" office:value="1.61111111111124">
                <text:p>1.611111111111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.49000000000016">
                <text:p>-2.49000000000016</text:p>
              </table:table-cell>
              <table:table-cell office:value-type="float" office:value="-1.8866666666667">
                <text:p>-1.8866666666667</text:p>
              </table:table-cell>
              <table:table-cell office:value-type="float" office:value="1.60333333333346">
                <text:p>1.603333333333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.48000000000016">
                <text:p>-2.48000000000016</text:p>
              </table:table-cell>
              <table:table-cell office:value-type="float" office:value="-1.88444444444448">
                <text:p>-1.88444444444448</text:p>
              </table:table-cell>
              <table:table-cell office:value-type="float" office:value="1.59555555555568">
                <text:p>1.595555555555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.47000000000016">
                <text:p>-2.47000000000016</text:p>
              </table:table-cell>
              <table:table-cell office:value-type="float" office:value="-1.88222222222226">
                <text:p>-1.88222222222226</text:p>
              </table:table-cell>
              <table:table-cell office:value-type="float" office:value="1.5877777777779">
                <text:p>1.58777777777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.46000000000016">
                <text:p>-2.46000000000016</text:p>
              </table:table-cell>
              <table:table-cell office:value-type="float" office:value="-1.88000000000004">
                <text:p>-1.88000000000004</text:p>
              </table:table-cell>
              <table:table-cell office:value-type="float" office:value="1.58000000000013">
                <text:p>1.580000000000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.45000000000016">
                <text:p>-2.45000000000016</text:p>
              </table:table-cell>
              <table:table-cell office:value-type="float" office:value="-1.87777777777781">
                <text:p>-1.87777777777781</text:p>
              </table:table-cell>
              <table:table-cell office:value-type="float" office:value="1.57222222222235">
                <text:p>1.572222222222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.44000000000016">
                <text:p>-2.44000000000016</text:p>
              </table:table-cell>
              <table:table-cell office:value-type="float" office:value="-1.87555555555559">
                <text:p>-1.87555555555559</text:p>
              </table:table-cell>
              <table:table-cell office:value-type="float" office:value="1.56444444444457">
                <text:p>1.564444444444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.43000000000016">
                <text:p>-2.43000000000016</text:p>
              </table:table-cell>
              <table:table-cell office:value-type="float" office:value="-1.87333333333337">
                <text:p>-1.87333333333337</text:p>
              </table:table-cell>
              <table:table-cell office:value-type="float" office:value="1.55666666666679">
                <text:p>1.556666666666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.42000000000016">
                <text:p>-2.42000000000016</text:p>
              </table:table-cell>
              <table:table-cell office:value-type="float" office:value="-1.87111111111115">
                <text:p>-1.87111111111115</text:p>
              </table:table-cell>
              <table:table-cell office:value-type="float" office:value="1.54888888888901">
                <text:p>1.548888888889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.41000000000016">
                <text:p>-2.41000000000016</text:p>
              </table:table-cell>
              <table:table-cell office:value-type="float" office:value="-1.86888888888892">
                <text:p>-1.86888888888892</text:p>
              </table:table-cell>
              <table:table-cell office:value-type="float" office:value="1.54111111111124">
                <text:p>1.541111111111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.40000000000016">
                <text:p>-2.40000000000016</text:p>
              </table:table-cell>
              <table:table-cell office:value-type="float" office:value="-1.8666666666667">
                <text:p>-1.8666666666667</text:p>
              </table:table-cell>
              <table:table-cell office:value-type="float" office:value="1.53333333333346">
                <text:p>1.533333333333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.39000000000016">
                <text:p>-2.39000000000016</text:p>
              </table:table-cell>
              <table:table-cell office:value-type="float" office:value="-1.86444444444448">
                <text:p>-1.86444444444448</text:p>
              </table:table-cell>
              <table:table-cell office:value-type="float" office:value="1.52555555555568">
                <text:p>1.525555555555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.38000000000016">
                <text:p>-2.38000000000016</text:p>
              </table:table-cell>
              <table:table-cell office:value-type="float" office:value="-1.86222222222226">
                <text:p>-1.86222222222226</text:p>
              </table:table-cell>
              <table:table-cell office:value-type="float" office:value="1.5177777777779">
                <text:p>1.517777777777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.37000000000016">
                <text:p>-2.37000000000016</text:p>
              </table:table-cell>
              <table:table-cell office:value-type="float" office:value="-1.86000000000004">
                <text:p>-1.86000000000004</text:p>
              </table:table-cell>
              <table:table-cell office:value-type="float" office:value="1.51000000000013">
                <text:p>1.510000000000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.36000000000016">
                <text:p>-2.36000000000016</text:p>
              </table:table-cell>
              <table:table-cell office:value-type="float" office:value="-1.85777777777781">
                <text:p>-1.85777777777781</text:p>
              </table:table-cell>
              <table:table-cell office:value-type="float" office:value="1.50222222222235">
                <text:p>1.502222222222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.35000000000016">
                <text:p>-2.35000000000016</text:p>
              </table:table-cell>
              <table:table-cell office:value-type="float" office:value="-1.85555555555559">
                <text:p>-1.85555555555559</text:p>
              </table:table-cell>
              <table:table-cell office:value-type="float" office:value="1.49444444444457">
                <text:p>1.494444444444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.34000000000016">
                <text:p>-2.34000000000016</text:p>
              </table:table-cell>
              <table:table-cell office:value-type="float" office:value="-1.85333333333337">
                <text:p>-1.85333333333337</text:p>
              </table:table-cell>
              <table:table-cell office:value-type="float" office:value="1.48666666666679">
                <text:p>1.486666666666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.33000000000016">
                <text:p>-2.33000000000016</text:p>
              </table:table-cell>
              <table:table-cell office:value-type="float" office:value="-1.85111111111115">
                <text:p>-1.85111111111115</text:p>
              </table:table-cell>
              <table:table-cell office:value-type="float" office:value="1.47888888888902">
                <text:p>1.478888888889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.32000000000016">
                <text:p>-2.32000000000016</text:p>
              </table:table-cell>
              <table:table-cell office:value-type="float" office:value="-1.84888888888893">
                <text:p>-1.84888888888893</text:p>
              </table:table-cell>
              <table:table-cell office:value-type="float" office:value="1.47111111111124">
                <text:p>1.471111111111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.31000000000016">
                <text:p>-2.31000000000016</text:p>
              </table:table-cell>
              <table:table-cell office:value-type="float" office:value="-1.8466666666667">
                <text:p>-1.8466666666667</text:p>
              </table:table-cell>
              <table:table-cell office:value-type="float" office:value="1.46333333333346">
                <text:p>1.463333333333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.30000000000016">
                <text:p>-2.30000000000016</text:p>
              </table:table-cell>
              <table:table-cell office:value-type="float" office:value="-1.84444444444448">
                <text:p>-1.84444444444448</text:p>
              </table:table-cell>
              <table:table-cell office:value-type="float" office:value="1.45555555555568">
                <text:p>1.455555555555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.29000000000016">
                <text:p>-2.29000000000016</text:p>
              </table:table-cell>
              <table:table-cell office:value-type="float" office:value="-1.84222222222226">
                <text:p>-1.84222222222226</text:p>
              </table:table-cell>
              <table:table-cell office:value-type="float" office:value="1.44777777777791">
                <text:p>1.447777777777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.28000000000016">
                <text:p>-2.28000000000016</text:p>
              </table:table-cell>
              <table:table-cell office:value-type="float" office:value="-1.84000000000004">
                <text:p>-1.84000000000004</text:p>
              </table:table-cell>
              <table:table-cell office:value-type="float" office:value="1.44000000000013">
                <text:p>1.440000000000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.27000000000016">
                <text:p>-2.27000000000016</text:p>
              </table:table-cell>
              <table:table-cell office:value-type="float" office:value="-1.83777777777781">
                <text:p>-1.83777777777781</text:p>
              </table:table-cell>
              <table:table-cell office:value-type="float" office:value="1.43222222222235">
                <text:p>1.432222222222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.26000000000016">
                <text:p>-2.26000000000016</text:p>
              </table:table-cell>
              <table:table-cell office:value-type="float" office:value="-1.83555555555559">
                <text:p>-1.83555555555559</text:p>
              </table:table-cell>
              <table:table-cell office:value-type="float" office:value="1.42444444444457">
                <text:p>1.424444444444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.25000000000017">
                <text:p>-2.25000000000017</text:p>
              </table:table-cell>
              <table:table-cell office:value-type="float" office:value="-1.83333333333337">
                <text:p>-1.83333333333337</text:p>
              </table:table-cell>
              <table:table-cell office:value-type="float" office:value="1.4166666666668">
                <text:p>1.41666666666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.24000000000017">
                <text:p>-2.24000000000017</text:p>
              </table:table-cell>
              <table:table-cell office:value-type="float" office:value="-1.83111111111115">
                <text:p>-1.83111111111115</text:p>
              </table:table-cell>
              <table:table-cell office:value-type="float" office:value="1.40888888888902">
                <text:p>1.408888888889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.23000000000017">
                <text:p>-2.23000000000017</text:p>
              </table:table-cell>
              <table:table-cell office:value-type="float" office:value="-1.82888888888893">
                <text:p>-1.82888888888893</text:p>
              </table:table-cell>
              <table:table-cell office:value-type="float" office:value="1.40111111111124">
                <text:p>1.401111111111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.22000000000017">
                <text:p>-2.22000000000017</text:p>
              </table:table-cell>
              <table:table-cell office:value-type="float" office:value="-1.8266666666667">
                <text:p>-1.8266666666667</text:p>
              </table:table-cell>
              <table:table-cell office:value-type="float" office:value="1.39333333333346">
                <text:p>1.393333333333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.21000000000017">
                <text:p>-2.21000000000017</text:p>
              </table:table-cell>
              <table:table-cell office:value-type="float" office:value="-1.82444444444448">
                <text:p>-1.82444444444448</text:p>
              </table:table-cell>
              <table:table-cell office:value-type="float" office:value="1.38555555555568">
                <text:p>1.385555555555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.20000000000017">
                <text:p>-2.20000000000017</text:p>
              </table:table-cell>
              <table:table-cell office:value-type="float" office:value="-1.82222222222226">
                <text:p>-1.82222222222226</text:p>
              </table:table-cell>
              <table:table-cell office:value-type="float" office:value="1.37777777777791">
                <text:p>1.377777777777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.19000000000017">
                <text:p>-2.19000000000017</text:p>
              </table:table-cell>
              <table:table-cell office:value-type="float" office:value="-1.82000000000004">
                <text:p>-1.82000000000004</text:p>
              </table:table-cell>
              <table:table-cell office:value-type="float" office:value="1.37000000000013">
                <text:p>1.370000000000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.18000000000017">
                <text:p>-2.18000000000017</text:p>
              </table:table-cell>
              <table:table-cell office:value-type="float" office:value="-1.81777777777781">
                <text:p>-1.81777777777781</text:p>
              </table:table-cell>
              <table:table-cell office:value-type="float" office:value="1.36222222222235">
                <text:p>1.362222222222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.17000000000017">
                <text:p>-2.17000000000017</text:p>
              </table:table-cell>
              <table:table-cell office:value-type="float" office:value="-1.81555555555559">
                <text:p>-1.81555555555559</text:p>
              </table:table-cell>
              <table:table-cell office:value-type="float" office:value="1.35444444444457">
                <text:p>1.354444444444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.16000000000017">
                <text:p>-2.16000000000017</text:p>
              </table:table-cell>
              <table:table-cell office:value-type="float" office:value="-1.81333333333337">
                <text:p>-1.81333333333337</text:p>
              </table:table-cell>
              <table:table-cell office:value-type="float" office:value="1.3466666666668">
                <text:p>1.34666666666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.15000000000017">
                <text:p>-2.15000000000017</text:p>
              </table:table-cell>
              <table:table-cell office:value-type="float" office:value="-1.81111111111115">
                <text:p>-1.81111111111115</text:p>
              </table:table-cell>
              <table:table-cell office:value-type="float" office:value="1.33888888888902">
                <text:p>1.338888888889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.14000000000017">
                <text:p>-2.14000000000017</text:p>
              </table:table-cell>
              <table:table-cell office:value-type="float" office:value="-1.80888888888893">
                <text:p>-1.80888888888893</text:p>
              </table:table-cell>
              <table:table-cell office:value-type="float" office:value="1.33111111111124">
                <text:p>1.33111111111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.13000000000017">
                <text:p>-2.13000000000017</text:p>
              </table:table-cell>
              <table:table-cell office:value-type="float" office:value="-1.8066666666667">
                <text:p>-1.8066666666667</text:p>
              </table:table-cell>
              <table:table-cell office:value-type="float" office:value="1.32333333333346">
                <text:p>1.323333333333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.12000000000017">
                <text:p>-2.12000000000017</text:p>
              </table:table-cell>
              <table:table-cell office:value-type="float" office:value="-1.80444444444448">
                <text:p>-1.80444444444448</text:p>
              </table:table-cell>
              <table:table-cell office:value-type="float" office:value="1.31555555555569">
                <text:p>1.315555555555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.11000000000017">
                <text:p>-2.11000000000017</text:p>
              </table:table-cell>
              <table:table-cell office:value-type="float" office:value="-1.80222222222226">
                <text:p>-1.80222222222226</text:p>
              </table:table-cell>
              <table:table-cell office:value-type="float" office:value="1.30777777777791">
                <text:p>1.307777777777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.10000000000017">
                <text:p>-2.10000000000017</text:p>
              </table:table-cell>
              <table:table-cell office:value-type="float" office:value="-1.80000000000004">
                <text:p>-1.80000000000004</text:p>
              </table:table-cell>
              <table:table-cell office:value-type="float" office:value="1.30000000000013">
                <text:p>1.300000000000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.09000000000017">
                <text:p>-2.09000000000017</text:p>
              </table:table-cell>
              <table:table-cell office:value-type="float" office:value="-1.79777777777782">
                <text:p>-1.79777777777782</text:p>
              </table:table-cell>
              <table:table-cell office:value-type="float" office:value="1.29222222222235">
                <text:p>1.292222222222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.08000000000017">
                <text:p>-2.08000000000017</text:p>
              </table:table-cell>
              <table:table-cell office:value-type="float" office:value="-1.79555555555559">
                <text:p>-1.79555555555559</text:p>
              </table:table-cell>
              <table:table-cell office:value-type="float" office:value="1.28444444444458">
                <text:p>1.284444444444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.07000000000017">
                <text:p>-2.07000000000017</text:p>
              </table:table-cell>
              <table:table-cell office:value-type="float" office:value="-1.79333333333337">
                <text:p>-1.79333333333337</text:p>
              </table:table-cell>
              <table:table-cell office:value-type="float" office:value="1.2766666666668">
                <text:p>1.27666666666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.06000000000017">
                <text:p>-2.06000000000017</text:p>
              </table:table-cell>
              <table:table-cell office:value-type="float" office:value="-1.79111111111115">
                <text:p>-1.79111111111115</text:p>
              </table:table-cell>
              <table:table-cell office:value-type="float" office:value="1.26888888888902">
                <text:p>1.268888888889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.05000000000017">
                <text:p>-2.05000000000017</text:p>
              </table:table-cell>
              <table:table-cell office:value-type="float" office:value="-1.78888888888893">
                <text:p>-1.78888888888893</text:p>
              </table:table-cell>
              <table:table-cell office:value-type="float" office:value="1.26111111111124">
                <text:p>1.261111111111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.04000000000017">
                <text:p>-2.04000000000017</text:p>
              </table:table-cell>
              <table:table-cell office:value-type="float" office:value="-1.7866666666667">
                <text:p>-1.7866666666667</text:p>
              </table:table-cell>
              <table:table-cell office:value-type="float" office:value="1.25333333333347">
                <text:p>1.253333333333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.03000000000017">
                <text:p>-2.03000000000017</text:p>
              </table:table-cell>
              <table:table-cell office:value-type="float" office:value="-1.78444444444448">
                <text:p>-1.78444444444448</text:p>
              </table:table-cell>
              <table:table-cell office:value-type="float" office:value="1.24555555555569">
                <text:p>1.245555555555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.02000000000017">
                <text:p>-2.02000000000017</text:p>
              </table:table-cell>
              <table:table-cell office:value-type="float" office:value="-1.78222222222226">
                <text:p>-1.78222222222226</text:p>
              </table:table-cell>
              <table:table-cell office:value-type="float" office:value="1.23777777777791">
                <text:p>1.237777777777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.01000000000017">
                <text:p>-2.01000000000017</text:p>
              </table:table-cell>
              <table:table-cell office:value-type="float" office:value="-1.78000000000004">
                <text:p>-1.78000000000004</text:p>
              </table:table-cell>
              <table:table-cell office:value-type="float" office:value="1.23000000000013">
                <text:p>1.230000000000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.00000000000017">
                <text:p>-2.00000000000017</text:p>
              </table:table-cell>
              <table:table-cell office:value-type="float" office:value="-1.77777777777782">
                <text:p>-1.77777777777782</text:p>
              </table:table-cell>
              <table:table-cell office:value-type="float" office:value="1.22222222222235">
                <text:p>1.222222222222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99000000000017">
                <text:p>-1.99000000000017</text:p>
              </table:table-cell>
              <table:table-cell office:value-type="float" office:value="-1.77555555555559">
                <text:p>-1.77555555555559</text:p>
              </table:table-cell>
              <table:table-cell office:value-type="float" office:value="1.21444444444458">
                <text:p>1.214444444444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98000000000017">
                <text:p>-1.98000000000017</text:p>
              </table:table-cell>
              <table:table-cell office:value-type="float" office:value="-1.77333333333337">
                <text:p>-1.77333333333337</text:p>
              </table:table-cell>
              <table:table-cell office:value-type="float" office:value="1.2066666666668">
                <text:p>1.20666666666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97000000000017">
                <text:p>-1.97000000000017</text:p>
              </table:table-cell>
              <table:table-cell office:value-type="float" office:value="-1.77111111111115">
                <text:p>-1.77111111111115</text:p>
              </table:table-cell>
              <table:table-cell office:value-type="float" office:value="1.19888888888902">
                <text:p>1.198888888889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96000000000017">
                <text:p>-1.96000000000017</text:p>
              </table:table-cell>
              <table:table-cell office:value-type="float" office:value="-1.76888888888893">
                <text:p>-1.76888888888893</text:p>
              </table:table-cell>
              <table:table-cell office:value-type="float" office:value="1.19111111111124">
                <text:p>1.191111111111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95000000000017">
                <text:p>-1.95000000000017</text:p>
              </table:table-cell>
              <table:table-cell office:value-type="float" office:value="-1.7666666666667">
                <text:p>-1.7666666666667</text:p>
              </table:table-cell>
              <table:table-cell office:value-type="float" office:value="1.18333333333347">
                <text:p>1.183333333333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94000000000017">
                <text:p>-1.94000000000017</text:p>
              </table:table-cell>
              <table:table-cell office:value-type="float" office:value="-1.76444444444448">
                <text:p>-1.76444444444448</text:p>
              </table:table-cell>
              <table:table-cell office:value-type="float" office:value="1.17555555555569">
                <text:p>1.175555555555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93000000000017">
                <text:p>-1.93000000000017</text:p>
              </table:table-cell>
              <table:table-cell office:value-type="float" office:value="-1.76222222222226">
                <text:p>-1.76222222222226</text:p>
              </table:table-cell>
              <table:table-cell office:value-type="float" office:value="1.16777777777791">
                <text:p>1.167777777777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92000000000017">
                <text:p>-1.92000000000017</text:p>
              </table:table-cell>
              <table:table-cell office:value-type="float" office:value="-1.76000000000004">
                <text:p>-1.76000000000004</text:p>
              </table:table-cell>
              <table:table-cell office:value-type="float" office:value="1.16000000000013">
                <text:p>1.160000000000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91000000000017">
                <text:p>-1.91000000000017</text:p>
              </table:table-cell>
              <table:table-cell office:value-type="float" office:value="-1.75777777777782">
                <text:p>-1.75777777777782</text:p>
              </table:table-cell>
              <table:table-cell office:value-type="float" office:value="1.15222222222235">
                <text:p>1.152222222222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90000000000017">
                <text:p>-1.90000000000017</text:p>
              </table:table-cell>
              <table:table-cell office:value-type="float" office:value="-1.75555555555559">
                <text:p>-1.75555555555559</text:p>
              </table:table-cell>
              <table:table-cell office:value-type="float" office:value="1.14444444444458">
                <text:p>1.144444444444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89000000000017">
                <text:p>-1.89000000000017</text:p>
              </table:table-cell>
              <table:table-cell office:value-type="float" office:value="-1.75333333333337">
                <text:p>-1.75333333333337</text:p>
              </table:table-cell>
              <table:table-cell office:value-type="float" office:value="1.1366666666668">
                <text:p>1.13666666666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88000000000017">
                <text:p>-1.88000000000017</text:p>
              </table:table-cell>
              <table:table-cell office:value-type="float" office:value="-1.75111111111115">
                <text:p>-1.75111111111115</text:p>
              </table:table-cell>
              <table:table-cell office:value-type="float" office:value="1.12888888888902">
                <text:p>1.128888888889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87000000000017">
                <text:p>-1.87000000000017</text:p>
              </table:table-cell>
              <table:table-cell office:value-type="float" office:value="-1.74888888888893">
                <text:p>-1.74888888888893</text:p>
              </table:table-cell>
              <table:table-cell office:value-type="float" office:value="1.12111111111124">
                <text:p>1.121111111111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86000000000017">
                <text:p>-1.86000000000017</text:p>
              </table:table-cell>
              <table:table-cell office:value-type="float" office:value="-1.7466666666667">
                <text:p>-1.7466666666667</text:p>
              </table:table-cell>
              <table:table-cell office:value-type="float" office:value="1.11333333333347">
                <text:p>1.113333333333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85000000000017">
                <text:p>-1.85000000000017</text:p>
              </table:table-cell>
              <table:table-cell office:value-type="float" office:value="-1.74444444444448">
                <text:p>-1.74444444444448</text:p>
              </table:table-cell>
              <table:table-cell office:value-type="float" office:value="1.10555555555569">
                <text:p>1.105555555555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84000000000017">
                <text:p>-1.84000000000017</text:p>
              </table:table-cell>
              <table:table-cell office:value-type="float" office:value="-1.74222222222226">
                <text:p>-1.74222222222226</text:p>
              </table:table-cell>
              <table:table-cell office:value-type="float" office:value="1.09777777777791">
                <text:p>1.097777777777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83000000000017">
                <text:p>-1.83000000000017</text:p>
              </table:table-cell>
              <table:table-cell office:value-type="float" office:value="-1.74000000000004">
                <text:p>-1.74000000000004</text:p>
              </table:table-cell>
              <table:table-cell office:value-type="float" office:value="1.09000000000013">
                <text:p>1.090000000000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.82000000000017">
                <text:p>-1.82000000000017</text:p>
              </table:table-cell>
              <table:table-cell office:value-type="float" office:value="-1.73777777777782">
                <text:p>-1.73777777777782</text:p>
              </table:table-cell>
              <table:table-cell office:value-type="float" office:value="1.08222222222235">
                <text:p>1.082222222222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.81000000000017">
                <text:p>-1.81000000000017</text:p>
              </table:table-cell>
              <table:table-cell office:value-type="float" office:value="-1.73555555555559">
                <text:p>-1.73555555555559</text:p>
              </table:table-cell>
              <table:table-cell office:value-type="float" office:value="1.07444444444458">
                <text:p>1.074444444444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80000000000017">
                <text:p>-1.80000000000017</text:p>
              </table:table-cell>
              <table:table-cell office:value-type="float" office:value="-1.73333333333337">
                <text:p>-1.73333333333337</text:p>
              </table:table-cell>
              <table:table-cell office:value-type="float" office:value="1.0666666666668">
                <text:p>1.06666666666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79000000000017">
                <text:p>-1.79000000000017</text:p>
              </table:table-cell>
              <table:table-cell office:value-type="float" office:value="-1.73111111111115">
                <text:p>-1.73111111111115</text:p>
              </table:table-cell>
              <table:table-cell office:value-type="float" office:value="1.05888888888902">
                <text:p>1.058888888889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.78000000000017">
                <text:p>-1.78000000000017</text:p>
              </table:table-cell>
              <table:table-cell office:value-type="float" office:value="-1.72888888888893">
                <text:p>-1.72888888888893</text:p>
              </table:table-cell>
              <table:table-cell office:value-type="float" office:value="1.05111111111124">
                <text:p>1.051111111111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.77000000000017">
                <text:p>-1.77000000000017</text:p>
              </table:table-cell>
              <table:table-cell office:value-type="float" office:value="-1.7266666666667">
                <text:p>-1.7266666666667</text:p>
              </table:table-cell>
              <table:table-cell office:value-type="float" office:value="1.04333333333347">
                <text:p>1.043333333333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.76000000000017">
                <text:p>-1.76000000000017</text:p>
              </table:table-cell>
              <table:table-cell office:value-type="float" office:value="-1.72444444444448">
                <text:p>-1.72444444444448</text:p>
              </table:table-cell>
              <table:table-cell office:value-type="float" office:value="1.03555555555569">
                <text:p>1.0355555555556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.75000000000017">
                <text:p>-1.75000000000017</text:p>
              </table:table-cell>
              <table:table-cell office:value-type="float" office:value="-1.72222222222226">
                <text:p>-1.72222222222226</text:p>
              </table:table-cell>
              <table:table-cell office:value-type="float" office:value="1.02777777777791">
                <text:p>1.027777777777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.74000000000017">
                <text:p>-1.74000000000017</text:p>
              </table:table-cell>
              <table:table-cell office:value-type="float" office:value="-1.72000000000004">
                <text:p>-1.72000000000004</text:p>
              </table:table-cell>
              <table:table-cell office:value-type="float" office:value="1.02000000000013">
                <text:p>1.020000000000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.73000000000017">
                <text:p>-1.73000000000017</text:p>
              </table:table-cell>
              <table:table-cell office:value-type="float" office:value="-1.71777777777782">
                <text:p>-1.71777777777782</text:p>
              </table:table-cell>
              <table:table-cell office:value-type="float" office:value="1.01222222222235">
                <text:p>1.012222222222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72000000000017">
                <text:p>-1.72000000000017</text:p>
              </table:table-cell>
              <table:table-cell office:value-type="float" office:value="-1.71555555555559">
                <text:p>-1.71555555555559</text:p>
              </table:table-cell>
              <table:table-cell office:value-type="float" office:value="1.00444444444458">
                <text:p>1.004444444444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.71000000000017">
                <text:p>-1.71000000000017</text:p>
              </table:table-cell>
              <table:table-cell office:value-type="float" office:value="-1.71333333333337">
                <text:p>-1.71333333333337</text:p>
              </table:table-cell>
              <table:table-cell office:value-type="float" office:value="0.996666666666799">
                <text:p>0.9966666666667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.70000000000017">
                <text:p>-1.70000000000017</text:p>
              </table:table-cell>
              <table:table-cell office:value-type="float" office:value="-1.71111111111115">
                <text:p>-1.71111111111115</text:p>
              </table:table-cell>
              <table:table-cell office:value-type="float" office:value="0.988888888889021">
                <text:p>0.9888888888890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.69000000000017">
                <text:p>-1.69000000000017</text:p>
              </table:table-cell>
              <table:table-cell office:value-type="float" office:value="-1.70888888888893">
                <text:p>-1.70888888888893</text:p>
              </table:table-cell>
              <table:table-cell office:value-type="float" office:value="0.981111111111244">
                <text:p>0.9811111111112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68000000000017">
                <text:p>-1.68000000000017</text:p>
              </table:table-cell>
              <table:table-cell office:value-type="float" office:value="-1.7066666666667">
                <text:p>-1.7066666666667</text:p>
              </table:table-cell>
              <table:table-cell office:value-type="float" office:value="0.973333333333466">
                <text:p>0.9733333333334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.67000000000017">
                <text:p>-1.67000000000017</text:p>
              </table:table-cell>
              <table:table-cell office:value-type="float" office:value="-1.70444444444448">
                <text:p>-1.70444444444448</text:p>
              </table:table-cell>
              <table:table-cell office:value-type="float" office:value="0.965555555555688">
                <text:p>0.9655555555556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66000000000017">
                <text:p>-1.66000000000017</text:p>
              </table:table-cell>
              <table:table-cell office:value-type="float" office:value="-1.70222222222226">
                <text:p>-1.70222222222226</text:p>
              </table:table-cell>
              <table:table-cell office:value-type="float" office:value="0.95777777777791">
                <text:p>0.957777777777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65000000000017">
                <text:p>-1.65000000000017</text:p>
              </table:table-cell>
              <table:table-cell office:value-type="float" office:value="-1.70000000000004">
                <text:p>-1.70000000000004</text:p>
              </table:table-cell>
              <table:table-cell office:value-type="float" office:value="0.950000000000132">
                <text:p>0.9500000000001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64000000000017">
                <text:p>-1.64000000000017</text:p>
              </table:table-cell>
              <table:table-cell office:value-type="float" office:value="-1.69777777777782">
                <text:p>-1.69777777777782</text:p>
              </table:table-cell>
              <table:table-cell office:value-type="float" office:value="0.942222222222355">
                <text:p>0.9422222222223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63000000000017">
                <text:p>-1.63000000000017</text:p>
              </table:table-cell>
              <table:table-cell office:value-type="float" office:value="-1.69555555555559">
                <text:p>-1.69555555555559</text:p>
              </table:table-cell>
              <table:table-cell office:value-type="float" office:value="0.934444444444577">
                <text:p>0.9344444444445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62000000000017">
                <text:p>-1.62000000000017</text:p>
              </table:table-cell>
              <table:table-cell office:value-type="float" office:value="-1.69333333333337">
                <text:p>-1.69333333333337</text:p>
              </table:table-cell>
              <table:table-cell office:value-type="float" office:value="0.926666666666799">
                <text:p>0.9266666666667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61000000000017">
                <text:p>-1.61000000000017</text:p>
              </table:table-cell>
              <table:table-cell office:value-type="float" office:value="-1.69111111111115">
                <text:p>-1.69111111111115</text:p>
              </table:table-cell>
              <table:table-cell office:value-type="float" office:value="0.918888888889021">
                <text:p>0.9188888888890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60000000000017">
                <text:p>-1.60000000000017</text:p>
              </table:table-cell>
              <table:table-cell office:value-type="float" office:value="-1.68888888888893">
                <text:p>-1.68888888888893</text:p>
              </table:table-cell>
              <table:table-cell office:value-type="float" office:value="0.911111111111243">
                <text:p>0.9111111111112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.59000000000017">
                <text:p>-1.59000000000017</text:p>
              </table:table-cell>
              <table:table-cell office:value-type="float" office:value="-1.6866666666667">
                <text:p>-1.6866666666667</text:p>
              </table:table-cell>
              <table:table-cell office:value-type="float" office:value="0.903333333333466">
                <text:p>0.9033333333334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58000000000017">
                <text:p>-1.58000000000017</text:p>
              </table:table-cell>
              <table:table-cell office:value-type="float" office:value="-1.68444444444448">
                <text:p>-1.68444444444448</text:p>
              </table:table-cell>
              <table:table-cell office:value-type="float" office:value="0.895555555555688">
                <text:p>0.8955555555556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57000000000017">
                <text:p>-1.57000000000017</text:p>
              </table:table-cell>
              <table:table-cell office:value-type="float" office:value="-1.68222222222226">
                <text:p>-1.68222222222226</text:p>
              </table:table-cell>
              <table:table-cell office:value-type="float" office:value="0.88777777777791">
                <text:p>0.887777777777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56000000000017">
                <text:p>-1.56000000000017</text:p>
              </table:table-cell>
              <table:table-cell office:value-type="float" office:value="-1.68000000000004">
                <text:p>-1.68000000000004</text:p>
              </table:table-cell>
              <table:table-cell office:value-type="float" office:value="0.880000000000132">
                <text:p>0.8800000000001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55000000000017">
                <text:p>-1.55000000000017</text:p>
              </table:table-cell>
              <table:table-cell office:value-type="float" office:value="-1.67777777777782">
                <text:p>-1.67777777777782</text:p>
              </table:table-cell>
              <table:table-cell office:value-type="float" office:value="0.872222222222355">
                <text:p>0.8722222222223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.54000000000017">
                <text:p>-1.54000000000017</text:p>
              </table:table-cell>
              <table:table-cell office:value-type="float" office:value="-1.67555555555559">
                <text:p>-1.67555555555559</text:p>
              </table:table-cell>
              <table:table-cell office:value-type="float" office:value="0.864444444444577">
                <text:p>0.8644444444445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.53000000000017">
                <text:p>-1.53000000000017</text:p>
              </table:table-cell>
              <table:table-cell office:value-type="float" office:value="-1.67333333333337">
                <text:p>-1.67333333333337</text:p>
              </table:table-cell>
              <table:table-cell office:value-type="float" office:value="0.856666666666799">
                <text:p>0.8566666666667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52000000000017">
                <text:p>-1.52000000000017</text:p>
              </table:table-cell>
              <table:table-cell office:value-type="float" office:value="-1.67111111111115">
                <text:p>-1.67111111111115</text:p>
              </table:table-cell>
              <table:table-cell office:value-type="float" office:value="0.848888888889021">
                <text:p>0.8488888888890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.51000000000017">
                <text:p>-1.51000000000017</text:p>
              </table:table-cell>
              <table:table-cell office:value-type="float" office:value="-1.66888888888893">
                <text:p>-1.66888888888893</text:p>
              </table:table-cell>
              <table:table-cell office:value-type="float" office:value="0.841111111111244">
                <text:p>0.8411111111112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50000000000017">
                <text:p>-1.50000000000017</text:p>
              </table:table-cell>
              <table:table-cell office:value-type="float" office:value="-1.6666666666667">
                <text:p>-1.6666666666667</text:p>
              </table:table-cell>
              <table:table-cell office:value-type="float" office:value="0.833333333333466">
                <text:p>0.8333333333334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49000000000017">
                <text:p>-1.49000000000017</text:p>
              </table:table-cell>
              <table:table-cell office:value-type="float" office:value="-1.66444444444448">
                <text:p>-1.66444444444448</text:p>
              </table:table-cell>
              <table:table-cell office:value-type="float" office:value="0.825555555555688">
                <text:p>0.8255555555556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.48000000000017">
                <text:p>-1.48000000000017</text:p>
              </table:table-cell>
              <table:table-cell office:value-type="float" office:value="-1.66222222222226">
                <text:p>-1.66222222222226</text:p>
              </table:table-cell>
              <table:table-cell office:value-type="float" office:value="0.81777777777791">
                <text:p>0.817777777777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47000000000017">
                <text:p>-1.47000000000017</text:p>
              </table:table-cell>
              <table:table-cell office:value-type="float" office:value="-1.66000000000004">
                <text:p>-1.66000000000004</text:p>
              </table:table-cell>
              <table:table-cell office:value-type="float" office:value="0.810000000000132">
                <text:p>0.8100000000001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46000000000017">
                <text:p>-1.46000000000017</text:p>
              </table:table-cell>
              <table:table-cell office:value-type="float" office:value="-1.65777777777782">
                <text:p>-1.65777777777782</text:p>
              </table:table-cell>
              <table:table-cell office:value-type="float" office:value="0.802222222222354">
                <text:p>0.8022222222223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45000000000017">
                <text:p>-1.45000000000017</text:p>
              </table:table-cell>
              <table:table-cell office:value-type="float" office:value="-1.65555555555559">
                <text:p>-1.65555555555559</text:p>
              </table:table-cell>
              <table:table-cell office:value-type="float" office:value="0.794444444444577">
                <text:p>0.7944444444445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44000000000017">
                <text:p>-1.44000000000017</text:p>
              </table:table-cell>
              <table:table-cell office:value-type="float" office:value="-1.65333333333337">
                <text:p>-1.65333333333337</text:p>
              </table:table-cell>
              <table:table-cell office:value-type="float" office:value="0.786666666666799">
                <text:p>0.7866666666667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43000000000017">
                <text:p>-1.43000000000017</text:p>
              </table:table-cell>
              <table:table-cell office:value-type="float" office:value="-1.65111111111115">
                <text:p>-1.65111111111115</text:p>
              </table:table-cell>
              <table:table-cell office:value-type="float" office:value="0.778888888889021">
                <text:p>0.7788888888890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42000000000017">
                <text:p>-1.42000000000017</text:p>
              </table:table-cell>
              <table:table-cell office:value-type="float" office:value="-1.64888888888893">
                <text:p>-1.64888888888893</text:p>
              </table:table-cell>
              <table:table-cell office:value-type="float" office:value="0.771111111111243">
                <text:p>0.7711111111112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41000000000017">
                <text:p>-1.41000000000017</text:p>
              </table:table-cell>
              <table:table-cell office:value-type="float" office:value="-1.6466666666667">
                <text:p>-1.6466666666667</text:p>
              </table:table-cell>
              <table:table-cell office:value-type="float" office:value="0.763333333333466">
                <text:p>0.7633333333334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40000000000017">
                <text:p>-1.40000000000017</text:p>
              </table:table-cell>
              <table:table-cell office:value-type="float" office:value="-1.64444444444448">
                <text:p>-1.64444444444448</text:p>
              </table:table-cell>
              <table:table-cell office:value-type="float" office:value="0.755555555555688">
                <text:p>0.7555555555556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39000000000017">
                <text:p>-1.39000000000017</text:p>
              </table:table-cell>
              <table:table-cell office:value-type="float" office:value="-1.64222222222226">
                <text:p>-1.64222222222226</text:p>
              </table:table-cell>
              <table:table-cell office:value-type="float" office:value="0.74777777777791">
                <text:p>0.747777777777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38000000000017">
                <text:p>-1.38000000000017</text:p>
              </table:table-cell>
              <table:table-cell office:value-type="float" office:value="-1.64000000000004">
                <text:p>-1.64000000000004</text:p>
              </table:table-cell>
              <table:table-cell office:value-type="float" office:value="0.740000000000132">
                <text:p>0.740000000000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37000000000017">
                <text:p>-1.37000000000017</text:p>
              </table:table-cell>
              <table:table-cell office:value-type="float" office:value="-1.63777777777782">
                <text:p>-1.63777777777782</text:p>
              </table:table-cell>
              <table:table-cell office:value-type="float" office:value="0.732222222222354">
                <text:p>0.7322222222223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36000000000017">
                <text:p>-1.36000000000017</text:p>
              </table:table-cell>
              <table:table-cell office:value-type="float" office:value="-1.63555555555559">
                <text:p>-1.63555555555559</text:p>
              </table:table-cell>
              <table:table-cell office:value-type="float" office:value="0.724444444444577">
                <text:p>0.7244444444445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35000000000017">
                <text:p>-1.35000000000017</text:p>
              </table:table-cell>
              <table:table-cell office:value-type="float" office:value="-1.63333333333337">
                <text:p>-1.63333333333337</text:p>
              </table:table-cell>
              <table:table-cell office:value-type="float" office:value="0.716666666666799">
                <text:p>0.7166666666667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34000000000017">
                <text:p>-1.34000000000017</text:p>
              </table:table-cell>
              <table:table-cell office:value-type="float" office:value="-1.63111111111115">
                <text:p>-1.63111111111115</text:p>
              </table:table-cell>
              <table:table-cell office:value-type="float" office:value="0.708888888889021">
                <text:p>0.7088888888890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33000000000017">
                <text:p>-1.33000000000017</text:p>
              </table:table-cell>
              <table:table-cell office:value-type="float" office:value="-1.62888888888893">
                <text:p>-1.62888888888893</text:p>
              </table:table-cell>
              <table:table-cell office:value-type="float" office:value="0.701111111111243">
                <text:p>0.7011111111112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.32000000000017">
                <text:p>-1.32000000000017</text:p>
              </table:table-cell>
              <table:table-cell office:value-type="float" office:value="-1.6266666666667">
                <text:p>-1.6266666666667</text:p>
              </table:table-cell>
              <table:table-cell office:value-type="float" office:value="0.693333333333465">
                <text:p>0.6933333333334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31000000000017">
                <text:p>-1.31000000000017</text:p>
              </table:table-cell>
              <table:table-cell office:value-type="float" office:value="-1.62444444444448">
                <text:p>-1.62444444444448</text:p>
              </table:table-cell>
              <table:table-cell office:value-type="float" office:value="0.685555555555688">
                <text:p>0.6855555555556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30000000000017">
                <text:p>-1.30000000000017</text:p>
              </table:table-cell>
              <table:table-cell office:value-type="float" office:value="-1.62222222222226">
                <text:p>-1.62222222222226</text:p>
              </table:table-cell>
              <table:table-cell office:value-type="float" office:value="0.67777777777791">
                <text:p>0.677777777777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29000000000017">
                <text:p>-1.29000000000017</text:p>
              </table:table-cell>
              <table:table-cell office:value-type="float" office:value="-1.62000000000004">
                <text:p>-1.62000000000004</text:p>
              </table:table-cell>
              <table:table-cell office:value-type="float" office:value="0.670000000000132">
                <text:p>0.6700000000001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.28000000000017">
                <text:p>-1.28000000000017</text:p>
              </table:table-cell>
              <table:table-cell office:value-type="float" office:value="-1.61777777777782">
                <text:p>-1.61777777777782</text:p>
              </table:table-cell>
              <table:table-cell office:value-type="float" office:value="0.662222222222354">
                <text:p>0.6622222222223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27000000000017">
                <text:p>-1.27000000000017</text:p>
              </table:table-cell>
              <table:table-cell office:value-type="float" office:value="-1.61555555555559">
                <text:p>-1.61555555555559</text:p>
              </table:table-cell>
              <table:table-cell office:value-type="float" office:value="0.654444444444577">
                <text:p>0.6544444444445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26000000000017">
                <text:p>-1.26000000000017</text:p>
              </table:table-cell>
              <table:table-cell office:value-type="float" office:value="-1.61333333333337">
                <text:p>-1.61333333333337</text:p>
              </table:table-cell>
              <table:table-cell office:value-type="float" office:value="0.646666666666799">
                <text:p>0.6466666666667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25000000000017">
                <text:p>-1.25000000000017</text:p>
              </table:table-cell>
              <table:table-cell office:value-type="float" office:value="-1.61111111111115">
                <text:p>-1.61111111111115</text:p>
              </table:table-cell>
              <table:table-cell office:value-type="float" office:value="0.638888888889021">
                <text:p>0.6388888888890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.24000000000017">
                <text:p>-1.24000000000017</text:p>
              </table:table-cell>
              <table:table-cell office:value-type="float" office:value="-1.60888888888893">
                <text:p>-1.60888888888893</text:p>
              </table:table-cell>
              <table:table-cell office:value-type="float" office:value="0.631111111111243">
                <text:p>0.6311111111112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23000000000017">
                <text:p>-1.23000000000017</text:p>
              </table:table-cell>
              <table:table-cell office:value-type="float" office:value="-1.6066666666667">
                <text:p>-1.6066666666667</text:p>
              </table:table-cell>
              <table:table-cell office:value-type="float" office:value="0.623333333333466">
                <text:p>0.6233333333334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22000000000017">
                <text:p>-1.22000000000017</text:p>
              </table:table-cell>
              <table:table-cell office:value-type="float" office:value="-1.60444444444448">
                <text:p>-1.60444444444448</text:p>
              </table:table-cell>
              <table:table-cell office:value-type="float" office:value="0.615555555555688">
                <text:p>0.6155555555556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21000000000017">
                <text:p>-1.21000000000017</text:p>
              </table:table-cell>
              <table:table-cell office:value-type="float" office:value="-1.60222222222226">
                <text:p>-1.60222222222226</text:p>
              </table:table-cell>
              <table:table-cell office:value-type="float" office:value="0.60777777777791">
                <text:p>0.607777777777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20000000000017">
                <text:p>-1.20000000000017</text:p>
              </table:table-cell>
              <table:table-cell office:value-type="float" office:value="-1.60000000000004">
                <text:p>-1.60000000000004</text:p>
              </table:table-cell>
              <table:table-cell office:value-type="float" office:value="0.600000000000132">
                <text:p>0.6000000000001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.19000000000017">
                <text:p>-1.19000000000017</text:p>
              </table:table-cell>
              <table:table-cell office:value-type="float" office:value="-1.59777777777782">
                <text:p>-1.59777777777782</text:p>
              </table:table-cell>
              <table:table-cell office:value-type="float" office:value="0.592222222222354">
                <text:p>0.5922222222223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18000000000017">
                <text:p>-1.18000000000017</text:p>
              </table:table-cell>
              <table:table-cell office:value-type="float" office:value="-1.59555555555559">
                <text:p>-1.59555555555559</text:p>
              </table:table-cell>
              <table:table-cell office:value-type="float" office:value="0.584444444444576">
                <text:p>0.5844444444445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.17000000000017">
                <text:p>-1.17000000000017</text:p>
              </table:table-cell>
              <table:table-cell office:value-type="float" office:value="-1.59333333333337">
                <text:p>-1.59333333333337</text:p>
              </table:table-cell>
              <table:table-cell office:value-type="float" office:value="0.576666666666799">
                <text:p>0.5766666666667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16000000000017">
                <text:p>-1.16000000000017</text:p>
              </table:table-cell>
              <table:table-cell office:value-type="float" office:value="-1.59111111111115">
                <text:p>-1.59111111111115</text:p>
              </table:table-cell>
              <table:table-cell office:value-type="float" office:value="0.568888888889021">
                <text:p>0.5688888888890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15000000000017">
                <text:p>-1.15000000000017</text:p>
              </table:table-cell>
              <table:table-cell office:value-type="float" office:value="-1.58888888888893">
                <text:p>-1.58888888888893</text:p>
              </table:table-cell>
              <table:table-cell office:value-type="float" office:value="0.561111111111243">
                <text:p>0.5611111111112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.14000000000017">
                <text:p>-1.14000000000017</text:p>
              </table:table-cell>
              <table:table-cell office:value-type="float" office:value="-1.5866666666667">
                <text:p>-1.5866666666667</text:p>
              </table:table-cell>
              <table:table-cell office:value-type="float" office:value="0.553333333333465">
                <text:p>0.5533333333334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.13000000000017">
                <text:p>-1.13000000000017</text:p>
              </table:table-cell>
              <table:table-cell office:value-type="float" office:value="-1.58444444444448">
                <text:p>-1.58444444444448</text:p>
              </table:table-cell>
              <table:table-cell office:value-type="float" office:value="0.545555555555688">
                <text:p>0.54555555555568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.12000000000017">
                <text:p>-1.12000000000017</text:p>
              </table:table-cell>
              <table:table-cell office:value-type="float" office:value="-1.58222222222226">
                <text:p>-1.58222222222226</text:p>
              </table:table-cell>
              <table:table-cell office:value-type="float" office:value="0.53777777777791">
                <text:p>0.537777777777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11000000000017">
                <text:p>-1.11000000000017</text:p>
              </table:table-cell>
              <table:table-cell office:value-type="float" office:value="-1.58000000000004">
                <text:p>-1.58000000000004</text:p>
              </table:table-cell>
              <table:table-cell office:value-type="float" office:value="0.530000000000132">
                <text:p>0.5300000000001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.10000000000017">
                <text:p>-1.10000000000017</text:p>
              </table:table-cell>
              <table:table-cell office:value-type="float" office:value="-1.57777777777782">
                <text:p>-1.57777777777782</text:p>
              </table:table-cell>
              <table:table-cell office:value-type="float" office:value="0.522222222222354">
                <text:p>0.5222222222223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09000000000017">
                <text:p>-1.09000000000017</text:p>
              </table:table-cell>
              <table:table-cell office:value-type="float" office:value="-1.57555555555559">
                <text:p>-1.57555555555559</text:p>
              </table:table-cell>
              <table:table-cell office:value-type="float" office:value="0.514444444444577">
                <text:p>0.5144444444445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.08000000000017">
                <text:p>-1.08000000000017</text:p>
              </table:table-cell>
              <table:table-cell office:value-type="float" office:value="-1.57333333333337">
                <text:p>-1.57333333333337</text:p>
              </table:table-cell>
              <table:table-cell office:value-type="float" office:value="0.506666666666799">
                <text:p>0.50666666666679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.07000000000017">
                <text:p>-1.07000000000017</text:p>
              </table:table-cell>
              <table:table-cell office:value-type="float" office:value="-1.57111111111115">
                <text:p>-1.57111111111115</text:p>
              </table:table-cell>
              <table:table-cell office:value-type="float" office:value="0.498888888889021">
                <text:p>0.4988888888890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.06000000000017">
                <text:p>-1.06000000000017</text:p>
              </table:table-cell>
              <table:table-cell office:value-type="float" office:value="-1.56888888888893">
                <text:p>-1.56888888888893</text:p>
              </table:table-cell>
              <table:table-cell office:value-type="float" office:value="0.491111111111243">
                <text:p>0.4911111111112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.05000000000017">
                <text:p>-1.05000000000017</text:p>
              </table:table-cell>
              <table:table-cell office:value-type="float" office:value="-1.5666666666667">
                <text:p>-1.5666666666667</text:p>
              </table:table-cell>
              <table:table-cell office:value-type="float" office:value="0.483333333333465">
                <text:p>0.4833333333334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.04000000000017">
                <text:p>-1.04000000000017</text:p>
              </table:table-cell>
              <table:table-cell office:value-type="float" office:value="-1.56444444444448">
                <text:p>-1.56444444444448</text:p>
              </table:table-cell>
              <table:table-cell office:value-type="float" office:value="0.475555555555688">
                <text:p>0.4755555555556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03000000000017">
                <text:p>-1.03000000000017</text:p>
              </table:table-cell>
              <table:table-cell office:value-type="float" office:value="-1.56222222222226">
                <text:p>-1.56222222222226</text:p>
              </table:table-cell>
              <table:table-cell office:value-type="float" office:value="0.46777777777791">
                <text:p>0.467777777777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.02000000000017">
                <text:p>-1.02000000000017</text:p>
              </table:table-cell>
              <table:table-cell office:value-type="float" office:value="-1.56000000000004">
                <text:p>-1.56000000000004</text:p>
              </table:table-cell>
              <table:table-cell office:value-type="float" office:value="0.460000000000132">
                <text:p>0.4600000000001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01000000000017">
                <text:p>-1.01000000000017</text:p>
              </table:table-cell>
              <table:table-cell office:value-type="float" office:value="-1.55777777777782">
                <text:p>-1.55777777777782</text:p>
              </table:table-cell>
              <table:table-cell office:value-type="float" office:value="0.452222222222354">
                <text:p>0.4522222222223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00000000000017">
                <text:p>-1.00000000000017</text:p>
              </table:table-cell>
              <table:table-cell office:value-type="float" office:value="-1.55555555555559">
                <text:p>-1.55555555555559</text:p>
              </table:table-cell>
              <table:table-cell office:value-type="float" office:value="0.444444444444576">
                <text:p>0.4444444444445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99000000000017">
                <text:p>-0.99000000000017</text:p>
              </table:table-cell>
              <table:table-cell office:value-type="float" office:value="-1.55333333333337">
                <text:p>-1.55333333333337</text:p>
              </table:table-cell>
              <table:table-cell office:value-type="float" office:value="0.436666666666799">
                <text:p>0.4366666666667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98000000000017">
                <text:p>-0.98000000000017</text:p>
              </table:table-cell>
              <table:table-cell office:value-type="float" office:value="-1.55111111111115">
                <text:p>-1.55111111111115</text:p>
              </table:table-cell>
              <table:table-cell office:value-type="float" office:value="0.428888888889021">
                <text:p>0.4288888888890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97000000000017">
                <text:p>-0.97000000000017</text:p>
              </table:table-cell>
              <table:table-cell office:value-type="float" office:value="-1.54888888888893">
                <text:p>-1.54888888888893</text:p>
              </table:table-cell>
              <table:table-cell office:value-type="float" office:value="0.421111111111243">
                <text:p>0.4211111111112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96000000000017">
                <text:p>-0.96000000000017</text:p>
              </table:table-cell>
              <table:table-cell office:value-type="float" office:value="-1.5466666666667">
                <text:p>-1.5466666666667</text:p>
              </table:table-cell>
              <table:table-cell office:value-type="float" office:value="0.413333333333465">
                <text:p>0.4133333333334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950000000000169">
                <text:p>-0.950000000000169</text:p>
              </table:table-cell>
              <table:table-cell office:value-type="float" office:value="-1.54444444444448">
                <text:p>-1.54444444444448</text:p>
              </table:table-cell>
              <table:table-cell office:value-type="float" office:value="0.405555555555688">
                <text:p>0.4055555555556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94000000000017">
                <text:p>-0.94000000000017</text:p>
              </table:table-cell>
              <table:table-cell office:value-type="float" office:value="-1.54222222222226">
                <text:p>-1.54222222222226</text:p>
              </table:table-cell>
              <table:table-cell office:value-type="float" office:value="0.39777777777791">
                <text:p>0.397777777777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93000000000017">
                <text:p>-0.93000000000017</text:p>
              </table:table-cell>
              <table:table-cell office:value-type="float" office:value="-1.54000000000004">
                <text:p>-1.54000000000004</text:p>
              </table:table-cell>
              <table:table-cell office:value-type="float" office:value="0.390000000000132">
                <text:p>0.3900000000001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92000000000017">
                <text:p>-0.92000000000017</text:p>
              </table:table-cell>
              <table:table-cell office:value-type="float" office:value="-1.53777777777782">
                <text:p>-1.53777777777782</text:p>
              </table:table-cell>
              <table:table-cell office:value-type="float" office:value="0.382222222222354">
                <text:p>0.3822222222223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910000000000169">
                <text:p>-0.910000000000169</text:p>
              </table:table-cell>
              <table:table-cell office:value-type="float" office:value="-1.53555555555559">
                <text:p>-1.53555555555559</text:p>
              </table:table-cell>
              <table:table-cell office:value-type="float" office:value="0.374444444444576">
                <text:p>0.3744444444445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900000000000169">
                <text:p>-0.900000000000169</text:p>
              </table:table-cell>
              <table:table-cell office:value-type="float" office:value="-1.53333333333337">
                <text:p>-1.53333333333337</text:p>
              </table:table-cell>
              <table:table-cell office:value-type="float" office:value="0.366666666666799">
                <text:p>0.3666666666667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89000000000017">
                <text:p>-0.89000000000017</text:p>
              </table:table-cell>
              <table:table-cell office:value-type="float" office:value="-1.53111111111115">
                <text:p>-1.53111111111115</text:p>
              </table:table-cell>
              <table:table-cell office:value-type="float" office:value="0.358888888889021">
                <text:p>0.3588888888890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88000000000017">
                <text:p>-0.88000000000017</text:p>
              </table:table-cell>
              <table:table-cell office:value-type="float" office:value="-1.52888888888893">
                <text:p>-1.52888888888893</text:p>
              </table:table-cell>
              <table:table-cell office:value-type="float" office:value="0.351111111111243">
                <text:p>0.3511111111112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70000000000169">
                <text:p>-0.870000000000169</text:p>
              </table:table-cell>
              <table:table-cell office:value-type="float" office:value="-1.5266666666667">
                <text:p>-1.5266666666667</text:p>
              </table:table-cell>
              <table:table-cell office:value-type="float" office:value="0.343333333333465">
                <text:p>0.3433333333334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860000000000169">
                <text:p>-0.860000000000169</text:p>
              </table:table-cell>
              <table:table-cell office:value-type="float" office:value="-1.52444444444448">
                <text:p>-1.52444444444448</text:p>
              </table:table-cell>
              <table:table-cell office:value-type="float" office:value="0.335555555555687">
                <text:p>0.3355555555556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850000000000169">
                <text:p>-0.850000000000169</text:p>
              </table:table-cell>
              <table:table-cell office:value-type="float" office:value="-1.52222222222226">
                <text:p>-1.52222222222226</text:p>
              </table:table-cell>
              <table:table-cell office:value-type="float" office:value="0.32777777777791">
                <text:p>0.327777777777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84000000000017">
                <text:p>-0.84000000000017</text:p>
              </table:table-cell>
              <table:table-cell office:value-type="float" office:value="-1.52000000000004">
                <text:p>-1.52000000000004</text:p>
              </table:table-cell>
              <table:table-cell office:value-type="float" office:value="0.320000000000132">
                <text:p>0.3200000000001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830000000000169">
                <text:p>-0.830000000000169</text:p>
              </table:table-cell>
              <table:table-cell office:value-type="float" office:value="-1.51777777777782">
                <text:p>-1.51777777777782</text:p>
              </table:table-cell>
              <table:table-cell office:value-type="float" office:value="0.312222222222354">
                <text:p>0.3122222222223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820000000000169">
                <text:p>-0.820000000000169</text:p>
              </table:table-cell>
              <table:table-cell office:value-type="float" office:value="-1.51555555555559">
                <text:p>-1.51555555555559</text:p>
              </table:table-cell>
              <table:table-cell office:value-type="float" office:value="0.304444444444576">
                <text:p>0.3044444444445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810000000000169">
                <text:p>-0.810000000000169</text:p>
              </table:table-cell>
              <table:table-cell office:value-type="float" office:value="-1.51333333333337">
                <text:p>-1.51333333333337</text:p>
              </table:table-cell>
              <table:table-cell office:value-type="float" office:value="0.296666666666798">
                <text:p>0.2966666666667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800000000000169">
                <text:p>-0.800000000000169</text:p>
              </table:table-cell>
              <table:table-cell office:value-type="float" office:value="-1.51111111111115">
                <text:p>-1.51111111111115</text:p>
              </table:table-cell>
              <table:table-cell office:value-type="float" office:value="0.288888888889021">
                <text:p>0.2888888888890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790000000000169">
                <text:p>-0.790000000000169</text:p>
              </table:table-cell>
              <table:table-cell office:value-type="float" office:value="-1.50888888888893">
                <text:p>-1.50888888888893</text:p>
              </table:table-cell>
              <table:table-cell office:value-type="float" office:value="0.281111111111243">
                <text:p>0.2811111111112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780000000000169">
                <text:p>-0.780000000000169</text:p>
              </table:table-cell>
              <table:table-cell office:value-type="float" office:value="-1.5066666666667">
                <text:p>-1.5066666666667</text:p>
              </table:table-cell>
              <table:table-cell office:value-type="float" office:value="0.273333333333465">
                <text:p>0.2733333333334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770000000000169">
                <text:p>-0.770000000000169</text:p>
              </table:table-cell>
              <table:table-cell office:value-type="float" office:value="-1.50444444444448">
                <text:p>-1.50444444444448</text:p>
              </table:table-cell>
              <table:table-cell office:value-type="float" office:value="0.265555555555687">
                <text:p>0.2655555555556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760000000000169">
                <text:p>-0.760000000000169</text:p>
              </table:table-cell>
              <table:table-cell office:value-type="float" office:value="-1.50222222222226">
                <text:p>-1.50222222222226</text:p>
              </table:table-cell>
              <table:table-cell office:value-type="float" office:value="0.25777777777791">
                <text:p>0.257777777777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750000000000169">
                <text:p>-0.750000000000169</text:p>
              </table:table-cell>
              <table:table-cell office:value-type="float" office:value="-1.50000000000004">
                <text:p>-1.50000000000004</text:p>
              </table:table-cell>
              <table:table-cell office:value-type="float" office:value="0.250000000000132">
                <text:p>0.2500000000001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740000000000169">
                <text:p>-0.740000000000169</text:p>
              </table:table-cell>
              <table:table-cell office:value-type="float" office:value="-1.49777777777782">
                <text:p>-1.49777777777782</text:p>
              </table:table-cell>
              <table:table-cell office:value-type="float" office:value="0.242222222222354">
                <text:p>0.2422222222223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730000000000169">
                <text:p>-0.730000000000169</text:p>
              </table:table-cell>
              <table:table-cell office:value-type="float" office:value="-1.49555555555559">
                <text:p>-1.49555555555559</text:p>
              </table:table-cell>
              <table:table-cell office:value-type="float" office:value="0.234444444444576">
                <text:p>0.2344444444445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720000000000169">
                <text:p>-0.720000000000169</text:p>
              </table:table-cell>
              <table:table-cell office:value-type="float" office:value="-1.49333333333337">
                <text:p>-1.49333333333337</text:p>
              </table:table-cell>
              <table:table-cell office:value-type="float" office:value="0.226666666666798">
                <text:p>0.2266666666667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710000000000169">
                <text:p>-0.710000000000169</text:p>
              </table:table-cell>
              <table:table-cell office:value-type="float" office:value="-1.49111111111115">
                <text:p>-1.49111111111115</text:p>
              </table:table-cell>
              <table:table-cell office:value-type="float" office:value="0.218888888889021">
                <text:p>0.2188888888890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700000000000169">
                <text:p>-0.700000000000169</text:p>
              </table:table-cell>
              <table:table-cell office:value-type="float" office:value="-1.48888888888893">
                <text:p>-1.48888888888893</text:p>
              </table:table-cell>
              <table:table-cell office:value-type="float" office:value="0.211111111111243">
                <text:p>0.2111111111112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690000000000169">
                <text:p>-0.690000000000169</text:p>
              </table:table-cell>
              <table:table-cell office:value-type="float" office:value="-1.4866666666667">
                <text:p>-1.4866666666667</text:p>
              </table:table-cell>
              <table:table-cell office:value-type="float" office:value="0.203333333333465">
                <text:p>0.20333333333346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680000000000169">
                <text:p>-0.680000000000169</text:p>
              </table:table-cell>
              <table:table-cell office:value-type="float" office:value="-1.48444444444448">
                <text:p>-1.48444444444448</text:p>
              </table:table-cell>
              <table:table-cell office:value-type="float" office:value="0.195555555555687">
                <text:p>0.1955555555556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670000000000169">
                <text:p>-0.670000000000169</text:p>
              </table:table-cell>
              <table:table-cell office:value-type="float" office:value="-1.48222222222226">
                <text:p>-1.48222222222226</text:p>
              </table:table-cell>
              <table:table-cell office:value-type="float" office:value="0.187777777777909">
                <text:p>0.1877777777779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660000000000169">
                <text:p>-0.660000000000169</text:p>
              </table:table-cell>
              <table:table-cell office:value-type="float" office:value="-1.48000000000004">
                <text:p>-1.48000000000004</text:p>
              </table:table-cell>
              <table:table-cell office:value-type="float" office:value="0.180000000000132">
                <text:p>0.1800000000001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650000000000169">
                <text:p>-0.650000000000169</text:p>
              </table:table-cell>
              <table:table-cell office:value-type="float" office:value="-1.47777777777782">
                <text:p>-1.47777777777782</text:p>
              </table:table-cell>
              <table:table-cell office:value-type="float" office:value="0.172222222222354">
                <text:p>0.1722222222223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640000000000169">
                <text:p>-0.640000000000169</text:p>
              </table:table-cell>
              <table:table-cell office:value-type="float" office:value="-1.47555555555559">
                <text:p>-1.47555555555559</text:p>
              </table:table-cell>
              <table:table-cell office:value-type="float" office:value="0.164444444444576">
                <text:p>0.1644444444445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630000000000169">
                <text:p>-0.630000000000169</text:p>
              </table:table-cell>
              <table:table-cell office:value-type="float" office:value="-1.47333333333337">
                <text:p>-1.47333333333337</text:p>
              </table:table-cell>
              <table:table-cell office:value-type="float" office:value="0.156666666666798">
                <text:p>0.1566666666667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620000000000169">
                <text:p>-0.620000000000169</text:p>
              </table:table-cell>
              <table:table-cell office:value-type="float" office:value="-1.47111111111115">
                <text:p>-1.47111111111115</text:p>
              </table:table-cell>
              <table:table-cell office:value-type="float" office:value="0.148888888889021">
                <text:p>0.1488888888890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610000000000169">
                <text:p>-0.610000000000169</text:p>
              </table:table-cell>
              <table:table-cell office:value-type="float" office:value="-1.46888888888893">
                <text:p>-1.46888888888893</text:p>
              </table:table-cell>
              <table:table-cell office:value-type="float" office:value="0.141111111111243">
                <text:p>0.141111111111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600000000000169">
                <text:p>-0.600000000000169</text:p>
              </table:table-cell>
              <table:table-cell office:value-type="float" office:value="-1.4666666666667">
                <text:p>-1.4666666666667</text:p>
              </table:table-cell>
              <table:table-cell office:value-type="float" office:value="0.133333333333465">
                <text:p>0.1333333333334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590000000000169">
                <text:p>-0.590000000000169</text:p>
              </table:table-cell>
              <table:table-cell office:value-type="float" office:value="-1.46444444444448">
                <text:p>-1.46444444444448</text:p>
              </table:table-cell>
              <table:table-cell office:value-type="float" office:value="0.125555555555687">
                <text:p>0.1255555555556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580000000000169">
                <text:p>-0.580000000000169</text:p>
              </table:table-cell>
              <table:table-cell office:value-type="float" office:value="-1.46222222222226">
                <text:p>-1.46222222222226</text:p>
              </table:table-cell>
              <table:table-cell office:value-type="float" office:value="0.117777777777909">
                <text:p>0.117777777777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570000000000169">
                <text:p>-0.570000000000169</text:p>
              </table:table-cell>
              <table:table-cell office:value-type="float" office:value="-1.46000000000004">
                <text:p>-1.46000000000004</text:p>
              </table:table-cell>
              <table:table-cell office:value-type="float" office:value="0.110000000000132">
                <text:p>0.1100000000001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560000000000169">
                <text:p>-0.560000000000169</text:p>
              </table:table-cell>
              <table:table-cell office:value-type="float" office:value="-1.45777777777782">
                <text:p>-1.45777777777782</text:p>
              </table:table-cell>
              <table:table-cell office:value-type="float" office:value="0.102222222222354">
                <text:p>0.1022222222223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550000000000169">
                <text:p>-0.550000000000169</text:p>
              </table:table-cell>
              <table:table-cell office:value-type="float" office:value="-1.45555555555559">
                <text:p>-1.45555555555559</text:p>
              </table:table-cell>
              <table:table-cell office:value-type="float" office:value="0.0944444444445761">
                <text:p>0.09444444444457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540000000000169">
                <text:p>-0.540000000000169</text:p>
              </table:table-cell>
              <table:table-cell office:value-type="float" office:value="-1.45333333333337">
                <text:p>-1.45333333333337</text:p>
              </table:table-cell>
              <table:table-cell office:value-type="float" office:value="0.0866666666667983">
                <text:p>0.08666666666679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530000000000169">
                <text:p>-0.530000000000169</text:p>
              </table:table-cell>
              <table:table-cell office:value-type="float" office:value="-1.45111111111115">
                <text:p>-1.45111111111115</text:p>
              </table:table-cell>
              <table:table-cell office:value-type="float" office:value="0.0788888888890206">
                <text:p>0.07888888888902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520000000000169">
                <text:p>-0.520000000000169</text:p>
              </table:table-cell>
              <table:table-cell office:value-type="float" office:value="-1.44888888888893">
                <text:p>-1.44888888888893</text:p>
              </table:table-cell>
              <table:table-cell office:value-type="float" office:value="0.0711111111112427">
                <text:p>0.071111111111242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510000000000169">
                <text:p>-0.510000000000169</text:p>
              </table:table-cell>
              <table:table-cell office:value-type="float" office:value="-1.4466666666667">
                <text:p>-1.4466666666667</text:p>
              </table:table-cell>
              <table:table-cell office:value-type="float" office:value="0.0633333333334649">
                <text:p>0.06333333333346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500000000000169">
                <text:p>-0.500000000000169</text:p>
              </table:table-cell>
              <table:table-cell office:value-type="float" office:value="-1.44444444444448">
                <text:p>-1.44444444444448</text:p>
              </table:table-cell>
              <table:table-cell office:value-type="float" office:value="0.0555555555556872">
                <text:p>0.05555555555568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490000000000169">
                <text:p>-0.490000000000169</text:p>
              </table:table-cell>
              <table:table-cell office:value-type="float" office:value="-1.44222222222226">
                <text:p>-1.44222222222226</text:p>
              </table:table-cell>
              <table:table-cell office:value-type="float" office:value="0.0477777777779094">
                <text:p>0.04777777777790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480000000000169">
                <text:p>-0.480000000000169</text:p>
              </table:table-cell>
              <table:table-cell office:value-type="float" office:value="-1.44000000000004">
                <text:p>-1.44000000000004</text:p>
              </table:table-cell>
              <table:table-cell office:value-type="float" office:value="0.0400000000001316">
                <text:p>0.04000000000013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470000000000169">
                <text:p>-0.470000000000169</text:p>
              </table:table-cell>
              <table:table-cell office:value-type="float" office:value="-1.43777777777782">
                <text:p>-1.43777777777782</text:p>
              </table:table-cell>
              <table:table-cell office:value-type="float" office:value="0.0322222222223538">
                <text:p>0.03222222222235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460000000000169">
                <text:p>-0.460000000000169</text:p>
              </table:table-cell>
              <table:table-cell office:value-type="float" office:value="-1.43555555555559">
                <text:p>-1.43555555555559</text:p>
              </table:table-cell>
              <table:table-cell office:value-type="float" office:value="0.0244444444445761">
                <text:p>0.02444444444457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450000000000169">
                <text:p>-0.450000000000169</text:p>
              </table:table-cell>
              <table:table-cell office:value-type="float" office:value="-1.43333333333337">
                <text:p>-1.43333333333337</text:p>
              </table:table-cell>
              <table:table-cell office:value-type="float" office:value="0.0166666666667983">
                <text:p>0.01666666666679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440000000000169">
                <text:p>-0.440000000000169</text:p>
              </table:table-cell>
              <table:table-cell office:value-type="float" office:value="-1.43111111111115">
                <text:p>-1.43111111111115</text:p>
              </table:table-cell>
              <table:table-cell office:value-type="float" office:value="0.00888888888902045">
                <text:p>0.008888888889020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430000000000169">
                <text:p>-0.430000000000169</text:p>
              </table:table-cell>
              <table:table-cell office:value-type="float" office:value="-1.42888888888893">
                <text:p>-1.42888888888893</text:p>
              </table:table-cell>
              <table:table-cell office:value-type="float" office:value="0.00111111111124268">
                <text:p>0.001111111111242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420000000000169">
                <text:p>-0.420000000000169</text:p>
              </table:table-cell>
              <table:table-cell office:value-type="float" office:value="-1.4266666666667">
                <text:p>-1.4266666666667</text:p>
              </table:table-cell>
              <table:table-cell office:value-type="float" office:value="-0.00666666666653509">
                <text:p>-0.0066666666665350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410000000000169">
                <text:p>-0.410000000000169</text:p>
              </table:table-cell>
              <table:table-cell office:value-type="float" office:value="-1.42444444444448">
                <text:p>-1.42444444444448</text:p>
              </table:table-cell>
              <table:table-cell office:value-type="float" office:value="-0.0144444444443129">
                <text:p>-0.01444444444431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400000000000169">
                <text:p>-0.400000000000169</text:p>
              </table:table-cell>
              <table:table-cell office:value-type="float" office:value="-1.42222222222226">
                <text:p>-1.42222222222226</text:p>
              </table:table-cell>
              <table:table-cell office:value-type="float" office:value="-0.0222222222220907">
                <text:p>-0.02222222222209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390000000000169">
                <text:p>-0.390000000000169</text:p>
              </table:table-cell>
              <table:table-cell office:value-type="float" office:value="-1.42000000000004">
                <text:p>-1.42000000000004</text:p>
              </table:table-cell>
              <table:table-cell office:value-type="float" office:value="-0.0299999999998685">
                <text:p>-0.02999999999986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380000000000169">
                <text:p>-0.380000000000169</text:p>
              </table:table-cell>
              <table:table-cell office:value-type="float" office:value="-1.41777777777782">
                <text:p>-1.41777777777782</text:p>
              </table:table-cell>
              <table:table-cell office:value-type="float" office:value="-0.0377777777776462">
                <text:p>-0.03777777777764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370000000000169">
                <text:p>-0.370000000000169</text:p>
              </table:table-cell>
              <table:table-cell office:value-type="float" office:value="-1.41555555555559">
                <text:p>-1.41555555555559</text:p>
              </table:table-cell>
              <table:table-cell office:value-type="float" office:value="-0.045555555555424">
                <text:p>-0.0455555555554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360000000000169">
                <text:p>-0.360000000000169</text:p>
              </table:table-cell>
              <table:table-cell office:value-type="float" office:value="-1.41333333333337">
                <text:p>-1.41333333333337</text:p>
              </table:table-cell>
              <table:table-cell office:value-type="float" office:value="-0.0533333333332018">
                <text:p>-0.05333333333320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350000000000169">
                <text:p>-0.350000000000169</text:p>
              </table:table-cell>
              <table:table-cell office:value-type="float" office:value="-1.41111111111115">
                <text:p>-1.41111111111115</text:p>
              </table:table-cell>
              <table:table-cell office:value-type="float" office:value="-0.0611111111109796">
                <text:p>-0.06111111111097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340000000000169">
                <text:p>-0.340000000000169</text:p>
              </table:table-cell>
              <table:table-cell office:value-type="float" office:value="-1.40888888888893">
                <text:p>-1.40888888888893</text:p>
              </table:table-cell>
              <table:table-cell office:value-type="float" office:value="-0.0688888888887574">
                <text:p>-0.06888888888875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330000000000169">
                <text:p>-0.330000000000169</text:p>
              </table:table-cell>
              <table:table-cell office:value-type="float" office:value="-1.4066666666667">
                <text:p>-1.4066666666667</text:p>
              </table:table-cell>
              <table:table-cell office:value-type="float" office:value="-0.0766666666665352">
                <text:p>-0.07666666666653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320000000000169">
                <text:p>-0.320000000000169</text:p>
              </table:table-cell>
              <table:table-cell office:value-type="float" office:value="-1.40444444444448">
                <text:p>-1.40444444444448</text:p>
              </table:table-cell>
              <table:table-cell office:value-type="float" office:value="-0.084444444444313">
                <text:p>-0.0844444444443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310000000000169">
                <text:p>-0.310000000000169</text:p>
              </table:table-cell>
              <table:table-cell office:value-type="float" office:value="-1.40222222222226">
                <text:p>-1.40222222222226</text:p>
              </table:table-cell>
              <table:table-cell office:value-type="float" office:value="-0.0922222222220907">
                <text:p>-0.09222222222209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300000000000169">
                <text:p>-0.300000000000169</text:p>
              </table:table-cell>
              <table:table-cell office:value-type="float" office:value="-1.40000000000004">
                <text:p>-1.40000000000004</text:p>
              </table:table-cell>
              <table:table-cell office:value-type="float" office:value="-0.0999999999998685">
                <text:p>-0.09999999999986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290000000000169">
                <text:p>-0.290000000000169</text:p>
              </table:table-cell>
              <table:table-cell office:value-type="float" office:value="-1.39777777777782">
                <text:p>-1.39777777777782</text:p>
              </table:table-cell>
              <table:table-cell office:value-type="float" office:value="-0.107777777777646">
                <text:p>-0.1077777777776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280000000000169">
                <text:p>-0.280000000000169</text:p>
              </table:table-cell>
              <table:table-cell office:value-type="float" office:value="-1.39555555555559">
                <text:p>-1.39555555555559</text:p>
              </table:table-cell>
              <table:table-cell office:value-type="float" office:value="-0.115555555555424">
                <text:p>-0.1155555555554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270000000000169">
                <text:p>-0.270000000000169</text:p>
              </table:table-cell>
              <table:table-cell office:value-type="float" office:value="-1.39333333333337">
                <text:p>-1.39333333333337</text:p>
              </table:table-cell>
              <table:table-cell office:value-type="float" office:value="-0.123333333333202">
                <text:p>-0.1233333333332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260000000000169">
                <text:p>-0.260000000000169</text:p>
              </table:table-cell>
              <table:table-cell office:value-type="float" office:value="-1.39111111111115">
                <text:p>-1.39111111111115</text:p>
              </table:table-cell>
              <table:table-cell office:value-type="float" office:value="-0.13111111111098">
                <text:p>-0.131111111110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250000000000169">
                <text:p>-0.250000000000169</text:p>
              </table:table-cell>
              <table:table-cell office:value-type="float" office:value="-1.38888888888893">
                <text:p>-1.38888888888893</text:p>
              </table:table-cell>
              <table:table-cell office:value-type="float" office:value="-0.138888888888757">
                <text:p>-0.1388888888887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240000000000169">
                <text:p>-0.240000000000169</text:p>
              </table:table-cell>
              <table:table-cell office:value-type="float" office:value="-1.3866666666667">
                <text:p>-1.3866666666667</text:p>
              </table:table-cell>
              <table:table-cell office:value-type="float" office:value="-0.146666666666535">
                <text:p>-0.1466666666665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230000000000169">
                <text:p>-0.230000000000169</text:p>
              </table:table-cell>
              <table:table-cell office:value-type="float" office:value="-1.38444444444448">
                <text:p>-1.38444444444448</text:p>
              </table:table-cell>
              <table:table-cell office:value-type="float" office:value="-0.154444444444313">
                <text:p>-0.1544444444443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220000000000169">
                <text:p>-0.220000000000169</text:p>
              </table:table-cell>
              <table:table-cell office:value-type="float" office:value="-1.38222222222226">
                <text:p>-1.38222222222226</text:p>
              </table:table-cell>
              <table:table-cell office:value-type="float" office:value="-0.162222222222091">
                <text:p>-0.1622222222220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210000000000169">
                <text:p>-0.210000000000169</text:p>
              </table:table-cell>
              <table:table-cell office:value-type="float" office:value="-1.38000000000004">
                <text:p>-1.38000000000004</text:p>
              </table:table-cell>
              <table:table-cell office:value-type="float" office:value="-0.169999999999869">
                <text:p>-0.1699999999998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200000000000169">
                <text:p>-0.200000000000169</text:p>
              </table:table-cell>
              <table:table-cell office:value-type="float" office:value="-1.37777777777782">
                <text:p>-1.37777777777782</text:p>
              </table:table-cell>
              <table:table-cell office:value-type="float" office:value="-0.177777777777646">
                <text:p>-0.1777777777776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190000000000169">
                <text:p>-0.190000000000169</text:p>
              </table:table-cell>
              <table:table-cell office:value-type="float" office:value="-1.37555555555559">
                <text:p>-1.37555555555559</text:p>
              </table:table-cell>
              <table:table-cell office:value-type="float" office:value="-0.185555555555424">
                <text:p>-0.1855555555554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180000000000169">
                <text:p>-0.180000000000169</text:p>
              </table:table-cell>
              <table:table-cell office:value-type="float" office:value="-1.37333333333337">
                <text:p>-1.37333333333337</text:p>
              </table:table-cell>
              <table:table-cell office:value-type="float" office:value="-0.193333333333202">
                <text:p>-0.1933333333332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170000000000169">
                <text:p>-0.170000000000169</text:p>
              </table:table-cell>
              <table:table-cell office:value-type="float" office:value="-1.37111111111115">
                <text:p>-1.37111111111115</text:p>
              </table:table-cell>
              <table:table-cell office:value-type="float" office:value="-0.20111111111098">
                <text:p>-0.201111111110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160000000000169">
                <text:p>-0.160000000000169</text:p>
              </table:table-cell>
              <table:table-cell office:value-type="float" office:value="-1.36888888888893">
                <text:p>-1.36888888888893</text:p>
              </table:table-cell>
              <table:table-cell office:value-type="float" office:value="-0.208888888888757">
                <text:p>-0.2088888888887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150000000000169">
                <text:p>-0.150000000000169</text:p>
              </table:table-cell>
              <table:table-cell office:value-type="float" office:value="-1.3666666666667">
                <text:p>-1.3666666666667</text:p>
              </table:table-cell>
              <table:table-cell office:value-type="float" office:value="-0.216666666666535">
                <text:p>-0.2166666666665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140000000000169">
                <text:p>-0.140000000000169</text:p>
              </table:table-cell>
              <table:table-cell office:value-type="float" office:value="-1.36444444444448">
                <text:p>-1.36444444444448</text:p>
              </table:table-cell>
              <table:table-cell office:value-type="float" office:value="-0.224444444444313">
                <text:p>-0.2244444444443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130000000000169">
                <text:p>-0.130000000000169</text:p>
              </table:table-cell>
              <table:table-cell office:value-type="float" office:value="-1.36222222222226">
                <text:p>-1.36222222222226</text:p>
              </table:table-cell>
              <table:table-cell office:value-type="float" office:value="-0.232222222222091">
                <text:p>-0.2322222222220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120000000000169">
                <text:p>-0.120000000000169</text:p>
              </table:table-cell>
              <table:table-cell office:value-type="float" office:value="-1.36000000000004">
                <text:p>-1.36000000000004</text:p>
              </table:table-cell>
              <table:table-cell office:value-type="float" office:value="-0.239999999999869">
                <text:p>-0.2399999999998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110000000000169">
                <text:p>-0.110000000000169</text:p>
              </table:table-cell>
              <table:table-cell office:value-type="float" office:value="-1.35777777777782">
                <text:p>-1.35777777777782</text:p>
              </table:table-cell>
              <table:table-cell office:value-type="float" office:value="-0.247777777777646">
                <text:p>-0.2477777777776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100000000000169">
                <text:p>-0.100000000000169</text:p>
              </table:table-cell>
              <table:table-cell office:value-type="float" office:value="-1.35555555555559">
                <text:p>-1.35555555555559</text:p>
              </table:table-cell>
              <table:table-cell office:value-type="float" office:value="-0.255555555555424">
                <text:p>-0.2555555555554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900000000001689">
                <text:p>-0.0900000000001689</text:p>
              </table:table-cell>
              <table:table-cell office:value-type="float" office:value="-1.35333333333337">
                <text:p>-1.35333333333337</text:p>
              </table:table-cell>
              <table:table-cell office:value-type="float" office:value="-0.263333333333202">
                <text:p>-0.26333333333320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800000000001689">
                <text:p>-0.0800000000001689</text:p>
              </table:table-cell>
              <table:table-cell office:value-type="float" office:value="-1.35111111111115">
                <text:p>-1.35111111111115</text:p>
              </table:table-cell>
              <table:table-cell office:value-type="float" office:value="-0.27111111111098">
                <text:p>-0.271111111110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700000000001689">
                <text:p>-0.0700000000001689</text:p>
              </table:table-cell>
              <table:table-cell office:value-type="float" office:value="-1.34888888888893">
                <text:p>-1.34888888888893</text:p>
              </table:table-cell>
              <table:table-cell office:value-type="float" office:value="-0.278888888888758">
                <text:p>-0.2788888888887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600000000001689">
                <text:p>-0.0600000000001689</text:p>
              </table:table-cell>
              <table:table-cell office:value-type="float" office:value="-1.3466666666667">
                <text:p>-1.3466666666667</text:p>
              </table:table-cell>
              <table:table-cell office:value-type="float" office:value="-0.286666666666535">
                <text:p>-0.2866666666665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500000000001689">
                <text:p>-0.0500000000001689</text:p>
              </table:table-cell>
              <table:table-cell office:value-type="float" office:value="-1.34444444444448">
                <text:p>-1.34444444444448</text:p>
              </table:table-cell>
              <table:table-cell office:value-type="float" office:value="-0.294444444444313">
                <text:p>-0.2944444444443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400000000001689">
                <text:p>-0.0400000000001689</text:p>
              </table:table-cell>
              <table:table-cell office:value-type="float" office:value="-1.34222222222226">
                <text:p>-1.34222222222226</text:p>
              </table:table-cell>
              <table:table-cell office:value-type="float" office:value="-0.302222222222091">
                <text:p>-0.3022222222220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0300000000001689">
                <text:p>-0.0300000000001689</text:p>
              </table:table-cell>
              <table:table-cell office:value-type="float" office:value="-1.34000000000004">
                <text:p>-1.34000000000004</text:p>
              </table:table-cell>
              <table:table-cell office:value-type="float" office:value="-0.309999999999869">
                <text:p>-0.3099999999998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200000000001689">
                <text:p>-0.0200000000001689</text:p>
              </table:table-cell>
              <table:table-cell office:value-type="float" office:value="-1.33777777777782">
                <text:p>-1.33777777777782</text:p>
              </table:table-cell>
              <table:table-cell office:value-type="float" office:value="-0.317777777777646">
                <text:p>-0.3177777777776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100000000001689">
                <text:p>-0.0100000000001689</text:p>
              </table:table-cell>
              <table:table-cell office:value-type="float" office:value="-1.33555555555559">
                <text:p>-1.33555555555559</text:p>
              </table:table-cell>
              <table:table-cell office:value-type="float" office:value="-0.325555555555424">
                <text:p>-0.3255555555554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0000000000016888921">
                <text:p>-0.00000000000016888921</text:p>
              </table:table-cell>
              <table:table-cell office:value-type="float" office:value="-1.33333333333337">
                <text:p>-1.33333333333337</text:p>
              </table:table-cell>
              <table:table-cell office:value-type="float" office:value="-0.333333333333202">
                <text:p>-0.3333333333332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999999999983111">
                <text:p>0.00999999999983111</text:p>
              </table:table-cell>
              <table:table-cell office:value-type="float" office:value="-1.33111111111115">
                <text:p>-1.33111111111115</text:p>
              </table:table-cell>
              <table:table-cell office:value-type="float" office:value="-0.34111111111098">
                <text:p>-0.341111111110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99999999998311">
                <text:p>0.0199999999998311</text:p>
              </table:table-cell>
              <table:table-cell office:value-type="float" office:value="-1.32888888888893">
                <text:p>-1.32888888888893</text:p>
              </table:table-cell>
              <table:table-cell office:value-type="float" office:value="-0.348888888888757">
                <text:p>-0.3488888888887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299999999998311">
                <text:p>0.0299999999998311</text:p>
              </table:table-cell>
              <table:table-cell office:value-type="float" office:value="-1.3266666666667">
                <text:p>-1.3266666666667</text:p>
              </table:table-cell>
              <table:table-cell office:value-type="float" office:value="-0.356666666666535">
                <text:p>-0.35666666666653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399999999998311">
                <text:p>0.0399999999998311</text:p>
              </table:table-cell>
              <table:table-cell office:value-type="float" office:value="-1.32444444444448">
                <text:p>-1.32444444444448</text:p>
              </table:table-cell>
              <table:table-cell office:value-type="float" office:value="-0.364444444444313">
                <text:p>-0.3644444444443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499999999998311">
                <text:p>0.0499999999998311</text:p>
              </table:table-cell>
              <table:table-cell office:value-type="float" office:value="-1.32222222222226">
                <text:p>-1.32222222222226</text:p>
              </table:table-cell>
              <table:table-cell office:value-type="float" office:value="-0.372222222222091">
                <text:p>-0.3722222222220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599999999998311">
                <text:p>0.0599999999998311</text:p>
              </table:table-cell>
              <table:table-cell office:value-type="float" office:value="-1.32000000000004">
                <text:p>-1.32000000000004</text:p>
              </table:table-cell>
              <table:table-cell office:value-type="float" office:value="-0.379999999999869">
                <text:p>-0.3799999999998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699999999998311">
                <text:p>0.0699999999998311</text:p>
              </table:table-cell>
              <table:table-cell office:value-type="float" office:value="-1.31777777777782">
                <text:p>-1.31777777777782</text:p>
              </table:table-cell>
              <table:table-cell office:value-type="float" office:value="-0.387777777777646">
                <text:p>-0.3877777777776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799999999998311">
                <text:p>0.0799999999998311</text:p>
              </table:table-cell>
              <table:table-cell office:value-type="float" office:value="-1.31555555555559">
                <text:p>-1.31555555555559</text:p>
              </table:table-cell>
              <table:table-cell office:value-type="float" office:value="-0.395555555555424">
                <text:p>-0.39555555555542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899999999998311">
                <text:p>0.0899999999998311</text:p>
              </table:table-cell>
              <table:table-cell office:value-type="float" office:value="-1.31333333333337">
                <text:p>-1.31333333333337</text:p>
              </table:table-cell>
              <table:table-cell office:value-type="float" office:value="-0.403333333333202">
                <text:p>-0.40333333333320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999999999998311">
                <text:p>0.0999999999998311</text:p>
              </table:table-cell>
              <table:table-cell office:value-type="float" office:value="-1.31111111111115">
                <text:p>-1.31111111111115</text:p>
              </table:table-cell>
              <table:table-cell office:value-type="float" office:value="-0.41111111111098">
                <text:p>-0.4111111111109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109999999999831">
                <text:p>0.109999999999831</text:p>
              </table:table-cell>
              <table:table-cell office:value-type="float" office:value="-1.30888888888893">
                <text:p>-1.30888888888893</text:p>
              </table:table-cell>
              <table:table-cell office:value-type="float" office:value="-0.418888888888757">
                <text:p>-0.41888888888875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119999999999831">
                <text:p>0.119999999999831</text:p>
              </table:table-cell>
              <table:table-cell office:value-type="float" office:value="-1.3066666666667">
                <text:p>-1.3066666666667</text:p>
              </table:table-cell>
              <table:table-cell office:value-type="float" office:value="-0.426666666666535">
                <text:p>-0.4266666666665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129999999999831">
                <text:p>0.129999999999831</text:p>
              </table:table-cell>
              <table:table-cell office:value-type="float" office:value="-1.30444444444448">
                <text:p>-1.30444444444448</text:p>
              </table:table-cell>
              <table:table-cell office:value-type="float" office:value="-0.434444444444313">
                <text:p>-0.4344444444443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139999999999831">
                <text:p>0.139999999999831</text:p>
              </table:table-cell>
              <table:table-cell office:value-type="float" office:value="-1.30222222222226">
                <text:p>-1.30222222222226</text:p>
              </table:table-cell>
              <table:table-cell office:value-type="float" office:value="-0.442222222222091">
                <text:p>-0.4422222222220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149999999999831">
                <text:p>0.149999999999831</text:p>
              </table:table-cell>
              <table:table-cell office:value-type="float" office:value="-1.30000000000004">
                <text:p>-1.30000000000004</text:p>
              </table:table-cell>
              <table:table-cell office:value-type="float" office:value="-0.449999999999869">
                <text:p>-0.4499999999998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159999999999831">
                <text:p>0.159999999999831</text:p>
              </table:table-cell>
              <table:table-cell office:value-type="float" office:value="-1.29777777777782">
                <text:p>-1.29777777777782</text:p>
              </table:table-cell>
              <table:table-cell office:value-type="float" office:value="-0.457777777777646">
                <text:p>-0.4577777777776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69999999999831">
                <text:p>0.169999999999831</text:p>
              </table:table-cell>
              <table:table-cell office:value-type="float" office:value="-1.29555555555559">
                <text:p>-1.29555555555559</text:p>
              </table:table-cell>
              <table:table-cell office:value-type="float" office:value="-0.465555555555424">
                <text:p>-0.4655555555554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79999999999831">
                <text:p>0.179999999999831</text:p>
              </table:table-cell>
              <table:table-cell office:value-type="float" office:value="-1.29333333333337">
                <text:p>-1.29333333333337</text:p>
              </table:table-cell>
              <table:table-cell office:value-type="float" office:value="-0.473333333333202">
                <text:p>-0.4733333333332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189999999999831">
                <text:p>0.189999999999831</text:p>
              </table:table-cell>
              <table:table-cell office:value-type="float" office:value="-1.29111111111115">
                <text:p>-1.29111111111115</text:p>
              </table:table-cell>
              <table:table-cell office:value-type="float" office:value="-0.48111111111098">
                <text:p>-0.4811111111109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99999999999831">
                <text:p>0.199999999999831</text:p>
              </table:table-cell>
              <table:table-cell office:value-type="float" office:value="-1.28888888888893">
                <text:p>-1.28888888888893</text:p>
              </table:table-cell>
              <table:table-cell office:value-type="float" office:value="-0.488888888888758">
                <text:p>-0.4888888888887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09999999999831">
                <text:p>0.209999999999831</text:p>
              </table:table-cell>
              <table:table-cell office:value-type="float" office:value="-1.2866666666667">
                <text:p>-1.2866666666667</text:p>
              </table:table-cell>
              <table:table-cell office:value-type="float" office:value="-0.496666666666535">
                <text:p>-0.4966666666665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19999999999831">
                <text:p>0.219999999999831</text:p>
              </table:table-cell>
              <table:table-cell office:value-type="float" office:value="-1.28444444444448">
                <text:p>-1.28444444444448</text:p>
              </table:table-cell>
              <table:table-cell office:value-type="float" office:value="-0.504444444444313">
                <text:p>-0.5044444444443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29999999999831">
                <text:p>0.229999999999831</text:p>
              </table:table-cell>
              <table:table-cell office:value-type="float" office:value="-1.28222222222226">
                <text:p>-1.28222222222226</text:p>
              </table:table-cell>
              <table:table-cell office:value-type="float" office:value="-0.512222222222091">
                <text:p>-0.5122222222220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239999999999831">
                <text:p>0.239999999999831</text:p>
              </table:table-cell>
              <table:table-cell office:value-type="float" office:value="-1.28000000000004">
                <text:p>-1.28000000000004</text:p>
              </table:table-cell>
              <table:table-cell office:value-type="float" office:value="-0.519999999999869">
                <text:p>-0.5199999999998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249999999999831">
                <text:p>0.249999999999831</text:p>
              </table:table-cell>
              <table:table-cell office:value-type="float" office:value="-1.27777777777782">
                <text:p>-1.27777777777782</text:p>
              </table:table-cell>
              <table:table-cell office:value-type="float" office:value="-0.527777777777646">
                <text:p>-0.5277777777776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259999999999831">
                <text:p>0.259999999999831</text:p>
              </table:table-cell>
              <table:table-cell office:value-type="float" office:value="-1.27555555555559">
                <text:p>-1.27555555555559</text:p>
              </table:table-cell>
              <table:table-cell office:value-type="float" office:value="-0.535555555555424">
                <text:p>-0.5355555555554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269999999999831">
                <text:p>0.269999999999831</text:p>
              </table:table-cell>
              <table:table-cell office:value-type="float" office:value="-1.27333333333337">
                <text:p>-1.27333333333337</text:p>
              </table:table-cell>
              <table:table-cell office:value-type="float" office:value="-0.543333333333202">
                <text:p>-0.54333333333320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279999999999831">
                <text:p>0.279999999999831</text:p>
              </table:table-cell>
              <table:table-cell office:value-type="float" office:value="-1.27111111111115">
                <text:p>-1.27111111111115</text:p>
              </table:table-cell>
              <table:table-cell office:value-type="float" office:value="-0.55111111111098">
                <text:p>-0.551111111110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89999999999831">
                <text:p>0.289999999999831</text:p>
              </table:table-cell>
              <table:table-cell office:value-type="float" office:value="-1.26888888888893">
                <text:p>-1.26888888888893</text:p>
              </table:table-cell>
              <table:table-cell office:value-type="float" office:value="-0.558888888888758">
                <text:p>-0.55888888888875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299999999999831">
                <text:p>0.299999999999831</text:p>
              </table:table-cell>
              <table:table-cell office:value-type="float" office:value="-1.2666666666667">
                <text:p>-1.2666666666667</text:p>
              </table:table-cell>
              <table:table-cell office:value-type="float" office:value="-0.566666666666535">
                <text:p>-0.5666666666665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09999999999831">
                <text:p>0.309999999999831</text:p>
              </table:table-cell>
              <table:table-cell office:value-type="float" office:value="-1.26444444444448">
                <text:p>-1.26444444444448</text:p>
              </table:table-cell>
              <table:table-cell office:value-type="float" office:value="-0.574444444444313">
                <text:p>-0.57444444444431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319999999999831">
                <text:p>0.319999999999831</text:p>
              </table:table-cell>
              <table:table-cell office:value-type="float" office:value="-1.26222222222226">
                <text:p>-1.26222222222226</text:p>
              </table:table-cell>
              <table:table-cell office:value-type="float" office:value="-0.582222222222091">
                <text:p>-0.5822222222220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29999999999831">
                <text:p>0.329999999999831</text:p>
              </table:table-cell>
              <table:table-cell office:value-type="float" office:value="-1.26000000000004">
                <text:p>-1.26000000000004</text:p>
              </table:table-cell>
              <table:table-cell office:value-type="float" office:value="-0.589999999999869">
                <text:p>-0.5899999999998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339999999999831">
                <text:p>0.339999999999831</text:p>
              </table:table-cell>
              <table:table-cell office:value-type="float" office:value="-1.25777777777782">
                <text:p>-1.25777777777782</text:p>
              </table:table-cell>
              <table:table-cell office:value-type="float" office:value="-0.597777777777647">
                <text:p>-0.5977777777776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349999999999831">
                <text:p>0.349999999999831</text:p>
              </table:table-cell>
              <table:table-cell office:value-type="float" office:value="-1.25555555555559">
                <text:p>-1.25555555555559</text:p>
              </table:table-cell>
              <table:table-cell office:value-type="float" office:value="-0.605555555555424">
                <text:p>-0.60555555555542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359999999999831">
                <text:p>0.359999999999831</text:p>
              </table:table-cell>
              <table:table-cell office:value-type="float" office:value="-1.25333333333337">
                <text:p>-1.25333333333337</text:p>
              </table:table-cell>
              <table:table-cell office:value-type="float" office:value="-0.613333333333202">
                <text:p>-0.61333333333320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369999999999831">
                <text:p>0.369999999999831</text:p>
              </table:table-cell>
              <table:table-cell office:value-type="float" office:value="-1.25111111111115">
                <text:p>-1.25111111111115</text:p>
              </table:table-cell>
              <table:table-cell office:value-type="float" office:value="-0.62111111111098">
                <text:p>-0.6211111111109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79999999999831">
                <text:p>0.379999999999831</text:p>
              </table:table-cell>
              <table:table-cell office:value-type="float" office:value="-1.24888888888893">
                <text:p>-1.24888888888893</text:p>
              </table:table-cell>
              <table:table-cell office:value-type="float" office:value="-0.628888888888758">
                <text:p>-0.6288888888887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389999999999831">
                <text:p>0.389999999999831</text:p>
              </table:table-cell>
              <table:table-cell office:value-type="float" office:value="-1.2466666666667">
                <text:p>-1.2466666666667</text:p>
              </table:table-cell>
              <table:table-cell office:value-type="float" office:value="-0.636666666666535">
                <text:p>-0.63666666666653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399999999999831">
                <text:p>0.399999999999831</text:p>
              </table:table-cell>
              <table:table-cell office:value-type="float" office:value="-1.24444444444448">
                <text:p>-1.24444444444448</text:p>
              </table:table-cell>
              <table:table-cell office:value-type="float" office:value="-0.644444444444313">
                <text:p>-0.6444444444443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09999999999831">
                <text:p>0.409999999999831</text:p>
              </table:table-cell>
              <table:table-cell office:value-type="float" office:value="-1.24222222222226">
                <text:p>-1.24222222222226</text:p>
              </table:table-cell>
              <table:table-cell office:value-type="float" office:value="-0.652222222222091">
                <text:p>-0.6522222222220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19999999999831">
                <text:p>0.419999999999831</text:p>
              </table:table-cell>
              <table:table-cell office:value-type="float" office:value="-1.24000000000004">
                <text:p>-1.24000000000004</text:p>
              </table:table-cell>
              <table:table-cell office:value-type="float" office:value="-0.659999999999869">
                <text:p>-0.65999999999986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29999999999831">
                <text:p>0.429999999999831</text:p>
              </table:table-cell>
              <table:table-cell office:value-type="float" office:value="-1.23777777777782">
                <text:p>-1.23777777777782</text:p>
              </table:table-cell>
              <table:table-cell office:value-type="float" office:value="-0.667777777777647">
                <text:p>-0.6677777777776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39999999999831">
                <text:p>0.439999999999831</text:p>
              </table:table-cell>
              <table:table-cell office:value-type="float" office:value="-1.23555555555559">
                <text:p>-1.23555555555559</text:p>
              </table:table-cell>
              <table:table-cell office:value-type="float" office:value="-0.675555555555424">
                <text:p>-0.6755555555554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49999999999831">
                <text:p>0.449999999999831</text:p>
              </table:table-cell>
              <table:table-cell office:value-type="float" office:value="-1.23333333333337">
                <text:p>-1.23333333333337</text:p>
              </table:table-cell>
              <table:table-cell office:value-type="float" office:value="-0.683333333333202">
                <text:p>-0.68333333333320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59999999999831">
                <text:p>0.459999999999831</text:p>
              </table:table-cell>
              <table:table-cell office:value-type="float" office:value="-1.23111111111115">
                <text:p>-1.23111111111115</text:p>
              </table:table-cell>
              <table:table-cell office:value-type="float" office:value="-0.69111111111098">
                <text:p>-0.691111111110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69999999999831">
                <text:p>0.469999999999831</text:p>
              </table:table-cell>
              <table:table-cell office:value-type="float" office:value="-1.22888888888893">
                <text:p>-1.22888888888893</text:p>
              </table:table-cell>
              <table:table-cell office:value-type="float" office:value="-0.698888888888758">
                <text:p>-0.69888888888875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79999999999831">
                <text:p>0.479999999999831</text:p>
              </table:table-cell>
              <table:table-cell office:value-type="float" office:value="-1.2266666666667">
                <text:p>-1.2266666666667</text:p>
              </table:table-cell>
              <table:table-cell office:value-type="float" office:value="-0.706666666666536">
                <text:p>-0.7066666666665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89999999999831">
                <text:p>0.489999999999831</text:p>
              </table:table-cell>
              <table:table-cell office:value-type="float" office:value="-1.22444444444448">
                <text:p>-1.22444444444448</text:p>
              </table:table-cell>
              <table:table-cell office:value-type="float" office:value="-0.714444444444313">
                <text:p>-0.7144444444443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99999999999831">
                <text:p>0.499999999999831</text:p>
              </table:table-cell>
              <table:table-cell office:value-type="float" office:value="-1.22222222222226">
                <text:p>-1.22222222222226</text:p>
              </table:table-cell>
              <table:table-cell office:value-type="float" office:value="-0.722222222222091">
                <text:p>-0.7222222222220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509999999999831">
                <text:p>0.509999999999831</text:p>
              </table:table-cell>
              <table:table-cell office:value-type="float" office:value="-1.22000000000004">
                <text:p>-1.22000000000004</text:p>
              </table:table-cell>
              <table:table-cell office:value-type="float" office:value="-0.729999999999869">
                <text:p>-0.7299999999998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519999999999831">
                <text:p>0.519999999999831</text:p>
              </table:table-cell>
              <table:table-cell office:value-type="float" office:value="-1.21777777777782">
                <text:p>-1.21777777777782</text:p>
              </table:table-cell>
              <table:table-cell office:value-type="float" office:value="-0.737777777777647">
                <text:p>-0.73777777777764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529999999999831">
                <text:p>0.529999999999831</text:p>
              </table:table-cell>
              <table:table-cell office:value-type="float" office:value="-1.21555555555559">
                <text:p>-1.21555555555559</text:p>
              </table:table-cell>
              <table:table-cell office:value-type="float" office:value="-0.745555555555424">
                <text:p>-0.74555555555542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539999999999831">
                <text:p>0.539999999999831</text:p>
              </table:table-cell>
              <table:table-cell office:value-type="float" office:value="-1.21333333333337">
                <text:p>-1.21333333333337</text:p>
              </table:table-cell>
              <table:table-cell office:value-type="float" office:value="-0.753333333333202">
                <text:p>-0.7533333333332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549999999999831">
                <text:p>0.549999999999831</text:p>
              </table:table-cell>
              <table:table-cell office:value-type="float" office:value="-1.21111111111115">
                <text:p>-1.21111111111115</text:p>
              </table:table-cell>
              <table:table-cell office:value-type="float" office:value="-0.76111111111098">
                <text:p>-0.761111111110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559999999999831">
                <text:p>0.559999999999831</text:p>
              </table:table-cell>
              <table:table-cell office:value-type="float" office:value="-1.20888888888893">
                <text:p>-1.20888888888893</text:p>
              </table:table-cell>
              <table:table-cell office:value-type="float" office:value="-0.768888888888758">
                <text:p>-0.7688888888887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569999999999831">
                <text:p>0.569999999999831</text:p>
              </table:table-cell>
              <table:table-cell office:value-type="float" office:value="-1.2066666666667">
                <text:p>-1.2066666666667</text:p>
              </table:table-cell>
              <table:table-cell office:value-type="float" office:value="-0.776666666666536">
                <text:p>-0.7766666666665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579999999999831">
                <text:p>0.579999999999831</text:p>
              </table:table-cell>
              <table:table-cell office:value-type="float" office:value="-1.20444444444448">
                <text:p>-1.20444444444448</text:p>
              </table:table-cell>
              <table:table-cell office:value-type="float" office:value="-0.784444444444313">
                <text:p>-0.7844444444443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589999999999831">
                <text:p>0.589999999999831</text:p>
              </table:table-cell>
              <table:table-cell office:value-type="float" office:value="-1.20222222222226">
                <text:p>-1.20222222222226</text:p>
              </table:table-cell>
              <table:table-cell office:value-type="float" office:value="-0.792222222222091">
                <text:p>-0.7922222222220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599999999999831">
                <text:p>0.599999999999831</text:p>
              </table:table-cell>
              <table:table-cell office:value-type="float" office:value="-1.20000000000004">
                <text:p>-1.20000000000004</text:p>
              </table:table-cell>
              <table:table-cell office:value-type="float" office:value="-0.799999999999869">
                <text:p>-0.79999999999986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609999999999831">
                <text:p>0.609999999999831</text:p>
              </table:table-cell>
              <table:table-cell office:value-type="float" office:value="-1.19777777777782">
                <text:p>-1.19777777777782</text:p>
              </table:table-cell>
              <table:table-cell office:value-type="float" office:value="-0.807777777777647">
                <text:p>-0.8077777777776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619999999999831">
                <text:p>0.619999999999831</text:p>
              </table:table-cell>
              <table:table-cell office:value-type="float" office:value="-1.19555555555559">
                <text:p>-1.19555555555559</text:p>
              </table:table-cell>
              <table:table-cell office:value-type="float" office:value="-0.815555555555424">
                <text:p>-0.81555555555542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29999999999831">
                <text:p>0.629999999999831</text:p>
              </table:table-cell>
              <table:table-cell office:value-type="float" office:value="-1.19333333333337">
                <text:p>-1.19333333333337</text:p>
              </table:table-cell>
              <table:table-cell office:value-type="float" office:value="-0.823333333333202">
                <text:p>-0.8233333333332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639999999999831">
                <text:p>0.639999999999831</text:p>
              </table:table-cell>
              <table:table-cell office:value-type="float" office:value="-1.19111111111115">
                <text:p>-1.19111111111115</text:p>
              </table:table-cell>
              <table:table-cell office:value-type="float" office:value="-0.83111111111098">
                <text:p>-0.8311111111109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49999999999831">
                <text:p>0.649999999999831</text:p>
              </table:table-cell>
              <table:table-cell office:value-type="float" office:value="-1.18888888888893">
                <text:p>-1.18888888888893</text:p>
              </table:table-cell>
              <table:table-cell office:value-type="float" office:value="-0.838888888888758">
                <text:p>-0.8388888888887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659999999999832">
                <text:p>0.659999999999832</text:p>
              </table:table-cell>
              <table:table-cell office:value-type="float" office:value="-1.1866666666667">
                <text:p>-1.1866666666667</text:p>
              </table:table-cell>
              <table:table-cell office:value-type="float" office:value="-0.846666666666536">
                <text:p>-0.8466666666665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669999999999831">
                <text:p>0.669999999999831</text:p>
              </table:table-cell>
              <table:table-cell office:value-type="float" office:value="-1.18444444444448">
                <text:p>-1.18444444444448</text:p>
              </table:table-cell>
              <table:table-cell office:value-type="float" office:value="-0.854444444444313">
                <text:p>-0.85444444444431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679999999999832">
                <text:p>0.679999999999832</text:p>
              </table:table-cell>
              <table:table-cell office:value-type="float" office:value="-1.18222222222226">
                <text:p>-1.18222222222226</text:p>
              </table:table-cell>
              <table:table-cell office:value-type="float" office:value="-0.862222222222091">
                <text:p>-0.8622222222220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689999999999831">
                <text:p>0.689999999999831</text:p>
              </table:table-cell>
              <table:table-cell office:value-type="float" office:value="-1.18000000000004">
                <text:p>-1.18000000000004</text:p>
              </table:table-cell>
              <table:table-cell office:value-type="float" office:value="-0.869999999999869">
                <text:p>-0.8699999999998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699999999999832">
                <text:p>0.699999999999832</text:p>
              </table:table-cell>
              <table:table-cell office:value-type="float" office:value="-1.17777777777782">
                <text:p>-1.17777777777782</text:p>
              </table:table-cell>
              <table:table-cell office:value-type="float" office:value="-0.877777777777647">
                <text:p>-0.8777777777776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709999999999832">
                <text:p>0.709999999999832</text:p>
              </table:table-cell>
              <table:table-cell office:value-type="float" office:value="-1.17555555555559">
                <text:p>-1.17555555555559</text:p>
              </table:table-cell>
              <table:table-cell office:value-type="float" office:value="-0.885555555555425">
                <text:p>-0.8855555555554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19999999999832">
                <text:p>0.719999999999832</text:p>
              </table:table-cell>
              <table:table-cell office:value-type="float" office:value="-1.17333333333337">
                <text:p>-1.17333333333337</text:p>
              </table:table-cell>
              <table:table-cell office:value-type="float" office:value="-0.893333333333202">
                <text:p>-0.8933333333332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729999999999832">
                <text:p>0.729999999999832</text:p>
              </table:table-cell>
              <table:table-cell office:value-type="float" office:value="-1.17111111111115">
                <text:p>-1.17111111111115</text:p>
              </table:table-cell>
              <table:table-cell office:value-type="float" office:value="-0.90111111111098">
                <text:p>-0.901111111110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739999999999832">
                <text:p>0.739999999999832</text:p>
              </table:table-cell>
              <table:table-cell office:value-type="float" office:value="-1.16888888888893">
                <text:p>-1.16888888888893</text:p>
              </table:table-cell>
              <table:table-cell office:value-type="float" office:value="-0.908888888888758">
                <text:p>-0.90888888888875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749999999999832">
                <text:p>0.749999999999832</text:p>
              </table:table-cell>
              <table:table-cell office:value-type="float" office:value="-1.1666666666667">
                <text:p>-1.1666666666667</text:p>
              </table:table-cell>
              <table:table-cell office:value-type="float" office:value="-0.916666666666536">
                <text:p>-0.91666666666653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759999999999832">
                <text:p>0.759999999999832</text:p>
              </table:table-cell>
              <table:table-cell office:value-type="float" office:value="-1.16444444444448">
                <text:p>-1.16444444444448</text:p>
              </table:table-cell>
              <table:table-cell office:value-type="float" office:value="-0.924444444444313">
                <text:p>-0.9244444444443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769999999999832">
                <text:p>0.769999999999832</text:p>
              </table:table-cell>
              <table:table-cell office:value-type="float" office:value="-1.16222222222226">
                <text:p>-1.16222222222226</text:p>
              </table:table-cell>
              <table:table-cell office:value-type="float" office:value="-0.932222222222091">
                <text:p>-0.9322222222220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779999999999832">
                <text:p>0.779999999999832</text:p>
              </table:table-cell>
              <table:table-cell office:value-type="float" office:value="-1.16000000000004">
                <text:p>-1.16000000000004</text:p>
              </table:table-cell>
              <table:table-cell office:value-type="float" office:value="-0.939999999999869">
                <text:p>-0.9399999999998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789999999999832">
                <text:p>0.789999999999832</text:p>
              </table:table-cell>
              <table:table-cell office:value-type="float" office:value="-1.15777777777782">
                <text:p>-1.15777777777782</text:p>
              </table:table-cell>
              <table:table-cell office:value-type="float" office:value="-0.947777777777647">
                <text:p>-0.94777777777764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799999999999832">
                <text:p>0.799999999999832</text:p>
              </table:table-cell>
              <table:table-cell office:value-type="float" office:value="-1.15555555555559">
                <text:p>-1.15555555555559</text:p>
              </table:table-cell>
              <table:table-cell office:value-type="float" office:value="-0.955555555555424">
                <text:p>-0.95555555555542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809999999999832">
                <text:p>0.809999999999832</text:p>
              </table:table-cell>
              <table:table-cell office:value-type="float" office:value="-1.15333333333337">
                <text:p>-1.15333333333337</text:p>
              </table:table-cell>
              <table:table-cell office:value-type="float" office:value="-0.963333333333202">
                <text:p>-0.96333333333320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819999999999832">
                <text:p>0.819999999999832</text:p>
              </table:table-cell>
              <table:table-cell office:value-type="float" office:value="-1.15111111111115">
                <text:p>-1.15111111111115</text:p>
              </table:table-cell>
              <table:table-cell office:value-type="float" office:value="-0.97111111111098">
                <text:p>-0.9711111111109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29999999999832">
                <text:p>0.829999999999832</text:p>
              </table:table-cell>
              <table:table-cell office:value-type="float" office:value="-1.14888888888893">
                <text:p>-1.14888888888893</text:p>
              </table:table-cell>
              <table:table-cell office:value-type="float" office:value="-0.978888888888758">
                <text:p>-0.97888888888875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39999999999832">
                <text:p>0.839999999999832</text:p>
              </table:table-cell>
              <table:table-cell office:value-type="float" office:value="-1.1466666666667">
                <text:p>-1.1466666666667</text:p>
              </table:table-cell>
              <table:table-cell office:value-type="float" office:value="-0.986666666666535">
                <text:p>-0.9866666666665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849999999999832">
                <text:p>0.849999999999832</text:p>
              </table:table-cell>
              <table:table-cell office:value-type="float" office:value="-1.14444444444448">
                <text:p>-1.14444444444448</text:p>
              </table:table-cell>
              <table:table-cell office:value-type="float" office:value="-0.994444444444313">
                <text:p>-0.9944444444443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859999999999832">
                <text:p>0.859999999999832</text:p>
              </table:table-cell>
              <table:table-cell office:value-type="float" office:value="-1.14222222222226">
                <text:p>-1.14222222222226</text:p>
              </table:table-cell>
              <table:table-cell office:value-type="float" office:value="-1.00222222222209">
                <text:p>-1.002222222222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69999999999832">
                <text:p>0.869999999999832</text:p>
              </table:table-cell>
              <table:table-cell office:value-type="float" office:value="-1.14000000000004">
                <text:p>-1.14000000000004</text:p>
              </table:table-cell>
              <table:table-cell office:value-type="float" office:value="-1.00999999999987">
                <text:p>-1.0099999999998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79999999999832">
                <text:p>0.879999999999832</text:p>
              </table:table-cell>
              <table:table-cell office:value-type="float" office:value="-1.13777777777782">
                <text:p>-1.13777777777782</text:p>
              </table:table-cell>
              <table:table-cell office:value-type="float" office:value="-1.01777777777765">
                <text:p>-1.0177777777776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89999999999832">
                <text:p>0.889999999999832</text:p>
              </table:table-cell>
              <table:table-cell office:value-type="float" office:value="-1.13555555555559">
                <text:p>-1.13555555555559</text:p>
              </table:table-cell>
              <table:table-cell office:value-type="float" office:value="-1.02555555555542">
                <text:p>-1.025555555555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899999999999832">
                <text:p>0.899999999999832</text:p>
              </table:table-cell>
              <table:table-cell office:value-type="float" office:value="-1.13333333333337">
                <text:p>-1.13333333333337</text:p>
              </table:table-cell>
              <table:table-cell office:value-type="float" office:value="-1.0333333333332">
                <text:p>-1.033333333333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909999999999832">
                <text:p>0.909999999999832</text:p>
              </table:table-cell>
              <table:table-cell office:value-type="float" office:value="-1.13111111111115">
                <text:p>-1.13111111111115</text:p>
              </table:table-cell>
              <table:table-cell office:value-type="float" office:value="-1.04111111111098">
                <text:p>-1.0411111111109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19999999999832">
                <text:p>0.919999999999832</text:p>
              </table:table-cell>
              <table:table-cell office:value-type="float" office:value="-1.12888888888893">
                <text:p>-1.12888888888893</text:p>
              </table:table-cell>
              <table:table-cell office:value-type="float" office:value="-1.04888888888876">
                <text:p>-1.0488888888887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29999999999832">
                <text:p>0.929999999999832</text:p>
              </table:table-cell>
              <table:table-cell office:value-type="float" office:value="-1.1266666666667">
                <text:p>-1.1266666666667</text:p>
              </table:table-cell>
              <table:table-cell office:value-type="float" office:value="-1.05666666666654">
                <text:p>-1.0566666666665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939999999999832">
                <text:p>0.939999999999832</text:p>
              </table:table-cell>
              <table:table-cell office:value-type="float" office:value="-1.12444444444448">
                <text:p>-1.12444444444448</text:p>
              </table:table-cell>
              <table:table-cell office:value-type="float" office:value="-1.06444444444431">
                <text:p>-1.0644444444443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949999999999832">
                <text:p>0.949999999999832</text:p>
              </table:table-cell>
              <table:table-cell office:value-type="float" office:value="-1.12222222222226">
                <text:p>-1.12222222222226</text:p>
              </table:table-cell>
              <table:table-cell office:value-type="float" office:value="-1.07222222222209">
                <text:p>-1.072222222222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59999999999832">
                <text:p>0.959999999999832</text:p>
              </table:table-cell>
              <table:table-cell office:value-type="float" office:value="-1.12000000000004">
                <text:p>-1.12000000000004</text:p>
              </table:table-cell>
              <table:table-cell office:value-type="float" office:value="-1.07999999999987">
                <text:p>-1.0799999999998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969999999999832">
                <text:p>0.969999999999832</text:p>
              </table:table-cell>
              <table:table-cell office:value-type="float" office:value="-1.11777777777782">
                <text:p>-1.11777777777782</text:p>
              </table:table-cell>
              <table:table-cell office:value-type="float" office:value="-1.08777777777765">
                <text:p>-1.087777777777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979999999999832">
                <text:p>0.979999999999832</text:p>
              </table:table-cell>
              <table:table-cell office:value-type="float" office:value="-1.11555555555559">
                <text:p>-1.11555555555559</text:p>
              </table:table-cell>
              <table:table-cell office:value-type="float" office:value="-1.09555555555542">
                <text:p>-1.0955555555554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89999999999832">
                <text:p>0.989999999999832</text:p>
              </table:table-cell>
              <table:table-cell office:value-type="float" office:value="-1.11333333333337">
                <text:p>-1.11333333333337</text:p>
              </table:table-cell>
              <table:table-cell office:value-type="float" office:value="-1.1033333333332">
                <text:p>-1.10333333333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99999999999832">
                <text:p>0.999999999999832</text:p>
              </table:table-cell>
              <table:table-cell office:value-type="float" office:value="-1.11111111111115">
                <text:p>-1.11111111111115</text:p>
              </table:table-cell>
              <table:table-cell office:value-type="float" office:value="-1.11111111111098">
                <text:p>-1.1111111111109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00999999999983">
                <text:p>1.00999999999983</text:p>
              </table:table-cell>
              <table:table-cell office:value-type="float" office:value="-1.10888888888893">
                <text:p>-1.10888888888893</text:p>
              </table:table-cell>
              <table:table-cell office:value-type="float" office:value="-1.11888888888876">
                <text:p>-1.1188888888887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01999999999983">
                <text:p>1.01999999999983</text:p>
              </table:table-cell>
              <table:table-cell office:value-type="float" office:value="-1.1066666666667">
                <text:p>-1.1066666666667</text:p>
              </table:table-cell>
              <table:table-cell office:value-type="float" office:value="-1.12666666666654">
                <text:p>-1.1266666666665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02999999999983">
                <text:p>1.02999999999983</text:p>
              </table:table-cell>
              <table:table-cell office:value-type="float" office:value="-1.10444444444448">
                <text:p>-1.10444444444448</text:p>
              </table:table-cell>
              <table:table-cell office:value-type="float" office:value="-1.13444444444431">
                <text:p>-1.1344444444443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03999999999983">
                <text:p>1.03999999999983</text:p>
              </table:table-cell>
              <table:table-cell office:value-type="float" office:value="-1.10222222222226">
                <text:p>-1.10222222222226</text:p>
              </table:table-cell>
              <table:table-cell office:value-type="float" office:value="-1.14222222222209">
                <text:p>-1.1422222222220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04999999999983">
                <text:p>1.04999999999983</text:p>
              </table:table-cell>
              <table:table-cell office:value-type="float" office:value="-1.10000000000004">
                <text:p>-1.10000000000004</text:p>
              </table:table-cell>
              <table:table-cell office:value-type="float" office:value="-1.14999999999987">
                <text:p>-1.1499999999998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05999999999983">
                <text:p>1.05999999999983</text:p>
              </table:table-cell>
              <table:table-cell office:value-type="float" office:value="-1.09777777777782">
                <text:p>-1.09777777777782</text:p>
              </table:table-cell>
              <table:table-cell office:value-type="float" office:value="-1.15777777777765">
                <text:p>-1.1577777777776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06999999999983">
                <text:p>1.06999999999983</text:p>
              </table:table-cell>
              <table:table-cell office:value-type="float" office:value="-1.09555555555559">
                <text:p>-1.09555555555559</text:p>
              </table:table-cell>
              <table:table-cell office:value-type="float" office:value="-1.16555555555542">
                <text:p>-1.165555555555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07999999999983">
                <text:p>1.07999999999983</text:p>
              </table:table-cell>
              <table:table-cell office:value-type="float" office:value="-1.09333333333337">
                <text:p>-1.09333333333337</text:p>
              </table:table-cell>
              <table:table-cell office:value-type="float" office:value="-1.1733333333332">
                <text:p>-1.17333333333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08999999999983">
                <text:p>1.08999999999983</text:p>
              </table:table-cell>
              <table:table-cell office:value-type="float" office:value="-1.09111111111115">
                <text:p>-1.09111111111115</text:p>
              </table:table-cell>
              <table:table-cell office:value-type="float" office:value="-1.18111111111098">
                <text:p>-1.1811111111109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09999999999983">
                <text:p>1.09999999999983</text:p>
              </table:table-cell>
              <table:table-cell office:value-type="float" office:value="-1.08888888888893">
                <text:p>-1.08888888888893</text:p>
              </table:table-cell>
              <table:table-cell office:value-type="float" office:value="-1.18888888888876">
                <text:p>-1.1888888888887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10999999999983">
                <text:p>1.10999999999983</text:p>
              </table:table-cell>
              <table:table-cell office:value-type="float" office:value="-1.0866666666667">
                <text:p>-1.0866666666667</text:p>
              </table:table-cell>
              <table:table-cell office:value-type="float" office:value="-1.19666666666654">
                <text:p>-1.1966666666665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11999999999983">
                <text:p>1.11999999999983</text:p>
              </table:table-cell>
              <table:table-cell office:value-type="float" office:value="-1.08444444444448">
                <text:p>-1.08444444444448</text:p>
              </table:table-cell>
              <table:table-cell office:value-type="float" office:value="-1.20444444444431">
                <text:p>-1.204444444444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12999999999983">
                <text:p>1.12999999999983</text:p>
              </table:table-cell>
              <table:table-cell office:value-type="float" office:value="-1.08222222222226">
                <text:p>-1.08222222222226</text:p>
              </table:table-cell>
              <table:table-cell office:value-type="float" office:value="-1.21222222222209">
                <text:p>-1.2122222222220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13999999999983">
                <text:p>1.13999999999983</text:p>
              </table:table-cell>
              <table:table-cell office:value-type="float" office:value="-1.08000000000004">
                <text:p>-1.08000000000004</text:p>
              </table:table-cell>
              <table:table-cell office:value-type="float" office:value="-1.21999999999987">
                <text:p>-1.2199999999998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14999999999983">
                <text:p>1.14999999999983</text:p>
              </table:table-cell>
              <table:table-cell office:value-type="float" office:value="-1.07777777777782">
                <text:p>-1.07777777777782</text:p>
              </table:table-cell>
              <table:table-cell office:value-type="float" office:value="-1.22777777777765">
                <text:p>-1.227777777777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15999999999983">
                <text:p>1.15999999999983</text:p>
              </table:table-cell>
              <table:table-cell office:value-type="float" office:value="-1.07555555555559">
                <text:p>-1.07555555555559</text:p>
              </table:table-cell>
              <table:table-cell office:value-type="float" office:value="-1.23555555555542">
                <text:p>-1.235555555555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16999999999983">
                <text:p>1.16999999999983</text:p>
              </table:table-cell>
              <table:table-cell office:value-type="float" office:value="-1.07333333333337">
                <text:p>-1.07333333333337</text:p>
              </table:table-cell>
              <table:table-cell office:value-type="float" office:value="-1.2433333333332">
                <text:p>-1.24333333333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17999999999983">
                <text:p>1.17999999999983</text:p>
              </table:table-cell>
              <table:table-cell office:value-type="float" office:value="-1.07111111111115">
                <text:p>-1.07111111111115</text:p>
              </table:table-cell>
              <table:table-cell office:value-type="float" office:value="-1.25111111111098">
                <text:p>-1.2511111111109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18999999999983">
                <text:p>1.18999999999983</text:p>
              </table:table-cell>
              <table:table-cell office:value-type="float" office:value="-1.06888888888893">
                <text:p>-1.06888888888893</text:p>
              </table:table-cell>
              <table:table-cell office:value-type="float" office:value="-1.25888888888876">
                <text:p>-1.2588888888887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19999999999983">
                <text:p>1.19999999999983</text:p>
              </table:table-cell>
              <table:table-cell office:value-type="float" office:value="-1.0666666666667">
                <text:p>-1.0666666666667</text:p>
              </table:table-cell>
              <table:table-cell office:value-type="float" office:value="-1.26666666666654">
                <text:p>-1.266666666666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20999999999983">
                <text:p>1.20999999999983</text:p>
              </table:table-cell>
              <table:table-cell office:value-type="float" office:value="-1.06444444444448">
                <text:p>-1.06444444444448</text:p>
              </table:table-cell>
              <table:table-cell office:value-type="float" office:value="-1.27444444444431">
                <text:p>-1.274444444444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21999999999983">
                <text:p>1.21999999999983</text:p>
              </table:table-cell>
              <table:table-cell office:value-type="float" office:value="-1.06222222222226">
                <text:p>-1.06222222222226</text:p>
              </table:table-cell>
              <table:table-cell office:value-type="float" office:value="-1.28222222222209">
                <text:p>-1.2822222222220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22999999999983">
                <text:p>1.22999999999983</text:p>
              </table:table-cell>
              <table:table-cell office:value-type="float" office:value="-1.06000000000004">
                <text:p>-1.06000000000004</text:p>
              </table:table-cell>
              <table:table-cell office:value-type="float" office:value="-1.28999999999987">
                <text:p>-1.2899999999998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23999999999983">
                <text:p>1.23999999999983</text:p>
              </table:table-cell>
              <table:table-cell office:value-type="float" office:value="-1.05777777777782">
                <text:p>-1.05777777777782</text:p>
              </table:table-cell>
              <table:table-cell office:value-type="float" office:value="-1.29777777777765">
                <text:p>-1.2977777777776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24999999999983">
                <text:p>1.24999999999983</text:p>
              </table:table-cell>
              <table:table-cell office:value-type="float" office:value="-1.05555555555559">
                <text:p>-1.05555555555559</text:p>
              </table:table-cell>
              <table:table-cell office:value-type="float" office:value="-1.30555555555542">
                <text:p>-1.3055555555554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25999999999983">
                <text:p>1.25999999999983</text:p>
              </table:table-cell>
              <table:table-cell office:value-type="float" office:value="-1.05333333333337">
                <text:p>-1.05333333333337</text:p>
              </table:table-cell>
              <table:table-cell office:value-type="float" office:value="-1.3133333333332">
                <text:p>-1.31333333333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26999999999983">
                <text:p>1.26999999999983</text:p>
              </table:table-cell>
              <table:table-cell office:value-type="float" office:value="-1.05111111111115">
                <text:p>-1.05111111111115</text:p>
              </table:table-cell>
              <table:table-cell office:value-type="float" office:value="-1.32111111111098">
                <text:p>-1.3211111111109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27999999999983">
                <text:p>1.27999999999983</text:p>
              </table:table-cell>
              <table:table-cell office:value-type="float" office:value="-1.04888888888893">
                <text:p>-1.04888888888893</text:p>
              </table:table-cell>
              <table:table-cell office:value-type="float" office:value="-1.32888888888876">
                <text:p>-1.3288888888887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28999999999983">
                <text:p>1.28999999999983</text:p>
              </table:table-cell>
              <table:table-cell office:value-type="float" office:value="-1.0466666666667">
                <text:p>-1.0466666666667</text:p>
              </table:table-cell>
              <table:table-cell office:value-type="float" office:value="-1.33666666666654">
                <text:p>-1.3366666666665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29999999999983">
                <text:p>1.29999999999983</text:p>
              </table:table-cell>
              <table:table-cell office:value-type="float" office:value="-1.04444444444448">
                <text:p>-1.04444444444448</text:p>
              </table:table-cell>
              <table:table-cell office:value-type="float" office:value="-1.34444444444431">
                <text:p>-1.3444444444443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30999999999983">
                <text:p>1.30999999999983</text:p>
              </table:table-cell>
              <table:table-cell office:value-type="float" office:value="-1.04222222222226">
                <text:p>-1.04222222222226</text:p>
              </table:table-cell>
              <table:table-cell office:value-type="float" office:value="-1.35222222222209">
                <text:p>-1.3522222222220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31999999999983">
                <text:p>1.31999999999983</text:p>
              </table:table-cell>
              <table:table-cell office:value-type="float" office:value="-1.04000000000004">
                <text:p>-1.04000000000004</text:p>
              </table:table-cell>
              <table:table-cell office:value-type="float" office:value="-1.35999999999987">
                <text:p>-1.3599999999998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32999999999983">
                <text:p>1.32999999999983</text:p>
              </table:table-cell>
              <table:table-cell office:value-type="float" office:value="-1.03777777777782">
                <text:p>-1.03777777777782</text:p>
              </table:table-cell>
              <table:table-cell office:value-type="float" office:value="-1.36777777777765">
                <text:p>-1.367777777777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33999999999983">
                <text:p>1.33999999999983</text:p>
              </table:table-cell>
              <table:table-cell office:value-type="float" office:value="-1.03555555555559">
                <text:p>-1.03555555555559</text:p>
              </table:table-cell>
              <table:table-cell office:value-type="float" office:value="-1.37555555555542">
                <text:p>-1.3755555555554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34999999999983">
                <text:p>1.34999999999983</text:p>
              </table:table-cell>
              <table:table-cell office:value-type="float" office:value="-1.03333333333337">
                <text:p>-1.03333333333337</text:p>
              </table:table-cell>
              <table:table-cell office:value-type="float" office:value="-1.3833333333332">
                <text:p>-1.383333333333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5999999999983">
                <text:p>1.35999999999983</text:p>
              </table:table-cell>
              <table:table-cell office:value-type="float" office:value="-1.03111111111115">
                <text:p>-1.03111111111115</text:p>
              </table:table-cell>
              <table:table-cell office:value-type="float" office:value="-1.39111111111098">
                <text:p>-1.3911111111109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36999999999983">
                <text:p>1.36999999999983</text:p>
              </table:table-cell>
              <table:table-cell office:value-type="float" office:value="-1.02888888888893">
                <text:p>-1.02888888888893</text:p>
              </table:table-cell>
              <table:table-cell office:value-type="float" office:value="-1.39888888888876">
                <text:p>-1.3988888888887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7999999999983">
                <text:p>1.37999999999983</text:p>
              </table:table-cell>
              <table:table-cell office:value-type="float" office:value="-1.0266666666667">
                <text:p>-1.0266666666667</text:p>
              </table:table-cell>
              <table:table-cell office:value-type="float" office:value="-1.40666666666654">
                <text:p>-1.4066666666665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8999999999983">
                <text:p>1.38999999999983</text:p>
              </table:table-cell>
              <table:table-cell office:value-type="float" office:value="-1.02444444444448">
                <text:p>-1.02444444444448</text:p>
              </table:table-cell>
              <table:table-cell office:value-type="float" office:value="-1.41444444444431">
                <text:p>-1.414444444444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39999999999983">
                <text:p>1.39999999999983</text:p>
              </table:table-cell>
              <table:table-cell office:value-type="float" office:value="-1.02222222222226">
                <text:p>-1.02222222222226</text:p>
              </table:table-cell>
              <table:table-cell office:value-type="float" office:value="-1.42222222222209">
                <text:p>-1.4222222222220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40999999999983">
                <text:p>1.40999999999983</text:p>
              </table:table-cell>
              <table:table-cell office:value-type="float" office:value="-1.02000000000004">
                <text:p>-1.02000000000004</text:p>
              </table:table-cell>
              <table:table-cell office:value-type="float" office:value="-1.42999999999987">
                <text:p>-1.4299999999998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41999999999983">
                <text:p>1.41999999999983</text:p>
              </table:table-cell>
              <table:table-cell office:value-type="float" office:value="-1.01777777777782">
                <text:p>-1.01777777777782</text:p>
              </table:table-cell>
              <table:table-cell office:value-type="float" office:value="-1.43777777777765">
                <text:p>-1.437777777777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42999999999983">
                <text:p>1.42999999999983</text:p>
              </table:table-cell>
              <table:table-cell office:value-type="float" office:value="-1.01555555555559">
                <text:p>-1.01555555555559</text:p>
              </table:table-cell>
              <table:table-cell office:value-type="float" office:value="-1.44555555555542">
                <text:p>-1.445555555555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43999999999983">
                <text:p>1.43999999999983</text:p>
              </table:table-cell>
              <table:table-cell office:value-type="float" office:value="-1.01333333333337">
                <text:p>-1.01333333333337</text:p>
              </table:table-cell>
              <table:table-cell office:value-type="float" office:value="-1.4533333333332">
                <text:p>-1.45333333333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44999999999983">
                <text:p>1.44999999999983</text:p>
              </table:table-cell>
              <table:table-cell office:value-type="float" office:value="-1.01111111111115">
                <text:p>-1.01111111111115</text:p>
              </table:table-cell>
              <table:table-cell office:value-type="float" office:value="-1.46111111111098">
                <text:p>-1.461111111110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45999999999983">
                <text:p>1.45999999999983</text:p>
              </table:table-cell>
              <table:table-cell office:value-type="float" office:value="-1.00888888888893">
                <text:p>-1.00888888888893</text:p>
              </table:table-cell>
              <table:table-cell office:value-type="float" office:value="-1.46888888888876">
                <text:p>-1.4688888888887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46999999999983">
                <text:p>1.46999999999983</text:p>
              </table:table-cell>
              <table:table-cell office:value-type="float" office:value="-1.0066666666667">
                <text:p>-1.0066666666667</text:p>
              </table:table-cell>
              <table:table-cell office:value-type="float" office:value="-1.47666666666654">
                <text:p>-1.476666666666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47999999999983">
                <text:p>1.47999999999983</text:p>
              </table:table-cell>
              <table:table-cell office:value-type="float" office:value="-1.00444444444448">
                <text:p>-1.00444444444448</text:p>
              </table:table-cell>
              <table:table-cell office:value-type="float" office:value="-1.48444444444431">
                <text:p>-1.4844444444443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48999999999983">
                <text:p>1.48999999999983</text:p>
              </table:table-cell>
              <table:table-cell office:value-type="float" office:value="-1.00222222222226">
                <text:p>-1.00222222222226</text:p>
              </table:table-cell>
              <table:table-cell office:value-type="float" office:value="-1.49222222222209">
                <text:p>-1.4922222222220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49999999999983">
                <text:p>1.49999999999983</text:p>
              </table:table-cell>
              <table:table-cell office:value-type="float" office:value="-1.00000000000004">
                <text:p>-1.00000000000004</text:p>
              </table:table-cell>
              <table:table-cell office:value-type="float" office:value="-1.49999999999987">
                <text:p>-1.4999999999998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50999999999983">
                <text:p>1.50999999999983</text:p>
              </table:table-cell>
              <table:table-cell office:value-type="float" office:value="-0.997777777777815">
                <text:p>-0.997777777777815</text:p>
              </table:table-cell>
              <table:table-cell office:value-type="float" office:value="-1.50777777777765">
                <text:p>-1.5077777777776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51999999999983">
                <text:p>1.51999999999983</text:p>
              </table:table-cell>
              <table:table-cell office:value-type="float" office:value="-0.995555555555593">
                <text:p>-0.995555555555593</text:p>
              </table:table-cell>
              <table:table-cell office:value-type="float" office:value="-1.51555555555543">
                <text:p>-1.515555555555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52999999999983">
                <text:p>1.52999999999983</text:p>
              </table:table-cell>
              <table:table-cell office:value-type="float" office:value="-0.993333333333371">
                <text:p>-0.993333333333371</text:p>
              </table:table-cell>
              <table:table-cell office:value-type="float" office:value="-1.5233333333332">
                <text:p>-1.523333333333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53999999999983">
                <text:p>1.53999999999983</text:p>
              </table:table-cell>
              <table:table-cell office:value-type="float" office:value="-0.991111111111148">
                <text:p>-0.991111111111148</text:p>
              </table:table-cell>
              <table:table-cell office:value-type="float" office:value="-1.53111111111098">
                <text:p>-1.531111111110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54999999999983">
                <text:p>1.54999999999983</text:p>
              </table:table-cell>
              <table:table-cell office:value-type="float" office:value="-0.988888888888926">
                <text:p>-0.988888888888926</text:p>
              </table:table-cell>
              <table:table-cell office:value-type="float" office:value="-1.53888888888876">
                <text:p>-1.5388888888887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55999999999983">
                <text:p>1.55999999999983</text:p>
              </table:table-cell>
              <table:table-cell office:value-type="float" office:value="-0.986666666666704">
                <text:p>-0.986666666666704</text:p>
              </table:table-cell>
              <table:table-cell office:value-type="float" office:value="-1.54666666666654">
                <text:p>-1.546666666666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56999999999983">
                <text:p>1.56999999999983</text:p>
              </table:table-cell>
              <table:table-cell office:value-type="float" office:value="-0.984444444444482">
                <text:p>-0.984444444444482</text:p>
              </table:table-cell>
              <table:table-cell office:value-type="float" office:value="-1.55444444444431">
                <text:p>-1.554444444444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57999999999983">
                <text:p>1.57999999999983</text:p>
              </table:table-cell>
              <table:table-cell office:value-type="float" office:value="-0.982222222222259">
                <text:p>-0.982222222222259</text:p>
              </table:table-cell>
              <table:table-cell office:value-type="float" office:value="-1.56222222222209">
                <text:p>-1.562222222222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58999999999983">
                <text:p>1.58999999999983</text:p>
              </table:table-cell>
              <table:table-cell office:value-type="float" office:value="-0.980000000000037">
                <text:p>-0.980000000000037</text:p>
              </table:table-cell>
              <table:table-cell office:value-type="float" office:value="-1.56999999999987">
                <text:p>-1.5699999999998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59999999999983">
                <text:p>1.59999999999983</text:p>
              </table:table-cell>
              <table:table-cell office:value-type="float" office:value="-0.977777777777815">
                <text:p>-0.977777777777815</text:p>
              </table:table-cell>
              <table:table-cell office:value-type="float" office:value="-1.57777777777765">
                <text:p>-1.5777777777776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60999999999983">
                <text:p>1.60999999999983</text:p>
              </table:table-cell>
              <table:table-cell office:value-type="float" office:value="-0.975555555555593">
                <text:p>-0.975555555555593</text:p>
              </table:table-cell>
              <table:table-cell office:value-type="float" office:value="-1.58555555555543">
                <text:p>-1.585555555555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61999999999983">
                <text:p>1.61999999999983</text:p>
              </table:table-cell>
              <table:table-cell office:value-type="float" office:value="-0.97333333333337">
                <text:p>-0.97333333333337</text:p>
              </table:table-cell>
              <table:table-cell office:value-type="float" office:value="-1.5933333333332">
                <text:p>-1.593333333333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62999999999983">
                <text:p>1.62999999999983</text:p>
              </table:table-cell>
              <table:table-cell office:value-type="float" office:value="-0.971111111111148">
                <text:p>-0.971111111111148</text:p>
              </table:table-cell>
              <table:table-cell office:value-type="float" office:value="-1.60111111111098">
                <text:p>-1.6011111111109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63999999999983">
                <text:p>1.63999999999983</text:p>
              </table:table-cell>
              <table:table-cell office:value-type="float" office:value="-0.968888888888926">
                <text:p>-0.968888888888926</text:p>
              </table:table-cell>
              <table:table-cell office:value-type="float" office:value="-1.60888888888876">
                <text:p>-1.6088888888887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64999999999983">
                <text:p>1.64999999999983</text:p>
              </table:table-cell>
              <table:table-cell office:value-type="float" office:value="-0.966666666666704">
                <text:p>-0.966666666666704</text:p>
              </table:table-cell>
              <table:table-cell office:value-type="float" office:value="-1.61666666666654">
                <text:p>-1.6166666666665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65999999999983">
                <text:p>1.65999999999983</text:p>
              </table:table-cell>
              <table:table-cell office:value-type="float" office:value="-0.964444444444482">
                <text:p>-0.964444444444482</text:p>
              </table:table-cell>
              <table:table-cell office:value-type="float" office:value="-1.62444444444431">
                <text:p>-1.6244444444443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66999999999983">
                <text:p>1.66999999999983</text:p>
              </table:table-cell>
              <table:table-cell office:value-type="float" office:value="-0.962222222222259">
                <text:p>-0.962222222222259</text:p>
              </table:table-cell>
              <table:table-cell office:value-type="float" office:value="-1.63222222222209">
                <text:p>-1.6322222222220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67999999999983">
                <text:p>1.67999999999983</text:p>
              </table:table-cell>
              <table:table-cell office:value-type="float" office:value="-0.960000000000037">
                <text:p>-0.960000000000037</text:p>
              </table:table-cell>
              <table:table-cell office:value-type="float" office:value="-1.63999999999987">
                <text:p>-1.639999999999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68999999999983">
                <text:p>1.68999999999983</text:p>
              </table:table-cell>
              <table:table-cell office:value-type="float" office:value="-0.957777777777815">
                <text:p>-0.957777777777815</text:p>
              </table:table-cell>
              <table:table-cell office:value-type="float" office:value="-1.64777777777765">
                <text:p>-1.647777777777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69999999999983">
                <text:p>1.69999999999983</text:p>
              </table:table-cell>
              <table:table-cell office:value-type="float" office:value="-0.955555555555593">
                <text:p>-0.955555555555593</text:p>
              </table:table-cell>
              <table:table-cell office:value-type="float" office:value="-1.65555555555543">
                <text:p>-1.655555555555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70999999999983">
                <text:p>1.70999999999983</text:p>
              </table:table-cell>
              <table:table-cell office:value-type="float" office:value="-0.95333333333337">
                <text:p>-0.95333333333337</text:p>
              </table:table-cell>
              <table:table-cell office:value-type="float" office:value="-1.6633333333332">
                <text:p>-1.66333333333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71999999999983">
                <text:p>1.71999999999983</text:p>
              </table:table-cell>
              <table:table-cell office:value-type="float" office:value="-0.951111111111148">
                <text:p>-0.951111111111148</text:p>
              </table:table-cell>
              <table:table-cell office:value-type="float" office:value="-1.67111111111098">
                <text:p>-1.6711111111109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72999999999983">
                <text:p>1.72999999999983</text:p>
              </table:table-cell>
              <table:table-cell office:value-type="float" office:value="-0.948888888888926">
                <text:p>-0.948888888888926</text:p>
              </table:table-cell>
              <table:table-cell office:value-type="float" office:value="-1.67888888888876">
                <text:p>-1.678888888888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73999999999983">
                <text:p>1.73999999999983</text:p>
              </table:table-cell>
              <table:table-cell office:value-type="float" office:value="-0.946666666666704">
                <text:p>-0.946666666666704</text:p>
              </table:table-cell>
              <table:table-cell office:value-type="float" office:value="-1.68666666666654">
                <text:p>-1.6866666666665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74999999999983">
                <text:p>1.74999999999983</text:p>
              </table:table-cell>
              <table:table-cell office:value-type="float" office:value="-0.944444444444482">
                <text:p>-0.944444444444482</text:p>
              </table:table-cell>
              <table:table-cell office:value-type="float" office:value="-1.69444444444431">
                <text:p>-1.694444444444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75999999999983">
                <text:p>1.75999999999983</text:p>
              </table:table-cell>
              <table:table-cell office:value-type="float" office:value="-0.942222222222259">
                <text:p>-0.942222222222259</text:p>
              </table:table-cell>
              <table:table-cell office:value-type="float" office:value="-1.70222222222209">
                <text:p>-1.702222222222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76999999999983">
                <text:p>1.76999999999983</text:p>
              </table:table-cell>
              <table:table-cell office:value-type="float" office:value="-0.940000000000037">
                <text:p>-0.940000000000037</text:p>
              </table:table-cell>
              <table:table-cell office:value-type="float" office:value="-1.70999999999987">
                <text:p>-1.709999999999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77999999999983">
                <text:p>1.77999999999983</text:p>
              </table:table-cell>
              <table:table-cell office:value-type="float" office:value="-0.937777777777815">
                <text:p>-0.937777777777815</text:p>
              </table:table-cell>
              <table:table-cell office:value-type="float" office:value="-1.71777777777765">
                <text:p>-1.7177777777776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78999999999983">
                <text:p>1.78999999999983</text:p>
              </table:table-cell>
              <table:table-cell office:value-type="float" office:value="-0.935555555555593">
                <text:p>-0.935555555555593</text:p>
              </table:table-cell>
              <table:table-cell office:value-type="float" office:value="-1.72555555555543">
                <text:p>-1.7255555555554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79999999999983">
                <text:p>1.79999999999983</text:p>
              </table:table-cell>
              <table:table-cell office:value-type="float" office:value="-0.93333333333337">
                <text:p>-0.93333333333337</text:p>
              </table:table-cell>
              <table:table-cell office:value-type="float" office:value="-1.7333333333332">
                <text:p>-1.73333333333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80999999999983">
                <text:p>1.80999999999983</text:p>
              </table:table-cell>
              <table:table-cell office:value-type="float" office:value="-0.931111111111148">
                <text:p>-0.931111111111148</text:p>
              </table:table-cell>
              <table:table-cell office:value-type="float" office:value="-1.74111111111098">
                <text:p>-1.7411111111109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1999999999983">
                <text:p>1.81999999999983</text:p>
              </table:table-cell>
              <table:table-cell office:value-type="float" office:value="-0.928888888888926">
                <text:p>-0.928888888888926</text:p>
              </table:table-cell>
              <table:table-cell office:value-type="float" office:value="-1.74888888888876">
                <text:p>-1.7488888888887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82999999999983">
                <text:p>1.82999999999983</text:p>
              </table:table-cell>
              <table:table-cell office:value-type="float" office:value="-0.926666666666704">
                <text:p>-0.926666666666704</text:p>
              </table:table-cell>
              <table:table-cell office:value-type="float" office:value="-1.75666666666654">
                <text:p>-1.7566666666665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83999999999983">
                <text:p>1.83999999999983</text:p>
              </table:table-cell>
              <table:table-cell office:value-type="float" office:value="-0.924444444444482">
                <text:p>-0.924444444444482</text:p>
              </table:table-cell>
              <table:table-cell office:value-type="float" office:value="-1.76444444444431">
                <text:p>-1.7644444444443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4999999999983">
                <text:p>1.84999999999983</text:p>
              </table:table-cell>
              <table:table-cell office:value-type="float" office:value="-0.922222222222259">
                <text:p>-0.922222222222259</text:p>
              </table:table-cell>
              <table:table-cell office:value-type="float" office:value="-1.77222222222209">
                <text:p>-1.7722222222220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85999999999983">
                <text:p>1.85999999999983</text:p>
              </table:table-cell>
              <table:table-cell office:value-type="float" office:value="-0.920000000000037">
                <text:p>-0.920000000000037</text:p>
              </table:table-cell>
              <table:table-cell office:value-type="float" office:value="-1.77999999999987">
                <text:p>-1.7799999999998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86999999999983">
                <text:p>1.86999999999983</text:p>
              </table:table-cell>
              <table:table-cell office:value-type="float" office:value="-0.917777777777815">
                <text:p>-0.917777777777815</text:p>
              </table:table-cell>
              <table:table-cell office:value-type="float" office:value="-1.78777777777765">
                <text:p>-1.787777777777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87999999999983">
                <text:p>1.87999999999983</text:p>
              </table:table-cell>
              <table:table-cell office:value-type="float" office:value="-0.915555555555593">
                <text:p>-0.915555555555593</text:p>
              </table:table-cell>
              <table:table-cell office:value-type="float" office:value="-1.79555555555543">
                <text:p>-1.7955555555554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88999999999983">
                <text:p>1.88999999999983</text:p>
              </table:table-cell>
              <table:table-cell office:value-type="float" office:value="-0.91333333333337">
                <text:p>-0.91333333333337</text:p>
              </table:table-cell>
              <table:table-cell office:value-type="float" office:value="-1.8033333333332">
                <text:p>-1.80333333333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89999999999983">
                <text:p>1.89999999999983</text:p>
              </table:table-cell>
              <table:table-cell office:value-type="float" office:value="-0.911111111111148">
                <text:p>-0.911111111111148</text:p>
              </table:table-cell>
              <table:table-cell office:value-type="float" office:value="-1.81111111111098">
                <text:p>-1.8111111111109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90999999999983">
                <text:p>1.90999999999983</text:p>
              </table:table-cell>
              <table:table-cell office:value-type="float" office:value="-0.908888888888926">
                <text:p>-0.908888888888926</text:p>
              </table:table-cell>
              <table:table-cell office:value-type="float" office:value="-1.81888888888876">
                <text:p>-1.8188888888887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91999999999983">
                <text:p>1.91999999999983</text:p>
              </table:table-cell>
              <table:table-cell office:value-type="float" office:value="-0.906666666666704">
                <text:p>-0.906666666666704</text:p>
              </table:table-cell>
              <table:table-cell office:value-type="float" office:value="-1.82666666666654">
                <text:p>-1.8266666666665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92999999999983">
                <text:p>1.92999999999983</text:p>
              </table:table-cell>
              <table:table-cell office:value-type="float" office:value="-0.904444444444482">
                <text:p>-0.904444444444482</text:p>
              </table:table-cell>
              <table:table-cell office:value-type="float" office:value="-1.83444444444431">
                <text:p>-1.8344444444443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93999999999983">
                <text:p>1.93999999999983</text:p>
              </table:table-cell>
              <table:table-cell office:value-type="float" office:value="-0.902222222222259">
                <text:p>-0.902222222222259</text:p>
              </table:table-cell>
              <table:table-cell office:value-type="float" office:value="-1.84222222222209">
                <text:p>-1.842222222222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94999999999983">
                <text:p>1.94999999999983</text:p>
              </table:table-cell>
              <table:table-cell office:value-type="float" office:value="-0.900000000000037">
                <text:p>-0.900000000000037</text:p>
              </table:table-cell>
              <table:table-cell office:value-type="float" office:value="-1.84999999999987">
                <text:p>-1.8499999999998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95999999999983">
                <text:p>1.95999999999983</text:p>
              </table:table-cell>
              <table:table-cell office:value-type="float" office:value="-0.897777777777815">
                <text:p>-0.897777777777815</text:p>
              </table:table-cell>
              <table:table-cell office:value-type="float" office:value="-1.85777777777765">
                <text:p>-1.857777777777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96999999999983">
                <text:p>1.96999999999983</text:p>
              </table:table-cell>
              <table:table-cell office:value-type="float" office:value="-0.895555555555593">
                <text:p>-0.895555555555593</text:p>
              </table:table-cell>
              <table:table-cell office:value-type="float" office:value="-1.86555555555543">
                <text:p>-1.8655555555554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97999999999983">
                <text:p>1.97999999999983</text:p>
              </table:table-cell>
              <table:table-cell office:value-type="float" office:value="-0.89333333333337">
                <text:p>-0.89333333333337</text:p>
              </table:table-cell>
              <table:table-cell office:value-type="float" office:value="-1.8733333333332">
                <text:p>-1.87333333333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98999999999983">
                <text:p>1.98999999999983</text:p>
              </table:table-cell>
              <table:table-cell office:value-type="float" office:value="-0.891111111111148">
                <text:p>-0.891111111111148</text:p>
              </table:table-cell>
              <table:table-cell office:value-type="float" office:value="-1.88111111111098">
                <text:p>-1.8811111111109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99999999999983">
                <text:p>1.99999999999983</text:p>
              </table:table-cell>
              <table:table-cell office:value-type="float" office:value="-0.888888888888926">
                <text:p>-0.888888888888926</text:p>
              </table:table-cell>
              <table:table-cell office:value-type="float" office:value="-1.88888888888876">
                <text:p>-1.8888888888887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00999999999983">
                <text:p>2.00999999999983</text:p>
              </table:table-cell>
              <table:table-cell office:value-type="float" office:value="-0.886666666666704">
                <text:p>-0.886666666666704</text:p>
              </table:table-cell>
              <table:table-cell office:value-type="float" office:value="-1.89666666666654">
                <text:p>-1.8966666666665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01999999999983">
                <text:p>2.01999999999983</text:p>
              </table:table-cell>
              <table:table-cell office:value-type="float" office:value="-0.884444444444482">
                <text:p>-0.884444444444482</text:p>
              </table:table-cell>
              <table:table-cell office:value-type="float" office:value="-1.90444444444431">
                <text:p>-1.9044444444443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02999999999983">
                <text:p>2.02999999999983</text:p>
              </table:table-cell>
              <table:table-cell office:value-type="float" office:value="-0.882222222222259">
                <text:p>-0.882222222222259</text:p>
              </table:table-cell>
              <table:table-cell office:value-type="float" office:value="-1.91222222222209">
                <text:p>-1.912222222222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03999999999983">
                <text:p>2.03999999999983</text:p>
              </table:table-cell>
              <table:table-cell office:value-type="float" office:value="-0.880000000000037">
                <text:p>-0.880000000000037</text:p>
              </table:table-cell>
              <table:table-cell office:value-type="float" office:value="-1.91999999999987">
                <text:p>-1.919999999999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04999999999983">
                <text:p>2.04999999999983</text:p>
              </table:table-cell>
              <table:table-cell office:value-type="float" office:value="-0.877777777777815">
                <text:p>-0.877777777777815</text:p>
              </table:table-cell>
              <table:table-cell office:value-type="float" office:value="-1.92777777777765">
                <text:p>-1.927777777777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05999999999983">
                <text:p>2.05999999999983</text:p>
              </table:table-cell>
              <table:table-cell office:value-type="float" office:value="-0.875555555555593">
                <text:p>-0.875555555555593</text:p>
              </table:table-cell>
              <table:table-cell office:value-type="float" office:value="-1.93555555555542">
                <text:p>-1.9355555555554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06999999999983">
                <text:p>2.06999999999983</text:p>
              </table:table-cell>
              <table:table-cell office:value-type="float" office:value="-0.873333333333371">
                <text:p>-0.873333333333371</text:p>
              </table:table-cell>
              <table:table-cell office:value-type="float" office:value="-1.9433333333332">
                <text:p>-1.94333333333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07999999999983">
                <text:p>2.07999999999983</text:p>
              </table:table-cell>
              <table:table-cell office:value-type="float" office:value="-0.871111111111149">
                <text:p>-0.871111111111149</text:p>
              </table:table-cell>
              <table:table-cell office:value-type="float" office:value="-1.95111111111098">
                <text:p>-1.9511111111109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08999999999983">
                <text:p>2.08999999999983</text:p>
              </table:table-cell>
              <table:table-cell office:value-type="float" office:value="-0.868888888888927">
                <text:p>-0.868888888888927</text:p>
              </table:table-cell>
              <table:table-cell office:value-type="float" office:value="-1.95888888888876">
                <text:p>-1.9588888888887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09999999999983">
                <text:p>2.09999999999983</text:p>
              </table:table-cell>
              <table:table-cell office:value-type="float" office:value="-0.866666666666704">
                <text:p>-0.866666666666704</text:p>
              </table:table-cell>
              <table:table-cell office:value-type="float" office:value="-1.96666666666653">
                <text:p>-1.9666666666665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10999999999983">
                <text:p>2.10999999999983</text:p>
              </table:table-cell>
              <table:table-cell office:value-type="float" office:value="-0.864444444444482">
                <text:p>-0.864444444444482</text:p>
              </table:table-cell>
              <table:table-cell office:value-type="float" office:value="-1.97444444444431">
                <text:p>-1.974444444444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11999999999983">
                <text:p>2.11999999999983</text:p>
              </table:table-cell>
              <table:table-cell office:value-type="float" office:value="-0.86222222222226">
                <text:p>-0.86222222222226</text:p>
              </table:table-cell>
              <table:table-cell office:value-type="float" office:value="-1.98222222222209">
                <text:p>-1.9822222222220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12999999999983">
                <text:p>2.12999999999983</text:p>
              </table:table-cell>
              <table:table-cell office:value-type="float" office:value="-0.860000000000038">
                <text:p>-0.860000000000038</text:p>
              </table:table-cell>
              <table:table-cell office:value-type="float" office:value="-1.98999999999987">
                <text:p>-1.9899999999998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3999999999983">
                <text:p>2.13999999999983</text:p>
              </table:table-cell>
              <table:table-cell office:value-type="float" office:value="-0.857777777777815">
                <text:p>-0.857777777777815</text:p>
              </table:table-cell>
              <table:table-cell office:value-type="float" office:value="-1.99777777777765">
                <text:p>-1.9977777777776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14999999999983">
                <text:p>2.14999999999983</text:p>
              </table:table-cell>
              <table:table-cell office:value-type="float" office:value="-0.855555555555593">
                <text:p>-0.855555555555593</text:p>
              </table:table-cell>
              <table:table-cell office:value-type="float" office:value="-2.00555555555542">
                <text:p>-2.0055555555554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15999999999983">
                <text:p>2.15999999999983</text:p>
              </table:table-cell>
              <table:table-cell office:value-type="float" office:value="-0.853333333333371">
                <text:p>-0.853333333333371</text:p>
              </table:table-cell>
              <table:table-cell office:value-type="float" office:value="-2.0133333333332">
                <text:p>-2.01333333333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16999999999983">
                <text:p>2.16999999999983</text:p>
              </table:table-cell>
              <table:table-cell office:value-type="float" office:value="-0.851111111111149">
                <text:p>-0.851111111111149</text:p>
              </table:table-cell>
              <table:table-cell office:value-type="float" office:value="-2.02111111111098">
                <text:p>-2.0211111111109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17999999999983">
                <text:p>2.17999999999983</text:p>
              </table:table-cell>
              <table:table-cell office:value-type="float" office:value="-0.848888888888927">
                <text:p>-0.848888888888927</text:p>
              </table:table-cell>
              <table:table-cell office:value-type="float" office:value="-2.02888888888876">
                <text:p>-2.028888888888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18999999999983">
                <text:p>2.18999999999983</text:p>
              </table:table-cell>
              <table:table-cell office:value-type="float" office:value="-0.846666666666705">
                <text:p>-0.846666666666705</text:p>
              </table:table-cell>
              <table:table-cell office:value-type="float" office:value="-2.03666666666653">
                <text:p>-2.0366666666665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19999999999983">
                <text:p>2.19999999999983</text:p>
              </table:table-cell>
              <table:table-cell office:value-type="float" office:value="-0.844444444444483">
                <text:p>-0.844444444444483</text:p>
              </table:table-cell>
              <table:table-cell office:value-type="float" office:value="-2.04444444444431">
                <text:p>-2.0444444444443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20999999999983">
                <text:p>2.20999999999983</text:p>
              </table:table-cell>
              <table:table-cell office:value-type="float" office:value="-0.84222222222226">
                <text:p>-0.84222222222226</text:p>
              </table:table-cell>
              <table:table-cell office:value-type="float" office:value="-2.05222222222209">
                <text:p>-2.0522222222220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21999999999983">
                <text:p>2.21999999999983</text:p>
              </table:table-cell>
              <table:table-cell office:value-type="float" office:value="-0.840000000000038">
                <text:p>-0.840000000000038</text:p>
              </table:table-cell>
              <table:table-cell office:value-type="float" office:value="-2.05999999999987">
                <text:p>-2.0599999999998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.22999999999983">
                <text:p>2.22999999999983</text:p>
              </table:table-cell>
              <table:table-cell office:value-type="float" office:value="-0.837777777777816">
                <text:p>-0.837777777777816</text:p>
              </table:table-cell>
              <table:table-cell office:value-type="float" office:value="-2.06777777777764">
                <text:p>-2.067777777777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23999999999983">
                <text:p>2.23999999999983</text:p>
              </table:table-cell>
              <table:table-cell office:value-type="float" office:value="-0.835555555555594">
                <text:p>-0.835555555555594</text:p>
              </table:table-cell>
              <table:table-cell office:value-type="float" office:value="-2.07555555555542">
                <text:p>-2.0755555555554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.24999999999983">
                <text:p>2.24999999999983</text:p>
              </table:table-cell>
              <table:table-cell office:value-type="float" office:value="-0.833333333333372">
                <text:p>-0.833333333333372</text:p>
              </table:table-cell>
              <table:table-cell office:value-type="float" office:value="-2.0833333333332">
                <text:p>-2.08333333333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25999999999983">
                <text:p>2.25999999999983</text:p>
              </table:table-cell>
              <table:table-cell office:value-type="float" office:value="-0.831111111111149">
                <text:p>-0.831111111111149</text:p>
              </table:table-cell>
              <table:table-cell office:value-type="float" office:value="-2.09111111111098">
                <text:p>-2.0911111111109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26999999999983">
                <text:p>2.26999999999983</text:p>
              </table:table-cell>
              <table:table-cell office:value-type="float" office:value="-0.828888888888927">
                <text:p>-0.828888888888927</text:p>
              </table:table-cell>
              <table:table-cell office:value-type="float" office:value="-2.09888888888875">
                <text:p>-2.0988888888887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27999999999983">
                <text:p>2.27999999999983</text:p>
              </table:table-cell>
              <table:table-cell office:value-type="float" office:value="-0.826666666666705">
                <text:p>-0.826666666666705</text:p>
              </table:table-cell>
              <table:table-cell office:value-type="float" office:value="-2.10666666666653">
                <text:p>-2.1066666666665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28999999999983">
                <text:p>2.28999999999983</text:p>
              </table:table-cell>
              <table:table-cell office:value-type="float" office:value="-0.824444444444483">
                <text:p>-0.824444444444483</text:p>
              </table:table-cell>
              <table:table-cell office:value-type="float" office:value="-2.11444444444431">
                <text:p>-2.1144444444443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29999999999983">
                <text:p>2.29999999999983</text:p>
              </table:table-cell>
              <table:table-cell office:value-type="float" office:value="-0.822222222222261">
                <text:p>-0.822222222222261</text:p>
              </table:table-cell>
              <table:table-cell office:value-type="float" office:value="-2.12222222222209">
                <text:p>-2.1222222222220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30999999999983">
                <text:p>2.30999999999983</text:p>
              </table:table-cell>
              <table:table-cell office:value-type="float" office:value="-0.820000000000039">
                <text:p>-0.820000000000039</text:p>
              </table:table-cell>
              <table:table-cell office:value-type="float" office:value="-2.12999999999986">
                <text:p>-2.1299999999998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31999999999983">
                <text:p>2.31999999999983</text:p>
              </table:table-cell>
              <table:table-cell office:value-type="float" office:value="-0.817777777777816">
                <text:p>-0.817777777777816</text:p>
              </table:table-cell>
              <table:table-cell office:value-type="float" office:value="-2.13777777777764">
                <text:p>-2.137777777777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32999999999983">
                <text:p>2.32999999999983</text:p>
              </table:table-cell>
              <table:table-cell office:value-type="float" office:value="-0.815555555555594">
                <text:p>-0.815555555555594</text:p>
              </table:table-cell>
              <table:table-cell office:value-type="float" office:value="-2.14555555555542">
                <text:p>-2.1455555555554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33999999999983">
                <text:p>2.33999999999983</text:p>
              </table:table-cell>
              <table:table-cell office:value-type="float" office:value="-0.813333333333372">
                <text:p>-0.813333333333372</text:p>
              </table:table-cell>
              <table:table-cell office:value-type="float" office:value="-2.1533333333332">
                <text:p>-2.153333333333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34999999999983">
                <text:p>2.34999999999983</text:p>
              </table:table-cell>
              <table:table-cell office:value-type="float" office:value="-0.81111111111115">
                <text:p>-0.81111111111115</text:p>
              </table:table-cell>
              <table:table-cell office:value-type="float" office:value="-2.16111111111097">
                <text:p>-2.1611111111109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35999999999982">
                <text:p>2.35999999999982</text:p>
              </table:table-cell>
              <table:table-cell office:value-type="float" office:value="-0.808888888888928">
                <text:p>-0.808888888888928</text:p>
              </table:table-cell>
              <table:table-cell office:value-type="float" office:value="-2.16888888888875">
                <text:p>-2.168888888888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36999999999982">
                <text:p>2.36999999999982</text:p>
              </table:table-cell>
              <table:table-cell office:value-type="float" office:value="-0.806666666666705">
                <text:p>-0.806666666666705</text:p>
              </table:table-cell>
              <table:table-cell office:value-type="float" office:value="-2.17666666666653">
                <text:p>-2.1766666666665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37999999999982">
                <text:p>2.37999999999982</text:p>
              </table:table-cell>
              <table:table-cell office:value-type="float" office:value="-0.804444444444483">
                <text:p>-0.804444444444483</text:p>
              </table:table-cell>
              <table:table-cell office:value-type="float" office:value="-2.18444444444431">
                <text:p>-2.1844444444443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38999999999982">
                <text:p>2.38999999999982</text:p>
              </table:table-cell>
              <table:table-cell office:value-type="float" office:value="-0.802222222222261">
                <text:p>-0.802222222222261</text:p>
              </table:table-cell>
              <table:table-cell office:value-type="float" office:value="-2.19222222222209">
                <text:p>-2.1922222222220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39999999999982">
                <text:p>2.39999999999982</text:p>
              </table:table-cell>
              <table:table-cell office:value-type="float" office:value="-0.800000000000039">
                <text:p>-0.800000000000039</text:p>
              </table:table-cell>
              <table:table-cell office:value-type="float" office:value="-2.19999999999986">
                <text:p>-2.1999999999998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40999999999982">
                <text:p>2.40999999999982</text:p>
              </table:table-cell>
              <table:table-cell office:value-type="float" office:value="-0.797777777777817">
                <text:p>-0.797777777777817</text:p>
              </table:table-cell>
              <table:table-cell office:value-type="float" office:value="-2.20777777777764">
                <text:p>-2.2077777777776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41999999999982">
                <text:p>2.41999999999982</text:p>
              </table:table-cell>
              <table:table-cell office:value-type="float" office:value="-0.795555555555595">
                <text:p>-0.795555555555595</text:p>
              </table:table-cell>
              <table:table-cell office:value-type="float" office:value="-2.21555555555542">
                <text:p>-2.215555555555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42999999999982">
                <text:p>2.42999999999982</text:p>
              </table:table-cell>
              <table:table-cell office:value-type="float" office:value="-0.793333333333373">
                <text:p>-0.793333333333373</text:p>
              </table:table-cell>
              <table:table-cell office:value-type="float" office:value="-2.2233333333332">
                <text:p>-2.223333333333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43999999999982">
                <text:p>2.43999999999982</text:p>
              </table:table-cell>
              <table:table-cell office:value-type="float" office:value="-0.79111111111115">
                <text:p>-0.79111111111115</text:p>
              </table:table-cell>
              <table:table-cell office:value-type="float" office:value="-2.23111111111097">
                <text:p>-2.2311111111109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44999999999982">
                <text:p>2.44999999999982</text:p>
              </table:table-cell>
              <table:table-cell office:value-type="float" office:value="-0.788888888888928">
                <text:p>-0.788888888888928</text:p>
              </table:table-cell>
              <table:table-cell office:value-type="float" office:value="-2.23888888888875">
                <text:p>-2.238888888888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45999999999982">
                <text:p>2.45999999999982</text:p>
              </table:table-cell>
              <table:table-cell office:value-type="float" office:value="-0.786666666666706">
                <text:p>-0.786666666666706</text:p>
              </table:table-cell>
              <table:table-cell office:value-type="float" office:value="-2.24666666666653">
                <text:p>-2.246666666666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46999999999982">
                <text:p>2.46999999999982</text:p>
              </table:table-cell>
              <table:table-cell office:value-type="float" office:value="-0.784444444444484">
                <text:p>-0.784444444444484</text:p>
              </table:table-cell>
              <table:table-cell office:value-type="float" office:value="-2.25444444444431">
                <text:p>-2.2544444444443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47999999999982">
                <text:p>2.47999999999982</text:p>
              </table:table-cell>
              <table:table-cell office:value-type="float" office:value="-0.782222222222262">
                <text:p>-0.782222222222262</text:p>
              </table:table-cell>
              <table:table-cell office:value-type="float" office:value="-2.26222222222208">
                <text:p>-2.2622222222220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48999999999982">
                <text:p>2.48999999999982</text:p>
              </table:table-cell>
              <table:table-cell office:value-type="float" office:value="-0.780000000000039">
                <text:p>-0.780000000000039</text:p>
              </table:table-cell>
              <table:table-cell office:value-type="float" office:value="-2.26999999999986">
                <text:p>-2.269999999999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49999999999982">
                <text:p>2.49999999999982</text:p>
              </table:table-cell>
              <table:table-cell office:value-type="float" office:value="-0.777777777777817">
                <text:p>-0.777777777777817</text:p>
              </table:table-cell>
              <table:table-cell office:value-type="float" office:value="-2.27777777777764">
                <text:p>-2.2777777777776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.50999999999982">
                <text:p>2.50999999999982</text:p>
              </table:table-cell>
              <table:table-cell office:value-type="float" office:value="-0.775555555555595">
                <text:p>-0.775555555555595</text:p>
              </table:table-cell>
              <table:table-cell office:value-type="float" office:value="-2.28555555555542">
                <text:p>-2.2855555555554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51999999999982">
                <text:p>2.51999999999982</text:p>
              </table:table-cell>
              <table:table-cell office:value-type="float" office:value="-0.773333333333373">
                <text:p>-0.773333333333373</text:p>
              </table:table-cell>
              <table:table-cell office:value-type="float" office:value="-2.29333333333319">
                <text:p>-2.293333333333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52999999999982">
                <text:p>2.52999999999982</text:p>
              </table:table-cell>
              <table:table-cell office:value-type="float" office:value="-0.771111111111151">
                <text:p>-0.771111111111151</text:p>
              </table:table-cell>
              <table:table-cell office:value-type="float" office:value="-2.30111111111097">
                <text:p>-2.3011111111109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53999999999982">
                <text:p>2.53999999999982</text:p>
              </table:table-cell>
              <table:table-cell office:value-type="float" office:value="-0.768888888888929">
                <text:p>-0.768888888888929</text:p>
              </table:table-cell>
              <table:table-cell office:value-type="float" office:value="-2.30888888888875">
                <text:p>-2.3088888888887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54999999999982">
                <text:p>2.54999999999982</text:p>
              </table:table-cell>
              <table:table-cell office:value-type="float" office:value="-0.766666666666706">
                <text:p>-0.766666666666706</text:p>
              </table:table-cell>
              <table:table-cell office:value-type="float" office:value="-2.31666666666653">
                <text:p>-2.316666666666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.55999999999982">
                <text:p>2.55999999999982</text:p>
              </table:table-cell>
              <table:table-cell office:value-type="float" office:value="-0.764444444444484">
                <text:p>-0.764444444444484</text:p>
              </table:table-cell>
              <table:table-cell office:value-type="float" office:value="-2.3244444444443">
                <text:p>-2.324444444444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56999999999982">
                <text:p>2.56999999999982</text:p>
              </table:table-cell>
              <table:table-cell office:value-type="float" office:value="-0.762222222222262">
                <text:p>-0.762222222222262</text:p>
              </table:table-cell>
              <table:table-cell office:value-type="float" office:value="-2.33222222222208">
                <text:p>-2.3322222222220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57999999999982">
                <text:p>2.57999999999982</text:p>
              </table:table-cell>
              <table:table-cell office:value-type="float" office:value="-0.76000000000004">
                <text:p>-0.76000000000004</text:p>
              </table:table-cell>
              <table:table-cell office:value-type="float" office:value="-2.33999999999986">
                <text:p>-2.339999999999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58999999999982">
                <text:p>2.58999999999982</text:p>
              </table:table-cell>
              <table:table-cell office:value-type="float" office:value="-0.757777777777818">
                <text:p>-0.757777777777818</text:p>
              </table:table-cell>
              <table:table-cell office:value-type="float" office:value="-2.34777777777764">
                <text:p>-2.3477777777776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.59999999999982">
                <text:p>2.59999999999982</text:p>
              </table:table-cell>
              <table:table-cell office:value-type="float" office:value="-0.755555555555596">
                <text:p>-0.755555555555596</text:p>
              </table:table-cell>
              <table:table-cell office:value-type="float" office:value="-2.35555555555542">
                <text:p>-2.3555555555554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60999999999982">
                <text:p>2.60999999999982</text:p>
              </table:table-cell>
              <table:table-cell office:value-type="float" office:value="-0.753333333333373">
                <text:p>-0.753333333333373</text:p>
              </table:table-cell>
              <table:table-cell office:value-type="float" office:value="-2.36333333333319">
                <text:p>-2.363333333333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61999999999982">
                <text:p>2.61999999999982</text:p>
              </table:table-cell>
              <table:table-cell office:value-type="float" office:value="-0.751111111111151">
                <text:p>-0.751111111111151</text:p>
              </table:table-cell>
              <table:table-cell office:value-type="float" office:value="-2.37111111111097">
                <text:p>-2.3711111111109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.62999999999982">
                <text:p>2.62999999999982</text:p>
              </table:table-cell>
              <table:table-cell office:value-type="float" office:value="-0.748888888888929">
                <text:p>-0.748888888888929</text:p>
              </table:table-cell>
              <table:table-cell office:value-type="float" office:value="-2.37888888888875">
                <text:p>-2.3788888888887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63999999999982">
                <text:p>2.63999999999982</text:p>
              </table:table-cell>
              <table:table-cell office:value-type="float" office:value="-0.746666666666707">
                <text:p>-0.746666666666707</text:p>
              </table:table-cell>
              <table:table-cell office:value-type="float" office:value="-2.38666666666653">
                <text:p>-2.3866666666665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64999999999982">
                <text:p>2.64999999999982</text:p>
              </table:table-cell>
              <table:table-cell office:value-type="float" office:value="-0.744444444444485">
                <text:p>-0.744444444444485</text:p>
              </table:table-cell>
              <table:table-cell office:value-type="float" office:value="-2.3944444444443">
                <text:p>-2.39444444444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65999999999982">
                <text:p>2.65999999999982</text:p>
              </table:table-cell>
              <table:table-cell office:value-type="float" office:value="-0.742222222222263">
                <text:p>-0.742222222222263</text:p>
              </table:table-cell>
              <table:table-cell office:value-type="float" office:value="-2.40222222222208">
                <text:p>-2.4022222222220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66999999999982">
                <text:p>2.66999999999982</text:p>
              </table:table-cell>
              <table:table-cell office:value-type="float" office:value="-0.74000000000004">
                <text:p>-0.74000000000004</text:p>
              </table:table-cell>
              <table:table-cell office:value-type="float" office:value="-2.40999999999986">
                <text:p>-2.409999999999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67999999999982">
                <text:p>2.67999999999982</text:p>
              </table:table-cell>
              <table:table-cell office:value-type="float" office:value="-0.737777777777818">
                <text:p>-0.737777777777818</text:p>
              </table:table-cell>
              <table:table-cell office:value-type="float" office:value="-2.41777777777764">
                <text:p>-2.417777777777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68999999999982">
                <text:p>2.68999999999982</text:p>
              </table:table-cell>
              <table:table-cell office:value-type="float" office:value="-0.735555555555596">
                <text:p>-0.735555555555596</text:p>
              </table:table-cell>
              <table:table-cell office:value-type="float" office:value="-2.42555555555541">
                <text:p>-2.425555555555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69999999999982">
                <text:p>2.69999999999982</text:p>
              </table:table-cell>
              <table:table-cell office:value-type="float" office:value="-0.733333333333374">
                <text:p>-0.733333333333374</text:p>
              </table:table-cell>
              <table:table-cell office:value-type="float" office:value="-2.43333333333319">
                <text:p>-2.4333333333331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70999999999982">
                <text:p>2.70999999999982</text:p>
              </table:table-cell>
              <table:table-cell office:value-type="float" office:value="-0.731111111111152">
                <text:p>-0.731111111111152</text:p>
              </table:table-cell>
              <table:table-cell office:value-type="float" office:value="-2.44111111111097">
                <text:p>-2.4411111111109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71999999999982">
                <text:p>2.71999999999982</text:p>
              </table:table-cell>
              <table:table-cell office:value-type="float" office:value="-0.728888888888929">
                <text:p>-0.728888888888929</text:p>
              </table:table-cell>
              <table:table-cell office:value-type="float" office:value="-2.44888888888875">
                <text:p>-2.448888888888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72999999999982">
                <text:p>2.72999999999982</text:p>
              </table:table-cell>
              <table:table-cell office:value-type="float" office:value="-0.726666666666707">
                <text:p>-0.726666666666707</text:p>
              </table:table-cell>
              <table:table-cell office:value-type="float" office:value="-2.45666666666652">
                <text:p>-2.456666666666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.73999999999982">
                <text:p>2.73999999999982</text:p>
              </table:table-cell>
              <table:table-cell office:value-type="float" office:value="-0.724444444444485">
                <text:p>-0.724444444444485</text:p>
              </table:table-cell>
              <table:table-cell office:value-type="float" office:value="-2.4644444444443">
                <text:p>-2.464444444444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.74999999999982">
                <text:p>2.74999999999982</text:p>
              </table:table-cell>
              <table:table-cell office:value-type="float" office:value="-0.722222222222263">
                <text:p>-0.722222222222263</text:p>
              </table:table-cell>
              <table:table-cell office:value-type="float" office:value="-2.47222222222208">
                <text:p>-2.4722222222220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75999999999982">
                <text:p>2.75999999999982</text:p>
              </table:table-cell>
              <table:table-cell office:value-type="float" office:value="-0.720000000000041">
                <text:p>-0.720000000000041</text:p>
              </table:table-cell>
              <table:table-cell office:value-type="float" office:value="-2.47999999999986">
                <text:p>-2.479999999999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.76999999999982">
                <text:p>2.76999999999982</text:p>
              </table:table-cell>
              <table:table-cell office:value-type="float" office:value="-0.717777777777819">
                <text:p>-0.717777777777819</text:p>
              </table:table-cell>
              <table:table-cell office:value-type="float" office:value="-2.48777777777763">
                <text:p>-2.4877777777776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.77999999999982">
                <text:p>2.77999999999982</text:p>
              </table:table-cell>
              <table:table-cell office:value-type="float" office:value="-0.715555555555596">
                <text:p>-0.715555555555596</text:p>
              </table:table-cell>
              <table:table-cell office:value-type="float" office:value="-2.49555555555541">
                <text:p>-2.4955555555554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.78999999999982">
                <text:p>2.78999999999982</text:p>
              </table:table-cell>
              <table:table-cell office:value-type="float" office:value="-0.713333333333374">
                <text:p>-0.713333333333374</text:p>
              </table:table-cell>
              <table:table-cell office:value-type="float" office:value="-2.50333333333319">
                <text:p>-2.5033333333331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79999999999982">
                <text:p>2.79999999999982</text:p>
              </table:table-cell>
              <table:table-cell office:value-type="float" office:value="-0.711111111111152">
                <text:p>-0.711111111111152</text:p>
              </table:table-cell>
              <table:table-cell office:value-type="float" office:value="-2.51111111111097">
                <text:p>-2.5111111111109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80999999999982">
                <text:p>2.80999999999982</text:p>
              </table:table-cell>
              <table:table-cell office:value-type="float" office:value="-0.70888888888893">
                <text:p>-0.70888888888893</text:p>
              </table:table-cell>
              <table:table-cell office:value-type="float" office:value="-2.51888888888875">
                <text:p>-2.5188888888887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81999999999981">
                <text:p>2.81999999999981</text:p>
              </table:table-cell>
              <table:table-cell office:value-type="float" office:value="-0.706666666666708">
                <text:p>-0.706666666666708</text:p>
              </table:table-cell>
              <table:table-cell office:value-type="float" office:value="-2.52666666666652">
                <text:p>-2.5266666666665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82999999999981">
                <text:p>2.82999999999981</text:p>
              </table:table-cell>
              <table:table-cell office:value-type="float" office:value="-0.704444444444485">
                <text:p>-0.704444444444485</text:p>
              </table:table-cell>
              <table:table-cell office:value-type="float" office:value="-2.5344444444443">
                <text:p>-2.534444444444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83999999999981">
                <text:p>2.83999999999981</text:p>
              </table:table-cell>
              <table:table-cell office:value-type="float" office:value="-0.702222222222263">
                <text:p>-0.702222222222263</text:p>
              </table:table-cell>
              <table:table-cell office:value-type="float" office:value="-2.54222222222208">
                <text:p>-2.5422222222220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84999999999981">
                <text:p>2.84999999999981</text:p>
              </table:table-cell>
              <table:table-cell office:value-type="float" office:value="-0.700000000000041">
                <text:p>-0.700000000000041</text:p>
              </table:table-cell>
              <table:table-cell office:value-type="float" office:value="-2.54999999999986">
                <text:p>-2.549999999999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85999999999981">
                <text:p>2.85999999999981</text:p>
              </table:table-cell>
              <table:table-cell office:value-type="float" office:value="-0.697777777777819">
                <text:p>-0.697777777777819</text:p>
              </table:table-cell>
              <table:table-cell office:value-type="float" office:value="-2.55777777777763">
                <text:p>-2.5577777777776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86999999999981">
                <text:p>2.86999999999981</text:p>
              </table:table-cell>
              <table:table-cell office:value-type="float" office:value="-0.695555555555597">
                <text:p>-0.695555555555597</text:p>
              </table:table-cell>
              <table:table-cell office:value-type="float" office:value="-2.56555555555541">
                <text:p>-2.5655555555554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87999999999981">
                <text:p>2.87999999999981</text:p>
              </table:table-cell>
              <table:table-cell office:value-type="float" office:value="-0.693333333333375">
                <text:p>-0.693333333333375</text:p>
              </table:table-cell>
              <table:table-cell office:value-type="float" office:value="-2.57333333333319">
                <text:p>-2.5733333333331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88999999999981">
                <text:p>2.88999999999981</text:p>
              </table:table-cell>
              <table:table-cell office:value-type="float" office:value="-0.691111111111152">
                <text:p>-0.691111111111152</text:p>
              </table:table-cell>
              <table:table-cell office:value-type="float" office:value="-2.58111111111097">
                <text:p>-2.5811111111109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89999999999981">
                <text:p>2.89999999999981</text:p>
              </table:table-cell>
              <table:table-cell office:value-type="float" office:value="-0.68888888888893">
                <text:p>-0.68888888888893</text:p>
              </table:table-cell>
              <table:table-cell office:value-type="float" office:value="-2.58888888888874">
                <text:p>-2.5888888888887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90999999999981">
                <text:p>2.90999999999981</text:p>
              </table:table-cell>
              <table:table-cell office:value-type="float" office:value="-0.686666666666708">
                <text:p>-0.686666666666708</text:p>
              </table:table-cell>
              <table:table-cell office:value-type="float" office:value="-2.59666666666652">
                <text:p>-2.5966666666665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91999999999981">
                <text:p>2.91999999999981</text:p>
              </table:table-cell>
              <table:table-cell office:value-type="float" office:value="-0.684444444444486">
                <text:p>-0.684444444444486</text:p>
              </table:table-cell>
              <table:table-cell office:value-type="float" office:value="-2.6044444444443">
                <text:p>-2.60444444444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92999999999981">
                <text:p>2.92999999999981</text:p>
              </table:table-cell>
              <table:table-cell office:value-type="float" office:value="-0.682222222222264">
                <text:p>-0.682222222222264</text:p>
              </table:table-cell>
              <table:table-cell office:value-type="float" office:value="-2.61222222222208">
                <text:p>-2.6122222222220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93999999999981">
                <text:p>2.93999999999981</text:p>
              </table:table-cell>
              <table:table-cell office:value-type="float" office:value="-0.680000000000042">
                <text:p>-0.680000000000042</text:p>
              </table:table-cell>
              <table:table-cell office:value-type="float" office:value="-2.61999999999985">
                <text:p>-2.619999999999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94999999999981">
                <text:p>2.94999999999981</text:p>
              </table:table-cell>
              <table:table-cell office:value-type="float" office:value="-0.677777777777819">
                <text:p>-0.677777777777819</text:p>
              </table:table-cell>
              <table:table-cell office:value-type="float" office:value="-2.62777777777763">
                <text:p>-2.6277777777776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95999999999981">
                <text:p>2.95999999999981</text:p>
              </table:table-cell>
              <table:table-cell office:value-type="float" office:value="-0.675555555555597">
                <text:p>-0.675555555555597</text:p>
              </table:table-cell>
              <table:table-cell office:value-type="float" office:value="-2.63555555555541">
                <text:p>-2.6355555555554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96999999999981">
                <text:p>2.96999999999981</text:p>
              </table:table-cell>
              <table:table-cell office:value-type="float" office:value="-0.673333333333375">
                <text:p>-0.673333333333375</text:p>
              </table:table-cell>
              <table:table-cell office:value-type="float" office:value="-2.64333333333319">
                <text:p>-2.643333333333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97999999999981">
                <text:p>2.97999999999981</text:p>
              </table:table-cell>
              <table:table-cell office:value-type="float" office:value="-0.671111111111153">
                <text:p>-0.671111111111153</text:p>
              </table:table-cell>
              <table:table-cell office:value-type="float" office:value="-2.65111111111096">
                <text:p>-2.6511111111109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98999999999981">
                <text:p>2.98999999999981</text:p>
              </table:table-cell>
              <table:table-cell office:value-type="float" office:value="-0.668888888888931">
                <text:p>-0.668888888888931</text:p>
              </table:table-cell>
              <table:table-cell office:value-type="float" office:value="-2.65888888888874">
                <text:p>-2.6588888888887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99999999999981">
                <text:p>2.99999999999981</text:p>
              </table:table-cell>
              <table:table-cell office:value-type="float" office:value="-0.666666666666708">
                <text:p>-0.666666666666708</text:p>
              </table:table-cell>
              <table:table-cell office:value-type="float" office:value="-2.66666666666652">
                <text:p>-2.6666666666665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00999999999981">
                <text:p>3.00999999999981</text:p>
              </table:table-cell>
              <table:table-cell office:value-type="float" office:value="-0.664444444444486">
                <text:p>-0.664444444444486</text:p>
              </table:table-cell>
              <table:table-cell office:value-type="float" office:value="-2.6744444444443">
                <text:p>-2.67444444444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01999999999981">
                <text:p>3.01999999999981</text:p>
              </table:table-cell>
              <table:table-cell office:value-type="float" office:value="-0.662222222222264">
                <text:p>-0.662222222222264</text:p>
              </table:table-cell>
              <table:table-cell office:value-type="float" office:value="-2.68222222222208">
                <text:p>-2.6822222222220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02999999999981">
                <text:p>3.02999999999981</text:p>
              </table:table-cell>
              <table:table-cell office:value-type="float" office:value="-0.660000000000042">
                <text:p>-0.660000000000042</text:p>
              </table:table-cell>
              <table:table-cell office:value-type="float" office:value="-2.68999999999985">
                <text:p>-2.6899999999998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03999999999981">
                <text:p>3.03999999999981</text:p>
              </table:table-cell>
              <table:table-cell office:value-type="float" office:value="-0.65777777777782">
                <text:p>-0.65777777777782</text:p>
              </table:table-cell>
              <table:table-cell office:value-type="float" office:value="-2.69777777777763">
                <text:p>-2.6977777777776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04999999999981">
                <text:p>3.04999999999981</text:p>
              </table:table-cell>
              <table:table-cell office:value-type="float" office:value="-0.655555555555598">
                <text:p>-0.655555555555598</text:p>
              </table:table-cell>
              <table:table-cell office:value-type="float" office:value="-2.70555555555541">
                <text:p>-2.7055555555554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05999999999981">
                <text:p>3.05999999999981</text:p>
              </table:table-cell>
              <table:table-cell office:value-type="float" office:value="-0.653333333333376">
                <text:p>-0.653333333333376</text:p>
              </table:table-cell>
              <table:table-cell office:value-type="float" office:value="-2.71333333333319">
                <text:p>-2.713333333333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06999999999981">
                <text:p>3.06999999999981</text:p>
              </table:table-cell>
              <table:table-cell office:value-type="float" office:value="-0.651111111111153">
                <text:p>-0.651111111111153</text:p>
              </table:table-cell>
              <table:table-cell office:value-type="float" office:value="-2.72111111111096">
                <text:p>-2.721111111110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07999999999981">
                <text:p>3.07999999999981</text:p>
              </table:table-cell>
              <table:table-cell office:value-type="float" office:value="-0.648888888888931">
                <text:p>-0.648888888888931</text:p>
              </table:table-cell>
              <table:table-cell office:value-type="float" office:value="-2.72888888888874">
                <text:p>-2.7288888888887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08999999999981">
                <text:p>3.08999999999981</text:p>
              </table:table-cell>
              <table:table-cell office:value-type="float" office:value="-0.646666666666709">
                <text:p>-0.646666666666709</text:p>
              </table:table-cell>
              <table:table-cell office:value-type="float" office:value="-2.73666666666652">
                <text:p>-2.7366666666665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09999999999981">
                <text:p>3.09999999999981</text:p>
              </table:table-cell>
              <table:table-cell office:value-type="float" office:value="-0.644444444444487">
                <text:p>-0.644444444444487</text:p>
              </table:table-cell>
              <table:table-cell office:value-type="float" office:value="-2.7444444444443">
                <text:p>-2.74444444444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10999999999981">
                <text:p>3.10999999999981</text:p>
              </table:table-cell>
              <table:table-cell office:value-type="float" office:value="-0.642222222222265">
                <text:p>-0.642222222222265</text:p>
              </table:table-cell>
              <table:table-cell office:value-type="float" office:value="-2.75222222222207">
                <text:p>-2.7522222222220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11999999999981">
                <text:p>3.11999999999981</text:p>
              </table:table-cell>
              <table:table-cell office:value-type="float" office:value="-0.640000000000042">
                <text:p>-0.640000000000042</text:p>
              </table:table-cell>
              <table:table-cell office:value-type="float" office:value="-2.75999999999985">
                <text:p>-2.7599999999998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12999999999981">
                <text:p>3.12999999999981</text:p>
              </table:table-cell>
              <table:table-cell office:value-type="float" office:value="-0.63777777777782">
                <text:p>-0.63777777777782</text:p>
              </table:table-cell>
              <table:table-cell office:value-type="float" office:value="-2.76777777777763">
                <text:p>-2.7677777777776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13999999999981">
                <text:p>3.13999999999981</text:p>
              </table:table-cell>
              <table:table-cell office:value-type="float" office:value="-0.635555555555598">
                <text:p>-0.635555555555598</text:p>
              </table:table-cell>
              <table:table-cell office:value-type="float" office:value="-2.77555555555541">
                <text:p>-2.7755555555554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14999999999981">
                <text:p>3.14999999999981</text:p>
              </table:table-cell>
              <table:table-cell office:value-type="float" office:value="-0.633333333333376">
                <text:p>-0.633333333333376</text:p>
              </table:table-cell>
              <table:table-cell office:value-type="float" office:value="-2.78333333333318">
                <text:p>-2.7833333333331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15999999999981">
                <text:p>3.15999999999981</text:p>
              </table:table-cell>
              <table:table-cell office:value-type="float" office:value="-0.631111111111154">
                <text:p>-0.631111111111154</text:p>
              </table:table-cell>
              <table:table-cell office:value-type="float" office:value="-2.79111111111096">
                <text:p>-2.791111111110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16999999999981">
                <text:p>3.16999999999981</text:p>
              </table:table-cell>
              <table:table-cell office:value-type="float" office:value="-0.628888888888932">
                <text:p>-0.628888888888932</text:p>
              </table:table-cell>
              <table:table-cell office:value-type="float" office:value="-2.79888888888874">
                <text:p>-2.7988888888887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17999999999981">
                <text:p>3.17999999999981</text:p>
              </table:table-cell>
              <table:table-cell office:value-type="float" office:value="-0.626666666666709">
                <text:p>-0.626666666666709</text:p>
              </table:table-cell>
              <table:table-cell office:value-type="float" office:value="-2.80666666666652">
                <text:p>-2.8066666666665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18999999999981">
                <text:p>3.18999999999981</text:p>
              </table:table-cell>
              <table:table-cell office:value-type="float" office:value="-0.624444444444487">
                <text:p>-0.624444444444487</text:p>
              </table:table-cell>
              <table:table-cell office:value-type="float" office:value="-2.81444444444429">
                <text:p>-2.8144444444442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19999999999981">
                <text:p>3.19999999999981</text:p>
              </table:table-cell>
              <table:table-cell office:value-type="float" office:value="-0.622222222222265">
                <text:p>-0.622222222222265</text:p>
              </table:table-cell>
              <table:table-cell office:value-type="float" office:value="-2.82222222222207">
                <text:p>-2.8222222222220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20999999999981">
                <text:p>3.20999999999981</text:p>
              </table:table-cell>
              <table:table-cell office:value-type="float" office:value="-0.620000000000043">
                <text:p>-0.620000000000043</text:p>
              </table:table-cell>
              <table:table-cell office:value-type="float" office:value="-2.82999999999985">
                <text:p>-2.8299999999998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21999999999981">
                <text:p>3.21999999999981</text:p>
              </table:table-cell>
              <table:table-cell office:value-type="float" office:value="-0.617777777777821">
                <text:p>-0.617777777777821</text:p>
              </table:table-cell>
              <table:table-cell office:value-type="float" office:value="-2.83777777777763">
                <text:p>-2.8377777777776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22999999999981">
                <text:p>3.22999999999981</text:p>
              </table:table-cell>
              <table:table-cell office:value-type="float" office:value="-0.615555555555599">
                <text:p>-0.615555555555599</text:p>
              </table:table-cell>
              <table:table-cell office:value-type="float" office:value="-2.84555555555541">
                <text:p>-2.8455555555554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23999999999981">
                <text:p>3.23999999999981</text:p>
              </table:table-cell>
              <table:table-cell office:value-type="float" office:value="-0.613333333333376">
                <text:p>-0.613333333333376</text:p>
              </table:table-cell>
              <table:table-cell office:value-type="float" office:value="-2.85333333333318">
                <text:p>-2.8533333333331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24999999999981">
                <text:p>3.24999999999981</text:p>
              </table:table-cell>
              <table:table-cell office:value-type="float" office:value="-0.611111111111154">
                <text:p>-0.611111111111154</text:p>
              </table:table-cell>
              <table:table-cell office:value-type="float" office:value="-2.86111111111096">
                <text:p>-2.8611111111109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25999999999981">
                <text:p>3.25999999999981</text:p>
              </table:table-cell>
              <table:table-cell office:value-type="float" office:value="-0.608888888888932">
                <text:p>-0.608888888888932</text:p>
              </table:table-cell>
              <table:table-cell office:value-type="float" office:value="-2.86888888888874">
                <text:p>-2.8688888888887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26999999999981">
                <text:p>3.26999999999981</text:p>
              </table:table-cell>
              <table:table-cell office:value-type="float" office:value="-0.60666666666671">
                <text:p>-0.60666666666671</text:p>
              </table:table-cell>
              <table:table-cell office:value-type="float" office:value="-2.87666666666652">
                <text:p>-2.8766666666665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27999999999981">
                <text:p>3.27999999999981</text:p>
              </table:table-cell>
              <table:table-cell office:value-type="float" office:value="-0.604444444444488">
                <text:p>-0.604444444444488</text:p>
              </table:table-cell>
              <table:table-cell office:value-type="float" office:value="-2.88444444444429">
                <text:p>-2.8844444444442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2899999999998">
                <text:p>3.2899999999998</text:p>
              </table:table-cell>
              <table:table-cell office:value-type="float" office:value="-0.602222222222266">
                <text:p>-0.602222222222266</text:p>
              </table:table-cell>
              <table:table-cell office:value-type="float" office:value="-2.89222222222207">
                <text:p>-2.8922222222220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2999999999998">
                <text:p>3.2999999999998</text:p>
              </table:table-cell>
              <table:table-cell office:value-type="float" office:value="-0.600000000000043">
                <text:p>-0.600000000000043</text:p>
              </table:table-cell>
              <table:table-cell office:value-type="float" office:value="-2.89999999999985">
                <text:p>-2.8999999999998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3099999999998">
                <text:p>3.3099999999998</text:p>
              </table:table-cell>
              <table:table-cell office:value-type="float" office:value="-0.597777777777821">
                <text:p>-0.597777777777821</text:p>
              </table:table-cell>
              <table:table-cell office:value-type="float" office:value="-2.90777777777763">
                <text:p>-2.9077777777776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3199999999998">
                <text:p>3.3199999999998</text:p>
              </table:table-cell>
              <table:table-cell office:value-type="float" office:value="-0.595555555555599">
                <text:p>-0.595555555555599</text:p>
              </table:table-cell>
              <table:table-cell office:value-type="float" office:value="-2.9155555555554">
                <text:p>-2.915555555555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3299999999998">
                <text:p>3.3299999999998</text:p>
              </table:table-cell>
              <table:table-cell office:value-type="float" office:value="-0.593333333333377">
                <text:p>-0.593333333333377</text:p>
              </table:table-cell>
              <table:table-cell office:value-type="float" office:value="-2.92333333333318">
                <text:p>-2.9233333333331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3399999999998">
                <text:p>3.3399999999998</text:p>
              </table:table-cell>
              <table:table-cell office:value-type="float" office:value="-0.591111111111155">
                <text:p>-0.591111111111155</text:p>
              </table:table-cell>
              <table:table-cell office:value-type="float" office:value="-2.93111111111096">
                <text:p>-2.9311111111109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3499999999998">
                <text:p>3.3499999999998</text:p>
              </table:table-cell>
              <table:table-cell office:value-type="float" office:value="-0.588888888888932">
                <text:p>-0.588888888888932</text:p>
              </table:table-cell>
              <table:table-cell office:value-type="float" office:value="-2.93888888888874">
                <text:p>-2.9388888888887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3599999999998">
                <text:p>3.3599999999998</text:p>
              </table:table-cell>
              <table:table-cell office:value-type="float" office:value="-0.58666666666671">
                <text:p>-0.58666666666671</text:p>
              </table:table-cell>
              <table:table-cell office:value-type="float" office:value="-2.94666666666651">
                <text:p>-2.9466666666665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3699999999998">
                <text:p>3.3699999999998</text:p>
              </table:table-cell>
              <table:table-cell office:value-type="float" office:value="-0.584444444444488">
                <text:p>-0.584444444444488</text:p>
              </table:table-cell>
              <table:table-cell office:value-type="float" office:value="-2.95444444444429">
                <text:p>-2.954444444444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3799999999998">
                <text:p>3.3799999999998</text:p>
              </table:table-cell>
              <table:table-cell office:value-type="float" office:value="-0.582222222222266">
                <text:p>-0.582222222222266</text:p>
              </table:table-cell>
              <table:table-cell office:value-type="float" office:value="-2.96222222222207">
                <text:p>-2.9622222222220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3899999999998">
                <text:p>3.3899999999998</text:p>
              </table:table-cell>
              <table:table-cell office:value-type="float" office:value="-0.580000000000044">
                <text:p>-0.580000000000044</text:p>
              </table:table-cell>
              <table:table-cell office:value-type="float" office:value="-2.96999999999985">
                <text:p>-2.9699999999998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3999999999998">
                <text:p>3.3999999999998</text:p>
              </table:table-cell>
              <table:table-cell office:value-type="float" office:value="-0.577777777777822">
                <text:p>-0.577777777777822</text:p>
              </table:table-cell>
              <table:table-cell office:value-type="float" office:value="-2.97777777777762">
                <text:p>-2.9777777777776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4099999999998">
                <text:p>3.4099999999998</text:p>
              </table:table-cell>
              <table:table-cell office:value-type="float" office:value="-0.575555555555599">
                <text:p>-0.575555555555599</text:p>
              </table:table-cell>
              <table:table-cell office:value-type="float" office:value="-2.9855555555554">
                <text:p>-2.985555555555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4199999999998">
                <text:p>3.4199999999998</text:p>
              </table:table-cell>
              <table:table-cell office:value-type="float" office:value="-0.573333333333377">
                <text:p>-0.573333333333377</text:p>
              </table:table-cell>
              <table:table-cell office:value-type="float" office:value="-2.99333333333318">
                <text:p>-2.993333333333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4299999999998">
                <text:p>3.4299999999998</text:p>
              </table:table-cell>
              <table:table-cell office:value-type="float" office:value="-0.571111111111155">
                <text:p>-0.571111111111155</text:p>
              </table:table-cell>
              <table:table-cell office:value-type="float" office:value="-3.00111111111096">
                <text:p>-3.001111111110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4399999999998">
                <text:p>3.4399999999998</text:p>
              </table:table-cell>
              <table:table-cell office:value-type="float" office:value="-0.568888888888933">
                <text:p>-0.568888888888933</text:p>
              </table:table-cell>
              <table:table-cell office:value-type="float" office:value="-3.00888888888873">
                <text:p>-3.0088888888887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4499999999998">
                <text:p>3.4499999999998</text:p>
              </table:table-cell>
              <table:table-cell office:value-type="float" office:value="-0.566666666666711">
                <text:p>-0.566666666666711</text:p>
              </table:table-cell>
              <table:table-cell office:value-type="float" office:value="-3.01666666666651">
                <text:p>-3.0166666666665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4599999999998">
                <text:p>3.4599999999998</text:p>
              </table:table-cell>
              <table:table-cell office:value-type="float" office:value="-0.564444444444488">
                <text:p>-0.564444444444488</text:p>
              </table:table-cell>
              <table:table-cell office:value-type="float" office:value="-3.02444444444429">
                <text:p>-3.0244444444442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4699999999998">
                <text:p>3.4699999999998</text:p>
              </table:table-cell>
              <table:table-cell office:value-type="float" office:value="-0.562222222222266">
                <text:p>-0.562222222222266</text:p>
              </table:table-cell>
              <table:table-cell office:value-type="float" office:value="-3.03222222222207">
                <text:p>-3.0322222222220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4799999999998">
                <text:p>3.4799999999998</text:p>
              </table:table-cell>
              <table:table-cell office:value-type="float" office:value="-0.560000000000044">
                <text:p>-0.560000000000044</text:p>
              </table:table-cell>
              <table:table-cell office:value-type="float" office:value="-3.03999999999985">
                <text:p>-3.0399999999998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4899999999998">
                <text:p>3.4899999999998</text:p>
              </table:table-cell>
              <table:table-cell office:value-type="float" office:value="-0.557777777777822">
                <text:p>-0.557777777777822</text:p>
              </table:table-cell>
              <table:table-cell office:value-type="float" office:value="-3.04777777777762">
                <text:p>-3.0477777777776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4999999999998">
                <text:p>3.4999999999998</text:p>
              </table:table-cell>
              <table:table-cell office:value-type="float" office:value="-0.5555555555556">
                <text:p>-0.5555555555556</text:p>
              </table:table-cell>
              <table:table-cell office:value-type="float" office:value="-3.0555555555554">
                <text:p>-3.05555555555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099999999998">
                <text:p>3.5099999999998</text:p>
              </table:table-cell>
              <table:table-cell office:value-type="float" office:value="-0.553333333333378">
                <text:p>-0.553333333333378</text:p>
              </table:table-cell>
              <table:table-cell office:value-type="float" office:value="-3.06333333333318">
                <text:p>-3.0633333333331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199999999998">
                <text:p>3.5199999999998</text:p>
              </table:table-cell>
              <table:table-cell office:value-type="float" office:value="-0.551111111111155">
                <text:p>-0.551111111111155</text:p>
              </table:table-cell>
              <table:table-cell office:value-type="float" office:value="-3.07111111111096">
                <text:p>-3.0711111111109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299999999998">
                <text:p>3.5299999999998</text:p>
              </table:table-cell>
              <table:table-cell office:value-type="float" office:value="-0.548888888888933">
                <text:p>-0.548888888888933</text:p>
              </table:table-cell>
              <table:table-cell office:value-type="float" office:value="-3.07888888888873">
                <text:p>-3.0788888888887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399999999998">
                <text:p>3.5399999999998</text:p>
              </table:table-cell>
              <table:table-cell office:value-type="float" office:value="-0.546666666666711">
                <text:p>-0.546666666666711</text:p>
              </table:table-cell>
              <table:table-cell office:value-type="float" office:value="-3.08666666666651">
                <text:p>-3.0866666666665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499999999998">
                <text:p>3.5499999999998</text:p>
              </table:table-cell>
              <table:table-cell office:value-type="float" office:value="-0.544444444444489">
                <text:p>-0.544444444444489</text:p>
              </table:table-cell>
              <table:table-cell office:value-type="float" office:value="-3.09444444444429">
                <text:p>-3.0944444444442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599999999998">
                <text:p>3.5599999999998</text:p>
              </table:table-cell>
              <table:table-cell office:value-type="float" office:value="-0.542222222222267">
                <text:p>-0.542222222222267</text:p>
              </table:table-cell>
              <table:table-cell office:value-type="float" office:value="-3.10222222222207">
                <text:p>-3.1022222222220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699999999998">
                <text:p>3.5699999999998</text:p>
              </table:table-cell>
              <table:table-cell office:value-type="float" office:value="-0.540000000000045">
                <text:p>-0.540000000000045</text:p>
              </table:table-cell>
              <table:table-cell office:value-type="float" office:value="-3.10999999999984">
                <text:p>-3.1099999999998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799999999998">
                <text:p>3.5799999999998</text:p>
              </table:table-cell>
              <table:table-cell office:value-type="float" office:value="-0.537777777777822">
                <text:p>-0.537777777777822</text:p>
              </table:table-cell>
              <table:table-cell office:value-type="float" office:value="-3.11777777777762">
                <text:p>-3.1177777777776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899999999998">
                <text:p>3.5899999999998</text:p>
              </table:table-cell>
              <table:table-cell office:value-type="float" office:value="-0.5355555555556">
                <text:p>-0.5355555555556</text:p>
              </table:table-cell>
              <table:table-cell office:value-type="float" office:value="-3.1255555555554">
                <text:p>-3.125555555555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999999999998">
                <text:p>3.5999999999998</text:p>
              </table:table-cell>
              <table:table-cell office:value-type="float" office:value="-0.533333333333378">
                <text:p>-0.533333333333378</text:p>
              </table:table-cell>
              <table:table-cell office:value-type="float" office:value="-3.13333333333318">
                <text:p>-3.1333333333331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6099999999998">
                <text:p>3.6099999999998</text:p>
              </table:table-cell>
              <table:table-cell office:value-type="float" office:value="-0.531111111111156">
                <text:p>-0.531111111111156</text:p>
              </table:table-cell>
              <table:table-cell office:value-type="float" office:value="-3.14111111111095">
                <text:p>-3.1411111111109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6199999999998">
                <text:p>3.6199999999998</text:p>
              </table:table-cell>
              <table:table-cell office:value-type="float" office:value="-0.528888888888934">
                <text:p>-0.528888888888934</text:p>
              </table:table-cell>
              <table:table-cell office:value-type="float" office:value="-3.14888888888873">
                <text:p>-3.1488888888887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6299999999998">
                <text:p>3.6299999999998</text:p>
              </table:table-cell>
              <table:table-cell office:value-type="float" office:value="-0.526666666666711">
                <text:p>-0.526666666666711</text:p>
              </table:table-cell>
              <table:table-cell office:value-type="float" office:value="-3.15666666666651">
                <text:p>-3.1566666666665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6399999999998">
                <text:p>3.6399999999998</text:p>
              </table:table-cell>
              <table:table-cell office:value-type="float" office:value="-0.524444444444489">
                <text:p>-0.524444444444489</text:p>
              </table:table-cell>
              <table:table-cell office:value-type="float" office:value="-3.16444444444429">
                <text:p>-3.1644444444442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6499999999998">
                <text:p>3.6499999999998</text:p>
              </table:table-cell>
              <table:table-cell office:value-type="float" office:value="-0.522222222222267">
                <text:p>-0.522222222222267</text:p>
              </table:table-cell>
              <table:table-cell office:value-type="float" office:value="-3.17222222222206">
                <text:p>-3.1722222222220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6599999999998">
                <text:p>3.6599999999998</text:p>
              </table:table-cell>
              <table:table-cell office:value-type="float" office:value="-0.520000000000045">
                <text:p>-0.520000000000045</text:p>
              </table:table-cell>
              <table:table-cell office:value-type="float" office:value="-3.17999999999984">
                <text:p>-3.1799999999998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6699999999998">
                <text:p>3.6699999999998</text:p>
              </table:table-cell>
              <table:table-cell office:value-type="float" office:value="-0.517777777777823">
                <text:p>-0.517777777777823</text:p>
              </table:table-cell>
              <table:table-cell office:value-type="float" office:value="-3.18777777777762">
                <text:p>-3.187777777777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6799999999998">
                <text:p>3.6799999999998</text:p>
              </table:table-cell>
              <table:table-cell office:value-type="float" office:value="-0.515555555555601">
                <text:p>-0.515555555555601</text:p>
              </table:table-cell>
              <table:table-cell office:value-type="float" office:value="-3.1955555555554">
                <text:p>-3.195555555555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6899999999998">
                <text:p>3.6899999999998</text:p>
              </table:table-cell>
              <table:table-cell office:value-type="float" office:value="-0.513333333333379">
                <text:p>-0.513333333333379</text:p>
              </table:table-cell>
              <table:table-cell office:value-type="float" office:value="-3.20333333333318">
                <text:p>-3.2033333333331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6999999999998">
                <text:p>3.6999999999998</text:p>
              </table:table-cell>
              <table:table-cell office:value-type="float" office:value="-0.511111111111156">
                <text:p>-0.511111111111156</text:p>
              </table:table-cell>
              <table:table-cell office:value-type="float" office:value="-3.21111111111095">
                <text:p>-3.2111111111109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7099999999998">
                <text:p>3.7099999999998</text:p>
              </table:table-cell>
              <table:table-cell office:value-type="float" office:value="-0.508888888888934">
                <text:p>-0.508888888888934</text:p>
              </table:table-cell>
              <table:table-cell office:value-type="float" office:value="-3.21888888888873">
                <text:p>-3.2188888888887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7199999999998">
                <text:p>3.7199999999998</text:p>
              </table:table-cell>
              <table:table-cell office:value-type="float" office:value="-0.506666666666712">
                <text:p>-0.506666666666712</text:p>
              </table:table-cell>
              <table:table-cell office:value-type="float" office:value="-3.22666666666651">
                <text:p>-3.2266666666665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7299999999998">
                <text:p>3.7299999999998</text:p>
              </table:table-cell>
              <table:table-cell office:value-type="float" office:value="-0.50444444444449">
                <text:p>-0.50444444444449</text:p>
              </table:table-cell>
              <table:table-cell office:value-type="float" office:value="-3.23444444444429">
                <text:p>-3.2344444444442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7399999999998">
                <text:p>3.7399999999998</text:p>
              </table:table-cell>
              <table:table-cell office:value-type="float" office:value="-0.502222222222268">
                <text:p>-0.502222222222268</text:p>
              </table:table-cell>
              <table:table-cell office:value-type="float" office:value="-3.24222222222206">
                <text:p>-3.2422222222220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7499999999998">
                <text:p>3.7499999999998</text:p>
              </table:table-cell>
              <table:table-cell office:value-type="float" office:value="-0.500000000000045">
                <text:p>-0.500000000000045</text:p>
              </table:table-cell>
              <table:table-cell office:value-type="float" office:value="-3.24999999999984">
                <text:p>-3.2499999999998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75999999999979">
                <text:p>3.75999999999979</text:p>
              </table:table-cell>
              <table:table-cell office:value-type="float" office:value="-0.497777777777823">
                <text:p>-0.497777777777823</text:p>
              </table:table-cell>
              <table:table-cell office:value-type="float" office:value="-3.25777777777762">
                <text:p>-3.2577777777776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76999999999979">
                <text:p>3.76999999999979</text:p>
              </table:table-cell>
              <table:table-cell office:value-type="float" office:value="-0.495555555555601">
                <text:p>-0.495555555555601</text:p>
              </table:table-cell>
              <table:table-cell office:value-type="float" office:value="-3.2655555555554">
                <text:p>-3.265555555555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77999999999979">
                <text:p>3.77999999999979</text:p>
              </table:table-cell>
              <table:table-cell office:value-type="float" office:value="-0.493333333333379">
                <text:p>-0.493333333333379</text:p>
              </table:table-cell>
              <table:table-cell office:value-type="float" office:value="-3.27333333333317">
                <text:p>-3.273333333333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78999999999979">
                <text:p>3.78999999999979</text:p>
              </table:table-cell>
              <table:table-cell office:value-type="float" office:value="-0.491111111111157">
                <text:p>-0.491111111111157</text:p>
              </table:table-cell>
              <table:table-cell office:value-type="float" office:value="-3.28111111111095">
                <text:p>-3.2811111111109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79999999999979">
                <text:p>3.79999999999979</text:p>
              </table:table-cell>
              <table:table-cell office:value-type="float" office:value="-0.488888888888935">
                <text:p>-0.488888888888935</text:p>
              </table:table-cell>
              <table:table-cell office:value-type="float" office:value="-3.28888888888873">
                <text:p>-3.2888888888887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80999999999979">
                <text:p>3.80999999999979</text:p>
              </table:table-cell>
              <table:table-cell office:value-type="float" office:value="-0.486666666666712">
                <text:p>-0.486666666666712</text:p>
              </table:table-cell>
              <table:table-cell office:value-type="float" office:value="-3.29666666666651">
                <text:p>-3.2966666666665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81999999999979">
                <text:p>3.81999999999979</text:p>
              </table:table-cell>
              <table:table-cell office:value-type="float" office:value="-0.48444444444449">
                <text:p>-0.48444444444449</text:p>
              </table:table-cell>
              <table:table-cell office:value-type="float" office:value="-3.30444444444428">
                <text:p>-3.3044444444442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82999999999979">
                <text:p>3.82999999999979</text:p>
              </table:table-cell>
              <table:table-cell office:value-type="float" office:value="-0.482222222222268">
                <text:p>-0.482222222222268</text:p>
              </table:table-cell>
              <table:table-cell office:value-type="float" office:value="-3.31222222222206">
                <text:p>-3.3122222222220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83999999999979">
                <text:p>3.83999999999979</text:p>
              </table:table-cell>
              <table:table-cell office:value-type="float" office:value="-0.480000000000046">
                <text:p>-0.480000000000046</text:p>
              </table:table-cell>
              <table:table-cell office:value-type="float" office:value="-3.31999999999984">
                <text:p>-3.3199999999998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84999999999979">
                <text:p>3.84999999999979</text:p>
              </table:table-cell>
              <table:table-cell office:value-type="float" office:value="-0.477777777777824">
                <text:p>-0.477777777777824</text:p>
              </table:table-cell>
              <table:table-cell office:value-type="float" office:value="-3.32777777777762">
                <text:p>-3.3277777777776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85999999999979">
                <text:p>3.85999999999979</text:p>
              </table:table-cell>
              <table:table-cell office:value-type="float" office:value="-0.475555555555602">
                <text:p>-0.475555555555602</text:p>
              </table:table-cell>
              <table:table-cell office:value-type="float" office:value="-3.33555555555539">
                <text:p>-3.3355555555553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86999999999979">
                <text:p>3.86999999999979</text:p>
              </table:table-cell>
              <table:table-cell office:value-type="float" office:value="-0.473333333333379">
                <text:p>-0.473333333333379</text:p>
              </table:table-cell>
              <table:table-cell office:value-type="float" office:value="-3.34333333333317">
                <text:p>-3.3433333333331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87999999999979">
                <text:p>3.87999999999979</text:p>
              </table:table-cell>
              <table:table-cell office:value-type="float" office:value="-0.471111111111157">
                <text:p>-0.471111111111157</text:p>
              </table:table-cell>
              <table:table-cell office:value-type="float" office:value="-3.35111111111095">
                <text:p>-3.3511111111109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88999999999979">
                <text:p>3.88999999999979</text:p>
              </table:table-cell>
              <table:table-cell office:value-type="float" office:value="-0.468888888888935">
                <text:p>-0.468888888888935</text:p>
              </table:table-cell>
              <table:table-cell office:value-type="float" office:value="-3.35888888888873">
                <text:p>-3.3588888888887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89999999999979">
                <text:p>3.89999999999979</text:p>
              </table:table-cell>
              <table:table-cell office:value-type="float" office:value="-0.466666666666713">
                <text:p>-0.466666666666713</text:p>
              </table:table-cell>
              <table:table-cell office:value-type="float" office:value="-3.3666666666665">
                <text:p>-3.366666666666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90999999999979">
                <text:p>3.90999999999979</text:p>
              </table:table-cell>
              <table:table-cell office:value-type="float" office:value="-0.464444444444491">
                <text:p>-0.464444444444491</text:p>
              </table:table-cell>
              <table:table-cell office:value-type="float" office:value="-3.37444444444428">
                <text:p>-3.374444444444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91999999999979">
                <text:p>3.91999999999979</text:p>
              </table:table-cell>
              <table:table-cell office:value-type="float" office:value="-0.462222222222268">
                <text:p>-0.462222222222268</text:p>
              </table:table-cell>
              <table:table-cell office:value-type="float" office:value="-3.38222222222206">
                <text:p>-3.3822222222220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92999999999979">
                <text:p>3.92999999999979</text:p>
              </table:table-cell>
              <table:table-cell office:value-type="float" office:value="-0.460000000000046">
                <text:p>-0.460000000000046</text:p>
              </table:table-cell>
              <table:table-cell office:value-type="float" office:value="-3.38999999999984">
                <text:p>-3.3899999999998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93999999999979">
                <text:p>3.93999999999979</text:p>
              </table:table-cell>
              <table:table-cell office:value-type="float" office:value="-0.457777777777824">
                <text:p>-0.457777777777824</text:p>
              </table:table-cell>
              <table:table-cell office:value-type="float" office:value="-3.39777777777762">
                <text:p>-3.3977777777776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94999999999979">
                <text:p>3.94999999999979</text:p>
              </table:table-cell>
              <table:table-cell office:value-type="float" office:value="-0.455555555555602">
                <text:p>-0.455555555555602</text:p>
              </table:table-cell>
              <table:table-cell office:value-type="float" office:value="-3.40555555555539">
                <text:p>-3.4055555555553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95999999999979">
                <text:p>3.95999999999979</text:p>
              </table:table-cell>
              <table:table-cell office:value-type="float" office:value="-0.45333333333338">
                <text:p>-0.45333333333338</text:p>
              </table:table-cell>
              <table:table-cell office:value-type="float" office:value="-3.41333333333317">
                <text:p>-3.4133333333331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96999999999979">
                <text:p>3.96999999999979</text:p>
              </table:table-cell>
              <table:table-cell office:value-type="float" office:value="-0.451111111111158">
                <text:p>-0.451111111111158</text:p>
              </table:table-cell>
              <table:table-cell office:value-type="float" office:value="-3.42111111111095">
                <text:p>-3.4211111111109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97999999999979">
                <text:p>3.97999999999979</text:p>
              </table:table-cell>
              <table:table-cell office:value-type="float" office:value="-0.448888888888935">
                <text:p>-0.448888888888935</text:p>
              </table:table-cell>
              <table:table-cell office:value-type="float" office:value="-3.42888888888873">
                <text:p>-3.4288888888887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98999999999979">
                <text:p>3.98999999999979</text:p>
              </table:table-cell>
              <table:table-cell office:value-type="float" office:value="-0.446666666666713">
                <text:p>-0.446666666666713</text:p>
              </table:table-cell>
              <table:table-cell office:value-type="float" office:value="-3.4366666666665">
                <text:p>-3.436666666666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99999999999979">
                <text:p>3.99999999999979</text:p>
              </table:table-cell>
              <table:table-cell office:value-type="float" office:value="-0.444444444444491">
                <text:p>-0.444444444444491</text:p>
              </table:table-cell>
              <table:table-cell office:value-type="float" office:value="-3.44444444444428">
                <text:p>-3.444444444444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.00999999999979">
                <text:p>4.00999999999979</text:p>
              </table:table-cell>
              <table:table-cell office:value-type="float" office:value="-0.442222222222269">
                <text:p>-0.442222222222269</text:p>
              </table:table-cell>
              <table:table-cell office:value-type="float" office:value="-3.45222222222206">
                <text:p>-3.4522222222220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.01999999999979">
                <text:p>4.01999999999979</text:p>
              </table:table-cell>
              <table:table-cell office:value-type="float" office:value="-0.440000000000047">
                <text:p>-0.440000000000047</text:p>
              </table:table-cell>
              <table:table-cell office:value-type="float" office:value="-3.45999999999984">
                <text:p>-3.4599999999998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02999999999979">
                <text:p>4.02999999999979</text:p>
              </table:table-cell>
              <table:table-cell office:value-type="float" office:value="-0.437777777777824">
                <text:p>-0.437777777777824</text:p>
              </table:table-cell>
              <table:table-cell office:value-type="float" office:value="-3.46777777777761">
                <text:p>-3.4677777777776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03999999999979">
                <text:p>4.03999999999979</text:p>
              </table:table-cell>
              <table:table-cell office:value-type="float" office:value="-0.435555555555602">
                <text:p>-0.435555555555602</text:p>
              </table:table-cell>
              <table:table-cell office:value-type="float" office:value="-3.47555555555539">
                <text:p>-3.4755555555553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.04999999999979">
                <text:p>4.04999999999979</text:p>
              </table:table-cell>
              <table:table-cell office:value-type="float" office:value="-0.43333333333338">
                <text:p>-0.43333333333338</text:p>
              </table:table-cell>
              <table:table-cell office:value-type="float" office:value="-3.48333333333317">
                <text:p>-3.4833333333331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.05999999999979">
                <text:p>4.05999999999979</text:p>
              </table:table-cell>
              <table:table-cell office:value-type="float" office:value="-0.431111111111158">
                <text:p>-0.431111111111158</text:p>
              </table:table-cell>
              <table:table-cell office:value-type="float" office:value="-3.49111111111095">
                <text:p>-3.4911111111109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06999999999979">
                <text:p>4.06999999999979</text:p>
              </table:table-cell>
              <table:table-cell office:value-type="float" office:value="-0.428888888888936">
                <text:p>-0.428888888888936</text:p>
              </table:table-cell>
              <table:table-cell office:value-type="float" office:value="-3.49888888888872">
                <text:p>-3.4988888888887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.07999999999979">
                <text:p>4.07999999999979</text:p>
              </table:table-cell>
              <table:table-cell office:value-type="float" office:value="-0.426666666666714">
                <text:p>-0.426666666666714</text:p>
              </table:table-cell>
              <table:table-cell office:value-type="float" office:value="-3.5066666666665">
                <text:p>-3.506666666666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.08999999999979">
                <text:p>4.08999999999979</text:p>
              </table:table-cell>
              <table:table-cell office:value-type="float" office:value="-0.424444444444491">
                <text:p>-0.424444444444491</text:p>
              </table:table-cell>
              <table:table-cell office:value-type="float" office:value="-3.51444444444428">
                <text:p>-3.5144444444442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.09999999999979">
                <text:p>4.09999999999979</text:p>
              </table:table-cell>
              <table:table-cell office:value-type="float" office:value="-0.422222222222269">
                <text:p>-0.422222222222269</text:p>
              </table:table-cell>
              <table:table-cell office:value-type="float" office:value="-3.52222222222206">
                <text:p>-3.522222222222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.10999999999979">
                <text:p>4.10999999999979</text:p>
              </table:table-cell>
              <table:table-cell office:value-type="float" office:value="-0.420000000000047">
                <text:p>-0.420000000000047</text:p>
              </table:table-cell>
              <table:table-cell office:value-type="float" office:value="-3.52999999999984">
                <text:p>-3.5299999999998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.11999999999979">
                <text:p>4.11999999999979</text:p>
              </table:table-cell>
              <table:table-cell office:value-type="float" office:value="-0.417777777777825">
                <text:p>-0.417777777777825</text:p>
              </table:table-cell>
              <table:table-cell office:value-type="float" office:value="-3.53777777777761">
                <text:p>-3.5377777777776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.12999999999979">
                <text:p>4.12999999999979</text:p>
              </table:table-cell>
              <table:table-cell office:value-type="float" office:value="-0.415555555555603">
                <text:p>-0.415555555555603</text:p>
              </table:table-cell>
              <table:table-cell office:value-type="float" office:value="-3.54555555555539">
                <text:p>-3.5455555555553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.13999999999979">
                <text:p>4.13999999999979</text:p>
              </table:table-cell>
              <table:table-cell office:value-type="float" office:value="-0.41333333333338">
                <text:p>-0.41333333333338</text:p>
              </table:table-cell>
              <table:table-cell office:value-type="float" office:value="-3.55333333333317">
                <text:p>-3.5533333333331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14999999999979">
                <text:p>4.14999999999979</text:p>
              </table:table-cell>
              <table:table-cell office:value-type="float" office:value="-0.411111111111158">
                <text:p>-0.411111111111158</text:p>
              </table:table-cell>
              <table:table-cell office:value-type="float" office:value="-3.56111111111095">
                <text:p>-3.5611111111109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.15999999999979">
                <text:p>4.15999999999979</text:p>
              </table:table-cell>
              <table:table-cell office:value-type="float" office:value="-0.408888888888936">
                <text:p>-0.408888888888936</text:p>
              </table:table-cell>
              <table:table-cell office:value-type="float" office:value="-3.56888888888872">
                <text:p>-3.5688888888887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.16999999999979">
                <text:p>4.16999999999979</text:p>
              </table:table-cell>
              <table:table-cell office:value-type="float" office:value="-0.406666666666714">
                <text:p>-0.406666666666714</text:p>
              </table:table-cell>
              <table:table-cell office:value-type="float" office:value="-3.5766666666665">
                <text:p>-3.576666666666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.17999999999979">
                <text:p>4.17999999999979</text:p>
              </table:table-cell>
              <table:table-cell office:value-type="float" office:value="-0.404444444444492">
                <text:p>-0.404444444444492</text:p>
              </table:table-cell>
              <table:table-cell office:value-type="float" office:value="-3.58444444444428">
                <text:p>-3.584444444444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18999999999979">
                <text:p>4.18999999999979</text:p>
              </table:table-cell>
              <table:table-cell office:value-type="float" office:value="-0.40222222222227">
                <text:p>-0.40222222222227</text:p>
              </table:table-cell>
              <table:table-cell office:value-type="float" office:value="-3.59222222222206">
                <text:p>-3.5922222222220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.19999999999979">
                <text:p>4.19999999999979</text:p>
              </table:table-cell>
              <table:table-cell office:value-type="float" office:value="-0.400000000000047">
                <text:p>-0.400000000000047</text:p>
              </table:table-cell>
              <table:table-cell office:value-type="float" office:value="-3.59999999999983">
                <text:p>-3.5999999999998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.20999999999979">
                <text:p>4.20999999999979</text:p>
              </table:table-cell>
              <table:table-cell office:value-type="float" office:value="-0.397777777777825">
                <text:p>-0.397777777777825</text:p>
              </table:table-cell>
              <table:table-cell office:value-type="float" office:value="-3.60777777777761">
                <text:p>-3.6077777777776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21999999999979">
                <text:p>4.21999999999979</text:p>
              </table:table-cell>
              <table:table-cell office:value-type="float" office:value="-0.395555555555603">
                <text:p>-0.395555555555603</text:p>
              </table:table-cell>
              <table:table-cell office:value-type="float" office:value="-3.61555555555539">
                <text:p>-3.6155555555553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22999999999979">
                <text:p>4.22999999999979</text:p>
              </table:table-cell>
              <table:table-cell office:value-type="float" office:value="-0.393333333333381">
                <text:p>-0.393333333333381</text:p>
              </table:table-cell>
              <table:table-cell office:value-type="float" office:value="-3.62333333333317">
                <text:p>-3.623333333333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23999999999979">
                <text:p>4.23999999999979</text:p>
              </table:table-cell>
              <table:table-cell office:value-type="float" office:value="-0.391111111111159">
                <text:p>-0.391111111111159</text:p>
              </table:table-cell>
              <table:table-cell office:value-type="float" office:value="-3.63111111111094">
                <text:p>-3.6311111111109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24999999999979">
                <text:p>4.24999999999979</text:p>
              </table:table-cell>
              <table:table-cell office:value-type="float" office:value="-0.388888888888937">
                <text:p>-0.388888888888937</text:p>
              </table:table-cell>
              <table:table-cell office:value-type="float" office:value="-3.63888888888872">
                <text:p>-3.6388888888887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.25999999999979">
                <text:p>4.25999999999979</text:p>
              </table:table-cell>
              <table:table-cell office:value-type="float" office:value="-0.386666666666714">
                <text:p>-0.386666666666714</text:p>
              </table:table-cell>
              <table:table-cell office:value-type="float" office:value="-3.6466666666665">
                <text:p>-3.646666666666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.26999999999978">
                <text:p>4.26999999999978</text:p>
              </table:table-cell>
              <table:table-cell office:value-type="float" office:value="-0.384444444444492">
                <text:p>-0.384444444444492</text:p>
              </table:table-cell>
              <table:table-cell office:value-type="float" office:value="-3.65444444444428">
                <text:p>-3.654444444444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27999999999978">
                <text:p>4.27999999999978</text:p>
              </table:table-cell>
              <table:table-cell office:value-type="float" office:value="-0.38222222222227">
                <text:p>-0.38222222222227</text:p>
              </table:table-cell>
              <table:table-cell office:value-type="float" office:value="-3.66222222222205">
                <text:p>-3.6622222222220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28999999999978">
                <text:p>4.28999999999978</text:p>
              </table:table-cell>
              <table:table-cell office:value-type="float" office:value="-0.380000000000048">
                <text:p>-0.380000000000048</text:p>
              </table:table-cell>
              <table:table-cell office:value-type="float" office:value="-3.66999999999983">
                <text:p>-3.6699999999998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29999999999978">
                <text:p>4.29999999999978</text:p>
              </table:table-cell>
              <table:table-cell office:value-type="float" office:value="-0.377777777777826">
                <text:p>-0.377777777777826</text:p>
              </table:table-cell>
              <table:table-cell office:value-type="float" office:value="-3.67777777777761">
                <text:p>-3.6777777777776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30999999999978">
                <text:p>4.30999999999978</text:p>
              </table:table-cell>
              <table:table-cell office:value-type="float" office:value="-0.375555555555603">
                <text:p>-0.375555555555603</text:p>
              </table:table-cell>
              <table:table-cell office:value-type="float" office:value="-3.68555555555539">
                <text:p>-3.6855555555553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31999999999978">
                <text:p>4.31999999999978</text:p>
              </table:table-cell>
              <table:table-cell office:value-type="float" office:value="-0.373333333333381">
                <text:p>-0.373333333333381</text:p>
              </table:table-cell>
              <table:table-cell office:value-type="float" office:value="-3.69333333333316">
                <text:p>-3.6933333333331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32999999999978">
                <text:p>4.32999999999978</text:p>
              </table:table-cell>
              <table:table-cell office:value-type="float" office:value="-0.371111111111159">
                <text:p>-0.371111111111159</text:p>
              </table:table-cell>
              <table:table-cell office:value-type="float" office:value="-3.70111111111094">
                <text:p>-3.7011111111109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.33999999999978">
                <text:p>4.33999999999978</text:p>
              </table:table-cell>
              <table:table-cell office:value-type="float" office:value="-0.368888888888937">
                <text:p>-0.368888888888937</text:p>
              </table:table-cell>
              <table:table-cell office:value-type="float" office:value="-3.70888888888872">
                <text:p>-3.7088888888887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34999999999978">
                <text:p>4.34999999999978</text:p>
              </table:table-cell>
              <table:table-cell office:value-type="float" office:value="-0.366666666666715">
                <text:p>-0.366666666666715</text:p>
              </table:table-cell>
              <table:table-cell office:value-type="float" office:value="-3.7166666666665">
                <text:p>-3.716666666666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35999999999978">
                <text:p>4.35999999999978</text:p>
              </table:table-cell>
              <table:table-cell office:value-type="float" office:value="-0.364444444444493">
                <text:p>-0.364444444444493</text:p>
              </table:table-cell>
              <table:table-cell office:value-type="float" office:value="-3.72444444444428">
                <text:p>-3.7244444444442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.36999999999978">
                <text:p>4.36999999999978</text:p>
              </table:table-cell>
              <table:table-cell office:value-type="float" office:value="-0.36222222222227">
                <text:p>-0.36222222222227</text:p>
              </table:table-cell>
              <table:table-cell office:value-type="float" office:value="-3.73222222222205">
                <text:p>-3.732222222222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37999999999978">
                <text:p>4.37999999999978</text:p>
              </table:table-cell>
              <table:table-cell office:value-type="float" office:value="-0.360000000000048">
                <text:p>-0.360000000000048</text:p>
              </table:table-cell>
              <table:table-cell office:value-type="float" office:value="-3.73999999999983">
                <text:p>-3.7399999999998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.38999999999978">
                <text:p>4.38999999999978</text:p>
              </table:table-cell>
              <table:table-cell office:value-type="float" office:value="-0.357777777777826">
                <text:p>-0.357777777777826</text:p>
              </table:table-cell>
              <table:table-cell office:value-type="float" office:value="-3.74777777777761">
                <text:p>-3.7477777777776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39999999999978">
                <text:p>4.39999999999978</text:p>
              </table:table-cell>
              <table:table-cell office:value-type="float" office:value="-0.355555555555604">
                <text:p>-0.355555555555604</text:p>
              </table:table-cell>
              <table:table-cell office:value-type="float" office:value="-3.75555555555539">
                <text:p>-3.755555555555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.40999999999978">
                <text:p>4.40999999999978</text:p>
              </table:table-cell>
              <table:table-cell office:value-type="float" office:value="-0.353333333333382">
                <text:p>-0.353333333333382</text:p>
              </table:table-cell>
              <table:table-cell office:value-type="float" office:value="-3.76333333333316">
                <text:p>-3.7633333333331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41999999999978">
                <text:p>4.41999999999978</text:p>
              </table:table-cell>
              <table:table-cell office:value-type="float" office:value="-0.35111111111116">
                <text:p>-0.35111111111116</text:p>
              </table:table-cell>
              <table:table-cell office:value-type="float" office:value="-3.77111111111094">
                <text:p>-3.7711111111109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42999999999978">
                <text:p>4.42999999999978</text:p>
              </table:table-cell>
              <table:table-cell office:value-type="float" office:value="-0.348888888888937">
                <text:p>-0.348888888888937</text:p>
              </table:table-cell>
              <table:table-cell office:value-type="float" office:value="-3.77888888888872">
                <text:p>-3.7788888888887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43999999999978">
                <text:p>4.43999999999978</text:p>
              </table:table-cell>
              <table:table-cell office:value-type="float" office:value="-0.346666666666715">
                <text:p>-0.346666666666715</text:p>
              </table:table-cell>
              <table:table-cell office:value-type="float" office:value="-3.7866666666665">
                <text:p>-3.786666666666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.44999999999978">
                <text:p>4.44999999999978</text:p>
              </table:table-cell>
              <table:table-cell office:value-type="float" office:value="-0.344444444444493">
                <text:p>-0.344444444444493</text:p>
              </table:table-cell>
              <table:table-cell office:value-type="float" office:value="-3.79444444444427">
                <text:p>-3.7944444444442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45999999999978">
                <text:p>4.45999999999978</text:p>
              </table:table-cell>
              <table:table-cell office:value-type="float" office:value="-0.342222222222271">
                <text:p>-0.342222222222271</text:p>
              </table:table-cell>
              <table:table-cell office:value-type="float" office:value="-3.80222222222205">
                <text:p>-3.8022222222220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46999999999978">
                <text:p>4.46999999999978</text:p>
              </table:table-cell>
              <table:table-cell office:value-type="float" office:value="-0.340000000000049">
                <text:p>-0.340000000000049</text:p>
              </table:table-cell>
              <table:table-cell office:value-type="float" office:value="-3.80999999999983">
                <text:p>-3.809999999999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47999999999978">
                <text:p>4.47999999999978</text:p>
              </table:table-cell>
              <table:table-cell office:value-type="float" office:value="-0.337777777777827">
                <text:p>-0.337777777777827</text:p>
              </table:table-cell>
              <table:table-cell office:value-type="float" office:value="-3.81777777777761">
                <text:p>-3.8177777777776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48999999999978">
                <text:p>4.48999999999978</text:p>
              </table:table-cell>
              <table:table-cell office:value-type="float" office:value="-0.335555555555604">
                <text:p>-0.335555555555604</text:p>
              </table:table-cell>
              <table:table-cell office:value-type="float" office:value="-3.82555555555538">
                <text:p>-3.8255555555553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49999999999978">
                <text:p>4.49999999999978</text:p>
              </table:table-cell>
              <table:table-cell office:value-type="float" office:value="-0.333333333333382">
                <text:p>-0.333333333333382</text:p>
              </table:table-cell>
              <table:table-cell office:value-type="float" office:value="-3.83333333333316">
                <text:p>-3.833333333333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.50999999999978">
                <text:p>4.50999999999978</text:p>
              </table:table-cell>
              <table:table-cell office:value-type="float" office:value="-0.33111111111116">
                <text:p>-0.33111111111116</text:p>
              </table:table-cell>
              <table:table-cell office:value-type="float" office:value="-3.84111111111094">
                <text:p>-3.8411111111109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51999999999978">
                <text:p>4.51999999999978</text:p>
              </table:table-cell>
              <table:table-cell office:value-type="float" office:value="-0.328888888888938">
                <text:p>-0.328888888888938</text:p>
              </table:table-cell>
              <table:table-cell office:value-type="float" office:value="-3.84888888888872">
                <text:p>-3.8488888888887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52999999999978">
                <text:p>4.52999999999978</text:p>
              </table:table-cell>
              <table:table-cell office:value-type="float" office:value="-0.326666666666716">
                <text:p>-0.326666666666716</text:p>
              </table:table-cell>
              <table:table-cell office:value-type="float" office:value="-3.85666666666649">
                <text:p>-3.8566666666664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53999999999978">
                <text:p>4.53999999999978</text:p>
              </table:table-cell>
              <table:table-cell office:value-type="float" office:value="-0.324444444444494">
                <text:p>-0.324444444444494</text:p>
              </table:table-cell>
              <table:table-cell office:value-type="float" office:value="-3.86444444444427">
                <text:p>-3.8644444444442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54999999999978">
                <text:p>4.54999999999978</text:p>
              </table:table-cell>
              <table:table-cell office:value-type="float" office:value="-0.322222222222271">
                <text:p>-0.322222222222271</text:p>
              </table:table-cell>
              <table:table-cell office:value-type="float" office:value="-3.87222222222205">
                <text:p>-3.8722222222220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55999999999978">
                <text:p>4.55999999999978</text:p>
              </table:table-cell>
              <table:table-cell office:value-type="float" office:value="-0.320000000000049">
                <text:p>-0.320000000000049</text:p>
              </table:table-cell>
              <table:table-cell office:value-type="float" office:value="-3.87999999999983">
                <text:p>-3.8799999999998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56999999999978">
                <text:p>4.56999999999978</text:p>
              </table:table-cell>
              <table:table-cell office:value-type="float" office:value="-0.317777777777827">
                <text:p>-0.317777777777827</text:p>
              </table:table-cell>
              <table:table-cell office:value-type="float" office:value="-3.88777777777761">
                <text:p>-3.8877777777776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.57999999999978">
                <text:p>4.57999999999978</text:p>
              </table:table-cell>
              <table:table-cell office:value-type="float" office:value="-0.315555555555605">
                <text:p>-0.315555555555605</text:p>
              </table:table-cell>
              <table:table-cell office:value-type="float" office:value="-3.89555555555538">
                <text:p>-3.8955555555553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58999999999978">
                <text:p>4.58999999999978</text:p>
              </table:table-cell>
              <table:table-cell office:value-type="float" office:value="-0.313333333333383">
                <text:p>-0.313333333333383</text:p>
              </table:table-cell>
              <table:table-cell office:value-type="float" office:value="-3.90333333333316">
                <text:p>-3.903333333333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59999999999978">
                <text:p>4.59999999999978</text:p>
              </table:table-cell>
              <table:table-cell office:value-type="float" office:value="-0.31111111111116">
                <text:p>-0.31111111111116</text:p>
              </table:table-cell>
              <table:table-cell office:value-type="float" office:value="-3.91111111111094">
                <text:p>-3.9111111111109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60999999999978">
                <text:p>4.60999999999978</text:p>
              </table:table-cell>
              <table:table-cell office:value-type="float" office:value="-0.308888888888938">
                <text:p>-0.308888888888938</text:p>
              </table:table-cell>
              <table:table-cell office:value-type="float" office:value="-3.91888888888872">
                <text:p>-3.9188888888887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61999999999978">
                <text:p>4.61999999999978</text:p>
              </table:table-cell>
              <table:table-cell office:value-type="float" office:value="-0.306666666666716">
                <text:p>-0.306666666666716</text:p>
              </table:table-cell>
              <table:table-cell office:value-type="float" office:value="-3.92666666666649">
                <text:p>-3.9266666666664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.62999999999978">
                <text:p>4.62999999999978</text:p>
              </table:table-cell>
              <table:table-cell office:value-type="float" office:value="-0.304444444444494">
                <text:p>-0.304444444444494</text:p>
              </table:table-cell>
              <table:table-cell office:value-type="float" office:value="-3.93444444444427">
                <text:p>-3.9344444444442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63999999999978">
                <text:p>4.63999999999978</text:p>
              </table:table-cell>
              <table:table-cell office:value-type="float" office:value="-0.302222222222272">
                <text:p>-0.302222222222272</text:p>
              </table:table-cell>
              <table:table-cell office:value-type="float" office:value="-3.94222222222205">
                <text:p>-3.9422222222220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64999999999978">
                <text:p>4.64999999999978</text:p>
              </table:table-cell>
              <table:table-cell office:value-type="float" office:value="-0.30000000000005">
                <text:p>-0.30000000000005</text:p>
              </table:table-cell>
              <table:table-cell office:value-type="float" office:value="-3.94999999999983">
                <text:p>-3.949999999999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65999999999978">
                <text:p>4.65999999999978</text:p>
              </table:table-cell>
              <table:table-cell office:value-type="float" office:value="-0.297777777777827">
                <text:p>-0.297777777777827</text:p>
              </table:table-cell>
              <table:table-cell office:value-type="float" office:value="-3.9577777777776">
                <text:p>-3.957777777777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.66999999999978">
                <text:p>4.66999999999978</text:p>
              </table:table-cell>
              <table:table-cell office:value-type="float" office:value="-0.295555555555605">
                <text:p>-0.295555555555605</text:p>
              </table:table-cell>
              <table:table-cell office:value-type="float" office:value="-3.96555555555538">
                <text:p>-3.9655555555553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67999999999978">
                <text:p>4.67999999999978</text:p>
              </table:table-cell>
              <table:table-cell office:value-type="float" office:value="-0.293333333333383">
                <text:p>-0.293333333333383</text:p>
              </table:table-cell>
              <table:table-cell office:value-type="float" office:value="-3.97333333333316">
                <text:p>-3.9733333333331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.68999999999978">
                <text:p>4.68999999999978</text:p>
              </table:table-cell>
              <table:table-cell office:value-type="float" office:value="-0.291111111111161">
                <text:p>-0.291111111111161</text:p>
              </table:table-cell>
              <table:table-cell office:value-type="float" office:value="-3.98111111111094">
                <text:p>-3.9811111111109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69999999999978">
                <text:p>4.69999999999978</text:p>
              </table:table-cell>
              <table:table-cell office:value-type="float" office:value="-0.288888888888939">
                <text:p>-0.288888888888939</text:p>
              </table:table-cell>
              <table:table-cell office:value-type="float" office:value="-3.98888888888871">
                <text:p>-3.9888888888887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70999999999978">
                <text:p>4.70999999999978</text:p>
              </table:table-cell>
              <table:table-cell office:value-type="float" office:value="-0.286666666666717">
                <text:p>-0.286666666666717</text:p>
              </table:table-cell>
              <table:table-cell office:value-type="float" office:value="-3.99666666666649">
                <text:p>-3.9966666666664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.71999999999978">
                <text:p>4.71999999999978</text:p>
              </table:table-cell>
              <table:table-cell office:value-type="float" office:value="-0.284444444444494">
                <text:p>-0.284444444444494</text:p>
              </table:table-cell>
              <table:table-cell office:value-type="float" office:value="-4.00444444444427">
                <text:p>-4.0044444444442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72999999999978">
                <text:p>4.72999999999978</text:p>
              </table:table-cell>
              <table:table-cell office:value-type="float" office:value="-0.282222222222272">
                <text:p>-0.282222222222272</text:p>
              </table:table-cell>
              <table:table-cell office:value-type="float" office:value="-4.01222222222205">
                <text:p>-4.0122222222220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.73999999999977">
                <text:p>4.73999999999977</text:p>
              </table:table-cell>
              <table:table-cell office:value-type="float" office:value="-0.28000000000005">
                <text:p>-0.28000000000005</text:p>
              </table:table-cell>
              <table:table-cell office:value-type="float" office:value="-4.01999999999982">
                <text:p>-4.0199999999998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74999999999977">
                <text:p>4.74999999999977</text:p>
              </table:table-cell>
              <table:table-cell office:value-type="float" office:value="-0.277777777777828">
                <text:p>-0.277777777777828</text:p>
              </table:table-cell>
              <table:table-cell office:value-type="float" office:value="-4.0277777777776">
                <text:p>-4.027777777777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75999999999977">
                <text:p>4.75999999999977</text:p>
              </table:table-cell>
              <table:table-cell office:value-type="float" office:value="-0.275555555555606">
                <text:p>-0.275555555555606</text:p>
              </table:table-cell>
              <table:table-cell office:value-type="float" office:value="-4.03555555555538">
                <text:p>-4.0355555555553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76999999999977">
                <text:p>4.76999999999977</text:p>
              </table:table-cell>
              <table:table-cell office:value-type="float" office:value="-0.273333333333383">
                <text:p>-0.273333333333383</text:p>
              </table:table-cell>
              <table:table-cell office:value-type="float" office:value="-4.04333333333316">
                <text:p>-4.043333333333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.77999999999977">
                <text:p>4.77999999999977</text:p>
              </table:table-cell>
              <table:table-cell office:value-type="float" office:value="-0.271111111111161">
                <text:p>-0.271111111111161</text:p>
              </table:table-cell>
              <table:table-cell office:value-type="float" office:value="-4.05111111111094">
                <text:p>-4.0511111111109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78999999999977">
                <text:p>4.78999999999977</text:p>
              </table:table-cell>
              <table:table-cell office:value-type="float" office:value="-0.268888888888939">
                <text:p>-0.268888888888939</text:p>
              </table:table-cell>
              <table:table-cell office:value-type="float" office:value="-4.05888888888871">
                <text:p>-4.0588888888887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.79999999999977">
                <text:p>4.79999999999977</text:p>
              </table:table-cell>
              <table:table-cell office:value-type="float" office:value="-0.266666666666717">
                <text:p>-0.266666666666717</text:p>
              </table:table-cell>
              <table:table-cell office:value-type="float" office:value="-4.06666666666649">
                <text:p>-4.0666666666664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.80999999999977">
                <text:p>4.80999999999977</text:p>
              </table:table-cell>
              <table:table-cell office:value-type="float" office:value="-0.264444444444495">
                <text:p>-0.264444444444495</text:p>
              </table:table-cell>
              <table:table-cell office:value-type="float" office:value="-4.07444444444427">
                <text:p>-4.0744444444442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81999999999977">
                <text:p>4.81999999999977</text:p>
              </table:table-cell>
              <table:table-cell office:value-type="float" office:value="-0.262222222222273">
                <text:p>-0.262222222222273</text:p>
              </table:table-cell>
              <table:table-cell office:value-type="float" office:value="-4.08222222222205">
                <text:p>-4.0822222222220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82999999999977">
                <text:p>4.82999999999977</text:p>
              </table:table-cell>
              <table:table-cell office:value-type="float" office:value="-0.26000000000005">
                <text:p>-0.26000000000005</text:p>
              </table:table-cell>
              <table:table-cell office:value-type="float" office:value="-4.08999999999982">
                <text:p>-4.0899999999998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83999999999977">
                <text:p>4.83999999999977</text:p>
              </table:table-cell>
              <table:table-cell office:value-type="float" office:value="-0.257777777777828">
                <text:p>-0.257777777777828</text:p>
              </table:table-cell>
              <table:table-cell office:value-type="float" office:value="-4.0977777777776">
                <text:p>-4.09777777777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84999999999977">
                <text:p>4.84999999999977</text:p>
              </table:table-cell>
              <table:table-cell office:value-type="float" office:value="-0.255555555555606">
                <text:p>-0.255555555555606</text:p>
              </table:table-cell>
              <table:table-cell office:value-type="float" office:value="-4.10555555555538">
                <text:p>-4.1055555555553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.85999999999977">
                <text:p>4.85999999999977</text:p>
              </table:table-cell>
              <table:table-cell office:value-type="float" office:value="-0.253333333333384">
                <text:p>-0.253333333333384</text:p>
              </table:table-cell>
              <table:table-cell office:value-type="float" office:value="-4.11333333333316">
                <text:p>-4.1133333333331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86999999999977">
                <text:p>4.86999999999977</text:p>
              </table:table-cell>
              <table:table-cell office:value-type="float" office:value="-0.251111111111162">
                <text:p>-0.251111111111162</text:p>
              </table:table-cell>
              <table:table-cell office:value-type="float" office:value="-4.12111111111093">
                <text:p>-4.1211111111109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.87999999999977">
                <text:p>4.87999999999977</text:p>
              </table:table-cell>
              <table:table-cell office:value-type="float" office:value="-0.24888888888894">
                <text:p>-0.24888888888894</text:p>
              </table:table-cell>
              <table:table-cell office:value-type="float" office:value="-4.12888888888871">
                <text:p>-4.1288888888887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.88999999999977">
                <text:p>4.88999999999977</text:p>
              </table:table-cell>
              <table:table-cell office:value-type="float" office:value="-0.246666666666717">
                <text:p>-0.246666666666717</text:p>
              </table:table-cell>
              <table:table-cell office:value-type="float" office:value="-4.13666666666649">
                <text:p>-4.1366666666664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89999999999977">
                <text:p>4.89999999999977</text:p>
              </table:table-cell>
              <table:table-cell office:value-type="float" office:value="-0.244444444444495">
                <text:p>-0.244444444444495</text:p>
              </table:table-cell>
              <table:table-cell office:value-type="float" office:value="-4.14444444444427">
                <text:p>-4.1444444444442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90999999999977">
                <text:p>4.90999999999977</text:p>
              </table:table-cell>
              <table:table-cell office:value-type="float" office:value="-0.242222222222273">
                <text:p>-0.242222222222273</text:p>
              </table:table-cell>
              <table:table-cell office:value-type="float" office:value="-4.15222222222204">
                <text:p>-4.152222222222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.91999999999977">
                <text:p>4.91999999999977</text:p>
              </table:table-cell>
              <table:table-cell office:value-type="float" office:value="-0.240000000000051">
                <text:p>-0.240000000000051</text:p>
              </table:table-cell>
              <table:table-cell office:value-type="float" office:value="-4.15999999999982">
                <text:p>-4.1599999999998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92999999999977">
                <text:p>4.92999999999977</text:p>
              </table:table-cell>
              <table:table-cell office:value-type="float" office:value="-0.237777777777829">
                <text:p>-0.237777777777829</text:p>
              </table:table-cell>
              <table:table-cell office:value-type="float" office:value="-4.1677777777776">
                <text:p>-4.167777777777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93999999999977">
                <text:p>4.93999999999977</text:p>
              </table:table-cell>
              <table:table-cell office:value-type="float" office:value="-0.235555555555607">
                <text:p>-0.235555555555607</text:p>
              </table:table-cell>
              <table:table-cell office:value-type="float" office:value="-4.17555555555538">
                <text:p>-4.1755555555553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94999999999977">
                <text:p>4.94999999999977</text:p>
              </table:table-cell>
              <table:table-cell office:value-type="float" office:value="-0.233333333333384">
                <text:p>-0.233333333333384</text:p>
              </table:table-cell>
              <table:table-cell office:value-type="float" office:value="-4.18333333333316">
                <text:p>-4.1833333333331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95999999999977">
                <text:p>4.95999999999977</text:p>
              </table:table-cell>
              <table:table-cell office:value-type="float" office:value="-0.231111111111162">
                <text:p>-0.231111111111162</text:p>
              </table:table-cell>
              <table:table-cell office:value-type="float" office:value="-4.19111111111093">
                <text:p>-4.1911111111109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.96999999999977">
                <text:p>4.96999999999977</text:p>
              </table:table-cell>
              <table:table-cell office:value-type="float" office:value="-0.22888888888894">
                <text:p>-0.22888888888894</text:p>
              </table:table-cell>
              <table:table-cell office:value-type="float" office:value="-4.19888888888871">
                <text:p>-4.1988888888887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.97999999999977">
                <text:p>4.97999999999977</text:p>
              </table:table-cell>
              <table:table-cell office:value-type="float" office:value="-0.226666666666718">
                <text:p>-0.226666666666718</text:p>
              </table:table-cell>
              <table:table-cell office:value-type="float" office:value="-4.20666666666649">
                <text:p>-4.206666666666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.98999999999977">
                <text:p>4.98999999999977</text:p>
              </table:table-cell>
              <table:table-cell office:value-type="float" office:value="-0.224444444444496">
                <text:p>-0.224444444444496</text:p>
              </table:table-cell>
              <table:table-cell office:value-type="float" office:value="-4.21444444444427">
                <text:p>-4.2144444444442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.99999999999977">
                <text:p>4.99999999999977</text:p>
              </table:table-cell>
              <table:table-cell office:value-type="float" office:value="-0.222222222222273">
                <text:p>-0.222222222222273</text:p>
              </table:table-cell>
              <table:table-cell office:value-type="float" office:value="-4.22222222222204">
                <text:p>-4.2222222222220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.00999999999977">
                <text:p>5.00999999999977</text:p>
              </table:table-cell>
              <table:table-cell office:value-type="float" office:value="-0.220000000000051">
                <text:p>-0.220000000000051</text:p>
              </table:table-cell>
              <table:table-cell office:value-type="float" office:value="-4.22999999999982">
                <text:p>-4.2299999999998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.01999999999977">
                <text:p>5.01999999999977</text:p>
              </table:table-cell>
              <table:table-cell office:value-type="float" office:value="-0.217777777777829">
                <text:p>-0.217777777777829</text:p>
              </table:table-cell>
              <table:table-cell office:value-type="float" office:value="-4.2377777777776">
                <text:p>-4.237777777777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.02999999999977">
                <text:p>5.02999999999977</text:p>
              </table:table-cell>
              <table:table-cell office:value-type="float" office:value="-0.215555555555607">
                <text:p>-0.215555555555607</text:p>
              </table:table-cell>
              <table:table-cell office:value-type="float" office:value="-4.24555555555538">
                <text:p>-4.2455555555553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.03999999999977">
                <text:p>5.03999999999977</text:p>
              </table:table-cell>
              <table:table-cell office:value-type="float" office:value="-0.213333333333385">
                <text:p>-0.213333333333385</text:p>
              </table:table-cell>
              <table:table-cell office:value-type="float" office:value="-4.25333333333315">
                <text:p>-4.253333333333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.04999999999977">
                <text:p>5.04999999999977</text:p>
              </table:table-cell>
              <table:table-cell office:value-type="float" office:value="-0.211111111111163">
                <text:p>-0.211111111111163</text:p>
              </table:table-cell>
              <table:table-cell office:value-type="float" office:value="-4.26111111111093">
                <text:p>-4.2611111111109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.05999999999977">
                <text:p>5.05999999999977</text:p>
              </table:table-cell>
              <table:table-cell office:value-type="float" office:value="-0.20888888888894">
                <text:p>-0.20888888888894</text:p>
              </table:table-cell>
              <table:table-cell office:value-type="float" office:value="-4.26888888888871">
                <text:p>-4.2688888888887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.06999999999977">
                <text:p>5.06999999999977</text:p>
              </table:table-cell>
              <table:table-cell office:value-type="float" office:value="-0.206666666666718">
                <text:p>-0.206666666666718</text:p>
              </table:table-cell>
              <table:table-cell office:value-type="float" office:value="-4.27666666666649">
                <text:p>-4.2766666666664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.07999999999977">
                <text:p>5.07999999999977</text:p>
              </table:table-cell>
              <table:table-cell office:value-type="float" office:value="-0.204444444444496">
                <text:p>-0.204444444444496</text:p>
              </table:table-cell>
              <table:table-cell office:value-type="float" office:value="-4.28444444444426">
                <text:p>-4.2844444444442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08999999999977">
                <text:p>5.08999999999977</text:p>
              </table:table-cell>
              <table:table-cell office:value-type="float" office:value="-0.202222222222274">
                <text:p>-0.202222222222274</text:p>
              </table:table-cell>
              <table:table-cell office:value-type="float" office:value="-4.29222222222204">
                <text:p>-4.2922222222220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.09999999999977">
                <text:p>5.09999999999977</text:p>
              </table:table-cell>
              <table:table-cell office:value-type="float" office:value="-0.200000000000052">
                <text:p>-0.200000000000052</text:p>
              </table:table-cell>
              <table:table-cell office:value-type="float" office:value="-4.29999999999982">
                <text:p>-4.2999999999998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.10999999999977">
                <text:p>5.10999999999977</text:p>
              </table:table-cell>
              <table:table-cell office:value-type="float" office:value="-0.19777777777783">
                <text:p>-0.19777777777783</text:p>
              </table:table-cell>
              <table:table-cell office:value-type="float" office:value="-4.3077777777776">
                <text:p>-4.307777777777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11999999999977">
                <text:p>5.11999999999977</text:p>
              </table:table-cell>
              <table:table-cell office:value-type="float" office:value="-0.195555555555607">
                <text:p>-0.195555555555607</text:p>
              </table:table-cell>
              <table:table-cell office:value-type="float" office:value="-4.31555555555537">
                <text:p>-4.315555555555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.12999999999977">
                <text:p>5.12999999999977</text:p>
              </table:table-cell>
              <table:table-cell office:value-type="float" office:value="-0.193333333333385">
                <text:p>-0.193333333333385</text:p>
              </table:table-cell>
              <table:table-cell office:value-type="float" office:value="-4.32333333333315">
                <text:p>-4.3233333333331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.13999999999977">
                <text:p>5.13999999999977</text:p>
              </table:table-cell>
              <table:table-cell office:value-type="float" office:value="-0.191111111111163">
                <text:p>-0.191111111111163</text:p>
              </table:table-cell>
              <table:table-cell office:value-type="float" office:value="-4.33111111111093">
                <text:p>-4.3311111111109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.14999999999977">
                <text:p>5.14999999999977</text:p>
              </table:table-cell>
              <table:table-cell office:value-type="float" office:value="-0.188888888888941">
                <text:p>-0.188888888888941</text:p>
              </table:table-cell>
              <table:table-cell office:value-type="float" office:value="-4.33888888888871">
                <text:p>-4.3388888888887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.15999999999977">
                <text:p>5.15999999999977</text:p>
              </table:table-cell>
              <table:table-cell office:value-type="float" office:value="-0.186666666666719">
                <text:p>-0.186666666666719</text:p>
              </table:table-cell>
              <table:table-cell office:value-type="float" office:value="-4.34666666666648">
                <text:p>-4.3466666666664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.16999999999977">
                <text:p>5.16999999999977</text:p>
              </table:table-cell>
              <table:table-cell office:value-type="float" office:value="-0.184444444444497">
                <text:p>-0.184444444444497</text:p>
              </table:table-cell>
              <table:table-cell office:value-type="float" office:value="-4.35444444444426">
                <text:p>-4.3544444444442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.17999999999977">
                <text:p>5.17999999999977</text:p>
              </table:table-cell>
              <table:table-cell office:value-type="float" office:value="-0.182222222222274">
                <text:p>-0.182222222222274</text:p>
              </table:table-cell>
              <table:table-cell office:value-type="float" office:value="-4.36222222222204">
                <text:p>-4.3622222222220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.18999999999977">
                <text:p>5.18999999999977</text:p>
              </table:table-cell>
              <table:table-cell office:value-type="float" office:value="-0.180000000000052">
                <text:p>-0.180000000000052</text:p>
              </table:table-cell>
              <table:table-cell office:value-type="float" office:value="-4.36999999999982">
                <text:p>-4.3699999999998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.19999999999977">
                <text:p>5.19999999999977</text:p>
              </table:table-cell>
              <table:table-cell office:value-type="float" office:value="-0.17777777777783">
                <text:p>-0.17777777777783</text:p>
              </table:table-cell>
              <table:table-cell office:value-type="float" office:value="-4.3777777777776">
                <text:p>-4.377777777777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.20999999999976">
                <text:p>5.20999999999976</text:p>
              </table:table-cell>
              <table:table-cell office:value-type="float" office:value="-0.175555555555608">
                <text:p>-0.175555555555608</text:p>
              </table:table-cell>
              <table:table-cell office:value-type="float" office:value="-4.38555555555537">
                <text:p>-4.3855555555553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.21999999999976">
                <text:p>5.21999999999976</text:p>
              </table:table-cell>
              <table:table-cell office:value-type="float" office:value="-0.173333333333386">
                <text:p>-0.173333333333386</text:p>
              </table:table-cell>
              <table:table-cell office:value-type="float" office:value="-4.39333333333315">
                <text:p>-4.3933333333331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.22999999999976">
                <text:p>5.22999999999976</text:p>
              </table:table-cell>
              <table:table-cell office:value-type="float" office:value="-0.171111111111163">
                <text:p>-0.171111111111163</text:p>
              </table:table-cell>
              <table:table-cell office:value-type="float" office:value="-4.40111111111093">
                <text:p>-4.4011111111109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.23999999999976">
                <text:p>5.23999999999976</text:p>
              </table:table-cell>
              <table:table-cell office:value-type="float" office:value="-0.168888888888941">
                <text:p>-0.168888888888941</text:p>
              </table:table-cell>
              <table:table-cell office:value-type="float" office:value="-4.40888888888871">
                <text:p>-4.4088888888887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.24999999999976">
                <text:p>5.24999999999976</text:p>
              </table:table-cell>
              <table:table-cell office:value-type="float" office:value="-0.166666666666719">
                <text:p>-0.166666666666719</text:p>
              </table:table-cell>
              <table:table-cell office:value-type="float" office:value="-4.41666666666648">
                <text:p>-4.4166666666664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.25999999999976">
                <text:p>5.25999999999976</text:p>
              </table:table-cell>
              <table:table-cell office:value-type="float" office:value="-0.164444444444497">
                <text:p>-0.164444444444497</text:p>
              </table:table-cell>
              <table:table-cell office:value-type="float" office:value="-4.42444444444426">
                <text:p>-4.4244444444442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.26999999999976">
                <text:p>5.26999999999976</text:p>
              </table:table-cell>
              <table:table-cell office:value-type="float" office:value="-0.162222222222275">
                <text:p>-0.162222222222275</text:p>
              </table:table-cell>
              <table:table-cell office:value-type="float" office:value="-4.43222222222204">
                <text:p>-4.4322222222220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.27999999999976">
                <text:p>5.27999999999976</text:p>
              </table:table-cell>
              <table:table-cell office:value-type="float" office:value="-0.160000000000053">
                <text:p>-0.160000000000053</text:p>
              </table:table-cell>
              <table:table-cell office:value-type="float" office:value="-4.43999999999982">
                <text:p>-4.439999999999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.28999999999976">
                <text:p>5.28999999999976</text:p>
              </table:table-cell>
              <table:table-cell office:value-type="float" office:value="-0.15777777777783">
                <text:p>-0.15777777777783</text:p>
              </table:table-cell>
              <table:table-cell office:value-type="float" office:value="-4.44777777777759">
                <text:p>-4.447777777777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.29999999999976">
                <text:p>5.29999999999976</text:p>
              </table:table-cell>
              <table:table-cell office:value-type="float" office:value="-0.155555555555608">
                <text:p>-0.155555555555608</text:p>
              </table:table-cell>
              <table:table-cell office:value-type="float" office:value="-4.45555555555537">
                <text:p>-4.4555555555553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.30999999999976">
                <text:p>5.30999999999976</text:p>
              </table:table-cell>
              <table:table-cell office:value-type="float" office:value="-0.153333333333386">
                <text:p>-0.153333333333386</text:p>
              </table:table-cell>
              <table:table-cell office:value-type="float" office:value="-4.46333333333315">
                <text:p>-4.4633333333331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.31999999999976">
                <text:p>5.31999999999976</text:p>
              </table:table-cell>
              <table:table-cell office:value-type="float" office:value="-0.151111111111164">
                <text:p>-0.151111111111164</text:p>
              </table:table-cell>
              <table:table-cell office:value-type="float" office:value="-4.47111111111093">
                <text:p>-4.4711111111109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.32999999999976">
                <text:p>5.32999999999976</text:p>
              </table:table-cell>
              <table:table-cell office:value-type="float" office:value="-0.148888888888942">
                <text:p>-0.148888888888942</text:p>
              </table:table-cell>
              <table:table-cell office:value-type="float" office:value="-4.4788888888887">
                <text:p>-4.478888888888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.33999999999976">
                <text:p>5.33999999999976</text:p>
              </table:table-cell>
              <table:table-cell office:value-type="float" office:value="-0.14666666666672">
                <text:p>-0.14666666666672</text:p>
              </table:table-cell>
              <table:table-cell office:value-type="float" office:value="-4.48666666666648">
                <text:p>-4.4866666666664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.34999999999976">
                <text:p>5.34999999999976</text:p>
              </table:table-cell>
              <table:table-cell office:value-type="float" office:value="-0.144444444444497">
                <text:p>-0.144444444444497</text:p>
              </table:table-cell>
              <table:table-cell office:value-type="float" office:value="-4.49444444444426">
                <text:p>-4.494444444444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.35999999999976">
                <text:p>5.35999999999976</text:p>
              </table:table-cell>
              <table:table-cell office:value-type="float" office:value="-0.142222222222275">
                <text:p>-0.142222222222275</text:p>
              </table:table-cell>
              <table:table-cell office:value-type="float" office:value="-4.50222222222204">
                <text:p>-4.5022222222220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.36999999999976">
                <text:p>5.36999999999976</text:p>
              </table:table-cell>
              <table:table-cell office:value-type="float" office:value="-0.140000000000053">
                <text:p>-0.140000000000053</text:p>
              </table:table-cell>
              <table:table-cell office:value-type="float" office:value="-4.50999999999981">
                <text:p>-4.5099999999998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.37999999999976">
                <text:p>5.37999999999976</text:p>
              </table:table-cell>
              <table:table-cell office:value-type="float" office:value="-0.137777777777831">
                <text:p>-0.137777777777831</text:p>
              </table:table-cell>
              <table:table-cell office:value-type="float" office:value="-4.51777777777759">
                <text:p>-4.5177777777775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.38999999999976">
                <text:p>5.38999999999976</text:p>
              </table:table-cell>
              <table:table-cell office:value-type="float" office:value="-0.135555555555609">
                <text:p>-0.135555555555609</text:p>
              </table:table-cell>
              <table:table-cell office:value-type="float" office:value="-4.52555555555537">
                <text:p>-4.5255555555553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.39999999999976">
                <text:p>5.39999999999976</text:p>
              </table:table-cell>
              <table:table-cell office:value-type="float" office:value="-0.133333333333386">
                <text:p>-0.133333333333386</text:p>
              </table:table-cell>
              <table:table-cell office:value-type="float" office:value="-4.53333333333315">
                <text:p>-4.5333333333331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.40999999999976">
                <text:p>5.40999999999976</text:p>
              </table:table-cell>
              <table:table-cell office:value-type="float" office:value="-0.131111111111164">
                <text:p>-0.131111111111164</text:p>
              </table:table-cell>
              <table:table-cell office:value-type="float" office:value="-4.54111111111092">
                <text:p>-4.541111111110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.41999999999976">
                <text:p>5.41999999999976</text:p>
              </table:table-cell>
              <table:table-cell office:value-type="float" office:value="-0.128888888888942">
                <text:p>-0.128888888888942</text:p>
              </table:table-cell>
              <table:table-cell office:value-type="float" office:value="-4.5488888888887">
                <text:p>-4.548888888888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.42999999999976">
                <text:p>5.42999999999976</text:p>
              </table:table-cell>
              <table:table-cell office:value-type="float" office:value="-0.12666666666672">
                <text:p>-0.12666666666672</text:p>
              </table:table-cell>
              <table:table-cell office:value-type="float" office:value="-4.55666666666648">
                <text:p>-4.5566666666664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.43999999999976">
                <text:p>5.43999999999976</text:p>
              </table:table-cell>
              <table:table-cell office:value-type="float" office:value="-0.124444444444498">
                <text:p>-0.124444444444498</text:p>
              </table:table-cell>
              <table:table-cell office:value-type="float" office:value="-4.56444444444426">
                <text:p>-4.5644444444442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.44999999999976">
                <text:p>5.44999999999976</text:p>
              </table:table-cell>
              <table:table-cell office:value-type="float" office:value="-0.122222222222276">
                <text:p>-0.122222222222276</text:p>
              </table:table-cell>
              <table:table-cell office:value-type="float" office:value="-4.57222222222203">
                <text:p>-4.5722222222220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.45999999999976">
                <text:p>5.45999999999976</text:p>
              </table:table-cell>
              <table:table-cell office:value-type="float" office:value="-0.120000000000053">
                <text:p>-0.120000000000053</text:p>
              </table:table-cell>
              <table:table-cell office:value-type="float" office:value="-4.57999999999981">
                <text:p>-4.5799999999998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.46999999999976">
                <text:p>5.46999999999976</text:p>
              </table:table-cell>
              <table:table-cell office:value-type="float" office:value="-0.117777777777831">
                <text:p>-0.117777777777831</text:p>
              </table:table-cell>
              <table:table-cell office:value-type="float" office:value="-4.58777777777759">
                <text:p>-4.5877777777775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.47999999999976">
                <text:p>5.47999999999976</text:p>
              </table:table-cell>
              <table:table-cell office:value-type="float" office:value="-0.115555555555609">
                <text:p>-0.115555555555609</text:p>
              </table:table-cell>
              <table:table-cell office:value-type="float" office:value="-4.59555555555537">
                <text:p>-4.5955555555553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.48999999999976">
                <text:p>5.48999999999976</text:p>
              </table:table-cell>
              <table:table-cell office:value-type="float" office:value="-0.113333333333387">
                <text:p>-0.113333333333387</text:p>
              </table:table-cell>
              <table:table-cell office:value-type="float" office:value="-4.60333333333315">
                <text:p>-4.603333333333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.49999999999976">
                <text:p>5.49999999999976</text:p>
              </table:table-cell>
              <table:table-cell office:value-type="float" office:value="-0.111111111111165">
                <text:p>-0.111111111111165</text:p>
              </table:table-cell>
              <table:table-cell office:value-type="float" office:value="-4.61111111111092">
                <text:p>-4.611111111110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.50999999999976">
                <text:p>5.50999999999976</text:p>
              </table:table-cell>
              <table:table-cell office:value-type="float" office:value="-0.108888888888943">
                <text:p>-0.108888888888943</text:p>
              </table:table-cell>
              <table:table-cell office:value-type="float" office:value="-4.6188888888887">
                <text:p>-4.618888888888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.51999999999976">
                <text:p>5.51999999999976</text:p>
              </table:table-cell>
              <table:table-cell office:value-type="float" office:value="-0.10666666666672">
                <text:p>-0.10666666666672</text:p>
              </table:table-cell>
              <table:table-cell office:value-type="float" office:value="-4.62666666666648">
                <text:p>-4.6266666666664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.52999999999976">
                <text:p>5.52999999999976</text:p>
              </table:table-cell>
              <table:table-cell office:value-type="float" office:value="-0.104444444444498">
                <text:p>-0.104444444444498</text:p>
              </table:table-cell>
              <table:table-cell office:value-type="float" office:value="-4.63444444444426">
                <text:p>-4.6344444444442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.53999999999976">
                <text:p>5.53999999999976</text:p>
              </table:table-cell>
              <table:table-cell office:value-type="float" office:value="-0.102222222222276">
                <text:p>-0.102222222222276</text:p>
              </table:table-cell>
              <table:table-cell office:value-type="float" office:value="-4.64222222222203">
                <text:p>-4.6422222222220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.54999999999976">
                <text:p>5.54999999999976</text:p>
              </table:table-cell>
              <table:table-cell office:value-type="float" office:value="-0.100000000000054">
                <text:p>-0.100000000000054</text:p>
              </table:table-cell>
              <table:table-cell office:value-type="float" office:value="-4.64999999999981">
                <text:p>-4.6499999999998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.55999999999976">
                <text:p>5.55999999999976</text:p>
              </table:table-cell>
              <table:table-cell office:value-type="float" office:value="-0.0977777777778317">
                <text:p>-0.0977777777778317</text:p>
              </table:table-cell>
              <table:table-cell office:value-type="float" office:value="-4.65777777777759">
                <text:p>-4.6577777777775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.56999999999976">
                <text:p>5.56999999999976</text:p>
              </table:table-cell>
              <table:table-cell office:value-type="float" office:value="-0.0955555555556096">
                <text:p>-0.0955555555556096</text:p>
              </table:table-cell>
              <table:table-cell office:value-type="float" office:value="-4.66555555555537">
                <text:p>-4.6655555555553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.57999999999976">
                <text:p>5.57999999999976</text:p>
              </table:table-cell>
              <table:table-cell office:value-type="float" office:value="-0.0933333333333872">
                <text:p>-0.0933333333333872</text:p>
              </table:table-cell>
              <table:table-cell office:value-type="float" office:value="-4.67333333333314">
                <text:p>-4.673333333333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.58999999999976">
                <text:p>5.58999999999976</text:p>
              </table:table-cell>
              <table:table-cell office:value-type="float" office:value="-0.0911111111111651">
                <text:p>-0.0911111111111651</text:p>
              </table:table-cell>
              <table:table-cell office:value-type="float" office:value="-4.68111111111092">
                <text:p>-4.6811111111109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.59999999999976">
                <text:p>5.59999999999976</text:p>
              </table:table-cell>
              <table:table-cell office:value-type="float" office:value="-0.088888888888943">
                <text:p>-0.088888888888943</text:p>
              </table:table-cell>
              <table:table-cell office:value-type="float" office:value="-4.6888888888887">
                <text:p>-4.688888888888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.60999999999976">
                <text:p>5.60999999999976</text:p>
              </table:table-cell>
              <table:table-cell office:value-type="float" office:value="-0.0866666666667208">
                <text:p>-0.0866666666667208</text:p>
              </table:table-cell>
              <table:table-cell office:value-type="float" office:value="-4.69666666666648">
                <text:p>-4.6966666666664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.61999999999976">
                <text:p>5.61999999999976</text:p>
              </table:table-cell>
              <table:table-cell office:value-type="float" office:value="-0.0844444444444987">
                <text:p>-0.0844444444444987</text:p>
              </table:table-cell>
              <table:table-cell office:value-type="float" office:value="-4.70444444444425">
                <text:p>-4.7044444444442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.62999999999976">
                <text:p>5.62999999999976</text:p>
              </table:table-cell>
              <table:table-cell office:value-type="float" office:value="-0.0822222222222764">
                <text:p>-0.0822222222222764</text:p>
              </table:table-cell>
              <table:table-cell office:value-type="float" office:value="-4.71222222222203">
                <text:p>-4.7122222222220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.63999999999976">
                <text:p>5.63999999999976</text:p>
              </table:table-cell>
              <table:table-cell office:value-type="float" office:value="-0.0800000000000543">
                <text:p>-0.0800000000000543</text:p>
              </table:table-cell>
              <table:table-cell office:value-type="float" office:value="-4.71999999999981">
                <text:p>-4.7199999999998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.64999999999976">
                <text:p>5.64999999999976</text:p>
              </table:table-cell>
              <table:table-cell office:value-type="float" office:value="-0.0777777777778321">
                <text:p>-0.0777777777778321</text:p>
              </table:table-cell>
              <table:table-cell office:value-type="float" office:value="-4.72777777777759">
                <text:p>-4.7277777777775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.65999999999976">
                <text:p>5.65999999999976</text:p>
              </table:table-cell>
              <table:table-cell office:value-type="float" office:value="-0.07555555555561">
                <text:p>-0.07555555555561</text:p>
              </table:table-cell>
              <table:table-cell office:value-type="float" office:value="-4.73555555555537">
                <text:p>-4.735555555555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.66999999999976">
                <text:p>5.66999999999976</text:p>
              </table:table-cell>
              <table:table-cell office:value-type="float" office:value="-0.0733333333333877">
                <text:p>-0.0733333333333877</text:p>
              </table:table-cell>
              <table:table-cell office:value-type="float" office:value="-4.74333333333314">
                <text:p>-4.743333333333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.67999999999975">
                <text:p>5.67999999999975</text:p>
              </table:table-cell>
              <table:table-cell office:value-type="float" office:value="-0.0711111111111655">
                <text:p>-0.0711111111111655</text:p>
              </table:table-cell>
              <table:table-cell office:value-type="float" office:value="-4.75111111111092">
                <text:p>-4.751111111110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.68999999999975">
                <text:p>5.68999999999975</text:p>
              </table:table-cell>
              <table:table-cell office:value-type="float" office:value="-0.0688888888889434">
                <text:p>-0.0688888888889434</text:p>
              </table:table-cell>
              <table:table-cell office:value-type="float" office:value="-4.7588888888887">
                <text:p>-4.758888888888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.69999999999975">
                <text:p>5.69999999999975</text:p>
              </table:table-cell>
              <table:table-cell office:value-type="float" office:value="-0.0666666666667213">
                <text:p>-0.0666666666667213</text:p>
              </table:table-cell>
              <table:table-cell office:value-type="float" office:value="-4.76666666666648">
                <text:p>-4.7666666666664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.70999999999975">
                <text:p>5.70999999999975</text:p>
              </table:table-cell>
              <table:table-cell office:value-type="float" office:value="-0.0644444444444992">
                <text:p>-0.0644444444444992</text:p>
              </table:table-cell>
              <table:table-cell office:value-type="float" office:value="-4.77444444444425">
                <text:p>-4.7744444444442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.71999999999975">
                <text:p>5.71999999999975</text:p>
              </table:table-cell>
              <table:table-cell office:value-type="float" office:value="-0.0622222222222768">
                <text:p>-0.0622222222222768</text:p>
              </table:table-cell>
              <table:table-cell office:value-type="float" office:value="-4.78222222222203">
                <text:p>-4.782222222222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.72999999999975">
                <text:p>5.72999999999975</text:p>
              </table:table-cell>
              <table:table-cell office:value-type="float" office:value="-0.0600000000000547">
                <text:p>-0.0600000000000547</text:p>
              </table:table-cell>
              <table:table-cell office:value-type="float" office:value="-4.78999999999981">
                <text:p>-4.7899999999998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.73999999999975">
                <text:p>5.73999999999975</text:p>
              </table:table-cell>
              <table:table-cell office:value-type="float" office:value="-0.0577777777778326">
                <text:p>-0.0577777777778326</text:p>
              </table:table-cell>
              <table:table-cell office:value-type="float" office:value="-4.79777777777759">
                <text:p>-4.7977777777775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.74999999999975">
                <text:p>5.74999999999975</text:p>
              </table:table-cell>
              <table:table-cell office:value-type="float" office:value="-0.0555555555556104">
                <text:p>-0.0555555555556104</text:p>
              </table:table-cell>
              <table:table-cell office:value-type="float" office:value="-4.80555555555536">
                <text:p>-4.8055555555553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.75999999999975">
                <text:p>5.75999999999975</text:p>
              </table:table-cell>
              <table:table-cell office:value-type="float" office:value="-0.0533333333333881">
                <text:p>-0.0533333333333881</text:p>
              </table:table-cell>
              <table:table-cell office:value-type="float" office:value="-4.81333333333314">
                <text:p>-4.813333333333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.76999999999975">
                <text:p>5.76999999999975</text:p>
              </table:table-cell>
              <table:table-cell office:value-type="float" office:value="-0.051111111111166">
                <text:p>-0.051111111111166</text:p>
              </table:table-cell>
              <table:table-cell office:value-type="float" office:value="-4.82111111111092">
                <text:p>-4.8211111111109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.77999999999975">
                <text:p>5.77999999999975</text:p>
              </table:table-cell>
              <table:table-cell office:value-type="float" office:value="-0.0488888888889438">
                <text:p>-0.0488888888889438</text:p>
              </table:table-cell>
              <table:table-cell office:value-type="float" office:value="-4.8288888888887">
                <text:p>-4.828888888888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.78999999999975">
                <text:p>5.78999999999975</text:p>
              </table:table-cell>
              <table:table-cell office:value-type="float" office:value="-0.0466666666667217">
                <text:p>-0.0466666666667217</text:p>
              </table:table-cell>
              <table:table-cell office:value-type="float" office:value="-4.83666666666647">
                <text:p>-4.8366666666664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.79999999999975">
                <text:p>5.79999999999975</text:p>
              </table:table-cell>
              <table:table-cell office:value-type="float" office:value="-0.0444444444444996">
                <text:p>-0.0444444444444996</text:p>
              </table:table-cell>
              <table:table-cell office:value-type="float" office:value="-4.84444444444425">
                <text:p>-4.8444444444442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.80999999999975">
                <text:p>5.80999999999975</text:p>
              </table:table-cell>
              <table:table-cell office:value-type="float" office:value="-0.0422222222222772">
                <text:p>-0.0422222222222772</text:p>
              </table:table-cell>
              <table:table-cell office:value-type="float" office:value="-4.85222222222203">
                <text:p>-4.8522222222220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.81999999999975">
                <text:p>5.81999999999975</text:p>
              </table:table-cell>
              <table:table-cell office:value-type="float" office:value="-0.0400000000000551">
                <text:p>-0.0400000000000551</text:p>
              </table:table-cell>
              <table:table-cell office:value-type="float" office:value="-4.85999999999981">
                <text:p>-4.859999999999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.82999999999975">
                <text:p>5.82999999999975</text:p>
              </table:table-cell>
              <table:table-cell office:value-type="float" office:value="-0.037777777777833">
                <text:p>-0.037777777777833</text:p>
              </table:table-cell>
              <table:table-cell office:value-type="float" office:value="-4.86777777777758">
                <text:p>-4.8677777777775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.83999999999975">
                <text:p>5.83999999999975</text:p>
              </table:table-cell>
              <table:table-cell office:value-type="float" office:value="-0.0355555555556109">
                <text:p>-0.0355555555556109</text:p>
              </table:table-cell>
              <table:table-cell office:value-type="float" office:value="-4.87555555555536">
                <text:p>-4.8755555555553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.84999999999975">
                <text:p>5.84999999999975</text:p>
              </table:table-cell>
              <table:table-cell office:value-type="float" office:value="-0.0333333333333885">
                <text:p>-0.0333333333333885</text:p>
              </table:table-cell>
              <table:table-cell office:value-type="float" office:value="-4.88333333333314">
                <text:p>-4.8833333333331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.85999999999975">
                <text:p>5.85999999999975</text:p>
              </table:table-cell>
              <table:table-cell office:value-type="float" office:value="-0.0311111111111664">
                <text:p>-0.0311111111111664</text:p>
              </table:table-cell>
              <table:table-cell office:value-type="float" office:value="-4.89111111111092">
                <text:p>-4.8911111111109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.86999999999975">
                <text:p>5.86999999999975</text:p>
              </table:table-cell>
              <table:table-cell office:value-type="float" office:value="-0.0288888888889443">
                <text:p>-0.0288888888889443</text:p>
              </table:table-cell>
              <table:table-cell office:value-type="float" office:value="-4.89888888888869">
                <text:p>-4.8988888888886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.87999999999975">
                <text:p>5.87999999999975</text:p>
              </table:table-cell>
              <table:table-cell office:value-type="float" office:value="-0.0266666666667221">
                <text:p>-0.0266666666667221</text:p>
              </table:table-cell>
              <table:table-cell office:value-type="float" office:value="-4.90666666666647">
                <text:p>-4.906666666666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.88999999999975">
                <text:p>5.88999999999975</text:p>
              </table:table-cell>
              <table:table-cell office:value-type="float" office:value="-0.0244444444445">
                <text:p>-0.0244444444445</text:p>
              </table:table-cell>
              <table:table-cell office:value-type="float" office:value="-4.91444444444425">
                <text:p>-4.9144444444442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.89999999999975">
                <text:p>5.89999999999975</text:p>
              </table:table-cell>
              <table:table-cell office:value-type="float" office:value="-0.0222222222222777">
                <text:p>-0.0222222222222777</text:p>
              </table:table-cell>
              <table:table-cell office:value-type="float" office:value="-4.92222222222203">
                <text:p>-4.9222222222220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.90999999999975">
                <text:p>5.90999999999975</text:p>
              </table:table-cell>
              <table:table-cell office:value-type="float" office:value="-0.0200000000000555">
                <text:p>-0.0200000000000555</text:p>
              </table:table-cell>
              <table:table-cell office:value-type="float" office:value="-4.92999999999981">
                <text:p>-4.9299999999998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.91999999999975">
                <text:p>5.91999999999975</text:p>
              </table:table-cell>
              <table:table-cell office:value-type="float" office:value="-0.0177777777778334">
                <text:p>-0.0177777777778334</text:p>
              </table:table-cell>
              <table:table-cell office:value-type="float" office:value="-4.93777777777758">
                <text:p>-4.9377777777775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.92999999999975">
                <text:p>5.92999999999975</text:p>
              </table:table-cell>
              <table:table-cell office:value-type="float" office:value="-0.0155555555556113">
                <text:p>-0.0155555555556113</text:p>
              </table:table-cell>
              <table:table-cell office:value-type="float" office:value="-4.94555555555536">
                <text:p>-4.9455555555553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.93999999999975">
                <text:p>5.93999999999975</text:p>
              </table:table-cell>
              <table:table-cell office:value-type="float" office:value="-0.0133333333333889">
                <text:p>-0.0133333333333889</text:p>
              </table:table-cell>
              <table:table-cell office:value-type="float" office:value="-4.95333333333314">
                <text:p>-4.9533333333331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.94999999999975">
                <text:p>5.94999999999975</text:p>
              </table:table-cell>
              <table:table-cell office:value-type="float" office:value="-0.0111111111111668">
                <text:p>-0.0111111111111668</text:p>
              </table:table-cell>
              <table:table-cell office:value-type="float" office:value="-4.96111111111092">
                <text:p>-4.9611111111109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.95999999999975">
                <text:p>5.95999999999975</text:p>
              </table:table-cell>
              <table:table-cell office:value-type="float" office:value="-0.00888888888894468">
                <text:p>-0.00888888888894468</text:p>
              </table:table-cell>
              <table:table-cell office:value-type="float" office:value="-4.96888888888869">
                <text:p>-4.9688888888886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.96999999999975">
                <text:p>5.96999999999975</text:p>
              </table:table-cell>
              <table:table-cell office:value-type="float" office:value="-0.00666666666672255">
                <text:p>-0.00666666666672255</text:p>
              </table:table-cell>
              <table:table-cell office:value-type="float" office:value="-4.97666666666647">
                <text:p>-4.9766666666664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.97999999999975">
                <text:p>5.97999999999975</text:p>
              </table:table-cell>
              <table:table-cell office:value-type="float" office:value="-0.00444444444450043">
                <text:p>-0.00444444444450043</text:p>
              </table:table-cell>
              <table:table-cell office:value-type="float" office:value="-4.98444444444425">
                <text:p>-4.9844444444442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.98999999999975">
                <text:p>5.98999999999975</text:p>
              </table:table-cell>
              <table:table-cell office:value-type="float" office:value="-0.00222222222227808">
                <text:p>-0.00222222222227808</text:p>
              </table:table-cell>
              <table:table-cell office:value-type="float" office:value="-4.99222222222203">
                <text:p>-4.9922222222220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.99999999999975">
                <text:p>5.99999999999975</text:p>
              </table:table-cell>
              <table:table-cell office:value-type="float" office:value="-0.00000000000005595524">
                <text:p>-0.00000000000005595524</text:p>
              </table:table-cell>
              <table:table-cell office:value-type="float" office:value="-4.9999999999998">
                <text:p>-4.999999999999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.00999999999975">
                <text:p>6.00999999999975</text:p>
              </table:table-cell>
              <table:table-cell office:value-type="float" office:value="0.00222222222216617">
                <text:p>0.00222222222216617</text:p>
              </table:table-cell>
              <table:table-cell office:value-type="float" office:value="-5.00777777777758">
                <text:p>-5.0077777777775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.01999999999975">
                <text:p>6.01999999999975</text:p>
              </table:table-cell>
              <table:table-cell office:value-type="float" office:value="0.0044444444443883">
                <text:p>0.0044444444443883</text:p>
              </table:table-cell>
              <table:table-cell office:value-type="float" office:value="-5.01555555555536">
                <text:p>-5.0155555555553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.02999999999975">
                <text:p>6.02999999999975</text:p>
              </table:table-cell>
              <table:table-cell office:value-type="float" office:value="0.00666666666661064">
                <text:p>0.00666666666661064</text:p>
              </table:table-cell>
              <table:table-cell office:value-type="float" office:value="-5.02333333333314">
                <text:p>-5.0233333333331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.03999999999975">
                <text:p>6.03999999999975</text:p>
              </table:table-cell>
              <table:table-cell office:value-type="float" office:value="0.00888888888883277">
                <text:p>0.00888888888883277</text:p>
              </table:table-cell>
              <table:table-cell office:value-type="float" office:value="-5.03111111111091">
                <text:p>-5.0311111111109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.04999999999975">
                <text:p>6.04999999999975</text:p>
              </table:table-cell>
              <table:table-cell office:value-type="float" office:value="0.0111111111110549">
                <text:p>0.0111111111110549</text:p>
              </table:table-cell>
              <table:table-cell office:value-type="float" office:value="-5.03888888888869">
                <text:p>-5.0388888888886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.05999999999975">
                <text:p>6.05999999999975</text:p>
              </table:table-cell>
              <table:table-cell office:value-type="float" office:value="0.013333333333277">
                <text:p>0.013333333333277</text:p>
              </table:table-cell>
              <table:table-cell office:value-type="float" office:value="-5.04666666666647">
                <text:p>-5.0466666666664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.06999999999975">
                <text:p>6.06999999999975</text:p>
              </table:table-cell>
              <table:table-cell office:value-type="float" office:value="0.0155555555554991">
                <text:p>0.0155555555554991</text:p>
              </table:table-cell>
              <table:table-cell office:value-type="float" office:value="-5.05444444444425">
                <text:p>-5.0544444444442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.07999999999975">
                <text:p>6.07999999999975</text:p>
              </table:table-cell>
              <table:table-cell office:value-type="float" office:value="0.0177777777777215">
                <text:p>0.0177777777777215</text:p>
              </table:table-cell>
              <table:table-cell office:value-type="float" office:value="-5.06222222222203">
                <text:p>-5.0622222222220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6.08999999999975">
                <text:p>6.08999999999975</text:p>
              </table:table-cell>
              <table:table-cell office:value-type="float" office:value="0.0199999999999436">
                <text:p>0.0199999999999436</text:p>
              </table:table-cell>
              <table:table-cell office:value-type="float" office:value="-5.0699999999998">
                <text:p>-5.069999999999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.09999999999975">
                <text:p>6.09999999999975</text:p>
              </table:table-cell>
              <table:table-cell office:value-type="float" office:value="0.0222222222221657">
                <text:p>0.0222222222221657</text:p>
              </table:table-cell>
              <table:table-cell office:value-type="float" office:value="-5.07777777777758">
                <text:p>-5.0777777777775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6.10999999999975">
                <text:p>6.10999999999975</text:p>
              </table:table-cell>
              <table:table-cell office:value-type="float" office:value="0.0244444444443879">
                <text:p>0.0244444444443879</text:p>
              </table:table-cell>
              <table:table-cell office:value-type="float" office:value="-5.08555555555536">
                <text:p>-5.0855555555553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6.11999999999975">
                <text:p>6.11999999999975</text:p>
              </table:table-cell>
              <table:table-cell office:value-type="float" office:value="0.0266666666666102">
                <text:p>0.0266666666666102</text:p>
              </table:table-cell>
              <table:table-cell office:value-type="float" office:value="-5.09333333333314">
                <text:p>-5.093333333333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6.12999999999975">
                <text:p>6.12999999999975</text:p>
              </table:table-cell>
              <table:table-cell office:value-type="float" office:value="0.0288888888888323">
                <text:p>0.0288888888888323</text:p>
              </table:table-cell>
              <table:table-cell office:value-type="float" office:value="-5.10111111111091">
                <text:p>-5.1011111111109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6.13999999999975">
                <text:p>6.13999999999975</text:p>
              </table:table-cell>
              <table:table-cell office:value-type="float" office:value="0.0311111111110545">
                <text:p>0.0311111111110545</text:p>
              </table:table-cell>
              <table:table-cell office:value-type="float" office:value="-5.10888888888869">
                <text:p>-5.1088888888886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6.14999999999974">
                <text:p>6.14999999999974</text:p>
              </table:table-cell>
              <table:table-cell office:value-type="float" office:value="0.0333333333332766">
                <text:p>0.0333333333332766</text:p>
              </table:table-cell>
              <table:table-cell office:value-type="float" office:value="-5.11666666666647">
                <text:p>-5.1166666666664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6.15999999999974">
                <text:p>6.15999999999974</text:p>
              </table:table-cell>
              <table:table-cell office:value-type="float" office:value="0.0355555555554987">
                <text:p>0.0355555555554987</text:p>
              </table:table-cell>
              <table:table-cell office:value-type="float" office:value="-5.12444444444425">
                <text:p>-5.1244444444442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6.16999999999974">
                <text:p>6.16999999999974</text:p>
              </table:table-cell>
              <table:table-cell office:value-type="float" office:value="0.0377777777777211">
                <text:p>0.0377777777777211</text:p>
              </table:table-cell>
              <table:table-cell office:value-type="float" office:value="-5.13222222222202">
                <text:p>-5.132222222222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.17999999999974">
                <text:p>6.17999999999974</text:p>
              </table:table-cell>
              <table:table-cell office:value-type="float" office:value="0.0399999999999432">
                <text:p>0.0399999999999432</text:p>
              </table:table-cell>
              <table:table-cell office:value-type="float" office:value="-5.1399999999998">
                <text:p>-5.139999999999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6.18999999999974">
                <text:p>6.18999999999974</text:p>
              </table:table-cell>
              <table:table-cell office:value-type="float" office:value="0.0422222222221653">
                <text:p>0.0422222222221653</text:p>
              </table:table-cell>
              <table:table-cell office:value-type="float" office:value="-5.14777777777758">
                <text:p>-5.1477777777775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6.19999999999974">
                <text:p>6.19999999999974</text:p>
              </table:table-cell>
              <table:table-cell office:value-type="float" office:value="0.0444444444443874">
                <text:p>0.0444444444443874</text:p>
              </table:table-cell>
              <table:table-cell office:value-type="float" office:value="-5.15555555555536">
                <text:p>-5.1555555555553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6.20999999999974">
                <text:p>6.20999999999974</text:p>
              </table:table-cell>
              <table:table-cell office:value-type="float" office:value="0.0466666666666098">
                <text:p>0.0466666666666098</text:p>
              </table:table-cell>
              <table:table-cell office:value-type="float" office:value="-5.16333333333313">
                <text:p>-5.1633333333331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6.21999999999974">
                <text:p>6.21999999999974</text:p>
              </table:table-cell>
              <table:table-cell office:value-type="float" office:value="0.0488888888888319">
                <text:p>0.0488888888888319</text:p>
              </table:table-cell>
              <table:table-cell office:value-type="float" office:value="-5.17111111111091">
                <text:p>-5.1711111111109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.22999999999974">
                <text:p>6.22999999999974</text:p>
              </table:table-cell>
              <table:table-cell office:value-type="float" office:value="0.051111111111054">
                <text:p>0.051111111111054</text:p>
              </table:table-cell>
              <table:table-cell office:value-type="float" office:value="-5.17888888888869">
                <text:p>-5.1788888888886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.23999999999974">
                <text:p>6.23999999999974</text:p>
              </table:table-cell>
              <table:table-cell office:value-type="float" office:value="0.0533333333332762">
                <text:p>0.0533333333332762</text:p>
              </table:table-cell>
              <table:table-cell office:value-type="float" office:value="-5.18666666666647">
                <text:p>-5.1866666666664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.24999999999974">
                <text:p>6.24999999999974</text:p>
              </table:table-cell>
              <table:table-cell office:value-type="float" office:value="0.0555555555554983">
                <text:p>0.0555555555554983</text:p>
              </table:table-cell>
              <table:table-cell office:value-type="float" office:value="-5.19444444444424">
                <text:p>-5.1944444444442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.25999999999974">
                <text:p>6.25999999999974</text:p>
              </table:table-cell>
              <table:table-cell office:value-type="float" office:value="0.0577777777777206">
                <text:p>0.0577777777777206</text:p>
              </table:table-cell>
              <table:table-cell office:value-type="float" office:value="-5.20222222222202">
                <text:p>-5.2022222222220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.26999999999974">
                <text:p>6.26999999999974</text:p>
              </table:table-cell>
              <table:table-cell office:value-type="float" office:value="0.0599999999999428">
                <text:p>0.0599999999999428</text:p>
              </table:table-cell>
              <table:table-cell office:value-type="float" office:value="-5.2099999999998">
                <text:p>-5.209999999999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.27999999999974">
                <text:p>6.27999999999974</text:p>
              </table:table-cell>
              <table:table-cell office:value-type="float" office:value="0.0622222222221649">
                <text:p>0.0622222222221649</text:p>
              </table:table-cell>
              <table:table-cell office:value-type="float" office:value="-5.21777777777758">
                <text:p>-5.2177777777775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.28999999999974">
                <text:p>6.28999999999974</text:p>
              </table:table-cell>
              <table:table-cell office:value-type="float" office:value="0.064444444444387">
                <text:p>0.064444444444387</text:p>
              </table:table-cell>
              <table:table-cell office:value-type="float" office:value="-5.22555555555535">
                <text:p>-5.2255555555553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.29999999999974">
                <text:p>6.29999999999974</text:p>
              </table:table-cell>
              <table:table-cell office:value-type="float" office:value="0.0666666666666094">
                <text:p>0.0666666666666094</text:p>
              </table:table-cell>
              <table:table-cell office:value-type="float" office:value="-5.23333333333313">
                <text:p>-5.2333333333331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.30999999999974">
                <text:p>6.30999999999974</text:p>
              </table:table-cell>
              <table:table-cell office:value-type="float" office:value="0.0688888888888315">
                <text:p>0.0688888888888315</text:p>
              </table:table-cell>
              <table:table-cell office:value-type="float" office:value="-5.24111111111091">
                <text:p>-5.2411111111109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.31999999999974">
                <text:p>6.31999999999974</text:p>
              </table:table-cell>
              <table:table-cell office:value-type="float" office:value="0.0711111111110536">
                <text:p>0.0711111111110536</text:p>
              </table:table-cell>
              <table:table-cell office:value-type="float" office:value="-5.24888888888869">
                <text:p>-5.2488888888886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.32999999999974">
                <text:p>6.32999999999974</text:p>
              </table:table-cell>
              <table:table-cell office:value-type="float" office:value="0.0733333333332757">
                <text:p>0.0733333333332757</text:p>
              </table:table-cell>
              <table:table-cell office:value-type="float" office:value="-5.25666666666646">
                <text:p>-5.2566666666664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.33999999999974">
                <text:p>6.33999999999974</text:p>
              </table:table-cell>
              <table:table-cell office:value-type="float" office:value="0.0755555555554979">
                <text:p>0.0755555555554979</text:p>
              </table:table-cell>
              <table:table-cell office:value-type="float" office:value="-5.26444444444424">
                <text:p>-5.2644444444442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.34999999999974">
                <text:p>6.34999999999974</text:p>
              </table:table-cell>
              <table:table-cell office:value-type="float" office:value="0.0777777777777202">
                <text:p>0.0777777777777202</text:p>
              </table:table-cell>
              <table:table-cell office:value-type="float" office:value="-5.27222222222202">
                <text:p>-5.2722222222220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.35999999999974">
                <text:p>6.35999999999974</text:p>
              </table:table-cell>
              <table:table-cell office:value-type="float" office:value="0.0799999999999423">
                <text:p>0.0799999999999423</text:p>
              </table:table-cell>
              <table:table-cell office:value-type="float" office:value="-5.2799999999998">
                <text:p>-5.279999999999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.36999999999974">
                <text:p>6.36999999999974</text:p>
              </table:table-cell>
              <table:table-cell office:value-type="float" office:value="0.0822222222221645">
                <text:p>0.0822222222221645</text:p>
              </table:table-cell>
              <table:table-cell office:value-type="float" office:value="-5.28777777777758">
                <text:p>-5.2877777777775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.37999999999974">
                <text:p>6.37999999999974</text:p>
              </table:table-cell>
              <table:table-cell office:value-type="float" office:value="0.0844444444443866">
                <text:p>0.0844444444443866</text:p>
              </table:table-cell>
              <table:table-cell office:value-type="float" office:value="-5.29555555555535">
                <text:p>-5.2955555555553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.38999999999974">
                <text:p>6.38999999999974</text:p>
              </table:table-cell>
              <table:table-cell office:value-type="float" office:value="0.0866666666666089">
                <text:p>0.0866666666666089</text:p>
              </table:table-cell>
              <table:table-cell office:value-type="float" office:value="-5.30333333333313">
                <text:p>-5.3033333333331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.39999999999974">
                <text:p>6.39999999999974</text:p>
              </table:table-cell>
              <table:table-cell office:value-type="float" office:value="0.0888888888888311">
                <text:p>0.0888888888888311</text:p>
              </table:table-cell>
              <table:table-cell office:value-type="float" office:value="-5.31111111111091">
                <text:p>-5.3111111111109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.40999999999974">
                <text:p>6.40999999999974</text:p>
              </table:table-cell>
              <table:table-cell office:value-type="float" office:value="0.0911111111110532">
                <text:p>0.0911111111110532</text:p>
              </table:table-cell>
              <table:table-cell office:value-type="float" office:value="-5.31888888888869">
                <text:p>-5.3188888888886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.41999999999974">
                <text:p>6.41999999999974</text:p>
              </table:table-cell>
              <table:table-cell office:value-type="float" office:value="0.0933333333332753">
                <text:p>0.0933333333332753</text:p>
              </table:table-cell>
              <table:table-cell office:value-type="float" office:value="-5.32666666666646">
                <text:p>-5.3266666666664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.42999999999974">
                <text:p>6.42999999999974</text:p>
              </table:table-cell>
              <table:table-cell office:value-type="float" office:value="0.0955555555554974">
                <text:p>0.0955555555554974</text:p>
              </table:table-cell>
              <table:table-cell office:value-type="float" office:value="-5.33444444444424">
                <text:p>-5.3344444444442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.43999999999974">
                <text:p>6.43999999999974</text:p>
              </table:table-cell>
              <table:table-cell office:value-type="float" office:value="0.0977777777777198">
                <text:p>0.0977777777777198</text:p>
              </table:table-cell>
              <table:table-cell office:value-type="float" office:value="-5.34222222222202">
                <text:p>-5.3422222222220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.44999999999974">
                <text:p>6.44999999999974</text:p>
              </table:table-cell>
              <table:table-cell office:value-type="float" office:value="0.0999999999999419">
                <text:p>0.0999999999999419</text:p>
              </table:table-cell>
              <table:table-cell office:value-type="float" office:value="-5.3499999999998">
                <text:p>-5.349999999999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.45999999999974">
                <text:p>6.45999999999974</text:p>
              </table:table-cell>
              <table:table-cell office:value-type="float" office:value="0.102222222222164">
                <text:p>0.102222222222164</text:p>
              </table:table-cell>
              <table:table-cell office:value-type="float" office:value="-5.35777777777757">
                <text:p>-5.3577777777775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.46999999999974">
                <text:p>6.46999999999974</text:p>
              </table:table-cell>
              <table:table-cell office:value-type="float" office:value="0.104444444444386">
                <text:p>0.104444444444386</text:p>
              </table:table-cell>
              <table:table-cell office:value-type="float" office:value="-5.36555555555535">
                <text:p>-5.3655555555553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.47999999999974">
                <text:p>6.47999999999974</text:p>
              </table:table-cell>
              <table:table-cell office:value-type="float" office:value="0.106666666666609">
                <text:p>0.106666666666609</text:p>
              </table:table-cell>
              <table:table-cell office:value-type="float" office:value="-5.37333333333313">
                <text:p>-5.3733333333331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.48999999999974">
                <text:p>6.48999999999974</text:p>
              </table:table-cell>
              <table:table-cell office:value-type="float" office:value="0.108888888888831">
                <text:p>0.108888888888831</text:p>
              </table:table-cell>
              <table:table-cell office:value-type="float" office:value="-5.38111111111091">
                <text:p>-5.3811111111109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.49999999999974">
                <text:p>6.49999999999974</text:p>
              </table:table-cell>
              <table:table-cell office:value-type="float" office:value="0.111111111111053">
                <text:p>0.111111111111053</text:p>
              </table:table-cell>
              <table:table-cell office:value-type="float" office:value="-5.38888888888868">
                <text:p>-5.3888888888886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.50999999999974">
                <text:p>6.50999999999974</text:p>
              </table:table-cell>
              <table:table-cell office:value-type="float" office:value="0.113333333333275">
                <text:p>0.113333333333275</text:p>
              </table:table-cell>
              <table:table-cell office:value-type="float" office:value="-5.39666666666646">
                <text:p>-5.3966666666664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.51999999999974">
                <text:p>6.51999999999974</text:p>
              </table:table-cell>
              <table:table-cell office:value-type="float" office:value="0.115555555555497">
                <text:p>0.115555555555497</text:p>
              </table:table-cell>
              <table:table-cell office:value-type="float" office:value="-5.40444444444424">
                <text:p>-5.4044444444442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.52999999999974">
                <text:p>6.52999999999974</text:p>
              </table:table-cell>
              <table:table-cell office:value-type="float" office:value="0.117777777777719">
                <text:p>0.117777777777719</text:p>
              </table:table-cell>
              <table:table-cell office:value-type="float" office:value="-5.41222222222202">
                <text:p>-5.4122222222220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.53999999999974">
                <text:p>6.53999999999974</text:p>
              </table:table-cell>
              <table:table-cell office:value-type="float" office:value="0.119999999999941">
                <text:p>0.119999999999941</text:p>
              </table:table-cell>
              <table:table-cell office:value-type="float" office:value="-5.4199999999998">
                <text:p>-5.419999999999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.54999999999974">
                <text:p>6.54999999999974</text:p>
              </table:table-cell>
              <table:table-cell office:value-type="float" office:value="0.122222222222164">
                <text:p>0.122222222222164</text:p>
              </table:table-cell>
              <table:table-cell office:value-type="float" office:value="-5.42777777777757">
                <text:p>-5.4277777777775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.55999999999974">
                <text:p>6.55999999999974</text:p>
              </table:table-cell>
              <table:table-cell office:value-type="float" office:value="0.124444444444386">
                <text:p>0.124444444444386</text:p>
              </table:table-cell>
              <table:table-cell office:value-type="float" office:value="-5.43555555555535">
                <text:p>-5.4355555555553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.56999999999974">
                <text:p>6.56999999999974</text:p>
              </table:table-cell>
              <table:table-cell office:value-type="float" office:value="0.126666666666608">
                <text:p>0.126666666666608</text:p>
              </table:table-cell>
              <table:table-cell office:value-type="float" office:value="-5.44333333333313">
                <text:p>-5.4433333333331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.57999999999974">
                <text:p>6.57999999999974</text:p>
              </table:table-cell>
              <table:table-cell office:value-type="float" office:value="0.12888888888883">
                <text:p>0.12888888888883</text:p>
              </table:table-cell>
              <table:table-cell office:value-type="float" office:value="-5.45111111111091">
                <text:p>-5.4511111111109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.58999999999974">
                <text:p>6.58999999999974</text:p>
              </table:table-cell>
              <table:table-cell office:value-type="float" office:value="0.131111111111052">
                <text:p>0.131111111111052</text:p>
              </table:table-cell>
              <table:table-cell office:value-type="float" office:value="-5.45888888888868">
                <text:p>-5.4588888888886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.59999999999974">
                <text:p>6.59999999999974</text:p>
              </table:table-cell>
              <table:table-cell office:value-type="float" office:value="0.133333333333274">
                <text:p>0.133333333333274</text:p>
              </table:table-cell>
              <table:table-cell office:value-type="float" office:value="-5.46666666666646">
                <text:p>-5.4666666666664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.60999999999974">
                <text:p>6.60999999999974</text:p>
              </table:table-cell>
              <table:table-cell office:value-type="float" office:value="0.135555555555497">
                <text:p>0.135555555555497</text:p>
              </table:table-cell>
              <table:table-cell office:value-type="float" office:value="-5.47444444444424">
                <text:p>-5.4744444444442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.61999999999973">
                <text:p>6.61999999999973</text:p>
              </table:table-cell>
              <table:table-cell office:value-type="float" office:value="0.137777777777719">
                <text:p>0.137777777777719</text:p>
              </table:table-cell>
              <table:table-cell office:value-type="float" office:value="-5.48222222222202">
                <text:p>-5.4822222222220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.62999999999973">
                <text:p>6.62999999999973</text:p>
              </table:table-cell>
              <table:table-cell office:value-type="float" office:value="0.139999999999941">
                <text:p>0.139999999999941</text:p>
              </table:table-cell>
              <table:table-cell office:value-type="float" office:value="-5.48999999999979">
                <text:p>-5.4899999999997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.63999999999973">
                <text:p>6.63999999999973</text:p>
              </table:table-cell>
              <table:table-cell office:value-type="float" office:value="0.142222222222163">
                <text:p>0.142222222222163</text:p>
              </table:table-cell>
              <table:table-cell office:value-type="float" office:value="-5.49777777777757">
                <text:p>-5.4977777777775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.64999999999973">
                <text:p>6.64999999999973</text:p>
              </table:table-cell>
              <table:table-cell office:value-type="float" office:value="0.144444444444385">
                <text:p>0.144444444444385</text:p>
              </table:table-cell>
              <table:table-cell office:value-type="float" office:value="-5.50555555555535">
                <text:p>-5.505555555555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.65999999999973">
                <text:p>6.65999999999973</text:p>
              </table:table-cell>
              <table:table-cell office:value-type="float" office:value="0.146666666666608">
                <text:p>0.146666666666608</text:p>
              </table:table-cell>
              <table:table-cell office:value-type="float" office:value="-5.51333333333313">
                <text:p>-5.5133333333331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.66999999999973">
                <text:p>6.66999999999973</text:p>
              </table:table-cell>
              <table:table-cell office:value-type="float" office:value="0.14888888888883">
                <text:p>0.14888888888883</text:p>
              </table:table-cell>
              <table:table-cell office:value-type="float" office:value="-5.5211111111109">
                <text:p>-5.521111111110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.67999999999973">
                <text:p>6.67999999999973</text:p>
              </table:table-cell>
              <table:table-cell office:value-type="float" office:value="0.151111111111052">
                <text:p>0.151111111111052</text:p>
              </table:table-cell>
              <table:table-cell office:value-type="float" office:value="-5.52888888888868">
                <text:p>-5.5288888888886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.68999999999973">
                <text:p>6.68999999999973</text:p>
              </table:table-cell>
              <table:table-cell office:value-type="float" office:value="0.153333333333274">
                <text:p>0.153333333333274</text:p>
              </table:table-cell>
              <table:table-cell office:value-type="float" office:value="-5.53666666666646">
                <text:p>-5.5366666666664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.69999999999973">
                <text:p>6.69999999999973</text:p>
              </table:table-cell>
              <table:table-cell office:value-type="float" office:value="0.155555555555496">
                <text:p>0.155555555555496</text:p>
              </table:table-cell>
              <table:table-cell office:value-type="float" office:value="-5.54444444444424">
                <text:p>-5.5444444444442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.70999999999973">
                <text:p>6.70999999999973</text:p>
              </table:table-cell>
              <table:table-cell office:value-type="float" office:value="0.157777777777719">
                <text:p>0.157777777777719</text:p>
              </table:table-cell>
              <table:table-cell office:value-type="float" office:value="-5.55222222222201">
                <text:p>-5.5522222222220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.71999999999973">
                <text:p>6.71999999999973</text:p>
              </table:table-cell>
              <table:table-cell office:value-type="float" office:value="0.159999999999941">
                <text:p>0.159999999999941</text:p>
              </table:table-cell>
              <table:table-cell office:value-type="float" office:value="-5.55999999999979">
                <text:p>-5.5599999999997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.72999999999973">
                <text:p>6.72999999999973</text:p>
              </table:table-cell>
              <table:table-cell office:value-type="float" office:value="0.162222222222163">
                <text:p>0.162222222222163</text:p>
              </table:table-cell>
              <table:table-cell office:value-type="float" office:value="-5.56777777777757">
                <text:p>-5.5677777777775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.73999999999973">
                <text:p>6.73999999999973</text:p>
              </table:table-cell>
              <table:table-cell office:value-type="float" office:value="0.164444444444385">
                <text:p>0.164444444444385</text:p>
              </table:table-cell>
              <table:table-cell office:value-type="float" office:value="-5.57555555555535">
                <text:p>-5.5755555555553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.74999999999973">
                <text:p>6.74999999999973</text:p>
              </table:table-cell>
              <table:table-cell office:value-type="float" office:value="0.166666666666607">
                <text:p>0.166666666666607</text:p>
              </table:table-cell>
              <table:table-cell office:value-type="float" office:value="-5.58333333333312">
                <text:p>-5.5833333333331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.75999999999973">
                <text:p>6.75999999999973</text:p>
              </table:table-cell>
              <table:table-cell office:value-type="float" office:value="0.168888888888829">
                <text:p>0.168888888888829</text:p>
              </table:table-cell>
              <table:table-cell office:value-type="float" office:value="-5.5911111111109">
                <text:p>-5.591111111110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.76999999999973">
                <text:p>6.76999999999973</text:p>
              </table:table-cell>
              <table:table-cell office:value-type="float" office:value="0.171111111111051">
                <text:p>0.171111111111051</text:p>
              </table:table-cell>
              <table:table-cell office:value-type="float" office:value="-5.59888888888868">
                <text:p>-5.5988888888886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.77999999999973">
                <text:p>6.77999999999973</text:p>
              </table:table-cell>
              <table:table-cell office:value-type="float" office:value="0.173333333333274">
                <text:p>0.173333333333274</text:p>
              </table:table-cell>
              <table:table-cell office:value-type="float" office:value="-5.60666666666646">
                <text:p>-5.6066666666664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.78999999999973">
                <text:p>6.78999999999973</text:p>
              </table:table-cell>
              <table:table-cell office:value-type="float" office:value="0.175555555555496">
                <text:p>0.175555555555496</text:p>
              </table:table-cell>
              <table:table-cell office:value-type="float" office:value="-5.61444444444424">
                <text:p>-5.6144444444442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.79999999999973">
                <text:p>6.79999999999973</text:p>
              </table:table-cell>
              <table:table-cell office:value-type="float" office:value="0.177777777777718">
                <text:p>0.177777777777718</text:p>
              </table:table-cell>
              <table:table-cell office:value-type="float" office:value="-5.62222222222201">
                <text:p>-5.6222222222220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.80999999999973">
                <text:p>6.80999999999973</text:p>
              </table:table-cell>
              <table:table-cell office:value-type="float" office:value="0.17999999999994">
                <text:p>0.17999999999994</text:p>
              </table:table-cell>
              <table:table-cell office:value-type="float" office:value="-5.62999999999979">
                <text:p>-5.6299999999997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.81999999999973">
                <text:p>6.81999999999973</text:p>
              </table:table-cell>
              <table:table-cell office:value-type="float" office:value="0.182222222222162">
                <text:p>0.182222222222162</text:p>
              </table:table-cell>
              <table:table-cell office:value-type="float" office:value="-5.63777777777757">
                <text:p>-5.6377777777775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.82999999999973">
                <text:p>6.82999999999973</text:p>
              </table:table-cell>
              <table:table-cell office:value-type="float" office:value="0.184444444444384">
                <text:p>0.184444444444384</text:p>
              </table:table-cell>
              <table:table-cell office:value-type="float" office:value="-5.64555555555535">
                <text:p>-5.6455555555553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.83999999999973">
                <text:p>6.83999999999973</text:p>
              </table:table-cell>
              <table:table-cell office:value-type="float" office:value="0.186666666666607">
                <text:p>0.186666666666607</text:p>
              </table:table-cell>
              <table:table-cell office:value-type="float" office:value="-5.65333333333312">
                <text:p>-5.653333333333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.84999999999973">
                <text:p>6.84999999999973</text:p>
              </table:table-cell>
              <table:table-cell office:value-type="float" office:value="0.188888888888829">
                <text:p>0.188888888888829</text:p>
              </table:table-cell>
              <table:table-cell office:value-type="float" office:value="-5.6611111111109">
                <text:p>-5.661111111110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.85999999999973">
                <text:p>6.85999999999973</text:p>
              </table:table-cell>
              <table:table-cell office:value-type="float" office:value="0.191111111111051">
                <text:p>0.191111111111051</text:p>
              </table:table-cell>
              <table:table-cell office:value-type="float" office:value="-5.66888888888868">
                <text:p>-5.6688888888886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.86999999999973">
                <text:p>6.86999999999973</text:p>
              </table:table-cell>
              <table:table-cell office:value-type="float" office:value="0.193333333333273">
                <text:p>0.193333333333273</text:p>
              </table:table-cell>
              <table:table-cell office:value-type="float" office:value="-5.67666666666646">
                <text:p>-5.6766666666664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.87999999999973">
                <text:p>6.87999999999973</text:p>
              </table:table-cell>
              <table:table-cell office:value-type="float" office:value="0.195555555555495">
                <text:p>0.195555555555495</text:p>
              </table:table-cell>
              <table:table-cell office:value-type="float" office:value="-5.68444444444423">
                <text:p>-5.6844444444442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.88999999999973">
                <text:p>6.88999999999973</text:p>
              </table:table-cell>
              <table:table-cell office:value-type="float" office:value="0.197777777777718">
                <text:p>0.197777777777718</text:p>
              </table:table-cell>
              <table:table-cell office:value-type="float" office:value="-5.69222222222201">
                <text:p>-5.6922222222220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.89999999999973">
                <text:p>6.89999999999973</text:p>
              </table:table-cell>
              <table:table-cell office:value-type="float" office:value="0.19999999999994">
                <text:p>0.19999999999994</text:p>
              </table:table-cell>
              <table:table-cell office:value-type="float" office:value="-5.69999999999979">
                <text:p>-5.6999999999997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.90999999999973">
                <text:p>6.90999999999973</text:p>
              </table:table-cell>
              <table:table-cell office:value-type="float" office:value="0.202222222222162">
                <text:p>0.202222222222162</text:p>
              </table:table-cell>
              <table:table-cell office:value-type="float" office:value="-5.70777777777757">
                <text:p>-5.7077777777775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.91999999999973">
                <text:p>6.91999999999973</text:p>
              </table:table-cell>
              <table:table-cell office:value-type="float" office:value="0.204444444444384">
                <text:p>0.204444444444384</text:p>
              </table:table-cell>
              <table:table-cell office:value-type="float" office:value="-5.71555555555534">
                <text:p>-5.7155555555553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.92999999999973">
                <text:p>6.92999999999973</text:p>
              </table:table-cell>
              <table:table-cell office:value-type="float" office:value="0.206666666666606">
                <text:p>0.206666666666606</text:p>
              </table:table-cell>
              <table:table-cell office:value-type="float" office:value="-5.72333333333312">
                <text:p>-5.7233333333331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.93999999999973">
                <text:p>6.93999999999973</text:p>
              </table:table-cell>
              <table:table-cell office:value-type="float" office:value="0.208888888888828">
                <text:p>0.208888888888828</text:p>
              </table:table-cell>
              <table:table-cell office:value-type="float" office:value="-5.7311111111109">
                <text:p>-5.731111111110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.94999999999973">
                <text:p>6.94999999999973</text:p>
              </table:table-cell>
              <table:table-cell office:value-type="float" office:value="0.211111111111051">
                <text:p>0.211111111111051</text:p>
              </table:table-cell>
              <table:table-cell office:value-type="float" office:value="-5.73888888888868">
                <text:p>-5.7388888888886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.95999999999973">
                <text:p>6.95999999999973</text:p>
              </table:table-cell>
              <table:table-cell office:value-type="float" office:value="0.213333333333273">
                <text:p>0.213333333333273</text:p>
              </table:table-cell>
              <table:table-cell office:value-type="float" office:value="-5.74666666666646">
                <text:p>-5.7466666666664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.96999999999973">
                <text:p>6.96999999999973</text:p>
              </table:table-cell>
              <table:table-cell office:value-type="float" office:value="0.215555555555495">
                <text:p>0.215555555555495</text:p>
              </table:table-cell>
              <table:table-cell office:value-type="float" office:value="-5.75444444444423">
                <text:p>-5.7544444444442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.97999999999973">
                <text:p>6.97999999999973</text:p>
              </table:table-cell>
              <table:table-cell office:value-type="float" office:value="0.217777777777717">
                <text:p>0.217777777777717</text:p>
              </table:table-cell>
              <table:table-cell office:value-type="float" office:value="-5.76222222222201">
                <text:p>-5.7622222222220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.98999999999973">
                <text:p>6.98999999999973</text:p>
              </table:table-cell>
              <table:table-cell office:value-type="float" office:value="0.219999999999939">
                <text:p>0.219999999999939</text:p>
              </table:table-cell>
              <table:table-cell office:value-type="float" office:value="-5.76999999999979">
                <text:p>-5.7699999999997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.99999999999973">
                <text:p>6.99999999999973</text:p>
              </table:table-cell>
              <table:table-cell office:value-type="float" office:value="0.222222222222161">
                <text:p>0.222222222222161</text:p>
              </table:table-cell>
              <table:table-cell office:value-type="float" office:value="-5.77777777777756">
                <text:p>-5.7777777777775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.00999999999973">
                <text:p>7.00999999999973</text:p>
              </table:table-cell>
              <table:table-cell office:value-type="float" office:value="0.224444444444384">
                <text:p>0.224444444444384</text:p>
              </table:table-cell>
              <table:table-cell office:value-type="float" office:value="-5.78555555555534">
                <text:p>-5.7855555555553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.01999999999973">
                <text:p>7.01999999999973</text:p>
              </table:table-cell>
              <table:table-cell office:value-type="float" office:value="0.226666666666606">
                <text:p>0.226666666666606</text:p>
              </table:table-cell>
              <table:table-cell office:value-type="float" office:value="-5.79333333333312">
                <text:p>-5.7933333333331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.02999999999973">
                <text:p>7.02999999999973</text:p>
              </table:table-cell>
              <table:table-cell office:value-type="float" office:value="0.228888888888828">
                <text:p>0.228888888888828</text:p>
              </table:table-cell>
              <table:table-cell office:value-type="float" office:value="-5.8011111111109">
                <text:p>-5.801111111110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.03999999999973">
                <text:p>7.03999999999973</text:p>
              </table:table-cell>
              <table:table-cell office:value-type="float" office:value="0.23111111111105">
                <text:p>0.23111111111105</text:p>
              </table:table-cell>
              <table:table-cell office:value-type="float" office:value="-5.80888888888868">
                <text:p>-5.8088888888886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.04999999999973">
                <text:p>7.04999999999973</text:p>
              </table:table-cell>
              <table:table-cell office:value-type="float" office:value="0.233333333333272">
                <text:p>0.233333333333272</text:p>
              </table:table-cell>
              <table:table-cell office:value-type="float" office:value="-5.81666666666645">
                <text:p>-5.8166666666664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.05999999999973">
                <text:p>7.05999999999973</text:p>
              </table:table-cell>
              <table:table-cell office:value-type="float" office:value="0.235555555555494">
                <text:p>0.235555555555494</text:p>
              </table:table-cell>
              <table:table-cell office:value-type="float" office:value="-5.82444444444423">
                <text:p>-5.8244444444442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.06999999999973">
                <text:p>7.06999999999973</text:p>
              </table:table-cell>
              <table:table-cell office:value-type="float" office:value="0.237777777777717">
                <text:p>0.237777777777717</text:p>
              </table:table-cell>
              <table:table-cell office:value-type="float" office:value="-5.83222222222201">
                <text:p>-5.8322222222220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.07999999999973">
                <text:p>7.07999999999973</text:p>
              </table:table-cell>
              <table:table-cell office:value-type="float" office:value="0.239999999999939">
                <text:p>0.239999999999939</text:p>
              </table:table-cell>
              <table:table-cell office:value-type="float" office:value="-5.83999999999979">
                <text:p>-5.8399999999997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.08999999999972">
                <text:p>7.08999999999972</text:p>
              </table:table-cell>
              <table:table-cell office:value-type="float" office:value="0.242222222222161">
                <text:p>0.242222222222161</text:p>
              </table:table-cell>
              <table:table-cell office:value-type="float" office:value="-5.84777777777756">
                <text:p>-5.8477777777775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.09999999999972">
                <text:p>7.09999999999972</text:p>
              </table:table-cell>
              <table:table-cell office:value-type="float" office:value="0.244444444444383">
                <text:p>0.244444444444383</text:p>
              </table:table-cell>
              <table:table-cell office:value-type="float" office:value="-5.85555555555534">
                <text:p>-5.8555555555553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.10999999999972">
                <text:p>7.10999999999972</text:p>
              </table:table-cell>
              <table:table-cell office:value-type="float" office:value="0.246666666666606">
                <text:p>0.246666666666606</text:p>
              </table:table-cell>
              <table:table-cell office:value-type="float" office:value="-5.86333333333312">
                <text:p>-5.8633333333331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.11999999999972">
                <text:p>7.11999999999972</text:p>
              </table:table-cell>
              <table:table-cell office:value-type="float" office:value="0.248888888888828">
                <text:p>0.248888888888828</text:p>
              </table:table-cell>
              <table:table-cell office:value-type="float" office:value="-5.8711111111109">
                <text:p>-5.871111111110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.12999999999972">
                <text:p>7.12999999999972</text:p>
              </table:table-cell>
              <table:table-cell office:value-type="float" office:value="0.25111111111105">
                <text:p>0.25111111111105</text:p>
              </table:table-cell>
              <table:table-cell office:value-type="float" office:value="-5.87888888888867">
                <text:p>-5.8788888888886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.13999999999972">
                <text:p>7.13999999999972</text:p>
              </table:table-cell>
              <table:table-cell office:value-type="float" office:value="0.253333333333272">
                <text:p>0.253333333333272</text:p>
              </table:table-cell>
              <table:table-cell office:value-type="float" office:value="-5.88666666666645">
                <text:p>-5.886666666666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.14999999999972">
                <text:p>7.14999999999972</text:p>
              </table:table-cell>
              <table:table-cell office:value-type="float" office:value="0.255555555555494">
                <text:p>0.255555555555494</text:p>
              </table:table-cell>
              <table:table-cell office:value-type="float" office:value="-5.89444444444423">
                <text:p>-5.8944444444442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.15999999999972">
                <text:p>7.15999999999972</text:p>
              </table:table-cell>
              <table:table-cell office:value-type="float" office:value="0.257777777777716">
                <text:p>0.257777777777716</text:p>
              </table:table-cell>
              <table:table-cell office:value-type="float" office:value="-5.90222222222201">
                <text:p>-5.9022222222220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.16999999999972">
                <text:p>7.16999999999972</text:p>
              </table:table-cell>
              <table:table-cell office:value-type="float" office:value="0.259999999999938">
                <text:p>0.259999999999938</text:p>
              </table:table-cell>
              <table:table-cell office:value-type="float" office:value="-5.90999999999978">
                <text:p>-5.9099999999997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.17999999999972">
                <text:p>7.17999999999972</text:p>
              </table:table-cell>
              <table:table-cell office:value-type="float" office:value="0.262222222222161">
                <text:p>0.262222222222161</text:p>
              </table:table-cell>
              <table:table-cell office:value-type="float" office:value="-5.91777777777756">
                <text:p>-5.9177777777775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.18999999999972">
                <text:p>7.18999999999972</text:p>
              </table:table-cell>
              <table:table-cell office:value-type="float" office:value="0.264444444444383">
                <text:p>0.264444444444383</text:p>
              </table:table-cell>
              <table:table-cell office:value-type="float" office:value="-5.92555555555534">
                <text:p>-5.9255555555553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.19999999999972">
                <text:p>7.19999999999972</text:p>
              </table:table-cell>
              <table:table-cell office:value-type="float" office:value="0.266666666666605">
                <text:p>0.266666666666605</text:p>
              </table:table-cell>
              <table:table-cell office:value-type="float" office:value="-5.93333333333312">
                <text:p>-5.9333333333331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.20999999999972">
                <text:p>7.20999999999972</text:p>
              </table:table-cell>
              <table:table-cell office:value-type="float" office:value="0.268888888888827">
                <text:p>0.268888888888827</text:p>
              </table:table-cell>
              <table:table-cell office:value-type="float" office:value="-5.94111111111089">
                <text:p>-5.9411111111108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.21999999999972">
                <text:p>7.21999999999972</text:p>
              </table:table-cell>
              <table:table-cell office:value-type="float" office:value="0.271111111111049">
                <text:p>0.271111111111049</text:p>
              </table:table-cell>
              <table:table-cell office:value-type="float" office:value="-5.94888888888867">
                <text:p>-5.948888888888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.22999999999972">
                <text:p>7.22999999999972</text:p>
              </table:table-cell>
              <table:table-cell office:value-type="float" office:value="0.273333333333271">
                <text:p>0.273333333333271</text:p>
              </table:table-cell>
              <table:table-cell office:value-type="float" office:value="-5.95666666666645">
                <text:p>-5.9566666666664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.23999999999972">
                <text:p>7.23999999999972</text:p>
              </table:table-cell>
              <table:table-cell office:value-type="float" office:value="0.275555555555494">
                <text:p>0.275555555555494</text:p>
              </table:table-cell>
              <table:table-cell office:value-type="float" office:value="-5.96444444444423">
                <text:p>-5.9644444444442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.24999999999972">
                <text:p>7.24999999999972</text:p>
              </table:table-cell>
              <table:table-cell office:value-type="float" office:value="0.277777777777716">
                <text:p>0.277777777777716</text:p>
              </table:table-cell>
              <table:table-cell office:value-type="float" office:value="-5.97222222222201">
                <text:p>-5.9722222222220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.25999999999972">
                <text:p>7.25999999999972</text:p>
              </table:table-cell>
              <table:table-cell office:value-type="float" office:value="0.279999999999938">
                <text:p>0.279999999999938</text:p>
              </table:table-cell>
              <table:table-cell office:value-type="float" office:value="-5.97999999999978">
                <text:p>-5.9799999999997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.26999999999972">
                <text:p>7.26999999999972</text:p>
              </table:table-cell>
              <table:table-cell office:value-type="float" office:value="0.28222222222216">
                <text:p>0.28222222222216</text:p>
              </table:table-cell>
              <table:table-cell office:value-type="float" office:value="-5.98777777777756">
                <text:p>-5.9877777777775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.27999999999972">
                <text:p>7.27999999999972</text:p>
              </table:table-cell>
              <table:table-cell office:value-type="float" office:value="0.284444444444382">
                <text:p>0.284444444444382</text:p>
              </table:table-cell>
              <table:table-cell office:value-type="float" office:value="-5.99555555555534">
                <text:p>-5.9955555555553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.28999999999972">
                <text:p>7.28999999999972</text:p>
              </table:table-cell>
              <table:table-cell office:value-type="float" office:value="0.286666666666605">
                <text:p>0.286666666666605</text:p>
              </table:table-cell>
              <table:table-cell office:value-type="float" office:value="-6.00333333333312">
                <text:p>-6.0033333333331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.29999999999972">
                <text:p>7.29999999999972</text:p>
              </table:table-cell>
              <table:table-cell office:value-type="float" office:value="0.288888888888827">
                <text:p>0.288888888888827</text:p>
              </table:table-cell>
              <table:table-cell office:value-type="float" office:value="-6.01111111111089">
                <text:p>-6.0111111111108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.30999999999972">
                <text:p>7.30999999999972</text:p>
              </table:table-cell>
              <table:table-cell office:value-type="float" office:value="0.291111111111049">
                <text:p>0.291111111111049</text:p>
              </table:table-cell>
              <table:table-cell office:value-type="float" office:value="-6.01888888888867">
                <text:p>-6.0188888888886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.31999999999972">
                <text:p>7.31999999999972</text:p>
              </table:table-cell>
              <table:table-cell office:value-type="float" office:value="0.293333333333271">
                <text:p>0.293333333333271</text:p>
              </table:table-cell>
              <table:table-cell office:value-type="float" office:value="-6.02666666666645">
                <text:p>-6.0266666666664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.32999999999972">
                <text:p>7.32999999999972</text:p>
              </table:table-cell>
              <table:table-cell office:value-type="float" office:value="0.295555555555493">
                <text:p>0.295555555555493</text:p>
              </table:table-cell>
              <table:table-cell office:value-type="float" office:value="-6.03444444444423">
                <text:p>-6.0344444444442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.33999999999972">
                <text:p>7.33999999999972</text:p>
              </table:table-cell>
              <table:table-cell office:value-type="float" office:value="0.297777777777716">
                <text:p>0.297777777777716</text:p>
              </table:table-cell>
              <table:table-cell office:value-type="float" office:value="-6.042222222222">
                <text:p>-6.04222222222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.34999999999972">
                <text:p>7.34999999999972</text:p>
              </table:table-cell>
              <table:table-cell office:value-type="float" office:value="0.299999999999938">
                <text:p>0.299999999999938</text:p>
              </table:table-cell>
              <table:table-cell office:value-type="float" office:value="-6.04999999999978">
                <text:p>-6.0499999999997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.35999999999972">
                <text:p>7.35999999999972</text:p>
              </table:table-cell>
              <table:table-cell office:value-type="float" office:value="0.30222222222216">
                <text:p>0.30222222222216</text:p>
              </table:table-cell>
              <table:table-cell office:value-type="float" office:value="-6.05777777777756">
                <text:p>-6.0577777777775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.36999999999972">
                <text:p>7.36999999999972</text:p>
              </table:table-cell>
              <table:table-cell office:value-type="float" office:value="0.304444444444382">
                <text:p>0.304444444444382</text:p>
              </table:table-cell>
              <table:table-cell office:value-type="float" office:value="-6.06555555555534">
                <text:p>-6.065555555555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.37999999999972">
                <text:p>7.37999999999972</text:p>
              </table:table-cell>
              <table:table-cell office:value-type="float" office:value="0.306666666666604">
                <text:p>0.306666666666604</text:p>
              </table:table-cell>
              <table:table-cell office:value-type="float" office:value="-6.07333333333311">
                <text:p>-6.073333333333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.38999999999972">
                <text:p>7.38999999999972</text:p>
              </table:table-cell>
              <table:table-cell office:value-type="float" office:value="0.308888888888826">
                <text:p>0.308888888888826</text:p>
              </table:table-cell>
              <table:table-cell office:value-type="float" office:value="-6.08111111111089">
                <text:p>-6.0811111111108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.39999999999972">
                <text:p>7.39999999999972</text:p>
              </table:table-cell>
              <table:table-cell office:value-type="float" office:value="0.311111111111048">
                <text:p>0.311111111111048</text:p>
              </table:table-cell>
              <table:table-cell office:value-type="float" office:value="-6.08888888888867">
                <text:p>-6.0888888888886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.40999999999972">
                <text:p>7.40999999999972</text:p>
              </table:table-cell>
              <table:table-cell office:value-type="float" office:value="0.313333333333271">
                <text:p>0.313333333333271</text:p>
              </table:table-cell>
              <table:table-cell office:value-type="float" office:value="-6.09666666666645">
                <text:p>-6.0966666666664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.41999999999972">
                <text:p>7.41999999999972</text:p>
              </table:table-cell>
              <table:table-cell office:value-type="float" office:value="0.315555555555493">
                <text:p>0.315555555555493</text:p>
              </table:table-cell>
              <table:table-cell office:value-type="float" office:value="-6.10444444444422">
                <text:p>-6.104444444444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.42999999999972">
                <text:p>7.42999999999972</text:p>
              </table:table-cell>
              <table:table-cell office:value-type="float" office:value="0.317777777777715">
                <text:p>0.317777777777715</text:p>
              </table:table-cell>
              <table:table-cell office:value-type="float" office:value="-6.112222222222">
                <text:p>-6.11222222222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.43999999999972">
                <text:p>7.43999999999972</text:p>
              </table:table-cell>
              <table:table-cell office:value-type="float" office:value="0.319999999999937">
                <text:p>0.319999999999937</text:p>
              </table:table-cell>
              <table:table-cell office:value-type="float" office:value="-6.11999999999978">
                <text:p>-6.1199999999997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.44999999999972">
                <text:p>7.44999999999972</text:p>
              </table:table-cell>
              <table:table-cell office:value-type="float" office:value="0.322222222222159">
                <text:p>0.322222222222159</text:p>
              </table:table-cell>
              <table:table-cell office:value-type="float" office:value="-6.12777777777756">
                <text:p>-6.1277777777775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.45999999999972">
                <text:p>7.45999999999972</text:p>
              </table:table-cell>
              <table:table-cell office:value-type="float" office:value="0.324444444444381">
                <text:p>0.324444444444381</text:p>
              </table:table-cell>
              <table:table-cell office:value-type="float" office:value="-6.13555555555534">
                <text:p>-6.1355555555553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.46999999999972">
                <text:p>7.46999999999972</text:p>
              </table:table-cell>
              <table:table-cell office:value-type="float" office:value="0.326666666666604">
                <text:p>0.326666666666604</text:p>
              </table:table-cell>
              <table:table-cell office:value-type="float" office:value="-6.14333333333311">
                <text:p>-6.1433333333331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.47999999999972">
                <text:p>7.47999999999972</text:p>
              </table:table-cell>
              <table:table-cell office:value-type="float" office:value="0.328888888888826">
                <text:p>0.328888888888826</text:p>
              </table:table-cell>
              <table:table-cell office:value-type="float" office:value="-6.15111111111089">
                <text:p>-6.1511111111108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.48999999999972">
                <text:p>7.48999999999972</text:p>
              </table:table-cell>
              <table:table-cell office:value-type="float" office:value="0.331111111111048">
                <text:p>0.331111111111048</text:p>
              </table:table-cell>
              <table:table-cell office:value-type="float" office:value="-6.15888888888867">
                <text:p>-6.1588888888886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.49999999999972">
                <text:p>7.49999999999972</text:p>
              </table:table-cell>
              <table:table-cell office:value-type="float" office:value="0.33333333333327">
                <text:p>0.33333333333327</text:p>
              </table:table-cell>
              <table:table-cell office:value-type="float" office:value="-6.16666666666645">
                <text:p>-6.1666666666664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.50999999999972">
                <text:p>7.50999999999972</text:p>
              </table:table-cell>
              <table:table-cell office:value-type="float" office:value="0.335555555555492">
                <text:p>0.335555555555492</text:p>
              </table:table-cell>
              <table:table-cell office:value-type="float" office:value="-6.17444444444422">
                <text:p>-6.1744444444442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.51999999999972">
                <text:p>7.51999999999972</text:p>
              </table:table-cell>
              <table:table-cell office:value-type="float" office:value="0.337777777777715">
                <text:p>0.337777777777715</text:p>
              </table:table-cell>
              <table:table-cell office:value-type="float" office:value="-6.182222222222">
                <text:p>-6.18222222222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.52999999999972">
                <text:p>7.52999999999972</text:p>
              </table:table-cell>
              <table:table-cell office:value-type="float" office:value="0.339999999999937">
                <text:p>0.339999999999937</text:p>
              </table:table-cell>
              <table:table-cell office:value-type="float" office:value="-6.18999999999978">
                <text:p>-6.189999999999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.53999999999972">
                <text:p>7.53999999999972</text:p>
              </table:table-cell>
              <table:table-cell office:value-type="float" office:value="0.342222222222159">
                <text:p>0.342222222222159</text:p>
              </table:table-cell>
              <table:table-cell office:value-type="float" office:value="-6.19777777777756">
                <text:p>-6.1977777777775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.54999999999972">
                <text:p>7.54999999999972</text:p>
              </table:table-cell>
              <table:table-cell office:value-type="float" office:value="0.344444444444381">
                <text:p>0.344444444444381</text:p>
              </table:table-cell>
              <table:table-cell office:value-type="float" office:value="-6.20555555555533">
                <text:p>-6.2055555555553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.55999999999971">
                <text:p>7.55999999999971</text:p>
              </table:table-cell>
              <table:table-cell office:value-type="float" office:value="0.346666666666603">
                <text:p>0.346666666666603</text:p>
              </table:table-cell>
              <table:table-cell office:value-type="float" office:value="-6.21333333333311">
                <text:p>-6.2133333333331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.56999999999971">
                <text:p>7.56999999999971</text:p>
              </table:table-cell>
              <table:table-cell office:value-type="float" office:value="0.348888888888826">
                <text:p>0.348888888888826</text:p>
              </table:table-cell>
              <table:table-cell office:value-type="float" office:value="-6.22111111111089">
                <text:p>-6.2211111111108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.57999999999971">
                <text:p>7.57999999999971</text:p>
              </table:table-cell>
              <table:table-cell office:value-type="float" office:value="0.351111111111048">
                <text:p>0.351111111111048</text:p>
              </table:table-cell>
              <table:table-cell office:value-type="float" office:value="-6.22888888888867">
                <text:p>-6.228888888888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.58999999999971">
                <text:p>7.58999999999971</text:p>
              </table:table-cell>
              <table:table-cell office:value-type="float" office:value="0.35333333333327">
                <text:p>0.35333333333327</text:p>
              </table:table-cell>
              <table:table-cell office:value-type="float" office:value="-6.23666666666644">
                <text:p>-6.2366666666664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.59999999999971">
                <text:p>7.59999999999971</text:p>
              </table:table-cell>
              <table:table-cell office:value-type="float" office:value="0.355555555555492">
                <text:p>0.355555555555492</text:p>
              </table:table-cell>
              <table:table-cell office:value-type="float" office:value="-6.24444444444422">
                <text:p>-6.2444444444442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.60999999999971">
                <text:p>7.60999999999971</text:p>
              </table:table-cell>
              <table:table-cell office:value-type="float" office:value="0.357777777777714">
                <text:p>0.357777777777714</text:p>
              </table:table-cell>
              <table:table-cell office:value-type="float" office:value="-6.252222222222">
                <text:p>-6.25222222222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.61999999999971">
                <text:p>7.61999999999971</text:p>
              </table:table-cell>
              <table:table-cell office:value-type="float" office:value="0.359999999999936">
                <text:p>0.359999999999936</text:p>
              </table:table-cell>
              <table:table-cell office:value-type="float" office:value="-6.25999999999978">
                <text:p>-6.2599999999997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.62999999999971">
                <text:p>7.62999999999971</text:p>
              </table:table-cell>
              <table:table-cell office:value-type="float" office:value="0.362222222222158">
                <text:p>0.362222222222158</text:p>
              </table:table-cell>
              <table:table-cell office:value-type="float" office:value="-6.26777777777755">
                <text:p>-6.2677777777775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.63999999999971">
                <text:p>7.63999999999971</text:p>
              </table:table-cell>
              <table:table-cell office:value-type="float" office:value="0.364444444444381">
                <text:p>0.364444444444381</text:p>
              </table:table-cell>
              <table:table-cell office:value-type="float" office:value="-6.27555555555533">
                <text:p>-6.275555555555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.64999999999971">
                <text:p>7.64999999999971</text:p>
              </table:table-cell>
              <table:table-cell office:value-type="float" office:value="0.366666666666603">
                <text:p>0.366666666666603</text:p>
              </table:table-cell>
              <table:table-cell office:value-type="float" office:value="-6.28333333333311">
                <text:p>-6.2833333333331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.65999999999971">
                <text:p>7.65999999999971</text:p>
              </table:table-cell>
              <table:table-cell office:value-type="float" office:value="0.368888888888825">
                <text:p>0.368888888888825</text:p>
              </table:table-cell>
              <table:table-cell office:value-type="float" office:value="-6.29111111111089">
                <text:p>-6.2911111111108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.66999999999971">
                <text:p>7.66999999999971</text:p>
              </table:table-cell>
              <table:table-cell office:value-type="float" office:value="0.371111111111047">
                <text:p>0.371111111111047</text:p>
              </table:table-cell>
              <table:table-cell office:value-type="float" office:value="-6.29888888888867">
                <text:p>-6.2988888888886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.67999999999971">
                <text:p>7.67999999999971</text:p>
              </table:table-cell>
              <table:table-cell office:value-type="float" office:value="0.373333333333269">
                <text:p>0.373333333333269</text:p>
              </table:table-cell>
              <table:table-cell office:value-type="float" office:value="-6.30666666666644">
                <text:p>-6.3066666666664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.68999999999971">
                <text:p>7.68999999999971</text:p>
              </table:table-cell>
              <table:table-cell office:value-type="float" office:value="0.375555555555491">
                <text:p>0.375555555555491</text:p>
              </table:table-cell>
              <table:table-cell office:value-type="float" office:value="-6.31444444444422">
                <text:p>-6.3144444444442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.69999999999971">
                <text:p>7.69999999999971</text:p>
              </table:table-cell>
              <table:table-cell office:value-type="float" office:value="0.377777777777714">
                <text:p>0.377777777777714</text:p>
              </table:table-cell>
              <table:table-cell office:value-type="float" office:value="-6.322222222222">
                <text:p>-6.32222222222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.70999999999971">
                <text:p>7.70999999999971</text:p>
              </table:table-cell>
              <table:table-cell office:value-type="float" office:value="0.379999999999936">
                <text:p>0.379999999999936</text:p>
              </table:table-cell>
              <table:table-cell office:value-type="float" office:value="-6.32999999999978">
                <text:p>-6.3299999999997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.71999999999971">
                <text:p>7.71999999999971</text:p>
              </table:table-cell>
              <table:table-cell office:value-type="float" office:value="0.382222222222158">
                <text:p>0.382222222222158</text:p>
              </table:table-cell>
              <table:table-cell office:value-type="float" office:value="-6.33777777777755">
                <text:p>-6.3377777777775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.72999999999971">
                <text:p>7.72999999999971</text:p>
              </table:table-cell>
              <table:table-cell office:value-type="float" office:value="0.38444444444438">
                <text:p>0.38444444444438</text:p>
              </table:table-cell>
              <table:table-cell office:value-type="float" office:value="-6.34555555555533">
                <text:p>-6.345555555555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.73999999999971">
                <text:p>7.73999999999971</text:p>
              </table:table-cell>
              <table:table-cell office:value-type="float" office:value="0.386666666666603">
                <text:p>0.386666666666603</text:p>
              </table:table-cell>
              <table:table-cell office:value-type="float" office:value="-6.35333333333311">
                <text:p>-6.3533333333331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.74999999999971">
                <text:p>7.74999999999971</text:p>
              </table:table-cell>
              <table:table-cell office:value-type="float" office:value="0.388888888888825">
                <text:p>0.388888888888825</text:p>
              </table:table-cell>
              <table:table-cell office:value-type="float" office:value="-6.36111111111089">
                <text:p>-6.3611111111108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.75999999999971">
                <text:p>7.75999999999971</text:p>
              </table:table-cell>
              <table:table-cell office:value-type="float" office:value="0.391111111111047">
                <text:p>0.391111111111047</text:p>
              </table:table-cell>
              <table:table-cell office:value-type="float" office:value="-6.36888888888866">
                <text:p>-6.3688888888886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.76999999999971">
                <text:p>7.76999999999971</text:p>
              </table:table-cell>
              <table:table-cell office:value-type="float" office:value="0.393333333333269">
                <text:p>0.393333333333269</text:p>
              </table:table-cell>
              <table:table-cell office:value-type="float" office:value="-6.37666666666644">
                <text:p>-6.3766666666664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.77999999999971">
                <text:p>7.77999999999971</text:p>
              </table:table-cell>
              <table:table-cell office:value-type="float" office:value="0.395555555555491">
                <text:p>0.395555555555491</text:p>
              </table:table-cell>
              <table:table-cell office:value-type="float" office:value="-6.38444444444422">
                <text:p>-6.3844444444442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.78999999999971">
                <text:p>7.78999999999971</text:p>
              </table:table-cell>
              <table:table-cell office:value-type="float" office:value="0.397777777777713">
                <text:p>0.397777777777713</text:p>
              </table:table-cell>
              <table:table-cell office:value-type="float" office:value="-6.392222222222">
                <text:p>-6.3922222222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.79999999999971">
                <text:p>7.79999999999971</text:p>
              </table:table-cell>
              <table:table-cell office:value-type="float" office:value="0.399999999999936">
                <text:p>0.399999999999936</text:p>
              </table:table-cell>
              <table:table-cell office:value-type="float" office:value="-6.39999999999977">
                <text:p>-6.3999999999997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.80999999999971">
                <text:p>7.80999999999971</text:p>
              </table:table-cell>
              <table:table-cell office:value-type="float" office:value="0.402222222222158">
                <text:p>0.402222222222158</text:p>
              </table:table-cell>
              <table:table-cell office:value-type="float" office:value="-6.40777777777755">
                <text:p>-6.4077777777775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.81999999999971">
                <text:p>7.81999999999971</text:p>
              </table:table-cell>
              <table:table-cell office:value-type="float" office:value="0.40444444444438">
                <text:p>0.40444444444438</text:p>
              </table:table-cell>
              <table:table-cell office:value-type="float" office:value="-6.41555555555533">
                <text:p>-6.415555555555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.82999999999971">
                <text:p>7.82999999999971</text:p>
              </table:table-cell>
              <table:table-cell office:value-type="float" office:value="0.406666666666602">
                <text:p>0.406666666666602</text:p>
              </table:table-cell>
              <table:table-cell office:value-type="float" office:value="-6.42333333333311">
                <text:p>-6.423333333333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.83999999999971">
                <text:p>7.83999999999971</text:p>
              </table:table-cell>
              <table:table-cell office:value-type="float" office:value="0.408888888888824">
                <text:p>0.408888888888824</text:p>
              </table:table-cell>
              <table:table-cell office:value-type="float" office:value="-6.43111111111088">
                <text:p>-6.4311111111108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.84999999999971">
                <text:p>7.84999999999971</text:p>
              </table:table-cell>
              <table:table-cell office:value-type="float" office:value="0.411111111111046">
                <text:p>0.411111111111046</text:p>
              </table:table-cell>
              <table:table-cell office:value-type="float" office:value="-6.43888888888866">
                <text:p>-6.4388888888886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.85999999999971">
                <text:p>7.85999999999971</text:p>
              </table:table-cell>
              <table:table-cell office:value-type="float" office:value="0.413333333333268">
                <text:p>0.413333333333268</text:p>
              </table:table-cell>
              <table:table-cell office:value-type="float" office:value="-6.44666666666644">
                <text:p>-6.4466666666664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.86999999999971">
                <text:p>7.86999999999971</text:p>
              </table:table-cell>
              <table:table-cell office:value-type="float" office:value="0.415555555555491">
                <text:p>0.415555555555491</text:p>
              </table:table-cell>
              <table:table-cell office:value-type="float" office:value="-6.45444444444422">
                <text:p>-6.4544444444442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.87999999999971">
                <text:p>7.87999999999971</text:p>
              </table:table-cell>
              <table:table-cell office:value-type="float" office:value="0.417777777777713">
                <text:p>0.417777777777713</text:p>
              </table:table-cell>
              <table:table-cell office:value-type="float" office:value="-6.46222222222199">
                <text:p>-6.4622222222219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.88999999999971">
                <text:p>7.88999999999971</text:p>
              </table:table-cell>
              <table:table-cell office:value-type="float" office:value="0.419999999999935">
                <text:p>0.419999999999935</text:p>
              </table:table-cell>
              <table:table-cell office:value-type="float" office:value="-6.46999999999977">
                <text:p>-6.4699999999997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.89999999999971">
                <text:p>7.89999999999971</text:p>
              </table:table-cell>
              <table:table-cell office:value-type="float" office:value="0.422222222222157">
                <text:p>0.422222222222157</text:p>
              </table:table-cell>
              <table:table-cell office:value-type="float" office:value="-6.47777777777755">
                <text:p>-6.4777777777775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.90999999999971">
                <text:p>7.90999999999971</text:p>
              </table:table-cell>
              <table:table-cell office:value-type="float" office:value="0.424444444444379">
                <text:p>0.424444444444379</text:p>
              </table:table-cell>
              <table:table-cell office:value-type="float" office:value="-6.48555555555533">
                <text:p>-6.4855555555553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.91999999999971">
                <text:p>7.91999999999971</text:p>
              </table:table-cell>
              <table:table-cell office:value-type="float" office:value="0.426666666666602">
                <text:p>0.426666666666602</text:p>
              </table:table-cell>
              <table:table-cell office:value-type="float" office:value="-6.49333333333311">
                <text:p>-6.4933333333331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.92999999999971">
                <text:p>7.92999999999971</text:p>
              </table:table-cell>
              <table:table-cell office:value-type="float" office:value="0.428888888888824">
                <text:p>0.428888888888824</text:p>
              </table:table-cell>
              <table:table-cell office:value-type="float" office:value="-6.50111111111088">
                <text:p>-6.5011111111108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.93999999999971">
                <text:p>7.93999999999971</text:p>
              </table:table-cell>
              <table:table-cell office:value-type="float" office:value="0.431111111111046">
                <text:p>0.431111111111046</text:p>
              </table:table-cell>
              <table:table-cell office:value-type="float" office:value="-6.50888888888866">
                <text:p>-6.5088888888886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.94999999999971">
                <text:p>7.94999999999971</text:p>
              </table:table-cell>
              <table:table-cell office:value-type="float" office:value="0.433333333333268">
                <text:p>0.433333333333268</text:p>
              </table:table-cell>
              <table:table-cell office:value-type="float" office:value="-6.51666666666644">
                <text:p>-6.5166666666664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.95999999999971">
                <text:p>7.95999999999971</text:p>
              </table:table-cell>
              <table:table-cell office:value-type="float" office:value="0.43555555555549">
                <text:p>0.43555555555549</text:p>
              </table:table-cell>
              <table:table-cell office:value-type="float" office:value="-6.52444444444422">
                <text:p>-6.5244444444442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.96999999999971">
                <text:p>7.96999999999971</text:p>
              </table:table-cell>
              <table:table-cell office:value-type="float" office:value="0.437777777777713">
                <text:p>0.437777777777713</text:p>
              </table:table-cell>
              <table:table-cell office:value-type="float" office:value="-6.53222222222199">
                <text:p>-6.5322222222219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.97999999999971">
                <text:p>7.97999999999971</text:p>
              </table:table-cell>
              <table:table-cell office:value-type="float" office:value="0.439999999999935">
                <text:p>0.439999999999935</text:p>
              </table:table-cell>
              <table:table-cell office:value-type="float" office:value="-6.53999999999977">
                <text:p>-6.5399999999997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.98999999999971">
                <text:p>7.98999999999971</text:p>
              </table:table-cell>
              <table:table-cell office:value-type="float" office:value="0.442222222222157">
                <text:p>0.442222222222157</text:p>
              </table:table-cell>
              <table:table-cell office:value-type="float" office:value="-6.54777777777755">
                <text:p>-6.5477777777775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.99999999999971">
                <text:p>7.99999999999971</text:p>
              </table:table-cell>
              <table:table-cell office:value-type="float" office:value="0.444444444444379">
                <text:p>0.444444444444379</text:p>
              </table:table-cell>
              <table:table-cell office:value-type="float" office:value="-6.55555555555533">
                <text:p>-6.5555555555553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.00999999999971">
                <text:p>8.00999999999971</text:p>
              </table:table-cell>
              <table:table-cell office:value-type="float" office:value="0.446666666666601">
                <text:p>0.446666666666601</text:p>
              </table:table-cell>
              <table:table-cell office:value-type="float" office:value="-6.5633333333331">
                <text:p>-6.563333333333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.01999999999971">
                <text:p>8.01999999999971</text:p>
              </table:table-cell>
              <table:table-cell office:value-type="float" office:value="0.448888888888823">
                <text:p>0.448888888888823</text:p>
              </table:table-cell>
              <table:table-cell office:value-type="float" office:value="-6.57111111111088">
                <text:p>-6.5711111111108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.0299999999997">
                <text:p>8.0299999999997</text:p>
              </table:table-cell>
              <table:table-cell office:value-type="float" office:value="0.451111111111046">
                <text:p>0.451111111111046</text:p>
              </table:table-cell>
              <table:table-cell office:value-type="float" office:value="-6.57888888888866">
                <text:p>-6.5788888888886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.0399999999997">
                <text:p>8.0399999999997</text:p>
              </table:table-cell>
              <table:table-cell office:value-type="float" office:value="0.453333333333268">
                <text:p>0.453333333333268</text:p>
              </table:table-cell>
              <table:table-cell office:value-type="float" office:value="-6.58666666666644">
                <text:p>-6.5866666666664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.0499999999997">
                <text:p>8.0499999999997</text:p>
              </table:table-cell>
              <table:table-cell office:value-type="float" office:value="0.45555555555549">
                <text:p>0.45555555555549</text:p>
              </table:table-cell>
              <table:table-cell office:value-type="float" office:value="-6.59444444444421">
                <text:p>-6.5944444444442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.0599999999997">
                <text:p>8.0599999999997</text:p>
              </table:table-cell>
              <table:table-cell office:value-type="float" office:value="0.457777777777712">
                <text:p>0.457777777777712</text:p>
              </table:table-cell>
              <table:table-cell office:value-type="float" office:value="-6.60222222222199">
                <text:p>-6.6022222222219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.0699999999997">
                <text:p>8.0699999999997</text:p>
              </table:table-cell>
              <table:table-cell office:value-type="float" office:value="0.459999999999934">
                <text:p>0.459999999999934</text:p>
              </table:table-cell>
              <table:table-cell office:value-type="float" office:value="-6.60999999999977">
                <text:p>-6.6099999999997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.0799999999997">
                <text:p>8.0799999999997</text:p>
              </table:table-cell>
              <table:table-cell office:value-type="float" office:value="0.462222222222156">
                <text:p>0.462222222222156</text:p>
              </table:table-cell>
              <table:table-cell office:value-type="float" office:value="-6.61777777777755">
                <text:p>-6.6177777777775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.0899999999997">
                <text:p>8.0899999999997</text:p>
              </table:table-cell>
              <table:table-cell office:value-type="float" office:value="0.464444444444379">
                <text:p>0.464444444444379</text:p>
              </table:table-cell>
              <table:table-cell office:value-type="float" office:value="-6.62555555555532">
                <text:p>-6.6255555555553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.0999999999997">
                <text:p>8.0999999999997</text:p>
              </table:table-cell>
              <table:table-cell office:value-type="float" office:value="0.466666666666601">
                <text:p>0.466666666666601</text:p>
              </table:table-cell>
              <table:table-cell office:value-type="float" office:value="-6.6333333333331">
                <text:p>-6.633333333333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.1099999999997">
                <text:p>8.1099999999997</text:p>
              </table:table-cell>
              <table:table-cell office:value-type="float" office:value="0.468888888888823">
                <text:p>0.468888888888823</text:p>
              </table:table-cell>
              <table:table-cell office:value-type="float" office:value="-6.64111111111088">
                <text:p>-6.6411111111108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.1199999999997">
                <text:p>8.1199999999997</text:p>
              </table:table-cell>
              <table:table-cell office:value-type="float" office:value="0.471111111111045">
                <text:p>0.471111111111045</text:p>
              </table:table-cell>
              <table:table-cell office:value-type="float" office:value="-6.64888888888866">
                <text:p>-6.6488888888886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.1299999999997">
                <text:p>8.1299999999997</text:p>
              </table:table-cell>
              <table:table-cell office:value-type="float" office:value="0.473333333333267">
                <text:p>0.473333333333267</text:p>
              </table:table-cell>
              <table:table-cell office:value-type="float" office:value="-6.65666666666643">
                <text:p>-6.6566666666664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.1399999999997">
                <text:p>8.1399999999997</text:p>
              </table:table-cell>
              <table:table-cell office:value-type="float" office:value="0.475555555555489">
                <text:p>0.475555555555489</text:p>
              </table:table-cell>
              <table:table-cell office:value-type="float" office:value="-6.66444444444421">
                <text:p>-6.6644444444442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.1499999999997">
                <text:p>8.1499999999997</text:p>
              </table:table-cell>
              <table:table-cell office:value-type="float" office:value="0.477777777777712">
                <text:p>0.477777777777712</text:p>
              </table:table-cell>
              <table:table-cell office:value-type="float" office:value="-6.67222222222199">
                <text:p>-6.6722222222219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.1599999999997">
                <text:p>8.1599999999997</text:p>
              </table:table-cell>
              <table:table-cell office:value-type="float" office:value="0.479999999999934">
                <text:p>0.479999999999934</text:p>
              </table:table-cell>
              <table:table-cell office:value-type="float" office:value="-6.67999999999977">
                <text:p>-6.6799999999997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.1699999999997">
                <text:p>8.1699999999997</text:p>
              </table:table-cell>
              <table:table-cell office:value-type="float" office:value="0.482222222222156">
                <text:p>0.482222222222156</text:p>
              </table:table-cell>
              <table:table-cell office:value-type="float" office:value="-6.68777777777755">
                <text:p>-6.6877777777775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.1799999999997">
                <text:p>8.1799999999997</text:p>
              </table:table-cell>
              <table:table-cell office:value-type="float" office:value="0.484444444444378">
                <text:p>0.484444444444378</text:p>
              </table:table-cell>
              <table:table-cell office:value-type="float" office:value="-6.69555555555532">
                <text:p>-6.6955555555553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.1899999999997">
                <text:p>8.1899999999997</text:p>
              </table:table-cell>
              <table:table-cell office:value-type="float" office:value="0.4866666666666">
                <text:p>0.4866666666666</text:p>
              </table:table-cell>
              <table:table-cell office:value-type="float" office:value="-6.7033333333331">
                <text:p>-6.703333333333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.1999999999997">
                <text:p>8.1999999999997</text:p>
              </table:table-cell>
              <table:table-cell office:value-type="float" office:value="0.488888888888823">
                <text:p>0.488888888888823</text:p>
              </table:table-cell>
              <table:table-cell office:value-type="float" office:value="-6.71111111111088">
                <text:p>-6.7111111111108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.2099999999997">
                <text:p>8.2099999999997</text:p>
              </table:table-cell>
              <table:table-cell office:value-type="float" office:value="0.491111111111045">
                <text:p>0.491111111111045</text:p>
              </table:table-cell>
              <table:table-cell office:value-type="float" office:value="-6.71888888888866">
                <text:p>-6.7188888888886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.2199999999997">
                <text:p>8.2199999999997</text:p>
              </table:table-cell>
              <table:table-cell office:value-type="float" office:value="0.493333333333267">
                <text:p>0.493333333333267</text:p>
              </table:table-cell>
              <table:table-cell office:value-type="float" office:value="-6.72666666666643">
                <text:p>-6.7266666666664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.2299999999997">
                <text:p>8.2299999999997</text:p>
              </table:table-cell>
              <table:table-cell office:value-type="float" office:value="0.495555555555489">
                <text:p>0.495555555555489</text:p>
              </table:table-cell>
              <table:table-cell office:value-type="float" office:value="-6.73444444444421">
                <text:p>-6.7344444444442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.2399999999997">
                <text:p>8.2399999999997</text:p>
              </table:table-cell>
              <table:table-cell office:value-type="float" office:value="0.497777777777711">
                <text:p>0.497777777777711</text:p>
              </table:table-cell>
              <table:table-cell office:value-type="float" office:value="-6.74222222222199">
                <text:p>-6.7422222222219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.2499999999997">
                <text:p>8.2499999999997</text:p>
              </table:table-cell>
              <table:table-cell office:value-type="float" office:value="0.499999999999933">
                <text:p>0.499999999999933</text:p>
              </table:table-cell>
              <table:table-cell office:value-type="float" office:value="-6.74999999999977">
                <text:p>-6.7499999999997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.2599999999997">
                <text:p>8.2599999999997</text:p>
              </table:table-cell>
              <table:table-cell office:value-type="float" office:value="0.502222222222156">
                <text:p>0.502222222222156</text:p>
              </table:table-cell>
              <table:table-cell office:value-type="float" office:value="-6.75777777777754">
                <text:p>-6.7577777777775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.2699999999997">
                <text:p>8.2699999999997</text:p>
              </table:table-cell>
              <table:table-cell office:value-type="float" office:value="0.504444444444378">
                <text:p>0.504444444444378</text:p>
              </table:table-cell>
              <table:table-cell office:value-type="float" office:value="-6.76555555555532">
                <text:p>-6.7655555555553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.2799999999997">
                <text:p>8.2799999999997</text:p>
              </table:table-cell>
              <table:table-cell office:value-type="float" office:value="0.5066666666666">
                <text:p>0.5066666666666</text:p>
              </table:table-cell>
              <table:table-cell office:value-type="float" office:value="-6.7733333333331">
                <text:p>-6.773333333333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.2899999999997">
                <text:p>8.2899999999997</text:p>
              </table:table-cell>
              <table:table-cell office:value-type="float" office:value="0.508888888888822">
                <text:p>0.508888888888822</text:p>
              </table:table-cell>
              <table:table-cell office:value-type="float" office:value="-6.78111111111088">
                <text:p>-6.7811111111108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.2999999999997">
                <text:p>8.2999999999997</text:p>
              </table:table-cell>
              <table:table-cell office:value-type="float" office:value="0.511111111111044">
                <text:p>0.511111111111044</text:p>
              </table:table-cell>
              <table:table-cell office:value-type="float" office:value="-6.78888888888865">
                <text:p>-6.7888888888886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.3099999999997">
                <text:p>8.3099999999997</text:p>
              </table:table-cell>
              <table:table-cell office:value-type="float" office:value="0.513333333333266">
                <text:p>0.513333333333266</text:p>
              </table:table-cell>
              <table:table-cell office:value-type="float" office:value="-6.79666666666643">
                <text:p>-6.7966666666664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.3199999999997">
                <text:p>8.3199999999997</text:p>
              </table:table-cell>
              <table:table-cell office:value-type="float" office:value="0.515555555555488">
                <text:p>0.515555555555488</text:p>
              </table:table-cell>
              <table:table-cell office:value-type="float" office:value="-6.80444444444421">
                <text:p>-6.8044444444442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.3299999999997">
                <text:p>8.3299999999997</text:p>
              </table:table-cell>
              <table:table-cell office:value-type="float" office:value="0.517777777777711">
                <text:p>0.517777777777711</text:p>
              </table:table-cell>
              <table:table-cell office:value-type="float" office:value="-6.81222222222199">
                <text:p>-6.8122222222219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.3399999999997">
                <text:p>8.3399999999997</text:p>
              </table:table-cell>
              <table:table-cell office:value-type="float" office:value="0.519999999999933">
                <text:p>0.519999999999933</text:p>
              </table:table-cell>
              <table:table-cell office:value-type="float" office:value="-6.81999999999977">
                <text:p>-6.8199999999997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.3499999999997">
                <text:p>8.3499999999997</text:p>
              </table:table-cell>
              <table:table-cell office:value-type="float" office:value="0.522222222222155">
                <text:p>0.522222222222155</text:p>
              </table:table-cell>
              <table:table-cell office:value-type="float" office:value="-6.82777777777754">
                <text:p>-6.8277777777775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.3599999999997">
                <text:p>8.3599999999997</text:p>
              </table:table-cell>
              <table:table-cell office:value-type="float" office:value="0.524444444444377">
                <text:p>0.524444444444377</text:p>
              </table:table-cell>
              <table:table-cell office:value-type="float" office:value="-6.83555555555532">
                <text:p>-6.8355555555553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.3699999999997">
                <text:p>8.3699999999997</text:p>
              </table:table-cell>
              <table:table-cell office:value-type="float" office:value="0.5266666666666">
                <text:p>0.5266666666666</text:p>
              </table:table-cell>
              <table:table-cell office:value-type="float" office:value="-6.8433333333331">
                <text:p>-6.843333333333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.3799999999997">
                <text:p>8.3799999999997</text:p>
              </table:table-cell>
              <table:table-cell office:value-type="float" office:value="0.528888888888822">
                <text:p>0.528888888888822</text:p>
              </table:table-cell>
              <table:table-cell office:value-type="float" office:value="-6.85111111111088">
                <text:p>-6.8511111111108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.3899999999997">
                <text:p>8.3899999999997</text:p>
              </table:table-cell>
              <table:table-cell office:value-type="float" office:value="0.531111111111044">
                <text:p>0.531111111111044</text:p>
              </table:table-cell>
              <table:table-cell office:value-type="float" office:value="-6.85888888888865">
                <text:p>-6.8588888888886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.3999999999997">
                <text:p>8.3999999999997</text:p>
              </table:table-cell>
              <table:table-cell office:value-type="float" office:value="0.533333333333266">
                <text:p>0.533333333333266</text:p>
              </table:table-cell>
              <table:table-cell office:value-type="float" office:value="-6.86666666666643">
                <text:p>-6.8666666666664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.4099999999997">
                <text:p>8.4099999999997</text:p>
              </table:table-cell>
              <table:table-cell office:value-type="float" office:value="0.535555555555488">
                <text:p>0.535555555555488</text:p>
              </table:table-cell>
              <table:table-cell office:value-type="float" office:value="-6.87444444444421">
                <text:p>-6.8744444444442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.4199999999997">
                <text:p>8.4199999999997</text:p>
              </table:table-cell>
              <table:table-cell office:value-type="float" office:value="0.53777777777771">
                <text:p>0.53777777777771</text:p>
              </table:table-cell>
              <table:table-cell office:value-type="float" office:value="-6.88222222222199">
                <text:p>-6.8822222222219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.4299999999997">
                <text:p>8.4299999999997</text:p>
              </table:table-cell>
              <table:table-cell office:value-type="float" office:value="0.539999999999933">
                <text:p>0.539999999999933</text:p>
              </table:table-cell>
              <table:table-cell office:value-type="float" office:value="-6.88999999999976">
                <text:p>-6.889999999999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.4399999999997">
                <text:p>8.4399999999997</text:p>
              </table:table-cell>
              <table:table-cell office:value-type="float" office:value="0.542222222222155">
                <text:p>0.542222222222155</text:p>
              </table:table-cell>
              <table:table-cell office:value-type="float" office:value="-6.89777777777754">
                <text:p>-6.8977777777775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.4499999999997">
                <text:p>8.4499999999997</text:p>
              </table:table-cell>
              <table:table-cell office:value-type="float" office:value="0.544444444444377">
                <text:p>0.544444444444377</text:p>
              </table:table-cell>
              <table:table-cell office:value-type="float" office:value="-6.90555555555532">
                <text:p>-6.9055555555553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.4599999999997">
                <text:p>8.4599999999997</text:p>
              </table:table-cell>
              <table:table-cell office:value-type="float" office:value="0.546666666666599">
                <text:p>0.546666666666599</text:p>
              </table:table-cell>
              <table:table-cell office:value-type="float" office:value="-6.9133333333331">
                <text:p>-6.913333333333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.4699999999997">
                <text:p>8.4699999999997</text:p>
              </table:table-cell>
              <table:table-cell office:value-type="float" office:value="0.548888888888821">
                <text:p>0.548888888888821</text:p>
              </table:table-cell>
              <table:table-cell office:value-type="float" office:value="-6.92111111111087">
                <text:p>-6.9211111111108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.4799999999997">
                <text:p>8.4799999999997</text:p>
              </table:table-cell>
              <table:table-cell office:value-type="float" office:value="0.551111111111043">
                <text:p>0.551111111111043</text:p>
              </table:table-cell>
              <table:table-cell office:value-type="float" office:value="-6.92888888888865">
                <text:p>-6.9288888888886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4899999999997">
                <text:p>8.4899999999997</text:p>
              </table:table-cell>
              <table:table-cell office:value-type="float" office:value="0.553333333333265">
                <text:p>0.553333333333265</text:p>
              </table:table-cell>
              <table:table-cell office:value-type="float" office:value="-6.93666666666643">
                <text:p>-6.9366666666664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49999999999969">
                <text:p>8.49999999999969</text:p>
              </table:table-cell>
              <table:table-cell office:value-type="float" office:value="0.555555555555488">
                <text:p>0.555555555555488</text:p>
              </table:table-cell>
              <table:table-cell office:value-type="float" office:value="-6.94444444444421">
                <text:p>-6.9444444444442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.50999999999969">
                <text:p>8.50999999999969</text:p>
              </table:table-cell>
              <table:table-cell office:value-type="float" office:value="0.55777777777771">
                <text:p>0.55777777777771</text:p>
              </table:table-cell>
              <table:table-cell office:value-type="float" office:value="-6.95222222222199">
                <text:p>-6.9522222222219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.51999999999969">
                <text:p>8.51999999999969</text:p>
              </table:table-cell>
              <table:table-cell office:value-type="float" office:value="0.559999999999932">
                <text:p>0.559999999999932</text:p>
              </table:table-cell>
              <table:table-cell office:value-type="float" office:value="-6.95999999999976">
                <text:p>-6.9599999999997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52999999999969">
                <text:p>8.52999999999969</text:p>
              </table:table-cell>
              <table:table-cell office:value-type="float" office:value="0.562222222222154">
                <text:p>0.562222222222154</text:p>
              </table:table-cell>
              <table:table-cell office:value-type="float" office:value="-6.96777777777754">
                <text:p>-6.9677777777775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.53999999999969">
                <text:p>8.53999999999969</text:p>
              </table:table-cell>
              <table:table-cell office:value-type="float" office:value="0.564444444444376">
                <text:p>0.564444444444376</text:p>
              </table:table-cell>
              <table:table-cell office:value-type="float" office:value="-6.97555555555532">
                <text:p>-6.9755555555553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.54999999999969">
                <text:p>8.54999999999969</text:p>
              </table:table-cell>
              <table:table-cell office:value-type="float" office:value="0.566666666666599">
                <text:p>0.566666666666599</text:p>
              </table:table-cell>
              <table:table-cell office:value-type="float" office:value="-6.98333333333309">
                <text:p>-6.9833333333330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.55999999999969">
                <text:p>8.55999999999969</text:p>
              </table:table-cell>
              <table:table-cell office:value-type="float" office:value="0.568888888888821">
                <text:p>0.568888888888821</text:p>
              </table:table-cell>
              <table:table-cell office:value-type="float" office:value="-6.99111111111087">
                <text:p>-6.9911111111108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.56999999999969">
                <text:p>8.56999999999969</text:p>
              </table:table-cell>
              <table:table-cell office:value-type="float" office:value="0.571111111111043">
                <text:p>0.571111111111043</text:p>
              </table:table-cell>
              <table:table-cell office:value-type="float" office:value="-6.99888888888865">
                <text:p>-6.9988888888886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57999999999969">
                <text:p>8.57999999999969</text:p>
              </table:table-cell>
              <table:table-cell office:value-type="float" office:value="0.573333333333265">
                <text:p>0.573333333333265</text:p>
              </table:table-cell>
              <table:table-cell office:value-type="float" office:value="-7.00666666666643">
                <text:p>-7.006666666666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.58999999999969">
                <text:p>8.58999999999969</text:p>
              </table:table-cell>
              <table:table-cell office:value-type="float" office:value="0.575555555555487">
                <text:p>0.575555555555487</text:p>
              </table:table-cell>
              <table:table-cell office:value-type="float" office:value="-7.01444444444421">
                <text:p>-7.0144444444442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.59999999999969">
                <text:p>8.59999999999969</text:p>
              </table:table-cell>
              <table:table-cell office:value-type="float" office:value="0.57777777777771">
                <text:p>0.57777777777771</text:p>
              </table:table-cell>
              <table:table-cell office:value-type="float" office:value="-7.02222222222198">
                <text:p>-7.0222222222219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.60999999999969">
                <text:p>8.60999999999969</text:p>
              </table:table-cell>
              <table:table-cell office:value-type="float" office:value="0.579999999999932">
                <text:p>0.579999999999932</text:p>
              </table:table-cell>
              <table:table-cell office:value-type="float" office:value="-7.02999999999976">
                <text:p>-7.0299999999997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.61999999999969">
                <text:p>8.61999999999969</text:p>
              </table:table-cell>
              <table:table-cell office:value-type="float" office:value="0.582222222222154">
                <text:p>0.582222222222154</text:p>
              </table:table-cell>
              <table:table-cell office:value-type="float" office:value="-7.03777777777754">
                <text:p>-7.0377777777775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.62999999999969">
                <text:p>8.62999999999969</text:p>
              </table:table-cell>
              <table:table-cell office:value-type="float" office:value="0.584444444444376">
                <text:p>0.584444444444376</text:p>
              </table:table-cell>
              <table:table-cell office:value-type="float" office:value="-7.04555555555532">
                <text:p>-7.0455555555553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.63999999999969">
                <text:p>8.63999999999969</text:p>
              </table:table-cell>
              <table:table-cell office:value-type="float" office:value="0.586666666666598">
                <text:p>0.586666666666598</text:p>
              </table:table-cell>
              <table:table-cell office:value-type="float" office:value="-7.05333333333309">
                <text:p>-7.0533333333330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.64999999999969">
                <text:p>8.64999999999969</text:p>
              </table:table-cell>
              <table:table-cell office:value-type="float" office:value="0.58888888888882">
                <text:p>0.58888888888882</text:p>
              </table:table-cell>
              <table:table-cell office:value-type="float" office:value="-7.06111111111087">
                <text:p>-7.0611111111108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.65999999999969">
                <text:p>8.65999999999969</text:p>
              </table:table-cell>
              <table:table-cell office:value-type="float" office:value="0.591111111111043">
                <text:p>0.591111111111043</text:p>
              </table:table-cell>
              <table:table-cell office:value-type="float" office:value="-7.06888888888865">
                <text:p>-7.0688888888886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.66999999999969">
                <text:p>8.66999999999969</text:p>
              </table:table-cell>
              <table:table-cell office:value-type="float" office:value="0.593333333333265">
                <text:p>0.593333333333265</text:p>
              </table:table-cell>
              <table:table-cell office:value-type="float" office:value="-7.07666666666643">
                <text:p>-7.0766666666664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.67999999999969">
                <text:p>8.67999999999969</text:p>
              </table:table-cell>
              <table:table-cell office:value-type="float" office:value="0.595555555555487">
                <text:p>0.595555555555487</text:p>
              </table:table-cell>
              <table:table-cell office:value-type="float" office:value="-7.0844444444442">
                <text:p>-7.084444444444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.68999999999969">
                <text:p>8.68999999999969</text:p>
              </table:table-cell>
              <table:table-cell office:value-type="float" office:value="0.597777777777709">
                <text:p>0.597777777777709</text:p>
              </table:table-cell>
              <table:table-cell office:value-type="float" office:value="-7.09222222222198">
                <text:p>-7.0922222222219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.69999999999969">
                <text:p>8.69999999999969</text:p>
              </table:table-cell>
              <table:table-cell office:value-type="float" office:value="0.599999999999931">
                <text:p>0.599999999999931</text:p>
              </table:table-cell>
              <table:table-cell office:value-type="float" office:value="-7.09999999999976">
                <text:p>-7.0999999999997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.70999999999969">
                <text:p>8.70999999999969</text:p>
              </table:table-cell>
              <table:table-cell office:value-type="float" office:value="0.602222222222153">
                <text:p>0.602222222222153</text:p>
              </table:table-cell>
              <table:table-cell office:value-type="float" office:value="-7.10777777777754">
                <text:p>-7.1077777777775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.71999999999969">
                <text:p>8.71999999999969</text:p>
              </table:table-cell>
              <table:table-cell office:value-type="float" office:value="0.604444444444376">
                <text:p>0.604444444444376</text:p>
              </table:table-cell>
              <table:table-cell office:value-type="float" office:value="-7.11555555555531">
                <text:p>-7.1155555555553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.72999999999969">
                <text:p>8.72999999999969</text:p>
              </table:table-cell>
              <table:table-cell office:value-type="float" office:value="0.606666666666598">
                <text:p>0.606666666666598</text:p>
              </table:table-cell>
              <table:table-cell office:value-type="float" office:value="-7.12333333333309">
                <text:p>-7.123333333333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.73999999999969">
                <text:p>8.73999999999969</text:p>
              </table:table-cell>
              <table:table-cell office:value-type="float" office:value="0.60888888888882">
                <text:p>0.60888888888882</text:p>
              </table:table-cell>
              <table:table-cell office:value-type="float" office:value="-7.13111111111087">
                <text:p>-7.1311111111108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.74999999999969">
                <text:p>8.74999999999969</text:p>
              </table:table-cell>
              <table:table-cell office:value-type="float" office:value="0.611111111111042">
                <text:p>0.611111111111042</text:p>
              </table:table-cell>
              <table:table-cell office:value-type="float" office:value="-7.13888888888865">
                <text:p>-7.1388888888886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.75999999999969">
                <text:p>8.75999999999969</text:p>
              </table:table-cell>
              <table:table-cell office:value-type="float" office:value="0.613333333333264">
                <text:p>0.613333333333264</text:p>
              </table:table-cell>
              <table:table-cell office:value-type="float" office:value="-7.14666666666642">
                <text:p>-7.1466666666664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.76999999999969">
                <text:p>8.76999999999969</text:p>
              </table:table-cell>
              <table:table-cell office:value-type="float" office:value="0.615555555555486">
                <text:p>0.615555555555486</text:p>
              </table:table-cell>
              <table:table-cell office:value-type="float" office:value="-7.1544444444442">
                <text:p>-7.154444444444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.77999999999969">
                <text:p>8.77999999999969</text:p>
              </table:table-cell>
              <table:table-cell office:value-type="float" office:value="0.617777777777709">
                <text:p>0.617777777777709</text:p>
              </table:table-cell>
              <table:table-cell office:value-type="float" office:value="-7.16222222222198">
                <text:p>-7.1622222222219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.78999999999969">
                <text:p>8.78999999999969</text:p>
              </table:table-cell>
              <table:table-cell office:value-type="float" office:value="0.619999999999931">
                <text:p>0.619999999999931</text:p>
              </table:table-cell>
              <table:table-cell office:value-type="float" office:value="-7.16999999999976">
                <text:p>-7.1699999999997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.79999999999969">
                <text:p>8.79999999999969</text:p>
              </table:table-cell>
              <table:table-cell office:value-type="float" office:value="0.622222222222153">
                <text:p>0.622222222222153</text:p>
              </table:table-cell>
              <table:table-cell office:value-type="float" office:value="-7.17777777777754">
                <text:p>-7.1777777777775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.80999999999969">
                <text:p>8.80999999999969</text:p>
              </table:table-cell>
              <table:table-cell office:value-type="float" office:value="0.624444444444375">
                <text:p>0.624444444444375</text:p>
              </table:table-cell>
              <table:table-cell office:value-type="float" office:value="-7.18555555555531">
                <text:p>-7.1855555555553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.81999999999969">
                <text:p>8.81999999999969</text:p>
              </table:table-cell>
              <table:table-cell office:value-type="float" office:value="0.626666666666597">
                <text:p>0.626666666666597</text:p>
              </table:table-cell>
              <table:table-cell office:value-type="float" office:value="-7.19333333333309">
                <text:p>-7.1933333333330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.82999999999969">
                <text:p>8.82999999999969</text:p>
              </table:table-cell>
              <table:table-cell office:value-type="float" office:value="0.62888888888882">
                <text:p>0.62888888888882</text:p>
              </table:table-cell>
              <table:table-cell office:value-type="float" office:value="-7.20111111111087">
                <text:p>-7.2011111111108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.83999999999969">
                <text:p>8.83999999999969</text:p>
              </table:table-cell>
              <table:table-cell office:value-type="float" office:value="0.631111111111042">
                <text:p>0.631111111111042</text:p>
              </table:table-cell>
              <table:table-cell office:value-type="float" office:value="-7.20888888888865">
                <text:p>-7.2088888888886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.84999999999969">
                <text:p>8.84999999999969</text:p>
              </table:table-cell>
              <table:table-cell office:value-type="float" office:value="0.633333333333264">
                <text:p>0.633333333333264</text:p>
              </table:table-cell>
              <table:table-cell office:value-type="float" office:value="-7.21666666666642">
                <text:p>-7.2166666666664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.85999999999969">
                <text:p>8.85999999999969</text:p>
              </table:table-cell>
              <table:table-cell office:value-type="float" office:value="0.635555555555486">
                <text:p>0.635555555555486</text:p>
              </table:table-cell>
              <table:table-cell office:value-type="float" office:value="-7.2244444444442">
                <text:p>-7.22444444444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.86999999999969">
                <text:p>8.86999999999969</text:p>
              </table:table-cell>
              <table:table-cell office:value-type="float" office:value="0.637777777777708">
                <text:p>0.637777777777708</text:p>
              </table:table-cell>
              <table:table-cell office:value-type="float" office:value="-7.23222222222198">
                <text:p>-7.2322222222219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.87999999999969">
                <text:p>8.87999999999969</text:p>
              </table:table-cell>
              <table:table-cell office:value-type="float" office:value="0.63999999999993">
                <text:p>0.63999999999993</text:p>
              </table:table-cell>
              <table:table-cell office:value-type="float" office:value="-7.23999999999976">
                <text:p>-7.2399999999997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.88999999999969">
                <text:p>8.88999999999969</text:p>
              </table:table-cell>
              <table:table-cell office:value-type="float" office:value="0.642222222222153">
                <text:p>0.642222222222153</text:p>
              </table:table-cell>
              <table:table-cell office:value-type="float" office:value="-7.24777777777753">
                <text:p>-7.2477777777775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.89999999999969">
                <text:p>8.89999999999969</text:p>
              </table:table-cell>
              <table:table-cell office:value-type="float" office:value="0.644444444444375">
                <text:p>0.644444444444375</text:p>
              </table:table-cell>
              <table:table-cell office:value-type="float" office:value="-7.25555555555531">
                <text:p>-7.2555555555553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.90999999999969">
                <text:p>8.90999999999969</text:p>
              </table:table-cell>
              <table:table-cell office:value-type="float" office:value="0.646666666666597">
                <text:p>0.646666666666597</text:p>
              </table:table-cell>
              <table:table-cell office:value-type="float" office:value="-7.26333333333309">
                <text:p>-7.2633333333330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.91999999999969">
                <text:p>8.91999999999969</text:p>
              </table:table-cell>
              <table:table-cell office:value-type="float" office:value="0.648888888888819">
                <text:p>0.648888888888819</text:p>
              </table:table-cell>
              <table:table-cell office:value-type="float" office:value="-7.27111111111087">
                <text:p>-7.2711111111108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.92999999999969">
                <text:p>8.92999999999969</text:p>
              </table:table-cell>
              <table:table-cell office:value-type="float" office:value="0.651111111111041">
                <text:p>0.651111111111041</text:p>
              </table:table-cell>
              <table:table-cell office:value-type="float" office:value="-7.27888888888864">
                <text:p>-7.2788888888886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.93999999999969">
                <text:p>8.93999999999969</text:p>
              </table:table-cell>
              <table:table-cell office:value-type="float" office:value="0.653333333333263">
                <text:p>0.653333333333263</text:p>
              </table:table-cell>
              <table:table-cell office:value-type="float" office:value="-7.28666666666642">
                <text:p>-7.2866666666664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.94999999999969">
                <text:p>8.94999999999969</text:p>
              </table:table-cell>
              <table:table-cell office:value-type="float" office:value="0.655555555555485">
                <text:p>0.655555555555485</text:p>
              </table:table-cell>
              <table:table-cell office:value-type="float" office:value="-7.2944444444442">
                <text:p>-7.294444444444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.95999999999968">
                <text:p>8.95999999999968</text:p>
              </table:table-cell>
              <table:table-cell office:value-type="float" office:value="0.657777777777708">
                <text:p>0.657777777777708</text:p>
              </table:table-cell>
              <table:table-cell office:value-type="float" office:value="-7.30222222222198">
                <text:p>-7.3022222222219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.96999999999968">
                <text:p>8.96999999999968</text:p>
              </table:table-cell>
              <table:table-cell office:value-type="float" office:value="0.65999999999993">
                <text:p>0.65999999999993</text:p>
              </table:table-cell>
              <table:table-cell office:value-type="float" office:value="-7.30999999999975">
                <text:p>-7.3099999999997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.97999999999968">
                <text:p>8.97999999999968</text:p>
              </table:table-cell>
              <table:table-cell office:value-type="float" office:value="0.662222222222152">
                <text:p>0.662222222222152</text:p>
              </table:table-cell>
              <table:table-cell office:value-type="float" office:value="-7.31777777777753">
                <text:p>-7.3177777777775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.98999999999968">
                <text:p>8.98999999999968</text:p>
              </table:table-cell>
              <table:table-cell office:value-type="float" office:value="0.664444444444374">
                <text:p>0.664444444444374</text:p>
              </table:table-cell>
              <table:table-cell office:value-type="float" office:value="-7.32555555555531">
                <text:p>-7.3255555555553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.99999999999968">
                <text:p>8.99999999999968</text:p>
              </table:table-cell>
              <table:table-cell office:value-type="float" office:value="0.666666666666597">
                <text:p>0.666666666666597</text:p>
              </table:table-cell>
              <table:table-cell office:value-type="float" office:value="-7.33333333333309">
                <text:p>-7.3333333333330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.00999999999968">
                <text:p>9.00999999999968</text:p>
              </table:table-cell>
              <table:table-cell office:value-type="float" office:value="0.668888888888819">
                <text:p>0.668888888888819</text:p>
              </table:table-cell>
              <table:table-cell office:value-type="float" office:value="-7.34111111111086">
                <text:p>-7.3411111111108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.01999999999968">
                <text:p>9.01999999999968</text:p>
              </table:table-cell>
              <table:table-cell office:value-type="float" office:value="0.671111111111041">
                <text:p>0.671111111111041</text:p>
              </table:table-cell>
              <table:table-cell office:value-type="float" office:value="-7.34888888888864">
                <text:p>-7.3488888888886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.02999999999968">
                <text:p>9.02999999999968</text:p>
              </table:table-cell>
              <table:table-cell office:value-type="float" office:value="0.673333333333263">
                <text:p>0.673333333333263</text:p>
              </table:table-cell>
              <table:table-cell office:value-type="float" office:value="-7.35666666666642">
                <text:p>-7.3566666666664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.03999999999968">
                <text:p>9.03999999999968</text:p>
              </table:table-cell>
              <table:table-cell office:value-type="float" office:value="0.675555555555485">
                <text:p>0.675555555555485</text:p>
              </table:table-cell>
              <table:table-cell office:value-type="float" office:value="-7.3644444444442">
                <text:p>-7.364444444444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.04999999999968">
                <text:p>9.04999999999968</text:p>
              </table:table-cell>
              <table:table-cell office:value-type="float" office:value="0.677777777777707">
                <text:p>0.677777777777707</text:p>
              </table:table-cell>
              <table:table-cell office:value-type="float" office:value="-7.37222222222198">
                <text:p>-7.3722222222219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.05999999999968">
                <text:p>9.05999999999968</text:p>
              </table:table-cell>
              <table:table-cell office:value-type="float" office:value="0.679999999999929">
                <text:p>0.679999999999929</text:p>
              </table:table-cell>
              <table:table-cell office:value-type="float" office:value="-7.37999999999975">
                <text:p>-7.3799999999997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.06999999999968">
                <text:p>9.06999999999968</text:p>
              </table:table-cell>
              <table:table-cell office:value-type="float" office:value="0.682222222222152">
                <text:p>0.682222222222152</text:p>
              </table:table-cell>
              <table:table-cell office:value-type="float" office:value="-7.38777777777753">
                <text:p>-7.3877777777775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.07999999999968">
                <text:p>9.07999999999968</text:p>
              </table:table-cell>
              <table:table-cell office:value-type="float" office:value="0.684444444444374">
                <text:p>0.684444444444374</text:p>
              </table:table-cell>
              <table:table-cell office:value-type="float" office:value="-7.39555555555531">
                <text:p>-7.3955555555553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.08999999999968">
                <text:p>9.08999999999968</text:p>
              </table:table-cell>
              <table:table-cell office:value-type="float" office:value="0.686666666666596">
                <text:p>0.686666666666596</text:p>
              </table:table-cell>
              <table:table-cell office:value-type="float" office:value="-7.40333333333309">
                <text:p>-7.4033333333330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.09999999999968">
                <text:p>9.09999999999968</text:p>
              </table:table-cell>
              <table:table-cell office:value-type="float" office:value="0.688888888888818">
                <text:p>0.688888888888818</text:p>
              </table:table-cell>
              <table:table-cell office:value-type="float" office:value="-7.41111111111086">
                <text:p>-7.4111111111108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.10999999999968">
                <text:p>9.10999999999968</text:p>
              </table:table-cell>
              <table:table-cell office:value-type="float" office:value="0.69111111111104">
                <text:p>0.69111111111104</text:p>
              </table:table-cell>
              <table:table-cell office:value-type="float" office:value="-7.41888888888864">
                <text:p>-7.4188888888886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.11999999999968">
                <text:p>9.11999999999968</text:p>
              </table:table-cell>
              <table:table-cell office:value-type="float" office:value="0.693333333333263">
                <text:p>0.693333333333263</text:p>
              </table:table-cell>
              <table:table-cell office:value-type="float" office:value="-7.42666666666642">
                <text:p>-7.4266666666664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.12999999999968">
                <text:p>9.12999999999968</text:p>
              </table:table-cell>
              <table:table-cell office:value-type="float" office:value="0.695555555555485">
                <text:p>0.695555555555485</text:p>
              </table:table-cell>
              <table:table-cell office:value-type="float" office:value="-7.4344444444442">
                <text:p>-7.434444444444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.13999999999968">
                <text:p>9.13999999999968</text:p>
              </table:table-cell>
              <table:table-cell office:value-type="float" office:value="0.697777777777707">
                <text:p>0.697777777777707</text:p>
              </table:table-cell>
              <table:table-cell office:value-type="float" office:value="-7.44222222222197">
                <text:p>-7.4422222222219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.14999999999968">
                <text:p>9.14999999999968</text:p>
              </table:table-cell>
              <table:table-cell office:value-type="float" office:value="0.699999999999929">
                <text:p>0.699999999999929</text:p>
              </table:table-cell>
              <table:table-cell office:value-type="float" office:value="-7.44999999999975">
                <text:p>-7.4499999999997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.15999999999968">
                <text:p>9.15999999999968</text:p>
              </table:table-cell>
              <table:table-cell office:value-type="float" office:value="0.702222222222151">
                <text:p>0.702222222222151</text:p>
              </table:table-cell>
              <table:table-cell office:value-type="float" office:value="-7.45777777777753">
                <text:p>-7.4577777777775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.16999999999968">
                <text:p>9.16999999999968</text:p>
              </table:table-cell>
              <table:table-cell office:value-type="float" office:value="0.704444444444374">
                <text:p>0.704444444444374</text:p>
              </table:table-cell>
              <table:table-cell office:value-type="float" office:value="-7.46555555555531">
                <text:p>-7.4655555555553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.17999999999968">
                <text:p>9.17999999999968</text:p>
              </table:table-cell>
              <table:table-cell office:value-type="float" office:value="0.706666666666596">
                <text:p>0.706666666666596</text:p>
              </table:table-cell>
              <table:table-cell office:value-type="float" office:value="-7.47333333333308">
                <text:p>-7.4733333333330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.18999999999968">
                <text:p>9.18999999999968</text:p>
              </table:table-cell>
              <table:table-cell office:value-type="float" office:value="0.708888888888818">
                <text:p>0.708888888888818</text:p>
              </table:table-cell>
              <table:table-cell office:value-type="float" office:value="-7.48111111111086">
                <text:p>-7.4811111111108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.19999999999968">
                <text:p>9.19999999999968</text:p>
              </table:table-cell>
              <table:table-cell office:value-type="float" office:value="0.71111111111104">
                <text:p>0.71111111111104</text:p>
              </table:table-cell>
              <table:table-cell office:value-type="float" office:value="-7.48888888888864">
                <text:p>-7.4888888888886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.20999999999968">
                <text:p>9.20999999999968</text:p>
              </table:table-cell>
              <table:table-cell office:value-type="float" office:value="0.713333333333262">
                <text:p>0.713333333333262</text:p>
              </table:table-cell>
              <table:table-cell office:value-type="float" office:value="-7.49666666666642">
                <text:p>-7.4966666666664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.21999999999968">
                <text:p>9.21999999999968</text:p>
              </table:table-cell>
              <table:table-cell office:value-type="float" office:value="0.715555555555484">
                <text:p>0.715555555555484</text:p>
              </table:table-cell>
              <table:table-cell office:value-type="float" office:value="-7.50444444444419">
                <text:p>-7.5044444444441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.22999999999968">
                <text:p>9.22999999999968</text:p>
              </table:table-cell>
              <table:table-cell office:value-type="float" office:value="0.717777777777706">
                <text:p>0.717777777777706</text:p>
              </table:table-cell>
              <table:table-cell office:value-type="float" office:value="-7.51222222222197">
                <text:p>-7.5122222222219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.23999999999968">
                <text:p>9.23999999999968</text:p>
              </table:table-cell>
              <table:table-cell office:value-type="float" office:value="0.719999999999928">
                <text:p>0.719999999999928</text:p>
              </table:table-cell>
              <table:table-cell office:value-type="float" office:value="-7.51999999999975">
                <text:p>-7.5199999999997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.24999999999968">
                <text:p>9.24999999999968</text:p>
              </table:table-cell>
              <table:table-cell office:value-type="float" office:value="0.722222222222151">
                <text:p>0.722222222222151</text:p>
              </table:table-cell>
              <table:table-cell office:value-type="float" office:value="-7.52777777777753">
                <text:p>-7.5277777777775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.25999999999968">
                <text:p>9.25999999999968</text:p>
              </table:table-cell>
              <table:table-cell office:value-type="float" office:value="0.724444444444373">
                <text:p>0.724444444444373</text:p>
              </table:table-cell>
              <table:table-cell office:value-type="float" office:value="-7.53555555555531">
                <text:p>-7.5355555555553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.26999999999968">
                <text:p>9.26999999999968</text:p>
              </table:table-cell>
              <table:table-cell office:value-type="float" office:value="0.726666666666595">
                <text:p>0.726666666666595</text:p>
              </table:table-cell>
              <table:table-cell office:value-type="float" office:value="-7.54333333333308">
                <text:p>-7.5433333333330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.27999999999968">
                <text:p>9.27999999999968</text:p>
              </table:table-cell>
              <table:table-cell office:value-type="float" office:value="0.728888888888817">
                <text:p>0.728888888888817</text:p>
              </table:table-cell>
              <table:table-cell office:value-type="float" office:value="-7.55111111111086">
                <text:p>-7.5511111111108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.28999999999968">
                <text:p>9.28999999999968</text:p>
              </table:table-cell>
              <table:table-cell office:value-type="float" office:value="0.73111111111104">
                <text:p>0.73111111111104</text:p>
              </table:table-cell>
              <table:table-cell office:value-type="float" office:value="-7.55888888888864">
                <text:p>-7.5588888888886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.29999999999968">
                <text:p>9.29999999999968</text:p>
              </table:table-cell>
              <table:table-cell office:value-type="float" office:value="0.733333333333262">
                <text:p>0.733333333333262</text:p>
              </table:table-cell>
              <table:table-cell office:value-type="float" office:value="-7.56666666666642">
                <text:p>-7.5666666666664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.30999999999968">
                <text:p>9.30999999999968</text:p>
              </table:table-cell>
              <table:table-cell office:value-type="float" office:value="0.735555555555484">
                <text:p>0.735555555555484</text:p>
              </table:table-cell>
              <table:table-cell office:value-type="float" office:value="-7.57444444444419">
                <text:p>-7.5744444444441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.31999999999968">
                <text:p>9.31999999999968</text:p>
              </table:table-cell>
              <table:table-cell office:value-type="float" office:value="0.737777777777706">
                <text:p>0.737777777777706</text:p>
              </table:table-cell>
              <table:table-cell office:value-type="float" office:value="-7.58222222222197">
                <text:p>-7.5822222222219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.32999999999968">
                <text:p>9.32999999999968</text:p>
              </table:table-cell>
              <table:table-cell office:value-type="float" office:value="0.739999999999928">
                <text:p>0.739999999999928</text:p>
              </table:table-cell>
              <table:table-cell office:value-type="float" office:value="-7.58999999999975">
                <text:p>-7.5899999999997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.33999999999968">
                <text:p>9.33999999999968</text:p>
              </table:table-cell>
              <table:table-cell office:value-type="float" office:value="0.742222222222151">
                <text:p>0.742222222222151</text:p>
              </table:table-cell>
              <table:table-cell office:value-type="float" office:value="-7.59777777777753">
                <text:p>-7.5977777777775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.34999999999968">
                <text:p>9.34999999999968</text:p>
              </table:table-cell>
              <table:table-cell office:value-type="float" office:value="0.744444444444373">
                <text:p>0.744444444444373</text:p>
              </table:table-cell>
              <table:table-cell office:value-type="float" office:value="-7.6055555555553">
                <text:p>-7.605555555555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.35999999999968">
                <text:p>9.35999999999968</text:p>
              </table:table-cell>
              <table:table-cell office:value-type="float" office:value="0.746666666666595">
                <text:p>0.746666666666595</text:p>
              </table:table-cell>
              <table:table-cell office:value-type="float" office:value="-7.61333333333308">
                <text:p>-7.6133333333330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.36999999999968">
                <text:p>9.36999999999968</text:p>
              </table:table-cell>
              <table:table-cell office:value-type="float" office:value="0.748888888888817">
                <text:p>0.748888888888817</text:p>
              </table:table-cell>
              <table:table-cell office:value-type="float" office:value="-7.62111111111086">
                <text:p>-7.6211111111108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.37999999999968">
                <text:p>9.37999999999968</text:p>
              </table:table-cell>
              <table:table-cell office:value-type="float" office:value="0.751111111111039">
                <text:p>0.751111111111039</text:p>
              </table:table-cell>
              <table:table-cell office:value-type="float" office:value="-7.62888888888864">
                <text:p>-7.6288888888886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.38999999999968">
                <text:p>9.38999999999968</text:p>
              </table:table-cell>
              <table:table-cell office:value-type="float" office:value="0.753333333333261">
                <text:p>0.753333333333261</text:p>
              </table:table-cell>
              <table:table-cell office:value-type="float" office:value="-7.63666666666641">
                <text:p>-7.6366666666664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.39999999999968">
                <text:p>9.39999999999968</text:p>
              </table:table-cell>
              <table:table-cell office:value-type="float" office:value="0.755555555555483">
                <text:p>0.755555555555483</text:p>
              </table:table-cell>
              <table:table-cell office:value-type="float" office:value="-7.64444444444419">
                <text:p>-7.6444444444441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.40999999999968">
                <text:p>9.40999999999968</text:p>
              </table:table-cell>
              <table:table-cell office:value-type="float" office:value="0.757777777777705">
                <text:p>0.757777777777705</text:p>
              </table:table-cell>
              <table:table-cell office:value-type="float" office:value="-7.65222222222197">
                <text:p>-7.6522222222219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.41999999999968">
                <text:p>9.41999999999968</text:p>
              </table:table-cell>
              <table:table-cell office:value-type="float" office:value="0.759999999999928">
                <text:p>0.759999999999928</text:p>
              </table:table-cell>
              <table:table-cell office:value-type="float" office:value="-7.65999999999975">
                <text:p>-7.6599999999997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.42999999999967">
                <text:p>9.42999999999967</text:p>
              </table:table-cell>
              <table:table-cell office:value-type="float" office:value="0.76222222222215">
                <text:p>0.76222222222215</text:p>
              </table:table-cell>
              <table:table-cell office:value-type="float" office:value="-7.66777777777752">
                <text:p>-7.6677777777775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.43999999999967">
                <text:p>9.43999999999967</text:p>
              </table:table-cell>
              <table:table-cell office:value-type="float" office:value="0.764444444444372">
                <text:p>0.764444444444372</text:p>
              </table:table-cell>
              <table:table-cell office:value-type="float" office:value="-7.6755555555553">
                <text:p>-7.675555555555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.44999999999967">
                <text:p>9.44999999999967</text:p>
              </table:table-cell>
              <table:table-cell office:value-type="float" office:value="0.766666666666594">
                <text:p>0.766666666666594</text:p>
              </table:table-cell>
              <table:table-cell office:value-type="float" office:value="-7.68333333333308">
                <text:p>-7.6833333333330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.45999999999967">
                <text:p>9.45999999999967</text:p>
              </table:table-cell>
              <table:table-cell office:value-type="float" office:value="0.768888888888817">
                <text:p>0.768888888888817</text:p>
              </table:table-cell>
              <table:table-cell office:value-type="float" office:value="-7.69111111111086">
                <text:p>-7.6911111111108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.46999999999967">
                <text:p>9.46999999999967</text:p>
              </table:table-cell>
              <table:table-cell office:value-type="float" office:value="0.771111111111039">
                <text:p>0.771111111111039</text:p>
              </table:table-cell>
              <table:table-cell office:value-type="float" office:value="-7.69888888888864">
                <text:p>-7.6988888888886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.47999999999967">
                <text:p>9.47999999999967</text:p>
              </table:table-cell>
              <table:table-cell office:value-type="float" office:value="0.773333333333261">
                <text:p>0.773333333333261</text:p>
              </table:table-cell>
              <table:table-cell office:value-type="float" office:value="-7.70666666666641">
                <text:p>-7.7066666666664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.48999999999967">
                <text:p>9.48999999999967</text:p>
              </table:table-cell>
              <table:table-cell office:value-type="float" office:value="0.775555555555483">
                <text:p>0.775555555555483</text:p>
              </table:table-cell>
              <table:table-cell office:value-type="float" office:value="-7.71444444444419">
                <text:p>-7.7144444444441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.49999999999967">
                <text:p>9.49999999999967</text:p>
              </table:table-cell>
              <table:table-cell office:value-type="float" office:value="0.777777777777705">
                <text:p>0.777777777777705</text:p>
              </table:table-cell>
              <table:table-cell office:value-type="float" office:value="-7.72222222222197">
                <text:p>-7.7222222222219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.50999999999967">
                <text:p>9.50999999999967</text:p>
              </table:table-cell>
              <table:table-cell office:value-type="float" office:value="0.779999999999927">
                <text:p>0.779999999999927</text:p>
              </table:table-cell>
              <table:table-cell office:value-type="float" office:value="-7.72999999999974">
                <text:p>-7.7299999999997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.51999999999967">
                <text:p>9.51999999999967</text:p>
              </table:table-cell>
              <table:table-cell office:value-type="float" office:value="0.78222222222215">
                <text:p>0.78222222222215</text:p>
              </table:table-cell>
              <table:table-cell office:value-type="float" office:value="-7.73777777777752">
                <text:p>-7.7377777777775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.52999999999967">
                <text:p>9.52999999999967</text:p>
              </table:table-cell>
              <table:table-cell office:value-type="float" office:value="0.784444444444372">
                <text:p>0.784444444444372</text:p>
              </table:table-cell>
              <table:table-cell office:value-type="float" office:value="-7.7455555555553">
                <text:p>-7.745555555555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.53999999999967">
                <text:p>9.53999999999967</text:p>
              </table:table-cell>
              <table:table-cell office:value-type="float" office:value="0.786666666666594">
                <text:p>0.786666666666594</text:p>
              </table:table-cell>
              <table:table-cell office:value-type="float" office:value="-7.75333333333308">
                <text:p>-7.7533333333330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.54999999999967">
                <text:p>9.54999999999967</text:p>
              </table:table-cell>
              <table:table-cell office:value-type="float" office:value="0.788888888888816">
                <text:p>0.788888888888816</text:p>
              </table:table-cell>
              <table:table-cell office:value-type="float" office:value="-7.76111111111086">
                <text:p>-7.761111111110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.55999999999967">
                <text:p>9.55999999999967</text:p>
              </table:table-cell>
              <table:table-cell office:value-type="float" office:value="0.791111111111038">
                <text:p>0.791111111111038</text:p>
              </table:table-cell>
              <table:table-cell office:value-type="float" office:value="-7.76888888888863">
                <text:p>-7.7688888888886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.56999999999967">
                <text:p>9.56999999999967</text:p>
              </table:table-cell>
              <table:table-cell office:value-type="float" office:value="0.79333333333326">
                <text:p>0.79333333333326</text:p>
              </table:table-cell>
              <table:table-cell office:value-type="float" office:value="-7.77666666666641">
                <text:p>-7.7766666666664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.57999999999967">
                <text:p>9.57999999999967</text:p>
              </table:table-cell>
              <table:table-cell office:value-type="float" office:value="0.795555555555483">
                <text:p>0.795555555555483</text:p>
              </table:table-cell>
              <table:table-cell office:value-type="float" office:value="-7.78444444444419">
                <text:p>-7.7844444444441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.58999999999967">
                <text:p>9.58999999999967</text:p>
              </table:table-cell>
              <table:table-cell office:value-type="float" office:value="0.797777777777705">
                <text:p>0.797777777777705</text:p>
              </table:table-cell>
              <table:table-cell office:value-type="float" office:value="-7.79222222222197">
                <text:p>-7.7922222222219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.59999999999967">
                <text:p>9.59999999999967</text:p>
              </table:table-cell>
              <table:table-cell office:value-type="float" office:value="0.799999999999927">
                <text:p>0.799999999999927</text:p>
              </table:table-cell>
              <table:table-cell office:value-type="float" office:value="-7.79999999999974">
                <text:p>-7.7999999999997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.60999999999967">
                <text:p>9.60999999999967</text:p>
              </table:table-cell>
              <table:table-cell office:value-type="float" office:value="0.802222222222149">
                <text:p>0.802222222222149</text:p>
              </table:table-cell>
              <table:table-cell office:value-type="float" office:value="-7.80777777777752">
                <text:p>-7.8077777777775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.61999999999967">
                <text:p>9.61999999999967</text:p>
              </table:table-cell>
              <table:table-cell office:value-type="float" office:value="0.804444444444371">
                <text:p>0.804444444444371</text:p>
              </table:table-cell>
              <table:table-cell office:value-type="float" office:value="-7.8155555555553">
                <text:p>-7.815555555555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.62999999999967">
                <text:p>9.62999999999967</text:p>
              </table:table-cell>
              <table:table-cell office:value-type="float" office:value="0.806666666666593">
                <text:p>0.806666666666593</text:p>
              </table:table-cell>
              <table:table-cell office:value-type="float" office:value="-7.82333333333308">
                <text:p>-7.8233333333330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.63999999999967">
                <text:p>9.63999999999967</text:p>
              </table:table-cell>
              <table:table-cell office:value-type="float" office:value="0.808888888888816">
                <text:p>0.808888888888816</text:p>
              </table:table-cell>
              <table:table-cell office:value-type="float" office:value="-7.83111111111085">
                <text:p>-7.8311111111108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.64999999999967">
                <text:p>9.64999999999967</text:p>
              </table:table-cell>
              <table:table-cell office:value-type="float" office:value="0.811111111111038">
                <text:p>0.811111111111038</text:p>
              </table:table-cell>
              <table:table-cell office:value-type="float" office:value="-7.83888888888863">
                <text:p>-7.8388888888886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.65999999999967">
                <text:p>9.65999999999967</text:p>
              </table:table-cell>
              <table:table-cell office:value-type="float" office:value="0.81333333333326">
                <text:p>0.81333333333326</text:p>
              </table:table-cell>
              <table:table-cell office:value-type="float" office:value="-7.84666666666641">
                <text:p>-7.8466666666664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.66999999999967">
                <text:p>9.66999999999967</text:p>
              </table:table-cell>
              <table:table-cell office:value-type="float" office:value="0.815555555555482">
                <text:p>0.815555555555482</text:p>
              </table:table-cell>
              <table:table-cell office:value-type="float" office:value="-7.85444444444419">
                <text:p>-7.8544444444441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.67999999999967">
                <text:p>9.67999999999967</text:p>
              </table:table-cell>
              <table:table-cell office:value-type="float" office:value="0.817777777777704">
                <text:p>0.817777777777704</text:p>
              </table:table-cell>
              <table:table-cell office:value-type="float" office:value="-7.86222222222197">
                <text:p>-7.8622222222219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.68999999999967">
                <text:p>9.68999999999967</text:p>
              </table:table-cell>
              <table:table-cell office:value-type="float" office:value="0.819999999999926">
                <text:p>0.819999999999926</text:p>
              </table:table-cell>
              <table:table-cell office:value-type="float" office:value="-7.86999999999974">
                <text:p>-7.8699999999997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.69999999999967">
                <text:p>9.69999999999967</text:p>
              </table:table-cell>
              <table:table-cell office:value-type="float" office:value="0.822222222222149">
                <text:p>0.822222222222149</text:p>
              </table:table-cell>
              <table:table-cell office:value-type="float" office:value="-7.87777777777752">
                <text:p>-7.8777777777775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.70999999999967">
                <text:p>9.70999999999967</text:p>
              </table:table-cell>
              <table:table-cell office:value-type="float" office:value="0.824444444444371">
                <text:p>0.824444444444371</text:p>
              </table:table-cell>
              <table:table-cell office:value-type="float" office:value="-7.8855555555553">
                <text:p>-7.885555555555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.71999999999967">
                <text:p>9.71999999999967</text:p>
              </table:table-cell>
              <table:table-cell office:value-type="float" office:value="0.826666666666593">
                <text:p>0.826666666666593</text:p>
              </table:table-cell>
              <table:table-cell office:value-type="float" office:value="-7.89333333333308">
                <text:p>-7.8933333333330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.72999999999967">
                <text:p>9.72999999999967</text:p>
              </table:table-cell>
              <table:table-cell office:value-type="float" office:value="0.828888888888815">
                <text:p>0.828888888888815</text:p>
              </table:table-cell>
              <table:table-cell office:value-type="float" office:value="-7.90111111111085">
                <text:p>-7.9011111111108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.73999999999967">
                <text:p>9.73999999999967</text:p>
              </table:table-cell>
              <table:table-cell office:value-type="float" office:value="0.831111111111037">
                <text:p>0.831111111111037</text:p>
              </table:table-cell>
              <table:table-cell office:value-type="float" office:value="-7.90888888888863">
                <text:p>-7.9088888888886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.74999999999967">
                <text:p>9.74999999999967</text:p>
              </table:table-cell>
              <table:table-cell office:value-type="float" office:value="0.83333333333326">
                <text:p>0.83333333333326</text:p>
              </table:table-cell>
              <table:table-cell office:value-type="float" office:value="-7.91666666666641">
                <text:p>-7.9166666666664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.75999999999967">
                <text:p>9.75999999999967</text:p>
              </table:table-cell>
              <table:table-cell office:value-type="float" office:value="0.835555555555482">
                <text:p>0.835555555555482</text:p>
              </table:table-cell>
              <table:table-cell office:value-type="float" office:value="-7.92444444444419">
                <text:p>-7.9244444444441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.76999999999967">
                <text:p>9.76999999999967</text:p>
              </table:table-cell>
              <table:table-cell office:value-type="float" office:value="0.837777777777704">
                <text:p>0.837777777777704</text:p>
              </table:table-cell>
              <table:table-cell office:value-type="float" office:value="-7.93222222222196">
                <text:p>-7.932222222221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.77999999999967">
                <text:p>9.77999999999967</text:p>
              </table:table-cell>
              <table:table-cell office:value-type="float" office:value="0.839999999999926">
                <text:p>0.839999999999926</text:p>
              </table:table-cell>
              <table:table-cell office:value-type="float" office:value="-7.93999999999974">
                <text:p>-7.9399999999997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.78999999999967">
                <text:p>9.78999999999967</text:p>
              </table:table-cell>
              <table:table-cell office:value-type="float" office:value="0.842222222222148">
                <text:p>0.842222222222148</text:p>
              </table:table-cell>
              <table:table-cell office:value-type="float" office:value="-7.94777777777752">
                <text:p>-7.9477777777775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.79999999999967">
                <text:p>9.79999999999967</text:p>
              </table:table-cell>
              <table:table-cell office:value-type="float" office:value="0.844444444444371">
                <text:p>0.844444444444371</text:p>
              </table:table-cell>
              <table:table-cell office:value-type="float" office:value="-7.9555555555553">
                <text:p>-7.955555555555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.80999999999967">
                <text:p>9.80999999999967</text:p>
              </table:table-cell>
              <table:table-cell office:value-type="float" office:value="0.846666666666593">
                <text:p>0.846666666666593</text:p>
              </table:table-cell>
              <table:table-cell office:value-type="float" office:value="-7.96333333333307">
                <text:p>-7.9633333333330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.81999999999967">
                <text:p>9.81999999999967</text:p>
              </table:table-cell>
              <table:table-cell office:value-type="float" office:value="0.848888888888815">
                <text:p>0.848888888888815</text:p>
              </table:table-cell>
              <table:table-cell office:value-type="float" office:value="-7.97111111111085">
                <text:p>-7.9711111111108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.82999999999967">
                <text:p>9.82999999999967</text:p>
              </table:table-cell>
              <table:table-cell office:value-type="float" office:value="0.851111111111037">
                <text:p>0.851111111111037</text:p>
              </table:table-cell>
              <table:table-cell office:value-type="float" office:value="-7.97888888888863">
                <text:p>-7.9788888888886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.83999999999967">
                <text:p>9.83999999999967</text:p>
              </table:table-cell>
              <table:table-cell office:value-type="float" office:value="0.853333333333259">
                <text:p>0.853333333333259</text:p>
              </table:table-cell>
              <table:table-cell office:value-type="float" office:value="-7.98666666666641">
                <text:p>-7.9866666666664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.84999999999967">
                <text:p>9.84999999999967</text:p>
              </table:table-cell>
              <table:table-cell office:value-type="float" office:value="0.855555555555481">
                <text:p>0.855555555555481</text:p>
              </table:table-cell>
              <table:table-cell office:value-type="float" office:value="-7.99444444444418">
                <text:p>-7.9944444444441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.85999999999967">
                <text:p>9.85999999999967</text:p>
              </table:table-cell>
              <table:table-cell office:value-type="float" office:value="0.857777777777703">
                <text:p>0.857777777777703</text:p>
              </table:table-cell>
              <table:table-cell office:value-type="float" office:value="-8.00222222222196">
                <text:p>-8.0022222222219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.86999999999967">
                <text:p>9.86999999999967</text:p>
              </table:table-cell>
              <table:table-cell office:value-type="float" office:value="0.859999999999925">
                <text:p>0.859999999999925</text:p>
              </table:table-cell>
              <table:table-cell office:value-type="float" office:value="-8.00999999999974">
                <text:p>-8.0099999999997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.87999999999967">
                <text:p>9.87999999999967</text:p>
              </table:table-cell>
              <table:table-cell office:value-type="float" office:value="0.862222222222148">
                <text:p>0.862222222222148</text:p>
              </table:table-cell>
              <table:table-cell office:value-type="float" office:value="-8.01777777777752">
                <text:p>-8.0177777777775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.88999999999967">
                <text:p>9.88999999999967</text:p>
              </table:table-cell>
              <table:table-cell office:value-type="float" office:value="0.86444444444437">
                <text:p>0.86444444444437</text:p>
              </table:table-cell>
              <table:table-cell office:value-type="float" office:value="-8.0255555555553">
                <text:p>-8.025555555555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.89999999999966">
                <text:p>9.89999999999966</text:p>
              </table:table-cell>
              <table:table-cell office:value-type="float" office:value="0.866666666666592">
                <text:p>0.866666666666592</text:p>
              </table:table-cell>
              <table:table-cell office:value-type="float" office:value="-8.03333333333307">
                <text:p>-8.0333333333330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.90999999999966">
                <text:p>9.90999999999966</text:p>
              </table:table-cell>
              <table:table-cell office:value-type="float" office:value="0.868888888888814">
                <text:p>0.868888888888814</text:p>
              </table:table-cell>
              <table:table-cell office:value-type="float" office:value="-8.04111111111085">
                <text:p>-8.0411111111108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.91999999999966">
                <text:p>9.91999999999966</text:p>
              </table:table-cell>
              <table:table-cell office:value-type="float" office:value="0.871111111111036">
                <text:p>0.871111111111036</text:p>
              </table:table-cell>
              <table:table-cell office:value-type="float" office:value="-8.04888888888863">
                <text:p>-8.0488888888886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.92999999999966">
                <text:p>9.92999999999966</text:p>
              </table:table-cell>
              <table:table-cell office:value-type="float" office:value="0.873333333333259">
                <text:p>0.873333333333259</text:p>
              </table:table-cell>
              <table:table-cell office:value-type="float" office:value="-8.05666666666641">
                <text:p>-8.0566666666664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.93999999999966">
                <text:p>9.93999999999966</text:p>
              </table:table-cell>
              <table:table-cell office:value-type="float" office:value="0.875555555555481">
                <text:p>0.875555555555481</text:p>
              </table:table-cell>
              <table:table-cell office:value-type="float" office:value="-8.06444444444418">
                <text:p>-8.0644444444441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.94999999999966">
                <text:p>9.94999999999966</text:p>
              </table:table-cell>
              <table:table-cell office:value-type="float" office:value="0.877777777777703">
                <text:p>0.877777777777703</text:p>
              </table:table-cell>
              <table:table-cell office:value-type="float" office:value="-8.07222222222196">
                <text:p>-8.0722222222219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.95999999999966">
                <text:p>9.95999999999966</text:p>
              </table:table-cell>
              <table:table-cell office:value-type="float" office:value="0.879999999999925">
                <text:p>0.879999999999925</text:p>
              </table:table-cell>
              <table:table-cell office:value-type="float" office:value="-8.07999999999974">
                <text:p>-8.07999999999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